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1º cenário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2º cenário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3º cenário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4º cenário</text:p>
          </table:table-cell>
          <table:covered-table-cell table:number-columns-repeated="6"/>
          <table:table-cell table:number-columns-repeated="992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100 tarefas, com tempos de execução crescentes, descrescentes e aleatórios entre 1 e 100 segundos e 3 workers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3 000 tarefas, com tempos de execução aleatórios entre 1 e 5 segundos e 6 workers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50 tarefas, com tempos de execução aleatórios entre 500 e 550 segundos e 3 workers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500 tarefas, com tempos de execução aleatório, em que 250 tarefas têm tempos de execução entre 1 e 10 segundos, e as restantes entre 100 e 350 segundos e 3 workers</text:p>
          </table:table-cell>
          <table:covered-table-cell table:number-columns-repeated="6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oma total dos tempos de execução</text:p>
          </table:table-cell>
          <table:covered-table-cell table:number-columns-repeated="2"/>
          <table:table-cell table:style-name="ce10" office:value-type="float" office:value="5050" calcext:value-type="float">
            <text:p>5050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Soma total dos tempos de execução</text:p>
          </table:table-cell>
          <table:covered-table-cell table:number-columns-repeated="2"/>
          <table:table-cell table:style-name="ce10" office:value-type="float" office:value="9000" calcext:value-type="float">
            <text:p>9000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Soma total dos tempos de execução</text:p>
          </table:table-cell>
          <table:covered-table-cell table:number-columns-repeated="2"/>
          <table:table-cell table:style-name="ce10" office:value-type="float" office:value="26275" calcext:value-type="float">
            <text:p>26275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Soma total dos tempos de execução</text:p>
          </table:table-cell>
          <table:covered-table-cell table:number-columns-repeated="2"/>
          <table:table-cell table:style-name="ce13" table:formula="of:=1375 + 56375" office:value-type="float" office:value="57750" calcext:value-type="float">
            <text:p>57750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12" table:number-columns-repeated="6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FCFS</text:p>
          </table:table-cell>
          <table:covered-table-cell table:style-name="ce8"/>
          <table:covered-table-cell table:style-name="ce9"/>
          <table:table-cell table:style-name="ce4" office:value-type="string" calcext:value-type="string" table:number-columns-spanned="3" table:number-rows-spanned="1">
            <text:p>SJF</text:p>
          </table:table-cell>
          <table:covered-table-cell table:style-name="ce8"/>
          <table:covered-table-cell table:style-name="ce9"/>
          <table:table-cell table:number-columns-repeated="2"/>
          <table:table-cell table:style-name="ce4" office:value-type="string" calcext:value-type="string" table:number-columns-spanned="3" table:number-rows-spanned="1">
            <text:p>FCFS</text:p>
          </table:table-cell>
          <table:covered-table-cell table:style-name="ce8"/>
          <table:covered-table-cell table:style-name="ce9"/>
          <table:table-cell table:style-name="ce4" office:value-type="string" calcext:value-type="string" table:number-columns-spanned="3" table:number-rows-spanned="1">
            <text:p>SJF</text:p>
          </table:table-cell>
          <table:covered-table-cell table:style-name="ce8"/>
          <table:covered-table-cell table:style-name="ce9"/>
          <table:table-cell table:number-columns-repeated="2"/>
          <table:table-cell table:style-name="ce4" office:value-type="string" calcext:value-type="string" table:number-columns-spanned="3" table:number-rows-spanned="1">
            <text:p>FCFS</text:p>
          </table:table-cell>
          <table:covered-table-cell table:style-name="ce8"/>
          <table:covered-table-cell table:style-name="ce9"/>
          <table:table-cell table:style-name="ce4" office:value-type="string" calcext:value-type="string" table:number-columns-spanned="3" table:number-rows-spanned="1">
            <text:p>SJF</text:p>
          </table:table-cell>
          <table:covered-table-cell table:style-name="ce8"/>
          <table:covered-table-cell table:style-name="ce9"/>
          <table:table-cell table:number-columns-repeated="2"/>
          <table:table-cell table:style-name="ce4" office:value-type="string" calcext:value-type="string" table:number-columns-spanned="3" table:number-rows-spanned="1">
            <text:p>FCFS</text:p>
          </table:table-cell>
          <table:covered-table-cell table:style-name="ce8"/>
          <table:covered-table-cell table:style-name="ce9"/>
          <table:table-cell table:style-name="ce4" office:value-type="string" calcext:value-type="string" table:number-columns-spanned="3" table:number-rows-spanned="1">
            <text:p>SJF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5" office:value-type="string" calcext:value-type="string">
            <text:p>ASC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RANDOM</text:p>
          </table:table-cell>
          <table:table-cell table:style-name="ce5" office:value-type="string" calcext:value-type="string">
            <text:p>ASC</text:p>
          </table:table-cell>
          <table:table-cell table:style-name="ce5" office:value-type="string" calcext:value-type="string">
            <text:p>DESC</text:p>
          </table:table-cell>
          <table:table-cell table:style-name="ce5" office:value-type="string" calcext:value-type="string">
            <text:p>RANDOM</text:p>
          </table:table-cell>
          <table:table-cell table:number-columns-repeated="2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number-columns-repeated="2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number-columns-repeated="2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style-name="ce5" office:value-type="string" calcext:value-type="string" table:number-columns-spanned="3" table:number-rows-spanned="1">
            <text:p>RANDOM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6" table:formula="of:=AVERAGE([.B11:.B110])" office:value-type="float" office:value="555.966022" calcext:value-type="float">
            <text:p>555.966022</text:p>
          </table:table-cell>
          <table:table-cell table:style-name="ce6" table:formula="of:=AVERAGE([.C11:.C110])" office:value-type="float" office:value="1126.753029" calcext:value-type="float">
            <text:p>1126.753029</text:p>
          </table:table-cell>
          <table:table-cell table:style-name="ce6" table:formula="of:=AVERAGE([.D11:.D110])" office:value-type="float" office:value="804.277562" calcext:value-type="float">
            <text:p>804.277562</text:p>
          </table:table-cell>
          <table:table-cell table:style-name="ce6" table:formula="of:=AVERAGE([.E11:.E110])" office:value-type="float" office:value="555.947148" calcext:value-type="float">
            <text:p>555.947148</text:p>
          </table:table-cell>
          <table:table-cell table:style-name="ce6" table:formula="of:=AVERAGE([.F11:.F110])" office:value-type="float" office:value="604.905078" calcext:value-type="float">
            <text:p>604.905078</text:p>
          </table:table-cell>
          <table:table-cell table:style-name="ce6" table:formula="of:=AVERAGE([.G11:.G110])" office:value-type="float" office:value="580.635962" calcext:value-type="float">
            <text:p>580.635962</text:p>
          </table:table-cell>
          <table:table-cell table:style-name="ce11" office:value-type="string" calcext:value-type="string">
            <text:p>Média</text:p>
          </table:table-cell>
          <table:table-cell/>
          <table:table-cell table:style-name="ce6" table:formula="of:=AVERAGE([.J11:.J3010])" office:value-type="float" office:value="766.4419126" calcext:value-type="float" table:number-columns-spanned="3" table:number-rows-spanned="1">
            <text:p>766.4419126</text:p>
          </table:table-cell>
          <table:covered-table-cell table:style-name="ce8"/>
          <table:covered-table-cell table:style-name="ce9"/>
          <table:table-cell table:style-name="ce6" table:formula="of:=AVERAGE([.M11:.M3010])" office:value-type="float" office:value="565.2882803" calcext:value-type="float" table:number-columns-spanned="3" table:number-rows-spanned="1">
            <text:p>565.2882803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édia</text:p>
          </table:table-cell>
          <table:table-cell/>
          <table:table-cell table:style-name="ce6" table:formula="of:=AVERAGE([.R11:.R60])" office:value-type="float" office:value="4265.13465" calcext:value-type="float" table:number-columns-spanned="3" table:number-rows-spanned="1">
            <text:p>4265.13465</text:p>
          </table:table-cell>
          <table:covered-table-cell table:style-name="ce8"/>
          <table:covered-table-cell table:style-name="ce9"/>
          <table:table-cell table:style-name="ce6" table:formula="of:=AVERAGE([.U11:.U60])" office:value-type="float" office:value="4195.026936" calcext:value-type="float" table:number-columns-spanned="3" table:number-rows-spanned="1">
            <text:p>4195.026936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édia</text:p>
          </table:table-cell>
          <table:table-cell/>
          <table:table-cell table:style-name="ce6" table:formula="of:=AVERAGE([.Z11:.Z510])" office:value-type="float" office:value="9724.804148" calcext:value-type="float" table:number-columns-spanned="3" table:number-rows-spanned="1">
            <text:p>9724.804148</text:p>
          </table:table-cell>
          <table:covered-table-cell table:style-name="ce8"/>
          <table:covered-table-cell table:style-name="ce9"/>
          <table:table-cell table:style-name="ce6" table:formula="of:=AVERAGE([.AC11:.AC510])" office:value-type="float" office:value="4233.552515" calcext:value-type="float" table:number-columns-spanned="3" table:number-rows-spanned="1">
            <text:p>4233.552515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édia</text:p>
          </table:table-cell>
          <table:table-cell table:number-columns-repeated="992"/>
        </table:table-row>
        <table:table-row table:style-name="ro2">
          <table:table-cell/>
          <table:table-cell table:style-name="ce6" table:formula="of:=MAX([.B11:.B110])" office:value-type="float" office:value="1665.3687" calcext:value-type="float">
            <text:p>1665.3687</text:p>
          </table:table-cell>
          <table:table-cell table:style-name="ce6" table:formula="of:=MAX([.C11:.C110])" office:value-type="float" office:value="1731.0704" calcext:value-type="float">
            <text:p>1731.0704</text:p>
          </table:table-cell>
          <table:table-cell table:style-name="ce6" table:formula="of:=MAX([.D11:.D110])" office:value-type="float" office:value="1694.9604" calcext:value-type="float">
            <text:p>1694.9604</text:p>
          </table:table-cell>
          <table:table-cell table:style-name="ce6" table:formula="of:=MAX([.E11:.E110])" office:value-type="float" office:value="1665.1746" calcext:value-type="float">
            <text:p>1665.1746</text:p>
          </table:table-cell>
          <table:table-cell table:style-name="ce6" table:formula="of:=MAX([.F11:.F110])" office:value-type="float" office:value="1668.2747" calcext:value-type="float">
            <text:p>1668.2747</text:p>
          </table:table-cell>
          <table:table-cell table:style-name="ce6" table:formula="of:=MAX([.G11:.G110])" office:value-type="float" office:value="1663.6163" calcext:value-type="float">
            <text:p>1663.6163</text:p>
          </table:table-cell>
          <table:table-cell table:style-name="ce11" office:value-type="string" calcext:value-type="string">
            <text:p>Máximo</text:p>
          </table:table-cell>
          <table:table-cell/>
          <table:table-cell table:style-name="ce6" table:formula="of:=MAX([.J11:.J3010])" office:value-type="float" office:value="1539.6931" calcext:value-type="float" table:number-columns-spanned="3" table:number-rows-spanned="1">
            <text:p>1539.6931</text:p>
          </table:table-cell>
          <table:covered-table-cell table:style-name="ce8"/>
          <table:covered-table-cell table:style-name="ce9"/>
          <table:table-cell table:style-name="ce6" table:formula="of:=MAX([.M11:.M3010])" office:value-type="float" office:value="1539.6927" calcext:value-type="float" table:number-columns-spanned="3" table:number-rows-spanned="1">
            <text:p>1539.6927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áximo</text:p>
          </table:table-cell>
          <table:table-cell/>
          <table:table-cell table:style-name="ce6" table:formula="of:=MAX([.R11:.R60])" office:value-type="float" office:value="8629.6755" calcext:value-type="float" table:number-columns-spanned="3" table:number-rows-spanned="1">
            <text:p>8629.6755</text:p>
          </table:table-cell>
          <table:covered-table-cell table:style-name="ce8"/>
          <table:covered-table-cell table:style-name="ce9"/>
          <table:table-cell table:style-name="ce6" table:formula="of:=MAX([.U11:.U60])" office:value-type="float" office:value="8622.8741" calcext:value-type="float" table:number-columns-spanned="3" table:number-rows-spanned="1">
            <text:p>8622.8741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áximo</text:p>
          </table:table-cell>
          <table:table-cell/>
          <table:table-cell table:style-name="ce6" table:formula="of:=MAX([.Z11:.Z510])" office:value-type="float" office:value="19674.6588" calcext:value-type="float" table:number-columns-spanned="3" table:number-rows-spanned="1">
            <text:p>19674.6588</text:p>
          </table:table-cell>
          <table:covered-table-cell table:style-name="ce8"/>
          <table:covered-table-cell table:style-name="ce9"/>
          <table:table-cell table:style-name="ce6" table:formula="of:=MAX([.AC11:.AC510])" office:value-type="float" office:value="19520.8571" calcext:value-type="float" table:number-columns-spanned="3" table:number-rows-spanned="1">
            <text:p>19520.8571</text:p>
          </table:table-cell>
          <table:covered-table-cell table:style-name="ce8"/>
          <table:covered-table-cell table:style-name="ce9"/>
          <table:table-cell table:style-name="ce11" office:value-type="string" calcext:value-type="string">
            <text:p>Máximo</text:p>
          </table:table-cell>
          <table:table-cell table:number-columns-repeated="992"/>
        </table:table-row>
        <table:table-row table:style-name="ro2">
          <table:table-cell/>
          <table:table-cell table:style-name="ce7" table:formula="of:=1.0612 - 1" office:value-type="float" office:value="0.0612" calcext:value-type="float">
            <text:p>0.0612</text:p>
          </table:table-cell>
          <table:table-cell table:style-name="ce7" table:formula="of:=98.0011 - 98" office:value-type="float" office:value="0.0011" calcext:value-type="float">
            <text:p>0.0011</text:p>
          </table:table-cell>
          <table:table-cell table:style-name="ce7" table:formula="of:=4.0016 - 4" office:value-type="float" office:value="0.0016" calcext:value-type="float">
            <text:p>0.0016</text:p>
          </table:table-cell>
          <table:table-cell table:style-name="ce7" table:formula="of:=1.0571 - 1" office:value-type="float" office:value="0.0571" calcext:value-type="float">
            <text:p>0.0571</text:p>
          </table:table-cell>
          <table:table-cell table:style-name="ce7" table:formula="of:=98.0014 - 98" office:value-type="float" office:value="0.0014" calcext:value-type="float">
            <text:p>0.0014</text:p>
          </table:table-cell>
          <table:table-cell table:style-name="ce7" table:formula="of:=6.0012 - 6" office:value-type="float" office:value="0.0012" calcext:value-type="float">
            <text:p>0.0012</text:p>
          </table:table-cell>
          <table:table-cell table:number-columns-repeated="2"/>
          <table:table-cell table:style-name="ce7" table:formula="of:=2.1145 - 2" office:value-type="float" office:value="0.1145" calcext:value-type="float" table:number-columns-spanned="3" table:number-rows-spanned="1">
            <text:p>0.1145</text:p>
          </table:table-cell>
          <table:covered-table-cell table:style-name="ce8"/>
          <table:covered-table-cell table:style-name="ce9"/>
          <table:table-cell table:style-name="ce7" table:formula="of:=4.0015 - 4" office:value-type="float" office:value="0.0015" calcext:value-type="float" table:number-columns-spanned="3" table:number-rows-spanned="1">
            <text:p>0.001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35.6664 - 507" office:value-type="float" office:value="28.6664" calcext:value-type="float" table:number-columns-spanned="3" table:number-rows-spanned="1">
            <text:p>28.6664</text:p>
          </table:table-cell>
          <table:covered-table-cell table:style-name="ce8"/>
          <table:covered-table-cell table:style-name="ce9"/>
          <table:table-cell table:style-name="ce7" table:formula="of:=524.0011 - 524" office:value-type="float" office:value="0.0011" calcext:value-type="float" table:number-columns-spanned="3" table:number-rows-spanned="1">
            <text:p>0.001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.4517 - 8" office:value-type="float" office:value="0.4517" calcext:value-type="float" table:number-columns-spanned="3" table:number-rows-spanned="1">
            <text:p>0.4517</text:p>
          </table:table-cell>
          <table:covered-table-cell table:style-name="ce8"/>
          <table:covered-table-cell table:style-name="ce9"/>
          <table:table-cell table:style-name="ce7" table:formula="of:=3.0015 - 3" office:value-type="float" office:value="0.0015" calcext:value-type="float" table:number-columns-spanned="3" table:number-rows-spanned="1">
            <text:p>0.001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.0014 - 2" office:value-type="float" office:value="0.0014" calcext:value-type="float">
            <text:p>0.0014</text:p>
          </table:table-cell>
          <table:table-cell table:style-name="ce7" table:formula="of:=100.0012 - 100" office:value-type="float" office:value="0.0012" calcext:value-type="float">
            <text:p>0.0012</text:p>
          </table:table-cell>
          <table:table-cell table:style-name="ce7" table:formula="of:=40.0012 - 40" office:value-type="float" office:value="0.0012" calcext:value-type="float">
            <text:p>0.0012</text:p>
          </table:table-cell>
          <table:table-cell table:style-name="ce7" table:formula="of:=2.0013 - 2" office:value-type="float" office:value="0.0013" calcext:value-type="float">
            <text:p>0.0013</text:p>
          </table:table-cell>
          <table:table-cell table:style-name="ce7" table:formula="of:=98.9822 - 1" office:value-type="float" office:value="97.9822" calcext:value-type="float">
            <text:p>97.9822</text:p>
          </table:table-cell>
          <table:table-cell table:style-name="ce7" table:formula="of:=6.9957 - 1" office:value-type="float" office:value="5.9957" calcext:value-type="float">
            <text:p>5.9957</text:p>
          </table:table-cell>
          <table:table-cell table:number-columns-repeated="2"/>
          <table:table-cell table:style-name="ce7" table:formula="of:=2.1166 - 2" office:value-type="float" office:value="0.1166" calcext:value-type="float" table:number-columns-spanned="3" table:number-rows-spanned="1">
            <text:p>0.1166</text:p>
          </table:table-cell>
          <table:covered-table-cell table:style-name="ce8"/>
          <table:covered-table-cell table:style-name="ce9"/>
          <table:table-cell table:style-name="ce7" table:formula="of:=4.232 - 4" office:value-type="float" office:value="0.232" calcext:value-type="float" table:number-columns-spanned="3" table:number-rows-spanned="1">
            <text:p>0.23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58.8671 - 529" office:value-type="float" office:value="29.8671" calcext:value-type="float" table:number-columns-spanned="3" table:number-rows-spanned="1">
            <text:p>29.8671</text:p>
          </table:table-cell>
          <table:covered-table-cell table:style-name="ce8"/>
          <table:covered-table-cell table:style-name="ce9"/>
          <table:table-cell table:style-name="ce7" table:formula="of:=561.0639 - 531" office:value-type="float" office:value="30.0639" calcext:value-type="float" table:number-columns-spanned="3" table:number-rows-spanned="1">
            <text:p>30.063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.5673 - 10" office:value-type="float" office:value="0.5673" calcext:value-type="float" table:number-columns-spanned="3" table:number-rows-spanned="1">
            <text:p>0.5673</text:p>
          </table:table-cell>
          <table:covered-table-cell table:style-name="ce8"/>
          <table:covered-table-cell table:style-name="ce9"/>
          <table:table-cell table:style-name="ce7" table:formula="of:=3.9897 - 1" office:value-type="float" office:value="2.9897" calcext:value-type="float" table:number-columns-spanned="3" table:number-rows-spanned="1">
            <text:p>2.989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.176 - 3" office:value-type="float" office:value="0.176" calcext:value-type="float">
            <text:p>0.176</text:p>
          </table:table-cell>
          <table:table-cell table:style-name="ce7" table:formula="of:=105.3782 - 99" office:value-type="float" office:value="6.3782" calcext:value-type="float">
            <text:p>6.3782</text:p>
          </table:table-cell>
          <table:table-cell table:style-name="ce7" table:formula="of:=60.001 - 56" office:value-type="float" office:value="4.001" calcext:value-type="float">
            <text:p>4.001</text:p>
          </table:table-cell>
          <table:table-cell table:style-name="ce7" table:formula="of:=3.1743 - 3" office:value-type="float" office:value="0.1743" calcext:value-type="float">
            <text:p>0.1743</text:p>
          </table:table-cell>
          <table:table-cell table:style-name="ce7" table:formula="of:=100.0016 - 100" office:value-type="float" office:value="0.0016" calcext:value-type="float">
            <text:p>0.0016</text:p>
          </table:table-cell>
          <table:table-cell table:style-name="ce7" table:formula="of:=9.0445 - 2" office:value-type="float" office:value="7.0445" calcext:value-type="float">
            <text:p>7.0445</text:p>
          </table:table-cell>
          <table:table-cell table:number-columns-repeated="2"/>
          <table:table-cell table:style-name="ce7" table:formula="of:=3.1141 - 1" office:value-type="float" office:value="2.1141" calcext:value-type="float" table:number-columns-spanned="3" table:number-rows-spanned="1">
            <text:p>2.1141</text:p>
          </table:table-cell>
          <table:covered-table-cell table:style-name="ce8"/>
          <table:covered-table-cell table:style-name="ce9"/>
          <table:table-cell table:style-name="ce7" table:formula="of:=4.2352 - 4" office:value-type="float" office:value="0.2352" calcext:value-type="float" table:number-columns-spanned="3" table:number-rows-spanned="1">
            <text:p>0.235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60.9357 - 531" office:value-type="float" office:value="29.9357" calcext:value-type="float" table:number-columns-spanned="3" table:number-rows-spanned="1">
            <text:p>29.9357</text:p>
          </table:table-cell>
          <table:covered-table-cell table:style-name="ce8"/>
          <table:covered-table-cell table:style-name="ce9"/>
          <table:table-cell table:style-name="ce7" table:formula="of:=573.7034 - 543" office:value-type="float" office:value="30.7034" calcext:value-type="float" table:number-columns-spanned="3" table:number-rows-spanned="1">
            <text:p>30.703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7.5674 - 7" office:value-type="float" office:value="10.5674" calcext:value-type="float" table:number-columns-spanned="3" table:number-rows-spanned="1">
            <text:p>10.5674</text:p>
          </table:table-cell>
          <table:covered-table-cell table:style-name="ce8"/>
          <table:covered-table-cell table:style-name="ce9"/>
          <table:table-cell table:style-name="ce7" table:formula="of:=4.9898 - 1" office:value-type="float" office:value="3.9898" calcext:value-type="float" table:number-columns-spanned="3" table:number-rows-spanned="1">
            <text:p>3.98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.0597 - 4" office:value-type="float" office:value="1.0597" calcext:value-type="float">
            <text:p>1.0597</text:p>
          </table:table-cell>
          <table:table-cell table:style-name="ce7" table:formula="of:=196.0001 - 96" office:value-type="float" office:value="100.0001" calcext:value-type="float">
            <text:p>100.0001</text:p>
          </table:table-cell>
          <table:table-cell table:style-name="ce7" table:formula="of:=66.663 - 63" office:value-type="float" office:value="3.663" calcext:value-type="float">
            <text:p>3.663</text:p>
          </table:table-cell>
          <table:table-cell table:style-name="ce7" table:formula="of:=5.0564 - 4" office:value-type="float" office:value="1.0564" calcext:value-type="float">
            <text:p>1.0564</text:p>
          </table:table-cell>
          <table:table-cell table:style-name="ce7" table:formula="of:=100.9849 - 2" office:value-type="float" office:value="98.9849" calcext:value-type="float">
            <text:p>98.9849</text:p>
          </table:table-cell>
          <table:table-cell table:style-name="ce7" table:formula="of:=12.1594 - 3" office:value-type="float" office:value="9.1594" calcext:value-type="float">
            <text:p>9.1594</text:p>
          </table:table-cell>
          <table:table-cell table:number-columns-repeated="2"/>
          <table:table-cell table:style-name="ce7" table:formula="of:=4.0014 - 4" office:value-type="float" office:value="0.0014" calcext:value-type="float" table:number-columns-spanned="3" table:number-rows-spanned="1">
            <text:p>0.0014</text:p>
          </table:table-cell>
          <table:covered-table-cell table:style-name="ce8"/>
          <table:covered-table-cell table:style-name="ce9"/>
          <table:table-cell table:style-name="ce7" table:formula="of:=4.2374 - 4" office:value-type="float" office:value="0.2374" calcext:value-type="float" table:number-columns-spanned="3" table:number-rows-spanned="1">
            <text:p>0.237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64.8671 - 506" office:value-type="float" office:value="558.8671" calcext:value-type="float" table:number-columns-spanned="3" table:number-rows-spanned="1">
            <text:p>558.8671</text:p>
          </table:table-cell>
          <table:covered-table-cell table:style-name="ce8"/>
          <table:covered-table-cell table:style-name="ce9"/>
          <table:table-cell table:style-name="ce7" table:formula="of:=1052.702 - 501" office:value-type="float" office:value="551.702" calcext:value-type="float" table:number-columns-spanned="3" table:number-rows-spanned="1">
            <text:p>551.70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86.0014 - 286" office:value-type="float" office:value="0.0014" calcext:value-type="float" table:number-columns-spanned="3" table:number-rows-spanned="1">
            <text:p>0.0014</text:p>
          </table:table-cell>
          <table:covered-table-cell table:style-name="ce8"/>
          <table:covered-table-cell table:style-name="ce9"/>
          <table:table-cell table:style-name="ce7" table:formula="of:=5.9438 - 1" office:value-type="float" office:value="4.9438" calcext:value-type="float" table:number-columns-spanned="3" table:number-rows-spanned="1">
            <text:p>4.943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.3026 - 5" office:value-type="float" office:value="2.3026" calcext:value-type="float">
            <text:p>2.3026</text:p>
          </table:table-cell>
          <table:table-cell table:style-name="ce7" table:formula="of:=200.5717 - 97" office:value-type="float" office:value="103.5717" calcext:value-type="float">
            <text:p>103.5717</text:p>
          </table:table-cell>
          <table:table-cell table:style-name="ce7" table:formula="of:=74.0015 - 14" office:value-type="float" office:value="60.0015" calcext:value-type="float">
            <text:p>60.0015</text:p>
          </table:table-cell>
          <table:table-cell table:style-name="ce7" table:formula="of:=7.3117 - 5" office:value-type="float" office:value="2.3117" calcext:value-type="float">
            <text:p>2.3117</text:p>
          </table:table-cell>
          <table:table-cell table:style-name="ce7" table:formula="of:=103.0964 - 3" office:value-type="float" office:value="100.0964" calcext:value-type="float">
            <text:p>100.0964</text:p>
          </table:table-cell>
          <table:table-cell table:style-name="ce7" table:formula="of:=16.2063 - 4" office:value-type="float" office:value="12.2063" calcext:value-type="float">
            <text:p>12.2063</text:p>
          </table:table-cell>
          <table:table-cell table:number-columns-repeated="2"/>
          <table:table-cell table:style-name="ce7" table:formula="of:=4.2262 - 4" office:value-type="float" office:value="0.2262" calcext:value-type="float" table:number-columns-spanned="3" table:number-rows-spanned="1">
            <text:p>0.2262</text:p>
          </table:table-cell>
          <table:covered-table-cell table:style-name="ce8"/>
          <table:covered-table-cell table:style-name="ce9"/>
          <table:table-cell table:style-name="ce7" table:formula="of:=5.0015 - 5" office:value-type="float" office:value="0.0015" calcext:value-type="float" table:number-columns-spanned="3" table:number-rows-spanned="1">
            <text:p>0.001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69.6664 - 534" office:value-type="float" office:value="535.6664" calcext:value-type="float" table:number-columns-spanned="3" table:number-rows-spanned="1">
            <text:p>535.6664</text:p>
          </table:table-cell>
          <table:covered-table-cell table:style-name="ce8"/>
          <table:covered-table-cell table:style-name="ce9"/>
          <table:table-cell table:style-name="ce7" table:formula="of:=1063.058 - 502" office:value-type="float" office:value="561.058" calcext:value-type="float" table:number-columns-spanned="3" table:number-rows-spanned="1">
            <text:p>561.05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90.2234 - 4" office:value-type="float" office:value="286.2234" calcext:value-type="float" table:number-columns-spanned="3" table:number-rows-spanned="1">
            <text:p>286.2234</text:p>
          </table:table-cell>
          <table:covered-table-cell table:style-name="ce8"/>
          <table:covered-table-cell table:style-name="ce9"/>
          <table:table-cell table:style-name="ce7" table:formula="of:=6.8921 - 1" office:value-type="float" office:value="5.8921" calcext:value-type="float" table:number-columns-spanned="3" table:number-rows-spanned="1">
            <text:p>5.89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.1752 - 6" office:value-type="float" office:value="3.1752" calcext:value-type="float">
            <text:p>3.1752</text:p>
          </table:table-cell>
          <table:table-cell table:style-name="ce7" table:formula="of:=205.8286 - 95" office:value-type="float" office:value="110.8286" calcext:value-type="float">
            <text:p>110.8286</text:p>
          </table:table-cell>
          <table:table-cell table:style-name="ce7" table:formula="of:=79.2848 - 5" office:value-type="float" office:value="74.2848" calcext:value-type="float">
            <text:p>74.2848</text:p>
          </table:table-cell>
          <table:table-cell table:style-name="ce7" table:formula="of:=9.1735 - 6" office:value-type="float" office:value="3.1735" calcext:value-type="float">
            <text:p>3.1735</text:p>
          </table:table-cell>
          <table:table-cell table:style-name="ce7" table:formula="of:=104.8786 - 99" office:value-type="float" office:value="5.8786" calcext:value-type="float">
            <text:p>5.8786</text:p>
          </table:table-cell>
          <table:table-cell table:style-name="ce7" table:formula="of:=21.5419 - 5" office:value-type="float" office:value="16.5419" calcext:value-type="float">
            <text:p>16.5419</text:p>
          </table:table-cell>
          <table:table-cell table:number-columns-repeated="2"/>
          <table:table-cell table:style-name="ce7" table:formula="of:=4.2301 - 4" office:value-type="float" office:value="0.2301" calcext:value-type="float" table:number-columns-spanned="3" table:number-rows-spanned="1">
            <text:p>0.2301</text:p>
          </table:table-cell>
          <table:covered-table-cell table:style-name="ce8"/>
          <table:covered-table-cell table:style-name="ce9"/>
          <table:table-cell table:style-name="ce7" table:formula="of:=4.9931 - 1" office:value-type="float" office:value="3.9931" calcext:value-type="float" table:number-columns-spanned="3" table:number-rows-spanned="1">
            <text:p>3.993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131.7797 - 541" office:value-type="float" office:value="590.7797" calcext:value-type="float" table:number-columns-spanned="3" table:number-rows-spanned="1">
            <text:p>590.7797</text:p>
          </table:table-cell>
          <table:covered-table-cell table:style-name="ce8"/>
          <table:covered-table-cell table:style-name="ce9"/>
          <table:table-cell table:style-name="ce7" table:formula="of:=1104.4589 - 503" office:value-type="float" office:value="601.4589" calcext:value-type="float" table:number-columns-spanned="3" table:number-rows-spanned="1">
            <text:p>601.458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52.4536 - 344" office:value-type="float" office:value="8.4536" calcext:value-type="float" table:number-columns-spanned="3" table:number-rows-spanned="1">
            <text:p>8.4536</text:p>
          </table:table-cell>
          <table:covered-table-cell table:style-name="ce8"/>
          <table:covered-table-cell table:style-name="ce9"/>
          <table:table-cell table:style-name="ce7" table:formula="of:=7.8898 - 1" office:value-type="float" office:value="6.8898" calcext:value-type="float" table:number-columns-spanned="3" table:number-rows-spanned="1">
            <text:p>6.88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.4747 - 7" office:value-type="float" office:value="5.4747" calcext:value-type="float">
            <text:p>5.4747</text:p>
          </table:table-cell>
          <table:table-cell table:style-name="ce7" table:formula="of:=290.0007 - 94" office:value-type="float" office:value="196.0007" calcext:value-type="float">
            <text:p>196.0007</text:p>
          </table:table-cell>
          <table:table-cell table:style-name="ce7" table:formula="of:=84.0015 - 44" office:value-type="float" office:value="40.0015" calcext:value-type="float">
            <text:p>40.0015</text:p>
          </table:table-cell>
          <table:table-cell table:style-name="ce7" table:formula="of:=12.4666 - 7" office:value-type="float" office:value="5.4666" calcext:value-type="float">
            <text:p>5.4666</text:p>
          </table:table-cell>
          <table:table-cell table:style-name="ce7" table:formula="of:=104.9881 - 4" office:value-type="float" office:value="100.9881" calcext:value-type="float">
            <text:p>100.9881</text:p>
          </table:table-cell>
          <table:table-cell table:style-name="ce7" table:formula="of:=28.9245 - 7" office:value-type="float" office:value="21.9245" calcext:value-type="float">
            <text:p>21.9245</text:p>
          </table:table-cell>
          <table:table-cell table:number-columns-repeated="2"/>
          <table:table-cell table:style-name="ce7" table:formula="of:=5.0014 - 5" office:value-type="float" office:value="0.0014" calcext:value-type="float" table:number-columns-spanned="3" table:number-rows-spanned="1">
            <text:p>0.0014</text:p>
          </table:table-cell>
          <table:covered-table-cell table:style-name="ce8"/>
          <table:covered-table-cell table:style-name="ce9"/>
          <table:table-cell table:style-name="ce7" table:formula="of:=5.2842 - 1" office:value-type="float" office:value="4.2842" calcext:value-type="float" table:number-columns-spanned="3" table:number-rows-spanned="1">
            <text:p>4.284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17.6642 - 548" office:value-type="float" office:value="1069.6642" calcext:value-type="float" table:number-columns-spanned="3" table:number-rows-spanned="1">
            <text:p>1069.6642</text:p>
          </table:table-cell>
          <table:covered-table-cell table:style-name="ce8"/>
          <table:covered-table-cell table:style-name="ce9"/>
          <table:table-cell table:style-name="ce7" table:formula="of:=1556.7175 - 504" office:value-type="float" office:value="1052.7175" calcext:value-type="float" table:number-columns-spanned="3" table:number-rows-spanned="1">
            <text:p>1052.717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57.5689 - 340" office:value-type="float" office:value="17.5689" calcext:value-type="float" table:number-columns-spanned="3" table:number-rows-spanned="1">
            <text:p>17.5689</text:p>
          </table:table-cell>
          <table:covered-table-cell table:style-name="ce8"/>
          <table:covered-table-cell table:style-name="ce9"/>
          <table:table-cell table:style-name="ce7" table:formula="of:=8.8894 - 1" office:value-type="float" office:value="7.8894" calcext:value-type="float" table:number-columns-spanned="3" table:number-rows-spanned="1">
            <text:p>7.889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5.3016 - 8" office:value-type="float" office:value="7.3016" calcext:value-type="float">
            <text:p>7.3016</text:p>
          </table:table-cell>
          <table:table-cell table:style-name="ce7" table:formula="of:=297.8279 - 92" office:value-type="float" office:value="205.8279" calcext:value-type="float">
            <text:p>205.8279</text:p>
          </table:table-cell>
          <table:table-cell table:style-name="ce7" table:formula="of:=115.9996 - 32" office:value-type="float" office:value="83.9996" calcext:value-type="float">
            <text:p>83.9996</text:p>
          </table:table-cell>
          <table:table-cell table:style-name="ce7" table:formula="of:=15.3108 - 8" office:value-type="float" office:value="7.3108" calcext:value-type="float">
            <text:p>7.3108</text:p>
          </table:table-cell>
          <table:table-cell table:style-name="ce7" table:formula="of:=108.3969 - 5" office:value-type="float" office:value="103.3969" calcext:value-type="float">
            <text:p>103.3969</text:p>
          </table:table-cell>
          <table:table-cell table:style-name="ce7" table:formula="of:=36.9124 - 8" office:value-type="float" office:value="28.9124" calcext:value-type="float">
            <text:p>28.9124</text:p>
          </table:table-cell>
          <table:table-cell table:number-columns-repeated="2"/>
          <table:table-cell table:style-name="ce7" table:formula="of:=5.1134 - 3" office:value-type="float" office:value="2.1134" calcext:value-type="float" table:number-columns-spanned="3" table:number-rows-spanned="1">
            <text:p>2.1134</text:p>
          </table:table-cell>
          <table:covered-table-cell table:style-name="ce8"/>
          <table:covered-table-cell table:style-name="ce9"/>
          <table:table-cell table:style-name="ce7" table:formula="of:=5.2799 - 1" office:value-type="float" office:value="4.2799" calcext:value-type="float" table:number-columns-spanned="3" table:number-rows-spanned="1">
            <text:p>4.279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42.116 - 547" office:value-type="float" office:value="1095.116" calcext:value-type="float" table:number-columns-spanned="3" table:number-rows-spanned="1">
            <text:p>1095.116</text:p>
          </table:table-cell>
          <table:covered-table-cell table:style-name="ce8"/>
          <table:covered-table-cell table:style-name="ce9"/>
          <table:table-cell table:style-name="ce7" table:formula="of:=1595.8674 - 505" office:value-type="float" office:value="1090.8674" calcext:value-type="float" table:number-columns-spanned="3" table:number-rows-spanned="1">
            <text:p>1090.867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60.8866 - 8" office:value-type="float" office:value="352.8866" calcext:value-type="float" table:number-columns-spanned="3" table:number-rows-spanned="1">
            <text:p>352.8866</text:p>
          </table:table-cell>
          <table:covered-table-cell table:style-name="ce8"/>
          <table:covered-table-cell table:style-name="ce9"/>
          <table:table-cell table:style-name="ce7" table:formula="of:=9.887 - 1" office:value-type="float" office:value="8.887" calcext:value-type="float" table:number-columns-spanned="3" table:number-rows-spanned="1">
            <text:p>8.8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8.6957 - 9" office:value-type="float" office:value="9.6957" calcext:value-type="float">
            <text:p>9.6957</text:p>
          </table:table-cell>
          <table:table-cell table:style-name="ce7" table:formula="of:=298.9624 - 93" office:value-type="float" office:value="205.9624" calcext:value-type="float">
            <text:p>205.9624</text:p>
          </table:table-cell>
          <table:table-cell table:style-name="ce7" table:formula="of:=136.0989 - 19" office:value-type="float" office:value="117.0989" calcext:value-type="float">
            <text:p>117.0989</text:p>
          </table:table-cell>
          <table:table-cell table:style-name="ce7" table:formula="of:=18.696 - 9" office:value-type="float" office:value="9.696" calcext:value-type="float">
            <text:p>9.696</text:p>
          </table:table-cell>
          <table:table-cell table:style-name="ce7" table:formula="of:=110.806 - 6" office:value-type="float" office:value="104.806" calcext:value-type="float">
            <text:p>104.806</text:p>
          </table:table-cell>
          <table:table-cell table:style-name="ce7" table:formula="of:=46.444 - 9" office:value-type="float" office:value="37.444" calcext:value-type="float">
            <text:p>37.444</text:p>
          </table:table-cell>
          <table:table-cell table:number-columns-repeated="2"/>
          <table:table-cell table:style-name="ce7" table:formula="of:=6.0004 - 2" office:value-type="float" office:value="4.0004" calcext:value-type="float" table:number-columns-spanned="3" table:number-rows-spanned="1">
            <text:p>4.0004</text:p>
          </table:table-cell>
          <table:covered-table-cell table:style-name="ce8"/>
          <table:covered-table-cell table:style-name="ce9"/>
          <table:table-cell table:style-name="ce7" table:formula="of:=5.2965 - 5" office:value-type="float" office:value="0.2965" calcext:value-type="float" table:number-columns-spanned="3" table:number-rows-spanned="1">
            <text:p>0.296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69.7793 - 538" office:value-type="float" office:value="1131.7793" calcext:value-type="float" table:number-columns-spanned="3" table:number-rows-spanned="1">
            <text:p>1131.7793</text:p>
          </table:table-cell>
          <table:covered-table-cell table:style-name="ce8"/>
          <table:covered-table-cell table:style-name="ce9"/>
          <table:table-cell table:style-name="ce7" table:formula="of:=1610.4477 - 506" office:value-type="float" office:value="1104.4477" calcext:value-type="float" table:number-columns-spanned="3" table:number-rows-spanned="1">
            <text:p>1104.4477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69.3387 - 8" office:value-type="float" office:value="361.3387" calcext:value-type="float" table:number-columns-spanned="3" table:number-rows-spanned="1">
            <text:p>361.3387</text:p>
          </table:table-cell>
          <table:covered-table-cell table:style-name="ce8"/>
          <table:covered-table-cell table:style-name="ce9"/>
          <table:table-cell table:style-name="ce7" table:formula="of:=10.5648 - 10" office:value-type="float" office:value="0.5648" calcext:value-type="float" table:number-columns-spanned="3" table:number-rows-spanned="1">
            <text:p>0.564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2.4744 - 10" office:value-type="float" office:value="12.4744" calcext:value-type="float">
            <text:p>12.4744</text:p>
          </table:table-cell>
          <table:table-cell table:style-name="ce7" table:formula="of:=386.2164 - 91" office:value-type="float" office:value="295.2164" calcext:value-type="float">
            <text:p>295.2164</text:p>
          </table:table-cell>
          <table:table-cell table:style-name="ce7" table:formula="of:=141.6721 - 59" office:value-type="float" office:value="82.6721" calcext:value-type="float">
            <text:p>82.6721</text:p>
          </table:table-cell>
          <table:table-cell table:style-name="ce7" table:formula="of:=22.4663 - 10" office:value-type="float" office:value="12.4663" calcext:value-type="float">
            <text:p>12.4663</text:p>
          </table:table-cell>
          <table:table-cell table:style-name="ce7" table:formula="of:=112.3974 - 7" office:value-type="float" office:value="105.3974" calcext:value-type="float">
            <text:p>105.3974</text:p>
          </table:table-cell>
          <table:table-cell table:style-name="ce7" table:formula="of:=56.4475 - 10" office:value-type="float" office:value="46.4475" calcext:value-type="float">
            <text:p>46.4475</text:p>
          </table:table-cell>
          <table:table-cell table:number-columns-repeated="2"/>
          <table:table-cell table:style-name="ce7" table:formula="of:=6.3382 - 2" office:value-type="float" office:value="4.3382" calcext:value-type="float" table:number-columns-spanned="3" table:number-rows-spanned="1">
            <text:p>4.3382</text:p>
          </table:table-cell>
          <table:covered-table-cell table:style-name="ce8"/>
          <table:covered-table-cell table:style-name="ce9"/>
          <table:table-cell table:style-name="ce7" table:formula="of:=5.1916 - 1" office:value-type="float" office:value="4.1916" calcext:value-type="float" table:number-columns-spanned="3" table:number-rows-spanned="1">
            <text:p>4.191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167.6802 - 521" office:value-type="float" office:value="1646.6802" calcext:value-type="float" table:number-columns-spanned="3" table:number-rows-spanned="1">
            <text:p>1646.6802</text:p>
          </table:table-cell>
          <table:covered-table-cell table:style-name="ce8"/>
          <table:covered-table-cell table:style-name="ce9"/>
          <table:table-cell table:style-name="ce7" table:formula="of:=2091.9565 - 507" office:value-type="float" office:value="1584.9565" calcext:value-type="float" table:number-columns-spanned="3" table:number-rows-spanned="1">
            <text:p>1584.956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62.8793 - 183" office:value-type="float" office:value="379.8793" calcext:value-type="float" table:number-columns-spanned="3" table:number-rows-spanned="1">
            <text:p>379.8793</text:p>
          </table:table-cell>
          <table:covered-table-cell table:style-name="ce8"/>
          <table:covered-table-cell table:style-name="ce9"/>
          <table:table-cell table:style-name="ce7" table:formula="of:=10.9723 - 1" office:value-type="float" office:value="9.9723" calcext:value-type="float" table:number-columns-spanned="3" table:number-rows-spanned="1">
            <text:p>9.97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6.9393 - 11" office:value-type="float" office:value="15.9393" calcext:value-type="float">
            <text:p>15.9393</text:p>
          </table:table-cell>
          <table:table-cell table:style-name="ce7" table:formula="of:=387.8276 - 90" office:value-type="float" office:value="297.8276" calcext:value-type="float">
            <text:p>297.8276</text:p>
          </table:table-cell>
          <table:table-cell table:style-name="ce7" table:formula="of:=167.1324 - 95" office:value-type="float" office:value="72.1324" calcext:value-type="float">
            <text:p>72.1324</text:p>
          </table:table-cell>
          <table:table-cell table:style-name="ce7" table:formula="of:=26.9417 - 11" office:value-type="float" office:value="15.9417" calcext:value-type="float">
            <text:p>15.9417</text:p>
          </table:table-cell>
          <table:table-cell table:style-name="ce7" table:formula="of:=116.4015 - 8" office:value-type="float" office:value="108.4015" calcext:value-type="float">
            <text:p>108.4015</text:p>
          </table:table-cell>
          <table:table-cell table:style-name="ce7" table:formula="of:=68.1458 - 11" office:value-type="float" office:value="57.1458" calcext:value-type="float">
            <text:p>57.1458</text:p>
          </table:table-cell>
          <table:table-cell table:number-columns-repeated="2"/>
          <table:table-cell table:style-name="ce7" table:formula="of:=7.3882 - 3" office:value-type="float" office:value="4.3882" calcext:value-type="float" table:number-columns-spanned="3" table:number-rows-spanned="1">
            <text:p>4.3882</text:p>
          </table:table-cell>
          <table:covered-table-cell table:style-name="ce8"/>
          <table:covered-table-cell table:style-name="ce9"/>
          <table:table-cell table:style-name="ce7" table:formula="of:=5.9503 - 1" office:value-type="float" office:value="4.9503" calcext:value-type="float" table:number-columns-spanned="3" table:number-rows-spanned="1">
            <text:p>4.950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189.906 - 519" office:value-type="float" office:value="1670.906" calcext:value-type="float" table:number-columns-spanned="3" table:number-rows-spanned="1">
            <text:p>1670.906</text:p>
          </table:table-cell>
          <table:covered-table-cell table:style-name="ce8"/>
          <table:covered-table-cell table:style-name="ce9"/>
          <table:table-cell table:style-name="ce7" table:formula="of:=2103.8709 - 508" office:value-type="float" office:value="1595.8709" calcext:value-type="float" table:number-columns-spanned="3" table:number-rows-spanned="1">
            <text:p>1595.870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69.8804 - 7" office:value-type="float" office:value="562.8804" calcext:value-type="float" table:number-columns-spanned="3" table:number-rows-spanned="1">
            <text:p>562.8804</text:p>
          </table:table-cell>
          <table:covered-table-cell table:style-name="ce8"/>
          <table:covered-table-cell table:style-name="ce9"/>
          <table:table-cell table:style-name="ce7" table:formula="of:=11.4834 - 1" office:value-type="float" office:value="10.4834" calcext:value-type="float" table:number-columns-spanned="3" table:number-rows-spanned="1">
            <text:p>10.48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0.6954 - 12" office:value-type="float" office:value="18.6954" calcext:value-type="float">
            <text:p>18.6954</text:p>
          </table:table-cell>
          <table:table-cell table:style-name="ce7" table:formula="of:=393.144 - 89" office:value-type="float" office:value="304.144" calcext:value-type="float">
            <text:p>304.144</text:p>
          </table:table-cell>
          <table:table-cell table:style-name="ce7" table:formula="of:=170.9881 - 33" office:value-type="float" office:value="137.9881" calcext:value-type="float">
            <text:p>137.9881</text:p>
          </table:table-cell>
          <table:table-cell table:style-name="ce7" table:formula="of:=30.6952 - 12" office:value-type="float" office:value="18.6952" calcext:value-type="float">
            <text:p>18.6952</text:p>
          </table:table-cell>
          <table:table-cell table:style-name="ce7" table:formula="of:=120.3265 - 9" office:value-type="float" office:value="111.3265" calcext:value-type="float">
            <text:p>111.3265</text:p>
          </table:table-cell>
          <table:table-cell table:style-name="ce7" table:formula="of:=80.1396 - 12" office:value-type="float" office:value="68.1396" calcext:value-type="float">
            <text:p>68.1396</text:p>
          </table:table-cell>
          <table:table-cell table:number-columns-repeated="2"/>
          <table:table-cell table:style-name="ce7" table:formula="of:=8.4035 - 5" office:value-type="float" office:value="3.4035" calcext:value-type="float" table:number-columns-spanned="3" table:number-rows-spanned="1">
            <text:p>3.4035</text:p>
          </table:table-cell>
          <table:covered-table-cell table:style-name="ce8"/>
          <table:covered-table-cell table:style-name="ce9"/>
          <table:table-cell table:style-name="ce7" table:formula="of:=5.8489 - 1" office:value-type="float" office:value="4.8489" calcext:value-type="float" table:number-columns-spanned="3" table:number-rows-spanned="1">
            <text:p>4.848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213.7785 - 544" office:value-type="float" office:value="1669.7785" calcext:value-type="float" table:number-columns-spanned="3" table:number-rows-spanned="1">
            <text:p>1669.7785</text:p>
          </table:table-cell>
          <table:covered-table-cell table:style-name="ce8"/>
          <table:covered-table-cell table:style-name="ce9"/>
          <table:table-cell table:style-name="ce7" table:formula="of:=2147.5534 - 509" office:value-type="float" office:value="1638.5534" calcext:value-type="float" table:number-columns-spanned="3" table:number-rows-spanned="1">
            <text:p>1638.553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33.7196 - 325" office:value-type="float" office:value="308.7196" calcext:value-type="float" table:number-columns-spanned="3" table:number-rows-spanned="1">
            <text:p>308.7196</text:p>
          </table:table-cell>
          <table:covered-table-cell table:style-name="ce8"/>
          <table:covered-table-cell table:style-name="ce9"/>
          <table:table-cell table:style-name="ce7" table:formula="of:=11.8507 - 1" office:value-type="float" office:value="10.8507" calcext:value-type="float" table:number-columns-spanned="3" table:number-rows-spanned="1">
            <text:p>10.85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6.2259 - 13" office:value-type="float" office:value="23.2259" calcext:value-type="float">
            <text:p>23.2259</text:p>
          </table:table-cell>
          <table:table-cell table:style-name="ce7" table:formula="of:=474.2152 - 88" office:value-type="float" office:value="386.2152" calcext:value-type="float">
            <text:p>386.2152</text:p>
          </table:table-cell>
          <table:table-cell table:style-name="ce7" table:formula="of:=174.1626 - 3" office:value-type="float" office:value="171.1626" calcext:value-type="float">
            <text:p>171.1626</text:p>
          </table:table-cell>
          <table:table-cell table:style-name="ce7" table:formula="of:=36.2193 - 13" office:value-type="float" office:value="23.2193" calcext:value-type="float">
            <text:p>23.2193</text:p>
          </table:table-cell>
          <table:table-cell table:style-name="ce7" table:formula="of:=122.402 - 10" office:value-type="float" office:value="112.402" calcext:value-type="float">
            <text:p>112.402</text:p>
          </table:table-cell>
          <table:table-cell table:style-name="ce7" table:formula="of:=93.8414 - 13" office:value-type="float" office:value="80.8414" calcext:value-type="float">
            <text:p>80.8414</text:p>
          </table:table-cell>
          <table:table-cell table:number-columns-repeated="2"/>
          <table:table-cell table:style-name="ce7" table:formula="of:=8.9984 - 3" office:value-type="float" office:value="5.9984" calcext:value-type="float" table:number-columns-spanned="3" table:number-rows-spanned="1">
            <text:p>5.9984</text:p>
          </table:table-cell>
          <table:covered-table-cell table:style-name="ce8"/>
          <table:covered-table-cell table:style-name="ce9"/>
          <table:table-cell table:style-name="ce7" table:formula="of:=5.4543 - 1" office:value-type="float" office:value="4.4543" calcext:value-type="float" table:number-columns-spanned="3" table:number-rows-spanned="1">
            <text:p>4.454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699.9054 - 510" office:value-type="float" office:value="2189.9054" calcext:value-type="float" table:number-columns-spanned="3" table:number-rows-spanned="1">
            <text:p>2189.9054</text:p>
          </table:table-cell>
          <table:covered-table-cell table:style-name="ce8"/>
          <table:covered-table-cell table:style-name="ce9"/>
          <table:table-cell table:style-name="ce7" table:formula="of:=2601.9722 - 510" office:value-type="float" office:value="2091.9722" calcext:value-type="float" table:number-columns-spanned="3" table:number-rows-spanned="1">
            <text:p>2091.972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42.1696 - 8" office:value-type="float" office:value="634.1696" calcext:value-type="float" table:number-columns-spanned="3" table:number-rows-spanned="1">
            <text:p>634.1696</text:p>
          </table:table-cell>
          <table:covered-table-cell table:style-name="ce8"/>
          <table:covered-table-cell table:style-name="ce9"/>
          <table:table-cell table:style-name="ce7" table:formula="of:=12.4024 - 1" office:value-type="float" office:value="11.4024" calcext:value-type="float" table:number-columns-spanned="3" table:number-rows-spanned="1">
            <text:p>11.40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0.9392 - 14" office:value-type="float" office:value="26.9392" calcext:value-type="float">
            <text:p>26.9392</text:p>
          </table:table-cell>
          <table:table-cell table:style-name="ce7" table:formula="of:=479.1422 - 86" office:value-type="float" office:value="393.1422" calcext:value-type="float">
            <text:p>393.1422</text:p>
          </table:table-cell>
          <table:table-cell table:style-name="ce7" table:formula="of:=223.1265 - 77" office:value-type="float" office:value="146.1265" calcext:value-type="float">
            <text:p>146.1265</text:p>
          </table:table-cell>
          <table:table-cell table:style-name="ce7" table:formula="of:=40.9411 - 14" office:value-type="float" office:value="26.9411" calcext:value-type="float">
            <text:p>26.9411</text:p>
          </table:table-cell>
          <table:table-cell table:style-name="ce7" table:formula="of:=128.0378 - 11" office:value-type="float" office:value="117.0378" calcext:value-type="float">
            <text:p>117.0378</text:p>
          </table:table-cell>
          <table:table-cell table:style-name="ce7" table:formula="of:=94.1956 - 89" office:value-type="float" office:value="5.1956" calcext:value-type="float">
            <text:p>5.1956</text:p>
          </table:table-cell>
          <table:table-cell table:number-columns-repeated="2"/>
          <table:table-cell table:style-name="ce7" table:formula="of:=9.1102 - 4" office:value-type="float" office:value="5.1102" calcext:value-type="float" table:number-columns-spanned="3" table:number-rows-spanned="1">
            <text:p>5.1102</text:p>
          </table:table-cell>
          <table:covered-table-cell table:style-name="ce8"/>
          <table:covered-table-cell table:style-name="ce9"/>
          <table:table-cell table:style-name="ce7" table:formula="of:=4.6385 - 1" office:value-type="float" office:value="3.6385" calcext:value-type="float" table:number-columns-spanned="3" table:number-rows-spanned="1">
            <text:p>3.638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715.7776 - 502" office:value-type="float" office:value="2213.7776" calcext:value-type="float" table:number-columns-spanned="3" table:number-rows-spanned="1">
            <text:p>2213.7776</text:p>
          </table:table-cell>
          <table:covered-table-cell table:style-name="ce8"/>
          <table:covered-table-cell table:style-name="ce9"/>
          <table:table-cell table:style-name="ce7" table:formula="of:=2643.1908 - 511" office:value-type="float" office:value="2132.1908" calcext:value-type="float" table:number-columns-spanned="3" table:number-rows-spanned="1">
            <text:p>2132.190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95.5687 - 338" office:value-type="float" office:value="357.5687" calcext:value-type="float" table:number-columns-spanned="3" table:number-rows-spanned="1">
            <text:p>357.5687</text:p>
          </table:table-cell>
          <table:covered-table-cell table:style-name="ce8"/>
          <table:covered-table-cell table:style-name="ce9"/>
          <table:table-cell table:style-name="ce7" table:formula="of:=12.8498 - 1" office:value-type="float" office:value="11.8498" calcext:value-type="float" table:number-columns-spanned="3" table:number-rows-spanned="1">
            <text:p>11.84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6.5717 - 15" office:value-type="float" office:value="31.5717" calcext:value-type="float">
            <text:p>31.5717</text:p>
          </table:table-cell>
          <table:table-cell table:style-name="ce7" table:formula="of:=479.8596 - 87" office:value-type="float" office:value="392.8596" calcext:value-type="float">
            <text:p>392.8596</text:p>
          </table:table-cell>
          <table:table-cell table:style-name="ce7" table:formula="of:=235.9198 - 65" office:value-type="float" office:value="170.9198" calcext:value-type="float">
            <text:p>170.9198</text:p>
          </table:table-cell>
          <table:table-cell table:style-name="ce7" table:formula="of:=46.5558 - 15" office:value-type="float" office:value="31.5558" calcext:value-type="float">
            <text:p>31.5558</text:p>
          </table:table-cell>
          <table:table-cell table:style-name="ce7" table:formula="of:=132.3306 - 12" office:value-type="float" office:value="120.3306" calcext:value-type="float">
            <text:p>120.3306</text:p>
          </table:table-cell>
          <table:table-cell table:style-name="ce7" table:formula="of:=98.0015 - 98" office:value-type="float" office:value="0.0015" calcext:value-type="float">
            <text:p>0.0015</text:p>
          </table:table-cell>
          <table:table-cell table:number-columns-repeated="2"/>
          <table:table-cell table:style-name="ce7" table:formula="of:=10.052 - 1" office:value-type="float" office:value="9.052" calcext:value-type="float" table:number-columns-spanned="3" table:number-rows-spanned="1">
            <text:p>9.052</text:p>
          </table:table-cell>
          <table:covered-table-cell table:style-name="ce8"/>
          <table:covered-table-cell table:style-name="ce9"/>
          <table:table-cell table:style-name="ce7" table:formula="of:=4.6369 - 1" office:value-type="float" office:value="3.6369" calcext:value-type="float" table:number-columns-spanned="3" table:number-rows-spanned="1">
            <text:p>3.636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730.2152 - 533" office:value-type="float" office:value="2197.2152" calcext:value-type="float" table:number-columns-spanned="3" table:number-rows-spanned="1">
            <text:p>2197.2152</text:p>
          </table:table-cell>
          <table:covered-table-cell table:style-name="ce8"/>
          <table:covered-table-cell table:style-name="ce9"/>
          <table:table-cell table:style-name="ce7" table:formula="of:=2659.5537 - 512" office:value-type="float" office:value="2147.5537" calcext:value-type="float" table:number-columns-spanned="3" table:number-rows-spanned="1">
            <text:p>2147.5537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00.5676 - 5" office:value-type="float" office:value="695.5676" calcext:value-type="float" table:number-columns-spanned="3" table:number-rows-spanned="1">
            <text:p>695.5676</text:p>
          </table:table-cell>
          <table:covered-table-cell table:style-name="ce8"/>
          <table:covered-table-cell table:style-name="ce9"/>
          <table:table-cell table:style-name="ce7" table:formula="of:=13.556 - 1" office:value-type="float" office:value="12.556" calcext:value-type="float" table:number-columns-spanned="3" table:number-rows-spanned="1">
            <text:p>12.55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2.2261 - 16" office:value-type="float" office:value="36.2261" calcext:value-type="float">
            <text:p>36.2261</text:p>
          </table:table-cell>
          <table:table-cell table:style-name="ce7" table:formula="of:=563.142 - 84" office:value-type="float" office:value="479.142" calcext:value-type="float">
            <text:p>479.142</text:p>
          </table:table-cell>
          <table:table-cell table:style-name="ce7" table:formula="of:=239.0113 - 15" office:value-type="float" office:value="224.0113" calcext:value-type="float">
            <text:p>224.0113</text:p>
          </table:table-cell>
          <table:table-cell table:style-name="ce7" table:formula="of:=52.2183 - 16" office:value-type="float" office:value="36.2183" calcext:value-type="float">
            <text:p>36.2183</text:p>
          </table:table-cell>
          <table:table-cell table:style-name="ce7" table:formula="of:=136.1536 - 13" office:value-type="float" office:value="123.1536" calcext:value-type="float">
            <text:p>123.1536</text:p>
          </table:table-cell>
          <table:table-cell table:style-name="ce7" table:formula="of:=107.8442 - 14" office:value-type="float" office:value="93.8442" calcext:value-type="float">
            <text:p>93.8442</text:p>
          </table:table-cell>
          <table:table-cell table:number-columns-repeated="2"/>
          <table:table-cell table:style-name="ce7" table:formula="of:=10.2736 - 5" office:value-type="float" office:value="5.2736" calcext:value-type="float" table:number-columns-spanned="3" table:number-rows-spanned="1">
            <text:p>5.2736</text:p>
          </table:table-cell>
          <table:covered-table-cell table:style-name="ce8"/>
          <table:covered-table-cell table:style-name="ce9"/>
          <table:table-cell table:style-name="ce7" table:formula="of:=4.6966 - 1" office:value-type="float" office:value="3.6966" calcext:value-type="float" table:number-columns-spanned="3" table:number-rows-spanned="1">
            <text:p>3.696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261.1194 - 503" office:value-type="float" office:value="2758.1194" calcext:value-type="float" table:number-columns-spanned="3" table:number-rows-spanned="1">
            <text:p>2758.1194</text:p>
          </table:table-cell>
          <table:covered-table-cell table:style-name="ce8"/>
          <table:covered-table-cell table:style-name="ce9"/>
          <table:table-cell table:style-name="ce7" table:formula="of:=3143.5029 - 513" office:value-type="float" office:value="2630.5029" calcext:value-type="float" table:number-columns-spanned="3" table:number-rows-spanned="1">
            <text:p>2630.502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26.1714 - 184" office:value-type="float" office:value="642.1714" calcext:value-type="float" table:number-columns-spanned="3" table:number-rows-spanned="1">
            <text:p>642.1714</text:p>
          </table:table-cell>
          <table:covered-table-cell table:style-name="ce8"/>
          <table:covered-table-cell table:style-name="ce9"/>
          <table:table-cell table:style-name="ce7" table:formula="of:=13.9742 - 1" office:value-type="float" office:value="12.9742" calcext:value-type="float" table:number-columns-spanned="3" table:number-rows-spanned="1">
            <text:p>12.97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8.9217 - 17" office:value-type="float" office:value="41.9217" calcext:value-type="float">
            <text:p>41.9217</text:p>
          </table:table-cell>
          <table:table-cell table:style-name="ce7" table:formula="of:=564.1529 - 85" office:value-type="float" office:value="479.1529" calcext:value-type="float">
            <text:p>479.1529</text:p>
          </table:table-cell>
          <table:table-cell table:style-name="ce7" table:formula="of:=253.5345 - 75" office:value-type="float" office:value="178.5345" calcext:value-type="float">
            <text:p>178.5345</text:p>
          </table:table-cell>
          <table:table-cell table:style-name="ce7" table:formula="of:=58.916 - 17" office:value-type="float" office:value="41.916" calcext:value-type="float">
            <text:p>41.916</text:p>
          </table:table-cell>
          <table:table-cell table:style-name="ce7" table:formula="of:=142.042 - 14" office:value-type="float" office:value="128.042" calcext:value-type="float">
            <text:p>128.042</text:p>
          </table:table-cell>
          <table:table-cell table:style-name="ce7" table:formula="of:=110.0284 - 15" office:value-type="float" office:value="95.0284" calcext:value-type="float">
            <text:p>95.0284</text:p>
          </table:table-cell>
          <table:table-cell table:number-columns-repeated="2"/>
          <table:table-cell table:style-name="ce7" table:formula="of:=10.5607 - 4" office:value-type="float" office:value="6.5607" calcext:value-type="float" table:number-columns-spanned="3" table:number-rows-spanned="1">
            <text:p>6.5607</text:p>
          </table:table-cell>
          <table:covered-table-cell table:style-name="ce8"/>
          <table:covered-table-cell table:style-name="ce9"/>
          <table:table-cell table:style-name="ce7" table:formula="of:=5.4535 - 1" office:value-type="float" office:value="4.4535" calcext:value-type="float" table:number-columns-spanned="3" table:number-rows-spanned="1">
            <text:p>4.453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275.0692 - 545" office:value-type="float" office:value="2730.0692" calcext:value-type="float" table:number-columns-spanned="3" table:number-rows-spanned="1">
            <text:p>2730.0692</text:p>
          </table:table-cell>
          <table:covered-table-cell table:style-name="ce8"/>
          <table:covered-table-cell table:style-name="ce9"/>
          <table:table-cell table:style-name="ce7" table:formula="of:=3157.1729 - 514" office:value-type="float" office:value="2643.1729" calcext:value-type="float" table:number-columns-spanned="3" table:number-rows-spanned="1">
            <text:p>2643.172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35.1716 - 9" office:value-type="float" office:value="826.1716" calcext:value-type="float" table:number-columns-spanned="3" table:number-rows-spanned="1">
            <text:p>826.1716</text:p>
          </table:table-cell>
          <table:covered-table-cell table:style-name="ce8"/>
          <table:covered-table-cell table:style-name="ce9"/>
          <table:table-cell table:style-name="ce7" table:formula="of:=14.4854 - 1" office:value-type="float" office:value="13.4854" calcext:value-type="float" table:number-columns-spanned="3" table:number-rows-spanned="1">
            <text:p>13.48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4.571 - 18" office:value-type="float" office:value="46.571" calcext:value-type="float">
            <text:p>46.571</text:p>
          </table:table-cell>
          <table:table-cell table:style-name="ce7" table:formula="of:=567.6667 - 83" office:value-type="float" office:value="484.6667" calcext:value-type="float">
            <text:p>484.6667</text:p>
          </table:table-cell>
          <table:table-cell table:style-name="ce7" table:formula="of:=255.5327 - 2" office:value-type="float" office:value="253.5327" calcext:value-type="float">
            <text:p>253.5327</text:p>
          </table:table-cell>
          <table:table-cell table:style-name="ce7" table:formula="of:=64.5554 - 18" office:value-type="float" office:value="46.5554" calcext:value-type="float">
            <text:p>46.5554</text:p>
          </table:table-cell>
          <table:table-cell table:style-name="ce7" table:formula="of:=148.199 - 15" office:value-type="float" office:value="133.199" calcext:value-type="float">
            <text:p>133.199</text:p>
          </table:table-cell>
          <table:table-cell table:style-name="ce7" table:formula="of:=113.9261 - 16" office:value-type="float" office:value="97.9261" calcext:value-type="float">
            <text:p>97.9261</text:p>
          </table:table-cell>
          <table:table-cell table:number-columns-repeated="2"/>
          <table:table-cell table:style-name="ce7" table:formula="of:=11.0522 - 1" office:value-type="float" office:value="10.0522" calcext:value-type="float" table:number-columns-spanned="3" table:number-rows-spanned="1">
            <text:p>10.0522</text:p>
          </table:table-cell>
          <table:covered-table-cell table:style-name="ce8"/>
          <table:covered-table-cell table:style-name="ce9"/>
          <table:table-cell table:style-name="ce7" table:formula="of:=5.4531 - 1" office:value-type="float" office:value="4.4531" calcext:value-type="float" table:number-columns-spanned="3" table:number-rows-spanned="1">
            <text:p>4.453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295.2881 - 549" office:value-type="float" office:value="2746.2881" calcext:value-type="float" table:number-columns-spanned="3" table:number-rows-spanned="1">
            <text:p>2746.2881</text:p>
          </table:table-cell>
          <table:covered-table-cell table:style-name="ce8"/>
          <table:covered-table-cell table:style-name="ce9"/>
          <table:table-cell table:style-name="ce7" table:formula="of:=3203.1581 - 515" office:value-type="float" office:value="2688.1581" calcext:value-type="float" table:number-columns-spanned="3" table:number-rows-spanned="1">
            <text:p>2688.158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70.7612 - 285" office:value-type="float" office:value="585.7612" calcext:value-type="float" table:number-columns-spanned="3" table:number-rows-spanned="1">
            <text:p>585.7612</text:p>
          </table:table-cell>
          <table:covered-table-cell table:style-name="ce8"/>
          <table:covered-table-cell table:style-name="ce9"/>
          <table:table-cell table:style-name="ce7" table:formula="of:=14.933 - 1" office:value-type="float" office:value="13.933" calcext:value-type="float" table:number-columns-spanned="3" table:number-rows-spanned="1">
            <text:p>13.9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2.3086 - 19" office:value-type="float" office:value="53.3086" calcext:value-type="float">
            <text:p>53.3086</text:p>
          </table:table-cell>
          <table:table-cell table:style-name="ce7" table:formula="of:=645.1422 - 82" office:value-type="float" office:value="563.1422" calcext:value-type="float">
            <text:p>563.1422</text:p>
          </table:table-cell>
          <table:table-cell table:style-name="ce7" table:formula="of:=281.9184 - 46" office:value-type="float" office:value="235.9184" calcext:value-type="float">
            <text:p>235.9184</text:p>
          </table:table-cell>
          <table:table-cell table:style-name="ce7" table:formula="of:=72.3198 - 19" office:value-type="float" office:value="53.3198" calcext:value-type="float">
            <text:p>53.3198</text:p>
          </table:table-cell>
          <table:table-cell table:style-name="ce7" table:formula="of:=152.1579 - 16" office:value-type="float" office:value="136.1579" calcext:value-type="float">
            <text:p>136.1579</text:p>
          </table:table-cell>
          <table:table-cell table:style-name="ce7" table:formula="of:=125.8446 - 17" office:value-type="float" office:value="108.8446" calcext:value-type="float">
            <text:p>108.8446</text:p>
          </table:table-cell>
          <table:table-cell table:number-columns-repeated="2"/>
          <table:table-cell table:style-name="ce7" table:formula="of:=11.2235 - 2" office:value-type="float" office:value="9.2235" calcext:value-type="float" table:number-columns-spanned="3" table:number-rows-spanned="1">
            <text:p>9.2235</text:p>
          </table:table-cell>
          <table:covered-table-cell table:style-name="ce8"/>
          <table:covered-table-cell table:style-name="ce9"/>
          <table:table-cell table:style-name="ce7" table:formula="of:=5.63 - 1" office:value-type="float" office:value="4.63" calcext:value-type="float" table:number-columns-spanned="3" table:number-rows-spanned="1">
            <text:p>4.6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787.0678 - 512" office:value-type="float" office:value="3275.0678" calcext:value-type="float" table:number-columns-spanned="3" table:number-rows-spanned="1">
            <text:p>3275.0678</text:p>
          </table:table-cell>
          <table:covered-table-cell table:style-name="ce8"/>
          <table:covered-table-cell table:style-name="ce9"/>
          <table:table-cell table:style-name="ce7" table:formula="of:=3659.5106 - 516" office:value-type="float" office:value="3143.5106" calcext:value-type="float" table:number-columns-spanned="3" table:number-rows-spanned="1">
            <text:p>3143.510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75.7601 - 5" office:value-type="float" office:value="870.7601" calcext:value-type="float" table:number-columns-spanned="3" table:number-rows-spanned="1">
            <text:p>870.7601</text:p>
          </table:table-cell>
          <table:covered-table-cell table:style-name="ce8"/>
          <table:covered-table-cell table:style-name="ce9"/>
          <table:table-cell table:style-name="ce7" table:formula="of:=15.3911 - 1" office:value-type="float" office:value="14.3911" calcext:value-type="float" table:number-columns-spanned="3" table:number-rows-spanned="1">
            <text:p>14.39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8.9214 - 20" office:value-type="float" office:value="58.9214" calcext:value-type="float">
            <text:p>58.9214</text:p>
          </table:table-cell>
          <table:table-cell table:style-name="ce7" table:formula="of:=647.666 - 80" office:value-type="float" office:value="567.666" calcext:value-type="float">
            <text:p>567.666</text:p>
          </table:table-cell>
          <table:table-cell table:style-name="ce7" table:formula="of:=288.3441 - 31" office:value-type="float" office:value="257.3441" calcext:value-type="float">
            <text:p>257.3441</text:p>
          </table:table-cell>
          <table:table-cell table:style-name="ce7" table:formula="of:=78.9157 - 20" office:value-type="float" office:value="58.9157" calcext:value-type="float">
            <text:p>58.9157</text:p>
          </table:table-cell>
          <table:table-cell table:style-name="ce7" table:formula="of:=160.0349 - 17" office:value-type="float" office:value="143.0349" calcext:value-type="float">
            <text:p>143.0349</text:p>
          </table:table-cell>
          <table:table-cell table:style-name="ce7" table:formula="of:=128.0279 - 18" office:value-type="float" office:value="110.0279" calcext:value-type="float">
            <text:p>110.0279</text:p>
          </table:table-cell>
          <table:table-cell table:number-columns-repeated="2"/>
          <table:table-cell table:style-name="ce7" table:formula="of:=12.2794 - 1" office:value-type="float" office:value="11.2794" calcext:value-type="float" table:number-columns-spanned="3" table:number-rows-spanned="1">
            <text:p>11.2794</text:p>
          </table:table-cell>
          <table:covered-table-cell table:style-name="ce8"/>
          <table:covered-table-cell table:style-name="ce9"/>
          <table:table-cell table:style-name="ce7" table:formula="of:=5.6875 - 1" office:value-type="float" office:value="4.6875" calcext:value-type="float" table:number-columns-spanned="3" table:number-rows-spanned="1">
            <text:p>4.687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834.1441 - 543" office:value-type="float" office:value="3291.1441" calcext:value-type="float" table:number-columns-spanned="3" table:number-rows-spanned="1">
            <text:p>3291.1441</text:p>
          </table:table-cell>
          <table:covered-table-cell table:style-name="ce8"/>
          <table:covered-table-cell table:style-name="ce9"/>
          <table:table-cell table:style-name="ce7" table:formula="of:=3702.5838 - 517" office:value-type="float" office:value="3185.5838" calcext:value-type="float" table:number-columns-spanned="3" table:number-rows-spanned="1">
            <text:p>3185.583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927.6516 - 215" office:value-type="float" office:value="712.6516" calcext:value-type="float" table:number-columns-spanned="3" table:number-rows-spanned="1">
            <text:p>712.6516</text:p>
          </table:table-cell>
          <table:covered-table-cell table:style-name="ce8"/>
          <table:covered-table-cell table:style-name="ce9"/>
          <table:table-cell table:style-name="ce7" table:formula="of:=15.9968 - 1" office:value-type="float" office:value="14.9968" calcext:value-type="float" table:number-columns-spanned="3" table:number-rows-spanned="1">
            <text:p>14.996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86.7872 - 21" office:value-type="float" office:value="65.7872" calcext:value-type="float">
            <text:p>65.7872</text:p>
          </table:table-cell>
          <table:table-cell table:style-name="ce7" table:formula="of:=649.8717 - 81" office:value-type="float" office:value="568.8717" calcext:value-type="float">
            <text:p>568.8717</text:p>
          </table:table-cell>
          <table:table-cell table:style-name="ce7" table:formula="of:=303.5968 - 61" office:value-type="float" office:value="242.5968" calcext:value-type="float">
            <text:p>242.5968</text:p>
          </table:table-cell>
          <table:table-cell table:style-name="ce7" table:formula="of:=86.776 - 21" office:value-type="float" office:value="65.776" calcext:value-type="float">
            <text:p>65.776</text:p>
          </table:table-cell>
          <table:table-cell table:style-name="ce7" table:formula="of:=166.2038 - 18" office:value-type="float" office:value="148.2038" calcext:value-type="float">
            <text:p>148.2038</text:p>
          </table:table-cell>
          <table:table-cell table:style-name="ce7" table:formula="of:=134.088 - 19" office:value-type="float" office:value="115.088" calcext:value-type="float">
            <text:p>115.088</text:p>
          </table:table-cell>
          <table:table-cell table:number-columns-repeated="2"/>
          <table:table-cell table:style-name="ce7" table:formula="of:=12.6329 - 4" office:value-type="float" office:value="8.6329" calcext:value-type="float" table:number-columns-spanned="3" table:number-rows-spanned="1">
            <text:p>8.6329</text:p>
          </table:table-cell>
          <table:covered-table-cell table:style-name="ce8"/>
          <table:covered-table-cell table:style-name="ce9"/>
          <table:table-cell table:style-name="ce7" table:formula="of:=6.5142 - 1" office:value-type="float" office:value="5.5142" calcext:value-type="float" table:number-columns-spanned="3" table:number-rows-spanned="1">
            <text:p>5.514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3845.2863 - 550" office:value-type="float" office:value="3295.2863" calcext:value-type="float" table:number-columns-spanned="3" table:number-rows-spanned="1">
            <text:p>3295.2863</text:p>
          </table:table-cell>
          <table:covered-table-cell table:style-name="ce8"/>
          <table:covered-table-cell table:style-name="ce9"/>
          <table:table-cell table:style-name="ce7" table:formula="of:=3721.1519 - 518" office:value-type="float" office:value="3203.1519" calcext:value-type="float" table:number-columns-spanned="3" table:number-rows-spanned="1">
            <text:p>3203.151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933.9788 - 6" office:value-type="float" office:value="927.9788" calcext:value-type="float" table:number-columns-spanned="3" table:number-rows-spanned="1">
            <text:p>927.9788</text:p>
          </table:table-cell>
          <table:covered-table-cell table:style-name="ce8"/>
          <table:covered-table-cell table:style-name="ce9"/>
          <table:table-cell table:style-name="ce7" table:formula="of:=16.5259 - 1" office:value-type="float" office:value="15.5259" calcext:value-type="float" table:number-columns-spanned="3" table:number-rows-spanned="1">
            <text:p>15.525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4.3083 - 22" office:value-type="float" office:value="72.3083" calcext:value-type="float">
            <text:p>72.3083</text:p>
          </table:table-cell>
          <table:table-cell table:style-name="ce7" table:formula="of:=725.6661 - 78" office:value-type="float" office:value="647.6661" calcext:value-type="float">
            <text:p>647.6661</text:p>
          </table:table-cell>
          <table:table-cell table:style-name="ce7" table:formula="of:=326.3443 - 38" office:value-type="float" office:value="288.3443" calcext:value-type="float">
            <text:p>288.3443</text:p>
          </table:table-cell>
          <table:table-cell table:style-name="ce7" table:formula="of:=94.3191 - 22" office:value-type="float" office:value="72.3191" calcext:value-type="float">
            <text:p>72.3191</text:p>
          </table:table-cell>
          <table:table-cell table:style-name="ce7" table:formula="of:=172.2639 - 19" office:value-type="float" office:value="153.2639" calcext:value-type="float">
            <text:p>153.2639</text:p>
          </table:table-cell>
          <table:table-cell table:style-name="ce7" table:formula="of:=145.9012 - 20" office:value-type="float" office:value="125.9012" calcext:value-type="float">
            <text:p>125.9012</text:p>
          </table:table-cell>
          <table:table-cell table:number-columns-repeated="2"/>
          <table:table-cell table:style-name="ce7" table:formula="of:=12.6693 - 5" office:value-type="float" office:value="7.6693" calcext:value-type="float" table:number-columns-spanned="3" table:number-rows-spanned="1">
            <text:p>7.6693</text:p>
          </table:table-cell>
          <table:covered-table-cell table:style-name="ce8"/>
          <table:covered-table-cell table:style-name="ce9"/>
          <table:table-cell table:style-name="ce7" table:formula="of:=5.7441 - 1" office:value-type="float" office:value="4.7441" calcext:value-type="float" table:number-columns-spanned="3" table:number-rows-spanned="1">
            <text:p>4.744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311.0679 - 524" office:value-type="float" office:value="3787.0679" calcext:value-type="float" table:number-columns-spanned="3" table:number-rows-spanned="1">
            <text:p>3787.0679</text:p>
          </table:table-cell>
          <table:covered-table-cell table:style-name="ce8"/>
          <table:covered-table-cell table:style-name="ce9"/>
          <table:table-cell table:style-name="ce7" table:formula="of:=4207.1572 - 519" office:value-type="float" office:value="3688.1572" calcext:value-type="float" table:number-columns-spanned="3" table:number-rows-spanned="1">
            <text:p>3688.157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19.7616 - 144" office:value-type="float" office:value="875.7616" calcext:value-type="float" table:number-columns-spanned="3" table:number-rows-spanned="1">
            <text:p>875.7616</text:p>
          </table:table-cell>
          <table:covered-table-cell table:style-name="ce8"/>
          <table:covered-table-cell table:style-name="ce9"/>
          <table:table-cell table:style-name="ce7" table:formula="of:=16.9225 - 1" office:value-type="float" office:value="15.9225" calcext:value-type="float" table:number-columns-spanned="3" table:number-rows-spanned="1">
            <text:p>15.92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03.2458 - 23" office:value-type="float" office:value="80.2458" calcext:value-type="float">
            <text:p>80.2458</text:p>
          </table:table-cell>
          <table:table-cell table:style-name="ce7" table:formula="of:=728.6345 - 79" office:value-type="float" office:value="649.6345" calcext:value-type="float">
            <text:p>649.6345</text:p>
          </table:table-cell>
          <table:table-cell table:style-name="ce7" table:formula="of:=371.5946 - 68" office:value-type="float" office:value="303.5946" calcext:value-type="float">
            <text:p>303.5946</text:p>
          </table:table-cell>
          <table:table-cell table:style-name="ce7" table:formula="of:=103.272 - 23" office:value-type="float" office:value="80.272" calcext:value-type="float">
            <text:p>80.272</text:p>
          </table:table-cell>
          <table:table-cell table:style-name="ce7" table:formula="of:=180.04 - 20" office:value-type="float" office:value="160.04" calcext:value-type="float">
            <text:p>160.04</text:p>
          </table:table-cell>
          <table:table-cell table:style-name="ce7" table:formula="of:=150.2598 - 21" office:value-type="float" office:value="129.2598" calcext:value-type="float">
            <text:p>129.2598</text:p>
          </table:table-cell>
          <table:table-cell table:number-columns-repeated="2"/>
          <table:table-cell table:style-name="ce7" table:formula="of:=13.269 - 3" office:value-type="float" office:value="10.269" calcext:value-type="float" table:number-columns-spanned="3" table:number-rows-spanned="1">
            <text:p>10.269</text:p>
          </table:table-cell>
          <table:covered-table-cell table:style-name="ce8"/>
          <table:covered-table-cell table:style-name="ce9"/>
          <table:table-cell table:style-name="ce7" table:formula="of:=6.4455 - 1" office:value-type="float" office:value="5.4455" calcext:value-type="float" table:number-columns-spanned="3" table:number-rows-spanned="1">
            <text:p>5.445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371.3149 - 509" office:value-type="float" office:value="3862.3149" calcext:value-type="float" table:number-columns-spanned="3" table:number-rows-spanned="1">
            <text:p>3862.3149</text:p>
          </table:table-cell>
          <table:covered-table-cell table:style-name="ce8"/>
          <table:covered-table-cell table:style-name="ce9"/>
          <table:table-cell table:style-name="ce7" table:formula="of:=4222.6021 - 520" office:value-type="float" office:value="3702.6021" calcext:value-type="float" table:number-columns-spanned="3" table:number-rows-spanned="1">
            <text:p>3702.602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23.9863 - 4" office:value-type="float" office:value="1019.9863" calcext:value-type="float" table:number-columns-spanned="3" table:number-rows-spanned="1">
            <text:p>1019.9863</text:p>
          </table:table-cell>
          <table:covered-table-cell table:style-name="ce8"/>
          <table:covered-table-cell table:style-name="ce9"/>
          <table:table-cell table:style-name="ce7" table:formula="of:=17.3665 - 1" office:value-type="float" office:value="16.3665" calcext:value-type="float" table:number-columns-spanned="3" table:number-rows-spanned="1">
            <text:p>16.36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10.787 - 24" office:value-type="float" office:value="86.787" calcext:value-type="float">
            <text:p>86.787</text:p>
          </table:table-cell>
          <table:table-cell table:style-name="ce7" table:formula="of:=731.2366 - 77" office:value-type="float" office:value="654.2366" calcext:value-type="float">
            <text:p>654.2366</text:p>
          </table:table-cell>
          <table:table-cell table:style-name="ce7" table:formula="of:=375.917 - 94" office:value-type="float" office:value="281.917" calcext:value-type="float">
            <text:p>281.917</text:p>
          </table:table-cell>
          <table:table-cell table:style-name="ce7" table:formula="of:=110.7758 - 24" office:value-type="float" office:value="86.7758" calcext:value-type="float">
            <text:p>86.7758</text:p>
          </table:table-cell>
          <table:table-cell table:style-name="ce7" table:formula="of:=188.4357 - 21" office:value-type="float" office:value="167.4357" calcext:value-type="float">
            <text:p>167.4357</text:p>
          </table:table-cell>
          <table:table-cell table:style-name="ce7" table:formula="of:=156.1098 - 22" office:value-type="float" office:value="134.1098" calcext:value-type="float">
            <text:p>134.1098</text:p>
          </table:table-cell>
          <table:table-cell table:number-columns-repeated="2"/>
          <table:table-cell table:style-name="ce7" table:formula="of:=13.6855 - 1" office:value-type="float" office:value="12.6855" calcext:value-type="float" table:number-columns-spanned="3" table:number-rows-spanned="1">
            <text:p>12.6855</text:p>
          </table:table-cell>
          <table:covered-table-cell table:style-name="ce8"/>
          <table:covered-table-cell table:style-name="ce9"/>
          <table:table-cell table:style-name="ce7" table:formula="of:=7.688 - 1" office:value-type="float" office:value="6.688" calcext:value-type="float" table:number-columns-spanned="3" table:number-rows-spanned="1">
            <text:p>6.68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386.6671 - 513" office:value-type="float" office:value="3873.6671" calcext:value-type="float" table:number-columns-spanned="3" table:number-rows-spanned="1">
            <text:p>3873.6671</text:p>
          </table:table-cell>
          <table:covered-table-cell table:style-name="ce8"/>
          <table:covered-table-cell table:style-name="ce9"/>
          <table:table-cell table:style-name="ce7" table:formula="of:=4270.9294 - 521" office:value-type="float" office:value="3749.9294" calcext:value-type="float" table:number-columns-spanned="3" table:number-rows-spanned="1">
            <text:p>3749.929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27.1731 - 192" office:value-type="float" office:value="835.1731" calcext:value-type="float" table:number-columns-spanned="3" table:number-rows-spanned="1">
            <text:p>835.1731</text:p>
          </table:table-cell>
          <table:covered-table-cell table:style-name="ce8"/>
          <table:covered-table-cell table:style-name="ce9"/>
          <table:table-cell table:style-name="ce7" table:formula="of:=17.9709 - 1" office:value-type="float" office:value="16.9709" calcext:value-type="float" table:number-columns-spanned="3" table:number-rows-spanned="1">
            <text:p>16.970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0.7532 - 25" office:value-type="float" office:value="95.7532" calcext:value-type="float">
            <text:p>95.7532</text:p>
          </table:table-cell>
          <table:table-cell table:style-name="ce7" table:formula="of:=801.6663 - 76" office:value-type="float" office:value="725.6663" calcext:value-type="float">
            <text:p>725.6663</text:p>
          </table:table-cell>
          <table:table-cell table:style-name="ce7" table:formula="of:=383.9144 - 8" office:value-type="float" office:value="375.9144" calcext:value-type="float">
            <text:p>375.9144</text:p>
          </table:table-cell>
          <table:table-cell table:style-name="ce7" table:formula="of:=120.7988 - 25" office:value-type="float" office:value="95.7988" calcext:value-type="float">
            <text:p>95.7988</text:p>
          </table:table-cell>
          <table:table-cell table:style-name="ce7" table:formula="of:=194.2686 - 22" office:value-type="float" office:value="172.2686" calcext:value-type="float">
            <text:p>172.2686</text:p>
          </table:table-cell>
          <table:table-cell table:style-name="ce7" table:formula="of:=170.2414 - 23" office:value-type="float" office:value="147.2414" calcext:value-type="float">
            <text:p>147.2414</text:p>
          </table:table-cell>
          <table:table-cell table:number-columns-repeated="2"/>
          <table:table-cell table:style-name="ce7" table:formula="of:=14.2809 - 2" office:value-type="float" office:value="12.2809" calcext:value-type="float" table:number-columns-spanned="3" table:number-rows-spanned="1">
            <text:p>12.2809</text:p>
          </table:table-cell>
          <table:covered-table-cell table:style-name="ce8"/>
          <table:covered-table-cell table:style-name="ce9"/>
          <table:table-cell table:style-name="ce7" table:formula="of:=7.5028 - 1" office:value-type="float" office:value="6.5028" calcext:value-type="float" table:number-columns-spanned="3" table:number-rows-spanned="1">
            <text:p>6.502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857.0671 - 546" office:value-type="float" office:value="4311.0671" calcext:value-type="float" table:number-columns-spanned="3" table:number-rows-spanned="1">
            <text:p>4311.0671</text:p>
          </table:table-cell>
          <table:covered-table-cell table:style-name="ce8"/>
          <table:covered-table-cell table:style-name="ce9"/>
          <table:table-cell table:style-name="ce7" table:formula="of:=4729.1459 - 522" office:value-type="float" office:value="4207.1459" calcext:value-type="float" table:number-columns-spanned="3" table:number-rows-spanned="1">
            <text:p>4207.145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029.2852 - 2" office:value-type="float" office:value="1027.2852" calcext:value-type="float" table:number-columns-spanned="3" table:number-rows-spanned="1">
            <text:p>1027.2852</text:p>
          </table:table-cell>
          <table:covered-table-cell table:style-name="ce8"/>
          <table:covered-table-cell table:style-name="ce9"/>
          <table:table-cell table:style-name="ce7" table:formula="of:=18.4698 - 1" office:value-type="float" office:value="17.4698" calcext:value-type="float" table:number-columns-spanned="3" table:number-rows-spanned="1">
            <text:p>17.46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9.2453 - 26" office:value-type="float" office:value="103.2453" calcext:value-type="float">
            <text:p>103.2453</text:p>
          </table:table-cell>
          <table:table-cell table:style-name="ce7" table:formula="of:=805.2362 - 74" office:value-type="float" office:value="731.2362" calcext:value-type="float">
            <text:p>731.2362</text:p>
          </table:table-cell>
          <table:table-cell table:style-name="ce7" table:formula="of:=393.9151 - 10" office:value-type="float" office:value="383.9151" calcext:value-type="float">
            <text:p>383.9151</text:p>
          </table:table-cell>
          <table:table-cell table:style-name="ce7" table:formula="of:=129.2711 - 26" office:value-type="float" office:value="103.2711" calcext:value-type="float">
            <text:p>103.2711</text:p>
          </table:table-cell>
          <table:table-cell table:style-name="ce7" table:formula="of:=204.3859 - 23" office:value-type="float" office:value="181.3859" calcext:value-type="float">
            <text:p>181.3859</text:p>
          </table:table-cell>
          <table:table-cell table:style-name="ce7" table:formula="of:=174.325 - 24" office:value-type="float" office:value="150.325" calcext:value-type="float">
            <text:p>150.325</text:p>
          </table:table-cell>
          <table:table-cell table:number-columns-repeated="2"/>
          <table:table-cell table:style-name="ce7" table:formula="of:=14.3222 - 1" office:value-type="float" office:value="13.3222" calcext:value-type="float" table:number-columns-spanned="3" table:number-rows-spanned="1">
            <text:p>13.3222</text:p>
          </table:table-cell>
          <table:covered-table-cell table:style-name="ce8"/>
          <table:covered-table-cell table:style-name="ce9"/>
          <table:table-cell table:style-name="ce7" table:formula="of:=6.6656 - 1" office:value-type="float" office:value="5.6656" calcext:value-type="float" table:number-columns-spanned="3" table:number-rows-spanned="1">
            <text:p>5.665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875.3145 - 504" office:value-type="float" office:value="4371.3145" calcext:value-type="float" table:number-columns-spanned="3" table:number-rows-spanned="1">
            <text:p>4371.3145</text:p>
          </table:table-cell>
          <table:covered-table-cell table:style-name="ce8"/>
          <table:covered-table-cell table:style-name="ce9"/>
          <table:table-cell table:style-name="ce7" table:formula="of:=4774.624 - 523" office:value-type="float" office:value="4251.624" calcext:value-type="float" table:number-columns-spanned="3" table:number-rows-spanned="1">
            <text:p>4251.62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136.8991 - 107" office:value-type="float" office:value="1029.8991" calcext:value-type="float" table:number-columns-spanned="3" table:number-rows-spanned="1">
            <text:p>1029.8991</text:p>
          </table:table-cell>
          <table:covered-table-cell table:style-name="ce8"/>
          <table:covered-table-cell table:style-name="ce9"/>
          <table:table-cell table:style-name="ce7" table:formula="of:=18.8152 - 1" office:value-type="float" office:value="17.8152" calcext:value-type="float" table:number-columns-spanned="3" table:number-rows-spanned="1">
            <text:p>17.815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39.3472 - 27" office:value-type="float" office:value="112.3472" calcext:value-type="float">
            <text:p>112.3472</text:p>
          </table:table-cell>
          <table:table-cell table:style-name="ce7" table:formula="of:=807.9967 - 75" office:value-type="float" office:value="732.9967" calcext:value-type="float">
            <text:p>732.9967</text:p>
          </table:table-cell>
          <table:table-cell table:style-name="ce7" table:formula="of:=414.3443 - 88" office:value-type="float" office:value="326.3443" calcext:value-type="float">
            <text:p>326.3443</text:p>
          </table:table-cell>
          <table:table-cell table:style-name="ce7" table:formula="of:=139.3421 - 27" office:value-type="float" office:value="112.3421" calcext:value-type="float">
            <text:p>112.3421</text:p>
          </table:table-cell>
          <table:table-cell table:style-name="ce7" table:formula="of:=212.44 - 24" office:value-type="float" office:value="188.44" calcext:value-type="float">
            <text:p>188.44</text:p>
          </table:table-cell>
          <table:table-cell table:style-name="ce7" table:formula="of:=182.5865 - 25" office:value-type="float" office:value="157.5865" calcext:value-type="float">
            <text:p>157.5865</text:p>
          </table:table-cell>
          <table:table-cell table:number-columns-repeated="2"/>
          <table:table-cell table:style-name="ce7" table:formula="of:=14.7902 - 4" office:value-type="float" office:value="10.7902" calcext:value-type="float" table:number-columns-spanned="3" table:number-rows-spanned="1">
            <text:p>10.7902</text:p>
          </table:table-cell>
          <table:covered-table-cell table:style-name="ce8"/>
          <table:covered-table-cell table:style-name="ce9"/>
          <table:table-cell table:style-name="ce7" table:formula="of:=6.7312 - 1" office:value-type="float" office:value="5.7312" calcext:value-type="float" table:number-columns-spanned="3" table:number-rows-spanned="1">
            <text:p>5.731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4951.4431 - 535" office:value-type="float" office:value="4416.4431" calcext:value-type="float" table:number-columns-spanned="3" table:number-rows-spanned="1">
            <text:p>4416.4431</text:p>
          </table:table-cell>
          <table:covered-table-cell table:style-name="ce8"/>
          <table:covered-table-cell table:style-name="ce9"/>
          <table:table-cell table:style-name="ce7" table:formula="of:=4825.189 - 525" office:value-type="float" office:value="4300.189" calcext:value-type="float" table:number-columns-spanned="3" table:number-rows-spanned="1">
            <text:p>4300.18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143.2307 - 6" office:value-type="float" office:value="1137.2307" calcext:value-type="float" table:number-columns-spanned="3" table:number-rows-spanned="1">
            <text:p>1137.2307</text:p>
          </table:table-cell>
          <table:covered-table-cell table:style-name="ce8"/>
          <table:covered-table-cell table:style-name="ce9"/>
          <table:table-cell table:style-name="ce7" table:formula="of:=19.4693 - 1" office:value-type="float" office:value="18.4693" calcext:value-type="float" table:number-columns-spanned="3" table:number-rows-spanned="1">
            <text:p>18.469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48.7528 - 28" office:value-type="float" office:value="120.7528" calcext:value-type="float">
            <text:p>120.7528</text:p>
          </table:table-cell>
          <table:table-cell table:style-name="ce7" table:formula="of:=877.2369 - 72" office:value-type="float" office:value="805.2369" calcext:value-type="float">
            <text:p>805.2369</text:p>
          </table:table-cell>
          <table:table-cell table:style-name="ce7" table:formula="of:=419.5943 - 48" office:value-type="float" office:value="371.5943" calcext:value-type="float">
            <text:p>371.5943</text:p>
          </table:table-cell>
          <table:table-cell table:style-name="ce7" table:formula="of:=148.7986 - 28" office:value-type="float" office:value="120.7986" calcext:value-type="float">
            <text:p>120.7986</text:p>
          </table:table-cell>
          <table:table-cell table:style-name="ce7" table:formula="of:=220.743 - 25" office:value-type="float" office:value="195.743" calcext:value-type="float">
            <text:p>195.743</text:p>
          </table:table-cell>
          <table:table-cell table:style-name="ce7" table:formula="of:=196.2409 - 26" office:value-type="float" office:value="170.2409" calcext:value-type="float">
            <text:p>170.2409</text:p>
          </table:table-cell>
          <table:table-cell table:number-columns-repeated="2"/>
          <table:table-cell table:style-name="ce7" table:formula="of:=15.7845 - 1" office:value-type="float" office:value="14.7845" calcext:value-type="float" table:number-columns-spanned="3" table:number-rows-spanned="1">
            <text:p>14.7845</text:p>
          </table:table-cell>
          <table:covered-table-cell table:style-name="ce8"/>
          <table:covered-table-cell table:style-name="ce9"/>
          <table:table-cell table:style-name="ce7" table:formula="of:=7.6199 - 1" office:value-type="float" office:value="6.6199" calcext:value-type="float" table:number-columns-spanned="3" table:number-rows-spanned="1">
            <text:p>6.619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397.0663 - 540" office:value-type="float" office:value="4857.0663" calcext:value-type="float" table:number-columns-spanned="3" table:number-rows-spanned="1">
            <text:p>4857.0663</text:p>
          </table:table-cell>
          <table:covered-table-cell table:style-name="ce8"/>
          <table:covered-table-cell table:style-name="ce9"/>
          <table:table-cell table:style-name="ce7" table:formula="of:=5255.1538 - 526" office:value-type="float" office:value="4729.1538" calcext:value-type="float" table:number-columns-spanned="3" table:number-rows-spanned="1">
            <text:p>4729.153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249.9802 - 316" office:value-type="float" office:value="933.9802" calcext:value-type="float" table:number-columns-spanned="3" table:number-rows-spanned="1">
            <text:p>933.9802</text:p>
          </table:table-cell>
          <table:covered-table-cell table:style-name="ce8"/>
          <table:covered-table-cell table:style-name="ce9"/>
          <table:table-cell table:style-name="ce7" table:formula="of:=21.1332 - 2" office:value-type="float" office:value="19.1332" calcext:value-type="float" table:number-columns-spanned="3" table:number-rows-spanned="1">
            <text:p>19.133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59.9294 - 29" office:value-type="float" office:value="130.9294" calcext:value-type="float">
            <text:p>130.9294</text:p>
          </table:table-cell>
          <table:table-cell table:style-name="ce7" table:formula="of:=878.868 - 73" office:value-type="float" office:value="805.868" calcext:value-type="float">
            <text:p>805.868</text:p>
          </table:table-cell>
          <table:table-cell table:style-name="ce7" table:formula="of:=435.1955 - 39" office:value-type="float" office:value="396.1955" calcext:value-type="float">
            <text:p>396.1955</text:p>
          </table:table-cell>
          <table:table-cell table:style-name="ce7" table:formula="of:=159.9277 - 29" office:value-type="float" office:value="130.9277" calcext:value-type="float">
            <text:p>130.9277</text:p>
          </table:table-cell>
          <table:table-cell table:style-name="ce7" table:formula="of:=230.3904 - 26" office:value-type="float" office:value="204.3904" calcext:value-type="float">
            <text:p>204.3904</text:p>
          </table:table-cell>
          <table:table-cell table:style-name="ce7" table:formula="of:=202.9117 - 27" office:value-type="float" office:value="175.9117" calcext:value-type="float">
            <text:p>175.9117</text:p>
          </table:table-cell>
          <table:table-cell table:number-columns-repeated="2"/>
          <table:table-cell table:style-name="ce7" table:formula="of:=16.0517 - 5" office:value-type="float" office:value="11.0517" calcext:value-type="float" table:number-columns-spanned="3" table:number-rows-spanned="1">
            <text:p>11.0517</text:p>
          </table:table-cell>
          <table:covered-table-cell table:style-name="ce8"/>
          <table:covered-table-cell table:style-name="ce9"/>
          <table:table-cell table:style-name="ce7" table:formula="of:=7.4285 - 1" office:value-type="float" office:value="6.4285" calcext:value-type="float" table:number-columns-spanned="3" table:number-rows-spanned="1">
            <text:p>6.428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401.3139 - 526" office:value-type="float" office:value="4875.3139" calcext:value-type="float" table:number-columns-spanned="3" table:number-rows-spanned="1">
            <text:p>4875.3139</text:p>
          </table:table-cell>
          <table:covered-table-cell table:style-name="ce8"/>
          <table:covered-table-cell table:style-name="ce9"/>
          <table:table-cell table:style-name="ce7" table:formula="of:=5330.7809 - 527" office:value-type="float" office:value="4803.7809" calcext:value-type="float" table:number-columns-spanned="3" table:number-rows-spanned="1">
            <text:p>4803.780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252.0865 - 2" office:value-type="float" office:value="1250.0865" calcext:value-type="float" table:number-columns-spanned="3" table:number-rows-spanned="1">
            <text:p>1250.0865</text:p>
          </table:table-cell>
          <table:covered-table-cell table:style-name="ce8"/>
          <table:covered-table-cell table:style-name="ce9"/>
          <table:table-cell table:style-name="ce7" table:formula="of:=21.6361 - 2" office:value-type="float" office:value="19.6361" calcext:value-type="float" table:number-columns-spanned="3" table:number-rows-spanned="1">
            <text:p>19.63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69.347 - 30" office:value-type="float" office:value="139.347" calcext:value-type="float">
            <text:p>139.347</text:p>
          </table:table-cell>
          <table:table-cell table:style-name="ce7" table:formula="of:=883.0648 - 71" office:value-type="float" office:value="812.0648" calcext:value-type="float">
            <text:p>812.0648</text:p>
          </table:table-cell>
          <table:table-cell table:style-name="ce7" table:formula="of:=444.3418 - 30" office:value-type="float" office:value="414.3418" calcext:value-type="float">
            <text:p>414.3418</text:p>
          </table:table-cell>
          <table:table-cell table:style-name="ce7" table:formula="of:=169.3419 - 30" office:value-type="float" office:value="139.3419" calcext:value-type="float">
            <text:p>139.3419</text:p>
          </table:table-cell>
          <table:table-cell table:style-name="ce7" table:formula="of:=241.0314 - 27" office:value-type="float" office:value="214.0314" calcext:value-type="float">
            <text:p>214.0314</text:p>
          </table:table-cell>
          <table:table-cell table:style-name="ce7" table:formula="of:=210.5734 - 28" office:value-type="float" office:value="182.5734" calcext:value-type="float">
            <text:p>182.5734</text:p>
          </table:table-cell>
          <table:table-cell table:number-columns-repeated="2"/>
          <table:table-cell table:style-name="ce7" table:formula="of:=16.685 - 3" office:value-type="float" office:value="13.685" calcext:value-type="float" table:number-columns-spanned="3" table:number-rows-spanned="1">
            <text:p>13.685</text:p>
          </table:table-cell>
          <table:covered-table-cell table:style-name="ce8"/>
          <table:covered-table-cell table:style-name="ce9"/>
          <table:table-cell table:style-name="ce7" table:formula="of:=8.3251 - 1" office:value-type="float" office:value="7.3251" calcext:value-type="float" table:number-columns-spanned="3" table:number-rows-spanned="1">
            <text:p>7.325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459.4424 - 508" office:value-type="float" office:value="4951.4424" calcext:value-type="float" table:number-columns-spanned="3" table:number-rows-spanned="1">
            <text:p>4951.4424</text:p>
          </table:table-cell>
          <table:covered-table-cell table:style-name="ce8"/>
          <table:covered-table-cell table:style-name="ce9"/>
          <table:table-cell table:style-name="ce7" table:formula="of:=5353.1878 - 528" office:value-type="float" office:value="4825.1878" calcext:value-type="float" table:number-columns-spanned="3" table:number-rows-spanned="1">
            <text:p>4825.187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336.4789 - 291" office:value-type="float" office:value="1045.4789" calcext:value-type="float" table:number-columns-spanned="3" table:number-rows-spanned="1">
            <text:p>1045.4789</text:p>
          </table:table-cell>
          <table:covered-table-cell table:style-name="ce8"/>
          <table:covered-table-cell table:style-name="ce9"/>
          <table:table-cell table:style-name="ce7" table:formula="of:=23.1347 - 2" office:value-type="float" office:value="21.1347" calcext:value-type="float" table:number-columns-spanned="3" table:number-rows-spanned="1">
            <text:p>21.134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81.5216 - 31" office:value-type="float" office:value="150.5216" calcext:value-type="float">
            <text:p>150.5216</text:p>
          </table:table-cell>
          <table:table-cell table:style-name="ce7" table:formula="of:=947.2375 - 70" office:value-type="float" office:value="877.2375" calcext:value-type="float">
            <text:p>877.2375</text:p>
          </table:table-cell>
          <table:table-cell table:style-name="ce7" table:formula="of:=475.6861 - 53" office:value-type="float" office:value="422.6861" calcext:value-type="float">
            <text:p>422.6861</text:p>
          </table:table-cell>
          <table:table-cell table:style-name="ce7" table:formula="of:=181.5678 - 31" office:value-type="float" office:value="150.5678" calcext:value-type="float">
            <text:p>150.5678</text:p>
          </table:table-cell>
          <table:table-cell table:style-name="ce7" table:formula="of:=248.7476 - 28" office:value-type="float" office:value="220.7476" calcext:value-type="float">
            <text:p>220.7476</text:p>
          </table:table-cell>
          <table:table-cell table:style-name="ce7" table:formula="of:=227.0119 - 29" office:value-type="float" office:value="198.0119" calcext:value-type="float">
            <text:p>198.0119</text:p>
          </table:table-cell>
          <table:table-cell table:number-columns-repeated="2"/>
          <table:table-cell table:style-name="ce7" table:formula="of:=16.893 - 4" office:value-type="float" office:value="12.893" calcext:value-type="float" table:number-columns-spanned="3" table:number-rows-spanned="1">
            <text:p>12.893</text:p>
          </table:table-cell>
          <table:covered-table-cell table:style-name="ce8"/>
          <table:covered-table-cell table:style-name="ce9"/>
          <table:table-cell table:style-name="ce7" table:formula="of:=7.7184 - 1" office:value-type="float" office:value="6.7184" calcext:value-type="float" table:number-columns-spanned="3" table:number-rows-spanned="1">
            <text:p>6.718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919.0657 - 522" office:value-type="float" office:value="5397.0657" calcext:value-type="float" table:number-columns-spanned="3" table:number-rows-spanned="1">
            <text:p>5397.0657</text:p>
          </table:table-cell>
          <table:covered-table-cell table:style-name="ce8"/>
          <table:covered-table-cell table:style-name="ce9"/>
          <table:table-cell table:style-name="ce7" table:formula="of:=5813.69 - 529" office:value-type="float" office:value="5284.69" calcext:value-type="float" table:number-columns-spanned="3" table:number-rows-spanned="1">
            <text:p>5284.6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347.0278 - 10" office:value-type="float" office:value="1337.0278" calcext:value-type="float" table:number-columns-spanned="3" table:number-rows-spanned="1">
            <text:p>1337.0278</text:p>
          </table:table-cell>
          <table:covered-table-cell table:style-name="ce8"/>
          <table:covered-table-cell table:style-name="ce9"/>
          <table:table-cell table:style-name="ce7" table:formula="of:=23.7885 - 2" office:value-type="float" office:value="21.7885" calcext:value-type="float" table:number-columns-spanned="3" table:number-rows-spanned="1">
            <text:p>21.78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91.9293 - 32" office:value-type="float" office:value="159.9293" calcext:value-type="float">
            <text:p>159.9293</text:p>
          </table:table-cell>
          <table:table-cell table:style-name="ce7" table:formula="of:=951.0644 - 68" office:value-type="float" office:value="883.0644" calcext:value-type="float">
            <text:p>883.0644</text:p>
          </table:table-cell>
          <table:table-cell table:style-name="ce7" table:formula="of:=510.3659 - 71" office:value-type="float" office:value="439.3659" calcext:value-type="float">
            <text:p>439.3659</text:p>
          </table:table-cell>
          <table:table-cell table:style-name="ce7" table:formula="of:=191.9273 - 32" office:value-type="float" office:value="159.9273" calcext:value-type="float">
            <text:p>159.9273</text:p>
          </table:table-cell>
          <table:table-cell table:style-name="ce7" table:formula="of:=261.1135 - 29" office:value-type="float" office:value="232.1135" calcext:value-type="float">
            <text:p>232.1135</text:p>
          </table:table-cell>
          <table:table-cell table:style-name="ce7" table:formula="of:=232.868 - 30" office:value-type="float" office:value="202.868" calcext:value-type="float">
            <text:p>202.868</text:p>
          </table:table-cell>
          <table:table-cell table:number-columns-repeated="2"/>
          <table:table-cell table:style-name="ce7" table:formula="of:=17.0449 - 1" office:value-type="float" office:value="16.0449" calcext:value-type="float" table:number-columns-spanned="3" table:number-rows-spanned="1">
            <text:p>16.0449</text:p>
          </table:table-cell>
          <table:covered-table-cell table:style-name="ce8"/>
          <table:covered-table-cell table:style-name="ce9"/>
          <table:table-cell table:style-name="ce7" table:formula="of:=7.0264 - 1" office:value-type="float" office:value="6.0264" calcext:value-type="float" table:number-columns-spanned="3" table:number-rows-spanned="1">
            <text:p>6.026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5943.3132 - 542" office:value-type="float" office:value="5401.3132" calcext:value-type="float" table:number-columns-spanned="3" table:number-rows-spanned="1">
            <text:p>5401.3132</text:p>
          </table:table-cell>
          <table:covered-table-cell table:style-name="ce8"/>
          <table:covered-table-cell table:style-name="ce9"/>
          <table:table-cell table:style-name="ce7" table:formula="of:=5860.803 - 530" office:value-type="float" office:value="5330.803" calcext:value-type="float" table:number-columns-spanned="3" table:number-rows-spanned="1">
            <text:p>5330.80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437.2323 - 294" office:value-type="float" office:value="1143.2323" calcext:value-type="float" table:number-columns-spanned="3" table:number-rows-spanned="1">
            <text:p>1143.2323</text:p>
          </table:table-cell>
          <table:covered-table-cell table:style-name="ce8"/>
          <table:covered-table-cell table:style-name="ce9"/>
          <table:table-cell table:style-name="ce7" table:formula="of:=25.3082 - 2" office:value-type="float" office:value="23.3082" calcext:value-type="float" table:number-columns-spanned="3" table:number-rows-spanned="1">
            <text:p>23.308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04.2599 - 33" office:value-type="float" office:value="171.2599" calcext:value-type="float">
            <text:p>171.2599</text:p>
          </table:table-cell>
          <table:table-cell table:style-name="ce7" table:formula="of:=951.8755 - 69" office:value-type="float" office:value="882.8755" calcext:value-type="float">
            <text:p>882.8755</text:p>
          </table:table-cell>
          <table:table-cell table:style-name="ce7" table:formula="of:=514.8394 - 37" office:value-type="float" office:value="477.8394" calcext:value-type="float">
            <text:p>477.8394</text:p>
          </table:table-cell>
          <table:table-cell table:style-name="ce7" table:formula="of:=204.2543 - 33" office:value-type="float" office:value="171.2543" calcext:value-type="float">
            <text:p>171.2543</text:p>
          </table:table-cell>
          <table:table-cell table:style-name="ce7" table:formula="of:=271.0358 - 30" office:value-type="float" office:value="241.0358" calcext:value-type="float">
            <text:p>241.0358</text:p>
          </table:table-cell>
          <table:table-cell table:style-name="ce7" table:formula="of:=243.364 - 31" office:value-type="float" office:value="212.364" calcext:value-type="float">
            <text:p>212.364</text:p>
          </table:table-cell>
          <table:table-cell table:number-columns-repeated="2"/>
          <table:table-cell table:style-name="ce7" table:formula="of:=17.2793 - 3" office:value-type="float" office:value="14.2793" calcext:value-type="float" table:number-columns-spanned="3" table:number-rows-spanned="1">
            <text:p>14.2793</text:p>
          </table:table-cell>
          <table:covered-table-cell table:style-name="ce8"/>
          <table:covered-table-cell table:style-name="ce9"/>
          <table:table-cell table:style-name="ce7" table:formula="of:=7.7115 - 1" office:value-type="float" office:value="6.7115" calcext:value-type="float" table:number-columns-spanned="3" table:number-rows-spanned="1">
            <text:p>6.711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011.5019 - 523" office:value-type="float" office:value="5488.5019" calcext:value-type="float" table:number-columns-spanned="3" table:number-rows-spanned="1">
            <text:p>5488.5019</text:p>
          </table:table-cell>
          <table:covered-table-cell table:style-name="ce8"/>
          <table:covered-table-cell table:style-name="ce9"/>
          <table:table-cell table:style-name="ce7" table:formula="of:=5885.1929 - 532" office:value-type="float" office:value="5353.1929" calcext:value-type="float" table:number-columns-spanned="3" table:number-rows-spanned="1">
            <text:p>5353.192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582.4958 - 313" office:value-type="float" office:value="1269.4958" calcext:value-type="float" table:number-columns-spanned="3" table:number-rows-spanned="1">
            <text:p>1269.4958</text:p>
          </table:table-cell>
          <table:covered-table-cell table:style-name="ce8"/>
          <table:covered-table-cell table:style-name="ce9"/>
          <table:table-cell table:style-name="ce7" table:formula="of:=25.8495 - 2" office:value-type="float" office:value="23.8495" calcext:value-type="float" table:number-columns-spanned="3" table:number-rows-spanned="1">
            <text:p>23.84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15.5219 - 34" office:value-type="float" office:value="181.5219" calcext:value-type="float">
            <text:p>181.5219</text:p>
          </table:table-cell>
          <table:table-cell table:style-name="ce7" table:formula="of:=1017.0647 - 66" office:value-type="float" office:value="951.0647" calcext:value-type="float">
            <text:p>951.0647</text:p>
          </table:table-cell>
          <table:table-cell table:style-name="ce7" table:formula="of:=542.3414 - 98" office:value-type="float" office:value="444.3414" calcext:value-type="float">
            <text:p>444.3414</text:p>
          </table:table-cell>
          <table:table-cell table:style-name="ce7" table:formula="of:=215.5676 - 34" office:value-type="float" office:value="181.5676" calcext:value-type="float">
            <text:p>181.5676</text:p>
          </table:table-cell>
          <table:table-cell table:style-name="ce7" table:formula="of:=281.5801 - 31" office:value-type="float" office:value="250.5801" calcext:value-type="float">
            <text:p>250.5801</text:p>
          </table:table-cell>
          <table:table-cell table:style-name="ce7" table:formula="of:=258.9875 - 32" office:value-type="float" office:value="226.9875" calcext:value-type="float">
            <text:p>226.9875</text:p>
          </table:table-cell>
          <table:table-cell table:number-columns-repeated="2"/>
          <table:table-cell table:style-name="ce7" table:formula="of:=17.6825 - 1" office:value-type="float" office:value="16.6825" calcext:value-type="float" table:number-columns-spanned="3" table:number-rows-spanned="1">
            <text:p>16.6825</text:p>
          </table:table-cell>
          <table:covered-table-cell table:style-name="ce8"/>
          <table:covered-table-cell table:style-name="ce9"/>
          <table:table-cell table:style-name="ce7" table:formula="of:=9.2571 - 1" office:value-type="float" office:value="8.2571" calcext:value-type="float" table:number-columns-spanned="3" table:number-rows-spanned="1">
            <text:p>8.257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455.0649 - 536" office:value-type="float" office:value="5919.0649" calcext:value-type="float" table:number-columns-spanned="3" table:number-rows-spanned="1">
            <text:p>5919.0649</text:p>
          </table:table-cell>
          <table:covered-table-cell table:style-name="ce8"/>
          <table:covered-table-cell table:style-name="ce9"/>
          <table:table-cell table:style-name="ce7" table:formula="of:=6376.2521 - 533" office:value-type="float" office:value="5843.2521" calcext:value-type="float" table:number-columns-spanned="3" table:number-rows-spanned="1">
            <text:p>5843.252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583.496 - 1" office:value-type="float" office:value="1582.496" calcext:value-type="float" table:number-columns-spanned="3" table:number-rows-spanned="1">
            <text:p>1582.496</text:p>
          </table:table-cell>
          <table:covered-table-cell table:style-name="ce8"/>
          <table:covered-table-cell table:style-name="ce9"/>
          <table:table-cell table:style-name="ce7" table:formula="of:=27.3526 - 2" office:value-type="float" office:value="25.3526" calcext:value-type="float" table:number-columns-spanned="3" table:number-rows-spanned="1">
            <text:p>25.35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28.9769 - 35" office:value-type="float" office:value="193.9769" calcext:value-type="float">
            <text:p>193.9769</text:p>
          </table:table-cell>
          <table:table-cell table:style-name="ce7" table:formula="of:=1018.083 - 67" office:value-type="float" office:value="951.083" calcext:value-type="float">
            <text:p>951.083</text:p>
          </table:table-cell>
          <table:table-cell table:style-name="ce7" table:formula="of:=590.8397 - 76" office:value-type="float" office:value="514.8397" calcext:value-type="float">
            <text:p>514.8397</text:p>
          </table:table-cell>
          <table:table-cell table:style-name="ce7" table:formula="of:=228.9506 - 35" office:value-type="float" office:value="193.9506" calcext:value-type="float">
            <text:p>193.9506</text:p>
          </table:table-cell>
          <table:table-cell table:style-name="ce7" table:formula="of:=293.1178 - 32" office:value-type="float" office:value="261.1178" calcext:value-type="float">
            <text:p>261.1178</text:p>
          </table:table-cell>
          <table:table-cell table:style-name="ce7" table:formula="of:=267.7819 - 33" office:value-type="float" office:value="234.7819" calcext:value-type="float">
            <text:p>234.7819</text:p>
          </table:table-cell>
          <table:table-cell table:number-columns-repeated="2"/>
          <table:table-cell table:style-name="ce7" table:formula="of:=18.6811 - 1" office:value-type="float" office:value="17.6811" calcext:value-type="float" table:number-columns-spanned="3" table:number-rows-spanned="1">
            <text:p>17.6811</text:p>
          </table:table-cell>
          <table:covered-table-cell table:style-name="ce8"/>
          <table:covered-table-cell table:style-name="ce9"/>
          <table:table-cell table:style-name="ce7" table:formula="of:=9.3232 - 1" office:value-type="float" office:value="8.3232" calcext:value-type="float" table:number-columns-spanned="3" table:number-rows-spanned="1">
            <text:p>8.323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471.3125 - 528" office:value-type="float" office:value="5943.3125" calcext:value-type="float" table:number-columns-spanned="3" table:number-rows-spanned="1">
            <text:p>5943.3125</text:p>
          </table:table-cell>
          <table:covered-table-cell table:style-name="ce8"/>
          <table:covered-table-cell table:style-name="ce9"/>
          <table:table-cell table:style-name="ce7" table:formula="of:=6394.7752 - 534" office:value-type="float" office:value="5860.7752" calcext:value-type="float" table:number-columns-spanned="3" table:number-rows-spanned="1">
            <text:p>5860.775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37.2316 - 200" office:value-type="float" office:value="1437.2316" calcext:value-type="float" table:number-columns-spanned="3" table:number-rows-spanned="1">
            <text:p>1437.2316</text:p>
          </table:table-cell>
          <table:covered-table-cell table:style-name="ce8"/>
          <table:covered-table-cell table:style-name="ce9"/>
          <table:table-cell table:style-name="ce7" table:formula="of:=27.898 - 2" office:value-type="float" office:value="25.898" calcext:value-type="float" table:number-columns-spanned="3" table:number-rows-spanned="1">
            <text:p>25.8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40.2598 - 36" office:value-type="float" office:value="204.2598" calcext:value-type="float">
            <text:p>204.2598</text:p>
          </table:table-cell>
          <table:table-cell table:style-name="ce7" table:formula="of:=1020.6265 - 65" office:value-type="float" office:value="955.6265" calcext:value-type="float">
            <text:p>955.6265</text:p>
          </table:table-cell>
          <table:table-cell table:style-name="ce7" table:formula="of:=600.4023 - 85" office:value-type="float" office:value="515.4023" calcext:value-type="float">
            <text:p>515.4023</text:p>
          </table:table-cell>
          <table:table-cell table:style-name="ce7" table:formula="of:=240.254 - 36" office:value-type="float" office:value="204.254" calcext:value-type="float">
            <text:p>204.254</text:p>
          </table:table-cell>
          <table:table-cell table:style-name="ce7" table:formula="of:=305.9842 - 33" office:value-type="float" office:value="272.9842" calcext:value-type="float">
            <text:p>272.9842</text:p>
          </table:table-cell>
          <table:table-cell table:style-name="ce7" table:formula="of:=277.3526 - 34" office:value-type="float" office:value="243.3526" calcext:value-type="float">
            <text:p>243.3526</text:p>
          </table:table-cell>
          <table:table-cell table:number-columns-repeated="2"/>
          <table:table-cell table:style-name="ce7" table:formula="of:=19.1578 - 2" office:value-type="float" office:value="17.1578" calcext:value-type="float" table:number-columns-spanned="3" table:number-rows-spanned="1">
            <text:p>17.1578</text:p>
          </table:table-cell>
          <table:covered-table-cell table:style-name="ce8"/>
          <table:covered-table-cell table:style-name="ce9"/>
          <table:table-cell table:style-name="ce7" table:formula="of:=9.3768 - 1" office:value-type="float" office:value="8.3768" calcext:value-type="float" table:number-columns-spanned="3" table:number-rows-spanned="1">
            <text:p>8.376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6580.4037 - 539" office:value-type="float" office:value="6041.4037" calcext:value-type="float" table:number-columns-spanned="3" table:number-rows-spanned="1">
            <text:p>6041.4037</text:p>
          </table:table-cell>
          <table:covered-table-cell table:style-name="ce8"/>
          <table:covered-table-cell table:style-name="ce9"/>
          <table:table-cell table:style-name="ce7" table:formula="of:=6449.6883 - 535" office:value-type="float" office:value="5914.6883" calcext:value-type="float" table:number-columns-spanned="3" table:number-rows-spanned="1">
            <text:p>5914.688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42.2326 - 5" office:value-type="float" office:value="1637.2326" calcext:value-type="float" table:number-columns-spanned="3" table:number-rows-spanned="1">
            <text:p>1637.2326</text:p>
          </table:table-cell>
          <table:covered-table-cell table:style-name="ce8"/>
          <table:covered-table-cell table:style-name="ce9"/>
          <table:table-cell table:style-name="ce7" table:formula="of:=29.5303 - 2" office:value-type="float" office:value="27.5303" calcext:value-type="float" table:number-columns-spanned="3" table:number-rows-spanned="1">
            <text:p>27.53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54.6755 - 37" office:value-type="float" office:value="217.6755" calcext:value-type="float">
            <text:p>217.6755</text:p>
          </table:table-cell>
          <table:table-cell table:style-name="ce7" table:formula="of:=1081.0651 - 64" office:value-type="float" office:value="1017.0651" calcext:value-type="float">
            <text:p>1017.0651</text:p>
          </table:table-cell>
          <table:table-cell table:style-name="ce7" table:formula="of:=620.34 - 78" office:value-type="float" office:value="542.34" calcext:value-type="float">
            <text:p>542.34</text:p>
          </table:table-cell>
          <table:table-cell table:style-name="ce7" table:formula="of:=254.7319 - 37" office:value-type="float" office:value="217.7319" calcext:value-type="float">
            <text:p>217.7319</text:p>
          </table:table-cell>
          <table:table-cell table:style-name="ce7" table:formula="of:=315.5845 - 34" office:value-type="float" office:value="281.5845" calcext:value-type="float">
            <text:p>281.5845</text:p>
          </table:table-cell>
          <table:table-cell table:style-name="ce7" table:formula="of:=296.0029 - 35" office:value-type="float" office:value="261.0029" calcext:value-type="float">
            <text:p>261.0029</text:p>
          </table:table-cell>
          <table:table-cell table:number-columns-repeated="2"/>
          <table:table-cell table:style-name="ce7" table:formula="of:=19.6146 - 5" office:value-type="float" office:value="14.6146" calcext:value-type="float" table:number-columns-spanned="3" table:number-rows-spanned="1">
            <text:p>14.6146</text:p>
          </table:table-cell>
          <table:covered-table-cell table:style-name="ce8"/>
          <table:covered-table-cell table:style-name="ce9"/>
          <table:table-cell table:style-name="ce7" table:formula="of:=8.7112 - 1" office:value-type="float" office:value="7.7112" calcext:value-type="float" table:number-columns-spanned="3" table:number-rows-spanned="1">
            <text:p>7.711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003.3118 - 532" office:value-type="float" office:value="6471.3118" calcext:value-type="float" table:number-columns-spanned="3" table:number-rows-spanned="1">
            <text:p>6471.3118</text:p>
          </table:table-cell>
          <table:covered-table-cell table:style-name="ce8"/>
          <table:covered-table-cell table:style-name="ce9"/>
          <table:table-cell table:style-name="ce7" table:formula="of:=6912.2288 - 536" office:value-type="float" office:value="6376.2288" calcext:value-type="float" table:number-columns-spanned="3" table:number-rows-spanned="1">
            <text:p>6376.228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55.029 - 308" office:value-type="float" office:value="1347.029" calcext:value-type="float" table:number-columns-spanned="3" table:number-rows-spanned="1">
            <text:p>1347.029</text:p>
          </table:table-cell>
          <table:covered-table-cell table:style-name="ce8"/>
          <table:covered-table-cell table:style-name="ce9"/>
          <table:table-cell table:style-name="ce7" table:formula="of:=30.0774 - 2" office:value-type="float" office:value="28.0774" calcext:value-type="float" table:number-columns-spanned="3" table:number-rows-spanned="1">
            <text:p>28.077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66.9767 - 38" office:value-type="float" office:value="228.9767" calcext:value-type="float">
            <text:p>228.9767</text:p>
          </table:table-cell>
          <table:table-cell table:style-name="ce7" table:formula="of:=1082.6258 - 62" office:value-type="float" office:value="1020.6258" calcext:value-type="float">
            <text:p>1020.6258</text:p>
          </table:table-cell>
          <table:table-cell table:style-name="ce7" table:formula="of:=670.8398 - 80" office:value-type="float" office:value="590.8398" calcext:value-type="float">
            <text:p>590.8398</text:p>
          </table:table-cell>
          <table:table-cell table:style-name="ce7" table:formula="of:=266.9499 - 38" office:value-type="float" office:value="228.9499" calcext:value-type="float">
            <text:p>228.9499</text:p>
          </table:table-cell>
          <table:table-cell table:style-name="ce7" table:formula="of:=330.1871 - 35" office:value-type="float" office:value="295.1871" calcext:value-type="float">
            <text:p>295.1871</text:p>
          </table:table-cell>
          <table:table-cell table:style-name="ce7" table:formula="of:=303.849 - 36" office:value-type="float" office:value="267.849" calcext:value-type="float">
            <text:p>267.849</text:p>
          </table:table-cell>
          <table:table-cell table:number-columns-repeated="2"/>
          <table:table-cell table:style-name="ce7" table:formula="of:=19.786 - 4" office:value-type="float" office:value="15.786" calcext:value-type="float" table:number-columns-spanned="3" table:number-rows-spanned="1">
            <text:p>15.786</text:p>
          </table:table-cell>
          <table:covered-table-cell table:style-name="ce8"/>
          <table:covered-table-cell table:style-name="ce9"/>
          <table:table-cell table:style-name="ce7" table:formula="of:=8.7082 - 1" office:value-type="float" office:value="7.7082" calcext:value-type="float" table:number-columns-spanned="3" table:number-rows-spanned="1">
            <text:p>7.708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009.1113 - 525" office:value-type="float" office:value="6484.1113" calcext:value-type="float" table:number-columns-spanned="3" table:number-rows-spanned="1">
            <text:p>6484.1113</text:p>
          </table:table-cell>
          <table:covered-table-cell table:style-name="ce8"/>
          <table:covered-table-cell table:style-name="ce9"/>
          <table:table-cell table:style-name="ce7" table:formula="of:=6961.5763 - 537" office:value-type="float" office:value="6424.5763" calcext:value-type="float" table:number-columns-spanned="3" table:number-rows-spanned="1">
            <text:p>6424.576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659.2476 - 4" office:value-type="float" office:value="1655.2476" calcext:value-type="float" table:number-columns-spanned="3" table:number-rows-spanned="1">
            <text:p>1655.2476</text:p>
          </table:table-cell>
          <table:covered-table-cell table:style-name="ce8"/>
          <table:covered-table-cell table:style-name="ce9"/>
          <table:table-cell table:style-name="ce7" table:formula="of:=31.5727 - 2" office:value-type="float" office:value="29.5727" calcext:value-type="float" table:number-columns-spanned="3" table:number-rows-spanned="1">
            <text:p>29.572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81.5327 - 39" office:value-type="float" office:value="242.5327" calcext:value-type="float">
            <text:p>242.5327</text:p>
          </table:table-cell>
          <table:table-cell table:style-name="ce7" table:formula="of:=1084.7506 - 63" office:value-type="float" office:value="1021.7506" calcext:value-type="float">
            <text:p>1021.7506</text:p>
          </table:table-cell>
          <table:table-cell table:style-name="ce7" table:formula="of:=672.3397 - 52" office:value-type="float" office:value="620.3397" calcext:value-type="float">
            <text:p>620.3397</text:p>
          </table:table-cell>
          <table:table-cell table:style-name="ce7" table:formula="of:=281.5049 - 39" office:value-type="float" office:value="242.5049" calcext:value-type="float">
            <text:p>242.5049</text:p>
          </table:table-cell>
          <table:table-cell table:style-name="ce7" table:formula="of:=341.988 - 36" office:value-type="float" office:value="305.988" calcext:value-type="float">
            <text:p>305.988</text:p>
          </table:table-cell>
          <table:table-cell table:style-name="ce7" table:formula="of:=316.5194 - 37" office:value-type="float" office:value="279.5194" calcext:value-type="float">
            <text:p>279.5194</text:p>
          </table:table-cell>
          <table:table-cell table:number-columns-repeated="2"/>
          <table:table-cell table:style-name="ce7" table:formula="of:=20.0641 - 3" office:value-type="float" office:value="17.0641" calcext:value-type="float" table:number-columns-spanned="3" table:number-rows-spanned="1">
            <text:p>17.0641</text:p>
          </table:table-cell>
          <table:covered-table-cell table:style-name="ce8"/>
          <table:covered-table-cell table:style-name="ce9"/>
          <table:table-cell table:style-name="ce7" table:formula="of:=9.6118 - 1" office:value-type="float" office:value="8.6118" calcext:value-type="float" table:number-columns-spanned="3" table:number-rows-spanned="1">
            <text:p>8.611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098.4029 - 518" office:value-type="float" office:value="6580.4029" calcext:value-type="float" table:number-columns-spanned="3" table:number-rows-spanned="1">
            <text:p>6580.4029</text:p>
          </table:table-cell>
          <table:covered-table-cell table:style-name="ce8"/>
          <table:covered-table-cell table:style-name="ce9"/>
          <table:table-cell table:style-name="ce7" table:formula="of:=6987.672 - 538" office:value-type="float" office:value="6449.672" calcext:value-type="float" table:number-columns-spanned="3" table:number-rows-spanned="1">
            <text:p>6449.67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788.2334 - 146" office:value-type="float" office:value="1642.2334" calcext:value-type="float" table:number-columns-spanned="3" table:number-rows-spanned="1">
            <text:p>1642.2334</text:p>
          </table:table-cell>
          <table:covered-table-cell table:style-name="ce8"/>
          <table:covered-table-cell table:style-name="ce9"/>
          <table:table-cell table:style-name="ce7" table:formula="of:=32.1178 - 2" office:value-type="float" office:value="30.1178" calcext:value-type="float" table:number-columns-spanned="3" table:number-rows-spanned="1">
            <text:p>30.11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294.6754 - 40" office:value-type="float" office:value="254.6754" calcext:value-type="float">
            <text:p>254.6754</text:p>
          </table:table-cell>
          <table:table-cell table:style-name="ce7" table:formula="of:=1142.6264 - 60" office:value-type="float" office:value="1082.6264" calcext:value-type="float">
            <text:p>1082.6264</text:p>
          </table:table-cell>
          <table:table-cell table:style-name="ce7" table:formula="of:=686.4013 - 86" office:value-type="float" office:value="600.4013" calcext:value-type="float">
            <text:p>600.4013</text:p>
          </table:table-cell>
          <table:table-cell table:style-name="ce7" table:formula="of:=294.7315 - 40" office:value-type="float" office:value="254.7315" calcext:value-type="float">
            <text:p>254.7315</text:p>
          </table:table-cell>
          <table:table-cell table:style-name="ce7" table:formula="of:=354.7832 - 37" office:value-type="float" office:value="317.7832" calcext:value-type="float">
            <text:p>317.7832</text:p>
          </table:table-cell>
          <table:table-cell table:style-name="ce7" table:formula="of:=334.0015 - 38" office:value-type="float" office:value="296.0015" calcext:value-type="float">
            <text:p>296.0015</text:p>
          </table:table-cell>
          <table:table-cell table:number-columns-repeated="2"/>
          <table:table-cell table:style-name="ce7" table:formula="of:=20.6824 - 2" office:value-type="float" office:value="18.6824" calcext:value-type="float" table:number-columns-spanned="3" table:number-rows-spanned="1">
            <text:p>18.6824</text:p>
          </table:table-cell>
          <table:covered-table-cell table:style-name="ce8"/>
          <table:covered-table-cell table:style-name="ce9"/>
          <table:table-cell table:style-name="ce7" table:formula="of:=8.8217 - 1" office:value-type="float" office:value="7.8217" calcext:value-type="float" table:number-columns-spanned="3" table:number-rows-spanned="1">
            <text:p>7.8217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529.1093 - 520" office:value-type="float" office:value="7009.1093" calcext:value-type="float" table:number-columns-spanned="3" table:number-rows-spanned="1">
            <text:p>7009.1093</text:p>
          </table:table-cell>
          <table:covered-table-cell table:style-name="ce8"/>
          <table:covered-table-cell table:style-name="ce9"/>
          <table:table-cell table:style-name="ce7" table:formula="of:=7481.0505 - 539" office:value-type="float" office:value="6942.0505" calcext:value-type="float" table:number-columns-spanned="3" table:number-rows-spanned="1">
            <text:p>6942.050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794.5735 - 6" office:value-type="float" office:value="1788.5735" calcext:value-type="float" table:number-columns-spanned="3" table:number-rows-spanned="1">
            <text:p>1788.5735</text:p>
          </table:table-cell>
          <table:covered-table-cell table:style-name="ce8"/>
          <table:covered-table-cell table:style-name="ce9"/>
          <table:table-cell table:style-name="ce7" table:formula="of:=33.8089 - 2" office:value-type="float" office:value="31.8089" calcext:value-type="float" table:number-columns-spanned="3" table:number-rows-spanned="1">
            <text:p>31.80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10.3461 - 41" office:value-type="float" office:value="269.3461" calcext:value-type="float">
            <text:p>269.3461</text:p>
          </table:table-cell>
          <table:table-cell table:style-name="ce7" table:formula="of:=1145.594 - 61" office:value-type="float" office:value="1084.594" calcext:value-type="float">
            <text:p>1084.594</text:p>
          </table:table-cell>
          <table:table-cell table:style-name="ce7" table:formula="of:=746.7035 - 57" office:value-type="float" office:value="689.7035" calcext:value-type="float">
            <text:p>689.7035</text:p>
          </table:table-cell>
          <table:table-cell table:style-name="ce7" table:formula="of:=310.3238 - 41" office:value-type="float" office:value="269.3238" calcext:value-type="float">
            <text:p>269.3238</text:p>
          </table:table-cell>
          <table:table-cell table:style-name="ce7" table:formula="of:=368.1913 - 38" office:value-type="float" office:value="330.1913" calcext:value-type="float">
            <text:p>330.1913</text:p>
          </table:table-cell>
          <table:table-cell table:style-name="ce7" table:formula="of:=345.0934 - 39" office:value-type="float" office:value="306.0934" calcext:value-type="float">
            <text:p>306.0934</text:p>
          </table:table-cell>
          <table:table-cell table:number-columns-repeated="2"/>
          <table:table-cell table:style-name="ce7" table:formula="of:=21.2753 - 4" office:value-type="float" office:value="17.2753" calcext:value-type="float" table:number-columns-spanned="3" table:number-rows-spanned="1">
            <text:p>17.2753</text:p>
          </table:table-cell>
          <table:covered-table-cell table:style-name="ce8"/>
          <table:covered-table-cell table:style-name="ce9"/>
          <table:table-cell table:style-name="ce7" table:formula="of:=10.376 - 1" office:value-type="float" office:value="9.376" calcext:value-type="float" table:number-columns-spanned="3" table:number-rows-spanned="1">
            <text:p>9.37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546.7868 - 515" office:value-type="float" office:value="7031.7868" calcext:value-type="float" table:number-columns-spanned="3" table:number-rows-spanned="1">
            <text:p>7031.7868</text:p>
          </table:table-cell>
          <table:covered-table-cell table:style-name="ce8"/>
          <table:covered-table-cell table:style-name="ce9"/>
          <table:table-cell table:style-name="ce7" table:formula="of:=7501.5706 - 540" office:value-type="float" office:value="6961.5706" calcext:value-type="float" table:number-columns-spanned="3" table:number-rows-spanned="1">
            <text:p>6961.570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919.4969 - 336" office:value-type="float" office:value="1583.4969" calcext:value-type="float" table:number-columns-spanned="3" table:number-rows-spanned="1">
            <text:p>1583.4969</text:p>
          </table:table-cell>
          <table:covered-table-cell table:style-name="ce8"/>
          <table:covered-table-cell table:style-name="ce9"/>
          <table:table-cell table:style-name="ce7" table:formula="of:=34.207 - 2" office:value-type="float" office:value="32.207" calcext:value-type="float" table:number-columns-spanned="3" table:number-rows-spanned="1">
            <text:p>32.2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23.5324 - 42" office:value-type="float" office:value="281.5324" calcext:value-type="float">
            <text:p>281.5324</text:p>
          </table:table-cell>
          <table:table-cell table:style-name="ce7" table:formula="of:=1147.1555 - 59" office:value-type="float" office:value="1088.1555" calcext:value-type="float">
            <text:p>1088.1555</text:p>
          </table:table-cell>
          <table:table-cell table:style-name="ce7" table:formula="of:=760.1577 - 83" office:value-type="float" office:value="677.1577" calcext:value-type="float">
            <text:p>677.1577</text:p>
          </table:table-cell>
          <table:table-cell table:style-name="ce7" table:formula="of:=323.5052 - 42" office:value-type="float" office:value="281.5052" calcext:value-type="float">
            <text:p>281.5052</text:p>
          </table:table-cell>
          <table:table-cell table:style-name="ce7" table:formula="of:=383.2905 - 39" office:value-type="float" office:value="344.2905" calcext:value-type="float">
            <text:p>344.2905</text:p>
          </table:table-cell>
          <table:table-cell table:style-name="ce7" table:formula="of:=356.5496 - 40" office:value-type="float" office:value="316.5496" calcext:value-type="float">
            <text:p>316.5496</text:p>
          </table:table-cell>
          <table:table-cell table:number-columns-repeated="2"/>
          <table:table-cell table:style-name="ce7" table:formula="of:=21.6081 - 2" office:value-type="float" office:value="19.6081" calcext:value-type="float" table:number-columns-spanned="3" table:number-rows-spanned="1">
            <text:p>19.6081</text:p>
          </table:table-cell>
          <table:covered-table-cell table:style-name="ce8"/>
          <table:covered-table-cell table:style-name="ce9"/>
          <table:table-cell table:style-name="ce7" table:formula="of:=9.5282 - 1" office:value-type="float" office:value="8.5282" calcext:value-type="float" table:number-columns-spanned="3" table:number-rows-spanned="1">
            <text:p>8.528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7614.402 - 516" office:value-type="float" office:value="7098.402" calcext:value-type="float" table:number-columns-spanned="3" table:number-rows-spanned="1">
            <text:p>7098.402</text:p>
          </table:table-cell>
          <table:covered-table-cell table:style-name="ce8"/>
          <table:covered-table-cell table:style-name="ce9"/>
          <table:table-cell table:style-name="ce7" table:formula="of:=7558.7191 - 541" office:value-type="float" office:value="7017.7191" calcext:value-type="float" table:number-columns-spanned="3" table:number-rows-spanned="1">
            <text:p>7017.719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923.7241 - 4" office:value-type="float" office:value="1919.7241" calcext:value-type="float" table:number-columns-spanned="3" table:number-rows-spanned="1">
            <text:p>1919.7241</text:p>
          </table:table-cell>
          <table:covered-table-cell table:style-name="ce8"/>
          <table:covered-table-cell table:style-name="ce9"/>
          <table:table-cell table:style-name="ce7" table:formula="of:=35.763 - 2" office:value-type="float" office:value="33.763" calcext:value-type="float" table:number-columns-spanned="3" table:number-rows-spanned="1">
            <text:p>33.76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40.1504 - 43" office:value-type="float" office:value="297.1504" calcext:value-type="float">
            <text:p>297.1504</text:p>
          </table:table-cell>
          <table:table-cell table:style-name="ce7" table:formula="of:=1200.6272 - 58" office:value-type="float" office:value="1142.6272" calcext:value-type="float">
            <text:p>1142.6272</text:p>
          </table:table-cell>
          <table:table-cell table:style-name="ce7" table:formula="of:=762.8393 - 92" office:value-type="float" office:value="670.8393" calcext:value-type="float">
            <text:p>670.8393</text:p>
          </table:table-cell>
          <table:table-cell table:style-name="ce7" table:formula="of:=340.2195 - 43" office:value-type="float" office:value="297.2195" calcext:value-type="float">
            <text:p>297.2195</text:p>
          </table:table-cell>
          <table:table-cell table:style-name="ce7" table:formula="of:=394.7876 - 40" office:value-type="float" office:value="354.7876" calcext:value-type="float">
            <text:p>354.7876</text:p>
          </table:table-cell>
          <table:table-cell table:style-name="ce7" table:formula="of:=377.4258 - 41" office:value-type="float" office:value="336.4258" calcext:value-type="float">
            <text:p>336.4258</text:p>
          </table:table-cell>
          <table:table-cell table:number-columns-repeated="2"/>
          <table:table-cell table:style-name="ce7" table:formula="of:=22.0599 - 2" office:value-type="float" office:value="20.0599" calcext:value-type="float" table:number-columns-spanned="3" table:number-rows-spanned="1">
            <text:p>20.0599</text:p>
          </table:table-cell>
          <table:covered-table-cell table:style-name="ce8"/>
          <table:covered-table-cell table:style-name="ce9"/>
          <table:table-cell table:style-name="ce7" table:formula="of:=9.7596 - 1" office:value-type="float" office:value="8.7596" calcext:value-type="float" table:number-columns-spanned="3" table:number-rows-spanned="1">
            <text:p>8.7596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057.829 - 501" office:value-type="float" office:value="7556.829" calcext:value-type="float" table:number-columns-spanned="3" table:number-rows-spanned="1">
            <text:p>7556.829</text:p>
          </table:table-cell>
          <table:covered-table-cell table:style-name="ce8"/>
          <table:covered-table-cell table:style-name="ce9"/>
          <table:table-cell table:style-name="ce7" table:formula="of:=8023.0418 - 542" office:value-type="float" office:value="7481.0418" calcext:value-type="float" table:number-columns-spanned="3" table:number-rows-spanned="1">
            <text:p>7481.041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943.2481 - 284" office:value-type="float" office:value="1659.2481" calcext:value-type="float" table:number-columns-spanned="3" table:number-rows-spanned="1">
            <text:p>1659.2481</text:p>
          </table:table-cell>
          <table:covered-table-cell table:style-name="ce8"/>
          <table:covered-table-cell table:style-name="ce9"/>
          <table:table-cell table:style-name="ce7" table:formula="of:=36.402 - 2" office:value-type="float" office:value="34.402" calcext:value-type="float" table:number-columns-spanned="3" table:number-rows-spanned="1">
            <text:p>34.4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54.3459 - 44" office:value-type="float" office:value="310.3459" calcext:value-type="float">
            <text:p>310.3459</text:p>
          </table:table-cell>
          <table:table-cell table:style-name="ce7" table:formula="of:=1203.1553 - 56" office:value-type="float" office:value="1147.1553" calcext:value-type="float">
            <text:p>1147.1553</text:p>
          </table:table-cell>
          <table:table-cell table:style-name="ce7" table:formula="of:=776.1572 - 16" office:value-type="float" office:value="760.1572" calcext:value-type="float">
            <text:p>760.1572</text:p>
          </table:table-cell>
          <table:table-cell table:style-name="ce7" table:formula="of:=354.3237 - 44" office:value-type="float" office:value="310.3237" calcext:value-type="float">
            <text:p>310.3237</text:p>
          </table:table-cell>
          <table:table-cell table:style-name="ce7" table:formula="of:=411.5852 - 41" office:value-type="float" office:value="370.5852" calcext:value-type="float">
            <text:p>370.5852</text:p>
          </table:table-cell>
          <table:table-cell table:style-name="ce7" table:formula="of:=387.0875 - 42" office:value-type="float" office:value="345.0875" calcext:value-type="float">
            <text:p>345.0875</text:p>
          </table:table-cell>
          <table:table-cell table:number-columns-repeated="2"/>
          <table:table-cell table:style-name="ce7" table:formula="of:=22.271 - 1" office:value-type="float" office:value="21.271" calcext:value-type="float" table:number-columns-spanned="3" table:number-rows-spanned="1">
            <text:p>21.271</text:p>
          </table:table-cell>
          <table:covered-table-cell table:style-name="ce8"/>
          <table:covered-table-cell table:style-name="ce9"/>
          <table:table-cell table:style-name="ce7" table:formula="of:=9.757 - 1" office:value-type="float" office:value="8.757" calcext:value-type="float" table:number-columns-spanned="3" table:number-rows-spanned="1">
            <text:p>8.757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060.7851 - 514" office:value-type="float" office:value="7546.7851" calcext:value-type="float" table:number-columns-spanned="3" table:number-rows-spanned="1">
            <text:p>7546.7851</text:p>
          </table:table-cell>
          <table:covered-table-cell table:style-name="ce8"/>
          <table:covered-table-cell table:style-name="ce9"/>
          <table:table-cell table:style-name="ce7" table:formula="of:=8045.5718 - 544" office:value-type="float" office:value="7501.5718" calcext:value-type="float" table:number-columns-spanned="3" table:number-rows-spanned="1">
            <text:p>7501.571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946.2478 - 3" office:value-type="float" office:value="1943.2478" calcext:value-type="float" table:number-columns-spanned="3" table:number-rows-spanned="1">
            <text:p>1943.2478</text:p>
          </table:table-cell>
          <table:covered-table-cell table:style-name="ce8"/>
          <table:covered-table-cell table:style-name="ce9"/>
          <table:table-cell table:style-name="ce7" table:formula="of:=37.9588 - 2" office:value-type="float" office:value="35.9588" calcext:value-type="float" table:number-columns-spanned="3" table:number-rows-spanned="1">
            <text:p>35.95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71.1484 - 45" office:value-type="float" office:value="326.1484" calcext:value-type="float">
            <text:p>326.1484</text:p>
          </table:table-cell>
          <table:table-cell table:style-name="ce7" table:formula="of:=1205.9165 - 57" office:value-type="float" office:value="1148.9165" calcext:value-type="float">
            <text:p>1148.9165</text:p>
          </table:table-cell>
          <table:table-cell table:style-name="ce7" table:formula="of:=783.5662 - 7" office:value-type="float" office:value="776.5662" calcext:value-type="float">
            <text:p>776.5662</text:p>
          </table:table-cell>
          <table:table-cell table:style-name="ce7" table:formula="of:=371.135 - 45" office:value-type="float" office:value="326.135" calcext:value-type="float">
            <text:p>326.135</text:p>
          </table:table-cell>
          <table:table-cell table:style-name="ce7" table:formula="of:=425.3014 - 42" office:value-type="float" office:value="383.3014" calcext:value-type="float">
            <text:p>383.3014</text:p>
          </table:table-cell>
          <table:table-cell table:style-name="ce7" table:formula="of:=402.0342 - 43" office:value-type="float" office:value="359.0342" calcext:value-type="float">
            <text:p>359.0342</text:p>
          </table:table-cell>
          <table:table-cell table:number-columns-repeated="2"/>
          <table:table-cell table:style-name="ce7" table:formula="of:=23.0589 - 1" office:value-type="float" office:value="22.0589" calcext:value-type="float" table:number-columns-spanned="3" table:number-rows-spanned="1">
            <text:p>22.0589</text:p>
          </table:table-cell>
          <table:covered-table-cell table:style-name="ce8"/>
          <table:covered-table-cell table:style-name="ce9"/>
          <table:table-cell table:style-name="ce7" table:formula="of:=9.7528 - 1" office:value-type="float" office:value="8.7528" calcext:value-type="float" table:number-columns-spanned="3" table:number-rows-spanned="1">
            <text:p>8.752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159.9052 - 517" office:value-type="float" office:value="7642.9052" calcext:value-type="float" table:number-columns-spanned="3" table:number-rows-spanned="1">
            <text:p>7642.9052</text:p>
          </table:table-cell>
          <table:covered-table-cell table:style-name="ce8"/>
          <table:covered-table-cell table:style-name="ce9"/>
          <table:table-cell table:style-name="ce7" table:formula="of:=8133.7259 - 545" office:value-type="float" office:value="7588.7259" calcext:value-type="float" table:number-columns-spanned="3" table:number-rows-spanned="1">
            <text:p>7588.725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1951.2482 - 5" office:value-type="float" office:value="1946.2482" calcext:value-type="float" table:number-columns-spanned="3" table:number-rows-spanned="1">
            <text:p>1946.2482</text:p>
          </table:table-cell>
          <table:covered-table-cell table:style-name="ce8"/>
          <table:covered-table-cell table:style-name="ce9"/>
          <table:table-cell table:style-name="ce7" table:formula="of:=38.4146 - 2" office:value-type="float" office:value="36.4146" calcext:value-type="float" table:number-columns-spanned="3" table:number-rows-spanned="1">
            <text:p>36.41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386.15 - 46" office:value-type="float" office:value="340.15" calcext:value-type="float">
            <text:p>340.15</text:p>
          </table:table-cell>
          <table:table-cell table:style-name="ce7" table:formula="of:=1257.1559 - 54" office:value-type="float" office:value="1203.1559" calcext:value-type="float">
            <text:p>1203.1559</text:p>
          </table:table-cell>
          <table:table-cell table:style-name="ce7" table:formula="of:=796.7049 - 50" office:value-type="float" office:value="746.7049" calcext:value-type="float">
            <text:p>746.7049</text:p>
          </table:table-cell>
          <table:table-cell table:style-name="ce7" table:formula="of:=386.219 - 46" office:value-type="float" office:value="340.219" calcext:value-type="float">
            <text:p>340.219</text:p>
          </table:table-cell>
          <table:table-cell table:style-name="ce7" table:formula="of:=440.2879 - 43" office:value-type="float" office:value="397.2879" calcext:value-type="float">
            <text:p>397.2879</text:p>
          </table:table-cell>
          <table:table-cell table:style-name="ce7" table:formula="of:=421.4223 - 44" office:value-type="float" office:value="377.4223" calcext:value-type="float">
            <text:p>377.4223</text:p>
          </table:table-cell>
          <table:table-cell table:number-columns-repeated="2"/>
          <table:table-cell table:style-name="ce7" table:formula="of:=23.1566 - 4" office:value-type="float" office:value="19.1566" calcext:value-type="float" table:number-columns-spanned="3" table:number-rows-spanned="1">
            <text:p>19.1566</text:p>
          </table:table-cell>
          <table:covered-table-cell table:style-name="ce8"/>
          <table:covered-table-cell table:style-name="ce9"/>
          <table:table-cell table:style-name="ce7" table:formula="of:=9.8665 - 1" office:value-type="float" office:value="8.8665" calcext:value-type="float" table:number-columns-spanned="3" table:number-rows-spanned="1">
            <text:p>8.866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590.7383 - 505" office:value-type="float" office:value="8085.7383" calcext:value-type="float" table:number-columns-spanned="3" table:number-rows-spanned="1">
            <text:p>8085.7383</text:p>
          </table:table-cell>
          <table:covered-table-cell table:style-name="ce8"/>
          <table:covered-table-cell table:style-name="ce9"/>
          <table:table-cell table:style-name="ce7" table:formula="of:=8569.0542 - 546" office:value-type="float" office:value="8023.0542" calcext:value-type="float" table:number-columns-spanned="3" table:number-rows-spanned="1">
            <text:p>8023.0542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034.5746 - 240" office:value-type="float" office:value="1794.5746" calcext:value-type="float" table:number-columns-spanned="3" table:number-rows-spanned="1">
            <text:p>1794.5746</text:p>
          </table:table-cell>
          <table:covered-table-cell table:style-name="ce8"/>
          <table:covered-table-cell table:style-name="ce9"/>
          <table:table-cell table:style-name="ce7" table:formula="of:=40.166 - 2" office:value-type="float" office:value="38.166" calcext:value-type="float" table:number-columns-spanned="3" table:number-rows-spanned="1">
            <text:p>38.1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04.0635 - 47" office:value-type="float" office:value="357.0635" calcext:value-type="float">
            <text:p>357.0635</text:p>
          </table:table-cell>
          <table:table-cell table:style-name="ce7" table:formula="of:=1258.8274 - 55" office:value-type="float" office:value="1203.8274" calcext:value-type="float">
            <text:p>1203.8274</text:p>
          </table:table-cell>
          <table:table-cell table:style-name="ce7" table:formula="of:=803.5672 - 20" office:value-type="float" office:value="783.5672" calcext:value-type="float">
            <text:p>783.5672</text:p>
          </table:table-cell>
          <table:table-cell table:style-name="ce7" table:formula="of:=404.0558 - 47" office:value-type="float" office:value="357.0558" calcext:value-type="float">
            <text:p>357.0558</text:p>
          </table:table-cell>
          <table:table-cell table:style-name="ce7" table:formula="of:=455.5896 - 44" office:value-type="float" office:value="411.5896" calcext:value-type="float">
            <text:p>411.5896</text:p>
          </table:table-cell>
          <table:table-cell table:style-name="ce7" table:formula="of:=434.7432 - 45" office:value-type="float" office:value="389.7432" calcext:value-type="float">
            <text:p>389.7432</text:p>
          </table:table-cell>
          <table:table-cell table:number-columns-repeated="2"/>
          <table:table-cell table:style-name="ce7" table:formula="of:=23.7805 - 4" office:value-type="float" office:value="19.7805" calcext:value-type="float" table:number-columns-spanned="3" table:number-rows-spanned="1">
            <text:p>19.7805</text:p>
          </table:table-cell>
          <table:covered-table-cell table:style-name="ce8"/>
          <table:covered-table-cell table:style-name="ce9"/>
          <table:table-cell table:style-name="ce7" table:formula="of:=10.5685 - 1" office:value-type="float" office:value="9.5685" calcext:value-type="float" table:number-columns-spanned="3" table:number-rows-spanned="1">
            <text:p>9.568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599.94 - 511" office:value-type="float" office:value="8088.94" calcext:value-type="float" table:number-columns-spanned="3" table:number-rows-spanned="1">
            <text:p>8088.94</text:p>
          </table:table-cell>
          <table:covered-table-cell table:style-name="ce8"/>
          <table:covered-table-cell table:style-name="ce9"/>
          <table:table-cell table:style-name="ce7" table:formula="of:=8622.8894 - 547" office:value-type="float" office:value="8075.8894" calcext:value-type="float" table:number-columns-spanned="3" table:number-rows-spanned="1">
            <text:p>8075.8894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037.5736 - 3" office:value-type="float" office:value="2034.5736" calcext:value-type="float" table:number-columns-spanned="3" table:number-rows-spanned="1">
            <text:p>2034.5736</text:p>
          </table:table-cell>
          <table:covered-table-cell table:style-name="ce8"/>
          <table:covered-table-cell table:style-name="ce9"/>
          <table:table-cell table:style-name="ce7" table:formula="of:=40.6186 - 2" office:value-type="float" office:value="38.6186" calcext:value-type="float" table:number-columns-spanned="3" table:number-rows-spanned="1">
            <text:p>38.61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19.148 - 48" office:value-type="float" office:value="371.148" calcext:value-type="float">
            <text:p>371.148</text:p>
          </table:table-cell>
          <table:table-cell table:style-name="ce7" table:formula="of:=1261.9859 - 53" office:value-type="float" office:value="1208.9859" calcext:value-type="float">
            <text:p>1208.9859</text:p>
          </table:table-cell>
          <table:table-cell table:style-name="ce7" table:formula="of:=804.8374 - 42" office:value-type="float" office:value="762.8374" calcext:value-type="float">
            <text:p>762.8374</text:p>
          </table:table-cell>
          <table:table-cell table:style-name="ce7" table:formula="of:=419.1347 - 48" office:value-type="float" office:value="371.1347" calcext:value-type="float">
            <text:p>371.1347</text:p>
          </table:table-cell>
          <table:table-cell table:style-name="ce7" table:formula="of:=472.8962 - 45" office:value-type="float" office:value="427.8962" calcext:value-type="float">
            <text:p>427.8962</text:p>
          </table:table-cell>
          <table:table-cell table:style-name="ce7" table:formula="of:=448.0947 - 46" office:value-type="float" office:value="402.0947" calcext:value-type="float">
            <text:p>402.0947</text:p>
          </table:table-cell>
          <table:table-cell table:number-columns-repeated="2"/>
          <table:table-cell table:style-name="ce7" table:formula="of:=24.7758 - 1" office:value-type="float" office:value="23.7758" calcext:value-type="float" table:number-columns-spanned="3" table:number-rows-spanned="1">
            <text:p>23.7758</text:p>
          </table:table-cell>
          <table:covered-table-cell table:style-name="ce8"/>
          <table:covered-table-cell table:style-name="ce9"/>
          <table:table-cell table:style-name="ce7" table:formula="of:=10.5695 - 1" office:value-type="float" office:value="9.5695" calcext:value-type="float" table:number-columns-spanned="3" table:number-rows-spanned="1">
            <text:p>9.5695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8716.0587 - 527" office:value-type="float" office:value="8189.0587" calcext:value-type="float" table:number-columns-spanned="3" table:number-rows-spanned="1">
            <text:p>8189.0587</text:p>
          </table:table-cell>
          <table:covered-table-cell table:style-name="ce8"/>
          <table:covered-table-cell table:style-name="ce9"/>
          <table:table-cell table:style-name="ce7" table:formula="of:=8681.7208 - 548" office:value-type="float" office:value="8133.7208" calcext:value-type="float" table:number-columns-spanned="3" table:number-rows-spanned="1">
            <text:p>8133.7208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107.2497 - 156" office:value-type="float" office:value="1951.2497" calcext:value-type="float" table:number-columns-spanned="3" table:number-rows-spanned="1">
            <text:p>1951.2497</text:p>
          </table:table-cell>
          <table:covered-table-cell table:style-name="ce8"/>
          <table:covered-table-cell table:style-name="ce9"/>
          <table:table-cell table:style-name="ce7" table:formula="of:=42.0767 - 2" office:value-type="float" office:value="40.0767" calcext:value-type="float" table:number-columns-spanned="3" table:number-rows-spanned="1">
            <text:p>40.07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38.0009 - 49" office:value-type="float" office:value="389.0009" calcext:value-type="float">
            <text:p>389.0009</text:p>
          </table:table-cell>
          <table:table-cell table:style-name="ce7" table:formula="of:=1309.1563 - 52" office:value-type="float" office:value="1257.1563" calcext:value-type="float">
            <text:p>1257.1563</text:p>
          </table:table-cell>
          <table:table-cell table:style-name="ce7" table:formula="of:=868.7028 - 72" office:value-type="float" office:value="796.7028" calcext:value-type="float">
            <text:p>796.7028</text:p>
          </table:table-cell>
          <table:table-cell table:style-name="ce7" table:formula="of:=438.0572 - 49" office:value-type="float" office:value="389.0572" calcext:value-type="float">
            <text:p>389.0572</text:p>
          </table:table-cell>
          <table:table-cell table:style-name="ce7" table:formula="of:=486.2917 - 46" office:value-type="float" office:value="440.2917" calcext:value-type="float">
            <text:p>440.2917</text:p>
          </table:table-cell>
          <table:table-cell table:style-name="ce7" table:formula="of:=471.2015 - 47" office:value-type="float" office:value="424.2015" calcext:value-type="float">
            <text:p>424.2015</text:p>
          </table:table-cell>
          <table:table-cell table:number-columns-repeated="2"/>
          <table:table-cell table:style-name="ce7" table:formula="of:=25.4681 - 3" office:value-type="float" office:value="22.4681" calcext:value-type="float" table:number-columns-spanned="3" table:number-rows-spanned="1">
            <text:p>22.4681</text:p>
          </table:table-cell>
          <table:covered-table-cell table:style-name="ce8"/>
          <table:covered-table-cell table:style-name="ce9"/>
          <table:table-cell table:style-name="ce7" table:formula="of:=12.2559 - 1" office:value-type="float" office:value="11.2559" calcext:value-type="float" table:number-columns-spanned="3" table:number-rows-spanned="1">
            <text:p>11.2559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9120.7378 - 530" office:value-type="float" office:value="8590.7378" calcext:value-type="float" table:number-columns-spanned="3" table:number-rows-spanned="1">
            <text:p>8590.7378</text:p>
          </table:table-cell>
          <table:covered-table-cell table:style-name="ce8"/>
          <table:covered-table-cell table:style-name="ce9"/>
          <table:table-cell table:style-name="ce7" table:formula="of:=9148.2823 - 549" office:value-type="float" office:value="8599.2823" calcext:value-type="float" table:number-columns-spanned="3" table:number-rows-spanned="1">
            <text:p>8599.2823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114.2498 - 7" office:value-type="float" office:value="2107.2498" calcext:value-type="float" table:number-columns-spanned="3" table:number-rows-spanned="1">
            <text:p>2107.2498</text:p>
          </table:table-cell>
          <table:covered-table-cell table:style-name="ce8"/>
          <table:covered-table-cell table:style-name="ce9"/>
          <table:table-cell table:style-name="ce7" table:formula="of:=42.7353 - 2" office:value-type="float" office:value="40.7353" calcext:value-type="float" table:number-columns-spanned="3" table:number-rows-spanned="1">
            <text:p>40.735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54.0629 - 50" office:value-type="float" office:value="404.0629" calcext:value-type="float">
            <text:p>404.0629</text:p>
          </table:table-cell>
          <table:table-cell table:style-name="ce7" table:formula="of:=1311.9857 - 50" office:value-type="float" office:value="1261.9857" calcext:value-type="float">
            <text:p>1261.9857</text:p>
          </table:table-cell>
          <table:table-cell table:style-name="ce7" table:formula="of:=882.4577 - 13" office:value-type="float" office:value="869.4577" calcext:value-type="float">
            <text:p>869.4577</text:p>
          </table:table-cell>
          <table:table-cell table:style-name="ce7" table:formula="of:=454.0557 - 50" office:value-type="float" office:value="404.0557" calcext:value-type="float">
            <text:p>404.0557</text:p>
          </table:table-cell>
          <table:table-cell table:style-name="ce7" table:formula="of:=505.2969 - 47" office:value-type="float" office:value="458.2969" calcext:value-type="float">
            <text:p>458.2969</text:p>
          </table:table-cell>
          <table:table-cell table:style-name="ce7" table:formula="of:=482.7126 - 48" office:value-type="float" office:value="434.7126" calcext:value-type="float">
            <text:p>434.7126</text:p>
          </table:table-cell>
          <table:table-cell table:number-columns-repeated="2"/>
          <table:table-cell table:style-name="ce7" table:formula="of:=25.6804 - 5" office:value-type="float" office:value="20.6804" calcext:value-type="float" table:number-columns-spanned="3" table:number-rows-spanned="1">
            <text:p>20.6804</text:p>
          </table:table-cell>
          <table:covered-table-cell table:style-name="ce8"/>
          <table:covered-table-cell table:style-name="ce9"/>
          <table:table-cell table:style-name="ce7" table:formula="of:=12.0941 - 1" office:value-type="float" office:value="11.0941" calcext:value-type="float" table:number-columns-spanned="3" table:number-rows-spanned="1">
            <text:p>11.094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9166.6755 - 537" office:value-type="float" office:value="8629.6755" calcext:value-type="float" table:number-columns-spanned="3" table:number-rows-spanned="1">
            <text:p>8629.6755</text:p>
          </table:table-cell>
          <table:covered-table-cell table:style-name="ce8"/>
          <table:covered-table-cell table:style-name="ce9"/>
          <table:table-cell table:style-name="ce7" table:formula="of:=9172.8741 - 550" office:value-type="float" office:value="8622.8741" calcext:value-type="float" table:number-columns-spanned="3" table:number-rows-spanned="1">
            <text:p>8622.8741</text:p>
          </table:table-cell>
          <table:covered-table-cell table:style-name="ce8"/>
          <table:covered-table-cell table:style-name="ce9"/>
          <table:table-cell table:number-columns-repeated="2"/>
          <table:table-cell table:style-name="ce7" table:formula="of:=2188.7463 - 251" office:value-type="float" office:value="1937.7463" calcext:value-type="float" table:number-columns-spanned="3" table:number-rows-spanned="1">
            <text:p>1937.7463</text:p>
          </table:table-cell>
          <table:covered-table-cell table:style-name="ce8"/>
          <table:covered-table-cell table:style-name="ce9"/>
          <table:table-cell table:style-name="ce7" table:formula="of:=44.3418 - 2" office:value-type="float" office:value="42.3418" calcext:value-type="float" table:number-columns-spanned="3" table:number-rows-spanned="1">
            <text:p>42.341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73.1128 - 51" office:value-type="float" office:value="422.1128" calcext:value-type="float">
            <text:p>422.1128</text:p>
          </table:table-cell>
          <table:table-cell table:style-name="ce7" table:formula="of:=1312.8296 - 51" office:value-type="float" office:value="1261.8296" calcext:value-type="float">
            <text:p>1261.8296</text:p>
          </table:table-cell>
          <table:table-cell table:style-name="ce7" table:formula="of:=893.5676 - 90" office:value-type="float" office:value="803.5676" calcext:value-type="float">
            <text:p>803.5676</text:p>
          </table:table-cell>
          <table:table-cell table:style-name="ce7" table:formula="of:=473.0836 - 51" office:value-type="float" office:value="422.0836" calcext:value-type="float">
            <text:p>422.0836</text:p>
          </table:table-cell>
          <table:table-cell table:style-name="ce7" table:formula="of:=520.9001 - 48" office:value-type="float" office:value="472.9001" calcext:value-type="float">
            <text:p>472.9001</text:p>
          </table:table-cell>
          <table:table-cell table:style-name="ce7" table:formula="of:=499.9339 - 49" office:value-type="float" office:value="450.9339" calcext:value-type="float">
            <text:p>450.9339</text:p>
          </table:table-cell>
          <table:table-cell table:number-columns-repeated="2"/>
          <table:table-cell table:style-name="ce7" table:formula="of:=25.8606 - 4" office:value-type="float" office:value="21.8606" calcext:value-type="float" table:number-columns-spanned="3" table:number-rows-spanned="1">
            <text:p>21.8606</text:p>
          </table:table-cell>
          <table:covered-table-cell table:style-name="ce8"/>
          <table:covered-table-cell table:style-name="ce9"/>
          <table:table-cell table:style-name="ce7" table:formula="of:=10.8043 - 1" office:value-type="float" office:value="9.8043" calcext:value-type="float" table:number-columns-spanned="3" table:number-rows-spanned="1">
            <text:p>9.80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195.0805 - 6" office:value-type="float" office:value="2189.0805" calcext:value-type="float" table:number-columns-spanned="3" table:number-rows-spanned="1">
            <text:p>2189.0805</text:p>
          </table:table-cell>
          <table:covered-table-cell table:style-name="ce8"/>
          <table:covered-table-cell table:style-name="ce9"/>
          <table:table-cell table:style-name="ce7" table:formula="of:=44.7391 - 2" office:value-type="float" office:value="42.7391" calcext:value-type="float" table:number-columns-spanned="3" table:number-rows-spanned="1">
            <text:p>42.739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490.0002 - 52" office:value-type="float" office:value="438.0002" calcext:value-type="float">
            <text:p>438.0002</text:p>
          </table:table-cell>
          <table:table-cell table:style-name="ce7" table:formula="of:=1359.986 - 48" office:value-type="float" office:value="1311.986" calcext:value-type="float">
            <text:p>1311.986</text:p>
          </table:table-cell>
          <table:table-cell table:style-name="ce7" table:formula="of:=901.1354 - 91" office:value-type="float" office:value="810.1354" calcext:value-type="float">
            <text:p>810.1354</text:p>
          </table:table-cell>
          <table:table-cell table:style-name="ce7" table:formula="of:=490.0571 - 52" office:value-type="float" office:value="438.0571" calcext:value-type="float">
            <text:p>438.0571</text:p>
          </table:table-cell>
          <table:table-cell table:style-name="ce7" table:formula="of:=538.1014 - 49" office:value-type="float" office:value="489.1014" calcext:value-type="float">
            <text:p>489.1014</text:p>
          </table:table-cell>
          <table:table-cell table:style-name="ce7" table:formula="of:=521.2019 - 50" office:value-type="float" office:value="471.2019" calcext:value-type="float">
            <text:p>471.2019</text:p>
          </table:table-cell>
          <table:table-cell table:number-columns-repeated="2"/>
          <table:table-cell table:style-name="ce7" table:formula="of:=27.0595 - 4" office:value-type="float" office:value="23.0595" calcext:value-type="float" table:number-columns-spanned="3" table:number-rows-spanned="1">
            <text:p>23.0595</text:p>
          </table:table-cell>
          <table:covered-table-cell table:style-name="ce8"/>
          <table:covered-table-cell table:style-name="ce9"/>
          <table:table-cell table:style-name="ce7" table:formula="of:=10.9167 - 1" office:value-type="float" office:value="9.9167" calcext:value-type="float" table:number-columns-spanned="3" table:number-rows-spanned="1">
            <text:p>9.916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267.5752 - 230" office:value-type="float" office:value="2037.5752" calcext:value-type="float" table:number-columns-spanned="3" table:number-rows-spanned="1">
            <text:p>2037.5752</text:p>
          </table:table-cell>
          <table:covered-table-cell table:style-name="ce8"/>
          <table:covered-table-cell table:style-name="ce9"/>
          <table:table-cell table:style-name="ce7" table:formula="of:=46.295 - 2" office:value-type="float" office:value="44.295" calcext:value-type="float" table:number-columns-spanned="3" table:number-rows-spanned="1">
            <text:p>44.2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10.0934 - 53" office:value-type="float" office:value="457.0934" calcext:value-type="float">
            <text:p>457.0934</text:p>
          </table:table-cell>
          <table:table-cell table:style-name="ce7" table:formula="of:=1360.9995 - 49" office:value-type="float" office:value="1311.9995" calcext:value-type="float">
            <text:p>1311.9995</text:p>
          </table:table-cell>
          <table:table-cell table:style-name="ce7" table:formula="of:=927.9858 - 43" office:value-type="float" office:value="884.9858" calcext:value-type="float">
            <text:p>884.9858</text:p>
          </table:table-cell>
          <table:table-cell table:style-name="ce7" table:formula="of:=510.1282 - 53" office:value-type="float" office:value="457.1282" calcext:value-type="float">
            <text:p>457.1282</text:p>
          </table:table-cell>
          <table:table-cell table:style-name="ce7" table:formula="of:=555.3014 - 50" office:value-type="float" office:value="505.3014" calcext:value-type="float">
            <text:p>505.3014</text:p>
          </table:table-cell>
          <table:table-cell table:style-name="ce7" table:formula="of:=536.737 - 51" office:value-type="float" office:value="485.737" calcext:value-type="float">
            <text:p>485.737</text:p>
          </table:table-cell>
          <table:table-cell table:number-columns-repeated="2"/>
          <table:table-cell table:style-name="ce7" table:formula="of:=27.1509 - 4" office:value-type="float" office:value="23.1509" calcext:value-type="float" table:number-columns-spanned="3" table:number-rows-spanned="1">
            <text:p>23.1509</text:p>
          </table:table-cell>
          <table:covered-table-cell table:style-name="ce8"/>
          <table:covered-table-cell table:style-name="ce9"/>
          <table:table-cell table:style-name="ce7" table:formula="of:=12.424 - 1" office:value-type="float" office:value="11.424" calcext:value-type="float" table:number-columns-spanned="3" table:number-rows-spanned="1">
            <text:p>11.4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268.574 - 1" office:value-type="float" office:value="2267.574" calcext:value-type="float" table:number-columns-spanned="3" table:number-rows-spanned="1">
            <text:p>2267.574</text:p>
          </table:table-cell>
          <table:covered-table-cell table:style-name="ce8"/>
          <table:covered-table-cell table:style-name="ce9"/>
          <table:table-cell table:style-name="ce7" table:formula="of:=47.9469 - 3" office:value-type="float" office:value="44.9469" calcext:value-type="float" table:number-columns-spanned="3" table:number-rows-spanned="1">
            <text:p>44.94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27.1124 - 54" office:value-type="float" office:value="473.1124" calcext:value-type="float">
            <text:p>473.1124</text:p>
          </table:table-cell>
          <table:table-cell table:style-name="ce7" table:formula="of:=1362.5545 - 47" office:value-type="float" office:value="1315.5545" calcext:value-type="float">
            <text:p>1315.5545</text:p>
          </table:table-cell>
          <table:table-cell table:style-name="ce7" table:formula="of:=929.7264 - 27" office:value-type="float" office:value="902.7264" calcext:value-type="float">
            <text:p>902.7264</text:p>
          </table:table-cell>
          <table:table-cell table:style-name="ce7" table:formula="of:=527.0833 - 54" office:value-type="float" office:value="473.0833" calcext:value-type="float">
            <text:p>473.0833</text:p>
          </table:table-cell>
          <table:table-cell table:style-name="ce7" table:formula="of:=574.8333 - 51" office:value-type="float" office:value="523.8333" calcext:value-type="float">
            <text:p>523.8333</text:p>
          </table:table-cell>
          <table:table-cell table:style-name="ce7" table:formula="of:=551.9316 - 52" office:value-type="float" office:value="499.9316" calcext:value-type="float">
            <text:p>499.9316</text:p>
          </table:table-cell>
          <table:table-cell table:number-columns-repeated="2"/>
          <table:table-cell table:style-name="ce7" table:formula="of:=27.4662 - 2" office:value-type="float" office:value="25.4662" calcext:value-type="float" table:number-columns-spanned="3" table:number-rows-spanned="1">
            <text:p>25.4662</text:p>
          </table:table-cell>
          <table:covered-table-cell table:style-name="ce8"/>
          <table:covered-table-cell table:style-name="ce9"/>
          <table:table-cell table:style-name="ce7" table:formula="of:=11.6211 - 1" office:value-type="float" office:value="10.6211" calcext:value-type="float" table:number-columns-spanned="3" table:number-rows-spanned="1">
            <text:p>10.621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372.2516 - 258" office:value-type="float" office:value="2114.2516" calcext:value-type="float" table:number-columns-spanned="3" table:number-rows-spanned="1">
            <text:p>2114.2516</text:p>
          </table:table-cell>
          <table:covered-table-cell table:style-name="ce8"/>
          <table:covered-table-cell table:style-name="ce9"/>
          <table:table-cell table:style-name="ce7" table:formula="of:=49.4833 - 3" office:value-type="float" office:value="46.4833" calcext:value-type="float" table:number-columns-spanned="3" table:number-rows-spanned="1">
            <text:p>46.48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48.176 - 55" office:value-type="float" office:value="493.176" calcext:value-type="float">
            <text:p>493.176</text:p>
          </table:table-cell>
          <table:table-cell table:style-name="ce7" table:formula="of:=1405.9862 - 46" office:value-type="float" office:value="1359.9862" calcext:value-type="float">
            <text:p>1359.9862</text:p>
          </table:table-cell>
          <table:table-cell table:style-name="ce7" table:formula="of:=951.9684 - 21" office:value-type="float" office:value="930.9684" calcext:value-type="float">
            <text:p>930.9684</text:p>
          </table:table-cell>
          <table:table-cell table:style-name="ce7" table:formula="of:=548.241 - 55" office:value-type="float" office:value="493.241" calcext:value-type="float">
            <text:p>493.241</text:p>
          </table:table-cell>
          <table:table-cell table:style-name="ce7" table:formula="of:=590.106 - 52" office:value-type="float" office:value="538.106" calcext:value-type="float">
            <text:p>538.106</text:p>
          </table:table-cell>
          <table:table-cell table:style-name="ce7" table:formula="of:=577.2749 - 53" office:value-type="float" office:value="524.2749" calcext:value-type="float">
            <text:p>524.2749</text:p>
          </table:table-cell>
          <table:table-cell table:number-columns-repeated="2"/>
          <table:table-cell table:style-name="ce7" table:formula="of:=28.8677 - 3" office:value-type="float" office:value="25.8677" calcext:value-type="float" table:number-columns-spanned="3" table:number-rows-spanned="1">
            <text:p>25.8677</text:p>
          </table:table-cell>
          <table:covered-table-cell table:style-name="ce8"/>
          <table:covered-table-cell table:style-name="ce9"/>
          <table:table-cell table:style-name="ce7" table:formula="of:=11.7407 - 1" office:value-type="float" office:value="10.7407" calcext:value-type="float" table:number-columns-spanned="3" table:number-rows-spanned="1">
            <text:p>10.740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448.5753 - 180" office:value-type="float" office:value="2268.5753" calcext:value-type="float" table:number-columns-spanned="3" table:number-rows-spanned="1">
            <text:p>2268.5753</text:p>
          </table:table-cell>
          <table:covered-table-cell table:style-name="ce8"/>
          <table:covered-table-cell table:style-name="ce9"/>
          <table:table-cell table:style-name="ce7" table:formula="of:=50.8981 - 3" office:value-type="float" office:value="47.8981" calcext:value-type="float" table:number-columns-spanned="3" table:number-rows-spanned="1">
            <text:p>47.89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66.093 - 56" office:value-type="float" office:value="510.093" calcext:value-type="float">
            <text:p>510.093</text:p>
          </table:table-cell>
          <table:table-cell table:style-name="ce7" table:formula="of:=1406.5537 - 44" office:value-type="float" office:value="1362.5537" calcext:value-type="float">
            <text:p>1362.5537</text:p>
          </table:table-cell>
          <table:table-cell table:style-name="ce7" table:formula="of:=965.05 - 35" office:value-type="float" office:value="930.05" calcext:value-type="float">
            <text:p>930.05</text:p>
          </table:table-cell>
          <table:table-cell table:style-name="ce7" table:formula="of:=566.1277 - 56" office:value-type="float" office:value="510.1277" calcext:value-type="float">
            <text:p>510.1277</text:p>
          </table:table-cell>
          <table:table-cell table:style-name="ce7" table:formula="of:=611.3436 - 53" office:value-type="float" office:value="558.3436" calcext:value-type="float">
            <text:p>558.3436</text:p>
          </table:table-cell>
          <table:table-cell table:style-name="ce7" table:formula="of:=590.7312 - 54" office:value-type="float" office:value="536.7312" calcext:value-type="float">
            <text:p>536.7312</text:p>
          </table:table-cell>
          <table:table-cell table:number-columns-repeated="2"/>
          <table:table-cell table:style-name="ce7" table:formula="of:=29.0265 - 4" office:value-type="float" office:value="25.0265" calcext:value-type="float" table:number-columns-spanned="3" table:number-rows-spanned="1">
            <text:p>25.0265</text:p>
          </table:table-cell>
          <table:covered-table-cell table:style-name="ce8"/>
          <table:covered-table-cell table:style-name="ce9"/>
          <table:table-cell table:style-name="ce7" table:formula="of:=12.6584 - 1" office:value-type="float" office:value="11.6584" calcext:value-type="float" table:number-columns-spanned="3" table:number-rows-spanned="1">
            <text:p>11.65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459.1232 - 10" office:value-type="float" office:value="2449.1232" calcext:value-type="float" table:number-columns-spanned="3" table:number-rows-spanned="1">
            <text:p>2449.1232</text:p>
          </table:table-cell>
          <table:covered-table-cell table:style-name="ce8"/>
          <table:covered-table-cell table:style-name="ce9"/>
          <table:table-cell table:style-name="ce7" table:formula="of:=52.3969 - 3" office:value-type="float" office:value="49.3969" calcext:value-type="float" table:number-columns-spanned="3" table:number-rows-spanned="1">
            <text:p>49.39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587.4079 - 57" office:value-type="float" office:value="530.4079" calcext:value-type="float">
            <text:p>530.4079</text:p>
          </table:table-cell>
          <table:table-cell table:style-name="ce7" table:formula="of:=1408.6026 - 45" office:value-type="float" office:value="1363.6026" calcext:value-type="float">
            <text:p>1363.6026</text:p>
          </table:table-cell>
          <table:table-cell table:style-name="ce7" table:formula="of:=977.5668 - 84" office:value-type="float" office:value="893.5668" calcext:value-type="float">
            <text:p>893.5668</text:p>
          </table:table-cell>
          <table:table-cell table:style-name="ce7" table:formula="of:=587.3763 - 57" office:value-type="float" office:value="530.3763" calcext:value-type="float">
            <text:p>530.3763</text:p>
          </table:table-cell>
          <table:table-cell table:style-name="ce7" table:formula="of:=628.8375 - 54" office:value-type="float" office:value="574.8375" calcext:value-type="float">
            <text:p>574.8375</text:p>
          </table:table-cell>
          <table:table-cell table:style-name="ce7" table:formula="of:=610.1768 - 55" office:value-type="float" office:value="555.1768" calcext:value-type="float">
            <text:p>555.1768</text:p>
          </table:table-cell>
          <table:table-cell table:number-columns-repeated="2"/>
          <table:table-cell table:style-name="ce7" table:formula="of:=29.866 - 1" office:value-type="float" office:value="28.866" calcext:value-type="float" table:number-columns-spanned="3" table:number-rows-spanned="1">
            <text:p>28.866</text:p>
          </table:table-cell>
          <table:covered-table-cell table:style-name="ce8"/>
          <table:covered-table-cell table:style-name="ce9"/>
          <table:table-cell table:style-name="ce7" table:formula="of:=13.3695 - 1" office:value-type="float" office:value="12.3695" calcext:value-type="float" table:number-columns-spanned="3" table:number-rows-spanned="1">
            <text:p>12.369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41.0823 - 346" office:value-type="float" office:value="2195.0823" calcext:value-type="float" table:number-columns-spanned="3" table:number-rows-spanned="1">
            <text:p>2195.0823</text:p>
          </table:table-cell>
          <table:covered-table-cell table:style-name="ce8"/>
          <table:covered-table-cell table:style-name="ce9"/>
          <table:table-cell table:style-name="ce7" table:formula="of:=53.8987 - 3" office:value-type="float" office:value="50.8987" calcext:value-type="float" table:number-columns-spanned="3" table:number-rows-spanned="1">
            <text:p>50.89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06.1757 - 58" office:value-type="float" office:value="548.1757" calcext:value-type="float">
            <text:p>548.1757</text:p>
          </table:table-cell>
          <table:table-cell table:style-name="ce7" table:formula="of:=1448.5536 - 42" office:value-type="float" office:value="1406.5536" calcext:value-type="float">
            <text:p>1406.5536</text:p>
          </table:table-cell>
          <table:table-cell table:style-name="ce7" table:formula="of:=987.0563 - 22" office:value-type="float" office:value="965.0563" calcext:value-type="float">
            <text:p>965.0563</text:p>
          </table:table-cell>
          <table:table-cell table:style-name="ce7" table:formula="of:=606.2466 - 58" office:value-type="float" office:value="548.2466" calcext:value-type="float">
            <text:p>548.2466</text:p>
          </table:table-cell>
          <table:table-cell table:style-name="ce7" table:formula="of:=648.2516 - 55" office:value-type="float" office:value="593.2516" calcext:value-type="float">
            <text:p>593.2516</text:p>
          </table:table-cell>
          <table:table-cell table:style-name="ce7" table:formula="of:=633.3269 - 56" office:value-type="float" office:value="577.3269" calcext:value-type="float">
            <text:p>577.3269</text:p>
          </table:table-cell>
          <table:table-cell table:number-columns-repeated="2"/>
          <table:table-cell table:style-name="ce7" table:formula="of:=30.1475 - 3" office:value-type="float" office:value="27.1475" calcext:value-type="float" table:number-columns-spanned="3" table:number-rows-spanned="1">
            <text:p>27.1475</text:p>
          </table:table-cell>
          <table:covered-table-cell table:style-name="ce8"/>
          <table:covered-table-cell table:style-name="ce9"/>
          <table:table-cell table:style-name="ce7" table:formula="of:=11.9637 - 1" office:value-type="float" office:value="10.9637" calcext:value-type="float" table:number-columns-spanned="3" table:number-rows-spanned="1">
            <text:p>10.963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46.2508 - 174" office:value-type="float" office:value="2372.2508" calcext:value-type="float" table:number-columns-spanned="3" table:number-rows-spanned="1">
            <text:p>2372.2508</text:p>
          </table:table-cell>
          <table:covered-table-cell table:style-name="ce8"/>
          <table:covered-table-cell table:style-name="ce9"/>
          <table:table-cell table:style-name="ce7" table:formula="of:=55.3907 - 3" office:value-type="float" office:value="52.3907" calcext:value-type="float" table:number-columns-spanned="3" table:number-rows-spanned="1">
            <text:p>52.39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28.4765 - 59" office:value-type="float" office:value="569.4765" calcext:value-type="float">
            <text:p>569.4765</text:p>
          </table:table-cell>
          <table:table-cell table:style-name="ce7" table:formula="of:=1451.5281 - 43" office:value-type="float" office:value="1408.5281" calcext:value-type="float">
            <text:p>1408.5281</text:p>
          </table:table-cell>
          <table:table-cell table:style-name="ce7" table:formula="of:=1025.0313 - 69" office:value-type="float" office:value="956.0313" calcext:value-type="float">
            <text:p>956.0313</text:p>
          </table:table-cell>
          <table:table-cell table:style-name="ce7" table:formula="of:=628.5715 - 59" office:value-type="float" office:value="569.5715" calcext:value-type="float">
            <text:p>569.5715</text:p>
          </table:table-cell>
          <table:table-cell table:style-name="ce7" table:formula="of:=667.3477 - 56" office:value-type="float" office:value="611.3477" calcext:value-type="float">
            <text:p>611.3477</text:p>
          </table:table-cell>
          <table:table-cell table:style-name="ce7" table:formula="of:=651.1279 - 57" office:value-type="float" office:value="594.1279" calcext:value-type="float">
            <text:p>594.1279</text:p>
          </table:table-cell>
          <table:table-cell table:number-columns-repeated="2"/>
          <table:table-cell table:style-name="ce7" table:formula="of:=30.2402 - 3" office:value-type="float" office:value="27.2402" calcext:value-type="float" table:number-columns-spanned="3" table:number-rows-spanned="1">
            <text:p>27.2402</text:p>
          </table:table-cell>
          <table:covered-table-cell table:style-name="ce8"/>
          <table:covered-table-cell table:style-name="ce9"/>
          <table:table-cell table:style-name="ce7" table:formula="of:=12.5566 - 1" office:value-type="float" office:value="11.5566" calcext:value-type="float" table:number-columns-spanned="3" table:number-rows-spanned="1">
            <text:p>11.55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51.6405 - 10" office:value-type="float" office:value="2541.6405" calcext:value-type="float" table:number-columns-spanned="3" table:number-rows-spanned="1">
            <text:p>2541.6405</text:p>
          </table:table-cell>
          <table:covered-table-cell table:style-name="ce8"/>
          <table:covered-table-cell table:style-name="ce9"/>
          <table:table-cell table:style-name="ce7" table:formula="of:=56.9285 - 3" office:value-type="float" office:value="53.9285" calcext:value-type="float" table:number-columns-spanned="3" table:number-rows-spanned="1">
            <text:p>53.92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47.4146 - 60" office:value-type="float" office:value="587.4146" calcext:value-type="float">
            <text:p>587.4146</text:p>
          </table:table-cell>
          <table:table-cell table:style-name="ce7" table:formula="of:=1452.0312 - 41" office:value-type="float" office:value="1411.0312" calcext:value-type="float">
            <text:p>1411.0312</text:p>
          </table:table-cell>
          <table:table-cell table:style-name="ce7" table:formula="of:=1057.976 - 67" office:value-type="float" office:value="990.976" calcext:value-type="float">
            <text:p>990.976</text:p>
          </table:table-cell>
          <table:table-cell table:style-name="ce7" table:formula="of:=647.3763 - 60" office:value-type="float" office:value="587.3763" calcext:value-type="float">
            <text:p>587.3763</text:p>
          </table:table-cell>
          <table:table-cell table:style-name="ce7" table:formula="of:=689.1229 - 57" office:value-type="float" office:value="632.1229" calcext:value-type="float">
            <text:p>632.1229</text:p>
          </table:table-cell>
          <table:table-cell table:style-name="ce7" table:formula="of:=668.1643 - 58" office:value-type="float" office:value="610.1643" calcext:value-type="float">
            <text:p>610.1643</text:p>
          </table:table-cell>
          <table:table-cell table:number-columns-repeated="2"/>
          <table:table-cell table:style-name="ce7" table:formula="of:=31.1495 - 5" office:value-type="float" office:value="26.1495" calcext:value-type="float" table:number-columns-spanned="3" table:number-rows-spanned="1">
            <text:p>26.1495</text:p>
          </table:table-cell>
          <table:covered-table-cell table:style-name="ce8"/>
          <table:covered-table-cell table:style-name="ce9"/>
          <table:table-cell table:style-name="ce7" table:formula="of:=12.6141 - 1" office:value-type="float" office:value="11.6141" calcext:value-type="float" table:number-columns-spanned="3" table:number-rows-spanned="1">
            <text:p>11.61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56.6415 - 5" office:value-type="float" office:value="2551.6415" calcext:value-type="float" table:number-columns-spanned="3" table:number-rows-spanned="1">
            <text:p>2551.6415</text:p>
          </table:table-cell>
          <table:covered-table-cell table:style-name="ce8"/>
          <table:covered-table-cell table:style-name="ce9"/>
          <table:table-cell table:style-name="ce7" table:formula="of:=58.4844 - 3" office:value-type="float" office:value="55.4844" calcext:value-type="float" table:number-columns-spanned="3" table:number-rows-spanned="1">
            <text:p>55.484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70.7081 - 61" office:value-type="float" office:value="609.7081" calcext:value-type="float">
            <text:p>609.7081</text:p>
          </table:table-cell>
          <table:table-cell table:style-name="ce7" table:formula="of:=1488.5541 - 40" office:value-type="float" office:value="1448.5541" calcext:value-type="float">
            <text:p>1448.5541</text:p>
          </table:table-cell>
          <table:table-cell table:style-name="ce7" table:formula="of:=1071.7769 - 89" office:value-type="float" office:value="982.7769" calcext:value-type="float">
            <text:p>982.7769</text:p>
          </table:table-cell>
          <table:table-cell table:style-name="ce7" table:formula="of:=670.7411 - 61" office:value-type="float" office:value="609.7411" calcext:value-type="float">
            <text:p>609.7411</text:p>
          </table:table-cell>
          <table:table-cell table:style-name="ce7" table:formula="of:=706.256 - 58" office:value-type="float" office:value="648.256" calcext:value-type="float">
            <text:p>648.256</text:p>
          </table:table-cell>
          <table:table-cell table:style-name="ce7" table:formula="of:=695.7972 - 59" office:value-type="float" office:value="636.7972" calcext:value-type="float">
            <text:p>636.7972</text:p>
          </table:table-cell>
          <table:table-cell table:number-columns-repeated="2"/>
          <table:table-cell table:style-name="ce7" table:formula="of:=32.1942 - 3" office:value-type="float" office:value="29.1942" calcext:value-type="float" table:number-columns-spanned="3" table:number-rows-spanned="1">
            <text:p>29.1942</text:p>
          </table:table-cell>
          <table:covered-table-cell table:style-name="ce8"/>
          <table:covered-table-cell table:style-name="ce9"/>
          <table:table-cell table:style-name="ce7" table:formula="of:=12.7888 - 1" office:value-type="float" office:value="11.7888" calcext:value-type="float" table:number-columns-spanned="3" table:number-rows-spanned="1">
            <text:p>11.788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58.7579 - 2" office:value-type="float" office:value="2556.7579" calcext:value-type="float" table:number-columns-spanned="3" table:number-rows-spanned="1">
            <text:p>2556.7579</text:p>
          </table:table-cell>
          <table:covered-table-cell table:style-name="ce8"/>
          <table:covered-table-cell table:style-name="ce9"/>
          <table:table-cell table:style-name="ce7" table:formula="of:=59.8328 - 3" office:value-type="float" office:value="56.8328" calcext:value-type="float" table:number-columns-spanned="3" table:number-rows-spanned="1">
            <text:p>56.832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690.4761 - 62" office:value-type="float" office:value="628.4761" calcext:value-type="float">
            <text:p>628.4761</text:p>
          </table:table-cell>
          <table:table-cell table:style-name="ce7" table:formula="of:=1490.0301 - 38" office:value-type="float" office:value="1452.0301" calcext:value-type="float">
            <text:p>1452.0301</text:p>
          </table:table-cell>
          <table:table-cell table:style-name="ce7" table:formula="of:=1095.0305 - 70" office:value-type="float" office:value="1025.0305" calcext:value-type="float">
            <text:p>1025.0305</text:p>
          </table:table-cell>
          <table:table-cell table:style-name="ce7" table:formula="of:=690.5715 - 62" office:value-type="float" office:value="628.5715" calcext:value-type="float">
            <text:p>628.5715</text:p>
          </table:table-cell>
          <table:table-cell table:style-name="ce7" table:formula="of:=729.7589 - 59" office:value-type="float" office:value="670.7589" calcext:value-type="float">
            <text:p>670.7589</text:p>
          </table:table-cell>
          <table:table-cell table:style-name="ce7" table:formula="of:=711.1274 - 60" office:value-type="float" office:value="651.1274" calcext:value-type="float">
            <text:p>651.1274</text:p>
          </table:table-cell>
          <table:table-cell table:number-columns-repeated="2"/>
          <table:table-cell table:style-name="ce7" table:formula="of:=32.7642 - 5" office:value-type="float" office:value="27.7642" calcext:value-type="float" table:number-columns-spanned="3" table:number-rows-spanned="1">
            <text:p>27.7642</text:p>
          </table:table-cell>
          <table:covered-table-cell table:style-name="ce8"/>
          <table:covered-table-cell table:style-name="ce9"/>
          <table:table-cell table:style-name="ce7" table:formula="of:=12.8435 - 1" office:value-type="float" office:value="11.8435" calcext:value-type="float" table:number-columns-spanned="3" table:number-rows-spanned="1">
            <text:p>11.84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71.1241 - 112" office:value-type="float" office:value="2459.1241" calcext:value-type="float" table:number-columns-spanned="3" table:number-rows-spanned="1">
            <text:p>2459.1241</text:p>
          </table:table-cell>
          <table:covered-table-cell table:style-name="ce8"/>
          <table:covered-table-cell table:style-name="ce9"/>
          <table:table-cell table:style-name="ce7" table:formula="of:=61.3878 - 3" office:value-type="float" office:value="58.3878" calcext:value-type="float" table:number-columns-spanned="3" table:number-rows-spanned="1">
            <text:p>58.38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14.0547 - 63" office:value-type="float" office:value="651.0547" calcext:value-type="float">
            <text:p>651.0547</text:p>
          </table:table-cell>
          <table:table-cell table:style-name="ce7" table:formula="of:=1492.8112 - 39" office:value-type="float" office:value="1453.8112" calcext:value-type="float">
            <text:p>1453.8112</text:p>
          </table:table-cell>
          <table:table-cell table:style-name="ce7" table:formula="of:=1116.2267 - 55" office:value-type="float" office:value="1061.2267" calcext:value-type="float">
            <text:p>1061.2267</text:p>
          </table:table-cell>
          <table:table-cell table:style-name="ce7" table:formula="of:=714.0296 - 63" office:value-type="float" office:value="651.0296" calcext:value-type="float">
            <text:p>651.0296</text:p>
          </table:table-cell>
          <table:table-cell table:style-name="ce7" table:formula="of:=749.1276 - 60" office:value-type="float" office:value="689.1276" calcext:value-type="float">
            <text:p>689.1276</text:p>
          </table:table-cell>
          <table:table-cell table:style-name="ce7" table:formula="of:=732.7431 - 61" office:value-type="float" office:value="671.7431" calcext:value-type="float">
            <text:p>671.7431</text:p>
          </table:table-cell>
          <table:table-cell table:number-columns-repeated="2"/>
          <table:table-cell table:style-name="ce7" table:formula="of:=33.042 - 3" office:value-type="float" office:value="30.042" calcext:value-type="float" table:number-columns-spanned="3" table:number-rows-spanned="1">
            <text:p>30.042</text:p>
          </table:table-cell>
          <table:covered-table-cell table:style-name="ce8"/>
          <table:covered-table-cell table:style-name="ce9"/>
          <table:table-cell table:style-name="ce7" table:formula="of:=13.7149 - 1" office:value-type="float" office:value="12.7149" calcext:value-type="float" table:number-columns-spanned="3" table:number-rows-spanned="1">
            <text:p>12.71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580.1232 - 9" office:value-type="float" office:value="2571.1232" calcext:value-type="float" table:number-columns-spanned="3" table:number-rows-spanned="1">
            <text:p>2571.1232</text:p>
          </table:table-cell>
          <table:covered-table-cell table:style-name="ce8"/>
          <table:covered-table-cell table:style-name="ce9"/>
          <table:table-cell table:style-name="ce7" table:formula="of:=62.8917 - 3" office:value-type="float" office:value="59.8917" calcext:value-type="float" table:number-columns-spanned="3" table:number-rows-spanned="1">
            <text:p>59.89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34.7078 - 64" office:value-type="float" office:value="670.7078" calcext:value-type="float">
            <text:p>670.7078</text:p>
          </table:table-cell>
          <table:table-cell table:style-name="ce7" table:formula="of:=1526.031 - 36" office:value-type="float" office:value="1490.031" calcext:value-type="float">
            <text:p>1490.031</text:p>
          </table:table-cell>
          <table:table-cell table:style-name="ce7" table:formula="of:=1125.7581 - 9" office:value-type="float" office:value="1116.7581" calcext:value-type="float">
            <text:p>1116.7581</text:p>
          </table:table-cell>
          <table:table-cell table:style-name="ce7" table:formula="of:=734.7406 - 64" office:value-type="float" office:value="670.7406" calcext:value-type="float">
            <text:p>670.7406</text:p>
          </table:table-cell>
          <table:table-cell table:style-name="ce7" table:formula="of:=770.7676 - 61" office:value-type="float" office:value="709.7676" calcext:value-type="float">
            <text:p>709.7676</text:p>
          </table:table-cell>
          <table:table-cell table:style-name="ce7" table:formula="of:=757.7461 - 62" office:value-type="float" office:value="695.7461" calcext:value-type="float">
            <text:p>695.7461</text:p>
          </table:table-cell>
          <table:table-cell table:number-columns-repeated="2"/>
          <table:table-cell table:style-name="ce7" table:formula="of:=34.2372 - 4" office:value-type="float" office:value="30.2372" calcext:value-type="float" table:number-columns-spanned="3" table:number-rows-spanned="1">
            <text:p>30.2372</text:p>
          </table:table-cell>
          <table:covered-table-cell table:style-name="ce8"/>
          <table:covered-table-cell table:style-name="ce9"/>
          <table:table-cell table:style-name="ce7" table:formula="of:=13.012 - 1" office:value-type="float" office:value="12.012" calcext:value-type="float" table:number-columns-spanned="3" table:number-rows-spanned="1">
            <text:p>12.01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667.5093 - 103" office:value-type="float" office:value="2564.5093" calcext:value-type="float" table:number-columns-spanned="3" table:number-rows-spanned="1">
            <text:p>2564.5093</text:p>
          </table:table-cell>
          <table:covered-table-cell table:style-name="ce8"/>
          <table:covered-table-cell table:style-name="ce9"/>
          <table:table-cell table:style-name="ce7" table:formula="of:=64.4831 - 3" office:value-type="float" office:value="61.4831" calcext:value-type="float" table:number-columns-spanned="3" table:number-rows-spanned="1">
            <text:p>61.483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59.2148 - 65" office:value-type="float" office:value="694.2148" calcext:value-type="float">
            <text:p>694.2148</text:p>
          </table:table-cell>
          <table:table-cell table:style-name="ce7" table:formula="of:=1527.7324 - 37" office:value-type="float" office:value="1490.7324" calcext:value-type="float">
            <text:p>1490.7324</text:p>
          </table:table-cell>
          <table:table-cell table:style-name="ce7" table:formula="of:=1125.7754 - 51" office:value-type="float" office:value="1074.7754" calcext:value-type="float">
            <text:p>1074.7754</text:p>
          </table:table-cell>
          <table:table-cell table:style-name="ce7" table:formula="of:=759.2846 - 65" office:value-type="float" office:value="694.2846" calcext:value-type="float">
            <text:p>694.2846</text:p>
          </table:table-cell>
          <table:table-cell table:style-name="ce7" table:formula="of:=791.7634 - 62" office:value-type="float" office:value="729.7634" calcext:value-type="float">
            <text:p>729.7634</text:p>
          </table:table-cell>
          <table:table-cell table:style-name="ce7" table:formula="of:=777.8359 - 63" office:value-type="float" office:value="714.8359" calcext:value-type="float">
            <text:p>714.8359</text:p>
          </table:table-cell>
          <table:table-cell table:number-columns-repeated="2"/>
          <table:table-cell table:style-name="ce7" table:formula="of:=34.3171 - 3" office:value-type="float" office:value="31.3171" calcext:value-type="float" table:number-columns-spanned="3" table:number-rows-spanned="1">
            <text:p>31.3171</text:p>
          </table:table-cell>
          <table:covered-table-cell table:style-name="ce8"/>
          <table:covered-table-cell table:style-name="ce9"/>
          <table:table-cell table:style-name="ce7" table:formula="of:=13.6049 - 1" office:value-type="float" office:value="12.6049" calcext:value-type="float" table:number-columns-spanned="3" table:number-rows-spanned="1">
            <text:p>12.60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704.1247 - 124" office:value-type="float" office:value="2580.1247" calcext:value-type="float" table:number-columns-spanned="3" table:number-rows-spanned="1">
            <text:p>2580.1247</text:p>
          </table:table-cell>
          <table:covered-table-cell table:style-name="ce8"/>
          <table:covered-table-cell table:style-name="ce9"/>
          <table:table-cell table:style-name="ce7" table:formula="of:=65.8884 - 3" office:value-type="float" office:value="62.8884" calcext:value-type="float" table:number-columns-spanned="3" table:number-rows-spanned="1">
            <text:p>62.888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780.0543 - 66" office:value-type="float" office:value="714.0543" calcext:value-type="float">
            <text:p>714.0543</text:p>
          </table:table-cell>
          <table:table-cell table:style-name="ce7" table:formula="of:=1529.8764 - 35" office:value-type="float" office:value="1494.8764" calcext:value-type="float">
            <text:p>1494.8764</text:p>
          </table:table-cell>
          <table:table-cell table:style-name="ce7" table:formula="of:=1149.7744 - 24" office:value-type="float" office:value="1125.7744" calcext:value-type="float">
            <text:p>1125.7744</text:p>
          </table:table-cell>
          <table:table-cell table:style-name="ce7" table:formula="of:=780.0289 - 66" office:value-type="float" office:value="714.0289" calcext:value-type="float">
            <text:p>714.0289</text:p>
          </table:table-cell>
          <table:table-cell table:style-name="ce7" table:formula="of:=815.7083 - 63" office:value-type="float" office:value="752.7083" calcext:value-type="float">
            <text:p>752.7083</text:p>
          </table:table-cell>
          <table:table-cell table:style-name="ce7" table:formula="of:=796.761 - 64" office:value-type="float" office:value="732.761" calcext:value-type="float">
            <text:p>732.761</text:p>
          </table:table-cell>
          <table:table-cell table:number-columns-repeated="2"/>
          <table:table-cell table:style-name="ce7" table:formula="of:=34.3774 - 4" office:value-type="float" office:value="30.3774" calcext:value-type="float" table:number-columns-spanned="3" table:number-rows-spanned="1">
            <text:p>30.3774</text:p>
          </table:table-cell>
          <table:covered-table-cell table:style-name="ce8"/>
          <table:covered-table-cell table:style-name="ce9"/>
          <table:table-cell table:style-name="ce7" table:formula="of:=15.246 - 1" office:value-type="float" office:value="14.246" calcext:value-type="float" table:number-columns-spanned="3" table:number-rows-spanned="1">
            <text:p>14.24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705.673 - 151" office:value-type="float" office:value="2554.673" calcext:value-type="float" table:number-columns-spanned="3" table:number-rows-spanned="1">
            <text:p>2554.673</text:p>
          </table:table-cell>
          <table:covered-table-cell table:style-name="ce8"/>
          <table:covered-table-cell table:style-name="ce9"/>
          <table:table-cell table:style-name="ce7" table:formula="of:=67.4433 - 3" office:value-type="float" office:value="64.4433" calcext:value-type="float" table:number-columns-spanned="3" table:number-rows-spanned="1">
            <text:p>64.44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805.6051 - 67" office:value-type="float" office:value="738.6051" calcext:value-type="float">
            <text:p>738.6051</text:p>
          </table:table-cell>
          <table:table-cell table:style-name="ce7" table:formula="of:=1560.031 - 34" office:value-type="float" office:value="1526.031" calcext:value-type="float">
            <text:p>1526.031</text:p>
          </table:table-cell>
          <table:table-cell table:style-name="ce7" table:formula="of:=1155.0303 - 60" office:value-type="float" office:value="1095.0303" calcext:value-type="float">
            <text:p>1095.0303</text:p>
          </table:table-cell>
          <table:table-cell table:style-name="ce7" table:formula="of:=805.634 - 67" office:value-type="float" office:value="738.634" calcext:value-type="float">
            <text:p>738.634</text:p>
          </table:table-cell>
          <table:table-cell table:style-name="ce7" table:formula="of:=834.772 - 64" office:value-type="float" office:value="770.772" calcext:value-type="float">
            <text:p>770.772</text:p>
          </table:table-cell>
          <table:table-cell table:style-name="ce7" table:formula="of:=826.5983 - 65" office:value-type="float" office:value="761.5983" calcext:value-type="float">
            <text:p>761.5983</text:p>
          </table:table-cell>
          <table:table-cell table:number-columns-repeated="2"/>
          <table:table-cell table:style-name="ce7" table:formula="of:=35.1527 - 2" office:value-type="float" office:value="33.1527" calcext:value-type="float" table:number-columns-spanned="3" table:number-rows-spanned="1">
            <text:p>33.1527</text:p>
          </table:table-cell>
          <table:covered-table-cell table:style-name="ce8"/>
          <table:covered-table-cell table:style-name="ce9"/>
          <table:table-cell table:style-name="ce7" table:formula="of:=13.8376 - 1" office:value-type="float" office:value="12.8376" calcext:value-type="float" table:number-columns-spanned="3" table:number-rows-spanned="1">
            <text:p>12.83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713.1256 - 9" office:value-type="float" office:value="2704.1256" calcext:value-type="float" table:number-columns-spanned="3" table:number-rows-spanned="1">
            <text:p>2704.1256</text:p>
          </table:table-cell>
          <table:covered-table-cell table:style-name="ce8"/>
          <table:covered-table-cell table:style-name="ce9"/>
          <table:table-cell table:style-name="ce7" table:formula="of:=68.8107 - 3" office:value-type="float" office:value="65.8107" calcext:value-type="float" table:number-columns-spanned="3" table:number-rows-spanned="1">
            <text:p>65.81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827.2146 - 68" office:value-type="float" office:value="759.2146" calcext:value-type="float">
            <text:p>759.2146</text:p>
          </table:table-cell>
          <table:table-cell table:style-name="ce7" table:formula="of:=1561.8763 - 32" office:value-type="float" office:value="1529.8763" calcext:value-type="float">
            <text:p>1529.8763</text:p>
          </table:table-cell>
          <table:table-cell table:style-name="ce7" table:formula="of:=1175.7755 - 26" office:value-type="float" office:value="1149.7755" calcext:value-type="float">
            <text:p>1149.7755</text:p>
          </table:table-cell>
          <table:table-cell table:style-name="ce7" table:formula="of:=827.2842 - 68" office:value-type="float" office:value="759.2842" calcext:value-type="float">
            <text:p>759.2842</text:p>
          </table:table-cell>
          <table:table-cell table:style-name="ce7" table:formula="of:=860.5168 - 65" office:value-type="float" office:value="795.5168" calcext:value-type="float">
            <text:p>795.5168</text:p>
          </table:table-cell>
          <table:table-cell table:style-name="ce7" table:formula="of:=843.8708 - 66" office:value-type="float" office:value="777.8708" calcext:value-type="float">
            <text:p>777.8708</text:p>
          </table:table-cell>
          <table:table-cell table:number-columns-repeated="2"/>
          <table:table-cell table:style-name="ce7" table:formula="of:=35.2353 - 1" office:value-type="float" office:value="34.2353" calcext:value-type="float" table:number-columns-spanned="3" table:number-rows-spanned="1">
            <text:p>34.2353</text:p>
          </table:table-cell>
          <table:covered-table-cell table:style-name="ce8"/>
          <table:covered-table-cell table:style-name="ce9"/>
          <table:table-cell table:style-name="ce7" table:formula="of:=15.3731 - 1" office:value-type="float" office:value="14.3731" calcext:value-type="float" table:number-columns-spanned="3" table:number-rows-spanned="1">
            <text:p>14.37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723.6895 - 10" office:value-type="float" office:value="2713.6895" calcext:value-type="float" table:number-columns-spanned="3" table:number-rows-spanned="1">
            <text:p>2713.6895</text:p>
          </table:table-cell>
          <table:covered-table-cell table:style-name="ce8"/>
          <table:covered-table-cell table:style-name="ce9"/>
          <table:table-cell table:style-name="ce7" table:formula="of:=70.4412 - 3" office:value-type="float" office:value="67.4412" calcext:value-type="float" table:number-columns-spanned="3" table:number-rows-spanned="1">
            <text:p>67.44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853.1144 - 69" office:value-type="float" office:value="784.1144" calcext:value-type="float">
            <text:p>784.1144</text:p>
          </table:table-cell>
          <table:table-cell table:style-name="ce7" table:formula="of:=1562.6314 - 33" office:value-type="float" office:value="1529.6314" calcext:value-type="float">
            <text:p>1529.6314</text:p>
          </table:table-cell>
          <table:table-cell table:style-name="ce7" table:formula="of:=1206.8946 - 49" office:value-type="float" office:value="1157.8946" calcext:value-type="float">
            <text:p>1157.8946</text:p>
          </table:table-cell>
          <table:table-cell table:style-name="ce7" table:formula="of:=852.9828 - 69" office:value-type="float" office:value="783.9828" calcext:value-type="float">
            <text:p>783.9828</text:p>
          </table:table-cell>
          <table:table-cell table:style-name="ce7" table:formula="of:=881.7128 - 66" office:value-type="float" office:value="815.7128" calcext:value-type="float">
            <text:p>815.7128</text:p>
          </table:table-cell>
          <table:table-cell table:style-name="ce7" table:formula="of:=867.6154 - 67" office:value-type="float" office:value="800.6154" calcext:value-type="float">
            <text:p>800.6154</text:p>
          </table:table-cell>
          <table:table-cell table:number-columns-repeated="2"/>
          <table:table-cell table:style-name="ce7" table:formula="of:=35.3677 - 3" office:value-type="float" office:value="32.3677" calcext:value-type="float" table:number-columns-spanned="3" table:number-rows-spanned="1">
            <text:p>32.3677</text:p>
          </table:table-cell>
          <table:covered-table-cell table:style-name="ce8"/>
          <table:covered-table-cell table:style-name="ce9"/>
          <table:table-cell table:style-name="ce7" table:formula="of:=15.2088 - 1" office:value-type="float" office:value="14.2088" calcext:value-type="float" table:number-columns-spanned="3" table:number-rows-spanned="1">
            <text:p>14.208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839.6713 - 134" office:value-type="float" office:value="2705.6713" calcext:value-type="float" table:number-columns-spanned="3" table:number-rows-spanned="1">
            <text:p>2705.6713</text:p>
          </table:table-cell>
          <table:covered-table-cell table:style-name="ce8"/>
          <table:covered-table-cell table:style-name="ce9"/>
          <table:table-cell table:style-name="ce7" table:formula="of:=71.9667 - 3" office:value-type="float" office:value="68.9667" calcext:value-type="float" table:number-columns-spanned="3" table:number-rows-spanned="1">
            <text:p>68.96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875.605 - 70" office:value-type="float" office:value="805.605" calcext:value-type="float">
            <text:p>805.605</text:p>
          </table:table-cell>
          <table:table-cell table:style-name="ce7" table:formula="of:=1591.8768 - 30" office:value-type="float" office:value="1561.8768" calcext:value-type="float">
            <text:p>1561.8768</text:p>
          </table:table-cell>
          <table:table-cell table:style-name="ce7" table:formula="of:=1219.1725 - 41" office:value-type="float" office:value="1178.1725" calcext:value-type="float">
            <text:p>1178.1725</text:p>
          </table:table-cell>
          <table:table-cell table:style-name="ce7" table:formula="of:=875.6335 - 70" office:value-type="float" office:value="805.6335" calcext:value-type="float">
            <text:p>805.6335</text:p>
          </table:table-cell>
          <table:table-cell table:style-name="ce7" table:formula="of:=905.6113 - 67" office:value-type="float" office:value="838.6113" calcext:value-type="float">
            <text:p>838.6113</text:p>
          </table:table-cell>
          <table:table-cell table:style-name="ce7" table:formula="of:=894.561 - 68" office:value-type="float" office:value="826.561" calcext:value-type="float">
            <text:p>826.561</text:p>
          </table:table-cell>
          <table:table-cell table:number-columns-repeated="2"/>
          <table:table-cell table:style-name="ce7" table:formula="of:=36.4274 - 2" office:value-type="float" office:value="34.4274" calcext:value-type="float" table:number-columns-spanned="3" table:number-rows-spanned="1">
            <text:p>34.4274</text:p>
          </table:table-cell>
          <table:covered-table-cell table:style-name="ce8"/>
          <table:covered-table-cell table:style-name="ce9"/>
          <table:table-cell table:style-name="ce7" table:formula="of:=14.0042 - 1" office:value-type="float" office:value="13.0042" calcext:value-type="float" table:number-columns-spanned="3" table:number-rows-spanned="1">
            <text:p>13.004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842.6722 - 3" office:value-type="float" office:value="2839.6722" calcext:value-type="float" table:number-columns-spanned="3" table:number-rows-spanned="1">
            <text:p>2839.6722</text:p>
          </table:table-cell>
          <table:covered-table-cell table:style-name="ce8"/>
          <table:covered-table-cell table:style-name="ce9"/>
          <table:table-cell table:style-name="ce7" table:formula="of:=73.4854 - 3" office:value-type="float" office:value="70.4854" calcext:value-type="float" table:number-columns-spanned="3" table:number-rows-spanned="1">
            <text:p>70.48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02.3383 - 71" office:value-type="float" office:value="831.3383" calcext:value-type="float">
            <text:p>831.3383</text:p>
          </table:table-cell>
          <table:table-cell table:style-name="ce7" table:formula="of:=1592.8282 - 31" office:value-type="float" office:value="1561.8282" calcext:value-type="float">
            <text:p>1561.8282</text:p>
          </table:table-cell>
          <table:table-cell table:style-name="ce7" table:formula="of:=1221.7591 - 96" office:value-type="float" office:value="1125.7591" calcext:value-type="float">
            <text:p>1125.7591</text:p>
          </table:table-cell>
          <table:table-cell table:style-name="ce7" table:formula="of:=902.3902 - 71" office:value-type="float" office:value="831.3902" calcext:value-type="float">
            <text:p>831.3902</text:p>
          </table:table-cell>
          <table:table-cell table:style-name="ce7" table:formula="of:=928.5209 - 68" office:value-type="float" office:value="860.5209" calcext:value-type="float">
            <text:p>860.5209</text:p>
          </table:table-cell>
          <table:table-cell table:style-name="ce7" table:formula="of:=916.8432 - 69" office:value-type="float" office:value="847.8432" calcext:value-type="float">
            <text:p>847.8432</text:p>
          </table:table-cell>
          <table:table-cell table:number-columns-repeated="2"/>
          <table:table-cell table:style-name="ce7" table:formula="of:=37.1521 - 2" office:value-type="float" office:value="35.1521" calcext:value-type="float" table:number-columns-spanned="3" table:number-rows-spanned="1">
            <text:p>35.1521</text:p>
          </table:table-cell>
          <table:covered-table-cell table:style-name="ce8"/>
          <table:covered-table-cell table:style-name="ce9"/>
          <table:table-cell table:style-name="ce7" table:formula="of:=14.5942 - 1" office:value-type="float" office:value="13.5942" calcext:value-type="float" table:number-columns-spanned="3" table:number-rows-spanned="1">
            <text:p>13.594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904.1462 - 171" office:value-type="float" office:value="2733.1462" calcext:value-type="float" table:number-columns-spanned="3" table:number-rows-spanned="1">
            <text:p>2733.1462</text:p>
          </table:table-cell>
          <table:covered-table-cell table:style-name="ce8"/>
          <table:covered-table-cell table:style-name="ce9"/>
          <table:table-cell table:style-name="ce7" table:formula="of:=74.9267 - 3" office:value-type="float" office:value="71.9267" calcext:value-type="float" table:number-columns-spanned="3" table:number-rows-spanned="1">
            <text:p>71.92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25.1143 - 72" office:value-type="float" office:value="853.1143" calcext:value-type="float">
            <text:p>853.1143</text:p>
          </table:table-cell>
          <table:table-cell table:style-name="ce7" table:formula="of:=1593.3105 - 29" office:value-type="float" office:value="1564.3105" calcext:value-type="float">
            <text:p>1564.3105</text:p>
          </table:table-cell>
          <table:table-cell table:style-name="ce7" table:formula="of:=1222.8133 - 1" office:value-type="float" office:value="1221.8133" calcext:value-type="float">
            <text:p>1221.8133</text:p>
          </table:table-cell>
          <table:table-cell table:style-name="ce7" table:formula="of:=924.9824 - 72" office:value-type="float" office:value="852.9824" calcext:value-type="float">
            <text:p>852.9824</text:p>
          </table:table-cell>
          <table:table-cell table:style-name="ce7" table:formula="of:=954.7093 - 69" office:value-type="float" office:value="885.7093" calcext:value-type="float">
            <text:p>885.7093</text:p>
          </table:table-cell>
          <table:table-cell table:style-name="ce7" table:formula="of:=937.6674 - 70" office:value-type="float" office:value="867.6674" calcext:value-type="float">
            <text:p>867.6674</text:p>
          </table:table-cell>
          <table:table-cell table:number-columns-repeated="2"/>
          <table:table-cell table:style-name="ce7" table:formula="of:=37.4821 - 1" office:value-type="float" office:value="36.4821" calcext:value-type="float" table:number-columns-spanned="3" table:number-rows-spanned="1">
            <text:p>36.4821</text:p>
          </table:table-cell>
          <table:covered-table-cell table:style-name="ce8"/>
          <table:covered-table-cell table:style-name="ce9"/>
          <table:table-cell table:style-name="ce7" table:formula="of:=15.9122 - 1" office:value-type="float" office:value="14.9122" calcext:value-type="float" table:number-columns-spanned="3" table:number-rows-spanned="1">
            <text:p>14.91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905.5089 - 238" office:value-type="float" office:value="2667.5089" calcext:value-type="float" table:number-columns-spanned="3" table:number-rows-spanned="1">
            <text:p>2667.5089</text:p>
          </table:table-cell>
          <table:covered-table-cell table:style-name="ce8"/>
          <table:covered-table-cell table:style-name="ce9"/>
          <table:table-cell table:style-name="ce7" table:formula="of:=76.4366 - 3" office:value-type="float" office:value="73.4366" calcext:value-type="float" table:number-columns-spanned="3" table:number-rows-spanned="1">
            <text:p>73.43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52.7852 - 73" office:value-type="float" office:value="879.7852" calcext:value-type="float">
            <text:p>879.7852</text:p>
          </table:table-cell>
          <table:table-cell table:style-name="ce7" table:formula="of:=1619.3099 - 26" office:value-type="float" office:value="1593.3099" calcext:value-type="float">
            <text:p>1593.3099</text:p>
          </table:table-cell>
          <table:table-cell table:style-name="ce7" table:formula="of:=1253.1732 - 34" office:value-type="float" office:value="1219.1732" calcext:value-type="float">
            <text:p>1219.1732</text:p>
          </table:table-cell>
          <table:table-cell table:style-name="ce7" table:formula="of:=952.8523 - 73" office:value-type="float" office:value="879.8523" calcext:value-type="float">
            <text:p>879.8523</text:p>
          </table:table-cell>
          <table:table-cell table:style-name="ce7" table:formula="of:=975.6159 - 70" office:value-type="float" office:value="905.6159" calcext:value-type="float">
            <text:p>905.6159</text:p>
          </table:table-cell>
          <table:table-cell table:style-name="ce7" table:formula="of:=969.7934 - 71" office:value-type="float" office:value="898.7934" calcext:value-type="float">
            <text:p>898.7934</text:p>
          </table:table-cell>
          <table:table-cell table:number-columns-repeated="2"/>
          <table:table-cell table:style-name="ce7" table:formula="of:=38.0398 - 5" office:value-type="float" office:value="33.0398" calcext:value-type="float" table:number-columns-spanned="3" table:number-rows-spanned="1">
            <text:p>33.0398</text:p>
          </table:table-cell>
          <table:covered-table-cell table:style-name="ce8"/>
          <table:covered-table-cell table:style-name="ce9"/>
          <table:table-cell table:style-name="ce7" table:formula="of:=15.7093 - 1" office:value-type="float" office:value="14.7093" calcext:value-type="float" table:number-columns-spanned="3" table:number-rows-spanned="1">
            <text:p>14.709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908.3635 - 4" office:value-type="float" office:value="2904.3635" calcext:value-type="float" table:number-columns-spanned="3" table:number-rows-spanned="1">
            <text:p>2904.3635</text:p>
          </table:table-cell>
          <table:covered-table-cell table:style-name="ce8"/>
          <table:covered-table-cell table:style-name="ce9"/>
          <table:table-cell table:style-name="ce7" table:formula="of:=77.9483 - 3" office:value-type="float" office:value="74.9483" calcext:value-type="float" table:number-columns-spanned="3" table:number-rows-spanned="1">
            <text:p>74.948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976.3379 - 74" office:value-type="float" office:value="902.3379" calcext:value-type="float">
            <text:p>902.3379</text:p>
          </table:table-cell>
          <table:table-cell table:style-name="ce7" table:formula="of:=1619.8772 - 28" office:value-type="float" office:value="1591.8772" calcext:value-type="float">
            <text:p>1591.8772</text:p>
          </table:table-cell>
          <table:table-cell table:style-name="ce7" table:formula="of:=1256.6136 - 47" office:value-type="float" office:value="1209.6136" calcext:value-type="float">
            <text:p>1209.6136</text:p>
          </table:table-cell>
          <table:table-cell table:style-name="ce7" table:formula="of:=976.3893 - 74" office:value-type="float" office:value="902.3893" calcext:value-type="float">
            <text:p>902.3893</text:p>
          </table:table-cell>
          <table:table-cell table:style-name="ce7" table:formula="of:=1003.6613 - 71" office:value-type="float" office:value="932.6613" calcext:value-type="float">
            <text:p>932.6613</text:p>
          </table:table-cell>
          <table:table-cell table:style-name="ce7" table:formula="of:=988.9096 - 72" office:value-type="float" office:value="916.9096" calcext:value-type="float">
            <text:p>916.9096</text:p>
          </table:table-cell>
          <table:table-cell table:number-columns-repeated="2"/>
          <table:table-cell table:style-name="ce7" table:formula="of:=38.5333 - 3" office:value-type="float" office:value="35.5333" calcext:value-type="float" table:number-columns-spanned="3" table:number-rows-spanned="1">
            <text:p>35.5333</text:p>
          </table:table-cell>
          <table:covered-table-cell table:style-name="ce8"/>
          <table:covered-table-cell table:style-name="ce9"/>
          <table:table-cell table:style-name="ce7" table:formula="of:=14.8854 - 1" office:value-type="float" office:value="13.8854" calcext:value-type="float" table:number-columns-spanned="3" table:number-rows-spanned="1">
            <text:p>13.88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2912.587 - 4" office:value-type="float" office:value="2908.587" calcext:value-type="float" table:number-columns-spanned="3" table:number-rows-spanned="1">
            <text:p>2908.587</text:p>
          </table:table-cell>
          <table:covered-table-cell table:style-name="ce8"/>
          <table:covered-table-cell table:style-name="ce9"/>
          <table:table-cell table:style-name="ce7" table:formula="of:=79.3277 - 3" office:value-type="float" office:value="76.3277" calcext:value-type="float" table:number-columns-spanned="3" table:number-rows-spanned="1">
            <text:p>76.32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004.4528 - 75" office:value-type="float" office:value="929.4528" calcext:value-type="float">
            <text:p>929.4528</text:p>
          </table:table-cell>
          <table:table-cell table:style-name="ce7" table:formula="of:=1621.38 - 27" office:value-type="float" office:value="1594.38" calcext:value-type="float">
            <text:p>1594.38</text:p>
          </table:table-cell>
          <table:table-cell table:style-name="ce7" table:formula="of:=1283.8603 - 29" office:value-type="float" office:value="1254.8603" calcext:value-type="float">
            <text:p>1254.8603</text:p>
          </table:table-cell>
          <table:table-cell table:style-name="ce7" table:formula="of:=1004.2874 - 75" office:value-type="float" office:value="929.2874" calcext:value-type="float">
            <text:p>929.2874</text:p>
          </table:table-cell>
          <table:table-cell table:style-name="ce7" table:formula="of:=1026.714 - 72" office:value-type="float" office:value="954.714" calcext:value-type="float">
            <text:p>954.714</text:p>
          </table:table-cell>
          <table:table-cell table:style-name="ce7" table:formula="of:=1014.9453 - 73" office:value-type="float" office:value="941.9453" calcext:value-type="float">
            <text:p>941.9453</text:p>
          </table:table-cell>
          <table:table-cell table:number-columns-repeated="2"/>
          <table:table-cell table:style-name="ce7" table:formula="of:=38.5387 - 1" office:value-type="float" office:value="37.5387" calcext:value-type="float" table:number-columns-spanned="3" table:number-rows-spanned="1">
            <text:p>37.5387</text:p>
          </table:table-cell>
          <table:covered-table-cell table:style-name="ce8"/>
          <table:covered-table-cell table:style-name="ce9"/>
          <table:table-cell table:style-name="ce7" table:formula="of:=14.8836 - 1" office:value-type="float" office:value="13.8836" calcext:value-type="float" table:number-columns-spanned="3" table:number-rows-spanned="1">
            <text:p>13.883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070.6731 - 228" office:value-type="float" office:value="2842.6731" calcext:value-type="float" table:number-columns-spanned="3" table:number-rows-spanned="1">
            <text:p>2842.6731</text:p>
          </table:table-cell>
          <table:covered-table-cell table:style-name="ce8"/>
          <table:covered-table-cell table:style-name="ce9"/>
          <table:table-cell table:style-name="ce7" table:formula="of:=80.8726 - 3" office:value-type="float" office:value="77.8726" calcext:value-type="float" table:number-columns-spanned="3" table:number-rows-spanned="1">
            <text:p>77.87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028.785 - 76" office:value-type="float" office:value="952.785" calcext:value-type="float">
            <text:p>952.785</text:p>
          </table:table-cell>
          <table:table-cell table:style-name="ce7" table:formula="of:=1643.8763 - 24" office:value-type="float" office:value="1619.8763" calcext:value-type="float">
            <text:p>1619.8763</text:p>
          </table:table-cell>
          <table:table-cell table:style-name="ce7" table:formula="of:=1288.8141 - 66" office:value-type="float" office:value="1222.8141" calcext:value-type="float">
            <text:p>1222.8141</text:p>
          </table:table-cell>
          <table:table-cell table:style-name="ce7" table:formula="of:=1028.8516 - 76" office:value-type="float" office:value="952.8516" calcext:value-type="float">
            <text:p>952.8516</text:p>
          </table:table-cell>
          <table:table-cell table:style-name="ce7" table:formula="of:=1052.8477 - 73" office:value-type="float" office:value="979.8477" calcext:value-type="float">
            <text:p>979.8477</text:p>
          </table:table-cell>
          <table:table-cell table:style-name="ce7" table:formula="of:=1043.7429 - 74" office:value-type="float" office:value="969.7429" calcext:value-type="float">
            <text:p>969.7429</text:p>
          </table:table-cell>
          <table:table-cell table:number-columns-repeated="2"/>
          <table:table-cell table:style-name="ce7" table:formula="of:=39.3737 - 5" office:value-type="float" office:value="34.3737" calcext:value-type="float" table:number-columns-spanned="3" table:number-rows-spanned="1">
            <text:p>34.3737</text:p>
          </table:table-cell>
          <table:covered-table-cell table:style-name="ce8"/>
          <table:covered-table-cell table:style-name="ce9"/>
          <table:table-cell table:style-name="ce7" table:formula="of:=16.3174 - 1" office:value-type="float" office:value="15.3174" calcext:value-type="float" table:number-columns-spanned="3" table:number-rows-spanned="1">
            <text:p>15.31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081.2509 - 10" office:value-type="float" office:value="3071.2509" calcext:value-type="float" table:number-columns-spanned="3" table:number-rows-spanned="1">
            <text:p>3071.2509</text:p>
          </table:table-cell>
          <table:covered-table-cell table:style-name="ce8"/>
          <table:covered-table-cell table:style-name="ce9"/>
          <table:table-cell table:style-name="ce7" table:formula="of:=82.5265 - 3" office:value-type="float" office:value="79.5265" calcext:value-type="float" table:number-columns-spanned="3" table:number-rows-spanned="1">
            <text:p>79.52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057.8065 - 77" office:value-type="float" office:value="980.8065" calcext:value-type="float">
            <text:p>980.8065</text:p>
          </table:table-cell>
          <table:table-cell table:style-name="ce7" table:formula="of:=1645.7004 - 23" office:value-type="float" office:value="1622.7004" calcext:value-type="float">
            <text:p>1622.7004</text:p>
          </table:table-cell>
          <table:table-cell table:style-name="ce7" table:formula="of:=1294.8129 - 6" office:value-type="float" office:value="1288.8129" calcext:value-type="float">
            <text:p>1288.8129</text:p>
          </table:table-cell>
          <table:table-cell table:style-name="ce7" table:formula="of:=1057.8129 - 77" office:value-type="float" office:value="980.8129" calcext:value-type="float">
            <text:p>980.8129</text:p>
          </table:table-cell>
          <table:table-cell table:style-name="ce7" table:formula="of:=1077.6655 - 74" office:value-type="float" office:value="1003.6655" calcext:value-type="float">
            <text:p>1003.6655</text:p>
          </table:table-cell>
          <table:table-cell table:style-name="ce7" table:formula="of:=1068.226 - 75" office:value-type="float" office:value="993.226" calcext:value-type="float">
            <text:p>993.226</text:p>
          </table:table-cell>
          <table:table-cell table:number-columns-repeated="2"/>
          <table:table-cell table:style-name="ce7" table:formula="of:=39.5386 - 1" office:value-type="float" office:value="38.5386" calcext:value-type="float" table:number-columns-spanned="3" table:number-rows-spanned="1">
            <text:p>38.5386</text:p>
          </table:table-cell>
          <table:covered-table-cell table:style-name="ce8"/>
          <table:covered-table-cell table:style-name="ce9"/>
          <table:table-cell table:style-name="ce7" table:formula="of:=15.0082 - 1" office:value-type="float" office:value="14.0082" calcext:value-type="float" table:number-columns-spanned="3" table:number-rows-spanned="1">
            <text:p>14.00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131.507 - 226" office:value-type="float" office:value="2905.507" calcext:value-type="float" table:number-columns-spanned="3" table:number-rows-spanned="1">
            <text:p>2905.507</text:p>
          </table:table-cell>
          <table:covered-table-cell table:style-name="ce8"/>
          <table:covered-table-cell table:style-name="ce9"/>
          <table:table-cell table:style-name="ce7" table:formula="of:=85.0758 - 4" office:value-type="float" office:value="81.0758" calcext:value-type="float" table:number-columns-spanned="3" table:number-rows-spanned="1">
            <text:p>81.07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082.4524 - 78" office:value-type="float" office:value="1004.4524" calcext:value-type="float">
            <text:p>1004.4524</text:p>
          </table:table-cell>
          <table:table-cell table:style-name="ce7" table:formula="of:=1645.7613 - 25" office:value-type="float" office:value="1620.7613" calcext:value-type="float">
            <text:p>1620.7613</text:p>
          </table:table-cell>
          <table:table-cell table:style-name="ce7" table:formula="of:=1333.882 - 73" office:value-type="float" office:value="1260.882" calcext:value-type="float">
            <text:p>1260.882</text:p>
          </table:table-cell>
          <table:table-cell table:style-name="ce7" table:formula="of:=1082.2868 - 78" office:value-type="float" office:value="1004.2868" calcext:value-type="float">
            <text:p>1004.2868</text:p>
          </table:table-cell>
          <table:table-cell table:style-name="ce7" table:formula="of:=1106.0487 - 75" office:value-type="float" office:value="1031.0487" calcext:value-type="float">
            <text:p>1031.0487</text:p>
          </table:table-cell>
          <table:table-cell table:style-name="ce7" table:formula="of:=1090.96 - 76" office:value-type="float" office:value="1014.96" calcext:value-type="float">
            <text:p>1014.96</text:p>
          </table:table-cell>
          <table:table-cell table:number-columns-repeated="2"/>
          <table:table-cell table:style-name="ce7" table:formula="of:=39.5909 - 1" office:value-type="float" office:value="38.5909" calcext:value-type="float" table:number-columns-spanned="3" table:number-rows-spanned="1">
            <text:p>38.5909</text:p>
          </table:table-cell>
          <table:covered-table-cell table:style-name="ce8"/>
          <table:covered-table-cell table:style-name="ce9"/>
          <table:table-cell table:style-name="ce7" table:formula="of:=15.6441 - 1" office:value-type="float" office:value="14.6441" calcext:value-type="float" table:number-columns-spanned="3" table:number-rows-spanned="1">
            <text:p>14.64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142.0705 - 10" office:value-type="float" office:value="3132.0705" calcext:value-type="float" table:number-columns-spanned="3" table:number-rows-spanned="1">
            <text:p>3132.0705</text:p>
          </table:table-cell>
          <table:covered-table-cell table:style-name="ce8"/>
          <table:covered-table-cell table:style-name="ce9"/>
          <table:table-cell table:style-name="ce7" table:formula="of:=86.7277 - 4" office:value-type="float" office:value="82.7277" calcext:value-type="float" table:number-columns-spanned="3" table:number-rows-spanned="1">
            <text:p>82.72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112.3894 - 79" office:value-type="float" office:value="1033.3894" calcext:value-type="float">
            <text:p>1033.3894</text:p>
          </table:table-cell>
          <table:table-cell table:style-name="ce7" table:formula="of:=1665.759 - 20" office:value-type="float" office:value="1645.759" calcext:value-type="float">
            <text:p>1645.759</text:p>
          </table:table-cell>
          <table:table-cell table:style-name="ce7" table:formula="of:=1341.8606 - 58" office:value-type="float" office:value="1283.8606" calcext:value-type="float">
            <text:p>1283.8606</text:p>
          </table:table-cell>
          <table:table-cell table:style-name="ce7" table:formula="of:=1112.4335 - 79" office:value-type="float" office:value="1033.4335" calcext:value-type="float">
            <text:p>1033.4335</text:p>
          </table:table-cell>
          <table:table-cell table:style-name="ce7" table:formula="of:=1128.8522 - 76" office:value-type="float" office:value="1052.8522" calcext:value-type="float">
            <text:p>1052.8522</text:p>
          </table:table-cell>
          <table:table-cell table:style-name="ce7" table:formula="of:=1125.2219 - 77" office:value-type="float" office:value="1048.2219" calcext:value-type="float">
            <text:p>1048.2219</text:p>
          </table:table-cell>
          <table:table-cell table:number-columns-repeated="2"/>
          <table:table-cell table:style-name="ce7" table:formula="of:=40.2337 - 5" office:value-type="float" office:value="35.2337" calcext:value-type="float" table:number-columns-spanned="3" table:number-rows-spanned="1">
            <text:p>35.2337</text:p>
          </table:table-cell>
          <table:covered-table-cell table:style-name="ce8"/>
          <table:covered-table-cell table:style-name="ce9"/>
          <table:table-cell table:style-name="ce7" table:formula="of:=15.8807 - 1" office:value-type="float" office:value="14.8807" calcext:value-type="float" table:number-columns-spanned="3" table:number-rows-spanned="1">
            <text:p>14.880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264.2061 - 333" office:value-type="float" office:value="2931.2061" calcext:value-type="float" table:number-columns-spanned="3" table:number-rows-spanned="1">
            <text:p>2931.2061</text:p>
          </table:table-cell>
          <table:covered-table-cell table:style-name="ce8"/>
          <table:covered-table-cell table:style-name="ce9"/>
          <table:table-cell table:style-name="ce7" table:formula="of:=89.3913 - 4" office:value-type="float" office:value="85.3913" calcext:value-type="float" table:number-columns-spanned="3" table:number-rows-spanned="1">
            <text:p>85.391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137.8064 - 80" office:value-type="float" office:value="1057.8064" calcext:value-type="float">
            <text:p>1057.8064</text:p>
          </table:table-cell>
          <table:table-cell table:style-name="ce7" table:formula="of:=1665.8768 - 22" office:value-type="float" office:value="1643.8768" calcext:value-type="float">
            <text:p>1643.8768</text:p>
          </table:table-cell>
          <table:table-cell table:style-name="ce7" table:formula="of:=1342.4843 - 45" office:value-type="float" office:value="1297.4843" calcext:value-type="float">
            <text:p>1297.4843</text:p>
          </table:table-cell>
          <table:table-cell table:style-name="ce7" table:formula="of:=1137.8127 - 80" office:value-type="float" office:value="1057.8127" calcext:value-type="float">
            <text:p>1057.8127</text:p>
          </table:table-cell>
          <table:table-cell table:style-name="ce7" table:formula="of:=1159.1303 - 77" office:value-type="float" office:value="1082.1303" calcext:value-type="float">
            <text:p>1082.1303</text:p>
          </table:table-cell>
          <table:table-cell table:style-name="ce7" table:formula="of:=1146.2502 - 78" office:value-type="float" office:value="1068.2502" calcext:value-type="float">
            <text:p>1068.2502</text:p>
          </table:table-cell>
          <table:table-cell table:number-columns-repeated="2"/>
          <table:table-cell table:style-name="ce7" table:formula="of:=40.3289 - 3" office:value-type="float" office:value="37.3289" calcext:value-type="float" table:number-columns-spanned="3" table:number-rows-spanned="1">
            <text:p>37.3289</text:p>
          </table:table-cell>
          <table:covered-table-cell table:style-name="ce8"/>
          <table:covered-table-cell table:style-name="ce9"/>
          <table:table-cell table:style-name="ce7" table:formula="of:=17.2588 - 1" office:value-type="float" office:value="16.2588" calcext:value-type="float" table:number-columns-spanned="3" table:number-rows-spanned="1">
            <text:p>16.258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267.2063 - 3" office:value-type="float" office:value="3264.2063" calcext:value-type="float" table:number-columns-spanned="3" table:number-rows-spanned="1">
            <text:p>3264.2063</text:p>
          </table:table-cell>
          <table:covered-table-cell table:style-name="ce8"/>
          <table:covered-table-cell table:style-name="ce9"/>
          <table:table-cell table:style-name="ce7" table:formula="of:=90.8461 - 4" office:value-type="float" office:value="86.8461" calcext:value-type="float" table:number-columns-spanned="3" table:number-rows-spanned="1">
            <text:p>86.84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168.1902 - 81" office:value-type="float" office:value="1087.1902" calcext:value-type="float">
            <text:p>1087.1902</text:p>
          </table:table-cell>
          <table:table-cell table:style-name="ce7" table:formula="of:=1667.9157 - 21" office:value-type="float" office:value="1646.9157" calcext:value-type="float">
            <text:p>1646.9157</text:p>
          </table:table-cell>
          <table:table-cell table:style-name="ce7" table:formula="of:=1378.4838 - 36" office:value-type="float" office:value="1342.4838" calcext:value-type="float">
            <text:p>1342.4838</text:p>
          </table:table-cell>
          <table:table-cell table:style-name="ce7" table:formula="of:=1167.9654 - 81" office:value-type="float" office:value="1086.9654" calcext:value-type="float">
            <text:p>1086.9654</text:p>
          </table:table-cell>
          <table:table-cell table:style-name="ce7" table:formula="of:=1184.0531 - 78" office:value-type="float" office:value="1106.0531" calcext:value-type="float">
            <text:p>1106.0531</text:p>
          </table:table-cell>
          <table:table-cell table:style-name="ce7" table:formula="of:=1174.48 - 79" office:value-type="float" office:value="1095.48" calcext:value-type="float">
            <text:p>1095.48</text:p>
          </table:table-cell>
          <table:table-cell table:number-columns-repeated="2"/>
          <table:table-cell table:style-name="ce7" table:formula="of:=41.0332 - 3" office:value-type="float" office:value="38.0332" calcext:value-type="float" table:number-columns-spanned="3" table:number-rows-spanned="1">
            <text:p>38.0332</text:p>
          </table:table-cell>
          <table:covered-table-cell table:style-name="ce8"/>
          <table:covered-table-cell table:style-name="ce9"/>
          <table:table-cell table:style-name="ce7" table:formula="of:=16.8217 - 1" office:value-type="float" office:value="15.8217" calcext:value-type="float" table:number-columns-spanned="3" table:number-rows-spanned="1">
            <text:p>15.821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353.2516 - 272" office:value-type="float" office:value="3081.2516" calcext:value-type="float" table:number-columns-spanned="3" table:number-rows-spanned="1">
            <text:p>3081.2516</text:p>
          </table:table-cell>
          <table:covered-table-cell table:style-name="ce8"/>
          <table:covered-table-cell table:style-name="ce9"/>
          <table:table-cell table:style-name="ce7" table:formula="of:=93.5111 - 4" office:value-type="float" office:value="89.5111" calcext:value-type="float" table:number-columns-spanned="3" table:number-rows-spanned="1">
            <text:p>89.51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194.389 - 82" office:value-type="float" office:value="1112.389" calcext:value-type="float">
            <text:p>1112.389</text:p>
          </table:table-cell>
          <table:table-cell table:style-name="ce7" table:formula="of:=1683.8758 - 18" office:value-type="float" office:value="1665.8758" calcext:value-type="float">
            <text:p>1665.8758</text:p>
          </table:table-cell>
          <table:table-cell table:style-name="ce7" table:formula="of:=1395.8595 - 54" office:value-type="float" office:value="1341.8595" calcext:value-type="float">
            <text:p>1341.8595</text:p>
          </table:table-cell>
          <table:table-cell table:style-name="ce7" table:formula="of:=1194.433 - 82" office:value-type="float" office:value="1112.433" calcext:value-type="float">
            <text:p>1112.433</text:p>
          </table:table-cell>
          <table:table-cell table:style-name="ce7" table:formula="of:=1212.4127 - 79" office:value-type="float" office:value="1133.4127" calcext:value-type="float">
            <text:p>1133.4127</text:p>
          </table:table-cell>
          <table:table-cell table:style-name="ce7" table:formula="of:=1205.2528 - 80" office:value-type="float" office:value="1125.2528" calcext:value-type="float">
            <text:p>1125.2528</text:p>
          </table:table-cell>
          <table:table-cell table:number-columns-repeated="2"/>
          <table:table-cell table:style-name="ce7" table:formula="of:=41.482 - 2" office:value-type="float" office:value="39.482" calcext:value-type="float" table:number-columns-spanned="3" table:number-rows-spanned="1">
            <text:p>39.482</text:p>
          </table:table-cell>
          <table:covered-table-cell table:style-name="ce8"/>
          <table:covered-table-cell table:style-name="ce9"/>
          <table:table-cell table:style-name="ce7" table:formula="of:=16.0446 - 1" office:value-type="float" office:value="15.0446" calcext:value-type="float" table:number-columns-spanned="3" table:number-rows-spanned="1">
            <text:p>15.044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363.8002 - 10" office:value-type="float" office:value="3353.8002" calcext:value-type="float" table:number-columns-spanned="3" table:number-rows-spanned="1">
            <text:p>3353.8002</text:p>
          </table:table-cell>
          <table:covered-table-cell table:style-name="ce8"/>
          <table:covered-table-cell table:style-name="ce9"/>
          <table:table-cell table:style-name="ce7" table:formula="of:=95.1362 - 4" office:value-type="float" office:value="91.1362" calcext:value-type="float" table:number-columns-spanned="3" table:number-rows-spanned="1">
            <text:p>91.136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25.6556 - 83" office:value-type="float" office:value="1142.6556" calcext:value-type="float">
            <text:p>1142.6556</text:p>
          </table:table-cell>
          <table:table-cell table:style-name="ce7" table:formula="of:=1685.8603 - 19" office:value-type="float" office:value="1666.8603" calcext:value-type="float">
            <text:p>1666.8603</text:p>
          </table:table-cell>
          <table:table-cell table:style-name="ce7" table:formula="of:=1396.4851 - 18" office:value-type="float" office:value="1378.4851" calcext:value-type="float">
            <text:p>1378.4851</text:p>
          </table:table-cell>
          <table:table-cell table:style-name="ce7" table:formula="of:=1225.6233 - 83" office:value-type="float" office:value="1142.6233" calcext:value-type="float">
            <text:p>1142.6233</text:p>
          </table:table-cell>
          <table:table-cell table:style-name="ce7" table:formula="of:=1239.1348 - 80" office:value-type="float" office:value="1159.1348" calcext:value-type="float">
            <text:p>1159.1348</text:p>
          </table:table-cell>
          <table:table-cell table:style-name="ce7" table:formula="of:=1231.919 - 81" office:value-type="float" office:value="1150.919" calcext:value-type="float">
            <text:p>1150.919</text:p>
          </table:table-cell>
          <table:table-cell table:number-columns-repeated="2"/>
          <table:table-cell table:style-name="ce7" table:formula="of:=42.4354 - 2" office:value-type="float" office:value="40.4354" calcext:value-type="float" table:number-columns-spanned="3" table:number-rows-spanned="1">
            <text:p>40.4354</text:p>
          </table:table-cell>
          <table:covered-table-cell table:style-name="ce8"/>
          <table:covered-table-cell table:style-name="ce9"/>
          <table:table-cell table:style-name="ce7" table:formula="of:=16.5779 - 1" office:value-type="float" office:value="15.5779" calcext:value-type="float" table:number-columns-spanned="3" table:number-rows-spanned="1">
            <text:p>15.577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447.1099 - 289" office:value-type="float" office:value="3158.1099" calcext:value-type="float" table:number-columns-spanned="3" table:number-rows-spanned="1">
            <text:p>3158.1099</text:p>
          </table:table-cell>
          <table:covered-table-cell table:style-name="ce8"/>
          <table:covered-table-cell table:style-name="ce9"/>
          <table:table-cell table:style-name="ce7" table:formula="of:=97.7298 - 4" office:value-type="float" office:value="93.7298" calcext:value-type="float" table:number-columns-spanned="3" table:number-rows-spanned="1">
            <text:p>93.72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52.1895 - 84" office:value-type="float" office:value="1168.1895" calcext:value-type="float">
            <text:p>1168.1895</text:p>
          </table:table-cell>
          <table:table-cell table:style-name="ce7" table:formula="of:=1685.8968 - 17" office:value-type="float" office:value="1668.8968" calcext:value-type="float">
            <text:p>1668.8968</text:p>
          </table:table-cell>
          <table:table-cell table:style-name="ce7" table:formula="of:=1407.8814 - 74" office:value-type="float" office:value="1333.8814" calcext:value-type="float">
            <text:p>1333.8814</text:p>
          </table:table-cell>
          <table:table-cell table:style-name="ce7" table:formula="of:=1251.965 - 84" office:value-type="float" office:value="1167.965" calcext:value-type="float">
            <text:p>1167.965</text:p>
          </table:table-cell>
          <table:table-cell table:style-name="ce7" table:formula="of:=1269.7345 - 81" office:value-type="float" office:value="1188.7345" calcext:value-type="float">
            <text:p>1188.7345</text:p>
          </table:table-cell>
          <table:table-cell table:style-name="ce7" table:formula="of:=1256.4676 - 82" office:value-type="float" office:value="1174.4676" calcext:value-type="float">
            <text:p>1174.4676</text:p>
          </table:table-cell>
          <table:table-cell table:number-columns-repeated="2"/>
          <table:table-cell table:style-name="ce7" table:formula="of:=43.1415 - 2" office:value-type="float" office:value="41.1415" calcext:value-type="float" table:number-columns-spanned="3" table:number-rows-spanned="1">
            <text:p>41.1415</text:p>
          </table:table-cell>
          <table:covered-table-cell table:style-name="ce8"/>
          <table:covered-table-cell table:style-name="ce9"/>
          <table:table-cell table:style-name="ce7" table:formula="of:=16.6897 - 1" office:value-type="float" office:value="15.6897" calcext:value-type="float" table:number-columns-spanned="3" table:number-rows-spanned="1">
            <text:p>15.68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448.1097 - 1" office:value-type="float" office:value="3447.1097" calcext:value-type="float" table:number-columns-spanned="3" table:number-rows-spanned="1">
            <text:p>3447.1097</text:p>
          </table:table-cell>
          <table:covered-table-cell table:style-name="ce8"/>
          <table:covered-table-cell table:style-name="ce9"/>
          <table:table-cell table:style-name="ce7" table:formula="of:=99.2839 - 4" office:value-type="float" office:value="95.2839" calcext:value-type="float" table:number-columns-spanned="3" table:number-rows-spanned="1">
            <text:p>95.283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284.2878 - 85" office:value-type="float" office:value="1199.2878" calcext:value-type="float">
            <text:p>1199.2878</text:p>
          </table:table-cell>
          <table:table-cell table:style-name="ce7" table:formula="of:=1699.8764 - 16" office:value-type="float" office:value="1683.8764" calcext:value-type="float">
            <text:p>1683.8764</text:p>
          </table:table-cell>
          <table:table-cell table:style-name="ce7" table:formula="of:=1424.4855 - 28" office:value-type="float" office:value="1396.4855" calcext:value-type="float">
            <text:p>1396.4855</text:p>
          </table:table-cell>
          <table:table-cell table:style-name="ce7" table:formula="of:=1284.3365 - 85" office:value-type="float" office:value="1199.3365" calcext:value-type="float">
            <text:p>1199.3365</text:p>
          </table:table-cell>
          <table:table-cell table:style-name="ce7" table:formula="of:=1294.4237 - 82" office:value-type="float" office:value="1212.4237" calcext:value-type="float">
            <text:p>1212.4237</text:p>
          </table:table-cell>
          <table:table-cell table:style-name="ce7" table:formula="of:=1293.1234 - 83" office:value-type="float" office:value="1210.1234" calcext:value-type="float">
            <text:p>1210.1234</text:p>
          </table:table-cell>
          <table:table-cell table:number-columns-repeated="2"/>
          <table:table-cell table:style-name="ce7" table:formula="of:=43.5896 - 4" office:value-type="float" office:value="39.5896" calcext:value-type="float" table:number-columns-spanned="3" table:number-rows-spanned="1">
            <text:p>39.5896</text:p>
          </table:table-cell>
          <table:covered-table-cell table:style-name="ce8"/>
          <table:covered-table-cell table:style-name="ce9"/>
          <table:table-cell table:style-name="ce7" table:formula="of:=16.8695 - 1" office:value-type="float" office:value="15.8695" calcext:value-type="float" table:number-columns-spanned="3" table:number-rows-spanned="1">
            <text:p>15.869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454.0502 - 177" office:value-type="float" office:value="3277.0502" calcext:value-type="float" table:number-columns-spanned="3" table:number-rows-spanned="1">
            <text:p>3277.0502</text:p>
          </table:table-cell>
          <table:covered-table-cell table:style-name="ce8"/>
          <table:covered-table-cell table:style-name="ce9"/>
          <table:table-cell table:style-name="ce7" table:formula="of:=101.9512 - 4" office:value-type="float" office:value="97.9512" calcext:value-type="float" table:number-columns-spanned="3" table:number-rows-spanned="1">
            <text:p>97.95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311.6554 - 86" office:value-type="float" office:value="1225.6554" calcext:value-type="float">
            <text:p>1225.6554</text:p>
          </table:table-cell>
          <table:table-cell table:style-name="ce7" table:formula="of:=1699.8964 - 14" office:value-type="float" office:value="1685.8964" calcext:value-type="float">
            <text:p>1685.8964</text:p>
          </table:table-cell>
          <table:table-cell table:style-name="ce7" table:formula="of:=1471.8788 - 64" office:value-type="float" office:value="1407.8788" calcext:value-type="float">
            <text:p>1407.8788</text:p>
          </table:table-cell>
          <table:table-cell table:style-name="ce7" table:formula="of:=1311.6232 - 86" office:value-type="float" office:value="1225.6232" calcext:value-type="float">
            <text:p>1225.6232</text:p>
          </table:table-cell>
          <table:table-cell table:style-name="ce7" table:formula="of:=1326.9081 - 83" office:value-type="float" office:value="1243.9081" calcext:value-type="float">
            <text:p>1243.9081</text:p>
          </table:table-cell>
          <table:table-cell table:style-name="ce7" table:formula="of:=1315.9406 - 84" office:value-type="float" office:value="1231.9406" calcext:value-type="float">
            <text:p>1231.9406</text:p>
          </table:table-cell>
          <table:table-cell table:number-columns-repeated="2"/>
          <table:table-cell table:style-name="ce7" table:formula="of:=44.4573 - 4" office:value-type="float" office:value="40.4573" calcext:value-type="float" table:number-columns-spanned="3" table:number-rows-spanned="1">
            <text:p>40.4573</text:p>
          </table:table-cell>
          <table:covered-table-cell table:style-name="ce8"/>
          <table:covered-table-cell table:style-name="ce9"/>
          <table:table-cell table:style-name="ce7" table:formula="of:=17.8122 - 1" office:value-type="float" office:value="16.8122" calcext:value-type="float" table:number-columns-spanned="3" table:number-rows-spanned="1">
            <text:p>16.81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455.0503 - 1" office:value-type="float" office:value="3454.0503" calcext:value-type="float" table:number-columns-spanned="3" table:number-rows-spanned="1">
            <text:p>3454.0503</text:p>
          </table:table-cell>
          <table:covered-table-cell table:style-name="ce8"/>
          <table:covered-table-cell table:style-name="ce9"/>
          <table:table-cell table:style-name="ce7" table:formula="of:=103.6278 - 4" office:value-type="float" office:value="99.6278" calcext:value-type="float" table:number-columns-spanned="3" table:number-rows-spanned="1">
            <text:p>99.62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344.2898 - 87" office:value-type="float" office:value="1257.2898" calcext:value-type="float">
            <text:p>1257.2898</text:p>
          </table:table-cell>
          <table:table-cell table:style-name="ce7" table:formula="of:=1701.7428 - 15" office:value-type="float" office:value="1686.7428" calcext:value-type="float">
            <text:p>1686.7428</text:p>
          </table:table-cell>
          <table:table-cell table:style-name="ce7" table:formula="of:=1481.5859 - 81" office:value-type="float" office:value="1400.5859" calcext:value-type="float">
            <text:p>1400.5859</text:p>
          </table:table-cell>
          <table:table-cell table:style-name="ce7" table:formula="of:=1344.0408 - 87" office:value-type="float" office:value="1257.0408" calcext:value-type="float">
            <text:p>1257.0408</text:p>
          </table:table-cell>
          <table:table-cell table:style-name="ce7" table:formula="of:=1353.7392 - 84" office:value-type="float" office:value="1269.7392" calcext:value-type="float">
            <text:p>1269.7392</text:p>
          </table:table-cell>
          <table:table-cell table:style-name="ce7" table:formula="of:=1346.4513 - 85" office:value-type="float" office:value="1261.4513" calcext:value-type="float">
            <text:p>1261.4513</text:p>
          </table:table-cell>
          <table:table-cell table:number-columns-repeated="2"/>
          <table:table-cell table:style-name="ce7" table:formula="of:=44.6484 - 3" office:value-type="float" office:value="41.6484" calcext:value-type="float" table:number-columns-spanned="3" table:number-rows-spanned="1">
            <text:p>41.6484</text:p>
          </table:table-cell>
          <table:covered-table-cell table:style-name="ce8"/>
          <table:covered-table-cell table:style-name="ce9"/>
          <table:table-cell table:style-name="ce7" table:formula="of:=16.9216 - 1" office:value-type="float" office:value="15.9216" calcext:value-type="float" table:number-columns-spanned="3" table:number-rows-spanned="1">
            <text:p>15.921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663.0509 - 208" office:value-type="float" office:value="3455.0509" calcext:value-type="float" table:number-columns-spanned="3" table:number-rows-spanned="1">
            <text:p>3455.0509</text:p>
          </table:table-cell>
          <table:covered-table-cell table:style-name="ce8"/>
          <table:covered-table-cell table:style-name="ce9"/>
          <table:table-cell table:style-name="ce7" table:formula="of:=106.2546 - 4" office:value-type="float" office:value="102.2546" calcext:value-type="float" table:number-columns-spanned="3" table:number-rows-spanned="1">
            <text:p>102.25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372.2874 - 88" office:value-type="float" office:value="1284.2874" calcext:value-type="float">
            <text:p>1284.2874</text:p>
          </table:table-cell>
          <table:table-cell table:style-name="ce7" table:formula="of:=1711.8967 - 12" office:value-type="float" office:value="1699.8967" calcext:value-type="float">
            <text:p>1699.8967</text:p>
          </table:table-cell>
          <table:table-cell table:style-name="ce7" table:formula="of:=1483.5174 - 11" office:value-type="float" office:value="1472.5174" calcext:value-type="float">
            <text:p>1472.5174</text:p>
          </table:table-cell>
          <table:table-cell table:style-name="ce7" table:formula="of:=1372.3361 - 88" office:value-type="float" office:value="1284.3361" calcext:value-type="float">
            <text:p>1284.3361</text:p>
          </table:table-cell>
          <table:table-cell table:style-name="ce7" table:formula="of:=1384.3089 - 85" office:value-type="float" office:value="1299.3089" calcext:value-type="float">
            <text:p>1299.3089</text:p>
          </table:table-cell>
          <table:table-cell table:style-name="ce7" table:formula="of:=1379.1334 - 86" office:value-type="float" office:value="1293.1334" calcext:value-type="float">
            <text:p>1293.1334</text:p>
          </table:table-cell>
          <table:table-cell table:number-columns-repeated="2"/>
          <table:table-cell table:style-name="ce7" table:formula="of:=44.8176 - 5" office:value-type="float" office:value="39.8176" calcext:value-type="float" table:number-columns-spanned="3" table:number-rows-spanned="1">
            <text:p>39.8176</text:p>
          </table:table-cell>
          <table:covered-table-cell table:style-name="ce8"/>
          <table:covered-table-cell table:style-name="ce9"/>
          <table:table-cell table:style-name="ce7" table:formula="of:=17.0305 - 1" office:value-type="float" office:value="16.0305" calcext:value-type="float" table:number-columns-spanned="3" table:number-rows-spanned="1">
            <text:p>16.030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673.6027 - 10" office:value-type="float" office:value="3663.6027" calcext:value-type="float" table:number-columns-spanned="3" table:number-rows-spanned="1">
            <text:p>3663.6027</text:p>
          </table:table-cell>
          <table:covered-table-cell table:style-name="ce8"/>
          <table:covered-table-cell table:style-name="ce9"/>
          <table:table-cell table:style-name="ce7" table:formula="of:=107.7201 - 4" office:value-type="float" office:value="103.7201" calcext:value-type="float" table:number-columns-spanned="3" table:number-rows-spanned="1">
            <text:p>103.72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405.8171 - 89" office:value-type="float" office:value="1316.8171" calcext:value-type="float">
            <text:p>1316.8171</text:p>
          </table:table-cell>
          <table:table-cell table:style-name="ce7" table:formula="of:=1713.3715 - 11" office:value-type="float" office:value="1702.3715" calcext:value-type="float">
            <text:p>1702.3715</text:p>
          </table:table-cell>
          <table:table-cell table:style-name="ce7" table:formula="of:=1486.486 - 62" office:value-type="float" office:value="1424.486" calcext:value-type="float">
            <text:p>1424.486</text:p>
          </table:table-cell>
          <table:table-cell table:style-name="ce7" table:formula="of:=1405.836 - 89" office:value-type="float" office:value="1316.836" calcext:value-type="float">
            <text:p>1316.836</text:p>
          </table:table-cell>
          <table:table-cell table:style-name="ce7" table:formula="of:=1412.9133 - 86" office:value-type="float" office:value="1326.9133" calcext:value-type="float">
            <text:p>1326.9133</text:p>
          </table:table-cell>
          <table:table-cell table:style-name="ce7" table:formula="of:=1407.904 - 87" office:value-type="float" office:value="1320.904" calcext:value-type="float">
            <text:p>1320.904</text:p>
          </table:table-cell>
          <table:table-cell table:number-columns-repeated="2"/>
          <table:table-cell table:style-name="ce7" table:formula="of:=46.6465 - 2" office:value-type="float" office:value="44.6465" calcext:value-type="float" table:number-columns-spanned="3" table:number-rows-spanned="1">
            <text:p>44.6465</text:p>
          </table:table-cell>
          <table:covered-table-cell table:style-name="ce8"/>
          <table:covered-table-cell table:style-name="ce9"/>
          <table:table-cell table:style-name="ce7" table:formula="of:=19.1936 - 1" office:value-type="float" office:value="18.1936" calcext:value-type="float" table:number-columns-spanned="3" table:number-rows-spanned="1">
            <text:p>18.193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697.8007 - 334" office:value-type="float" office:value="3363.8007" calcext:value-type="float" table:number-columns-spanned="3" table:number-rows-spanned="1">
            <text:p>3363.8007</text:p>
          </table:table-cell>
          <table:covered-table-cell table:style-name="ce8"/>
          <table:covered-table-cell table:style-name="ce9"/>
          <table:table-cell table:style-name="ce7" table:formula="of:=110.5411 - 4" office:value-type="float" office:value="106.5411" calcext:value-type="float" table:number-columns-spanned="3" table:number-rows-spanned="1">
            <text:p>106.54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434.2894 - 90" office:value-type="float" office:value="1344.2894" calcext:value-type="float">
            <text:p>1344.2894</text:p>
          </table:table-cell>
          <table:table-cell table:style-name="ce7" table:formula="of:=1713.6134 - 13" office:value-type="float" office:value="1700.6134" calcext:value-type="float">
            <text:p>1700.6134</text:p>
          </table:table-cell>
          <table:table-cell table:style-name="ce7" table:formula="of:=1504.4666 - 17" office:value-type="float" office:value="1487.4666" calcext:value-type="float">
            <text:p>1487.4666</text:p>
          </table:table-cell>
          <table:table-cell table:style-name="ce7" table:formula="of:=1434.0405 - 90" office:value-type="float" office:value="1344.0405" calcext:value-type="float">
            <text:p>1344.0405</text:p>
          </table:table-cell>
          <table:table-cell table:style-name="ce7" table:formula="of:=1445.7554 - 87" office:value-type="float" office:value="1358.7554" calcext:value-type="float">
            <text:p>1358.7554</text:p>
          </table:table-cell>
          <table:table-cell table:style-name="ce7" table:formula="of:=1434.4541 - 88" office:value-type="float" office:value="1346.4541" calcext:value-type="float">
            <text:p>1346.4541</text:p>
          </table:table-cell>
          <table:table-cell table:number-columns-repeated="2"/>
          <table:table-cell table:style-name="ce7" table:formula="of:=47.3674 - 4" office:value-type="float" office:value="43.3674" calcext:value-type="float" table:number-columns-spanned="3" table:number-rows-spanned="1">
            <text:p>43.3674</text:p>
          </table:table-cell>
          <table:covered-table-cell table:style-name="ce8"/>
          <table:covered-table-cell table:style-name="ce9"/>
          <table:table-cell table:style-name="ce7" table:formula="of:=19.3035 - 1" office:value-type="float" office:value="18.3035" calcext:value-type="float" table:number-columns-spanned="3" table:number-rows-spanned="1">
            <text:p>18.30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698.3053 - 237" office:value-type="float" office:value="3461.3053" calcext:value-type="float" table:number-columns-spanned="3" table:number-rows-spanned="1">
            <text:p>3461.3053</text:p>
          </table:table-cell>
          <table:covered-table-cell table:style-name="ce8"/>
          <table:covered-table-cell table:style-name="ce9"/>
          <table:table-cell table:style-name="ce7" table:formula="of:=111.9398 - 4" office:value-type="float" office:value="107.9398" calcext:value-type="float" table:number-columns-spanned="3" table:number-rows-spanned="1">
            <text:p>107.93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468.6019 - 91" office:value-type="float" office:value="1377.6019" calcext:value-type="float">
            <text:p>1377.6019</text:p>
          </table:table-cell>
          <table:table-cell table:style-name="ce7" table:formula="of:=1721.6115 - 8" office:value-type="float" office:value="1713.6115" calcext:value-type="float">
            <text:p>1713.6115</text:p>
          </table:table-cell>
          <table:table-cell table:style-name="ce7" table:formula="of:=1507.8414 - 23" office:value-type="float" office:value="1484.8414" calcext:value-type="float">
            <text:p>1484.8414</text:p>
          </table:table-cell>
          <table:table-cell table:style-name="ce7" table:formula="of:=1468.6196 - 91" office:value-type="float" office:value="1377.6196" calcext:value-type="float">
            <text:p>1377.6196</text:p>
          </table:table-cell>
          <table:table-cell table:style-name="ce7" table:formula="of:=1472.3131 - 88" office:value-type="float" office:value="1384.3131" calcext:value-type="float">
            <text:p>1384.3131</text:p>
          </table:table-cell>
          <table:table-cell table:style-name="ce7" table:formula="of:=1469.0937 - 90" office:value-type="float" office:value="1379.0937" calcext:value-type="float">
            <text:p>1379.0937</text:p>
          </table:table-cell>
          <table:table-cell table:number-columns-repeated="2"/>
          <table:table-cell table:style-name="ce7" table:formula="of:=47.7195 - 5" office:value-type="float" office:value="42.7195" calcext:value-type="float" table:number-columns-spanned="3" table:number-rows-spanned="1">
            <text:p>42.7195</text:p>
          </table:table-cell>
          <table:covered-table-cell table:style-name="ce8"/>
          <table:covered-table-cell table:style-name="ce9"/>
          <table:table-cell table:style-name="ce7" table:formula="of:=19.255 - 1" office:value-type="float" office:value="18.255" calcext:value-type="float" table:number-columns-spanned="3" table:number-rows-spanned="1">
            <text:p>18.25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699.9151 - 2" office:value-type="float" office:value="3697.9151" calcext:value-type="float" table:number-columns-spanned="3" table:number-rows-spanned="1">
            <text:p>3697.9151</text:p>
          </table:table-cell>
          <table:covered-table-cell table:style-name="ce8"/>
          <table:covered-table-cell table:style-name="ce9"/>
          <table:table-cell table:style-name="ce7" table:formula="of:=114.6018 - 4" office:value-type="float" office:value="110.6018" calcext:value-type="float" table:number-columns-spanned="3" table:number-rows-spanned="1">
            <text:p>110.601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497.8167 - 92" office:value-type="float" office:value="1405.8167" calcext:value-type="float">
            <text:p>1405.8167</text:p>
          </table:table-cell>
          <table:table-cell table:style-name="ce7" table:formula="of:=1721.8972 - 10" office:value-type="float" office:value="1711.8972" calcext:value-type="float">
            <text:p>1711.8972</text:p>
          </table:table-cell>
          <table:table-cell table:style-name="ce7" table:formula="of:=1516.4679 - 12" office:value-type="float" office:value="1504.4679" calcext:value-type="float">
            <text:p>1504.4679</text:p>
          </table:table-cell>
          <table:table-cell table:style-name="ce7" table:formula="of:=1497.8356 - 92" office:value-type="float" office:value="1405.8356" calcext:value-type="float">
            <text:p>1405.8356</text:p>
          </table:table-cell>
          <table:table-cell table:style-name="ce7" table:formula="of:=1507.0806 - 89" office:value-type="float" office:value="1418.0806" calcext:value-type="float">
            <text:p>1418.0806</text:p>
          </table:table-cell>
          <table:table-cell table:style-name="ce7" table:formula="of:=1504.2623 - 91" office:value-type="float" office:value="1413.2623" calcext:value-type="float">
            <text:p>1413.2623</text:p>
          </table:table-cell>
          <table:table-cell table:number-columns-repeated="2"/>
          <table:table-cell table:style-name="ce7" table:formula="of:=47.8114 - 3" office:value-type="float" office:value="44.8114" calcext:value-type="float" table:number-columns-spanned="3" table:number-rows-spanned="1">
            <text:p>44.8114</text:p>
          </table:table-cell>
          <table:covered-table-cell table:style-name="ce8"/>
          <table:covered-table-cell table:style-name="ce9"/>
          <table:table-cell table:style-name="ce7" table:formula="of:=19.256 - 1" office:value-type="float" office:value="18.256" calcext:value-type="float" table:number-columns-spanned="3" table:number-rows-spanned="1">
            <text:p>18.2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706.7498 - 8" office:value-type="float" office:value="3698.7498" calcext:value-type="float" table:number-columns-spanned="3" table:number-rows-spanned="1">
            <text:p>3698.7498</text:p>
          </table:table-cell>
          <table:covered-table-cell table:style-name="ce8"/>
          <table:covered-table-cell table:style-name="ce9"/>
          <table:table-cell table:style-name="ce7" table:formula="of:=116.2964 - 4" office:value-type="float" office:value="112.2964" calcext:value-type="float" table:number-columns-spanned="3" table:number-rows-spanned="1">
            <text:p>112.29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532.7578 - 93" office:value-type="float" office:value="1439.7578" calcext:value-type="float">
            <text:p>1439.7578</text:p>
          </table:table-cell>
          <table:table-cell table:style-name="ce7" table:formula="of:=1722.8864 - 9" office:value-type="float" office:value="1713.8864" calcext:value-type="float">
            <text:p>1713.8864</text:p>
          </table:table-cell>
          <table:table-cell table:style-name="ce7" table:formula="of:=1586.3085 - 99" office:value-type="float" office:value="1487.3085" calcext:value-type="float">
            <text:p>1487.3085</text:p>
          </table:table-cell>
          <table:table-cell table:style-name="ce7" table:formula="of:=1532.4151 - 93" office:value-type="float" office:value="1439.4151" calcext:value-type="float">
            <text:p>1439.4151</text:p>
          </table:table-cell>
          <table:table-cell table:style-name="ce7" table:formula="of:=1535.7597 - 90" office:value-type="float" office:value="1445.7597" calcext:value-type="float">
            <text:p>1445.7597</text:p>
          </table:table-cell>
          <table:table-cell table:style-name="ce7" table:formula="of:=1526.4523 - 92" office:value-type="float" office:value="1434.4523" calcext:value-type="float">
            <text:p>1434.4523</text:p>
          </table:table-cell>
          <table:table-cell table:number-columns-repeated="2"/>
          <table:table-cell table:style-name="ce7" table:formula="of:=48.8724 - 5" office:value-type="float" office:value="43.8724" calcext:value-type="float" table:number-columns-spanned="3" table:number-rows-spanned="1">
            <text:p>43.8724</text:p>
          </table:table-cell>
          <table:covered-table-cell table:style-name="ce8"/>
          <table:covered-table-cell table:style-name="ce9"/>
          <table:table-cell table:style-name="ce7" table:formula="of:=17.8958 - 1" office:value-type="float" office:value="16.8958" calcext:value-type="float" table:number-columns-spanned="3" table:number-rows-spanned="1">
            <text:p>16.89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710.9763 - 4" office:value-type="float" office:value="3706.9763" calcext:value-type="float" table:number-columns-spanned="3" table:number-rows-spanned="1">
            <text:p>3706.9763</text:p>
          </table:table-cell>
          <table:covered-table-cell table:style-name="ce8"/>
          <table:covered-table-cell table:style-name="ce9"/>
          <table:table-cell table:style-name="ce7" table:formula="of:=118.8242 - 4" office:value-type="float" office:value="114.8242" calcext:value-type="float" table:number-columns-spanned="3" table:number-rows-spanned="1">
            <text:p>114.82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562.6014 - 94" office:value-type="float" office:value="1468.6014" calcext:value-type="float">
            <text:p>1468.6014</text:p>
          </table:table-cell>
          <table:table-cell table:style-name="ce7" table:formula="of:=1727.8963 - 6" office:value-type="float" office:value="1721.8963" calcext:value-type="float">
            <text:p>1721.8963</text:p>
          </table:table-cell>
          <table:table-cell table:style-name="ce7" table:formula="of:=1589.8414 - 82" office:value-type="float" office:value="1507.8414" calcext:value-type="float">
            <text:p>1507.8414</text:p>
          </table:table-cell>
          <table:table-cell table:style-name="ce7" table:formula="of:=1562.6198 - 94" office:value-type="float" office:value="1468.6198" calcext:value-type="float">
            <text:p>1468.6198</text:p>
          </table:table-cell>
          <table:table-cell table:style-name="ce7" table:formula="of:=1568.5907 - 91" office:value-type="float" office:value="1477.5907" calcext:value-type="float">
            <text:p>1477.5907</text:p>
          </table:table-cell>
          <table:table-cell table:style-name="ce7" table:formula="of:=1567.6196 - 93" office:value-type="float" office:value="1474.6196" calcext:value-type="float">
            <text:p>1474.6196</text:p>
          </table:table-cell>
          <table:table-cell table:number-columns-repeated="2"/>
          <table:table-cell table:style-name="ce7" table:formula="of:=49.4544 - 5" office:value-type="float" office:value="44.4544" calcext:value-type="float" table:number-columns-spanned="3" table:number-rows-spanned="1">
            <text:p>44.4544</text:p>
          </table:table-cell>
          <table:covered-table-cell table:style-name="ce8"/>
          <table:covered-table-cell table:style-name="ce9"/>
          <table:table-cell table:style-name="ce7" table:formula="of:=19.3674 - 1" office:value-type="float" office:value="18.3674" calcext:value-type="float" table:number-columns-spanned="3" table:number-rows-spanned="1">
            <text:p>18.36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801.2522 - 121" office:value-type="float" office:value="3680.2522" calcext:value-type="float" table:number-columns-spanned="3" table:number-rows-spanned="1">
            <text:p>3680.2522</text:p>
          </table:table-cell>
          <table:covered-table-cell table:style-name="ce8"/>
          <table:covered-table-cell table:style-name="ce9"/>
          <table:table-cell table:style-name="ce7" table:formula="of:=120.3774 - 4" office:value-type="float" office:value="116.3774" calcext:value-type="float" table:number-columns-spanned="3" table:number-rows-spanned="1">
            <text:p>116.377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598.3736 - 95" office:value-type="float" office:value="1503.3736" calcext:value-type="float">
            <text:p>1503.3736</text:p>
          </table:table-cell>
          <table:table-cell table:style-name="ce7" table:formula="of:=1728.1712 - 5" office:value-type="float" office:value="1723.1712" calcext:value-type="float">
            <text:p>1723.1712</text:p>
          </table:table-cell>
          <table:table-cell table:style-name="ce7" table:formula="of:=1612.7783 - 25" office:value-type="float" office:value="1587.7783" calcext:value-type="float">
            <text:p>1587.7783</text:p>
          </table:table-cell>
          <table:table-cell table:style-name="ce7" table:formula="of:=1598.3388 - 95" office:value-type="float" office:value="1503.3388" calcext:value-type="float">
            <text:p>1503.3388</text:p>
          </table:table-cell>
          <table:table-cell table:style-name="ce7" table:formula="of:=1599.0846 - 92" office:value-type="float" office:value="1507.0846" calcext:value-type="float">
            <text:p>1507.0846</text:p>
          </table:table-cell>
          <table:table-cell table:style-name="ce7" table:formula="of:=1598.2187 - 94" office:value-type="float" office:value="1504.2187" calcext:value-type="float">
            <text:p>1504.2187</text:p>
          </table:table-cell>
          <table:table-cell table:number-columns-repeated="2"/>
          <table:table-cell table:style-name="ce7" table:formula="of:=49.8101 - 2" office:value-type="float" office:value="47.8101" calcext:value-type="float" table:number-columns-spanned="3" table:number-rows-spanned="1">
            <text:p>47.8101</text:p>
          </table:table-cell>
          <table:covered-table-cell table:style-name="ce8"/>
          <table:covered-table-cell table:style-name="ce9"/>
          <table:table-cell table:style-name="ce7" table:formula="of:=18.1394 - 1" office:value-type="float" office:value="17.1394" calcext:value-type="float" table:number-columns-spanned="3" table:number-rows-spanned="1">
            <text:p>17.139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805.4765 - 4" office:value-type="float" office:value="3801.4765" calcext:value-type="float" table:number-columns-spanned="3" table:number-rows-spanned="1">
            <text:p>3801.4765</text:p>
          </table:table-cell>
          <table:covered-table-cell table:style-name="ce8"/>
          <table:covered-table-cell table:style-name="ce9"/>
          <table:table-cell table:style-name="ce7" table:formula="of:=123.0425 - 4" office:value-type="float" office:value="119.0425" calcext:value-type="float" table:number-columns-spanned="3" table:number-rows-spanned="1">
            <text:p>119.04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628.7571 - 96" office:value-type="float" office:value="1532.7571" calcext:value-type="float">
            <text:p>1532.7571</text:p>
          </table:table-cell>
          <table:table-cell table:style-name="ce7" table:formula="of:=1729.0118 - 7" office:value-type="float" office:value="1722.0118" calcext:value-type="float">
            <text:p>1722.0118</text:p>
          </table:table-cell>
          <table:table-cell table:style-name="ce7" table:formula="of:=1619.0952 - 97" office:value-type="float" office:value="1522.0952" calcext:value-type="float">
            <text:p>1522.0952</text:p>
          </table:table-cell>
          <table:table-cell table:style-name="ce7" table:formula="of:=1628.4148 - 96" office:value-type="float" office:value="1532.4148" calcext:value-type="float">
            <text:p>1532.4148</text:p>
          </table:table-cell>
          <table:table-cell table:style-name="ce7" table:formula="of:=1634.2117 - 93" office:value-type="float" office:value="1541.2117" calcext:value-type="float">
            <text:p>1541.2117</text:p>
          </table:table-cell>
          <table:table-cell table:style-name="ce7" table:formula="of:=1627.0513 - 95" office:value-type="float" office:value="1532.0513" calcext:value-type="float">
            <text:p>1532.0513</text:p>
          </table:table-cell>
          <table:table-cell table:number-columns-repeated="2"/>
          <table:table-cell table:style-name="ce7" table:formula="of:=49.8226 - 3" office:value-type="float" office:value="46.8226" calcext:value-type="float" table:number-columns-spanned="3" table:number-rows-spanned="1">
            <text:p>46.8226</text:p>
          </table:table-cell>
          <table:covered-table-cell table:style-name="ce8"/>
          <table:covered-table-cell table:style-name="ce9"/>
          <table:table-cell table:style-name="ce7" table:formula="of:=19.6227 - 1" office:value-type="float" office:value="18.6227" calcext:value-type="float" table:number-columns-spanned="3" table:number-rows-spanned="1">
            <text:p>18.622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833.9312 - 127" office:value-type="float" office:value="3706.9312" calcext:value-type="float" table:number-columns-spanned="3" table:number-rows-spanned="1">
            <text:p>3706.9312</text:p>
          </table:table-cell>
          <table:covered-table-cell table:style-name="ce8"/>
          <table:covered-table-cell table:style-name="ce9"/>
          <table:table-cell table:style-name="ce7" table:formula="of:=124.7463 - 4" office:value-type="float" office:value="120.7463" calcext:value-type="float" table:number-columns-spanned="3" table:number-rows-spanned="1">
            <text:p>120.746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665.3692 - 97" office:value-type="float" office:value="1568.3692" calcext:value-type="float">
            <text:p>1568.3692</text:p>
          </table:table-cell>
          <table:table-cell table:style-name="ce7" table:formula="of:=1731.0103 - 2" office:value-type="float" office:value="1729.0103" calcext:value-type="float">
            <text:p>1729.0103</text:p>
          </table:table-cell>
          <table:table-cell table:style-name="ce7" table:formula="of:=1689.8473 - 100" office:value-type="float" office:value="1589.8473" calcext:value-type="float">
            <text:p>1589.8473</text:p>
          </table:table-cell>
          <table:table-cell table:style-name="ce7" table:formula="of:=1665.175 - 97" office:value-type="float" office:value="1568.175" calcext:value-type="float">
            <text:p>1568.175</text:p>
          </table:table-cell>
          <table:table-cell table:style-name="ce7" table:formula="of:=1662.5955 - 94" office:value-type="float" office:value="1568.5955" calcext:value-type="float">
            <text:p>1568.5955</text:p>
          </table:table-cell>
          <table:table-cell table:style-name="ce7" table:formula="of:=1663.5694 - 96" office:value-type="float" office:value="1567.5694" calcext:value-type="float">
            <text:p>1567.5694</text:p>
          </table:table-cell>
          <table:table-cell table:number-columns-repeated="2"/>
          <table:table-cell table:style-name="ce7" table:formula="of:=49.8686 - 1" office:value-type="float" office:value="48.8686" calcext:value-type="float" table:number-columns-spanned="3" table:number-rows-spanned="1">
            <text:p>48.8686</text:p>
          </table:table-cell>
          <table:covered-table-cell table:style-name="ce8"/>
          <table:covered-table-cell table:style-name="ce9"/>
          <table:table-cell table:style-name="ce7" table:formula="of:=18.8924 - 1" office:value-type="float" office:value="17.8924" calcext:value-type="float" table:number-columns-spanned="3" table:number-rows-spanned="1">
            <text:p>17.89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3836.9305 - 3" office:value-type="float" office:value="3833.9305" calcext:value-type="float" table:number-columns-spanned="3" table:number-rows-spanned="1">
            <text:p>3833.9305</text:p>
          </table:table-cell>
          <table:covered-table-cell table:style-name="ce8"/>
          <table:covered-table-cell table:style-name="ce9"/>
          <table:table-cell table:style-name="ce7" table:formula="of:=127.2581 - 4" office:value-type="float" office:value="123.2581" calcext:value-type="float" table:number-columns-spanned="3" table:number-rows-spanned="1">
            <text:p>123.25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696.373 - 98" office:value-type="float" office:value="1598.373" calcext:value-type="float">
            <text:p>1598.373</text:p>
          </table:table-cell>
          <table:table-cell table:style-name="ce7" table:formula="of:=1731.3462 - 3" office:value-type="float" office:value="1728.3462" calcext:value-type="float">
            <text:p>1728.3462</text:p>
          </table:table-cell>
          <table:table-cell table:style-name="ce7" table:formula="of:=1696.3618 - 79" office:value-type="float" office:value="1617.3618" calcext:value-type="float">
            <text:p>1617.3618</text:p>
          </table:table-cell>
          <table:table-cell table:style-name="ce7" table:formula="of:=1696.3385 - 98" office:value-type="float" office:value="1598.3385" calcext:value-type="float">
            <text:p>1598.3385</text:p>
          </table:table-cell>
          <table:table-cell table:style-name="ce7" table:formula="of:=1699.6298 - 95" office:value-type="float" office:value="1604.6298" calcext:value-type="float">
            <text:p>1604.6298</text:p>
          </table:table-cell>
          <table:table-cell table:style-name="ce7" table:formula="of:=1700.9031 - 97" office:value-type="float" office:value="1603.9031" calcext:value-type="float">
            <text:p>1603.9031</text:p>
          </table:table-cell>
          <table:table-cell table:number-columns-repeated="2"/>
          <table:table-cell table:style-name="ce7" table:formula="of:=50.3651 - 3" office:value-type="float" office:value="47.3651" calcext:value-type="float" table:number-columns-spanned="3" table:number-rows-spanned="1">
            <text:p>47.3651</text:p>
          </table:table-cell>
          <table:covered-table-cell table:style-name="ce8"/>
          <table:covered-table-cell table:style-name="ce9"/>
          <table:table-cell table:style-name="ce7" table:formula="of:=18.9486 - 1" office:value-type="float" office:value="17.9486" calcext:value-type="float" table:number-columns-spanned="3" table:number-rows-spanned="1">
            <text:p>17.94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007.4725 - 281" office:value-type="float" office:value="3726.4725" calcext:value-type="float" table:number-columns-spanned="3" table:number-rows-spanned="1">
            <text:p>3726.4725</text:p>
          </table:table-cell>
          <table:covered-table-cell table:style-name="ce8"/>
          <table:covered-table-cell table:style-name="ce9"/>
          <table:table-cell table:style-name="ce7" table:formula="of:=128.8185 - 4" office:value-type="float" office:value="124.8185" calcext:value-type="float" table:number-columns-spanned="3" table:number-rows-spanned="1">
            <text:p>124.81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733.6218 - 99" office:value-type="float" office:value="1634.6218" calcext:value-type="float">
            <text:p>1634.6218</text:p>
          </table:table-cell>
          <table:table-cell table:style-name="ce7" table:formula="of:=1731.8968 - 4" office:value-type="float" office:value="1727.8968" calcext:value-type="float">
            <text:p>1727.8968</text:p>
          </table:table-cell>
          <table:table-cell table:style-name="ce7" table:formula="of:=1717.5285 - 93" office:value-type="float" office:value="1624.5285" calcext:value-type="float">
            <text:p>1624.5285</text:p>
          </table:table-cell>
          <table:table-cell table:style-name="ce7" table:formula="of:=1733.1769 - 99" office:value-type="float" office:value="1634.1769" calcext:value-type="float">
            <text:p>1634.1769</text:p>
          </table:table-cell>
          <table:table-cell table:style-name="ce7" table:formula="of:=1730.2156 - 96" office:value-type="float" office:value="1634.2156" calcext:value-type="float">
            <text:p>1634.2156</text:p>
          </table:table-cell>
          <table:table-cell table:style-name="ce7" table:formula="of:=1731.8471 - 99" office:value-type="float" office:value="1632.8471" calcext:value-type="float">
            <text:p>1632.8471</text:p>
          </table:table-cell>
          <table:table-cell table:number-columns-repeated="2"/>
          <table:table-cell table:style-name="ce7" table:formula="of:=50.7154 - 3" office:value-type="float" office:value="47.7154" calcext:value-type="float" table:number-columns-spanned="3" table:number-rows-spanned="1">
            <text:p>47.7154</text:p>
          </table:table-cell>
          <table:covered-table-cell table:style-name="ce8"/>
          <table:covered-table-cell table:style-name="ce9"/>
          <table:table-cell table:style-name="ce7" table:formula="of:=19.8608 - 1" office:value-type="float" office:value="18.8608" calcext:value-type="float" table:number-columns-spanned="3" table:number-rows-spanned="1">
            <text:p>18.86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053.2499 - 205" office:value-type="float" office:value="3848.2499" calcext:value-type="float" table:number-columns-spanned="3" table:number-rows-spanned="1">
            <text:p>3848.2499</text:p>
          </table:table-cell>
          <table:covered-table-cell table:style-name="ce8"/>
          <table:covered-table-cell table:style-name="ce9"/>
          <table:table-cell table:style-name="ce7" table:formula="of:=131.4773 - 4" office:value-type="float" office:value="127.4773" calcext:value-type="float" table:number-columns-spanned="3" table:number-rows-spanned="1">
            <text:p>127.477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/>
          <table:table-cell table:style-name="ce7" table:formula="of:=1765.3687 - 100" office:value-type="float" office:value="1665.3687" calcext:value-type="float">
            <text:p>1665.3687</text:p>
          </table:table-cell>
          <table:table-cell table:style-name="ce7" table:formula="of:=1732.0704 - 1" office:value-type="float" office:value="1731.0704" calcext:value-type="float">
            <text:p>1731.0704</text:p>
          </table:table-cell>
          <table:table-cell table:style-name="ce7" table:formula="of:=1781.9604 - 87" office:value-type="float" office:value="1694.9604" calcext:value-type="float">
            <text:p>1694.9604</text:p>
          </table:table-cell>
          <table:table-cell table:style-name="ce7" table:formula="of:=1765.1746 - 100" office:value-type="float" office:value="1665.1746" calcext:value-type="float">
            <text:p>1665.1746</text:p>
          </table:table-cell>
          <table:table-cell table:style-name="ce7" table:formula="of:=1765.2747 - 97" office:value-type="float" office:value="1668.2747" calcext:value-type="float">
            <text:p>1668.2747</text:p>
          </table:table-cell>
          <table:table-cell table:style-name="ce7" table:formula="of:=1763.6163 - 100" office:value-type="float" office:value="1663.6163" calcext:value-type="float">
            <text:p>1663.6163</text:p>
          </table:table-cell>
          <table:table-cell table:number-columns-repeated="2"/>
          <table:table-cell table:style-name="ce7" table:formula="of:=50.9261 - 1" office:value-type="float" office:value="49.9261" calcext:value-type="float" table:number-columns-spanned="3" table:number-rows-spanned="1">
            <text:p>49.9261</text:p>
          </table:table-cell>
          <table:covered-table-cell table:style-name="ce8"/>
          <table:covered-table-cell table:style-name="ce9"/>
          <table:table-cell table:style-name="ce7" table:formula="of:=20.5994 - 1" office:value-type="float" office:value="19.5994" calcext:value-type="float" table:number-columns-spanned="3" table:number-rows-spanned="1">
            <text:p>19.599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056.2508 - 3" office:value-type="float" office:value="4053.2508" calcext:value-type="float" table:number-columns-spanned="3" table:number-rows-spanned="1">
            <text:p>4053.2508</text:p>
          </table:table-cell>
          <table:covered-table-cell table:style-name="ce8"/>
          <table:covered-table-cell table:style-name="ce9"/>
          <table:table-cell table:style-name="ce7" table:formula="of:=133.0421 - 4" office:value-type="float" office:value="129.0421" calcext:value-type="float" table:number-columns-spanned="3" table:number-rows-spanned="1">
            <text:p>129.04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2.623 - 3" office:value-type="float" office:value="49.623" calcext:value-type="float" table:number-columns-spanned="3" table:number-rows-spanned="1">
            <text:p>49.623</text:p>
          </table:table-cell>
          <table:covered-table-cell table:style-name="ce8"/>
          <table:covered-table-cell table:style-name="ce9"/>
          <table:table-cell table:style-name="ce7" table:formula="of:=20.626 - 1" office:value-type="float" office:value="19.626" calcext:value-type="float" table:number-columns-spanned="3" table:number-rows-spanned="1">
            <text:p>19.6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058.3627 - 2" office:value-type="float" office:value="4056.3627" calcext:value-type="float" table:number-columns-spanned="3" table:number-rows-spanned="1">
            <text:p>4056.3627</text:p>
          </table:table-cell>
          <table:covered-table-cell table:style-name="ce8"/>
          <table:covered-table-cell table:style-name="ce9"/>
          <table:table-cell table:style-name="ce7" table:formula="of:=135.8016 - 4" office:value-type="float" office:value="131.8016" calcext:value-type="float" table:number-columns-spanned="3" table:number-rows-spanned="1">
            <text:p>131.801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2.9813 - 3" office:value-type="float" office:value="49.9813" calcext:value-type="float" table:number-columns-spanned="3" table:number-rows-spanned="1">
            <text:p>49.9813</text:p>
          </table:table-cell>
          <table:covered-table-cell table:style-name="ce8"/>
          <table:covered-table-cell table:style-name="ce9"/>
          <table:table-cell table:style-name="ce7" table:formula="of:=19.7624 - 1" office:value-type="float" office:value="18.7624" calcext:value-type="float" table:number-columns-spanned="3" table:number-rows-spanned="1">
            <text:p>18.76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119.4782 - 314" office:value-type="float" office:value="3805.4782" calcext:value-type="float" table:number-columns-spanned="3" table:number-rows-spanned="1">
            <text:p>3805.4782</text:p>
          </table:table-cell>
          <table:covered-table-cell table:style-name="ce8"/>
          <table:covered-table-cell table:style-name="ce9"/>
          <table:table-cell table:style-name="ce7" table:formula="of:=138.142 - 5" office:value-type="float" office:value="133.142" calcext:value-type="float" table:number-columns-spanned="3" table:number-rows-spanned="1">
            <text:p>133.1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3.5341 - 3" office:value-type="float" office:value="50.5341" calcext:value-type="float" table:number-columns-spanned="3" table:number-rows-spanned="1">
            <text:p>50.5341</text:p>
          </table:table-cell>
          <table:covered-table-cell table:style-name="ce8"/>
          <table:covered-table-cell table:style-name="ce9"/>
          <table:table-cell table:style-name="ce7" table:formula="of:=20.7972 - 1" office:value-type="float" office:value="19.7972" calcext:value-type="float" table:number-columns-spanned="3" table:number-rows-spanned="1">
            <text:p>19.79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206.9719 - 189" office:value-type="float" office:value="4017.9719" calcext:value-type="float" table:number-columns-spanned="3" table:number-rows-spanned="1">
            <text:p>4017.9719</text:p>
          </table:table-cell>
          <table:covered-table-cell table:style-name="ce8"/>
          <table:covered-table-cell table:style-name="ce9"/>
          <table:table-cell table:style-name="ce7" table:formula="of:=140.8002 - 5" office:value-type="float" office:value="135.8002" calcext:value-type="float" table:number-columns-spanned="3" table:number-rows-spanned="1">
            <text:p>135.80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3.978 - 1" office:value-type="float" office:value="52.978" calcext:value-type="float" table:number-columns-spanned="3" table:number-rows-spanned="1">
            <text:p>52.978</text:p>
          </table:table-cell>
          <table:covered-table-cell table:style-name="ce8"/>
          <table:covered-table-cell table:style-name="ce9"/>
          <table:table-cell table:style-name="ce7" table:formula="of:=19.9292 - 1" office:value-type="float" office:value="18.9292" calcext:value-type="float" table:number-columns-spanned="3" table:number-rows-spanned="1">
            <text:p>18.929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211.1918 - 4" office:value-type="float" office:value="4207.1918" calcext:value-type="float" table:number-columns-spanned="3" table:number-rows-spanned="1">
            <text:p>4207.1918</text:p>
          </table:table-cell>
          <table:covered-table-cell table:style-name="ce8"/>
          <table:covered-table-cell table:style-name="ce9"/>
          <table:table-cell table:style-name="ce7" table:formula="of:=143.2014 - 5" office:value-type="float" office:value="138.2014" calcext:value-type="float" table:number-columns-spanned="3" table:number-rows-spanned="1">
            <text:p>138.20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4.5907 - 1" office:value-type="float" office:value="53.5907" calcext:value-type="float" table:number-columns-spanned="3" table:number-rows-spanned="1">
            <text:p>53.5907</text:p>
          </table:table-cell>
          <table:covered-table-cell table:style-name="ce8"/>
          <table:covered-table-cell table:style-name="ce9"/>
          <table:table-cell table:style-name="ce7" table:formula="of:=19.9289 - 1" office:value-type="float" office:value="18.9289" calcext:value-type="float" table:number-columns-spanned="3" table:number-rows-spanned="1">
            <text:p>18.928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272.4523 - 145" office:value-type="float" office:value="4127.4523" calcext:value-type="float" table:number-columns-spanned="3" table:number-rows-spanned="1">
            <text:p>4127.4523</text:p>
          </table:table-cell>
          <table:covered-table-cell table:style-name="ce8"/>
          <table:covered-table-cell table:style-name="ce9"/>
          <table:table-cell table:style-name="ce7" table:formula="of:=145.8524 - 5" office:value-type="float" office:value="140.8524" calcext:value-type="float" table:number-columns-spanned="3" table:number-rows-spanned="1">
            <text:p>140.85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4.7116 - 4" office:value-type="float" office:value="50.7116" calcext:value-type="float" table:number-columns-spanned="3" table:number-rows-spanned="1">
            <text:p>50.7116</text:p>
          </table:table-cell>
          <table:covered-table-cell table:style-name="ce8"/>
          <table:covered-table-cell table:style-name="ce9"/>
          <table:table-cell table:style-name="ce7" table:formula="of:=20.9632 - 1" office:value-type="float" office:value="19.9632" calcext:value-type="float" table:number-columns-spanned="3" table:number-rows-spanned="1">
            <text:p>19.96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279.4529 - 7" office:value-type="float" office:value="4272.4529" calcext:value-type="float" table:number-columns-spanned="3" table:number-rows-spanned="1">
            <text:p>4272.4529</text:p>
          </table:table-cell>
          <table:covered-table-cell table:style-name="ce8"/>
          <table:covered-table-cell table:style-name="ce9"/>
          <table:table-cell table:style-name="ce7" table:formula="of:=148.2421 - 5" office:value-type="float" office:value="143.2421" calcext:value-type="float" table:number-columns-spanned="3" table:number-rows-spanned="1">
            <text:p>143.24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4.8186 - 5" office:value-type="float" office:value="49.8186" calcext:value-type="float" table:number-columns-spanned="3" table:number-rows-spanned="1">
            <text:p>49.8186</text:p>
          </table:table-cell>
          <table:covered-table-cell table:style-name="ce8"/>
          <table:covered-table-cell table:style-name="ce9"/>
          <table:table-cell table:style-name="ce7" table:formula="of:=21.6751 - 1" office:value-type="float" office:value="20.6751" calcext:value-type="float" table:number-columns-spanned="3" table:number-rows-spanned="1">
            <text:p>20.675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372.6229 - 153" office:value-type="float" office:value="4219.6229" calcext:value-type="float" table:number-columns-spanned="3" table:number-rows-spanned="1">
            <text:p>4219.6229</text:p>
          </table:table-cell>
          <table:covered-table-cell table:style-name="ce8"/>
          <table:covered-table-cell table:style-name="ce9"/>
          <table:table-cell table:style-name="ce7" table:formula="of:=150.7789 - 5" office:value-type="float" office:value="145.7789" calcext:value-type="float" table:number-columns-spanned="3" table:number-rows-spanned="1">
            <text:p>145.77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4.9255 - 4" office:value-type="float" office:value="50.9255" calcext:value-type="float" table:number-columns-spanned="3" table:number-rows-spanned="1">
            <text:p>50.9255</text:p>
          </table:table-cell>
          <table:covered-table-cell table:style-name="ce8"/>
          <table:covered-table-cell table:style-name="ce9"/>
          <table:table-cell table:style-name="ce7" table:formula="of:=22.5986 - 1" office:value-type="float" office:value="21.5986" calcext:value-type="float" table:number-columns-spanned="3" table:number-rows-spanned="1">
            <text:p>21.59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383.1868 - 10" office:value-type="float" office:value="4373.1868" calcext:value-type="float" table:number-columns-spanned="3" table:number-rows-spanned="1">
            <text:p>4373.1868</text:p>
          </table:table-cell>
          <table:covered-table-cell table:style-name="ce8"/>
          <table:covered-table-cell table:style-name="ce9"/>
          <table:table-cell table:style-name="ce7" table:formula="of:=153.2253 - 5" office:value-type="float" office:value="148.2253" calcext:value-type="float" table:number-columns-spanned="3" table:number-rows-spanned="1">
            <text:p>148.225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5.0356 - 1" office:value-type="float" office:value="54.0356" calcext:value-type="float" table:number-columns-spanned="3" table:number-rows-spanned="1">
            <text:p>54.0356</text:p>
          </table:table-cell>
          <table:covered-table-cell table:style-name="ce8"/>
          <table:covered-table-cell table:style-name="ce9"/>
          <table:table-cell table:style-name="ce7" table:formula="of:=22.4868 - 1" office:value-type="float" office:value="21.4868" calcext:value-type="float" table:number-columns-spanned="3" table:number-rows-spanned="1">
            <text:p>21.48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420.2752 - 343" office:value-type="float" office:value="4077.2752" calcext:value-type="float" table:number-columns-spanned="3" table:number-rows-spanned="1">
            <text:p>4077.2752</text:p>
          </table:table-cell>
          <table:covered-table-cell table:style-name="ce8"/>
          <table:covered-table-cell table:style-name="ce9"/>
          <table:table-cell table:style-name="ce7" table:formula="of:=155.7719 - 5" office:value-type="float" office:value="150.7719" calcext:value-type="float" table:number-columns-spanned="3" table:number-rows-spanned="1">
            <text:p>150.77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5.7643 - 1" office:value-type="float" office:value="54.7643" calcext:value-type="float" table:number-columns-spanned="3" table:number-rows-spanned="1">
            <text:p>54.7643</text:p>
          </table:table-cell>
          <table:covered-table-cell table:style-name="ce8"/>
          <table:covered-table-cell table:style-name="ce9"/>
          <table:table-cell table:style-name="ce7" table:formula="of:=22.5392 - 1" office:value-type="float" office:value="21.5392" calcext:value-type="float" table:number-columns-spanned="3" table:number-rows-spanned="1">
            <text:p>21.539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422.3819 - 2" office:value-type="float" office:value="4420.3819" calcext:value-type="float" table:number-columns-spanned="3" table:number-rows-spanned="1">
            <text:p>4420.3819</text:p>
          </table:table-cell>
          <table:covered-table-cell table:style-name="ce8"/>
          <table:covered-table-cell table:style-name="ce9"/>
          <table:table-cell table:style-name="ce7" table:formula="of:=158.1122 - 5" office:value-type="float" office:value="153.1122" calcext:value-type="float" table:number-columns-spanned="3" table:number-rows-spanned="1">
            <text:p>153.112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5.7902 - 3" office:value-type="float" office:value="52.7902" calcext:value-type="float" table:number-columns-spanned="3" table:number-rows-spanned="1">
            <text:p>52.7902</text:p>
          </table:table-cell>
          <table:covered-table-cell table:style-name="ce8"/>
          <table:covered-table-cell table:style-name="ce9"/>
          <table:table-cell table:style-name="ce7" table:formula="of:=22.3058 - 1" office:value-type="float" office:value="21.3058" calcext:value-type="float" table:number-columns-spanned="3" table:number-rows-spanned="1">
            <text:p>21.30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485.2755 - 195" office:value-type="float" office:value="4290.2755" calcext:value-type="float" table:number-columns-spanned="3" table:number-rows-spanned="1">
            <text:p>4290.2755</text:p>
          </table:table-cell>
          <table:covered-table-cell table:style-name="ce8"/>
          <table:covered-table-cell table:style-name="ce9"/>
          <table:table-cell table:style-name="ce7" table:formula="of:=160.8426 - 5" office:value-type="float" office:value="155.8426" calcext:value-type="float" table:number-columns-spanned="3" table:number-rows-spanned="1">
            <text:p>155.84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8.2082 - 3" office:value-type="float" office:value="55.2082" calcext:value-type="float" table:number-columns-spanned="3" table:number-rows-spanned="1">
            <text:p>55.2082</text:p>
          </table:table-cell>
          <table:covered-table-cell table:style-name="ce8"/>
          <table:covered-table-cell table:style-name="ce9"/>
          <table:table-cell table:style-name="ce7" table:formula="of:=21.9608 - 1" office:value-type="float" office:value="20.9608" calcext:value-type="float" table:number-columns-spanned="3" table:number-rows-spanned="1">
            <text:p>20.96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488.2753 - 3" office:value-type="float" office:value="4485.2753" calcext:value-type="float" table:number-columns-spanned="3" table:number-rows-spanned="1">
            <text:p>4485.2753</text:p>
          </table:table-cell>
          <table:covered-table-cell table:style-name="ce8"/>
          <table:covered-table-cell table:style-name="ce9"/>
          <table:table-cell table:style-name="ce7" table:formula="of:=163.1018 - 5" office:value-type="float" office:value="158.1018" calcext:value-type="float" table:number-columns-spanned="3" table:number-rows-spanned="1">
            <text:p>158.101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9.0439 - 4" office:value-type="float" office:value="55.0439" calcext:value-type="float" table:number-columns-spanned="3" table:number-rows-spanned="1">
            <text:p>55.0439</text:p>
          </table:table-cell>
          <table:covered-table-cell table:style-name="ce8"/>
          <table:covered-table-cell table:style-name="ce9"/>
          <table:table-cell table:style-name="ce7" table:formula="of:=21.7397 - 1" office:value-type="float" office:value="20.7397" calcext:value-type="float" table:number-columns-spanned="3" table:number-rows-spanned="1">
            <text:p>20.73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490.389 - 2" office:value-type="float" office:value="4488.389" calcext:value-type="float" table:number-columns-spanned="3" table:number-rows-spanned="1">
            <text:p>4488.389</text:p>
          </table:table-cell>
          <table:covered-table-cell table:style-name="ce8"/>
          <table:covered-table-cell table:style-name="ce9"/>
          <table:table-cell table:style-name="ce7" table:formula="of:=165.7538 - 5" office:value-type="float" office:value="160.7538" calcext:value-type="float" table:number-columns-spanned="3" table:number-rows-spanned="1">
            <text:p>160.753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9.155 - 4" office:value-type="float" office:value="55.155" calcext:value-type="float" table:number-columns-spanned="3" table:number-rows-spanned="1">
            <text:p>55.155</text:p>
          </table:table-cell>
          <table:covered-table-cell table:style-name="ce8"/>
          <table:covered-table-cell table:style-name="ce9"/>
          <table:table-cell table:style-name="ce7" table:formula="of:=21.7931 - 1" office:value-type="float" office:value="20.7931" calcext:value-type="float" table:number-columns-spanned="3" table:number-rows-spanned="1">
            <text:p>20.79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581.1878 - 198" office:value-type="float" office:value="4383.1878" calcext:value-type="float" table:number-columns-spanned="3" table:number-rows-spanned="1">
            <text:p>4383.1878</text:p>
          </table:table-cell>
          <table:covered-table-cell table:style-name="ce8"/>
          <table:covered-table-cell table:style-name="ce9"/>
          <table:table-cell table:style-name="ce7" table:formula="of:=168.2226 - 5" office:value-type="float" office:value="163.2226" calcext:value-type="float" table:number-columns-spanned="3" table:number-rows-spanned="1">
            <text:p>163.22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59.8863 - 5" office:value-type="float" office:value="54.8863" calcext:value-type="float" table:number-columns-spanned="3" table:number-rows-spanned="1">
            <text:p>54.8863</text:p>
          </table:table-cell>
          <table:covered-table-cell table:style-name="ce8"/>
          <table:covered-table-cell table:style-name="ce9"/>
          <table:table-cell table:style-name="ce7" table:formula="of:=23.2509 - 1" office:value-type="float" office:value="22.2509" calcext:value-type="float" table:number-columns-spanned="3" table:number-rows-spanned="1">
            <text:p>22.250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582.1868 - 1" office:value-type="float" office:value="4581.1868" calcext:value-type="float" table:number-columns-spanned="3" table:number-rows-spanned="1">
            <text:p>4581.1868</text:p>
          </table:table-cell>
          <table:covered-table-cell table:style-name="ce8"/>
          <table:covered-table-cell table:style-name="ce9"/>
          <table:table-cell table:style-name="ce7" table:formula="of:=170.8387 - 5" office:value-type="float" office:value="165.8387" calcext:value-type="float" table:number-columns-spanned="3" table:number-rows-spanned="1">
            <text:p>165.83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0.1519 - 1" office:value-type="float" office:value="59.1519" calcext:value-type="float" table:number-columns-spanned="3" table:number-rows-spanned="1">
            <text:p>59.1519</text:p>
          </table:table-cell>
          <table:covered-table-cell table:style-name="ce8"/>
          <table:covered-table-cell table:style-name="ce9"/>
          <table:table-cell table:style-name="ce7" table:formula="of:=21.907 - 1" office:value-type="float" office:value="20.907" calcext:value-type="float" table:number-columns-spanned="3" table:number-rows-spanned="1">
            <text:p>20.90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724.6673 - 135" office:value-type="float" office:value="4589.6673" calcext:value-type="float" table:number-columns-spanned="3" table:number-rows-spanned="1">
            <text:p>4589.6673</text:p>
          </table:table-cell>
          <table:covered-table-cell table:style-name="ce8"/>
          <table:covered-table-cell table:style-name="ce9"/>
          <table:table-cell table:style-name="ce7" table:formula="of:=173.0925 - 5" office:value-type="float" office:value="168.0925" calcext:value-type="float" table:number-columns-spanned="3" table:number-rows-spanned="1">
            <text:p>168.09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0.3207 - 2" office:value-type="float" office:value="58.3207" calcext:value-type="float" table:number-columns-spanned="3" table:number-rows-spanned="1">
            <text:p>58.3207</text:p>
          </table:table-cell>
          <table:covered-table-cell table:style-name="ce8"/>
          <table:covered-table-cell table:style-name="ce9"/>
          <table:table-cell table:style-name="ce7" table:formula="of:=22.8438 - 1" office:value-type="float" office:value="21.8438" calcext:value-type="float" table:number-columns-spanned="3" table:number-rows-spanned="1">
            <text:p>21.84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732.3822 - 310" office:value-type="float" office:value="4422.3822" calcext:value-type="float" table:number-columns-spanned="3" table:number-rows-spanned="1">
            <text:p>4422.3822</text:p>
          </table:table-cell>
          <table:covered-table-cell table:style-name="ce8"/>
          <table:covered-table-cell table:style-name="ce9"/>
          <table:table-cell table:style-name="ce7" table:formula="of:=175.7465 - 5" office:value-type="float" office:value="170.7465" calcext:value-type="float" table:number-columns-spanned="3" table:number-rows-spanned="1">
            <text:p>170.74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0.7634 - 5" office:value-type="float" office:value="55.7634" calcext:value-type="float" table:number-columns-spanned="3" table:number-rows-spanned="1">
            <text:p>55.7634</text:p>
          </table:table-cell>
          <table:covered-table-cell table:style-name="ce8"/>
          <table:covered-table-cell table:style-name="ce9"/>
          <table:table-cell table:style-name="ce7" table:formula="of:=22.0158 - 1" office:value-type="float" office:value="21.0158" calcext:value-type="float" table:number-columns-spanned="3" table:number-rows-spanned="1">
            <text:p>21.01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737.3812 - 5" office:value-type="float" office:value="4732.3812" calcext:value-type="float" table:number-columns-spanned="3" table:number-rows-spanned="1">
            <text:p>4732.3812</text:p>
          </table:table-cell>
          <table:covered-table-cell table:style-name="ce8"/>
          <table:covered-table-cell table:style-name="ce9"/>
          <table:table-cell table:style-name="ce7" table:formula="of:=178.0869 - 5" office:value-type="float" office:value="173.0869" calcext:value-type="float" table:number-columns-spanned="3" table:number-rows-spanned="1">
            <text:p>173.08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0.938 - 1" office:value-type="float" office:value="59.938" calcext:value-type="float" table:number-columns-spanned="3" table:number-rows-spanned="1">
            <text:p>59.938</text:p>
          </table:table-cell>
          <table:covered-table-cell table:style-name="ce8"/>
          <table:covered-table-cell table:style-name="ce9"/>
          <table:table-cell table:style-name="ce7" table:formula="of:=24.4245 - 1" office:value-type="float" office:value="23.4245" calcext:value-type="float" table:number-columns-spanned="3" table:number-rows-spanned="1">
            <text:p>23.42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759.6525 - 255" office:value-type="float" office:value="4504.6525" calcext:value-type="float" table:number-columns-spanned="3" table:number-rows-spanned="1">
            <text:p>4504.6525</text:p>
          </table:table-cell>
          <table:covered-table-cell table:style-name="ce8"/>
          <table:covered-table-cell table:style-name="ce9"/>
          <table:table-cell table:style-name="ce7" table:formula="of:=180.8382 - 5" office:value-type="float" office:value="175.8382" calcext:value-type="float" table:number-columns-spanned="3" table:number-rows-spanned="1">
            <text:p>175.838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1.0758 - 5" office:value-type="float" office:value="56.0758" calcext:value-type="float" table:number-columns-spanned="3" table:number-rows-spanned="1">
            <text:p>56.0758</text:p>
          </table:table-cell>
          <table:covered-table-cell table:style-name="ce8"/>
          <table:covered-table-cell table:style-name="ce9"/>
          <table:table-cell table:style-name="ce7" table:formula="of:=23.7783 - 1" office:value-type="float" office:value="22.7783" calcext:value-type="float" table:number-columns-spanned="3" table:number-rows-spanned="1">
            <text:p>22.778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760.651 - 1" office:value-type="float" office:value="4759.651" calcext:value-type="float" table:number-columns-spanned="3" table:number-rows-spanned="1">
            <text:p>4759.651</text:p>
          </table:table-cell>
          <table:covered-table-cell table:style-name="ce8"/>
          <table:covered-table-cell table:style-name="ce9"/>
          <table:table-cell table:style-name="ce7" table:formula="of:=183.0859 - 5" office:value-type="float" office:value="178.0859" calcext:value-type="float" table:number-columns-spanned="3" table:number-rows-spanned="1">
            <text:p>178.085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1.3187 - 1" office:value-type="float" office:value="60.3187" calcext:value-type="float" table:number-columns-spanned="3" table:number-rows-spanned="1">
            <text:p>60.3187</text:p>
          </table:table-cell>
          <table:covered-table-cell table:style-name="ce8"/>
          <table:covered-table-cell table:style-name="ce9"/>
          <table:table-cell table:style-name="ce7" table:formula="of:=23.7824 - 1" office:value-type="float" office:value="22.7824" calcext:value-type="float" table:number-columns-spanned="3" table:number-rows-spanned="1">
            <text:p>22.78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869.2631 - 137" office:value-type="float" office:value="4732.2631" calcext:value-type="float" table:number-columns-spanned="3" table:number-rows-spanned="1">
            <text:p>4732.2631</text:p>
          </table:table-cell>
          <table:covered-table-cell table:style-name="ce8"/>
          <table:covered-table-cell table:style-name="ce9"/>
          <table:table-cell table:style-name="ce7" table:formula="of:=185.7429 - 5" office:value-type="float" office:value="180.7429" calcext:value-type="float" table:number-columns-spanned="3" table:number-rows-spanned="1">
            <text:p>180.742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1.9372 - 1" office:value-type="float" office:value="60.9372" calcext:value-type="float" table:number-columns-spanned="3" table:number-rows-spanned="1">
            <text:p>60.9372</text:p>
          </table:table-cell>
          <table:covered-table-cell table:style-name="ce8"/>
          <table:covered-table-cell table:style-name="ce9"/>
          <table:table-cell table:style-name="ce7" table:formula="of:=22.8957 - 1" office:value-type="float" office:value="21.8957" calcext:value-type="float" table:number-columns-spanned="3" table:number-rows-spanned="1">
            <text:p>21.895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874.2626 - 5" office:value-type="float" office:value="4869.2626" calcext:value-type="float" table:number-columns-spanned="3" table:number-rows-spanned="1">
            <text:p>4869.2626</text:p>
          </table:table-cell>
          <table:covered-table-cell table:style-name="ce8"/>
          <table:covered-table-cell table:style-name="ce9"/>
          <table:table-cell table:style-name="ce7" table:formula="of:=188.0819 - 5" office:value-type="float" office:value="183.0819" calcext:value-type="float" table:number-columns-spanned="3" table:number-rows-spanned="1">
            <text:p>183.08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3.2741 - 4" office:value-type="float" office:value="59.2741" calcext:value-type="float" table:number-columns-spanned="3" table:number-rows-spanned="1">
            <text:p>59.2741</text:p>
          </table:table-cell>
          <table:covered-table-cell table:style-name="ce8"/>
          <table:covered-table-cell table:style-name="ce9"/>
          <table:table-cell table:style-name="ce7" table:formula="of:=22.952 - 1" office:value-type="float" office:value="21.952" calcext:value-type="float" table:number-columns-spanned="3" table:number-rows-spanned="1">
            <text:p>21.95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966.336 - 217" office:value-type="float" office:value="4749.336" calcext:value-type="float" table:number-columns-spanned="3" table:number-rows-spanned="1">
            <text:p>4749.336</text:p>
          </table:table-cell>
          <table:covered-table-cell table:style-name="ce8"/>
          <table:covered-table-cell table:style-name="ce9"/>
          <table:table-cell table:style-name="ce7" table:formula="of:=190.7349 - 5" office:value-type="float" office:value="185.7349" calcext:value-type="float" table:number-columns-spanned="3" table:number-rows-spanned="1">
            <text:p>185.73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3.4403 - 2" office:value-type="float" office:value="61.4403" calcext:value-type="float" table:number-columns-spanned="3" table:number-rows-spanned="1">
            <text:p>61.4403</text:p>
          </table:table-cell>
          <table:covered-table-cell table:style-name="ce8"/>
          <table:covered-table-cell table:style-name="ce9"/>
          <table:table-cell table:style-name="ce7" table:formula="of:=23.0053 - 1" office:value-type="float" office:value="22.0053" calcext:value-type="float" table:number-columns-spanned="3" table:number-rows-spanned="1">
            <text:p>22.00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4975.3357 - 9" office:value-type="float" office:value="4966.3357" calcext:value-type="float" table:number-columns-spanned="3" table:number-rows-spanned="1">
            <text:p>4966.3357</text:p>
          </table:table-cell>
          <table:covered-table-cell table:style-name="ce8"/>
          <table:covered-table-cell table:style-name="ce9"/>
          <table:table-cell table:style-name="ce7" table:formula="of:=193.2232 - 5" office:value-type="float" office:value="188.2232" calcext:value-type="float" table:number-columns-spanned="3" table:number-rows-spanned="1">
            <text:p>188.223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3.9405 - 3" office:value-type="float" office:value="60.9405" calcext:value-type="float" table:number-columns-spanned="3" table:number-rows-spanned="1">
            <text:p>60.9405</text:p>
          </table:table-cell>
          <table:covered-table-cell table:style-name="ce8"/>
          <table:covered-table-cell table:style-name="ce9"/>
          <table:table-cell table:style-name="ce7" table:formula="of:=24.7696 - 1" office:value-type="float" office:value="23.7696" calcext:value-type="float" table:number-columns-spanned="3" table:number-rows-spanned="1">
            <text:p>23.769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096.2633 - 222" office:value-type="float" office:value="4874.2633" calcext:value-type="float" table:number-columns-spanned="3" table:number-rows-spanned="1">
            <text:p>4874.2633</text:p>
          </table:table-cell>
          <table:covered-table-cell table:style-name="ce8"/>
          <table:covered-table-cell table:style-name="ce9"/>
          <table:table-cell table:style-name="ce7" table:formula="of:=195.7231 - 5" office:value-type="float" office:value="190.7231" calcext:value-type="float" table:number-columns-spanned="3" table:number-rows-spanned="1">
            <text:p>190.723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4.1523 - 4" office:value-type="float" office:value="60.1523" calcext:value-type="float" table:number-columns-spanned="3" table:number-rows-spanned="1">
            <text:p>60.1523</text:p>
          </table:table-cell>
          <table:covered-table-cell table:style-name="ce8"/>
          <table:covered-table-cell table:style-name="ce9"/>
          <table:table-cell table:style-name="ce7" table:formula="of:=23.8302 - 1" office:value-type="float" office:value="22.8302" calcext:value-type="float" table:number-columns-spanned="3" table:number-rows-spanned="1">
            <text:p>22.83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097.264 - 1" office:value-type="float" office:value="5096.264" calcext:value-type="float" table:number-columns-spanned="3" table:number-rows-spanned="1">
            <text:p>5096.264</text:p>
          </table:table-cell>
          <table:covered-table-cell table:style-name="ce8"/>
          <table:covered-table-cell table:style-name="ce9"/>
          <table:table-cell table:style-name="ce7" table:formula="of:=198.0602 - 5" office:value-type="float" office:value="193.0602" calcext:value-type="float" table:number-columns-spanned="3" table:number-rows-spanned="1">
            <text:p>193.06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6.0708 - 5" office:value-type="float" office:value="61.0708" calcext:value-type="float" table:number-columns-spanned="3" table:number-rows-spanned="1">
            <text:p>61.0708</text:p>
          </table:table-cell>
          <table:covered-table-cell table:style-name="ce8"/>
          <table:covered-table-cell table:style-name="ce9"/>
          <table:table-cell table:style-name="ce7" table:formula="of:=23.8894 - 1" office:value-type="float" office:value="22.8894" calcext:value-type="float" table:number-columns-spanned="3" table:number-rows-spanned="1">
            <text:p>22.889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110.1686 - 331" office:value-type="float" office:value="4779.1686" calcext:value-type="float" table:number-columns-spanned="3" table:number-rows-spanned="1">
            <text:p>4779.1686</text:p>
          </table:table-cell>
          <table:covered-table-cell table:style-name="ce8"/>
          <table:covered-table-cell table:style-name="ce9"/>
          <table:table-cell table:style-name="ce7" table:formula="of:=202.298 - 6" office:value-type="float" office:value="196.298" calcext:value-type="float" table:number-columns-spanned="3" table:number-rows-spanned="1">
            <text:p>196.2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6.1683 - 4" office:value-type="float" office:value="62.1683" calcext:value-type="float" table:number-columns-spanned="3" table:number-rows-spanned="1">
            <text:p>62.1683</text:p>
          </table:table-cell>
          <table:covered-table-cell table:style-name="ce8"/>
          <table:covered-table-cell table:style-name="ce9"/>
          <table:table-cell table:style-name="ce7" table:formula="of:=23.9448 - 1" office:value-type="float" office:value="22.9448" calcext:value-type="float" table:number-columns-spanned="3" table:number-rows-spanned="1">
            <text:p>22.944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116.4971 - 6" office:value-type="float" office:value="5110.4971" calcext:value-type="float" table:number-columns-spanned="3" table:number-rows-spanned="1">
            <text:p>5110.4971</text:p>
          </table:table-cell>
          <table:covered-table-cell table:style-name="ce8"/>
          <table:covered-table-cell table:style-name="ce9"/>
          <table:table-cell table:style-name="ce7" table:formula="of:=204.5917 - 6" office:value-type="float" office:value="198.5917" calcext:value-type="float" table:number-columns-spanned="3" table:number-rows-spanned="1">
            <text:p>198.59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6.2603 - 2" office:value-type="float" office:value="64.2603" calcext:value-type="float" table:number-columns-spanned="3" table:number-rows-spanned="1">
            <text:p>64.2603</text:p>
          </table:table-cell>
          <table:covered-table-cell table:style-name="ce8"/>
          <table:covered-table-cell table:style-name="ce9"/>
          <table:table-cell table:style-name="ce7" table:formula="of:=23.9443 - 1" office:value-type="float" office:value="22.9443" calcext:value-type="float" table:number-columns-spanned="3" table:number-rows-spanned="1">
            <text:p>22.94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185.3364 - 210" office:value-type="float" office:value="4975.3364" calcext:value-type="float" table:number-columns-spanned="3" table:number-rows-spanned="1">
            <text:p>4975.3364</text:p>
          </table:table-cell>
          <table:covered-table-cell table:style-name="ce8"/>
          <table:covered-table-cell table:style-name="ce9"/>
          <table:table-cell table:style-name="ce7" table:formula="of:=208.6688 - 6" office:value-type="float" office:value="202.6688" calcext:value-type="float" table:number-columns-spanned="3" table:number-rows-spanned="1">
            <text:p>202.66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8.2682 - 5" office:value-type="float" office:value="63.2682" calcext:value-type="float" table:number-columns-spanned="3" table:number-rows-spanned="1">
            <text:p>63.2682</text:p>
          </table:table-cell>
          <table:covered-table-cell table:style-name="ce8"/>
          <table:covered-table-cell table:style-name="ce9"/>
          <table:table-cell table:style-name="ce7" table:formula="of:=23.9971 - 1" office:value-type="float" office:value="22.9971" calcext:value-type="float" table:number-columns-spanned="3" table:number-rows-spanned="1">
            <text:p>22.997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186.3358 - 1" office:value-type="float" office:value="5185.3358" calcext:value-type="float" table:number-columns-spanned="3" table:number-rows-spanned="1">
            <text:p>5185.3358</text:p>
          </table:table-cell>
          <table:covered-table-cell table:style-name="ce8"/>
          <table:covered-table-cell table:style-name="ce9"/>
          <table:table-cell table:style-name="ce7" table:formula="of:=210.9882 - 6" office:value-type="float" office:value="204.9882" calcext:value-type="float" table:number-columns-spanned="3" table:number-rows-spanned="1">
            <text:p>204.988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8.7289 - 5" office:value-type="float" office:value="63.7289" calcext:value-type="float" table:number-columns-spanned="3" table:number-rows-spanned="1">
            <text:p>63.7289</text:p>
          </table:table-cell>
          <table:covered-table-cell table:style-name="ce8"/>
          <table:covered-table-cell table:style-name="ce9"/>
          <table:table-cell table:style-name="ce7" table:formula="of:=26.2438 - 1" office:value-type="float" office:value="25.2438" calcext:value-type="float" table:number-columns-spanned="3" table:number-rows-spanned="1">
            <text:p>25.24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24.4984 - 108" office:value-type="float" office:value="5116.4984" calcext:value-type="float" table:number-columns-spanned="3" table:number-rows-spanned="1">
            <text:p>5116.4984</text:p>
          </table:table-cell>
          <table:covered-table-cell table:style-name="ce8"/>
          <table:covered-table-cell table:style-name="ce9"/>
          <table:table-cell table:style-name="ce7" table:formula="of:=214.9822 - 6" office:value-type="float" office:value="208.9822" calcext:value-type="float" table:number-columns-spanned="3" table:number-rows-spanned="1">
            <text:p>208.982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9.2304 - 5" office:value-type="float" office:value="64.2304" calcext:value-type="float" table:number-columns-spanned="3" table:number-rows-spanned="1">
            <text:p>64.2304</text:p>
          </table:table-cell>
          <table:covered-table-cell table:style-name="ce8"/>
          <table:covered-table-cell table:style-name="ce9"/>
          <table:table-cell table:style-name="ce7" table:formula="of:=24.8789 - 1" office:value-type="float" office:value="23.8789" calcext:value-type="float" table:number-columns-spanned="3" table:number-rows-spanned="1">
            <text:p>23.878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32.9496 - 8" office:value-type="float" office:value="5224.9496" calcext:value-type="float" table:number-columns-spanned="3" table:number-rows-spanned="1">
            <text:p>5224.9496</text:p>
          </table:table-cell>
          <table:covered-table-cell table:style-name="ce8"/>
          <table:covered-table-cell table:style-name="ce9"/>
          <table:table-cell table:style-name="ce7" table:formula="of:=217.2664 - 6" office:value-type="float" office:value="211.2664" calcext:value-type="float" table:number-columns-spanned="3" table:number-rows-spanned="1">
            <text:p>211.26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69.3377 - 3" office:value-type="float" office:value="66.3377" calcext:value-type="float" table:number-columns-spanned="3" table:number-rows-spanned="1">
            <text:p>66.3377</text:p>
          </table:table-cell>
          <table:covered-table-cell table:style-name="ce8"/>
          <table:covered-table-cell table:style-name="ce9"/>
          <table:table-cell table:style-name="ce7" table:formula="of:=24.9351 - 1" office:value-type="float" office:value="23.9351" calcext:value-type="float" table:number-columns-spanned="3" table:number-rows-spanned="1">
            <text:p>23.935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86.1881 - 179" office:value-type="float" office:value="5107.1881" calcext:value-type="float" table:number-columns-spanned="3" table:number-rows-spanned="1">
            <text:p>5107.1881</text:p>
          </table:table-cell>
          <table:covered-table-cell table:style-name="ce8"/>
          <table:covered-table-cell table:style-name="ce9"/>
          <table:table-cell table:style-name="ce7" table:formula="of:=221.2483 - 6" office:value-type="float" office:value="215.2483" calcext:value-type="float" table:number-columns-spanned="3" table:number-rows-spanned="1">
            <text:p>215.248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0.0679 - 4" office:value-type="float" office:value="66.0679" calcext:value-type="float" table:number-columns-spanned="3" table:number-rows-spanned="1">
            <text:p>66.0679</text:p>
          </table:table-cell>
          <table:covered-table-cell table:style-name="ce8"/>
          <table:covered-table-cell table:style-name="ce9"/>
          <table:table-cell table:style-name="ce7" table:formula="of:=24.9338 - 1" office:value-type="float" office:value="23.9338" calcext:value-type="float" table:number-columns-spanned="3" table:number-rows-spanned="1">
            <text:p>23.93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92.3366 - 106" office:value-type="float" office:value="5186.3366" calcext:value-type="float" table:number-columns-spanned="3" table:number-rows-spanned="1">
            <text:p>5186.3366</text:p>
          </table:table-cell>
          <table:covered-table-cell table:style-name="ce8"/>
          <table:covered-table-cell table:style-name="ce9"/>
          <table:table-cell table:style-name="ce7" table:formula="of:=223.6062 - 6" office:value-type="float" office:value="217.6062" calcext:value-type="float" table:number-columns-spanned="3" table:number-rows-spanned="1">
            <text:p>217.606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0.2653 - 2" office:value-type="float" office:value="68.2653" calcext:value-type="float" table:number-columns-spanned="3" table:number-rows-spanned="1">
            <text:p>68.2653</text:p>
          </table:table-cell>
          <table:covered-table-cell table:style-name="ce8"/>
          <table:covered-table-cell table:style-name="ce9"/>
          <table:table-cell table:style-name="ce7" table:formula="of:=25.8954 - 1" office:value-type="float" office:value="24.8954" calcext:value-type="float" table:number-columns-spanned="3" table:number-rows-spanned="1">
            <text:p>24.89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95.1871 - 9" office:value-type="float" office:value="5286.1871" calcext:value-type="float" table:number-columns-spanned="3" table:number-rows-spanned="1">
            <text:p>5286.1871</text:p>
          </table:table-cell>
          <table:covered-table-cell table:style-name="ce8"/>
          <table:covered-table-cell table:style-name="ce9"/>
          <table:table-cell table:style-name="ce7" table:formula="of:=227.5779 - 6" office:value-type="float" office:value="221.5779" calcext:value-type="float" table:number-columns-spanned="3" table:number-rows-spanned="1">
            <text:p>221.577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0.4876 - 4" office:value-type="float" office:value="66.4876" calcext:value-type="float" table:number-columns-spanned="3" table:number-rows-spanned="1">
            <text:p>66.4876</text:p>
          </table:table-cell>
          <table:covered-table-cell table:style-name="ce8"/>
          <table:covered-table-cell table:style-name="ce9"/>
          <table:table-cell table:style-name="ce7" table:formula="of:=25.0429 - 1" office:value-type="float" office:value="24.0429" calcext:value-type="float" table:number-columns-spanned="3" table:number-rows-spanned="1">
            <text:p>24.042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299.4293 - 4" office:value-type="float" office:value="5295.4293" calcext:value-type="float" table:number-columns-spanned="3" table:number-rows-spanned="1">
            <text:p>5295.4293</text:p>
          </table:table-cell>
          <table:covered-table-cell table:style-name="ce8"/>
          <table:covered-table-cell table:style-name="ce9"/>
          <table:table-cell table:style-name="ce7" table:formula="of:=229.942 - 6" office:value-type="float" office:value="223.942" calcext:value-type="float" table:number-columns-spanned="3" table:number-rows-spanned="1">
            <text:p>223.9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1.065 - 1" office:value-type="float" office:value="70.065" calcext:value-type="float" table:number-columns-spanned="3" table:number-rows-spanned="1">
            <text:p>70.065</text:p>
          </table:table-cell>
          <table:covered-table-cell table:style-name="ce8"/>
          <table:covered-table-cell table:style-name="ce9"/>
          <table:table-cell table:style-name="ce7" table:formula="of:=25.8086 - 1" office:value-type="float" office:value="24.8086" calcext:value-type="float" table:number-columns-spanned="3" table:number-rows-spanned="1">
            <text:p>24.80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482.3367 - 190" office:value-type="float" office:value="5292.3367" calcext:value-type="float" table:number-columns-spanned="3" table:number-rows-spanned="1">
            <text:p>5292.3367</text:p>
          </table:table-cell>
          <table:covered-table-cell table:style-name="ce8"/>
          <table:covered-table-cell table:style-name="ce9"/>
          <table:table-cell table:style-name="ce7" table:formula="of:=233.9195 - 6" office:value-type="float" office:value="227.9195" calcext:value-type="float" table:number-columns-spanned="3" table:number-rows-spanned="1">
            <text:p>227.91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1.3407 - 2" office:value-type="float" office:value="69.3407" calcext:value-type="float" table:number-columns-spanned="3" table:number-rows-spanned="1">
            <text:p>69.3407</text:p>
          </table:table-cell>
          <table:covered-table-cell table:style-name="ce8"/>
          <table:covered-table-cell table:style-name="ce9"/>
          <table:table-cell table:style-name="ce7" table:formula="of:=26.8223 - 1" office:value-type="float" office:value="25.8223" calcext:value-type="float" table:number-columns-spanned="3" table:number-rows-spanned="1">
            <text:p>25.822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485.3368 - 3" office:value-type="float" office:value="5482.3368" calcext:value-type="float" table:number-columns-spanned="3" table:number-rows-spanned="1">
            <text:p>5482.3368</text:p>
          </table:table-cell>
          <table:covered-table-cell table:style-name="ce8"/>
          <table:covered-table-cell table:style-name="ce9"/>
          <table:table-cell table:style-name="ce7" table:formula="of:=236.2631 - 6" office:value-type="float" office:value="230.2631" calcext:value-type="float" table:number-columns-spanned="3" table:number-rows-spanned="1">
            <text:p>230.263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2.5049 - 3" office:value-type="float" office:value="69.5049" calcext:value-type="float" table:number-columns-spanned="3" table:number-rows-spanned="1">
            <text:p>69.5049</text:p>
          </table:table-cell>
          <table:covered-table-cell table:style-name="ce8"/>
          <table:covered-table-cell table:style-name="ce9"/>
          <table:table-cell table:style-name="ce7" table:formula="of:=25.9197 - 1" office:value-type="float" office:value="24.9197" calcext:value-type="float" table:number-columns-spanned="3" table:number-rows-spanned="1">
            <text:p>24.91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495.4304 - 196" office:value-type="float" office:value="5299.4304" calcext:value-type="float" table:number-columns-spanned="3" table:number-rows-spanned="1">
            <text:p>5299.4304</text:p>
          </table:table-cell>
          <table:covered-table-cell table:style-name="ce8"/>
          <table:covered-table-cell table:style-name="ce9"/>
          <table:table-cell table:style-name="ce7" table:formula="of:=240.4083 - 6" office:value-type="float" office:value="234.4083" calcext:value-type="float" table:number-columns-spanned="3" table:number-rows-spanned="1">
            <text:p>234.408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2.5976 - 2" office:value-type="float" office:value="70.5976" calcext:value-type="float" table:number-columns-spanned="3" table:number-rows-spanned="1">
            <text:p>70.5976</text:p>
          </table:table-cell>
          <table:covered-table-cell table:style-name="ce8"/>
          <table:covered-table-cell table:style-name="ce9"/>
          <table:table-cell table:style-name="ce7" table:formula="of:=25.9823 - 1" office:value-type="float" office:value="24.9823" calcext:value-type="float" table:number-columns-spanned="3" table:number-rows-spanned="1">
            <text:p>24.982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498.4306 - 3" office:value-type="float" office:value="5495.4306" calcext:value-type="float" table:number-columns-spanned="3" table:number-rows-spanned="1">
            <text:p>5495.4306</text:p>
          </table:table-cell>
          <table:covered-table-cell table:style-name="ce8"/>
          <table:covered-table-cell table:style-name="ce9"/>
          <table:table-cell table:style-name="ce7" table:formula="of:=242.5923 - 6" office:value-type="float" office:value="236.5923" calcext:value-type="float" table:number-columns-spanned="3" table:number-rows-spanned="1">
            <text:p>236.59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2.9568 - 4" office:value-type="float" office:value="68.9568" calcext:value-type="float" table:number-columns-spanned="3" table:number-rows-spanned="1">
            <text:p>68.9568</text:p>
          </table:table-cell>
          <table:covered-table-cell table:style-name="ce8"/>
          <table:covered-table-cell table:style-name="ce9"/>
          <table:table-cell table:style-name="ce7" table:formula="of:=26.9491 - 1" office:value-type="float" office:value="25.9491" calcext:value-type="float" table:number-columns-spanned="3" table:number-rows-spanned="1">
            <text:p>25.949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521.0706 - 273" office:value-type="float" office:value="5248.0706" calcext:value-type="float" table:number-columns-spanned="3" table:number-rows-spanned="1">
            <text:p>5248.0706</text:p>
          </table:table-cell>
          <table:covered-table-cell table:style-name="ce8"/>
          <table:covered-table-cell table:style-name="ce9"/>
          <table:table-cell table:style-name="ce7" table:formula="of:=246.5673 - 6" office:value-type="float" office:value="240.5673" calcext:value-type="float" table:number-columns-spanned="3" table:number-rows-spanned="1">
            <text:p>240.567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3.4354 - 3" office:value-type="float" office:value="70.4354" calcext:value-type="float" table:number-columns-spanned="3" table:number-rows-spanned="1">
            <text:p>70.4354</text:p>
          </table:table-cell>
          <table:covered-table-cell table:style-name="ce8"/>
          <table:covered-table-cell table:style-name="ce9"/>
          <table:table-cell table:style-name="ce7" table:formula="of:=26.0333 - 1" office:value-type="float" office:value="25.0333" calcext:value-type="float" table:number-columns-spanned="3" table:number-rows-spanned="1">
            <text:p>25.033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525.293 - 4" office:value-type="float" office:value="5521.293" calcext:value-type="float" table:number-columns-spanned="3" table:number-rows-spanned="1">
            <text:p>5521.293</text:p>
          </table:table-cell>
          <table:covered-table-cell table:style-name="ce8"/>
          <table:covered-table-cell table:style-name="ce9"/>
          <table:table-cell table:style-name="ce7" table:formula="of:=249.0626 - 6" office:value-type="float" office:value="243.0626" calcext:value-type="float" table:number-columns-spanned="3" table:number-rows-spanned="1">
            <text:p>243.06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3.6528 - 1" office:value-type="float" office:value="72.6528" calcext:value-type="float" table:number-columns-spanned="3" table:number-rows-spanned="1">
            <text:p>72.6528</text:p>
          </table:table-cell>
          <table:covered-table-cell table:style-name="ce8"/>
          <table:covered-table-cell table:style-name="ce9"/>
          <table:table-cell table:style-name="ce7" table:formula="of:=26.853 - 1" office:value-type="float" office:value="25.853" calcext:value-type="float" table:number-columns-spanned="3" table:number-rows-spanned="1">
            <text:p>25.8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25.7116 - 133" office:value-type="float" office:value="5492.7116" calcext:value-type="float" table:number-columns-spanned="3" table:number-rows-spanned="1">
            <text:p>5492.7116</text:p>
          </table:table-cell>
          <table:covered-table-cell table:style-name="ce8"/>
          <table:covered-table-cell table:style-name="ce9"/>
          <table:table-cell table:style-name="ce7" table:formula="of:=252.6114 - 239" office:value-type="float" office:value="13.6114" calcext:value-type="float" table:number-columns-spanned="3" table:number-rows-spanned="1">
            <text:p>13.61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4.0653 - 3" office:value-type="float" office:value="71.0653" calcext:value-type="float" table:number-columns-spanned="3" table:number-rows-spanned="1">
            <text:p>71.0653</text:p>
          </table:table-cell>
          <table:covered-table-cell table:style-name="ce8"/>
          <table:covered-table-cell table:style-name="ce9"/>
          <table:table-cell table:style-name="ce7" table:formula="of:=26.8568 - 1" office:value-type="float" office:value="25.8568" calcext:value-type="float" table:number-columns-spanned="3" table:number-rows-spanned="1">
            <text:p>25.85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35.2941 - 110" office:value-type="float" office:value="5525.2941" calcext:value-type="float" table:number-columns-spanned="3" table:number-rows-spanned="1">
            <text:p>5525.2941</text:p>
          </table:table-cell>
          <table:covered-table-cell table:style-name="ce8"/>
          <table:covered-table-cell table:style-name="ce9"/>
          <table:table-cell table:style-name="ce7" table:formula="of:=253.063 - 6" office:value-type="float" office:value="247.063" calcext:value-type="float" table:number-columns-spanned="3" table:number-rows-spanned="1">
            <text:p>247.06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4.4319 - 1" office:value-type="float" office:value="73.4319" calcext:value-type="float" table:number-columns-spanned="3" table:number-rows-spanned="1">
            <text:p>73.4319</text:p>
          </table:table-cell>
          <table:covered-table-cell table:style-name="ce8"/>
          <table:covered-table-cell table:style-name="ce9"/>
          <table:table-cell table:style-name="ce7" table:formula="of:=28.4138 - 1" office:value-type="float" office:value="27.4138" calcext:value-type="float" table:number-columns-spanned="3" table:number-rows-spanned="1">
            <text:p>27.41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36.2762 - 10" office:value-type="float" office:value="5626.2762" calcext:value-type="float" table:number-columns-spanned="3" table:number-rows-spanned="1">
            <text:p>5626.2762</text:p>
          </table:table-cell>
          <table:covered-table-cell table:style-name="ce8"/>
          <table:covered-table-cell table:style-name="ce9"/>
          <table:table-cell table:style-name="ce7" table:formula="of:=255.2434 - 6" office:value-type="float" office:value="249.2434" calcext:value-type="float" table:number-columns-spanned="3" table:number-rows-spanned="1">
            <text:p>249.24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4.6525 - 1" office:value-type="float" office:value="73.6525" calcext:value-type="float" table:number-columns-spanned="3" table:number-rows-spanned="1">
            <text:p>73.6525</text:p>
          </table:table-cell>
          <table:covered-table-cell table:style-name="ce8"/>
          <table:covered-table-cell table:style-name="ce9"/>
          <table:table-cell table:style-name="ce7" table:formula="of:=27.9462 - 1" office:value-type="float" office:value="26.9462" calcext:value-type="float" table:number-columns-spanned="3" table:number-rows-spanned="1">
            <text:p>26.94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38.4319 - 140" office:value-type="float" office:value="5498.4319" calcext:value-type="float" table:number-columns-spanned="3" table:number-rows-spanned="1">
            <text:p>5498.4319</text:p>
          </table:table-cell>
          <table:covered-table-cell table:style-name="ce8"/>
          <table:covered-table-cell table:style-name="ce9"/>
          <table:table-cell table:style-name="ce7" table:formula="of:=258.7447 - 6" office:value-type="float" office:value="252.7447" calcext:value-type="float" table:number-columns-spanned="3" table:number-rows-spanned="1">
            <text:p>252.744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5.3381 - 4" office:value-type="float" office:value="71.3381" calcext:value-type="float" table:number-columns-spanned="3" table:number-rows-spanned="1">
            <text:p>71.3381</text:p>
          </table:table-cell>
          <table:covered-table-cell table:style-name="ce8"/>
          <table:covered-table-cell table:style-name="ce9"/>
          <table:table-cell table:style-name="ce7" table:formula="of:=27.9995 - 1" office:value-type="float" office:value="26.9995" calcext:value-type="float" table:number-columns-spanned="3" table:number-rows-spanned="1">
            <text:p>26.999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42.6032 - 6" office:value-type="float" office:value="5636.6032" calcext:value-type="float" table:number-columns-spanned="3" table:number-rows-spanned="1">
            <text:p>5636.6032</text:p>
          </table:table-cell>
          <table:covered-table-cell table:style-name="ce8"/>
          <table:covered-table-cell table:style-name="ce9"/>
          <table:table-cell table:style-name="ce7" table:formula="of:=259.2166 - 6" office:value-type="float" office:value="253.2166" calcext:value-type="float" table:number-columns-spanned="3" table:number-rows-spanned="1">
            <text:p>253.21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5.7153 - 1" office:value-type="float" office:value="74.7153" calcext:value-type="float" table:number-columns-spanned="3" table:number-rows-spanned="1">
            <text:p>74.7153</text:p>
          </table:table-cell>
          <table:covered-table-cell table:style-name="ce8"/>
          <table:covered-table-cell table:style-name="ce9"/>
          <table:table-cell table:style-name="ce7" table:formula="of:=27.0805 - 1" office:value-type="float" office:value="26.0805" calcext:value-type="float" table:number-columns-spanned="3" table:number-rows-spanned="1">
            <text:p>26.080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651.6036 - 9" office:value-type="float" office:value="5642.6036" calcext:value-type="float" table:number-columns-spanned="3" table:number-rows-spanned="1">
            <text:p>5642.6036</text:p>
          </table:table-cell>
          <table:covered-table-cell table:style-name="ce8"/>
          <table:covered-table-cell table:style-name="ce9"/>
          <table:table-cell table:style-name="ce7" table:formula="of:=261.7201 - 6" office:value-type="float" office:value="255.7201" calcext:value-type="float" table:number-columns-spanned="3" table:number-rows-spanned="1">
            <text:p>255.72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7.0621 - 3" office:value-type="float" office:value="74.0621" calcext:value-type="float" table:number-columns-spanned="3" table:number-rows-spanned="1">
            <text:p>74.0621</text:p>
          </table:table-cell>
          <table:covered-table-cell table:style-name="ce8"/>
          <table:covered-table-cell table:style-name="ce9"/>
          <table:table-cell table:style-name="ce7" table:formula="of:=29.2966 - 1" office:value-type="float" office:value="28.2966" calcext:value-type="float" table:number-columns-spanned="3" table:number-rows-spanned="1">
            <text:p>28.29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836.3884 - 175" office:value-type="float" office:value="5661.3884" calcext:value-type="float" table:number-columns-spanned="3" table:number-rows-spanned="1">
            <text:p>5661.3884</text:p>
          </table:table-cell>
          <table:covered-table-cell table:style-name="ce8"/>
          <table:covered-table-cell table:style-name="ce9"/>
          <table:table-cell table:style-name="ce7" table:formula="of:=265.1765 - 6" office:value-type="float" office:value="259.1765" calcext:value-type="float" table:number-columns-spanned="3" table:number-rows-spanned="1">
            <text:p>259.17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7.1867 - 4" office:value-type="float" office:value="73.1867" calcext:value-type="float" table:number-columns-spanned="3" table:number-rows-spanned="1">
            <text:p>73.1867</text:p>
          </table:table-cell>
          <table:covered-table-cell table:style-name="ce8"/>
          <table:covered-table-cell table:style-name="ce9"/>
          <table:table-cell table:style-name="ce7" table:formula="of:=28.876 - 1" office:value-type="float" office:value="27.876" calcext:value-type="float" table:number-columns-spanned="3" table:number-rows-spanned="1">
            <text:p>27.8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844.8452 - 8" office:value-type="float" office:value="5836.8452" calcext:value-type="float" table:number-columns-spanned="3" table:number-rows-spanned="1">
            <text:p>5836.8452</text:p>
          </table:table-cell>
          <table:covered-table-cell table:style-name="ce8"/>
          <table:covered-table-cell table:style-name="ce9"/>
          <table:table-cell table:style-name="ce7" table:formula="of:=265.6442 - 6" office:value-type="float" office:value="259.6442" calcext:value-type="float" table:number-columns-spanned="3" table:number-rows-spanned="1">
            <text:p>259.64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7.3333 - 2" office:value-type="float" office:value="75.3333" calcext:value-type="float" table:number-columns-spanned="3" table:number-rows-spanned="1">
            <text:p>75.3333</text:p>
          </table:table-cell>
          <table:covered-table-cell table:style-name="ce8"/>
          <table:covered-table-cell table:style-name="ce9"/>
          <table:table-cell table:style-name="ce7" table:formula="of:=27.9715 - 1" office:value-type="float" office:value="26.9715" calcext:value-type="float" table:number-columns-spanned="3" table:number-rows-spanned="1">
            <text:p>26.971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895.0031 - 243" office:value-type="float" office:value="5652.0031" calcext:value-type="float" table:number-columns-spanned="3" table:number-rows-spanned="1">
            <text:p>5652.0031</text:p>
          </table:table-cell>
          <table:covered-table-cell table:style-name="ce8"/>
          <table:covered-table-cell table:style-name="ce9"/>
          <table:table-cell table:style-name="ce7" table:formula="of:=267.9916 - 6" office:value-type="float" office:value="261.9916" calcext:value-type="float" table:number-columns-spanned="3" table:number-rows-spanned="1">
            <text:p>261.991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7.5091 - 5" office:value-type="float" office:value="72.5091" calcext:value-type="float" table:number-columns-spanned="3" table:number-rows-spanned="1">
            <text:p>72.5091</text:p>
          </table:table-cell>
          <table:covered-table-cell table:style-name="ce8"/>
          <table:covered-table-cell table:style-name="ce9"/>
          <table:table-cell table:style-name="ce7" table:formula="of:=28.9926 - 1" office:value-type="float" office:value="27.9926" calcext:value-type="float" table:number-columns-spanned="3" table:number-rows-spanned="1">
            <text:p>27.99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896.0019 - 1" office:value-type="float" office:value="5895.0019" calcext:value-type="float" table:number-columns-spanned="3" table:number-rows-spanned="1">
            <text:p>5895.0019</text:p>
          </table:table-cell>
          <table:covered-table-cell table:style-name="ce8"/>
          <table:covered-table-cell table:style-name="ce9"/>
          <table:table-cell table:style-name="ce7" table:formula="of:=271.5825 - 6" office:value-type="float" office:value="265.5825" calcext:value-type="float" table:number-columns-spanned="3" table:number-rows-spanned="1">
            <text:p>265.58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8.4317 - 4" office:value-type="float" office:value="74.4317" calcext:value-type="float" table:number-columns-spanned="3" table:number-rows-spanned="1">
            <text:p>74.4317</text:p>
          </table:table-cell>
          <table:covered-table-cell table:style-name="ce8"/>
          <table:covered-table-cell table:style-name="ce9"/>
          <table:table-cell table:style-name="ce7" table:formula="of:=28.0203 - 1" office:value-type="float" office:value="27.0203" calcext:value-type="float" table:number-columns-spanned="3" table:number-rows-spanned="1">
            <text:p>27.020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5953.2947 - 318" office:value-type="float" office:value="5635.2947" calcext:value-type="float" table:number-columns-spanned="3" table:number-rows-spanned="1">
            <text:p>5635.2947</text:p>
          </table:table-cell>
          <table:covered-table-cell table:style-name="ce8"/>
          <table:covered-table-cell table:style-name="ce9"/>
          <table:table-cell table:style-name="ce7" table:formula="of:=272.6358 - 7" office:value-type="float" office:value="265.6358" calcext:value-type="float" table:number-columns-spanned="3" table:number-rows-spanned="1">
            <text:p>265.63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8.8867 - 3" office:value-type="float" office:value="75.8867" calcext:value-type="float" table:number-columns-spanned="3" table:number-rows-spanned="1">
            <text:p>75.8867</text:p>
          </table:table-cell>
          <table:covered-table-cell table:style-name="ce8"/>
          <table:covered-table-cell table:style-name="ce9"/>
          <table:table-cell table:style-name="ce7" table:formula="of:=28.0682 - 1" office:value-type="float" office:value="27.0682" calcext:value-type="float" table:number-columns-spanned="3" table:number-rows-spanned="1">
            <text:p>27.06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110.0028 - 214" office:value-type="float" office:value="5896.0028" calcext:value-type="float" table:number-columns-spanned="3" table:number-rows-spanned="1">
            <text:p>5896.0028</text:p>
          </table:table-cell>
          <table:covered-table-cell table:style-name="ce8"/>
          <table:covered-table-cell table:style-name="ce9"/>
          <table:table-cell table:style-name="ce7" table:formula="of:=274.985 - 7" office:value-type="float" office:value="267.985" calcext:value-type="float" table:number-columns-spanned="3" table:number-rows-spanned="1">
            <text:p>267.9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79.4845 - 1" office:value-type="float" office:value="78.4845" calcext:value-type="float" table:number-columns-spanned="3" table:number-rows-spanned="1">
            <text:p>78.4845</text:p>
          </table:table-cell>
          <table:covered-table-cell table:style-name="ce8"/>
          <table:covered-table-cell table:style-name="ce9"/>
          <table:table-cell table:style-name="ce7" table:formula="of:=30.6701 - 1" office:value-type="float" office:value="29.6701" calcext:value-type="float" table:number-columns-spanned="3" table:number-rows-spanned="1">
            <text:p>29.670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112.1151 - 2" office:value-type="float" office:value="6110.1151" calcext:value-type="float" table:number-columns-spanned="3" table:number-rows-spanned="1">
            <text:p>6110.1151</text:p>
          </table:table-cell>
          <table:covered-table-cell table:style-name="ce8"/>
          <table:covered-table-cell table:style-name="ce9"/>
          <table:table-cell table:style-name="ce7" table:formula="of:=278.4869 - 7" office:value-type="float" office:value="271.4869" calcext:value-type="float" table:number-columns-spanned="3" table:number-rows-spanned="1">
            <text:p>271.48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0.0603 - 3" office:value-type="float" office:value="77.0603" calcext:value-type="float" table:number-columns-spanned="3" table:number-rows-spanned="1">
            <text:p>77.0603</text:p>
          </table:table-cell>
          <table:covered-table-cell table:style-name="ce8"/>
          <table:covered-table-cell table:style-name="ce9"/>
          <table:table-cell table:style-name="ce7" table:formula="of:=30.5984 - 1" office:value-type="float" office:value="29.5984" calcext:value-type="float" table:number-columns-spanned="3" table:number-rows-spanned="1">
            <text:p>29.59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156.8469 - 312" office:value-type="float" office:value="5844.8469" calcext:value-type="float" table:number-columns-spanned="3" table:number-rows-spanned="1">
            <text:p>5844.8469</text:p>
          </table:table-cell>
          <table:covered-table-cell table:style-name="ce8"/>
          <table:covered-table-cell table:style-name="ce9"/>
          <table:table-cell table:style-name="ce7" table:formula="of:=279.6925 - 7" office:value-type="float" office:value="272.6925" calcext:value-type="float" table:number-columns-spanned="3" table:number-rows-spanned="1">
            <text:p>272.69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0.5012 - 3" office:value-type="float" office:value="77.5012" calcext:value-type="float" table:number-columns-spanned="3" table:number-rows-spanned="1">
            <text:p>77.5012</text:p>
          </table:table-cell>
          <table:covered-table-cell table:style-name="ce8"/>
          <table:covered-table-cell table:style-name="ce9"/>
          <table:table-cell table:style-name="ce7" table:formula="of:=30.4695 - 1" office:value-type="float" office:value="29.4695" calcext:value-type="float" table:number-columns-spanned="3" table:number-rows-spanned="1">
            <text:p>29.469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165.8461 - 9" office:value-type="float" office:value="6156.8461" calcext:value-type="float" table:number-columns-spanned="3" table:number-rows-spanned="1">
            <text:p>6156.8461</text:p>
          </table:table-cell>
          <table:covered-table-cell table:style-name="ce8"/>
          <table:covered-table-cell table:style-name="ce9"/>
          <table:table-cell table:style-name="ce7" table:formula="of:=282.1016 - 7" office:value-type="float" office:value="275.1016" calcext:value-type="float" table:number-columns-spanned="3" table:number-rows-spanned="1">
            <text:p>275.101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1.4112 - 4" office:value-type="float" office:value="77.4112" calcext:value-type="float" table:number-columns-spanned="3" table:number-rows-spanned="1">
            <text:p>77.4112</text:p>
          </table:table-cell>
          <table:covered-table-cell table:style-name="ce8"/>
          <table:covered-table-cell table:style-name="ce9"/>
          <table:table-cell table:style-name="ce7" table:formula="of:=30.4809 - 1" office:value-type="float" office:value="29.4809" calcext:value-type="float" table:number-columns-spanned="3" table:number-rows-spanned="1">
            <text:p>29.480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235.1769 - 267" office:value-type="float" office:value="5968.1769" calcext:value-type="float" table:number-columns-spanned="3" table:number-rows-spanned="1">
            <text:p>5968.1769</text:p>
          </table:table-cell>
          <table:covered-table-cell table:style-name="ce8"/>
          <table:covered-table-cell table:style-name="ce9"/>
          <table:table-cell table:style-name="ce7" table:formula="of:=285.475 - 7" office:value-type="float" office:value="278.475" calcext:value-type="float" table:number-columns-spanned="3" table:number-rows-spanned="1">
            <text:p>278.4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1.5591 - 4" office:value-type="float" office:value="77.5591" calcext:value-type="float" table:number-columns-spanned="3" table:number-rows-spanned="1">
            <text:p>77.5591</text:p>
          </table:table-cell>
          <table:covered-table-cell table:style-name="ce8"/>
          <table:covered-table-cell table:style-name="ce9"/>
          <table:table-cell table:style-name="ce7" table:formula="of:=30.0456 - 1" office:value-type="float" office:value="29.0456" calcext:value-type="float" table:number-columns-spanned="3" table:number-rows-spanned="1">
            <text:p>29.04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241.5081 - 6" office:value-type="float" office:value="6235.5081" calcext:value-type="float" table:number-columns-spanned="3" table:number-rows-spanned="1">
            <text:p>6235.5081</text:p>
          </table:table-cell>
          <table:covered-table-cell table:style-name="ce8"/>
          <table:covered-table-cell table:style-name="ce9"/>
          <table:table-cell table:style-name="ce7" table:formula="of:=286.6875 - 7" office:value-type="float" office:value="279.6875" calcext:value-type="float" table:number-columns-spanned="3" table:number-rows-spanned="1">
            <text:p>279.68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2.0577 - 3" office:value-type="float" office:value="79.0577" calcext:value-type="float" table:number-columns-spanned="3" table:number-rows-spanned="1">
            <text:p>79.0577</text:p>
          </table:table-cell>
          <table:covered-table-cell table:style-name="ce8"/>
          <table:covered-table-cell table:style-name="ce9"/>
          <table:table-cell table:style-name="ce7" table:formula="of:=30.0474 - 1" office:value-type="float" office:value="29.0474" calcext:value-type="float" table:number-columns-spanned="3" table:number-rows-spanned="1">
            <text:p>29.04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330.1158 - 218" office:value-type="float" office:value="6112.1158" calcext:value-type="float" table:number-columns-spanned="3" table:number-rows-spanned="1">
            <text:p>6112.1158</text:p>
          </table:table-cell>
          <table:covered-table-cell table:style-name="ce8"/>
          <table:covered-table-cell table:style-name="ce9"/>
          <table:table-cell table:style-name="ce7" table:formula="of:=289.0349 - 7" office:value-type="float" office:value="282.0349" calcext:value-type="float" table:number-columns-spanned="3" table:number-rows-spanned="1">
            <text:p>282.03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4.1751 - 2" office:value-type="float" office:value="82.1751" calcext:value-type="float" table:number-columns-spanned="3" table:number-rows-spanned="1">
            <text:p>82.1751</text:p>
          </table:table-cell>
          <table:covered-table-cell table:style-name="ce8"/>
          <table:covered-table-cell table:style-name="ce9"/>
          <table:table-cell table:style-name="ce7" table:formula="of:=30.8713 - 1" office:value-type="float" office:value="29.8713" calcext:value-type="float" table:number-columns-spanned="3" table:number-rows-spanned="1">
            <text:p>29.871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332.2231 - 2" office:value-type="float" office:value="6330.2231" calcext:value-type="float" table:number-columns-spanned="3" table:number-rows-spanned="1">
            <text:p>6330.2231</text:p>
          </table:table-cell>
          <table:covered-table-cell table:style-name="ce8"/>
          <table:covered-table-cell table:style-name="ce9"/>
          <table:table-cell table:style-name="ce7" table:formula="of:=292.47 - 7" office:value-type="float" office:value="285.47" calcext:value-type="float" table:number-columns-spanned="3" table:number-rows-spanned="1">
            <text:p>285.4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4.4996 - 4" office:value-type="float" office:value="80.4996" calcext:value-type="float" table:number-columns-spanned="3" table:number-rows-spanned="1">
            <text:p>80.4996</text:p>
          </table:table-cell>
          <table:covered-table-cell table:style-name="ce8"/>
          <table:covered-table-cell table:style-name="ce9"/>
          <table:table-cell table:style-name="ce7" table:formula="of:=30.9263 - 1" office:value-type="float" office:value="29.9263" calcext:value-type="float" table:number-columns-spanned="3" table:number-rows-spanned="1">
            <text:p>29.926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358.6667 - 111" office:value-type="float" office:value="6247.6667" calcext:value-type="float" table:number-columns-spanned="3" table:number-rows-spanned="1">
            <text:p>6247.6667</text:p>
          </table:table-cell>
          <table:covered-table-cell table:style-name="ce8"/>
          <table:covered-table-cell table:style-name="ce9"/>
          <table:table-cell table:style-name="ce7" table:formula="of:=293.7409 - 7" office:value-type="float" office:value="286.7409" calcext:value-type="float" table:number-columns-spanned="3" table:number-rows-spanned="1">
            <text:p>286.740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4.7798 - 5" office:value-type="float" office:value="79.7798" calcext:value-type="float" table:number-columns-spanned="3" table:number-rows-spanned="1">
            <text:p>79.7798</text:p>
          </table:table-cell>
          <table:covered-table-cell table:style-name="ce8"/>
          <table:covered-table-cell table:style-name="ce9"/>
          <table:table-cell table:style-name="ce7" table:formula="of:=30.0026 - 1" office:value-type="float" office:value="29.0026" calcext:value-type="float" table:number-columns-spanned="3" table:number-rows-spanned="1">
            <text:p>29.00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360.7803 - 2" office:value-type="float" office:value="6358.7803" calcext:value-type="float" table:number-columns-spanned="3" table:number-rows-spanned="1">
            <text:p>6358.7803</text:p>
          </table:table-cell>
          <table:covered-table-cell table:style-name="ce8"/>
          <table:covered-table-cell table:style-name="ce9"/>
          <table:table-cell table:style-name="ce7" table:formula="of:=296.0878 - 7" office:value-type="float" office:value="289.0878" calcext:value-type="float" table:number-columns-spanned="3" table:number-rows-spanned="1">
            <text:p>289.08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5.0571 - 5" office:value-type="float" office:value="80.0571" calcext:value-type="float" table:number-columns-spanned="3" table:number-rows-spanned="1">
            <text:p>80.0571</text:p>
          </table:table-cell>
          <table:covered-table-cell table:style-name="ce8"/>
          <table:covered-table-cell table:style-name="ce9"/>
          <table:table-cell table:style-name="ce7" table:formula="of:=31.0486 - 1" office:value-type="float" office:value="30.0486" calcext:value-type="float" table:number-columns-spanned="3" table:number-rows-spanned="1">
            <text:p>30.04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461.8468 - 296" office:value-type="float" office:value="6165.8468" calcext:value-type="float" table:number-columns-spanned="3" table:number-rows-spanned="1">
            <text:p>6165.8468</text:p>
          </table:table-cell>
          <table:covered-table-cell table:style-name="ce8"/>
          <table:covered-table-cell table:style-name="ce9"/>
          <table:table-cell table:style-name="ce7" table:formula="of:=299.4561 - 7" office:value-type="float" office:value="292.4561" calcext:value-type="float" table:number-columns-spanned="3" table:number-rows-spanned="1">
            <text:p>292.45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5.4073 - 4" office:value-type="float" office:value="81.4073" calcext:value-type="float" table:number-columns-spanned="3" table:number-rows-spanned="1">
            <text:p>81.4073</text:p>
          </table:table-cell>
          <table:covered-table-cell table:style-name="ce8"/>
          <table:covered-table-cell table:style-name="ce9"/>
          <table:table-cell table:style-name="ce7" table:formula="of:=30.1066 - 1" office:value-type="float" office:value="29.1066" calcext:value-type="float" table:number-columns-spanned="3" table:number-rows-spanned="1">
            <text:p>29.10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470.8455 - 9" office:value-type="float" office:value="6461.8455" calcext:value-type="float" table:number-columns-spanned="3" table:number-rows-spanned="1">
            <text:p>6461.8455</text:p>
          </table:table-cell>
          <table:covered-table-cell table:style-name="ce8"/>
          <table:covered-table-cell table:style-name="ce9"/>
          <table:table-cell table:style-name="ce7" table:formula="of:=300.592 - 7" office:value-type="float" office:value="293.592" calcext:value-type="float" table:number-columns-spanned="3" table:number-rows-spanned="1">
            <text:p>293.5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6.8505 - 5" office:value-type="float" office:value="81.8505" calcext:value-type="float" table:number-columns-spanned="3" table:number-rows-spanned="1">
            <text:p>81.8505</text:p>
          </table:table-cell>
          <table:covered-table-cell table:style-name="ce8"/>
          <table:covered-table-cell table:style-name="ce9"/>
          <table:table-cell table:style-name="ce7" table:formula="of:=30.1102 - 1" office:value-type="float" office:value="29.1102" calcext:value-type="float" table:number-columns-spanned="3" table:number-rows-spanned="1">
            <text:p>29.11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579.2714 - 207" office:value-type="float" office:value="6372.2714" calcext:value-type="float" table:number-columns-spanned="3" table:number-rows-spanned="1">
            <text:p>6372.2714</text:p>
          </table:table-cell>
          <table:covered-table-cell table:style-name="ce8"/>
          <table:covered-table-cell table:style-name="ce9"/>
          <table:table-cell table:style-name="ce7" table:formula="of:=302.9372 - 7" office:value-type="float" office:value="295.9372" calcext:value-type="float" table:number-columns-spanned="3" table:number-rows-spanned="1">
            <text:p>295.93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9.0536 - 4" office:value-type="float" office:value="85.0536" calcext:value-type="float" table:number-columns-spanned="3" table:number-rows-spanned="1">
            <text:p>85.0536</text:p>
          </table:table-cell>
          <table:covered-table-cell table:style-name="ce8"/>
          <table:covered-table-cell table:style-name="ce9"/>
          <table:table-cell table:style-name="ce7" table:formula="of:=30.9258 - 1" office:value-type="float" office:value="29.9258" calcext:value-type="float" table:number-columns-spanned="3" table:number-rows-spanned="1">
            <text:p>29.92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582.2724 - 3" office:value-type="float" office:value="6579.2724" calcext:value-type="float" table:number-columns-spanned="3" table:number-rows-spanned="1">
            <text:p>6579.2724</text:p>
          </table:table-cell>
          <table:covered-table-cell table:style-name="ce8"/>
          <table:covered-table-cell table:style-name="ce9"/>
          <table:table-cell table:style-name="ce7" table:formula="of:=306.4451 - 7" office:value-type="float" office:value="299.4451" calcext:value-type="float" table:number-columns-spanned="3" table:number-rows-spanned="1">
            <text:p>299.44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9.1765 - 5" office:value-type="float" office:value="84.1765" calcext:value-type="float" table:number-columns-spanned="3" table:number-rows-spanned="1">
            <text:p>84.1765</text:p>
          </table:table-cell>
          <table:covered-table-cell table:style-name="ce8"/>
          <table:covered-table-cell table:style-name="ce9"/>
          <table:table-cell table:style-name="ce7" table:formula="of:=30.928 - 1" office:value-type="float" office:value="29.928" calcext:value-type="float" table:number-columns-spanned="3" table:number-rows-spanned="1">
            <text:p>29.9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656.164 - 307" office:value-type="float" office:value="6349.164" calcext:value-type="float" table:number-columns-spanned="3" table:number-rows-spanned="1">
            <text:p>6349.164</text:p>
          </table:table-cell>
          <table:covered-table-cell table:style-name="ce8"/>
          <table:covered-table-cell table:style-name="ce9"/>
          <table:table-cell table:style-name="ce7" table:formula="of:=307.6714 - 7" office:value-type="float" office:value="300.6714" calcext:value-type="float" table:number-columns-spanned="3" table:number-rows-spanned="1">
            <text:p>300.67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9.4978 - 5" office:value-type="float" office:value="84.4978" calcext:value-type="float" table:number-columns-spanned="3" table:number-rows-spanned="1">
            <text:p>84.4978</text:p>
          </table:table-cell>
          <table:covered-table-cell table:style-name="ce8"/>
          <table:covered-table-cell table:style-name="ce9"/>
          <table:table-cell table:style-name="ce7" table:formula="of:=30.986 - 1" office:value-type="float" office:value="29.986" calcext:value-type="float" table:number-columns-spanned="3" table:number-rows-spanned="1">
            <text:p>29.9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665.1628 - 9" office:value-type="float" office:value="6656.1628" calcext:value-type="float" table:number-columns-spanned="3" table:number-rows-spanned="1">
            <text:p>6656.1628</text:p>
          </table:table-cell>
          <table:covered-table-cell table:style-name="ce8"/>
          <table:covered-table-cell table:style-name="ce9"/>
          <table:table-cell table:style-name="ce7" table:formula="of:=310.1062 - 7" office:value-type="float" office:value="303.1062" calcext:value-type="float" table:number-columns-spanned="3" table:number-rows-spanned="1">
            <text:p>303.106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9.6416 - 4" office:value-type="float" office:value="85.6416" calcext:value-type="float" table:number-columns-spanned="3" table:number-rows-spanned="1">
            <text:p>85.6416</text:p>
          </table:table-cell>
          <table:covered-table-cell table:style-name="ce8"/>
          <table:covered-table-cell table:style-name="ce9"/>
          <table:table-cell table:style-name="ce7" table:formula="of:=32.097 - 1" office:value-type="float" office:value="31.097" calcext:value-type="float" table:number-columns-spanned="3" table:number-rows-spanned="1">
            <text:p>31.0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668.1795 - 187" office:value-type="float" office:value="6481.1795" calcext:value-type="float" table:number-columns-spanned="3" table:number-rows-spanned="1">
            <text:p>6481.1795</text:p>
          </table:table-cell>
          <table:covered-table-cell table:style-name="ce8"/>
          <table:covered-table-cell table:style-name="ce9"/>
          <table:table-cell table:style-name="ce7" table:formula="of:=313.5743 - 7" office:value-type="float" office:value="306.5743" calcext:value-type="float" table:number-columns-spanned="3" table:number-rows-spanned="1">
            <text:p>306.574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89.7759 - 5" office:value-type="float" office:value="84.7759" calcext:value-type="float" table:number-columns-spanned="3" table:number-rows-spanned="1">
            <text:p>84.7759</text:p>
          </table:table-cell>
          <table:covered-table-cell table:style-name="ce8"/>
          <table:covered-table-cell table:style-name="ce9"/>
          <table:table-cell table:style-name="ce7" table:formula="of:=32.0968 - 1" office:value-type="float" office:value="31.0968" calcext:value-type="float" table:number-columns-spanned="3" table:number-rows-spanned="1">
            <text:p>31.09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672.4077 - 4" office:value-type="float" office:value="6668.4077" calcext:value-type="float" table:number-columns-spanned="3" table:number-rows-spanned="1">
            <text:p>6668.4077</text:p>
          </table:table-cell>
          <table:covered-table-cell table:style-name="ce8"/>
          <table:covered-table-cell table:style-name="ce9"/>
          <table:table-cell table:style-name="ce7" table:formula="of:=314.6695 - 7" office:value-type="float" office:value="307.6695" calcext:value-type="float" table:number-columns-spanned="3" table:number-rows-spanned="1">
            <text:p>307.66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0.1734 - 1" office:value-type="float" office:value="89.1734" calcext:value-type="float" table:number-columns-spanned="3" table:number-rows-spanned="1">
            <text:p>89.1734</text:p>
          </table:table-cell>
          <table:covered-table-cell table:style-name="ce8"/>
          <table:covered-table-cell table:style-name="ce9"/>
          <table:table-cell table:style-name="ce7" table:formula="of:=32.8451 - 1" office:value-type="float" office:value="31.8451" calcext:value-type="float" table:number-columns-spanned="3" table:number-rows-spanned="1">
            <text:p>31.845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848.7064 - 167" office:value-type="float" office:value="6681.7064" calcext:value-type="float" table:number-columns-spanned="3" table:number-rows-spanned="1">
            <text:p>6681.7064</text:p>
          </table:table-cell>
          <table:covered-table-cell table:style-name="ce8"/>
          <table:covered-table-cell table:style-name="ce9"/>
          <table:table-cell table:style-name="ce7" table:formula="of:=317.0188 - 7" office:value-type="float" office:value="310.0188" calcext:value-type="float" table:number-columns-spanned="3" table:number-rows-spanned="1">
            <text:p>310.01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0.8473 - 4" office:value-type="float" office:value="86.8473" calcext:value-type="float" table:number-columns-spanned="3" table:number-rows-spanned="1">
            <text:p>86.8473</text:p>
          </table:table-cell>
          <table:covered-table-cell table:style-name="ce8"/>
          <table:covered-table-cell table:style-name="ce9"/>
          <table:table-cell table:style-name="ce7" table:formula="of:=32.9746 - 1" office:value-type="float" office:value="31.9746" calcext:value-type="float" table:number-columns-spanned="3" table:number-rows-spanned="1">
            <text:p>31.974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849.7079 - 1" office:value-type="float" office:value="6848.7079" calcext:value-type="float" table:number-columns-spanned="3" table:number-rows-spanned="1">
            <text:p>6848.7079</text:p>
          </table:table-cell>
          <table:covered-table-cell table:style-name="ce8"/>
          <table:covered-table-cell table:style-name="ce9"/>
          <table:table-cell table:style-name="ce7" table:formula="of:=320.4292 - 7" office:value-type="float" office:value="313.4292" calcext:value-type="float" table:number-columns-spanned="3" table:number-rows-spanned="1">
            <text:p>313.42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1.7549 - 2" office:value-type="float" office:value="89.7549" calcext:value-type="float" table:number-columns-spanned="3" table:number-rows-spanned="1">
            <text:p>89.7549</text:p>
          </table:table-cell>
          <table:covered-table-cell table:style-name="ce8"/>
          <table:covered-table-cell table:style-name="ce9"/>
          <table:table-cell table:style-name="ce7" table:formula="of:=31.9773 - 1" office:value-type="float" office:value="30.9773" calcext:value-type="float" table:number-columns-spanned="3" table:number-rows-spanned="1">
            <text:p>30.977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927.439 - 327" office:value-type="float" office:value="6600.439" calcext:value-type="float" table:number-columns-spanned="3" table:number-rows-spanned="1">
            <text:p>6600.439</text:p>
          </table:table-cell>
          <table:covered-table-cell table:style-name="ce8"/>
          <table:covered-table-cell table:style-name="ce9"/>
          <table:table-cell table:style-name="ce7" table:formula="of:=321.5658 - 7" office:value-type="float" office:value="314.5658" calcext:value-type="float" table:number-columns-spanned="3" table:number-rows-spanned="1">
            <text:p>314.56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1.7716 - 2" office:value-type="float" office:value="89.7716" calcext:value-type="float" table:number-columns-spanned="3" table:number-rows-spanned="1">
            <text:p>89.7716</text:p>
          </table:table-cell>
          <table:covered-table-cell table:style-name="ce8"/>
          <table:covered-table-cell table:style-name="ce9"/>
          <table:table-cell table:style-name="ce7" table:formula="of:=32.9768 - 1" office:value-type="float" office:value="31.9768" calcext:value-type="float" table:number-columns-spanned="3" table:number-rows-spanned="1">
            <text:p>31.97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933.7671 - 6" office:value-type="float" office:value="6927.7671" calcext:value-type="float" table:number-columns-spanned="3" table:number-rows-spanned="1">
            <text:p>6927.7671</text:p>
          </table:table-cell>
          <table:covered-table-cell table:style-name="ce8"/>
          <table:covered-table-cell table:style-name="ce9"/>
          <table:table-cell table:style-name="ce7" table:formula="of:=324.1092 - 7" office:value-type="float" office:value="317.1092" calcext:value-type="float" table:number-columns-spanned="3" table:number-rows-spanned="1">
            <text:p>317.10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3.8682 - 2" office:value-type="float" office:value="91.8682" calcext:value-type="float" table:number-columns-spanned="3" table:number-rows-spanned="1">
            <text:p>91.8682</text:p>
          </table:table-cell>
          <table:covered-table-cell table:style-name="ce8"/>
          <table:covered-table-cell table:style-name="ce9"/>
          <table:table-cell table:style-name="ce7" table:formula="of:=32.0929 - 1" office:value-type="float" office:value="31.0929" calcext:value-type="float" table:number-columns-spanned="3" table:number-rows-spanned="1">
            <text:p>31.092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943.1637 - 278" office:value-type="float" office:value="6665.1637" calcext:value-type="float" table:number-columns-spanned="3" table:number-rows-spanned="1">
            <text:p>6665.1637</text:p>
          </table:table-cell>
          <table:covered-table-cell table:style-name="ce8"/>
          <table:covered-table-cell table:style-name="ce9"/>
          <table:table-cell table:style-name="ce7" table:formula="of:=327.5188 - 7" office:value-type="float" office:value="320.5188" calcext:value-type="float" table:number-columns-spanned="3" table:number-rows-spanned="1">
            <text:p>320.51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4.1724 - 4" office:value-type="float" office:value="90.1724" calcext:value-type="float" table:number-columns-spanned="3" table:number-rows-spanned="1">
            <text:p>90.1724</text:p>
          </table:table-cell>
          <table:covered-table-cell table:style-name="ce8"/>
          <table:covered-table-cell table:style-name="ce9"/>
          <table:table-cell table:style-name="ce7" table:formula="of:=33.5826 - 1" office:value-type="float" office:value="32.5826" calcext:value-type="float" table:number-columns-spanned="3" table:number-rows-spanned="1">
            <text:p>32.58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944.1622 - 1" office:value-type="float" office:value="6943.1622" calcext:value-type="float" table:number-columns-spanned="3" table:number-rows-spanned="1">
            <text:p>6943.1622</text:p>
          </table:table-cell>
          <table:covered-table-cell table:style-name="ce8"/>
          <table:covered-table-cell table:style-name="ce9"/>
          <table:table-cell table:style-name="ce7" table:formula="of:=328.6603 - 7" office:value-type="float" office:value="321.6603" calcext:value-type="float" table:number-columns-spanned="3" table:number-rows-spanned="1">
            <text:p>321.66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4.3486 - 5" office:value-type="float" office:value="89.3486" calcext:value-type="float" table:number-columns-spanned="3" table:number-rows-spanned="1">
            <text:p>89.3486</text:p>
          </table:table-cell>
          <table:covered-table-cell table:style-name="ce8"/>
          <table:covered-table-cell table:style-name="ce9"/>
          <table:table-cell table:style-name="ce7" table:formula="of:=32.1577 - 1" office:value-type="float" office:value="31.1577" calcext:value-type="float" table:number-columns-spanned="3" table:number-rows-spanned="1">
            <text:p>31.157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6999.7085 - 150" office:value-type="float" office:value="6849.7085" calcext:value-type="float" table:number-columns-spanned="3" table:number-rows-spanned="1">
            <text:p>6849.7085</text:p>
          </table:table-cell>
          <table:covered-table-cell table:style-name="ce8"/>
          <table:covered-table-cell table:style-name="ce9"/>
          <table:table-cell table:style-name="ce7" table:formula="of:=332.4427 - 8" office:value-type="float" office:value="324.4427" calcext:value-type="float" table:number-columns-spanned="3" table:number-rows-spanned="1">
            <text:p>324.442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4.7808 - 5" office:value-type="float" office:value="89.7808" calcext:value-type="float" table:number-columns-spanned="3" table:number-rows-spanned="1">
            <text:p>89.7808</text:p>
          </table:table-cell>
          <table:covered-table-cell table:style-name="ce8"/>
          <table:covered-table-cell table:style-name="ce9"/>
          <table:table-cell table:style-name="ce7" table:formula="of:=34.4639 - 1" office:value-type="float" office:value="33.4639" calcext:value-type="float" table:number-columns-spanned="3" table:number-rows-spanned="1">
            <text:p>33.463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006.0411 - 6" office:value-type="float" office:value="7000.0411" calcext:value-type="float" table:number-columns-spanned="3" table:number-rows-spanned="1">
            <text:p>7000.0411</text:p>
          </table:table-cell>
          <table:covered-table-cell table:style-name="ce8"/>
          <table:covered-table-cell table:style-name="ce9"/>
          <table:table-cell table:style-name="ce7" table:formula="of:=335.9485 - 8" office:value-type="float" office:value="327.9485" calcext:value-type="float" table:number-columns-spanned="3" table:number-rows-spanned="1">
            <text:p>327.94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4.9422 - 3" office:value-type="float" office:value="91.9422" calcext:value-type="float" table:number-columns-spanned="3" table:number-rows-spanned="1">
            <text:p>91.9422</text:p>
          </table:table-cell>
          <table:covered-table-cell table:style-name="ce8"/>
          <table:covered-table-cell table:style-name="ce9"/>
          <table:table-cell table:style-name="ce7" table:formula="of:=33.0268 - 1" office:value-type="float" office:value="32.0268" calcext:value-type="float" table:number-columns-spanned="3" table:number-rows-spanned="1">
            <text:p>32.02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142.1636 - 129" office:value-type="float" office:value="7013.1636" calcext:value-type="float" table:number-columns-spanned="3" table:number-rows-spanned="1">
            <text:p>7013.1636</text:p>
          </table:table-cell>
          <table:covered-table-cell table:style-name="ce8"/>
          <table:covered-table-cell table:style-name="ce9"/>
          <table:table-cell table:style-name="ce7" table:formula="of:=337.1906 - 8" office:value-type="float" office:value="329.1906" calcext:value-type="float" table:number-columns-spanned="3" table:number-rows-spanned="1">
            <text:p>329.19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5.8444 - 5" office:value-type="float" office:value="90.8444" calcext:value-type="float" table:number-columns-spanned="3" table:number-rows-spanned="1">
            <text:p>90.8444</text:p>
          </table:table-cell>
          <table:covered-table-cell table:style-name="ce8"/>
          <table:covered-table-cell table:style-name="ce9"/>
          <table:table-cell table:style-name="ce7" table:formula="of:=33.0281 - 1" office:value-type="float" office:value="32.0281" calcext:value-type="float" table:number-columns-spanned="3" table:number-rows-spanned="1">
            <text:p>32.028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147.1651 - 5" office:value-type="float" office:value="7142.1651" calcext:value-type="float" table:number-columns-spanned="3" table:number-rows-spanned="1">
            <text:p>7142.1651</text:p>
          </table:table-cell>
          <table:covered-table-cell table:style-name="ce8"/>
          <table:covered-table-cell table:style-name="ce9"/>
          <table:table-cell table:style-name="ce7" table:formula="of:=340.8772 - 8" office:value-type="float" office:value="332.8772" calcext:value-type="float" table:number-columns-spanned="3" table:number-rows-spanned="1">
            <text:p>332.87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6.1709 - 2" office:value-type="float" office:value="94.1709" calcext:value-type="float" table:number-columns-spanned="3" table:number-rows-spanned="1">
            <text:p>94.1709</text:p>
          </table:table-cell>
          <table:covered-table-cell table:style-name="ce8"/>
          <table:covered-table-cell table:style-name="ce9"/>
          <table:table-cell table:style-name="ce7" table:formula="of:=33.0822 - 1" office:value-type="float" office:value="32.0822" calcext:value-type="float" table:number-columns-spanned="3" table:number-rows-spanned="1">
            <text:p>32.08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147.8542 - 193" office:value-type="float" office:value="6954.8542" calcext:value-type="float" table:number-columns-spanned="3" table:number-rows-spanned="1">
            <text:p>6954.8542</text:p>
          </table:table-cell>
          <table:covered-table-cell table:style-name="ce8"/>
          <table:covered-table-cell table:style-name="ce9"/>
          <table:table-cell table:style-name="ce7" table:formula="of:=344.3746 - 8" office:value-type="float" office:value="336.3746" calcext:value-type="float" table:number-columns-spanned="3" table:number-rows-spanned="1">
            <text:p>336.37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6.9058 - 1" office:value-type="float" office:value="95.9058" calcext:value-type="float" table:number-columns-spanned="3" table:number-rows-spanned="1">
            <text:p>95.9058</text:p>
          </table:table-cell>
          <table:covered-table-cell table:style-name="ce8"/>
          <table:covered-table-cell table:style-name="ce9"/>
          <table:table-cell table:style-name="ce7" table:formula="of:=33.1427 - 1" office:value-type="float" office:value="32.1427" calcext:value-type="float" table:number-columns-spanned="3" table:number-rows-spanned="1">
            <text:p>32.142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148.8535 - 1" office:value-type="float" office:value="7147.8535" calcext:value-type="float" table:number-columns-spanned="3" table:number-rows-spanned="1">
            <text:p>7147.8535</text:p>
          </table:table-cell>
          <table:covered-table-cell table:style-name="ce8"/>
          <table:covered-table-cell table:style-name="ce9"/>
          <table:table-cell table:style-name="ce7" table:formula="of:=345.5197 - 8" office:value-type="float" office:value="337.5197" calcext:value-type="float" table:number-columns-spanned="3" table:number-rows-spanned="1">
            <text:p>337.519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8.1692 - 2" office:value-type="float" office:value="96.1692" calcext:value-type="float" table:number-columns-spanned="3" table:number-rows-spanned="1">
            <text:p>96.1692</text:p>
          </table:table-cell>
          <table:covered-table-cell table:style-name="ce8"/>
          <table:covered-table-cell table:style-name="ce9"/>
          <table:table-cell table:style-name="ce7" table:formula="of:=33.1479 - 1" office:value-type="float" office:value="32.1479" calcext:value-type="float" table:number-columns-spanned="3" table:number-rows-spanned="1">
            <text:p>32.147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270.5498 - 319" office:value-type="float" office:value="6951.5498" calcext:value-type="float" table:number-columns-spanned="3" table:number-rows-spanned="1">
            <text:p>6951.5498</text:p>
          </table:table-cell>
          <table:covered-table-cell table:style-name="ce8"/>
          <table:covered-table-cell table:style-name="ce9"/>
          <table:table-cell table:style-name="ce7" table:formula="of:=349.234 - 8" office:value-type="float" office:value="341.234" calcext:value-type="float" table:number-columns-spanned="3" table:number-rows-spanned="1">
            <text:p>341.2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8.3422 - 4" office:value-type="float" office:value="94.3422" calcext:value-type="float" table:number-columns-spanned="3" table:number-rows-spanned="1">
            <text:p>94.3422</text:p>
          </table:table-cell>
          <table:covered-table-cell table:style-name="ce8"/>
          <table:covered-table-cell table:style-name="ce9"/>
          <table:table-cell table:style-name="ce7" table:formula="of:=35.776 - 1" office:value-type="float" office:value="34.776" calcext:value-type="float" table:number-columns-spanned="3" table:number-rows-spanned="1">
            <text:p>34.7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274.7779 - 4" office:value-type="float" office:value="7270.7779" calcext:value-type="float" table:number-columns-spanned="3" table:number-rows-spanned="1">
            <text:p>7270.7779</text:p>
          </table:table-cell>
          <table:covered-table-cell table:style-name="ce8"/>
          <table:covered-table-cell table:style-name="ce9"/>
          <table:table-cell table:style-name="ce7" table:formula="of:=352.8792 - 8" office:value-type="float" office:value="344.8792" calcext:value-type="float" table:number-columns-spanned="3" table:number-rows-spanned="1">
            <text:p>344.87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8.8689 - 5" office:value-type="float" office:value="93.8689" calcext:value-type="float" table:number-columns-spanned="3" table:number-rows-spanned="1">
            <text:p>93.8689</text:p>
          </table:table-cell>
          <table:covered-table-cell table:style-name="ce8"/>
          <table:covered-table-cell table:style-name="ce9"/>
          <table:table-cell table:style-name="ce7" table:formula="of:=35.8344 - 1" office:value-type="float" office:value="34.8344" calcext:value-type="float" table:number-columns-spanned="3" table:number-rows-spanned="1">
            <text:p>34.834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450.8544 - 302" office:value-type="float" office:value="7148.8544" calcext:value-type="float" table:number-columns-spanned="3" table:number-rows-spanned="1">
            <text:p>7148.8544</text:p>
          </table:table-cell>
          <table:covered-table-cell table:style-name="ce8"/>
          <table:covered-table-cell table:style-name="ce9"/>
          <table:table-cell table:style-name="ce7" table:formula="of:=354.0155 - 8" office:value-type="float" office:value="346.0155" calcext:value-type="float" table:number-columns-spanned="3" table:number-rows-spanned="1">
            <text:p>346.015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8.9407 - 4" office:value-type="float" office:value="94.9407" calcext:value-type="float" table:number-columns-spanned="3" table:number-rows-spanned="1">
            <text:p>94.9407</text:p>
          </table:table-cell>
          <table:covered-table-cell table:style-name="ce8"/>
          <table:covered-table-cell table:style-name="ce9"/>
          <table:table-cell table:style-name="ce7" table:formula="of:=35.5824 - 1" office:value-type="float" office:value="34.5824" calcext:value-type="float" table:number-columns-spanned="3" table:number-rows-spanned="1">
            <text:p>34.58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459.303 - 8" office:value-type="float" office:value="7451.303" calcext:value-type="float" table:number-columns-spanned="3" table:number-rows-spanned="1">
            <text:p>7451.303</text:p>
          </table:table-cell>
          <table:covered-table-cell table:style-name="ce8"/>
          <table:covered-table-cell table:style-name="ce9"/>
          <table:table-cell table:style-name="ce7" table:formula="of:=357.7989 - 8" office:value-type="float" office:value="349.7989" calcext:value-type="float" table:number-columns-spanned="3" table:number-rows-spanned="1">
            <text:p>349.79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9.0191 - 2" office:value-type="float" office:value="97.0191" calcext:value-type="float" table:number-columns-spanned="3" table:number-rows-spanned="1">
            <text:p>97.0191</text:p>
          </table:table-cell>
          <table:covered-table-cell table:style-name="ce8"/>
          <table:covered-table-cell table:style-name="ce9"/>
          <table:table-cell table:style-name="ce7" table:formula="of:=35.0872 - 1" office:value-type="float" office:value="34.0872" calcext:value-type="float" table:number-columns-spanned="3" table:number-rows-spanned="1">
            <text:p>34.08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515.5844 - 349" office:value-type="float" office:value="7166.5844" calcext:value-type="float" table:number-columns-spanned="3" table:number-rows-spanned="1">
            <text:p>7166.5844</text:p>
          </table:table-cell>
          <table:covered-table-cell table:style-name="ce8"/>
          <table:covered-table-cell table:style-name="ce9"/>
          <table:table-cell table:style-name="ce7" table:formula="of:=361.2519 - 8" office:value-type="float" office:value="353.2519" calcext:value-type="float" table:number-columns-spanned="3" table:number-rows-spanned="1">
            <text:p>353.25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99.7757 - 5" office:value-type="float" office:value="94.7757" calcext:value-type="float" table:number-columns-spanned="3" table:number-rows-spanned="1">
            <text:p>94.7757</text:p>
          </table:table-cell>
          <table:covered-table-cell table:style-name="ce8"/>
          <table:covered-table-cell table:style-name="ce9"/>
          <table:table-cell table:style-name="ce7" table:formula="of:=34.1408 - 1" office:value-type="float" office:value="33.1408" calcext:value-type="float" table:number-columns-spanned="3" table:number-rows-spanned="1">
            <text:p>33.14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517.6929 - 2" office:value-type="float" office:value="7515.6929" calcext:value-type="float" table:number-columns-spanned="3" table:number-rows-spanned="1">
            <text:p>7515.6929</text:p>
          </table:table-cell>
          <table:covered-table-cell table:style-name="ce8"/>
          <table:covered-table-cell table:style-name="ce9"/>
          <table:table-cell table:style-name="ce7" table:formula="of:=362.4457 - 8" office:value-type="float" office:value="354.4457" calcext:value-type="float" table:number-columns-spanned="3" table:number-rows-spanned="1">
            <text:p>354.44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1.3405 - 3" office:value-type="float" office:value="98.3405" calcext:value-type="float" table:number-columns-spanned="3" table:number-rows-spanned="1">
            <text:p>98.3405</text:p>
          </table:table-cell>
          <table:covered-table-cell table:style-name="ce8"/>
          <table:covered-table-cell table:style-name="ce9"/>
          <table:table-cell table:style-name="ce7" table:formula="of:=35.2006 - 1" office:value-type="float" office:value="34.2006" calcext:value-type="float" table:number-columns-spanned="3" table:number-rows-spanned="1">
            <text:p>34.200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550.2733 - 261" office:value-type="float" office:value="7289.2733" calcext:value-type="float" table:number-columns-spanned="3" table:number-rows-spanned="1">
            <text:p>7289.2733</text:p>
          </table:table-cell>
          <table:covered-table-cell table:style-name="ce8"/>
          <table:covered-table-cell table:style-name="ce9"/>
          <table:table-cell table:style-name="ce7" table:formula="of:=366.1627 - 8" office:value-type="float" office:value="358.1627" calcext:value-type="float" table:number-columns-spanned="3" table:number-rows-spanned="1">
            <text:p>358.162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2.1083 - 3" office:value-type="float" office:value="99.1083" calcext:value-type="float" table:number-columns-spanned="3" table:number-rows-spanned="1">
            <text:p>99.1083</text:p>
          </table:table-cell>
          <table:covered-table-cell table:style-name="ce8"/>
          <table:covered-table-cell table:style-name="ce9"/>
          <table:table-cell table:style-name="ce7" table:formula="of:=36.7759 - 1" office:value-type="float" office:value="35.7759" calcext:value-type="float" table:number-columns-spanned="3" table:number-rows-spanned="1">
            <text:p>35.77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554.4939 - 4" office:value-type="float" office:value="7550.4939" calcext:value-type="float" table:number-columns-spanned="3" table:number-rows-spanned="1">
            <text:p>7550.4939</text:p>
          </table:table-cell>
          <table:covered-table-cell table:style-name="ce8"/>
          <table:covered-table-cell table:style-name="ce9"/>
          <table:table-cell table:style-name="ce7" table:formula="of:=369.7708 - 8" office:value-type="float" office:value="361.7708" calcext:value-type="float" table:number-columns-spanned="3" table:number-rows-spanned="1">
            <text:p>361.77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2.3386 - 4" office:value-type="float" office:value="98.3386" calcext:value-type="float" table:number-columns-spanned="3" table:number-rows-spanned="1">
            <text:p>98.3386</text:p>
          </table:table-cell>
          <table:covered-table-cell table:style-name="ce8"/>
          <table:covered-table-cell table:style-name="ce9"/>
          <table:table-cell table:style-name="ce7" table:formula="of:=35.0667 - 1" office:value-type="float" office:value="34.0667" calcext:value-type="float" table:number-columns-spanned="3" table:number-rows-spanned="1">
            <text:p>34.066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627.3039 - 168" office:value-type="float" office:value="7459.3039" calcext:value-type="float" table:number-columns-spanned="3" table:number-rows-spanned="1">
            <text:p>7459.3039</text:p>
          </table:table-cell>
          <table:covered-table-cell table:style-name="ce8"/>
          <table:covered-table-cell table:style-name="ce9"/>
          <table:table-cell table:style-name="ce7" table:formula="of:=370.8072 - 8" office:value-type="float" office:value="362.8072" calcext:value-type="float" table:number-columns-spanned="3" table:number-rows-spanned="1">
            <text:p>362.80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2.3376 - 1" office:value-type="float" office:value="101.3376" calcext:value-type="float" table:number-columns-spanned="3" table:number-rows-spanned="1">
            <text:p>101.3376</text:p>
          </table:table-cell>
          <table:covered-table-cell table:style-name="ce8"/>
          <table:covered-table-cell table:style-name="ce9"/>
          <table:table-cell table:style-name="ce7" table:formula="of:=36.138 - 1" office:value-type="float" office:value="35.138" calcext:value-type="float" table:number-columns-spanned="3" table:number-rows-spanned="1">
            <text:p>35.1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635.755 - 8" office:value-type="float" office:value="7627.755" calcext:value-type="float" table:number-columns-spanned="3" table:number-rows-spanned="1">
            <text:p>7627.755</text:p>
          </table:table-cell>
          <table:covered-table-cell table:style-name="ce8"/>
          <table:covered-table-cell table:style-name="ce9"/>
          <table:table-cell table:style-name="ce7" table:formula="of:=374.6012 - 8" office:value-type="float" office:value="366.6012" calcext:value-type="float" table:number-columns-spanned="3" table:number-rows-spanned="1">
            <text:p>366.60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2.7699 - 3" office:value-type="float" office:value="99.7699" calcext:value-type="float" table:number-columns-spanned="3" table:number-rows-spanned="1">
            <text:p>99.7699</text:p>
          </table:table-cell>
          <table:covered-table-cell table:style-name="ce8"/>
          <table:covered-table-cell table:style-name="ce9"/>
          <table:table-cell table:style-name="ce7" table:formula="of:=35.1278 - 1" office:value-type="float" office:value="34.1278" calcext:value-type="float" table:number-columns-spanned="3" table:number-rows-spanned="1">
            <text:p>34.127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666.5454 - 141" office:value-type="float" office:value="7525.5454" calcext:value-type="float" table:number-columns-spanned="3" table:number-rows-spanned="1">
            <text:p>7525.5454</text:p>
          </table:table-cell>
          <table:covered-table-cell table:style-name="ce8"/>
          <table:covered-table-cell table:style-name="ce9"/>
          <table:table-cell table:style-name="ce7" table:formula="of:=378.1202 - 8" office:value-type="float" office:value="370.1202" calcext:value-type="float" table:number-columns-spanned="3" table:number-rows-spanned="1">
            <text:p>370.12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3.2495 - 4" office:value-type="float" office:value="99.2495" calcext:value-type="float" table:number-columns-spanned="3" table:number-rows-spanned="1">
            <text:p>99.2495</text:p>
          </table:table-cell>
          <table:covered-table-cell table:style-name="ce8"/>
          <table:covered-table-cell table:style-name="ce9"/>
          <table:table-cell table:style-name="ce7" table:formula="of:=36.7097 - 1" office:value-type="float" office:value="35.7097" calcext:value-type="float" table:number-columns-spanned="3" table:number-rows-spanned="1">
            <text:p>35.70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675.5452 - 9" office:value-type="float" office:value="7666.5452" calcext:value-type="float" table:number-columns-spanned="3" table:number-rows-spanned="1">
            <text:p>7666.5452</text:p>
          </table:table-cell>
          <table:covered-table-cell table:style-name="ce8"/>
          <table:covered-table-cell table:style-name="ce9"/>
          <table:table-cell table:style-name="ce7" table:formula="of:=379.2271 - 8" office:value-type="float" office:value="371.2271" calcext:value-type="float" table:number-columns-spanned="3" table:number-rows-spanned="1">
            <text:p>371.22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3.863 - 5" office:value-type="float" office:value="98.863" calcext:value-type="float" table:number-columns-spanned="3" table:number-rows-spanned="1">
            <text:p>98.863</text:p>
          </table:table-cell>
          <table:covered-table-cell table:style-name="ce8"/>
          <table:covered-table-cell table:style-name="ce9"/>
          <table:table-cell table:style-name="ce7" table:formula="of:=36.2466 - 1" office:value-type="float" office:value="35.2466" calcext:value-type="float" table:number-columns-spanned="3" table:number-rows-spanned="1">
            <text:p>35.24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794.0603 - 227" office:value-type="float" office:value="7567.0603" calcext:value-type="float" table:number-columns-spanned="3" table:number-rows-spanned="1">
            <text:p>7567.0603</text:p>
          </table:table-cell>
          <table:covered-table-cell table:style-name="ce8"/>
          <table:covered-table-cell table:style-name="ce9"/>
          <table:table-cell table:style-name="ce7" table:formula="of:=383.1948 - 8" office:value-type="float" office:value="375.1948" calcext:value-type="float" table:number-columns-spanned="3" table:number-rows-spanned="1">
            <text:p>375.194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4.1075 - 2" office:value-type="float" office:value="102.1075" calcext:value-type="float" table:number-columns-spanned="3" table:number-rows-spanned="1">
            <text:p>102.1075</text:p>
          </table:table-cell>
          <table:covered-table-cell table:style-name="ce8"/>
          <table:covered-table-cell table:style-name="ce9"/>
          <table:table-cell table:style-name="ce7" table:formula="of:=37.008 - 1" office:value-type="float" office:value="36.008" calcext:value-type="float" table:number-columns-spanned="3" table:number-rows-spanned="1">
            <text:p>36.0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802.4959 - 8" office:value-type="float" office:value="7794.4959" calcext:value-type="float" table:number-columns-spanned="3" table:number-rows-spanned="1">
            <text:p>7794.4959</text:p>
          </table:table-cell>
          <table:covered-table-cell table:style-name="ce8"/>
          <table:covered-table-cell table:style-name="ce9"/>
          <table:table-cell table:style-name="ce7" table:formula="of:=386.8303 - 8" office:value-type="float" office:value="378.8303" calcext:value-type="float" table:number-columns-spanned="3" table:number-rows-spanned="1">
            <text:p>378.83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4.3348 - 2" office:value-type="float" office:value="102.3348" calcext:value-type="float" table:number-columns-spanned="3" table:number-rows-spanned="1">
            <text:p>102.3348</text:p>
          </table:table-cell>
          <table:covered-table-cell table:style-name="ce8"/>
          <table:covered-table-cell table:style-name="ce9"/>
          <table:table-cell table:style-name="ce7" table:formula="of:=36.045 - 1" office:value-type="float" office:value="35.045" calcext:value-type="float" table:number-columns-spanned="3" table:number-rows-spanned="1">
            <text:p>35.0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845.5465 - 170" office:value-type="float" office:value="7675.5465" calcext:value-type="float" table:number-columns-spanned="3" table:number-rows-spanned="1">
            <text:p>7675.5465</text:p>
          </table:table-cell>
          <table:covered-table-cell table:style-name="ce8"/>
          <table:covered-table-cell table:style-name="ce9"/>
          <table:table-cell table:style-name="ce7" table:formula="of:=388.0562 - 8" office:value-type="float" office:value="380.0562" calcext:value-type="float" table:number-columns-spanned="3" table:number-rows-spanned="1">
            <text:p>380.056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4.3365 - 2" office:value-type="float" office:value="102.3365" calcext:value-type="float" table:number-columns-spanned="3" table:number-rows-spanned="1">
            <text:p>102.3365</text:p>
          </table:table-cell>
          <table:covered-table-cell table:style-name="ce8"/>
          <table:covered-table-cell table:style-name="ce9"/>
          <table:table-cell table:style-name="ce7" table:formula="of:=36.1613 - 1" office:value-type="float" office:value="35.1613" calcext:value-type="float" table:number-columns-spanned="3" table:number-rows-spanned="1">
            <text:p>35.161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849.7735 - 4" office:value-type="float" office:value="7845.7735" calcext:value-type="float" table:number-columns-spanned="3" table:number-rows-spanned="1">
            <text:p>7845.7735</text:p>
          </table:table-cell>
          <table:covered-table-cell table:style-name="ce8"/>
          <table:covered-table-cell table:style-name="ce9"/>
          <table:table-cell table:style-name="ce7" table:formula="of:=391.7809 - 8" office:value-type="float" office:value="383.7809" calcext:value-type="float" table:number-columns-spanned="3" table:number-rows-spanned="1">
            <text:p>383.780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5.9501 - 3" office:value-type="float" office:value="102.9501" calcext:value-type="float" table:number-columns-spanned="3" table:number-rows-spanned="1">
            <text:p>102.9501</text:p>
          </table:table-cell>
          <table:covered-table-cell table:style-name="ce8"/>
          <table:covered-table-cell table:style-name="ce9"/>
          <table:table-cell table:style-name="ce7" table:formula="of:=37.1838 - 1" office:value-type="float" office:value="36.1838" calcext:value-type="float" table:number-columns-spanned="3" table:number-rows-spanned="1">
            <text:p>36.18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873.2565 - 225" office:value-type="float" office:value="7648.2565" calcext:value-type="float" table:number-columns-spanned="3" table:number-rows-spanned="1">
            <text:p>7648.2565</text:p>
          </table:table-cell>
          <table:covered-table-cell table:style-name="ce8"/>
          <table:covered-table-cell table:style-name="ce9"/>
          <table:table-cell table:style-name="ce7" table:formula="of:=395.4798 - 8" office:value-type="float" office:value="387.4798" calcext:value-type="float" table:number-columns-spanned="3" table:number-rows-spanned="1">
            <text:p>387.47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7.1046 - 3" office:value-type="float" office:value="104.1046" calcext:value-type="float" table:number-columns-spanned="3" table:number-rows-spanned="1">
            <text:p>104.1046</text:p>
          </table:table-cell>
          <table:covered-table-cell table:style-name="ce8"/>
          <table:covered-table-cell table:style-name="ce9"/>
          <table:table-cell table:style-name="ce7" table:formula="of:=37.1931 - 1" office:value-type="float" office:value="36.1931" calcext:value-type="float" table:number-columns-spanned="3" table:number-rows-spanned="1">
            <text:p>36.19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7883.811 - 10" office:value-type="float" office:value="7873.811" calcext:value-type="float" table:number-columns-spanned="3" table:number-rows-spanned="1">
            <text:p>7873.811</text:p>
          </table:table-cell>
          <table:covered-table-cell table:style-name="ce8"/>
          <table:covered-table-cell table:style-name="ce9"/>
          <table:table-cell table:style-name="ce7" table:formula="of:=396.5428 - 8" office:value-type="float" office:value="388.5428" calcext:value-type="float" table:number-columns-spanned="3" table:number-rows-spanned="1">
            <text:p>388.542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7.332 - 3" office:value-type="float" office:value="104.332" calcext:value-type="float" table:number-columns-spanned="3" table:number-rows-spanned="1">
            <text:p>104.332</text:p>
          </table:table-cell>
          <table:covered-table-cell table:style-name="ce8"/>
          <table:covered-table-cell table:style-name="ce9"/>
          <table:table-cell table:style-name="ce7" table:formula="of:=36.272 - 1" office:value-type="float" office:value="35.272" calcext:value-type="float" table:number-columns-spanned="3" table:number-rows-spanned="1">
            <text:p>35.2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11.8121 - 128" office:value-type="float" office:value="7883.8121" calcext:value-type="float" table:number-columns-spanned="3" table:number-rows-spanned="1">
            <text:p>7883.8121</text:p>
          </table:table-cell>
          <table:covered-table-cell table:style-name="ce8"/>
          <table:covered-table-cell table:style-name="ce9"/>
          <table:table-cell table:style-name="ce7" table:formula="of:=400.4084 - 8" office:value-type="float" office:value="392.4084" calcext:value-type="float" table:number-columns-spanned="3" table:number-rows-spanned="1">
            <text:p>392.408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7.4817 - 4" office:value-type="float" office:value="103.4817" calcext:value-type="float" table:number-columns-spanned="3" table:number-rows-spanned="1">
            <text:p>103.4817</text:p>
          </table:table-cell>
          <table:covered-table-cell table:style-name="ce8"/>
          <table:covered-table-cell table:style-name="ce9"/>
          <table:table-cell table:style-name="ce7" table:formula="of:=37.0352 - 1" office:value-type="float" office:value="36.0352" calcext:value-type="float" table:number-columns-spanned="3" table:number-rows-spanned="1">
            <text:p>36.035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16.0427 - 4" office:value-type="float" office:value="8012.0427" calcext:value-type="float" table:number-columns-spanned="3" table:number-rows-spanned="1">
            <text:p>8012.0427</text:p>
          </table:table-cell>
          <table:covered-table-cell table:style-name="ce8"/>
          <table:covered-table-cell table:style-name="ce9"/>
          <table:table-cell table:style-name="ce7" table:formula="of:=404.5273 - 9" office:value-type="float" office:value="395.5273" calcext:value-type="float" table:number-columns-spanned="3" table:number-rows-spanned="1">
            <text:p>395.527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7.8571 - 4" office:value-type="float" office:value="103.8571" calcext:value-type="float" table:number-columns-spanned="3" table:number-rows-spanned="1">
            <text:p>103.8571</text:p>
          </table:table-cell>
          <table:covered-table-cell table:style-name="ce8"/>
          <table:covered-table-cell table:style-name="ce9"/>
          <table:table-cell table:style-name="ce7" table:formula="of:=37.035 - 1" office:value-type="float" office:value="36.035" calcext:value-type="float" table:number-columns-spanned="3" table:number-rows-spanned="1">
            <text:p>36.0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17.5797 - 159" office:value-type="float" office:value="7858.5797" calcext:value-type="float" table:number-columns-spanned="3" table:number-rows-spanned="1">
            <text:p>7858.5797</text:p>
          </table:table-cell>
          <table:covered-table-cell table:style-name="ce8"/>
          <table:covered-table-cell table:style-name="ce9"/>
          <table:table-cell table:style-name="ce7" table:formula="of:=405.5583 - 9" office:value-type="float" office:value="396.5583" calcext:value-type="float" table:number-columns-spanned="3" table:number-rows-spanned="1">
            <text:p>396.558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8.3339 - 4" office:value-type="float" office:value="104.3339" calcext:value-type="float" table:number-columns-spanned="3" table:number-rows-spanned="1">
            <text:p>104.3339</text:p>
          </table:table-cell>
          <table:covered-table-cell table:style-name="ce8"/>
          <table:covered-table-cell table:style-name="ce9"/>
          <table:table-cell table:style-name="ce7" table:formula="of:=37.1514 - 1" office:value-type="float" office:value="36.1514" calcext:value-type="float" table:number-columns-spanned="3" table:number-rows-spanned="1">
            <text:p>36.151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22.5795 - 5" office:value-type="float" office:value="8017.5795" calcext:value-type="float" table:number-columns-spanned="3" table:number-rows-spanned="1">
            <text:p>8017.5795</text:p>
          </table:table-cell>
          <table:covered-table-cell table:style-name="ce8"/>
          <table:covered-table-cell table:style-name="ce9"/>
          <table:table-cell table:style-name="ce7" table:formula="of:=409.3372 - 9" office:value-type="float" office:value="400.3372" calcext:value-type="float" table:number-columns-spanned="3" table:number-rows-spanned="1">
            <text:p>400.33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8.5363 - 1" office:value-type="float" office:value="107.5363" calcext:value-type="float" table:number-columns-spanned="3" table:number-rows-spanned="1">
            <text:p>107.5363</text:p>
          </table:table-cell>
          <table:covered-table-cell table:style-name="ce8"/>
          <table:covered-table-cell table:style-name="ce9"/>
          <table:table-cell table:style-name="ce7" table:formula="of:=37.1533 - 1" office:value-type="float" office:value="36.1533" calcext:value-type="float" table:number-columns-spanned="3" table:number-rows-spanned="1">
            <text:p>36.153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80.0493 - 263" office:value-type="float" office:value="7817.0493" calcext:value-type="float" table:number-columns-spanned="3" table:number-rows-spanned="1">
            <text:p>7817.0493</text:p>
          </table:table-cell>
          <table:covered-table-cell table:style-name="ce8"/>
          <table:covered-table-cell table:style-name="ce9"/>
          <table:table-cell table:style-name="ce7" table:formula="of:=413.4056 - 9" office:value-type="float" office:value="404.4056" calcext:value-type="float" table:number-columns-spanned="3" table:number-rows-spanned="1">
            <text:p>404.405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9.331 - 2" office:value-type="float" office:value="107.331" calcext:value-type="float" table:number-columns-spanned="3" table:number-rows-spanned="1">
            <text:p>107.331</text:p>
          </table:table-cell>
          <table:covered-table-cell table:style-name="ce8"/>
          <table:covered-table-cell table:style-name="ce9"/>
          <table:table-cell table:style-name="ce7" table:formula="of:=39.2216 - 1" office:value-type="float" office:value="38.2216" calcext:value-type="float" table:number-columns-spanned="3" table:number-rows-spanned="1">
            <text:p>38.221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084.2809 - 4" office:value-type="float" office:value="8080.2809" calcext:value-type="float" table:number-columns-spanned="3" table:number-rows-spanned="1">
            <text:p>8080.2809</text:p>
          </table:table-cell>
          <table:covered-table-cell table:style-name="ce8"/>
          <table:covered-table-cell table:style-name="ce9"/>
          <table:table-cell table:style-name="ce7" table:formula="of:=414.5208 - 9" office:value-type="float" office:value="405.5208" calcext:value-type="float" table:number-columns-spanned="3" table:number-rows-spanned="1">
            <text:p>405.52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09.5357 - 1" office:value-type="float" office:value="108.5357" calcext:value-type="float" table:number-columns-spanned="3" table:number-rows-spanned="1">
            <text:p>108.5357</text:p>
          </table:table-cell>
          <table:covered-table-cell table:style-name="ce8"/>
          <table:covered-table-cell table:style-name="ce9"/>
          <table:table-cell table:style-name="ce7" table:formula="of:=39.359 - 1" office:value-type="float" office:value="38.359" calcext:value-type="float" table:number-columns-spanned="3" table:number-rows-spanned="1">
            <text:p>38.3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160.8344 - 131" office:value-type="float" office:value="8029.8344" calcext:value-type="float" table:number-columns-spanned="3" table:number-rows-spanned="1">
            <text:p>8029.8344</text:p>
          </table:table-cell>
          <table:covered-table-cell table:style-name="ce8"/>
          <table:covered-table-cell table:style-name="ce9"/>
          <table:table-cell table:style-name="ce7" table:formula="of:=418.4325 - 9" office:value-type="float" office:value="409.4325" calcext:value-type="float" table:number-columns-spanned="3" table:number-rows-spanned="1">
            <text:p>409.43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0.2778 - 3" office:value-type="float" office:value="107.2778" calcext:value-type="float" table:number-columns-spanned="3" table:number-rows-spanned="1">
            <text:p>107.2778</text:p>
          </table:table-cell>
          <table:covered-table-cell table:style-name="ce8"/>
          <table:covered-table-cell table:style-name="ce9"/>
          <table:table-cell table:style-name="ce7" table:formula="of:=40.0328 - 1" office:value-type="float" office:value="39.0328" calcext:value-type="float" table:number-columns-spanned="3" table:number-rows-spanned="1">
            <text:p>39.03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167.8354 - 7" office:value-type="float" office:value="8160.8354" calcext:value-type="float" table:number-columns-spanned="3" table:number-rows-spanned="1">
            <text:p>8160.8354</text:p>
          </table:table-cell>
          <table:covered-table-cell table:style-name="ce8"/>
          <table:covered-table-cell table:style-name="ce9"/>
          <table:table-cell table:style-name="ce7" table:formula="of:=422.5287 - 9" office:value-type="float" office:value="413.5287" calcext:value-type="float" table:number-columns-spanned="3" table:number-rows-spanned="1">
            <text:p>413.52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0.4473 - 2" office:value-type="float" office:value="108.4473" calcext:value-type="float" table:number-columns-spanned="3" table:number-rows-spanned="1">
            <text:p>108.4473</text:p>
          </table:table-cell>
          <table:covered-table-cell table:style-name="ce8"/>
          <table:covered-table-cell table:style-name="ce9"/>
          <table:table-cell table:style-name="ce7" table:formula="of:=39.9681 - 1" office:value-type="float" office:value="38.9681" calcext:value-type="float" table:number-columns-spanned="3" table:number-rows-spanned="1">
            <text:p>38.968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198.6418 - 173" office:value-type="float" office:value="8025.6418" calcext:value-type="float" table:number-columns-spanned="3" table:number-rows-spanned="1">
            <text:p>8025.6418</text:p>
          </table:table-cell>
          <table:covered-table-cell table:style-name="ce8"/>
          <table:covered-table-cell table:style-name="ce9"/>
          <table:table-cell table:style-name="ce7" table:formula="of:=423.6164 - 9" office:value-type="float" office:value="414.6164" calcext:value-type="float" table:number-columns-spanned="3" table:number-rows-spanned="1">
            <text:p>414.61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0.9476 - 5" office:value-type="float" office:value="105.9476" calcext:value-type="float" table:number-columns-spanned="3" table:number-rows-spanned="1">
            <text:p>105.9476</text:p>
          </table:table-cell>
          <table:covered-table-cell table:style-name="ce8"/>
          <table:covered-table-cell table:style-name="ce9"/>
          <table:table-cell table:style-name="ce7" table:formula="of:=39.1821 - 1" office:value-type="float" office:value="38.1821" calcext:value-type="float" table:number-columns-spanned="3" table:number-rows-spanned="1">
            <text:p>38.182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03.6412 - 5" office:value-type="float" office:value="8198.6412" calcext:value-type="float" table:number-columns-spanned="3" table:number-rows-spanned="1">
            <text:p>8198.6412</text:p>
          </table:table-cell>
          <table:covered-table-cell table:style-name="ce8"/>
          <table:covered-table-cell table:style-name="ce9"/>
          <table:table-cell table:style-name="ce7" table:formula="of:=427.3169 - 9" office:value-type="float" office:value="418.3169" calcext:value-type="float" table:number-columns-spanned="3" table:number-rows-spanned="1">
            <text:p>418.31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1.3292 - 2" office:value-type="float" office:value="109.3292" calcext:value-type="float" table:number-columns-spanned="3" table:number-rows-spanned="1">
            <text:p>109.3292</text:p>
          </table:table-cell>
          <table:covered-table-cell table:style-name="ce8"/>
          <table:covered-table-cell table:style-name="ce9"/>
          <table:table-cell table:style-name="ce7" table:formula="of:=39.1942 - 1" office:value-type="float" office:value="38.1942" calcext:value-type="float" table:number-columns-spanned="3" table:number-rows-spanned="1">
            <text:p>38.194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54.2554 - 161" office:value-type="float" office:value="8093.2554" calcext:value-type="float" table:number-columns-spanned="3" table:number-rows-spanned="1">
            <text:p>8093.2554</text:p>
          </table:table-cell>
          <table:covered-table-cell table:style-name="ce8"/>
          <table:covered-table-cell table:style-name="ce9"/>
          <table:table-cell table:style-name="ce7" table:formula="of:=431.3877 - 9" office:value-type="float" office:value="422.3877" calcext:value-type="float" table:number-columns-spanned="3" table:number-rows-spanned="1">
            <text:p>422.38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1.4457 - 1" office:value-type="float" office:value="110.4457" calcext:value-type="float" table:number-columns-spanned="3" table:number-rows-spanned="1">
            <text:p>110.4457</text:p>
          </table:table-cell>
          <table:covered-table-cell table:style-name="ce8"/>
          <table:covered-table-cell table:style-name="ce9"/>
          <table:table-cell table:style-name="ce7" table:formula="of:=39.7532 - 1" office:value-type="float" office:value="38.7532" calcext:value-type="float" table:number-columns-spanned="3" table:number-rows-spanned="1">
            <text:p>38.75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56.3633 - 2" office:value-type="float" office:value="8254.3633" calcext:value-type="float" table:number-columns-spanned="3" table:number-rows-spanned="1">
            <text:p>8254.3633</text:p>
          </table:table-cell>
          <table:covered-table-cell table:style-name="ce8"/>
          <table:covered-table-cell table:style-name="ce9"/>
          <table:table-cell table:style-name="ce7" table:formula="of:=432.5029 - 9" office:value-type="float" office:value="423.5029" calcext:value-type="float" table:number-columns-spanned="3" table:number-rows-spanned="1">
            <text:p>423.502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1.8533 - 4" office:value-type="float" office:value="107.8533" calcext:value-type="float" table:number-columns-spanned="3" table:number-rows-spanned="1">
            <text:p>107.8533</text:p>
          </table:table-cell>
          <table:covered-table-cell table:style-name="ce8"/>
          <table:covered-table-cell table:style-name="ce9"/>
          <table:table-cell table:style-name="ce7" table:formula="of:=39.3569 - 1" office:value-type="float" office:value="38.3569" calcext:value-type="float" table:number-columns-spanned="3" table:number-rows-spanned="1">
            <text:p>38.35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65.3641 - 9" office:value-type="float" office:value="8256.3641" calcext:value-type="float" table:number-columns-spanned="3" table:number-rows-spanned="1">
            <text:p>8256.3641</text:p>
          </table:table-cell>
          <table:covered-table-cell table:style-name="ce8"/>
          <table:covered-table-cell table:style-name="ce9"/>
          <table:table-cell table:style-name="ce7" table:formula="of:=436.4502 - 9" office:value-type="float" office:value="427.4502" calcext:value-type="float" table:number-columns-spanned="3" table:number-rows-spanned="1">
            <text:p>427.45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4.2734 - 4" office:value-type="float" office:value="110.2734" calcext:value-type="float" table:number-columns-spanned="3" table:number-rows-spanned="1">
            <text:p>110.2734</text:p>
          </table:table-cell>
          <table:covered-table-cell table:style-name="ce8"/>
          <table:covered-table-cell table:style-name="ce9"/>
          <table:table-cell table:style-name="ce7" table:formula="of:=39.0297 - 1" office:value-type="float" office:value="38.0297" calcext:value-type="float" table:number-columns-spanned="3" table:number-rows-spanned="1">
            <text:p>38.02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82.8716 - 109" office:value-type="float" office:value="8173.8716" calcext:value-type="float" table:number-columns-spanned="3" table:number-rows-spanned="1">
            <text:p>8173.8716</text:p>
          </table:table-cell>
          <table:covered-table-cell table:style-name="ce8"/>
          <table:covered-table-cell table:style-name="ce9"/>
          <table:table-cell table:style-name="ce7" table:formula="of:=440.385 - 9" office:value-type="float" office:value="431.385" calcext:value-type="float" table:number-columns-spanned="3" table:number-rows-spanned="1">
            <text:p>431.3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4.501 - 3" office:value-type="float" office:value="111.501" calcext:value-type="float" table:number-columns-spanned="3" table:number-rows-spanned="1">
            <text:p>111.501</text:p>
          </table:table-cell>
          <table:covered-table-cell table:style-name="ce8"/>
          <table:covered-table-cell table:style-name="ce9"/>
          <table:table-cell table:style-name="ce7" table:formula="of:=40.1174 - 1" office:value-type="float" office:value="39.1174" calcext:value-type="float" table:number-columns-spanned="3" table:number-rows-spanned="1">
            <text:p>39.11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289.8706 - 7" office:value-type="float" office:value="8282.8706" calcext:value-type="float" table:number-columns-spanned="3" table:number-rows-spanned="1">
            <text:p>8282.8706</text:p>
          </table:table-cell>
          <table:covered-table-cell table:style-name="ce8"/>
          <table:covered-table-cell table:style-name="ce9"/>
          <table:table-cell table:style-name="ce7" table:formula="of:=441.6175 - 9" office:value-type="float" office:value="432.6175" calcext:value-type="float" table:number-columns-spanned="3" table:number-rows-spanned="1">
            <text:p>432.61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4.6174 - 3" office:value-type="float" office:value="111.6174" calcext:value-type="float" table:number-columns-spanned="3" table:number-rows-spanned="1">
            <text:p>111.6174</text:p>
          </table:table-cell>
          <table:covered-table-cell table:style-name="ce8"/>
          <table:covered-table-cell table:style-name="ce9"/>
          <table:table-cell table:style-name="ce7" table:formula="of:=39.1453 - 1" office:value-type="float" office:value="38.1453" calcext:value-type="float" table:number-columns-spanned="3" table:number-rows-spanned="1">
            <text:p>38.14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329.2465 - 119" office:value-type="float" office:value="8210.2465" calcext:value-type="float" table:number-columns-spanned="3" table:number-rows-spanned="1">
            <text:p>8210.2465</text:p>
          </table:table-cell>
          <table:covered-table-cell table:style-name="ce8"/>
          <table:covered-table-cell table:style-name="ce9"/>
          <table:table-cell table:style-name="ce7" table:formula="of:=445.4666 - 9" office:value-type="float" office:value="436.4666" calcext:value-type="float" table:number-columns-spanned="3" table:number-rows-spanned="1">
            <text:p>436.46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4.8318 - 5" office:value-type="float" office:value="109.8318" calcext:value-type="float" table:number-columns-spanned="3" table:number-rows-spanned="1">
            <text:p>109.8318</text:p>
          </table:table-cell>
          <table:covered-table-cell table:style-name="ce8"/>
          <table:covered-table-cell table:style-name="ce9"/>
          <table:table-cell table:style-name="ce7" table:formula="of:=40.7661 - 1" office:value-type="float" office:value="39.7661" calcext:value-type="float" table:number-columns-spanned="3" table:number-rows-spanned="1">
            <text:p>39.766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336.2455 - 7" office:value-type="float" office:value="8329.2455" calcext:value-type="float" table:number-columns-spanned="3" table:number-rows-spanned="1">
            <text:p>8329.2455</text:p>
          </table:table-cell>
          <table:covered-table-cell table:style-name="ce8"/>
          <table:covered-table-cell table:style-name="ce9"/>
          <table:table-cell table:style-name="ce7" table:formula="of:=449.4544 - 9" office:value-type="float" office:value="440.4544" calcext:value-type="float" table:number-columns-spanned="3" table:number-rows-spanned="1">
            <text:p>440.454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6.2288 - 5" office:value-type="float" office:value="111.2288" calcext:value-type="float" table:number-columns-spanned="3" table:number-rows-spanned="1">
            <text:p>111.2288</text:p>
          </table:table-cell>
          <table:covered-table-cell table:style-name="ce8"/>
          <table:covered-table-cell table:style-name="ce9"/>
          <table:table-cell table:style-name="ce7" table:formula="of:=40.2963 - 1" office:value-type="float" office:value="39.2963" calcext:value-type="float" table:number-columns-spanned="3" table:number-rows-spanned="1">
            <text:p>39.296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37.9253 - 235" office:value-type="float" office:value="8302.9253" calcext:value-type="float" table:number-columns-spanned="3" table:number-rows-spanned="1">
            <text:p>8302.9253</text:p>
          </table:table-cell>
          <table:covered-table-cell table:style-name="ce8"/>
          <table:covered-table-cell table:style-name="ce9"/>
          <table:table-cell table:style-name="ce7" table:formula="of:=450.4457 - 9" office:value-type="float" office:value="441.4457" calcext:value-type="float" table:number-columns-spanned="3" table:number-rows-spanned="1">
            <text:p>441.44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6.7327 - 2" office:value-type="float" office:value="114.7327" calcext:value-type="float" table:number-columns-spanned="3" table:number-rows-spanned="1">
            <text:p>114.7327</text:p>
          </table:table-cell>
          <table:covered-table-cell table:style-name="ce8"/>
          <table:covered-table-cell table:style-name="ce9"/>
          <table:table-cell table:style-name="ce7" table:formula="of:=39.3732 - 1" office:value-type="float" office:value="38.3732" calcext:value-type="float" table:number-columns-spanned="3" table:number-rows-spanned="1">
            <text:p>38.37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40.036 - 2" office:value-type="float" office:value="8538.036" calcext:value-type="float" table:number-columns-spanned="3" table:number-rows-spanned="1">
            <text:p>8538.036</text:p>
          </table:table-cell>
          <table:covered-table-cell table:style-name="ce8"/>
          <table:covered-table-cell table:style-name="ce9"/>
          <table:table-cell table:style-name="ce7" table:formula="of:=454.284 - 9" office:value-type="float" office:value="445.284" calcext:value-type="float" table:number-columns-spanned="3" table:number-rows-spanned="1">
            <text:p>445.28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7.1391 - 5" office:value-type="float" office:value="112.1391" calcext:value-type="float" table:number-columns-spanned="3" table:number-rows-spanned="1">
            <text:p>112.1391</text:p>
          </table:table-cell>
          <table:covered-table-cell table:style-name="ce8"/>
          <table:covered-table-cell table:style-name="ce9"/>
          <table:table-cell table:style-name="ce7" table:formula="of:=41.5751 - 1" office:value-type="float" office:value="40.5751" calcext:value-type="float" table:number-columns-spanned="3" table:number-rows-spanned="1">
            <text:p>40.575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59.7779 - 279" office:value-type="float" office:value="8280.7779" calcext:value-type="float" table:number-columns-spanned="3" table:number-rows-spanned="1">
            <text:p>8280.7779</text:p>
          </table:table-cell>
          <table:covered-table-cell table:style-name="ce8"/>
          <table:covered-table-cell table:style-name="ce9"/>
          <table:table-cell table:style-name="ce7" table:formula="of:=458.3496 - 9" office:value-type="float" office:value="449.3496" calcext:value-type="float" table:number-columns-spanned="3" table:number-rows-spanned="1">
            <text:p>449.349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7.2712 - 3" office:value-type="float" office:value="114.2712" calcext:value-type="float" table:number-columns-spanned="3" table:number-rows-spanned="1">
            <text:p>114.2712</text:p>
          </table:table-cell>
          <table:covered-table-cell table:style-name="ce8"/>
          <table:covered-table-cell table:style-name="ce9"/>
          <table:table-cell table:style-name="ce7" table:formula="of:=41.1157 - 1" office:value-type="float" office:value="40.1157" calcext:value-type="float" table:number-columns-spanned="3" table:number-rows-spanned="1">
            <text:p>40.115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61.8845 - 2" office:value-type="float" office:value="8559.8845" calcext:value-type="float" table:number-columns-spanned="3" table:number-rows-spanned="1">
            <text:p>8559.8845</text:p>
          </table:table-cell>
          <table:covered-table-cell table:style-name="ce8"/>
          <table:covered-table-cell table:style-name="ce9"/>
          <table:table-cell table:style-name="ce7" table:formula="of:=459.4646 - 9" office:value-type="float" office:value="450.4646" calcext:value-type="float" table:number-columns-spanned="3" table:number-rows-spanned="1">
            <text:p>450.46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8.0012 - 3" office:value-type="float" office:value="115.0012" calcext:value-type="float" table:number-columns-spanned="3" table:number-rows-spanned="1">
            <text:p>115.0012</text:p>
          </table:table-cell>
          <table:covered-table-cell table:style-name="ce8"/>
          <table:covered-table-cell table:style-name="ce9"/>
          <table:table-cell table:style-name="ce7" table:formula="of:=41.1752 - 1" office:value-type="float" office:value="40.1752" calcext:value-type="float" table:number-columns-spanned="3" table:number-rows-spanned="1">
            <text:p>40.175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92.2467 - 256" office:value-type="float" office:value="8336.2467" calcext:value-type="float" table:number-columns-spanned="3" table:number-rows-spanned="1">
            <text:p>8336.2467</text:p>
          </table:table-cell>
          <table:covered-table-cell table:style-name="ce8"/>
          <table:covered-table-cell table:style-name="ce9"/>
          <table:table-cell table:style-name="ce7" table:formula="of:=463.3771 - 9" office:value-type="float" office:value="454.3771" calcext:value-type="float" table:number-columns-spanned="3" table:number-rows-spanned="1">
            <text:p>454.37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8.4999 - 4" office:value-type="float" office:value="114.4999" calcext:value-type="float" table:number-columns-spanned="3" table:number-rows-spanned="1">
            <text:p>114.4999</text:p>
          </table:table-cell>
          <table:covered-table-cell table:style-name="ce8"/>
          <table:covered-table-cell table:style-name="ce9"/>
          <table:table-cell table:style-name="ce7" table:formula="of:=40.2055 - 1" office:value-type="float" office:value="39.2055" calcext:value-type="float" table:number-columns-spanned="3" table:number-rows-spanned="1">
            <text:p>39.205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596.4701 - 4" office:value-type="float" office:value="8592.4701" calcext:value-type="float" table:number-columns-spanned="3" table:number-rows-spanned="1">
            <text:p>8592.4701</text:p>
          </table:table-cell>
          <table:covered-table-cell table:style-name="ce8"/>
          <table:covered-table-cell table:style-name="ce9"/>
          <table:table-cell table:style-name="ce7" table:formula="of:=467.4967 - 9" office:value-type="float" office:value="458.4967" calcext:value-type="float" table:number-columns-spanned="3" table:number-rows-spanned="1">
            <text:p>458.49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19.9123 - 3" office:value-type="float" office:value="116.9123" calcext:value-type="float" table:number-columns-spanned="3" table:number-rows-spanned="1">
            <text:p>116.9123</text:p>
          </table:table-cell>
          <table:covered-table-cell table:style-name="ce8"/>
          <table:covered-table-cell table:style-name="ce9"/>
          <table:table-cell table:style-name="ce7" table:formula="of:=41.8119 - 1" office:value-type="float" office:value="40.8119" calcext:value-type="float" table:number-columns-spanned="3" table:number-rows-spanned="1">
            <text:p>40.811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671.9464 - 125" office:value-type="float" office:value="8546.9464" calcext:value-type="float" table:number-columns-spanned="3" table:number-rows-spanned="1">
            <text:p>8546.9464</text:p>
          </table:table-cell>
          <table:covered-table-cell table:style-name="ce8"/>
          <table:covered-table-cell table:style-name="ce9"/>
          <table:table-cell table:style-name="ce7" table:formula="of:=468.4605 - 9" office:value-type="float" office:value="459.4605" calcext:value-type="float" table:number-columns-spanned="3" table:number-rows-spanned="1">
            <text:p>459.460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0.4641 - 4" office:value-type="float" office:value="116.4641" calcext:value-type="float" table:number-columns-spanned="3" table:number-rows-spanned="1">
            <text:p>116.4641</text:p>
          </table:table-cell>
          <table:covered-table-cell table:style-name="ce8"/>
          <table:covered-table-cell table:style-name="ce9"/>
          <table:table-cell table:style-name="ce7" table:formula="of:=40.4265 - 1" office:value-type="float" office:value="39.4265" calcext:value-type="float" table:number-columns-spanned="3" table:number-rows-spanned="1">
            <text:p>39.426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680.3975 - 8" office:value-type="float" office:value="8672.3975" calcext:value-type="float" table:number-columns-spanned="3" table:number-rows-spanned="1">
            <text:p>8672.3975</text:p>
          </table:table-cell>
          <table:covered-table-cell table:style-name="ce8"/>
          <table:covered-table-cell table:style-name="ce9"/>
          <table:table-cell table:style-name="ce7" table:formula="of:=472.2713 - 9" office:value-type="float" office:value="463.2713" calcext:value-type="float" table:number-columns-spanned="3" table:number-rows-spanned="1">
            <text:p>463.271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0.6142 - 2" office:value-type="float" office:value="118.6142" calcext:value-type="float" table:number-columns-spanned="3" table:number-rows-spanned="1">
            <text:p>118.6142</text:p>
          </table:table-cell>
          <table:covered-table-cell table:style-name="ce8"/>
          <table:covered-table-cell table:style-name="ce9"/>
          <table:table-cell table:style-name="ce7" table:formula="of:=41.0119 - 1" office:value-type="float" office:value="40.0119" calcext:value-type="float" table:number-columns-spanned="3" table:number-rows-spanned="1">
            <text:p>40.011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715.8856 - 154" office:value-type="float" office:value="8561.8856" calcext:value-type="float" table:number-columns-spanned="3" table:number-rows-spanned="1">
            <text:p>8561.8856</text:p>
          </table:table-cell>
          <table:covered-table-cell table:style-name="ce8"/>
          <table:covered-table-cell table:style-name="ce9"/>
          <table:table-cell table:style-name="ce7" table:formula="of:=476.5213 - 9" office:value-type="float" office:value="467.5213" calcext:value-type="float" table:number-columns-spanned="3" table:number-rows-spanned="1">
            <text:p>467.521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0.9994 - 3" office:value-type="float" office:value="117.9994" calcext:value-type="float" table:number-columns-spanned="3" table:number-rows-spanned="1">
            <text:p>117.9994</text:p>
          </table:table-cell>
          <table:covered-table-cell table:style-name="ce8"/>
          <table:covered-table-cell table:style-name="ce9"/>
          <table:table-cell table:style-name="ce7" table:formula="of:=42.8986 - 1" office:value-type="float" office:value="41.8986" calcext:value-type="float" table:number-columns-spanned="3" table:number-rows-spanned="1">
            <text:p>41.89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726.4535 - 10" office:value-type="float" office:value="8716.4535" calcext:value-type="float" table:number-columns-spanned="3" table:number-rows-spanned="1">
            <text:p>8716.4535</text:p>
          </table:table-cell>
          <table:covered-table-cell table:style-name="ce8"/>
          <table:covered-table-cell table:style-name="ce9"/>
          <table:table-cell table:style-name="ce7" table:formula="of:=479.173 - 10" office:value-type="float" office:value="469.173" calcext:value-type="float" table:number-columns-spanned="3" table:number-rows-spanned="1">
            <text:p>469.17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1.5175 - 1" office:value-type="float" office:value="120.5175" calcext:value-type="float" table:number-columns-spanned="3" table:number-rows-spanned="1">
            <text:p>120.5175</text:p>
          </table:table-cell>
          <table:covered-table-cell table:style-name="ce8"/>
          <table:covered-table-cell table:style-name="ce9"/>
          <table:table-cell table:style-name="ce7" table:formula="of:=42.6931 - 1" office:value-type="float" office:value="41.6931" calcext:value-type="float" table:number-columns-spanned="3" table:number-rows-spanned="1">
            <text:p>41.69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40.399 - 160" office:value-type="float" office:value="8680.399" calcext:value-type="float" table:number-columns-spanned="3" table:number-rows-spanned="1">
            <text:p>8680.399</text:p>
          </table:table-cell>
          <table:covered-table-cell table:style-name="ce8"/>
          <table:covered-table-cell table:style-name="ce9"/>
          <table:table-cell table:style-name="ce7" table:formula="of:=483.0092 - 10" office:value-type="float" office:value="473.0092" calcext:value-type="float" table:number-columns-spanned="3" table:number-rows-spanned="1">
            <text:p>473.00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0254 - 2" office:value-type="float" office:value="120.0254" calcext:value-type="float" table:number-columns-spanned="3" table:number-rows-spanned="1">
            <text:p>120.0254</text:p>
          </table:table-cell>
          <table:covered-table-cell table:style-name="ce8"/>
          <table:covered-table-cell table:style-name="ce9"/>
          <table:table-cell table:style-name="ce7" table:formula="of:=42.304 - 1" office:value-type="float" office:value="41.304" calcext:value-type="float" table:number-columns-spanned="3" table:number-rows-spanned="1">
            <text:p>41.30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46.4553 - 120" office:value-type="float" office:value="8726.4553" calcext:value-type="float" table:number-columns-spanned="3" table:number-rows-spanned="1">
            <text:p>8726.4553</text:p>
          </table:table-cell>
          <table:covered-table-cell table:style-name="ce8"/>
          <table:covered-table-cell table:style-name="ce9"/>
          <table:table-cell table:style-name="ce7" table:formula="of:=487.0368 - 10" office:value-type="float" office:value="477.0368" calcext:value-type="float" table:number-columns-spanned="3" table:number-rows-spanned="1">
            <text:p>477.036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4271 - 5" office:value-type="float" office:value="117.4271" calcext:value-type="float" table:number-columns-spanned="3" table:number-rows-spanned="1">
            <text:p>117.4271</text:p>
          </table:table-cell>
          <table:covered-table-cell table:style-name="ce8"/>
          <table:covered-table-cell table:style-name="ce9"/>
          <table:table-cell table:style-name="ce7" table:formula="of:=41.3068 - 1" office:value-type="float" office:value="40.3068" calcext:value-type="float" table:number-columns-spanned="3" table:number-rows-spanned="1">
            <text:p>40.30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47.3994 - 7" office:value-type="float" office:value="8840.3994" calcext:value-type="float" table:number-columns-spanned="3" table:number-rows-spanned="1">
            <text:p>8840.3994</text:p>
          </table:table-cell>
          <table:covered-table-cell table:style-name="ce8"/>
          <table:covered-table-cell table:style-name="ce9"/>
          <table:table-cell table:style-name="ce7" table:formula="of:=489.6461 - 10" office:value-type="float" office:value="479.6461" calcext:value-type="float" table:number-columns-spanned="3" table:number-rows-spanned="1">
            <text:p>479.64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558 - 5" office:value-type="float" office:value="117.558" calcext:value-type="float" table:number-columns-spanned="3" table:number-rows-spanned="1">
            <text:p>117.558</text:p>
          </table:table-cell>
          <table:covered-table-cell table:style-name="ce8"/>
          <table:covered-table-cell table:style-name="ce9"/>
          <table:table-cell table:style-name="ce7" table:formula="of:=41.4818 - 1" office:value-type="float" office:value="40.4818" calcext:value-type="float" table:number-columns-spanned="3" table:number-rows-spanned="1">
            <text:p>40.481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57.9729 - 10" office:value-type="float" office:value="8847.9729" calcext:value-type="float" table:number-columns-spanned="3" table:number-rows-spanned="1">
            <text:p>8847.9729</text:p>
          </table:table-cell>
          <table:covered-table-cell table:style-name="ce8"/>
          <table:covered-table-cell table:style-name="ce9"/>
          <table:table-cell table:style-name="ce7" table:formula="of:=493.4523 - 10" office:value-type="float" office:value="483.4523" calcext:value-type="float" table:number-columns-spanned="3" table:number-rows-spanned="1">
            <text:p>483.45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5738 - 1" office:value-type="float" office:value="121.5738" calcext:value-type="float" table:number-columns-spanned="3" table:number-rows-spanned="1">
            <text:p>121.5738</text:p>
          </table:table-cell>
          <table:covered-table-cell table:style-name="ce8"/>
          <table:covered-table-cell table:style-name="ce9"/>
          <table:table-cell table:style-name="ce7" table:formula="of:=43.0552 - 1" office:value-type="float" office:value="42.0552" calcext:value-type="float" table:number-columns-spanned="3" table:number-rows-spanned="1">
            <text:p>42.055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88.9037 - 277" office:value-type="float" office:value="8611.9037" calcext:value-type="float" table:number-columns-spanned="3" table:number-rows-spanned="1">
            <text:p>8611.9037</text:p>
          </table:table-cell>
          <table:covered-table-cell table:style-name="ce8"/>
          <table:covered-table-cell table:style-name="ce9"/>
          <table:table-cell table:style-name="ce7" table:formula="of:=497.508 - 10" office:value-type="float" office:value="487.508" calcext:value-type="float" table:number-columns-spanned="3" table:number-rows-spanned="1">
            <text:p>487.5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7281 - 2" office:value-type="float" office:value="120.7281" calcext:value-type="float" table:number-columns-spanned="3" table:number-rows-spanned="1">
            <text:p>120.7281</text:p>
          </table:table-cell>
          <table:covered-table-cell table:style-name="ce8"/>
          <table:covered-table-cell table:style-name="ce9"/>
          <table:table-cell table:style-name="ce7" table:formula="of:=42.1253 - 1" office:value-type="float" office:value="41.1253" calcext:value-type="float" table:number-columns-spanned="3" table:number-rows-spanned="1">
            <text:p>41.12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8895.2317 - 6" office:value-type="float" office:value="8889.2317" calcext:value-type="float" table:number-columns-spanned="3" table:number-rows-spanned="1">
            <text:p>8889.2317</text:p>
          </table:table-cell>
          <table:covered-table-cell table:style-name="ce8"/>
          <table:covered-table-cell table:style-name="ce9"/>
          <table:table-cell table:style-name="ce7" table:formula="of:=500.1857 - 10" office:value-type="float" office:value="490.1857" calcext:value-type="float" table:number-columns-spanned="3" table:number-rows-spanned="1">
            <text:p>490.18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2.9975 - 2" office:value-type="float" office:value="120.9975" calcext:value-type="float" table:number-columns-spanned="3" table:number-rows-spanned="1">
            <text:p>120.9975</text:p>
          </table:table-cell>
          <table:covered-table-cell table:style-name="ce8"/>
          <table:covered-table-cell table:style-name="ce9"/>
          <table:table-cell table:style-name="ce7" table:formula="of:=43.2322 - 1" office:value-type="float" office:value="42.2322" calcext:value-type="float" table:number-columns-spanned="3" table:number-rows-spanned="1">
            <text:p>42.23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184.1107 - 309" office:value-type="float" office:value="8875.1107" calcext:value-type="float" table:number-columns-spanned="3" table:number-rows-spanned="1">
            <text:p>8875.1107</text:p>
          </table:table-cell>
          <table:covered-table-cell table:style-name="ce8"/>
          <table:covered-table-cell table:style-name="ce9"/>
          <table:table-cell table:style-name="ce7" table:formula="of:=503.9951 - 10" office:value-type="float" office:value="493.9951" calcext:value-type="float" table:number-columns-spanned="3" table:number-rows-spanned="1">
            <text:p>493.99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3.7249 - 1" office:value-type="float" office:value="122.7249" calcext:value-type="float" table:number-columns-spanned="3" table:number-rows-spanned="1">
            <text:p>122.7249</text:p>
          </table:table-cell>
          <table:covered-table-cell table:style-name="ce8"/>
          <table:covered-table-cell table:style-name="ce9"/>
          <table:table-cell table:style-name="ce7" table:formula="of:=43.303 - 1" office:value-type="float" office:value="42.303" calcext:value-type="float" table:number-columns-spanned="3" table:number-rows-spanned="1">
            <text:p>42.30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193.111 - 9" office:value-type="float" office:value="9184.111" calcext:value-type="float" table:number-columns-spanned="3" table:number-rows-spanned="1">
            <text:p>9184.111</text:p>
          </table:table-cell>
          <table:covered-table-cell table:style-name="ce8"/>
          <table:covered-table-cell table:style-name="ce9"/>
          <table:table-cell table:style-name="ce7" table:formula="of:=508.1748 - 10" office:value-type="float" office:value="498.1748" calcext:value-type="float" table:number-columns-spanned="3" table:number-rows-spanned="1">
            <text:p>498.174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5.5517 - 3" office:value-type="float" office:value="122.5517" calcext:value-type="float" table:number-columns-spanned="3" table:number-rows-spanned="1">
            <text:p>122.5517</text:p>
          </table:table-cell>
          <table:covered-table-cell table:style-name="ce8"/>
          <table:covered-table-cell table:style-name="ce9"/>
          <table:table-cell table:style-name="ce7" table:formula="of:=42.3524 - 1" office:value-type="float" office:value="41.3524" calcext:value-type="float" table:number-columns-spanned="3" table:number-rows-spanned="1">
            <text:p>41.35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206.2963 - 341" office:value-type="float" office:value="8865.2963" calcext:value-type="float" table:number-columns-spanned="3" table:number-rows-spanned="1">
            <text:p>8865.2963</text:p>
          </table:table-cell>
          <table:covered-table-cell table:style-name="ce8"/>
          <table:covered-table-cell table:style-name="ce9"/>
          <table:table-cell table:style-name="ce7" table:formula="of:=510.7261 - 10" office:value-type="float" office:value="500.7261" calcext:value-type="float" table:number-columns-spanned="3" table:number-rows-spanned="1">
            <text:p>500.72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6.1758 - 3" office:value-type="float" office:value="123.1758" calcext:value-type="float" table:number-columns-spanned="3" table:number-rows-spanned="1">
            <text:p>123.1758</text:p>
          </table:table-cell>
          <table:covered-table-cell table:style-name="ce8"/>
          <table:covered-table-cell table:style-name="ce9"/>
          <table:table-cell table:style-name="ce7" table:formula="of:=42.5302 - 1" office:value-type="float" office:value="41.5302" calcext:value-type="float" table:number-columns-spanned="3" table:number-rows-spanned="1">
            <text:p>41.53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208.409 - 2" office:value-type="float" office:value="9206.409" calcext:value-type="float" table:number-columns-spanned="3" table:number-rows-spanned="1">
            <text:p>9206.409</text:p>
          </table:table-cell>
          <table:covered-table-cell table:style-name="ce8"/>
          <table:covered-table-cell table:style-name="ce9"/>
          <table:table-cell table:style-name="ce7" table:formula="of:=514.6454 - 10" office:value-type="float" office:value="504.6454" calcext:value-type="float" table:number-columns-spanned="3" table:number-rows-spanned="1">
            <text:p>504.64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6.6068 - 1" office:value-type="float" office:value="125.6068" calcext:value-type="float" table:number-columns-spanned="3" table:number-rows-spanned="1">
            <text:p>125.6068</text:p>
          </table:table-cell>
          <table:covered-table-cell table:style-name="ce8"/>
          <table:covered-table-cell table:style-name="ce9"/>
          <table:table-cell table:style-name="ce7" table:formula="of:=43.0002 - 1" office:value-type="float" office:value="42.0002" calcext:value-type="float" table:number-columns-spanned="3" table:number-rows-spanned="1">
            <text:p>42.00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236.1822 - 323" office:value-type="float" office:value="8913.1822" calcext:value-type="float" table:number-columns-spanned="3" table:number-rows-spanned="1">
            <text:p>8913.1822</text:p>
          </table:table-cell>
          <table:covered-table-cell table:style-name="ce8"/>
          <table:covered-table-cell table:style-name="ce9"/>
          <table:table-cell table:style-name="ce7" table:formula="of:=518.5924 - 10" office:value-type="float" office:value="508.5924" calcext:value-type="float" table:number-columns-spanned="3" table:number-rows-spanned="1">
            <text:p>508.59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6.6489 - 4" office:value-type="float" office:value="122.6489" calcext:value-type="float" table:number-columns-spanned="3" table:number-rows-spanned="1">
            <text:p>122.6489</text:p>
          </table:table-cell>
          <table:covered-table-cell table:style-name="ce8"/>
          <table:covered-table-cell table:style-name="ce9"/>
          <table:table-cell table:style-name="ce7" table:formula="of:=43.1734 - 1" office:value-type="float" office:value="42.1734" calcext:value-type="float" table:number-columns-spanned="3" table:number-rows-spanned="1">
            <text:p>42.173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242.5068 - 6" office:value-type="float" office:value="9236.5068" calcext:value-type="float" table:number-columns-spanned="3" table:number-rows-spanned="1">
            <text:p>9236.5068</text:p>
          </table:table-cell>
          <table:covered-table-cell table:style-name="ce8"/>
          <table:covered-table-cell table:style-name="ce9"/>
          <table:table-cell table:style-name="ce7" table:formula="of:=521.2675 - 10" office:value-type="float" office:value="511.2675" calcext:value-type="float" table:number-columns-spanned="3" table:number-rows-spanned="1">
            <text:p>511.26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7.3068 - 5" office:value-type="float" office:value="122.3068" calcext:value-type="float" table:number-columns-spanned="3" table:number-rows-spanned="1">
            <text:p>122.3068</text:p>
          </table:table-cell>
          <table:covered-table-cell table:style-name="ce8"/>
          <table:covered-table-cell table:style-name="ce9"/>
          <table:table-cell table:style-name="ce7" table:formula="of:=43.2285 - 1" office:value-type="float" office:value="42.2285" calcext:value-type="float" table:number-columns-spanned="3" table:number-rows-spanned="1">
            <text:p>42.228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407.3411 - 203" office:value-type="float" office:value="9204.3411" calcext:value-type="float" table:number-columns-spanned="3" table:number-rows-spanned="1">
            <text:p>9204.3411</text:p>
          </table:table-cell>
          <table:covered-table-cell table:style-name="ce8"/>
          <table:covered-table-cell table:style-name="ce9"/>
          <table:table-cell table:style-name="ce7" table:formula="of:=525.1553 - 10" office:value-type="float" office:value="515.1553" calcext:value-type="float" table:number-columns-spanned="3" table:number-rows-spanned="1">
            <text:p>515.155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7.8609 - 5" office:value-type="float" office:value="122.8609" calcext:value-type="float" table:number-columns-spanned="3" table:number-rows-spanned="1">
            <text:p>122.8609</text:p>
          </table:table-cell>
          <table:covered-table-cell table:style-name="ce8"/>
          <table:covered-table-cell table:style-name="ce9"/>
          <table:table-cell table:style-name="ce7" table:formula="of:=43.2997 - 1" office:value-type="float" office:value="42.2997" calcext:value-type="float" table:number-columns-spanned="3" table:number-rows-spanned="1">
            <text:p>42.29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411.563 - 4" office:value-type="float" office:value="9407.563" calcext:value-type="float" table:number-columns-spanned="3" table:number-rows-spanned="1">
            <text:p>9407.563</text:p>
          </table:table-cell>
          <table:covered-table-cell table:style-name="ce8"/>
          <table:covered-table-cell table:style-name="ce9"/>
          <table:table-cell table:style-name="ce7" table:formula="of:=529.2222 - 10" office:value-type="float" office:value="519.2222" calcext:value-type="float" table:number-columns-spanned="3" table:number-rows-spanned="1">
            <text:p>519.222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7.9553 - 4" office:value-type="float" office:value="123.9553" calcext:value-type="float" table:number-columns-spanned="3" table:number-rows-spanned="1">
            <text:p>123.9553</text:p>
          </table:table-cell>
          <table:covered-table-cell table:style-name="ce8"/>
          <table:covered-table-cell table:style-name="ce9"/>
          <table:table-cell table:style-name="ce7" table:formula="of:=43.3422 - 1" office:value-type="float" office:value="42.3422" calcext:value-type="float" table:number-columns-spanned="3" table:number-rows-spanned="1">
            <text:p>42.34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471.1187 - 249" office:value-type="float" office:value="9222.1187" calcext:value-type="float" table:number-columns-spanned="3" table:number-rows-spanned="1">
            <text:p>9222.1187</text:p>
          </table:table-cell>
          <table:covered-table-cell table:style-name="ce8"/>
          <table:covered-table-cell table:style-name="ce9"/>
          <table:table-cell table:style-name="ce7" table:formula="of:=531.8066 - 10" office:value-type="float" office:value="521.8066" calcext:value-type="float" table:number-columns-spanned="3" table:number-rows-spanned="1">
            <text:p>521.80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9.1756 - 3" office:value-type="float" office:value="126.1756" calcext:value-type="float" table:number-columns-spanned="3" table:number-rows-spanned="1">
            <text:p>126.1756</text:p>
          </table:table-cell>
          <table:covered-table-cell table:style-name="ce8"/>
          <table:covered-table-cell table:style-name="ce9"/>
          <table:table-cell table:style-name="ce7" table:formula="of:=45.1022 - 1" office:value-type="float" office:value="44.1022" calcext:value-type="float" table:number-columns-spanned="3" table:number-rows-spanned="1">
            <text:p>44.10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481.7036 - 10" office:value-type="float" office:value="9471.7036" calcext:value-type="float" table:number-columns-spanned="3" table:number-rows-spanned="1">
            <text:p>9471.7036</text:p>
          </table:table-cell>
          <table:covered-table-cell table:style-name="ce8"/>
          <table:covered-table-cell table:style-name="ce9"/>
          <table:table-cell table:style-name="ce7" table:formula="of:=535.7806 - 10" office:value-type="float" office:value="525.7806" calcext:value-type="float" table:number-columns-spanned="3" table:number-rows-spanned="1">
            <text:p>525.78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29.7772 - 3" office:value-type="float" office:value="126.7772" calcext:value-type="float" table:number-columns-spanned="3" table:number-rows-spanned="1">
            <text:p>126.7772</text:p>
          </table:table-cell>
          <table:covered-table-cell table:style-name="ce8"/>
          <table:covered-table-cell table:style-name="ce9"/>
          <table:table-cell table:style-name="ce7" table:formula="of:=45.5723 - 1" office:value-type="float" office:value="44.5723" calcext:value-type="float" table:number-columns-spanned="3" table:number-rows-spanned="1">
            <text:p>44.572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533.062 - 115" office:value-type="float" office:value="9418.062" calcext:value-type="float" table:number-columns-spanned="3" table:number-rows-spanned="1">
            <text:p>9418.062</text:p>
          </table:table-cell>
          <table:covered-table-cell table:style-name="ce8"/>
          <table:covered-table-cell table:style-name="ce9"/>
          <table:table-cell table:style-name="ce7" table:formula="of:=539.7655 - 10" office:value-type="float" office:value="529.7655" calcext:value-type="float" table:number-columns-spanned="3" table:number-rows-spanned="1">
            <text:p>529.765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0.231 - 1" office:value-type="float" office:value="129.231" calcext:value-type="float" table:number-columns-spanned="3" table:number-rows-spanned="1">
            <text:p>129.231</text:p>
          </table:table-cell>
          <table:covered-table-cell table:style-name="ce8"/>
          <table:covered-table-cell table:style-name="ce9"/>
          <table:table-cell table:style-name="ce7" table:formula="of:=45.2186 - 1" office:value-type="float" office:value="44.2186" calcext:value-type="float" table:number-columns-spanned="3" table:number-rows-spanned="1">
            <text:p>44.218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534.0627 - 1" office:value-type="float" office:value="9533.0627" calcext:value-type="float" table:number-columns-spanned="3" table:number-rows-spanned="1">
            <text:p>9533.0627</text:p>
          </table:table-cell>
          <table:covered-table-cell table:style-name="ce8"/>
          <table:covered-table-cell table:style-name="ce9"/>
          <table:table-cell table:style-name="ce7" table:formula="of:=542.3407 - 10" office:value-type="float" office:value="532.3407" calcext:value-type="float" table:number-columns-spanned="3" table:number-rows-spanned="1">
            <text:p>532.34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0.4697 - 3" office:value-type="float" office:value="127.4697" calcext:value-type="float" table:number-columns-spanned="3" table:number-rows-spanned="1">
            <text:p>127.4697</text:p>
          </table:table-cell>
          <table:covered-table-cell table:style-name="ce8"/>
          <table:covered-table-cell table:style-name="ce9"/>
          <table:table-cell table:style-name="ce7" table:formula="of:=44.2809 - 1" office:value-type="float" office:value="43.2809" calcext:value-type="float" table:number-columns-spanned="3" table:number-rows-spanned="1">
            <text:p>43.280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584.5084 - 342" office:value-type="float" office:value="9242.5084" calcext:value-type="float" table:number-columns-spanned="3" table:number-rows-spanned="1">
            <text:p>9242.5084</text:p>
          </table:table-cell>
          <table:covered-table-cell table:style-name="ce8"/>
          <table:covered-table-cell table:style-name="ce9"/>
          <table:table-cell table:style-name="ce7" table:formula="of:=546.2485 - 10" office:value-type="float" office:value="536.2485" calcext:value-type="float" table:number-columns-spanned="3" table:number-rows-spanned="1">
            <text:p>536.24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1.0267 - 3" office:value-type="float" office:value="128.0267" calcext:value-type="float" table:number-columns-spanned="3" table:number-rows-spanned="1">
            <text:p>128.0267</text:p>
          </table:table-cell>
          <table:covered-table-cell table:style-name="ce8"/>
          <table:covered-table-cell table:style-name="ce9"/>
          <table:table-cell table:style-name="ce7" table:formula="of:=44.2933 - 1" office:value-type="float" office:value="43.2933" calcext:value-type="float" table:number-columns-spanned="3" table:number-rows-spanned="1">
            <text:p>43.293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595.0955 - 10" office:value-type="float" office:value="9585.0955" calcext:value-type="float" table:number-columns-spanned="3" table:number-rows-spanned="1">
            <text:p>9585.0955</text:p>
          </table:table-cell>
          <table:covered-table-cell table:style-name="ce8"/>
          <table:covered-table-cell table:style-name="ce9"/>
          <table:table-cell table:style-name="ce7" table:formula="of:=550.3719 - 10" office:value-type="float" office:value="540.3719" calcext:value-type="float" table:number-columns-spanned="3" table:number-rows-spanned="1">
            <text:p>540.37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1.7746 - 2" office:value-type="float" office:value="129.7746" calcext:value-type="float" table:number-columns-spanned="3" table:number-rows-spanned="1">
            <text:p>129.7746</text:p>
          </table:table-cell>
          <table:covered-table-cell table:style-name="ce8"/>
          <table:covered-table-cell table:style-name="ce9"/>
          <table:table-cell table:style-name="ce7" table:formula="of:=45.4522 - 1" office:value-type="float" office:value="44.4522" calcext:value-type="float" table:number-columns-spanned="3" table:number-rows-spanned="1">
            <text:p>44.45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659.7117 - 178" office:value-type="float" office:value="9481.7117" calcext:value-type="float" table:number-columns-spanned="3" table:number-rows-spanned="1">
            <text:p>9481.7117</text:p>
          </table:table-cell>
          <table:covered-table-cell table:style-name="ce8"/>
          <table:covered-table-cell table:style-name="ce9"/>
          <table:table-cell table:style-name="ce7" table:formula="of:=552.8559 - 10" office:value-type="float" office:value="542.8559" calcext:value-type="float" table:number-columns-spanned="3" table:number-rows-spanned="1">
            <text:p>542.855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1.9291 - 5" office:value-type="float" office:value="126.9291" calcext:value-type="float" table:number-columns-spanned="3" table:number-rows-spanned="1">
            <text:p>126.9291</text:p>
          </table:table-cell>
          <table:covered-table-cell table:style-name="ce8"/>
          <table:covered-table-cell table:style-name="ce9"/>
          <table:table-cell table:style-name="ce7" table:formula="of:=45.6262 - 1" office:value-type="float" office:value="44.6262" calcext:value-type="float" table:number-columns-spanned="3" table:number-rows-spanned="1">
            <text:p>44.62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662.7111 - 3" office:value-type="float" office:value="9659.7111" calcext:value-type="float" table:number-columns-spanned="3" table:number-rows-spanned="1">
            <text:p>9659.7111</text:p>
          </table:table-cell>
          <table:covered-table-cell table:style-name="ce8"/>
          <table:covered-table-cell table:style-name="ce9"/>
          <table:table-cell table:style-name="ce7" table:formula="of:=556.6805 - 10" office:value-type="float" office:value="546.6805" calcext:value-type="float" table:number-columns-spanned="3" table:number-rows-spanned="1">
            <text:p>546.680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2.1814 - 4" office:value-type="float" office:value="128.1814" calcext:value-type="float" table:number-columns-spanned="3" table:number-rows-spanned="1">
            <text:p>128.1814</text:p>
          </table:table-cell>
          <table:covered-table-cell table:style-name="ce8"/>
          <table:covered-table-cell table:style-name="ce9"/>
          <table:table-cell table:style-name="ce7" table:formula="of:=45.0276 - 1" office:value-type="float" office:value="44.0276" calcext:value-type="float" table:number-columns-spanned="3" table:number-rows-spanned="1">
            <text:p>44.02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747.0972 - 152" office:value-type="float" office:value="9595.0972" calcext:value-type="float" table:number-columns-spanned="3" table:number-rows-spanned="1">
            <text:p>9595.0972</text:p>
          </table:table-cell>
          <table:covered-table-cell table:style-name="ce8"/>
          <table:covered-table-cell table:style-name="ce9"/>
          <table:table-cell table:style-name="ce7" table:formula="of:=560.8372 - 10" office:value-type="float" office:value="550.8372" calcext:value-type="float" table:number-columns-spanned="3" table:number-rows-spanned="1">
            <text:p>550.83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2.5833 - 2" office:value-type="float" office:value="130.5833" calcext:value-type="float" table:number-columns-spanned="3" table:number-rows-spanned="1">
            <text:p>130.5833</text:p>
          </table:table-cell>
          <table:covered-table-cell table:style-name="ce8"/>
          <table:covered-table-cell table:style-name="ce9"/>
          <table:table-cell table:style-name="ce7" table:formula="of:=46.269 - 1" office:value-type="float" office:value="45.269" calcext:value-type="float" table:number-columns-spanned="3" table:number-rows-spanned="1">
            <text:p>45.2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748.0976 - 1" office:value-type="float" office:value="9747.0976" calcext:value-type="float" table:number-columns-spanned="3" table:number-rows-spanned="1">
            <text:p>9747.0976</text:p>
          </table:table-cell>
          <table:covered-table-cell table:style-name="ce8"/>
          <table:covered-table-cell table:style-name="ce9"/>
          <table:table-cell table:style-name="ce7" table:formula="of:=658.6808 - 102" office:value-type="float" office:value="556.6808" calcext:value-type="float" table:number-columns-spanned="3" table:number-rows-spanned="1">
            <text:p>556.68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2.9805 - 1" office:value-type="float" office:value="131.9805" calcext:value-type="float" table:number-columns-spanned="3" table:number-rows-spanned="1">
            <text:p>131.9805</text:p>
          </table:table-cell>
          <table:covered-table-cell table:style-name="ce8"/>
          <table:covered-table-cell table:style-name="ce9"/>
          <table:table-cell table:style-name="ce7" table:formula="of:=46.328 - 1" office:value-type="float" office:value="45.328" calcext:value-type="float" table:number-columns-spanned="3" table:number-rows-spanned="1">
            <text:p>45.3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858.0641 - 324" office:value-type="float" office:value="9534.0641" calcext:value-type="float" table:number-columns-spanned="3" table:number-rows-spanned="1">
            <text:p>9534.0641</text:p>
          </table:table-cell>
          <table:covered-table-cell table:style-name="ce8"/>
          <table:covered-table-cell table:style-name="ce9"/>
          <table:table-cell table:style-name="ce7" table:formula="of:=659.6186 - 101" office:value-type="float" office:value="558.6186" calcext:value-type="float" table:number-columns-spanned="3" table:number-rows-spanned="1">
            <text:p>558.61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4.4656 - 4" office:value-type="float" office:value="130.4656" calcext:value-type="float" table:number-columns-spanned="3" table:number-rows-spanned="1">
            <text:p>130.4656</text:p>
          </table:table-cell>
          <table:covered-table-cell table:style-name="ce8"/>
          <table:covered-table-cell table:style-name="ce9"/>
          <table:table-cell table:style-name="ce7" table:formula="of:=45.3328 - 1" office:value-type="float" office:value="44.3328" calcext:value-type="float" table:number-columns-spanned="3" table:number-rows-spanned="1">
            <text:p>44.33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866.5201 - 8" office:value-type="float" office:value="9858.5201" calcext:value-type="float" table:number-columns-spanned="3" table:number-rows-spanned="1">
            <text:p>9858.5201</text:p>
          </table:table-cell>
          <table:covered-table-cell table:style-name="ce8"/>
          <table:covered-table-cell table:style-name="ce9"/>
          <table:table-cell table:style-name="ce7" table:formula="of:=669.4549 - 103" office:value-type="float" office:value="566.4549" calcext:value-type="float" table:number-columns-spanned="3" table:number-rows-spanned="1">
            <text:p>566.45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5.0243 - 4" office:value-type="float" office:value="131.0243" calcext:value-type="float" table:number-columns-spanned="3" table:number-rows-spanned="1">
            <text:p>131.0243</text:p>
          </table:table-cell>
          <table:covered-table-cell table:style-name="ce8"/>
          <table:covered-table-cell table:style-name="ce9"/>
          <table:table-cell table:style-name="ce7" table:formula="of:=45.3632 - 1" office:value-type="float" office:value="44.3632" calcext:value-type="float" table:number-columns-spanned="3" table:number-rows-spanned="1">
            <text:p>44.36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988.7126 - 326" office:value-type="float" office:value="9662.7126" calcext:value-type="float" table:number-columns-spanned="3" table:number-rows-spanned="1">
            <text:p>9662.7126</text:p>
          </table:table-cell>
          <table:covered-table-cell table:style-name="ce8"/>
          <table:covered-table-cell table:style-name="ce9"/>
          <table:table-cell table:style-name="ce7" table:formula="of:=762.7304 - 104" office:value-type="float" office:value="658.7304" calcext:value-type="float" table:number-columns-spanned="3" table:number-rows-spanned="1">
            <text:p>658.730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5.0967 - 2" office:value-type="float" office:value="133.0967" calcext:value-type="float" table:number-columns-spanned="3" table:number-rows-spanned="1">
            <text:p>133.0967</text:p>
          </table:table-cell>
          <table:covered-table-cell table:style-name="ce8"/>
          <table:covered-table-cell table:style-name="ce9"/>
          <table:table-cell table:style-name="ce7" table:formula="of:=45.5992 - 1" office:value-type="float" office:value="44.5992" calcext:value-type="float" table:number-columns-spanned="3" table:number-rows-spanned="1">
            <text:p>44.599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9993.7121 - 5" office:value-type="float" office:value="9988.7121" calcext:value-type="float" table:number-columns-spanned="3" table:number-rows-spanned="1">
            <text:p>9988.7121</text:p>
          </table:table-cell>
          <table:covered-table-cell table:style-name="ce8"/>
          <table:covered-table-cell table:style-name="ce9"/>
          <table:table-cell table:style-name="ce7" table:formula="of:=770.2696 - 105" office:value-type="float" office:value="665.2696" calcext:value-type="float" table:number-columns-spanned="3" table:number-rows-spanned="1">
            <text:p>665.269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5.5178 - 1" office:value-type="float" office:value="134.5178" calcext:value-type="float" table:number-columns-spanned="3" table:number-rows-spanned="1">
            <text:p>134.5178</text:p>
          </table:table-cell>
          <table:covered-table-cell table:style-name="ce8"/>
          <table:covered-table-cell table:style-name="ce9"/>
          <table:table-cell table:style-name="ce7" table:formula="of:=46.066 - 1" office:value-type="float" office:value="45.066" calcext:value-type="float" table:number-columns-spanned="3" table:number-rows-spanned="1">
            <text:p>45.0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024.5218 - 158" office:value-type="float" office:value="9866.5218" calcext:value-type="float" table:number-columns-spanned="3" table:number-rows-spanned="1">
            <text:p>9866.5218</text:p>
          </table:table-cell>
          <table:covered-table-cell table:style-name="ce8"/>
          <table:covered-table-cell table:style-name="ce9"/>
          <table:table-cell table:style-name="ce7" table:formula="of:=775.6215 - 106" office:value-type="float" office:value="669.6215" calcext:value-type="float" table:number-columns-spanned="3" table:number-rows-spanned="1">
            <text:p>669.621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5.7545 - 3" office:value-type="float" office:value="132.7545" calcext:value-type="float" table:number-columns-spanned="3" table:number-rows-spanned="1">
            <text:p>132.7545</text:p>
          </table:table-cell>
          <table:covered-table-cell table:style-name="ce8"/>
          <table:covered-table-cell table:style-name="ce9"/>
          <table:table-cell table:style-name="ce7" table:formula="of:=48.2129 - 1" office:value-type="float" office:value="47.2129" calcext:value-type="float" table:number-columns-spanned="3" table:number-rows-spanned="1">
            <text:p>47.212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031.5221 - 7" office:value-type="float" office:value="10024.5221" calcext:value-type="float" table:number-columns-spanned="3" table:number-rows-spanned="1">
            <text:p>10024.5221</text:p>
          </table:table-cell>
          <table:covered-table-cell table:style-name="ce8"/>
          <table:covered-table-cell table:style-name="ce9"/>
          <table:table-cell table:style-name="ce7" table:formula="of:=875.667 - 107" office:value-type="float" office:value="768.667" calcext:value-type="float" table:number-columns-spanned="3" table:number-rows-spanned="1">
            <text:p>768.6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6.1539 - 1" office:value-type="float" office:value="135.1539" calcext:value-type="float" table:number-columns-spanned="3" table:number-rows-spanned="1">
            <text:p>135.1539</text:p>
          </table:table-cell>
          <table:covered-table-cell table:style-name="ce8"/>
          <table:covered-table-cell table:style-name="ce9"/>
          <table:table-cell table:style-name="ce7" table:formula="of:=48.272 - 1" office:value-type="float" office:value="47.272" calcext:value-type="float" table:number-columns-spanned="3" table:number-rows-spanned="1">
            <text:p>47.2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114.6371 - 347" office:value-type="float" office:value="9767.6371" calcext:value-type="float" table:number-columns-spanned="3" table:number-rows-spanned="1">
            <text:p>9767.6371</text:p>
          </table:table-cell>
          <table:covered-table-cell table:style-name="ce8"/>
          <table:covered-table-cell table:style-name="ce9"/>
          <table:table-cell table:style-name="ce7" table:formula="of:=878.4331 - 108" office:value-type="float" office:value="770.4331" calcext:value-type="float" table:number-columns-spanned="3" table:number-rows-spanned="1">
            <text:p>770.433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6.4066 - 4" office:value-type="float" office:value="132.4066" calcext:value-type="float" table:number-columns-spanned="3" table:number-rows-spanned="1">
            <text:p>132.4066</text:p>
          </table:table-cell>
          <table:covered-table-cell table:style-name="ce8"/>
          <table:covered-table-cell table:style-name="ce9"/>
          <table:table-cell table:style-name="ce7" table:formula="of:=47.4349 - 1" office:value-type="float" office:value="46.4349" calcext:value-type="float" table:number-columns-spanned="3" table:number-rows-spanned="1">
            <text:p>46.43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119.6354 - 5" office:value-type="float" office:value="10114.6354" calcext:value-type="float" table:number-columns-spanned="3" table:number-rows-spanned="1">
            <text:p>10114.6354</text:p>
          </table:table-cell>
          <table:covered-table-cell table:style-name="ce8"/>
          <table:covered-table-cell table:style-name="ce9"/>
          <table:table-cell table:style-name="ce7" table:formula="of:=890.4514 - 109" office:value-type="float" office:value="781.4514" calcext:value-type="float" table:number-columns-spanned="3" table:number-rows-spanned="1">
            <text:p>781.45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6.7738 - 5" office:value-type="float" office:value="131.7738" calcext:value-type="float" table:number-columns-spanned="3" table:number-rows-spanned="1">
            <text:p>131.7738</text:p>
          </table:table-cell>
          <table:covered-table-cell table:style-name="ce8"/>
          <table:covered-table-cell table:style-name="ce9"/>
          <table:table-cell table:style-name="ce7" table:formula="of:=48.2643 - 1" office:value-type="float" office:value="47.2643" calcext:value-type="float" table:number-columns-spanned="3" table:number-rows-spanned="1">
            <text:p>47.26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175.7138 - 182" office:value-type="float" office:value="9993.7138" calcext:value-type="float" table:number-columns-spanned="3" table:number-rows-spanned="1">
            <text:p>9993.7138</text:p>
          </table:table-cell>
          <table:covered-table-cell table:style-name="ce8"/>
          <table:covered-table-cell table:style-name="ce9"/>
          <table:table-cell table:style-name="ce7" table:formula="of:=985.7288 - 110" office:value-type="float" office:value="875.7288" calcext:value-type="float" table:number-columns-spanned="3" table:number-rows-spanned="1">
            <text:p>875.72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8.1535 - 2" office:value-type="float" office:value="136.1535" calcext:value-type="float" table:number-columns-spanned="3" table:number-rows-spanned="1">
            <text:p>136.1535</text:p>
          </table:table-cell>
          <table:covered-table-cell table:style-name="ce8"/>
          <table:covered-table-cell table:style-name="ce9"/>
          <table:table-cell table:style-name="ce7" table:formula="of:=46.5887 - 1" office:value-type="float" office:value="45.5887" calcext:value-type="float" table:number-columns-spanned="3" table:number-rows-spanned="1">
            <text:p>45.588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186.313 - 10" office:value-type="float" office:value="10176.313" calcext:value-type="float" table:number-columns-spanned="3" table:number-rows-spanned="1">
            <text:p>10176.313</text:p>
          </table:table-cell>
          <table:covered-table-cell table:style-name="ce8"/>
          <table:covered-table-cell table:style-name="ce9"/>
          <table:table-cell table:style-name="ce7" table:formula="of:=995.4664 - 111" office:value-type="float" office:value="884.4664" calcext:value-type="float" table:number-columns-spanned="3" table:number-rows-spanned="1">
            <text:p>884.46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8.5277 - 2" office:value-type="float" office:value="136.5277" calcext:value-type="float" table:number-columns-spanned="3" table:number-rows-spanned="1">
            <text:p>136.5277</text:p>
          </table:table-cell>
          <table:covered-table-cell table:style-name="ce8"/>
          <table:covered-table-cell table:style-name="ce9"/>
          <table:table-cell table:style-name="ce7" table:formula="of:=47.1118 - 1" office:value-type="float" office:value="46.1118" calcext:value-type="float" table:number-columns-spanned="3" table:number-rows-spanned="1">
            <text:p>46.111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273.5234 - 242" office:value-type="float" office:value="10031.5234" calcext:value-type="float" table:number-columns-spanned="3" table:number-rows-spanned="1">
            <text:p>10031.5234</text:p>
          </table:table-cell>
          <table:covered-table-cell table:style-name="ce8"/>
          <table:covered-table-cell table:style-name="ce9"/>
          <table:table-cell table:style-name="ce7" table:formula="of:=1002.4472 - 112" office:value-type="float" office:value="890.4472" calcext:value-type="float" table:number-columns-spanned="3" table:number-rows-spanned="1">
            <text:p>890.44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8.9258 - 3" office:value-type="float" office:value="135.9258" calcext:value-type="float" table:number-columns-spanned="3" table:number-rows-spanned="1">
            <text:p>135.9258</text:p>
          </table:table-cell>
          <table:covered-table-cell table:style-name="ce8"/>
          <table:covered-table-cell table:style-name="ce9"/>
          <table:table-cell table:style-name="ce7" table:formula="of:=47.1705 - 1" office:value-type="float" office:value="46.1705" calcext:value-type="float" table:number-columns-spanned="3" table:number-rows-spanned="1">
            <text:p>46.170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279.8558 - 6" office:value-type="float" office:value="10273.8558" calcext:value-type="float" table:number-columns-spanned="3" table:number-rows-spanned="1">
            <text:p>10273.8558</text:p>
          </table:table-cell>
          <table:covered-table-cell table:style-name="ce8"/>
          <table:covered-table-cell table:style-name="ce9"/>
          <table:table-cell table:style-name="ce7" table:formula="of:=1104.9436 - 113" office:value-type="float" office:value="991.9436" calcext:value-type="float" table:number-columns-spanned="3" table:number-rows-spanned="1">
            <text:p>991.943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9.5172 - 4" office:value-type="float" office:value="135.5172" calcext:value-type="float" table:number-columns-spanned="3" table:number-rows-spanned="1">
            <text:p>135.5172</text:p>
          </table:table-cell>
          <table:covered-table-cell table:style-name="ce8"/>
          <table:covered-table-cell table:style-name="ce9"/>
          <table:table-cell table:style-name="ce7" table:formula="of:=47.2277 - 1" office:value-type="float" office:value="46.2277" calcext:value-type="float" table:number-columns-spanned="3" table:number-rows-spanned="1">
            <text:p>46.227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343.6959 - 149" office:value-type="float" office:value="10194.6959" calcext:value-type="float" table:number-columns-spanned="3" table:number-rows-spanned="1">
            <text:p>10194.6959</text:p>
          </table:table-cell>
          <table:covered-table-cell table:style-name="ce8"/>
          <table:covered-table-cell table:style-name="ce9"/>
          <table:table-cell table:style-name="ce7" table:formula="of:=1109.3734 - 114" office:value-type="float" office:value="995.3734" calcext:value-type="float" table:number-columns-spanned="3" table:number-rows-spanned="1">
            <text:p>995.37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39.9235 - 1" office:value-type="float" office:value="138.9235" calcext:value-type="float" table:number-columns-spanned="3" table:number-rows-spanned="1">
            <text:p>138.9235</text:p>
          </table:table-cell>
          <table:covered-table-cell table:style-name="ce8"/>
          <table:covered-table-cell table:style-name="ce9"/>
          <table:table-cell table:style-name="ce7" table:formula="of:=47.3527 - 1" office:value-type="float" office:value="46.3527" calcext:value-type="float" table:number-columns-spanned="3" table:number-rows-spanned="1">
            <text:p>46.352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352.1399 - 8" office:value-type="float" office:value="10344.1399" calcext:value-type="float" table:number-columns-spanned="3" table:number-rows-spanned="1">
            <text:p>10344.1399</text:p>
          </table:table-cell>
          <table:covered-table-cell table:style-name="ce8"/>
          <table:covered-table-cell table:style-name="ce9"/>
          <table:table-cell table:style-name="ce7" table:formula="of:=1123.8149 - 115" office:value-type="float" office:value="1008.8149" calcext:value-type="float" table:number-columns-spanned="3" table:number-rows-spanned="1">
            <text:p>1008.81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0.0212 - 5" office:value-type="float" office:value="135.0212" calcext:value-type="float" table:number-columns-spanned="3" table:number-rows-spanned="1">
            <text:p>135.0212</text:p>
          </table:table-cell>
          <table:covered-table-cell table:style-name="ce8"/>
          <table:covered-table-cell table:style-name="ce9"/>
          <table:table-cell table:style-name="ce7" table:formula="of:=47.3965 - 1" office:value-type="float" office:value="46.3965" calcext:value-type="float" table:number-columns-spanned="3" table:number-rows-spanned="1">
            <text:p>46.396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466.7627 - 329" office:value-type="float" office:value="10137.7627" calcext:value-type="float" table:number-columns-spanned="3" table:number-rows-spanned="1">
            <text:p>10137.7627</text:p>
          </table:table-cell>
          <table:covered-table-cell table:style-name="ce8"/>
          <table:covered-table-cell table:style-name="ce9"/>
          <table:table-cell table:style-name="ce7" table:formula="of:=1220.8314 - 116" office:value-type="float" office:value="1104.8314" calcext:value-type="float" table:number-columns-spanned="3" table:number-rows-spanned="1">
            <text:p>1104.83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1.698 - 3" office:value-type="float" office:value="138.698" calcext:value-type="float" table:number-columns-spanned="3" table:number-rows-spanned="1">
            <text:p>138.698</text:p>
          </table:table-cell>
          <table:covered-table-cell table:style-name="ce8"/>
          <table:covered-table-cell table:style-name="ce9"/>
          <table:table-cell table:style-name="ce7" table:formula="of:=47.574 - 1" office:value-type="float" office:value="46.574" calcext:value-type="float" table:number-columns-spanned="3" table:number-rows-spanned="1">
            <text:p>46.5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470.9796 - 4" office:value-type="float" office:value="10466.9796" calcext:value-type="float" table:number-columns-spanned="3" table:number-rows-spanned="1">
            <text:p>10466.9796</text:p>
          </table:table-cell>
          <table:covered-table-cell table:style-name="ce8"/>
          <table:covered-table-cell table:style-name="ce9"/>
          <table:table-cell table:style-name="ce7" table:formula="of:=1232.9286 - 117" office:value-type="float" office:value="1115.9286" calcext:value-type="float" table:number-columns-spanned="3" table:number-rows-spanned="1">
            <text:p>1115.92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2.057 - 5" office:value-type="float" office:value="137.057" calcext:value-type="float" table:number-columns-spanned="3" table:number-rows-spanned="1">
            <text:p>137.057</text:p>
          </table:table-cell>
          <table:covered-table-cell table:style-name="ce8"/>
          <table:covered-table-cell table:style-name="ce9"/>
          <table:table-cell table:style-name="ce7" table:formula="of:=49.796 - 1" office:value-type="float" office:value="48.796" calcext:value-type="float" table:number-columns-spanned="3" table:number-rows-spanned="1">
            <text:p>48.79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592.981 - 122" office:value-type="float" office:value="10470.981" calcext:value-type="float" table:number-columns-spanned="3" table:number-rows-spanned="1">
            <text:p>10470.981</text:p>
          </table:table-cell>
          <table:covered-table-cell table:style-name="ce8"/>
          <table:covered-table-cell table:style-name="ce9"/>
          <table:table-cell table:style-name="ce7" table:formula="of:=1241.8387 - 118" office:value-type="float" office:value="1123.8387" calcext:value-type="float" table:number-columns-spanned="3" table:number-rows-spanned="1">
            <text:p>1123.83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2.3807 - 4" office:value-type="float" office:value="138.3807" calcext:value-type="float" table:number-columns-spanned="3" table:number-rows-spanned="1">
            <text:p>138.3807</text:p>
          </table:table-cell>
          <table:covered-table-cell table:style-name="ce8"/>
          <table:covered-table-cell table:style-name="ce9"/>
          <table:table-cell table:style-name="ce7" table:formula="of:=49.2517 - 1" office:value-type="float" office:value="48.2517" calcext:value-type="float" table:number-columns-spanned="3" table:number-rows-spanned="1">
            <text:p>48.251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597.9825 - 5" office:value-type="float" office:value="10592.9825" calcext:value-type="float" table:number-columns-spanned="3" table:number-rows-spanned="1">
            <text:p>10592.9825</text:p>
          </table:table-cell>
          <table:covered-table-cell table:style-name="ce8"/>
          <table:covered-table-cell table:style-name="ce9"/>
          <table:table-cell table:style-name="ce7" table:formula="of:=1346.5374 - 119" office:value-type="float" office:value="1227.5374" calcext:value-type="float" table:number-columns-spanned="3" table:number-rows-spanned="1">
            <text:p>1227.537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3.7414 - 4" office:value-type="float" office:value="139.7414" calcext:value-type="float" table:number-columns-spanned="3" table:number-rows-spanned="1">
            <text:p>139.7414</text:p>
          </table:table-cell>
          <table:covered-table-cell table:style-name="ce8"/>
          <table:covered-table-cell table:style-name="ce9"/>
          <table:table-cell table:style-name="ce7" table:formula="of:=48.2162 - 1" office:value-type="float" office:value="47.2162" calcext:value-type="float" table:number-columns-spanned="3" table:number-rows-spanned="1">
            <text:p>47.21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600.1412 - 248" office:value-type="float" office:value="10352.1412" calcext:value-type="float" table:number-columns-spanned="3" table:number-rows-spanned="1">
            <text:p>10352.1412</text:p>
          </table:table-cell>
          <table:covered-table-cell table:style-name="ce8"/>
          <table:covered-table-cell table:style-name="ce9"/>
          <table:table-cell table:style-name="ce7" table:formula="of:=1352.8166 - 120" office:value-type="float" office:value="1232.8166" calcext:value-type="float" table:number-columns-spanned="3" table:number-rows-spanned="1">
            <text:p>1232.81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4.053 - 2" office:value-type="float" office:value="142.053" calcext:value-type="float" table:number-columns-spanned="3" table:number-rows-spanned="1">
            <text:p>142.053</text:p>
          </table:table-cell>
          <table:covered-table-cell table:style-name="ce8"/>
          <table:covered-table-cell table:style-name="ce9"/>
          <table:table-cell table:style-name="ce7" table:formula="of:=48.4022 - 1" office:value-type="float" office:value="47.4022" calcext:value-type="float" table:number-columns-spanned="3" table:number-rows-spanned="1">
            <text:p>47.40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602.249 - 2" office:value-type="float" office:value="10600.249" calcext:value-type="float" table:number-columns-spanned="3" table:number-rows-spanned="1">
            <text:p>10600.249</text:p>
          </table:table-cell>
          <table:covered-table-cell table:style-name="ce8"/>
          <table:covered-table-cell table:style-name="ce9"/>
          <table:table-cell table:style-name="ce7" table:formula="of:=1369.542 - 121" office:value-type="float" office:value="1248.542" calcext:value-type="float" table:number-columns-spanned="3" table:number-rows-spanned="1">
            <text:p>1248.5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4.1517 - 4" office:value-type="float" office:value="140.1517" calcext:value-type="float" table:number-columns-spanned="3" table:number-rows-spanned="1">
            <text:p>140.1517</text:p>
          </table:table-cell>
          <table:covered-table-cell table:style-name="ce8"/>
          <table:covered-table-cell table:style-name="ce9"/>
          <table:table-cell table:style-name="ce7" table:formula="of:=48.442 - 1" office:value-type="float" office:value="47.442" calcext:value-type="float" table:number-columns-spanned="3" table:number-rows-spanned="1">
            <text:p>47.44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608.0943 - 311" office:value-type="float" office:value="10297.0943" calcext:value-type="float" table:number-columns-spanned="3" table:number-rows-spanned="1">
            <text:p>10297.0943</text:p>
          </table:table-cell>
          <table:covered-table-cell table:style-name="ce8"/>
          <table:covered-table-cell table:style-name="ce9"/>
          <table:table-cell table:style-name="ce7" table:formula="of:=1468.4533 - 122" office:value-type="float" office:value="1346.4533" calcext:value-type="float" table:number-columns-spanned="3" table:number-rows-spanned="1">
            <text:p>1346.45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4.2426 - 4" office:value-type="float" office:value="140.2426" calcext:value-type="float" table:number-columns-spanned="3" table:number-rows-spanned="1">
            <text:p>140.2426</text:p>
          </table:table-cell>
          <table:covered-table-cell table:style-name="ce8"/>
          <table:covered-table-cell table:style-name="ce9"/>
          <table:table-cell table:style-name="ce7" table:formula="of:=49.7216 - 1" office:value-type="float" office:value="48.7216" calcext:value-type="float" table:number-columns-spanned="3" table:number-rows-spanned="1">
            <text:p>48.721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610.2037 - 2" office:value-type="float" office:value="10608.2037" calcext:value-type="float" table:number-columns-spanned="3" table:number-rows-spanned="1">
            <text:p>10608.2037</text:p>
          </table:table-cell>
          <table:covered-table-cell table:style-name="ce8"/>
          <table:covered-table-cell table:style-name="ce9"/>
          <table:table-cell table:style-name="ce7" table:formula="of:=1482.6781 - 123" office:value-type="float" office:value="1359.6781" calcext:value-type="float" table:number-columns-spanned="3" table:number-rows-spanned="1">
            <text:p>1359.67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5.2057 - 1" office:value-type="float" office:value="144.2057" calcext:value-type="float" table:number-columns-spanned="3" table:number-rows-spanned="1">
            <text:p>144.2057</text:p>
          </table:table-cell>
          <table:covered-table-cell table:style-name="ce8"/>
          <table:covered-table-cell table:style-name="ce9"/>
          <table:table-cell table:style-name="ce7" table:formula="of:=50.2485 - 1" office:value-type="float" office:value="49.2485" calcext:value-type="float" table:number-columns-spanned="3" table:number-rows-spanned="1">
            <text:p>49.248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774.2047 - 164" office:value-type="float" office:value="10610.2047" calcext:value-type="float" table:number-columns-spanned="3" table:number-rows-spanned="1">
            <text:p>10610.2047</text:p>
          </table:table-cell>
          <table:covered-table-cell table:style-name="ce8"/>
          <table:covered-table-cell table:style-name="ce9"/>
          <table:table-cell table:style-name="ce7" table:formula="of:=1493.3752 - 124" office:value-type="float" office:value="1369.3752" calcext:value-type="float" table:number-columns-spanned="3" table:number-rows-spanned="1">
            <text:p>1369.375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5.7394 - 2" office:value-type="float" office:value="143.7394" calcext:value-type="float" table:number-columns-spanned="3" table:number-rows-spanned="1">
            <text:p>143.7394</text:p>
          </table:table-cell>
          <table:covered-table-cell table:style-name="ce8"/>
          <table:covered-table-cell table:style-name="ce9"/>
          <table:table-cell table:style-name="ce7" table:formula="of:=49.2071 - 1" office:value-type="float" office:value="48.2071" calcext:value-type="float" table:number-columns-spanned="3" table:number-rows-spanned="1">
            <text:p>48.207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775.206 - 1" office:value-type="float" office:value="10774.206" calcext:value-type="float" table:number-columns-spanned="3" table:number-rows-spanned="1">
            <text:p>10774.206</text:p>
          </table:table-cell>
          <table:covered-table-cell table:style-name="ce8"/>
          <table:covered-table-cell table:style-name="ce9"/>
          <table:table-cell table:style-name="ce7" table:formula="of:=1600.2764 - 125" office:value-type="float" office:value="1475.2764" calcext:value-type="float" table:number-columns-spanned="3" table:number-rows-spanned="1">
            <text:p>1475.27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6.1686 - 2" office:value-type="float" office:value="144.1686" calcext:value-type="float" table:number-columns-spanned="3" table:number-rows-spanned="1">
            <text:p>144.1686</text:p>
          </table:table-cell>
          <table:covered-table-cell table:style-name="ce8"/>
          <table:covered-table-cell table:style-name="ce9"/>
          <table:table-cell table:style-name="ce7" table:formula="of:=50.9138 - 1" office:value-type="float" office:value="49.9138" calcext:value-type="float" table:number-columns-spanned="3" table:number-rows-spanned="1">
            <text:p>49.91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814.2509 - 212" office:value-type="float" office:value="10602.2509" calcext:value-type="float" table:number-columns-spanned="3" table:number-rows-spanned="1">
            <text:p>10602.2509</text:p>
          </table:table-cell>
          <table:covered-table-cell table:style-name="ce8"/>
          <table:covered-table-cell table:style-name="ce9"/>
          <table:table-cell table:style-name="ce7" table:formula="of:=1608.6777 - 126" office:value-type="float" office:value="1482.6777" calcext:value-type="float" table:number-columns-spanned="3" table:number-rows-spanned="1">
            <text:p>1482.67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6.2636 - 1" office:value-type="float" office:value="145.2636" calcext:value-type="float" table:number-columns-spanned="3" table:number-rows-spanned="1">
            <text:p>145.2636</text:p>
          </table:table-cell>
          <table:covered-table-cell table:style-name="ce8"/>
          <table:covered-table-cell table:style-name="ce9"/>
          <table:table-cell table:style-name="ce7" table:formula="of:=49.4524 - 1" office:value-type="float" office:value="48.4524" calcext:value-type="float" table:number-columns-spanned="3" table:number-rows-spanned="1">
            <text:p>48.45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818.4757 - 4" office:value-type="float" office:value="10814.4757" calcext:value-type="float" table:number-columns-spanned="3" table:number-rows-spanned="1">
            <text:p>10814.4757</text:p>
          </table:table-cell>
          <table:covered-table-cell table:style-name="ce8"/>
          <table:covered-table-cell table:style-name="ce9"/>
          <table:table-cell table:style-name="ce7" table:formula="of:=1627.4361 - 127" office:value-type="float" office:value="1500.4361" calcext:value-type="float" table:number-columns-spanned="3" table:number-rows-spanned="1">
            <text:p>1500.43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6.3768 - 4" office:value-type="float" office:value="142.3768" calcext:value-type="float" table:number-columns-spanned="3" table:number-rows-spanned="1">
            <text:p>142.3768</text:p>
          </table:table-cell>
          <table:covered-table-cell table:style-name="ce8"/>
          <table:covered-table-cell table:style-name="ce9"/>
          <table:table-cell table:style-name="ce7" table:formula="of:=49.4922 - 1" office:value-type="float" office:value="48.4922" calcext:value-type="float" table:number-columns-spanned="3" table:number-rows-spanned="1">
            <text:p>48.49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936.9713 - 321" office:value-type="float" office:value="10615.9713" calcext:value-type="float" table:number-columns-spanned="3" table:number-rows-spanned="1">
            <text:p>10615.9713</text:p>
          </table:table-cell>
          <table:covered-table-cell table:style-name="ce8"/>
          <table:covered-table-cell table:style-name="ce9"/>
          <table:table-cell table:style-name="ce7" table:formula="of:=1728.409 - 128" office:value-type="float" office:value="1600.409" calcext:value-type="float" table:number-columns-spanned="3" table:number-rows-spanned="1">
            <text:p>1600.40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6.696 - 5" office:value-type="float" office:value="141.696" calcext:value-type="float" table:number-columns-spanned="3" table:number-rows-spanned="1">
            <text:p>141.696</text:p>
          </table:table-cell>
          <table:covered-table-cell table:style-name="ce8"/>
          <table:covered-table-cell table:style-name="ce9"/>
          <table:table-cell table:style-name="ce7" table:formula="of:=49.6143 - 1" office:value-type="float" office:value="48.6143" calcext:value-type="float" table:number-columns-spanned="3" table:number-rows-spanned="1">
            <text:p>48.61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941.9692 - 5" office:value-type="float" office:value="10936.9692" calcext:value-type="float" table:number-columns-spanned="3" table:number-rows-spanned="1">
            <text:p>10936.9692</text:p>
          </table:table-cell>
          <table:covered-table-cell table:style-name="ce8"/>
          <table:covered-table-cell table:style-name="ce9"/>
          <table:table-cell table:style-name="ce7" table:formula="of:=1744.854 - 129" office:value-type="float" office:value="1615.854" calcext:value-type="float" table:number-columns-spanned="3" table:number-rows-spanned="1">
            <text:p>1615.8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7.239 - 3" office:value-type="float" office:value="144.239" calcext:value-type="float" table:number-columns-spanned="3" table:number-rows-spanned="1">
            <text:p>144.239</text:p>
          </table:table-cell>
          <table:covered-table-cell table:style-name="ce8"/>
          <table:covered-table-cell table:style-name="ce9"/>
          <table:table-cell table:style-name="ce7" table:formula="of:=51.243 - 1" office:value-type="float" office:value="50.243" calcext:value-type="float" table:number-columns-spanned="3" table:number-rows-spanned="1">
            <text:p>50.2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981.2071 - 206" office:value-type="float" office:value="10775.2071" calcext:value-type="float" table:number-columns-spanned="3" table:number-rows-spanned="1">
            <text:p>10775.2071</text:p>
          </table:table-cell>
          <table:covered-table-cell table:style-name="ce8"/>
          <table:covered-table-cell table:style-name="ce9"/>
          <table:table-cell table:style-name="ce7" table:formula="of:=1757.4257 - 130" office:value-type="float" office:value="1627.4257" calcext:value-type="float" table:number-columns-spanned="3" table:number-rows-spanned="1">
            <text:p>1627.42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7.3719 - 1" office:value-type="float" office:value="146.3719" calcext:value-type="float" table:number-columns-spanned="3" table:number-rows-spanned="1">
            <text:p>146.3719</text:p>
          </table:table-cell>
          <table:covered-table-cell table:style-name="ce8"/>
          <table:covered-table-cell table:style-name="ce9"/>
          <table:table-cell table:style-name="ce7" table:formula="of:=50.1941 - 1" office:value-type="float" office:value="49.1941" calcext:value-type="float" table:number-columns-spanned="3" table:number-rows-spanned="1">
            <text:p>49.19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0984.2063 - 3" office:value-type="float" office:value="10981.2063" calcext:value-type="float" table:number-columns-spanned="3" table:number-rows-spanned="1">
            <text:p>10981.2063</text:p>
          </table:table-cell>
          <table:covered-table-cell table:style-name="ce8"/>
          <table:covered-table-cell table:style-name="ce9"/>
          <table:table-cell table:style-name="ce7" table:formula="of:=1866.7088 - 131" office:value-type="float" office:value="1735.7088" calcext:value-type="float" table:number-columns-spanned="3" table:number-rows-spanned="1">
            <text:p>1735.70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48.7376 - 3" office:value-type="float" office:value="145.7376" calcext:value-type="float" table:number-columns-spanned="3" table:number-rows-spanned="1">
            <text:p>145.7376</text:p>
          </table:table-cell>
          <table:covered-table-cell table:style-name="ce8"/>
          <table:covered-table-cell table:style-name="ce9"/>
          <table:table-cell table:style-name="ce7" table:formula="of:=52.3354 - 1" office:value-type="float" office:value="51.3354" calcext:value-type="float" table:number-columns-spanned="3" table:number-rows-spanned="1">
            <text:p>51.33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085.6685 - 253" office:value-type="float" office:value="10832.6685" calcext:value-type="float" table:number-columns-spanned="3" table:number-rows-spanned="1">
            <text:p>10832.6685</text:p>
          </table:table-cell>
          <table:covered-table-cell table:style-name="ce8"/>
          <table:covered-table-cell table:style-name="ce9"/>
          <table:table-cell table:style-name="ce7" table:formula="of:=1876.8403 - 132" office:value-type="float" office:value="1744.8403" calcext:value-type="float" table:number-columns-spanned="3" table:number-rows-spanned="1">
            <text:p>1744.84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0.1669 - 4" office:value-type="float" office:value="146.1669" calcext:value-type="float" table:number-columns-spanned="3" table:number-rows-spanned="1">
            <text:p>146.1669</text:p>
          </table:table-cell>
          <table:covered-table-cell table:style-name="ce8"/>
          <table:covered-table-cell table:style-name="ce9"/>
          <table:table-cell table:style-name="ce7" table:formula="of:=52.5234 - 1" office:value-type="float" office:value="51.5234" calcext:value-type="float" table:number-columns-spanned="3" table:number-rows-spanned="1">
            <text:p>51.523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090.6681 - 5" office:value-type="float" office:value="11085.6681" calcext:value-type="float" table:number-columns-spanned="3" table:number-rows-spanned="1">
            <text:p>11085.6681</text:p>
          </table:table-cell>
          <table:covered-table-cell table:style-name="ce8"/>
          <table:covered-table-cell table:style-name="ce9"/>
          <table:table-cell table:style-name="ce7" table:formula="of:=1897.8914 - 133" office:value-type="float" office:value="1764.8914" calcext:value-type="float" table:number-columns-spanned="3" table:number-rows-spanned="1">
            <text:p>1764.89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0.8494 - 2" office:value-type="float" office:value="148.8494" calcext:value-type="float" table:number-columns-spanned="3" table:number-rows-spanned="1">
            <text:p>148.8494</text:p>
          </table:table-cell>
          <table:covered-table-cell table:style-name="ce8"/>
          <table:covered-table-cell table:style-name="ce9"/>
          <table:table-cell table:style-name="ce7" table:formula="of:=52.2081 - 1" office:value-type="float" office:value="51.2081" calcext:value-type="float" table:number-columns-spanned="3" table:number-rows-spanned="1">
            <text:p>51.208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221.7503 - 265" office:value-type="float" office:value="10956.7503" calcext:value-type="float" table:number-columns-spanned="3" table:number-rows-spanned="1">
            <text:p>10956.7503</text:p>
          </table:table-cell>
          <table:covered-table-cell table:style-name="ce8"/>
          <table:covered-table-cell table:style-name="ce9"/>
          <table:table-cell table:style-name="ce7" table:formula="of:=2000.6919 - 134" office:value-type="float" office:value="1866.6919" calcext:value-type="float" table:number-columns-spanned="3" table:number-rows-spanned="1">
            <text:p>1866.69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1.2634 - 5" office:value-type="float" office:value="146.2634" calcext:value-type="float" table:number-columns-spanned="3" table:number-rows-spanned="1">
            <text:p>146.2634</text:p>
          </table:table-cell>
          <table:covered-table-cell table:style-name="ce8"/>
          <table:covered-table-cell table:style-name="ce9"/>
          <table:table-cell table:style-name="ce7" table:formula="of:=51.7148 - 1" office:value-type="float" office:value="50.7148" calcext:value-type="float" table:number-columns-spanned="3" table:number-rows-spanned="1">
            <text:p>50.714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232.2983 - 10" office:value-type="float" office:value="11222.2983" calcext:value-type="float" table:number-columns-spanned="3" table:number-rows-spanned="1">
            <text:p>11222.2983</text:p>
          </table:table-cell>
          <table:covered-table-cell table:style-name="ce8"/>
          <table:covered-table-cell table:style-name="ce9"/>
          <table:table-cell table:style-name="ce7" table:formula="of:=2019.3057 - 135" office:value-type="float" office:value="1884.3057" calcext:value-type="float" table:number-columns-spanned="3" table:number-rows-spanned="1">
            <text:p>1884.30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1.3718 - 4" office:value-type="float" office:value="147.3718" calcext:value-type="float" table:number-columns-spanned="3" table:number-rows-spanned="1">
            <text:p>147.3718</text:p>
          </table:table-cell>
          <table:covered-table-cell table:style-name="ce8"/>
          <table:covered-table-cell table:style-name="ce9"/>
          <table:table-cell table:style-name="ce7" table:formula="of:=51.1929 - 1" office:value-type="float" office:value="50.1929" calcext:value-type="float" table:number-columns-spanned="3" table:number-rows-spanned="1">
            <text:p>50.192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238.5941 - 241" office:value-type="float" office:value="10997.5941" calcext:value-type="float" table:number-columns-spanned="3" table:number-rows-spanned="1">
            <text:p>10997.5941</text:p>
          </table:table-cell>
          <table:covered-table-cell table:style-name="ce8"/>
          <table:covered-table-cell table:style-name="ce9"/>
          <table:table-cell table:style-name="ce7" table:formula="of:=2033.924 - 136" office:value-type="float" office:value="1897.924" calcext:value-type="float" table:number-columns-spanned="3" table:number-rows-spanned="1">
            <text:p>1897.9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1.6892 - 5" office:value-type="float" office:value="146.6892" calcext:value-type="float" table:number-columns-spanned="3" table:number-rows-spanned="1">
            <text:p>146.6892</text:p>
          </table:table-cell>
          <table:covered-table-cell table:style-name="ce8"/>
          <table:covered-table-cell table:style-name="ce9"/>
          <table:table-cell table:style-name="ce7" table:formula="of:=51.2047 - 1" office:value-type="float" office:value="50.2047" calcext:value-type="float" table:number-columns-spanned="3" table:number-rows-spanned="1">
            <text:p>50.204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242.813 - 4" office:value-type="float" office:value="11238.813" calcext:value-type="float" table:number-columns-spanned="3" table:number-rows-spanned="1">
            <text:p>11238.813</text:p>
          </table:table-cell>
          <table:covered-table-cell table:style-name="ce8"/>
          <table:covered-table-cell table:style-name="ce9"/>
          <table:table-cell table:style-name="ce7" table:formula="of:=2145.2139 - 137" office:value-type="float" office:value="2008.2139" calcext:value-type="float" table:number-columns-spanned="3" table:number-rows-spanned="1">
            <text:p>2008.213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2.5289 - 5" office:value-type="float" office:value="147.5289" calcext:value-type="float" table:number-columns-spanned="3" table:number-rows-spanned="1">
            <text:p>147.5289</text:p>
          </table:table-cell>
          <table:covered-table-cell table:style-name="ce8"/>
          <table:covered-table-cell table:style-name="ce9"/>
          <table:table-cell table:style-name="ce7" table:formula="of:=51.3209 - 1" office:value-type="float" office:value="50.3209" calcext:value-type="float" table:number-columns-spanned="3" table:number-rows-spanned="1">
            <text:p>50.320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404.8147 - 162" office:value-type="float" office:value="11242.8147" calcext:value-type="float" table:number-columns-spanned="3" table:number-rows-spanned="1">
            <text:p>11242.8147</text:p>
          </table:table-cell>
          <table:covered-table-cell table:style-name="ce8"/>
          <table:covered-table-cell table:style-name="ce9"/>
          <table:table-cell table:style-name="ce7" table:formula="of:=2157.4625 - 138" office:value-type="float" office:value="2019.4625" calcext:value-type="float" table:number-columns-spanned="3" table:number-rows-spanned="1">
            <text:p>2019.46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2.9641 - 2" office:value-type="float" office:value="150.9641" calcext:value-type="float" table:number-columns-spanned="3" table:number-rows-spanned="1">
            <text:p>150.9641</text:p>
          </table:table-cell>
          <table:covered-table-cell table:style-name="ce8"/>
          <table:covered-table-cell table:style-name="ce9"/>
          <table:table-cell table:style-name="ce7" table:formula="of:=53.1659 - 1" office:value-type="float" office:value="52.1659" calcext:value-type="float" table:number-columns-spanned="3" table:number-rows-spanned="1">
            <text:p>52.16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427.6947 - 185" office:value-type="float" office:value="11242.6947" calcext:value-type="float" table:number-columns-spanned="3" table:number-rows-spanned="1">
            <text:p>11242.6947</text:p>
          </table:table-cell>
          <table:covered-table-cell table:style-name="ce8"/>
          <table:covered-table-cell table:style-name="ce9"/>
          <table:table-cell table:style-name="ce7" table:formula="of:=2180.5746 - 139" office:value-type="float" office:value="2041.5746" calcext:value-type="float" table:number-columns-spanned="3" table:number-rows-spanned="1">
            <text:p>2041.57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3.1641 - 3" office:value-type="float" office:value="150.1641" calcext:value-type="float" table:number-columns-spanned="3" table:number-rows-spanned="1">
            <text:p>150.1641</text:p>
          </table:table-cell>
          <table:covered-table-cell table:style-name="ce8"/>
          <table:covered-table-cell table:style-name="ce9"/>
          <table:table-cell table:style-name="ce7" table:formula="of:=51.5447 - 1" office:value-type="float" office:value="50.5447" calcext:value-type="float" table:number-columns-spanned="3" table:number-rows-spanned="1">
            <text:p>50.544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434.0533 - 6" office:value-type="float" office:value="11428.0533" calcext:value-type="float" table:number-columns-spanned="3" table:number-rows-spanned="1">
            <text:p>11428.0533</text:p>
          </table:table-cell>
          <table:covered-table-cell table:style-name="ce8"/>
          <table:covered-table-cell table:style-name="ce9"/>
          <table:table-cell table:style-name="ce7" table:formula="of:=2285.3668 - 140" office:value-type="float" office:value="2145.3668" calcext:value-type="float" table:number-columns-spanned="3" table:number-rows-spanned="1">
            <text:p>2145.366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4.216 - 1" office:value-type="float" office:value="153.216" calcext:value-type="float" table:number-columns-spanned="3" table:number-rows-spanned="1">
            <text:p>153.216</text:p>
          </table:table-cell>
          <table:covered-table-cell table:style-name="ce8"/>
          <table:covered-table-cell table:style-name="ce9"/>
          <table:table-cell table:style-name="ce7" table:formula="of:=53.3269 - 1" office:value-type="float" office:value="52.3269" calcext:value-type="float" table:number-columns-spanned="3" table:number-rows-spanned="1">
            <text:p>52.32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444.4319 - 335" office:value-type="float" office:value="11109.4319" calcext:value-type="float" table:number-columns-spanned="3" table:number-rows-spanned="1">
            <text:p>11109.4319</text:p>
          </table:table-cell>
          <table:covered-table-cell table:style-name="ce8"/>
          <table:covered-table-cell table:style-name="ce9"/>
          <table:table-cell table:style-name="ce7" table:formula="of:=2306.2065 - 141" office:value-type="float" office:value="2165.2065" calcext:value-type="float" table:number-columns-spanned="3" table:number-rows-spanned="1">
            <text:p>2165.20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4.2595 - 3" office:value-type="float" office:value="151.2595" calcext:value-type="float" table:number-columns-spanned="3" table:number-rows-spanned="1">
            <text:p>151.2595</text:p>
          </table:table-cell>
          <table:covered-table-cell table:style-name="ce8"/>
          <table:covered-table-cell table:style-name="ce9"/>
          <table:table-cell table:style-name="ce7" table:formula="of:=52.2385 - 1" office:value-type="float" office:value="51.2385" calcext:value-type="float" table:number-columns-spanned="3" table:number-rows-spanned="1">
            <text:p>51.238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450.7695 - 6" office:value-type="float" office:value="11444.7695" calcext:value-type="float" table:number-columns-spanned="3" table:number-rows-spanned="1">
            <text:p>11444.7695</text:p>
          </table:table-cell>
          <table:covered-table-cell table:style-name="ce8"/>
          <table:covered-table-cell table:style-name="ce9"/>
          <table:table-cell table:style-name="ce7" table:formula="of:=2322.4861 - 142" office:value-type="float" office:value="2180.4861" calcext:value-type="float" table:number-columns-spanned="3" table:number-rows-spanned="1">
            <text:p>2180.48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4.5246 - 2" office:value-type="float" office:value="152.5246" calcext:value-type="float" table:number-columns-spanned="3" table:number-rows-spanned="1">
            <text:p>152.5246</text:p>
          </table:table-cell>
          <table:covered-table-cell table:style-name="ce8"/>
          <table:covered-table-cell table:style-name="ce9"/>
          <table:table-cell table:style-name="ce7" table:formula="of:=52.2437 - 1" office:value-type="float" office:value="51.2437" calcext:value-type="float" table:number-columns-spanned="3" table:number-rows-spanned="1">
            <text:p>51.243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667.4222 - 221" office:value-type="float" office:value="11446.4222" calcext:value-type="float" table:number-columns-spanned="3" table:number-rows-spanned="1">
            <text:p>11446.4222</text:p>
          </table:table-cell>
          <table:covered-table-cell table:style-name="ce8"/>
          <table:covered-table-cell table:style-name="ce9"/>
          <table:table-cell table:style-name="ce7" table:formula="of:=2436.2588 - 143" office:value-type="float" office:value="2293.2588" calcext:value-type="float" table:number-columns-spanned="3" table:number-rows-spanned="1">
            <text:p>2293.25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4.54 - 3" office:value-type="float" office:value="151.54" calcext:value-type="float" table:number-columns-spanned="3" table:number-rows-spanned="1">
            <text:p>151.54</text:p>
          </table:table-cell>
          <table:covered-table-cell table:style-name="ce8"/>
          <table:covered-table-cell table:style-name="ce9"/>
          <table:table-cell table:style-name="ce7" table:formula="of:=54.3179 - 1" office:value-type="float" office:value="53.3179" calcext:value-type="float" table:number-columns-spanned="3" table:number-rows-spanned="1">
            <text:p>53.317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670.8155 - 266" office:value-type="float" office:value="11404.8155" calcext:value-type="float" table:number-columns-spanned="3" table:number-rows-spanned="1">
            <text:p>11404.8155</text:p>
          </table:table-cell>
          <table:covered-table-cell table:style-name="ce8"/>
          <table:covered-table-cell table:style-name="ce9"/>
          <table:table-cell table:style-name="ce7" table:formula="of:=2450.2987 - 144" office:value-type="float" office:value="2306.2987" calcext:value-type="float" table:number-columns-spanned="3" table:number-rows-spanned="1">
            <text:p>2306.298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5.2755 - 1" office:value-type="float" office:value="154.2755" calcext:value-type="float" table:number-columns-spanned="3" table:number-rows-spanned="1">
            <text:p>154.2755</text:p>
          </table:table-cell>
          <table:covered-table-cell table:style-name="ce8"/>
          <table:covered-table-cell table:style-name="ce9"/>
          <table:table-cell table:style-name="ce7" table:formula="of:=53.602 - 1" office:value-type="float" office:value="52.602" calcext:value-type="float" table:number-columns-spanned="3" table:number-rows-spanned="1">
            <text:p>52.6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671.6591 - 4" office:value-type="float" office:value="11667.6591" calcext:value-type="float" table:number-columns-spanned="3" table:number-rows-spanned="1">
            <text:p>11667.6591</text:p>
          </table:table-cell>
          <table:covered-table-cell table:style-name="ce8"/>
          <table:covered-table-cell table:style-name="ce9"/>
          <table:table-cell table:style-name="ce7" table:formula="of:=2475.5777 - 145" office:value-type="float" office:value="2330.5777" calcext:value-type="float" table:number-columns-spanned="3" table:number-rows-spanned="1">
            <text:p>2330.57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5.5354 - 1" office:value-type="float" office:value="154.5354" calcext:value-type="float" table:number-columns-spanned="3" table:number-rows-spanned="1">
            <text:p>154.5354</text:p>
          </table:table-cell>
          <table:covered-table-cell table:style-name="ce8"/>
          <table:covered-table-cell table:style-name="ce9"/>
          <table:table-cell table:style-name="ce7" table:formula="of:=52.5254 - 1" office:value-type="float" office:value="51.5254" calcext:value-type="float" table:number-columns-spanned="3" table:number-rows-spanned="1">
            <text:p>51.52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679.2759 - 8" office:value-type="float" office:value="11671.2759" calcext:value-type="float" table:number-columns-spanned="3" table:number-rows-spanned="1">
            <text:p>11671.2759</text:p>
          </table:table-cell>
          <table:covered-table-cell table:style-name="ce8"/>
          <table:covered-table-cell table:style-name="ce9"/>
          <table:table-cell table:style-name="ce7" table:formula="of:=2582.1455 - 146" office:value-type="float" office:value="2436.1455" calcext:value-type="float" table:number-columns-spanned="3" table:number-rows-spanned="1">
            <text:p>2436.145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6.371 - 2" office:value-type="float" office:value="154.371" calcext:value-type="float" table:number-columns-spanned="3" table:number-rows-spanned="1">
            <text:p>154.371</text:p>
          </table:table-cell>
          <table:covered-table-cell table:style-name="ce8"/>
          <table:covered-table-cell table:style-name="ce9"/>
          <table:table-cell table:style-name="ce7" table:formula="of:=53.7611 - 1" office:value-type="float" office:value="52.7611" calcext:value-type="float" table:number-columns-spanned="3" table:number-rows-spanned="1">
            <text:p>52.761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685.6275 - 6" office:value-type="float" office:value="11679.6275" calcext:value-type="float" table:number-columns-spanned="3" table:number-rows-spanned="1">
            <text:p>11679.6275</text:p>
          </table:table-cell>
          <table:covered-table-cell table:style-name="ce8"/>
          <table:covered-table-cell table:style-name="ce9"/>
          <table:table-cell table:style-name="ce7" table:formula="of:=2605.3982 - 147" office:value-type="float" office:value="2458.3982" calcext:value-type="float" table:number-columns-spanned="3" table:number-rows-spanned="1">
            <text:p>2458.398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6.6848 - 5" office:value-type="float" office:value="151.6848" calcext:value-type="float" table:number-columns-spanned="3" table:number-rows-spanned="1">
            <text:p>151.6848</text:p>
          </table:table-cell>
          <table:covered-table-cell table:style-name="ce8"/>
          <table:covered-table-cell table:style-name="ce9"/>
          <table:table-cell table:style-name="ce7" table:formula="of:=53.2256 - 1" office:value-type="float" office:value="52.2256" calcext:value-type="float" table:number-columns-spanned="3" table:number-rows-spanned="1">
            <text:p>52.22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772.7706 - 322" office:value-type="float" office:value="11450.7706" calcext:value-type="float" table:number-columns-spanned="3" table:number-rows-spanned="1">
            <text:p>11450.7706</text:p>
          </table:table-cell>
          <table:covered-table-cell table:style-name="ce8"/>
          <table:covered-table-cell table:style-name="ce9"/>
          <table:table-cell table:style-name="ce7" table:formula="of:=2623.5823 - 148" office:value-type="float" office:value="2475.5823" calcext:value-type="float" table:number-columns-spanned="3" table:number-rows-spanned="1">
            <text:p>2475.58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7.1924 - 4" office:value-type="float" office:value="153.1924" calcext:value-type="float" table:number-columns-spanned="3" table:number-rows-spanned="1">
            <text:p>153.1924</text:p>
          </table:table-cell>
          <table:covered-table-cell table:style-name="ce8"/>
          <table:covered-table-cell table:style-name="ce9"/>
          <table:table-cell table:style-name="ce7" table:formula="of:=53.2866 - 1" office:value-type="float" office:value="52.2866" calcext:value-type="float" table:number-columns-spanned="3" table:number-rows-spanned="1">
            <text:p>52.28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773.7699 - 1" office:value-type="float" office:value="11772.7699" calcext:value-type="float" table:number-columns-spanned="3" table:number-rows-spanned="1">
            <text:p>11772.7699</text:p>
          </table:table-cell>
          <table:covered-table-cell table:style-name="ce8"/>
          <table:covered-table-cell table:style-name="ce9"/>
          <table:table-cell table:style-name="ce7" table:formula="of:=2739.4947 - 149" office:value-type="float" office:value="2590.4947" calcext:value-type="float" table:number-columns-spanned="3" table:number-rows-spanned="1">
            <text:p>2590.494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7.5225 - 3" office:value-type="float" office:value="154.5225" calcext:value-type="float" table:number-columns-spanned="3" table:number-rows-spanned="1">
            <text:p>154.5225</text:p>
          </table:table-cell>
          <table:covered-table-cell table:style-name="ce8"/>
          <table:covered-table-cell table:style-name="ce9"/>
          <table:table-cell table:style-name="ce7" table:formula="of:=55.3175 - 1" office:value-type="float" office:value="54.3175" calcext:value-type="float" table:number-columns-spanned="3" table:number-rows-spanned="1">
            <text:p>54.317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801.6597 - 130" office:value-type="float" office:value="11671.6597" calcext:value-type="float" table:number-columns-spanned="3" table:number-rows-spanned="1">
            <text:p>11671.6597</text:p>
          </table:table-cell>
          <table:covered-table-cell table:style-name="ce8"/>
          <table:covered-table-cell table:style-name="ce9"/>
          <table:table-cell table:style-name="ce7" table:formula="of:=2755.4365 - 150" office:value-type="float" office:value="2605.4365" calcext:value-type="float" table:number-columns-spanned="3" table:number-rows-spanned="1">
            <text:p>2605.43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7.5346 - 2" office:value-type="float" office:value="155.5346" calcext:value-type="float" table:number-columns-spanned="3" table:number-rows-spanned="1">
            <text:p>155.5346</text:p>
          </table:table-cell>
          <table:covered-table-cell table:style-name="ce8"/>
          <table:covered-table-cell table:style-name="ce9"/>
          <table:table-cell table:style-name="ce7" table:formula="of:=53.5164 - 1" office:value-type="float" office:value="52.5164" calcext:value-type="float" table:number-columns-spanned="3" table:number-rows-spanned="1">
            <text:p>52.516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805.8873 - 4" office:value-type="float" office:value="11801.8873" calcext:value-type="float" table:number-columns-spanned="3" table:number-rows-spanned="1">
            <text:p>11801.8873</text:p>
          </table:table-cell>
          <table:covered-table-cell table:style-name="ce8"/>
          <table:covered-table-cell table:style-name="ce9"/>
          <table:table-cell table:style-name="ce7" table:formula="of:=2782.889 - 151" office:value-type="float" office:value="2631.889" calcext:value-type="float" table:number-columns-spanned="3" table:number-rows-spanned="1">
            <text:p>2631.8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7.7352 - 1" office:value-type="float" office:value="156.7352" calcext:value-type="float" table:number-columns-spanned="3" table:number-rows-spanned="1">
            <text:p>156.7352</text:p>
          </table:table-cell>
          <table:covered-table-cell table:style-name="ce8"/>
          <table:covered-table-cell table:style-name="ce9"/>
          <table:table-cell table:style-name="ce7" table:formula="of:=54.6543 - 1" office:value-type="float" office:value="53.6543" calcext:value-type="float" table:number-columns-spanned="3" table:number-rows-spanned="1">
            <text:p>53.65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980.0751 - 165" office:value-type="float" office:value="11815.0751" calcext:value-type="float" table:number-columns-spanned="3" table:number-rows-spanned="1">
            <text:p>11815.0751</text:p>
          </table:table-cell>
          <table:covered-table-cell table:style-name="ce8"/>
          <table:covered-table-cell table:style-name="ce9"/>
          <table:table-cell table:style-name="ce7" table:formula="of:=2891.5398 - 152" office:value-type="float" office:value="2739.5398" calcext:value-type="float" table:number-columns-spanned="3" table:number-rows-spanned="1">
            <text:p>2739.53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8.3685 - 2" office:value-type="float" office:value="156.3685" calcext:value-type="float" table:number-columns-spanned="3" table:number-rows-spanned="1">
            <text:p>156.3685</text:p>
          </table:table-cell>
          <table:covered-table-cell table:style-name="ce8"/>
          <table:covered-table-cell table:style-name="ce9"/>
          <table:table-cell table:style-name="ce7" table:formula="of:=54.7605 - 1" office:value-type="float" office:value="53.7605" calcext:value-type="float" table:number-columns-spanned="3" table:number-rows-spanned="1">
            <text:p>53.760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988.7272 - 287" office:value-type="float" office:value="11701.7272" calcext:value-type="float" table:number-columns-spanned="3" table:number-rows-spanned="1">
            <text:p>11701.7272</text:p>
          </table:table-cell>
          <table:covered-table-cell table:style-name="ce8"/>
          <table:covered-table-cell table:style-name="ce9"/>
          <table:table-cell table:style-name="ce7" table:formula="of:=2916.9127 - 153" office:value-type="float" office:value="2763.9127" calcext:value-type="float" table:number-columns-spanned="3" table:number-rows-spanned="1">
            <text:p>2763.912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59.5014 - 4" office:value-type="float" office:value="155.5014" calcext:value-type="float" table:number-columns-spanned="3" table:number-rows-spanned="1">
            <text:p>155.5014</text:p>
          </table:table-cell>
          <table:covered-table-cell table:style-name="ce8"/>
          <table:covered-table-cell table:style-name="ce9"/>
          <table:table-cell table:style-name="ce7" table:formula="of:=54.2182 - 1" office:value-type="float" office:value="53.2182" calcext:value-type="float" table:number-columns-spanned="3" table:number-rows-spanned="1">
            <text:p>53.21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989.0763 - 9" office:value-type="float" office:value="11980.0763" calcext:value-type="float" table:number-columns-spanned="3" table:number-rows-spanned="1">
            <text:p>11980.0763</text:p>
          </table:table-cell>
          <table:covered-table-cell table:style-name="ce8"/>
          <table:covered-table-cell table:style-name="ce9"/>
          <table:table-cell table:style-name="ce7" table:formula="of:=2937.0251 - 154" office:value-type="float" office:value="2783.0251" calcext:value-type="float" table:number-columns-spanned="3" table:number-rows-spanned="1">
            <text:p>2783.02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0.4968 - 1" office:value-type="float" office:value="159.4968" calcext:value-type="float" table:number-columns-spanned="3" table:number-rows-spanned="1">
            <text:p>159.4968</text:p>
          </table:table-cell>
          <table:covered-table-cell table:style-name="ce8"/>
          <table:covered-table-cell table:style-name="ce9"/>
          <table:table-cell table:style-name="ce7" table:formula="of:=55.403 - 1" office:value-type="float" office:value="54.403" calcext:value-type="float" table:number-columns-spanned="3" table:number-rows-spanned="1">
            <text:p>54.40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1994.0769 - 5" office:value-type="float" office:value="11989.0769" calcext:value-type="float" table:number-columns-spanned="3" table:number-rows-spanned="1">
            <text:p>11989.0769</text:p>
          </table:table-cell>
          <table:covered-table-cell table:style-name="ce8"/>
          <table:covered-table-cell table:style-name="ce9"/>
          <table:table-cell table:style-name="ce7" table:formula="of:=3055.1041 - 155" office:value-type="float" office:value="2900.1041" calcext:value-type="float" table:number-columns-spanned="3" table:number-rows-spanned="1">
            <text:p>2900.104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0.6881 - 3" office:value-type="float" office:value="157.6881" calcext:value-type="float" table:number-columns-spanned="3" table:number-rows-spanned="1">
            <text:p>157.6881</text:p>
          </table:table-cell>
          <table:covered-table-cell table:style-name="ce8"/>
          <table:covered-table-cell table:style-name="ce9"/>
          <table:table-cell table:style-name="ce7" table:formula="of:=54.4002 - 1" office:value-type="float" office:value="53.4002" calcext:value-type="float" table:number-columns-spanned="3" table:number-rows-spanned="1">
            <text:p>53.40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015.4612 - 229" office:value-type="float" office:value="11786.4612" calcext:value-type="float" table:number-columns-spanned="3" table:number-rows-spanned="1">
            <text:p>11786.4612</text:p>
          </table:table-cell>
          <table:covered-table-cell table:style-name="ce8"/>
          <table:covered-table-cell table:style-name="ce9"/>
          <table:table-cell table:style-name="ce7" table:formula="of:=3072.8167 - 156" office:value-type="float" office:value="2916.8167" calcext:value-type="float" table:number-columns-spanned="3" table:number-rows-spanned="1">
            <text:p>2916.81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2.1861 - 5" office:value-type="float" office:value="157.1861" calcext:value-type="float" table:number-columns-spanned="3" table:number-rows-spanned="1">
            <text:p>157.1861</text:p>
          </table:table-cell>
          <table:covered-table-cell table:style-name="ce8"/>
          <table:covered-table-cell table:style-name="ce9"/>
          <table:table-cell table:style-name="ce7" table:formula="of:=54.5662 - 1" office:value-type="float" office:value="53.5662" calcext:value-type="float" table:number-columns-spanned="3" table:number-rows-spanned="1">
            <text:p>53.56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022.4599 - 7" office:value-type="float" office:value="12015.4599" calcext:value-type="float" table:number-columns-spanned="3" table:number-rows-spanned="1">
            <text:p>12015.4599</text:p>
          </table:table-cell>
          <table:covered-table-cell table:style-name="ce8"/>
          <table:covered-table-cell table:style-name="ce9"/>
          <table:table-cell table:style-name="ce7" table:formula="of:=3102.7975 - 157" office:value-type="float" office:value="2945.7975" calcext:value-type="float" table:number-columns-spanned="3" table:number-rows-spanned="1">
            <text:p>2945.79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2.6857 - 2" office:value-type="float" office:value="160.6857" calcext:value-type="float" table:number-columns-spanned="3" table:number-rows-spanned="1">
            <text:p>160.6857</text:p>
          </table:table-cell>
          <table:covered-table-cell table:style-name="ce8"/>
          <table:covered-table-cell table:style-name="ce9"/>
          <table:table-cell table:style-name="ce7" table:formula="of:=56.8108 - 1" office:value-type="float" office:value="55.8108" calcext:value-type="float" table:number-columns-spanned="3" table:number-rows-spanned="1">
            <text:p>55.81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140.8026 - 139" office:value-type="float" office:value="12001.8026" calcext:value-type="float" table:number-columns-spanned="3" table:number-rows-spanned="1">
            <text:p>12001.8026</text:p>
          </table:table-cell>
          <table:covered-table-cell table:style-name="ce8"/>
          <table:covered-table-cell table:style-name="ce9"/>
          <table:table-cell table:style-name="ce7" table:formula="of:=3213.2046 - 158" office:value-type="float" office:value="3055.2046" calcext:value-type="float" table:number-columns-spanned="3" table:number-rows-spanned="1">
            <text:p>3055.20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2.7343 - 5" office:value-type="float" office:value="157.7343" calcext:value-type="float" table:number-columns-spanned="3" table:number-rows-spanned="1">
            <text:p>157.7343</text:p>
          </table:table-cell>
          <table:covered-table-cell table:style-name="ce8"/>
          <table:covered-table-cell table:style-name="ce9"/>
          <table:table-cell table:style-name="ce7" table:formula="of:=56.8817 - 1" office:value-type="float" office:value="55.8817" calcext:value-type="float" table:number-columns-spanned="3" table:number-rows-spanned="1">
            <text:p>55.881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143.803 - 3" office:value-type="float" office:value="12140.803" calcext:value-type="float" table:number-columns-spanned="3" table:number-rows-spanned="1">
            <text:p>12140.803</text:p>
          </table:table-cell>
          <table:covered-table-cell table:style-name="ce8"/>
          <table:covered-table-cell table:style-name="ce9"/>
          <table:table-cell table:style-name="ce7" table:formula="of:=3240.6954 - 159" office:value-type="float" office:value="3081.6954" calcext:value-type="float" table:number-columns-spanned="3" table:number-rows-spanned="1">
            <text:p>3081.69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2.833 - 5" office:value-type="float" office:value="157.833" calcext:value-type="float" table:number-columns-spanned="3" table:number-rows-spanned="1">
            <text:p>157.833</text:p>
          </table:table-cell>
          <table:covered-table-cell table:style-name="ce8"/>
          <table:covered-table-cell table:style-name="ce9"/>
          <table:table-cell table:style-name="ce7" table:formula="of:=56.8981 - 1" office:value-type="float" office:value="55.8981" calcext:value-type="float" table:number-columns-spanned="3" table:number-rows-spanned="1">
            <text:p>55.898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143.932 - 147" office:value-type="float" office:value="11996.932" calcext:value-type="float" table:number-columns-spanned="3" table:number-rows-spanned="1">
            <text:p>11996.932</text:p>
          </table:table-cell>
          <table:covered-table-cell table:style-name="ce8"/>
          <table:covered-table-cell table:style-name="ce9"/>
          <table:table-cell table:style-name="ce7" table:formula="of:=3262.6664 - 160" office:value-type="float" office:value="3102.6664" calcext:value-type="float" table:number-columns-spanned="3" table:number-rows-spanned="1">
            <text:p>3102.66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3.2412 - 1" office:value-type="float" office:value="162.2412" calcext:value-type="float" table:number-columns-spanned="3" table:number-rows-spanned="1">
            <text:p>162.2412</text:p>
          </table:table-cell>
          <table:covered-table-cell table:style-name="ce8"/>
          <table:covered-table-cell table:style-name="ce9"/>
          <table:table-cell table:style-name="ce7" table:formula="of:=56.3983 - 1" office:value-type="float" office:value="55.3983" calcext:value-type="float" table:number-columns-spanned="3" table:number-rows-spanned="1">
            <text:p>55.398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152.9301 - 9" office:value-type="float" office:value="12143.9301" calcext:value-type="float" table:number-columns-spanned="3" table:number-rows-spanned="1">
            <text:p>12143.9301</text:p>
          </table:table-cell>
          <table:covered-table-cell table:style-name="ce8"/>
          <table:covered-table-cell table:style-name="ce9"/>
          <table:table-cell table:style-name="ce7" table:formula="of:=3383.0274 - 161" office:value-type="float" office:value="3222.0274" calcext:value-type="float" table:number-columns-spanned="3" table:number-rows-spanned="1">
            <text:p>3222.027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3.3659 - 5" office:value-type="float" office:value="158.3659" calcext:value-type="float" table:number-columns-spanned="3" table:number-rows-spanned="1">
            <text:p>158.3659</text:p>
          </table:table-cell>
          <table:covered-table-cell table:style-name="ce8"/>
          <table:covered-table-cell table:style-name="ce9"/>
          <table:table-cell table:style-name="ce7" table:formula="of:=55.3961 - 1" office:value-type="float" office:value="54.3961" calcext:value-type="float" table:number-columns-spanned="3" table:number-rows-spanned="1">
            <text:p>54.396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268.9315 - 116" office:value-type="float" office:value="12152.9315" calcext:value-type="float" table:number-columns-spanned="3" table:number-rows-spanned="1">
            <text:p>12152.9315</text:p>
          </table:table-cell>
          <table:covered-table-cell table:style-name="ce8"/>
          <table:covered-table-cell table:style-name="ce9"/>
          <table:table-cell table:style-name="ce7" table:formula="of:=3402.7357 - 162" office:value-type="float" office:value="3240.7357" calcext:value-type="float" table:number-columns-spanned="3" table:number-rows-spanned="1">
            <text:p>3240.73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3.7889 - 1" office:value-type="float" office:value="162.7889" calcext:value-type="float" table:number-columns-spanned="3" table:number-rows-spanned="1">
            <text:p>162.7889</text:p>
          </table:table-cell>
          <table:covered-table-cell table:style-name="ce8"/>
          <table:covered-table-cell table:style-name="ce9"/>
          <table:table-cell table:style-name="ce7" table:formula="of:=55.5538 - 1" office:value-type="float" office:value="54.5538" calcext:value-type="float" table:number-columns-spanned="3" table:number-rows-spanned="1">
            <text:p>54.55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271.0442 - 2" office:value-type="float" office:value="12269.0442" calcext:value-type="float" table:number-columns-spanned="3" table:number-rows-spanned="1">
            <text:p>12269.0442</text:p>
          </table:table-cell>
          <table:covered-table-cell table:style-name="ce8"/>
          <table:covered-table-cell table:style-name="ce9"/>
          <table:table-cell table:style-name="ce7" table:formula="of:=3434.801 - 163" office:value-type="float" office:value="3271.801" calcext:value-type="float" table:number-columns-spanned="3" table:number-rows-spanned="1">
            <text:p>3271.8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4.4979 - 4" office:value-type="float" office:value="160.4979" calcext:value-type="float" table:number-columns-spanned="3" table:number-rows-spanned="1">
            <text:p>160.4979</text:p>
          </table:table-cell>
          <table:covered-table-cell table:style-name="ce8"/>
          <table:covered-table-cell table:style-name="ce9"/>
          <table:table-cell table:style-name="ce7" table:formula="of:=56.7587 - 1" office:value-type="float" office:value="55.7587" calcext:value-type="float" table:number-columns-spanned="3" table:number-rows-spanned="1">
            <text:p>55.758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333.7546 - 295" office:value-type="float" office:value="12038.7546" calcext:value-type="float" table:number-columns-spanned="3" table:number-rows-spanned="1">
            <text:p>12038.7546</text:p>
          </table:table-cell>
          <table:covered-table-cell table:style-name="ce8"/>
          <table:covered-table-cell table:style-name="ce9"/>
          <table:table-cell table:style-name="ce7" table:formula="of:=3547.1601 - 164" office:value-type="float" office:value="3383.1601" calcext:value-type="float" table:number-columns-spanned="3" table:number-rows-spanned="1">
            <text:p>3383.16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4.6859 - 2" office:value-type="float" office:value="162.6859" calcext:value-type="float" table:number-columns-spanned="3" table:number-rows-spanned="1">
            <text:p>162.6859</text:p>
          </table:table-cell>
          <table:covered-table-cell table:style-name="ce8"/>
          <table:covered-table-cell table:style-name="ce9"/>
          <table:table-cell table:style-name="ce7" table:formula="of:=55.7335 - 1" office:value-type="float" office:value="54.7335" calcext:value-type="float" table:number-columns-spanned="3" table:number-rows-spanned="1">
            <text:p>54.73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338.7533 - 5" office:value-type="float" office:value="12333.7533" calcext:value-type="float" table:number-columns-spanned="3" table:number-rows-spanned="1">
            <text:p>12333.7533</text:p>
          </table:table-cell>
          <table:covered-table-cell table:style-name="ce8"/>
          <table:covered-table-cell table:style-name="ce9"/>
          <table:table-cell table:style-name="ce7" table:formula="of:=3577.0107 - 165" office:value-type="float" office:value="3412.0107" calcext:value-type="float" table:number-columns-spanned="3" table:number-rows-spanned="1">
            <text:p>3412.01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4.8284 - 2" office:value-type="float" office:value="162.8284" calcext:value-type="float" table:number-columns-spanned="3" table:number-rows-spanned="1">
            <text:p>162.8284</text:p>
          </table:table-cell>
          <table:covered-table-cell table:style-name="ce8"/>
          <table:covered-table-cell table:style-name="ce9"/>
          <table:table-cell table:style-name="ce7" table:formula="of:=56.2525 - 1" office:value-type="float" office:value="55.2525" calcext:value-type="float" table:number-columns-spanned="3" table:number-rows-spanned="1">
            <text:p>55.252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394.5653 - 117" office:value-type="float" office:value="12277.5653" calcext:value-type="float" table:number-columns-spanned="3" table:number-rows-spanned="1">
            <text:p>12277.5653</text:p>
          </table:table-cell>
          <table:covered-table-cell table:style-name="ce8"/>
          <table:covered-table-cell table:style-name="ce9"/>
          <table:table-cell table:style-name="ce7" table:formula="of:=3600.7836 - 166" office:value-type="float" office:value="3434.7836" calcext:value-type="float" table:number-columns-spanned="3" table:number-rows-spanned="1">
            <text:p>3434.783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5.4767 - 2" office:value-type="float" office:value="163.4767" calcext:value-type="float" table:number-columns-spanned="3" table:number-rows-spanned="1">
            <text:p>163.4767</text:p>
          </table:table-cell>
          <table:covered-table-cell table:style-name="ce8"/>
          <table:covered-table-cell table:style-name="ce9"/>
          <table:table-cell table:style-name="ce7" table:formula="of:=57.963 - 1" office:value-type="float" office:value="56.963" calcext:value-type="float" table:number-columns-spanned="3" table:number-rows-spanned="1">
            <text:p>56.96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397.5655 - 3" office:value-type="float" office:value="12394.5655" calcext:value-type="float" table:number-columns-spanned="3" table:number-rows-spanned="1">
            <text:p>12394.5655</text:p>
          </table:table-cell>
          <table:covered-table-cell table:style-name="ce8"/>
          <table:covered-table-cell table:style-name="ce9"/>
          <table:table-cell table:style-name="ce7" table:formula="of:=3723.3202 - 167" office:value-type="float" office:value="3556.3202" calcext:value-type="float" table:number-columns-spanned="3" table:number-rows-spanned="1">
            <text:p>3556.32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5.6822 - 1" office:value-type="float" office:value="164.6822" calcext:value-type="float" table:number-columns-spanned="3" table:number-rows-spanned="1">
            <text:p>164.6822</text:p>
          </table:table-cell>
          <table:covered-table-cell table:style-name="ce8"/>
          <table:covered-table-cell table:style-name="ce9"/>
          <table:table-cell table:style-name="ce7" table:formula="of:=57.5692 - 1" office:value-type="float" office:value="56.5692" calcext:value-type="float" table:number-columns-spanned="3" table:number-rows-spanned="1">
            <text:p>56.569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404.408 - 247" office:value-type="float" office:value="12157.408" calcext:value-type="float" table:number-columns-spanned="3" table:number-rows-spanned="1">
            <text:p>12157.408</text:p>
          </table:table-cell>
          <table:covered-table-cell table:style-name="ce8"/>
          <table:covered-table-cell table:style-name="ce9"/>
          <table:table-cell table:style-name="ce7" table:formula="of:=3745.0475 - 168" office:value-type="float" office:value="3577.0475" calcext:value-type="float" table:number-columns-spanned="3" table:number-rows-spanned="1">
            <text:p>3577.04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6.24 - 3" office:value-type="float" office:value="163.24" calcext:value-type="float" table:number-columns-spanned="3" table:number-rows-spanned="1">
            <text:p>163.24</text:p>
          </table:table-cell>
          <table:covered-table-cell table:style-name="ce8"/>
          <table:covered-table-cell table:style-name="ce9"/>
          <table:table-cell table:style-name="ce7" table:formula="of:=56.5428 - 1" office:value-type="float" office:value="55.5428" calcext:value-type="float" table:number-columns-spanned="3" table:number-rows-spanned="1">
            <text:p>55.54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413.4056 - 9" office:value-type="float" office:value="12404.4056" calcext:value-type="float" table:number-columns-spanned="3" table:number-rows-spanned="1">
            <text:p>12404.4056</text:p>
          </table:table-cell>
          <table:covered-table-cell table:style-name="ce8"/>
          <table:covered-table-cell table:style-name="ce9"/>
          <table:table-cell table:style-name="ce7" table:formula="of:=3779.2342 - 169" office:value-type="float" office:value="3610.2342" calcext:value-type="float" table:number-columns-spanned="3" table:number-rows-spanned="1">
            <text:p>3610.234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7.236 - 1" office:value-type="float" office:value="166.236" calcext:value-type="float" table:number-columns-spanned="3" table:number-rows-spanned="1">
            <text:p>166.236</text:p>
          </table:table-cell>
          <table:covered-table-cell table:style-name="ce8"/>
          <table:covered-table-cell table:style-name="ce9"/>
          <table:table-cell table:style-name="ce7" table:formula="of:=56.615 - 1" office:value-type="float" office:value="55.615" calcext:value-type="float" table:number-columns-spanned="3" table:number-rows-spanned="1">
            <text:p>55.61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558.7548 - 220" office:value-type="float" office:value="12338.7548" calcext:value-type="float" table:number-columns-spanned="3" table:number-rows-spanned="1">
            <text:p>12338.7548</text:p>
          </table:table-cell>
          <table:covered-table-cell table:style-name="ce8"/>
          <table:covered-table-cell table:style-name="ce9"/>
          <table:table-cell table:style-name="ce7" table:formula="of:=3893.3694 - 170" office:value-type="float" office:value="3723.3694" calcext:value-type="float" table:number-columns-spanned="3" table:number-rows-spanned="1">
            <text:p>3723.369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8.6476 - 3" office:value-type="float" office:value="165.6476" calcext:value-type="float" table:number-columns-spanned="3" table:number-rows-spanned="1">
            <text:p>165.6476</text:p>
          </table:table-cell>
          <table:covered-table-cell table:style-name="ce8"/>
          <table:covered-table-cell table:style-name="ce9"/>
          <table:table-cell table:style-name="ce7" table:formula="of:=56.7204 - 1" office:value-type="float" office:value="55.7204" calcext:value-type="float" table:number-columns-spanned="3" table:number-rows-spanned="1">
            <text:p>55.720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567.1951 - 8" office:value-type="float" office:value="12559.1951" calcext:value-type="float" table:number-columns-spanned="3" table:number-rows-spanned="1">
            <text:p>12559.1951</text:p>
          </table:table-cell>
          <table:covered-table-cell table:style-name="ce8"/>
          <table:covered-table-cell table:style-name="ce9"/>
          <table:table-cell table:style-name="ce7" table:formula="of:=3925.4297 - 171" office:value-type="float" office:value="3754.4297" calcext:value-type="float" table:number-columns-spanned="3" table:number-rows-spanned="1">
            <text:p>3754.429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9.064 - 4" office:value-type="float" office:value="165.064" calcext:value-type="float" table:number-columns-spanned="3" table:number-rows-spanned="1">
            <text:p>165.064</text:p>
          </table:table-cell>
          <table:covered-table-cell table:style-name="ce8"/>
          <table:covered-table-cell table:style-name="ce9"/>
          <table:table-cell table:style-name="ce7" table:formula="of:=57.2984 - 1" office:value-type="float" office:value="56.2984" calcext:value-type="float" table:number-columns-spanned="3" table:number-rows-spanned="1">
            <text:p>56.29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641.3613 - 231" office:value-type="float" office:value="12410.3613" calcext:value-type="float" table:number-columns-spanned="3" table:number-rows-spanned="1">
            <text:p>12410.3613</text:p>
          </table:table-cell>
          <table:covered-table-cell table:style-name="ce8"/>
          <table:covered-table-cell table:style-name="ce9"/>
          <table:table-cell table:style-name="ce7" table:formula="of:=3951.0471 - 172" office:value-type="float" office:value="3779.0471" calcext:value-type="float" table:number-columns-spanned="3" table:number-rows-spanned="1">
            <text:p>3779.04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9.0782 - 5" office:value-type="float" office:value="164.0782" calcext:value-type="float" table:number-columns-spanned="3" table:number-rows-spanned="1">
            <text:p>164.0782</text:p>
          </table:table-cell>
          <table:covered-table-cell table:style-name="ce8"/>
          <table:covered-table-cell table:style-name="ce9"/>
          <table:table-cell table:style-name="ce7" table:formula="of:=57.3041 - 1" office:value-type="float" office:value="56.3041" calcext:value-type="float" table:number-columns-spanned="3" table:number-rows-spanned="1">
            <text:p>56.30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644.3607 - 3" office:value-type="float" office:value="12641.3607" calcext:value-type="float" table:number-columns-spanned="3" table:number-rows-spanned="1">
            <text:p>12641.3607</text:p>
          </table:table-cell>
          <table:covered-table-cell table:style-name="ce8"/>
          <table:covered-table-cell table:style-name="ce9"/>
          <table:table-cell table:style-name="ce7" table:formula="of:=4075.7719 - 173" office:value-type="float" office:value="3902.7719" calcext:value-type="float" table:number-columns-spanned="3" table:number-rows-spanned="1">
            <text:p>3902.77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69.7931 - 5" office:value-type="float" office:value="164.7931" calcext:value-type="float" table:number-columns-spanned="3" table:number-rows-spanned="1">
            <text:p>164.7931</text:p>
          </table:table-cell>
          <table:covered-table-cell table:style-name="ce8"/>
          <table:covered-table-cell table:style-name="ce9"/>
          <table:table-cell table:style-name="ce7" table:formula="of:=59.1962 - 1" office:value-type="float" office:value="58.1962" calcext:value-type="float" table:number-columns-spanned="3" table:number-rows-spanned="1">
            <text:p>58.19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675.4072 - 262" office:value-type="float" office:value="12413.4072" calcext:value-type="float" table:number-columns-spanned="3" table:number-rows-spanned="1">
            <text:p>12413.4072</text:p>
          </table:table-cell>
          <table:covered-table-cell table:style-name="ce8"/>
          <table:covered-table-cell table:style-name="ce9"/>
          <table:table-cell table:style-name="ce7" table:formula="of:=4099.5007 - 174" office:value-type="float" office:value="3925.5007" calcext:value-type="float" table:number-columns-spanned="3" table:number-rows-spanned="1">
            <text:p>3925.500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0.7878 - 1" office:value-type="float" office:value="169.7878" calcext:value-type="float" table:number-columns-spanned="3" table:number-rows-spanned="1">
            <text:p>169.7878</text:p>
          </table:table-cell>
          <table:covered-table-cell table:style-name="ce8"/>
          <table:covered-table-cell table:style-name="ce9"/>
          <table:table-cell table:style-name="ce7" table:formula="of:=58.7309 - 1" office:value-type="float" office:value="57.7309" calcext:value-type="float" table:number-columns-spanned="3" table:number-rows-spanned="1">
            <text:p>57.730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682.4067 - 7" office:value-type="float" office:value="12675.4067" calcext:value-type="float" table:number-columns-spanned="3" table:number-rows-spanned="1">
            <text:p>12675.4067</text:p>
          </table:table-cell>
          <table:covered-table-cell table:style-name="ce8"/>
          <table:covered-table-cell table:style-name="ce9"/>
          <table:table-cell table:style-name="ce7" table:formula="of:=4135.878 - 175" office:value-type="float" office:value="3960.878" calcext:value-type="float" table:number-columns-spanned="3" table:number-rows-spanned="1">
            <text:p>3960.8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0.9761 - 5" office:value-type="float" office:value="165.9761" calcext:value-type="float" table:number-columns-spanned="3" table:number-rows-spanned="1">
            <text:p>165.9761</text:p>
          </table:table-cell>
          <table:covered-table-cell table:style-name="ce8"/>
          <table:covered-table-cell table:style-name="ce9"/>
          <table:table-cell table:style-name="ce7" table:formula="of:=57.6026 - 1" office:value-type="float" office:value="56.6026" calcext:value-type="float" table:number-columns-spanned="3" table:number-rows-spanned="1">
            <text:p>56.60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745.5594 - 169" office:value-type="float" office:value="12576.5594" calcext:value-type="float" table:number-columns-spanned="3" table:number-rows-spanned="1">
            <text:p>12576.5594</text:p>
          </table:table-cell>
          <table:covered-table-cell table:style-name="ce8"/>
          <table:covered-table-cell table:style-name="ce9"/>
          <table:table-cell table:style-name="ce7" table:formula="of:=4251.7681 - 176" office:value-type="float" office:value="4075.7681" calcext:value-type="float" table:number-columns-spanned="3" table:number-rows-spanned="1">
            <text:p>4075.76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1.6461 - 3" office:value-type="float" office:value="168.6461" calcext:value-type="float" table:number-columns-spanned="3" table:number-rows-spanned="1">
            <text:p>168.6461</text:p>
          </table:table-cell>
          <table:covered-table-cell table:style-name="ce8"/>
          <table:covered-table-cell table:style-name="ce9"/>
          <table:table-cell table:style-name="ce7" table:formula="of:=57.7645 - 1" office:value-type="float" office:value="56.7645" calcext:value-type="float" table:number-columns-spanned="3" table:number-rows-spanned="1">
            <text:p>56.76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748.5587 - 3" office:value-type="float" office:value="12745.5587" calcext:value-type="float" table:number-columns-spanned="3" table:number-rows-spanned="1">
            <text:p>12745.5587</text:p>
          </table:table-cell>
          <table:covered-table-cell table:style-name="ce8"/>
          <table:covered-table-cell table:style-name="ce9"/>
          <table:table-cell table:style-name="ce7" table:formula="of:=4286.3767 - 177" office:value-type="float" office:value="4109.3767" calcext:value-type="float" table:number-columns-spanned="3" table:number-rows-spanned="1">
            <text:p>4109.37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1.8489 - 1" office:value-type="float" office:value="170.8489" calcext:value-type="float" table:number-columns-spanned="3" table:number-rows-spanned="1">
            <text:p>170.8489</text:p>
          </table:table-cell>
          <table:covered-table-cell table:style-name="ce8"/>
          <table:covered-table-cell table:style-name="ce9"/>
          <table:table-cell table:style-name="ce7" table:formula="of:=58.2895 - 1" office:value-type="float" office:value="57.2895" calcext:value-type="float" table:number-columns-spanned="3" table:number-rows-spanned="1">
            <text:p>57.289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801.6548 - 113" office:value-type="float" office:value="12688.6548" calcext:value-type="float" table:number-columns-spanned="3" table:number-rows-spanned="1">
            <text:p>12688.6548</text:p>
          </table:table-cell>
          <table:covered-table-cell table:style-name="ce8"/>
          <table:covered-table-cell table:style-name="ce9"/>
          <table:table-cell table:style-name="ce7" table:formula="of:=4313.7745 - 178" office:value-type="float" office:value="4135.7745" calcext:value-type="float" table:number-columns-spanned="3" table:number-rows-spanned="1">
            <text:p>4135.774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2.0722 - 3" office:value-type="float" office:value="169.0722" calcext:value-type="float" table:number-columns-spanned="3" table:number-rows-spanned="1">
            <text:p>169.0722</text:p>
          </table:table-cell>
          <table:covered-table-cell table:style-name="ce8"/>
          <table:covered-table-cell table:style-name="ce9"/>
          <table:table-cell table:style-name="ce7" table:formula="of:=59.4989 - 1" office:value-type="float" office:value="58.4989" calcext:value-type="float" table:number-columns-spanned="3" table:number-rows-spanned="1">
            <text:p>58.498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808.6547 - 7" office:value-type="float" office:value="12801.6547" calcext:value-type="float" table:number-columns-spanned="3" table:number-rows-spanned="1">
            <text:p>12801.6547</text:p>
          </table:table-cell>
          <table:covered-table-cell table:style-name="ce8"/>
          <table:covered-table-cell table:style-name="ce9"/>
          <table:table-cell table:style-name="ce7" table:formula="of:=4440.7806 - 179" office:value-type="float" office:value="4261.7806" calcext:value-type="float" table:number-columns-spanned="3" table:number-rows-spanned="1">
            <text:p>4261.78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2.5367 - 5" office:value-type="float" office:value="167.5367" calcext:value-type="float" table:number-columns-spanned="3" table:number-rows-spanned="1">
            <text:p>167.5367</text:p>
          </table:table-cell>
          <table:covered-table-cell table:style-name="ce8"/>
          <table:covered-table-cell table:style-name="ce9"/>
          <table:table-cell table:style-name="ce7" table:formula="of:=58.5281 - 1" office:value-type="float" office:value="57.5281" calcext:value-type="float" table:number-columns-spanned="3" table:number-rows-spanned="1">
            <text:p>57.528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972.3621 - 328" office:value-type="float" office:value="12644.3621" calcext:value-type="float" table:number-columns-spanned="3" table:number-rows-spanned="1">
            <text:p>12644.3621</text:p>
          </table:table-cell>
          <table:covered-table-cell table:style-name="ce8"/>
          <table:covered-table-cell table:style-name="ce9"/>
          <table:table-cell table:style-name="ce7" table:formula="of:=4466.2211 - 180" office:value-type="float" office:value="4286.2211" calcext:value-type="float" table:number-columns-spanned="3" table:number-rows-spanned="1">
            <text:p>4286.22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2.9067 - 1" office:value-type="float" office:value="171.9067" calcext:value-type="float" table:number-columns-spanned="3" table:number-rows-spanned="1">
            <text:p>171.9067</text:p>
          </table:table-cell>
          <table:covered-table-cell table:style-name="ce8"/>
          <table:covered-table-cell table:style-name="ce9"/>
          <table:table-cell table:style-name="ce7" table:formula="of:=58.5807 - 1" office:value-type="float" office:value="57.5807" calcext:value-type="float" table:number-columns-spanned="3" table:number-rows-spanned="1">
            <text:p>57.580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2979.3601 - 7" office:value-type="float" office:value="12972.3601" calcext:value-type="float" table:number-columns-spanned="3" table:number-rows-spanned="1">
            <text:p>12972.3601</text:p>
          </table:table-cell>
          <table:covered-table-cell table:style-name="ce8"/>
          <table:covered-table-cell table:style-name="ce9"/>
          <table:table-cell table:style-name="ce7" table:formula="of:=4504.8025 - 181" office:value-type="float" office:value="4323.8025" calcext:value-type="float" table:number-columns-spanned="3" table:number-rows-spanned="1">
            <text:p>4323.80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2.9723 - 2" office:value-type="float" office:value="170.9723" calcext:value-type="float" table:number-columns-spanned="3" table:number-rows-spanned="1">
            <text:p>170.9723</text:p>
          </table:table-cell>
          <table:covered-table-cell table:style-name="ce8"/>
          <table:covered-table-cell table:style-name="ce9"/>
          <table:table-cell table:style-name="ce7" table:formula="of:=60.8218 - 1" office:value-type="float" office:value="59.8218" calcext:value-type="float" table:number-columns-spanned="3" table:number-rows-spanned="1">
            <text:p>59.821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024.5599 - 276" office:value-type="float" office:value="12748.5599" calcext:value-type="float" table:number-columns-spanned="3" table:number-rows-spanned="1">
            <text:p>12748.5599</text:p>
          </table:table-cell>
          <table:covered-table-cell table:style-name="ce8"/>
          <table:covered-table-cell table:style-name="ce9"/>
          <table:table-cell table:style-name="ce7" table:formula="of:=4622.7935 - 182" office:value-type="float" office:value="4440.7935" calcext:value-type="float" table:number-columns-spanned="3" table:number-rows-spanned="1">
            <text:p>4440.793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3.0617 - 4" office:value-type="float" office:value="169.0617" calcext:value-type="float" table:number-columns-spanned="3" table:number-rows-spanned="1">
            <text:p>169.0617</text:p>
          </table:table-cell>
          <table:covered-table-cell table:style-name="ce8"/>
          <table:covered-table-cell table:style-name="ce9"/>
          <table:table-cell table:style-name="ce7" table:formula="of:=60.7778 - 1" office:value-type="float" office:value="59.7778" calcext:value-type="float" table:number-columns-spanned="3" table:number-rows-spanned="1">
            <text:p>59.777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026.6746 - 2" office:value-type="float" office:value="13024.6746" calcext:value-type="float" table:number-columns-spanned="3" table:number-rows-spanned="1">
            <text:p>13024.6746</text:p>
          </table:table-cell>
          <table:covered-table-cell table:style-name="ce8"/>
          <table:covered-table-cell table:style-name="ce9"/>
          <table:table-cell table:style-name="ce7" table:formula="of:=4659.5845 - 183" office:value-type="float" office:value="4476.5845" calcext:value-type="float" table:number-columns-spanned="3" table:number-rows-spanned="1">
            <text:p>4476.584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3.9701 - 1" office:value-type="float" office:value="172.9701" calcext:value-type="float" table:number-columns-spanned="3" table:number-rows-spanned="1">
            <text:p>172.9701</text:p>
          </table:table-cell>
          <table:covered-table-cell table:style-name="ce8"/>
          <table:covered-table-cell table:style-name="ce9"/>
          <table:table-cell table:style-name="ce7" table:formula="of:=61.0674 - 1" office:value-type="float" office:value="60.0674" calcext:value-type="float" table:number-columns-spanned="3" table:number-rows-spanned="1">
            <text:p>60.06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033.4008 - 213" office:value-type="float" office:value="12820.4008" calcext:value-type="float" table:number-columns-spanned="3" table:number-rows-spanned="1">
            <text:p>12820.4008</text:p>
          </table:table-cell>
          <table:covered-table-cell table:style-name="ce8"/>
          <table:covered-table-cell table:style-name="ce9"/>
          <table:table-cell table:style-name="ce7" table:formula="of:=4688.8396 - 184" office:value-type="float" office:value="4504.8396" calcext:value-type="float" table:number-columns-spanned="3" table:number-rows-spanned="1">
            <text:p>4504.839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4.9063 - 2" office:value-type="float" office:value="172.9063" calcext:value-type="float" table:number-columns-spanned="3" table:number-rows-spanned="1">
            <text:p>172.9063</text:p>
          </table:table-cell>
          <table:covered-table-cell table:style-name="ce8"/>
          <table:covered-table-cell table:style-name="ce9"/>
          <table:table-cell table:style-name="ce7" table:formula="of:=60.5497 - 1" office:value-type="float" office:value="59.5497" calcext:value-type="float" table:number-columns-spanned="3" table:number-rows-spanned="1">
            <text:p>59.54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035.5204 - 2" office:value-type="float" office:value="13033.5204" calcext:value-type="float" table:number-columns-spanned="3" table:number-rows-spanned="1">
            <text:p>13033.5204</text:p>
          </table:table-cell>
          <table:covered-table-cell table:style-name="ce8"/>
          <table:covered-table-cell table:style-name="ce9"/>
          <table:table-cell table:style-name="ce7" table:formula="of:=4817.7981 - 185" office:value-type="float" office:value="4632.7981" calcext:value-type="float" table:number-columns-spanned="3" table:number-rows-spanned="1">
            <text:p>4632.79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5.0278 - 1" office:value-type="float" office:value="174.0278" calcext:value-type="float" table:number-columns-spanned="3" table:number-rows-spanned="1">
            <text:p>174.0278</text:p>
          </table:table-cell>
          <table:covered-table-cell table:style-name="ce8"/>
          <table:covered-table-cell table:style-name="ce9"/>
          <table:table-cell table:style-name="ce7" table:formula="of:=59.5182 - 1" office:value-type="float" office:value="58.5182" calcext:value-type="float" table:number-columns-spanned="3" table:number-rows-spanned="1">
            <text:p>58.51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137.5218 - 102" office:value-type="float" office:value="13035.5218" calcext:value-type="float" table:number-columns-spanned="3" table:number-rows-spanned="1">
            <text:p>13035.5218</text:p>
          </table:table-cell>
          <table:covered-table-cell table:style-name="ce8"/>
          <table:covered-table-cell table:style-name="ce9"/>
          <table:table-cell table:style-name="ce7" table:formula="of:=4845.6243 - 186" office:value-type="float" office:value="4659.6243" calcext:value-type="float" table:number-columns-spanned="3" table:number-rows-spanned="1">
            <text:p>4659.624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5.242 - 3" office:value-type="float" office:value="172.242" calcext:value-type="float" table:number-columns-spanned="3" table:number-rows-spanned="1">
            <text:p>172.242</text:p>
          </table:table-cell>
          <table:covered-table-cell table:style-name="ce8"/>
          <table:covered-table-cell table:style-name="ce9"/>
          <table:table-cell table:style-name="ce7" table:formula="of:=61.3056 - 1" office:value-type="float" office:value="60.3056" calcext:value-type="float" table:number-columns-spanned="3" table:number-rows-spanned="1">
            <text:p>60.30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138.5226 - 1" office:value-type="float" office:value="13137.5226" calcext:value-type="float" table:number-columns-spanned="3" table:number-rows-spanned="1">
            <text:p>13137.5226</text:p>
          </table:table-cell>
          <table:covered-table-cell table:style-name="ce8"/>
          <table:covered-table-cell table:style-name="ce9"/>
          <table:table-cell table:style-name="ce7" table:formula="of:=4886.2657 - 187" office:value-type="float" office:value="4699.2657" calcext:value-type="float" table:number-columns-spanned="3" table:number-rows-spanned="1">
            <text:p>4699.265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5.6437 - 4" office:value-type="float" office:value="171.6437" calcext:value-type="float" table:number-columns-spanned="3" table:number-rows-spanned="1">
            <text:p>171.6437</text:p>
          </table:table-cell>
          <table:covered-table-cell table:style-name="ce8"/>
          <table:covered-table-cell table:style-name="ce9"/>
          <table:table-cell table:style-name="ce7" table:formula="of:=60.7943 - 1" office:value-type="float" office:value="59.7943" calcext:value-type="float" table:number-columns-spanned="3" table:number-rows-spanned="1">
            <text:p>59.79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220.6763 - 194" office:value-type="float" office:value="13026.6763" calcext:value-type="float" table:number-columns-spanned="3" table:number-rows-spanned="1">
            <text:p>13026.6763</text:p>
          </table:table-cell>
          <table:covered-table-cell table:style-name="ce8"/>
          <table:covered-table-cell table:style-name="ce9"/>
          <table:table-cell table:style-name="ce7" table:formula="of:=5005.8076 - 188" office:value-type="float" office:value="4817.8076" calcext:value-type="float" table:number-columns-spanned="3" table:number-rows-spanned="1">
            <text:p>4817.807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6.0856 - 1" office:value-type="float" office:value="175.0856" calcext:value-type="float" table:number-columns-spanned="3" table:number-rows-spanned="1">
            <text:p>175.0856</text:p>
          </table:table-cell>
          <table:covered-table-cell table:style-name="ce8"/>
          <table:covered-table-cell table:style-name="ce9"/>
          <table:table-cell table:style-name="ce7" table:formula="of:=60.8997 - 1" office:value-type="float" office:value="59.8997" calcext:value-type="float" table:number-columns-spanned="3" table:number-rows-spanned="1">
            <text:p>59.899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231.2221 - 10" office:value-type="float" office:value="13221.2221" calcext:value-type="float" table:number-columns-spanned="3" table:number-rows-spanned="1">
            <text:p>13221.2221</text:p>
          </table:table-cell>
          <table:covered-table-cell table:style-name="ce8"/>
          <table:covered-table-cell table:style-name="ce9"/>
          <table:table-cell table:style-name="ce7" table:formula="of:=5045.0595 - 189" office:value-type="float" office:value="4856.0595" calcext:value-type="float" table:number-columns-spanned="3" table:number-rows-spanned="1">
            <text:p>4856.05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6.6375 - 1" office:value-type="float" office:value="175.6375" calcext:value-type="float" table:number-columns-spanned="3" table:number-rows-spanned="1">
            <text:p>175.6375</text:p>
          </table:table-cell>
          <table:covered-table-cell table:style-name="ce8"/>
          <table:covered-table-cell table:style-name="ce9"/>
          <table:table-cell table:style-name="ce7" table:formula="of:=60.3245 - 1" office:value-type="float" office:value="59.3245" calcext:value-type="float" table:number-columns-spanned="3" table:number-rows-spanned="1">
            <text:p>59.32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263.2309 - 269" office:value-type="float" office:value="12994.2309" calcext:value-type="float" table:number-columns-spanned="3" table:number-rows-spanned="1">
            <text:p>12994.2309</text:p>
          </table:table-cell>
          <table:covered-table-cell table:style-name="ce8"/>
          <table:covered-table-cell table:style-name="ce9"/>
          <table:table-cell table:style-name="ce7" table:formula="of:=5076.3259 - 190" office:value-type="float" office:value="4886.3259" calcext:value-type="float" table:number-columns-spanned="3" table:number-rows-spanned="1">
            <text:p>4886.325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7.286 - 4" office:value-type="float" office:value="173.286" calcext:value-type="float" table:number-columns-spanned="3" table:number-rows-spanned="1">
            <text:p>173.286</text:p>
          </table:table-cell>
          <table:covered-table-cell table:style-name="ce8"/>
          <table:covered-table-cell table:style-name="ce9"/>
          <table:table-cell table:style-name="ce7" table:formula="of:=61.6013 - 1" office:value-type="float" office:value="60.6013" calcext:value-type="float" table:number-columns-spanned="3" table:number-rows-spanned="1">
            <text:p>60.601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271.6666 - 8" office:value-type="float" office:value="13263.6666" calcext:value-type="float" table:number-columns-spanned="3" table:number-rows-spanned="1">
            <text:p>13263.6666</text:p>
          </table:table-cell>
          <table:covered-table-cell table:style-name="ce8"/>
          <table:covered-table-cell table:style-name="ce9"/>
          <table:table-cell table:style-name="ce7" table:formula="of:=5207.5626 - 191" office:value-type="float" office:value="5016.5626" calcext:value-type="float" table:number-columns-spanned="3" table:number-rows-spanned="1">
            <text:p>5016.56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7.8207 - 5" office:value-type="float" office:value="172.8207" calcext:value-type="float" table:number-columns-spanned="3" table:number-rows-spanned="1">
            <text:p>172.8207</text:p>
          </table:table-cell>
          <table:covered-table-cell table:style-name="ce8"/>
          <table:covered-table-cell table:style-name="ce9"/>
          <table:table-cell table:style-name="ce7" table:formula="of:=62.6961 - 1" office:value-type="float" office:value="61.6961" calcext:value-type="float" table:number-columns-spanned="3" table:number-rows-spanned="1">
            <text:p>61.696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372.5239 - 234" office:value-type="float" office:value="13138.5239" calcext:value-type="float" table:number-columns-spanned="3" table:number-rows-spanned="1">
            <text:p>13138.5239</text:p>
          </table:table-cell>
          <table:covered-table-cell table:style-name="ce8"/>
          <table:covered-table-cell table:style-name="ce9"/>
          <table:table-cell table:style-name="ce7" table:formula="of:=5237.1391 - 192" office:value-type="float" office:value="5045.1391" calcext:value-type="float" table:number-columns-spanned="3" table:number-rows-spanned="1">
            <text:p>5045.139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8.0771 - 3" office:value-type="float" office:value="175.0771" calcext:value-type="float" table:number-columns-spanned="3" table:number-rows-spanned="1">
            <text:p>175.0771</text:p>
          </table:table-cell>
          <table:covered-table-cell table:style-name="ce8"/>
          <table:covered-table-cell table:style-name="ce9"/>
          <table:table-cell table:style-name="ce7" table:formula="of:=62.658 - 1" office:value-type="float" office:value="61.658" calcext:value-type="float" table:number-columns-spanned="3" table:number-rows-spanned="1">
            <text:p>61.6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380.9618 - 8" office:value-type="float" office:value="13372.9618" calcext:value-type="float" table:number-columns-spanned="3" table:number-rows-spanned="1">
            <text:p>13372.9618</text:p>
          </table:table-cell>
          <table:covered-table-cell table:style-name="ce8"/>
          <table:covered-table-cell table:style-name="ce9"/>
          <table:table-cell table:style-name="ce7" table:formula="of:=5280.0334 - 193" office:value-type="float" office:value="5087.0334" calcext:value-type="float" table:number-columns-spanned="3" table:number-rows-spanned="1">
            <text:p>5087.03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9.4675 - 4" office:value-type="float" office:value="175.4675" calcext:value-type="float" table:number-columns-spanned="3" table:number-rows-spanned="1">
            <text:p>175.4675</text:p>
          </table:table-cell>
          <table:covered-table-cell table:style-name="ce8"/>
          <table:covered-table-cell table:style-name="ce9"/>
          <table:table-cell table:style-name="ce7" table:formula="of:=61.7911 - 1" office:value-type="float" office:value="60.7911" calcext:value-type="float" table:number-columns-spanned="3" table:number-rows-spanned="1">
            <text:p>60.791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419.2239 - 188" office:value-type="float" office:value="13231.2239" calcext:value-type="float" table:number-columns-spanned="3" table:number-rows-spanned="1">
            <text:p>13231.2239</text:p>
          </table:table-cell>
          <table:covered-table-cell table:style-name="ce8"/>
          <table:covered-table-cell table:style-name="ce9"/>
          <table:table-cell table:style-name="ce7" table:formula="of:=5401.4351 - 194" office:value-type="float" office:value="5207.4351" calcext:value-type="float" table:number-columns-spanned="3" table:number-rows-spanned="1">
            <text:p>5207.43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79.8135 - 2" office:value-type="float" office:value="177.8135" calcext:value-type="float" table:number-columns-spanned="3" table:number-rows-spanned="1">
            <text:p>177.8135</text:p>
          </table:table-cell>
          <table:covered-table-cell table:style-name="ce8"/>
          <table:covered-table-cell table:style-name="ce9"/>
          <table:table-cell table:style-name="ce7" table:formula="of:=60.7958 - 1" office:value-type="float" office:value="59.7958" calcext:value-type="float" table:number-columns-spanned="3" table:number-rows-spanned="1">
            <text:p>59.79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424.2233 - 5" office:value-type="float" office:value="13419.2233" calcext:value-type="float" table:number-columns-spanned="3" table:number-rows-spanned="1">
            <text:p>13419.2233</text:p>
          </table:table-cell>
          <table:covered-table-cell table:style-name="ce8"/>
          <table:covered-table-cell table:style-name="ce9"/>
          <table:table-cell table:style-name="ce7" table:formula="of:=5442.951 - 195" office:value-type="float" office:value="5247.951" calcext:value-type="float" table:number-columns-spanned="3" table:number-rows-spanned="1">
            <text:p>5247.9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0.0735 - 2" office:value-type="float" office:value="178.0735" calcext:value-type="float" table:number-columns-spanned="3" table:number-rows-spanned="1">
            <text:p>178.0735</text:p>
          </table:table-cell>
          <table:covered-table-cell table:style-name="ce8"/>
          <table:covered-table-cell table:style-name="ce9"/>
          <table:table-cell table:style-name="ce7" table:formula="of:=61.3192 - 1" office:value-type="float" office:value="60.3192" calcext:value-type="float" table:number-columns-spanned="3" table:number-rows-spanned="1">
            <text:p>60.319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494.2558 - 211" office:value-type="float" office:value="13283.2558" calcext:value-type="float" table:number-columns-spanned="3" table:number-rows-spanned="1">
            <text:p>13283.2558</text:p>
          </table:table-cell>
          <table:covered-table-cell table:style-name="ce8"/>
          <table:covered-table-cell table:style-name="ce9"/>
          <table:table-cell table:style-name="ce7" table:formula="of:=5476.0605 - 196" office:value-type="float" office:value="5280.0605" calcext:value-type="float" table:number-columns-spanned="3" table:number-rows-spanned="1">
            <text:p>5280.060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0.638 - 4" office:value-type="float" office:value="176.638" calcext:value-type="float" table:number-columns-spanned="3" table:number-rows-spanned="1">
            <text:p>176.638</text:p>
          </table:table-cell>
          <table:covered-table-cell table:style-name="ce8"/>
          <table:covered-table-cell table:style-name="ce9"/>
          <table:table-cell table:style-name="ce7" table:formula="of:=61.4949 - 1" office:value-type="float" office:value="60.4949" calcext:value-type="float" table:number-columns-spanned="3" table:number-rows-spanned="1">
            <text:p>60.49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494.9632 - 114" office:value-type="float" office:value="13380.9632" calcext:value-type="float" table:number-columns-spanned="3" table:number-rows-spanned="1">
            <text:p>13380.9632</text:p>
          </table:table-cell>
          <table:covered-table-cell table:style-name="ce8"/>
          <table:covered-table-cell table:style-name="ce9"/>
          <table:table-cell table:style-name="ce7" table:formula="of:=5609.4026 - 197" office:value-type="float" office:value="5412.4026" calcext:value-type="float" table:number-columns-spanned="3" table:number-rows-spanned="1">
            <text:p>5412.40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1.0852 - 5" office:value-type="float" office:value="176.0852" calcext:value-type="float" table:number-columns-spanned="3" table:number-rows-spanned="1">
            <text:p>176.0852</text:p>
          </table:table-cell>
          <table:covered-table-cell table:style-name="ce8"/>
          <table:covered-table-cell table:style-name="ce9"/>
          <table:table-cell table:style-name="ce7" table:formula="of:=61.5008 - 1" office:value-type="float" office:value="60.5008" calcext:value-type="float" table:number-columns-spanned="3" table:number-rows-spanned="1">
            <text:p>60.50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502.7051 - 8" office:value-type="float" office:value="13494.7051" calcext:value-type="float" table:number-columns-spanned="3" table:number-rows-spanned="1">
            <text:p>13494.7051</text:p>
          </table:table-cell>
          <table:covered-table-cell table:style-name="ce8"/>
          <table:covered-table-cell table:style-name="ce9"/>
          <table:table-cell table:style-name="ce7" table:formula="of:=5640.9703 - 198" office:value-type="float" office:value="5442.9703" calcext:value-type="float" table:number-columns-spanned="3" table:number-rows-spanned="1">
            <text:p>5442.97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1.1314 - 1" office:value-type="float" office:value="180.1314" calcext:value-type="float" table:number-columns-spanned="3" table:number-rows-spanned="1">
            <text:p>180.1314</text:p>
          </table:table-cell>
          <table:covered-table-cell table:style-name="ce8"/>
          <table:covered-table-cell table:style-name="ce9"/>
          <table:table-cell table:style-name="ce7" table:formula="of:=63.3602 - 1" office:value-type="float" office:value="62.3602" calcext:value-type="float" table:number-columns-spanned="3" table:number-rows-spanned="1">
            <text:p>62.36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509.0718 - 6" office:value-type="float" office:value="13503.0718" calcext:value-type="float" table:number-columns-spanned="3" table:number-rows-spanned="1">
            <text:p>13503.0718</text:p>
          </table:table-cell>
          <table:covered-table-cell table:style-name="ce8"/>
          <table:covered-table-cell table:style-name="ce9"/>
          <table:table-cell table:style-name="ce7" table:formula="of:=5686.1571 - 199" office:value-type="float" office:value="5487.1571" calcext:value-type="float" table:number-columns-spanned="3" table:number-rows-spanned="1">
            <text:p>5487.15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2.2821 - 5" office:value-type="float" office:value="177.2821" calcext:value-type="float" table:number-columns-spanned="3" table:number-rows-spanned="1">
            <text:p>177.2821</text:p>
          </table:table-cell>
          <table:covered-table-cell table:style-name="ce8"/>
          <table:covered-table-cell table:style-name="ce9"/>
          <table:table-cell table:style-name="ce7" table:formula="of:=63.7293 - 1" office:value-type="float" office:value="62.7293" calcext:value-type="float" table:number-columns-spanned="3" table:number-rows-spanned="1">
            <text:p>62.729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710.4955 - 271" office:value-type="float" office:value="13439.4955" calcext:value-type="float" table:number-columns-spanned="3" table:number-rows-spanned="1">
            <text:p>13439.4955</text:p>
          </table:table-cell>
          <table:covered-table-cell table:style-name="ce8"/>
          <table:covered-table-cell table:style-name="ce9"/>
          <table:table-cell table:style-name="ce7" table:formula="of:=5809.4592 - 200" office:value-type="float" office:value="5609.4592" calcext:value-type="float" table:number-columns-spanned="3" table:number-rows-spanned="1">
            <text:p>5609.45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2.8136 - 3" office:value-type="float" office:value="179.8136" calcext:value-type="float" table:number-columns-spanned="3" table:number-rows-spanned="1">
            <text:p>179.8136</text:p>
          </table:table-cell>
          <table:covered-table-cell table:style-name="ce8"/>
          <table:covered-table-cell table:style-name="ce9"/>
          <table:table-cell table:style-name="ce7" table:formula="of:=63.5954 - 1" office:value-type="float" office:value="62.5954" calcext:value-type="float" table:number-columns-spanned="3" table:number-rows-spanned="1">
            <text:p>62.59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713.495 - 3" office:value-type="float" office:value="13710.495" calcext:value-type="float" table:number-columns-spanned="3" table:number-rows-spanned="1">
            <text:p>13710.495</text:p>
          </table:table-cell>
          <table:covered-table-cell table:style-name="ce8"/>
          <table:covered-table-cell table:style-name="ce9"/>
          <table:table-cell table:style-name="ce7" table:formula="of:=5853.2771 - 201" office:value-type="float" office:value="5652.2771" calcext:value-type="float" table:number-columns-spanned="3" table:number-rows-spanned="1">
            <text:p>5652.27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3.4644 - 4" office:value-type="float" office:value="179.4644" calcext:value-type="float" table:number-columns-spanned="3" table:number-rows-spanned="1">
            <text:p>179.4644</text:p>
          </table:table-cell>
          <table:covered-table-cell table:style-name="ce8"/>
          <table:covered-table-cell table:style-name="ce9"/>
          <table:table-cell table:style-name="ce7" table:formula="of:=62.3665 - 1" office:value-type="float" office:value="61.3665" calcext:value-type="float" table:number-columns-spanned="3" table:number-rows-spanned="1">
            <text:p>61.366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815.0732 - 306" office:value-type="float" office:value="13509.0732" calcext:value-type="float" table:number-columns-spanned="3" table:number-rows-spanned="1">
            <text:p>13509.0732</text:p>
          </table:table-cell>
          <table:covered-table-cell table:style-name="ce8"/>
          <table:covered-table-cell table:style-name="ce9"/>
          <table:table-cell table:style-name="ce7" table:formula="of:=5888.1203 - 202" office:value-type="float" office:value="5686.1203" calcext:value-type="float" table:number-columns-spanned="3" table:number-rows-spanned="1">
            <text:p>5686.120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4.0802 - 3" office:value-type="float" office:value="181.0802" calcext:value-type="float" table:number-columns-spanned="3" table:number-rows-spanned="1">
            <text:p>181.0802</text:p>
          </table:table-cell>
          <table:covered-table-cell table:style-name="ce8"/>
          <table:covered-table-cell table:style-name="ce9"/>
          <table:table-cell table:style-name="ce7" table:formula="of:=64.2469 - 1" office:value-type="float" office:value="63.2469" calcext:value-type="float" table:number-columns-spanned="3" table:number-rows-spanned="1">
            <text:p>63.24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852.9428 - 339" office:value-type="float" office:value="13513.9428" calcext:value-type="float" table:number-columns-spanned="3" table:number-rows-spanned="1">
            <text:p>13513.9428</text:p>
          </table:table-cell>
          <table:covered-table-cell table:style-name="ce8"/>
          <table:covered-table-cell table:style-name="ce9"/>
          <table:table-cell table:style-name="ce7" table:formula="of:=6023.6517 - 203" office:value-type="float" office:value="5820.6517" calcext:value-type="float" table:number-columns-spanned="3" table:number-rows-spanned="1">
            <text:p>5820.65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4.3909 - 2" office:value-type="float" office:value="182.3909" calcext:value-type="float" table:number-columns-spanned="3" table:number-rows-spanned="1">
            <text:p>182.3909</text:p>
          </table:table-cell>
          <table:covered-table-cell table:style-name="ce8"/>
          <table:covered-table-cell table:style-name="ce9"/>
          <table:table-cell table:style-name="ce7" table:formula="of:=62.5416 - 1" office:value-type="float" office:value="61.5416" calcext:value-type="float" table:number-columns-spanned="3" table:number-rows-spanned="1">
            <text:p>61.541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863.5214 - 10" office:value-type="float" office:value="13853.5214" calcext:value-type="float" table:number-columns-spanned="3" table:number-rows-spanned="1">
            <text:p>13853.5214</text:p>
          </table:table-cell>
          <table:covered-table-cell table:style-name="ce8"/>
          <table:covered-table-cell table:style-name="ce9"/>
          <table:table-cell table:style-name="ce7" table:formula="of:=6057.2995 - 204" office:value-type="float" office:value="5853.2995" calcext:value-type="float" table:number-columns-spanned="3" table:number-rows-spanned="1">
            <text:p>5853.29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4.8105 - 2" office:value-type="float" office:value="182.8105" calcext:value-type="float" table:number-columns-spanned="3" table:number-rows-spanned="1">
            <text:p>182.8105</text:p>
          </table:table-cell>
          <table:covered-table-cell table:style-name="ce8"/>
          <table:covered-table-cell table:style-name="ce9"/>
          <table:table-cell table:style-name="ce7" table:formula="of:=63.7716 - 1" office:value-type="float" office:value="62.7716" calcext:value-type="float" table:number-columns-spanned="3" table:number-rows-spanned="1">
            <text:p>62.771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933.0734 - 118" office:value-type="float" office:value="13815.0734" calcext:value-type="float" table:number-columns-spanned="3" table:number-rows-spanned="1">
            <text:p>13815.0734</text:p>
          </table:table-cell>
          <table:covered-table-cell table:style-name="ce8"/>
          <table:covered-table-cell table:style-name="ce9"/>
          <table:table-cell table:style-name="ce7" table:formula="of:=6104.451 - 205" office:value-type="float" office:value="5899.451" calcext:value-type="float" table:number-columns-spanned="3" table:number-rows-spanned="1">
            <text:p>5899.4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5.9216 - 5" office:value-type="float" office:value="180.9216" calcext:value-type="float" table:number-columns-spanned="3" table:number-rows-spanned="1">
            <text:p>180.9216</text:p>
          </table:table-cell>
          <table:covered-table-cell table:style-name="ce8"/>
          <table:covered-table-cell table:style-name="ce9"/>
          <table:table-cell table:style-name="ce7" table:formula="of:=62.73 - 1" office:value-type="float" office:value="61.73" calcext:value-type="float" table:number-columns-spanned="3" table:number-rows-spanned="1">
            <text:p>61.7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940.0742 - 7" office:value-type="float" office:value="13933.0742" calcext:value-type="float" table:number-columns-spanned="3" table:number-rows-spanned="1">
            <text:p>13933.0742</text:p>
          </table:table-cell>
          <table:covered-table-cell table:style-name="ce8"/>
          <table:covered-table-cell table:style-name="ce9"/>
          <table:table-cell table:style-name="ce7" table:formula="of:=6229.5372 - 206" office:value-type="float" office:value="6023.5372" calcext:value-type="float" table:number-columns-spanned="3" table:number-rows-spanned="1">
            <text:p>6023.53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6.1312 - 5" office:value-type="float" office:value="181.1312" calcext:value-type="float" table:number-columns-spanned="3" table:number-rows-spanned="1">
            <text:p>181.1312</text:p>
          </table:table-cell>
          <table:covered-table-cell table:style-name="ce8"/>
          <table:covered-table-cell table:style-name="ce9"/>
          <table:table-cell table:style-name="ce7" table:formula="of:=64.9528 - 1" office:value-type="float" office:value="63.9528" calcext:value-type="float" table:number-columns-spanned="3" table:number-rows-spanned="1">
            <text:p>63.95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944.6629 - 219" office:value-type="float" office:value="13725.6629" calcext:value-type="float" table:number-columns-spanned="3" table:number-rows-spanned="1">
            <text:p>13725.6629</text:p>
          </table:table-cell>
          <table:covered-table-cell table:style-name="ce8"/>
          <table:covered-table-cell table:style-name="ce9"/>
          <table:table-cell table:style-name="ce7" table:formula="of:=6275.7902 - 207" office:value-type="float" office:value="6068.7902" calcext:value-type="float" table:number-columns-spanned="3" table:number-rows-spanned="1">
            <text:p>6068.79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6.9168 - 1" office:value-type="float" office:value="185.9168" calcext:value-type="float" table:number-columns-spanned="3" table:number-rows-spanned="1">
            <text:p>185.9168</text:p>
          </table:table-cell>
          <table:covered-table-cell table:style-name="ce8"/>
          <table:covered-table-cell table:style-name="ce9"/>
          <table:table-cell table:style-name="ce7" table:formula="of:=63.3631 - 1" office:value-type="float" office:value="62.3631" calcext:value-type="float" table:number-columns-spanned="3" table:number-rows-spanned="1">
            <text:p>62.36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3955.2055 - 10" office:value-type="float" office:value="13945.2055" calcext:value-type="float" table:number-columns-spanned="3" table:number-rows-spanned="1">
            <text:p>13945.2055</text:p>
          </table:table-cell>
          <table:covered-table-cell table:style-name="ce8"/>
          <table:covered-table-cell table:style-name="ce9"/>
          <table:table-cell table:style-name="ce7" table:formula="of:=6312.3895 - 208" office:value-type="float" office:value="6104.3895" calcext:value-type="float" table:number-columns-spanned="3" table:number-rows-spanned="1">
            <text:p>6104.389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7.2536 - 3" office:value-type="float" office:value="184.2536" calcext:value-type="float" table:number-columns-spanned="3" table:number-rows-spanned="1">
            <text:p>184.2536</text:p>
          </table:table-cell>
          <table:covered-table-cell table:style-name="ce8"/>
          <table:covered-table-cell table:style-name="ce9"/>
          <table:table-cell table:style-name="ce7" table:formula="of:=64.7147 - 1" office:value-type="float" office:value="63.7147" calcext:value-type="float" table:number-columns-spanned="3" table:number-rows-spanned="1">
            <text:p>63.714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029.3189 - 157" office:value-type="float" office:value="13872.3189" calcext:value-type="float" table:number-columns-spanned="3" table:number-rows-spanned="1">
            <text:p>13872.3189</text:p>
          </table:table-cell>
          <table:covered-table-cell table:style-name="ce8"/>
          <table:covered-table-cell table:style-name="ce9"/>
          <table:table-cell table:style-name="ce7" table:formula="of:=6450.2744 - 209" office:value-type="float" office:value="6241.2744" calcext:value-type="float" table:number-columns-spanned="3" table:number-rows-spanned="1">
            <text:p>6241.274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8.2508 - 1" office:value-type="float" office:value="187.2508" calcext:value-type="float" table:number-columns-spanned="3" table:number-rows-spanned="1">
            <text:p>187.2508</text:p>
          </table:table-cell>
          <table:covered-table-cell table:style-name="ce8"/>
          <table:covered-table-cell table:style-name="ce9"/>
          <table:table-cell table:style-name="ce7" table:formula="of:=65.8757 - 1" office:value-type="float" office:value="64.8757" calcext:value-type="float" table:number-columns-spanned="3" table:number-rows-spanned="1">
            <text:p>64.875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034.3192 - 5" office:value-type="float" office:value="14029.3192" calcext:value-type="float" table:number-columns-spanned="3" table:number-rows-spanned="1">
            <text:p>14029.3192</text:p>
          </table:table-cell>
          <table:covered-table-cell table:style-name="ce8"/>
          <table:covered-table-cell table:style-name="ce9"/>
          <table:table-cell table:style-name="ce7" table:formula="of:=6485.6325 - 210" office:value-type="float" office:value="6275.6325" calcext:value-type="float" table:number-columns-spanned="3" table:number-rows-spanned="1">
            <text:p>6275.632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8.7511 - 5" office:value-type="float" office:value="183.7511" calcext:value-type="float" table:number-columns-spanned="3" table:number-rows-spanned="1">
            <text:p>183.7511</text:p>
          </table:table-cell>
          <table:covered-table-cell table:style-name="ce8"/>
          <table:covered-table-cell table:style-name="ce9"/>
          <table:table-cell table:style-name="ce7" table:formula="of:=65.7156 - 1" office:value-type="float" office:value="64.7156" calcext:value-type="float" table:number-columns-spanned="3" table:number-rows-spanned="1">
            <text:p>64.71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042.7643 - 8" office:value-type="float" office:value="14034.7643" calcext:value-type="float" table:number-columns-spanned="3" table:number-rows-spanned="1">
            <text:p>14034.7643</text:p>
          </table:table-cell>
          <table:covered-table-cell table:style-name="ce8"/>
          <table:covered-table-cell table:style-name="ce9"/>
          <table:table-cell table:style-name="ce7" table:formula="of:=6535.1411 - 211" office:value-type="float" office:value="6324.1411" calcext:value-type="float" table:number-columns-spanned="3" table:number-rows-spanned="1">
            <text:p>6324.14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8.8097 - 4" office:value-type="float" office:value="184.8097" calcext:value-type="float" table:number-columns-spanned="3" table:number-rows-spanned="1">
            <text:p>184.8097</text:p>
          </table:table-cell>
          <table:covered-table-cell table:style-name="ce8"/>
          <table:covered-table-cell table:style-name="ce9"/>
          <table:table-cell table:style-name="ce7" table:formula="of:=65.8427 - 1" office:value-type="float" office:value="64.8427" calcext:value-type="float" table:number-columns-spanned="3" table:number-rows-spanned="1">
            <text:p>64.842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081.2065 - 126" office:value-type="float" office:value="13955.2065" calcext:value-type="float" table:number-columns-spanned="3" table:number-rows-spanned="1">
            <text:p>13955.2065</text:p>
          </table:table-cell>
          <table:covered-table-cell table:style-name="ce8"/>
          <table:covered-table-cell table:style-name="ce9"/>
          <table:table-cell table:style-name="ce7" table:formula="of:=6662.2022 - 212" office:value-type="float" office:value="6450.2022" calcext:value-type="float" table:number-columns-spanned="3" table:number-rows-spanned="1">
            <text:p>6450.202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89.6818 - 5" office:value-type="float" office:value="184.6818" calcext:value-type="float" table:number-columns-spanned="3" table:number-rows-spanned="1">
            <text:p>184.6818</text:p>
          </table:table-cell>
          <table:covered-table-cell table:style-name="ce8"/>
          <table:covered-table-cell table:style-name="ce9"/>
          <table:table-cell table:style-name="ce7" table:formula="of:=65.7069 - 1" office:value-type="float" office:value="64.7069" calcext:value-type="float" table:number-columns-spanned="3" table:number-rows-spanned="1">
            <text:p>64.70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090.2065 - 9" office:value-type="float" office:value="14081.2065" calcext:value-type="float" table:number-columns-spanned="3" table:number-rows-spanned="1">
            <text:p>14081.2065</text:p>
          </table:table-cell>
          <table:covered-table-cell table:style-name="ce8"/>
          <table:covered-table-cell table:style-name="ce9"/>
          <table:table-cell table:style-name="ce7" table:formula="of:=6710.549 - 213" office:value-type="float" office:value="6497.549" calcext:value-type="float" table:number-columns-spanned="3" table:number-rows-spanned="1">
            <text:p>6497.5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0.1008 - 3" office:value-type="float" office:value="187.1008" calcext:value-type="float" table:number-columns-spanned="3" table:number-rows-spanned="1">
            <text:p>187.1008</text:p>
          </table:table-cell>
          <table:covered-table-cell table:style-name="ce8"/>
          <table:covered-table-cell table:style-name="ce9"/>
          <table:table-cell table:style-name="ce7" table:formula="of:=64.3584 - 1" office:value-type="float" office:value="63.3584" calcext:value-type="float" table:number-columns-spanned="3" table:number-rows-spanned="1">
            <text:p>63.35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214.8102 - 163" office:value-type="float" office:value="14051.8102" calcext:value-type="float" table:number-columns-spanned="3" table:number-rows-spanned="1">
            <text:p>14051.8102</text:p>
          </table:table-cell>
          <table:covered-table-cell table:style-name="ce8"/>
          <table:covered-table-cell table:style-name="ce9"/>
          <table:table-cell table:style-name="ce7" table:formula="of:=6749.1161 - 214" office:value-type="float" office:value="6535.1161" calcext:value-type="float" table:number-columns-spanned="3" table:number-rows-spanned="1">
            <text:p>6535.116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0.3692 - 4" office:value-type="float" office:value="186.3692" calcext:value-type="float" table:number-columns-spanned="3" table:number-rows-spanned="1">
            <text:p>186.3692</text:p>
          </table:table-cell>
          <table:covered-table-cell table:style-name="ce8"/>
          <table:covered-table-cell table:style-name="ce9"/>
          <table:table-cell table:style-name="ce7" table:formula="of:=64.5945 - 1" office:value-type="float" office:value="63.5945" calcext:value-type="float" table:number-columns-spanned="3" table:number-rows-spanned="1">
            <text:p>63.59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221.8106 - 7" office:value-type="float" office:value="14214.8106" calcext:value-type="float" table:number-columns-spanned="3" table:number-rows-spanned="1">
            <text:p>14214.8106</text:p>
          </table:table-cell>
          <table:covered-table-cell table:style-name="ce8"/>
          <table:covered-table-cell table:style-name="ce9"/>
          <table:table-cell table:style-name="ce7" table:formula="of:=6889.2309 - 215" office:value-type="float" office:value="6674.2309" calcext:value-type="float" table:number-columns-spanned="3" table:number-rows-spanned="1">
            <text:p>6674.230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0.8704 - 2" office:value-type="float" office:value="188.8704" calcext:value-type="float" table:number-columns-spanned="3" table:number-rows-spanned="1">
            <text:p>188.8704</text:p>
          </table:table-cell>
          <table:covered-table-cell table:style-name="ce8"/>
          <table:covered-table-cell table:style-name="ce9"/>
          <table:table-cell table:style-name="ce7" table:formula="of:=65.8159 - 1" office:value-type="float" office:value="64.8159" calcext:value-type="float" table:number-columns-spanned="3" table:number-rows-spanned="1">
            <text:p>64.81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228.2078 - 138" office:value-type="float" office:value="14090.2078" calcext:value-type="float" table:number-columns-spanned="3" table:number-rows-spanned="1">
            <text:p>14090.2078</text:p>
          </table:table-cell>
          <table:covered-table-cell table:style-name="ce8"/>
          <table:covered-table-cell table:style-name="ce9"/>
          <table:table-cell table:style-name="ce7" table:formula="of:=6926.4467 - 216" office:value-type="float" office:value="6710.4467" calcext:value-type="float" table:number-columns-spanned="3" table:number-rows-spanned="1">
            <text:p>6710.446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2.365 - 2" office:value-type="float" office:value="190.365" calcext:value-type="float" table:number-columns-spanned="3" table:number-rows-spanned="1">
            <text:p>190.365</text:p>
          </table:table-cell>
          <table:covered-table-cell table:style-name="ce8"/>
          <table:covered-table-cell table:style-name="ce9"/>
          <table:table-cell table:style-name="ce7" table:formula="of:=64.7038 - 1" office:value-type="float" office:value="63.7038" calcext:value-type="float" table:number-columns-spanned="3" table:number-rows-spanned="1">
            <text:p>63.703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232.4377 - 4" office:value-type="float" office:value="14228.4377" calcext:value-type="float" table:number-columns-spanned="3" table:number-rows-spanned="1">
            <text:p>14228.4377</text:p>
          </table:table-cell>
          <table:covered-table-cell table:style-name="ce8"/>
          <table:covered-table-cell table:style-name="ce9"/>
          <table:table-cell table:style-name="ce7" table:formula="of:=6978.3452 - 217" office:value-type="float" office:value="6761.3452" calcext:value-type="float" table:number-columns-spanned="3" table:number-rows-spanned="1">
            <text:p>6761.345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3.2517 - 5" office:value-type="float" office:value="188.2517" calcext:value-type="float" table:number-columns-spanned="3" table:number-rows-spanned="1">
            <text:p>188.2517</text:p>
          </table:table-cell>
          <table:covered-table-cell table:style-name="ce8"/>
          <table:covered-table-cell table:style-name="ce9"/>
          <table:table-cell table:style-name="ce7" table:formula="of:=66.0059 - 1" office:value-type="float" office:value="65.0059" calcext:value-type="float" table:number-columns-spanned="3" table:number-rows-spanned="1">
            <text:p>65.00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295.6883 - 337" office:value-type="float" office:value="13958.6883" calcext:value-type="float" table:number-columns-spanned="3" table:number-rows-spanned="1">
            <text:p>13958.6883</text:p>
          </table:table-cell>
          <table:covered-table-cell table:style-name="ce8"/>
          <table:covered-table-cell table:style-name="ce9"/>
          <table:table-cell table:style-name="ce7" table:formula="of:=7107.1072 - 218" office:value-type="float" office:value="6889.1072" calcext:value-type="float" table:number-columns-spanned="3" table:number-rows-spanned="1">
            <text:p>6889.107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4.1065 - 5" office:value-type="float" office:value="189.1065" calcext:value-type="float" table:number-columns-spanned="3" table:number-rows-spanned="1">
            <text:p>189.1065</text:p>
          </table:table-cell>
          <table:covered-table-cell table:style-name="ce8"/>
          <table:covered-table-cell table:style-name="ce9"/>
          <table:table-cell table:style-name="ce7" table:formula="of:=64.9966 - 1" office:value-type="float" office:value="63.9966" calcext:value-type="float" table:number-columns-spanned="3" table:number-rows-spanned="1">
            <text:p>63.99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302.6853 - 7" office:value-type="float" office:value="14295.6853" calcext:value-type="float" table:number-columns-spanned="3" table:number-rows-spanned="1">
            <text:p>14295.6853</text:p>
          </table:table-cell>
          <table:covered-table-cell table:style-name="ce8"/>
          <table:covered-table-cell table:style-name="ce9"/>
          <table:table-cell table:style-name="ce7" table:formula="of:=7157.7224 - 219" office:value-type="float" office:value="6938.7224" calcext:value-type="float" table:number-columns-spanned="3" table:number-rows-spanned="1">
            <text:p>6938.72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4.3377 - 4" office:value-type="float" office:value="190.3377" calcext:value-type="float" table:number-columns-spanned="3" table:number-rows-spanned="1">
            <text:p>190.3377</text:p>
          </table:table-cell>
          <table:covered-table-cell table:style-name="ce8"/>
          <table:covered-table-cell table:style-name="ce9"/>
          <table:table-cell table:style-name="ce7" table:formula="of:=67.1754 - 1" office:value-type="float" office:value="66.1754" calcext:value-type="float" table:number-columns-spanned="3" table:number-rows-spanned="1">
            <text:p>66.17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25.8126 - 204" office:value-type="float" office:value="14221.8126" calcext:value-type="float" table:number-columns-spanned="3" table:number-rows-spanned="1">
            <text:p>14221.8126</text:p>
          </table:table-cell>
          <table:covered-table-cell table:style-name="ce8"/>
          <table:covered-table-cell table:style-name="ce9"/>
          <table:table-cell table:style-name="ce7" table:formula="of:=7198.2302 - 220" office:value-type="float" office:value="6978.2302" calcext:value-type="float" table:number-columns-spanned="3" table:number-rows-spanned="1">
            <text:p>6978.23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4.6772 - 5" office:value-type="float" office:value="189.6772" calcext:value-type="float" table:number-columns-spanned="3" table:number-rows-spanned="1">
            <text:p>189.6772</text:p>
          </table:table-cell>
          <table:covered-table-cell table:style-name="ce8"/>
          <table:covered-table-cell table:style-name="ce9"/>
          <table:table-cell table:style-name="ce7" table:formula="of:=65.6435 - 1" office:value-type="float" office:value="64.6435" calcext:value-type="float" table:number-columns-spanned="3" table:number-rows-spanned="1">
            <text:p>64.64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26.8119 - 1" office:value-type="float" office:value="14425.8119" calcext:value-type="float" table:number-columns-spanned="3" table:number-rows-spanned="1">
            <text:p>14425.8119</text:p>
          </table:table-cell>
          <table:covered-table-cell table:style-name="ce8"/>
          <table:covered-table-cell table:style-name="ce9"/>
          <table:table-cell table:style-name="ce7" table:formula="of:=7340.5189 - 221" office:value-type="float" office:value="7119.5189" calcext:value-type="float" table:number-columns-spanned="3" table:number-rows-spanned="1">
            <text:p>7119.51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6.1666 - 5" office:value-type="float" office:value="191.1666" calcext:value-type="float" table:number-columns-spanned="3" table:number-rows-spanned="1">
            <text:p>191.1666</text:p>
          </table:table-cell>
          <table:covered-table-cell table:style-name="ce8"/>
          <table:covered-table-cell table:style-name="ce9"/>
          <table:table-cell table:style-name="ce7" table:formula="of:=65.6902 - 1" office:value-type="float" office:value="64.6902" calcext:value-type="float" table:number-columns-spanned="3" table:number-rows-spanned="1">
            <text:p>64.69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44.6868 - 142" office:value-type="float" office:value="14302.6868" calcext:value-type="float" table:number-columns-spanned="3" table:number-rows-spanned="1">
            <text:p>14302.6868</text:p>
          </table:table-cell>
          <table:covered-table-cell table:style-name="ce8"/>
          <table:covered-table-cell table:style-name="ce9"/>
          <table:table-cell table:style-name="ce7" table:formula="of:=7379.5802 - 222" office:value-type="float" office:value="7157.5802" calcext:value-type="float" table:number-columns-spanned="3" table:number-rows-spanned="1">
            <text:p>7157.58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6.2482 - 3" office:value-type="float" office:value="193.2482" calcext:value-type="float" table:number-columns-spanned="3" table:number-rows-spanned="1">
            <text:p>193.2482</text:p>
          </table:table-cell>
          <table:covered-table-cell table:style-name="ce8"/>
          <table:covered-table-cell table:style-name="ce9"/>
          <table:table-cell table:style-name="ce7" table:formula="of:=66.9322 - 1" office:value-type="float" office:value="65.9322" calcext:value-type="float" table:number-columns-spanned="3" table:number-rows-spanned="1">
            <text:p>65.93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53.6871 - 9" office:value-type="float" office:value="14444.6871" calcext:value-type="float" table:number-columns-spanned="3" table:number-rows-spanned="1">
            <text:p>14444.6871</text:p>
          </table:table-cell>
          <table:covered-table-cell table:style-name="ce8"/>
          <table:covered-table-cell table:style-name="ce9"/>
          <table:table-cell table:style-name="ce7" table:formula="of:=7433.8485 - 223" office:value-type="float" office:value="7210.8485" calcext:value-type="float" table:number-columns-spanned="3" table:number-rows-spanned="1">
            <text:p>7210.84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6.4527 - 2" office:value-type="float" office:value="194.4527" calcext:value-type="float" table:number-columns-spanned="3" table:number-rows-spanned="1">
            <text:p>194.4527</text:p>
          </table:table-cell>
          <table:covered-table-cell table:style-name="ce8"/>
          <table:covered-table-cell table:style-name="ce9"/>
          <table:table-cell table:style-name="ce7" table:formula="of:=65.8791 - 1" office:value-type="float" office:value="64.8791" calcext:value-type="float" table:number-columns-spanned="3" table:number-rows-spanned="1">
            <text:p>64.879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92.4394 - 260" office:value-type="float" office:value="14232.4394" calcext:value-type="float" table:number-columns-spanned="3" table:number-rows-spanned="1">
            <text:p>14232.4394</text:p>
          </table:table-cell>
          <table:covered-table-cell table:style-name="ce8"/>
          <table:covered-table-cell table:style-name="ce9"/>
          <table:table-cell table:style-name="ce7" table:formula="of:=7564.6523 - 224" office:value-type="float" office:value="7340.6523" calcext:value-type="float" table:number-columns-spanned="3" table:number-rows-spanned="1">
            <text:p>7340.65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6.6017 - 4" office:value-type="float" office:value="192.6017" calcext:value-type="float" table:number-columns-spanned="3" table:number-rows-spanned="1">
            <text:p>192.6017</text:p>
          </table:table-cell>
          <table:covered-table-cell table:style-name="ce8"/>
          <table:covered-table-cell table:style-name="ce9"/>
          <table:table-cell table:style-name="ce7" table:formula="of:=65.987 - 1" office:value-type="float" office:value="64.987" calcext:value-type="float" table:number-columns-spanned="3" table:number-rows-spanned="1">
            <text:p>64.98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498.7645 - 6" office:value-type="float" office:value="14492.7645" calcext:value-type="float" table:number-columns-spanned="3" table:number-rows-spanned="1">
            <text:p>14492.7645</text:p>
          </table:table-cell>
          <table:covered-table-cell table:style-name="ce8"/>
          <table:covered-table-cell table:style-name="ce9"/>
          <table:table-cell table:style-name="ce7" table:formula="of:=7617.1873 - 225" office:value-type="float" office:value="7392.1873" calcext:value-type="float" table:number-columns-spanned="3" table:number-rows-spanned="1">
            <text:p>7392.187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7.3131 - 1" office:value-type="float" office:value="196.3131" calcext:value-type="float" table:number-columns-spanned="3" table:number-rows-spanned="1">
            <text:p>196.3131</text:p>
          </table:table-cell>
          <table:covered-table-cell table:style-name="ce8"/>
          <table:covered-table-cell table:style-name="ce9"/>
          <table:table-cell table:style-name="ce7" table:formula="of:=67.6373 - 1" office:value-type="float" office:value="66.6373" calcext:value-type="float" table:number-columns-spanned="3" table:number-rows-spanned="1">
            <text:p>66.637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19.4785 - 209" office:value-type="float" office:value="14510.4785" calcext:value-type="float" table:number-columns-spanned="3" table:number-rows-spanned="1">
            <text:p>14510.4785</text:p>
          </table:table-cell>
          <table:covered-table-cell table:style-name="ce8"/>
          <table:covered-table-cell table:style-name="ce9"/>
          <table:table-cell table:style-name="ce7" table:formula="of:=7659.7306 - 226" office:value-type="float" office:value="7433.7306" calcext:value-type="float" table:number-columns-spanned="3" table:number-rows-spanned="1">
            <text:p>7433.73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7.6738 - 3" office:value-type="float" office:value="194.6738" calcext:value-type="float" table:number-columns-spanned="3" table:number-rows-spanned="1">
            <text:p>194.6738</text:p>
          </table:table-cell>
          <table:covered-table-cell table:style-name="ce8"/>
          <table:covered-table-cell table:style-name="ce9"/>
          <table:table-cell table:style-name="ce7" table:formula="of:=66.6383 - 1" office:value-type="float" office:value="65.6383" calcext:value-type="float" table:number-columns-spanned="3" table:number-rows-spanned="1">
            <text:p>65.638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28.4796 - 9" office:value-type="float" office:value="14719.4796" calcext:value-type="float" table:number-columns-spanned="3" table:number-rows-spanned="1">
            <text:p>14719.4796</text:p>
          </table:table-cell>
          <table:covered-table-cell table:style-name="ce8"/>
          <table:covered-table-cell table:style-name="ce9"/>
          <table:table-cell table:style-name="ce7" table:formula="of:=7804.1028 - 227" office:value-type="float" office:value="7577.1028" calcext:value-type="float" table:number-columns-spanned="3" table:number-rows-spanned="1">
            <text:p>7577.102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8.1033 - 4" office:value-type="float" office:value="194.1033" calcext:value-type="float" table:number-columns-spanned="3" table:number-rows-spanned="1">
            <text:p>194.1033</text:p>
          </table:table-cell>
          <table:covered-table-cell table:style-name="ce8"/>
          <table:covered-table-cell table:style-name="ce9"/>
          <table:table-cell table:style-name="ce7" table:formula="of:=68.4603 - 1" office:value-type="float" office:value="67.4603" calcext:value-type="float" table:number-columns-spanned="3" table:number-rows-spanned="1">
            <text:p>67.460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45.6884 - 292" office:value-type="float" office:value="14453.6884" calcext:value-type="float" table:number-columns-spanned="3" table:number-rows-spanned="1">
            <text:p>14453.6884</text:p>
          </table:table-cell>
          <table:covered-table-cell table:style-name="ce8"/>
          <table:covered-table-cell table:style-name="ce9"/>
          <table:table-cell table:style-name="ce7" table:formula="of:=7845.133 - 228" office:value-type="float" office:value="7617.133" calcext:value-type="float" table:number-columns-spanned="3" table:number-rows-spanned="1">
            <text:p>7617.1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8.3777 - 1" office:value-type="float" office:value="197.3777" calcext:value-type="float" table:number-columns-spanned="3" table:number-rows-spanned="1">
            <text:p>197.3777</text:p>
          </table:table-cell>
          <table:covered-table-cell table:style-name="ce8"/>
          <table:covered-table-cell table:style-name="ce9"/>
          <table:table-cell table:style-name="ce7" table:formula="of:=66.8026 - 1" office:value-type="float" office:value="65.8026" calcext:value-type="float" table:number-columns-spanned="3" table:number-rows-spanned="1">
            <text:p>65.80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46.688 - 1" office:value-type="float" office:value="14745.688" calcext:value-type="float" table:number-columns-spanned="3" table:number-rows-spanned="1">
            <text:p>14745.688</text:p>
          </table:table-cell>
          <table:covered-table-cell table:style-name="ce8"/>
          <table:covered-table-cell table:style-name="ce9"/>
          <table:table-cell table:style-name="ce7" table:formula="of:=7901.4688 - 229" office:value-type="float" office:value="7672.4688" calcext:value-type="float" table:number-columns-spanned="3" table:number-rows-spanned="1">
            <text:p>7672.46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8.5985 - 2" office:value-type="float" office:value="196.5985" calcext:value-type="float" table:number-columns-spanned="3" table:number-rows-spanned="1">
            <text:p>196.5985</text:p>
          </table:table-cell>
          <table:covered-table-cell table:style-name="ce8"/>
          <table:covered-table-cell table:style-name="ce9"/>
          <table:table-cell table:style-name="ce7" table:formula="of:=66.8655 - 1" office:value-type="float" office:value="65.8655" calcext:value-type="float" table:number-columns-spanned="3" table:number-rows-spanned="1">
            <text:p>65.865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61.5295 - 317" office:value-type="float" office:value="14444.5295" calcext:value-type="float" table:number-columns-spanned="3" table:number-rows-spanned="1">
            <text:p>14444.5295</text:p>
          </table:table-cell>
          <table:covered-table-cell table:style-name="ce8"/>
          <table:covered-table-cell table:style-name="ce9"/>
          <table:table-cell table:style-name="ce7" table:formula="of:=8034.1785 - 230" office:value-type="float" office:value="7804.1785" calcext:value-type="float" table:number-columns-spanned="3" table:number-rows-spanned="1">
            <text:p>7804.178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199.4519 - 3" office:value-type="float" office:value="196.4519" calcext:value-type="float" table:number-columns-spanned="3" table:number-rows-spanned="1">
            <text:p>196.4519</text:p>
          </table:table-cell>
          <table:covered-table-cell table:style-name="ce8"/>
          <table:covered-table-cell table:style-name="ce9"/>
          <table:table-cell table:style-name="ce7" table:formula="of:=68.759 - 1" office:value-type="float" office:value="67.759" calcext:value-type="float" table:number-columns-spanned="3" table:number-rows-spanned="1">
            <text:p>67.7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769.9639 - 8" office:value-type="float" office:value="14761.9639" calcext:value-type="float" table:number-columns-spanned="3" table:number-rows-spanned="1">
            <text:p>14761.9639</text:p>
          </table:table-cell>
          <table:covered-table-cell table:style-name="ce8"/>
          <table:covered-table-cell table:style-name="ce9"/>
          <table:table-cell table:style-name="ce7" table:formula="of:=8089.2412 - 231" office:value-type="float" office:value="7858.2412" calcext:value-type="float" table:number-columns-spanned="3" table:number-rows-spanned="1">
            <text:p>7858.24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0.5971 - 2" office:value-type="float" office:value="198.5971" calcext:value-type="float" table:number-columns-spanned="3" table:number-rows-spanned="1">
            <text:p>198.5971</text:p>
          </table:table-cell>
          <table:covered-table-cell table:style-name="ce8"/>
          <table:covered-table-cell table:style-name="ce9"/>
          <table:table-cell table:style-name="ce7" table:formula="of:=68.6325 - 1" office:value-type="float" office:value="67.6325" calcext:value-type="float" table:number-columns-spanned="3" table:number-rows-spanned="1">
            <text:p>67.632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879.4868 - 143" office:value-type="float" office:value="14736.4868" calcext:value-type="float" table:number-columns-spanned="3" table:number-rows-spanned="1">
            <text:p>14736.4868</text:p>
          </table:table-cell>
          <table:covered-table-cell table:style-name="ce8"/>
          <table:covered-table-cell table:style-name="ce9"/>
          <table:table-cell table:style-name="ce7" table:formula="of:=8133.533 - 232" office:value-type="float" office:value="7901.533" calcext:value-type="float" table:number-columns-spanned="3" table:number-rows-spanned="1">
            <text:p>7901.5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1.1645 - 5" office:value-type="float" office:value="196.1645" calcext:value-type="float" table:number-columns-spanned="3" table:number-rows-spanned="1">
            <text:p>196.1645</text:p>
          </table:table-cell>
          <table:covered-table-cell table:style-name="ce8"/>
          <table:covered-table-cell table:style-name="ce9"/>
          <table:table-cell table:style-name="ce7" table:formula="of:=67.6264 - 1" office:value-type="float" office:value="66.6264" calcext:value-type="float" table:number-columns-spanned="3" table:number-rows-spanned="1">
            <text:p>66.626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890.0606 - 10" office:value-type="float" office:value="14880.0606" calcext:value-type="float" table:number-columns-spanned="3" table:number-rows-spanned="1">
            <text:p>14880.0606</text:p>
          </table:table-cell>
          <table:covered-table-cell table:style-name="ce8"/>
          <table:covered-table-cell table:style-name="ce9"/>
          <table:table-cell table:style-name="ce7" table:formula="of:=8280.1686 - 233" office:value-type="float" office:value="8047.1686" calcext:value-type="float" table:number-columns-spanned="3" table:number-rows-spanned="1">
            <text:p>8047.16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1.566 - 2" office:value-type="float" office:value="199.566" calcext:value-type="float" table:number-columns-spanned="3" table:number-rows-spanned="1">
            <text:p>199.566</text:p>
          </table:table-cell>
          <table:covered-table-cell table:style-name="ce8"/>
          <table:covered-table-cell table:style-name="ce9"/>
          <table:table-cell table:style-name="ce7" table:formula="of:=68.8611 - 1" office:value-type="float" office:value="67.8611" calcext:value-type="float" table:number-columns-spanned="3" table:number-rows-spanned="1">
            <text:p>67.861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948.3073 - 191" office:value-type="float" office:value="14757.3073" calcext:value-type="float" table:number-columns-spanned="3" table:number-rows-spanned="1">
            <text:p>14757.3073</text:p>
          </table:table-cell>
          <table:covered-table-cell table:style-name="ce8"/>
          <table:covered-table-cell table:style-name="ce9"/>
          <table:table-cell table:style-name="ce7" table:formula="of:=8323.1199 - 234" office:value-type="float" office:value="8089.1199" calcext:value-type="float" table:number-columns-spanned="3" table:number-rows-spanned="1">
            <text:p>8089.119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1.9064 - 4" office:value-type="float" office:value="197.9064" calcext:value-type="float" table:number-columns-spanned="3" table:number-rows-spanned="1">
            <text:p>197.9064</text:p>
          </table:table-cell>
          <table:covered-table-cell table:style-name="ce8"/>
          <table:covered-table-cell table:style-name="ce9"/>
          <table:table-cell table:style-name="ce7" table:formula="of:=69.6372 - 1" office:value-type="float" office:value="68.6372" calcext:value-type="float" table:number-columns-spanned="3" table:number-rows-spanned="1">
            <text:p>68.63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4953.3069 - 5" office:value-type="float" office:value="14948.3069" calcext:value-type="float" table:number-columns-spanned="3" table:number-rows-spanned="1">
            <text:p>14948.3069</text:p>
          </table:table-cell>
          <table:covered-table-cell table:style-name="ce8"/>
          <table:covered-table-cell table:style-name="ce9"/>
          <table:table-cell table:style-name="ce7" table:formula="of:=8381.5265 - 235" office:value-type="float" office:value="8146.5265" calcext:value-type="float" table:number-columns-spanned="3" table:number-rows-spanned="1">
            <text:p>8146.52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2.9023 - 1" office:value-type="float" office:value="201.9023" calcext:value-type="float" table:number-columns-spanned="3" table:number-rows-spanned="1">
            <text:p>201.9023</text:p>
          </table:table-cell>
          <table:covered-table-cell table:style-name="ce8"/>
          <table:covered-table-cell table:style-name="ce9"/>
          <table:table-cell table:style-name="ce7" table:formula="of:=70.172 - 1" office:value-type="float" office:value="69.172" calcext:value-type="float" table:number-columns-spanned="3" table:number-rows-spanned="1">
            <text:p>69.1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079.4476 - 293" office:value-type="float" office:value="14786.4476" calcext:value-type="float" table:number-columns-spanned="3" table:number-rows-spanned="1">
            <text:p>14786.4476</text:p>
          </table:table-cell>
          <table:covered-table-cell table:style-name="ce8"/>
          <table:covered-table-cell table:style-name="ce9"/>
          <table:table-cell table:style-name="ce7" table:formula="of:=8516.2006 - 236" office:value-type="float" office:value="8280.2006" calcext:value-type="float" table:number-columns-spanned="3" table:number-rows-spanned="1">
            <text:p>8280.20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3.3935 - 5" office:value-type="float" office:value="198.3935" calcext:value-type="float" table:number-columns-spanned="3" table:number-rows-spanned="1">
            <text:p>198.3935</text:p>
          </table:table-cell>
          <table:covered-table-cell table:style-name="ce8"/>
          <table:covered-table-cell table:style-name="ce9"/>
          <table:table-cell table:style-name="ce7" table:formula="of:=70.1245 - 1" office:value-type="float" office:value="69.1245" calcext:value-type="float" table:number-columns-spanned="3" table:number-rows-spanned="1">
            <text:p>69.124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088.4473 - 9" office:value-type="float" office:value="15079.4473" calcext:value-type="float" table:number-columns-spanned="3" table:number-rows-spanned="1">
            <text:p>15079.4473</text:p>
          </table:table-cell>
          <table:covered-table-cell table:style-name="ce8"/>
          <table:covered-table-cell table:style-name="ce9"/>
          <table:table-cell table:style-name="ce7" table:formula="of:=8573.3486 - 237" office:value-type="float" office:value="8336.3486" calcext:value-type="float" table:number-columns-spanned="3" table:number-rows-spanned="1">
            <text:p>8336.34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3.6728 - 5" office:value-type="float" office:value="198.6728" calcext:value-type="float" table:number-columns-spanned="3" table:number-rows-spanned="1">
            <text:p>198.6728</text:p>
          </table:table-cell>
          <table:covered-table-cell table:style-name="ce8"/>
          <table:covered-table-cell table:style-name="ce9"/>
          <table:table-cell table:style-name="ce7" table:formula="of:=70.2844 - 1" office:value-type="float" office:value="69.2844" calcext:value-type="float" table:number-columns-spanned="3" table:number-rows-spanned="1">
            <text:p>69.284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101.308 - 148" office:value-type="float" office:value="14953.308" calcext:value-type="float" table:number-columns-spanned="3" table:number-rows-spanned="1">
            <text:p>14953.308</text:p>
          </table:table-cell>
          <table:covered-table-cell table:style-name="ce8"/>
          <table:covered-table-cell table:style-name="ce9"/>
          <table:table-cell table:style-name="ce7" table:formula="of:=8619.5681 - 238" office:value-type="float" office:value="8381.5681" calcext:value-type="float" table:number-columns-spanned="3" table:number-rows-spanned="1">
            <text:p>8381.568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4.5978 - 4" office:value-type="float" office:value="200.5978" calcext:value-type="float" table:number-columns-spanned="3" table:number-rows-spanned="1">
            <text:p>200.5978</text:p>
          </table:table-cell>
          <table:covered-table-cell table:style-name="ce8"/>
          <table:covered-table-cell table:style-name="ce9"/>
          <table:table-cell table:style-name="ce7" table:formula="of:=69.8562 - 1" office:value-type="float" office:value="68.8562" calcext:value-type="float" table:number-columns-spanned="3" table:number-rows-spanned="1">
            <text:p>68.856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107.647 - 6" office:value-type="float" office:value="15101.647" calcext:value-type="float" table:number-columns-spanned="3" table:number-rows-spanned="1">
            <text:p>15101.647</text:p>
          </table:table-cell>
          <table:covered-table-cell table:style-name="ce8"/>
          <table:covered-table-cell table:style-name="ce9"/>
          <table:table-cell table:style-name="ce7" table:formula="of:=8756.1814 - 240" office:value-type="float" office:value="8516.1814" calcext:value-type="float" table:number-columns-spanned="3" table:number-rows-spanned="1">
            <text:p>8516.181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5.1587 - 4" office:value-type="float" office:value="201.1587" calcext:value-type="float" table:number-columns-spanned="3" table:number-rows-spanned="1">
            <text:p>201.1587</text:p>
          </table:table-cell>
          <table:covered-table-cell table:style-name="ce8"/>
          <table:covered-table-cell table:style-name="ce9"/>
          <table:table-cell table:style-name="ce7" table:formula="of:=69.8704 - 1" office:value-type="float" office:value="68.8704" calcext:value-type="float" table:number-columns-spanned="3" table:number-rows-spanned="1">
            <text:p>68.870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188.062 - 298" office:value-type="float" office:value="14890.062" calcext:value-type="float" table:number-columns-spanned="3" table:number-rows-spanned="1">
            <text:p>14890.062</text:p>
          </table:table-cell>
          <table:covered-table-cell table:style-name="ce8"/>
          <table:covered-table-cell table:style-name="ce9"/>
          <table:table-cell table:style-name="ce7" table:formula="of:=8827.6492 - 241" office:value-type="float" office:value="8586.6492" calcext:value-type="float" table:number-columns-spanned="3" table:number-rows-spanned="1">
            <text:p>8586.64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5.566 - 4" office:value-type="float" office:value="201.566" calcext:value-type="float" table:number-columns-spanned="3" table:number-rows-spanned="1">
            <text:p>201.566</text:p>
          </table:table-cell>
          <table:covered-table-cell table:style-name="ce8"/>
          <table:covered-table-cell table:style-name="ce9"/>
          <table:table-cell table:style-name="ce7" table:formula="of:=70.9461 - 1" office:value-type="float" office:value="69.9461" calcext:value-type="float" table:number-columns-spanned="3" table:number-rows-spanned="1">
            <text:p>69.946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190.1699 - 2" office:value-type="float" office:value="15188.1699" calcext:value-type="float" table:number-columns-spanned="3" table:number-rows-spanned="1">
            <text:p>15188.1699</text:p>
          </table:table-cell>
          <table:covered-table-cell table:style-name="ce8"/>
          <table:covered-table-cell table:style-name="ce9"/>
          <table:table-cell table:style-name="ce7" table:formula="of:=8861.4297 - 242" office:value-type="float" office:value="8619.4297" calcext:value-type="float" table:number-columns-spanned="3" table:number-rows-spanned="1">
            <text:p>8619.429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6.5793 - 3" office:value-type="float" office:value="203.5793" calcext:value-type="float" table:number-columns-spanned="3" table:number-rows-spanned="1">
            <text:p>203.5793</text:p>
          </table:table-cell>
          <table:covered-table-cell table:style-name="ce8"/>
          <table:covered-table-cell table:style-name="ce9"/>
          <table:table-cell table:style-name="ce7" table:formula="of:=70.7639 - 1" office:value-type="float" office:value="69.7639" calcext:value-type="float" table:number-columns-spanned="3" table:number-rows-spanned="1">
            <text:p>69.763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366.2593 - 245" office:value-type="float" office:value="15121.2593" calcext:value-type="float" table:number-columns-spanned="3" table:number-rows-spanned="1">
            <text:p>15121.2593</text:p>
          </table:table-cell>
          <table:covered-table-cell table:style-name="ce8"/>
          <table:covered-table-cell table:style-name="ce9"/>
          <table:table-cell table:style-name="ce7" table:formula="of:=9012.7641 - 243" office:value-type="float" office:value="8769.7641" calcext:value-type="float" table:number-columns-spanned="3" table:number-rows-spanned="1">
            <text:p>8769.764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6.6683 - 3" office:value-type="float" office:value="203.6683" calcext:value-type="float" table:number-columns-spanned="3" table:number-rows-spanned="1">
            <text:p>203.6683</text:p>
          </table:table-cell>
          <table:covered-table-cell table:style-name="ce8"/>
          <table:covered-table-cell table:style-name="ce9"/>
          <table:table-cell table:style-name="ce7" table:formula="of:=70.872 - 1" office:value-type="float" office:value="69.872" calcext:value-type="float" table:number-columns-spanned="3" table:number-rows-spanned="1">
            <text:p>69.8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368.3685 - 2" office:value-type="float" office:value="15366.3685" calcext:value-type="float" table:number-columns-spanned="3" table:number-rows-spanned="1">
            <text:p>15366.3685</text:p>
          </table:table-cell>
          <table:covered-table-cell table:style-name="ce8"/>
          <table:covered-table-cell table:style-name="ce9"/>
          <table:table-cell table:style-name="ce7" table:formula="of:=9071.5968 - 244" office:value-type="float" office:value="8827.5968" calcext:value-type="float" table:number-columns-spanned="3" table:number-rows-spanned="1">
            <text:p>8827.596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8.2077 - 5" office:value-type="float" office:value="203.2077" calcext:value-type="float" table:number-columns-spanned="3" table:number-rows-spanned="1">
            <text:p>203.2077</text:p>
          </table:table-cell>
          <table:covered-table-cell table:style-name="ce8"/>
          <table:covered-table-cell table:style-name="ce9"/>
          <table:table-cell table:style-name="ce7" table:formula="of:=71.7515 - 1" office:value-type="float" office:value="70.7515" calcext:value-type="float" table:number-columns-spanned="3" table:number-rows-spanned="1">
            <text:p>70.751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404.0376 - 299" office:value-type="float" office:value="15105.0376" calcext:value-type="float" table:number-columns-spanned="3" table:number-rows-spanned="1">
            <text:p>15105.0376</text:p>
          </table:table-cell>
          <table:covered-table-cell table:style-name="ce8"/>
          <table:covered-table-cell table:style-name="ce9"/>
          <table:table-cell table:style-name="ce7" table:formula="of:=9120.0633 - 245" office:value-type="float" office:value="8875.0633" calcext:value-type="float" table:number-columns-spanned="3" table:number-rows-spanned="1">
            <text:p>8875.06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8.595 - 4" office:value-type="float" office:value="204.595" calcext:value-type="float" table:number-columns-spanned="3" table:number-rows-spanned="1">
            <text:p>204.595</text:p>
          </table:table-cell>
          <table:covered-table-cell table:style-name="ce8"/>
          <table:covered-table-cell table:style-name="ce9"/>
          <table:table-cell table:style-name="ce7" table:formula="of:=70.9067 - 1" office:value-type="float" office:value="69.9067" calcext:value-type="float" table:number-columns-spanned="3" table:number-rows-spanned="1">
            <text:p>69.906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407.0366 - 3" office:value-type="float" office:value="15404.0366" calcext:value-type="float" table:number-columns-spanned="3" table:number-rows-spanned="1">
            <text:p>15404.0366</text:p>
          </table:table-cell>
          <table:covered-table-cell table:style-name="ce8"/>
          <table:covered-table-cell table:style-name="ce9"/>
          <table:table-cell table:style-name="ce7" table:formula="of:=9258.7639 - 246" office:value-type="float" office:value="9012.7639" calcext:value-type="float" table:number-columns-spanned="3" table:number-rows-spanned="1">
            <text:p>9012.763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9.4039 - 4" office:value-type="float" office:value="205.4039" calcext:value-type="float" table:number-columns-spanned="3" table:number-rows-spanned="1">
            <text:p>205.4039</text:p>
          </table:table-cell>
          <table:covered-table-cell table:style-name="ce8"/>
          <table:covered-table-cell table:style-name="ce9"/>
          <table:table-cell table:style-name="ce7" table:formula="of:=70.9166 - 1" office:value-type="float" office:value="69.9166" calcext:value-type="float" table:number-columns-spanned="3" table:number-rows-spanned="1">
            <text:p>69.916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442.1707 - 252" office:value-type="float" office:value="15190.1707" calcext:value-type="float" table:number-columns-spanned="3" table:number-rows-spanned="1">
            <text:p>15190.1707</text:p>
          </table:table-cell>
          <table:covered-table-cell table:style-name="ce8"/>
          <table:covered-table-cell table:style-name="ce9"/>
          <table:table-cell table:style-name="ce7" table:formula="of:=9332.1991 - 247" office:value-type="float" office:value="9085.1991" calcext:value-type="float" table:number-columns-spanned="3" table:number-rows-spanned="1">
            <text:p>9085.199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9.6667 - 3" office:value-type="float" office:value="206.6667" calcext:value-type="float" table:number-columns-spanned="3" table:number-rows-spanned="1">
            <text:p>206.6667</text:p>
          </table:table-cell>
          <table:covered-table-cell table:style-name="ce8"/>
          <table:covered-table-cell table:style-name="ce9"/>
          <table:table-cell table:style-name="ce7" table:formula="of:=71.0205 - 1" office:value-type="float" office:value="70.0205" calcext:value-type="float" table:number-columns-spanned="3" table:number-rows-spanned="1">
            <text:p>70.020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451.1704 - 9" office:value-type="float" office:value="15442.1704" calcext:value-type="float" table:number-columns-spanned="3" table:number-rows-spanned="1">
            <text:p>15442.1704</text:p>
          </table:table-cell>
          <table:covered-table-cell table:style-name="ce8"/>
          <table:covered-table-cell table:style-name="ce9"/>
          <table:table-cell table:style-name="ce7" table:formula="of:=9368.124 - 248" office:value-type="float" office:value="9120.124" calcext:value-type="float" table:number-columns-spanned="3" table:number-rows-spanned="1">
            <text:p>9120.1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9.7588 - 3" office:value-type="float" office:value="206.7588" calcext:value-type="float" table:number-columns-spanned="3" table:number-rows-spanned="1">
            <text:p>206.7588</text:p>
          </table:table-cell>
          <table:covered-table-cell table:style-name="ce8"/>
          <table:covered-table-cell table:style-name="ce9"/>
          <table:table-cell table:style-name="ce7" table:formula="of:=71.1449 - 1" office:value-type="float" office:value="70.1449" calcext:value-type="float" table:number-columns-spanned="3" table:number-rows-spanned="1">
            <text:p>70.14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576.3195 - 197" office:value-type="float" office:value="15379.3195" calcext:value-type="float" table:number-columns-spanned="3" table:number-rows-spanned="1">
            <text:p>15379.3195</text:p>
          </table:table-cell>
          <table:covered-table-cell table:style-name="ce8"/>
          <table:covered-table-cell table:style-name="ce9"/>
          <table:table-cell table:style-name="ce7" table:formula="of:=9521.4734 - 249" office:value-type="float" office:value="9272.4734" calcext:value-type="float" table:number-columns-spanned="3" table:number-rows-spanned="1">
            <text:p>9272.47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09.8101 - 4" office:value-type="float" office:value="205.8101" calcext:value-type="float" table:number-columns-spanned="3" table:number-rows-spanned="1">
            <text:p>205.8101</text:p>
          </table:table-cell>
          <table:covered-table-cell table:style-name="ce8"/>
          <table:covered-table-cell table:style-name="ce9"/>
          <table:table-cell table:style-name="ce7" table:formula="of:=72.4725 - 1" office:value-type="float" office:value="71.4725" calcext:value-type="float" table:number-columns-spanned="3" table:number-rows-spanned="1">
            <text:p>71.472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586.8899 - 10" office:value-type="float" office:value="15576.8899" calcext:value-type="float" table:number-columns-spanned="3" table:number-rows-spanned="1">
            <text:p>15576.8899</text:p>
          </table:table-cell>
          <table:covered-table-cell table:style-name="ce8"/>
          <table:covered-table-cell table:style-name="ce9"/>
          <table:table-cell table:style-name="ce7" table:formula="of:=9582.1746 - 250" office:value-type="float" office:value="9332.1746" calcext:value-type="float" table:number-columns-spanned="3" table:number-rows-spanned="1">
            <text:p>9332.17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0.3213 - 2" office:value-type="float" office:value="208.3213" calcext:value-type="float" table:number-columns-spanned="3" table:number-rows-spanned="1">
            <text:p>208.3213</text:p>
          </table:table-cell>
          <table:covered-table-cell table:style-name="ce8"/>
          <table:covered-table-cell table:style-name="ce9"/>
          <table:table-cell table:style-name="ce7" table:formula="of:=72.824 - 1" office:value-type="float" office:value="71.824" calcext:value-type="float" table:number-columns-spanned="3" table:number-rows-spanned="1">
            <text:p>71.82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719.1782 - 268" office:value-type="float" office:value="15451.1782" calcext:value-type="float" table:number-columns-spanned="3" table:number-rows-spanned="1">
            <text:p>15451.1782</text:p>
          </table:table-cell>
          <table:covered-table-cell table:style-name="ce8"/>
          <table:covered-table-cell table:style-name="ce9"/>
          <table:table-cell table:style-name="ce7" table:formula="of:=9633.2221 - 251" office:value-type="float" office:value="9382.2221" calcext:value-type="float" table:number-columns-spanned="3" table:number-rows-spanned="1">
            <text:p>9382.22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0.4584 - 1" office:value-type="float" office:value="209.4584" calcext:value-type="float" table:number-columns-spanned="3" table:number-rows-spanned="1">
            <text:p>209.4584</text:p>
          </table:table-cell>
          <table:covered-table-cell table:style-name="ce8"/>
          <table:covered-table-cell table:style-name="ce9"/>
          <table:table-cell table:style-name="ce7" table:formula="of:=72.983 - 1" office:value-type="float" office:value="71.983" calcext:value-type="float" table:number-columns-spanned="3" table:number-rows-spanned="1">
            <text:p>71.98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726.1788 - 7" office:value-type="float" office:value="15719.1788" calcext:value-type="float" table:number-columns-spanned="3" table:number-rows-spanned="1">
            <text:p>15719.1788</text:p>
          </table:table-cell>
          <table:covered-table-cell table:style-name="ce8"/>
          <table:covered-table-cell table:style-name="ce9"/>
          <table:table-cell table:style-name="ce7" table:formula="of:=9773.4802 - 252" office:value-type="float" office:value="9521.4802" calcext:value-type="float" table:number-columns-spanned="3" table:number-rows-spanned="1">
            <text:p>9521.48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1.5159 - 1" office:value-type="float" office:value="210.5159" calcext:value-type="float" table:number-columns-spanned="3" table:number-rows-spanned="1">
            <text:p>210.5159</text:p>
          </table:table-cell>
          <table:covered-table-cell table:style-name="ce8"/>
          <table:covered-table-cell table:style-name="ce9"/>
          <table:table-cell table:style-name="ce7" table:formula="of:=72.8377 - 1" office:value-type="float" office:value="71.8377" calcext:value-type="float" table:number-columns-spanned="3" table:number-rows-spanned="1">
            <text:p>71.837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729.0799 - 305" office:value-type="float" office:value="15424.0799" calcext:value-type="float" table:number-columns-spanned="3" table:number-rows-spanned="1">
            <text:p>15424.0799</text:p>
          </table:table-cell>
          <table:covered-table-cell table:style-name="ce8"/>
          <table:covered-table-cell table:style-name="ce9"/>
          <table:table-cell table:style-name="ce7" table:formula="of:=9849.5998 - 253" office:value-type="float" office:value="9596.5998" calcext:value-type="float" table:number-columns-spanned="3" table:number-rows-spanned="1">
            <text:p>9596.599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2.3185 - 2" office:value-type="float" office:value="210.3185" calcext:value-type="float" table:number-columns-spanned="3" table:number-rows-spanned="1">
            <text:p>210.3185</text:p>
          </table:table-cell>
          <table:covered-table-cell table:style-name="ce8"/>
          <table:covered-table-cell table:style-name="ce9"/>
          <table:table-cell table:style-name="ce7" table:formula="of:=72.9431 - 1" office:value-type="float" office:value="71.9431" calcext:value-type="float" table:number-columns-spanned="3" table:number-rows-spanned="1">
            <text:p>71.94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730.0787 - 1" office:value-type="float" office:value="15729.0787" calcext:value-type="float" table:number-columns-spanned="3" table:number-rows-spanned="1">
            <text:p>15729.0787</text:p>
          </table:table-cell>
          <table:covered-table-cell table:style-name="ce8"/>
          <table:covered-table-cell table:style-name="ce9"/>
          <table:table-cell table:style-name="ce7" table:formula="of:=9887.2858 - 254" office:value-type="float" office:value="9633.2858" calcext:value-type="float" table:number-columns-spanned="3" table:number-rows-spanned="1">
            <text:p>9633.28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2.5765 - 1" office:value-type="float" office:value="211.5765" calcext:value-type="float" table:number-columns-spanned="3" table:number-rows-spanned="1">
            <text:p>211.5765</text:p>
          </table:table-cell>
          <table:covered-table-cell table:style-name="ce8"/>
          <table:covered-table-cell table:style-name="ce9"/>
          <table:table-cell table:style-name="ce7" table:formula="of:=72.7576 - 1" office:value-type="float" office:value="71.7576" calcext:value-type="float" table:number-columns-spanned="3" table:number-rows-spanned="1">
            <text:p>71.75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836.8913 - 250" office:value-type="float" office:value="15586.8913" calcext:value-type="float" table:number-columns-spanned="3" table:number-rows-spanned="1">
            <text:p>15586.8913</text:p>
          </table:table-cell>
          <table:covered-table-cell table:style-name="ce8"/>
          <table:covered-table-cell table:style-name="ce9"/>
          <table:table-cell table:style-name="ce7" table:formula="of:=10042.8417 - 255" office:value-type="float" office:value="9787.8417" calcext:value-type="float" table:number-columns-spanned="3" table:number-rows-spanned="1">
            <text:p>9787.84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2.8266 - 4" office:value-type="float" office:value="208.8266" calcext:value-type="float" table:number-columns-spanned="3" table:number-rows-spanned="1">
            <text:p>208.8266</text:p>
          </table:table-cell>
          <table:covered-table-cell table:style-name="ce8"/>
          <table:covered-table-cell table:style-name="ce9"/>
          <table:table-cell table:style-name="ce7" table:formula="of:=72.2515 - 1" office:value-type="float" office:value="71.2515" calcext:value-type="float" table:number-columns-spanned="3" table:number-rows-spanned="1">
            <text:p>71.251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839.8909 - 3" office:value-type="float" office:value="15836.8909" calcext:value-type="float" table:number-columns-spanned="3" table:number-rows-spanned="1">
            <text:p>15836.8909</text:p>
          </table:table-cell>
          <table:covered-table-cell table:style-name="ce8"/>
          <table:covered-table-cell table:style-name="ce9"/>
          <table:table-cell table:style-name="ce7" table:formula="of:=10105.5149 - 256" office:value-type="float" office:value="9849.5149" calcext:value-type="float" table:number-columns-spanned="3" table:number-rows-spanned="1">
            <text:p>9849.51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3.6354 - 1" office:value-type="float" office:value="212.6354" calcext:value-type="float" table:number-columns-spanned="3" table:number-rows-spanned="1">
            <text:p>212.6354</text:p>
          </table:table-cell>
          <table:covered-table-cell table:style-name="ce8"/>
          <table:covered-table-cell table:style-name="ce9"/>
          <table:table-cell table:style-name="ce7" table:formula="of:=73.6503 - 1" office:value-type="float" office:value="72.6503" calcext:value-type="float" table:number-columns-spanned="3" table:number-rows-spanned="1">
            <text:p>72.650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912.1799 - 186" office:value-type="float" office:value="15726.1799" calcext:value-type="float" table:number-columns-spanned="3" table:number-rows-spanned="1">
            <text:p>15726.1799</text:p>
          </table:table-cell>
          <table:covered-table-cell table:style-name="ce8"/>
          <table:covered-table-cell table:style-name="ce9"/>
          <table:table-cell table:style-name="ce7" table:formula="of:=10158.7492 - 257" office:value-type="float" office:value="9901.7492" calcext:value-type="float" table:number-columns-spanned="3" table:number-rows-spanned="1">
            <text:p>9901.74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4.636 - 1" office:value-type="float" office:value="213.636" calcext:value-type="float" table:number-columns-spanned="3" table:number-rows-spanned="1">
            <text:p>213.636</text:p>
          </table:table-cell>
          <table:covered-table-cell table:style-name="ce8"/>
          <table:covered-table-cell table:style-name="ce9"/>
          <table:table-cell table:style-name="ce7" table:formula="of:=73.5633 - 1" office:value-type="float" office:value="72.5633" calcext:value-type="float" table:number-columns-spanned="3" table:number-rows-spanned="1">
            <text:p>72.563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915.1794 - 3" office:value-type="float" office:value="15912.1794" calcext:value-type="float" table:number-columns-spanned="3" table:number-rows-spanned="1">
            <text:p>15912.1794</text:p>
          </table:table-cell>
          <table:covered-table-cell table:style-name="ce8"/>
          <table:covered-table-cell table:style-name="ce9"/>
          <table:table-cell table:style-name="ce7" table:formula="of:=10300.9841 - 258" office:value-type="float" office:value="10042.9841" calcext:value-type="float" table:number-columns-spanned="3" table:number-rows-spanned="1">
            <text:p>10042.984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4.7569 - 5" office:value-type="float" office:value="209.7569" calcext:value-type="float" table:number-columns-spanned="3" table:number-rows-spanned="1">
            <text:p>209.7569</text:p>
          </table:table-cell>
          <table:covered-table-cell table:style-name="ce8"/>
          <table:covered-table-cell table:style-name="ce9"/>
          <table:table-cell table:style-name="ce7" table:formula="of:=72.954 - 1" office:value-type="float" office:value="71.954" calcext:value-type="float" table:number-columns-spanned="3" table:number-rows-spanned="1">
            <text:p>71.95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982.4538 - 239" office:value-type="float" office:value="15743.4538" calcext:value-type="float" table:number-columns-spanned="3" table:number-rows-spanned="1">
            <text:p>15743.4538</text:p>
          </table:table-cell>
          <table:covered-table-cell table:style-name="ce8"/>
          <table:covered-table-cell table:style-name="ce9"/>
          <table:table-cell table:style-name="ce7" table:formula="of:=10378.921 - 259" office:value-type="float" office:value="10119.921" calcext:value-type="float" table:number-columns-spanned="3" table:number-rows-spanned="1">
            <text:p>10119.9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4.9589 - 5" office:value-type="float" office:value="209.9589" calcext:value-type="float" table:number-columns-spanned="3" table:number-rows-spanned="1">
            <text:p>209.9589</text:p>
          </table:table-cell>
          <table:covered-table-cell table:style-name="ce8"/>
          <table:covered-table-cell table:style-name="ce9"/>
          <table:table-cell table:style-name="ce7" table:formula="of:=73.0036 - 1" office:value-type="float" office:value="72.0036" calcext:value-type="float" table:number-columns-spanned="3" table:number-rows-spanned="1">
            <text:p>72.003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5983.4534 - 1" office:value-type="float" office:value="15982.4534" calcext:value-type="float" table:number-columns-spanned="3" table:number-rows-spanned="1">
            <text:p>15982.4534</text:p>
          </table:table-cell>
          <table:covered-table-cell table:style-name="ce8"/>
          <table:covered-table-cell table:style-name="ce9"/>
          <table:table-cell table:style-name="ce7" table:formula="of:=10418.8533 - 260" office:value-type="float" office:value="10158.8533" calcext:value-type="float" table:number-columns-spanned="3" table:number-rows-spanned="1">
            <text:p>10158.85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5.0994 - 5" office:value-type="float" office:value="210.0994" calcext:value-type="float" table:number-columns-spanned="3" table:number-rows-spanned="1">
            <text:p>210.0994</text:p>
          </table:table-cell>
          <table:covered-table-cell table:style-name="ce8"/>
          <table:covered-table-cell table:style-name="ce9"/>
          <table:table-cell table:style-name="ce7" table:formula="of:=73.1889 - 1" office:value-type="float" office:value="72.1889" calcext:value-type="float" table:number-columns-spanned="3" table:number-rows-spanned="1">
            <text:p>72.188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011.8919 - 172" office:value-type="float" office:value="15839.8919" calcext:value-type="float" table:number-columns-spanned="3" table:number-rows-spanned="1">
            <text:p>15839.8919</text:p>
          </table:table-cell>
          <table:covered-table-cell table:style-name="ce8"/>
          <table:covered-table-cell table:style-name="ce9"/>
          <table:table-cell table:style-name="ce7" table:formula="of:=10576.1802 - 261" office:value-type="float" office:value="10315.1802" calcext:value-type="float" table:number-columns-spanned="3" table:number-rows-spanned="1">
            <text:p>10315.18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5.6376 - 1" office:value-type="float" office:value="214.6376" calcext:value-type="float" table:number-columns-spanned="3" table:number-rows-spanned="1">
            <text:p>214.6376</text:p>
          </table:table-cell>
          <table:covered-table-cell table:style-name="ce8"/>
          <table:covered-table-cell table:style-name="ce9"/>
          <table:table-cell table:style-name="ce7" table:formula="of:=73.9171 - 1" office:value-type="float" office:value="72.9171" calcext:value-type="float" table:number-columns-spanned="3" table:number-rows-spanned="1">
            <text:p>72.917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018.8916 - 7" office:value-type="float" office:value="16011.8916" calcext:value-type="float" table:number-columns-spanned="3" table:number-rows-spanned="1">
            <text:p>16011.8916</text:p>
          </table:table-cell>
          <table:covered-table-cell table:style-name="ce8"/>
          <table:covered-table-cell table:style-name="ce9"/>
          <table:table-cell table:style-name="ce7" table:formula="of:=10640.9521 - 262" office:value-type="float" office:value="10378.9521" calcext:value-type="float" table:number-columns-spanned="3" table:number-rows-spanned="1">
            <text:p>10378.95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6.5478 - 4" office:value-type="float" office:value="212.5478" calcext:value-type="float" table:number-columns-spanned="3" table:number-rows-spanned="1">
            <text:p>212.5478</text:p>
          </table:table-cell>
          <table:covered-table-cell table:style-name="ce8"/>
          <table:covered-table-cell table:style-name="ce9"/>
          <table:table-cell table:style-name="ce7" table:formula="of:=73.7648 - 1" office:value-type="float" office:value="72.7648" calcext:value-type="float" table:number-columns-spanned="3" table:number-rows-spanned="1">
            <text:p>72.764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090.0723 - 101" office:value-type="float" office:value="15989.0723" calcext:value-type="float" table:number-columns-spanned="3" table:number-rows-spanned="1">
            <text:p>15989.0723</text:p>
          </table:table-cell>
          <table:covered-table-cell table:style-name="ce8"/>
          <table:covered-table-cell table:style-name="ce9"/>
          <table:table-cell table:style-name="ce7" table:formula="of:=10696.4892 - 263" office:value-type="float" office:value="10433.4892" calcext:value-type="float" table:number-columns-spanned="3" table:number-rows-spanned="1">
            <text:p>10433.48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7.0927 - 2" office:value-type="float" office:value="215.0927" calcext:value-type="float" table:number-columns-spanned="3" table:number-rows-spanned="1">
            <text:p>215.0927</text:p>
          </table:table-cell>
          <table:covered-table-cell table:style-name="ce8"/>
          <table:covered-table-cell table:style-name="ce9"/>
          <table:table-cell table:style-name="ce7" table:formula="of:=74.9412 - 1" office:value-type="float" office:value="73.9412" calcext:value-type="float" table:number-columns-spanned="3" table:number-rows-spanned="1">
            <text:p>73.941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100.6384 - 10" office:value-type="float" office:value="16090.6384" calcext:value-type="float" table:number-columns-spanned="3" table:number-rows-spanned="1">
            <text:p>16090.6384</text:p>
          </table:table-cell>
          <table:covered-table-cell table:style-name="ce8"/>
          <table:covered-table-cell table:style-name="ce9"/>
          <table:table-cell table:style-name="ce7" table:formula="of:=10840.1845 - 264" office:value-type="float" office:value="10576.1845" calcext:value-type="float" table:number-columns-spanned="3" table:number-rows-spanned="1">
            <text:p>10576.184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7.5428 - 1" office:value-type="float" office:value="216.5428" calcext:value-type="float" table:number-columns-spanned="3" table:number-rows-spanned="1">
            <text:p>216.5428</text:p>
          </table:table-cell>
          <table:covered-table-cell table:style-name="ce8"/>
          <table:covered-table-cell table:style-name="ce9"/>
          <table:table-cell table:style-name="ce7" table:formula="of:=73.9973 - 1" office:value-type="float" office:value="72.9973" calcext:value-type="float" table:number-columns-spanned="3" table:number-rows-spanned="1">
            <text:p>72.997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235.0277 - 303" office:value-type="float" office:value="15932.0277" calcext:value-type="float" table:number-columns-spanned="3" table:number-rows-spanned="1">
            <text:p>15932.0277</text:p>
          </table:table-cell>
          <table:covered-table-cell table:style-name="ce8"/>
          <table:covered-table-cell table:style-name="ce9"/>
          <table:table-cell table:style-name="ce7" table:formula="of:=10920.7821 - 265" office:value-type="float" office:value="10655.7821" calcext:value-type="float" table:number-columns-spanned="3" table:number-rows-spanned="1">
            <text:p>10655.78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7.7552 - 2" office:value-type="float" office:value="215.7552" calcext:value-type="float" table:number-columns-spanned="3" table:number-rows-spanned="1">
            <text:p>215.7552</text:p>
          </table:table-cell>
          <table:covered-table-cell table:style-name="ce8"/>
          <table:covered-table-cell table:style-name="ce9"/>
          <table:table-cell table:style-name="ce7" table:formula="of:=74.626 - 1" office:value-type="float" office:value="73.626" calcext:value-type="float" table:number-columns-spanned="3" table:number-rows-spanned="1">
            <text:p>73.62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241.3888 - 6" office:value-type="float" office:value="16235.3888" calcext:value-type="float" table:number-columns-spanned="3" table:number-rows-spanned="1">
            <text:p>16235.3888</text:p>
          </table:table-cell>
          <table:covered-table-cell table:style-name="ce8"/>
          <table:covered-table-cell table:style-name="ce9"/>
          <table:table-cell table:style-name="ce7" table:formula="of:=10962.3271 - 266" office:value-type="float" office:value="10696.3271" calcext:value-type="float" table:number-columns-spanned="3" table:number-rows-spanned="1">
            <text:p>10696.32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7.9266 - 3" office:value-type="float" office:value="214.9266" calcext:value-type="float" table:number-columns-spanned="3" table:number-rows-spanned="1">
            <text:p>214.9266</text:p>
          </table:table-cell>
          <table:covered-table-cell table:style-name="ce8"/>
          <table:covered-table-cell table:style-name="ce9"/>
          <table:table-cell table:style-name="ce7" table:formula="of:=74.2404 - 1" office:value-type="float" office:value="73.2404" calcext:value-type="float" table:number-columns-spanned="3" table:number-rows-spanned="1">
            <text:p>73.240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272.8925 - 254" office:value-type="float" office:value="16018.8925" calcext:value-type="float" table:number-columns-spanned="3" table:number-rows-spanned="1">
            <text:p>16018.8925</text:p>
          </table:table-cell>
          <table:covered-table-cell table:style-name="ce8"/>
          <table:covered-table-cell table:style-name="ce9"/>
          <table:table-cell table:style-name="ce7" table:formula="of:=11122.055 - 267" office:value-type="float" office:value="10855.055" calcext:value-type="float" table:number-columns-spanned="3" table:number-rows-spanned="1">
            <text:p>10855.05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8.1115 - 5" office:value-type="float" office:value="213.1115" calcext:value-type="float" table:number-columns-spanned="3" table:number-rows-spanned="1">
            <text:p>213.1115</text:p>
          </table:table-cell>
          <table:covered-table-cell table:style-name="ce8"/>
          <table:covered-table-cell table:style-name="ce9"/>
          <table:table-cell table:style-name="ce7" table:formula="of:=74.3483 - 1" office:value-type="float" office:value="73.3483" calcext:value-type="float" table:number-columns-spanned="3" table:number-rows-spanned="1">
            <text:p>73.348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279.8984 - 7" office:value-type="float" office:value="16272.8984" calcext:value-type="float" table:number-columns-spanned="3" table:number-rows-spanned="1">
            <text:p>16272.8984</text:p>
          </table:table-cell>
          <table:covered-table-cell table:style-name="ce8"/>
          <table:covered-table-cell table:style-name="ce9"/>
          <table:table-cell table:style-name="ce7" table:formula="of:=11188.7528 - 268" office:value-type="float" office:value="10920.7528" calcext:value-type="float" table:number-columns-spanned="3" table:number-rows-spanned="1">
            <text:p>10920.752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8.8119 - 1" office:value-type="float" office:value="217.8119" calcext:value-type="float" table:number-columns-spanned="3" table:number-rows-spanned="1">
            <text:p>217.8119</text:p>
          </table:table-cell>
          <table:covered-table-cell table:style-name="ce8"/>
          <table:covered-table-cell table:style-name="ce9"/>
          <table:table-cell table:style-name="ce7" table:formula="of:=75.7653 - 1" office:value-type="float" office:value="74.7653" calcext:value-type="float" table:number-columns-spanned="3" table:number-rows-spanned="1">
            <text:p>74.76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344.6397 - 244" office:value-type="float" office:value="16100.6397" calcext:value-type="float" table:number-columns-spanned="3" table:number-rows-spanned="1">
            <text:p>16100.6397</text:p>
          </table:table-cell>
          <table:covered-table-cell table:style-name="ce8"/>
          <table:covered-table-cell table:style-name="ce9"/>
          <table:table-cell table:style-name="ce7" table:formula="of:=11246.3512 - 269" office:value-type="float" office:value="10977.3512" calcext:value-type="float" table:number-columns-spanned="3" table:number-rows-spanned="1">
            <text:p>10977.35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8.9818 - 1" office:value-type="float" office:value="217.9818" calcext:value-type="float" table:number-columns-spanned="3" table:number-rows-spanned="1">
            <text:p>217.9818</text:p>
          </table:table-cell>
          <table:covered-table-cell table:style-name="ce8"/>
          <table:covered-table-cell table:style-name="ce9"/>
          <table:table-cell table:style-name="ce7" table:formula="of:=74.9874 - 1" office:value-type="float" office:value="73.9874" calcext:value-type="float" table:number-columns-spanned="3" table:number-rows-spanned="1">
            <text:p>73.98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350.9654 - 6" office:value-type="float" office:value="16344.9654" calcext:value-type="float" table:number-columns-spanned="3" table:number-rows-spanned="1">
            <text:p>16344.9654</text:p>
          </table:table-cell>
          <table:covered-table-cell table:style-name="ce8"/>
          <table:covered-table-cell table:style-name="ce9"/>
          <table:table-cell table:style-name="ce7" table:formula="of:=11392.0819 - 270" office:value-type="float" office:value="11122.0819" calcext:value-type="float" table:number-columns-spanned="3" table:number-rows-spanned="1">
            <text:p>11122.081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9.0922 - 2" office:value-type="float" office:value="217.0922" calcext:value-type="float" table:number-columns-spanned="3" table:number-rows-spanned="1">
            <text:p>217.0922</text:p>
          </table:table-cell>
          <table:covered-table-cell table:style-name="ce8"/>
          <table:covered-table-cell table:style-name="ce9"/>
          <table:table-cell table:style-name="ce7" table:formula="of:=74.9913 - 1" office:value-type="float" office:value="73.9913" calcext:value-type="float" table:number-columns-spanned="3" table:number-rows-spanned="1">
            <text:p>73.991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411.8997 - 132" office:value-type="float" office:value="16279.8997" calcext:value-type="float" table:number-columns-spanned="3" table:number-rows-spanned="1">
            <text:p>16279.8997</text:p>
          </table:table-cell>
          <table:covered-table-cell table:style-name="ce8"/>
          <table:covered-table-cell table:style-name="ce9"/>
          <table:table-cell table:style-name="ce7" table:formula="of:=11475.0005 - 271" office:value-type="float" office:value="11204.0005" calcext:value-type="float" table:number-columns-spanned="3" table:number-rows-spanned="1">
            <text:p>11204.000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19.5434 - 2" office:value-type="float" office:value="217.5434" calcext:value-type="float" table:number-columns-spanned="3" table:number-rows-spanned="1">
            <text:p>217.5434</text:p>
          </table:table-cell>
          <table:covered-table-cell table:style-name="ce8"/>
          <table:covered-table-cell table:style-name="ce9"/>
          <table:table-cell table:style-name="ce7" table:formula="of:=75.0432 - 1" office:value-type="float" office:value="74.0432" calcext:value-type="float" table:number-columns-spanned="3" table:number-rows-spanned="1">
            <text:p>74.04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412.8998 - 1" office:value-type="float" office:value="16411.8998" calcext:value-type="float" table:number-columns-spanned="3" table:number-rows-spanned="1">
            <text:p>16411.8998</text:p>
          </table:table-cell>
          <table:covered-table-cell table:style-name="ce8"/>
          <table:covered-table-cell table:style-name="ce9"/>
          <table:table-cell table:style-name="ce7" table:formula="of:=11518.2758 - 272" office:value-type="float" office:value="11246.2758" calcext:value-type="float" table:number-columns-spanned="3" table:number-rows-spanned="1">
            <text:p>11246.27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0.2447 - 5" office:value-type="float" office:value="215.2447" calcext:value-type="float" table:number-columns-spanned="3" table:number-rows-spanned="1">
            <text:p>215.2447</text:p>
          </table:table-cell>
          <table:covered-table-cell table:style-name="ce8"/>
          <table:covered-table-cell table:style-name="ce9"/>
          <table:table-cell table:style-name="ce7" table:formula="of:=75.8534 - 1" office:value-type="float" office:value="74.8534" calcext:value-type="float" table:number-columns-spanned="3" table:number-rows-spanned="1">
            <text:p>74.853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559.3095 - 301" office:value-type="float" office:value="16258.3095" calcext:value-type="float" table:number-columns-spanned="3" table:number-rows-spanned="1">
            <text:p>16258.3095</text:p>
          </table:table-cell>
          <table:covered-table-cell table:style-name="ce8"/>
          <table:covered-table-cell table:style-name="ce9"/>
          <table:table-cell table:style-name="ce7" table:formula="of:=11680.3934 - 273" office:value-type="float" office:value="11407.3934" calcext:value-type="float" table:number-columns-spanned="3" table:number-rows-spanned="1">
            <text:p>11407.39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0.8118 - 2" office:value-type="float" office:value="218.8118" calcext:value-type="float" table:number-columns-spanned="3" table:number-rows-spanned="1">
            <text:p>218.8118</text:p>
          </table:table-cell>
          <table:covered-table-cell table:style-name="ce8"/>
          <table:covered-table-cell table:style-name="ce9"/>
          <table:table-cell table:style-name="ce7" table:formula="of:=75.3308 - 1" office:value-type="float" office:value="74.3308" calcext:value-type="float" table:number-columns-spanned="3" table:number-rows-spanned="1">
            <text:p>74.33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565.6439 - 6" office:value-type="float" office:value="16559.6439" calcext:value-type="float" table:number-columns-spanned="3" table:number-rows-spanned="1">
            <text:p>16559.6439</text:p>
          </table:table-cell>
          <table:covered-table-cell table:style-name="ce8"/>
          <table:covered-table-cell table:style-name="ce9"/>
          <table:table-cell table:style-name="ce7" table:formula="of:=11749.1001 - 274" office:value-type="float" office:value="11475.1001" calcext:value-type="float" table:number-columns-spanned="3" table:number-rows-spanned="1">
            <text:p>11475.10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1.1013 - 2" office:value-type="float" office:value="219.1013" calcext:value-type="float" table:number-columns-spanned="3" table:number-rows-spanned="1">
            <text:p>219.1013</text:p>
          </table:table-cell>
          <table:covered-table-cell table:style-name="ce8"/>
          <table:covered-table-cell table:style-name="ce9"/>
          <table:table-cell table:style-name="ce7" table:formula="of:=75.8551 - 1" office:value-type="float" office:value="74.8551" calcext:value-type="float" table:number-columns-spanned="3" table:number-rows-spanned="1">
            <text:p>74.855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574.9668 - 224" office:value-type="float" office:value="16350.9668" calcext:value-type="float" table:number-columns-spanned="3" table:number-rows-spanned="1">
            <text:p>16350.9668</text:p>
          </table:table-cell>
          <table:covered-table-cell table:style-name="ce8"/>
          <table:covered-table-cell table:style-name="ce9"/>
          <table:table-cell table:style-name="ce7" table:formula="of:=11808.6589 - 275" office:value-type="float" office:value="11533.6589" calcext:value-type="float" table:number-columns-spanned="3" table:number-rows-spanned="1">
            <text:p>11533.658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2.0889 - 3" office:value-type="float" office:value="219.0889" calcext:value-type="float" table:number-columns-spanned="3" table:number-rows-spanned="1">
            <text:p>219.0889</text:p>
          </table:table-cell>
          <table:covered-table-cell table:style-name="ce8"/>
          <table:covered-table-cell table:style-name="ce9"/>
          <table:table-cell table:style-name="ce7" table:formula="of:=76.9439 - 1" office:value-type="float" office:value="75.9439" calcext:value-type="float" table:number-columns-spanned="3" table:number-rows-spanned="1">
            <text:p>75.943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583.4289 - 8" office:value-type="float" office:value="16575.4289" calcext:value-type="float" table:number-columns-spanned="3" table:number-rows-spanned="1">
            <text:p>16575.4289</text:p>
          </table:table-cell>
          <table:covered-table-cell table:style-name="ce8"/>
          <table:covered-table-cell table:style-name="ce9"/>
          <table:table-cell table:style-name="ce7" table:formula="of:=11956.3126 - 276" office:value-type="float" office:value="11680.3126" calcext:value-type="float" table:number-columns-spanned="3" table:number-rows-spanned="1">
            <text:p>11680.31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2.1608 - 1" office:value-type="float" office:value="221.1608" calcext:value-type="float" table:number-columns-spanned="3" table:number-rows-spanned="1">
            <text:p>221.1608</text:p>
          </table:table-cell>
          <table:covered-table-cell table:style-name="ce8"/>
          <table:covered-table-cell table:style-name="ce9"/>
          <table:table-cell table:style-name="ce7" table:formula="of:=77.1617 - 1" office:value-type="float" office:value="76.1617" calcext:value-type="float" table:number-columns-spanned="3" table:number-rows-spanned="1">
            <text:p>76.161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686.9008 - 274" office:value-type="float" office:value="16412.9008" calcext:value-type="float" table:number-columns-spanned="3" table:number-rows-spanned="1">
            <text:p>16412.9008</text:p>
          </table:table-cell>
          <table:covered-table-cell table:style-name="ce8"/>
          <table:covered-table-cell table:style-name="ce9"/>
          <table:table-cell table:style-name="ce7" table:formula="of:=12041.7965 - 277" office:value-type="float" office:value="11764.7965" calcext:value-type="float" table:number-columns-spanned="3" table:number-rows-spanned="1">
            <text:p>11764.79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2.5399 - 3" office:value-type="float" office:value="219.5399" calcext:value-type="float" table:number-columns-spanned="3" table:number-rows-spanned="1">
            <text:p>219.5399</text:p>
          </table:table-cell>
          <table:covered-table-cell table:style-name="ce8"/>
          <table:covered-table-cell table:style-name="ce9"/>
          <table:table-cell table:style-name="ce7" table:formula="of:=76.7213 - 1" office:value-type="float" office:value="75.7213" calcext:value-type="float" table:number-columns-spanned="3" table:number-rows-spanned="1">
            <text:p>75.721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693.9 - 7" office:value-type="float" office:value="16686.9" calcext:value-type="float" table:number-columns-spanned="3" table:number-rows-spanned="1">
            <text:p>16686.9</text:p>
          </table:table-cell>
          <table:covered-table-cell table:style-name="ce8"/>
          <table:covered-table-cell table:style-name="ce9"/>
          <table:table-cell table:style-name="ce7" table:formula="of:=12086.6511 - 278" office:value-type="float" office:value="11808.6511" calcext:value-type="float" table:number-columns-spanned="3" table:number-rows-spanned="1">
            <text:p>11808.65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3.1046 - 5" office:value-type="float" office:value="218.1046" calcext:value-type="float" table:number-columns-spanned="3" table:number-rows-spanned="1">
            <text:p>218.1046</text:p>
          </table:table-cell>
          <table:covered-table-cell table:style-name="ce8"/>
          <table:covered-table-cell table:style-name="ce9"/>
          <table:table-cell table:style-name="ce7" table:formula="of:=76.9069 - 1" office:value-type="float" office:value="75.9069" calcext:value-type="float" table:number-columns-spanned="3" table:number-rows-spanned="1">
            <text:p>75.906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695.7122 - 123" office:value-type="float" office:value="16572.7122" calcext:value-type="float" table:number-columns-spanned="3" table:number-rows-spanned="1">
            <text:p>16572.7122</text:p>
          </table:table-cell>
          <table:covered-table-cell table:style-name="ce8"/>
          <table:covered-table-cell table:style-name="ce9"/>
          <table:table-cell table:style-name="ce7" table:formula="of:=12250.8184 - 279" office:value-type="float" office:value="11971.8184" calcext:value-type="float" table:number-columns-spanned="3" table:number-rows-spanned="1">
            <text:p>11971.818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3.1479 - 1" office:value-type="float" office:value="222.1479" calcext:value-type="float" table:number-columns-spanned="3" table:number-rows-spanned="1">
            <text:p>222.1479</text:p>
          </table:table-cell>
          <table:covered-table-cell table:style-name="ce8"/>
          <table:covered-table-cell table:style-name="ce9"/>
          <table:table-cell table:style-name="ce7" table:formula="of:=76.3244 - 1" office:value-type="float" office:value="75.3244" calcext:value-type="float" table:number-columns-spanned="3" table:number-rows-spanned="1">
            <text:p>75.324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702.0558 - 6" office:value-type="float" office:value="16696.0558" calcext:value-type="float" table:number-columns-spanned="3" table:number-rows-spanned="1">
            <text:p>16696.0558</text:p>
          </table:table-cell>
          <table:covered-table-cell table:style-name="ce8"/>
          <table:covered-table-cell table:style-name="ce9"/>
          <table:table-cell table:style-name="ce7" table:formula="of:=12321.6663 - 280" office:value-type="float" office:value="12041.6663" calcext:value-type="float" table:number-columns-spanned="3" table:number-rows-spanned="1">
            <text:p>12041.666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3.5946 - 1" office:value-type="float" office:value="222.5946" calcext:value-type="float" table:number-columns-spanned="3" table:number-rows-spanned="1">
            <text:p>222.5946</text:p>
          </table:table-cell>
          <table:covered-table-cell table:style-name="ce8"/>
          <table:covered-table-cell table:style-name="ce9"/>
          <table:table-cell table:style-name="ce7" table:formula="of:=76.8498 - 1" office:value-type="float" office:value="75.8498" calcext:value-type="float" table:number-columns-spanned="3" table:number-rows-spanned="1">
            <text:p>75.849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774.9325 - 181" office:value-type="float" office:value="16593.9325" calcext:value-type="float" table:number-columns-spanned="3" table:number-rows-spanned="1">
            <text:p>16593.9325</text:p>
          </table:table-cell>
          <table:covered-table-cell table:style-name="ce8"/>
          <table:covered-table-cell table:style-name="ce9"/>
          <table:table-cell table:style-name="ce7" table:formula="of:=12383.1188 - 281" office:value-type="float" office:value="12102.1188" calcext:value-type="float" table:number-columns-spanned="3" table:number-rows-spanned="1">
            <text:p>12102.11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4.2762 - 2" office:value-type="float" office:value="222.2762" calcext:value-type="float" table:number-columns-spanned="3" table:number-rows-spanned="1">
            <text:p>222.2762</text:p>
          </table:table-cell>
          <table:covered-table-cell table:style-name="ce8"/>
          <table:covered-table-cell table:style-name="ce9"/>
          <table:table-cell table:style-name="ce7" table:formula="of:=76.9761 - 1" office:value-type="float" office:value="75.9761" calcext:value-type="float" table:number-columns-spanned="3" table:number-rows-spanned="1">
            <text:p>75.976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781.2868 - 6" office:value-type="float" office:value="16775.2868" calcext:value-type="float" table:number-columns-spanned="3" table:number-rows-spanned="1">
            <text:p>16775.2868</text:p>
          </table:table-cell>
          <table:covered-table-cell table:style-name="ce8"/>
          <table:covered-table-cell table:style-name="ce9"/>
          <table:table-cell table:style-name="ce7" table:formula="of:=12532.871 - 282" office:value-type="float" office:value="12250.871" calcext:value-type="float" table:number-columns-spanned="3" table:number-rows-spanned="1">
            <text:p>12250.8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4.4797 - 4" office:value-type="float" office:value="220.4797" calcext:value-type="float" table:number-columns-spanned="3" table:number-rows-spanned="1">
            <text:p>220.4797</text:p>
          </table:table-cell>
          <table:covered-table-cell table:style-name="ce8"/>
          <table:covered-table-cell table:style-name="ce9"/>
          <table:table-cell table:style-name="ce7" table:formula="of:=77.0259 - 1" office:value-type="float" office:value="76.0259" calcext:value-type="float" table:number-columns-spanned="3" table:number-rows-spanned="1">
            <text:p>76.02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895.901 - 202" office:value-type="float" office:value="16693.901" calcext:value-type="float" table:number-columns-spanned="3" table:number-rows-spanned="1">
            <text:p>16693.901</text:p>
          </table:table-cell>
          <table:covered-table-cell table:style-name="ce8"/>
          <table:covered-table-cell table:style-name="ce9"/>
          <table:table-cell table:style-name="ce7" table:formula="of:=12620.4204 - 283" office:value-type="float" office:value="12337.4204" calcext:value-type="float" table:number-columns-spanned="3" table:number-rows-spanned="1">
            <text:p>12337.420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5.0443 - 4" office:value-type="float" office:value="221.0443" calcext:value-type="float" table:number-columns-spanned="3" table:number-rows-spanned="1">
            <text:p>221.0443</text:p>
          </table:table-cell>
          <table:covered-table-cell table:style-name="ce8"/>
          <table:covered-table-cell table:style-name="ce9"/>
          <table:table-cell table:style-name="ce7" table:formula="of:=77.7794 - 1" office:value-type="float" office:value="76.7794" calcext:value-type="float" table:number-columns-spanned="3" table:number-rows-spanned="1">
            <text:p>76.779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6902.2273 - 6" office:value-type="float" office:value="16896.2273" calcext:value-type="float" table:number-columns-spanned="3" table:number-rows-spanned="1">
            <text:p>16896.2273</text:p>
          </table:table-cell>
          <table:covered-table-cell table:style-name="ce8"/>
          <table:covered-table-cell table:style-name="ce9"/>
          <table:table-cell table:style-name="ce7" table:formula="of:=12667.1834 - 284" office:value-type="float" office:value="12383.1834" calcext:value-type="float" table:number-columns-spanned="3" table:number-rows-spanned="1">
            <text:p>12383.183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5.5322 - 1" office:value-type="float" office:value="224.5322" calcext:value-type="float" table:number-columns-spanned="3" table:number-rows-spanned="1">
            <text:p>224.5322</text:p>
          </table:table-cell>
          <table:covered-table-cell table:style-name="ce8"/>
          <table:covered-table-cell table:style-name="ce9"/>
          <table:table-cell table:style-name="ce7" table:formula="of:=77.2653 - 1" office:value-type="float" office:value="76.2653" calcext:value-type="float" table:number-columns-spanned="3" table:number-rows-spanned="1">
            <text:p>76.26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050.0571 - 348" office:value-type="float" office:value="16702.0571" calcext:value-type="float" table:number-columns-spanned="3" table:number-rows-spanned="1">
            <text:p>16702.0571</text:p>
          </table:table-cell>
          <table:covered-table-cell table:style-name="ce8"/>
          <table:covered-table-cell table:style-name="ce9"/>
          <table:table-cell table:style-name="ce7" table:formula="of:=12833.533 - 285" office:value-type="float" office:value="12548.533" calcext:value-type="float" table:number-columns-spanned="3" table:number-rows-spanned="1">
            <text:p>12548.53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6.0389 - 1" office:value-type="float" office:value="225.0389" calcext:value-type="float" table:number-columns-spanned="3" table:number-rows-spanned="1">
            <text:p>225.0389</text:p>
          </table:table-cell>
          <table:covered-table-cell table:style-name="ce8"/>
          <table:covered-table-cell table:style-name="ce9"/>
          <table:table-cell table:style-name="ce7" table:formula="of:=78.3457 - 1" office:value-type="float" office:value="77.3457" calcext:value-type="float" table:number-columns-spanned="3" table:number-rows-spanned="1">
            <text:p>77.345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053.0565 - 3" office:value-type="float" office:value="17050.0565" calcext:value-type="float" table:number-columns-spanned="3" table:number-rows-spanned="1">
            <text:p>17050.0565</text:p>
          </table:table-cell>
          <table:covered-table-cell table:style-name="ce8"/>
          <table:covered-table-cell table:style-name="ce9"/>
          <table:table-cell table:style-name="ce7" table:formula="of:=12906.3608 - 286" office:value-type="float" office:value="12620.3608" calcext:value-type="float" table:number-columns-spanned="3" table:number-rows-spanned="1">
            <text:p>12620.36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6.2746 - 2" office:value-type="float" office:value="224.2746" calcext:value-type="float" table:number-columns-spanned="3" table:number-rows-spanned="1">
            <text:p>224.2746</text:p>
          </table:table-cell>
          <table:covered-table-cell table:style-name="ce8"/>
          <table:covered-table-cell table:style-name="ce9"/>
          <table:table-cell table:style-name="ce7" table:formula="of:=78.4856 - 1" office:value-type="float" office:value="77.4856" calcext:value-type="float" table:number-columns-spanned="3" table:number-rows-spanned="1">
            <text:p>77.48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095.5443 - 297" office:value-type="float" office:value="16798.5443" calcext:value-type="float" table:number-columns-spanned="3" table:number-rows-spanned="1">
            <text:p>16798.5443</text:p>
          </table:table-cell>
          <table:covered-table-cell table:style-name="ce8"/>
          <table:covered-table-cell table:style-name="ce9"/>
          <table:table-cell table:style-name="ce7" table:formula="of:=12969.9946 - 287" office:value-type="float" office:value="12682.9946" calcext:value-type="float" table:number-columns-spanned="3" table:number-rows-spanned="1">
            <text:p>12682.99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6.5906 - 1" office:value-type="float" office:value="225.5906" calcext:value-type="float" table:number-columns-spanned="3" table:number-rows-spanned="1">
            <text:p>225.5906</text:p>
          </table:table-cell>
          <table:covered-table-cell table:style-name="ce8"/>
          <table:covered-table-cell table:style-name="ce9"/>
          <table:table-cell table:style-name="ce7" table:formula="of:=78.0146 - 1" office:value-type="float" office:value="77.0146" calcext:value-type="float" table:number-columns-spanned="3" table:number-rows-spanned="1">
            <text:p>77.014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097.6596 - 2" office:value-type="float" office:value="17095.6596" calcext:value-type="float" table:number-columns-spanned="3" table:number-rows-spanned="1">
            <text:p>17095.6596</text:p>
          </table:table-cell>
          <table:covered-table-cell table:style-name="ce8"/>
          <table:covered-table-cell table:style-name="ce9"/>
          <table:table-cell table:style-name="ce7" table:formula="of:=13121.6206 - 288" office:value-type="float" office:value="12833.6206" calcext:value-type="float" table:number-columns-spanned="3" table:number-rows-spanned="1">
            <text:p>12833.620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7.0984 - 4" office:value-type="float" office:value="223.0984" calcext:value-type="float" table:number-columns-spanned="3" table:number-rows-spanned="1">
            <text:p>223.0984</text:p>
          </table:table-cell>
          <table:covered-table-cell table:style-name="ce8"/>
          <table:covered-table-cell table:style-name="ce9"/>
          <table:table-cell table:style-name="ce7" table:formula="of:=78.0246 - 1" office:value-type="float" office:value="77.0246" calcext:value-type="float" table:number-columns-spanned="3" table:number-rows-spanned="1">
            <text:p>77.024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235.1758 - 315" office:value-type="float" office:value="16920.1758" calcext:value-type="float" table:number-columns-spanned="3" table:number-rows-spanned="1">
            <text:p>16920.1758</text:p>
          </table:table-cell>
          <table:covered-table-cell table:style-name="ce8"/>
          <table:covered-table-cell table:style-name="ce9"/>
          <table:table-cell table:style-name="ce7" table:formula="of:=13211.2591 - 289" office:value-type="float" office:value="12922.2591" calcext:value-type="float" table:number-columns-spanned="3" table:number-rows-spanned="1">
            <text:p>12922.259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7.1463 - 4" office:value-type="float" office:value="223.1463" calcext:value-type="float" table:number-columns-spanned="3" table:number-rows-spanned="1">
            <text:p>223.1463</text:p>
          </table:table-cell>
          <table:covered-table-cell table:style-name="ce8"/>
          <table:covered-table-cell table:style-name="ce9"/>
          <table:table-cell table:style-name="ce7" table:formula="of:=78.832 - 1" office:value-type="float" office:value="77.832" calcext:value-type="float" table:number-columns-spanned="3" table:number-rows-spanned="1">
            <text:p>77.83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242.1757 - 7" office:value-type="float" office:value="17235.1757" calcext:value-type="float" table:number-columns-spanned="3" table:number-rows-spanned="1">
            <text:p>17235.1757</text:p>
          </table:table-cell>
          <table:covered-table-cell table:style-name="ce8"/>
          <table:covered-table-cell table:style-name="ce9"/>
          <table:table-cell table:style-name="ce7" table:formula="of:=13260.1765 - 290" office:value-type="float" office:value="12970.1765" calcext:value-type="float" table:number-columns-spanned="3" table:number-rows-spanned="1">
            <text:p>12970.17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7.5942 - 4" office:value-type="float" office:value="223.5942" calcext:value-type="float" table:number-columns-spanned="3" table:number-rows-spanned="1">
            <text:p>223.5942</text:p>
          </table:table-cell>
          <table:covered-table-cell table:style-name="ce8"/>
          <table:covered-table-cell table:style-name="ce9"/>
          <table:table-cell table:style-name="ce7" table:formula="of:=78.3114 - 1" office:value-type="float" office:value="77.3114" calcext:value-type="float" table:number-columns-spanned="3" table:number-rows-spanned="1">
            <text:p>77.311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299.0579 - 246" office:value-type="float" office:value="17053.0579" calcext:value-type="float" table:number-columns-spanned="3" table:number-rows-spanned="1">
            <text:p>17053.0579</text:p>
          </table:table-cell>
          <table:covered-table-cell table:style-name="ce8"/>
          <table:covered-table-cell table:style-name="ce9"/>
          <table:table-cell table:style-name="ce7" table:formula="of:=13428.7208 - 291" office:value-type="float" office:value="13137.7208" calcext:value-type="float" table:number-columns-spanned="3" table:number-rows-spanned="1">
            <text:p>13137.720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7.5903 - 1" office:value-type="float" office:value="226.5903" calcext:value-type="float" table:number-columns-spanned="3" table:number-rows-spanned="1">
            <text:p>226.5903</text:p>
          </table:table-cell>
          <table:covered-table-cell table:style-name="ce8"/>
          <table:covered-table-cell table:style-name="ce9"/>
          <table:table-cell table:style-name="ce7" table:formula="of:=79.068 - 1" office:value-type="float" office:value="78.068" calcext:value-type="float" table:number-columns-spanned="3" table:number-rows-spanned="1">
            <text:p>78.06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304.058 - 5" office:value-type="float" office:value="17299.058" calcext:value-type="float" table:number-columns-spanned="3" table:number-rows-spanned="1">
            <text:p>17299.058</text:p>
          </table:table-cell>
          <table:covered-table-cell table:style-name="ce8"/>
          <table:covered-table-cell table:style-name="ce9"/>
          <table:table-cell table:style-name="ce7" table:formula="of:=13503.3237 - 292" office:value-type="float" office:value="13211.3237" calcext:value-type="float" table:number-columns-spanned="3" table:number-rows-spanned="1">
            <text:p>13211.323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8.5886 - 1" office:value-type="float" office:value="227.5886" calcext:value-type="float" table:number-columns-spanned="3" table:number-rows-spanned="1">
            <text:p>227.5886</text:p>
          </table:table-cell>
          <table:covered-table-cell table:style-name="ce8"/>
          <table:covered-table-cell table:style-name="ce9"/>
          <table:table-cell table:style-name="ce7" table:formula="of:=78.8921 - 1" office:value-type="float" office:value="77.8921" calcext:value-type="float" table:number-columns-spanned="3" table:number-rows-spanned="1">
            <text:p>77.892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429.6607 - 332" office:value-type="float" office:value="17097.6607" calcext:value-type="float" table:number-columns-spanned="3" table:number-rows-spanned="1">
            <text:p>17097.6607</text:p>
          </table:table-cell>
          <table:covered-table-cell table:style-name="ce8"/>
          <table:covered-table-cell table:style-name="ce9"/>
          <table:table-cell table:style-name="ce7" table:formula="of:=13569.3468 - 293" office:value-type="float" office:value="13276.3468" calcext:value-type="float" table:number-columns-spanned="3" table:number-rows-spanned="1">
            <text:p>13276.346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9.0392 - 3" office:value-type="float" office:value="226.0392" calcext:value-type="float" table:number-columns-spanned="3" table:number-rows-spanned="1">
            <text:p>226.0392</text:p>
          </table:table-cell>
          <table:covered-table-cell table:style-name="ce8"/>
          <table:covered-table-cell table:style-name="ce9"/>
          <table:table-cell table:style-name="ce7" table:formula="of:=79.7128 - 1" office:value-type="float" office:value="78.7128" calcext:value-type="float" table:number-columns-spanned="3" table:number-rows-spanned="1">
            <text:p>78.712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436.6607 - 7" office:value-type="float" office:value="17429.6607" calcext:value-type="float" table:number-columns-spanned="3" table:number-rows-spanned="1">
            <text:p>17429.6607</text:p>
          </table:table-cell>
          <table:covered-table-cell table:style-name="ce8"/>
          <table:covered-table-cell table:style-name="ce9"/>
          <table:table-cell table:style-name="ce7" table:formula="of:=13722.7026 - 294" office:value-type="float" office:value="13428.7026" calcext:value-type="float" table:number-columns-spanned="3" table:number-rows-spanned="1">
            <text:p>13428.702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29.4465 - 3" office:value-type="float" office:value="226.4465" calcext:value-type="float" table:number-columns-spanned="3" table:number-rows-spanned="1">
            <text:p>226.4465</text:p>
          </table:table-cell>
          <table:covered-table-cell table:style-name="ce8"/>
          <table:covered-table-cell table:style-name="ce9"/>
          <table:table-cell table:style-name="ce7" table:formula="of:=79.7155 - 1" office:value-type="float" office:value="78.7155" calcext:value-type="float" table:number-columns-spanned="3" table:number-rows-spanned="1">
            <text:p>78.715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516.4628 - 201" office:value-type="float" office:value="17315.4628" calcext:value-type="float" table:number-columns-spanned="3" table:number-rows-spanned="1">
            <text:p>17315.4628</text:p>
          </table:table-cell>
          <table:covered-table-cell table:style-name="ce8"/>
          <table:covered-table-cell table:style-name="ce9"/>
          <table:table-cell table:style-name="ce7" table:formula="of:=13814.7115 - 295" office:value-type="float" office:value="13519.7115" calcext:value-type="float" table:number-columns-spanned="3" table:number-rows-spanned="1">
            <text:p>13519.711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1.3218 - 4" office:value-type="float" office:value="227.3218" calcext:value-type="float" table:number-columns-spanned="3" table:number-rows-spanned="1">
            <text:p>227.3218</text:p>
          </table:table-cell>
          <table:covered-table-cell table:style-name="ce8"/>
          <table:covered-table-cell table:style-name="ce9"/>
          <table:table-cell table:style-name="ce7" table:formula="of:=79.2373 - 1" office:value-type="float" office:value="78.2373" calcext:value-type="float" table:number-columns-spanned="3" table:number-rows-spanned="1">
            <text:p>78.237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525.4634 - 9" office:value-type="float" office:value="17516.4634" calcext:value-type="float" table:number-columns-spanned="3" table:number-rows-spanned="1">
            <text:p>17516.4634</text:p>
          </table:table-cell>
          <table:covered-table-cell table:style-name="ce8"/>
          <table:covered-table-cell table:style-name="ce9"/>
          <table:table-cell table:style-name="ce7" table:formula="of:=13865.248 - 296" office:value-type="float" office:value="13569.248" calcext:value-type="float" table:number-columns-spanned="3" table:number-rows-spanned="1">
            <text:p>13569.24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1.5888 - 4" office:value-type="float" office:value="227.5888" calcext:value-type="float" table:number-columns-spanned="3" table:number-rows-spanned="1">
            <text:p>227.5888</text:p>
          </table:table-cell>
          <table:covered-table-cell table:style-name="ce8"/>
          <table:covered-table-cell table:style-name="ce9"/>
          <table:table-cell table:style-name="ce7" table:formula="of:=79.3631 - 1" office:value-type="float" office:value="78.3631" calcext:value-type="float" table:number-columns-spanned="3" table:number-rows-spanned="1">
            <text:p>78.36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572.1767 - 330" office:value-type="float" office:value="17242.1767" calcext:value-type="float" table:number-columns-spanned="3" table:number-rows-spanned="1">
            <text:p>17242.1767</text:p>
          </table:table-cell>
          <table:covered-table-cell table:style-name="ce8"/>
          <table:covered-table-cell table:style-name="ce9"/>
          <table:table-cell table:style-name="ce7" table:formula="of:=14036.2146 - 297" office:value-type="float" office:value="13739.2146" calcext:value-type="float" table:number-columns-spanned="3" table:number-rows-spanned="1">
            <text:p>13739.214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1.5891 - 3" office:value-type="float" office:value="228.5891" calcext:value-type="float" table:number-columns-spanned="3" table:number-rows-spanned="1">
            <text:p>228.5891</text:p>
          </table:table-cell>
          <table:covered-table-cell table:style-name="ce8"/>
          <table:covered-table-cell table:style-name="ce9"/>
          <table:table-cell table:style-name="ce7" table:formula="of:=79.4129 - 1" office:value-type="float" office:value="78.4129" calcext:value-type="float" table:number-columns-spanned="3" table:number-rows-spanned="1">
            <text:p>78.412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575.1755 - 3" office:value-type="float" office:value="17572.1755" calcext:value-type="float" table:number-columns-spanned="3" table:number-rows-spanned="1">
            <text:p>17572.1755</text:p>
          </table:table-cell>
          <table:covered-table-cell table:style-name="ce8"/>
          <table:covered-table-cell table:style-name="ce9"/>
          <table:table-cell table:style-name="ce7" table:formula="of:=14112.8723 - 298" office:value-type="float" office:value="13814.8723" calcext:value-type="float" table:number-columns-spanned="3" table:number-rows-spanned="1">
            <text:p>13814.87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2.1407 - 5" office:value-type="float" office:value="227.1407" calcext:value-type="float" table:number-columns-spanned="3" table:number-rows-spanned="1">
            <text:p>227.1407</text:p>
          </table:table-cell>
          <table:covered-table-cell table:style-name="ce8"/>
          <table:covered-table-cell table:style-name="ce9"/>
          <table:table-cell table:style-name="ce7" table:formula="of:=79.884 - 1" office:value-type="float" office:value="78.884" calcext:value-type="float" table:number-columns-spanned="3" table:number-rows-spanned="1">
            <text:p>78.8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668.6618 - 232" office:value-type="float" office:value="17436.6618" calcext:value-type="float" table:number-columns-spanned="3" table:number-rows-spanned="1">
            <text:p>17436.6618</text:p>
          </table:table-cell>
          <table:covered-table-cell table:style-name="ce8"/>
          <table:covered-table-cell table:style-name="ce9"/>
          <table:table-cell table:style-name="ce7" table:formula="of:=14180.8464 - 299" office:value-type="float" office:value="13881.8464" calcext:value-type="float" table:number-columns-spanned="3" table:number-rows-spanned="1">
            <text:p>13881.846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2.5873 - 1" office:value-type="float" office:value="231.5873" calcext:value-type="float" table:number-columns-spanned="3" table:number-rows-spanned="1">
            <text:p>231.5873</text:p>
          </table:table-cell>
          <table:covered-table-cell table:style-name="ce8"/>
          <table:covered-table-cell table:style-name="ce9"/>
          <table:table-cell table:style-name="ce7" table:formula="of:=80.1196 - 1" office:value-type="float" office:value="79.1196" calcext:value-type="float" table:number-columns-spanned="3" table:number-rows-spanned="1">
            <text:p>79.119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677.661 - 9" office:value-type="float" office:value="17668.661" calcext:value-type="float" table:number-columns-spanned="3" table:number-rows-spanned="1">
            <text:p>17668.661</text:p>
          </table:table-cell>
          <table:covered-table-cell table:style-name="ce8"/>
          <table:covered-table-cell table:style-name="ce9"/>
          <table:table-cell table:style-name="ce7" table:formula="of:=14336.241 - 300" office:value-type="float" office:value="14036.241" calcext:value-type="float" table:number-columns-spanned="3" table:number-rows-spanned="1">
            <text:p>14036.24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3.1943 - 1" office:value-type="float" office:value="232.1943" calcext:value-type="float" table:number-columns-spanned="3" table:number-rows-spanned="1">
            <text:p>232.1943</text:p>
          </table:table-cell>
          <table:covered-table-cell table:style-name="ce8"/>
          <table:covered-table-cell table:style-name="ce9"/>
          <table:table-cell table:style-name="ce7" table:formula="of:=80.7739 - 1" office:value-type="float" office:value="79.7739" calcext:value-type="float" table:number-columns-spanned="3" table:number-rows-spanned="1">
            <text:p>79.773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686.0099 - 105" office:value-type="float" office:value="17581.0099" calcext:value-type="float" table:number-columns-spanned="3" table:number-rows-spanned="1">
            <text:p>17581.0099</text:p>
          </table:table-cell>
          <table:covered-table-cell table:style-name="ce8"/>
          <table:covered-table-cell table:style-name="ce9"/>
          <table:table-cell table:style-name="ce7" table:formula="of:=14430.8624 - 301" office:value-type="float" office:value="14129.8624" calcext:value-type="float" table:number-columns-spanned="3" table:number-rows-spanned="1">
            <text:p>14129.86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3.2696 - 4" office:value-type="float" office:value="229.2696" calcext:value-type="float" table:number-columns-spanned="3" table:number-rows-spanned="1">
            <text:p>229.2696</text:p>
          </table:table-cell>
          <table:covered-table-cell table:style-name="ce8"/>
          <table:covered-table-cell table:style-name="ce9"/>
          <table:table-cell table:style-name="ce7" table:formula="of:=80.2247 - 1" office:value-type="float" office:value="79.2247" calcext:value-type="float" table:number-columns-spanned="3" table:number-rows-spanned="1">
            <text:p>79.224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689.01 - 3" office:value-type="float" office:value="17686.01" calcext:value-type="float" table:number-columns-spanned="3" table:number-rows-spanned="1">
            <text:p>17686.01</text:p>
          </table:table-cell>
          <table:covered-table-cell table:style-name="ce8"/>
          <table:covered-table-cell table:style-name="ce9"/>
          <table:table-cell table:style-name="ce7" table:formula="of:=14483.0432 - 302" office:value-type="float" office:value="14181.0432" calcext:value-type="float" table:number-columns-spanned="3" table:number-rows-spanned="1">
            <text:p>14181.043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3.4427 - 4" office:value-type="float" office:value="229.4427" calcext:value-type="float" table:number-columns-spanned="3" table:number-rows-spanned="1">
            <text:p>229.4427</text:p>
          </table:table-cell>
          <table:covered-table-cell table:style-name="ce8"/>
          <table:covered-table-cell table:style-name="ce9"/>
          <table:table-cell table:style-name="ce7" table:formula="of:=80.3959 - 1" office:value-type="float" office:value="79.3959" calcext:value-type="float" table:number-columns-spanned="3" table:number-rows-spanned="1">
            <text:p>79.395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797.0828 - 257" office:value-type="float" office:value="17540.0828" calcext:value-type="float" table:number-columns-spanned="3" table:number-rows-spanned="1">
            <text:p>17540.0828</text:p>
          </table:table-cell>
          <table:covered-table-cell table:style-name="ce8"/>
          <table:covered-table-cell table:style-name="ce9"/>
          <table:table-cell table:style-name="ce7" table:formula="of:=14656.2501 - 303" office:value-type="float" office:value="14353.2501" calcext:value-type="float" table:number-columns-spanned="3" table:number-rows-spanned="1">
            <text:p>14353.250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3.6493 - 1" office:value-type="float" office:value="232.6493" calcext:value-type="float" table:number-columns-spanned="3" table:number-rows-spanned="1">
            <text:p>232.6493</text:p>
          </table:table-cell>
          <table:covered-table-cell table:style-name="ce8"/>
          <table:covered-table-cell table:style-name="ce9"/>
          <table:table-cell table:style-name="ce7" table:formula="of:=80.4082 - 1" office:value-type="float" office:value="79.4082" calcext:value-type="float" table:number-columns-spanned="3" table:number-rows-spanned="1">
            <text:p>79.40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805.5243 - 8" office:value-type="float" office:value="17797.5243" calcext:value-type="float" table:number-columns-spanned="3" table:number-rows-spanned="1">
            <text:p>17797.5243</text:p>
          </table:table-cell>
          <table:covered-table-cell table:style-name="ce8"/>
          <table:covered-table-cell table:style-name="ce9"/>
          <table:table-cell table:style-name="ce7" table:formula="of:=14734.7696 - 304" office:value-type="float" office:value="14430.7696" calcext:value-type="float" table:number-columns-spanned="3" table:number-rows-spanned="1">
            <text:p>14430.769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4.3189 - 3" office:value-type="float" office:value="231.3189" calcext:value-type="float" table:number-columns-spanned="3" table:number-rows-spanned="1">
            <text:p>231.3189</text:p>
          </table:table-cell>
          <table:covered-table-cell table:style-name="ce8"/>
          <table:covered-table-cell table:style-name="ce9"/>
          <table:table-cell table:style-name="ce7" table:formula="of:=82.1806 - 1" office:value-type="float" office:value="81.1806" calcext:value-type="float" table:number-columns-spanned="3" table:number-rows-spanned="1">
            <text:p>81.180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899.3864 - 199" office:value-type="float" office:value="17700.3864" calcext:value-type="float" table:number-columns-spanned="3" table:number-rows-spanned="1">
            <text:p>17700.3864</text:p>
          </table:table-cell>
          <table:covered-table-cell table:style-name="ce8"/>
          <table:covered-table-cell table:style-name="ce9"/>
          <table:table-cell table:style-name="ce7" table:formula="of:=14805.0224 - 305" office:value-type="float" office:value="14500.0224" calcext:value-type="float" table:number-columns-spanned="3" table:number-rows-spanned="1">
            <text:p>14500.02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5.3131 - 2" office:value-type="float" office:value="233.3131" calcext:value-type="float" table:number-columns-spanned="3" table:number-rows-spanned="1">
            <text:p>233.3131</text:p>
          </table:table-cell>
          <table:covered-table-cell table:style-name="ce8"/>
          <table:covered-table-cell table:style-name="ce9"/>
          <table:table-cell table:style-name="ce7" table:formula="of:=82.2818 - 1" office:value-type="float" office:value="81.2818" calcext:value-type="float" table:number-columns-spanned="3" table:number-rows-spanned="1">
            <text:p>81.281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904.3869 - 5" office:value-type="float" office:value="17899.3869" calcext:value-type="float" table:number-columns-spanned="3" table:number-rows-spanned="1">
            <text:p>17899.3869</text:p>
          </table:table-cell>
          <table:covered-table-cell table:style-name="ce8"/>
          <table:covered-table-cell table:style-name="ce9"/>
          <table:table-cell table:style-name="ce7" table:formula="of:=14962.3165 - 306" office:value-type="float" office:value="14656.3165" calcext:value-type="float" table:number-columns-spanned="3" table:number-rows-spanned="1">
            <text:p>14656.31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5.3843 - 2" office:value-type="float" office:value="233.3843" calcext:value-type="float" table:number-columns-spanned="3" table:number-rows-spanned="1">
            <text:p>233.3843</text:p>
          </table:table-cell>
          <table:covered-table-cell table:style-name="ce8"/>
          <table:covered-table-cell table:style-name="ce9"/>
          <table:table-cell table:style-name="ce7" table:formula="of:=82.1715 - 1" office:value-type="float" office:value="81.1715" calcext:value-type="float" table:number-columns-spanned="3" table:number-rows-spanned="1">
            <text:p>81.171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967.6619 - 290" office:value-type="float" office:value="17677.6619" calcext:value-type="float" table:number-columns-spanned="3" table:number-rows-spanned="1">
            <text:p>17677.6619</text:p>
          </table:table-cell>
          <table:covered-table-cell table:style-name="ce8"/>
          <table:covered-table-cell table:style-name="ce9"/>
          <table:table-cell table:style-name="ce7" table:formula="of:=15059.0053 - 307" office:value-type="float" office:value="14752.0053" calcext:value-type="float" table:number-columns-spanned="3" table:number-rows-spanned="1">
            <text:p>14752.005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5.8229 - 4" office:value-type="float" office:value="231.8229" calcext:value-type="float" table:number-columns-spanned="3" table:number-rows-spanned="1">
            <text:p>231.8229</text:p>
          </table:table-cell>
          <table:covered-table-cell table:style-name="ce8"/>
          <table:covered-table-cell table:style-name="ce9"/>
          <table:table-cell table:style-name="ce7" table:formula="of:=81.9402 - 1" office:value-type="float" office:value="80.9402" calcext:value-type="float" table:number-columns-spanned="3" table:number-rows-spanned="1">
            <text:p>80.940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7972.6606 - 5" office:value-type="float" office:value="17967.6606" calcext:value-type="float" table:number-columns-spanned="3" table:number-rows-spanned="1">
            <text:p>17967.6606</text:p>
          </table:table-cell>
          <table:covered-table-cell table:style-name="ce8"/>
          <table:covered-table-cell table:style-name="ce9"/>
          <table:table-cell table:style-name="ce7" table:formula="of:=15112.8796 - 308" office:value-type="float" office:value="14804.8796" calcext:value-type="float" table:number-columns-spanned="3" table:number-rows-spanned="1">
            <text:p>14804.879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6.3141 - 2" office:value-type="float" office:value="234.3141" calcext:value-type="float" table:number-columns-spanned="3" table:number-rows-spanned="1">
            <text:p>234.3141</text:p>
          </table:table-cell>
          <table:covered-table-cell table:style-name="ce8"/>
          <table:covered-table-cell table:style-name="ce9"/>
          <table:table-cell table:style-name="ce7" table:formula="of:=82.0576 - 1" office:value-type="float" office:value="81.0576" calcext:value-type="float" table:number-columns-spanned="3" table:number-rows-spanned="1">
            <text:p>81.057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109.5254 - 304" office:value-type="float" office:value="17805.5254" calcext:value-type="float" table:number-columns-spanned="3" table:number-rows-spanned="1">
            <text:p>17805.5254</text:p>
          </table:table-cell>
          <table:covered-table-cell table:style-name="ce8"/>
          <table:covered-table-cell table:style-name="ce9"/>
          <table:table-cell table:style-name="ce7" table:formula="of:=15288.3586 - 309" office:value-type="float" office:value="14979.3586" calcext:value-type="float" table:number-columns-spanned="3" table:number-rows-spanned="1">
            <text:p>14979.358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6.8759 - 1" office:value-type="float" office:value="235.8759" calcext:value-type="float" table:number-columns-spanned="3" table:number-rows-spanned="1">
            <text:p>235.8759</text:p>
          </table:table-cell>
          <table:covered-table-cell table:style-name="ce8"/>
          <table:covered-table-cell table:style-name="ce9"/>
          <table:table-cell table:style-name="ce7" table:formula="of:=82.1214 - 1" office:value-type="float" office:value="81.1214" calcext:value-type="float" table:number-columns-spanned="3" table:number-rows-spanned="1">
            <text:p>81.121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116.5248 - 7" office:value-type="float" office:value="18109.5248" calcext:value-type="float" table:number-columns-spanned="3" table:number-rows-spanned="1">
            <text:p>18109.5248</text:p>
          </table:table-cell>
          <table:covered-table-cell table:style-name="ce8"/>
          <table:covered-table-cell table:style-name="ce9"/>
          <table:table-cell table:style-name="ce7" table:formula="of:=15368.8521 - 310" office:value-type="float" office:value="15058.8521" calcext:value-type="float" table:number-columns-spanned="3" table:number-rows-spanned="1">
            <text:p>15058.85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7.3822 - 2" office:value-type="float" office:value="235.3822" calcext:value-type="float" table:number-columns-spanned="3" table:number-rows-spanned="1">
            <text:p>235.3822</text:p>
          </table:table-cell>
          <table:covered-table-cell table:style-name="ce8"/>
          <table:covered-table-cell table:style-name="ce9"/>
          <table:table-cell table:style-name="ce7" table:formula="of:=82.5848 - 1" office:value-type="float" office:value="81.5848" calcext:value-type="float" table:number-columns-spanned="3" table:number-rows-spanned="1">
            <text:p>81.584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178.0852 - 259" office:value-type="float" office:value="17919.0852" calcext:value-type="float" table:number-columns-spanned="3" table:number-rows-spanned="1">
            <text:p>17919.0852</text:p>
          </table:table-cell>
          <table:covered-table-cell table:style-name="ce8"/>
          <table:covered-table-cell table:style-name="ce9"/>
          <table:table-cell table:style-name="ce7" table:formula="of:=15441.2649 - 311" office:value-type="float" office:value="15130.2649" calcext:value-type="float" table:number-columns-spanned="3" table:number-rows-spanned="1">
            <text:p>15130.264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7.6485 - 4" office:value-type="float" office:value="233.6485" calcext:value-type="float" table:number-columns-spanned="3" table:number-rows-spanned="1">
            <text:p>233.6485</text:p>
          </table:table-cell>
          <table:covered-table-cell table:style-name="ce8"/>
          <table:covered-table-cell table:style-name="ce9"/>
          <table:table-cell table:style-name="ce7" table:formula="of:=82.1578 - 1" office:value-type="float" office:value="81.1578" calcext:value-type="float" table:number-columns-spanned="3" table:number-rows-spanned="1">
            <text:p>81.157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186.5395 - 8" office:value-type="float" office:value="18178.5395" calcext:value-type="float" table:number-columns-spanned="3" table:number-rows-spanned="1">
            <text:p>18178.5395</text:p>
          </table:table-cell>
          <table:covered-table-cell table:style-name="ce8"/>
          <table:covered-table-cell table:style-name="ce9"/>
          <table:table-cell table:style-name="ce7" table:formula="of:=15600.4963 - 312" office:value-type="float" office:value="15288.4963" calcext:value-type="float" table:number-columns-spanned="3" table:number-rows-spanned="1">
            <text:p>15288.496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8.4387 - 5" office:value-type="float" office:value="233.4387" calcext:value-type="float" table:number-columns-spanned="3" table:number-rows-spanned="1">
            <text:p>233.4387</text:p>
          </table:table-cell>
          <table:covered-table-cell table:style-name="ce8"/>
          <table:covered-table-cell table:style-name="ce9"/>
          <table:table-cell table:style-name="ce7" table:formula="of:=82.1582 - 1" office:value-type="float" office:value="81.1582" calcext:value-type="float" table:number-columns-spanned="3" table:number-rows-spanned="1">
            <text:p>81.15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260.6621 - 288" office:value-type="float" office:value="17972.6621" calcext:value-type="float" table:number-columns-spanned="3" table:number-rows-spanned="1">
            <text:p>17972.6621</text:p>
          </table:table-cell>
          <table:covered-table-cell table:style-name="ce8"/>
          <table:covered-table-cell table:style-name="ce9"/>
          <table:table-cell table:style-name="ce7" table:formula="of:=15699.4477 - 313" office:value-type="float" office:value="15386.4477" calcext:value-type="float" table:number-columns-spanned="3" table:number-rows-spanned="1">
            <text:p>15386.44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8.439 - 1" office:value-type="float" office:value="237.439" calcext:value-type="float" table:number-columns-spanned="3" table:number-rows-spanned="1">
            <text:p>237.439</text:p>
          </table:table-cell>
          <table:covered-table-cell table:style-name="ce8"/>
          <table:covered-table-cell table:style-name="ce9"/>
          <table:table-cell table:style-name="ce7" table:formula="of:=82.2699 - 1" office:value-type="float" office:value="81.2699" calcext:value-type="float" table:number-columns-spanned="3" table:number-rows-spanned="1">
            <text:p>81.269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265.6614 - 5" office:value-type="float" office:value="18260.6614" calcext:value-type="float" table:number-columns-spanned="3" table:number-rows-spanned="1">
            <text:p>18260.6614</text:p>
          </table:table-cell>
          <table:covered-table-cell table:style-name="ce8"/>
          <table:covered-table-cell table:style-name="ce9"/>
          <table:table-cell table:style-name="ce7" table:formula="of:=15755.2675 - 314" office:value-type="float" office:value="15441.2675" calcext:value-type="float" table:number-columns-spanned="3" table:number-rows-spanned="1">
            <text:p>15441.267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39.5442 - 4" office:value-type="float" office:value="235.5442" calcext:value-type="float" table:number-columns-spanned="3" table:number-rows-spanned="1">
            <text:p>235.5442</text:p>
          </table:table-cell>
          <table:covered-table-cell table:style-name="ce8"/>
          <table:covered-table-cell table:style-name="ce9"/>
          <table:table-cell table:style-name="ce7" table:formula="of:=82.4456 - 1" office:value-type="float" office:value="81.4456" calcext:value-type="float" table:number-columns-spanned="3" table:number-rows-spanned="1">
            <text:p>81.44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416.526 - 300" office:value-type="float" office:value="18116.526" calcext:value-type="float" table:number-columns-spanned="3" table:number-rows-spanned="1">
            <text:p>18116.526</text:p>
          </table:table-cell>
          <table:covered-table-cell table:style-name="ce8"/>
          <table:covered-table-cell table:style-name="ce9"/>
          <table:table-cell table:style-name="ce7" table:formula="of:=15933.0559 - 315" office:value-type="float" office:value="15618.0559" calcext:value-type="float" table:number-columns-spanned="3" table:number-rows-spanned="1">
            <text:p>15618.055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0.5507 - 2" office:value-type="float" office:value="238.5507" calcext:value-type="float" table:number-columns-spanned="3" table:number-rows-spanned="1">
            <text:p>238.5507</text:p>
          </table:table-cell>
          <table:covered-table-cell table:style-name="ce8"/>
          <table:covered-table-cell table:style-name="ce9"/>
          <table:table-cell table:style-name="ce7" table:formula="of:=82.4522 - 1" office:value-type="float" office:value="81.4522" calcext:value-type="float" table:number-columns-spanned="3" table:number-rows-spanned="1">
            <text:p>81.452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423.5255 - 7" office:value-type="float" office:value="18416.5255" calcext:value-type="float" table:number-columns-spanned="3" table:number-rows-spanned="1">
            <text:p>18416.5255</text:p>
          </table:table-cell>
          <table:covered-table-cell table:style-name="ce8"/>
          <table:covered-table-cell table:style-name="ce9"/>
          <table:table-cell table:style-name="ce7" table:formula="of:=16015.4151 - 316" office:value-type="float" office:value="15699.4151" calcext:value-type="float" table:number-columns-spanned="3" table:number-rows-spanned="1">
            <text:p>15699.415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0.8766 - 4" office:value-type="float" office:value="236.8766" calcext:value-type="float" table:number-columns-spanned="3" table:number-rows-spanned="1">
            <text:p>236.8766</text:p>
          </table:table-cell>
          <table:covered-table-cell table:style-name="ce8"/>
          <table:covered-table-cell table:style-name="ce9"/>
          <table:table-cell table:style-name="ce7" table:formula="of:=83.9884 - 1" office:value-type="float" office:value="82.9884" calcext:value-type="float" table:number-columns-spanned="3" table:number-rows-spanned="1">
            <text:p>82.988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06.5412 - 320" office:value-type="float" office:value="18186.5412" calcext:value-type="float" table:number-columns-spanned="3" table:number-rows-spanned="1">
            <text:p>18186.5412</text:p>
          </table:table-cell>
          <table:covered-table-cell table:style-name="ce8"/>
          <table:covered-table-cell table:style-name="ce9"/>
          <table:table-cell table:style-name="ce7" table:formula="of:=16090.016 - 317" office:value-type="float" office:value="15773.016" calcext:value-type="float" table:number-columns-spanned="3" table:number-rows-spanned="1">
            <text:p>15773.01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1.3132 - 5" office:value-type="float" office:value="236.3132" calcext:value-type="float" table:number-columns-spanned="3" table:number-rows-spanned="1">
            <text:p>236.3132</text:p>
          </table:table-cell>
          <table:covered-table-cell table:style-name="ce8"/>
          <table:covered-table-cell table:style-name="ce9"/>
          <table:table-cell table:style-name="ce7" table:formula="of:=83.1456 - 1" office:value-type="float" office:value="82.1456" calcext:value-type="float" table:number-columns-spanned="3" table:number-rows-spanned="1">
            <text:p>82.14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14.9911 - 8" office:value-type="float" office:value="18506.9911" calcext:value-type="float" table:number-columns-spanned="3" table:number-rows-spanned="1">
            <text:p>18506.9911</text:p>
          </table:table-cell>
          <table:covered-table-cell table:style-name="ce8"/>
          <table:covered-table-cell table:style-name="ce9"/>
          <table:table-cell table:style-name="ce7" table:formula="of:=16251.1739 - 318" office:value-type="float" office:value="15933.1739" calcext:value-type="float" table:number-columns-spanned="3" table:number-rows-spanned="1">
            <text:p>15933.173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1.4385 - 3" office:value-type="float" office:value="238.4385" calcext:value-type="float" table:number-columns-spanned="3" table:number-rows-spanned="1">
            <text:p>238.4385</text:p>
          </table:table-cell>
          <table:covered-table-cell table:style-name="ce8"/>
          <table:covered-table-cell table:style-name="ce9"/>
          <table:table-cell table:style-name="ce7" table:formula="of:=83.2131 - 1" office:value-type="float" office:value="82.2131" calcext:value-type="float" table:number-columns-spanned="3" table:number-rows-spanned="1">
            <text:p>82.213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29.6629 - 264" office:value-type="float" office:value="18265.6629" calcext:value-type="float" table:number-columns-spanned="3" table:number-rows-spanned="1">
            <text:p>18265.6629</text:p>
          </table:table-cell>
          <table:covered-table-cell table:style-name="ce8"/>
          <table:covered-table-cell table:style-name="ce9"/>
          <table:table-cell table:style-name="ce7" table:formula="of:=16352.1221 - 319" office:value-type="float" office:value="16033.1221" calcext:value-type="float" table:number-columns-spanned="3" table:number-rows-spanned="1">
            <text:p>16033.12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2.6444 - 5" office:value-type="float" office:value="237.6444" calcext:value-type="float" table:number-columns-spanned="3" table:number-rows-spanned="1">
            <text:p>237.6444</text:p>
          </table:table-cell>
          <table:covered-table-cell table:style-name="ce8"/>
          <table:covered-table-cell table:style-name="ce9"/>
          <table:table-cell table:style-name="ce7" table:formula="of:=84.3349 - 1" office:value-type="float" office:value="83.3349" calcext:value-type="float" table:number-columns-spanned="3" table:number-rows-spanned="1">
            <text:p>83.33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31.7752 - 2" office:value-type="float" office:value="18529.7752" calcext:value-type="float" table:number-columns-spanned="3" table:number-rows-spanned="1">
            <text:p>18529.7752</text:p>
          </table:table-cell>
          <table:covered-table-cell table:style-name="ce8"/>
          <table:covered-table-cell table:style-name="ce9"/>
          <table:table-cell table:style-name="ce7" table:formula="of:=16410.0854 - 320" office:value-type="float" office:value="16090.0854" calcext:value-type="float" table:number-columns-spanned="3" table:number-rows-spanned="1">
            <text:p>16090.085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3.4368 - 2" office:value-type="float" office:value="241.4368" calcext:value-type="float" table:number-columns-spanned="3" table:number-rows-spanned="1">
            <text:p>241.4368</text:p>
          </table:table-cell>
          <table:covered-table-cell table:style-name="ce8"/>
          <table:covered-table-cell table:style-name="ce9"/>
          <table:table-cell table:style-name="ce7" table:formula="of:=84.1641 - 1" office:value-type="float" office:value="83.1641" calcext:value-type="float" table:number-columns-spanned="3" table:number-rows-spanned="1">
            <text:p>83.16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89.5271 - 166" office:value-type="float" office:value="18423.5271" calcext:value-type="float" table:number-columns-spanned="3" table:number-rows-spanned="1">
            <text:p>18423.5271</text:p>
          </table:table-cell>
          <table:covered-table-cell table:style-name="ce8"/>
          <table:covered-table-cell table:style-name="ce9"/>
          <table:table-cell table:style-name="ce7" table:formula="of:=16590.2812 - 321" office:value-type="float" office:value="16269.2812" calcext:value-type="float" table:number-columns-spanned="3" table:number-rows-spanned="1">
            <text:p>16269.281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3.6977 - 1" office:value-type="float" office:value="242.6977" calcext:value-type="float" table:number-columns-spanned="3" table:number-rows-spanned="1">
            <text:p>242.6977</text:p>
          </table:table-cell>
          <table:covered-table-cell table:style-name="ce8"/>
          <table:covered-table-cell table:style-name="ce9"/>
          <table:table-cell table:style-name="ce7" table:formula="of:=83.4921 - 1" office:value-type="float" office:value="82.4921" calcext:value-type="float" table:number-columns-spanned="3" table:number-rows-spanned="1">
            <text:p>82.492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598.5262 - 9" office:value-type="float" office:value="18589.5262" calcext:value-type="float" table:number-columns-spanned="3" table:number-rows-spanned="1">
            <text:p>18589.5262</text:p>
          </table:table-cell>
          <table:covered-table-cell table:style-name="ce8"/>
          <table:covered-table-cell table:style-name="ce9"/>
          <table:table-cell table:style-name="ce7" table:formula="of:=16674.2623 - 322" office:value-type="float" office:value="16352.2623" calcext:value-type="float" table:number-columns-spanned="3" table:number-rows-spanned="1">
            <text:p>16352.2623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3.8732 - 3" office:value-type="float" office:value="240.8732" calcext:value-type="float" table:number-columns-spanned="3" table:number-rows-spanned="1">
            <text:p>240.8732</text:p>
          </table:table-cell>
          <table:covered-table-cell table:style-name="ce8"/>
          <table:covered-table-cell table:style-name="ce9"/>
          <table:table-cell table:style-name="ce7" table:formula="of:=83.9593 - 1" office:value-type="float" office:value="82.9593" calcext:value-type="float" table:number-columns-spanned="3" table:number-rows-spanned="1">
            <text:p>82.959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618.9929 - 104" office:value-type="float" office:value="18514.9929" calcext:value-type="float" table:number-columns-spanned="3" table:number-rows-spanned="1">
            <text:p>18514.9929</text:p>
          </table:table-cell>
          <table:covered-table-cell table:style-name="ce8"/>
          <table:covered-table-cell table:style-name="ce9"/>
          <table:table-cell table:style-name="ce7" table:formula="of:=16751.6277 - 323" office:value-type="float" office:value="16428.6277" calcext:value-type="float" table:number-columns-spanned="3" table:number-rows-spanned="1">
            <text:p>16428.62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4.3087 - 3" office:value-type="float" office:value="241.3087" calcext:value-type="float" table:number-columns-spanned="3" table:number-rows-spanned="1">
            <text:p>241.3087</text:p>
          </table:table-cell>
          <table:covered-table-cell table:style-name="ce8"/>
          <table:covered-table-cell table:style-name="ce9"/>
          <table:table-cell table:style-name="ce7" table:formula="of:=84.1374 - 1" office:value-type="float" office:value="83.1374" calcext:value-type="float" table:number-columns-spanned="3" table:number-rows-spanned="1">
            <text:p>83.137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621.992 - 3" office:value-type="float" office:value="18618.992" calcext:value-type="float" table:number-columns-spanned="3" table:number-rows-spanned="1">
            <text:p>18618.992</text:p>
          </table:table-cell>
          <table:covered-table-cell table:style-name="ce8"/>
          <table:covered-table-cell table:style-name="ce9"/>
          <table:table-cell table:style-name="ce7" table:formula="of:=16914.2769 - 324" office:value-type="float" office:value="16590.2769" calcext:value-type="float" table:number-columns-spanned="3" table:number-rows-spanned="1">
            <text:p>16590.27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4.8273 - 5" office:value-type="float" office:value="239.8273" calcext:value-type="float" table:number-columns-spanned="3" table:number-rows-spanned="1">
            <text:p>239.8273</text:p>
          </table:table-cell>
          <table:covered-table-cell table:style-name="ce8"/>
          <table:covered-table-cell table:style-name="ce9"/>
          <table:table-cell table:style-name="ce7" table:formula="of:=85.2818 - 1" office:value-type="float" office:value="84.2818" calcext:value-type="float" table:number-columns-spanned="3" table:number-rows-spanned="1">
            <text:p>84.281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747.777 - 216" office:value-type="float" office:value="18531.777" calcext:value-type="float" table:number-columns-spanned="3" table:number-rows-spanned="1">
            <text:p>18531.777</text:p>
          </table:table-cell>
          <table:covered-table-cell table:style-name="ce8"/>
          <table:covered-table-cell table:style-name="ce9"/>
          <table:table-cell table:style-name="ce7" table:formula="of:=17017.6748 - 325" office:value-type="float" office:value="16692.6748" calcext:value-type="float" table:number-columns-spanned="3" table:number-rows-spanned="1">
            <text:p>16692.674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5.5529 - 2" office:value-type="float" office:value="243.5529" calcext:value-type="float" table:number-columns-spanned="3" table:number-rows-spanned="1">
            <text:p>243.5529</text:p>
          </table:table-cell>
          <table:covered-table-cell table:style-name="ce8"/>
          <table:covered-table-cell table:style-name="ce9"/>
          <table:table-cell table:style-name="ce7" table:formula="of:=84.9801 - 1" office:value-type="float" office:value="83.9801" calcext:value-type="float" table:number-columns-spanned="3" table:number-rows-spanned="1">
            <text:p>83.980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756.7759 - 9" office:value-type="float" office:value="18747.7759" calcext:value-type="float" table:number-columns-spanned="3" table:number-rows-spanned="1">
            <text:p>18747.7759</text:p>
          </table:table-cell>
          <table:covered-table-cell table:style-name="ce8"/>
          <table:covered-table-cell table:style-name="ce9"/>
          <table:table-cell table:style-name="ce7" table:formula="of:=17077.5517 - 326" office:value-type="float" office:value="16751.5517" calcext:value-type="float" table:number-columns-spanned="3" table:number-rows-spanned="1">
            <text:p>16751.55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5.8397 - 5" office:value-type="float" office:value="240.8397" calcext:value-type="float" table:number-columns-spanned="3" table:number-rows-spanned="1">
            <text:p>240.8397</text:p>
          </table:table-cell>
          <table:covered-table-cell table:style-name="ce8"/>
          <table:covered-table-cell table:style-name="ce9"/>
          <table:table-cell table:style-name="ce7" table:formula="of:=84.4764 - 1" office:value-type="float" office:value="83.4764" calcext:value-type="float" table:number-columns-spanned="3" table:number-rows-spanned="1">
            <text:p>83.4764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948.5279 - 350" office:value-type="float" office:value="18598.5279" calcext:value-type="float" table:number-columns-spanned="3" table:number-rows-spanned="1">
            <text:p>18598.5279</text:p>
          </table:table-cell>
          <table:covered-table-cell table:style-name="ce8"/>
          <table:covered-table-cell table:style-name="ce9"/>
          <table:table-cell table:style-name="ce7" table:formula="of:=17259.8747 - 327" office:value-type="float" office:value="16932.8747" calcext:value-type="float" table:number-columns-spanned="3" table:number-rows-spanned="1">
            <text:p>16932.874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7.0533 - 3" office:value-type="float" office:value="244.0533" calcext:value-type="float" table:number-columns-spanned="3" table:number-rows-spanned="1">
            <text:p>244.0533</text:p>
          </table:table-cell>
          <table:covered-table-cell table:style-name="ce8"/>
          <table:covered-table-cell table:style-name="ce9"/>
          <table:table-cell table:style-name="ce7" table:formula="of:=85.2208 - 1" office:value-type="float" office:value="84.2208" calcext:value-type="float" table:number-columns-spanned="3" table:number-rows-spanned="1">
            <text:p>84.220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949.527 - 1" office:value-type="float" office:value="18948.527" calcext:value-type="float" table:number-columns-spanned="3" table:number-rows-spanned="1">
            <text:p>18948.527</text:p>
          </table:table-cell>
          <table:covered-table-cell table:style-name="ce8"/>
          <table:covered-table-cell table:style-name="ce9"/>
          <table:table-cell table:style-name="ce7" table:formula="of:=17345.6252 - 328" office:value-type="float" office:value="17017.6252" calcext:value-type="float" table:number-columns-spanned="3" table:number-rows-spanned="1">
            <text:p>17017.625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7.95 - 2" office:value-type="float" office:value="245.95" calcext:value-type="float" table:number-columns-spanned="3" table:number-rows-spanned="1">
            <text:p>245.95</text:p>
          </table:table-cell>
          <table:covered-table-cell table:style-name="ce8"/>
          <table:covered-table-cell table:style-name="ce9"/>
          <table:table-cell table:style-name="ce7" table:formula="of:=84.9449 - 1" office:value-type="float" office:value="83.9449" calcext:value-type="float" table:number-columns-spanned="3" table:number-rows-spanned="1">
            <text:p>83.944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986.7172 - 345" office:value-type="float" office:value="18641.7172" calcext:value-type="float" table:number-columns-spanned="3" table:number-rows-spanned="1">
            <text:p>18641.7172</text:p>
          </table:table-cell>
          <table:covered-table-cell table:style-name="ce8"/>
          <table:covered-table-cell table:style-name="ce9"/>
          <table:table-cell table:style-name="ce7" table:formula="of:=17425.4758 - 329" office:value-type="float" office:value="17096.4758" calcext:value-type="float" table:number-columns-spanned="3" table:number-rows-spanned="1">
            <text:p>17096.475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8.1091 - 1" office:value-type="float" office:value="247.1091" calcext:value-type="float" table:number-columns-spanned="3" table:number-rows-spanned="1">
            <text:p>247.1091</text:p>
          </table:table-cell>
          <table:covered-table-cell table:style-name="ce8"/>
          <table:covered-table-cell table:style-name="ce9"/>
          <table:table-cell table:style-name="ce7" table:formula="of:=85.8677 - 1" office:value-type="float" office:value="84.8677" calcext:value-type="float" table:number-columns-spanned="3" table:number-rows-spanned="1">
            <text:p>84.867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8993.7163 - 7" office:value-type="float" office:value="18986.7163" calcext:value-type="float" table:number-columns-spanned="3" table:number-rows-spanned="1">
            <text:p>18986.7163</text:p>
          </table:table-cell>
          <table:covered-table-cell table:style-name="ce8"/>
          <table:covered-table-cell table:style-name="ce9"/>
          <table:table-cell table:style-name="ce7" table:formula="of:=17589.7792 - 330" office:value-type="float" office:value="17259.7792" calcext:value-type="float" table:number-columns-spanned="3" table:number-rows-spanned="1">
            <text:p>17259.779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8.9903 - 5" office:value-type="float" office:value="243.9903" calcext:value-type="float" table:number-columns-spanned="3" table:number-rows-spanned="1">
            <text:p>243.9903</text:p>
          </table:table-cell>
          <table:covered-table-cell table:style-name="ce8"/>
          <table:covered-table-cell table:style-name="ce9"/>
          <table:table-cell table:style-name="ce7" table:formula="of:=86.4585 - 1" office:value-type="float" office:value="85.4585" calcext:value-type="float" table:number-columns-spanned="3" table:number-rows-spanned="1">
            <text:p>85.458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055.9637 - 283" office:value-type="float" office:value="18772.9637" calcext:value-type="float" table:number-columns-spanned="3" table:number-rows-spanned="1">
            <text:p>18772.9637</text:p>
          </table:table-cell>
          <table:covered-table-cell table:style-name="ce8"/>
          <table:covered-table-cell table:style-name="ce9"/>
          <table:table-cell table:style-name="ce7" table:formula="of:=17695.5621 - 331" office:value-type="float" office:value="17364.5621" calcext:value-type="float" table:number-columns-spanned="3" table:number-rows-spanned="1">
            <text:p>17364.562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49.6003 - 5" office:value-type="float" office:value="244.6003" calcext:value-type="float" table:number-columns-spanned="3" table:number-rows-spanned="1">
            <text:p>244.6003</text:p>
          </table:table-cell>
          <table:covered-table-cell table:style-name="ce8"/>
          <table:covered-table-cell table:style-name="ce9"/>
          <table:table-cell table:style-name="ce7" table:formula="of:=86.5087 - 1" office:value-type="float" office:value="85.5087" calcext:value-type="float" table:number-columns-spanned="3" table:number-rows-spanned="1">
            <text:p>85.508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169.7179 - 176" office:value-type="float" office:value="18993.7179" calcext:value-type="float" table:number-columns-spanned="3" table:number-rows-spanned="1">
            <text:p>18993.7179</text:p>
          </table:table-cell>
          <table:covered-table-cell table:style-name="ce8"/>
          <table:covered-table-cell table:style-name="ce9"/>
          <table:table-cell table:style-name="ce7" table:formula="of:=17757.6911 - 332" office:value-type="float" office:value="17425.6911" calcext:value-type="float" table:number-columns-spanned="3" table:number-rows-spanned="1">
            <text:p>17425.691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0.0435 - 1" office:value-type="float" office:value="249.0435" calcext:value-type="float" table:number-columns-spanned="3" table:number-rows-spanned="1">
            <text:p>249.0435</text:p>
          </table:table-cell>
          <table:covered-table-cell table:style-name="ce8"/>
          <table:covered-table-cell table:style-name="ce9"/>
          <table:table-cell table:style-name="ce7" table:formula="of:=86.5672 - 1" office:value-type="float" office:value="85.5672" calcext:value-type="float" table:number-columns-spanned="3" table:number-rows-spanned="1">
            <text:p>85.56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171.8344 - 2" office:value-type="float" office:value="19169.8344" calcext:value-type="float" table:number-columns-spanned="3" table:number-rows-spanned="1">
            <text:p>19169.8344</text:p>
          </table:table-cell>
          <table:covered-table-cell table:style-name="ce8"/>
          <table:covered-table-cell table:style-name="ce9"/>
          <table:table-cell table:style-name="ce7" table:formula="of:=17941.5504 - 333" office:value-type="float" office:value="17608.5504" calcext:value-type="float" table:number-columns-spanned="3" table:number-rows-spanned="1">
            <text:p>17608.550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0.1095 - 2" office:value-type="float" office:value="248.1095" calcext:value-type="float" table:number-columns-spanned="3" table:number-rows-spanned="1">
            <text:p>248.1095</text:p>
          </table:table-cell>
          <table:covered-table-cell table:style-name="ce8"/>
          <table:covered-table-cell table:style-name="ce9"/>
          <table:table-cell table:style-name="ce7" table:formula="of:=86.2758 - 1" office:value-type="float" office:value="85.2758" calcext:value-type="float" table:number-columns-spanned="3" table:number-rows-spanned="1">
            <text:p>85.2758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180.2779 - 8" office:value-type="float" office:value="19172.2779" calcext:value-type="float" table:number-columns-spanned="3" table:number-rows-spanned="1">
            <text:p>19172.2779</text:p>
          </table:table-cell>
          <table:covered-table-cell table:style-name="ce8"/>
          <table:covered-table-cell table:style-name="ce9"/>
          <table:table-cell table:style-name="ce7" table:formula="of:=18029.5424 - 334" office:value-type="float" office:value="17695.5424" calcext:value-type="float" table:number-columns-spanned="3" table:number-rows-spanned="1">
            <text:p>17695.542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0.1149 - 5" office:value-type="float" office:value="245.1149" calcext:value-type="float" table:number-columns-spanned="3" table:number-rows-spanned="1">
            <text:p>245.1149</text:p>
          </table:table-cell>
          <table:covered-table-cell table:style-name="ce8"/>
          <table:covered-table-cell table:style-name="ce9"/>
          <table:table-cell table:style-name="ce7" table:formula="of:=85.9379 - 1" office:value-type="float" office:value="84.9379" calcext:value-type="float" table:number-columns-spanned="3" table:number-rows-spanned="1">
            <text:p>84.937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219.5285 - 270" office:value-type="float" office:value="18949.5285" calcext:value-type="float" table:number-columns-spanned="3" table:number-rows-spanned="1">
            <text:p>18949.5285</text:p>
          </table:table-cell>
          <table:covered-table-cell table:style-name="ce8"/>
          <table:covered-table-cell table:style-name="ce9"/>
          <table:table-cell table:style-name="ce7" table:formula="of:=18111.7765 - 335" office:value-type="float" office:value="17776.7765" calcext:value-type="float" table:number-columns-spanned="3" table:number-rows-spanned="1">
            <text:p>17776.776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0.5509 - 5" office:value-type="float" office:value="245.5509" calcext:value-type="float" table:number-columns-spanned="3" table:number-rows-spanned="1">
            <text:p>245.5509</text:p>
          </table:table-cell>
          <table:covered-table-cell table:style-name="ce8"/>
          <table:covered-table-cell table:style-name="ce9"/>
          <table:table-cell table:style-name="ce7" table:formula="of:=86.8643 - 1" office:value-type="float" office:value="85.8643" calcext:value-type="float" table:number-columns-spanned="3" table:number-rows-spanned="1">
            <text:p>85.864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224.527 - 5" office:value-type="float" office:value="19219.527" calcext:value-type="float" table:number-columns-spanned="3" table:number-rows-spanned="1">
            <text:p>19219.527</text:p>
          </table:table-cell>
          <table:covered-table-cell table:style-name="ce8"/>
          <table:covered-table-cell table:style-name="ce9"/>
          <table:table-cell table:style-name="ce7" table:formula="of:=18277.499 - 336" office:value-type="float" office:value="17941.499" calcext:value-type="float" table:number-columns-spanned="3" table:number-rows-spanned="1">
            <text:p>17941.49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1.1651 - 1" office:value-type="float" office:value="250.1651" calcext:value-type="float" table:number-columns-spanned="3" table:number-rows-spanned="1">
            <text:p>250.1651</text:p>
          </table:table-cell>
          <table:covered-table-cell table:style-name="ce8"/>
          <table:covered-table-cell table:style-name="ce9"/>
          <table:table-cell table:style-name="ce7" table:formula="of:=86.2841 - 1" office:value-type="float" office:value="85.2841" calcext:value-type="float" table:number-columns-spanned="3" table:number-rows-spanned="1">
            <text:p>85.28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302.5702 - 233" office:value-type="float" office:value="19069.5702" calcext:value-type="float" table:number-columns-spanned="3" table:number-rows-spanned="1">
            <text:p>19069.5702</text:p>
          </table:table-cell>
          <table:covered-table-cell table:style-name="ce8"/>
          <table:covered-table-cell table:style-name="ce9"/>
          <table:table-cell table:style-name="ce7" table:formula="of:=18386.2417 - 337" office:value-type="float" office:value="18049.2417" calcext:value-type="float" table:number-columns-spanned="3" table:number-rows-spanned="1">
            <text:p>18049.241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2.044 - 2" office:value-type="float" office:value="250.044" calcext:value-type="float" table:number-columns-spanned="3" table:number-rows-spanned="1">
            <text:p>250.044</text:p>
          </table:table-cell>
          <table:covered-table-cell table:style-name="ce8"/>
          <table:covered-table-cell table:style-name="ce9"/>
          <table:table-cell table:style-name="ce7" table:formula="of:=86.2906 - 1" office:value-type="float" office:value="85.2906" calcext:value-type="float" table:number-columns-spanned="3" table:number-rows-spanned="1">
            <text:p>85.290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311.5693 - 9" office:value-type="float" office:value="19302.5693" calcext:value-type="float" table:number-columns-spanned="3" table:number-rows-spanned="1">
            <text:p>19302.5693</text:p>
          </table:table-cell>
          <table:covered-table-cell table:style-name="ce8"/>
          <table:covered-table-cell table:style-name="ce9"/>
          <table:table-cell table:style-name="ce7" table:formula="of:=18449.7022 - 338" office:value-type="float" office:value="18111.7022" calcext:value-type="float" table:number-columns-spanned="3" table:number-rows-spanned="1">
            <text:p>18111.702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2.5963 - 3" office:value-type="float" office:value="249.5963" calcext:value-type="float" table:number-columns-spanned="3" table:number-rows-spanned="1">
            <text:p>249.5963</text:p>
          </table:table-cell>
          <table:covered-table-cell table:style-name="ce8"/>
          <table:covered-table-cell table:style-name="ce9"/>
          <table:table-cell table:style-name="ce7" table:formula="of:=86.5189 - 1" office:value-type="float" office:value="85.5189" calcext:value-type="float" table:number-columns-spanned="3" table:number-rows-spanned="1">
            <text:p>85.5189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416.096 - 223" office:value-type="float" office:value="19193.096" calcext:value-type="float" table:number-columns-spanned="3" table:number-rows-spanned="1">
            <text:p>19193.096</text:p>
          </table:table-cell>
          <table:covered-table-cell table:style-name="ce8"/>
          <table:covered-table-cell table:style-name="ce9"/>
          <table:table-cell table:style-name="ce7" table:formula="of:=18636.2274 - 339" office:value-type="float" office:value="18297.2274" calcext:value-type="float" table:number-columns-spanned="3" table:number-rows-spanned="1">
            <text:p>18297.2274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2.6615 - 2" office:value-type="float" office:value="250.6615" calcext:value-type="float" table:number-columns-spanned="3" table:number-rows-spanned="1">
            <text:p>250.6615</text:p>
          </table:table-cell>
          <table:covered-table-cell table:style-name="ce8"/>
          <table:covered-table-cell table:style-name="ce9"/>
          <table:table-cell table:style-name="ce7" table:formula="of:=87.2725 - 1" office:value-type="float" office:value="86.2725" calcext:value-type="float" table:number-columns-spanned="3" table:number-rows-spanned="1">
            <text:p>86.272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419.0953 - 3" office:value-type="float" office:value="19416.0953" calcext:value-type="float" table:number-columns-spanned="3" table:number-rows-spanned="1">
            <text:p>19416.0953</text:p>
          </table:table-cell>
          <table:covered-table-cell table:style-name="ce8"/>
          <table:covered-table-cell table:style-name="ce9"/>
          <table:table-cell table:style-name="ce7" table:formula="of:=18726.1678 - 340" office:value-type="float" office:value="18386.1678" calcext:value-type="float" table:number-columns-spanned="3" table:number-rows-spanned="1">
            <text:p>18386.167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3.1082 - 3" office:value-type="float" office:value="250.1082" calcext:value-type="float" table:number-columns-spanned="3" table:number-rows-spanned="1">
            <text:p>250.1082</text:p>
          </table:table-cell>
          <table:covered-table-cell table:style-name="ce8"/>
          <table:covered-table-cell table:style-name="ce9"/>
          <table:table-cell table:style-name="ce7" table:formula="of:=87.6841 - 1" office:value-type="float" office:value="86.6841" calcext:value-type="float" table:number-columns-spanned="3" table:number-rows-spanned="1">
            <text:p>86.6841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504.5288 - 280" office:value-type="float" office:value="19224.5288" calcext:value-type="float" table:number-columns-spanned="3" table:number-rows-spanned="1">
            <text:p>19224.5288</text:p>
          </table:table-cell>
          <table:covered-table-cell table:style-name="ce8"/>
          <table:covered-table-cell table:style-name="ce9"/>
          <table:table-cell table:style-name="ce7" table:formula="of:=18810.2715 - 341" office:value-type="float" office:value="18469.2715" calcext:value-type="float" table:number-columns-spanned="3" table:number-rows-spanned="1">
            <text:p>18469.271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3.2404 - 5" office:value-type="float" office:value="248.2404" calcext:value-type="float" table:number-columns-spanned="3" table:number-rows-spanned="1">
            <text:p>248.2404</text:p>
          </table:table-cell>
          <table:covered-table-cell table:style-name="ce8"/>
          <table:covered-table-cell table:style-name="ce9"/>
          <table:table-cell table:style-name="ce7" table:formula="of:=87.2267 - 1" office:value-type="float" office:value="86.2267" calcext:value-type="float" table:number-columns-spanned="3" table:number-rows-spanned="1">
            <text:p>86.226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510.8726 - 6" office:value-type="float" office:value="19504.8726" calcext:value-type="float" table:number-columns-spanned="3" table:number-rows-spanned="1">
            <text:p>19504.8726</text:p>
          </table:table-cell>
          <table:covered-table-cell table:style-name="ce8"/>
          <table:covered-table-cell table:style-name="ce9"/>
          <table:table-cell table:style-name="ce7" table:formula="of:=18978.2777 - 342" office:value-type="float" office:value="18636.2777" calcext:value-type="float" table:number-columns-spanned="3" table:number-rows-spanned="1">
            <text:p>18636.2777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3.2829 - 2" office:value-type="float" office:value="251.2829" calcext:value-type="float" table:number-columns-spanned="3" table:number-rows-spanned="1">
            <text:p>251.2829</text:p>
          </table:table-cell>
          <table:covered-table-cell table:style-name="ce8"/>
          <table:covered-table-cell table:style-name="ce9"/>
          <table:table-cell table:style-name="ce7" table:formula="of:=87.2775 - 1" office:value-type="float" office:value="86.2775" calcext:value-type="float" table:number-columns-spanned="3" table:number-rows-spanned="1">
            <text:p>86.277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555.0967 - 136" office:value-type="float" office:value="19419.0967" calcext:value-type="float" table:number-columns-spanned="3" table:number-rows-spanned="1">
            <text:p>19419.0967</text:p>
          </table:table-cell>
          <table:covered-table-cell table:style-name="ce8"/>
          <table:covered-table-cell table:style-name="ce9"/>
          <table:table-cell table:style-name="ce7" table:formula="of:=19088.8202 - 343" office:value-type="float" office:value="18745.8202" calcext:value-type="float" table:number-columns-spanned="3" table:number-rows-spanned="1">
            <text:p>18745.8202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3.6499 - 1" office:value-type="float" office:value="252.6499" calcext:value-type="float" table:number-columns-spanned="3" table:number-rows-spanned="1">
            <text:p>252.6499</text:p>
          </table:table-cell>
          <table:covered-table-cell table:style-name="ce8"/>
          <table:covered-table-cell table:style-name="ce9"/>
          <table:table-cell table:style-name="ce7" table:formula="of:=87.9772 - 1" office:value-type="float" office:value="86.9772" calcext:value-type="float" table:number-columns-spanned="3" table:number-rows-spanned="1">
            <text:p>86.977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556.0969 - 1" office:value-type="float" office:value="19555.0969" calcext:value-type="float" table:number-columns-spanned="3" table:number-rows-spanned="1">
            <text:p>19555.0969</text:p>
          </table:table-cell>
          <table:covered-table-cell table:style-name="ce8"/>
          <table:covered-table-cell table:style-name="ce9"/>
          <table:table-cell table:style-name="ce7" table:formula="of:=19154.2169 - 344" office:value-type="float" office:value="18810.2169" calcext:value-type="float" table:number-columns-spanned="3" table:number-rows-spanned="1">
            <text:p>18810.2169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4.1047 - 1" office:value-type="float" office:value="253.1047" calcext:value-type="float" table:number-columns-spanned="3" table:number-rows-spanned="1">
            <text:p>253.1047</text:p>
          </table:table-cell>
          <table:covered-table-cell table:style-name="ce8"/>
          <table:covered-table-cell table:style-name="ce9"/>
          <table:table-cell table:style-name="ce7" table:formula="of:=87.5656 - 1" office:value-type="float" office:value="86.5656" calcext:value-type="float" table:number-columns-spanned="3" table:number-rows-spanned="1">
            <text:p>86.5656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602.4037 - 275" office:value-type="float" office:value="19327.4037" calcext:value-type="float" table:number-columns-spanned="3" table:number-rows-spanned="1">
            <text:p>19327.4037</text:p>
          </table:table-cell>
          <table:covered-table-cell table:style-name="ce8"/>
          <table:covered-table-cell table:style-name="ce9"/>
          <table:table-cell table:style-name="ce7" table:formula="of:=19343.3835 - 345" office:value-type="float" office:value="18998.3835" calcext:value-type="float" table:number-columns-spanned="3" table:number-rows-spanned="1">
            <text:p>18998.3835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4.1565 - 2" office:value-type="float" office:value="252.1565" calcext:value-type="float" table:number-columns-spanned="3" table:number-rows-spanned="1">
            <text:p>252.1565</text:p>
          </table:table-cell>
          <table:covered-table-cell table:style-name="ce8"/>
          <table:covered-table-cell table:style-name="ce9"/>
          <table:table-cell table:style-name="ce7" table:formula="of:=88.8682 - 1" office:value-type="float" office:value="87.8682" calcext:value-type="float" table:number-columns-spanned="3" table:number-rows-spanned="1">
            <text:p>87.8682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612.9758 - 10" office:value-type="float" office:value="19602.9758" calcext:value-type="float" table:number-columns-spanned="3" table:number-rows-spanned="1">
            <text:p>19602.9758</text:p>
          </table:table-cell>
          <table:covered-table-cell table:style-name="ce8"/>
          <table:covered-table-cell table:style-name="ce9"/>
          <table:table-cell table:style-name="ce7" table:formula="of:=19434.766 - 346" office:value-type="float" office:value="19088.766" calcext:value-type="float" table:number-columns-spanned="3" table:number-rows-spanned="1">
            <text:p>19088.7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4.7747 - 2" office:value-type="float" office:value="252.7747" calcext:value-type="float" table:number-columns-spanned="3" table:number-rows-spanned="1">
            <text:p>252.7747</text:p>
          </table:table-cell>
          <table:covered-table-cell table:style-name="ce8"/>
          <table:covered-table-cell table:style-name="ce9"/>
          <table:table-cell table:style-name="ce7" table:formula="of:=89.0993 - 1" office:value-type="float" office:value="88.0993" calcext:value-type="float" table:number-columns-spanned="3" table:number-rows-spanned="1">
            <text:p>88.099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674.6595 - 155" office:value-type="float" office:value="19519.6595" calcext:value-type="float" table:number-columns-spanned="3" table:number-rows-spanned="1">
            <text:p>19519.6595</text:p>
          </table:table-cell>
          <table:covered-table-cell table:style-name="ce8"/>
          <table:covered-table-cell table:style-name="ce9"/>
          <table:table-cell table:style-name="ce7" table:formula="of:=19520.8966 - 347" office:value-type="float" office:value="19173.8966" calcext:value-type="float" table:number-columns-spanned="3" table:number-rows-spanned="1">
            <text:p>19173.8966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6.1106 - 2" office:value-type="float" office:value="254.1106" calcext:value-type="float" table:number-columns-spanned="3" table:number-rows-spanned="1">
            <text:p>254.1106</text:p>
          </table:table-cell>
          <table:covered-table-cell table:style-name="ce8"/>
          <table:covered-table-cell table:style-name="ce9"/>
          <table:table-cell table:style-name="ce7" table:formula="of:=88.2753 - 1" office:value-type="float" office:value="87.2753" calcext:value-type="float" table:number-columns-spanned="3" table:number-rows-spanned="1">
            <text:p>87.2753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675.6588 - 1" office:value-type="float" office:value="19674.6588" calcext:value-type="float" table:number-columns-spanned="3" table:number-rows-spanned="1">
            <text:p>19674.6588</text:p>
          </table:table-cell>
          <table:covered-table-cell table:style-name="ce8"/>
          <table:covered-table-cell table:style-name="ce9"/>
          <table:table-cell table:style-name="ce7" table:formula="of:=19691.388 - 348" office:value-type="float" office:value="19343.388" calcext:value-type="float" table:number-columns-spanned="3" table:number-rows-spanned="1">
            <text:p>19343.38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7.169 - 1" office:value-type="float" office:value="256.169" calcext:value-type="float" table:number-columns-spanned="3" table:number-rows-spanned="1">
            <text:p>256.169</text:p>
          </table:table-cell>
          <table:covered-table-cell table:style-name="ce8"/>
          <table:covered-table-cell table:style-name="ce9"/>
          <table:table-cell table:style-name="ce7" table:formula="of:=89.3335 - 1" office:value-type="float" office:value="88.3335" calcext:value-type="float" table:number-columns-spanned="3" table:number-rows-spanned="1">
            <text:p>88.3335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792.0983 - 236" office:value-type="float" office:value="19556.0983" calcext:value-type="float" table:number-columns-spanned="3" table:number-rows-spanned="1">
            <text:p>19556.0983</text:p>
          </table:table-cell>
          <table:covered-table-cell table:style-name="ce8"/>
          <table:covered-table-cell table:style-name="ce9"/>
          <table:table-cell table:style-name="ce7" table:formula="of:=19804.2118 - 349" office:value-type="float" office:value="19455.2118" calcext:value-type="float" table:number-columns-spanned="3" table:number-rows-spanned="1">
            <text:p>19455.2118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7.2803 - 4" office:value-type="float" office:value="253.2803" calcext:value-type="float" table:number-columns-spanned="3" table:number-rows-spanned="1">
            <text:p>253.2803</text:p>
          </table:table-cell>
          <table:covered-table-cell table:style-name="ce8"/>
          <table:covered-table-cell table:style-name="ce9"/>
          <table:table-cell table:style-name="ce7" table:formula="of:=89.0237 - 1" office:value-type="float" office:value="88.0237" calcext:value-type="float" table:number-columns-spanned="3" table:number-rows-spanned="1">
            <text:p>88.0237</text:p>
          </table:table-cell>
          <table:covered-table-cell table:style-name="ce8"/>
          <table:covered-table-cell table:style-name="ce9"/>
          <table:table-cell table:number-columns-repeated="10"/>
          <table:table-cell table:style-name="ce7" table:formula="of:=19894.9775 - 282" office:value-type="float" office:value="19612.9775" calcext:value-type="float" table:number-columns-spanned="3" table:number-rows-spanned="1">
            <text:p>19612.9775</text:p>
          </table:table-cell>
          <table:covered-table-cell table:style-name="ce8"/>
          <table:covered-table-cell table:style-name="ce9"/>
          <table:table-cell table:style-name="ce7" table:formula="of:=19870.8571 - 350" office:value-type="float" office:value="19520.8571" calcext:value-type="float" table:number-columns-spanned="3" table:number-rows-spanned="1">
            <text:p>19520.8571</text:p>
          </table:table-cell>
          <table:covered-table-cell table:style-name="ce8"/>
          <table:covered-table-cell table:style-name="ce9"/>
          <table:table-cell table:number-columns-repeated="993"/>
        </table:table-row>
        <table:table-row table:style-name="ro2">
          <table:table-cell table:number-columns-repeated="9"/>
          <table:table-cell table:style-name="ce7" table:formula="of:=257.6483 - 4" office:value-type="float" office:value="253.6483" calcext:value-type="float" table:number-columns-spanned="3" table:number-rows-spanned="1">
            <text:p>253.6483</text:p>
          </table:table-cell>
          <table:covered-table-cell table:style-name="ce8"/>
          <table:covered-table-cell table:style-name="ce9"/>
          <table:table-cell table:style-name="ce7" table:formula="of:=88.5512 - 1" office:value-type="float" office:value="87.5512" calcext:value-type="float" table:number-columns-spanned="3" table:number-rows-spanned="1">
            <text:p>87.55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8.233 - 5" office:value-type="float" office:value="253.233" calcext:value-type="float" table:number-columns-spanned="3" table:number-rows-spanned="1">
            <text:p>253.233</text:p>
          </table:table-cell>
          <table:covered-table-cell table:style-name="ce8"/>
          <table:covered-table-cell table:style-name="ce9"/>
          <table:table-cell table:style-name="ce7" table:formula="of:=88.6085 - 1" office:value-type="float" office:value="87.6085" calcext:value-type="float" table:number-columns-spanned="3" table:number-rows-spanned="1">
            <text:p>87.60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8.3356 - 1" office:value-type="float" office:value="257.3356" calcext:value-type="float" table:number-columns-spanned="3" table:number-rows-spanned="1">
            <text:p>257.3356</text:p>
          </table:table-cell>
          <table:covered-table-cell table:style-name="ce8"/>
          <table:covered-table-cell table:style-name="ce9"/>
          <table:table-cell table:style-name="ce7" table:formula="of:=89.0143 - 1" office:value-type="float" office:value="88.0143" calcext:value-type="float" table:number-columns-spanned="3" table:number-rows-spanned="1">
            <text:p>88.01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8.3821 - 4" office:value-type="float" office:value="254.3821" calcext:value-type="float" table:number-columns-spanned="3" table:number-rows-spanned="1">
            <text:p>254.3821</text:p>
          </table:table-cell>
          <table:covered-table-cell table:style-name="ce8"/>
          <table:covered-table-cell table:style-name="ce9"/>
          <table:table-cell table:style-name="ce7" table:formula="of:=90.6078 - 1" office:value-type="float" office:value="89.6078" calcext:value-type="float" table:number-columns-spanned="3" table:number-rows-spanned="1">
            <text:p>89.60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8.7717 - 4" office:value-type="float" office:value="254.7717" calcext:value-type="float" table:number-columns-spanned="3" table:number-rows-spanned="1">
            <text:p>254.7717</text:p>
          </table:table-cell>
          <table:covered-table-cell table:style-name="ce8"/>
          <table:covered-table-cell table:style-name="ce9"/>
          <table:table-cell table:style-name="ce7" table:formula="of:=90.7311 - 1" office:value-type="float" office:value="89.7311" calcext:value-type="float" table:number-columns-spanned="3" table:number-rows-spanned="1">
            <text:p>89.73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9.2849 - 2" office:value-type="float" office:value="257.2849" calcext:value-type="float" table:number-columns-spanned="3" table:number-rows-spanned="1">
            <text:p>257.2849</text:p>
          </table:table-cell>
          <table:covered-table-cell table:style-name="ce8"/>
          <table:covered-table-cell table:style-name="ce9"/>
          <table:table-cell table:style-name="ce7" table:formula="of:=90.7175 - 1" office:value-type="float" office:value="89.7175" calcext:value-type="float" table:number-columns-spanned="3" table:number-rows-spanned="1">
            <text:p>89.71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9.3779 - 1" office:value-type="float" office:value="258.3779" calcext:value-type="float" table:number-columns-spanned="3" table:number-rows-spanned="1">
            <text:p>258.3779</text:p>
          </table:table-cell>
          <table:covered-table-cell table:style-name="ce8"/>
          <table:covered-table-cell table:style-name="ce9"/>
          <table:table-cell table:style-name="ce7" table:formula="of:=90.6231 - 1" office:value-type="float" office:value="89.6231" calcext:value-type="float" table:number-columns-spanned="3" table:number-rows-spanned="1">
            <text:p>89.6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59.757 - 2" office:value-type="float" office:value="257.757" calcext:value-type="float" table:number-columns-spanned="3" table:number-rows-spanned="1">
            <text:p>257.757</text:p>
          </table:table-cell>
          <table:covered-table-cell table:style-name="ce8"/>
          <table:covered-table-cell table:style-name="ce9"/>
          <table:table-cell table:style-name="ce7" table:formula="of:=90.3166 - 1" office:value-type="float" office:value="89.3166" calcext:value-type="float" table:number-columns-spanned="3" table:number-rows-spanned="1">
            <text:p>89.31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0.2812 - 1" office:value-type="float" office:value="259.2812" calcext:value-type="float" table:number-columns-spanned="3" table:number-rows-spanned="1">
            <text:p>259.2812</text:p>
          </table:table-cell>
          <table:covered-table-cell table:style-name="ce8"/>
          <table:covered-table-cell table:style-name="ce9"/>
          <table:table-cell table:style-name="ce7" table:formula="of:=90.0151 - 1" office:value-type="float" office:value="89.0151" calcext:value-type="float" table:number-columns-spanned="3" table:number-rows-spanned="1">
            <text:p>89.01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0.3423 - 2" office:value-type="float" office:value="258.3423" calcext:value-type="float" table:number-columns-spanned="3" table:number-rows-spanned="1">
            <text:p>258.3423</text:p>
          </table:table-cell>
          <table:covered-table-cell table:style-name="ce8"/>
          <table:covered-table-cell table:style-name="ce9"/>
          <table:table-cell table:style-name="ce7" table:formula="of:=90.2479 - 1" office:value-type="float" office:value="89.2479" calcext:value-type="float" table:number-columns-spanned="3" table:number-rows-spanned="1">
            <text:p>89.24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2.3776 - 3" office:value-type="float" office:value="259.3776" calcext:value-type="float" table:number-columns-spanned="3" table:number-rows-spanned="1">
            <text:p>259.3776</text:p>
          </table:table-cell>
          <table:covered-table-cell table:style-name="ce8"/>
          <table:covered-table-cell table:style-name="ce9"/>
          <table:table-cell table:style-name="ce7" table:formula="of:=91.0787 - 1" office:value-type="float" office:value="90.0787" calcext:value-type="float" table:number-columns-spanned="3" table:number-rows-spanned="1">
            <text:p>90.07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2.4518 - 2" office:value-type="float" office:value="260.4518" calcext:value-type="float" table:number-columns-spanned="3" table:number-rows-spanned="1">
            <text:p>260.4518</text:p>
          </table:table-cell>
          <table:covered-table-cell table:style-name="ce8"/>
          <table:covered-table-cell table:style-name="ce9"/>
          <table:table-cell table:style-name="ce7" table:formula="of:=90.4158 - 1" office:value-type="float" office:value="89.4158" calcext:value-type="float" table:number-columns-spanned="3" table:number-rows-spanned="1">
            <text:p>89.41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2.5655 - 4" office:value-type="float" office:value="258.5655" calcext:value-type="float" table:number-columns-spanned="3" table:number-rows-spanned="1">
            <text:p>258.5655</text:p>
          </table:table-cell>
          <table:covered-table-cell table:style-name="ce8"/>
          <table:covered-table-cell table:style-name="ce9"/>
          <table:table-cell table:style-name="ce7" table:formula="of:=90.5335 - 1" office:value-type="float" office:value="89.5335" calcext:value-type="float" table:number-columns-spanned="3" table:number-rows-spanned="1">
            <text:p>89.5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4.0584 - 5" office:value-type="float" office:value="259.0584" calcext:value-type="float" table:number-columns-spanned="3" table:number-rows-spanned="1">
            <text:p>259.0584</text:p>
          </table:table-cell>
          <table:covered-table-cell table:style-name="ce8"/>
          <table:covered-table-cell table:style-name="ce9"/>
          <table:table-cell table:style-name="ce7" table:formula="of:=90.5941 - 1" office:value-type="float" office:value="89.5941" calcext:value-type="float" table:number-columns-spanned="3" table:number-rows-spanned="1">
            <text:p>89.59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4.2813 - 4" office:value-type="float" office:value="260.2813" calcext:value-type="float" table:number-columns-spanned="3" table:number-rows-spanned="1">
            <text:p>260.2813</text:p>
          </table:table-cell>
          <table:covered-table-cell table:style-name="ce8"/>
          <table:covered-table-cell table:style-name="ce9"/>
          <table:table-cell table:style-name="ce7" table:formula="of:=92.0955 - 1" office:value-type="float" office:value="91.0955" calcext:value-type="float" table:number-columns-spanned="3" table:number-rows-spanned="1">
            <text:p>91.09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5.043 - 5" office:value-type="float" office:value="260.043" calcext:value-type="float" table:number-columns-spanned="3" table:number-rows-spanned="1">
            <text:p>260.043</text:p>
          </table:table-cell>
          <table:covered-table-cell table:style-name="ce8"/>
          <table:covered-table-cell table:style-name="ce9"/>
          <table:table-cell table:style-name="ce7" table:formula="of:=91.2983 - 1" office:value-type="float" office:value="90.2983" calcext:value-type="float" table:number-columns-spanned="3" table:number-rows-spanned="1">
            <text:p>90.29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5.1108 - 1" office:value-type="float" office:value="264.1108" calcext:value-type="float" table:number-columns-spanned="3" table:number-rows-spanned="1">
            <text:p>264.1108</text:p>
          </table:table-cell>
          <table:covered-table-cell table:style-name="ce8"/>
          <table:covered-table-cell table:style-name="ce9"/>
          <table:table-cell table:style-name="ce7" table:formula="of:=91.4016 - 1" office:value-type="float" office:value="90.4016" calcext:value-type="float" table:number-columns-spanned="3" table:number-rows-spanned="1">
            <text:p>90.40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6.4521 - 4" office:value-type="float" office:value="262.4521" calcext:value-type="float" table:number-columns-spanned="3" table:number-rows-spanned="1">
            <text:p>262.4521</text:p>
          </table:table-cell>
          <table:covered-table-cell table:style-name="ce8"/>
          <table:covered-table-cell table:style-name="ce9"/>
          <table:table-cell table:style-name="ce7" table:formula="of:=91.4141 - 1" office:value-type="float" office:value="90.4141" calcext:value-type="float" table:number-columns-spanned="3" table:number-rows-spanned="1">
            <text:p>90.41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6.796 - 4" office:value-type="float" office:value="262.796" calcext:value-type="float" table:number-columns-spanned="3" table:number-rows-spanned="1">
            <text:p>262.796</text:p>
          </table:table-cell>
          <table:covered-table-cell table:style-name="ce8"/>
          <table:covered-table-cell table:style-name="ce9"/>
          <table:table-cell table:style-name="ce7" table:formula="of:=92.6807 - 1" office:value-type="float" office:value="91.6807" calcext:value-type="float" table:number-columns-spanned="3" table:number-rows-spanned="1">
            <text:p>91.68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7.6729 - 5" office:value-type="float" office:value="262.6729" calcext:value-type="float" table:number-columns-spanned="3" table:number-rows-spanned="1">
            <text:p>262.6729</text:p>
          </table:table-cell>
          <table:covered-table-cell table:style-name="ce8"/>
          <table:covered-table-cell table:style-name="ce9"/>
          <table:table-cell table:style-name="ce7" table:formula="of:=92.8708 - 1" office:value-type="float" office:value="91.8708" calcext:value-type="float" table:number-columns-spanned="3" table:number-rows-spanned="1">
            <text:p>91.87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9.2689 - 4" office:value-type="float" office:value="265.2689" calcext:value-type="float" table:number-columns-spanned="3" table:number-rows-spanned="1">
            <text:p>265.2689</text:p>
          </table:table-cell>
          <table:covered-table-cell table:style-name="ce8"/>
          <table:covered-table-cell table:style-name="ce9"/>
          <table:table-cell table:style-name="ce7" table:formula="of:=92.7774 - 1" office:value-type="float" office:value="91.7774" calcext:value-type="float" table:number-columns-spanned="3" table:number-rows-spanned="1">
            <text:p>91.77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9.2786 - 5" office:value-type="float" office:value="264.2786" calcext:value-type="float" table:number-columns-spanned="3" table:number-rows-spanned="1">
            <text:p>264.2786</text:p>
          </table:table-cell>
          <table:covered-table-cell table:style-name="ce8"/>
          <table:covered-table-cell table:style-name="ce9"/>
          <table:table-cell table:style-name="ce7" table:formula="of:=92.3451 - 1" office:value-type="float" office:value="91.3451" calcext:value-type="float" table:number-columns-spanned="3" table:number-rows-spanned="1">
            <text:p>91.34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9.3369 - 4" office:value-type="float" office:value="265.3369" calcext:value-type="float" table:number-columns-spanned="3" table:number-rows-spanned="1">
            <text:p>265.3369</text:p>
          </table:table-cell>
          <table:covered-table-cell table:style-name="ce8"/>
          <table:covered-table-cell table:style-name="ce9"/>
          <table:table-cell table:style-name="ce7" table:formula="of:=92.393 - 1" office:value-type="float" office:value="91.393" calcext:value-type="float" table:number-columns-spanned="3" table:number-rows-spanned="1">
            <text:p>91.3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69.6683 - 2" office:value-type="float" office:value="267.6683" calcext:value-type="float" table:number-columns-spanned="3" table:number-rows-spanned="1">
            <text:p>267.6683</text:p>
          </table:table-cell>
          <table:covered-table-cell table:style-name="ce8"/>
          <table:covered-table-cell table:style-name="ce9"/>
          <table:table-cell table:style-name="ce7" table:formula="of:=93.1858 - 1" office:value-type="float" office:value="92.1858" calcext:value-type="float" table:number-columns-spanned="3" table:number-rows-spanned="1">
            <text:p>92.18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0.6771 - 4" office:value-type="float" office:value="266.6771" calcext:value-type="float" table:number-columns-spanned="3" table:number-rows-spanned="1">
            <text:p>266.6771</text:p>
          </table:table-cell>
          <table:covered-table-cell table:style-name="ce8"/>
          <table:covered-table-cell table:style-name="ce9"/>
          <table:table-cell table:style-name="ce7" table:formula="of:=93.682 - 1" office:value-type="float" office:value="92.682" calcext:value-type="float" table:number-columns-spanned="3" table:number-rows-spanned="1">
            <text:p>92.6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1.3811 - 2" office:value-type="float" office:value="269.3811" calcext:value-type="float" table:number-columns-spanned="3" table:number-rows-spanned="1">
            <text:p>269.3811</text:p>
          </table:table-cell>
          <table:covered-table-cell table:style-name="ce8"/>
          <table:covered-table-cell table:style-name="ce9"/>
          <table:table-cell table:style-name="ce7" table:formula="of:=93.3591 - 1" office:value-type="float" office:value="92.3591" calcext:value-type="float" table:number-columns-spanned="3" table:number-rows-spanned="1">
            <text:p>92.35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1.6742 - 1" office:value-type="float" office:value="270.6742" calcext:value-type="float" table:number-columns-spanned="3" table:number-rows-spanned="1">
            <text:p>270.6742</text:p>
          </table:table-cell>
          <table:covered-table-cell table:style-name="ce8"/>
          <table:covered-table-cell table:style-name="ce9"/>
          <table:table-cell table:style-name="ce7" table:formula="of:=94.2102 - 1" office:value-type="float" office:value="93.2102" calcext:value-type="float" table:number-columns-spanned="3" table:number-rows-spanned="1">
            <text:p>93.21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2.0762 - 5" office:value-type="float" office:value="267.0762" calcext:value-type="float" table:number-columns-spanned="3" table:number-rows-spanned="1">
            <text:p>267.0762</text:p>
          </table:table-cell>
          <table:covered-table-cell table:style-name="ce8"/>
          <table:covered-table-cell table:style-name="ce9"/>
          <table:table-cell table:style-name="ce7" table:formula="of:=93.3334 - 1" office:value-type="float" office:value="92.3334" calcext:value-type="float" table:number-columns-spanned="3" table:number-rows-spanned="1">
            <text:p>92.33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2.8396 - 3" office:value-type="float" office:value="269.8396" calcext:value-type="float" table:number-columns-spanned="3" table:number-rows-spanned="1">
            <text:p>269.8396</text:p>
          </table:table-cell>
          <table:covered-table-cell table:style-name="ce8"/>
          <table:covered-table-cell table:style-name="ce9"/>
          <table:table-cell table:style-name="ce7" table:formula="of:=94.7436 - 1" office:value-type="float" office:value="93.7436" calcext:value-type="float" table:number-columns-spanned="3" table:number-rows-spanned="1">
            <text:p>93.74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3.5698 - 4" office:value-type="float" office:value="269.5698" calcext:value-type="float" table:number-columns-spanned="3" table:number-rows-spanned="1">
            <text:p>269.5698</text:p>
          </table:table-cell>
          <table:covered-table-cell table:style-name="ce8"/>
          <table:covered-table-cell table:style-name="ce9"/>
          <table:table-cell table:style-name="ce7" table:formula="of:=94.5604 - 1" office:value-type="float" office:value="93.5604" calcext:value-type="float" table:number-columns-spanned="3" table:number-rows-spanned="1">
            <text:p>93.56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4.0714 - 2" office:value-type="float" office:value="272.0714" calcext:value-type="float" table:number-columns-spanned="3" table:number-rows-spanned="1">
            <text:p>272.0714</text:p>
          </table:table-cell>
          <table:covered-table-cell table:style-name="ce8"/>
          <table:covered-table-cell table:style-name="ce9"/>
          <table:table-cell table:style-name="ce7" table:formula="of:=94.6782 - 1" office:value-type="float" office:value="93.6782" calcext:value-type="float" table:number-columns-spanned="3" table:number-rows-spanned="1">
            <text:p>93.6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4.275 - 5" office:value-type="float" office:value="269.275" calcext:value-type="float" table:number-columns-spanned="3" table:number-rows-spanned="1">
            <text:p>269.275</text:p>
          </table:table-cell>
          <table:covered-table-cell table:style-name="ce8"/>
          <table:covered-table-cell table:style-name="ce9"/>
          <table:table-cell table:style-name="ce7" table:formula="of:=94.414 - 1" office:value-type="float" office:value="93.414" calcext:value-type="float" table:number-columns-spanned="3" table:number-rows-spanned="1">
            <text:p>93.4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4.3793 - 3" office:value-type="float" office:value="271.3793" calcext:value-type="float" table:number-columns-spanned="3" table:number-rows-spanned="1">
            <text:p>271.3793</text:p>
          </table:table-cell>
          <table:covered-table-cell table:style-name="ce8"/>
          <table:covered-table-cell table:style-name="ce9"/>
          <table:table-cell table:style-name="ce7" table:formula="of:=94.0887 - 1" office:value-type="float" office:value="93.0887" calcext:value-type="float" table:number-columns-spanned="3" table:number-rows-spanned="1">
            <text:p>93.0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4.9539 - 2" office:value-type="float" office:value="272.9539" calcext:value-type="float" table:number-columns-spanned="3" table:number-rows-spanned="1">
            <text:p>272.9539</text:p>
          </table:table-cell>
          <table:covered-table-cell table:style-name="ce8"/>
          <table:covered-table-cell table:style-name="ce9"/>
          <table:table-cell table:style-name="ce7" table:formula="of:=95.0661 - 1" office:value-type="float" office:value="94.0661" calcext:value-type="float" table:number-columns-spanned="3" table:number-rows-spanned="1">
            <text:p>94.06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5.5667 - 2" office:value-type="float" office:value="273.5667" calcext:value-type="float" table:number-columns-spanned="3" table:number-rows-spanned="1">
            <text:p>273.5667</text:p>
          </table:table-cell>
          <table:covered-table-cell table:style-name="ce8"/>
          <table:covered-table-cell table:style-name="ce9"/>
          <table:table-cell table:style-name="ce7" table:formula="of:=95.2293 - 1" office:value-type="float" office:value="94.2293" calcext:value-type="float" table:number-columns-spanned="3" table:number-rows-spanned="1">
            <text:p>94.22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6.0707 - 2" office:value-type="float" office:value="274.0707" calcext:value-type="float" table:number-columns-spanned="3" table:number-rows-spanned="1">
            <text:p>274.0707</text:p>
          </table:table-cell>
          <table:covered-table-cell table:style-name="ce8"/>
          <table:covered-table-cell table:style-name="ce9"/>
          <table:table-cell table:style-name="ce7" table:formula="of:=94.4882 - 1" office:value-type="float" office:value="93.4882" calcext:value-type="float" table:number-columns-spanned="3" table:number-rows-spanned="1">
            <text:p>93.4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6.6746 - 5" office:value-type="float" office:value="271.6746" calcext:value-type="float" table:number-columns-spanned="3" table:number-rows-spanned="1">
            <text:p>271.6746</text:p>
          </table:table-cell>
          <table:covered-table-cell table:style-name="ce8"/>
          <table:covered-table-cell table:style-name="ce9"/>
          <table:table-cell table:style-name="ce7" table:formula="of:=95.2947 - 1" office:value-type="float" office:value="94.2947" calcext:value-type="float" table:number-columns-spanned="3" table:number-rows-spanned="1">
            <text:p>94.29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7.1253 - 1" office:value-type="float" office:value="276.1253" calcext:value-type="float" table:number-columns-spanned="3" table:number-rows-spanned="1">
            <text:p>276.1253</text:p>
          </table:table-cell>
          <table:covered-table-cell table:style-name="ce8"/>
          <table:covered-table-cell table:style-name="ce9"/>
          <table:table-cell table:style-name="ce7" table:formula="of:=95.4666 - 1" office:value-type="float" office:value="94.4666" calcext:value-type="float" table:number-columns-spanned="3" table:number-rows-spanned="1">
            <text:p>94.4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7.6795 - 2" office:value-type="float" office:value="275.6795" calcext:value-type="float" table:number-columns-spanned="3" table:number-rows-spanned="1">
            <text:p>275.6795</text:p>
          </table:table-cell>
          <table:covered-table-cell table:style-name="ce8"/>
          <table:covered-table-cell table:style-name="ce9"/>
          <table:table-cell table:style-name="ce7" table:formula="of:=95.8243 - 1" office:value-type="float" office:value="94.8243" calcext:value-type="float" table:number-columns-spanned="3" table:number-rows-spanned="1">
            <text:p>94.82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8.4975 - 4" office:value-type="float" office:value="274.4975" calcext:value-type="float" table:number-columns-spanned="3" table:number-rows-spanned="1">
            <text:p>274.4975</text:p>
          </table:table-cell>
          <table:covered-table-cell table:style-name="ce8"/>
          <table:covered-table-cell table:style-name="ce9"/>
          <table:table-cell table:style-name="ce7" table:formula="of:=95.3706 - 1" office:value-type="float" office:value="94.3706" calcext:value-type="float" table:number-columns-spanned="3" table:number-rows-spanned="1">
            <text:p>94.3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8.7365 - 1" office:value-type="float" office:value="277.7365" calcext:value-type="float" table:number-columns-spanned="3" table:number-rows-spanned="1">
            <text:p>277.7365</text:p>
          </table:table-cell>
          <table:covered-table-cell table:style-name="ce8"/>
          <table:covered-table-cell table:style-name="ce9"/>
          <table:table-cell table:style-name="ce7" table:formula="of:=95.4764 - 1" office:value-type="float" office:value="94.4764" calcext:value-type="float" table:number-columns-spanned="3" table:number-rows-spanned="1">
            <text:p>94.4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8.9514 - 4" office:value-type="float" office:value="274.9514" calcext:value-type="float" table:number-columns-spanned="3" table:number-rows-spanned="1">
            <text:p>274.9514</text:p>
          </table:table-cell>
          <table:covered-table-cell table:style-name="ce8"/>
          <table:covered-table-cell table:style-name="ce9"/>
          <table:table-cell table:style-name="ce7" table:formula="of:=95.5329 - 1" office:value-type="float" office:value="94.5329" calcext:value-type="float" table:number-columns-spanned="3" table:number-rows-spanned="1">
            <text:p>94.53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79.6626 - 5" office:value-type="float" office:value="274.6626" calcext:value-type="float" table:number-columns-spanned="3" table:number-rows-spanned="1">
            <text:p>274.6626</text:p>
          </table:table-cell>
          <table:covered-table-cell table:style-name="ce8"/>
          <table:covered-table-cell table:style-name="ce9"/>
          <table:table-cell table:style-name="ce7" table:formula="of:=96.87 - 1" office:value-type="float" office:value="95.87" calcext:value-type="float" table:number-columns-spanned="3" table:number-rows-spanned="1">
            <text:p>95.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0.2972 - 3" office:value-type="float" office:value="277.2972" calcext:value-type="float" table:number-columns-spanned="3" table:number-rows-spanned="1">
            <text:p>277.2972</text:p>
          </table:table-cell>
          <table:covered-table-cell table:style-name="ce8"/>
          <table:covered-table-cell table:style-name="ce9"/>
          <table:table-cell table:style-name="ce7" table:formula="of:=96.4627 - 1" office:value-type="float" office:value="95.4627" calcext:value-type="float" table:number-columns-spanned="3" table:number-rows-spanned="1">
            <text:p>95.46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0.6567 - 1" office:value-type="float" office:value="279.6567" calcext:value-type="float" table:number-columns-spanned="3" table:number-rows-spanned="1">
            <text:p>279.6567</text:p>
          </table:table-cell>
          <table:covered-table-cell table:style-name="ce8"/>
          <table:covered-table-cell table:style-name="ce9"/>
          <table:table-cell table:style-name="ce7" table:formula="of:=96.1233 - 1" office:value-type="float" office:value="95.1233" calcext:value-type="float" table:number-columns-spanned="3" table:number-rows-spanned="1">
            <text:p>95.1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0.6684 - 4" office:value-type="float" office:value="276.6684" calcext:value-type="float" table:number-columns-spanned="3" table:number-rows-spanned="1">
            <text:p>276.6684</text:p>
          </table:table-cell>
          <table:covered-table-cell table:style-name="ce8"/>
          <table:covered-table-cell table:style-name="ce9"/>
          <table:table-cell table:style-name="ce7" table:formula="of:=97.1731 - 1" office:value-type="float" office:value="96.1731" calcext:value-type="float" table:number-columns-spanned="3" table:number-rows-spanned="1">
            <text:p>96.17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1.4934 - 3" office:value-type="float" office:value="278.4934" calcext:value-type="float" table:number-columns-spanned="3" table:number-rows-spanned="1">
            <text:p>278.4934</text:p>
          </table:table-cell>
          <table:covered-table-cell table:style-name="ce8"/>
          <table:covered-table-cell table:style-name="ce9"/>
          <table:table-cell table:style-name="ce7" table:formula="of:=97.2774 - 1" office:value-type="float" office:value="96.2774" calcext:value-type="float" table:number-columns-spanned="3" table:number-rows-spanned="1">
            <text:p>96.27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2.4105 - 2" office:value-type="float" office:value="280.4105" calcext:value-type="float" table:number-columns-spanned="3" table:number-rows-spanned="1">
            <text:p>280.4105</text:p>
          </table:table-cell>
          <table:covered-table-cell table:style-name="ce8"/>
          <table:covered-table-cell table:style-name="ce9"/>
          <table:table-cell table:style-name="ce7" table:formula="of:=97.2874 - 1" office:value-type="float" office:value="96.2874" calcext:value-type="float" table:number-columns-spanned="3" table:number-rows-spanned="1">
            <text:p>96.28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2.9476 - 4" office:value-type="float" office:value="278.9476" calcext:value-type="float" table:number-columns-spanned="3" table:number-rows-spanned="1">
            <text:p>278.9476</text:p>
          </table:table-cell>
          <table:covered-table-cell table:style-name="ce8"/>
          <table:covered-table-cell table:style-name="ce9"/>
          <table:table-cell table:style-name="ce7" table:formula="of:=96.5274 - 1" office:value-type="float" office:value="95.5274" calcext:value-type="float" table:number-columns-spanned="3" table:number-rows-spanned="1">
            <text:p>95.52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2.9677 - 4" office:value-type="float" office:value="278.9677" calcext:value-type="float" table:number-columns-spanned="3" table:number-rows-spanned="1">
            <text:p>278.9677</text:p>
          </table:table-cell>
          <table:covered-table-cell table:style-name="ce8"/>
          <table:covered-table-cell table:style-name="ce9"/>
          <table:table-cell table:style-name="ce7" table:formula="of:=97.4592 - 1" office:value-type="float" office:value="96.4592" calcext:value-type="float" table:number-columns-spanned="3" table:number-rows-spanned="1">
            <text:p>96.45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4.49 - 3" office:value-type="float" office:value="281.49" calcext:value-type="float" table:number-columns-spanned="3" table:number-rows-spanned="1">
            <text:p>281.49</text:p>
          </table:table-cell>
          <table:covered-table-cell table:style-name="ce8"/>
          <table:covered-table-cell table:style-name="ce9"/>
          <table:table-cell table:style-name="ce7" table:formula="of:=97.1706 - 1" office:value-type="float" office:value="96.1706" calcext:value-type="float" table:number-columns-spanned="3" table:number-rows-spanned="1">
            <text:p>96.1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4.5262 - 2" office:value-type="float" office:value="282.5262" calcext:value-type="float" table:number-columns-spanned="3" table:number-rows-spanned="1">
            <text:p>282.5262</text:p>
          </table:table-cell>
          <table:covered-table-cell table:style-name="ce8"/>
          <table:covered-table-cell table:style-name="ce9"/>
          <table:table-cell table:style-name="ce7" table:formula="of:=98.1667 - 1" office:value-type="float" office:value="97.1667" calcext:value-type="float" table:number-columns-spanned="3" table:number-rows-spanned="1">
            <text:p>97.16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4.8982 - 4" office:value-type="float" office:value="280.8982" calcext:value-type="float" table:number-columns-spanned="3" table:number-rows-spanned="1">
            <text:p>280.8982</text:p>
          </table:table-cell>
          <table:covered-table-cell table:style-name="ce8"/>
          <table:covered-table-cell table:style-name="ce9"/>
          <table:table-cell table:style-name="ce7" table:formula="of:=97.5153 - 1" office:value-type="float" office:value="96.5153" calcext:value-type="float" table:number-columns-spanned="3" table:number-rows-spanned="1">
            <text:p>96.51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5.4893 - 1" office:value-type="float" office:value="284.4893" calcext:value-type="float" table:number-columns-spanned="3" table:number-rows-spanned="1">
            <text:p>284.4893</text:p>
          </table:table-cell>
          <table:covered-table-cell table:style-name="ce8"/>
          <table:covered-table-cell table:style-name="ce9"/>
          <table:table-cell table:style-name="ce7" table:formula="of:=97.5685 - 1" office:value-type="float" office:value="96.5685" calcext:value-type="float" table:number-columns-spanned="3" table:number-rows-spanned="1">
            <text:p>96.56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5.6572 - 5" office:value-type="float" office:value="280.6572" calcext:value-type="float" table:number-columns-spanned="3" table:number-rows-spanned="1">
            <text:p>280.6572</text:p>
          </table:table-cell>
          <table:covered-table-cell table:style-name="ce8"/>
          <table:covered-table-cell table:style-name="ce9"/>
          <table:table-cell table:style-name="ce7" table:formula="of:=99.0724 - 1" office:value-type="float" office:value="98.0724" calcext:value-type="float" table:number-columns-spanned="3" table:number-rows-spanned="1">
            <text:p>98.07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5.9541 - 1" office:value-type="float" office:value="284.9541" calcext:value-type="float" table:number-columns-spanned="3" table:number-rows-spanned="1">
            <text:p>284.9541</text:p>
          </table:table-cell>
          <table:covered-table-cell table:style-name="ce8"/>
          <table:covered-table-cell table:style-name="ce9"/>
          <table:table-cell table:style-name="ce7" table:formula="of:=99.1031 - 1" office:value-type="float" office:value="98.1031" calcext:value-type="float" table:number-columns-spanned="3" table:number-rows-spanned="1">
            <text:p>98.10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6.709 - 1" office:value-type="float" office:value="285.709" calcext:value-type="float" table:number-columns-spanned="3" table:number-rows-spanned="1">
            <text:p>285.709</text:p>
          </table:table-cell>
          <table:covered-table-cell table:style-name="ce8"/>
          <table:covered-table-cell table:style-name="ce9"/>
          <table:table-cell table:style-name="ce7" table:formula="of:=99.5775 - 1" office:value-type="float" office:value="98.5775" calcext:value-type="float" table:number-columns-spanned="3" table:number-rows-spanned="1">
            <text:p>98.57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7.525 - 3" office:value-type="float" office:value="284.525" calcext:value-type="float" table:number-columns-spanned="3" table:number-rows-spanned="1">
            <text:p>284.525</text:p>
          </table:table-cell>
          <table:covered-table-cell table:style-name="ce8"/>
          <table:covered-table-cell table:style-name="ce9"/>
          <table:table-cell table:style-name="ce7" table:formula="of:=99.6195 - 1" office:value-type="float" office:value="98.6195" calcext:value-type="float" table:number-columns-spanned="3" table:number-rows-spanned="1">
            <text:p>98.61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7.7096 - 1" office:value-type="float" office:value="286.7096" calcext:value-type="float" table:number-columns-spanned="3" table:number-rows-spanned="1">
            <text:p>286.7096</text:p>
          </table:table-cell>
          <table:covered-table-cell table:style-name="ce8"/>
          <table:covered-table-cell table:style-name="ce9"/>
          <table:table-cell table:style-name="ce7" table:formula="of:=98.5161 - 1" office:value-type="float" office:value="97.5161" calcext:value-type="float" table:number-columns-spanned="3" table:number-rows-spanned="1">
            <text:p>97.51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7.9535 - 2" office:value-type="float" office:value="285.9535" calcext:value-type="float" table:number-columns-spanned="3" table:number-rows-spanned="1">
            <text:p>285.9535</text:p>
          </table:table-cell>
          <table:covered-table-cell table:style-name="ce8"/>
          <table:covered-table-cell table:style-name="ce9"/>
          <table:table-cell table:style-name="ce7" table:formula="of:=98.559 - 1" office:value-type="float" office:value="97.559" calcext:value-type="float" table:number-columns-spanned="3" table:number-rows-spanned="1">
            <text:p>97.5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8.2356 - 5" office:value-type="float" office:value="283.2356" calcext:value-type="float" table:number-columns-spanned="3" table:number-rows-spanned="1">
            <text:p>283.2356</text:p>
          </table:table-cell>
          <table:covered-table-cell table:style-name="ce8"/>
          <table:covered-table-cell table:style-name="ce9"/>
          <table:table-cell table:style-name="ce7" table:formula="of:=99.3379 - 1" office:value-type="float" office:value="98.3379" calcext:value-type="float" table:number-columns-spanned="3" table:number-rows-spanned="1">
            <text:p>98.33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8.2494 - 5" office:value-type="float" office:value="283.2494" calcext:value-type="float" table:number-columns-spanned="3" table:number-rows-spanned="1">
            <text:p>283.2494</text:p>
          </table:table-cell>
          <table:covered-table-cell table:style-name="ce8"/>
          <table:covered-table-cell table:style-name="ce9"/>
          <table:table-cell table:style-name="ce7" table:formula="of:=99.5711 - 1" office:value-type="float" office:value="98.5711" calcext:value-type="float" table:number-columns-spanned="3" table:number-rows-spanned="1">
            <text:p>98.57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8.4958 - 3" office:value-type="float" office:value="285.4958" calcext:value-type="float" table:number-columns-spanned="3" table:number-rows-spanned="1">
            <text:p>285.4958</text:p>
          </table:table-cell>
          <table:covered-table-cell table:style-name="ce8"/>
          <table:covered-table-cell table:style-name="ce9"/>
          <table:table-cell table:style-name="ce7" table:formula="of:=99.2128 - 1" office:value-type="float" office:value="98.2128" calcext:value-type="float" table:number-columns-spanned="3" table:number-rows-spanned="1">
            <text:p>98.21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8.5781 - 1" office:value-type="float" office:value="287.5781" calcext:value-type="float" table:number-columns-spanned="3" table:number-rows-spanned="1">
            <text:p>287.5781</text:p>
          </table:table-cell>
          <table:covered-table-cell table:style-name="ce8"/>
          <table:covered-table-cell table:style-name="ce9"/>
          <table:table-cell table:style-name="ce7" table:formula="of:=100.2223 - 1" office:value-type="float" office:value="99.2223" calcext:value-type="float" table:number-columns-spanned="3" table:number-rows-spanned="1">
            <text:p>99.22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88.7665 - 1" office:value-type="float" office:value="287.7665" calcext:value-type="float" table:number-columns-spanned="3" table:number-rows-spanned="1">
            <text:p>287.7665</text:p>
          </table:table-cell>
          <table:covered-table-cell table:style-name="ce8"/>
          <table:covered-table-cell table:style-name="ce9"/>
          <table:table-cell table:style-name="ce7" table:formula="of:=99.5044 - 1" office:value-type="float" office:value="98.5044" calcext:value-type="float" table:number-columns-spanned="3" table:number-rows-spanned="1">
            <text:p>98.5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0.0636 - 2" office:value-type="float" office:value="288.0636" calcext:value-type="float" table:number-columns-spanned="3" table:number-rows-spanned="1">
            <text:p>288.0636</text:p>
          </table:table-cell>
          <table:covered-table-cell table:style-name="ce8"/>
          <table:covered-table-cell table:style-name="ce9"/>
          <table:table-cell table:style-name="ce7" table:formula="of:=99.5529 - 1" office:value-type="float" office:value="98.5529" calcext:value-type="float" table:number-columns-spanned="3" table:number-rows-spanned="1">
            <text:p>98.55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0.2287 - 2" office:value-type="float" office:value="288.2287" calcext:value-type="float" table:number-columns-spanned="3" table:number-rows-spanned="1">
            <text:p>288.2287</text:p>
          </table:table-cell>
          <table:covered-table-cell table:style-name="ce8"/>
          <table:covered-table-cell table:style-name="ce9"/>
          <table:table-cell table:style-name="ce7" table:formula="of:=99.6048 - 1" office:value-type="float" office:value="98.6048" calcext:value-type="float" table:number-columns-spanned="3" table:number-rows-spanned="1">
            <text:p>98.6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1.1172 - 1" office:value-type="float" office:value="290.1172" calcext:value-type="float" table:number-columns-spanned="3" table:number-rows-spanned="1">
            <text:p>290.1172</text:p>
          </table:table-cell>
          <table:covered-table-cell table:style-name="ce8"/>
          <table:covered-table-cell table:style-name="ce9"/>
          <table:table-cell table:style-name="ce7" table:formula="of:=99.8435 - 1" office:value-type="float" office:value="98.8435" calcext:value-type="float" table:number-columns-spanned="3" table:number-rows-spanned="1">
            <text:p>98.84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1.7451 - 3" office:value-type="float" office:value="288.7451" calcext:value-type="float" table:number-columns-spanned="3" table:number-rows-spanned="1">
            <text:p>288.7451</text:p>
          </table:table-cell>
          <table:covered-table-cell table:style-name="ce8"/>
          <table:covered-table-cell table:style-name="ce9"/>
          <table:table-cell table:style-name="ce7" table:formula="of:=101.5787 - 1" office:value-type="float" office:value="100.5787" calcext:value-type="float" table:number-columns-spanned="3" table:number-rows-spanned="1">
            <text:p>100.57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2.226 - 2" office:value-type="float" office:value="290.226" calcext:value-type="float" table:number-columns-spanned="3" table:number-rows-spanned="1">
            <text:p>290.226</text:p>
          </table:table-cell>
          <table:covered-table-cell table:style-name="ce8"/>
          <table:covered-table-cell table:style-name="ce9"/>
          <table:table-cell table:style-name="ce7" table:formula="of:=101.6155 - 1" office:value-type="float" office:value="100.6155" calcext:value-type="float" table:number-columns-spanned="3" table:number-rows-spanned="1">
            <text:p>100.61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2.9895 - 4" office:value-type="float" office:value="288.9895" calcext:value-type="float" table:number-columns-spanned="3" table:number-rows-spanned="1">
            <text:p>288.9895</text:p>
          </table:table-cell>
          <table:covered-table-cell table:style-name="ce8"/>
          <table:covered-table-cell table:style-name="ce9"/>
          <table:table-cell table:style-name="ce7" table:formula="of:=101.2741 - 1" office:value-type="float" office:value="100.2741" calcext:value-type="float" table:number-columns-spanned="3" table:number-rows-spanned="1">
            <text:p>100.27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3.4908 - 5" office:value-type="float" office:value="288.4908" calcext:value-type="float" table:number-columns-spanned="3" table:number-rows-spanned="1">
            <text:p>288.4908</text:p>
          </table:table-cell>
          <table:covered-table-cell table:style-name="ce8"/>
          <table:covered-table-cell table:style-name="ce9"/>
          <table:table-cell table:style-name="ce7" table:formula="of:=101.389 - 1" office:value-type="float" office:value="100.389" calcext:value-type="float" table:number-columns-spanned="3" table:number-rows-spanned="1">
            <text:p>100.3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3.5274 - 5" office:value-type="float" office:value="288.5274" calcext:value-type="float" table:number-columns-spanned="3" table:number-rows-spanned="1">
            <text:p>288.5274</text:p>
          </table:table-cell>
          <table:covered-table-cell table:style-name="ce8"/>
          <table:covered-table-cell table:style-name="ce9"/>
          <table:table-cell table:style-name="ce7" table:formula="of:=100.6562 - 1" office:value-type="float" office:value="99.6562" calcext:value-type="float" table:number-columns-spanned="3" table:number-rows-spanned="1">
            <text:p>99.6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4.2917 - 3" office:value-type="float" office:value="291.2917" calcext:value-type="float" table:number-columns-spanned="3" table:number-rows-spanned="1">
            <text:p>291.2917</text:p>
          </table:table-cell>
          <table:covered-table-cell table:style-name="ce8"/>
          <table:covered-table-cell table:style-name="ce9"/>
          <table:table-cell table:style-name="ce7" table:formula="of:=101.685 - 1" office:value-type="float" office:value="100.685" calcext:value-type="float" table:number-columns-spanned="3" table:number-rows-spanned="1">
            <text:p>100.6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4.3448 - 2" office:value-type="float" office:value="292.3448" calcext:value-type="float" table:number-columns-spanned="3" table:number-rows-spanned="1">
            <text:p>292.3448</text:p>
          </table:table-cell>
          <table:covered-table-cell table:style-name="ce8"/>
          <table:covered-table-cell table:style-name="ce9"/>
          <table:table-cell table:style-name="ce7" table:formula="of:=102.4403 - 1" office:value-type="float" office:value="101.4403" calcext:value-type="float" table:number-columns-spanned="3" table:number-rows-spanned="1">
            <text:p>101.44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4.5208 - 1" office:value-type="float" office:value="293.5208" calcext:value-type="float" table:number-columns-spanned="3" table:number-rows-spanned="1">
            <text:p>293.5208</text:p>
          </table:table-cell>
          <table:covered-table-cell table:style-name="ce8"/>
          <table:covered-table-cell table:style-name="ce9"/>
          <table:table-cell table:style-name="ce7" table:formula="of:=101.4324 - 1" office:value-type="float" office:value="100.4324" calcext:value-type="float" table:number-columns-spanned="3" table:number-rows-spanned="1">
            <text:p>100.4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4.9876 - 2" office:value-type="float" office:value="292.9876" calcext:value-type="float" table:number-columns-spanned="3" table:number-rows-spanned="1">
            <text:p>292.9876</text:p>
          </table:table-cell>
          <table:covered-table-cell table:style-name="ce8"/>
          <table:covered-table-cell table:style-name="ce9"/>
          <table:table-cell table:style-name="ce7" table:formula="of:=101.4859 - 1" office:value-type="float" office:value="100.4859" calcext:value-type="float" table:number-columns-spanned="3" table:number-rows-spanned="1">
            <text:p>100.48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5.7434 - 4" office:value-type="float" office:value="291.7434" calcext:value-type="float" table:number-columns-spanned="3" table:number-rows-spanned="1">
            <text:p>291.7434</text:p>
          </table:table-cell>
          <table:covered-table-cell table:style-name="ce8"/>
          <table:covered-table-cell table:style-name="ce9"/>
          <table:table-cell table:style-name="ce7" table:formula="of:=101.6003 - 1" office:value-type="float" office:value="100.6003" calcext:value-type="float" table:number-columns-spanned="3" table:number-rows-spanned="1">
            <text:p>100.6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6.6646 - 3" office:value-type="float" office:value="293.6646" calcext:value-type="float" table:number-columns-spanned="3" table:number-rows-spanned="1">
            <text:p>293.6646</text:p>
          </table:table-cell>
          <table:covered-table-cell table:style-name="ce8"/>
          <table:covered-table-cell table:style-name="ce9"/>
          <table:table-cell table:style-name="ce7" table:formula="of:=102.4936 - 1" office:value-type="float" office:value="101.4936" calcext:value-type="float" table:number-columns-spanned="3" table:number-rows-spanned="1">
            <text:p>101.4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7.5206 - 3" office:value-type="float" office:value="294.5206" calcext:value-type="float" table:number-columns-spanned="3" table:number-rows-spanned="1">
            <text:p>294.5206</text:p>
          </table:table-cell>
          <table:covered-table-cell table:style-name="ce8"/>
          <table:covered-table-cell table:style-name="ce9"/>
          <table:table-cell table:style-name="ce7" table:formula="of:=101.9498 - 1" office:value-type="float" office:value="100.9498" calcext:value-type="float" table:number-columns-spanned="3" table:number-rows-spanned="1">
            <text:p>100.9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7.7175 - 1" office:value-type="float" office:value="296.7175" calcext:value-type="float" table:number-columns-spanned="3" table:number-rows-spanned="1">
            <text:p>296.7175</text:p>
          </table:table-cell>
          <table:covered-table-cell table:style-name="ce8"/>
          <table:covered-table-cell table:style-name="ce9"/>
          <table:table-cell table:style-name="ce7" table:formula="of:=102.3022 - 1" office:value-type="float" office:value="101.3022" calcext:value-type="float" table:number-columns-spanned="3" table:number-rows-spanned="1">
            <text:p>101.30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9.2143 - 4" office:value-type="float" office:value="295.2143" calcext:value-type="float" table:number-columns-spanned="3" table:number-rows-spanned="1">
            <text:p>295.2143</text:p>
          </table:table-cell>
          <table:covered-table-cell table:style-name="ce8"/>
          <table:covered-table-cell table:style-name="ce9"/>
          <table:table-cell table:style-name="ce7" table:formula="of:=102.4201 - 1" office:value-type="float" office:value="101.4201" calcext:value-type="float" table:number-columns-spanned="3" table:number-rows-spanned="1">
            <text:p>101.42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9.2899 - 5" office:value-type="float" office:value="294.2899" calcext:value-type="float" table:number-columns-spanned="3" table:number-rows-spanned="1">
            <text:p>294.2899</text:p>
          </table:table-cell>
          <table:covered-table-cell table:style-name="ce8"/>
          <table:covered-table-cell table:style-name="ce9"/>
          <table:table-cell table:style-name="ce7" table:formula="of:=102.4728 - 1" office:value-type="float" office:value="101.4728" calcext:value-type="float" table:number-columns-spanned="3" table:number-rows-spanned="1">
            <text:p>101.47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299.6279 - 5" office:value-type="float" office:value="294.6279" calcext:value-type="float" table:number-columns-spanned="3" table:number-rows-spanned="1">
            <text:p>294.6279</text:p>
          </table:table-cell>
          <table:covered-table-cell table:style-name="ce8"/>
          <table:covered-table-cell table:style-name="ce9"/>
          <table:table-cell table:style-name="ce7" table:formula="of:=104.0434 - 1" office:value-type="float" office:value="103.0434" calcext:value-type="float" table:number-columns-spanned="3" table:number-rows-spanned="1">
            <text:p>103.04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1.0209 - 5" office:value-type="float" office:value="296.0209" calcext:value-type="float" table:number-columns-spanned="3" table:number-rows-spanned="1">
            <text:p>296.0209</text:p>
          </table:table-cell>
          <table:covered-table-cell table:style-name="ce8"/>
          <table:covered-table-cell table:style-name="ce9"/>
          <table:table-cell table:style-name="ce7" table:formula="of:=104.0962 - 1" office:value-type="float" office:value="103.0962" calcext:value-type="float" table:number-columns-spanned="3" table:number-rows-spanned="1">
            <text:p>103.09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1.2851 - 2" office:value-type="float" office:value="299.2851" calcext:value-type="float" table:number-columns-spanned="3" table:number-rows-spanned="1">
            <text:p>299.2851</text:p>
          </table:table-cell>
          <table:covered-table-cell table:style-name="ce8"/>
          <table:covered-table-cell table:style-name="ce9"/>
          <table:table-cell table:style-name="ce7" table:formula="of:=104.1959 - 1" office:value-type="float" office:value="103.1959" calcext:value-type="float" table:number-columns-spanned="3" table:number-rows-spanned="1">
            <text:p>103.19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1.9477 - 4" office:value-type="float" office:value="297.9477" calcext:value-type="float" table:number-columns-spanned="3" table:number-rows-spanned="1">
            <text:p>297.9477</text:p>
          </table:table-cell>
          <table:covered-table-cell table:style-name="ce8"/>
          <table:covered-table-cell table:style-name="ce9"/>
          <table:table-cell table:style-name="ce7" table:formula="of:=103.2913 - 1" office:value-type="float" office:value="102.2913" calcext:value-type="float" table:number-columns-spanned="3" table:number-rows-spanned="1">
            <text:p>102.29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2.212 - 3" office:value-type="float" office:value="299.212" calcext:value-type="float" table:number-columns-spanned="3" table:number-rows-spanned="1">
            <text:p>299.212</text:p>
          </table:table-cell>
          <table:covered-table-cell table:style-name="ce8"/>
          <table:covered-table-cell table:style-name="ce9"/>
          <table:table-cell table:style-name="ce7" table:formula="of:=103.4084 - 1" office:value-type="float" office:value="102.4084" calcext:value-type="float" table:number-columns-spanned="3" table:number-rows-spanned="1">
            <text:p>102.40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2.2845 - 1" office:value-type="float" office:value="301.2845" calcext:value-type="float" table:number-columns-spanned="3" table:number-rows-spanned="1">
            <text:p>301.2845</text:p>
          </table:table-cell>
          <table:covered-table-cell table:style-name="ce8"/>
          <table:covered-table-cell table:style-name="ce9"/>
          <table:table-cell table:style-name="ce7" table:formula="of:=103.4614 - 1" office:value-type="float" office:value="102.4614" calcext:value-type="float" table:number-columns-spanned="3" table:number-rows-spanned="1">
            <text:p>102.46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2.6231 - 3" office:value-type="float" office:value="299.6231" calcext:value-type="float" table:number-columns-spanned="3" table:number-rows-spanned="1">
            <text:p>299.6231</text:p>
          </table:table-cell>
          <table:covered-table-cell table:style-name="ce8"/>
          <table:covered-table-cell table:style-name="ce9"/>
          <table:table-cell table:style-name="ce7" table:formula="of:=103.6846 - 1" office:value-type="float" office:value="102.6846" calcext:value-type="float" table:number-columns-spanned="3" table:number-rows-spanned="1">
            <text:p>102.68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2.8063 - 5" office:value-type="float" office:value="297.8063" calcext:value-type="float" table:number-columns-spanned="3" table:number-rows-spanned="1">
            <text:p>297.8063</text:p>
          </table:table-cell>
          <table:covered-table-cell table:style-name="ce8"/>
          <table:covered-table-cell table:style-name="ce9"/>
          <table:table-cell table:style-name="ce7" table:formula="of:=104.8971 - 1" office:value-type="float" office:value="103.8971" calcext:value-type="float" table:number-columns-spanned="3" table:number-rows-spanned="1">
            <text:p>103.89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3.1322 - 2" office:value-type="float" office:value="301.1322" calcext:value-type="float" table:number-columns-spanned="3" table:number-rows-spanned="1">
            <text:p>301.1322</text:p>
          </table:table-cell>
          <table:covered-table-cell table:style-name="ce8"/>
          <table:covered-table-cell table:style-name="ce9"/>
          <table:table-cell table:style-name="ce7" table:formula="of:=103.9855 - 1" office:value-type="float" office:value="102.9855" calcext:value-type="float" table:number-columns-spanned="3" table:number-rows-spanned="1">
            <text:p>102.98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3.3413 - 1" office:value-type="float" office:value="302.3413" calcext:value-type="float" table:number-columns-spanned="3" table:number-rows-spanned="1">
            <text:p>302.3413</text:p>
          </table:table-cell>
          <table:covered-table-cell table:style-name="ce8"/>
          <table:covered-table-cell table:style-name="ce9"/>
          <table:table-cell table:style-name="ce7" table:formula="of:=104.3406 - 1" office:value-type="float" office:value="103.3406" calcext:value-type="float" table:number-columns-spanned="3" table:number-rows-spanned="1">
            <text:p>103.34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3.8003 - 1" office:value-type="float" office:value="302.8003" calcext:value-type="float" table:number-columns-spanned="3" table:number-rows-spanned="1">
            <text:p>302.8003</text:p>
          </table:table-cell>
          <table:covered-table-cell table:style-name="ce8"/>
          <table:covered-table-cell table:style-name="ce9"/>
          <table:table-cell table:style-name="ce7" table:formula="of:=104.4008 - 1" office:value-type="float" office:value="103.4008" calcext:value-type="float" table:number-columns-spanned="3" table:number-rows-spanned="1">
            <text:p>103.40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3.9447 - 2" office:value-type="float" office:value="301.9447" calcext:value-type="float" table:number-columns-spanned="3" table:number-rows-spanned="1">
            <text:p>301.9447</text:p>
          </table:table-cell>
          <table:covered-table-cell table:style-name="ce8"/>
          <table:covered-table-cell table:style-name="ce9"/>
          <table:table-cell table:style-name="ce7" table:formula="of:=104.4551 - 1" office:value-type="float" office:value="103.4551" calcext:value-type="float" table:number-columns-spanned="3" table:number-rows-spanned="1">
            <text:p>103.45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4.1289 - 1" office:value-type="float" office:value="303.1289" calcext:value-type="float" table:number-columns-spanned="3" table:number-rows-spanned="1">
            <text:p>303.1289</text:p>
          </table:table-cell>
          <table:covered-table-cell table:style-name="ce8"/>
          <table:covered-table-cell table:style-name="ce9"/>
          <table:table-cell table:style-name="ce7" table:formula="of:=104.676 - 1" office:value-type="float" office:value="103.676" calcext:value-type="float" table:number-columns-spanned="3" table:number-rows-spanned="1">
            <text:p>103.6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4.3987 - 1" office:value-type="float" office:value="303.3987" calcext:value-type="float" table:number-columns-spanned="3" table:number-rows-spanned="1">
            <text:p>303.3987</text:p>
          </table:table-cell>
          <table:covered-table-cell table:style-name="ce8"/>
          <table:covered-table-cell table:style-name="ce9"/>
          <table:table-cell table:style-name="ce7" table:formula="of:=106.0977 - 1" office:value-type="float" office:value="105.0977" calcext:value-type="float" table:number-columns-spanned="3" table:number-rows-spanned="1">
            <text:p>105.0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4.9991 - 1" office:value-type="float" office:value="303.9991" calcext:value-type="float" table:number-columns-spanned="3" table:number-rows-spanned="1">
            <text:p>303.9991</text:p>
          </table:table-cell>
          <table:covered-table-cell table:style-name="ce8"/>
          <table:covered-table-cell table:style-name="ce9"/>
          <table:table-cell table:style-name="ce7" table:formula="of:=105.8397 - 1" office:value-type="float" office:value="104.8397" calcext:value-type="float" table:number-columns-spanned="3" table:number-rows-spanned="1">
            <text:p>104.83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5.6205 - 3" office:value-type="float" office:value="302.6205" calcext:value-type="float" table:number-columns-spanned="3" table:number-rows-spanned="1">
            <text:p>302.6205</text:p>
          </table:table-cell>
          <table:covered-table-cell table:style-name="ce8"/>
          <table:covered-table-cell table:style-name="ce9"/>
          <table:table-cell table:style-name="ce7" table:formula="of:=106.1373 - 1" office:value-type="float" office:value="105.1373" calcext:value-type="float" table:number-columns-spanned="3" table:number-rows-spanned="1">
            <text:p>105.13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6.4458 - 4" office:value-type="float" office:value="302.4458" calcext:value-type="float" table:number-columns-spanned="3" table:number-rows-spanned="1">
            <text:p>302.4458</text:p>
          </table:table-cell>
          <table:covered-table-cell table:style-name="ce8"/>
          <table:covered-table-cell table:style-name="ce9"/>
          <table:table-cell table:style-name="ce7" table:formula="of:=106.2579 - 1" office:value-type="float" office:value="105.2579" calcext:value-type="float" table:number-columns-spanned="3" table:number-rows-spanned="1">
            <text:p>105.25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7.3974 - 3" office:value-type="float" office:value="304.3974" calcext:value-type="float" table:number-columns-spanned="3" table:number-rows-spanned="1">
            <text:p>304.3974</text:p>
          </table:table-cell>
          <table:covered-table-cell table:style-name="ce8"/>
          <table:covered-table-cell table:style-name="ce9"/>
          <table:table-cell table:style-name="ce7" table:formula="of:=106.3096 - 1" office:value-type="float" office:value="105.3096" calcext:value-type="float" table:number-columns-spanned="3" table:number-rows-spanned="1">
            <text:p>105.30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8.1282 - 4" office:value-type="float" office:value="304.1282" calcext:value-type="float" table:number-columns-spanned="3" table:number-rows-spanned="1">
            <text:p>304.1282</text:p>
          </table:table-cell>
          <table:covered-table-cell table:style-name="ce8"/>
          <table:covered-table-cell table:style-name="ce9"/>
          <table:table-cell table:style-name="ce7" table:formula="of:=106.4771 - 1" office:value-type="float" office:value="105.4771" calcext:value-type="float" table:number-columns-spanned="3" table:number-rows-spanned="1">
            <text:p>105.47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8.7995 - 5" office:value-type="float" office:value="303.7995" calcext:value-type="float" table:number-columns-spanned="3" table:number-rows-spanned="1">
            <text:p>303.7995</text:p>
          </table:table-cell>
          <table:covered-table-cell table:style-name="ce8"/>
          <table:covered-table-cell table:style-name="ce9"/>
          <table:table-cell table:style-name="ce7" table:formula="of:=105.6668 - 1" office:value-type="float" office:value="104.6668" calcext:value-type="float" table:number-columns-spanned="3" table:number-rows-spanned="1">
            <text:p>104.66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8.9992 - 4" office:value-type="float" office:value="304.9992" calcext:value-type="float" table:number-columns-spanned="3" table:number-rows-spanned="1">
            <text:p>304.9992</text:p>
          </table:table-cell>
          <table:covered-table-cell table:style-name="ce8"/>
          <table:covered-table-cell table:style-name="ce9"/>
          <table:table-cell table:style-name="ce7" table:formula="of:=106.0235 - 1" office:value-type="float" office:value="105.0235" calcext:value-type="float" table:number-columns-spanned="3" table:number-rows-spanned="1">
            <text:p>105.02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09.6157 - 4" office:value-type="float" office:value="305.6157" calcext:value-type="float" table:number-columns-spanned="3" table:number-rows-spanned="1">
            <text:p>305.6157</text:p>
          </table:table-cell>
          <table:covered-table-cell table:style-name="ce8"/>
          <table:covered-table-cell table:style-name="ce9"/>
          <table:table-cell table:style-name="ce7" table:formula="of:=106.318 - 1" office:value-type="float" office:value="105.318" calcext:value-type="float" table:number-columns-spanned="3" table:number-rows-spanned="1">
            <text:p>105.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0.4387 - 4" office:value-type="float" office:value="306.4387" calcext:value-type="float" table:number-columns-spanned="3" table:number-rows-spanned="1">
            <text:p>306.4387</text:p>
          </table:table-cell>
          <table:covered-table-cell table:style-name="ce8"/>
          <table:covered-table-cell table:style-name="ce9"/>
          <table:table-cell table:style-name="ce7" table:formula="of:=106.4385 - 1" office:value-type="float" office:value="105.4385" calcext:value-type="float" table:number-columns-spanned="3" table:number-rows-spanned="1">
            <text:p>105.43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1.1103 - 2" office:value-type="float" office:value="309.1103" calcext:value-type="float" table:number-columns-spanned="3" table:number-rows-spanned="1">
            <text:p>309.1103</text:p>
          </table:table-cell>
          <table:covered-table-cell table:style-name="ce8"/>
          <table:covered-table-cell table:style-name="ce9"/>
          <table:table-cell table:style-name="ce7" table:formula="of:=109.2259 - 2" office:value-type="float" office:value="107.2259" calcext:value-type="float" table:number-columns-spanned="3" table:number-rows-spanned="1">
            <text:p>107.2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1.3015 - 3" office:value-type="float" office:value="308.3015" calcext:value-type="float" table:number-columns-spanned="3" table:number-rows-spanned="1">
            <text:p>308.3015</text:p>
          </table:table-cell>
          <table:covered-table-cell table:style-name="ce8"/>
          <table:covered-table-cell table:style-name="ce9"/>
          <table:table-cell table:style-name="ce7" table:formula="of:=108.4714 - 2" office:value-type="float" office:value="106.4714" calcext:value-type="float" table:number-columns-spanned="3" table:number-rows-spanned="1">
            <text:p>106.4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1.4929 - 1" office:value-type="float" office:value="310.4929" calcext:value-type="float" table:number-columns-spanned="3" table:number-rows-spanned="1">
            <text:p>310.4929</text:p>
          </table:table-cell>
          <table:covered-table-cell table:style-name="ce8"/>
          <table:covered-table-cell table:style-name="ce9"/>
          <table:table-cell table:style-name="ce7" table:formula="of:=107.7646 - 2" office:value-type="float" office:value="105.7646" calcext:value-type="float" table:number-columns-spanned="3" table:number-rows-spanned="1">
            <text:p>105.76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1.9666 - 3" office:value-type="float" office:value="308.9666" calcext:value-type="float" table:number-columns-spanned="3" table:number-rows-spanned="1">
            <text:p>308.9666</text:p>
          </table:table-cell>
          <table:covered-table-cell table:style-name="ce8"/>
          <table:covered-table-cell table:style-name="ce9"/>
          <table:table-cell table:style-name="ce7" table:formula="of:=109.2474 - 2" office:value-type="float" office:value="107.2474" calcext:value-type="float" table:number-columns-spanned="3" table:number-rows-spanned="1">
            <text:p>107.24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2.3966 - 5" office:value-type="float" office:value="307.3966" calcext:value-type="float" table:number-columns-spanned="3" table:number-rows-spanned="1">
            <text:p>307.3966</text:p>
          </table:table-cell>
          <table:covered-table-cell table:style-name="ce8"/>
          <table:covered-table-cell table:style-name="ce9"/>
          <table:table-cell table:style-name="ce7" table:formula="of:=109.2457 - 2" office:value-type="float" office:value="107.2457" calcext:value-type="float" table:number-columns-spanned="3" table:number-rows-spanned="1">
            <text:p>107.24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3.2257 - 2" office:value-type="float" office:value="311.2257" calcext:value-type="float" table:number-columns-spanned="3" table:number-rows-spanned="1">
            <text:p>311.2257</text:p>
          </table:table-cell>
          <table:covered-table-cell table:style-name="ce8"/>
          <table:covered-table-cell table:style-name="ce9"/>
          <table:table-cell table:style-name="ce7" table:formula="of:=108.5424 - 2" office:value-type="float" office:value="106.5424" calcext:value-type="float" table:number-columns-spanned="3" table:number-rows-spanned="1">
            <text:p>106.54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4.2812 - 1" office:value-type="float" office:value="313.2812" calcext:value-type="float" table:number-columns-spanned="3" table:number-rows-spanned="1">
            <text:p>313.2812</text:p>
          </table:table-cell>
          <table:covered-table-cell table:style-name="ce8"/>
          <table:covered-table-cell table:style-name="ce9"/>
          <table:table-cell table:style-name="ce7" table:formula="of:=109.6486 - 2" office:value-type="float" office:value="107.6486" calcext:value-type="float" table:number-columns-spanned="3" table:number-rows-spanned="1">
            <text:p>107.64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4.9044 - 5" office:value-type="float" office:value="309.9044" calcext:value-type="float" table:number-columns-spanned="3" table:number-rows-spanned="1">
            <text:p>309.9044</text:p>
          </table:table-cell>
          <table:covered-table-cell table:style-name="ce8"/>
          <table:covered-table-cell table:style-name="ce9"/>
          <table:table-cell table:style-name="ce7" table:formula="of:=111.3168 - 2" office:value-type="float" office:value="109.3168" calcext:value-type="float" table:number-columns-spanned="3" table:number-rows-spanned="1">
            <text:p>109.31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5.5676 - 3" office:value-type="float" office:value="312.5676" calcext:value-type="float" table:number-columns-spanned="3" table:number-rows-spanned="1">
            <text:p>312.5676</text:p>
          </table:table-cell>
          <table:covered-table-cell table:style-name="ce8"/>
          <table:covered-table-cell table:style-name="ce9"/>
          <table:table-cell table:style-name="ce7" table:formula="of:=109.8789 - 2" office:value-type="float" office:value="107.8789" calcext:value-type="float" table:number-columns-spanned="3" table:number-rows-spanned="1">
            <text:p>107.87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5.7326 - 4" office:value-type="float" office:value="311.7326" calcext:value-type="float" table:number-columns-spanned="3" table:number-rows-spanned="1">
            <text:p>311.7326</text:p>
          </table:table-cell>
          <table:covered-table-cell table:style-name="ce8"/>
          <table:covered-table-cell table:style-name="ce9"/>
          <table:table-cell table:style-name="ce7" table:formula="of:=110.0065 - 2" office:value-type="float" office:value="108.0065" calcext:value-type="float" table:number-columns-spanned="3" table:number-rows-spanned="1">
            <text:p>108.00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5.9562 - 1" office:value-type="float" office:value="314.9562" calcext:value-type="float" table:number-columns-spanned="3" table:number-rows-spanned="1">
            <text:p>314.9562</text:p>
          </table:table-cell>
          <table:covered-table-cell table:style-name="ce8"/>
          <table:covered-table-cell table:style-name="ce9"/>
          <table:table-cell table:style-name="ce7" table:formula="of:=111.6634 - 2" office:value-type="float" office:value="109.6634" calcext:value-type="float" table:number-columns-spanned="3" table:number-rows-spanned="1">
            <text:p>109.66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5.9629 - 4" office:value-type="float" office:value="311.9629" calcext:value-type="float" table:number-columns-spanned="3" table:number-rows-spanned="1">
            <text:p>311.9629</text:p>
          </table:table-cell>
          <table:covered-table-cell table:style-name="ce8"/>
          <table:covered-table-cell table:style-name="ce9"/>
          <table:table-cell table:style-name="ce7" table:formula="of:=111.3644 - 2" office:value-type="float" office:value="109.3644" calcext:value-type="float" table:number-columns-spanned="3" table:number-rows-spanned="1">
            <text:p>109.3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6.2987 - 5" office:value-type="float" office:value="311.2987" calcext:value-type="float" table:number-columns-spanned="3" table:number-rows-spanned="1">
            <text:p>311.2987</text:p>
          </table:table-cell>
          <table:covered-table-cell table:style-name="ce8"/>
          <table:covered-table-cell table:style-name="ce9"/>
          <table:table-cell table:style-name="ce7" table:formula="of:=112.4089 - 2" office:value-type="float" office:value="110.4089" calcext:value-type="float" table:number-columns-spanned="3" table:number-rows-spanned="1">
            <text:p>110.4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6.6238 - 1" office:value-type="float" office:value="315.6238" calcext:value-type="float" table:number-columns-spanned="3" table:number-rows-spanned="1">
            <text:p>315.6238</text:p>
          </table:table-cell>
          <table:covered-table-cell table:style-name="ce8"/>
          <table:covered-table-cell table:style-name="ce9"/>
          <table:table-cell table:style-name="ce7" table:formula="of:=111.7609 - 2" office:value-type="float" office:value="109.7609" calcext:value-type="float" table:number-columns-spanned="3" table:number-rows-spanned="1">
            <text:p>109.76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7.3511 - 1" office:value-type="float" office:value="316.3511" calcext:value-type="float" table:number-columns-spanned="3" table:number-rows-spanned="1">
            <text:p>316.3511</text:p>
          </table:table-cell>
          <table:covered-table-cell table:style-name="ce8"/>
          <table:covered-table-cell table:style-name="ce9"/>
          <table:table-cell table:style-name="ce7" table:formula="of:=113.2349 - 2" office:value-type="float" office:value="111.2349" calcext:value-type="float" table:number-columns-spanned="3" table:number-rows-spanned="1">
            <text:p>111.23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7.4601 - 3" office:value-type="float" office:value="314.4601" calcext:value-type="float" table:number-columns-spanned="3" table:number-rows-spanned="1">
            <text:p>314.4601</text:p>
          </table:table-cell>
          <table:covered-table-cell table:style-name="ce8"/>
          <table:covered-table-cell table:style-name="ce9"/>
          <table:table-cell table:style-name="ce7" table:formula="of:=113.3637 - 2" office:value-type="float" office:value="111.3637" calcext:value-type="float" table:number-columns-spanned="3" table:number-rows-spanned="1">
            <text:p>111.36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8.5132 - 1" office:value-type="float" office:value="317.5132" calcext:value-type="float" table:number-columns-spanned="3" table:number-rows-spanned="1">
            <text:p>317.5132</text:p>
          </table:table-cell>
          <table:covered-table-cell table:style-name="ce8"/>
          <table:covered-table-cell table:style-name="ce9"/>
          <table:table-cell table:style-name="ce7" table:formula="of:=112.5322 - 2" office:value-type="float" office:value="110.5322" calcext:value-type="float" table:number-columns-spanned="3" table:number-rows-spanned="1">
            <text:p>110.53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8.6221 - 2" office:value-type="float" office:value="316.6221" calcext:value-type="float" table:number-columns-spanned="3" table:number-rows-spanned="1">
            <text:p>316.6221</text:p>
          </table:table-cell>
          <table:covered-table-cell table:style-name="ce8"/>
          <table:covered-table-cell table:style-name="ce9"/>
          <table:table-cell table:style-name="ce7" table:formula="of:=113.476 - 2" office:value-type="float" office:value="111.476" calcext:value-type="float" table:number-columns-spanned="3" table:number-rows-spanned="1">
            <text:p>111.4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8.9008 - 3" office:value-type="float" office:value="315.9008" calcext:value-type="float" table:number-columns-spanned="3" table:number-rows-spanned="1">
            <text:p>315.9008</text:p>
          </table:table-cell>
          <table:covered-table-cell table:style-name="ce8"/>
          <table:covered-table-cell table:style-name="ce9"/>
          <table:table-cell table:style-name="ce7" table:formula="of:=113.7044 - 2" office:value-type="float" office:value="111.7044" calcext:value-type="float" table:number-columns-spanned="3" table:number-rows-spanned="1">
            <text:p>111.7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8.9557 - 3" office:value-type="float" office:value="315.9557" calcext:value-type="float" table:number-columns-spanned="3" table:number-rows-spanned="1">
            <text:p>315.9557</text:p>
          </table:table-cell>
          <table:covered-table-cell table:style-name="ce8"/>
          <table:covered-table-cell table:style-name="ce9"/>
          <table:table-cell table:style-name="ce7" table:formula="of:=114.6958 - 2" office:value-type="float" office:value="112.6958" calcext:value-type="float" table:number-columns-spanned="3" table:number-rows-spanned="1">
            <text:p>112.69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19.3517 - 2" office:value-type="float" office:value="317.3517" calcext:value-type="float" table:number-columns-spanned="3" table:number-rows-spanned="1">
            <text:p>317.3517</text:p>
          </table:table-cell>
          <table:covered-table-cell table:style-name="ce8"/>
          <table:covered-table-cell table:style-name="ce9"/>
          <table:table-cell table:style-name="ce7" table:formula="of:=114.0964 - 2" office:value-type="float" office:value="112.0964" calcext:value-type="float" table:number-columns-spanned="3" table:number-rows-spanned="1">
            <text:p>112.09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0.1902 - 4" office:value-type="float" office:value="316.1902" calcext:value-type="float" table:number-columns-spanned="3" table:number-rows-spanned="1">
            <text:p>316.1902</text:p>
          </table:table-cell>
          <table:covered-table-cell table:style-name="ce8"/>
          <table:covered-table-cell table:style-name="ce9"/>
          <table:table-cell table:style-name="ce7" table:formula="of:=114.1074 - 2" office:value-type="float" office:value="112.1074" calcext:value-type="float" table:number-columns-spanned="3" table:number-rows-spanned="1">
            <text:p>112.10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1.5142 - 3" office:value-type="float" office:value="318.5142" calcext:value-type="float" table:number-columns-spanned="3" table:number-rows-spanned="1">
            <text:p>318.5142</text:p>
          </table:table-cell>
          <table:covered-table-cell table:style-name="ce8"/>
          <table:covered-table-cell table:style-name="ce9"/>
          <table:table-cell table:style-name="ce7" table:formula="of:=115.3539 - 2" office:value-type="float" office:value="113.3539" calcext:value-type="float" table:number-columns-spanned="3" table:number-rows-spanned="1">
            <text:p>113.35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2.5193 - 3" office:value-type="float" office:value="319.5193" calcext:value-type="float" table:number-columns-spanned="3" table:number-rows-spanned="1">
            <text:p>319.5193</text:p>
          </table:table-cell>
          <table:covered-table-cell table:style-name="ce8"/>
          <table:covered-table-cell table:style-name="ce9"/>
          <table:table-cell table:style-name="ce7" table:formula="of:=114.7557 - 2" office:value-type="float" office:value="112.7557" calcext:value-type="float" table:number-columns-spanned="3" table:number-rows-spanned="1">
            <text:p>112.75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2.6207 - 4" office:value-type="float" office:value="318.6207" calcext:value-type="float" table:number-columns-spanned="3" table:number-rows-spanned="1">
            <text:p>318.6207</text:p>
          </table:table-cell>
          <table:covered-table-cell table:style-name="ce8"/>
          <table:covered-table-cell table:style-name="ce9"/>
          <table:table-cell table:style-name="ce7" table:formula="of:=115.6911 - 2" office:value-type="float" office:value="113.6911" calcext:value-type="float" table:number-columns-spanned="3" table:number-rows-spanned="1">
            <text:p>113.69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2.8959 - 4" office:value-type="float" office:value="318.8959" calcext:value-type="float" table:number-columns-spanned="3" table:number-rows-spanned="1">
            <text:p>318.8959</text:p>
          </table:table-cell>
          <table:covered-table-cell table:style-name="ce8"/>
          <table:covered-table-cell table:style-name="ce9"/>
          <table:table-cell table:style-name="ce7" table:formula="of:=115.967 - 2" office:value-type="float" office:value="113.967" calcext:value-type="float" table:number-columns-spanned="3" table:number-rows-spanned="1">
            <text:p>113.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2.9509 - 4" office:value-type="float" office:value="318.9509" calcext:value-type="float" table:number-columns-spanned="3" table:number-rows-spanned="1">
            <text:p>318.9509</text:p>
          </table:table-cell>
          <table:covered-table-cell table:style-name="ce8"/>
          <table:covered-table-cell table:style-name="ce9"/>
          <table:table-cell table:style-name="ce7" table:formula="of:=117.3506 - 2" office:value-type="float" office:value="115.3506" calcext:value-type="float" table:number-columns-spanned="3" table:number-rows-spanned="1">
            <text:p>115.35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3.5113 - 2" office:value-type="float" office:value="321.5113" calcext:value-type="float" table:number-columns-spanned="3" table:number-rows-spanned="1">
            <text:p>321.5113</text:p>
          </table:table-cell>
          <table:covered-table-cell table:style-name="ce8"/>
          <table:covered-table-cell table:style-name="ce9"/>
          <table:table-cell table:style-name="ce7" table:formula="of:=116.2123 - 2" office:value-type="float" office:value="114.2123" calcext:value-type="float" table:number-columns-spanned="3" table:number-rows-spanned="1">
            <text:p>114.21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4.1849 - 4" office:value-type="float" office:value="320.1849" calcext:value-type="float" table:number-columns-spanned="3" table:number-rows-spanned="1">
            <text:p>320.1849</text:p>
          </table:table-cell>
          <table:covered-table-cell table:style-name="ce8"/>
          <table:covered-table-cell table:style-name="ce9"/>
          <table:table-cell table:style-name="ce7" table:formula="of:=117.3528 - 2" office:value-type="float" office:value="115.3528" calcext:value-type="float" table:number-columns-spanned="3" table:number-rows-spanned="1">
            <text:p>115.35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5.5096 - 2" office:value-type="float" office:value="323.5096" calcext:value-type="float" table:number-columns-spanned="3" table:number-rows-spanned="1">
            <text:p>323.5096</text:p>
          </table:table-cell>
          <table:covered-table-cell table:style-name="ce8"/>
          <table:covered-table-cell table:style-name="ce9"/>
          <table:table-cell table:style-name="ce7" table:formula="of:=118.0113 - 2" office:value-type="float" office:value="116.0113" calcext:value-type="float" table:number-columns-spanned="3" table:number-rows-spanned="1">
            <text:p>116.01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5.6175 - 3" office:value-type="float" office:value="322.6175" calcext:value-type="float" table:number-columns-spanned="3" table:number-rows-spanned="1">
            <text:p>322.6175</text:p>
          </table:table-cell>
          <table:covered-table-cell table:style-name="ce8"/>
          <table:covered-table-cell table:style-name="ce9"/>
          <table:table-cell table:style-name="ce7" table:formula="of:=118.6415 - 2" office:value-type="float" office:value="116.6415" calcext:value-type="float" table:number-columns-spanned="3" table:number-rows-spanned="1">
            <text:p>116.64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5.8927 - 3" office:value-type="float" office:value="322.8927" calcext:value-type="float" table:number-columns-spanned="3" table:number-rows-spanned="1">
            <text:p>322.8927</text:p>
          </table:table-cell>
          <table:covered-table-cell table:style-name="ce8"/>
          <table:covered-table-cell table:style-name="ce9"/>
          <table:table-cell table:style-name="ce7" table:formula="of:=119.5584 - 2" office:value-type="float" office:value="117.5584" calcext:value-type="float" table:number-columns-spanned="3" table:number-rows-spanned="1">
            <text:p>117.5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6.5192 - 4" office:value-type="float" office:value="322.5192" calcext:value-type="float" table:number-columns-spanned="3" table:number-rows-spanned="1">
            <text:p>322.5192</text:p>
          </table:table-cell>
          <table:covered-table-cell table:style-name="ce8"/>
          <table:covered-table-cell table:style-name="ce9"/>
          <table:table-cell table:style-name="ce7" table:formula="of:=118.0817 - 2" office:value-type="float" office:value="116.0817" calcext:value-type="float" table:number-columns-spanned="3" table:number-rows-spanned="1">
            <text:p>116.08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7.9475 - 5" office:value-type="float" office:value="322.9475" calcext:value-type="float" table:number-columns-spanned="3" table:number-rows-spanned="1">
            <text:p>322.9475</text:p>
          </table:table-cell>
          <table:covered-table-cell table:style-name="ce8"/>
          <table:covered-table-cell table:style-name="ce9"/>
          <table:table-cell table:style-name="ce7" table:formula="of:=118.2062 - 2" office:value-type="float" office:value="116.2062" calcext:value-type="float" table:number-columns-spanned="3" table:number-rows-spanned="1">
            <text:p>116.20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8.019 - 2" office:value-type="float" office:value="326.019" calcext:value-type="float" table:number-columns-spanned="3" table:number-rows-spanned="1">
            <text:p>326.019</text:p>
          </table:table-cell>
          <table:covered-table-cell table:style-name="ce8"/>
          <table:covered-table-cell table:style-name="ce9"/>
          <table:table-cell table:style-name="ce7" table:formula="of:=118.62 - 2" office:value-type="float" office:value="116.62" calcext:value-type="float" table:number-columns-spanned="3" table:number-rows-spanned="1">
            <text:p>116.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8.1815 - 4" office:value-type="float" office:value="324.1815" calcext:value-type="float" table:number-columns-spanned="3" table:number-rows-spanned="1">
            <text:p>324.1815</text:p>
          </table:table-cell>
          <table:covered-table-cell table:style-name="ce8"/>
          <table:covered-table-cell table:style-name="ce9"/>
          <table:table-cell table:style-name="ce7" table:formula="of:=120.2277 - 2" office:value-type="float" office:value="118.2277" calcext:value-type="float" table:number-columns-spanned="3" table:number-rows-spanned="1">
            <text:p>118.22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29.8564 - 4" office:value-type="float" office:value="325.8564" calcext:value-type="float" table:number-columns-spanned="3" table:number-rows-spanned="1">
            <text:p>325.8564</text:p>
          </table:table-cell>
          <table:covered-table-cell table:style-name="ce8"/>
          <table:covered-table-cell table:style-name="ce9"/>
          <table:table-cell table:style-name="ce7" table:formula="of:=121.1764 - 2" office:value-type="float" office:value="119.1764" calcext:value-type="float" table:number-columns-spanned="3" table:number-rows-spanned="1">
            <text:p>119.1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0.5146 - 4" office:value-type="float" office:value="326.5146" calcext:value-type="float" table:number-columns-spanned="3" table:number-rows-spanned="1">
            <text:p>326.5146</text:p>
          </table:table-cell>
          <table:covered-table-cell table:style-name="ce8"/>
          <table:covered-table-cell table:style-name="ce9"/>
          <table:table-cell table:style-name="ce7" table:formula="of:=119.8655 - 2" office:value-type="float" office:value="117.8655" calcext:value-type="float" table:number-columns-spanned="3" table:number-rows-spanned="1">
            <text:p>117.86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0.8078 - 5" office:value-type="float" office:value="325.8078" calcext:value-type="float" table:number-columns-spanned="3" table:number-rows-spanned="1">
            <text:p>325.8078</text:p>
          </table:table-cell>
          <table:covered-table-cell table:style-name="ce8"/>
          <table:covered-table-cell table:style-name="ce9"/>
          <table:table-cell table:style-name="ce7" table:formula="of:=119.9854 - 2" office:value-type="float" office:value="117.9854" calcext:value-type="float" table:number-columns-spanned="3" table:number-rows-spanned="1">
            <text:p>117.98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0.8542 - 1" office:value-type="float" office:value="329.8542" calcext:value-type="float" table:number-columns-spanned="3" table:number-rows-spanned="1">
            <text:p>329.8542</text:p>
          </table:table-cell>
          <table:covered-table-cell table:style-name="ce8"/>
          <table:covered-table-cell table:style-name="ce9"/>
          <table:table-cell table:style-name="ce7" table:formula="of:=119.5199 - 2" office:value-type="float" office:value="117.5199" calcext:value-type="float" table:number-columns-spanned="3" table:number-rows-spanned="1">
            <text:p>117.51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1.191 - 3" office:value-type="float" office:value="328.191" calcext:value-type="float" table:number-columns-spanned="3" table:number-rows-spanned="1">
            <text:p>328.191</text:p>
          </table:table-cell>
          <table:covered-table-cell table:style-name="ce8"/>
          <table:covered-table-cell table:style-name="ce9"/>
          <table:table-cell table:style-name="ce7" table:formula="of:=122.2671 - 2" office:value-type="float" office:value="120.2671" calcext:value-type="float" table:number-columns-spanned="3" table:number-rows-spanned="1">
            <text:p>120.26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1.9441 - 4" office:value-type="float" office:value="327.9441" calcext:value-type="float" table:number-columns-spanned="3" table:number-rows-spanned="1">
            <text:p>327.9441</text:p>
          </table:table-cell>
          <table:covered-table-cell table:style-name="ce8"/>
          <table:covered-table-cell table:style-name="ce9"/>
          <table:table-cell table:style-name="ce7" table:formula="of:=122.1306 - 2" office:value-type="float" office:value="120.1306" calcext:value-type="float" table:number-columns-spanned="3" table:number-rows-spanned="1">
            <text:p>120.13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2.1783 - 4" office:value-type="float" office:value="328.1783" calcext:value-type="float" table:number-columns-spanned="3" table:number-rows-spanned="1">
            <text:p>328.1783</text:p>
          </table:table-cell>
          <table:covered-table-cell table:style-name="ce8"/>
          <table:covered-table-cell table:style-name="ce9"/>
          <table:table-cell table:style-name="ce7" table:formula="of:=121.9038 - 2" office:value-type="float" office:value="119.9038" calcext:value-type="float" table:number-columns-spanned="3" table:number-rows-spanned="1">
            <text:p>119.90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2.1885 - 1" office:value-type="float" office:value="331.1885" calcext:value-type="float" table:number-columns-spanned="3" table:number-rows-spanned="1">
            <text:p>331.1885</text:p>
          </table:table-cell>
          <table:covered-table-cell table:style-name="ce8"/>
          <table:covered-table-cell table:style-name="ce9"/>
          <table:table-cell table:style-name="ce7" table:formula="of:=122.0661 - 2" office:value-type="float" office:value="120.0661" calcext:value-type="float" table:number-columns-spanned="3" table:number-rows-spanned="1">
            <text:p>120.06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3.6841 - 3" office:value-type="float" office:value="330.6841" calcext:value-type="float" table:number-columns-spanned="3" table:number-rows-spanned="1">
            <text:p>330.6841</text:p>
          </table:table-cell>
          <table:covered-table-cell table:style-name="ce8"/>
          <table:covered-table-cell table:style-name="ce9"/>
          <table:table-cell table:style-name="ce7" table:formula="of:=123.8862 - 2" office:value-type="float" office:value="121.8862" calcext:value-type="float" table:number-columns-spanned="3" table:number-rows-spanned="1">
            <text:p>121.88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4.1878 - 2" office:value-type="float" office:value="332.1878" calcext:value-type="float" table:number-columns-spanned="3" table:number-rows-spanned="1">
            <text:p>332.1878</text:p>
          </table:table-cell>
          <table:covered-table-cell table:style-name="ce8"/>
          <table:covered-table-cell table:style-name="ce9"/>
          <table:table-cell table:style-name="ce7" table:formula="of:=122.321 - 2" office:value-type="float" office:value="120.321" calcext:value-type="float" table:number-columns-spanned="3" table:number-rows-spanned="1">
            <text:p>120.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4.6808 - 1" office:value-type="float" office:value="333.6808" calcext:value-type="float" table:number-columns-spanned="3" table:number-rows-spanned="1">
            <text:p>333.6808</text:p>
          </table:table-cell>
          <table:covered-table-cell table:style-name="ce8"/>
          <table:covered-table-cell table:style-name="ce9"/>
          <table:table-cell table:style-name="ce7" table:formula="of:=123.8871 - 2" office:value-type="float" office:value="121.8871" calcext:value-type="float" table:number-columns-spanned="3" table:number-rows-spanned="1">
            <text:p>121.88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4.803 - 4" office:value-type="float" office:value="330.803" calcext:value-type="float" table:number-columns-spanned="3" table:number-rows-spanned="1">
            <text:p>330.803</text:p>
          </table:table-cell>
          <table:covered-table-cell table:style-name="ce8"/>
          <table:covered-table-cell table:style-name="ce9"/>
          <table:table-cell table:style-name="ce7" table:formula="of:=124.4599 - 2" office:value-type="float" office:value="122.4599" calcext:value-type="float" table:number-columns-spanned="3" table:number-rows-spanned="1">
            <text:p>122.45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5.1119 - 3" office:value-type="float" office:value="332.1119" calcext:value-type="float" table:number-columns-spanned="3" table:number-rows-spanned="1">
            <text:p>332.1119</text:p>
          </table:table-cell>
          <table:covered-table-cell table:style-name="ce8"/>
          <table:covered-table-cell table:style-name="ce9"/>
          <table:table-cell table:style-name="ce7" table:formula="of:=123.8864 - 2" office:value-type="float" office:value="121.8864" calcext:value-type="float" table:number-columns-spanned="3" table:number-rows-spanned="1">
            <text:p>121.88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5.7385 - 1" office:value-type="float" office:value="334.7385" calcext:value-type="float" table:number-columns-spanned="3" table:number-rows-spanned="1">
            <text:p>334.7385</text:p>
          </table:table-cell>
          <table:covered-table-cell table:style-name="ce8"/>
          <table:covered-table-cell table:style-name="ce9"/>
          <table:table-cell table:style-name="ce7" table:formula="of:=124.047 - 2" office:value-type="float" office:value="122.047" calcext:value-type="float" table:number-columns-spanned="3" table:number-rows-spanned="1">
            <text:p>122.0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5.7981 - 1" office:value-type="float" office:value="334.7981" calcext:value-type="float" table:number-columns-spanned="3" table:number-rows-spanned="1">
            <text:p>334.7981</text:p>
          </table:table-cell>
          <table:covered-table-cell table:style-name="ce8"/>
          <table:covered-table-cell table:style-name="ce9"/>
          <table:table-cell table:style-name="ce7" table:formula="of:=125.0228 - 2" office:value-type="float" office:value="123.0228" calcext:value-type="float" table:number-columns-spanned="3" table:number-rows-spanned="1">
            <text:p>123.02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6.138 - 5" office:value-type="float" office:value="331.138" calcext:value-type="float" table:number-columns-spanned="3" table:number-rows-spanned="1">
            <text:p>331.138</text:p>
          </table:table-cell>
          <table:covered-table-cell table:style-name="ce8"/>
          <table:covered-table-cell table:style-name="ce9"/>
          <table:table-cell table:style-name="ce7" table:formula="of:=123.6661 - 2" office:value-type="float" office:value="121.6661" calcext:value-type="float" table:number-columns-spanned="3" table:number-rows-spanned="1">
            <text:p>121.66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6.7952 - 1" office:value-type="float" office:value="335.7952" calcext:value-type="float" table:number-columns-spanned="3" table:number-rows-spanned="1">
            <text:p>335.7952</text:p>
          </table:table-cell>
          <table:covered-table-cell table:style-name="ce8"/>
          <table:covered-table-cell table:style-name="ce9"/>
          <table:table-cell table:style-name="ce7" table:formula="of:=125.9994 - 2" office:value-type="float" office:value="123.9994" calcext:value-type="float" table:number-columns-spanned="3" table:number-rows-spanned="1">
            <text:p>123.99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7.1306 - 1" office:value-type="float" office:value="336.1306" calcext:value-type="float" table:number-columns-spanned="3" table:number-rows-spanned="1">
            <text:p>336.1306</text:p>
          </table:table-cell>
          <table:covered-table-cell table:style-name="ce8"/>
          <table:covered-table-cell table:style-name="ce9"/>
          <table:table-cell table:style-name="ce7" table:formula="of:=125.0558 - 2" office:value-type="float" office:value="123.0558" calcext:value-type="float" table:number-columns-spanned="3" table:number-rows-spanned="1">
            <text:p>123.05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7.4602 - 5" office:value-type="float" office:value="332.4602" calcext:value-type="float" table:number-columns-spanned="3" table:number-rows-spanned="1">
            <text:p>332.4602</text:p>
          </table:table-cell>
          <table:covered-table-cell table:style-name="ce8"/>
          <table:covered-table-cell table:style-name="ce9"/>
          <table:table-cell table:style-name="ce7" table:formula="of:=126.7399 - 2" office:value-type="float" office:value="124.7399" calcext:value-type="float" table:number-columns-spanned="3" table:number-rows-spanned="1">
            <text:p>124.73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7.9121 - 2" office:value-type="float" office:value="335.9121" calcext:value-type="float" table:number-columns-spanned="3" table:number-rows-spanned="1">
            <text:p>335.9121</text:p>
          </table:table-cell>
          <table:covered-table-cell table:style-name="ce8"/>
          <table:covered-table-cell table:style-name="ce9"/>
          <table:table-cell table:style-name="ce7" table:formula="of:=125.8875 - 2" office:value-type="float" office:value="123.8875" calcext:value-type="float" table:number-columns-spanned="3" table:number-rows-spanned="1">
            <text:p>123.88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8.1883 - 4" office:value-type="float" office:value="334.1883" calcext:value-type="float" table:number-columns-spanned="3" table:number-rows-spanned="1">
            <text:p>334.1883</text:p>
          </table:table-cell>
          <table:covered-table-cell table:style-name="ce8"/>
          <table:covered-table-cell table:style-name="ce9"/>
          <table:table-cell table:style-name="ce7" table:formula="of:=127.0219 - 2" office:value-type="float" office:value="125.0219" calcext:value-type="float" table:number-columns-spanned="3" table:number-rows-spanned="1">
            <text:p>125.02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8.7947 - 2" office:value-type="float" office:value="336.7947" calcext:value-type="float" table:number-columns-spanned="3" table:number-rows-spanned="1">
            <text:p>336.7947</text:p>
          </table:table-cell>
          <table:covered-table-cell table:style-name="ce8"/>
          <table:covered-table-cell table:style-name="ce9"/>
          <table:table-cell table:style-name="ce7" table:formula="of:=126.2941 - 2" office:value-type="float" office:value="124.2941" calcext:value-type="float" table:number-columns-spanned="3" table:number-rows-spanned="1">
            <text:p>124.29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9.1086 - 4" office:value-type="float" office:value="335.1086" calcext:value-type="float" table:number-columns-spanned="3" table:number-rows-spanned="1">
            <text:p>335.1086</text:p>
          </table:table-cell>
          <table:covered-table-cell table:style-name="ce8"/>
          <table:covered-table-cell table:style-name="ce9"/>
          <table:table-cell table:style-name="ce7" table:formula="of:=127.6791 - 2" office:value-type="float" office:value="125.6791" calcext:value-type="float" table:number-columns-spanned="3" table:number-rows-spanned="1">
            <text:p>125.67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39.2388 - 1" office:value-type="float" office:value="338.2388" calcext:value-type="float" table:number-columns-spanned="3" table:number-rows-spanned="1">
            <text:p>338.2388</text:p>
          </table:table-cell>
          <table:covered-table-cell table:style-name="ce8"/>
          <table:covered-table-cell table:style-name="ce9"/>
          <table:table-cell table:style-name="ce7" table:formula="of:=127.1642 - 2" office:value-type="float" office:value="125.1642" calcext:value-type="float" table:number-columns-spanned="3" table:number-rows-spanned="1">
            <text:p>125.16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0.6239 - 3" office:value-type="float" office:value="337.6239" calcext:value-type="float" table:number-columns-spanned="3" table:number-rows-spanned="1">
            <text:p>337.6239</text:p>
          </table:table-cell>
          <table:covered-table-cell table:style-name="ce8"/>
          <table:covered-table-cell table:style-name="ce9"/>
          <table:table-cell table:style-name="ce7" table:formula="of:=127.9813 - 2" office:value-type="float" office:value="125.9813" calcext:value-type="float" table:number-columns-spanned="3" table:number-rows-spanned="1">
            <text:p>125.98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2.2753 - 3" office:value-type="float" office:value="339.2753" calcext:value-type="float" table:number-columns-spanned="3" table:number-rows-spanned="1">
            <text:p>339.2753</text:p>
          </table:table-cell>
          <table:covered-table-cell table:style-name="ce8"/>
          <table:covered-table-cell table:style-name="ce9"/>
          <table:table-cell table:style-name="ce7" table:formula="of:=127.5344 - 2" office:value-type="float" office:value="125.5344" calcext:value-type="float" table:number-columns-spanned="3" table:number-rows-spanned="1">
            <text:p>125.53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2.4107 - 3" office:value-type="float" office:value="339.4107" calcext:value-type="float" table:number-columns-spanned="3" table:number-rows-spanned="1">
            <text:p>339.4107</text:p>
          </table:table-cell>
          <table:covered-table-cell table:style-name="ce8"/>
          <table:covered-table-cell table:style-name="ce9"/>
          <table:table-cell table:style-name="ce7" table:formula="of:=129.0194 - 2" office:value-type="float" office:value="127.0194" calcext:value-type="float" table:number-columns-spanned="3" table:number-rows-spanned="1">
            <text:p>127.0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2.416 - 5" office:value-type="float" office:value="337.416" calcext:value-type="float" table:number-columns-spanned="3" table:number-rows-spanned="1">
            <text:p>337.416</text:p>
          </table:table-cell>
          <table:covered-table-cell table:style-name="ce8"/>
          <table:covered-table-cell table:style-name="ce9"/>
          <table:table-cell table:style-name="ce7" table:formula="of:=130.0132 - 2" office:value-type="float" office:value="128.0132" calcext:value-type="float" table:number-columns-spanned="3" table:number-rows-spanned="1">
            <text:p>128.01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3.1967 - 5" office:value-type="float" office:value="338.1967" calcext:value-type="float" table:number-columns-spanned="3" table:number-rows-spanned="1">
            <text:p>338.1967</text:p>
          </table:table-cell>
          <table:covered-table-cell table:style-name="ce8"/>
          <table:covered-table-cell table:style-name="ce9"/>
          <table:table-cell table:style-name="ce7" table:formula="of:=129.6755 - 2" office:value-type="float" office:value="127.6755" calcext:value-type="float" table:number-columns-spanned="3" table:number-rows-spanned="1">
            <text:p>127.67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3.4664 - 1" office:value-type="float" office:value="342.4664" calcext:value-type="float" table:number-columns-spanned="3" table:number-rows-spanned="1">
            <text:p>342.4664</text:p>
          </table:table-cell>
          <table:covered-table-cell table:style-name="ce8"/>
          <table:covered-table-cell table:style-name="ce9"/>
          <table:table-cell table:style-name="ce7" table:formula="of:=129.2748 - 2" office:value-type="float" office:value="127.2748" calcext:value-type="float" table:number-columns-spanned="3" table:number-rows-spanned="1">
            <text:p>127.27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3.4671 - 1" office:value-type="float" office:value="342.4671" calcext:value-type="float" table:number-columns-spanned="3" table:number-rows-spanned="1">
            <text:p>342.4671</text:p>
          </table:table-cell>
          <table:covered-table-cell table:style-name="ce8"/>
          <table:covered-table-cell table:style-name="ce9"/>
          <table:table-cell table:style-name="ce7" table:formula="of:=131.4077 - 2" office:value-type="float" office:value="129.4077" calcext:value-type="float" table:number-columns-spanned="3" table:number-rows-spanned="1">
            <text:p>129.40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3.7926 - 5" office:value-type="float" office:value="338.7926" calcext:value-type="float" table:number-columns-spanned="3" table:number-rows-spanned="1">
            <text:p>338.7926</text:p>
          </table:table-cell>
          <table:covered-table-cell table:style-name="ce8"/>
          <table:covered-table-cell table:style-name="ce9"/>
          <table:table-cell table:style-name="ce7" table:formula="of:=130.1365 - 2" office:value-type="float" office:value="128.1365" calcext:value-type="float" table:number-columns-spanned="3" table:number-rows-spanned="1">
            <text:p>128.1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4.8611 - 4" office:value-type="float" office:value="340.8611" calcext:value-type="float" table:number-columns-spanned="3" table:number-rows-spanned="1">
            <text:p>340.8611</text:p>
          </table:table-cell>
          <table:covered-table-cell table:style-name="ce8"/>
          <table:covered-table-cell table:style-name="ce9"/>
          <table:table-cell table:style-name="ce7" table:formula="of:=131.0152 - 2" office:value-type="float" office:value="129.0152" calcext:value-type="float" table:number-columns-spanned="3" table:number-rows-spanned="1">
            <text:p>129.01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5.7863 - 2" office:value-type="float" office:value="343.7863" calcext:value-type="float" table:number-columns-spanned="3" table:number-rows-spanned="1">
            <text:p>343.7863</text:p>
          </table:table-cell>
          <table:covered-table-cell table:style-name="ce8"/>
          <table:covered-table-cell table:style-name="ce9"/>
          <table:table-cell table:style-name="ce7" table:formula="of:=130.2787 - 2" office:value-type="float" office:value="128.2787" calcext:value-type="float" table:number-columns-spanned="3" table:number-rows-spanned="1">
            <text:p>128.27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6.2749 - 4" office:value-type="float" office:value="342.2749" calcext:value-type="float" table:number-columns-spanned="3" table:number-rows-spanned="1">
            <text:p>342.2749</text:p>
          </table:table-cell>
          <table:covered-table-cell table:style-name="ce8"/>
          <table:covered-table-cell table:style-name="ce9"/>
          <table:table-cell table:style-name="ce7" table:formula="of:=132.229 - 2" office:value-type="float" office:value="130.229" calcext:value-type="float" table:number-columns-spanned="3" table:number-rows-spanned="1">
            <text:p>130.2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7.4283 - 4" office:value-type="float" office:value="343.4283" calcext:value-type="float" table:number-columns-spanned="3" table:number-rows-spanned="1">
            <text:p>343.4283</text:p>
          </table:table-cell>
          <table:covered-table-cell table:style-name="ce8"/>
          <table:covered-table-cell table:style-name="ce9"/>
          <table:table-cell table:style-name="ce7" table:formula="of:=131.2638 - 2" office:value-type="float" office:value="129.2638" calcext:value-type="float" table:number-columns-spanned="3" table:number-rows-spanned="1">
            <text:p>129.26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8.0323 - 3" office:value-type="float" office:value="345.0323" calcext:value-type="float" table:number-columns-spanned="3" table:number-rows-spanned="1">
            <text:p>345.0323</text:p>
          </table:table-cell>
          <table:covered-table-cell table:style-name="ce8"/>
          <table:covered-table-cell table:style-name="ce9"/>
          <table:table-cell table:style-name="ce7" table:formula="of:=132.7834 - 2" office:value-type="float" office:value="130.7834" calcext:value-type="float" table:number-columns-spanned="3" table:number-rows-spanned="1">
            <text:p>130.78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8.4814 - 1" office:value-type="float" office:value="347.4814" calcext:value-type="float" table:number-columns-spanned="3" table:number-rows-spanned="1">
            <text:p>347.4814</text:p>
          </table:table-cell>
          <table:covered-table-cell table:style-name="ce8"/>
          <table:covered-table-cell table:style-name="ce9"/>
          <table:table-cell table:style-name="ce7" table:formula="of:=132.2401 - 2" office:value-type="float" office:value="130.2401" calcext:value-type="float" table:number-columns-spanned="3" table:number-rows-spanned="1">
            <text:p>130.2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8.7628 - 5" office:value-type="float" office:value="343.7628" calcext:value-type="float" table:number-columns-spanned="3" table:number-rows-spanned="1">
            <text:p>343.7628</text:p>
          </table:table-cell>
          <table:covered-table-cell table:style-name="ce8"/>
          <table:covered-table-cell table:style-name="ce9"/>
          <table:table-cell table:style-name="ce7" table:formula="of:=131.6658 - 2" office:value-type="float" office:value="129.6658" calcext:value-type="float" table:number-columns-spanned="3" table:number-rows-spanned="1">
            <text:p>129.66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8.7743 - 5" office:value-type="float" office:value="343.7743" calcext:value-type="float" table:number-columns-spanned="3" table:number-rows-spanned="1">
            <text:p>343.7743</text:p>
          </table:table-cell>
          <table:covered-table-cell table:style-name="ce8"/>
          <table:covered-table-cell table:style-name="ce9"/>
          <table:table-cell table:style-name="ce7" table:formula="of:=133.8215 - 2" office:value-type="float" office:value="131.8215" calcext:value-type="float" table:number-columns-spanned="3" table:number-rows-spanned="1">
            <text:p>131.82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49.7866 - 4" office:value-type="float" office:value="345.7866" calcext:value-type="float" table:number-columns-spanned="3" table:number-rows-spanned="1">
            <text:p>345.7866</text:p>
          </table:table-cell>
          <table:covered-table-cell table:style-name="ce8"/>
          <table:covered-table-cell table:style-name="ce9"/>
          <table:table-cell table:style-name="ce7" table:formula="of:=133.9026 - 2" office:value-type="float" office:value="131.9026" calcext:value-type="float" table:number-columns-spanned="3" table:number-rows-spanned="1">
            <text:p>131.9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0.1459 - 2" office:value-type="float" office:value="348.1459" calcext:value-type="float" table:number-columns-spanned="3" table:number-rows-spanned="1">
            <text:p>348.1459</text:p>
          </table:table-cell>
          <table:covered-table-cell table:style-name="ce8"/>
          <table:covered-table-cell table:style-name="ce9"/>
          <table:table-cell table:style-name="ce7" table:formula="of:=134.5829 - 2" office:value-type="float" office:value="132.5829" calcext:value-type="float" table:number-columns-spanned="3" table:number-rows-spanned="1">
            <text:p>132.58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0.2702 - 4" office:value-type="float" office:value="346.2702" calcext:value-type="float" table:number-columns-spanned="3" table:number-rows-spanned="1">
            <text:p>346.2702</text:p>
          </table:table-cell>
          <table:covered-table-cell table:style-name="ce8"/>
          <table:covered-table-cell table:style-name="ce9"/>
          <table:table-cell table:style-name="ce7" table:formula="of:=134.1887 - 2" office:value-type="float" office:value="132.1887" calcext:value-type="float" table:number-columns-spanned="3" table:number-rows-spanned="1">
            <text:p>132.1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0.8714 - 2" office:value-type="float" office:value="348.8714" calcext:value-type="float" table:number-columns-spanned="3" table:number-rows-spanned="1">
            <text:p>348.8714</text:p>
          </table:table-cell>
          <table:covered-table-cell table:style-name="ce8"/>
          <table:covered-table-cell table:style-name="ce9"/>
          <table:table-cell table:style-name="ce7" table:formula="of:=135.5654 - 2" office:value-type="float" office:value="133.5654" calcext:value-type="float" table:number-columns-spanned="3" table:number-rows-spanned="1">
            <text:p>133.56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1.9411 - 3" office:value-type="float" office:value="348.9411" calcext:value-type="float" table:number-columns-spanned="3" table:number-rows-spanned="1">
            <text:p>348.9411</text:p>
          </table:table-cell>
          <table:covered-table-cell table:style-name="ce8"/>
          <table:covered-table-cell table:style-name="ce9"/>
          <table:table-cell table:style-name="ce7" table:formula="of:=135.1244 - 2" office:value-type="float" office:value="133.1244" calcext:value-type="float" table:number-columns-spanned="3" table:number-rows-spanned="1">
            <text:p>133.12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2.1437 - 2" office:value-type="float" office:value="350.1437" calcext:value-type="float" table:number-columns-spanned="3" table:number-rows-spanned="1">
            <text:p>350.1437</text:p>
          </table:table-cell>
          <table:covered-table-cell table:style-name="ce8"/>
          <table:covered-table-cell table:style-name="ce9"/>
          <table:table-cell table:style-name="ce7" table:formula="of:=135.261 - 2" office:value-type="float" office:value="133.261" calcext:value-type="float" table:number-columns-spanned="3" table:number-rows-spanned="1">
            <text:p>133.2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3.4817 - 5" office:value-type="float" office:value="348.4817" calcext:value-type="float" table:number-columns-spanned="3" table:number-rows-spanned="1">
            <text:p>348.4817</text:p>
          </table:table-cell>
          <table:covered-table-cell table:style-name="ce8"/>
          <table:covered-table-cell table:style-name="ce9"/>
          <table:table-cell table:style-name="ce7" table:formula="of:=135.1211 - 2" office:value-type="float" office:value="133.1211" calcext:value-type="float" table:number-columns-spanned="3" table:number-rows-spanned="1">
            <text:p>133.12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3.7829 - 4" office:value-type="float" office:value="349.7829" calcext:value-type="float" table:number-columns-spanned="3" table:number-rows-spanned="1">
            <text:p>349.7829</text:p>
          </table:table-cell>
          <table:covered-table-cell table:style-name="ce8"/>
          <table:covered-table-cell table:style-name="ce9"/>
          <table:table-cell table:style-name="ce7" table:formula="of:=135.352 - 2" office:value-type="float" office:value="133.352" calcext:value-type="float" table:number-columns-spanned="3" table:number-rows-spanned="1">
            <text:p>133.3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3.8698 - 3" office:value-type="float" office:value="350.8698" calcext:value-type="float" table:number-columns-spanned="3" table:number-rows-spanned="1">
            <text:p>350.8698</text:p>
          </table:table-cell>
          <table:covered-table-cell table:style-name="ce8"/>
          <table:covered-table-cell table:style-name="ce9"/>
          <table:table-cell table:style-name="ce7" table:formula="of:=137.792 - 2" office:value-type="float" office:value="135.792" calcext:value-type="float" table:number-columns-spanned="3" table:number-rows-spanned="1">
            <text:p>135.7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4.0532 - 2" office:value-type="float" office:value="352.0532" calcext:value-type="float" table:number-columns-spanned="3" table:number-rows-spanned="1">
            <text:p>352.0532</text:p>
          </table:table-cell>
          <table:covered-table-cell table:style-name="ce8"/>
          <table:covered-table-cell table:style-name="ce9"/>
          <table:table-cell table:style-name="ce7" table:formula="of:=136.29 - 2" office:value-type="float" office:value="134.29" calcext:value-type="float" table:number-columns-spanned="3" table:number-rows-spanned="1">
            <text:p>134.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4.4956 - 4" office:value-type="float" office:value="350.4956" calcext:value-type="float" table:number-columns-spanned="3" table:number-rows-spanned="1">
            <text:p>350.4956</text:p>
          </table:table-cell>
          <table:covered-table-cell table:style-name="ce8"/>
          <table:covered-table-cell table:style-name="ce9"/>
          <table:table-cell table:style-name="ce7" table:formula="of:=136.3356 - 2" office:value-type="float" office:value="134.3356" calcext:value-type="float" table:number-columns-spanned="3" table:number-rows-spanned="1">
            <text:p>134.33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5.7795 - 2" office:value-type="float" office:value="353.7795" calcext:value-type="float" table:number-columns-spanned="3" table:number-rows-spanned="1">
            <text:p>353.7795</text:p>
          </table:table-cell>
          <table:covered-table-cell table:style-name="ce8"/>
          <table:covered-table-cell table:style-name="ce9"/>
          <table:table-cell table:style-name="ce7" table:formula="of:=136.477 - 2" office:value-type="float" office:value="134.477" calcext:value-type="float" table:number-columns-spanned="3" table:number-rows-spanned="1">
            <text:p>134.4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6.0513 - 2" office:value-type="float" office:value="354.0513" calcext:value-type="float" table:number-columns-spanned="3" table:number-rows-spanned="1">
            <text:p>354.0513</text:p>
          </table:table-cell>
          <table:covered-table-cell table:style-name="ce8"/>
          <table:covered-table-cell table:style-name="ce9"/>
          <table:table-cell table:style-name="ce7" table:formula="of:=137.1136 - 2" office:value-type="float" office:value="135.1136" calcext:value-type="float" table:number-columns-spanned="3" table:number-rows-spanned="1">
            <text:p>135.11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6.1429 - 4" office:value-type="float" office:value="352.1429" calcext:value-type="float" table:number-columns-spanned="3" table:number-rows-spanned="1">
            <text:p>352.1429</text:p>
          </table:table-cell>
          <table:covered-table-cell table:style-name="ce8"/>
          <table:covered-table-cell table:style-name="ce9"/>
          <table:table-cell table:style-name="ce7" table:formula="of:=137.3475 - 2" office:value-type="float" office:value="135.3475" calcext:value-type="float" table:number-columns-spanned="3" table:number-rows-spanned="1">
            <text:p>135.34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6.868 - 3" office:value-type="float" office:value="353.868" calcext:value-type="float" table:number-columns-spanned="3" table:number-rows-spanned="1">
            <text:p>353.868</text:p>
          </table:table-cell>
          <table:covered-table-cell table:style-name="ce8"/>
          <table:covered-table-cell table:style-name="ce9"/>
          <table:table-cell table:style-name="ce7" table:formula="of:=139.1864 - 2" office:value-type="float" office:value="137.1864" calcext:value-type="float" table:number-columns-spanned="3" table:number-rows-spanned="1">
            <text:p>137.18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7.1954 - 1" office:value-type="float" office:value="356.1954" calcext:value-type="float" table:number-columns-spanned="3" table:number-rows-spanned="1">
            <text:p>356.1954</text:p>
          </table:table-cell>
          <table:covered-table-cell table:style-name="ce8"/>
          <table:covered-table-cell table:style-name="ce9"/>
          <table:table-cell table:style-name="ce7" table:formula="of:=140.1103 - 2" office:value-type="float" office:value="138.1103" calcext:value-type="float" table:number-columns-spanned="3" table:number-rows-spanned="1">
            <text:p>138.11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7.492 - 3" office:value-type="float" office:value="354.492" calcext:value-type="float" table:number-columns-spanned="3" table:number-rows-spanned="1">
            <text:p>354.492</text:p>
          </table:table-cell>
          <table:covered-table-cell table:style-name="ce8"/>
          <table:covered-table-cell table:style-name="ce9"/>
          <table:table-cell table:style-name="ce7" table:formula="of:=138.4445 - 2" office:value-type="float" office:value="136.4445" calcext:value-type="float" table:number-columns-spanned="3" table:number-rows-spanned="1">
            <text:p>136.44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7.7071 - 4" office:value-type="float" office:value="353.7071" calcext:value-type="float" table:number-columns-spanned="3" table:number-rows-spanned="1">
            <text:p>353.7071</text:p>
          </table:table-cell>
          <table:covered-table-cell table:style-name="ce8"/>
          <table:covered-table-cell table:style-name="ce9"/>
          <table:table-cell table:style-name="ce7" table:formula="of:=138.4732 - 2" office:value-type="float" office:value="136.4732" calcext:value-type="float" table:number-columns-spanned="3" table:number-rows-spanned="1">
            <text:p>136.47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8.1665 - 2" office:value-type="float" office:value="356.1665" calcext:value-type="float" table:number-columns-spanned="3" table:number-rows-spanned="1">
            <text:p>356.1665</text:p>
          </table:table-cell>
          <table:covered-table-cell table:style-name="ce8"/>
          <table:covered-table-cell table:style-name="ce9"/>
          <table:table-cell table:style-name="ce7" table:formula="of:=139.2234 - 2" office:value-type="float" office:value="137.2234" calcext:value-type="float" table:number-columns-spanned="3" table:number-rows-spanned="1">
            <text:p>137.22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8.5472 - 1" office:value-type="float" office:value="357.5472" calcext:value-type="float" table:number-columns-spanned="3" table:number-rows-spanned="1">
            <text:p>357.5472</text:p>
          </table:table-cell>
          <table:covered-table-cell table:style-name="ce8"/>
          <table:covered-table-cell table:style-name="ce9"/>
          <table:table-cell table:style-name="ce7" table:formula="of:=140.3633 - 2" office:value-type="float" office:value="138.3633" calcext:value-type="float" table:number-columns-spanned="3" table:number-rows-spanned="1">
            <text:p>138.3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8.7589 - 1" office:value-type="float" office:value="357.7589" calcext:value-type="float" table:number-columns-spanned="3" table:number-rows-spanned="1">
            <text:p>357.7589</text:p>
          </table:table-cell>
          <table:covered-table-cell table:style-name="ce8"/>
          <table:covered-table-cell table:style-name="ce9"/>
          <table:table-cell table:style-name="ce7" table:formula="of:=140.2825 - 2" office:value-type="float" office:value="138.2825" calcext:value-type="float" table:number-columns-spanned="3" table:number-rows-spanned="1">
            <text:p>138.2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8.9797 - 2" office:value-type="float" office:value="356.9797" calcext:value-type="float" table:number-columns-spanned="3" table:number-rows-spanned="1">
            <text:p>356.9797</text:p>
          </table:table-cell>
          <table:covered-table-cell table:style-name="ce8"/>
          <table:covered-table-cell table:style-name="ce9"/>
          <table:table-cell table:style-name="ce7" table:formula="of:=141.7941 - 2" office:value-type="float" office:value="139.7941" calcext:value-type="float" table:number-columns-spanned="3" table:number-rows-spanned="1">
            <text:p>139.79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9.1959 - 2" office:value-type="float" office:value="357.1959" calcext:value-type="float" table:number-columns-spanned="3" table:number-rows-spanned="1">
            <text:p>357.1959</text:p>
          </table:table-cell>
          <table:covered-table-cell table:style-name="ce8"/>
          <table:covered-table-cell table:style-name="ce9"/>
          <table:table-cell table:style-name="ce7" table:formula="of:=140.4456 - 2" office:value-type="float" office:value="138.4456" calcext:value-type="float" table:number-columns-spanned="3" table:number-rows-spanned="1">
            <text:p>138.44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59.6042 - 1" office:value-type="float" office:value="358.6042" calcext:value-type="float" table:number-columns-spanned="3" table:number-rows-spanned="1">
            <text:p>358.6042</text:p>
          </table:table-cell>
          <table:covered-table-cell table:style-name="ce8"/>
          <table:covered-table-cell table:style-name="ce9"/>
          <table:table-cell table:style-name="ce7" table:formula="of:=141.4911 - 2" office:value-type="float" office:value="139.4911" calcext:value-type="float" table:number-columns-spanned="3" table:number-rows-spanned="1">
            <text:p>139.49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0.0076 - 4" office:value-type="float" office:value="356.0076" calcext:value-type="float" table:number-columns-spanned="3" table:number-rows-spanned="1">
            <text:p>356.0076</text:p>
          </table:table-cell>
          <table:covered-table-cell table:style-name="ce8"/>
          <table:covered-table-cell table:style-name="ce9"/>
          <table:table-cell table:style-name="ce7" table:formula="of:=141.2212 - 2" office:value-type="float" office:value="139.2212" calcext:value-type="float" table:number-columns-spanned="3" table:number-rows-spanned="1">
            <text:p>139.22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0.0334 - 1" office:value-type="float" office:value="359.0334" calcext:value-type="float" table:number-columns-spanned="3" table:number-rows-spanned="1">
            <text:p>359.0334</text:p>
          </table:table-cell>
          <table:covered-table-cell table:style-name="ce8"/>
          <table:covered-table-cell table:style-name="ce9"/>
          <table:table-cell table:style-name="ce7" table:formula="of:=141.5728 - 2" office:value-type="float" office:value="139.5728" calcext:value-type="float" table:number-columns-spanned="3" table:number-rows-spanned="1">
            <text:p>139.57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0.7587 - 2" office:value-type="float" office:value="358.7587" calcext:value-type="float" table:number-columns-spanned="3" table:number-rows-spanned="1">
            <text:p>358.7587</text:p>
          </table:table-cell>
          <table:covered-table-cell table:style-name="ce8"/>
          <table:covered-table-cell table:style-name="ce9"/>
          <table:table-cell table:style-name="ce7" table:formula="of:=142.3902 - 2" office:value-type="float" office:value="140.3902" calcext:value-type="float" table:number-columns-spanned="3" table:number-rows-spanned="1">
            <text:p>140.3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0.9996 - 1" office:value-type="float" office:value="359.9996" calcext:value-type="float" table:number-columns-spanned="3" table:number-rows-spanned="1">
            <text:p>359.9996</text:p>
          </table:table-cell>
          <table:covered-table-cell table:style-name="ce8"/>
          <table:covered-table-cell table:style-name="ce9"/>
          <table:table-cell table:style-name="ce7" table:formula="of:=143.3457 - 2" office:value-type="float" office:value="141.3457" calcext:value-type="float" table:number-columns-spanned="3" table:number-rows-spanned="1">
            <text:p>141.34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1.0321 - 1" office:value-type="float" office:value="360.0321" calcext:value-type="float" table:number-columns-spanned="3" table:number-rows-spanned="1">
            <text:p>360.0321</text:p>
          </table:table-cell>
          <table:covered-table-cell table:style-name="ce8"/>
          <table:covered-table-cell table:style-name="ce9"/>
          <table:table-cell table:style-name="ce7" table:formula="of:=144.3584 - 2" office:value-type="float" office:value="142.3584" calcext:value-type="float" table:number-columns-spanned="3" table:number-rows-spanned="1">
            <text:p>142.3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1.1637 - 3" office:value-type="float" office:value="358.1637" calcext:value-type="float" table:number-columns-spanned="3" table:number-rows-spanned="1">
            <text:p>358.1637</text:p>
          </table:table-cell>
          <table:covered-table-cell table:style-name="ce8"/>
          <table:covered-table-cell table:style-name="ce9"/>
          <table:table-cell table:style-name="ce7" table:formula="of:=142.5755 - 2" office:value-type="float" office:value="140.5755" calcext:value-type="float" table:number-columns-spanned="3" table:number-rows-spanned="1">
            <text:p>140.57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3.1584 - 2" office:value-type="float" office:value="361.1584" calcext:value-type="float" table:number-columns-spanned="3" table:number-rows-spanned="1">
            <text:p>361.1584</text:p>
          </table:table-cell>
          <table:covered-table-cell table:style-name="ce8"/>
          <table:covered-table-cell table:style-name="ce9"/>
          <table:table-cell table:style-name="ce7" table:formula="of:=143.9694 - 2" office:value-type="float" office:value="141.9694" calcext:value-type="float" table:number-columns-spanned="3" table:number-rows-spanned="1">
            <text:p>141.96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3.4327 - 4" office:value-type="float" office:value="359.4327" calcext:value-type="float" table:number-columns-spanned="3" table:number-rows-spanned="1">
            <text:p>359.4327</text:p>
          </table:table-cell>
          <table:covered-table-cell table:style-name="ce8"/>
          <table:covered-table-cell table:style-name="ce9"/>
          <table:table-cell table:style-name="ce7" table:formula="of:=143.1654 - 2" office:value-type="float" office:value="141.1654" calcext:value-type="float" table:number-columns-spanned="3" table:number-rows-spanned="1">
            <text:p>141.16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3.9991 - 3" office:value-type="float" office:value="360.9991" calcext:value-type="float" table:number-columns-spanned="3" table:number-rows-spanned="1">
            <text:p>360.9991</text:p>
          </table:table-cell>
          <table:covered-table-cell table:style-name="ce8"/>
          <table:covered-table-cell table:style-name="ce9"/>
          <table:table-cell table:style-name="ce7" table:formula="of:=145.2972 - 2" office:value-type="float" office:value="143.2972" calcext:value-type="float" table:number-columns-spanned="3" table:number-rows-spanned="1">
            <text:p>143.29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4.6028 - 5" office:value-type="float" office:value="359.6028" calcext:value-type="float" table:number-columns-spanned="3" table:number-rows-spanned="1">
            <text:p>359.6028</text:p>
          </table:table-cell>
          <table:covered-table-cell table:style-name="ce8"/>
          <table:covered-table-cell table:style-name="ce9"/>
          <table:table-cell table:style-name="ce7" table:formula="of:=144.4321 - 2" office:value-type="float" office:value="142.4321" calcext:value-type="float" table:number-columns-spanned="3" table:number-rows-spanned="1">
            <text:p>142.4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4.9971 - 1" office:value-type="float" office:value="363.9971" calcext:value-type="float" table:number-columns-spanned="3" table:number-rows-spanned="1">
            <text:p>363.9971</text:p>
          </table:table-cell>
          <table:covered-table-cell table:style-name="ce8"/>
          <table:covered-table-cell table:style-name="ce9"/>
          <table:table-cell table:style-name="ce7" table:formula="of:=144.6583 - 2" office:value-type="float" office:value="142.6583" calcext:value-type="float" table:number-columns-spanned="3" table:number-rows-spanned="1">
            <text:p>142.65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5.5403 - 2" office:value-type="float" office:value="363.5403" calcext:value-type="float" table:number-columns-spanned="3" table:number-rows-spanned="1">
            <text:p>363.5403</text:p>
          </table:table-cell>
          <table:covered-table-cell table:style-name="ce8"/>
          <table:covered-table-cell table:style-name="ce9"/>
          <table:table-cell table:style-name="ce7" table:formula="of:=144.6679 - 2" office:value-type="float" office:value="142.6679" calcext:value-type="float" table:number-columns-spanned="3" table:number-rows-spanned="1">
            <text:p>142.66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5.7559 - 5" office:value-type="float" office:value="360.7559" calcext:value-type="float" table:number-columns-spanned="3" table:number-rows-spanned="1">
            <text:p>360.7559</text:p>
          </table:table-cell>
          <table:covered-table-cell table:style-name="ce8"/>
          <table:covered-table-cell table:style-name="ce9"/>
          <table:table-cell table:style-name="ce7" table:formula="of:=146.347 - 2" office:value-type="float" office:value="144.347" calcext:value-type="float" table:number-columns-spanned="3" table:number-rows-spanned="1">
            <text:p>144.3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6.4537 - 5" office:value-type="float" office:value="361.4537" calcext:value-type="float" table:number-columns-spanned="3" table:number-rows-spanned="1">
            <text:p>361.4537</text:p>
          </table:table-cell>
          <table:covered-table-cell table:style-name="ce8"/>
          <table:covered-table-cell table:style-name="ce9"/>
          <table:table-cell table:style-name="ce7" table:formula="of:=147.4499 - 2" office:value-type="float" office:value="145.4499" calcext:value-type="float" table:number-columns-spanned="3" table:number-rows-spanned="1">
            <text:p>145.44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6.9972 - 2" office:value-type="float" office:value="364.9972" calcext:value-type="float" table:number-columns-spanned="3" table:number-rows-spanned="1">
            <text:p>364.9972</text:p>
          </table:table-cell>
          <table:covered-table-cell table:style-name="ce8"/>
          <table:covered-table-cell table:style-name="ce9"/>
          <table:table-cell table:style-name="ce7" table:formula="of:=146.3791 - 2" office:value-type="float" office:value="144.3791" calcext:value-type="float" table:number-columns-spanned="3" table:number-rows-spanned="1">
            <text:p>144.37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7.1586 - 4" office:value-type="float" office:value="363.1586" calcext:value-type="float" table:number-columns-spanned="3" table:number-rows-spanned="1">
            <text:p>363.1586</text:p>
          </table:table-cell>
          <table:covered-table-cell table:style-name="ce8"/>
          <table:covered-table-cell table:style-name="ce9"/>
          <table:table-cell table:style-name="ce7" table:formula="of:=148.0296 - 2" office:value-type="float" office:value="146.0296" calcext:value-type="float" table:number-columns-spanned="3" table:number-rows-spanned="1">
            <text:p>146.02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8.709 - 3" office:value-type="float" office:value="365.709" calcext:value-type="float" table:number-columns-spanned="3" table:number-rows-spanned="1">
            <text:p>365.709</text:p>
          </table:table-cell>
          <table:covered-table-cell table:style-name="ce8"/>
          <table:covered-table-cell table:style-name="ce9"/>
          <table:table-cell table:style-name="ce7" table:formula="of:=146.7654 - 2" office:value-type="float" office:value="144.7654" calcext:value-type="float" table:number-columns-spanned="3" table:number-rows-spanned="1">
            <text:p>144.76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8.9194 - 3" office:value-type="float" office:value="365.9194" calcext:value-type="float" table:number-columns-spanned="3" table:number-rows-spanned="1">
            <text:p>365.9194</text:p>
          </table:table-cell>
          <table:covered-table-cell table:style-name="ce8"/>
          <table:covered-table-cell table:style-name="ce9"/>
          <table:table-cell table:style-name="ce7" table:formula="of:=148.1691 - 2" office:value-type="float" office:value="146.1691" calcext:value-type="float" table:number-columns-spanned="3" table:number-rows-spanned="1">
            <text:p>146.16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69.8812 - 5" office:value-type="float" office:value="364.8812" calcext:value-type="float" table:number-columns-spanned="3" table:number-rows-spanned="1">
            <text:p>364.8812</text:p>
          </table:table-cell>
          <table:covered-table-cell table:style-name="ce8"/>
          <table:covered-table-cell table:style-name="ce9"/>
          <table:table-cell table:style-name="ce7" table:formula="of:=147.4237 - 2" office:value-type="float" office:value="145.4237" calcext:value-type="float" table:number-columns-spanned="3" table:number-rows-spanned="1">
            <text:p>145.42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0.1663 - 3" office:value-type="float" office:value="367.1663" calcext:value-type="float" table:number-columns-spanned="3" table:number-rows-spanned="1">
            <text:p>367.1663</text:p>
          </table:table-cell>
          <table:covered-table-cell table:style-name="ce8"/>
          <table:covered-table-cell table:style-name="ce9"/>
          <table:table-cell table:style-name="ce7" table:formula="of:=149.1586 - 2" office:value-type="float" office:value="147.1586" calcext:value-type="float" table:number-columns-spanned="3" table:number-rows-spanned="1">
            <text:p>147.15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0.9329 - 1" office:value-type="float" office:value="369.9329" calcext:value-type="float" table:number-columns-spanned="3" table:number-rows-spanned="1">
            <text:p>369.9329</text:p>
          </table:table-cell>
          <table:covered-table-cell table:style-name="ce8"/>
          <table:covered-table-cell table:style-name="ce9"/>
          <table:table-cell table:style-name="ce7" table:formula="of:=150.2164 - 2" office:value-type="float" office:value="148.2164" calcext:value-type="float" table:number-columns-spanned="3" table:number-rows-spanned="1">
            <text:p>148.21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1.7337 - 5" office:value-type="float" office:value="366.7337" calcext:value-type="float" table:number-columns-spanned="3" table:number-rows-spanned="1">
            <text:p>366.7337</text:p>
          </table:table-cell>
          <table:covered-table-cell table:style-name="ce8"/>
          <table:covered-table-cell table:style-name="ce9"/>
          <table:table-cell table:style-name="ce7" table:formula="of:=149.9112 - 2" office:value-type="float" office:value="147.9112" calcext:value-type="float" table:number-columns-spanned="3" table:number-rows-spanned="1">
            <text:p>147.9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1.9332 - 1" office:value-type="float" office:value="370.9332" calcext:value-type="float" table:number-columns-spanned="3" table:number-rows-spanned="1">
            <text:p>370.9332</text:p>
          </table:table-cell>
          <table:covered-table-cell table:style-name="ce8"/>
          <table:covered-table-cell table:style-name="ce9"/>
          <table:table-cell table:style-name="ce7" table:formula="of:=149.6822 - 2" office:value-type="float" office:value="147.6822" calcext:value-type="float" table:number-columns-spanned="3" table:number-rows-spanned="1">
            <text:p>147.68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2.441 - 5" office:value-type="float" office:value="367.441" calcext:value-type="float" table:number-columns-spanned="3" table:number-rows-spanned="1">
            <text:p>367.441</text:p>
          </table:table-cell>
          <table:covered-table-cell table:style-name="ce8"/>
          <table:covered-table-cell table:style-name="ce9"/>
          <table:table-cell table:style-name="ce7" table:formula="of:=150.4031 - 2" office:value-type="float" office:value="148.4031" calcext:value-type="float" table:number-columns-spanned="3" table:number-rows-spanned="1">
            <text:p>148.40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2.7913 - 1" office:value-type="float" office:value="371.7913" calcext:value-type="float" table:number-columns-spanned="3" table:number-rows-spanned="1">
            <text:p>371.7913</text:p>
          </table:table-cell>
          <table:covered-table-cell table:style-name="ce8"/>
          <table:covered-table-cell table:style-name="ce9"/>
          <table:table-cell table:style-name="ce7" table:formula="of:=149.416 - 2" office:value-type="float" office:value="147.416" calcext:value-type="float" table:number-columns-spanned="3" table:number-rows-spanned="1">
            <text:p>147.4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2.9172 - 4" office:value-type="float" office:value="368.9172" calcext:value-type="float" table:number-columns-spanned="3" table:number-rows-spanned="1">
            <text:p>368.9172</text:p>
          </table:table-cell>
          <table:covered-table-cell table:style-name="ce8"/>
          <table:covered-table-cell table:style-name="ce9"/>
          <table:table-cell table:style-name="ce7" table:formula="of:=149.888 - 2" office:value-type="float" office:value="147.888" calcext:value-type="float" table:number-columns-spanned="3" table:number-rows-spanned="1">
            <text:p>147.8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3.9967 - 5" office:value-type="float" office:value="368.9967" calcext:value-type="float" table:number-columns-spanned="3" table:number-rows-spanned="1">
            <text:p>368.9967</text:p>
          </table:table-cell>
          <table:covered-table-cell table:style-name="ce8"/>
          <table:covered-table-cell table:style-name="ce9"/>
          <table:table-cell table:style-name="ce7" table:formula="of:=152.2635 - 2" office:value-type="float" office:value="150.2635" calcext:value-type="float" table:number-columns-spanned="3" table:number-rows-spanned="1">
            <text:p>150.26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4.0486 - 2" office:value-type="float" office:value="372.0486" calcext:value-type="float" table:number-columns-spanned="3" table:number-rows-spanned="1">
            <text:p>372.0486</text:p>
          </table:table-cell>
          <table:covered-table-cell table:style-name="ce8"/>
          <table:covered-table-cell table:style-name="ce9"/>
          <table:table-cell table:style-name="ce7" table:formula="of:=150.5943 - 2" office:value-type="float" office:value="148.5943" calcext:value-type="float" table:number-columns-spanned="3" table:number-rows-spanned="1">
            <text:p>148.59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5.4364 - 3" office:value-type="float" office:value="372.4364" calcext:value-type="float" table:number-columns-spanned="3" table:number-rows-spanned="1">
            <text:p>372.4364</text:p>
          </table:table-cell>
          <table:covered-table-cell table:style-name="ce8"/>
          <table:covered-table-cell table:style-name="ce9"/>
          <table:table-cell table:style-name="ce7" table:formula="of:=151.7054 - 2" office:value-type="float" office:value="149.7054" calcext:value-type="float" table:number-columns-spanned="3" table:number-rows-spanned="1">
            <text:p>149.70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5.4526 - 5" office:value-type="float" office:value="370.4526" calcext:value-type="float" table:number-columns-spanned="3" table:number-rows-spanned="1">
            <text:p>370.4526</text:p>
          </table:table-cell>
          <table:covered-table-cell table:style-name="ce8"/>
          <table:covered-table-cell table:style-name="ce9"/>
          <table:table-cell table:style-name="ce7" table:formula="of:=152.2554 - 2" office:value-type="float" office:value="150.2554" calcext:value-type="float" table:number-columns-spanned="3" table:number-rows-spanned="1">
            <text:p>150.25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5.9587 - 3" office:value-type="float" office:value="372.9587" calcext:value-type="float" table:number-columns-spanned="3" table:number-rows-spanned="1">
            <text:p>372.9587</text:p>
          </table:table-cell>
          <table:covered-table-cell table:style-name="ce8"/>
          <table:covered-table-cell table:style-name="ce9"/>
          <table:table-cell table:style-name="ce7" table:formula="of:=152.9153 - 2" office:value-type="float" office:value="150.9153" calcext:value-type="float" table:number-columns-spanned="3" table:number-rows-spanned="1">
            <text:p>150.91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6.0879 - 3" office:value-type="float" office:value="373.0879" calcext:value-type="float" table:number-columns-spanned="3" table:number-rows-spanned="1">
            <text:p>373.0879</text:p>
          </table:table-cell>
          <table:covered-table-cell table:style-name="ce8"/>
          <table:covered-table-cell table:style-name="ce9"/>
          <table:table-cell table:style-name="ce7" table:formula="of:=152.9278 - 2" office:value-type="float" office:value="150.9278" calcext:value-type="float" table:number-columns-spanned="3" table:number-rows-spanned="1">
            <text:p>150.92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7.085 - 1" office:value-type="float" office:value="376.085" calcext:value-type="float" table:number-columns-spanned="3" table:number-rows-spanned="1">
            <text:p>376.085</text:p>
          </table:table-cell>
          <table:covered-table-cell table:style-name="ce8"/>
          <table:covered-table-cell table:style-name="ce9"/>
          <table:table-cell table:style-name="ce7" table:formula="of:=152.5143 - 2" office:value-type="float" office:value="150.5143" calcext:value-type="float" table:number-columns-spanned="3" table:number-rows-spanned="1">
            <text:p>150.51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7.16 - 3" office:value-type="float" office:value="374.16" calcext:value-type="float" table:number-columns-spanned="3" table:number-rows-spanned="1">
            <text:p>374.16</text:p>
          </table:table-cell>
          <table:covered-table-cell table:style-name="ce8"/>
          <table:covered-table-cell table:style-name="ce9"/>
          <table:table-cell table:style-name="ce7" table:formula="of:=152.259 - 2" office:value-type="float" office:value="150.259" calcext:value-type="float" table:number-columns-spanned="3" table:number-rows-spanned="1">
            <text:p>150.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9.1259 - 3" office:value-type="float" office:value="376.1259" calcext:value-type="float" table:number-columns-spanned="3" table:number-rows-spanned="1">
            <text:p>376.1259</text:p>
          </table:table-cell>
          <table:covered-table-cell table:style-name="ce8"/>
          <table:covered-table-cell table:style-name="ce9"/>
          <table:table-cell table:style-name="ce7" table:formula="of:=152.8864 - 2" office:value-type="float" office:value="150.8864" calcext:value-type="float" table:number-columns-spanned="3" table:number-rows-spanned="1">
            <text:p>150.88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9.2684 - 2" office:value-type="float" office:value="377.2684" calcext:value-type="float" table:number-columns-spanned="3" table:number-rows-spanned="1">
            <text:p>377.2684</text:p>
          </table:table-cell>
          <table:covered-table-cell table:style-name="ce8"/>
          <table:covered-table-cell table:style-name="ce9"/>
          <table:table-cell table:style-name="ce7" table:formula="of:=152.9754 - 2" office:value-type="float" office:value="150.9754" calcext:value-type="float" table:number-columns-spanned="3" table:number-rows-spanned="1">
            <text:p>150.97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79.3286 - 5" office:value-type="float" office:value="374.3286" calcext:value-type="float" table:number-columns-spanned="3" table:number-rows-spanned="1">
            <text:p>374.3286</text:p>
          </table:table-cell>
          <table:covered-table-cell table:style-name="ce8"/>
          <table:covered-table-cell table:style-name="ce9"/>
          <table:table-cell table:style-name="ce7" table:formula="of:=153.5158 - 2" office:value-type="float" office:value="151.5158" calcext:value-type="float" table:number-columns-spanned="3" table:number-rows-spanned="1">
            <text:p>151.51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0.4346 - 5" office:value-type="float" office:value="375.4346" calcext:value-type="float" table:number-columns-spanned="3" table:number-rows-spanned="1">
            <text:p>375.4346</text:p>
          </table:table-cell>
          <table:covered-table-cell table:style-name="ce8"/>
          <table:covered-table-cell table:style-name="ce9"/>
          <table:table-cell table:style-name="ce7" table:formula="of:=154.9263 - 2" office:value-type="float" office:value="152.9263" calcext:value-type="float" table:number-columns-spanned="3" table:number-rows-spanned="1">
            <text:p>152.92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0.7299 - 5" office:value-type="float" office:value="375.7299" calcext:value-type="float" table:number-columns-spanned="3" table:number-rows-spanned="1">
            <text:p>375.7299</text:p>
          </table:table-cell>
          <table:covered-table-cell table:style-name="ce8"/>
          <table:covered-table-cell table:style-name="ce9"/>
          <table:table-cell table:style-name="ce7" table:formula="of:=154.6231 - 2" office:value-type="float" office:value="152.6231" calcext:value-type="float" table:number-columns-spanned="3" table:number-rows-spanned="1">
            <text:p>152.6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1.2369 - 2" office:value-type="float" office:value="379.2369" calcext:value-type="float" table:number-columns-spanned="3" table:number-rows-spanned="1">
            <text:p>379.2369</text:p>
          </table:table-cell>
          <table:covered-table-cell table:style-name="ce8"/>
          <table:covered-table-cell table:style-name="ce9"/>
          <table:table-cell table:style-name="ce7" table:formula="of:=154.8037 - 2" office:value-type="float" office:value="152.8037" calcext:value-type="float" table:number-columns-spanned="3" table:number-rows-spanned="1">
            <text:p>152.8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1.3796 - 2" office:value-type="float" office:value="379.3796" calcext:value-type="float" table:number-columns-spanned="3" table:number-rows-spanned="1">
            <text:p>379.3796</text:p>
          </table:table-cell>
          <table:covered-table-cell table:style-name="ce8"/>
          <table:covered-table-cell table:style-name="ce9"/>
          <table:table-cell table:style-name="ce7" table:formula="of:=156.3693 - 2" office:value-type="float" office:value="154.3693" calcext:value-type="float" table:number-columns-spanned="3" table:number-rows-spanned="1">
            <text:p>154.36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1.7246 - 1" office:value-type="float" office:value="380.7246" calcext:value-type="float" table:number-columns-spanned="3" table:number-rows-spanned="1">
            <text:p>380.7246</text:p>
          </table:table-cell>
          <table:covered-table-cell table:style-name="ce8"/>
          <table:covered-table-cell table:style-name="ce9"/>
          <table:table-cell table:style-name="ce7" table:formula="of:=156.3976 - 2" office:value-type="float" office:value="154.3976" calcext:value-type="float" table:number-columns-spanned="3" table:number-rows-spanned="1">
            <text:p>154.39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2.086 - 5" office:value-type="float" office:value="377.086" calcext:value-type="float" table:number-columns-spanned="3" table:number-rows-spanned="1">
            <text:p>377.086</text:p>
          </table:table-cell>
          <table:covered-table-cell table:style-name="ce8"/>
          <table:covered-table-cell table:style-name="ce9"/>
          <table:table-cell table:style-name="ce7" table:formula="of:=156.5632 - 2" office:value-type="float" office:value="154.5632" calcext:value-type="float" table:number-columns-spanned="3" table:number-rows-spanned="1">
            <text:p>154.56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2.498 - 3" office:value-type="float" office:value="379.498" calcext:value-type="float" table:number-columns-spanned="3" table:number-rows-spanned="1">
            <text:p>379.498</text:p>
          </table:table-cell>
          <table:covered-table-cell table:style-name="ce8"/>
          <table:covered-table-cell table:style-name="ce9"/>
          <table:table-cell table:style-name="ce7" table:formula="of:=156.9215 - 2" office:value-type="float" office:value="154.9215" calcext:value-type="float" table:number-columns-spanned="3" table:number-rows-spanned="1">
            <text:p>154.92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3.1366 - 1" office:value-type="float" office:value="382.1366" calcext:value-type="float" table:number-columns-spanned="3" table:number-rows-spanned="1">
            <text:p>382.1366</text:p>
          </table:table-cell>
          <table:covered-table-cell table:style-name="ce8"/>
          <table:covered-table-cell table:style-name="ce9"/>
          <table:table-cell table:style-name="ce7" table:formula="of:=156.6094 - 2" office:value-type="float" office:value="154.6094" calcext:value-type="float" table:number-columns-spanned="3" table:number-rows-spanned="1">
            <text:p>154.60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3.4297 - 3" office:value-type="float" office:value="380.4297" calcext:value-type="float" table:number-columns-spanned="3" table:number-rows-spanned="1">
            <text:p>380.4297</text:p>
          </table:table-cell>
          <table:covered-table-cell table:style-name="ce8"/>
          <table:covered-table-cell table:style-name="ce9"/>
          <table:table-cell table:style-name="ce7" table:formula="of:=157.8595 - 2" office:value-type="float" office:value="155.8595" calcext:value-type="float" table:number-columns-spanned="3" table:number-rows-spanned="1">
            <text:p>155.85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4.5485 - 3" office:value-type="float" office:value="381.5485" calcext:value-type="float" table:number-columns-spanned="3" table:number-rows-spanned="1">
            <text:p>381.5485</text:p>
          </table:table-cell>
          <table:covered-table-cell table:style-name="ce8"/>
          <table:covered-table-cell table:style-name="ce9"/>
          <table:table-cell table:style-name="ce7" table:formula="of:=158.0174 - 2" office:value-type="float" office:value="156.0174" calcext:value-type="float" table:number-columns-spanned="3" table:number-rows-spanned="1">
            <text:p>156.01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4.8932 - 3" office:value-type="float" office:value="381.8932" calcext:value-type="float" table:number-columns-spanned="3" table:number-rows-spanned="1">
            <text:p>381.8932</text:p>
          </table:table-cell>
          <table:covered-table-cell table:style-name="ce8"/>
          <table:covered-table-cell table:style-name="ce9"/>
          <table:table-cell table:style-name="ce7" table:formula="of:=158.0429 - 2" office:value-type="float" office:value="156.0429" calcext:value-type="float" table:number-columns-spanned="3" table:number-rows-spanned="1">
            <text:p>156.04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5.9467 - 1" office:value-type="float" office:value="384.9467" calcext:value-type="float" table:number-columns-spanned="3" table:number-rows-spanned="1">
            <text:p>384.9467</text:p>
          </table:table-cell>
          <table:covered-table-cell table:style-name="ce8"/>
          <table:covered-table-cell table:style-name="ce9"/>
          <table:table-cell table:style-name="ce7" table:formula="of:=157.7266 - 2" office:value-type="float" office:value="155.7266" calcext:value-type="float" table:number-columns-spanned="3" table:number-rows-spanned="1">
            <text:p>155.72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6.2348 - 5" office:value-type="float" office:value="381.2348" calcext:value-type="float" table:number-columns-spanned="3" table:number-rows-spanned="1">
            <text:p>381.2348</text:p>
          </table:table-cell>
          <table:covered-table-cell table:style-name="ce8"/>
          <table:covered-table-cell table:style-name="ce9"/>
          <table:table-cell table:style-name="ce7" table:formula="of:=158.0832 - 2" office:value-type="float" office:value="156.0832" calcext:value-type="float" table:number-columns-spanned="3" table:number-rows-spanned="1">
            <text:p>156.08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6.6579 - 2" office:value-type="float" office:value="384.6579" calcext:value-type="float" table:number-columns-spanned="3" table:number-rows-spanned="1">
            <text:p>384.6579</text:p>
          </table:table-cell>
          <table:covered-table-cell table:style-name="ce8"/>
          <table:covered-table-cell table:style-name="ce9"/>
          <table:table-cell table:style-name="ce7" table:formula="of:=160.5877 - 2" office:value-type="float" office:value="158.5877" calcext:value-type="float" table:number-columns-spanned="3" table:number-rows-spanned="1">
            <text:p>158.58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7.4944 - 5" office:value-type="float" office:value="382.4944" calcext:value-type="float" table:number-columns-spanned="3" table:number-rows-spanned="1">
            <text:p>382.4944</text:p>
          </table:table-cell>
          <table:covered-table-cell table:style-name="ce8"/>
          <table:covered-table-cell table:style-name="ce9"/>
          <table:table-cell table:style-name="ce7" table:formula="of:=159.8563 - 2" office:value-type="float" office:value="157.8563" calcext:value-type="float" table:number-columns-spanned="3" table:number-rows-spanned="1">
            <text:p>157.85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8.4238 - 5" office:value-type="float" office:value="383.4238" calcext:value-type="float" table:number-columns-spanned="3" table:number-rows-spanned="1">
            <text:p>383.4238</text:p>
          </table:table-cell>
          <table:covered-table-cell table:style-name="ce8"/>
          <table:covered-table-cell table:style-name="ce9"/>
          <table:table-cell table:style-name="ce7" table:formula="of:=160.5126 - 2" office:value-type="float" office:value="158.5126" calcext:value-type="float" table:number-columns-spanned="3" table:number-rows-spanned="1">
            <text:p>158.51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8.6564 - 2" office:value-type="float" office:value="386.6564" calcext:value-type="float" table:number-columns-spanned="3" table:number-rows-spanned="1">
            <text:p>386.6564</text:p>
          </table:table-cell>
          <table:covered-table-cell table:style-name="ce8"/>
          <table:covered-table-cell table:style-name="ce9"/>
          <table:table-cell table:style-name="ce7" table:formula="of:=160.8407 - 2" office:value-type="float" office:value="158.8407" calcext:value-type="float" table:number-columns-spanned="3" table:number-rows-spanned="1">
            <text:p>158.8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8.715 - 5" office:value-type="float" office:value="383.715" calcext:value-type="float" table:number-columns-spanned="3" table:number-rows-spanned="1">
            <text:p>383.715</text:p>
          </table:table-cell>
          <table:covered-table-cell table:style-name="ce8"/>
          <table:covered-table-cell table:style-name="ce9"/>
          <table:table-cell table:style-name="ce7" table:formula="of:=160.6742 - 2" office:value-type="float" office:value="158.6742" calcext:value-type="float" table:number-columns-spanned="3" table:number-rows-spanned="1">
            <text:p>158.67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9.1266 - 3" office:value-type="float" office:value="386.1266" calcext:value-type="float" table:number-columns-spanned="3" table:number-rows-spanned="1">
            <text:p>386.1266</text:p>
          </table:table-cell>
          <table:covered-table-cell table:style-name="ce8"/>
          <table:covered-table-cell table:style-name="ce9"/>
          <table:table-cell table:style-name="ce7" table:formula="of:=161.8643 - 2" office:value-type="float" office:value="159.8643" calcext:value-type="float" table:number-columns-spanned="3" table:number-rows-spanned="1">
            <text:p>159.86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9.229 - 3" office:value-type="float" office:value="386.229" calcext:value-type="float" table:number-columns-spanned="3" table:number-rows-spanned="1">
            <text:p>386.229</text:p>
          </table:table-cell>
          <table:covered-table-cell table:style-name="ce8"/>
          <table:covered-table-cell table:style-name="ce9"/>
          <table:table-cell table:style-name="ce7" table:formula="of:=162.2532 - 2" office:value-type="float" office:value="160.2532" calcext:value-type="float" table:number-columns-spanned="3" table:number-rows-spanned="1">
            <text:p>160.25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89.4902 - 2" office:value-type="float" office:value="387.4902" calcext:value-type="float" table:number-columns-spanned="3" table:number-rows-spanned="1">
            <text:p>387.4902</text:p>
          </table:table-cell>
          <table:covered-table-cell table:style-name="ce8"/>
          <table:covered-table-cell table:style-name="ce9"/>
          <table:table-cell table:style-name="ce7" table:formula="of:=160.5016 - 2" office:value-type="float" office:value="158.5016" calcext:value-type="float" table:number-columns-spanned="3" table:number-rows-spanned="1">
            <text:p>158.50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0.2254 - 1" office:value-type="float" office:value="389.2254" calcext:value-type="float" table:number-columns-spanned="3" table:number-rows-spanned="1">
            <text:p>389.2254</text:p>
          </table:table-cell>
          <table:covered-table-cell table:style-name="ce8"/>
          <table:covered-table-cell table:style-name="ce9"/>
          <table:table-cell table:style-name="ce7" table:formula="of:=161.084 - 2" office:value-type="float" office:value="159.084" calcext:value-type="float" table:number-columns-spanned="3" table:number-rows-spanned="1">
            <text:p>159.0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0.6558 - 2" office:value-type="float" office:value="388.6558" calcext:value-type="float" table:number-columns-spanned="3" table:number-rows-spanned="1">
            <text:p>388.6558</text:p>
          </table:table-cell>
          <table:covered-table-cell table:style-name="ce8"/>
          <table:covered-table-cell table:style-name="ce9"/>
          <table:table-cell table:style-name="ce7" table:formula="of:=161.1692 - 2" office:value-type="float" office:value="159.1692" calcext:value-type="float" table:number-columns-spanned="3" table:number-rows-spanned="1">
            <text:p>159.16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1.5896 - 3" office:value-type="float" office:value="388.5896" calcext:value-type="float" table:number-columns-spanned="3" table:number-rows-spanned="1">
            <text:p>388.5896</text:p>
          </table:table-cell>
          <table:covered-table-cell table:style-name="ce8"/>
          <table:covered-table-cell table:style-name="ce9"/>
          <table:table-cell table:style-name="ce7" table:formula="of:=163.5019 - 2" office:value-type="float" office:value="161.5019" calcext:value-type="float" table:number-columns-spanned="3" table:number-rows-spanned="1">
            <text:p>161.50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2.1235 - 3" office:value-type="float" office:value="389.1235" calcext:value-type="float" table:number-columns-spanned="3" table:number-rows-spanned="1">
            <text:p>389.1235</text:p>
          </table:table-cell>
          <table:covered-table-cell table:style-name="ce8"/>
          <table:covered-table-cell table:style-name="ce9"/>
          <table:table-cell table:style-name="ce7" table:formula="of:=161.7936 - 2" office:value-type="float" office:value="159.7936" calcext:value-type="float" table:number-columns-spanned="3" table:number-rows-spanned="1">
            <text:p>159.7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3.6535 - 3" office:value-type="float" office:value="390.6535" calcext:value-type="float" table:number-columns-spanned="3" table:number-rows-spanned="1">
            <text:p>390.6535</text:p>
          </table:table-cell>
          <table:covered-table-cell table:style-name="ce8"/>
          <table:covered-table-cell table:style-name="ce9"/>
          <table:table-cell table:style-name="ce7" table:formula="of:=164.2531 - 2" office:value-type="float" office:value="162.2531" calcext:value-type="float" table:number-columns-spanned="3" table:number-rows-spanned="1">
            <text:p>162.25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3.7103 - 5" office:value-type="float" office:value="388.7103" calcext:value-type="float" table:number-columns-spanned="3" table:number-rows-spanned="1">
            <text:p>388.7103</text:p>
          </table:table-cell>
          <table:covered-table-cell table:style-name="ce8"/>
          <table:covered-table-cell table:style-name="ce9"/>
          <table:table-cell table:style-name="ce7" table:formula="of:=163.7677 - 2" office:value-type="float" office:value="161.7677" calcext:value-type="float" table:number-columns-spanned="3" table:number-rows-spanned="1">
            <text:p>161.76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4.4872 - 5" office:value-type="float" office:value="389.4872" calcext:value-type="float" table:number-columns-spanned="3" table:number-rows-spanned="1">
            <text:p>389.4872</text:p>
          </table:table-cell>
          <table:covered-table-cell table:style-name="ce8"/>
          <table:covered-table-cell table:style-name="ce9"/>
          <table:table-cell table:style-name="ce7" table:formula="of:=164.1237 - 2" office:value-type="float" office:value="162.1237" calcext:value-type="float" table:number-columns-spanned="3" table:number-rows-spanned="1">
            <text:p>162.12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4.7665 - 3" office:value-type="float" office:value="391.7665" calcext:value-type="float" table:number-columns-spanned="3" table:number-rows-spanned="1">
            <text:p>391.7665</text:p>
          </table:table-cell>
          <table:covered-table-cell table:style-name="ce8"/>
          <table:covered-table-cell table:style-name="ce9"/>
          <table:table-cell table:style-name="ce7" table:formula="of:=163.1902 - 2" office:value-type="float" office:value="161.1902" calcext:value-type="float" table:number-columns-spanned="3" table:number-rows-spanned="1">
            <text:p>161.1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5.2257 - 5" office:value-type="float" office:value="390.2257" calcext:value-type="float" table:number-columns-spanned="3" table:number-rows-spanned="1">
            <text:p>390.2257</text:p>
          </table:table-cell>
          <table:covered-table-cell table:style-name="ce8"/>
          <table:covered-table-cell table:style-name="ce9"/>
          <table:table-cell table:style-name="ce7" table:formula="of:=164.8979 - 2" office:value-type="float" office:value="162.8979" calcext:value-type="float" table:number-columns-spanned="3" table:number-rows-spanned="1">
            <text:p>162.89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6.1209 - 4" office:value-type="float" office:value="392.1209" calcext:value-type="float" table:number-columns-spanned="3" table:number-rows-spanned="1">
            <text:p>392.1209</text:p>
          </table:table-cell>
          <table:covered-table-cell table:style-name="ce8"/>
          <table:covered-table-cell table:style-name="ce9"/>
          <table:table-cell table:style-name="ce7" table:formula="of:=164.1747 - 2" office:value-type="float" office:value="162.1747" calcext:value-type="float" table:number-columns-spanned="3" table:number-rows-spanned="1">
            <text:p>162.17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6.2791 - 1" office:value-type="float" office:value="395.2791" calcext:value-type="float" table:number-columns-spanned="3" table:number-rows-spanned="1">
            <text:p>395.2791</text:p>
          </table:table-cell>
          <table:covered-table-cell table:style-name="ce8"/>
          <table:covered-table-cell table:style-name="ce9"/>
          <table:table-cell table:style-name="ce7" table:formula="of:=165.893 - 2" office:value-type="float" office:value="163.893" calcext:value-type="float" table:number-columns-spanned="3" table:number-rows-spanned="1">
            <text:p>163.8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7.1744 - 1" office:value-type="float" office:value="396.1744" calcext:value-type="float" table:number-columns-spanned="3" table:number-rows-spanned="1">
            <text:p>396.1744</text:p>
          </table:table-cell>
          <table:covered-table-cell table:style-name="ce8"/>
          <table:covered-table-cell table:style-name="ce9"/>
          <table:table-cell table:style-name="ce7" table:formula="of:=166.4386 - 2" office:value-type="float" office:value="164.4386" calcext:value-type="float" table:number-columns-spanned="3" table:number-rows-spanned="1">
            <text:p>164.43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7.7058 - 4" office:value-type="float" office:value="393.7058" calcext:value-type="float" table:number-columns-spanned="3" table:number-rows-spanned="1">
            <text:p>393.7058</text:p>
          </table:table-cell>
          <table:covered-table-cell table:style-name="ce8"/>
          <table:covered-table-cell table:style-name="ce9"/>
          <table:table-cell table:style-name="ce7" table:formula="of:=165.1422 - 2" office:value-type="float" office:value="163.1422" calcext:value-type="float" table:number-columns-spanned="3" table:number-rows-spanned="1">
            <text:p>163.14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7.9375 - 3" office:value-type="float" office:value="394.9375" calcext:value-type="float" table:number-columns-spanned="3" table:number-rows-spanned="1">
            <text:p>394.9375</text:p>
          </table:table-cell>
          <table:covered-table-cell table:style-name="ce8"/>
          <table:covered-table-cell table:style-name="ce9"/>
          <table:table-cell table:style-name="ce7" table:formula="of:=165.1698 - 2" office:value-type="float" office:value="163.1698" calcext:value-type="float" table:number-columns-spanned="3" table:number-rows-spanned="1">
            <text:p>163.16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8.2796 - 2" office:value-type="float" office:value="396.2796" calcext:value-type="float" table:number-columns-spanned="3" table:number-rows-spanned="1">
            <text:p>396.2796</text:p>
          </table:table-cell>
          <table:covered-table-cell table:style-name="ce8"/>
          <table:covered-table-cell table:style-name="ce9"/>
          <table:table-cell table:style-name="ce7" table:formula="of:=166.8292 - 2" office:value-type="float" office:value="164.8292" calcext:value-type="float" table:number-columns-spanned="3" table:number-rows-spanned="1">
            <text:p>164.82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8.9404 - 5" office:value-type="float" office:value="393.9404" calcext:value-type="float" table:number-columns-spanned="3" table:number-rows-spanned="1">
            <text:p>393.9404</text:p>
          </table:table-cell>
          <table:covered-table-cell table:style-name="ce8"/>
          <table:covered-table-cell table:style-name="ce9"/>
          <table:table-cell table:style-name="ce7" table:formula="of:=167.9763 - 2" office:value-type="float" office:value="165.9763" calcext:value-type="float" table:number-columns-spanned="3" table:number-rows-spanned="1">
            <text:p>165.97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9.4836 - 5" office:value-type="float" office:value="394.4836" calcext:value-type="float" table:number-columns-spanned="3" table:number-rows-spanned="1">
            <text:p>394.4836</text:p>
          </table:table-cell>
          <table:covered-table-cell table:style-name="ce8"/>
          <table:covered-table-cell table:style-name="ce9"/>
          <table:table-cell table:style-name="ce7" table:formula="of:=168.6824 - 2" office:value-type="float" office:value="166.6824" calcext:value-type="float" table:number-columns-spanned="3" table:number-rows-spanned="1">
            <text:p>166.68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9.82 - 2" office:value-type="float" office:value="397.82" calcext:value-type="float" table:number-columns-spanned="3" table:number-rows-spanned="1">
            <text:p>397.82</text:p>
          </table:table-cell>
          <table:covered-table-cell table:style-name="ce8"/>
          <table:covered-table-cell table:style-name="ce9"/>
          <table:table-cell table:style-name="ce7" table:formula="of:=167.0181 - 2" office:value-type="float" office:value="165.0181" calcext:value-type="float" table:number-columns-spanned="3" table:number-rows-spanned="1">
            <text:p>165.01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399.9952 - 1" office:value-type="float" office:value="398.9952" calcext:value-type="float" table:number-columns-spanned="3" table:number-rows-spanned="1">
            <text:p>398.9952</text:p>
          </table:table-cell>
          <table:covered-table-cell table:style-name="ce8"/>
          <table:covered-table-cell table:style-name="ce9"/>
          <table:table-cell table:style-name="ce7" table:formula="of:=167.1289 - 2" office:value-type="float" office:value="165.1289" calcext:value-type="float" table:number-columns-spanned="3" table:number-rows-spanned="1">
            <text:p>165.12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0.4779 - 1" office:value-type="float" office:value="399.4779" calcext:value-type="float" table:number-columns-spanned="3" table:number-rows-spanned="1">
            <text:p>399.4779</text:p>
          </table:table-cell>
          <table:covered-table-cell table:style-name="ce8"/>
          <table:covered-table-cell table:style-name="ce9"/>
          <table:table-cell table:style-name="ce7" table:formula="of:=167.2714 - 2" office:value-type="float" office:value="165.2714" calcext:value-type="float" table:number-columns-spanned="3" table:number-rows-spanned="1">
            <text:p>165.2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0.8184 - 1" office:value-type="float" office:value="399.8184" calcext:value-type="float" table:number-columns-spanned="3" table:number-rows-spanned="1">
            <text:p>399.8184</text:p>
          </table:table-cell>
          <table:covered-table-cell table:style-name="ce8"/>
          <table:covered-table-cell table:style-name="ce9"/>
          <table:table-cell table:style-name="ce7" table:formula="of:=169.9547 - 2" office:value-type="float" office:value="167.9547" calcext:value-type="float" table:number-columns-spanned="3" table:number-rows-spanned="1">
            <text:p>167.95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1.9343 - 4" office:value-type="float" office:value="397.9343" calcext:value-type="float" table:number-columns-spanned="3" table:number-rows-spanned="1">
            <text:p>397.9343</text:p>
          </table:table-cell>
          <table:covered-table-cell table:style-name="ce8"/>
          <table:covered-table-cell table:style-name="ce9"/>
          <table:table-cell table:style-name="ce7" table:formula="of:=168.3696 - 2" office:value-type="float" office:value="166.3696" calcext:value-type="float" table:number-columns-spanned="3" table:number-rows-spanned="1">
            <text:p>166.36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2.2784 - 4" office:value-type="float" office:value="398.2784" calcext:value-type="float" table:number-columns-spanned="3" table:number-rows-spanned="1">
            <text:p>398.2784</text:p>
          </table:table-cell>
          <table:covered-table-cell table:style-name="ce8"/>
          <table:covered-table-cell table:style-name="ce9"/>
          <table:table-cell table:style-name="ce7" table:formula="of:=169.9924 - 2" office:value-type="float" office:value="167.9924" calcext:value-type="float" table:number-columns-spanned="3" table:number-rows-spanned="1">
            <text:p>167.99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2.4655 - 5" office:value-type="float" office:value="397.4655" calcext:value-type="float" table:number-columns-spanned="3" table:number-rows-spanned="1">
            <text:p>397.4655</text:p>
          </table:table-cell>
          <table:covered-table-cell table:style-name="ce8"/>
          <table:covered-table-cell table:style-name="ce9"/>
          <table:table-cell table:style-name="ce7" table:formula="of:=170.5498 - 2" office:value-type="float" office:value="168.5498" calcext:value-type="float" table:number-columns-spanned="3" table:number-rows-spanned="1">
            <text:p>168.5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4.2747 - 2" office:value-type="float" office:value="402.2747" calcext:value-type="float" table:number-columns-spanned="3" table:number-rows-spanned="1">
            <text:p>402.2747</text:p>
          </table:table-cell>
          <table:covered-table-cell table:style-name="ce8"/>
          <table:covered-table-cell table:style-name="ce9"/>
          <table:table-cell table:style-name="ce7" table:formula="of:=169.1134 - 2" office:value-type="float" office:value="167.1134" calcext:value-type="float" table:number-columns-spanned="3" table:number-rows-spanned="1">
            <text:p>167.11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4.4773 - 4" office:value-type="float" office:value="400.4773" calcext:value-type="float" table:number-columns-spanned="3" table:number-rows-spanned="1">
            <text:p>400.4773</text:p>
          </table:table-cell>
          <table:covered-table-cell table:style-name="ce8"/>
          <table:covered-table-cell table:style-name="ce9"/>
          <table:table-cell table:style-name="ce7" table:formula="of:=169.2606 - 2" office:value-type="float" office:value="167.2606" calcext:value-type="float" table:number-columns-spanned="3" table:number-rows-spanned="1">
            <text:p>167.26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5.0482 - 4" office:value-type="float" office:value="401.0482" calcext:value-type="float" table:number-columns-spanned="3" table:number-rows-spanned="1">
            <text:p>401.0482</text:p>
          </table:table-cell>
          <table:covered-table-cell table:style-name="ce8"/>
          <table:covered-table-cell table:style-name="ce9"/>
          <table:table-cell table:style-name="ce7" table:formula="of:=170.0062 - 2" office:value-type="float" office:value="168.0062" calcext:value-type="float" table:number-columns-spanned="3" table:number-rows-spanned="1">
            <text:p>168.00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5.2814 - 5" office:value-type="float" office:value="400.2814" calcext:value-type="float" table:number-columns-spanned="3" table:number-rows-spanned="1">
            <text:p>400.2814</text:p>
          </table:table-cell>
          <table:covered-table-cell table:style-name="ce8"/>
          <table:covered-table-cell table:style-name="ce9"/>
          <table:table-cell table:style-name="ce7" table:formula="of:=172.3959 - 2" office:value-type="float" office:value="170.3959" calcext:value-type="float" table:number-columns-spanned="3" table:number-rows-spanned="1">
            <text:p>170.39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5.9306 - 4" office:value-type="float" office:value="401.9306" calcext:value-type="float" table:number-columns-spanned="3" table:number-rows-spanned="1">
            <text:p>401.9306</text:p>
          </table:table-cell>
          <table:covered-table-cell table:style-name="ce8"/>
          <table:covered-table-cell table:style-name="ce9"/>
          <table:table-cell table:style-name="ce7" table:formula="of:=171.0625 - 2" office:value-type="float" office:value="169.0625" calcext:value-type="float" table:number-columns-spanned="3" table:number-rows-spanned="1">
            <text:p>169.06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7.4582 - 5" office:value-type="float" office:value="402.4582" calcext:value-type="float" table:number-columns-spanned="3" table:number-rows-spanned="1">
            <text:p>402.4582</text:p>
          </table:table-cell>
          <table:covered-table-cell table:style-name="ce8"/>
          <table:covered-table-cell table:style-name="ce9"/>
          <table:table-cell table:style-name="ce7" table:formula="of:=172.8407 - 2" office:value-type="float" office:value="170.8407" calcext:value-type="float" table:number-columns-spanned="3" table:number-rows-spanned="1">
            <text:p>170.8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8.2169 - 3" office:value-type="float" office:value="405.2169" calcext:value-type="float" table:number-columns-spanned="3" table:number-rows-spanned="1">
            <text:p>405.2169</text:p>
          </table:table-cell>
          <table:covered-table-cell table:style-name="ce8"/>
          <table:covered-table-cell table:style-name="ce9"/>
          <table:table-cell table:style-name="ce7" table:formula="of:=171.2203 - 2" office:value-type="float" office:value="169.2203" calcext:value-type="float" table:number-columns-spanned="3" table:number-rows-spanned="1">
            <text:p>169.22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8.5059 - 4" office:value-type="float" office:value="404.5059" calcext:value-type="float" table:number-columns-spanned="3" table:number-rows-spanned="1">
            <text:p>404.5059</text:p>
          </table:table-cell>
          <table:covered-table-cell table:style-name="ce8"/>
          <table:covered-table-cell table:style-name="ce9"/>
          <table:table-cell table:style-name="ce7" table:formula="of:=171.2454 - 2" office:value-type="float" office:value="169.2454" calcext:value-type="float" table:number-columns-spanned="3" table:number-rows-spanned="1">
            <text:p>169.24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8.705 - 4" office:value-type="float" office:value="404.705" calcext:value-type="float" table:number-columns-spanned="3" table:number-rows-spanned="1">
            <text:p>404.705</text:p>
          </table:table-cell>
          <table:covered-table-cell table:style-name="ce8"/>
          <table:covered-table-cell table:style-name="ce9"/>
          <table:table-cell table:style-name="ce7" table:formula="of:=172.1163 - 2" office:value-type="float" office:value="170.1163" calcext:value-type="float" table:number-columns-spanned="3" table:number-rows-spanned="1">
            <text:p>170.11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8.9278 - 3" office:value-type="float" office:value="405.9278" calcext:value-type="float" table:number-columns-spanned="3" table:number-rows-spanned="1">
            <text:p>405.9278</text:p>
          </table:table-cell>
          <table:covered-table-cell table:style-name="ce8"/>
          <table:covered-table-cell table:style-name="ce9"/>
          <table:table-cell table:style-name="ce7" table:formula="of:=174.0714 - 2" office:value-type="float" office:value="172.0714" calcext:value-type="float" table:number-columns-spanned="3" table:number-rows-spanned="1">
            <text:p>172.0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9.2769 - 4" office:value-type="float" office:value="405.2769" calcext:value-type="float" table:number-columns-spanned="3" table:number-rows-spanned="1">
            <text:p>405.2769</text:p>
          </table:table-cell>
          <table:covered-table-cell table:style-name="ce8"/>
          <table:covered-table-cell table:style-name="ce9"/>
          <table:table-cell table:style-name="ce7" table:formula="of:=173.0537 - 2" office:value-type="float" office:value="171.0537" calcext:value-type="float" table:number-columns-spanned="3" table:number-rows-spanned="1">
            <text:p>171.05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09.4553 - 2" office:value-type="float" office:value="407.4553" calcext:value-type="float" table:number-columns-spanned="3" table:number-rows-spanned="1">
            <text:p>407.4553</text:p>
          </table:table-cell>
          <table:covered-table-cell table:style-name="ce8"/>
          <table:covered-table-cell table:style-name="ce9"/>
          <table:table-cell table:style-name="ce7" table:formula="of:=174.7034 - 2" office:value-type="float" office:value="172.7034" calcext:value-type="float" table:number-columns-spanned="3" table:number-rows-spanned="1">
            <text:p>172.70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0.2155 - 2" office:value-type="float" office:value="408.2155" calcext:value-type="float" table:number-columns-spanned="3" table:number-rows-spanned="1">
            <text:p>408.2155</text:p>
          </table:table-cell>
          <table:covered-table-cell table:style-name="ce8"/>
          <table:covered-table-cell table:style-name="ce9"/>
          <table:table-cell table:style-name="ce7" table:formula="of:=174.214 - 2" office:value-type="float" office:value="172.214" calcext:value-type="float" table:number-columns-spanned="3" table:number-rows-spanned="1">
            <text:p>172.2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0.2735 - 1" office:value-type="float" office:value="409.2735" calcext:value-type="float" table:number-columns-spanned="3" table:number-rows-spanned="1">
            <text:p>409.2735</text:p>
          </table:table-cell>
          <table:covered-table-cell table:style-name="ce8"/>
          <table:covered-table-cell table:style-name="ce9"/>
          <table:table-cell table:style-name="ce7" table:formula="of:=173.3503 - 2" office:value-type="float" office:value="171.3503" calcext:value-type="float" table:number-columns-spanned="3" table:number-rows-spanned="1">
            <text:p>171.35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1.3297 - 1" office:value-type="float" office:value="410.3297" calcext:value-type="float" table:number-columns-spanned="3" table:number-rows-spanned="1">
            <text:p>410.3297</text:p>
          </table:table-cell>
          <table:covered-table-cell table:style-name="ce8"/>
          <table:covered-table-cell table:style-name="ce9"/>
          <table:table-cell table:style-name="ce7" table:formula="of:=175.0807 - 2" office:value-type="float" office:value="173.0807" calcext:value-type="float" table:number-columns-spanned="3" table:number-rows-spanned="1">
            <text:p>173.08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1.6772 - 3" office:value-type="float" office:value="408.6772" calcext:value-type="float" table:number-columns-spanned="3" table:number-rows-spanned="1">
            <text:p>408.6772</text:p>
          </table:table-cell>
          <table:covered-table-cell table:style-name="ce8"/>
          <table:covered-table-cell table:style-name="ce9"/>
          <table:table-cell table:style-name="ce7" table:formula="of:=175.5755 - 2" office:value-type="float" office:value="173.5755" calcext:value-type="float" table:number-columns-spanned="3" table:number-rows-spanned="1">
            <text:p>173.57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2.0943 - 3" office:value-type="float" office:value="409.0943" calcext:value-type="float" table:number-columns-spanned="3" table:number-rows-spanned="1">
            <text:p>409.0943</text:p>
          </table:table-cell>
          <table:covered-table-cell table:style-name="ce8"/>
          <table:covered-table-cell table:style-name="ce9"/>
          <table:table-cell table:style-name="ce7" table:formula="of:=176.5473 - 2" office:value-type="float" office:value="174.5473" calcext:value-type="float" table:number-columns-spanned="3" table:number-rows-spanned="1">
            <text:p>174.5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2.2131 - 2" office:value-type="float" office:value="410.2131" calcext:value-type="float" table:number-columns-spanned="3" table:number-rows-spanned="1">
            <text:p>410.2131</text:p>
          </table:table-cell>
          <table:covered-table-cell table:style-name="ce8"/>
          <table:covered-table-cell table:style-name="ce9"/>
          <table:table-cell table:style-name="ce7" table:formula="of:=176.3232 - 2" office:value-type="float" office:value="174.3232" calcext:value-type="float" table:number-columns-spanned="3" table:number-rows-spanned="1">
            <text:p>174.32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2.3304 - 1" office:value-type="float" office:value="411.3304" calcext:value-type="float" table:number-columns-spanned="3" table:number-rows-spanned="1">
            <text:p>411.3304</text:p>
          </table:table-cell>
          <table:covered-table-cell table:style-name="ce8"/>
          <table:covered-table-cell table:style-name="ce9"/>
          <table:table-cell table:style-name="ce7" table:formula="of:=175.3162 - 2" office:value-type="float" office:value="173.3162" calcext:value-type="float" table:number-columns-spanned="3" table:number-rows-spanned="1">
            <text:p>173.31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2.4522 - 3" office:value-type="float" office:value="409.4522" calcext:value-type="float" table:number-columns-spanned="3" table:number-rows-spanned="1">
            <text:p>409.4522</text:p>
          </table:table-cell>
          <table:covered-table-cell table:style-name="ce8"/>
          <table:covered-table-cell table:style-name="ce9"/>
          <table:table-cell table:style-name="ce7" table:formula="of:=175.3421 - 2" office:value-type="float" office:value="173.3421" calcext:value-type="float" table:number-columns-spanned="3" table:number-rows-spanned="1">
            <text:p>173.34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2.9319 - 4" office:value-type="float" office:value="408.9319" calcext:value-type="float" table:number-columns-spanned="3" table:number-rows-spanned="1">
            <text:p>408.9319</text:p>
          </table:table-cell>
          <table:covered-table-cell table:style-name="ce8"/>
          <table:covered-table-cell table:style-name="ce9"/>
          <table:table-cell table:style-name="ce7" table:formula="of:=176.2107 - 2" office:value-type="float" office:value="174.2107" calcext:value-type="float" table:number-columns-spanned="3" table:number-rows-spanned="1">
            <text:p>174.21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3.9249 - 1" office:value-type="float" office:value="412.9249" calcext:value-type="float" table:number-columns-spanned="3" table:number-rows-spanned="1">
            <text:p>412.9249</text:p>
          </table:table-cell>
          <table:covered-table-cell table:style-name="ce8"/>
          <table:covered-table-cell table:style-name="ce9"/>
          <table:table-cell table:style-name="ce7" table:formula="of:=178.1847 - 2" office:value-type="float" office:value="176.1847" calcext:value-type="float" table:number-columns-spanned="3" table:number-rows-spanned="1">
            <text:p>176.1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4.8501 - 3" office:value-type="float" office:value="411.8501" calcext:value-type="float" table:number-columns-spanned="3" table:number-rows-spanned="1">
            <text:p>411.8501</text:p>
          </table:table-cell>
          <table:covered-table-cell table:style-name="ce8"/>
          <table:covered-table-cell table:style-name="ce9"/>
          <table:table-cell table:style-name="ce7" table:formula="of:=177.0369 - 2" office:value-type="float" office:value="175.0369" calcext:value-type="float" table:number-columns-spanned="3" table:number-rows-spanned="1">
            <text:p>175.03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5.211 - 3" office:value-type="float" office:value="412.211" calcext:value-type="float" table:number-columns-spanned="3" table:number-rows-spanned="1">
            <text:p>412.211</text:p>
          </table:table-cell>
          <table:covered-table-cell table:style-name="ce8"/>
          <table:covered-table-cell table:style-name="ce9"/>
          <table:table-cell table:style-name="ce7" table:formula="of:=178.4321 - 2" office:value-type="float" office:value="176.4321" calcext:value-type="float" table:number-columns-spanned="3" table:number-rows-spanned="1">
            <text:p>176.4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5.4981 - 3" office:value-type="float" office:value="412.4981" calcext:value-type="float" table:number-columns-spanned="3" table:number-rows-spanned="1">
            <text:p>412.4981</text:p>
          </table:table-cell>
          <table:covered-table-cell table:style-name="ce8"/>
          <table:covered-table-cell table:style-name="ce9"/>
          <table:table-cell table:style-name="ce7" table:formula="of:=177.4226 - 2" office:value-type="float" office:value="175.4226" calcext:value-type="float" table:number-columns-spanned="3" table:number-rows-spanned="1">
            <text:p>175.42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6.4485 - 4" office:value-type="float" office:value="412.4485" calcext:value-type="float" table:number-columns-spanned="3" table:number-rows-spanned="1">
            <text:p>412.4485</text:p>
          </table:table-cell>
          <table:covered-table-cell table:style-name="ce8"/>
          <table:covered-table-cell table:style-name="ce9"/>
          <table:table-cell table:style-name="ce7" table:formula="of:=178.4586 - 2" office:value-type="float" office:value="176.4586" calcext:value-type="float" table:number-columns-spanned="3" table:number-rows-spanned="1">
            <text:p>176.45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7.0913 - 5" office:value-type="float" office:value="412.0913" calcext:value-type="float" table:number-columns-spanned="3" table:number-rows-spanned="1">
            <text:p>412.0913</text:p>
          </table:table-cell>
          <table:covered-table-cell table:style-name="ce8"/>
          <table:covered-table-cell table:style-name="ce9"/>
          <table:table-cell table:style-name="ce7" table:formula="of:=178.3183 - 2" office:value-type="float" office:value="176.3183" calcext:value-type="float" table:number-columns-spanned="3" table:number-rows-spanned="1">
            <text:p>176.31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8.2085 - 3" office:value-type="float" office:value="415.2085" calcext:value-type="float" table:number-columns-spanned="3" table:number-rows-spanned="1">
            <text:p>415.2085</text:p>
          </table:table-cell>
          <table:covered-table-cell table:style-name="ce8"/>
          <table:covered-table-cell table:style-name="ce9"/>
          <table:table-cell table:style-name="ce7" table:formula="of:=180.1825 - 2" office:value-type="float" office:value="178.1825" calcext:value-type="float" table:number-columns-spanned="3" table:number-rows-spanned="1">
            <text:p>178.1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8.6684 - 3" office:value-type="float" office:value="415.6684" calcext:value-type="float" table:number-columns-spanned="3" table:number-rows-spanned="1">
            <text:p>415.6684</text:p>
          </table:table-cell>
          <table:covered-table-cell table:style-name="ce8"/>
          <table:covered-table-cell table:style-name="ce9"/>
          <table:table-cell table:style-name="ce7" table:formula="of:=179.026 - 2" office:value-type="float" office:value="177.026" calcext:value-type="float" table:number-columns-spanned="3" table:number-rows-spanned="1">
            <text:p>177.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9.2191 - 5" office:value-type="float" office:value="414.2191" calcext:value-type="float" table:number-columns-spanned="3" table:number-rows-spanned="1">
            <text:p>414.2191</text:p>
          </table:table-cell>
          <table:covered-table-cell table:style-name="ce8"/>
          <table:covered-table-cell table:style-name="ce9"/>
          <table:table-cell table:style-name="ce7" table:formula="of:=180.4264 - 2" office:value-type="float" office:value="178.4264" calcext:value-type="float" table:number-columns-spanned="3" table:number-rows-spanned="1">
            <text:p>178.42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9.7253 - 1" office:value-type="float" office:value="418.7253" calcext:value-type="float" table:number-columns-spanned="3" table:number-rows-spanned="1">
            <text:p>418.7253</text:p>
          </table:table-cell>
          <table:covered-table-cell table:style-name="ce8"/>
          <table:covered-table-cell table:style-name="ce9"/>
          <table:table-cell table:style-name="ce7" table:formula="of:=179.4117 - 2" office:value-type="float" office:value="177.4117" calcext:value-type="float" table:number-columns-spanned="3" table:number-rows-spanned="1">
            <text:p>177.41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19.8466 - 5" office:value-type="float" office:value="414.8466" calcext:value-type="float" table:number-columns-spanned="3" table:number-rows-spanned="1">
            <text:p>414.8466</text:p>
          </table:table-cell>
          <table:covered-table-cell table:style-name="ce8"/>
          <table:covered-table-cell table:style-name="ce9"/>
          <table:table-cell table:style-name="ce7" table:formula="of:=179.4314 - 2" office:value-type="float" office:value="177.4314" calcext:value-type="float" table:number-columns-spanned="3" table:number-rows-spanned="1">
            <text:p>177.43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0.2151 - 1" office:value-type="float" office:value="419.2151" calcext:value-type="float" table:number-columns-spanned="3" table:number-rows-spanned="1">
            <text:p>419.2151</text:p>
          </table:table-cell>
          <table:covered-table-cell table:style-name="ce8"/>
          <table:covered-table-cell table:style-name="ce9"/>
          <table:table-cell table:style-name="ce7" table:formula="of:=181.8326 - 2" office:value-type="float" office:value="179.8326" calcext:value-type="float" table:number-columns-spanned="3" table:number-rows-spanned="1">
            <text:p>179.83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0.6823 - 4" office:value-type="float" office:value="416.6823" calcext:value-type="float" table:number-columns-spanned="3" table:number-rows-spanned="1">
            <text:p>416.6823</text:p>
          </table:table-cell>
          <table:covered-table-cell table:style-name="ce8"/>
          <table:covered-table-cell table:style-name="ce9"/>
          <table:table-cell table:style-name="ce7" table:formula="of:=180.6548 - 2" office:value-type="float" office:value="178.6548" calcext:value-type="float" table:number-columns-spanned="3" table:number-rows-spanned="1">
            <text:p>178.65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1.2071 - 3" office:value-type="float" office:value="418.2071" calcext:value-type="float" table:number-columns-spanned="3" table:number-rows-spanned="1">
            <text:p>418.2071</text:p>
          </table:table-cell>
          <table:covered-table-cell table:style-name="ce8"/>
          <table:covered-table-cell table:style-name="ce9"/>
          <table:table-cell table:style-name="ce7" table:formula="of:=182.6585 - 2" office:value-type="float" office:value="180.6585" calcext:value-type="float" table:number-columns-spanned="3" table:number-rows-spanned="1">
            <text:p>180.65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2.3836 - 5" office:value-type="float" office:value="417.3836" calcext:value-type="float" table:number-columns-spanned="3" table:number-rows-spanned="1">
            <text:p>417.3836</text:p>
          </table:table-cell>
          <table:covered-table-cell table:style-name="ce8"/>
          <table:covered-table-cell table:style-name="ce9"/>
          <table:table-cell table:style-name="ce7" table:formula="of:=181.4232 - 2" office:value-type="float" office:value="179.4232" calcext:value-type="float" table:number-columns-spanned="3" table:number-rows-spanned="1">
            <text:p>179.42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2.6785 - 2" office:value-type="float" office:value="420.6785" calcext:value-type="float" table:number-columns-spanned="3" table:number-rows-spanned="1">
            <text:p>420.6785</text:p>
          </table:table-cell>
          <table:covered-table-cell table:style-name="ce8"/>
          <table:covered-table-cell table:style-name="ce9"/>
          <table:table-cell table:style-name="ce7" table:formula="of:=181.5126 - 2" office:value-type="float" office:value="179.5126" calcext:value-type="float" table:number-columns-spanned="3" table:number-rows-spanned="1">
            <text:p>179.51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2.726 - 3" office:value-type="float" office:value="419.726" calcext:value-type="float" table:number-columns-spanned="3" table:number-rows-spanned="1">
            <text:p>419.726</text:p>
          </table:table-cell>
          <table:covered-table-cell table:style-name="ce8"/>
          <table:covered-table-cell table:style-name="ce9"/>
          <table:table-cell table:style-name="ce7" table:formula="of:=183.04 - 2" office:value-type="float" office:value="181.04" calcext:value-type="float" table:number-columns-spanned="3" table:number-rows-spanned="1">
            <text:p>181.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2.8422 - 3" office:value-type="float" office:value="419.8422" calcext:value-type="float" table:number-columns-spanned="3" table:number-rows-spanned="1">
            <text:p>419.8422</text:p>
          </table:table-cell>
          <table:covered-table-cell table:style-name="ce8"/>
          <table:covered-table-cell table:style-name="ce9"/>
          <table:table-cell table:style-name="ce7" table:formula="of:=183.4391 - 2" office:value-type="float" office:value="181.4391" calcext:value-type="float" table:number-columns-spanned="3" table:number-rows-spanned="1">
            <text:p>181.43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3.6782 - 1" office:value-type="float" office:value="422.6782" calcext:value-type="float" table:number-columns-spanned="3" table:number-rows-spanned="1">
            <text:p>422.6782</text:p>
          </table:table-cell>
          <table:covered-table-cell table:style-name="ce8"/>
          <table:covered-table-cell table:style-name="ce9"/>
          <table:table-cell table:style-name="ce7" table:formula="of:=183.6707 - 2" office:value-type="float" office:value="181.6707" calcext:value-type="float" table:number-columns-spanned="3" table:number-rows-spanned="1">
            <text:p>181.67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4.2041 - 3" office:value-type="float" office:value="421.2041" calcext:value-type="float" table:number-columns-spanned="3" table:number-rows-spanned="1">
            <text:p>421.2041</text:p>
          </table:table-cell>
          <table:covered-table-cell table:style-name="ce8"/>
          <table:covered-table-cell table:style-name="ce9"/>
          <table:table-cell table:style-name="ce7" table:formula="of:=184.1439 - 2" office:value-type="float" office:value="182.1439" calcext:value-type="float" table:number-columns-spanned="3" table:number-rows-spanned="1">
            <text:p>182.14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4.2152 - 4" office:value-type="float" office:value="420.2152" calcext:value-type="float" table:number-columns-spanned="3" table:number-rows-spanned="1">
            <text:p>420.2152</text:p>
          </table:table-cell>
          <table:covered-table-cell table:style-name="ce8"/>
          <table:covered-table-cell table:style-name="ce9"/>
          <table:table-cell table:style-name="ce7" table:formula="of:=183.4922 - 2" office:value-type="float" office:value="181.4922" calcext:value-type="float" table:number-columns-spanned="3" table:number-rows-spanned="1">
            <text:p>181.49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4.963 - 2" office:value-type="float" office:value="422.963" calcext:value-type="float" table:number-columns-spanned="3" table:number-rows-spanned="1">
            <text:p>422.963</text:p>
          </table:table-cell>
          <table:covered-table-cell table:style-name="ce8"/>
          <table:covered-table-cell table:style-name="ce9"/>
          <table:table-cell table:style-name="ce7" table:formula="of:=183.4899 - 2" office:value-type="float" office:value="181.4899" calcext:value-type="float" table:number-columns-spanned="3" table:number-rows-spanned="1">
            <text:p>181.48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5.2021 - 1" office:value-type="float" office:value="424.2021" calcext:value-type="float" table:number-columns-spanned="3" table:number-rows-spanned="1">
            <text:p>424.2021</text:p>
          </table:table-cell>
          <table:covered-table-cell table:style-name="ce8"/>
          <table:covered-table-cell table:style-name="ce9"/>
          <table:table-cell table:style-name="ce7" table:formula="of:=185.3318 - 2" office:value-type="float" office:value="183.3318" calcext:value-type="float" table:number-columns-spanned="3" table:number-rows-spanned="1">
            <text:p>183.3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6.8555 - 3" office:value-type="float" office:value="423.8555" calcext:value-type="float" table:number-columns-spanned="3" table:number-rows-spanned="1">
            <text:p>423.8555</text:p>
          </table:table-cell>
          <table:covered-table-cell table:style-name="ce8"/>
          <table:covered-table-cell table:style-name="ce9"/>
          <table:table-cell table:style-name="ce7" table:formula="of:=185.4309 - 2" office:value-type="float" office:value="183.4309" calcext:value-type="float" table:number-columns-spanned="3" table:number-rows-spanned="1">
            <text:p>183.43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7.0779 - 2" office:value-type="float" office:value="425.0779" calcext:value-type="float" table:number-columns-spanned="3" table:number-rows-spanned="1">
            <text:p>425.0779</text:p>
          </table:table-cell>
          <table:covered-table-cell table:style-name="ce8"/>
          <table:covered-table-cell table:style-name="ce9"/>
          <table:table-cell table:style-name="ce7" table:formula="of:=186.2955 - 2" office:value-type="float" office:value="184.2955" calcext:value-type="float" table:number-columns-spanned="3" table:number-rows-spanned="1">
            <text:p>184.29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7.2104 - 3" office:value-type="float" office:value="424.2104" calcext:value-type="float" table:number-columns-spanned="3" table:number-rows-spanned="1">
            <text:p>424.2104</text:p>
          </table:table-cell>
          <table:covered-table-cell table:style-name="ce8"/>
          <table:covered-table-cell table:style-name="ce9"/>
          <table:table-cell table:style-name="ce7" table:formula="of:=185.1017 - 2" office:value-type="float" office:value="183.1017" calcext:value-type="float" table:number-columns-spanned="3" table:number-rows-spanned="1">
            <text:p>183.10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7.3791 - 5" office:value-type="float" office:value="422.3791" calcext:value-type="float" table:number-columns-spanned="3" table:number-rows-spanned="1">
            <text:p>422.3791</text:p>
          </table:table-cell>
          <table:covered-table-cell table:style-name="ce8"/>
          <table:covered-table-cell table:style-name="ce9"/>
          <table:table-cell table:style-name="ce7" table:formula="of:=186.5247 - 2" office:value-type="float" office:value="184.5247" calcext:value-type="float" table:number-columns-spanned="3" table:number-rows-spanned="1">
            <text:p>184.52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7.7229 - 5" office:value-type="float" office:value="422.7229" calcext:value-type="float" table:number-columns-spanned="3" table:number-rows-spanned="1">
            <text:p>422.7229</text:p>
          </table:table-cell>
          <table:covered-table-cell table:style-name="ce8"/>
          <table:covered-table-cell table:style-name="ce9"/>
          <table:table-cell table:style-name="ce7" table:formula="of:=185.5104 - 2" office:value-type="float" office:value="183.5104" calcext:value-type="float" table:number-columns-spanned="3" table:number-rows-spanned="1">
            <text:p>183.51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8.9718 - 2" office:value-type="float" office:value="426.9718" calcext:value-type="float" table:number-columns-spanned="3" table:number-rows-spanned="1">
            <text:p>426.9718</text:p>
          </table:table-cell>
          <table:covered-table-cell table:style-name="ce8"/>
          <table:covered-table-cell table:style-name="ce9"/>
          <table:table-cell table:style-name="ce7" table:formula="of:=187.417 - 2" office:value-type="float" office:value="185.417" calcext:value-type="float" table:number-columns-spanned="3" table:number-rows-spanned="1">
            <text:p>185.4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9.0779 - 2" office:value-type="float" office:value="427.0779" calcext:value-type="float" table:number-columns-spanned="3" table:number-rows-spanned="1">
            <text:p>427.0779</text:p>
          </table:table-cell>
          <table:covered-table-cell table:style-name="ce8"/>
          <table:covered-table-cell table:style-name="ce9"/>
          <table:table-cell table:style-name="ce7" table:formula="of:=186.3873 - 2" office:value-type="float" office:value="184.3873" calcext:value-type="float" table:number-columns-spanned="3" table:number-rows-spanned="1">
            <text:p>184.38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9.8287 - 2" office:value-type="float" office:value="427.8287" calcext:value-type="float" table:number-columns-spanned="3" table:number-rows-spanned="1">
            <text:p>427.8287</text:p>
          </table:table-cell>
          <table:covered-table-cell table:style-name="ce8"/>
          <table:covered-table-cell table:style-name="ce9"/>
          <table:table-cell table:style-name="ce7" table:formula="of:=188.676 - 2" office:value-type="float" office:value="186.676" calcext:value-type="float" table:number-columns-spanned="3" table:number-rows-spanned="1">
            <text:p>186.6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29.9699 - 1" office:value-type="float" office:value="428.9699" calcext:value-type="float" table:number-columns-spanned="3" table:number-rows-spanned="1">
            <text:p>428.9699</text:p>
          </table:table-cell>
          <table:covered-table-cell table:style-name="ce8"/>
          <table:covered-table-cell table:style-name="ce9"/>
          <table:table-cell table:style-name="ce7" table:formula="of:=187.0902 - 2" office:value-type="float" office:value="185.0902" calcext:value-type="float" table:number-columns-spanned="3" table:number-rows-spanned="1">
            <text:p>185.0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0.2019 - 5" office:value-type="float" office:value="425.2019" calcext:value-type="float" table:number-columns-spanned="3" table:number-rows-spanned="1">
            <text:p>425.2019</text:p>
          </table:table-cell>
          <table:covered-table-cell table:style-name="ce8"/>
          <table:covered-table-cell table:style-name="ce9"/>
          <table:table-cell table:style-name="ce7" table:formula="of:=188.5478 - 2" office:value-type="float" office:value="186.5478" calcext:value-type="float" table:number-columns-spanned="3" table:number-rows-spanned="1">
            <text:p>186.54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0.372 - 3" office:value-type="float" office:value="427.372" calcext:value-type="float" table:number-columns-spanned="3" table:number-rows-spanned="1">
            <text:p>427.372</text:p>
          </table:table-cell>
          <table:covered-table-cell table:style-name="ce8"/>
          <table:covered-table-cell table:style-name="ce9"/>
          <table:table-cell table:style-name="ce7" table:formula="of:=188.6346 - 2" office:value-type="float" office:value="186.6346" calcext:value-type="float" table:number-columns-spanned="3" table:number-rows-spanned="1">
            <text:p>186.63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0.8281 - 1" office:value-type="float" office:value="429.8281" calcext:value-type="float" table:number-columns-spanned="3" table:number-rows-spanned="1">
            <text:p>429.8281</text:p>
          </table:table-cell>
          <table:covered-table-cell table:style-name="ce8"/>
          <table:covered-table-cell table:style-name="ce9"/>
          <table:table-cell table:style-name="ce7" table:formula="of:=187.7048 - 2" office:value-type="float" office:value="185.7048" calcext:value-type="float" table:number-columns-spanned="3" table:number-rows-spanned="1">
            <text:p>185.7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1.0267 - 1" office:value-type="float" office:value="430.0267" calcext:value-type="float" table:number-columns-spanned="3" table:number-rows-spanned="1">
            <text:p>430.0267</text:p>
          </table:table-cell>
          <table:covered-table-cell table:style-name="ce8"/>
          <table:covered-table-cell table:style-name="ce9"/>
          <table:table-cell table:style-name="ce7" table:formula="of:=188.2454 - 2" office:value-type="float" office:value="186.2454" calcext:value-type="float" table:number-columns-spanned="3" table:number-rows-spanned="1">
            <text:p>186.24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1.2087 - 4" office:value-type="float" office:value="427.2087" calcext:value-type="float" table:number-columns-spanned="3" table:number-rows-spanned="1">
            <text:p>427.2087</text:p>
          </table:table-cell>
          <table:covered-table-cell table:style-name="ce8"/>
          <table:covered-table-cell table:style-name="ce9"/>
          <table:table-cell table:style-name="ce7" table:formula="of:=188.9515 - 2" office:value-type="float" office:value="186.9515" calcext:value-type="float" table:number-columns-spanned="3" table:number-rows-spanned="1">
            <text:p>186.95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1.4258 - 1" office:value-type="float" office:value="430.4258" calcext:value-type="float" table:number-columns-spanned="3" table:number-rows-spanned="1">
            <text:p>430.4258</text:p>
          </table:table-cell>
          <table:covered-table-cell table:style-name="ce8"/>
          <table:covered-table-cell table:style-name="ce9"/>
          <table:table-cell table:style-name="ce7" table:formula="of:=189.192 - 2" office:value-type="float" office:value="187.192" calcext:value-type="float" table:number-columns-spanned="3" table:number-rows-spanned="1">
            <text:p>187.1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1.8856 - 1" office:value-type="float" office:value="430.8856" calcext:value-type="float" table:number-columns-spanned="3" table:number-rows-spanned="1">
            <text:p>430.8856</text:p>
          </table:table-cell>
          <table:covered-table-cell table:style-name="ce8"/>
          <table:covered-table-cell table:style-name="ce9"/>
          <table:table-cell table:style-name="ce7" table:formula="of:=190.5439 - 2" office:value-type="float" office:value="188.5439" calcext:value-type="float" table:number-columns-spanned="3" table:number-rows-spanned="1">
            <text:p>188.54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2.2025 - 1" office:value-type="float" office:value="431.2025" calcext:value-type="float" table:number-columns-spanned="3" table:number-rows-spanned="1">
            <text:p>431.2025</text:p>
          </table:table-cell>
          <table:covered-table-cell table:style-name="ce8"/>
          <table:covered-table-cell table:style-name="ce9"/>
          <table:table-cell table:style-name="ce7" table:formula="of:=191.1509 - 2" office:value-type="float" office:value="189.1509" calcext:value-type="float" table:number-columns-spanned="3" table:number-rows-spanned="1">
            <text:p>189.15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3.196 - 3" office:value-type="float" office:value="430.196" calcext:value-type="float" table:number-columns-spanned="3" table:number-rows-spanned="1">
            <text:p>430.196</text:p>
          </table:table-cell>
          <table:covered-table-cell table:style-name="ce8"/>
          <table:covered-table-cell table:style-name="ce9"/>
          <table:table-cell table:style-name="ce7" table:formula="of:=190.8619 - 2" office:value-type="float" office:value="188.8619" calcext:value-type="float" table:number-columns-spanned="3" table:number-rows-spanned="1">
            <text:p>188.86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3.2017 - 1" office:value-type="float" office:value="432.2017" calcext:value-type="float" table:number-columns-spanned="3" table:number-rows-spanned="1">
            <text:p>432.2017</text:p>
          </table:table-cell>
          <table:covered-table-cell table:style-name="ce8"/>
          <table:covered-table-cell table:style-name="ce9"/>
          <table:table-cell table:style-name="ce7" table:formula="of:=191.5346 - 2" office:value-type="float" office:value="189.5346" calcext:value-type="float" table:number-columns-spanned="3" table:number-rows-spanned="1">
            <text:p>189.53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3.3073 - 4" office:value-type="float" office:value="429.3073" calcext:value-type="float" table:number-columns-spanned="3" table:number-rows-spanned="1">
            <text:p>429.3073</text:p>
          </table:table-cell>
          <table:covered-table-cell table:style-name="ce8"/>
          <table:covered-table-cell table:style-name="ce9"/>
          <table:table-cell table:style-name="ce7" table:formula="of:=191.0559 - 2" office:value-type="float" office:value="189.0559" calcext:value-type="float" table:number-columns-spanned="3" table:number-rows-spanned="1">
            <text:p>189.05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4.2589 - 1" office:value-type="float" office:value="433.2589" calcext:value-type="float" table:number-columns-spanned="3" table:number-rows-spanned="1">
            <text:p>433.2589</text:p>
          </table:table-cell>
          <table:covered-table-cell table:style-name="ce8"/>
          <table:covered-table-cell table:style-name="ce9"/>
          <table:table-cell table:style-name="ce7" table:formula="of:=191.1842 - 2" office:value-type="float" office:value="189.1842" calcext:value-type="float" table:number-columns-spanned="3" table:number-rows-spanned="1">
            <text:p>189.18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5.0256 - 4" office:value-type="float" office:value="431.0256" calcext:value-type="float" table:number-columns-spanned="3" table:number-rows-spanned="1">
            <text:p>431.0256</text:p>
          </table:table-cell>
          <table:covered-table-cell table:style-name="ce8"/>
          <table:covered-table-cell table:style-name="ce9"/>
          <table:table-cell table:style-name="ce7" table:formula="of:=191.596 - 2" office:value-type="float" office:value="189.596" calcext:value-type="float" table:number-columns-spanned="3" table:number-rows-spanned="1">
            <text:p>189.5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6.1162 - 4" office:value-type="float" office:value="432.1162" calcext:value-type="float" table:number-columns-spanned="3" table:number-rows-spanned="1">
            <text:p>432.1162</text:p>
          </table:table-cell>
          <table:covered-table-cell table:style-name="ce8"/>
          <table:covered-table-cell table:style-name="ce9"/>
          <table:table-cell table:style-name="ce7" table:formula="of:=192.7415 - 2" office:value-type="float" office:value="190.7415" calcext:value-type="float" table:number-columns-spanned="3" table:number-rows-spanned="1">
            <text:p>190.74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6.3658 - 3" office:value-type="float" office:value="433.3658" calcext:value-type="float" table:number-columns-spanned="3" table:number-rows-spanned="1">
            <text:p>433.3658</text:p>
          </table:table-cell>
          <table:covered-table-cell table:style-name="ce8"/>
          <table:covered-table-cell table:style-name="ce9"/>
          <table:table-cell table:style-name="ce7" table:formula="of:=193.7873 - 2" office:value-type="float" office:value="191.7873" calcext:value-type="float" table:number-columns-spanned="3" table:number-rows-spanned="1">
            <text:p>191.78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6.4245 - 5" office:value-type="float" office:value="431.4245" calcext:value-type="float" table:number-columns-spanned="3" table:number-rows-spanned="1">
            <text:p>431.4245</text:p>
          </table:table-cell>
          <table:covered-table-cell table:style-name="ce8"/>
          <table:covered-table-cell table:style-name="ce9"/>
          <table:table-cell table:style-name="ce7" table:formula="of:=192.47 - 2" office:value-type="float" office:value="190.47" calcext:value-type="float" table:number-columns-spanned="3" table:number-rows-spanned="1">
            <text:p>190.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7.2596 - 3" office:value-type="float" office:value="434.2596" calcext:value-type="float" table:number-columns-spanned="3" table:number-rows-spanned="1">
            <text:p>434.2596</text:p>
          </table:table-cell>
          <table:covered-table-cell table:style-name="ce8"/>
          <table:covered-table-cell table:style-name="ce9"/>
          <table:table-cell table:style-name="ce7" table:formula="of:=193.0474 - 2" office:value-type="float" office:value="191.0474" calcext:value-type="float" table:number-columns-spanned="3" table:number-rows-spanned="1">
            <text:p>191.04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8.1925 - 3" office:value-type="float" office:value="435.1925" calcext:value-type="float" table:number-columns-spanned="3" table:number-rows-spanned="1">
            <text:p>435.1925</text:p>
          </table:table-cell>
          <table:covered-table-cell table:style-name="ce8"/>
          <table:covered-table-cell table:style-name="ce9"/>
          <table:table-cell table:style-name="ce7" table:formula="of:=193.2882 - 2" office:value-type="float" office:value="191.2882" calcext:value-type="float" table:number-columns-spanned="3" table:number-rows-spanned="1">
            <text:p>191.2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8.4769 - 2" office:value-type="float" office:value="436.4769" calcext:value-type="float" table:number-columns-spanned="3" table:number-rows-spanned="1">
            <text:p>436.4769</text:p>
          </table:table-cell>
          <table:covered-table-cell table:style-name="ce8"/>
          <table:covered-table-cell table:style-name="ce9"/>
          <table:table-cell table:style-name="ce7" table:formula="of:=195.6511 - 2" office:value-type="float" office:value="193.6511" calcext:value-type="float" table:number-columns-spanned="3" table:number-rows-spanned="1">
            <text:p>193.65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8.5849 - 5" office:value-type="float" office:value="433.5849" calcext:value-type="float" table:number-columns-spanned="3" table:number-rows-spanned="1">
            <text:p>433.5849</text:p>
          </table:table-cell>
          <table:covered-table-cell table:style-name="ce8"/>
          <table:covered-table-cell table:style-name="ce9"/>
          <table:table-cell table:style-name="ce7" table:formula="of:=193.8124 - 2" office:value-type="float" office:value="191.8124" calcext:value-type="float" table:number-columns-spanned="3" table:number-rows-spanned="1">
            <text:p>191.81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9.283 - 3" office:value-type="float" office:value="436.283" calcext:value-type="float" table:number-columns-spanned="3" table:number-rows-spanned="1">
            <text:p>436.283</text:p>
          </table:table-cell>
          <table:covered-table-cell table:style-name="ce8"/>
          <table:covered-table-cell table:style-name="ce9"/>
          <table:table-cell table:style-name="ce7" table:formula="of:=194.9871 - 2" office:value-type="float" office:value="192.9871" calcext:value-type="float" table:number-columns-spanned="3" table:number-rows-spanned="1">
            <text:p>192.98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9.5342 - 1" office:value-type="float" office:value="438.5342" calcext:value-type="float" table:number-columns-spanned="3" table:number-rows-spanned="1">
            <text:p>438.5342</text:p>
          </table:table-cell>
          <table:covered-table-cell table:style-name="ce8"/>
          <table:covered-table-cell table:style-name="ce9"/>
          <table:table-cell table:style-name="ce7" table:formula="of:=194.4645 - 2" office:value-type="float" office:value="192.4645" calcext:value-type="float" table:number-columns-spanned="3" table:number-rows-spanned="1">
            <text:p>192.46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39.58 - 1" office:value-type="float" office:value="438.58" calcext:value-type="float" table:number-columns-spanned="3" table:number-rows-spanned="1">
            <text:p>438.58</text:p>
          </table:table-cell>
          <table:covered-table-cell table:style-name="ce8"/>
          <table:covered-table-cell table:style-name="ce9"/>
          <table:table-cell table:style-name="ce7" table:formula="of:=195.1565 - 2" office:value-type="float" office:value="193.1565" calcext:value-type="float" table:number-columns-spanned="3" table:number-rows-spanned="1">
            <text:p>193.15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1.28 - 2" office:value-type="float" office:value="439.28" calcext:value-type="float" table:number-columns-spanned="3" table:number-rows-spanned="1">
            <text:p>439.28</text:p>
          </table:table-cell>
          <table:covered-table-cell table:style-name="ce8"/>
          <table:covered-table-cell table:style-name="ce9"/>
          <table:table-cell table:style-name="ce7" table:formula="of:=196.348 - 2" office:value-type="float" office:value="194.348" calcext:value-type="float" table:number-columns-spanned="3" table:number-rows-spanned="1">
            <text:p>194.3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1.7043 - 5" office:value-type="float" office:value="436.7043" calcext:value-type="float" table:number-columns-spanned="3" table:number-rows-spanned="1">
            <text:p>436.7043</text:p>
          </table:table-cell>
          <table:covered-table-cell table:style-name="ce8"/>
          <table:covered-table-cell table:style-name="ce9"/>
          <table:table-cell table:style-name="ce7" table:formula="of:=195.5825 - 2" office:value-type="float" office:value="193.5825" calcext:value-type="float" table:number-columns-spanned="3" table:number-rows-spanned="1">
            <text:p>193.5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2.2576 - 5" office:value-type="float" office:value="437.2576" calcext:value-type="float" table:number-columns-spanned="3" table:number-rows-spanned="1">
            <text:p>437.2576</text:p>
          </table:table-cell>
          <table:covered-table-cell table:style-name="ce8"/>
          <table:covered-table-cell table:style-name="ce9"/>
          <table:table-cell table:style-name="ce7" table:formula="of:=197.7887 - 2" office:value-type="float" office:value="195.7887" calcext:value-type="float" table:number-columns-spanned="3" table:number-rows-spanned="1">
            <text:p>195.7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2.4185 - 4" office:value-type="float" office:value="438.4185" calcext:value-type="float" table:number-columns-spanned="3" table:number-rows-spanned="1">
            <text:p>438.4185</text:p>
          </table:table-cell>
          <table:covered-table-cell table:style-name="ce8"/>
          <table:covered-table-cell table:style-name="ce9"/>
          <table:table-cell table:style-name="ce7" table:formula="of:=195.9206 - 2" office:value-type="float" office:value="193.9206" calcext:value-type="float" table:number-columns-spanned="3" table:number-rows-spanned="1">
            <text:p>193.92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2.5336 - 3" office:value-type="float" office:value="439.5336" calcext:value-type="float" table:number-columns-spanned="3" table:number-rows-spanned="1">
            <text:p>439.5336</text:p>
          </table:table-cell>
          <table:covered-table-cell table:style-name="ce8"/>
          <table:covered-table-cell table:style-name="ce9"/>
          <table:table-cell table:style-name="ce7" table:formula="of:=196.5753 - 2" office:value-type="float" office:value="194.5753" calcext:value-type="float" table:number-columns-spanned="3" table:number-rows-spanned="1">
            <text:p>194.57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3.3949 - 2" office:value-type="float" office:value="441.3949" calcext:value-type="float" table:number-columns-spanned="3" table:number-rows-spanned="1">
            <text:p>441.3949</text:p>
          </table:table-cell>
          <table:covered-table-cell table:style-name="ce8"/>
          <table:covered-table-cell table:style-name="ce9"/>
          <table:table-cell table:style-name="ce7" table:formula="of:=197.2666 - 2" office:value-type="float" office:value="195.2666" calcext:value-type="float" table:number-columns-spanned="3" table:number-rows-spanned="1">
            <text:p>195.2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3.5798 - 4" office:value-type="float" office:value="439.5798" calcext:value-type="float" table:number-columns-spanned="3" table:number-rows-spanned="1">
            <text:p>439.5798</text:p>
          </table:table-cell>
          <table:covered-table-cell table:style-name="ce8"/>
          <table:covered-table-cell table:style-name="ce9"/>
          <table:table-cell table:style-name="ce7" table:formula="of:=199.2649 - 2" office:value-type="float" office:value="197.2649" calcext:value-type="float" table:number-columns-spanned="3" table:number-rows-spanned="1">
            <text:p>197.26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3.7 - 2" office:value-type="float" office:value="441.7" calcext:value-type="float" table:number-columns-spanned="3" table:number-rows-spanned="1">
            <text:p>441.7</text:p>
          </table:table-cell>
          <table:covered-table-cell table:style-name="ce8"/>
          <table:covered-table-cell table:style-name="ce9"/>
          <table:table-cell table:style-name="ce7" table:formula="of:=197.5774 - 2" office:value-type="float" office:value="195.5774" calcext:value-type="float" table:number-columns-spanned="3" table:number-rows-spanned="1">
            <text:p>195.57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4.3686 - 2" office:value-type="float" office:value="442.3686" calcext:value-type="float" table:number-columns-spanned="3" table:number-rows-spanned="1">
            <text:p>442.3686</text:p>
          </table:table-cell>
          <table:covered-table-cell table:style-name="ce8"/>
          <table:covered-table-cell table:style-name="ce9"/>
          <table:table-cell table:style-name="ce7" table:formula="of:=197.9164 - 2" office:value-type="float" office:value="195.9164" calcext:value-type="float" table:number-columns-spanned="3" table:number-rows-spanned="1">
            <text:p>195.91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4.531 - 2" office:value-type="float" office:value="442.531" calcext:value-type="float" table:number-columns-spanned="3" table:number-rows-spanned="1">
            <text:p>442.531</text:p>
          </table:table-cell>
          <table:covered-table-cell table:style-name="ce8"/>
          <table:covered-table-cell table:style-name="ce9"/>
          <table:table-cell table:style-name="ce7" table:formula="of:=199.1003 - 2" office:value-type="float" office:value="197.1003" calcext:value-type="float" table:number-columns-spanned="3" table:number-rows-spanned="1">
            <text:p>197.1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5.5922 - 1" office:value-type="float" office:value="444.5922" calcext:value-type="float" table:number-columns-spanned="3" table:number-rows-spanned="1">
            <text:p>444.5922</text:p>
          </table:table-cell>
          <table:covered-table-cell table:style-name="ce8"/>
          <table:covered-table-cell table:style-name="ce9"/>
          <table:table-cell table:style-name="ce7" table:formula="of:=198.5692 - 2" office:value-type="float" office:value="196.5692" calcext:value-type="float" table:number-columns-spanned="3" table:number-rows-spanned="1">
            <text:p>196.56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6.414 - 4" office:value-type="float" office:value="442.414" calcext:value-type="float" table:number-columns-spanned="3" table:number-rows-spanned="1">
            <text:p>442.414</text:p>
          </table:table-cell>
          <table:covered-table-cell table:style-name="ce8"/>
          <table:covered-table-cell table:style-name="ce9"/>
          <table:table-cell table:style-name="ce7" table:formula="of:=199.302 - 2" office:value-type="float" office:value="197.302" calcext:value-type="float" table:number-columns-spanned="3" table:number-rows-spanned="1">
            <text:p>197.3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7.4719 - 1" office:value-type="float" office:value="446.4719" calcext:value-type="float" table:number-columns-spanned="3" table:number-rows-spanned="1">
            <text:p>446.4719</text:p>
          </table:table-cell>
          <table:covered-table-cell table:style-name="ce8"/>
          <table:covered-table-cell table:style-name="ce9"/>
          <table:table-cell table:style-name="ce7" table:formula="of:=199.3867 - 2" office:value-type="float" office:value="197.3867" calcext:value-type="float" table:number-columns-spanned="3" table:number-rows-spanned="1">
            <text:p>197.38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7.8122 - 4" office:value-type="float" office:value="443.8122" calcext:value-type="float" table:number-columns-spanned="3" table:number-rows-spanned="1">
            <text:p>443.8122</text:p>
          </table:table-cell>
          <table:covered-table-cell table:style-name="ce8"/>
          <table:covered-table-cell table:style-name="ce9"/>
          <table:table-cell table:style-name="ce7" table:formula="of:=199.6871 - 2" office:value-type="float" office:value="197.6871" calcext:value-type="float" table:number-columns-spanned="3" table:number-rows-spanned="1">
            <text:p>197.68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8.6821 - 5" office:value-type="float" office:value="443.6821" calcext:value-type="float" table:number-columns-spanned="3" table:number-rows-spanned="1">
            <text:p>443.6821</text:p>
          </table:table-cell>
          <table:covered-table-cell table:style-name="ce8"/>
          <table:covered-table-cell table:style-name="ce9"/>
          <table:table-cell table:style-name="ce7" table:formula="of:=200.0228 - 2" office:value-type="float" office:value="198.0228" calcext:value-type="float" table:number-columns-spanned="3" table:number-rows-spanned="1">
            <text:p>198.02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8.9862 - 5" office:value-type="float" office:value="443.9862" calcext:value-type="float" table:number-columns-spanned="3" table:number-rows-spanned="1">
            <text:p>443.9862</text:p>
          </table:table-cell>
          <table:covered-table-cell table:style-name="ce8"/>
          <table:covered-table-cell table:style-name="ce9"/>
          <table:table-cell table:style-name="ce7" table:formula="of:=201.0987 - 2" office:value-type="float" office:value="199.0987" calcext:value-type="float" table:number-columns-spanned="3" table:number-rows-spanned="1">
            <text:p>199.09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9.3662 - 5" office:value-type="float" office:value="444.3662" calcext:value-type="float" table:number-columns-spanned="3" table:number-rows-spanned="1">
            <text:p>444.3662</text:p>
          </table:table-cell>
          <table:covered-table-cell table:style-name="ce8"/>
          <table:covered-table-cell table:style-name="ce9"/>
          <table:table-cell table:style-name="ce7" table:formula="of:=202.6514 - 2" office:value-type="float" office:value="200.6514" calcext:value-type="float" table:number-columns-spanned="3" table:number-rows-spanned="1">
            <text:p>200.65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9.5936 - 4" office:value-type="float" office:value="445.5936" calcext:value-type="float" table:number-columns-spanned="3" table:number-rows-spanned="1">
            <text:p>445.5936</text:p>
          </table:table-cell>
          <table:covered-table-cell table:style-name="ce8"/>
          <table:covered-table-cell table:style-name="ce9"/>
          <table:table-cell table:style-name="ce7" table:formula="of:=202.4583 - 2" office:value-type="float" office:value="200.4583" calcext:value-type="float" table:number-columns-spanned="3" table:number-rows-spanned="1">
            <text:p>200.45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49.9198 - 2" office:value-type="float" office:value="447.9198" calcext:value-type="float" table:number-columns-spanned="3" table:number-rows-spanned="1">
            <text:p>447.9198</text:p>
          </table:table-cell>
          <table:covered-table-cell table:style-name="ce8"/>
          <table:covered-table-cell table:style-name="ce9"/>
          <table:table-cell table:style-name="ce7" table:formula="of:=201.484 - 2" office:value-type="float" office:value="199.484" calcext:value-type="float" table:number-columns-spanned="3" table:number-rows-spanned="1">
            <text:p>199.4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0.6773 - 2" office:value-type="float" office:value="448.6773" calcext:value-type="float" table:number-columns-spanned="3" table:number-rows-spanned="1">
            <text:p>448.6773</text:p>
          </table:table-cell>
          <table:covered-table-cell table:style-name="ce8"/>
          <table:covered-table-cell table:style-name="ce9"/>
          <table:table-cell table:style-name="ce7" table:formula="of:=202.7572 - 2" office:value-type="float" office:value="200.7572" calcext:value-type="float" table:number-columns-spanned="3" table:number-rows-spanned="1">
            <text:p>200.75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1.3615 - 2" office:value-type="float" office:value="449.3615" calcext:value-type="float" table:number-columns-spanned="3" table:number-rows-spanned="1">
            <text:p>449.3615</text:p>
          </table:table-cell>
          <table:covered-table-cell table:style-name="ce8"/>
          <table:covered-table-cell table:style-name="ce9"/>
          <table:table-cell table:style-name="ce7" table:formula="of:=202.0163 - 2" office:value-type="float" office:value="200.0163" calcext:value-type="float" table:number-columns-spanned="3" table:number-rows-spanned="1">
            <text:p>200.01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1.698 - 4" office:value-type="float" office:value="447.698" calcext:value-type="float" table:number-columns-spanned="3" table:number-rows-spanned="1">
            <text:p>447.698</text:p>
          </table:table-cell>
          <table:covered-table-cell table:style-name="ce8"/>
          <table:covered-table-cell table:style-name="ce9"/>
          <table:table-cell table:style-name="ce7" table:formula="of:=203.7497 - 2" office:value-type="float" office:value="201.7497" calcext:value-type="float" table:number-columns-spanned="3" table:number-rows-spanned="1">
            <text:p>201.74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3.2044 - 4" office:value-type="float" office:value="449.2044" calcext:value-type="float" table:number-columns-spanned="3" table:number-rows-spanned="1">
            <text:p>449.2044</text:p>
          </table:table-cell>
          <table:covered-table-cell table:style-name="ce8"/>
          <table:covered-table-cell table:style-name="ce9"/>
          <table:table-cell table:style-name="ce7" table:formula="of:=203.7233 - 2" office:value-type="float" office:value="201.7233" calcext:value-type="float" table:number-columns-spanned="3" table:number-rows-spanned="1">
            <text:p>201.7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3.9172 - 4" office:value-type="float" office:value="449.9172" calcext:value-type="float" table:number-columns-spanned="3" table:number-rows-spanned="1">
            <text:p>449.9172</text:p>
          </table:table-cell>
          <table:covered-table-cell table:style-name="ce8"/>
          <table:covered-table-cell table:style-name="ce9"/>
          <table:table-cell table:style-name="ce7" table:formula="of:=204.5741 - 2" office:value-type="float" office:value="202.5741" calcext:value-type="float" table:number-columns-spanned="3" table:number-rows-spanned="1">
            <text:p>202.57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4.3601 - 3" office:value-type="float" office:value="451.3601" calcext:value-type="float" table:number-columns-spanned="3" table:number-rows-spanned="1">
            <text:p>451.3601</text:p>
          </table:table-cell>
          <table:covered-table-cell table:style-name="ce8"/>
          <table:covered-table-cell table:style-name="ce9"/>
          <table:table-cell table:style-name="ce7" table:formula="of:=204.6718 - 2" office:value-type="float" office:value="202.6718" calcext:value-type="float" table:number-columns-spanned="3" table:number-rows-spanned="1">
            <text:p>202.6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4.8751 - 5" office:value-type="float" office:value="449.8751" calcext:value-type="float" table:number-columns-spanned="3" table:number-rows-spanned="1">
            <text:p>449.8751</text:p>
          </table:table-cell>
          <table:covered-table-cell table:style-name="ce8"/>
          <table:covered-table-cell table:style-name="ce9"/>
          <table:table-cell table:style-name="ce7" table:formula="of:=203.6729 - 2" office:value-type="float" office:value="201.6729" calcext:value-type="float" table:number-columns-spanned="3" table:number-rows-spanned="1">
            <text:p>201.67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5.675 - 5" office:value-type="float" office:value="450.675" calcext:value-type="float" table:number-columns-spanned="3" table:number-rows-spanned="1">
            <text:p>450.675</text:p>
          </table:table-cell>
          <table:covered-table-cell table:style-name="ce8"/>
          <table:covered-table-cell table:style-name="ce9"/>
          <table:table-cell table:style-name="ce7" table:formula="of:=204.0117 - 2" office:value-type="float" office:value="202.0117" calcext:value-type="float" table:number-columns-spanned="3" table:number-rows-spanned="1">
            <text:p>202.01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5.6925 - 4" office:value-type="float" office:value="451.6925" calcext:value-type="float" table:number-columns-spanned="3" table:number-rows-spanned="1">
            <text:p>451.6925</text:p>
          </table:table-cell>
          <table:covered-table-cell table:style-name="ce8"/>
          <table:covered-table-cell table:style-name="ce9"/>
          <table:table-cell table:style-name="ce7" table:formula="of:=205.8627 - 2" office:value-type="float" office:value="203.8627" calcext:value-type="float" table:number-columns-spanned="3" table:number-rows-spanned="1">
            <text:p>203.86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6.0304 - 2" office:value-type="float" office:value="454.0304" calcext:value-type="float" table:number-columns-spanned="3" table:number-rows-spanned="1">
            <text:p>454.0304</text:p>
          </table:table-cell>
          <table:covered-table-cell table:style-name="ce8"/>
          <table:covered-table-cell table:style-name="ce9"/>
          <table:table-cell table:style-name="ce7" table:formula="of:=204.7801 - 2" office:value-type="float" office:value="202.7801" calcext:value-type="float" table:number-columns-spanned="3" table:number-rows-spanned="1">
            <text:p>202.78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6.7533 - 1" office:value-type="float" office:value="455.7533" calcext:value-type="float" table:number-columns-spanned="3" table:number-rows-spanned="1">
            <text:p>455.7533</text:p>
          </table:table-cell>
          <table:covered-table-cell table:style-name="ce8"/>
          <table:covered-table-cell table:style-name="ce9"/>
          <table:table-cell table:style-name="ce7" table:formula="of:=206.6687 - 2" office:value-type="float" office:value="204.6687" calcext:value-type="float" table:number-columns-spanned="3" table:number-rows-spanned="1">
            <text:p>204.66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6.99 - 2" office:value-type="float" office:value="454.99" calcext:value-type="float" table:number-columns-spanned="3" table:number-rows-spanned="1">
            <text:p>454.99</text:p>
          </table:table-cell>
          <table:covered-table-cell table:style-name="ce8"/>
          <table:covered-table-cell table:style-name="ce9"/>
          <table:table-cell table:style-name="ce7" table:formula="of:=207.738 - 2" office:value-type="float" office:value="205.738" calcext:value-type="float" table:number-columns-spanned="3" table:number-rows-spanned="1">
            <text:p>205.7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7.3595 - 3" office:value-type="float" office:value="454.3595" calcext:value-type="float" table:number-columns-spanned="3" table:number-rows-spanned="1">
            <text:p>454.3595</text:p>
          </table:table-cell>
          <table:covered-table-cell table:style-name="ce8"/>
          <table:covered-table-cell table:style-name="ce9"/>
          <table:table-cell table:style-name="ce7" table:formula="of:=206.8692 - 2" office:value-type="float" office:value="204.8692" calcext:value-type="float" table:number-columns-spanned="3" table:number-rows-spanned="1">
            <text:p>204.86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8.0292 - 2" office:value-type="float" office:value="456.0292" calcext:value-type="float" table:number-columns-spanned="3" table:number-rows-spanned="1">
            <text:p>456.0292</text:p>
          </table:table-cell>
          <table:covered-table-cell table:style-name="ce8"/>
          <table:covered-table-cell table:style-name="ce9"/>
          <table:table-cell table:style-name="ce7" table:formula="of:=207.0921 - 2" office:value-type="float" office:value="205.0921" calcext:value-type="float" table:number-columns-spanned="3" table:number-rows-spanned="1">
            <text:p>205.09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8.2016 - 5" office:value-type="float" office:value="453.2016" calcext:value-type="float" table:number-columns-spanned="3" table:number-rows-spanned="1">
            <text:p>453.2016</text:p>
          </table:table-cell>
          <table:covered-table-cell table:style-name="ce8"/>
          <table:covered-table-cell table:style-name="ce9"/>
          <table:table-cell table:style-name="ce7" table:formula="of:=206.2312 - 2" office:value-type="float" office:value="204.2312" calcext:value-type="float" table:number-columns-spanned="3" table:number-rows-spanned="1">
            <text:p>204.23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9.7536 - 3" office:value-type="float" office:value="456.7536" calcext:value-type="float" table:number-columns-spanned="3" table:number-rows-spanned="1">
            <text:p>456.7536</text:p>
          </table:table-cell>
          <table:covered-table-cell table:style-name="ce8"/>
          <table:covered-table-cell table:style-name="ce9"/>
          <table:table-cell table:style-name="ce7" table:formula="of:=206.7722 - 2" office:value-type="float" office:value="204.7722" calcext:value-type="float" table:number-columns-spanned="3" table:number-rows-spanned="1">
            <text:p>204.77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59.9034 - 4" office:value-type="float" office:value="455.9034" calcext:value-type="float" table:number-columns-spanned="3" table:number-rows-spanned="1">
            <text:p>455.9034</text:p>
          </table:table-cell>
          <table:covered-table-cell table:style-name="ce8"/>
          <table:covered-table-cell table:style-name="ce9"/>
          <table:table-cell table:style-name="ce7" table:formula="of:=208.779 - 2" office:value-type="float" office:value="206.779" calcext:value-type="float" table:number-columns-spanned="3" table:number-rows-spanned="1">
            <text:p>206.7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0.1611 - 3" office:value-type="float" office:value="457.1611" calcext:value-type="float" table:number-columns-spanned="3" table:number-rows-spanned="1">
            <text:p>457.1611</text:p>
          </table:table-cell>
          <table:covered-table-cell table:style-name="ce8"/>
          <table:covered-table-cell table:style-name="ce9"/>
          <table:table-cell table:style-name="ce7" table:formula="of:=209.8199 - 2" office:value-type="float" office:value="207.8199" calcext:value-type="float" table:number-columns-spanned="3" table:number-rows-spanned="1">
            <text:p>207.81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0.3111 - 2" office:value-type="float" office:value="458.3111" calcext:value-type="float" table:number-columns-spanned="3" table:number-rows-spanned="1">
            <text:p>458.3111</text:p>
          </table:table-cell>
          <table:covered-table-cell table:style-name="ce8"/>
          <table:covered-table-cell table:style-name="ce9"/>
          <table:table-cell table:style-name="ce7" table:formula="of:=207.8898 - 2" office:value-type="float" office:value="205.8898" calcext:value-type="float" table:number-columns-spanned="3" table:number-rows-spanned="1">
            <text:p>205.88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0.3565 - 3" office:value-type="float" office:value="457.3565" calcext:value-type="float" table:number-columns-spanned="3" table:number-rows-spanned="1">
            <text:p>457.3565</text:p>
          </table:table-cell>
          <table:covered-table-cell table:style-name="ce8"/>
          <table:covered-table-cell table:style-name="ce9"/>
          <table:table-cell table:style-name="ce7" table:formula="of:=208.1097 - 2" office:value-type="float" office:value="206.1097" calcext:value-type="float" table:number-columns-spanned="3" table:number-rows-spanned="1">
            <text:p>206.10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1.0284 - 3" office:value-type="float" office:value="458.0284" calcext:value-type="float" table:number-columns-spanned="3" table:number-rows-spanned="1">
            <text:p>458.0284</text:p>
          </table:table-cell>
          <table:covered-table-cell table:style-name="ce8"/>
          <table:covered-table-cell table:style-name="ce9"/>
          <table:table-cell table:style-name="ce7" table:formula="of:=209.4319 - 2" office:value-type="float" office:value="207.4319" calcext:value-type="float" table:number-columns-spanned="3" table:number-rows-spanned="1">
            <text:p>207.43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1.1589 - 1" office:value-type="float" office:value="460.1589" calcext:value-type="float" table:number-columns-spanned="3" table:number-rows-spanned="1">
            <text:p>460.1589</text:p>
          </table:table-cell>
          <table:covered-table-cell table:style-name="ce8"/>
          <table:covered-table-cell table:style-name="ce9"/>
          <table:table-cell table:style-name="ce7" table:formula="of:=208.8799 - 2" office:value-type="float" office:value="206.8799" calcext:value-type="float" table:number-columns-spanned="3" table:number-rows-spanned="1">
            <text:p>206.8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1.8668 - 2" office:value-type="float" office:value="459.8668" calcext:value-type="float" table:number-columns-spanned="3" table:number-rows-spanned="1">
            <text:p>459.8668</text:p>
          </table:table-cell>
          <table:covered-table-cell table:style-name="ce8"/>
          <table:covered-table-cell table:style-name="ce9"/>
          <table:table-cell table:style-name="ce7" table:formula="of:=209.8014 - 2" office:value-type="float" office:value="207.8014" calcext:value-type="float" table:number-columns-spanned="3" table:number-rows-spanned="1">
            <text:p>207.80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2.082 - 1" office:value-type="float" office:value="461.082" calcext:value-type="float" table:number-columns-spanned="3" table:number-rows-spanned="1">
            <text:p>461.082</text:p>
          </table:table-cell>
          <table:covered-table-cell table:style-name="ce8"/>
          <table:covered-table-cell table:style-name="ce9"/>
          <table:table-cell table:style-name="ce7" table:formula="of:=210.9087 - 2" office:value-type="float" office:value="208.9087" calcext:value-type="float" table:number-columns-spanned="3" table:number-rows-spanned="1">
            <text:p>208.90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2.158 - 1" office:value-type="float" office:value="461.158" calcext:value-type="float" table:number-columns-spanned="3" table:number-rows-spanned="1">
            <text:p>461.158</text:p>
          </table:table-cell>
          <table:covered-table-cell table:style-name="ce8"/>
          <table:covered-table-cell table:style-name="ce9"/>
          <table:table-cell table:style-name="ce7" table:formula="of:=211.5241 - 2" office:value-type="float" office:value="209.5241" calcext:value-type="float" table:number-columns-spanned="3" table:number-rows-spanned="1">
            <text:p>209.52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2.4253 - 2" office:value-type="float" office:value="460.4253" calcext:value-type="float" table:number-columns-spanned="3" table:number-rows-spanned="1">
            <text:p>460.4253</text:p>
          </table:table-cell>
          <table:covered-table-cell table:style-name="ce8"/>
          <table:covered-table-cell table:style-name="ce9"/>
          <table:table-cell table:style-name="ce7" table:formula="of:=212.1635 - 2" office:value-type="float" office:value="210.1635" calcext:value-type="float" table:number-columns-spanned="3" table:number-rows-spanned="1">
            <text:p>210.16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4.1355 - 4" office:value-type="float" office:value="460.1355" calcext:value-type="float" table:number-columns-spanned="3" table:number-rows-spanned="1">
            <text:p>460.1355</text:p>
          </table:table-cell>
          <table:covered-table-cell table:style-name="ce8"/>
          <table:covered-table-cell table:style-name="ce9"/>
          <table:table-cell table:style-name="ce7" table:formula="of:=211.4305 - 2" office:value-type="float" office:value="209.4305" calcext:value-type="float" table:number-columns-spanned="3" table:number-rows-spanned="1">
            <text:p>209.43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5.3531 - 5" office:value-type="float" office:value="460.3531" calcext:value-type="float" table:number-columns-spanned="3" table:number-rows-spanned="1">
            <text:p>460.3531</text:p>
          </table:table-cell>
          <table:covered-table-cell table:style-name="ce8"/>
          <table:covered-table-cell table:style-name="ce9"/>
          <table:table-cell table:style-name="ce7" table:formula="of:=210.9906 - 2" office:value-type="float" office:value="208.9906" calcext:value-type="float" table:number-columns-spanned="3" table:number-rows-spanned="1">
            <text:p>208.99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6.0985 - 4" office:value-type="float" office:value="462.0985" calcext:value-type="float" table:number-columns-spanned="3" table:number-rows-spanned="1">
            <text:p>462.0985</text:p>
          </table:table-cell>
          <table:covered-table-cell table:style-name="ce8"/>
          <table:covered-table-cell table:style-name="ce9"/>
          <table:table-cell table:style-name="ce7" table:formula="of:=213.439 - 2" office:value-type="float" office:value="211.439" calcext:value-type="float" table:number-columns-spanned="3" table:number-rows-spanned="1">
            <text:p>211.4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6.1578 - 4" office:value-type="float" office:value="462.1578" calcext:value-type="float" table:number-columns-spanned="3" table:number-rows-spanned="1">
            <text:p>462.1578</text:p>
          </table:table-cell>
          <table:covered-table-cell table:style-name="ce8"/>
          <table:covered-table-cell table:style-name="ce9"/>
          <table:table-cell table:style-name="ce7" table:formula="of:=211.9209 - 2" office:value-type="float" office:value="209.9209" calcext:value-type="float" table:number-columns-spanned="3" table:number-rows-spanned="1">
            <text:p>209.9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6.2467 - 2" office:value-type="float" office:value="464.2467" calcext:value-type="float" table:number-columns-spanned="3" table:number-rows-spanned="1">
            <text:p>464.2467</text:p>
          </table:table-cell>
          <table:covered-table-cell table:style-name="ce8"/>
          <table:covered-table-cell table:style-name="ce9"/>
          <table:table-cell table:style-name="ce7" table:formula="of:=213.6455 - 2" office:value-type="float" office:value="211.6455" calcext:value-type="float" table:number-columns-spanned="3" table:number-rows-spanned="1">
            <text:p>211.64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6.3187 - 4" office:value-type="float" office:value="462.3187" calcext:value-type="float" table:number-columns-spanned="3" table:number-rows-spanned="1">
            <text:p>462.3187</text:p>
          </table:table-cell>
          <table:covered-table-cell table:style-name="ce8"/>
          <table:covered-table-cell table:style-name="ce9"/>
          <table:table-cell table:style-name="ce7" table:formula="of:=212.2114 - 2" office:value-type="float" office:value="210.2114" calcext:value-type="float" table:number-columns-spanned="3" table:number-rows-spanned="1">
            <text:p>210.21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7.712 - 5" office:value-type="float" office:value="462.712" calcext:value-type="float" table:number-columns-spanned="3" table:number-rows-spanned="1">
            <text:p>462.712</text:p>
          </table:table-cell>
          <table:covered-table-cell table:style-name="ce8"/>
          <table:covered-table-cell table:style-name="ce9"/>
          <table:table-cell table:style-name="ce7" table:formula="of:=212.4386 - 2" office:value-type="float" office:value="210.4386" calcext:value-type="float" table:number-columns-spanned="3" table:number-rows-spanned="1">
            <text:p>210.43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8.2456 - 2" office:value-type="float" office:value="466.2456" calcext:value-type="float" table:number-columns-spanned="3" table:number-rows-spanned="1">
            <text:p>466.2456</text:p>
          </table:table-cell>
          <table:covered-table-cell table:style-name="ce8"/>
          <table:covered-table-cell table:style-name="ce9"/>
          <table:table-cell table:style-name="ce7" table:formula="of:=214.1998 - 2" office:value-type="float" office:value="212.1998" calcext:value-type="float" table:number-columns-spanned="3" table:number-rows-spanned="1">
            <text:p>212.19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69.4907 - 3" office:value-type="float" office:value="466.4907" calcext:value-type="float" table:number-columns-spanned="3" table:number-rows-spanned="1">
            <text:p>466.4907</text:p>
          </table:table-cell>
          <table:covered-table-cell table:style-name="ce8"/>
          <table:covered-table-cell table:style-name="ce9"/>
          <table:table-cell table:style-name="ce7" table:formula="of:=213.7839 - 2" office:value-type="float" office:value="211.7839" calcext:value-type="float" table:number-columns-spanned="3" table:number-rows-spanned="1">
            <text:p>211.7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0.1558 - 4" office:value-type="float" office:value="466.1558" calcext:value-type="float" table:number-columns-spanned="3" table:number-rows-spanned="1">
            <text:p>466.1558</text:p>
          </table:table-cell>
          <table:covered-table-cell table:style-name="ce8"/>
          <table:covered-table-cell table:style-name="ce9"/>
          <table:table-cell table:style-name="ce7" table:formula="of:=213.9149 - 2" office:value-type="float" office:value="211.9149" calcext:value-type="float" table:number-columns-spanned="3" table:number-rows-spanned="1">
            <text:p>211.91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0.349 - 5" office:value-type="float" office:value="465.349" calcext:value-type="float" table:number-columns-spanned="3" table:number-rows-spanned="1">
            <text:p>465.349</text:p>
          </table:table-cell>
          <table:covered-table-cell table:style-name="ce8"/>
          <table:covered-table-cell table:style-name="ce9"/>
          <table:table-cell table:style-name="ce7" table:formula="of:=215.7576 - 2" office:value-type="float" office:value="213.7576" calcext:value-type="float" table:number-columns-spanned="3" table:number-rows-spanned="1">
            <text:p>213.75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0.3627 - 2" office:value-type="float" office:value="468.3627" calcext:value-type="float" table:number-columns-spanned="3" table:number-rows-spanned="1">
            <text:p>468.3627</text:p>
          </table:table-cell>
          <table:covered-table-cell table:style-name="ce8"/>
          <table:covered-table-cell table:style-name="ce9"/>
          <table:table-cell table:style-name="ce7" table:formula="of:=216.2489 - 2" office:value-type="float" office:value="214.2489" calcext:value-type="float" table:number-columns-spanned="3" table:number-rows-spanned="1">
            <text:p>214.24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1.3848 - 5" office:value-type="float" office:value="466.3848" calcext:value-type="float" table:number-columns-spanned="3" table:number-rows-spanned="1">
            <text:p>466.3848</text:p>
          </table:table-cell>
          <table:covered-table-cell table:style-name="ce8"/>
          <table:covered-table-cell table:style-name="ce9"/>
          <table:table-cell table:style-name="ce7" table:formula="of:=214.4233 - 2" office:value-type="float" office:value="212.4233" calcext:value-type="float" table:number-columns-spanned="3" table:number-rows-spanned="1">
            <text:p>212.4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1.4016 - 1" office:value-type="float" office:value="470.4016" calcext:value-type="float" table:number-columns-spanned="3" table:number-rows-spanned="1">
            <text:p>470.4016</text:p>
          </table:table-cell>
          <table:covered-table-cell table:style-name="ce8"/>
          <table:covered-table-cell table:style-name="ce9"/>
          <table:table-cell table:style-name="ce7" table:formula="of:=215.198 - 2" office:value-type="float" office:value="213.198" calcext:value-type="float" table:number-columns-spanned="3" table:number-rows-spanned="1">
            <text:p>213.1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2.153 - 2" office:value-type="float" office:value="470.153" calcext:value-type="float" table:number-columns-spanned="3" table:number-rows-spanned="1">
            <text:p>470.153</text:p>
          </table:table-cell>
          <table:covered-table-cell table:style-name="ce8"/>
          <table:covered-table-cell table:style-name="ce9"/>
          <table:table-cell table:style-name="ce7" table:formula="of:=217.4355 - 2" office:value-type="float" office:value="215.4355" calcext:value-type="float" table:number-columns-spanned="3" table:number-rows-spanned="1">
            <text:p>215.43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2.3617 - 2" office:value-type="float" office:value="470.3617" calcext:value-type="float" table:number-columns-spanned="3" table:number-rows-spanned="1">
            <text:p>470.3617</text:p>
          </table:table-cell>
          <table:covered-table-cell table:style-name="ce8"/>
          <table:covered-table-cell table:style-name="ce9"/>
          <table:table-cell table:style-name="ce7" table:formula="of:=217.0128 - 2" office:value-type="float" office:value="215.0128" calcext:value-type="float" table:number-columns-spanned="3" table:number-rows-spanned="1">
            <text:p>215.01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2.4908 - 3" office:value-type="float" office:value="469.4908" calcext:value-type="float" table:number-columns-spanned="3" table:number-rows-spanned="1">
            <text:p>469.4908</text:p>
          </table:table-cell>
          <table:covered-table-cell table:style-name="ce8"/>
          <table:covered-table-cell table:style-name="ce9"/>
          <table:table-cell table:style-name="ce7" table:formula="of:=217.1996 - 2" office:value-type="float" office:value="215.1996" calcext:value-type="float" table:number-columns-spanned="3" table:number-rows-spanned="1">
            <text:p>215.19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3.0039 - 5" office:value-type="float" office:value="468.0039" calcext:value-type="float" table:number-columns-spanned="3" table:number-rows-spanned="1">
            <text:p>468.0039</text:p>
          </table:table-cell>
          <table:covered-table-cell table:style-name="ce8"/>
          <table:covered-table-cell table:style-name="ce9"/>
          <table:table-cell table:style-name="ce7" table:formula="of:=218.3631 - 2" office:value-type="float" office:value="216.3631" calcext:value-type="float" table:number-columns-spanned="3" table:number-rows-spanned="1">
            <text:p>216.36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4.0548 - 1" office:value-type="float" office:value="473.0548" calcext:value-type="float" table:number-columns-spanned="3" table:number-rows-spanned="1">
            <text:p>473.0548</text:p>
          </table:table-cell>
          <table:covered-table-cell table:style-name="ce8"/>
          <table:covered-table-cell table:style-name="ce9"/>
          <table:table-cell table:style-name="ce7" table:formula="of:=218.7263 - 2" office:value-type="float" office:value="216.7263" calcext:value-type="float" table:number-columns-spanned="3" table:number-rows-spanned="1">
            <text:p>216.72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4.2686 - 2" office:value-type="float" office:value="472.2686" calcext:value-type="float" table:number-columns-spanned="3" table:number-rows-spanned="1">
            <text:p>472.2686</text:p>
          </table:table-cell>
          <table:covered-table-cell table:style-name="ce8"/>
          <table:covered-table-cell table:style-name="ce9"/>
          <table:table-cell table:style-name="ce7" table:formula="of:=218.3011 - 2" office:value-type="float" office:value="216.3011" calcext:value-type="float" table:number-columns-spanned="3" table:number-rows-spanned="1">
            <text:p>216.30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4.5529 - 3" office:value-type="float" office:value="471.5529" calcext:value-type="float" table:number-columns-spanned="3" table:number-rows-spanned="1">
            <text:p>471.5529</text:p>
          </table:table-cell>
          <table:covered-table-cell table:style-name="ce8"/>
          <table:covered-table-cell table:style-name="ce9"/>
          <table:table-cell table:style-name="ce7" table:formula="of:=218.878 - 2" office:value-type="float" office:value="216.878" calcext:value-type="float" table:number-columns-spanned="3" table:number-rows-spanned="1">
            <text:p>216.8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5.3237 - 1" office:value-type="float" office:value="474.3237" calcext:value-type="float" table:number-columns-spanned="3" table:number-rows-spanned="1">
            <text:p>474.3237</text:p>
          </table:table-cell>
          <table:covered-table-cell table:style-name="ce8"/>
          <table:covered-table-cell table:style-name="ce9"/>
          <table:table-cell table:style-name="ce7" table:formula="of:=217.8937 - 2" office:value-type="float" office:value="215.8937" calcext:value-type="float" table:number-columns-spanned="3" table:number-rows-spanned="1">
            <text:p>215.89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5.361 - 3" office:value-type="float" office:value="472.361" calcext:value-type="float" table:number-columns-spanned="3" table:number-rows-spanned="1">
            <text:p>472.361</text:p>
          </table:table-cell>
          <table:covered-table-cell table:style-name="ce8"/>
          <table:covered-table-cell table:style-name="ce9"/>
          <table:table-cell table:style-name="ce7" table:formula="of:=218.0783 - 2" office:value-type="float" office:value="216.0783" calcext:value-type="float" table:number-columns-spanned="3" table:number-rows-spanned="1">
            <text:p>216.07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6.3241 - 1" office:value-type="float" office:value="475.3241" calcext:value-type="float" table:number-columns-spanned="3" table:number-rows-spanned="1">
            <text:p>475.3241</text:p>
          </table:table-cell>
          <table:covered-table-cell table:style-name="ce8"/>
          <table:covered-table-cell table:style-name="ce9"/>
          <table:table-cell table:style-name="ce7" table:formula="of:=218.5141 - 2" office:value-type="float" office:value="216.5141" calcext:value-type="float" table:number-columns-spanned="3" table:number-rows-spanned="1">
            <text:p>216.51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6.4871 - 4" office:value-type="float" office:value="472.4871" calcext:value-type="float" table:number-columns-spanned="3" table:number-rows-spanned="1">
            <text:p>472.4871</text:p>
          </table:table-cell>
          <table:covered-table-cell table:style-name="ce8"/>
          <table:covered-table-cell table:style-name="ce9"/>
          <table:table-cell table:style-name="ce7" table:formula="of:=219.6357 - 2" office:value-type="float" office:value="217.6357" calcext:value-type="float" table:number-columns-spanned="3" table:number-rows-spanned="1">
            <text:p>217.63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6.5489 - 2" office:value-type="float" office:value="474.5489" calcext:value-type="float" table:number-columns-spanned="3" table:number-rows-spanned="1">
            <text:p>474.5489</text:p>
          </table:table-cell>
          <table:covered-table-cell table:style-name="ce8"/>
          <table:covered-table-cell table:style-name="ce9"/>
          <table:table-cell table:style-name="ce7" table:formula="of:=219.2865 - 2" office:value-type="float" office:value="217.2865" calcext:value-type="float" table:number-columns-spanned="3" table:number-rows-spanned="1">
            <text:p>217.28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6.6942 - 5" office:value-type="float" office:value="471.6942" calcext:value-type="float" table:number-columns-spanned="3" table:number-rows-spanned="1">
            <text:p>471.6942</text:p>
          </table:table-cell>
          <table:covered-table-cell table:style-name="ce8"/>
          <table:covered-table-cell table:style-name="ce9"/>
          <table:table-cell table:style-name="ce7" table:formula="of:=219.7518 - 2" office:value-type="float" office:value="217.7518" calcext:value-type="float" table:number-columns-spanned="3" table:number-rows-spanned="1">
            <text:p>217.75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7.3577 - 2" office:value-type="float" office:value="475.3577" calcext:value-type="float" table:number-columns-spanned="3" table:number-rows-spanned="1">
            <text:p>475.3577</text:p>
          </table:table-cell>
          <table:covered-table-cell table:style-name="ce8"/>
          <table:covered-table-cell table:style-name="ce9"/>
          <table:table-cell table:style-name="ce7" table:formula="of:=221.0052 - 2" office:value-type="float" office:value="219.0052" calcext:value-type="float" table:number-columns-spanned="3" table:number-rows-spanned="1">
            <text:p>219.00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8.2919 - 4" office:value-type="float" office:value="474.2919" calcext:value-type="float" table:number-columns-spanned="3" table:number-rows-spanned="1">
            <text:p>474.2919</text:p>
          </table:table-cell>
          <table:covered-table-cell table:style-name="ce8"/>
          <table:covered-table-cell table:style-name="ce9"/>
          <table:table-cell table:style-name="ce7" table:formula="of:=220.1812 - 2" office:value-type="float" office:value="218.1812" calcext:value-type="float" table:number-columns-spanned="3" table:number-rows-spanned="1">
            <text:p>218.18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9.3247 - 3" office:value-type="float" office:value="476.3247" calcext:value-type="float" table:number-columns-spanned="3" table:number-rows-spanned="1">
            <text:p>476.3247</text:p>
          </table:table-cell>
          <table:covered-table-cell table:style-name="ce8"/>
          <table:covered-table-cell table:style-name="ce9"/>
          <table:table-cell table:style-name="ce7" table:formula="of:=220.6138 - 2" office:value-type="float" office:value="218.6138" calcext:value-type="float" table:number-columns-spanned="3" table:number-rows-spanned="1">
            <text:p>218.61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9.6866 - 3" office:value-type="float" office:value="476.6866" calcext:value-type="float" table:number-columns-spanned="3" table:number-rows-spanned="1">
            <text:p>476.6866</text:p>
          </table:table-cell>
          <table:covered-table-cell table:style-name="ce8"/>
          <table:covered-table-cell table:style-name="ce9"/>
          <table:table-cell table:style-name="ce7" table:formula="of:=220.6133 - 2" office:value-type="float" office:value="218.6133" calcext:value-type="float" table:number-columns-spanned="3" table:number-rows-spanned="1">
            <text:p>218.61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79.722 - 3" office:value-type="float" office:value="476.722" calcext:value-type="float" table:number-columns-spanned="3" table:number-rows-spanned="1">
            <text:p>476.722</text:p>
          </table:table-cell>
          <table:covered-table-cell table:style-name="ce8"/>
          <table:covered-table-cell table:style-name="ce9"/>
          <table:table-cell table:style-name="ce7" table:formula="of:=223.2492 - 2" office:value-type="float" office:value="221.2492" calcext:value-type="float" table:number-columns-spanned="3" table:number-rows-spanned="1">
            <text:p>221.24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1.4625 - 3" office:value-type="float" office:value="478.4625" calcext:value-type="float" table:number-columns-spanned="3" table:number-rows-spanned="1">
            <text:p>478.4625</text:p>
          </table:table-cell>
          <table:covered-table-cell table:style-name="ce8"/>
          <table:covered-table-cell table:style-name="ce9"/>
          <table:table-cell table:style-name="ce7" table:formula="of:=222.8626 - 2" office:value-type="float" office:value="220.8626" calcext:value-type="float" table:number-columns-spanned="3" table:number-rows-spanned="1">
            <text:p>220.86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1.5891 - 4" office:value-type="float" office:value="477.5891" calcext:value-type="float" table:number-columns-spanned="3" table:number-rows-spanned="1">
            <text:p>477.5891</text:p>
          </table:table-cell>
          <table:covered-table-cell table:style-name="ce8"/>
          <table:covered-table-cell table:style-name="ce9"/>
          <table:table-cell table:style-name="ce7" table:formula="of:=221.9792 - 2" office:value-type="float" office:value="219.9792" calcext:value-type="float" table:number-columns-spanned="3" table:number-rows-spanned="1">
            <text:p>219.97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1.7784 - 5" office:value-type="float" office:value="476.7784" calcext:value-type="float" table:number-columns-spanned="3" table:number-rows-spanned="1">
            <text:p>476.7784</text:p>
          </table:table-cell>
          <table:covered-table-cell table:style-name="ce8"/>
          <table:covered-table-cell table:style-name="ce9"/>
          <table:table-cell table:style-name="ce7" table:formula="of:=224.1513 - 2" office:value-type="float" office:value="222.1513" calcext:value-type="float" table:number-columns-spanned="3" table:number-rows-spanned="1">
            <text:p>222.15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1.8342 - 2" office:value-type="float" office:value="479.8342" calcext:value-type="float" table:number-columns-spanned="3" table:number-rows-spanned="1">
            <text:p>479.8342</text:p>
          </table:table-cell>
          <table:covered-table-cell table:style-name="ce8"/>
          <table:covered-table-cell table:style-name="ce9"/>
          <table:table-cell table:style-name="ce7" table:formula="of:=224.4134 - 2" office:value-type="float" office:value="222.4134" calcext:value-type="float" table:number-columns-spanned="3" table:number-rows-spanned="1">
            <text:p>222.41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2.8329 - 1" office:value-type="float" office:value="481.8329" calcext:value-type="float" table:number-columns-spanned="3" table:number-rows-spanned="1">
            <text:p>481.8329</text:p>
          </table:table-cell>
          <table:covered-table-cell table:style-name="ce8"/>
          <table:covered-table-cell table:style-name="ce9"/>
          <table:table-cell table:style-name="ce7" table:formula="of:=224.6995 - 2" office:value-type="float" office:value="222.6995" calcext:value-type="float" table:number-columns-spanned="3" table:number-rows-spanned="1">
            <text:p>222.69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4.3226 - 5" office:value-type="float" office:value="479.3226" calcext:value-type="float" table:number-columns-spanned="3" table:number-rows-spanned="1">
            <text:p>479.3226</text:p>
          </table:table-cell>
          <table:covered-table-cell table:style-name="ce8"/>
          <table:covered-table-cell table:style-name="ce9"/>
          <table:table-cell table:style-name="ce7" table:formula="of:=225.0757 - 2" office:value-type="float" office:value="223.0757" calcext:value-type="float" table:number-columns-spanned="3" table:number-rows-spanned="1">
            <text:p>223.07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4.6861 - 5" office:value-type="float" office:value="479.6861" calcext:value-type="float" table:number-columns-spanned="3" table:number-rows-spanned="1">
            <text:p>479.6861</text:p>
          </table:table-cell>
          <table:covered-table-cell table:style-name="ce8"/>
          <table:covered-table-cell table:style-name="ce9"/>
          <table:table-cell table:style-name="ce7" table:formula="of:=223.7232 - 2" office:value-type="float" office:value="221.7232" calcext:value-type="float" table:number-columns-spanned="3" table:number-rows-spanned="1">
            <text:p>221.72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4.7731 - 3" office:value-type="float" office:value="481.7731" calcext:value-type="float" table:number-columns-spanned="3" table:number-rows-spanned="1">
            <text:p>481.7731</text:p>
          </table:table-cell>
          <table:covered-table-cell table:style-name="ce8"/>
          <table:covered-table-cell table:style-name="ce9"/>
          <table:table-cell table:style-name="ce7" table:formula="of:=225.7917 - 2" office:value-type="float" office:value="223.7917" calcext:value-type="float" table:number-columns-spanned="3" table:number-rows-spanned="1">
            <text:p>223.79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5.7419 - 1" office:value-type="float" office:value="484.7419" calcext:value-type="float" table:number-columns-spanned="3" table:number-rows-spanned="1">
            <text:p>484.7419</text:p>
          </table:table-cell>
          <table:covered-table-cell table:style-name="ce8"/>
          <table:covered-table-cell table:style-name="ce9"/>
          <table:table-cell table:style-name="ce7" table:formula="of:=224.2681 - 2" office:value-type="float" office:value="222.2681" calcext:value-type="float" table:number-columns-spanned="3" table:number-rows-spanned="1">
            <text:p>222.26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6.3185 - 2" office:value-type="float" office:value="484.3185" calcext:value-type="float" table:number-columns-spanned="3" table:number-rows-spanned="1">
            <text:p>484.3185</text:p>
          </table:table-cell>
          <table:covered-table-cell table:style-name="ce8"/>
          <table:covered-table-cell table:style-name="ce9"/>
          <table:table-cell table:style-name="ce7" table:formula="of:=225.839 - 2" office:value-type="float" office:value="223.839" calcext:value-type="float" table:number-columns-spanned="3" table:number-rows-spanned="1">
            <text:p>223.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6.4612 - 5" office:value-type="float" office:value="481.4612" calcext:value-type="float" table:number-columns-spanned="3" table:number-rows-spanned="1">
            <text:p>481.4612</text:p>
          </table:table-cell>
          <table:covered-table-cell table:style-name="ce8"/>
          <table:covered-table-cell table:style-name="ce9"/>
          <table:table-cell table:style-name="ce7" table:formula="of:=226.5242 - 2" office:value-type="float" office:value="224.5242" calcext:value-type="float" table:number-columns-spanned="3" table:number-rows-spanned="1">
            <text:p>224.52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6.8339 - 4" office:value-type="float" office:value="482.8339" calcext:value-type="float" table:number-columns-spanned="3" table:number-rows-spanned="1">
            <text:p>482.8339</text:p>
          </table:table-cell>
          <table:covered-table-cell table:style-name="ce8"/>
          <table:covered-table-cell table:style-name="ce9"/>
          <table:table-cell table:style-name="ce7" table:formula="of:=226.6157 - 2" office:value-type="float" office:value="224.6157" calcext:value-type="float" table:number-columns-spanned="3" table:number-rows-spanned="1">
            <text:p>224.61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6.8776 - 5" office:value-type="float" office:value="481.8776" calcext:value-type="float" table:number-columns-spanned="3" table:number-rows-spanned="1">
            <text:p>481.8776</text:p>
          </table:table-cell>
          <table:covered-table-cell table:style-name="ce8"/>
          <table:covered-table-cell table:style-name="ce9"/>
          <table:table-cell table:style-name="ce7" table:formula="of:=228.048 - 2" office:value-type="float" office:value="226.048" calcext:value-type="float" table:number-columns-spanned="3" table:number-rows-spanned="1">
            <text:p>226.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7.7717 - 3" office:value-type="float" office:value="484.7717" calcext:value-type="float" table:number-columns-spanned="3" table:number-rows-spanned="1">
            <text:p>484.7717</text:p>
          </table:table-cell>
          <table:covered-table-cell table:style-name="ce8"/>
          <table:covered-table-cell table:style-name="ce9"/>
          <table:table-cell table:style-name="ce7" table:formula="of:=228.0813 - 2" office:value-type="float" office:value="226.0813" calcext:value-type="float" table:number-columns-spanned="3" table:number-rows-spanned="1">
            <text:p>226.08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7.8716 - 1" office:value-type="float" office:value="486.8716" calcext:value-type="float" table:number-columns-spanned="3" table:number-rows-spanned="1">
            <text:p>486.8716</text:p>
          </table:table-cell>
          <table:covered-table-cell table:style-name="ce8"/>
          <table:covered-table-cell table:style-name="ce9"/>
          <table:table-cell table:style-name="ce7" table:formula="of:=228.2668 - 2" office:value-type="float" office:value="226.2668" calcext:value-type="float" table:number-columns-spanned="3" table:number-rows-spanned="1">
            <text:p>226.26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8.3173 - 2" office:value-type="float" office:value="486.3173" calcext:value-type="float" table:number-columns-spanned="3" table:number-rows-spanned="1">
            <text:p>486.3173</text:p>
          </table:table-cell>
          <table:covered-table-cell table:style-name="ce8"/>
          <table:covered-table-cell table:style-name="ce9"/>
          <table:table-cell table:style-name="ce7" table:formula="of:=226.7959 - 2" office:value-type="float" office:value="224.7959" calcext:value-type="float" table:number-columns-spanned="3" table:number-rows-spanned="1">
            <text:p>224.79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8.7425 - 3" office:value-type="float" office:value="485.7425" calcext:value-type="float" table:number-columns-spanned="3" table:number-rows-spanned="1">
            <text:p>485.7425</text:p>
          </table:table-cell>
          <table:covered-table-cell table:style-name="ce8"/>
          <table:covered-table-cell table:style-name="ce9"/>
          <table:table-cell table:style-name="ce7" table:formula="of:=226.811 - 2" office:value-type="float" office:value="224.811" calcext:value-type="float" table:number-columns-spanned="3" table:number-rows-spanned="1">
            <text:p>224.8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88.8349 - 1" office:value-type="float" office:value="487.8349" calcext:value-type="float" table:number-columns-spanned="3" table:number-rows-spanned="1">
            <text:p>487.8349</text:p>
          </table:table-cell>
          <table:covered-table-cell table:style-name="ce8"/>
          <table:covered-table-cell table:style-name="ce9"/>
          <table:table-cell table:style-name="ce7" table:formula="of:=229.3057 - 2" office:value-type="float" office:value="227.3057" calcext:value-type="float" table:number-columns-spanned="3" table:number-rows-spanned="1">
            <text:p>227.30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0.4281 - 2" office:value-type="float" office:value="488.4281" calcext:value-type="float" table:number-columns-spanned="3" table:number-rows-spanned="1">
            <text:p>488.4281</text:p>
          </table:table-cell>
          <table:covered-table-cell table:style-name="ce8"/>
          <table:covered-table-cell table:style-name="ce9"/>
          <table:table-cell table:style-name="ce7" table:formula="of:=227.9291 - 2" office:value-type="float" office:value="225.9291" calcext:value-type="float" table:number-columns-spanned="3" table:number-rows-spanned="1">
            <text:p>225.92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0.8729 - 3" office:value-type="float" office:value="487.8729" calcext:value-type="float" table:number-columns-spanned="3" table:number-rows-spanned="1">
            <text:p>487.8729</text:p>
          </table:table-cell>
          <table:covered-table-cell table:style-name="ce8"/>
          <table:covered-table-cell table:style-name="ce9"/>
          <table:table-cell table:style-name="ce7" table:formula="of:=229.3301 - 2" office:value-type="float" office:value="227.3301" calcext:value-type="float" table:number-columns-spanned="3" table:number-rows-spanned="1">
            <text:p>227.33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0.9481 - 2" office:value-type="float" office:value="488.9481" calcext:value-type="float" table:number-columns-spanned="3" table:number-rows-spanned="1">
            <text:p>488.9481</text:p>
          </table:table-cell>
          <table:covered-table-cell table:style-name="ce8"/>
          <table:covered-table-cell table:style-name="ce9"/>
          <table:table-cell table:style-name="ce7" table:formula="of:=228.2413 - 2" office:value-type="float" office:value="226.2413" calcext:value-type="float" table:number-columns-spanned="3" table:number-rows-spanned="1">
            <text:p>226.24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1.0649 - 4" office:value-type="float" office:value="487.0649" calcext:value-type="float" table:number-columns-spanned="3" table:number-rows-spanned="1">
            <text:p>487.0649</text:p>
          </table:table-cell>
          <table:covered-table-cell table:style-name="ce8"/>
          <table:covered-table-cell table:style-name="ce9"/>
          <table:table-cell table:style-name="ce7" table:formula="of:=228.7941 - 2" office:value-type="float" office:value="226.7941" calcext:value-type="float" table:number-columns-spanned="3" table:number-rows-spanned="1">
            <text:p>226.79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1.4559 - 5" office:value-type="float" office:value="486.4559" calcext:value-type="float" table:number-columns-spanned="3" table:number-rows-spanned="1">
            <text:p>486.4559</text:p>
          </table:table-cell>
          <table:covered-table-cell table:style-name="ce8"/>
          <table:covered-table-cell table:style-name="ce9"/>
          <table:table-cell table:style-name="ce7" table:formula="of:=228.9026 - 2" office:value-type="float" office:value="226.9026" calcext:value-type="float" table:number-columns-spanned="3" table:number-rows-spanned="1">
            <text:p>226.9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2.4483 - 1" office:value-type="float" office:value="491.4483" calcext:value-type="float" table:number-columns-spanned="3" table:number-rows-spanned="1">
            <text:p>491.4483</text:p>
          </table:table-cell>
          <table:covered-table-cell table:style-name="ce8"/>
          <table:covered-table-cell table:style-name="ce9"/>
          <table:table-cell table:style-name="ce7" table:formula="of:=229.6869 - 2" office:value-type="float" office:value="227.6869" calcext:value-type="float" table:number-columns-spanned="3" table:number-rows-spanned="1">
            <text:p>227.6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2.9714 - 4" office:value-type="float" office:value="488.9714" calcext:value-type="float" table:number-columns-spanned="3" table:number-rows-spanned="1">
            <text:p>488.9714</text:p>
          </table:table-cell>
          <table:covered-table-cell table:style-name="ce8"/>
          <table:covered-table-cell table:style-name="ce9"/>
          <table:table-cell table:style-name="ce7" table:formula="of:=231.9495 - 2" office:value-type="float" office:value="229.9495" calcext:value-type="float" table:number-columns-spanned="3" table:number-rows-spanned="1">
            <text:p>229.9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4.0406 - 3" office:value-type="float" office:value="491.0406" calcext:value-type="float" table:number-columns-spanned="3" table:number-rows-spanned="1">
            <text:p>491.0406</text:p>
          </table:table-cell>
          <table:covered-table-cell table:style-name="ce8"/>
          <table:covered-table-cell table:style-name="ce9"/>
          <table:table-cell table:style-name="ce7" table:formula="of:=230.1718 - 2" office:value-type="float" office:value="228.1718" calcext:value-type="float" table:number-columns-spanned="3" table:number-rows-spanned="1">
            <text:p>228.1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4.4276 - 4" office:value-type="float" office:value="490.4276" calcext:value-type="float" table:number-columns-spanned="3" table:number-rows-spanned="1">
            <text:p>490.4276</text:p>
          </table:table-cell>
          <table:covered-table-cell table:style-name="ce8"/>
          <table:covered-table-cell table:style-name="ce9"/>
          <table:table-cell table:style-name="ce7" table:formula="of:=232.5286 - 2" office:value-type="float" office:value="230.5286" calcext:value-type="float" table:number-columns-spanned="3" table:number-rows-spanned="1">
            <text:p>230.52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5.0818 - 2" office:value-type="float" office:value="493.0818" calcext:value-type="float" table:number-columns-spanned="3" table:number-rows-spanned="1">
            <text:p>493.0818</text:p>
          </table:table-cell>
          <table:covered-table-cell table:style-name="ce8"/>
          <table:covered-table-cell table:style-name="ce9"/>
          <table:table-cell table:style-name="ce7" table:formula="of:=231.9435 - 2" office:value-type="float" office:value="229.9435" calcext:value-type="float" table:number-columns-spanned="3" table:number-rows-spanned="1">
            <text:p>229.94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5.1774 - 4" office:value-type="float" office:value="491.1774" calcext:value-type="float" table:number-columns-spanned="3" table:number-rows-spanned="1">
            <text:p>491.1774</text:p>
          </table:table-cell>
          <table:covered-table-cell table:style-name="ce8"/>
          <table:covered-table-cell table:style-name="ce9"/>
          <table:table-cell table:style-name="ce7" table:formula="of:=233.3027 - 2" office:value-type="float" office:value="231.3027" calcext:value-type="float" table:number-columns-spanned="3" table:number-rows-spanned="1">
            <text:p>231.30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6.0379 - 2" office:value-type="float" office:value="494.0379" calcext:value-type="float" table:number-columns-spanned="3" table:number-rows-spanned="1">
            <text:p>494.0379</text:p>
          </table:table-cell>
          <table:covered-table-cell table:style-name="ce8"/>
          <table:covered-table-cell table:style-name="ce9"/>
          <table:table-cell table:style-name="ce7" table:formula="of:=231.7893 - 2" office:value-type="float" office:value="229.7893" calcext:value-type="float" table:number-columns-spanned="3" table:number-rows-spanned="1">
            <text:p>229.78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6.0589 - 5" office:value-type="float" office:value="491.0589" calcext:value-type="float" table:number-columns-spanned="3" table:number-rows-spanned="1">
            <text:p>491.0589</text:p>
          </table:table-cell>
          <table:covered-table-cell table:style-name="ce8"/>
          <table:covered-table-cell table:style-name="ce9"/>
          <table:table-cell table:style-name="ce7" table:formula="of:=233.6507 - 2" office:value-type="float" office:value="231.6507" calcext:value-type="float" table:number-columns-spanned="3" table:number-rows-spanned="1">
            <text:p>231.65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6.1404 - 1" office:value-type="float" office:value="495.1404" calcext:value-type="float" table:number-columns-spanned="3" table:number-rows-spanned="1">
            <text:p>495.1404</text:p>
          </table:table-cell>
          <table:covered-table-cell table:style-name="ce8"/>
          <table:covered-table-cell table:style-name="ce9"/>
          <table:table-cell table:style-name="ce7" table:formula="of:=232.1528 - 2" office:value-type="float" office:value="230.1528" calcext:value-type="float" table:number-columns-spanned="3" table:number-rows-spanned="1">
            <text:p>230.15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7.1968 - 1" office:value-type="float" office:value="496.1968" calcext:value-type="float" table:number-columns-spanned="3" table:number-rows-spanned="1">
            <text:p>496.1968</text:p>
          </table:table-cell>
          <table:covered-table-cell table:style-name="ce8"/>
          <table:covered-table-cell table:style-name="ce9"/>
          <table:table-cell table:style-name="ce7" table:formula="of:=232.4427 - 2" office:value-type="float" office:value="230.4427" calcext:value-type="float" table:number-columns-spanned="3" table:number-rows-spanned="1">
            <text:p>230.44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7.7509 - 5" office:value-type="float" office:value="492.7509" calcext:value-type="float" table:number-columns-spanned="3" table:number-rows-spanned="1">
            <text:p>492.7509</text:p>
          </table:table-cell>
          <table:covered-table-cell table:style-name="ce8"/>
          <table:covered-table-cell table:style-name="ce9"/>
          <table:table-cell table:style-name="ce7" table:formula="of:=232.8883 - 2" office:value-type="float" office:value="230.8883" calcext:value-type="float" table:number-columns-spanned="3" table:number-rows-spanned="1">
            <text:p>230.88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8.6544 - 4" office:value-type="float" office:value="494.6544" calcext:value-type="float" table:number-columns-spanned="3" table:number-rows-spanned="1">
            <text:p>494.6544</text:p>
          </table:table-cell>
          <table:covered-table-cell table:style-name="ce8"/>
          <table:covered-table-cell table:style-name="ce9"/>
          <table:table-cell table:style-name="ce7" table:formula="of:=232.9898 - 2" office:value-type="float" office:value="230.9898" calcext:value-type="float" table:number-columns-spanned="3" table:number-rows-spanned="1">
            <text:p>230.98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9.1735 - 4" office:value-type="float" office:value="495.1735" calcext:value-type="float" table:number-columns-spanned="3" table:number-rows-spanned="1">
            <text:p>495.1735</text:p>
          </table:table-cell>
          <table:covered-table-cell table:style-name="ce8"/>
          <table:covered-table-cell table:style-name="ce9"/>
          <table:table-cell table:style-name="ce7" table:formula="of:=233.9008 - 2" office:value-type="float" office:value="231.9008" calcext:value-type="float" table:number-columns-spanned="3" table:number-rows-spanned="1">
            <text:p>231.90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499.3227 - 2" office:value-type="float" office:value="497.3227" calcext:value-type="float" table:number-columns-spanned="3" table:number-rows-spanned="1">
            <text:p>497.3227</text:p>
          </table:table-cell>
          <table:covered-table-cell table:style-name="ce8"/>
          <table:covered-table-cell table:style-name="ce9"/>
          <table:table-cell table:style-name="ce7" table:formula="of:=234.0102 - 2" office:value-type="float" office:value="232.0102" calcext:value-type="float" table:number-columns-spanned="3" table:number-rows-spanned="1">
            <text:p>232.01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0.0544 - 4" office:value-type="float" office:value="496.0544" calcext:value-type="float" table:number-columns-spanned="3" table:number-rows-spanned="1">
            <text:p>496.0544</text:p>
          </table:table-cell>
          <table:covered-table-cell table:style-name="ce8"/>
          <table:covered-table-cell table:style-name="ce9"/>
          <table:table-cell table:style-name="ce7" table:formula="of:=236.4682 - 2" office:value-type="float" office:value="234.4682" calcext:value-type="float" table:number-columns-spanned="3" table:number-rows-spanned="1">
            <text:p>234.46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0.1705 - 1" office:value-type="float" office:value="499.1705" calcext:value-type="float" table:number-columns-spanned="3" table:number-rows-spanned="1">
            <text:p>499.1705</text:p>
          </table:table-cell>
          <table:covered-table-cell table:style-name="ce8"/>
          <table:covered-table-cell table:style-name="ce9"/>
          <table:table-cell table:style-name="ce7" table:formula="of:=235.6004 - 2" office:value-type="float" office:value="233.6004" calcext:value-type="float" table:number-columns-spanned="3" table:number-rows-spanned="1">
            <text:p>233.60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0.6509 - 2" office:value-type="float" office:value="498.6509" calcext:value-type="float" table:number-columns-spanned="3" table:number-rows-spanned="1">
            <text:p>498.6509</text:p>
          </table:table-cell>
          <table:covered-table-cell table:style-name="ce8"/>
          <table:covered-table-cell table:style-name="ce9"/>
          <table:table-cell table:style-name="ce7" table:formula="of:=234.8744 - 2" office:value-type="float" office:value="232.8744" calcext:value-type="float" table:number-columns-spanned="3" table:number-rows-spanned="1">
            <text:p>232.87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0.7453 - 3" office:value-type="float" office:value="497.7453" calcext:value-type="float" table:number-columns-spanned="3" table:number-rows-spanned="1">
            <text:p>497.7453</text:p>
          </table:table-cell>
          <table:covered-table-cell table:style-name="ce8"/>
          <table:covered-table-cell table:style-name="ce9"/>
          <table:table-cell table:style-name="ce7" table:formula="of:=236.7405 - 2" office:value-type="float" office:value="234.7405" calcext:value-type="float" table:number-columns-spanned="3" table:number-rows-spanned="1">
            <text:p>234.74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1.3331 - 5" office:value-type="float" office:value="496.3331" calcext:value-type="float" table:number-columns-spanned="3" table:number-rows-spanned="1">
            <text:p>496.3331</text:p>
          </table:table-cell>
          <table:covered-table-cell table:style-name="ce8"/>
          <table:covered-table-cell table:style-name="ce9"/>
          <table:table-cell table:style-name="ce7" table:formula="of:=237.6497 - 2" office:value-type="float" office:value="235.6497" calcext:value-type="float" table:number-columns-spanned="3" table:number-rows-spanned="1">
            <text:p>235.64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2.0514 - 2" office:value-type="float" office:value="500.0514" calcext:value-type="float" table:number-columns-spanned="3" table:number-rows-spanned="1">
            <text:p>500.0514</text:p>
          </table:table-cell>
          <table:covered-table-cell table:style-name="ce8"/>
          <table:covered-table-cell table:style-name="ce9"/>
          <table:table-cell table:style-name="ce7" table:formula="of:=237.1793 - 2" office:value-type="float" office:value="235.1793" calcext:value-type="float" table:number-columns-spanned="3" table:number-rows-spanned="1">
            <text:p>235.17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2.1706 - 2" office:value-type="float" office:value="500.1706" calcext:value-type="float" table:number-columns-spanned="3" table:number-rows-spanned="1">
            <text:p>500.1706</text:p>
          </table:table-cell>
          <table:covered-table-cell table:style-name="ce8"/>
          <table:covered-table-cell table:style-name="ce9"/>
          <table:table-cell table:style-name="ce7" table:formula="of:=236.3599 - 2" office:value-type="float" office:value="234.3599" calcext:value-type="float" table:number-columns-spanned="3" table:number-rows-spanned="1">
            <text:p>234.35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2.4994 - 3" office:value-type="float" office:value="499.4994" calcext:value-type="float" table:number-columns-spanned="3" table:number-rows-spanned="1">
            <text:p>499.4994</text:p>
          </table:table-cell>
          <table:covered-table-cell table:style-name="ce8"/>
          <table:covered-table-cell table:style-name="ce9"/>
          <table:table-cell table:style-name="ce7" table:formula="of:=236.5326 - 2" office:value-type="float" office:value="234.5326" calcext:value-type="float" table:number-columns-spanned="3" table:number-rows-spanned="1">
            <text:p>234.53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2.8642 - 2" office:value-type="float" office:value="500.8642" calcext:value-type="float" table:number-columns-spanned="3" table:number-rows-spanned="1">
            <text:p>500.8642</text:p>
          </table:table-cell>
          <table:covered-table-cell table:style-name="ce8"/>
          <table:covered-table-cell table:style-name="ce9"/>
          <table:table-cell table:style-name="ce7" table:formula="of:=238.0442 - 2" office:value-type="float" office:value="236.0442" calcext:value-type="float" table:number-columns-spanned="3" table:number-rows-spanned="1">
            <text:p>236.04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3.2336 - 1" office:value-type="float" office:value="502.2336" calcext:value-type="float" table:number-columns-spanned="3" table:number-rows-spanned="1">
            <text:p>502.2336</text:p>
          </table:table-cell>
          <table:covered-table-cell table:style-name="ce8"/>
          <table:covered-table-cell table:style-name="ce9"/>
          <table:table-cell table:style-name="ce7" table:formula="of:=238.7368 - 2" office:value-type="float" office:value="236.7368" calcext:value-type="float" table:number-columns-spanned="3" table:number-rows-spanned="1">
            <text:p>236.73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3.45 - 2" office:value-type="float" office:value="501.45" calcext:value-type="float" table:number-columns-spanned="3" table:number-rows-spanned="1">
            <text:p>501.45</text:p>
          </table:table-cell>
          <table:covered-table-cell table:style-name="ce8"/>
          <table:covered-table-cell table:style-name="ce9"/>
          <table:table-cell table:style-name="ce7" table:formula="of:=240.1069 - 2" office:value-type="float" office:value="238.1069" calcext:value-type="float" table:number-columns-spanned="3" table:number-rows-spanned="1">
            <text:p>238.10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3.6491 - 3" office:value-type="float" office:value="500.6491" calcext:value-type="float" table:number-columns-spanned="3" table:number-rows-spanned="1">
            <text:p>500.6491</text:p>
          </table:table-cell>
          <table:covered-table-cell table:style-name="ce8"/>
          <table:covered-table-cell table:style-name="ce9"/>
          <table:table-cell table:style-name="ce7" table:formula="of:=239.2861 - 2" office:value-type="float" office:value="237.2861" calcext:value-type="float" table:number-columns-spanned="3" table:number-rows-spanned="1">
            <text:p>237.2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4.5113 - 1" office:value-type="float" office:value="503.5113" calcext:value-type="float" table:number-columns-spanned="3" table:number-rows-spanned="1">
            <text:p>503.5113</text:p>
          </table:table-cell>
          <table:covered-table-cell table:style-name="ce8"/>
          <table:covered-table-cell table:style-name="ce9"/>
          <table:table-cell table:style-name="ce7" table:formula="of:=238.4627 - 2" office:value-type="float" office:value="236.4627" calcext:value-type="float" table:number-columns-spanned="3" table:number-rows-spanned="1">
            <text:p>236.46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4.701 - 1" office:value-type="float" office:value="503.701" calcext:value-type="float" table:number-columns-spanned="3" table:number-rows-spanned="1">
            <text:p>503.701</text:p>
          </table:table-cell>
          <table:covered-table-cell table:style-name="ce8"/>
          <table:covered-table-cell table:style-name="ce9"/>
          <table:table-cell table:style-name="ce7" table:formula="of:=238.5199 - 2" office:value-type="float" office:value="236.5199" calcext:value-type="float" table:number-columns-spanned="3" table:number-rows-spanned="1">
            <text:p>236.51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5.0502 - 3" office:value-type="float" office:value="502.0502" calcext:value-type="float" table:number-columns-spanned="3" table:number-rows-spanned="1">
            <text:p>502.0502</text:p>
          </table:table-cell>
          <table:covered-table-cell table:style-name="ce8"/>
          <table:covered-table-cell table:style-name="ce9"/>
          <table:table-cell table:style-name="ce7" table:formula="of:=240.1369 - 2" office:value-type="float" office:value="238.1369" calcext:value-type="float" table:number-columns-spanned="3" table:number-rows-spanned="1">
            <text:p>238.13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5.5687 - 1" office:value-type="float" office:value="504.5687" calcext:value-type="float" table:number-columns-spanned="3" table:number-rows-spanned="1">
            <text:p>504.5687</text:p>
          </table:table-cell>
          <table:covered-table-cell table:style-name="ce8"/>
          <table:covered-table-cell table:style-name="ce9"/>
          <table:table-cell table:style-name="ce7" table:formula="of:=238.9643 - 2" office:value-type="float" office:value="236.9643" calcext:value-type="float" table:number-columns-spanned="3" table:number-rows-spanned="1">
            <text:p>236.96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5.7593 - 1" office:value-type="float" office:value="504.7593" calcext:value-type="float" table:number-columns-spanned="3" table:number-rows-spanned="1">
            <text:p>504.7593</text:p>
          </table:table-cell>
          <table:covered-table-cell table:style-name="ce8"/>
          <table:covered-table-cell table:style-name="ce9"/>
          <table:table-cell table:style-name="ce7" table:formula="of:=241.9529 - 2" office:value-type="float" office:value="239.9529" calcext:value-type="float" table:number-columns-spanned="3" table:number-rows-spanned="1">
            <text:p>239.95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6.4126 - 3" office:value-type="float" office:value="503.4126" calcext:value-type="float" table:number-columns-spanned="3" table:number-rows-spanned="1">
            <text:p>503.4126</text:p>
          </table:table-cell>
          <table:covered-table-cell table:style-name="ce8"/>
          <table:covered-table-cell table:style-name="ce9"/>
          <table:table-cell table:style-name="ce7" table:formula="of:=242.457 - 2" office:value-type="float" office:value="240.457" calcext:value-type="float" table:number-columns-spanned="3" table:number-rows-spanned="1">
            <text:p>240.4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7.496 - 5" office:value-type="float" office:value="502.496" calcext:value-type="float" table:number-columns-spanned="3" table:number-rows-spanned="1">
            <text:p>502.496</text:p>
          </table:table-cell>
          <table:covered-table-cell table:style-name="ce8"/>
          <table:covered-table-cell table:style-name="ce9"/>
          <table:table-cell table:style-name="ce7" table:formula="of:=241.7518 - 2" office:value-type="float" office:value="239.7518" calcext:value-type="float" table:number-columns-spanned="3" table:number-rows-spanned="1">
            <text:p>239.75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7.5686 - 2" office:value-type="float" office:value="505.5686" calcext:value-type="float" table:number-columns-spanned="3" table:number-rows-spanned="1">
            <text:p>505.5686</text:p>
          </table:table-cell>
          <table:covered-table-cell table:style-name="ce8"/>
          <table:covered-table-cell table:style-name="ce9"/>
          <table:table-cell table:style-name="ce7" table:formula="of:=242.4122 - 2" office:value-type="float" office:value="240.4122" calcext:value-type="float" table:number-columns-spanned="3" table:number-rows-spanned="1">
            <text:p>240.41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7.8626 - 5" office:value-type="float" office:value="502.8626" calcext:value-type="float" table:number-columns-spanned="3" table:number-rows-spanned="1">
            <text:p>502.8626</text:p>
          </table:table-cell>
          <table:covered-table-cell table:style-name="ce8"/>
          <table:covered-table-cell table:style-name="ce9"/>
          <table:table-cell table:style-name="ce7" table:formula="of:=242.1259 - 2" office:value-type="float" office:value="240.1259" calcext:value-type="float" table:number-columns-spanned="3" table:number-rows-spanned="1">
            <text:p>240.1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9.0457 - 4" office:value-type="float" office:value="505.0457" calcext:value-type="float" table:number-columns-spanned="3" table:number-rows-spanned="1">
            <text:p>505.0457</text:p>
          </table:table-cell>
          <table:covered-table-cell table:style-name="ce8"/>
          <table:covered-table-cell table:style-name="ce9"/>
          <table:table-cell table:style-name="ce7" table:formula="of:=243.2089 - 2" office:value-type="float" office:value="241.2089" calcext:value-type="float" table:number-columns-spanned="3" table:number-rows-spanned="1">
            <text:p>241.2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9.409 - 3" office:value-type="float" office:value="506.409" calcext:value-type="float" table:number-columns-spanned="3" table:number-rows-spanned="1">
            <text:p>506.409</text:p>
          </table:table-cell>
          <table:covered-table-cell table:style-name="ce8"/>
          <table:covered-table-cell table:style-name="ce9"/>
          <table:table-cell table:style-name="ce7" table:formula="of:=243.0355 - 2" office:value-type="float" office:value="241.0355" calcext:value-type="float" table:number-columns-spanned="3" table:number-rows-spanned="1">
            <text:p>241.03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9.4899 - 2" office:value-type="float" office:value="507.4899" calcext:value-type="float" table:number-columns-spanned="3" table:number-rows-spanned="1">
            <text:p>507.4899</text:p>
          </table:table-cell>
          <table:covered-table-cell table:style-name="ce8"/>
          <table:covered-table-cell table:style-name="ce9"/>
          <table:table-cell table:style-name="ce7" table:formula="of:=244.3024 - 2" office:value-type="float" office:value="242.3024" calcext:value-type="float" table:number-columns-spanned="3" table:number-rows-spanned="1">
            <text:p>242.30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09.5675 - 2" office:value-type="float" office:value="507.5675" calcext:value-type="float" table:number-columns-spanned="3" table:number-rows-spanned="1">
            <text:p>507.5675</text:p>
          </table:table-cell>
          <table:covered-table-cell table:style-name="ce8"/>
          <table:covered-table-cell table:style-name="ce9"/>
          <table:table-cell table:style-name="ce7" table:formula="of:=244.3526 - 2" office:value-type="float" office:value="242.3526" calcext:value-type="float" table:number-columns-spanned="3" table:number-rows-spanned="1">
            <text:p>242.35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1.0514 - 5" office:value-type="float" office:value="506.0514" calcext:value-type="float" table:number-columns-spanned="3" table:number-rows-spanned="1">
            <text:p>506.0514</text:p>
          </table:table-cell>
          <table:covered-table-cell table:style-name="ce8"/>
          <table:covered-table-cell table:style-name="ce9"/>
          <table:table-cell table:style-name="ce7" table:formula="of:=244.8347 - 2" office:value-type="float" office:value="242.8347" calcext:value-type="float" table:number-columns-spanned="3" table:number-rows-spanned="1">
            <text:p>242.83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1.4073 - 2" office:value-type="float" office:value="509.4073" calcext:value-type="float" table:number-columns-spanned="3" table:number-rows-spanned="1">
            <text:p>509.4073</text:p>
          </table:table-cell>
          <table:covered-table-cell table:style-name="ce8"/>
          <table:covered-table-cell table:style-name="ce9"/>
          <table:table-cell table:style-name="ce7" table:formula="of:=244.1195 - 2" office:value-type="float" office:value="242.1195" calcext:value-type="float" table:number-columns-spanned="3" table:number-rows-spanned="1">
            <text:p>242.11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2.2152 - 3" office:value-type="float" office:value="509.2152" calcext:value-type="float" table:number-columns-spanned="3" table:number-rows-spanned="1">
            <text:p>509.2152</text:p>
          </table:table-cell>
          <table:covered-table-cell table:style-name="ce8"/>
          <table:covered-table-cell table:style-name="ce9"/>
          <table:table-cell table:style-name="ce7" table:formula="of:=245.1644 - 2" office:value-type="float" office:value="243.1644" calcext:value-type="float" table:number-columns-spanned="3" table:number-rows-spanned="1">
            <text:p>243.1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2.5657 - 3" office:value-type="float" office:value="509.5657" calcext:value-type="float" table:number-columns-spanned="3" table:number-rows-spanned="1">
            <text:p>509.5657</text:p>
          </table:table-cell>
          <table:covered-table-cell table:style-name="ce8"/>
          <table:covered-table-cell table:style-name="ce9"/>
          <table:table-cell table:style-name="ce7" table:formula="of:=245.1439 - 2" office:value-type="float" office:value="243.1439" calcext:value-type="float" table:number-columns-spanned="3" table:number-rows-spanned="1">
            <text:p>243.14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2.8557 - 5" office:value-type="float" office:value="507.8557" calcext:value-type="float" table:number-columns-spanned="3" table:number-rows-spanned="1">
            <text:p>507.8557</text:p>
          </table:table-cell>
          <table:covered-table-cell table:style-name="ce8"/>
          <table:covered-table-cell table:style-name="ce9"/>
          <table:table-cell table:style-name="ce7" table:formula="of:=246.537 - 2" office:value-type="float" office:value="244.537" calcext:value-type="float" table:number-columns-spanned="3" table:number-rows-spanned="1">
            <text:p>244.5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3.2121 - 1" office:value-type="float" office:value="512.2121" calcext:value-type="float" table:number-columns-spanned="3" table:number-rows-spanned="1">
            <text:p>512.2121</text:p>
          </table:table-cell>
          <table:covered-table-cell table:style-name="ce8"/>
          <table:covered-table-cell table:style-name="ce9"/>
          <table:table-cell table:style-name="ce7" table:formula="of:=246.7829 - 2" office:value-type="float" office:value="244.7829" calcext:value-type="float" table:number-columns-spanned="3" table:number-rows-spanned="1">
            <text:p>244.78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4.2713 - 1" office:value-type="float" office:value="513.2713" calcext:value-type="float" table:number-columns-spanned="3" table:number-rows-spanned="1">
            <text:p>513.2713</text:p>
          </table:table-cell>
          <table:covered-table-cell table:style-name="ce8"/>
          <table:covered-table-cell table:style-name="ce9"/>
          <table:table-cell table:style-name="ce7" table:formula="of:=245.9073 - 2" office:value-type="float" office:value="243.9073" calcext:value-type="float" table:number-columns-spanned="3" table:number-rows-spanned="1">
            <text:p>243.90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4.5636 - 2" office:value-type="float" office:value="512.5636" calcext:value-type="float" table:number-columns-spanned="3" table:number-rows-spanned="1">
            <text:p>512.5636</text:p>
          </table:table-cell>
          <table:covered-table-cell table:style-name="ce8"/>
          <table:covered-table-cell table:style-name="ce9"/>
          <table:table-cell table:style-name="ce7" table:formula="of:=246.7215 - 2" office:value-type="float" office:value="244.7215" calcext:value-type="float" table:number-columns-spanned="3" table:number-rows-spanned="1">
            <text:p>244.72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4.5798 - 3" office:value-type="float" office:value="511.5798" calcext:value-type="float" table:number-columns-spanned="3" table:number-rows-spanned="1">
            <text:p>511.5798</text:p>
          </table:table-cell>
          <table:covered-table-cell table:style-name="ce8"/>
          <table:covered-table-cell table:style-name="ce9"/>
          <table:table-cell table:style-name="ce7" table:formula="of:=245.8672 - 2" office:value-type="float" office:value="243.8672" calcext:value-type="float" table:number-columns-spanned="3" table:number-rows-spanned="1">
            <text:p>243.86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4.7833 - 5" office:value-type="float" office:value="509.7833" calcext:value-type="float" table:number-columns-spanned="3" table:number-rows-spanned="1">
            <text:p>509.7833</text:p>
          </table:table-cell>
          <table:covered-table-cell table:style-name="ce8"/>
          <table:covered-table-cell table:style-name="ce9"/>
          <table:table-cell table:style-name="ce7" table:formula="of:=248.3799 - 2" office:value-type="float" office:value="246.3799" calcext:value-type="float" table:number-columns-spanned="3" table:number-rows-spanned="1">
            <text:p>246.3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5.0465 - 4" office:value-type="float" office:value="511.0465" calcext:value-type="float" table:number-columns-spanned="3" table:number-rows-spanned="1">
            <text:p>511.0465</text:p>
          </table:table-cell>
          <table:covered-table-cell table:style-name="ce8"/>
          <table:covered-table-cell table:style-name="ce9"/>
          <table:table-cell table:style-name="ce7" table:formula="of:=247.9846 - 2" office:value-type="float" office:value="245.9846" calcext:value-type="float" table:number-columns-spanned="3" table:number-rows-spanned="1">
            <text:p>245.98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5.8338 - 1" office:value-type="float" office:value="514.8338" calcext:value-type="float" table:number-columns-spanned="3" table:number-rows-spanned="1">
            <text:p>514.8338</text:p>
          </table:table-cell>
          <table:covered-table-cell table:style-name="ce8"/>
          <table:covered-table-cell table:style-name="ce9"/>
          <table:table-cell table:style-name="ce7" table:formula="of:=247.9001 - 2" office:value-type="float" office:value="245.9001" calcext:value-type="float" table:number-columns-spanned="3" table:number-rows-spanned="1">
            <text:p>245.90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6.8948 - 1" office:value-type="float" office:value="515.8948" calcext:value-type="float" table:number-columns-spanned="3" table:number-rows-spanned="1">
            <text:p>515.8948</text:p>
          </table:table-cell>
          <table:covered-table-cell table:style-name="ce8"/>
          <table:covered-table-cell table:style-name="ce9"/>
          <table:table-cell table:style-name="ce7" table:formula="of:=248.5869 - 2" office:value-type="float" office:value="246.5869" calcext:value-type="float" table:number-columns-spanned="3" table:number-rows-spanned="1">
            <text:p>246.5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7.0415 - 2" office:value-type="float" office:value="515.0415" calcext:value-type="float" table:number-columns-spanned="3" table:number-rows-spanned="1">
            <text:p>515.0415</text:p>
          </table:table-cell>
          <table:covered-table-cell table:style-name="ce8"/>
          <table:covered-table-cell table:style-name="ce9"/>
          <table:table-cell table:style-name="ce7" table:formula="of:=247.4172 - 2" office:value-type="float" office:value="245.4172" calcext:value-type="float" table:number-columns-spanned="3" table:number-rows-spanned="1">
            <text:p>245.41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7.85 - 5" office:value-type="float" office:value="512.85" calcext:value-type="float" table:number-columns-spanned="3" table:number-rows-spanned="1">
            <text:p>512.85</text:p>
          </table:table-cell>
          <table:covered-table-cell table:style-name="ce8"/>
          <table:covered-table-cell table:style-name="ce9"/>
          <table:table-cell table:style-name="ce7" table:formula="of:=248.9691 - 2" office:value-type="float" office:value="246.9691" calcext:value-type="float" table:number-columns-spanned="3" table:number-rows-spanned="1">
            <text:p>246.96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8.1 - 1" office:value-type="float" office:value="517.1" calcext:value-type="float" table:number-columns-spanned="3" table:number-rows-spanned="1">
            <text:p>517.1</text:p>
          </table:table-cell>
          <table:covered-table-cell table:style-name="ce8"/>
          <table:covered-table-cell table:style-name="ce9"/>
          <table:table-cell table:style-name="ce7" table:formula="of:=249.7482 - 2" office:value-type="float" office:value="247.7482" calcext:value-type="float" table:number-columns-spanned="3" table:number-rows-spanned="1">
            <text:p>247.74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8.2727 - 4" office:value-type="float" office:value="514.2727" calcext:value-type="float" table:number-columns-spanned="3" table:number-rows-spanned="1">
            <text:p>514.2727</text:p>
          </table:table-cell>
          <table:covered-table-cell table:style-name="ce8"/>
          <table:covered-table-cell table:style-name="ce9"/>
          <table:table-cell table:style-name="ce7" table:formula="of:=249.9766 - 2" office:value-type="float" office:value="247.9766" calcext:value-type="float" table:number-columns-spanned="3" table:number-rows-spanned="1">
            <text:p>247.97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9.5628 - 5" office:value-type="float" office:value="514.5628" calcext:value-type="float" table:number-columns-spanned="3" table:number-rows-spanned="1">
            <text:p>514.5628</text:p>
          </table:table-cell>
          <table:covered-table-cell table:style-name="ce8"/>
          <table:covered-table-cell table:style-name="ce9"/>
          <table:table-cell table:style-name="ce7" table:formula="of:=249.8884 - 2" office:value-type="float" office:value="247.8884" calcext:value-type="float" table:number-columns-spanned="3" table:number-rows-spanned="1">
            <text:p>247.88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19.5765 - 5" office:value-type="float" office:value="514.5765" calcext:value-type="float" table:number-columns-spanned="3" table:number-rows-spanned="1">
            <text:p>514.5765</text:p>
          </table:table-cell>
          <table:covered-table-cell table:style-name="ce8"/>
          <table:covered-table-cell table:style-name="ce9"/>
          <table:table-cell table:style-name="ce7" table:formula="of:=250.0734 - 2" office:value-type="float" office:value="248.0734" calcext:value-type="float" table:number-columns-spanned="3" table:number-rows-spanned="1">
            <text:p>248.07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0.1003 - 2" office:value-type="float" office:value="518.1003" calcext:value-type="float" table:number-columns-spanned="3" table:number-rows-spanned="1">
            <text:p>518.1003</text:p>
          </table:table-cell>
          <table:covered-table-cell table:style-name="ce8"/>
          <table:covered-table-cell table:style-name="ce9"/>
          <table:table-cell table:style-name="ce7" table:formula="of:=250.207 - 2" office:value-type="float" office:value="248.207" calcext:value-type="float" table:number-columns-spanned="3" table:number-rows-spanned="1">
            <text:p>248.2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1.0208 - 3" office:value-type="float" office:value="518.0208" calcext:value-type="float" table:number-columns-spanned="3" table:number-rows-spanned="1">
            <text:p>518.0208</text:p>
          </table:table-cell>
          <table:covered-table-cell table:style-name="ce8"/>
          <table:covered-table-cell table:style-name="ce9"/>
          <table:table-cell table:style-name="ce7" table:formula="of:=250.4477 - 2" office:value-type="float" office:value="248.4477" calcext:value-type="float" table:number-columns-spanned="3" table:number-rows-spanned="1">
            <text:p>248.44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1.8964 - 5" office:value-type="float" office:value="516.8964" calcext:value-type="float" table:number-columns-spanned="3" table:number-rows-spanned="1">
            <text:p>516.8964</text:p>
          </table:table-cell>
          <table:covered-table-cell table:style-name="ce8"/>
          <table:covered-table-cell table:style-name="ce9"/>
          <table:table-cell table:style-name="ce7" table:formula="of:=251.2275 - 2" office:value-type="float" office:value="249.2275" calcext:value-type="float" table:number-columns-spanned="3" table:number-rows-spanned="1">
            <text:p>249.22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2.0762 - 1" office:value-type="float" office:value="521.0762" calcext:value-type="float" table:number-columns-spanned="3" table:number-rows-spanned="1">
            <text:p>521.0762</text:p>
          </table:table-cell>
          <table:covered-table-cell table:style-name="ce8"/>
          <table:covered-table-cell table:style-name="ce9"/>
          <table:table-cell table:style-name="ce7" table:formula="of:=252.58 - 2" office:value-type="float" office:value="250.58" calcext:value-type="float" table:number-columns-spanned="3" table:number-rows-spanned="1">
            <text:p>250.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2.5711 - 3" office:value-type="float" office:value="519.5711" calcext:value-type="float" table:number-columns-spanned="3" table:number-rows-spanned="1">
            <text:p>519.5711</text:p>
          </table:table-cell>
          <table:covered-table-cell table:style-name="ce8"/>
          <table:covered-table-cell table:style-name="ce9"/>
          <table:table-cell table:style-name="ce7" table:formula="of:=252.8307 - 2" office:value-type="float" office:value="250.8307" calcext:value-type="float" table:number-columns-spanned="3" table:number-rows-spanned="1">
            <text:p>250.83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2.7283 - 3" office:value-type="float" office:value="519.7283" calcext:value-type="float" table:number-columns-spanned="3" table:number-rows-spanned="1">
            <text:p>519.7283</text:p>
          </table:table-cell>
          <table:covered-table-cell table:style-name="ce8"/>
          <table:covered-table-cell table:style-name="ce9"/>
          <table:table-cell table:style-name="ce7" table:formula="of:=252.8052 - 2" office:value-type="float" office:value="250.8052" calcext:value-type="float" table:number-columns-spanned="3" table:number-rows-spanned="1">
            <text:p>250.80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3.0997 - 3" office:value-type="float" office:value="520.0997" calcext:value-type="float" table:number-columns-spanned="3" table:number-rows-spanned="1">
            <text:p>520.0997</text:p>
          </table:table-cell>
          <table:covered-table-cell table:style-name="ce8"/>
          <table:covered-table-cell table:style-name="ce9"/>
          <table:table-cell table:style-name="ce7" table:formula="of:=252.9433 - 2" office:value-type="float" office:value="250.9433" calcext:value-type="float" table:number-columns-spanned="3" table:number-rows-spanned="1">
            <text:p>250.94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3.2674 - 5" office:value-type="float" office:value="518.2674" calcext:value-type="float" table:number-columns-spanned="3" table:number-rows-spanned="1">
            <text:p>518.2674</text:p>
          </table:table-cell>
          <table:covered-table-cell table:style-name="ce8"/>
          <table:covered-table-cell table:style-name="ce9"/>
          <table:table-cell table:style-name="ce7" table:formula="of:=253.185 - 2" office:value-type="float" office:value="251.185" calcext:value-type="float" table:number-columns-spanned="3" table:number-rows-spanned="1">
            <text:p>251.1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4.0769 - 2" office:value-type="float" office:value="522.0769" calcext:value-type="float" table:number-columns-spanned="3" table:number-rows-spanned="1">
            <text:p>522.0769</text:p>
          </table:table-cell>
          <table:covered-table-cell table:style-name="ce8"/>
          <table:covered-table-cell table:style-name="ce9"/>
          <table:table-cell table:style-name="ce7" table:formula="of:=253.9656 - 2" office:value-type="float" office:value="251.9656" calcext:value-type="float" table:number-columns-spanned="3" table:number-rows-spanned="1">
            <text:p>251.9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5.9159 - 3" office:value-type="float" office:value="522.9159" calcext:value-type="float" table:number-columns-spanned="3" table:number-rows-spanned="1">
            <text:p>522.9159</text:p>
          </table:table-cell>
          <table:covered-table-cell table:style-name="ce8"/>
          <table:covered-table-cell table:style-name="ce9"/>
          <table:table-cell table:style-name="ce7" table:formula="of:=254.4109 - 2" office:value-type="float" office:value="252.4109" calcext:value-type="float" table:number-columns-spanned="3" table:number-rows-spanned="1">
            <text:p>252.41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6.281 - 3" office:value-type="float" office:value="523.281" calcext:value-type="float" table:number-columns-spanned="3" table:number-rows-spanned="1">
            <text:p>523.281</text:p>
          </table:table-cell>
          <table:covered-table-cell table:style-name="ce8"/>
          <table:covered-table-cell table:style-name="ce9"/>
          <table:table-cell table:style-name="ce7" table:formula="of:=253.8695 - 2" office:value-type="float" office:value="251.8695" calcext:value-type="float" table:number-columns-spanned="3" table:number-rows-spanned="1">
            <text:p>251.8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7.1872 - 5" office:value-type="float" office:value="522.1872" calcext:value-type="float" table:number-columns-spanned="3" table:number-rows-spanned="1">
            <text:p>522.1872</text:p>
          </table:table-cell>
          <table:covered-table-cell table:style-name="ce8"/>
          <table:covered-table-cell table:style-name="ce9"/>
          <table:table-cell table:style-name="ce7" table:formula="of:=255.2948 - 2" office:value-type="float" office:value="253.2948" calcext:value-type="float" table:number-columns-spanned="3" table:number-rows-spanned="1">
            <text:p>253.29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7.5697 - 5" office:value-type="float" office:value="522.5697" calcext:value-type="float" table:number-columns-spanned="3" table:number-rows-spanned="1">
            <text:p>522.5697</text:p>
          </table:table-cell>
          <table:covered-table-cell table:style-name="ce8"/>
          <table:covered-table-cell table:style-name="ce9"/>
          <table:table-cell table:style-name="ce7" table:formula="of:=255.4344 - 2" office:value-type="float" office:value="253.4344" calcext:value-type="float" table:number-columns-spanned="3" table:number-rows-spanned="1">
            <text:p>253.43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8.0344 - 2" office:value-type="float" office:value="526.0344" calcext:value-type="float" table:number-columns-spanned="3" table:number-rows-spanned="1">
            <text:p>526.0344</text:p>
          </table:table-cell>
          <table:covered-table-cell table:style-name="ce8"/>
          <table:covered-table-cell table:style-name="ce9"/>
          <table:table-cell table:style-name="ce7" table:formula="of:=255.1822 - 2" office:value-type="float" office:value="253.1822" calcext:value-type="float" table:number-columns-spanned="3" table:number-rows-spanned="1">
            <text:p>253.18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8.2622 - 5" office:value-type="float" office:value="523.2622" calcext:value-type="float" table:number-columns-spanned="3" table:number-rows-spanned="1">
            <text:p>523.2622</text:p>
          </table:table-cell>
          <table:covered-table-cell table:style-name="ce8"/>
          <table:covered-table-cell table:style-name="ce9"/>
          <table:table-cell table:style-name="ce7" table:formula="of:=255.4427 - 2" office:value-type="float" office:value="253.4427" calcext:value-type="float" table:number-columns-spanned="3" table:number-rows-spanned="1">
            <text:p>253.44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8.3124 - 4" office:value-type="float" office:value="524.3124" calcext:value-type="float" table:number-columns-spanned="3" table:number-rows-spanned="1">
            <text:p>524.3124</text:p>
          </table:table-cell>
          <table:covered-table-cell table:style-name="ce8"/>
          <table:covered-table-cell table:style-name="ce9"/>
          <table:table-cell table:style-name="ce7" table:formula="of:=256.7151 - 2" office:value-type="float" office:value="254.7151" calcext:value-type="float" table:number-columns-spanned="3" table:number-rows-spanned="1">
            <text:p>254.71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9.2969 - 2" office:value-type="float" office:value="527.2969" calcext:value-type="float" table:number-columns-spanned="3" table:number-rows-spanned="1">
            <text:p>527.2969</text:p>
          </table:table-cell>
          <table:covered-table-cell table:style-name="ce8"/>
          <table:covered-table-cell table:style-name="ce9"/>
          <table:table-cell table:style-name="ce7" table:formula="of:=256.8274 - 2" office:value-type="float" office:value="254.8274" calcext:value-type="float" table:number-columns-spanned="3" table:number-rows-spanned="1">
            <text:p>254.82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29.4534 - 3" office:value-type="float" office:value="526.4534" calcext:value-type="float" table:number-columns-spanned="3" table:number-rows-spanned="1">
            <text:p>526.4534</text:p>
          </table:table-cell>
          <table:covered-table-cell table:style-name="ce8"/>
          <table:covered-table-cell table:style-name="ce9"/>
          <table:table-cell table:style-name="ce7" table:formula="of:=256.269 - 2" office:value-type="float" office:value="254.269" calcext:value-type="float" table:number-columns-spanned="3" table:number-rows-spanned="1">
            <text:p>254.2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0.2952 - 1" office:value-type="float" office:value="529.2952" calcext:value-type="float" table:number-columns-spanned="3" table:number-rows-spanned="1">
            <text:p>529.2952</text:p>
          </table:table-cell>
          <table:covered-table-cell table:style-name="ce8"/>
          <table:covered-table-cell table:style-name="ce9"/>
          <table:table-cell table:style-name="ce7" table:formula="of:=256.4066 - 2" office:value-type="float" office:value="254.4066" calcext:value-type="float" table:number-columns-spanned="3" table:number-rows-spanned="1">
            <text:p>254.40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0.309 - 2" office:value-type="float" office:value="528.309" calcext:value-type="float" table:number-columns-spanned="3" table:number-rows-spanned="1">
            <text:p>528.309</text:p>
          </table:table-cell>
          <table:covered-table-cell table:style-name="ce8"/>
          <table:covered-table-cell table:style-name="ce9"/>
          <table:table-cell table:style-name="ce7" table:formula="of:=257.1738 - 2" office:value-type="float" office:value="255.1738" calcext:value-type="float" table:number-columns-spanned="3" table:number-rows-spanned="1">
            <text:p>255.17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0.5658 - 3" office:value-type="float" office:value="527.5658" calcext:value-type="float" table:number-columns-spanned="3" table:number-rows-spanned="1">
            <text:p>527.5658</text:p>
          </table:table-cell>
          <table:covered-table-cell table:style-name="ce8"/>
          <table:covered-table-cell table:style-name="ce9"/>
          <table:table-cell table:style-name="ce7" table:formula="of:=257.4234 - 2" office:value-type="float" office:value="255.4234" calcext:value-type="float" table:number-columns-spanned="3" table:number-rows-spanned="1">
            <text:p>255.42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1.2092 - 3" office:value-type="float" office:value="528.2092" calcext:value-type="float" table:number-columns-spanned="3" table:number-rows-spanned="1">
            <text:p>528.2092</text:p>
          </table:table-cell>
          <table:covered-table-cell table:style-name="ce8"/>
          <table:covered-table-cell table:style-name="ce9"/>
          <table:table-cell table:style-name="ce7" table:formula="of:=258.6919 - 2" office:value-type="float" office:value="256.6919" calcext:value-type="float" table:number-columns-spanned="3" table:number-rows-spanned="1">
            <text:p>256.69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1.259 - 3" office:value-type="float" office:value="528.259" calcext:value-type="float" table:number-columns-spanned="3" table:number-rows-spanned="1">
            <text:p>528.259</text:p>
          </table:table-cell>
          <table:covered-table-cell table:style-name="ce8"/>
          <table:covered-table-cell table:style-name="ce9"/>
          <table:table-cell table:style-name="ce7" table:formula="of:=257.9537 - 2" office:value-type="float" office:value="255.9537" calcext:value-type="float" table:number-columns-spanned="3" table:number-rows-spanned="1">
            <text:p>255.95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3.4503 - 4" office:value-type="float" office:value="529.4503" calcext:value-type="float" table:number-columns-spanned="3" table:number-rows-spanned="1">
            <text:p>529.4503</text:p>
          </table:table-cell>
          <table:covered-table-cell table:style-name="ce8"/>
          <table:covered-table-cell table:style-name="ce9"/>
          <table:table-cell table:style-name="ce7" table:formula="of:=258.2528 - 2" office:value-type="float" office:value="256.2528" calcext:value-type="float" table:number-columns-spanned="3" table:number-rows-spanned="1">
            <text:p>256.25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4.2961 - 4" office:value-type="float" office:value="530.2961" calcext:value-type="float" table:number-columns-spanned="3" table:number-rows-spanned="1">
            <text:p>530.2961</text:p>
          </table:table-cell>
          <table:covered-table-cell table:style-name="ce8"/>
          <table:covered-table-cell table:style-name="ce9"/>
          <table:table-cell table:style-name="ce7" table:formula="of:=258.5051 - 2" office:value-type="float" office:value="256.5051" calcext:value-type="float" table:number-columns-spanned="3" table:number-rows-spanned="1">
            <text:p>256.50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5.4371 - 4" office:value-type="float" office:value="531.4371" calcext:value-type="float" table:number-columns-spanned="3" table:number-rows-spanned="1">
            <text:p>531.4371</text:p>
          </table:table-cell>
          <table:covered-table-cell table:style-name="ce8"/>
          <table:covered-table-cell table:style-name="ce9"/>
          <table:table-cell table:style-name="ce7" table:formula="of:=259.6209 - 2" office:value-type="float" office:value="257.6209" calcext:value-type="float" table:number-columns-spanned="3" table:number-rows-spanned="1">
            <text:p>257.6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5.4908 - 4" office:value-type="float" office:value="531.4908" calcext:value-type="float" table:number-columns-spanned="3" table:number-rows-spanned="1">
            <text:p>531.4908</text:p>
          </table:table-cell>
          <table:covered-table-cell table:style-name="ce8"/>
          <table:covered-table-cell table:style-name="ce9"/>
          <table:table-cell table:style-name="ce7" table:formula="of:=259.4129 - 2" office:value-type="float" office:value="257.4129" calcext:value-type="float" table:number-columns-spanned="3" table:number-rows-spanned="1">
            <text:p>257.41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5.5622 - 5" office:value-type="float" office:value="530.5622" calcext:value-type="float" table:number-columns-spanned="3" table:number-rows-spanned="1">
            <text:p>530.5622</text:p>
          </table:table-cell>
          <table:covered-table-cell table:style-name="ce8"/>
          <table:covered-table-cell table:style-name="ce9"/>
          <table:table-cell table:style-name="ce7" table:formula="of:=260.6905 - 2" office:value-type="float" office:value="258.6905" calcext:value-type="float" table:number-columns-spanned="3" table:number-rows-spanned="1">
            <text:p>258.69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5.5623 - 2" office:value-type="float" office:value="533.5623" calcext:value-type="float" table:number-columns-spanned="3" table:number-rows-spanned="1">
            <text:p>533.5623</text:p>
          </table:table-cell>
          <table:covered-table-cell table:style-name="ce8"/>
          <table:covered-table-cell table:style-name="ce9"/>
          <table:table-cell table:style-name="ce7" table:formula="of:=260.9408 - 2" office:value-type="float" office:value="258.9408" calcext:value-type="float" table:number-columns-spanned="3" table:number-rows-spanned="1">
            <text:p>258.94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5.5962 - 5" office:value-type="float" office:value="530.5962" calcext:value-type="float" table:number-columns-spanned="3" table:number-rows-spanned="1">
            <text:p>530.5962</text:p>
          </table:table-cell>
          <table:covered-table-cell table:style-name="ce8"/>
          <table:covered-table-cell table:style-name="ce9"/>
          <table:table-cell table:style-name="ce7" table:formula="of:=261.3553 - 2" office:value-type="float" office:value="259.3553" calcext:value-type="float" table:number-columns-spanned="3" table:number-rows-spanned="1">
            <text:p>259.35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6.5598 - 1" office:value-type="float" office:value="535.5598" calcext:value-type="float" table:number-columns-spanned="3" table:number-rows-spanned="1">
            <text:p>535.5598</text:p>
          </table:table-cell>
          <table:covered-table-cell table:style-name="ce8"/>
          <table:covered-table-cell table:style-name="ce9"/>
          <table:table-cell table:style-name="ce7" table:formula="of:=260.5007 - 2" office:value-type="float" office:value="258.5007" calcext:value-type="float" table:number-columns-spanned="3" table:number-rows-spanned="1">
            <text:p>258.50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7.4629 - 3" office:value-type="float" office:value="534.4629" calcext:value-type="float" table:number-columns-spanned="3" table:number-rows-spanned="1">
            <text:p>534.4629</text:p>
          </table:table-cell>
          <table:covered-table-cell table:style-name="ce8"/>
          <table:covered-table-cell table:style-name="ce9"/>
          <table:table-cell table:style-name="ce7" table:formula="of:=260.7391 - 2" office:value-type="float" office:value="258.7391" calcext:value-type="float" table:number-columns-spanned="3" table:number-rows-spanned="1">
            <text:p>258.73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7.6747 - 2" office:value-type="float" office:value="535.6747" calcext:value-type="float" table:number-columns-spanned="3" table:number-rows-spanned="1">
            <text:p>535.6747</text:p>
          </table:table-cell>
          <table:covered-table-cell table:style-name="ce8"/>
          <table:covered-table-cell table:style-name="ce9"/>
          <table:table-cell table:style-name="ce7" table:formula="of:=261.5211 - 2" office:value-type="float" office:value="259.5211" calcext:value-type="float" table:number-columns-spanned="3" table:number-rows-spanned="1">
            <text:p>259.52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7.707 - 2" office:value-type="float" office:value="535.707" calcext:value-type="float" table:number-columns-spanned="3" table:number-rows-spanned="1">
            <text:p>535.707</text:p>
          </table:table-cell>
          <table:covered-table-cell table:style-name="ce8"/>
          <table:covered-table-cell table:style-name="ce9"/>
          <table:table-cell table:style-name="ce7" table:formula="of:=261.6407 - 2" office:value-type="float" office:value="259.6407" calcext:value-type="float" table:number-columns-spanned="3" table:number-rows-spanned="1">
            <text:p>259.6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8.7058 - 1" office:value-type="float" office:value="537.7058" calcext:value-type="float" table:number-columns-spanned="3" table:number-rows-spanned="1">
            <text:p>537.7058</text:p>
          </table:table-cell>
          <table:covered-table-cell table:style-name="ce8"/>
          <table:covered-table-cell table:style-name="ce9"/>
          <table:table-cell table:style-name="ce7" table:formula="of:=263.0555 - 2" office:value-type="float" office:value="261.0555" calcext:value-type="float" table:number-columns-spanned="3" table:number-rows-spanned="1">
            <text:p>261.05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8.7308 - 1" office:value-type="float" office:value="537.7308" calcext:value-type="float" table:number-columns-spanned="3" table:number-rows-spanned="1">
            <text:p>537.7308</text:p>
          </table:table-cell>
          <table:covered-table-cell table:style-name="ce8"/>
          <table:covered-table-cell table:style-name="ce9"/>
          <table:table-cell table:style-name="ce7" table:formula="of:=263.0136 - 2" office:value-type="float" office:value="261.0136" calcext:value-type="float" table:number-columns-spanned="3" table:number-rows-spanned="1">
            <text:p>261.01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9.4361 - 4" office:value-type="float" office:value="535.4361" calcext:value-type="float" table:number-columns-spanned="3" table:number-rows-spanned="1">
            <text:p>535.4361</text:p>
          </table:table-cell>
          <table:covered-table-cell table:style-name="ce8"/>
          <table:covered-table-cell table:style-name="ce9"/>
          <table:table-cell table:style-name="ce7" table:formula="of:=263.2703 - 2" office:value-type="float" office:value="261.2703" calcext:value-type="float" table:number-columns-spanned="3" table:number-rows-spanned="1">
            <text:p>261.27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39.7224 - 4" office:value-type="float" office:value="535.7224" calcext:value-type="float" table:number-columns-spanned="3" table:number-rows-spanned="1">
            <text:p>535.7224</text:p>
          </table:table-cell>
          <table:covered-table-cell table:style-name="ce8"/>
          <table:covered-table-cell table:style-name="ce9"/>
          <table:table-cell table:style-name="ce7" table:formula="of:=263.507 - 2" office:value-type="float" office:value="261.507" calcext:value-type="float" table:number-columns-spanned="3" table:number-rows-spanned="1">
            <text:p>261.5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0.8471 - 2" office:value-type="float" office:value="538.8471" calcext:value-type="float" table:number-columns-spanned="3" table:number-rows-spanned="1">
            <text:p>538.8471</text:p>
          </table:table-cell>
          <table:covered-table-cell table:style-name="ce8"/>
          <table:covered-table-cell table:style-name="ce9"/>
          <table:table-cell table:style-name="ce7" table:formula="of:=263.5173 - 2" office:value-type="float" office:value="261.5173" calcext:value-type="float" table:number-columns-spanned="3" table:number-rows-spanned="1">
            <text:p>261.51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1.5599 - 5" office:value-type="float" office:value="536.5599" calcext:value-type="float" table:number-columns-spanned="3" table:number-rows-spanned="1">
            <text:p>536.5599</text:p>
          </table:table-cell>
          <table:covered-table-cell table:style-name="ce8"/>
          <table:covered-table-cell table:style-name="ce9"/>
          <table:table-cell table:style-name="ce7" table:formula="of:=264.8072 - 2" office:value-type="float" office:value="262.8072" calcext:value-type="float" table:number-columns-spanned="3" table:number-rows-spanned="1">
            <text:p>262.80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1.831 - 2" office:value-type="float" office:value="539.831" calcext:value-type="float" table:number-columns-spanned="3" table:number-rows-spanned="1">
            <text:p>539.831</text:p>
          </table:table-cell>
          <table:covered-table-cell table:style-name="ce8"/>
          <table:covered-table-cell table:style-name="ce9"/>
          <table:table-cell table:style-name="ce7" table:formula="of:=265.4248 - 2" office:value-type="float" office:value="263.4248" calcext:value-type="float" table:number-columns-spanned="3" table:number-rows-spanned="1">
            <text:p>263.42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2.4596 - 5" office:value-type="float" office:value="537.4596" calcext:value-type="float" table:number-columns-spanned="3" table:number-rows-spanned="1">
            <text:p>537.4596</text:p>
          </table:table-cell>
          <table:covered-table-cell table:style-name="ce8"/>
          <table:covered-table-cell table:style-name="ce9"/>
          <table:table-cell table:style-name="ce7" table:formula="of:=264.3441 - 2" office:value-type="float" office:value="262.3441" calcext:value-type="float" table:number-columns-spanned="3" table:number-rows-spanned="1">
            <text:p>262.34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3.6597 - 4" office:value-type="float" office:value="539.6597" calcext:value-type="float" table:number-columns-spanned="3" table:number-rows-spanned="1">
            <text:p>539.6597</text:p>
          </table:table-cell>
          <table:covered-table-cell table:style-name="ce8"/>
          <table:covered-table-cell table:style-name="ce9"/>
          <table:table-cell table:style-name="ce7" table:formula="of:=265.6109 - 2" office:value-type="float" office:value="263.6109" calcext:value-type="float" table:number-columns-spanned="3" table:number-rows-spanned="1">
            <text:p>263.61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3.9932 - 5" office:value-type="float" office:value="538.9932" calcext:value-type="float" table:number-columns-spanned="3" table:number-rows-spanned="1">
            <text:p>538.9932</text:p>
          </table:table-cell>
          <table:covered-table-cell table:style-name="ce8"/>
          <table:covered-table-cell table:style-name="ce9"/>
          <table:table-cell table:style-name="ce7" table:formula="of:=265.6153 - 2" office:value-type="float" office:value="263.6153" calcext:value-type="float" table:number-columns-spanned="3" table:number-rows-spanned="1">
            <text:p>263.61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5.7912 - 4" office:value-type="float" office:value="541.7912" calcext:value-type="float" table:number-columns-spanned="3" table:number-rows-spanned="1">
            <text:p>541.7912</text:p>
          </table:table-cell>
          <table:covered-table-cell table:style-name="ce8"/>
          <table:covered-table-cell table:style-name="ce9"/>
          <table:table-cell table:style-name="ce7" table:formula="of:=265.6121 - 2" office:value-type="float" office:value="263.6121" calcext:value-type="float" table:number-columns-spanned="3" table:number-rows-spanned="1">
            <text:p>263.61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6.0662 - 4" office:value-type="float" office:value="542.0662" calcext:value-type="float" table:number-columns-spanned="3" table:number-rows-spanned="1">
            <text:p>542.0662</text:p>
          </table:table-cell>
          <table:covered-table-cell table:style-name="ce8"/>
          <table:covered-table-cell table:style-name="ce9"/>
          <table:table-cell table:style-name="ce7" table:formula="of:=266.2875 - 2" office:value-type="float" office:value="264.2875" calcext:value-type="float" table:number-columns-spanned="3" table:number-rows-spanned="1">
            <text:p>264.28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6.1382 - 5" office:value-type="float" office:value="541.1382" calcext:value-type="float" table:number-columns-spanned="3" table:number-rows-spanned="1">
            <text:p>541.1382</text:p>
          </table:table-cell>
          <table:covered-table-cell table:style-name="ce8"/>
          <table:covered-table-cell table:style-name="ce9"/>
          <table:table-cell table:style-name="ce7" table:formula="of:=266.2638 - 2" office:value-type="float" office:value="264.2638" calcext:value-type="float" table:number-columns-spanned="3" table:number-rows-spanned="1">
            <text:p>264.26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6.6872 - 4" office:value-type="float" office:value="542.6872" calcext:value-type="float" table:number-columns-spanned="3" table:number-rows-spanned="1">
            <text:p>542.6872</text:p>
          </table:table-cell>
          <table:covered-table-cell table:style-name="ce8"/>
          <table:covered-table-cell table:style-name="ce9"/>
          <table:table-cell table:style-name="ce7" table:formula="of:=266.3324 - 2" office:value-type="float" office:value="264.3324" calcext:value-type="float" table:number-columns-spanned="3" table:number-rows-spanned="1">
            <text:p>264.3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7.1702 - 3" office:value-type="float" office:value="544.1702" calcext:value-type="float" table:number-columns-spanned="3" table:number-rows-spanned="1">
            <text:p>544.1702</text:p>
          </table:table-cell>
          <table:covered-table-cell table:style-name="ce8"/>
          <table:covered-table-cell table:style-name="ce9"/>
          <table:table-cell table:style-name="ce7" table:formula="of:=267.8976 - 2" office:value-type="float" office:value="265.8976" calcext:value-type="float" table:number-columns-spanned="3" table:number-rows-spanned="1">
            <text:p>265.89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8.2481 - 2" office:value-type="float" office:value="546.2481" calcext:value-type="float" table:number-columns-spanned="3" table:number-rows-spanned="1">
            <text:p>546.2481</text:p>
          </table:table-cell>
          <table:covered-table-cell table:style-name="ce8"/>
          <table:covered-table-cell table:style-name="ce9"/>
          <table:table-cell table:style-name="ce7" table:formula="of:=267.6108 - 2" office:value-type="float" office:value="265.6108" calcext:value-type="float" table:number-columns-spanned="3" table:number-rows-spanned="1">
            <text:p>265.61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8.6844 - 2" office:value-type="float" office:value="546.6844" calcext:value-type="float" table:number-columns-spanned="3" table:number-rows-spanned="1">
            <text:p>546.6844</text:p>
          </table:table-cell>
          <table:covered-table-cell table:style-name="ce8"/>
          <table:covered-table-cell table:style-name="ce9"/>
          <table:table-cell table:style-name="ce7" table:formula="of:=267.6014 - 2" office:value-type="float" office:value="265.6014" calcext:value-type="float" table:number-columns-spanned="3" table:number-rows-spanned="1">
            <text:p>265.60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8.7892 - 3" office:value-type="float" office:value="545.7892" calcext:value-type="float" table:number-columns-spanned="3" table:number-rows-spanned="1">
            <text:p>545.7892</text:p>
          </table:table-cell>
          <table:covered-table-cell table:style-name="ce8"/>
          <table:covered-table-cell table:style-name="ce9"/>
          <table:table-cell table:style-name="ce7" table:formula="of:=267.7227 - 2" office:value-type="float" office:value="265.7227" calcext:value-type="float" table:number-columns-spanned="3" table:number-rows-spanned="1">
            <text:p>265.7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8.9438 - 5" office:value-type="float" office:value="543.9438" calcext:value-type="float" table:number-columns-spanned="3" table:number-rows-spanned="1">
            <text:p>543.9438</text:p>
          </table:table-cell>
          <table:covered-table-cell table:style-name="ce8"/>
          <table:covered-table-cell table:style-name="ce9"/>
          <table:table-cell table:style-name="ce7" table:formula="of:=269.4565 - 2" office:value-type="float" office:value="267.4565" calcext:value-type="float" table:number-columns-spanned="3" table:number-rows-spanned="1">
            <text:p>267.45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9.2336 - 3" office:value-type="float" office:value="546.2336" calcext:value-type="float" table:number-columns-spanned="3" table:number-rows-spanned="1">
            <text:p>546.2336</text:p>
          </table:table-cell>
          <table:covered-table-cell table:style-name="ce8"/>
          <table:covered-table-cell table:style-name="ce9"/>
          <table:table-cell table:style-name="ce7" table:formula="of:=268.3223 - 2" office:value-type="float" office:value="266.3223" calcext:value-type="float" table:number-columns-spanned="3" table:number-rows-spanned="1">
            <text:p>266.32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9.3034 - 1" office:value-type="float" office:value="548.3034" calcext:value-type="float" table:number-columns-spanned="3" table:number-rows-spanned="1">
            <text:p>548.3034</text:p>
          </table:table-cell>
          <table:covered-table-cell table:style-name="ce8"/>
          <table:covered-table-cell table:style-name="ce9"/>
          <table:table-cell table:style-name="ce7" table:formula="of:=269.8387 - 2" office:value-type="float" office:value="267.8387" calcext:value-type="float" table:number-columns-spanned="3" table:number-rows-spanned="1">
            <text:p>267.83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9.684 - 1" office:value-type="float" office:value="548.684" calcext:value-type="float" table:number-columns-spanned="3" table:number-rows-spanned="1">
            <text:p>548.684</text:p>
          </table:table-cell>
          <table:covered-table-cell table:style-name="ce8"/>
          <table:covered-table-cell table:style-name="ce9"/>
          <table:table-cell table:style-name="ce7" table:formula="of:=269.0453 - 2" office:value-type="float" office:value="267.0453" calcext:value-type="float" table:number-columns-spanned="3" table:number-rows-spanned="1">
            <text:p>267.04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49.786 - 1" office:value-type="float" office:value="548.786" calcext:value-type="float" table:number-columns-spanned="3" table:number-rows-spanned="1">
            <text:p>548.786</text:p>
          </table:table-cell>
          <table:covered-table-cell table:style-name="ce8"/>
          <table:covered-table-cell table:style-name="ce9"/>
          <table:table-cell table:style-name="ce7" table:formula="of:=269.7117 - 2" office:value-type="float" office:value="267.7117" calcext:value-type="float" table:number-columns-spanned="3" table:number-rows-spanned="1">
            <text:p>267.71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0.2297 - 1" office:value-type="float" office:value="549.2297" calcext:value-type="float" table:number-columns-spanned="3" table:number-rows-spanned="1">
            <text:p>549.2297</text:p>
          </table:table-cell>
          <table:covered-table-cell table:style-name="ce8"/>
          <table:covered-table-cell table:style-name="ce9"/>
          <table:table-cell table:style-name="ce7" table:formula="of:=270.8648 - 2" office:value-type="float" office:value="268.8648" calcext:value-type="float" table:number-columns-spanned="3" table:number-rows-spanned="1">
            <text:p>268.86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1.0506 - 2" office:value-type="float" office:value="549.0506" calcext:value-type="float" table:number-columns-spanned="3" table:number-rows-spanned="1">
            <text:p>549.0506</text:p>
          </table:table-cell>
          <table:covered-table-cell table:style-name="ce8"/>
          <table:covered-table-cell table:style-name="ce9"/>
          <table:table-cell table:style-name="ce7" table:formula="of:=270.3644 - 2" office:value-type="float" office:value="268.3644" calcext:value-type="float" table:number-columns-spanned="3" table:number-rows-spanned="1">
            <text:p>268.3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2.3011 - 3" office:value-type="float" office:value="549.3011" calcext:value-type="float" table:number-columns-spanned="3" table:number-rows-spanned="1">
            <text:p>549.3011</text:p>
          </table:table-cell>
          <table:covered-table-cell table:style-name="ce8"/>
          <table:covered-table-cell table:style-name="ce9"/>
          <table:table-cell table:style-name="ce7" table:formula="of:=270.4335 - 2" office:value-type="float" office:value="268.4335" calcext:value-type="float" table:number-columns-spanned="3" table:number-rows-spanned="1">
            <text:p>268.4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2.4534 - 5" office:value-type="float" office:value="547.4534" calcext:value-type="float" table:number-columns-spanned="3" table:number-rows-spanned="1">
            <text:p>547.4534</text:p>
          </table:table-cell>
          <table:covered-table-cell table:style-name="ce8"/>
          <table:covered-table-cell table:style-name="ce9"/>
          <table:table-cell table:style-name="ce7" table:formula="of:=270.8016 - 2" office:value-type="float" office:value="268.8016" calcext:value-type="float" table:number-columns-spanned="3" table:number-rows-spanned="1">
            <text:p>268.80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3.4101 - 3" office:value-type="float" office:value="550.4101" calcext:value-type="float" table:number-columns-spanned="3" table:number-rows-spanned="1">
            <text:p>550.4101</text:p>
          </table:table-cell>
          <table:covered-table-cell table:style-name="ce8"/>
          <table:covered-table-cell table:style-name="ce9"/>
          <table:table-cell table:style-name="ce7" table:formula="of:=272.3647 - 2" office:value-type="float" office:value="270.3647" calcext:value-type="float" table:number-columns-spanned="3" table:number-rows-spanned="1">
            <text:p>270.3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4.299 - 2" office:value-type="float" office:value="552.299" calcext:value-type="float" table:number-columns-spanned="3" table:number-rows-spanned="1">
            <text:p>552.299</text:p>
          </table:table-cell>
          <table:covered-table-cell table:style-name="ce8"/>
          <table:covered-table-cell table:style-name="ce9"/>
          <table:table-cell table:style-name="ce7" table:formula="of:=271.8182 - 2" office:value-type="float" office:value="269.8182" calcext:value-type="float" table:number-columns-spanned="3" table:number-rows-spanned="1">
            <text:p>269.81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4.6824 - 5" office:value-type="float" office:value="549.6824" calcext:value-type="float" table:number-columns-spanned="3" table:number-rows-spanned="1">
            <text:p>549.6824</text:p>
          </table:table-cell>
          <table:covered-table-cell table:style-name="ce8"/>
          <table:covered-table-cell table:style-name="ce9"/>
          <table:table-cell table:style-name="ce7" table:formula="of:=273.0394 - 2" office:value-type="float" office:value="271.0394" calcext:value-type="float" table:number-columns-spanned="3" table:number-rows-spanned="1">
            <text:p>271.03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5.0478 - 4" office:value-type="float" office:value="551.0478" calcext:value-type="float" table:number-columns-spanned="3" table:number-rows-spanned="1">
            <text:p>551.0478</text:p>
          </table:table-cell>
          <table:covered-table-cell table:style-name="ce8"/>
          <table:covered-table-cell table:style-name="ce9"/>
          <table:table-cell table:style-name="ce7" table:formula="of:=272.4175 - 2" office:value-type="float" office:value="270.4175" calcext:value-type="float" table:number-columns-spanned="3" table:number-rows-spanned="1">
            <text:p>270.41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5.0897 - 5" office:value-type="float" office:value="550.0897" calcext:value-type="float" table:number-columns-spanned="3" table:number-rows-spanned="1">
            <text:p>550.0897</text:p>
          </table:table-cell>
          <table:covered-table-cell table:style-name="ce8"/>
          <table:covered-table-cell table:style-name="ce9"/>
          <table:table-cell table:style-name="ce7" table:formula="of:=273.509 - 2" office:value-type="float" office:value="271.509" calcext:value-type="float" table:number-columns-spanned="3" table:number-rows-spanned="1">
            <text:p>271.5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5.2987 - 1" office:value-type="float" office:value="554.2987" calcext:value-type="float" table:number-columns-spanned="3" table:number-rows-spanned="1">
            <text:p>554.2987</text:p>
          </table:table-cell>
          <table:covered-table-cell table:style-name="ce8"/>
          <table:covered-table-cell table:style-name="ce9"/>
          <table:table-cell table:style-name="ce7" table:formula="of:=273.4801 - 2" office:value-type="float" office:value="271.4801" calcext:value-type="float" table:number-columns-spanned="3" table:number-rows-spanned="1">
            <text:p>271.48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6.4089 - 3" office:value-type="float" office:value="553.4089" calcext:value-type="float" table:number-columns-spanned="3" table:number-rows-spanned="1">
            <text:p>553.4089</text:p>
          </table:table-cell>
          <table:covered-table-cell table:style-name="ce8"/>
          <table:covered-table-cell table:style-name="ce9"/>
          <table:table-cell table:style-name="ce7" table:formula="of:=273.2516 - 2" office:value-type="float" office:value="271.2516" calcext:value-type="float" table:number-columns-spanned="3" table:number-rows-spanned="1">
            <text:p>271.25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7.205 - 2" office:value-type="float" office:value="555.205" calcext:value-type="float" table:number-columns-spanned="3" table:number-rows-spanned="1">
            <text:p>555.205</text:p>
          </table:table-cell>
          <table:covered-table-cell table:style-name="ce8"/>
          <table:covered-table-cell table:style-name="ce9"/>
          <table:table-cell table:style-name="ce7" table:formula="of:=273.8061 - 2" office:value-type="float" office:value="271.8061" calcext:value-type="float" table:number-columns-spanned="3" table:number-rows-spanned="1">
            <text:p>271.80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7.6784 - 3" office:value-type="float" office:value="554.6784" calcext:value-type="float" table:number-columns-spanned="3" table:number-rows-spanned="1">
            <text:p>554.6784</text:p>
          </table:table-cell>
          <table:covered-table-cell table:style-name="ce8"/>
          <table:covered-table-cell table:style-name="ce9"/>
          <table:table-cell table:style-name="ce7" table:formula="of:=273.915 - 2" office:value-type="float" office:value="271.915" calcext:value-type="float" table:number-columns-spanned="3" table:number-rows-spanned="1">
            <text:p>271.9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7.7587 - 5" office:value-type="float" office:value="552.7587" calcext:value-type="float" table:number-columns-spanned="3" table:number-rows-spanned="1">
            <text:p>552.7587</text:p>
          </table:table-cell>
          <table:covered-table-cell table:style-name="ce8"/>
          <table:covered-table-cell table:style-name="ce9"/>
          <table:table-cell table:style-name="ce7" table:formula="of:=275.9112 - 2" office:value-type="float" office:value="273.9112" calcext:value-type="float" table:number-columns-spanned="3" table:number-rows-spanned="1">
            <text:p>273.9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9.2845 - 4" office:value-type="float" office:value="555.2845" calcext:value-type="float" table:number-columns-spanned="3" table:number-rows-spanned="1">
            <text:p>555.2845</text:p>
          </table:table-cell>
          <table:covered-table-cell table:style-name="ce8"/>
          <table:covered-table-cell table:style-name="ce9"/>
          <table:table-cell table:style-name="ce7" table:formula="of:=274.5649 - 2" office:value-type="float" office:value="272.5649" calcext:value-type="float" table:number-columns-spanned="3" table:number-rows-spanned="1">
            <text:p>272.56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59.8691 - 2" office:value-type="float" office:value="557.8691" calcext:value-type="float" table:number-columns-spanned="3" table:number-rows-spanned="1">
            <text:p>557.8691</text:p>
          </table:table-cell>
          <table:covered-table-cell table:style-name="ce8"/>
          <table:covered-table-cell table:style-name="ce9"/>
          <table:table-cell table:style-name="ce7" table:formula="of:=275.5879 - 2" office:value-type="float" office:value="273.5879" calcext:value-type="float" table:number-columns-spanned="3" table:number-rows-spanned="1">
            <text:p>273.58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0.2051 - 3" office:value-type="float" office:value="557.2051" calcext:value-type="float" table:number-columns-spanned="3" table:number-rows-spanned="1">
            <text:p>557.2051</text:p>
          </table:table-cell>
          <table:covered-table-cell table:style-name="ce8"/>
          <table:covered-table-cell table:style-name="ce9"/>
          <table:table-cell table:style-name="ce7" table:formula="of:=275.2442 - 2" office:value-type="float" office:value="273.2442" calcext:value-type="float" table:number-columns-spanned="3" table:number-rows-spanned="1">
            <text:p>273.24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0.2975 - 5" office:value-type="float" office:value="555.2975" calcext:value-type="float" table:number-columns-spanned="3" table:number-rows-spanned="1">
            <text:p>555.2975</text:p>
          </table:table-cell>
          <table:covered-table-cell table:style-name="ce8"/>
          <table:covered-table-cell table:style-name="ce9"/>
          <table:table-cell table:style-name="ce7" table:formula="of:=276.9666 - 2" office:value-type="float" office:value="274.9666" calcext:value-type="float" table:number-columns-spanned="3" table:number-rows-spanned="1">
            <text:p>274.9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0.848 - 3" office:value-type="float" office:value="557.848" calcext:value-type="float" table:number-columns-spanned="3" table:number-rows-spanned="1">
            <text:p>557.848</text:p>
          </table:table-cell>
          <table:covered-table-cell table:style-name="ce8"/>
          <table:covered-table-cell table:style-name="ce9"/>
          <table:table-cell table:style-name="ce7" table:formula="of:=275.9181 - 2" office:value-type="float" office:value="273.9181" calcext:value-type="float" table:number-columns-spanned="3" table:number-rows-spanned="1">
            <text:p>273.91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1.2029 - 1" office:value-type="float" office:value="560.2029" calcext:value-type="float" table:number-columns-spanned="3" table:number-rows-spanned="1">
            <text:p>560.2029</text:p>
          </table:table-cell>
          <table:covered-table-cell table:style-name="ce8"/>
          <table:covered-table-cell table:style-name="ce9"/>
          <table:table-cell table:style-name="ce7" table:formula="of:=276.5183 - 2" office:value-type="float" office:value="274.5183" calcext:value-type="float" table:number-columns-spanned="3" table:number-rows-spanned="1">
            <text:p>274.51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1.2933 - 1" office:value-type="float" office:value="560.2933" calcext:value-type="float" table:number-columns-spanned="3" table:number-rows-spanned="1">
            <text:p>560.2933</text:p>
          </table:table-cell>
          <table:covered-table-cell table:style-name="ce8"/>
          <table:covered-table-cell table:style-name="ce9"/>
          <table:table-cell table:style-name="ce7" table:formula="of:=277.7365 - 2" office:value-type="float" office:value="275.7365" calcext:value-type="float" table:number-columns-spanned="3" table:number-rows-spanned="1">
            <text:p>275.7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1.3936 - 2" office:value-type="float" office:value="559.3936" calcext:value-type="float" table:number-columns-spanned="3" table:number-rows-spanned="1">
            <text:p>559.3936</text:p>
          </table:table-cell>
          <table:covered-table-cell table:style-name="ce8"/>
          <table:covered-table-cell table:style-name="ce9"/>
          <table:table-cell table:style-name="ce7" table:formula="of:=277.0067 - 2" office:value-type="float" office:value="275.0067" calcext:value-type="float" table:number-columns-spanned="3" table:number-rows-spanned="1">
            <text:p>275.00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1.4064 - 5" office:value-type="float" office:value="556.4064" calcext:value-type="float" table:number-columns-spanned="3" table:number-rows-spanned="1">
            <text:p>556.4064</text:p>
          </table:table-cell>
          <table:covered-table-cell table:style-name="ce8"/>
          <table:covered-table-cell table:style-name="ce9"/>
          <table:table-cell table:style-name="ce7" table:formula="of:=277.9382 - 2" office:value-type="float" office:value="275.9382" calcext:value-type="float" table:number-columns-spanned="3" table:number-rows-spanned="1">
            <text:p>275.93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4.0959 - 4" office:value-type="float" office:value="560.0959" calcext:value-type="float" table:number-columns-spanned="3" table:number-rows-spanned="1">
            <text:p>560.0959</text:p>
          </table:table-cell>
          <table:covered-table-cell table:style-name="ce8"/>
          <table:covered-table-cell table:style-name="ce9"/>
          <table:table-cell table:style-name="ce7" table:formula="of:=279.1473 - 2" office:value-type="float" office:value="277.1473" calcext:value-type="float" table:number-columns-spanned="3" table:number-rows-spanned="1">
            <text:p>277.1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4.4647 - 3" office:value-type="float" office:value="561.4647" calcext:value-type="float" table:number-columns-spanned="3" table:number-rows-spanned="1">
            <text:p>561.4647</text:p>
          </table:table-cell>
          <table:covered-table-cell table:style-name="ce8"/>
          <table:covered-table-cell table:style-name="ce9"/>
          <table:table-cell table:style-name="ce7" table:formula="of:=278.6107 - 2" office:value-type="float" office:value="276.6107" calcext:value-type="float" table:number-columns-spanned="3" table:number-rows-spanned="1">
            <text:p>276.61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5.0749 - 4" office:value-type="float" office:value="561.0749" calcext:value-type="float" table:number-columns-spanned="3" table:number-rows-spanned="1">
            <text:p>561.0749</text:p>
          </table:table-cell>
          <table:covered-table-cell table:style-name="ce8"/>
          <table:covered-table-cell table:style-name="ce9"/>
          <table:table-cell table:style-name="ce7" table:formula="of:=279.212 - 2" office:value-type="float" office:value="277.212" calcext:value-type="float" table:number-columns-spanned="3" table:number-rows-spanned="1">
            <text:p>277.2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5.0917 - 1" office:value-type="float" office:value="564.0917" calcext:value-type="float" table:number-columns-spanned="3" table:number-rows-spanned="1">
            <text:p>564.0917</text:p>
          </table:table-cell>
          <table:covered-table-cell table:style-name="ce8"/>
          <table:covered-table-cell table:style-name="ce9"/>
          <table:table-cell table:style-name="ce7" table:formula="of:=279.8491 - 2" office:value-type="float" office:value="277.8491" calcext:value-type="float" table:number-columns-spanned="3" table:number-rows-spanned="1">
            <text:p>277.84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6.2025 - 5" office:value-type="float" office:value="561.2025" calcext:value-type="float" table:number-columns-spanned="3" table:number-rows-spanned="1">
            <text:p>561.2025</text:p>
          </table:table-cell>
          <table:covered-table-cell table:style-name="ce8"/>
          <table:covered-table-cell table:style-name="ce9"/>
          <table:table-cell table:style-name="ce7" table:formula="of:=279.8147 - 2" office:value-type="float" office:value="277.8147" calcext:value-type="float" table:number-columns-spanned="3" table:number-rows-spanned="1">
            <text:p>277.8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6.6782 - 5" office:value-type="float" office:value="561.6782" calcext:value-type="float" table:number-columns-spanned="3" table:number-rows-spanned="1">
            <text:p>561.6782</text:p>
          </table:table-cell>
          <table:covered-table-cell table:style-name="ce8"/>
          <table:covered-table-cell table:style-name="ce9"/>
          <table:table-cell table:style-name="ce7" table:formula="of:=279.2283 - 2" office:value-type="float" office:value="277.2283" calcext:value-type="float" table:number-columns-spanned="3" table:number-rows-spanned="1">
            <text:p>277.22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6.6826 - 5" office:value-type="float" office:value="561.6826" calcext:value-type="float" table:number-columns-spanned="3" table:number-rows-spanned="1">
            <text:p>561.6826</text:p>
          </table:table-cell>
          <table:covered-table-cell table:style-name="ce8"/>
          <table:covered-table-cell table:style-name="ce9"/>
          <table:table-cell table:style-name="ce7" table:formula="of:=280.9728 - 2" office:value-type="float" office:value="278.9728" calcext:value-type="float" table:number-columns-spanned="3" table:number-rows-spanned="1">
            <text:p>278.97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8.1988 - 2" office:value-type="float" office:value="566.1988" calcext:value-type="float" table:number-columns-spanned="3" table:number-rows-spanned="1">
            <text:p>566.1988</text:p>
          </table:table-cell>
          <table:covered-table-cell table:style-name="ce8"/>
          <table:covered-table-cell table:style-name="ce9"/>
          <table:table-cell table:style-name="ce7" table:formula="of:=281.3558 - 2" office:value-type="float" office:value="279.3558" calcext:value-type="float" table:number-columns-spanned="3" table:number-rows-spanned="1">
            <text:p>279.35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8.2627 - 3" office:value-type="float" office:value="565.2627" calcext:value-type="float" table:number-columns-spanned="3" table:number-rows-spanned="1">
            <text:p>565.2627</text:p>
          </table:table-cell>
          <table:covered-table-cell table:style-name="ce8"/>
          <table:covered-table-cell table:style-name="ce9"/>
          <table:table-cell table:style-name="ce7" table:formula="of:=280.5005 - 2" office:value-type="float" office:value="278.5005" calcext:value-type="float" table:number-columns-spanned="3" table:number-rows-spanned="1">
            <text:p>278.50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8.6911 - 4" office:value-type="float" office:value="564.6911" calcext:value-type="float" table:number-columns-spanned="3" table:number-rows-spanned="1">
            <text:p>564.6911</text:p>
          </table:table-cell>
          <table:covered-table-cell table:style-name="ce8"/>
          <table:covered-table-cell table:style-name="ce9"/>
          <table:table-cell table:style-name="ce7" table:formula="of:=281.8488 - 2" office:value-type="float" office:value="279.8488" calcext:value-type="float" table:number-columns-spanned="3" table:number-rows-spanned="1">
            <text:p>279.84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9.0717 - 4" office:value-type="float" office:value="565.0717" calcext:value-type="float" table:number-columns-spanned="3" table:number-rows-spanned="1">
            <text:p>565.0717</text:p>
          </table:table-cell>
          <table:covered-table-cell table:style-name="ce8"/>
          <table:covered-table-cell table:style-name="ce9"/>
          <table:table-cell table:style-name="ce7" table:formula="of:=282.4553 - 2" office:value-type="float" office:value="280.4553" calcext:value-type="float" table:number-columns-spanned="3" table:number-rows-spanned="1">
            <text:p>280.45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9.679 - 3" office:value-type="float" office:value="566.679" calcext:value-type="float" table:number-columns-spanned="3" table:number-rows-spanned="1">
            <text:p>566.679</text:p>
          </table:table-cell>
          <table:covered-table-cell table:style-name="ce8"/>
          <table:covered-table-cell table:style-name="ce9"/>
          <table:table-cell table:style-name="ce7" table:formula="of:=282.5979 - 2" office:value-type="float" office:value="280.5979" calcext:value-type="float" table:number-columns-spanned="3" table:number-rows-spanned="1">
            <text:p>280.59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9.6871 - 1" office:value-type="float" office:value="568.6871" calcext:value-type="float" table:number-columns-spanned="3" table:number-rows-spanned="1">
            <text:p>568.6871</text:p>
          </table:table-cell>
          <table:covered-table-cell table:style-name="ce8"/>
          <table:covered-table-cell table:style-name="ce9"/>
          <table:table-cell table:style-name="ce7" table:formula="of:=282.7147 - 2" office:value-type="float" office:value="280.7147" calcext:value-type="float" table:number-columns-spanned="3" table:number-rows-spanned="1">
            <text:p>280.7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69.8481 - 3" office:value-type="float" office:value="566.8481" calcext:value-type="float" table:number-columns-spanned="3" table:number-rows-spanned="1">
            <text:p>566.8481</text:p>
          </table:table-cell>
          <table:covered-table-cell table:style-name="ce8"/>
          <table:covered-table-cell table:style-name="ce9"/>
          <table:table-cell table:style-name="ce7" table:formula="of:=282.0049 - 2" office:value-type="float" office:value="280.0049" calcext:value-type="float" table:number-columns-spanned="3" table:number-rows-spanned="1">
            <text:p>280.00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1.1989 - 3" office:value-type="float" office:value="568.1989" calcext:value-type="float" table:number-columns-spanned="3" table:number-rows-spanned="1">
            <text:p>568.1989</text:p>
          </table:table-cell>
          <table:covered-table-cell table:style-name="ce8"/>
          <table:covered-table-cell table:style-name="ce9"/>
          <table:table-cell table:style-name="ce7" table:formula="of:=283.6852 - 2" office:value-type="float" office:value="281.6852" calcext:value-type="float" table:number-columns-spanned="3" table:number-rows-spanned="1">
            <text:p>281.68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2.6775 - 3" office:value-type="float" office:value="569.6775" calcext:value-type="float" table:number-columns-spanned="3" table:number-rows-spanned="1">
            <text:p>569.6775</text:p>
          </table:table-cell>
          <table:covered-table-cell table:style-name="ce8"/>
          <table:covered-table-cell table:style-name="ce9"/>
          <table:table-cell table:style-name="ce7" table:formula="of:=282.7657 - 2" office:value-type="float" office:value="280.7657" calcext:value-type="float" table:number-columns-spanned="3" table:number-rows-spanned="1">
            <text:p>280.76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2.8444 - 3" office:value-type="float" office:value="569.8444" calcext:value-type="float" table:number-columns-spanned="3" table:number-rows-spanned="1">
            <text:p>569.8444</text:p>
          </table:table-cell>
          <table:covered-table-cell table:style-name="ce8"/>
          <table:covered-table-cell table:style-name="ce9"/>
          <table:table-cell table:style-name="ce7" table:formula="of:=283.2073 - 2" office:value-type="float" office:value="281.2073" calcext:value-type="float" table:number-columns-spanned="3" table:number-rows-spanned="1">
            <text:p>281.20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3.1957 - 2" office:value-type="float" office:value="571.1957" calcext:value-type="float" table:number-columns-spanned="3" table:number-rows-spanned="1">
            <text:p>571.1957</text:p>
          </table:table-cell>
          <table:covered-table-cell table:style-name="ce8"/>
          <table:covered-table-cell table:style-name="ce9"/>
          <table:table-cell table:style-name="ce7" table:formula="of:=283.4405 - 2" office:value-type="float" office:value="281.4405" calcext:value-type="float" table:number-columns-spanned="3" table:number-rows-spanned="1">
            <text:p>281.44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3.5478 - 5" office:value-type="float" office:value="568.5478" calcext:value-type="float" table:number-columns-spanned="3" table:number-rows-spanned="1">
            <text:p>568.5478</text:p>
          </table:table-cell>
          <table:covered-table-cell table:style-name="ce8"/>
          <table:covered-table-cell table:style-name="ce9"/>
          <table:table-cell table:style-name="ce7" table:formula="of:=283.9938 - 2" office:value-type="float" office:value="281.9938" calcext:value-type="float" table:number-columns-spanned="3" table:number-rows-spanned="1">
            <text:p>281.99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3.7332 - 1" office:value-type="float" office:value="572.7332" calcext:value-type="float" table:number-columns-spanned="3" table:number-rows-spanned="1">
            <text:p>572.7332</text:p>
          </table:table-cell>
          <table:covered-table-cell table:style-name="ce8"/>
          <table:covered-table-cell table:style-name="ce9"/>
          <table:table-cell table:style-name="ce7" table:formula="of:=284.8256 - 2" office:value-type="float" office:value="282.8256" calcext:value-type="float" table:number-columns-spanned="3" table:number-rows-spanned="1">
            <text:p>282.82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4.068 - 5" office:value-type="float" office:value="569.068" calcext:value-type="float" table:number-columns-spanned="3" table:number-rows-spanned="1">
            <text:p>569.068</text:p>
          </table:table-cell>
          <table:covered-table-cell table:style-name="ce8"/>
          <table:covered-table-cell table:style-name="ce9"/>
          <table:table-cell table:style-name="ce7" table:formula="of:=285.3132 - 2" office:value-type="float" office:value="283.3132" calcext:value-type="float" table:number-columns-spanned="3" table:number-rows-spanned="1">
            <text:p>283.31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4.2526 - 1" office:value-type="float" office:value="573.2526" calcext:value-type="float" table:number-columns-spanned="3" table:number-rows-spanned="1">
            <text:p>573.2526</text:p>
          </table:table-cell>
          <table:covered-table-cell table:style-name="ce8"/>
          <table:covered-table-cell table:style-name="ce9"/>
          <table:table-cell table:style-name="ce7" table:formula="of:=284.7557 - 2" office:value-type="float" office:value="282.7557" calcext:value-type="float" table:number-columns-spanned="3" table:number-rows-spanned="1">
            <text:p>282.75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4.6867 - 5" office:value-type="float" office:value="569.6867" calcext:value-type="float" table:number-columns-spanned="3" table:number-rows-spanned="1">
            <text:p>569.6867</text:p>
          </table:table-cell>
          <table:covered-table-cell table:style-name="ce8"/>
          <table:covered-table-cell table:style-name="ce9"/>
          <table:table-cell table:style-name="ce7" table:formula="of:=286.0335 - 2" office:value-type="float" office:value="284.0335" calcext:value-type="float" table:number-columns-spanned="3" table:number-rows-spanned="1">
            <text:p>284.0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5.6815 - 1" office:value-type="float" office:value="574.6815" calcext:value-type="float" table:number-columns-spanned="3" table:number-rows-spanned="1">
            <text:p>574.6815</text:p>
          </table:table-cell>
          <table:covered-table-cell table:style-name="ce8"/>
          <table:covered-table-cell table:style-name="ce9"/>
          <table:table-cell table:style-name="ce7" table:formula="of:=286.154 - 2" office:value-type="float" office:value="284.154" calcext:value-type="float" table:number-columns-spanned="3" table:number-rows-spanned="1">
            <text:p>284.1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7.7318 - 4" office:value-type="float" office:value="573.7318" calcext:value-type="float" table:number-columns-spanned="3" table:number-rows-spanned="1">
            <text:p>573.7318</text:p>
          </table:table-cell>
          <table:covered-table-cell table:style-name="ce8"/>
          <table:covered-table-cell table:style-name="ce9"/>
          <table:table-cell table:style-name="ce7" table:formula="of:=285.9882 - 2" office:value-type="float" office:value="283.9882" calcext:value-type="float" table:number-columns-spanned="3" table:number-rows-spanned="1">
            <text:p>283.9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8.0626 - 4" office:value-type="float" office:value="574.0626" calcext:value-type="float" table:number-columns-spanned="3" table:number-rows-spanned="1">
            <text:p>574.0626</text:p>
          </table:table-cell>
          <table:covered-table-cell table:style-name="ce8"/>
          <table:covered-table-cell table:style-name="ce9"/>
          <table:table-cell table:style-name="ce7" table:formula="of:=286.2104 - 2" office:value-type="float" office:value="284.2104" calcext:value-type="float" table:number-columns-spanned="3" table:number-rows-spanned="1">
            <text:p>284.21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8.128 - 5" office:value-type="float" office:value="573.128" calcext:value-type="float" table:number-columns-spanned="3" table:number-rows-spanned="1">
            <text:p>573.128</text:p>
          </table:table-cell>
          <table:covered-table-cell table:style-name="ce8"/>
          <table:covered-table-cell table:style-name="ce9"/>
          <table:table-cell table:style-name="ce7" table:formula="of:=287.8001 - 2" office:value-type="float" office:value="285.8001" calcext:value-type="float" table:number-columns-spanned="3" table:number-rows-spanned="1">
            <text:p>285.80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8.5418 - 5" office:value-type="float" office:value="573.5418" calcext:value-type="float" table:number-columns-spanned="3" table:number-rows-spanned="1">
            <text:p>573.5418</text:p>
          </table:table-cell>
          <table:covered-table-cell table:style-name="ce8"/>
          <table:covered-table-cell table:style-name="ce9"/>
          <table:table-cell table:style-name="ce7" table:formula="of:=286.7482 - 2" office:value-type="float" office:value="284.7482" calcext:value-type="float" table:number-columns-spanned="3" table:number-rows-spanned="1">
            <text:p>284.74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8.7856 - 1" office:value-type="float" office:value="577.7856" calcext:value-type="float" table:number-columns-spanned="3" table:number-rows-spanned="1">
            <text:p>577.7856</text:p>
          </table:table-cell>
          <table:covered-table-cell table:style-name="ce8"/>
          <table:covered-table-cell table:style-name="ce9"/>
          <table:table-cell table:style-name="ce7" table:formula="of:=287.3058 - 2" office:value-type="float" office:value="285.3058" calcext:value-type="float" table:number-columns-spanned="3" table:number-rows-spanned="1">
            <text:p>285.30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9.1224 - 1" office:value-type="float" office:value="578.1224" calcext:value-type="float" table:number-columns-spanned="3" table:number-rows-spanned="1">
            <text:p>578.1224</text:p>
          </table:table-cell>
          <table:covered-table-cell table:style-name="ce8"/>
          <table:covered-table-cell table:style-name="ce9"/>
          <table:table-cell table:style-name="ce7" table:formula="of:=288.2659 - 2" office:value-type="float" office:value="286.2659" calcext:value-type="float" table:number-columns-spanned="3" table:number-rows-spanned="1">
            <text:p>286.26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9.5364 - 5" office:value-type="float" office:value="574.5364" calcext:value-type="float" table:number-columns-spanned="3" table:number-rows-spanned="1">
            <text:p>574.5364</text:p>
          </table:table-cell>
          <table:covered-table-cell table:style-name="ce8"/>
          <table:covered-table-cell table:style-name="ce9"/>
          <table:table-cell table:style-name="ce7" table:formula="of:=289.0822 - 2" office:value-type="float" office:value="287.0822" calcext:value-type="float" table:number-columns-spanned="3" table:number-rows-spanned="1">
            <text:p>287.08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79.5946 - 1" office:value-type="float" office:value="578.5946" calcext:value-type="float" table:number-columns-spanned="3" table:number-rows-spanned="1">
            <text:p>578.5946</text:p>
          </table:table-cell>
          <table:covered-table-cell table:style-name="ce8"/>
          <table:covered-table-cell table:style-name="ce9"/>
          <table:table-cell table:style-name="ce7" table:formula="of:=288.9309 - 2" office:value-type="float" office:value="286.9309" calcext:value-type="float" table:number-columns-spanned="3" table:number-rows-spanned="1">
            <text:p>286.93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0.1223 - 1" office:value-type="float" office:value="579.1223" calcext:value-type="float" table:number-columns-spanned="3" table:number-rows-spanned="1">
            <text:p>579.1223</text:p>
          </table:table-cell>
          <table:covered-table-cell table:style-name="ce8"/>
          <table:covered-table-cell table:style-name="ce9"/>
          <table:table-cell table:style-name="ce7" table:formula="of:=288.7353 - 2" office:value-type="float" office:value="286.7353" calcext:value-type="float" table:number-columns-spanned="3" table:number-rows-spanned="1">
            <text:p>286.73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0.9688 - 5" office:value-type="float" office:value="575.9688" calcext:value-type="float" table:number-columns-spanned="3" table:number-rows-spanned="1">
            <text:p>575.9688</text:p>
          </table:table-cell>
          <table:covered-table-cell table:style-name="ce8"/>
          <table:covered-table-cell table:style-name="ce9"/>
          <table:table-cell table:style-name="ce7" table:formula="of:=289.9119 - 2" office:value-type="float" office:value="287.9119" calcext:value-type="float" table:number-columns-spanned="3" table:number-rows-spanned="1">
            <text:p>287.91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1.061 - 3" office:value-type="float" office:value="578.061" calcext:value-type="float" table:number-columns-spanned="3" table:number-rows-spanned="1">
            <text:p>578.061</text:p>
          </table:table-cell>
          <table:covered-table-cell table:style-name="ce8"/>
          <table:covered-table-cell table:style-name="ce9"/>
          <table:table-cell table:style-name="ce7" table:formula="of:=289.4087 - 2" office:value-type="float" office:value="287.4087" calcext:value-type="float" table:number-columns-spanned="3" table:number-rows-spanned="1">
            <text:p>287.40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1.5315 - 2" office:value-type="float" office:value="579.5315" calcext:value-type="float" table:number-columns-spanned="3" table:number-rows-spanned="1">
            <text:p>579.5315</text:p>
          </table:table-cell>
          <table:covered-table-cell table:style-name="ce8"/>
          <table:covered-table-cell table:style-name="ce9"/>
          <table:table-cell table:style-name="ce7" table:formula="of:=290.3741 - 2" office:value-type="float" office:value="288.3741" calcext:value-type="float" table:number-columns-spanned="3" table:number-rows-spanned="1">
            <text:p>288.37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1.7085 - 2" office:value-type="float" office:value="579.7085" calcext:value-type="float" table:number-columns-spanned="3" table:number-rows-spanned="1">
            <text:p>579.7085</text:p>
          </table:table-cell>
          <table:covered-table-cell table:style-name="ce8"/>
          <table:covered-table-cell table:style-name="ce9"/>
          <table:table-cell table:style-name="ce7" table:formula="of:=290.0831 - 2" office:value-type="float" office:value="288.0831" calcext:value-type="float" table:number-columns-spanned="3" table:number-rows-spanned="1">
            <text:p>288.08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1.7846 - 3" office:value-type="float" office:value="578.7846" calcext:value-type="float" table:number-columns-spanned="3" table:number-rows-spanned="1">
            <text:p>578.7846</text:p>
          </table:table-cell>
          <table:covered-table-cell table:style-name="ce8"/>
          <table:covered-table-cell table:style-name="ce9"/>
          <table:table-cell table:style-name="ce7" table:formula="of:=291.4967 - 2" office:value-type="float" office:value="289.4967" calcext:value-type="float" table:number-columns-spanned="3" table:number-rows-spanned="1">
            <text:p>289.4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3.1721 - 2" office:value-type="float" office:value="581.1721" calcext:value-type="float" table:number-columns-spanned="3" table:number-rows-spanned="1">
            <text:p>581.1721</text:p>
          </table:table-cell>
          <table:covered-table-cell table:style-name="ce8"/>
          <table:covered-table-cell table:style-name="ce9"/>
          <table:table-cell table:style-name="ce7" table:formula="of:=290.7946 - 2" office:value-type="float" office:value="288.7946" calcext:value-type="float" table:number-columns-spanned="3" table:number-rows-spanned="1">
            <text:p>288.79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4.9565 - 3" office:value-type="float" office:value="581.9565" calcext:value-type="float" table:number-columns-spanned="3" table:number-rows-spanned="1">
            <text:p>581.9565</text:p>
          </table:table-cell>
          <table:covered-table-cell table:style-name="ce8"/>
          <table:covered-table-cell table:style-name="ce9"/>
          <table:table-cell table:style-name="ce7" table:formula="of:=291.5808 - 2" office:value-type="float" office:value="289.5808" calcext:value-type="float" table:number-columns-spanned="3" table:number-rows-spanned="1">
            <text:p>289.58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4.9626 - 4" office:value-type="float" office:value="580.9626" calcext:value-type="float" table:number-columns-spanned="3" table:number-rows-spanned="1">
            <text:p>580.9626</text:p>
          </table:table-cell>
          <table:covered-table-cell table:style-name="ce8"/>
          <table:covered-table-cell table:style-name="ce9"/>
          <table:table-cell table:style-name="ce7" table:formula="of:=291.5171 - 2" office:value-type="float" office:value="289.5171" calcext:value-type="float" table:number-columns-spanned="3" table:number-rows-spanned="1">
            <text:p>289.51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5.4091 - 5" office:value-type="float" office:value="580.4091" calcext:value-type="float" table:number-columns-spanned="3" table:number-rows-spanned="1">
            <text:p>580.4091</text:p>
          </table:table-cell>
          <table:covered-table-cell table:style-name="ce8"/>
          <table:covered-table-cell table:style-name="ce9"/>
          <table:table-cell table:style-name="ce7" table:formula="of:=292.9425 - 2" office:value-type="float" office:value="290.9425" calcext:value-type="float" table:number-columns-spanned="3" table:number-rows-spanned="1">
            <text:p>290.94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5.7573 - 4" office:value-type="float" office:value="581.7573" calcext:value-type="float" table:number-columns-spanned="3" table:number-rows-spanned="1">
            <text:p>581.7573</text:p>
          </table:table-cell>
          <table:covered-table-cell table:style-name="ce8"/>
          <table:covered-table-cell table:style-name="ce9"/>
          <table:table-cell table:style-name="ce7" table:formula="of:=292.0701 - 2" office:value-type="float" office:value="290.0701" calcext:value-type="float" table:number-columns-spanned="3" table:number-rows-spanned="1">
            <text:p>290.07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6.9928 - 5" office:value-type="float" office:value="581.9928" calcext:value-type="float" table:number-columns-spanned="3" table:number-rows-spanned="1">
            <text:p>581.9928</text:p>
          </table:table-cell>
          <table:covered-table-cell table:style-name="ce8"/>
          <table:covered-table-cell table:style-name="ce9"/>
          <table:table-cell table:style-name="ce7" table:formula="of:=293.6125 - 2" office:value-type="float" office:value="291.6125" calcext:value-type="float" table:number-columns-spanned="3" table:number-rows-spanned="1">
            <text:p>291.61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7.754 - 2" office:value-type="float" office:value="585.754" calcext:value-type="float" table:number-columns-spanned="3" table:number-rows-spanned="1">
            <text:p>585.754</text:p>
          </table:table-cell>
          <table:covered-table-cell table:style-name="ce8"/>
          <table:covered-table-cell table:style-name="ce9"/>
          <table:table-cell table:style-name="ce7" table:formula="of:=292.8973 - 2" office:value-type="float" office:value="290.8973" calcext:value-type="float" table:number-columns-spanned="3" table:number-rows-spanned="1">
            <text:p>290.89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7.9568 - 3" office:value-type="float" office:value="584.9568" calcext:value-type="float" table:number-columns-spanned="3" table:number-rows-spanned="1">
            <text:p>584.9568</text:p>
          </table:table-cell>
          <table:covered-table-cell table:style-name="ce8"/>
          <table:covered-table-cell table:style-name="ce9"/>
          <table:table-cell table:style-name="ce7" table:formula="of:=292.9452 - 2" office:value-type="float" office:value="290.9452" calcext:value-type="float" table:number-columns-spanned="3" table:number-rows-spanned="1">
            <text:p>290.94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8.4593 - 5" office:value-type="float" office:value="583.4593" calcext:value-type="float" table:number-columns-spanned="3" table:number-rows-spanned="1">
            <text:p>583.4593</text:p>
          </table:table-cell>
          <table:covered-table-cell table:style-name="ce8"/>
          <table:covered-table-cell table:style-name="ce9"/>
          <table:table-cell table:style-name="ce7" table:formula="of:=294.3638 - 2" office:value-type="float" office:value="292.3638" calcext:value-type="float" table:number-columns-spanned="3" table:number-rows-spanned="1">
            <text:p>292.36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8.7549 - 1" office:value-type="float" office:value="587.7549" calcext:value-type="float" table:number-columns-spanned="3" table:number-rows-spanned="1">
            <text:p>587.7549</text:p>
          </table:table-cell>
          <table:covered-table-cell table:style-name="ce8"/>
          <table:covered-table-cell table:style-name="ce9"/>
          <table:table-cell table:style-name="ce7" table:formula="of:=293.6182 - 2" office:value-type="float" office:value="291.6182" calcext:value-type="float" table:number-columns-spanned="3" table:number-rows-spanned="1">
            <text:p>291.61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9.1913 - 4" office:value-type="float" office:value="585.1913" calcext:value-type="float" table:number-columns-spanned="3" table:number-rows-spanned="1">
            <text:p>585.1913</text:p>
          </table:table-cell>
          <table:covered-table-cell table:style-name="ce8"/>
          <table:covered-table-cell table:style-name="ce9"/>
          <table:table-cell table:style-name="ce7" table:formula="of:=294.9218 - 2" office:value-type="float" office:value="292.9218" calcext:value-type="float" table:number-columns-spanned="3" table:number-rows-spanned="1">
            <text:p>292.92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9.4556 - 1" office:value-type="float" office:value="588.4556" calcext:value-type="float" table:number-columns-spanned="3" table:number-rows-spanned="1">
            <text:p>588.4556</text:p>
          </table:table-cell>
          <table:covered-table-cell table:style-name="ce8"/>
          <table:covered-table-cell table:style-name="ce9"/>
          <table:table-cell table:style-name="ce7" table:formula="of:=294.2809 - 2" office:value-type="float" office:value="292.2809" calcext:value-type="float" table:number-columns-spanned="3" table:number-rows-spanned="1">
            <text:p>292.28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9.6357 - 4" office:value-type="float" office:value="585.6357" calcext:value-type="float" table:number-columns-spanned="3" table:number-rows-spanned="1">
            <text:p>585.6357</text:p>
          </table:table-cell>
          <table:covered-table-cell table:style-name="ce8"/>
          <table:covered-table-cell table:style-name="ce9"/>
          <table:table-cell table:style-name="ce7" table:formula="of:=294.8834 - 2" office:value-type="float" office:value="292.8834" calcext:value-type="float" table:number-columns-spanned="3" table:number-rows-spanned="1">
            <text:p>292.88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89.9547 - 2" office:value-type="float" office:value="587.9547" calcext:value-type="float" table:number-columns-spanned="3" table:number-rows-spanned="1">
            <text:p>587.9547</text:p>
          </table:table-cell>
          <table:covered-table-cell table:style-name="ce8"/>
          <table:covered-table-cell table:style-name="ce9"/>
          <table:table-cell table:style-name="ce7" table:formula="of:=294.9303 - 2" office:value-type="float" office:value="292.9303" calcext:value-type="float" table:number-columns-spanned="3" table:number-rows-spanned="1">
            <text:p>292.93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0.6309 - 1" office:value-type="float" office:value="589.6309" calcext:value-type="float" table:number-columns-spanned="3" table:number-rows-spanned="1">
            <text:p>589.6309</text:p>
          </table:table-cell>
          <table:covered-table-cell table:style-name="ce8"/>
          <table:covered-table-cell table:style-name="ce9"/>
          <table:table-cell table:style-name="ce7" table:formula="of:=296.7443 - 2" office:value-type="float" office:value="294.7443" calcext:value-type="float" table:number-columns-spanned="3" table:number-rows-spanned="1">
            <text:p>294.74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1.2247 - 4" office:value-type="float" office:value="587.2247" calcext:value-type="float" table:number-columns-spanned="3" table:number-rows-spanned="1">
            <text:p>587.2247</text:p>
          </table:table-cell>
          <table:covered-table-cell table:style-name="ce8"/>
          <table:covered-table-cell table:style-name="ce9"/>
          <table:table-cell table:style-name="ce7" table:formula="of:=296.3593 - 2" office:value-type="float" office:value="294.3593" calcext:value-type="float" table:number-columns-spanned="3" table:number-rows-spanned="1">
            <text:p>294.35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1.6318 - 1" office:value-type="float" office:value="590.6318" calcext:value-type="float" table:number-columns-spanned="3" table:number-rows-spanned="1">
            <text:p>590.6318</text:p>
          </table:table-cell>
          <table:covered-table-cell table:style-name="ce8"/>
          <table:covered-table-cell table:style-name="ce9"/>
          <table:table-cell table:style-name="ce7" table:formula="of:=297.0304 - 2" office:value-type="float" office:value="295.0304" calcext:value-type="float" table:number-columns-spanned="3" table:number-rows-spanned="1">
            <text:p>295.03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2.632 - 1" office:value-type="float" office:value="591.632" calcext:value-type="float" table:number-columns-spanned="3" table:number-rows-spanned="1">
            <text:p>591.632</text:p>
          </table:table-cell>
          <table:covered-table-cell table:style-name="ce8"/>
          <table:covered-table-cell table:style-name="ce9"/>
          <table:table-cell table:style-name="ce7" table:formula="of:=297.1411 - 2" office:value-type="float" office:value="295.1411" calcext:value-type="float" table:number-columns-spanned="3" table:number-rows-spanned="1">
            <text:p>295.14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3.7548 - 5" office:value-type="float" office:value="588.7548" calcext:value-type="float" table:number-columns-spanned="3" table:number-rows-spanned="1">
            <text:p>588.7548</text:p>
          </table:table-cell>
          <table:covered-table-cell table:style-name="ce8"/>
          <table:covered-table-cell table:style-name="ce9"/>
          <table:table-cell table:style-name="ce7" table:formula="of:=296.8646 - 2" office:value-type="float" office:value="294.8646" calcext:value-type="float" table:number-columns-spanned="3" table:number-rows-spanned="1">
            <text:p>294.86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3.9526 - 4" office:value-type="float" office:value="589.9526" calcext:value-type="float" table:number-columns-spanned="3" table:number-rows-spanned="1">
            <text:p>589.9526</text:p>
          </table:table-cell>
          <table:covered-table-cell table:style-name="ce8"/>
          <table:covered-table-cell table:style-name="ce9"/>
          <table:table-cell table:style-name="ce7" table:formula="of:=297.6695 - 2" office:value-type="float" office:value="295.6695" calcext:value-type="float" table:number-columns-spanned="3" table:number-rows-spanned="1">
            <text:p>295.6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4.1876 - 5" office:value-type="float" office:value="589.1876" calcext:value-type="float" table:number-columns-spanned="3" table:number-rows-spanned="1">
            <text:p>589.1876</text:p>
          </table:table-cell>
          <table:covered-table-cell table:style-name="ce8"/>
          <table:covered-table-cell table:style-name="ce9"/>
          <table:table-cell table:style-name="ce7" table:formula="of:=297.5801 - 2" office:value-type="float" office:value="295.5801" calcext:value-type="float" table:number-columns-spanned="3" table:number-rows-spanned="1">
            <text:p>295.58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4.7485 - 5" office:value-type="float" office:value="589.7485" calcext:value-type="float" table:number-columns-spanned="3" table:number-rows-spanned="1">
            <text:p>589.7485</text:p>
          </table:table-cell>
          <table:covered-table-cell table:style-name="ce8"/>
          <table:covered-table-cell table:style-name="ce9"/>
          <table:table-cell table:style-name="ce7" table:formula="of:=297.5805 - 2" office:value-type="float" office:value="295.5805" calcext:value-type="float" table:number-columns-spanned="3" table:number-rows-spanned="1">
            <text:p>295.58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4.7506 - 2" office:value-type="float" office:value="592.7506" calcext:value-type="float" table:number-columns-spanned="3" table:number-rows-spanned="1">
            <text:p>592.7506</text:p>
          </table:table-cell>
          <table:covered-table-cell table:style-name="ce8"/>
          <table:covered-table-cell table:style-name="ce9"/>
          <table:table-cell table:style-name="ce7" table:formula="of:=298.2568 - 2" office:value-type="float" office:value="296.2568" calcext:value-type="float" table:number-columns-spanned="3" table:number-rows-spanned="1">
            <text:p>296.25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5.4528 - 4" office:value-type="float" office:value="591.4528" calcext:value-type="float" table:number-columns-spanned="3" table:number-rows-spanned="1">
            <text:p>591.4528</text:p>
          </table:table-cell>
          <table:covered-table-cell table:style-name="ce8"/>
          <table:covered-table-cell table:style-name="ce9"/>
          <table:table-cell table:style-name="ce7" table:formula="of:=298.4792 - 2" office:value-type="float" office:value="296.4792" calcext:value-type="float" table:number-columns-spanned="3" table:number-rows-spanned="1">
            <text:p>296.47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5.7505 - 2" office:value-type="float" office:value="593.7505" calcext:value-type="float" table:number-columns-spanned="3" table:number-rows-spanned="1">
            <text:p>593.7505</text:p>
          </table:table-cell>
          <table:covered-table-cell table:style-name="ce8"/>
          <table:covered-table-cell table:style-name="ce9"/>
          <table:table-cell table:style-name="ce7" table:formula="of:=298.8967 - 2" office:value-type="float" office:value="296.8967" calcext:value-type="float" table:number-columns-spanned="3" table:number-rows-spanned="1">
            <text:p>296.8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5.8065 - 1" office:value-type="float" office:value="594.8065" calcext:value-type="float" table:number-columns-spanned="3" table:number-rows-spanned="1">
            <text:p>594.8065</text:p>
          </table:table-cell>
          <table:covered-table-cell table:style-name="ce8"/>
          <table:covered-table-cell table:style-name="ce9"/>
          <table:table-cell table:style-name="ce7" table:formula="of:=298.9651 - 2" office:value-type="float" office:value="296.9651" calcext:value-type="float" table:number-columns-spanned="3" table:number-rows-spanned="1">
            <text:p>296.96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6.0659 - 2" office:value-type="float" office:value="594.0659" calcext:value-type="float" table:number-columns-spanned="3" table:number-rows-spanned="1">
            <text:p>594.0659</text:p>
          </table:table-cell>
          <table:covered-table-cell table:style-name="ce8"/>
          <table:covered-table-cell table:style-name="ce9"/>
          <table:table-cell table:style-name="ce7" table:formula="of:=300.741 - 2" office:value-type="float" office:value="298.741" calcext:value-type="float" table:number-columns-spanned="3" table:number-rows-spanned="1">
            <text:p>298.7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7.1825 - 3" office:value-type="float" office:value="594.1825" calcext:value-type="float" table:number-columns-spanned="3" table:number-rows-spanned="1">
            <text:p>594.1825</text:p>
          </table:table-cell>
          <table:covered-table-cell table:style-name="ce8"/>
          <table:covered-table-cell table:style-name="ce9"/>
          <table:table-cell table:style-name="ce7" table:formula="of:=301.051 - 2" office:value-type="float" office:value="299.051" calcext:value-type="float" table:number-columns-spanned="3" table:number-rows-spanned="1">
            <text:p>299.0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7.7435 - 3" office:value-type="float" office:value="594.7435" calcext:value-type="float" table:number-columns-spanned="3" table:number-rows-spanned="1">
            <text:p>594.7435</text:p>
          </table:table-cell>
          <table:covered-table-cell table:style-name="ce8"/>
          <table:covered-table-cell table:style-name="ce9"/>
          <table:table-cell table:style-name="ce7" table:formula="of:=300.3617 - 2" office:value-type="float" office:value="298.3617" calcext:value-type="float" table:number-columns-spanned="3" table:number-rows-spanned="1">
            <text:p>298.36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8.6229 - 3" office:value-type="float" office:value="595.6229" calcext:value-type="float" table:number-columns-spanned="3" table:number-rows-spanned="1">
            <text:p>595.6229</text:p>
          </table:table-cell>
          <table:covered-table-cell table:style-name="ce8"/>
          <table:covered-table-cell table:style-name="ce9"/>
          <table:table-cell table:style-name="ce7" table:formula="of:=300.5842 - 2" office:value-type="float" office:value="298.5842" calcext:value-type="float" table:number-columns-spanned="3" table:number-rows-spanned="1">
            <text:p>298.58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598.9807 - 3" office:value-type="float" office:value="595.9807" calcext:value-type="float" table:number-columns-spanned="3" table:number-rows-spanned="1">
            <text:p>595.9807</text:p>
          </table:table-cell>
          <table:covered-table-cell table:style-name="ce8"/>
          <table:covered-table-cell table:style-name="ce9"/>
          <table:table-cell table:style-name="ce7" table:formula="of:=302.0623 - 2" office:value-type="float" office:value="300.0623" calcext:value-type="float" table:number-columns-spanned="3" table:number-rows-spanned="1">
            <text:p>300.06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0.2936 - 4" office:value-type="float" office:value="596.2936" calcext:value-type="float" table:number-columns-spanned="3" table:number-rows-spanned="1">
            <text:p>596.2936</text:p>
          </table:table-cell>
          <table:covered-table-cell table:style-name="ce8"/>
          <table:covered-table-cell table:style-name="ce9"/>
          <table:table-cell table:style-name="ce7" table:formula="of:=301.7308 - 2" office:value-type="float" office:value="299.7308" calcext:value-type="float" table:number-columns-spanned="3" table:number-rows-spanned="1">
            <text:p>299.73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0.748 - 5" office:value-type="float" office:value="595.748" calcext:value-type="float" table:number-columns-spanned="3" table:number-rows-spanned="1">
            <text:p>595.748</text:p>
          </table:table-cell>
          <table:covered-table-cell table:style-name="ce8"/>
          <table:covered-table-cell table:style-name="ce9"/>
          <table:table-cell table:style-name="ce7" table:formula="of:=301.5676 - 2" office:value-type="float" office:value="299.5676" calcext:value-type="float" table:number-columns-spanned="3" table:number-rows-spanned="1">
            <text:p>299.56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1.0952 - 2" office:value-type="float" office:value="599.0952" calcext:value-type="float" table:number-columns-spanned="3" table:number-rows-spanned="1">
            <text:p>599.0952</text:p>
          </table:table-cell>
          <table:covered-table-cell table:style-name="ce8"/>
          <table:covered-table-cell table:style-name="ce9"/>
          <table:table-cell table:style-name="ce7" table:formula="of:=301.7932 - 2" office:value-type="float" office:value="299.7932" calcext:value-type="float" table:number-columns-spanned="3" table:number-rows-spanned="1">
            <text:p>299.79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2.1792 - 5" office:value-type="float" office:value="597.1792" calcext:value-type="float" table:number-columns-spanned="3" table:number-rows-spanned="1">
            <text:p>597.1792</text:p>
          </table:table-cell>
          <table:covered-table-cell table:style-name="ce8"/>
          <table:covered-table-cell table:style-name="ce9"/>
          <table:table-cell table:style-name="ce7" table:formula="of:=302.3527 - 2" office:value-type="float" office:value="300.3527" calcext:value-type="float" table:number-columns-spanned="3" table:number-rows-spanned="1">
            <text:p>300.35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2.6205 - 4" office:value-type="float" office:value="598.6205" calcext:value-type="float" table:number-columns-spanned="3" table:number-rows-spanned="1">
            <text:p>598.6205</text:p>
          </table:table-cell>
          <table:covered-table-cell table:style-name="ce8"/>
          <table:covered-table-cell table:style-name="ce9"/>
          <table:table-cell table:style-name="ce7" table:formula="of:=303.9552 - 2" office:value-type="float" office:value="301.9552" calcext:value-type="float" table:number-columns-spanned="3" table:number-rows-spanned="1">
            <text:p>301.95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3.0362 - 5" office:value-type="float" office:value="598.0362" calcext:value-type="float" table:number-columns-spanned="3" table:number-rows-spanned="1">
            <text:p>598.0362</text:p>
          </table:table-cell>
          <table:covered-table-cell table:style-name="ce8"/>
          <table:covered-table-cell table:style-name="ce9"/>
          <table:table-cell table:style-name="ce7" table:formula="of:=303.6631 - 2" office:value-type="float" office:value="301.6631" calcext:value-type="float" table:number-columns-spanned="3" table:number-rows-spanned="1">
            <text:p>301.66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3.2328 - 1" office:value-type="float" office:value="602.2328" calcext:value-type="float" table:number-columns-spanned="3" table:number-rows-spanned="1">
            <text:p>602.2328</text:p>
          </table:table-cell>
          <table:covered-table-cell table:style-name="ce8"/>
          <table:covered-table-cell table:style-name="ce9"/>
          <table:table-cell table:style-name="ce7" table:formula="of:=303.0617 - 2" office:value-type="float" office:value="301.0617" calcext:value-type="float" table:number-columns-spanned="3" table:number-rows-spanned="1">
            <text:p>301.06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3.6173 - 1" office:value-type="float" office:value="602.6173" calcext:value-type="float" table:number-columns-spanned="3" table:number-rows-spanned="1">
            <text:p>602.6173</text:p>
          </table:table-cell>
          <table:covered-table-cell table:style-name="ce8"/>
          <table:covered-table-cell table:style-name="ce9"/>
          <table:table-cell table:style-name="ce7" table:formula="of:=303.6705 - 2" office:value-type="float" office:value="301.6705" calcext:value-type="float" table:number-columns-spanned="3" table:number-rows-spanned="1">
            <text:p>301.67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3.744 - 3" office:value-type="float" office:value="600.744" calcext:value-type="float" table:number-columns-spanned="3" table:number-rows-spanned="1">
            <text:p>600.744</text:p>
          </table:table-cell>
          <table:covered-table-cell table:style-name="ce8"/>
          <table:covered-table-cell table:style-name="ce9"/>
          <table:table-cell table:style-name="ce7" table:formula="of:=303.7798 - 2" office:value-type="float" office:value="301.7798" calcext:value-type="float" table:number-columns-spanned="3" table:number-rows-spanned="1">
            <text:p>301.77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4.5292 - 4" office:value-type="float" office:value="600.5292" calcext:value-type="float" table:number-columns-spanned="3" table:number-rows-spanned="1">
            <text:p>600.5292</text:p>
          </table:table-cell>
          <table:covered-table-cell table:style-name="ce8"/>
          <table:covered-table-cell table:style-name="ce9"/>
          <table:table-cell table:style-name="ce7" table:formula="of:=305.8446 - 2" office:value-type="float" office:value="303.8446" calcext:value-type="float" table:number-columns-spanned="3" table:number-rows-spanned="1">
            <text:p>303.84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5.1522 - 2" office:value-type="float" office:value="603.1522" calcext:value-type="float" table:number-columns-spanned="3" table:number-rows-spanned="1">
            <text:p>603.1522</text:p>
          </table:table-cell>
          <table:covered-table-cell table:style-name="ce8"/>
          <table:covered-table-cell table:style-name="ce9"/>
          <table:table-cell table:style-name="ce7" table:formula="of:=305.47 - 2" office:value-type="float" office:value="303.47" calcext:value-type="float" table:number-columns-spanned="3" table:number-rows-spanned="1">
            <text:p>303.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6.0943 - 5" office:value-type="float" office:value="601.0943" calcext:value-type="float" table:number-columns-spanned="3" table:number-rows-spanned="1">
            <text:p>601.0943</text:p>
          </table:table-cell>
          <table:covered-table-cell table:style-name="ce8"/>
          <table:covered-table-cell table:style-name="ce9"/>
          <table:table-cell table:style-name="ce7" table:formula="of:=305.773 - 2" office:value-type="float" office:value="303.773" calcext:value-type="float" table:number-columns-spanned="3" table:number-rows-spanned="1">
            <text:p>303.7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6.1507 - 1" office:value-type="float" office:value="605.1507" calcext:value-type="float" table:number-columns-spanned="3" table:number-rows-spanned="1">
            <text:p>605.1507</text:p>
          </table:table-cell>
          <table:covered-table-cell table:style-name="ce8"/>
          <table:covered-table-cell table:style-name="ce9"/>
          <table:table-cell table:style-name="ce7" table:formula="of:=305.9565 - 2" office:value-type="float" office:value="303.9565" calcext:value-type="float" table:number-columns-spanned="3" table:number-rows-spanned="1">
            <text:p>303.95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6.6172 - 3" office:value-type="float" office:value="603.6172" calcext:value-type="float" table:number-columns-spanned="3" table:number-rows-spanned="1">
            <text:p>603.6172</text:p>
          </table:table-cell>
          <table:covered-table-cell table:style-name="ce8"/>
          <table:covered-table-cell table:style-name="ce9"/>
          <table:table-cell table:style-name="ce7" table:formula="of:=306.4506 - 2" office:value-type="float" office:value="304.4506" calcext:value-type="float" table:number-columns-spanned="3" table:number-rows-spanned="1">
            <text:p>304.45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7.209 - 1" office:value-type="float" office:value="606.209" calcext:value-type="float" table:number-columns-spanned="3" table:number-rows-spanned="1">
            <text:p>606.209</text:p>
          </table:table-cell>
          <table:covered-table-cell table:style-name="ce8"/>
          <table:covered-table-cell table:style-name="ce9"/>
          <table:table-cell table:style-name="ce7" table:formula="of:=306.9656 - 2" office:value-type="float" office:value="304.9656" calcext:value-type="float" table:number-columns-spanned="3" table:number-rows-spanned="1">
            <text:p>304.9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7.4627 - 4" office:value-type="float" office:value="603.4627" calcext:value-type="float" table:number-columns-spanned="3" table:number-rows-spanned="1">
            <text:p>603.4627</text:p>
          </table:table-cell>
          <table:covered-table-cell table:style-name="ce8"/>
          <table:covered-table-cell table:style-name="ce9"/>
          <table:table-cell table:style-name="ce7" table:formula="of:=307.3585 - 2" office:value-type="float" office:value="305.3585" calcext:value-type="float" table:number-columns-spanned="3" table:number-rows-spanned="1">
            <text:p>305.35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7.9728 - 4" office:value-type="float" office:value="603.9728" calcext:value-type="float" table:number-columns-spanned="3" table:number-rows-spanned="1">
            <text:p>603.9728</text:p>
          </table:table-cell>
          <table:covered-table-cell table:style-name="ce8"/>
          <table:covered-table-cell table:style-name="ce9"/>
          <table:table-cell table:style-name="ce7" table:formula="of:=307.463 - 2" office:value-type="float" office:value="305.463" calcext:value-type="float" table:number-columns-spanned="3" table:number-rows-spanned="1">
            <text:p>305.4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8.2059 - 2" office:value-type="float" office:value="606.2059" calcext:value-type="float" table:number-columns-spanned="3" table:number-rows-spanned="1">
            <text:p>606.2059</text:p>
          </table:table-cell>
          <table:covered-table-cell table:style-name="ce8"/>
          <table:covered-table-cell table:style-name="ce9"/>
          <table:table-cell table:style-name="ce7" table:formula="of:=306.9759 - 2" office:value-type="float" office:value="304.9759" calcext:value-type="float" table:number-columns-spanned="3" table:number-rows-spanned="1">
            <text:p>304.97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9.0267 - 1" office:value-type="float" office:value="608.0267" calcext:value-type="float" table:number-columns-spanned="3" table:number-rows-spanned="1">
            <text:p>608.0267</text:p>
          </table:table-cell>
          <table:covered-table-cell table:style-name="ce8"/>
          <table:covered-table-cell table:style-name="ce9"/>
          <table:table-cell table:style-name="ce7" table:formula="of:=308.7518 - 2" office:value-type="float" office:value="306.7518" calcext:value-type="float" table:number-columns-spanned="3" table:number-rows-spanned="1">
            <text:p>306.75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9.2622 - 1" office:value-type="float" office:value="608.2622" calcext:value-type="float" table:number-columns-spanned="3" table:number-rows-spanned="1">
            <text:p>608.2622</text:p>
          </table:table-cell>
          <table:covered-table-cell table:style-name="ce8"/>
          <table:covered-table-cell table:style-name="ce9"/>
          <table:table-cell table:style-name="ce7" table:formula="of:=309.1574 - 2" office:value-type="float" office:value="307.1574" calcext:value-type="float" table:number-columns-spanned="3" table:number-rows-spanned="1">
            <text:p>307.15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09.5237 - 5" office:value-type="float" office:value="604.5237" calcext:value-type="float" table:number-columns-spanned="3" table:number-rows-spanned="1">
            <text:p>604.5237</text:p>
          </table:table-cell>
          <table:covered-table-cell table:style-name="ce8"/>
          <table:covered-table-cell table:style-name="ce9"/>
          <table:table-cell table:style-name="ce7" table:formula="of:=307.7623 - 2" office:value-type="float" office:value="305.7623" calcext:value-type="float" table:number-columns-spanned="3" table:number-rows-spanned="1">
            <text:p>305.76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0.6337 - 3" office:value-type="float" office:value="607.6337" calcext:value-type="float" table:number-columns-spanned="3" table:number-rows-spanned="1">
            <text:p>607.6337</text:p>
          </table:table-cell>
          <table:covered-table-cell table:style-name="ce8"/>
          <table:covered-table-cell table:style-name="ce9"/>
          <table:table-cell table:style-name="ce7" table:formula="of:=309.877 - 2" office:value-type="float" office:value="307.877" calcext:value-type="float" table:number-columns-spanned="3" table:number-rows-spanned="1">
            <text:p>307.8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1.0274 - 2" office:value-type="float" office:value="609.0274" calcext:value-type="float" table:number-columns-spanned="3" table:number-rows-spanned="1">
            <text:p>609.0274</text:p>
          </table:table-cell>
          <table:covered-table-cell table:style-name="ce8"/>
          <table:covered-table-cell table:style-name="ce9"/>
          <table:table-cell table:style-name="ce7" table:formula="of:=308.7727 - 2" office:value-type="float" office:value="306.7727" calcext:value-type="float" table:number-columns-spanned="3" table:number-rows-spanned="1">
            <text:p>306.77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1.2098 - 4" office:value-type="float" office:value="607.2098" calcext:value-type="float" table:number-columns-spanned="3" table:number-rows-spanned="1">
            <text:p>607.2098</text:p>
          </table:table-cell>
          <table:covered-table-cell table:style-name="ce8"/>
          <table:covered-table-cell table:style-name="ce9"/>
          <table:table-cell table:style-name="ce7" table:formula="of:=309.7647 - 2" office:value-type="float" office:value="307.7647" calcext:value-type="float" table:number-columns-spanned="3" table:number-rows-spanned="1">
            <text:p>307.7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1.6146 - 5" office:value-type="float" office:value="606.6146" calcext:value-type="float" table:number-columns-spanned="3" table:number-rows-spanned="1">
            <text:p>606.6146</text:p>
          </table:table-cell>
          <table:covered-table-cell table:style-name="ce8"/>
          <table:covered-table-cell table:style-name="ce9"/>
          <table:table-cell table:style-name="ce7" table:formula="of:=309.1426 - 2" office:value-type="float" office:value="307.1426" calcext:value-type="float" table:number-columns-spanned="3" table:number-rows-spanned="1">
            <text:p>307.14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1.6308 - 1" office:value-type="float" office:value="610.6308" calcext:value-type="float" table:number-columns-spanned="3" table:number-rows-spanned="1">
            <text:p>610.6308</text:p>
          </table:table-cell>
          <table:covered-table-cell table:style-name="ce8"/>
          <table:covered-table-cell table:style-name="ce9"/>
          <table:table-cell table:style-name="ce7" table:formula="of:=309.6375 - 2" office:value-type="float" office:value="307.6375" calcext:value-type="float" table:number-columns-spanned="3" table:number-rows-spanned="1">
            <text:p>307.6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2.0264 - 1" office:value-type="float" office:value="611.0264" calcext:value-type="float" table:number-columns-spanned="3" table:number-rows-spanned="1">
            <text:p>611.0264</text:p>
          </table:table-cell>
          <table:covered-table-cell table:style-name="ce8"/>
          <table:covered-table-cell table:style-name="ce9"/>
          <table:table-cell table:style-name="ce7" table:formula="of:=309.7495 - 2" office:value-type="float" office:value="307.7495" calcext:value-type="float" table:number-columns-spanned="3" table:number-rows-spanned="1">
            <text:p>307.7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4.2055 - 3" office:value-type="float" office:value="611.2055" calcext:value-type="float" table:number-columns-spanned="3" table:number-rows-spanned="1">
            <text:p>611.2055</text:p>
          </table:table-cell>
          <table:covered-table-cell table:style-name="ce8"/>
          <table:covered-table-cell table:style-name="ce9"/>
          <table:table-cell table:style-name="ce7" table:formula="of:=311.5815 - 2" office:value-type="float" office:value="309.5815" calcext:value-type="float" table:number-columns-spanned="3" table:number-rows-spanned="1">
            <text:p>309.58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4.5176 - 5" office:value-type="float" office:value="609.5176" calcext:value-type="float" table:number-columns-spanned="3" table:number-rows-spanned="1">
            <text:p>609.5176</text:p>
          </table:table-cell>
          <table:covered-table-cell table:style-name="ce8"/>
          <table:covered-table-cell table:style-name="ce9"/>
          <table:table-cell table:style-name="ce7" table:formula="of:=310.8779 - 2" office:value-type="float" office:value="308.8779" calcext:value-type="float" table:number-columns-spanned="3" table:number-rows-spanned="1">
            <text:p>308.87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4.5553 - 5" office:value-type="float" office:value="609.5553" calcext:value-type="float" table:number-columns-spanned="3" table:number-rows-spanned="1">
            <text:p>609.5553</text:p>
          </table:table-cell>
          <table:covered-table-cell table:style-name="ce8"/>
          <table:covered-table-cell table:style-name="ce9"/>
          <table:table-cell table:style-name="ce7" table:formula="of:=311.8736 - 2" office:value-type="float" office:value="309.8736" calcext:value-type="float" table:number-columns-spanned="3" table:number-rows-spanned="1">
            <text:p>309.87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4.6082 - 3" office:value-type="float" office:value="611.6082" calcext:value-type="float" table:number-columns-spanned="3" table:number-rows-spanned="1">
            <text:p>611.6082</text:p>
          </table:table-cell>
          <table:covered-table-cell table:style-name="ce8"/>
          <table:covered-table-cell table:style-name="ce9"/>
          <table:table-cell table:style-name="ce7" table:formula="of:=311.1318 - 2" office:value-type="float" office:value="309.1318" calcext:value-type="float" table:number-columns-spanned="3" table:number-rows-spanned="1">
            <text:p>309.1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5.6054 - 1" office:value-type="float" office:value="614.6054" calcext:value-type="float" table:number-columns-spanned="3" table:number-rows-spanned="1">
            <text:p>614.6054</text:p>
          </table:table-cell>
          <table:covered-table-cell table:style-name="ce8"/>
          <table:covered-table-cell table:style-name="ce9"/>
          <table:table-cell table:style-name="ce7" table:formula="of:=313.3215 - 2" office:value-type="float" office:value="311.3215" calcext:value-type="float" table:number-columns-spanned="3" table:number-rows-spanned="1">
            <text:p>311.32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6.2579 - 4" office:value-type="float" office:value="612.2579" calcext:value-type="float" table:number-columns-spanned="3" table:number-rows-spanned="1">
            <text:p>612.2579</text:p>
          </table:table-cell>
          <table:covered-table-cell table:style-name="ce8"/>
          <table:covered-table-cell table:style-name="ce9"/>
          <table:table-cell table:style-name="ce7" table:formula="of:=312.9606 - 2" office:value-type="float" office:value="310.9606" calcext:value-type="float" table:number-columns-spanned="3" table:number-rows-spanned="1">
            <text:p>310.96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6.6296 - 5" office:value-type="float" office:value="611.6296" calcext:value-type="float" table:number-columns-spanned="3" table:number-rows-spanned="1">
            <text:p>611.6296</text:p>
          </table:table-cell>
          <table:covered-table-cell table:style-name="ce8"/>
          <table:covered-table-cell table:style-name="ce9"/>
          <table:table-cell table:style-name="ce7" table:formula="of:=312.7598 - 2" office:value-type="float" office:value="310.7598" calcext:value-type="float" table:number-columns-spanned="3" table:number-rows-spanned="1">
            <text:p>310.75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7.2045 - 3" office:value-type="float" office:value="614.2045" calcext:value-type="float" table:number-columns-spanned="3" table:number-rows-spanned="1">
            <text:p>614.2045</text:p>
          </table:table-cell>
          <table:covered-table-cell table:style-name="ce8"/>
          <table:covered-table-cell table:style-name="ce9"/>
          <table:table-cell table:style-name="ce7" table:formula="of:=312.9733 - 2" office:value-type="float" office:value="310.9733" calcext:value-type="float" table:number-columns-spanned="3" table:number-rows-spanned="1">
            <text:p>310.97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7.7229 - 3" office:value-type="float" office:value="614.7229" calcext:value-type="float" table:number-columns-spanned="3" table:number-rows-spanned="1">
            <text:p>614.7229</text:p>
          </table:table-cell>
          <table:covered-table-cell table:style-name="ce8"/>
          <table:covered-table-cell table:style-name="ce9"/>
          <table:table-cell table:style-name="ce7" table:formula="of:=315.0385 - 3" office:value-type="float" office:value="312.0385" calcext:value-type="float" table:number-columns-spanned="3" table:number-rows-spanned="1">
            <text:p>312.03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19.5138 - 5" office:value-type="float" office:value="614.5138" calcext:value-type="float" table:number-columns-spanned="3" table:number-rows-spanned="1">
            <text:p>614.5138</text:p>
          </table:table-cell>
          <table:covered-table-cell table:style-name="ce8"/>
          <table:covered-table-cell table:style-name="ce9"/>
          <table:table-cell table:style-name="ce7" table:formula="of:=315.1032 - 3" office:value-type="float" office:value="312.1032" calcext:value-type="float" table:number-columns-spanned="3" table:number-rows-spanned="1">
            <text:p>312.10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0.2553 - 4" office:value-type="float" office:value="616.2553" calcext:value-type="float" table:number-columns-spanned="3" table:number-rows-spanned="1">
            <text:p>616.2553</text:p>
          </table:table-cell>
          <table:covered-table-cell table:style-name="ce8"/>
          <table:covered-table-cell table:style-name="ce9"/>
          <table:table-cell table:style-name="ce7" table:formula="of:=314.0465 - 3" office:value-type="float" office:value="311.0465" calcext:value-type="float" table:number-columns-spanned="3" table:number-rows-spanned="1">
            <text:p>311.04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0.3754 - 3" office:value-type="float" office:value="617.3754" calcext:value-type="float" table:number-columns-spanned="3" table:number-rows-spanned="1">
            <text:p>617.3754</text:p>
          </table:table-cell>
          <table:covered-table-cell table:style-name="ce8"/>
          <table:covered-table-cell table:style-name="ce9"/>
          <table:table-cell table:style-name="ce7" table:formula="of:=316.5461 - 3" office:value-type="float" office:value="313.5461" calcext:value-type="float" table:number-columns-spanned="3" table:number-rows-spanned="1">
            <text:p>313.54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0.6258 - 4" office:value-type="float" office:value="616.6258" calcext:value-type="float" table:number-columns-spanned="3" table:number-rows-spanned="1">
            <text:p>616.6258</text:p>
          </table:table-cell>
          <table:covered-table-cell table:style-name="ce8"/>
          <table:covered-table-cell table:style-name="ce9"/>
          <table:table-cell table:style-name="ce7" table:formula="of:=315.003 - 3" office:value-type="float" office:value="312.003" calcext:value-type="float" table:number-columns-spanned="3" table:number-rows-spanned="1">
            <text:p>312.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0.8936 - 5" office:value-type="float" office:value="615.8936" calcext:value-type="float" table:number-columns-spanned="3" table:number-rows-spanned="1">
            <text:p>615.8936</text:p>
          </table:table-cell>
          <table:covered-table-cell table:style-name="ce8"/>
          <table:covered-table-cell table:style-name="ce9"/>
          <table:table-cell table:style-name="ce7" table:formula="of:=316.881 - 3" office:value-type="float" office:value="313.881" calcext:value-type="float" table:number-columns-spanned="3" table:number-rows-spanned="1">
            <text:p>313.8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1.5098 - 2" office:value-type="float" office:value="619.5098" calcext:value-type="float" table:number-columns-spanned="3" table:number-rows-spanned="1">
            <text:p>619.5098</text:p>
          </table:table-cell>
          <table:covered-table-cell table:style-name="ce8"/>
          <table:covered-table-cell table:style-name="ce9"/>
          <table:table-cell table:style-name="ce7" table:formula="of:=318.0375 - 3" office:value-type="float" office:value="315.0375" calcext:value-type="float" table:number-columns-spanned="3" table:number-rows-spanned="1">
            <text:p>315.0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1.6233 - 1" office:value-type="float" office:value="620.6233" calcext:value-type="float" table:number-columns-spanned="3" table:number-rows-spanned="1">
            <text:p>620.6233</text:p>
          </table:table-cell>
          <table:covered-table-cell table:style-name="ce8"/>
          <table:covered-table-cell table:style-name="ce9"/>
          <table:table-cell table:style-name="ce7" table:formula="of:=318.7295 - 3" office:value-type="float" office:value="315.7295" calcext:value-type="float" table:number-columns-spanned="3" table:number-rows-spanned="1">
            <text:p>315.72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1.9526 - 4" office:value-type="float" office:value="617.9526" calcext:value-type="float" table:number-columns-spanned="3" table:number-rows-spanned="1">
            <text:p>617.9526</text:p>
          </table:table-cell>
          <table:covered-table-cell table:style-name="ce8"/>
          <table:covered-table-cell table:style-name="ce9"/>
          <table:table-cell table:style-name="ce7" table:formula="of:=317.4493 - 3" office:value-type="float" office:value="314.4493" calcext:value-type="float" table:number-columns-spanned="3" table:number-rows-spanned="1">
            <text:p>314.44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2.3673 - 2" office:value-type="float" office:value="620.3673" calcext:value-type="float" table:number-columns-spanned="3" table:number-rows-spanned="1">
            <text:p>620.3673</text:p>
          </table:table-cell>
          <table:covered-table-cell table:style-name="ce8"/>
          <table:covered-table-cell table:style-name="ce9"/>
          <table:table-cell table:style-name="ce7" table:formula="of:=318.7079 - 3" office:value-type="float" office:value="315.7079" calcext:value-type="float" table:number-columns-spanned="3" table:number-rows-spanned="1">
            <text:p>315.70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2.9488 - 1" office:value-type="float" office:value="621.9488" calcext:value-type="float" table:number-columns-spanned="3" table:number-rows-spanned="1">
            <text:p>621.9488</text:p>
          </table:table-cell>
          <table:covered-table-cell table:style-name="ce8"/>
          <table:covered-table-cell table:style-name="ce9"/>
          <table:table-cell table:style-name="ce7" table:formula="of:=319.9838 - 3" office:value-type="float" office:value="316.9838" calcext:value-type="float" table:number-columns-spanned="3" table:number-rows-spanned="1">
            <text:p>316.98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3.6227 - 2" office:value-type="float" office:value="621.6227" calcext:value-type="float" table:number-columns-spanned="3" table:number-rows-spanned="1">
            <text:p>621.6227</text:p>
          </table:table-cell>
          <table:covered-table-cell table:style-name="ce8"/>
          <table:covered-table-cell table:style-name="ce9"/>
          <table:table-cell table:style-name="ce7" table:formula="of:=319.2953 - 3" office:value-type="float" office:value="316.2953" calcext:value-type="float" table:number-columns-spanned="3" table:number-rows-spanned="1">
            <text:p>316.29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4.3741 - 4" office:value-type="float" office:value="620.3741" calcext:value-type="float" table:number-columns-spanned="3" table:number-rows-spanned="1">
            <text:p>620.3741</text:p>
          </table:table-cell>
          <table:covered-table-cell table:style-name="ce8"/>
          <table:covered-table-cell table:style-name="ce9"/>
          <table:table-cell table:style-name="ce7" table:formula="of:=320.3706 - 3" office:value-type="float" office:value="317.3706" calcext:value-type="float" table:number-columns-spanned="3" table:number-rows-spanned="1">
            <text:p>317.3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4.8887 - 4" office:value-type="float" office:value="620.8887" calcext:value-type="float" table:number-columns-spanned="3" table:number-rows-spanned="1">
            <text:p>620.8887</text:p>
          </table:table-cell>
          <table:covered-table-cell table:style-name="ce8"/>
          <table:covered-table-cell table:style-name="ce9"/>
          <table:table-cell table:style-name="ce7" table:formula="of:=321.6914 - 3" office:value-type="float" office:value="318.6914" calcext:value-type="float" table:number-columns-spanned="3" table:number-rows-spanned="1">
            <text:p>318.69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6.3642 - 4" office:value-type="float" office:value="622.3642" calcext:value-type="float" table:number-columns-spanned="3" table:number-rows-spanned="1">
            <text:p>622.3642</text:p>
          </table:table-cell>
          <table:covered-table-cell table:style-name="ce8"/>
          <table:covered-table-cell table:style-name="ce9"/>
          <table:table-cell table:style-name="ce7" table:formula="of:=320.8724 - 3" office:value-type="float" office:value="317.8724" calcext:value-type="float" table:number-columns-spanned="3" table:number-rows-spanned="1">
            <text:p>317.87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6.6229 - 5" office:value-type="float" office:value="621.6229" calcext:value-type="float" table:number-columns-spanned="3" table:number-rows-spanned="1">
            <text:p>621.6229</text:p>
          </table:table-cell>
          <table:covered-table-cell table:style-name="ce8"/>
          <table:covered-table-cell table:style-name="ce9"/>
          <table:table-cell table:style-name="ce7" table:formula="of:=320.8744 - 3" office:value-type="float" office:value="317.8744" calcext:value-type="float" table:number-columns-spanned="3" table:number-rows-spanned="1">
            <text:p>317.87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7.1781 - 4" office:value-type="float" office:value="623.1781" calcext:value-type="float" table:number-columns-spanned="3" table:number-rows-spanned="1">
            <text:p>623.1781</text:p>
          </table:table-cell>
          <table:covered-table-cell table:style-name="ce8"/>
          <table:covered-table-cell table:style-name="ce9"/>
          <table:table-cell table:style-name="ce7" table:formula="of:=322.5633 - 3" office:value-type="float" office:value="319.5633" calcext:value-type="float" table:number-columns-spanned="3" table:number-rows-spanned="1">
            <text:p>319.5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7.678 - 1" office:value-type="float" office:value="626.678" calcext:value-type="float" table:number-columns-spanned="3" table:number-rows-spanned="1">
            <text:p>626.678</text:p>
          </table:table-cell>
          <table:covered-table-cell table:style-name="ce8"/>
          <table:covered-table-cell table:style-name="ce9"/>
          <table:table-cell table:style-name="ce7" table:formula="of:=323.2948 - 3" office:value-type="float" office:value="320.2948" calcext:value-type="float" table:number-columns-spanned="3" table:number-rows-spanned="1">
            <text:p>320.29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7.8533 - 4" office:value-type="float" office:value="623.8533" calcext:value-type="float" table:number-columns-spanned="3" table:number-rows-spanned="1">
            <text:p>623.8533</text:p>
          </table:table-cell>
          <table:covered-table-cell table:style-name="ce8"/>
          <table:covered-table-cell table:style-name="ce9"/>
          <table:table-cell table:style-name="ce7" table:formula="of:=323.4279 - 3" office:value-type="float" office:value="320.4279" calcext:value-type="float" table:number-columns-spanned="3" table:number-rows-spanned="1">
            <text:p>320.42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8.0593 - 3" office:value-type="float" office:value="625.0593" calcext:value-type="float" table:number-columns-spanned="3" table:number-rows-spanned="1">
            <text:p>625.0593</text:p>
          </table:table-cell>
          <table:covered-table-cell table:style-name="ce8"/>
          <table:covered-table-cell table:style-name="ce9"/>
          <table:table-cell table:style-name="ce7" table:formula="of:=323.53 - 3" office:value-type="float" office:value="320.53" calcext:value-type="float" table:number-columns-spanned="3" table:number-rows-spanned="1">
            <text:p>320.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8.6035 - 4" office:value-type="float" office:value="624.6035" calcext:value-type="float" table:number-columns-spanned="3" table:number-rows-spanned="1">
            <text:p>624.6035</text:p>
          </table:table-cell>
          <table:covered-table-cell table:style-name="ce8"/>
          <table:covered-table-cell table:style-name="ce9"/>
          <table:table-cell table:style-name="ce7" table:formula="of:=325.6191 - 3" office:value-type="float" office:value="322.6191" calcext:value-type="float" table:number-columns-spanned="3" table:number-rows-spanned="1">
            <text:p>322.61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8.7366 - 1" office:value-type="float" office:value="627.7366" calcext:value-type="float" table:number-columns-spanned="3" table:number-rows-spanned="1">
            <text:p>627.7366</text:p>
          </table:table-cell>
          <table:covered-table-cell table:style-name="ce8"/>
          <table:covered-table-cell table:style-name="ce9"/>
          <table:table-cell table:style-name="ce7" table:formula="of:=325.3042 - 3" office:value-type="float" office:value="322.3042" calcext:value-type="float" table:number-columns-spanned="3" table:number-rows-spanned="1">
            <text:p>322.30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29.2927 - 2" office:value-type="float" office:value="627.2927" calcext:value-type="float" table:number-columns-spanned="3" table:number-rows-spanned="1">
            <text:p>627.2927</text:p>
          </table:table-cell>
          <table:covered-table-cell table:style-name="ce8"/>
          <table:covered-table-cell table:style-name="ce9"/>
          <table:table-cell table:style-name="ce7" table:formula="of:=324.0208 - 3" office:value-type="float" office:value="321.0208" calcext:value-type="float" table:number-columns-spanned="3" table:number-rows-spanned="1">
            <text:p>321.0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0.1728 - 2" office:value-type="float" office:value="628.1728" calcext:value-type="float" table:number-columns-spanned="3" table:number-rows-spanned="1">
            <text:p>628.1728</text:p>
          </table:table-cell>
          <table:covered-table-cell table:style-name="ce8"/>
          <table:covered-table-cell table:style-name="ce9"/>
          <table:table-cell table:style-name="ce7" table:formula="of:=327.2647 - 3" office:value-type="float" office:value="324.2647" calcext:value-type="float" table:number-columns-spanned="3" table:number-rows-spanned="1">
            <text:p>324.2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0.2902 - 1" office:value-type="float" office:value="629.2902" calcext:value-type="float" table:number-columns-spanned="3" table:number-rows-spanned="1">
            <text:p>629.2902</text:p>
          </table:table-cell>
          <table:covered-table-cell table:style-name="ce8"/>
          <table:covered-table-cell table:style-name="ce9"/>
          <table:table-cell table:style-name="ce7" table:formula="of:=326.3847 - 3" office:value-type="float" office:value="323.3847" calcext:value-type="float" table:number-columns-spanned="3" table:number-rows-spanned="1">
            <text:p>323.3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0.8505 - 3" office:value-type="float" office:value="627.8505" calcext:value-type="float" table:number-columns-spanned="3" table:number-rows-spanned="1">
            <text:p>627.8505</text:p>
          </table:table-cell>
          <table:covered-table-cell table:style-name="ce8"/>
          <table:covered-table-cell table:style-name="ce9"/>
          <table:table-cell table:style-name="ce7" table:formula="of:=326.4843 - 3" office:value-type="float" office:value="323.4843" calcext:value-type="float" table:number-columns-spanned="3" table:number-rows-spanned="1">
            <text:p>323.48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1.1716 - 1" office:value-type="float" office:value="630.1716" calcext:value-type="float" table:number-columns-spanned="3" table:number-rows-spanned="1">
            <text:p>630.1716</text:p>
          </table:table-cell>
          <table:covered-table-cell table:style-name="ce8"/>
          <table:covered-table-cell table:style-name="ce9"/>
          <table:table-cell table:style-name="ce7" table:formula="of:=327.8719 - 3" office:value-type="float" office:value="324.8719" calcext:value-type="float" table:number-columns-spanned="3" table:number-rows-spanned="1">
            <text:p>324.87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1.6539 - 5" office:value-type="float" office:value="626.6539" calcext:value-type="float" table:number-columns-spanned="3" table:number-rows-spanned="1">
            <text:p>626.6539</text:p>
          </table:table-cell>
          <table:covered-table-cell table:style-name="ce8"/>
          <table:covered-table-cell table:style-name="ce9"/>
          <table:table-cell table:style-name="ce7" table:formula="of:=327.4686 - 3" office:value-type="float" office:value="324.4686" calcext:value-type="float" table:number-columns-spanned="3" table:number-rows-spanned="1">
            <text:p>324.46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2.2458 - 1" office:value-type="float" office:value="631.2458" calcext:value-type="float" table:number-columns-spanned="3" table:number-rows-spanned="1">
            <text:p>631.2458</text:p>
          </table:table-cell>
          <table:covered-table-cell table:style-name="ce8"/>
          <table:covered-table-cell table:style-name="ce9"/>
          <table:table-cell table:style-name="ce7" table:formula="of:=327.7094 - 3" office:value-type="float" office:value="324.7094" calcext:value-type="float" table:number-columns-spanned="3" table:number-rows-spanned="1">
            <text:p>324.70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2.6458 - 1" office:value-type="float" office:value="631.6458" calcext:value-type="float" table:number-columns-spanned="3" table:number-rows-spanned="1">
            <text:p>631.6458</text:p>
          </table:table-cell>
          <table:covered-table-cell table:style-name="ce8"/>
          <table:covered-table-cell table:style-name="ce9"/>
          <table:table-cell table:style-name="ce7" table:formula="of:=329.2895 - 3" office:value-type="float" office:value="326.2895" calcext:value-type="float" table:number-columns-spanned="3" table:number-rows-spanned="1">
            <text:p>326.28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2.9748 - 4" office:value-type="float" office:value="628.9748" calcext:value-type="float" table:number-columns-spanned="3" table:number-rows-spanned="1">
            <text:p>628.9748</text:p>
          </table:table-cell>
          <table:covered-table-cell table:style-name="ce8"/>
          <table:covered-table-cell table:style-name="ce9"/>
          <table:table-cell table:style-name="ce7" table:formula="of:=331.2663 - 3" office:value-type="float" office:value="328.2663" calcext:value-type="float" table:number-columns-spanned="3" table:number-rows-spanned="1">
            <text:p>328.26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3.2462 - 1" office:value-type="float" office:value="632.2462" calcext:value-type="float" table:number-columns-spanned="3" table:number-rows-spanned="1">
            <text:p>632.2462</text:p>
          </table:table-cell>
          <table:covered-table-cell table:style-name="ce8"/>
          <table:covered-table-cell table:style-name="ce9"/>
          <table:table-cell table:style-name="ce7" table:formula="of:=329.6867 - 3" office:value-type="float" office:value="326.6867" calcext:value-type="float" table:number-columns-spanned="3" table:number-rows-spanned="1">
            <text:p>326.68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3.847 - 3" office:value-type="float" office:value="630.847" calcext:value-type="float" table:number-columns-spanned="3" table:number-rows-spanned="1">
            <text:p>630.847</text:p>
          </table:table-cell>
          <table:covered-table-cell table:style-name="ce8"/>
          <table:covered-table-cell table:style-name="ce9"/>
          <table:table-cell table:style-name="ce7" table:formula="of:=331.0407 - 3" office:value-type="float" office:value="328.0407" calcext:value-type="float" table:number-columns-spanned="3" table:number-rows-spanned="1">
            <text:p>328.0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3.8951 - 5" office:value-type="float" office:value="628.8951" calcext:value-type="float" table:number-columns-spanned="3" table:number-rows-spanned="1">
            <text:p>628.8951</text:p>
          </table:table-cell>
          <table:covered-table-cell table:style-name="ce8"/>
          <table:covered-table-cell table:style-name="ce9"/>
          <table:table-cell table:style-name="ce7" table:formula="of:=331.2127 - 3" office:value-type="float" office:value="328.2127" calcext:value-type="float" table:number-columns-spanned="3" table:number-rows-spanned="1">
            <text:p>328.21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4.7634 - 2" office:value-type="float" office:value="632.7634" calcext:value-type="float" table:number-columns-spanned="3" table:number-rows-spanned="1">
            <text:p>632.7634</text:p>
          </table:table-cell>
          <table:covered-table-cell table:style-name="ce8"/>
          <table:covered-table-cell table:style-name="ce9"/>
          <table:table-cell table:style-name="ce7" table:formula="of:=331.1556 - 3" office:value-type="float" office:value="328.1556" calcext:value-type="float" table:number-columns-spanned="3" table:number-rows-spanned="1">
            <text:p>328.15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5.2907 - 5" office:value-type="float" office:value="630.2907" calcext:value-type="float" table:number-columns-spanned="3" table:number-rows-spanned="1">
            <text:p>630.2907</text:p>
          </table:table-cell>
          <table:covered-table-cell table:style-name="ce8"/>
          <table:covered-table-cell table:style-name="ce9"/>
          <table:table-cell table:style-name="ce7" table:formula="of:=333.059 - 3" office:value-type="float" office:value="330.059" calcext:value-type="float" table:number-columns-spanned="3" table:number-rows-spanned="1">
            <text:p>330.0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5.8868 - 2" office:value-type="float" office:value="633.8868" calcext:value-type="float" table:number-columns-spanned="3" table:number-rows-spanned="1">
            <text:p>633.8868</text:p>
          </table:table-cell>
          <table:covered-table-cell table:style-name="ce8"/>
          <table:covered-table-cell table:style-name="ce9"/>
          <table:table-cell table:style-name="ce7" table:formula="of:=332.0841 - 3" office:value-type="float" office:value="329.0841" calcext:value-type="float" table:number-columns-spanned="3" table:number-rows-spanned="1">
            <text:p>329.08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7.2024 - 4" office:value-type="float" office:value="633.2024" calcext:value-type="float" table:number-columns-spanned="3" table:number-rows-spanned="1">
            <text:p>633.2024</text:p>
          </table:table-cell>
          <table:covered-table-cell table:style-name="ce8"/>
          <table:covered-table-cell table:style-name="ce9"/>
          <table:table-cell table:style-name="ce7" table:formula="of:=333.3656 - 3" office:value-type="float" office:value="330.3656" calcext:value-type="float" table:number-columns-spanned="3" table:number-rows-spanned="1">
            <text:p>330.3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8.2459 - 5" office:value-type="float" office:value="633.2459" calcext:value-type="float" table:number-columns-spanned="3" table:number-rows-spanned="1">
            <text:p>633.2459</text:p>
          </table:table-cell>
          <table:covered-table-cell table:style-name="ce8"/>
          <table:covered-table-cell table:style-name="ce9"/>
          <table:table-cell table:style-name="ce7" table:formula="of:=332.9991 - 3" office:value-type="float" office:value="329.9991" calcext:value-type="float" table:number-columns-spanned="3" table:number-rows-spanned="1">
            <text:p>329.99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8.8434 - 5" office:value-type="float" office:value="633.8434" calcext:value-type="float" table:number-columns-spanned="3" table:number-rows-spanned="1">
            <text:p>633.8434</text:p>
          </table:table-cell>
          <table:covered-table-cell table:style-name="ce8"/>
          <table:covered-table-cell table:style-name="ce9"/>
          <table:table-cell table:style-name="ce7" table:formula="of:=332.6924 - 3" office:value-type="float" office:value="329.6924" calcext:value-type="float" table:number-columns-spanned="3" table:number-rows-spanned="1">
            <text:p>329.69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9.0621 - 3" office:value-type="float" office:value="636.0621" calcext:value-type="float" table:number-columns-spanned="3" table:number-rows-spanned="1">
            <text:p>636.0621</text:p>
          </table:table-cell>
          <table:covered-table-cell table:style-name="ce8"/>
          <table:covered-table-cell table:style-name="ce9"/>
          <table:table-cell table:style-name="ce7" table:formula="of:=334.7246 - 3" office:value-type="float" office:value="331.7246" calcext:value-type="float" table:number-columns-spanned="3" table:number-rows-spanned="1">
            <text:p>331.72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39.1989 - 2" office:value-type="float" office:value="637.1989" calcext:value-type="float" table:number-columns-spanned="3" table:number-rows-spanned="1">
            <text:p>637.1989</text:p>
          </table:table-cell>
          <table:covered-table-cell table:style-name="ce8"/>
          <table:covered-table-cell table:style-name="ce9"/>
          <table:table-cell table:style-name="ce7" table:formula="of:=334.7776 - 3" office:value-type="float" office:value="331.7776" calcext:value-type="float" table:number-columns-spanned="3" table:number-rows-spanned="1">
            <text:p>331.77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0.0511 - 5" office:value-type="float" office:value="635.0511" calcext:value-type="float" table:number-columns-spanned="3" table:number-rows-spanned="1">
            <text:p>635.0511</text:p>
          </table:table-cell>
          <table:covered-table-cell table:style-name="ce8"/>
          <table:covered-table-cell table:style-name="ce9"/>
          <table:table-cell table:style-name="ce7" table:formula="of:=335.7495 - 3" office:value-type="float" office:value="332.7495" calcext:value-type="float" table:number-columns-spanned="3" table:number-rows-spanned="1">
            <text:p>332.7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0.2842 - 5" office:value-type="float" office:value="635.2842" calcext:value-type="float" table:number-columns-spanned="3" table:number-rows-spanned="1">
            <text:p>635.2842</text:p>
          </table:table-cell>
          <table:covered-table-cell table:style-name="ce8"/>
          <table:covered-table-cell table:style-name="ce9"/>
          <table:table-cell table:style-name="ce7" table:formula="of:=335.849 - 3" office:value-type="float" office:value="332.849" calcext:value-type="float" table:number-columns-spanned="3" table:number-rows-spanned="1">
            <text:p>332.8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1.0606 - 2" office:value-type="float" office:value="639.0606" calcext:value-type="float" table:number-columns-spanned="3" table:number-rows-spanned="1">
            <text:p>639.0606</text:p>
          </table:table-cell>
          <table:covered-table-cell table:style-name="ce8"/>
          <table:covered-table-cell table:style-name="ce9"/>
          <table:table-cell table:style-name="ce7" table:formula="of:=336.3523 - 3" office:value-type="float" office:value="333.3523" calcext:value-type="float" table:number-columns-spanned="3" table:number-rows-spanned="1">
            <text:p>333.35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1.2421 - 3" office:value-type="float" office:value="638.2421" calcext:value-type="float" table:number-columns-spanned="3" table:number-rows-spanned="1">
            <text:p>638.2421</text:p>
          </table:table-cell>
          <table:covered-table-cell table:style-name="ce8"/>
          <table:covered-table-cell table:style-name="ce9"/>
          <table:table-cell table:style-name="ce7" table:formula="of:=337.8588 - 3" office:value-type="float" office:value="334.8588" calcext:value-type="float" table:number-columns-spanned="3" table:number-rows-spanned="1">
            <text:p>334.85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1.3134 - 2" office:value-type="float" office:value="639.3134" calcext:value-type="float" table:number-columns-spanned="3" table:number-rows-spanned="1">
            <text:p>639.3134</text:p>
          </table:table-cell>
          <table:covered-table-cell table:style-name="ce8"/>
          <table:covered-table-cell table:style-name="ce9"/>
          <table:table-cell table:style-name="ce7" table:formula="of:=337.037 - 3" office:value-type="float" office:value="334.037" calcext:value-type="float" table:number-columns-spanned="3" table:number-rows-spanned="1">
            <text:p>334.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2.3111 - 1" office:value-type="float" office:value="641.3111" calcext:value-type="float" table:number-columns-spanned="3" table:number-rows-spanned="1">
            <text:p>641.3111</text:p>
          </table:table-cell>
          <table:covered-table-cell table:style-name="ce8"/>
          <table:covered-table-cell table:style-name="ce9"/>
          <table:table-cell table:style-name="ce7" table:formula="of:=338.7981 - 3" office:value-type="float" office:value="335.7981" calcext:value-type="float" table:number-columns-spanned="3" table:number-rows-spanned="1">
            <text:p>335.79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4.129 - 5" office:value-type="float" office:value="639.129" calcext:value-type="float" table:number-columns-spanned="3" table:number-rows-spanned="1">
            <text:p>639.129</text:p>
          </table:table-cell>
          <table:covered-table-cell table:style-name="ce8"/>
          <table:covered-table-cell table:style-name="ce9"/>
          <table:table-cell table:style-name="ce7" table:formula="of:=338.0916 - 3" office:value-type="float" office:value="335.0916" calcext:value-type="float" table:number-columns-spanned="3" table:number-rows-spanned="1">
            <text:p>335.09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4.3125 - 2" office:value-type="float" office:value="642.3125" calcext:value-type="float" table:number-columns-spanned="3" table:number-rows-spanned="1">
            <text:p>642.3125</text:p>
          </table:table-cell>
          <table:covered-table-cell table:style-name="ce8"/>
          <table:covered-table-cell table:style-name="ce9"/>
          <table:table-cell table:style-name="ce7" table:formula="of:=339.0147 - 3" office:value-type="float" office:value="336.0147" calcext:value-type="float" table:number-columns-spanned="3" table:number-rows-spanned="1">
            <text:p>336.0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4.5096 - 4" office:value-type="float" office:value="640.5096" calcext:value-type="float" table:number-columns-spanned="3" table:number-rows-spanned="1">
            <text:p>640.5096</text:p>
          </table:table-cell>
          <table:covered-table-cell table:style-name="ce8"/>
          <table:covered-table-cell table:style-name="ce9"/>
          <table:table-cell table:style-name="ce7" table:formula="of:=340.9687 - 3" office:value-type="float" office:value="337.9687" calcext:value-type="float" table:number-columns-spanned="3" table:number-rows-spanned="1">
            <text:p>337.96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5.0465 - 5" office:value-type="float" office:value="640.0465" calcext:value-type="float" table:number-columns-spanned="3" table:number-rows-spanned="1">
            <text:p>640.0465</text:p>
          </table:table-cell>
          <table:covered-table-cell table:style-name="ce8"/>
          <table:covered-table-cell table:style-name="ce9"/>
          <table:table-cell table:style-name="ce7" table:formula="of:=338.871 - 3" office:value-type="float" office:value="335.871" calcext:value-type="float" table:number-columns-spanned="3" table:number-rows-spanned="1">
            <text:p>335.8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5.4712 - 4" office:value-type="float" office:value="641.4712" calcext:value-type="float" table:number-columns-spanned="3" table:number-rows-spanned="1">
            <text:p>641.4712</text:p>
          </table:table-cell>
          <table:covered-table-cell table:style-name="ce8"/>
          <table:covered-table-cell table:style-name="ce9"/>
          <table:table-cell table:style-name="ce7" table:formula="of:=340.0445 - 3" office:value-type="float" office:value="337.0445" calcext:value-type="float" table:number-columns-spanned="3" table:number-rows-spanned="1">
            <text:p>337.04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5.5636 - 1" office:value-type="float" office:value="644.5636" calcext:value-type="float" table:number-columns-spanned="3" table:number-rows-spanned="1">
            <text:p>644.5636</text:p>
          </table:table-cell>
          <table:covered-table-cell table:style-name="ce8"/>
          <table:covered-table-cell table:style-name="ce9"/>
          <table:table-cell table:style-name="ce7" table:formula="of:=340.9351 - 3" office:value-type="float" office:value="337.9351" calcext:value-type="float" table:number-columns-spanned="3" table:number-rows-spanned="1">
            <text:p>337.93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6.3519 - 5" office:value-type="float" office:value="641.3519" calcext:value-type="float" table:number-columns-spanned="3" table:number-rows-spanned="1">
            <text:p>641.3519</text:p>
          </table:table-cell>
          <table:covered-table-cell table:style-name="ce8"/>
          <table:covered-table-cell table:style-name="ce9"/>
          <table:table-cell table:style-name="ce7" table:formula="of:=343.3972 - 3" office:value-type="float" office:value="340.3972" calcext:value-type="float" table:number-columns-spanned="3" table:number-rows-spanned="1">
            <text:p>340.39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7.5841 - 2" office:value-type="float" office:value="645.5841" calcext:value-type="float" table:number-columns-spanned="3" table:number-rows-spanned="1">
            <text:p>645.5841</text:p>
          </table:table-cell>
          <table:covered-table-cell table:style-name="ce8"/>
          <table:covered-table-cell table:style-name="ce9"/>
          <table:table-cell table:style-name="ce7" table:formula="of:=341.3749 - 3" office:value-type="float" office:value="338.3749" calcext:value-type="float" table:number-columns-spanned="3" table:number-rows-spanned="1">
            <text:p>338.37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8.123 - 4" office:value-type="float" office:value="644.123" calcext:value-type="float" table:number-columns-spanned="3" table:number-rows-spanned="1">
            <text:p>644.123</text:p>
          </table:table-cell>
          <table:covered-table-cell table:style-name="ce8"/>
          <table:covered-table-cell table:style-name="ce9"/>
          <table:table-cell table:style-name="ce7" table:formula="of:=342.3415 - 3" office:value-type="float" office:value="339.3415" calcext:value-type="float" table:number-columns-spanned="3" table:number-rows-spanned="1">
            <text:p>339.34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9.2768 - 4" office:value-type="float" office:value="645.2768" calcext:value-type="float" table:number-columns-spanned="3" table:number-rows-spanned="1">
            <text:p>645.2768</text:p>
          </table:table-cell>
          <table:covered-table-cell table:style-name="ce8"/>
          <table:covered-table-cell table:style-name="ce9"/>
          <table:table-cell table:style-name="ce7" table:formula="of:=342.6782 - 3" office:value-type="float" office:value="339.6782" calcext:value-type="float" table:number-columns-spanned="3" table:number-rows-spanned="1">
            <text:p>339.6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9.3124 - 5" office:value-type="float" office:value="644.3124" calcext:value-type="float" table:number-columns-spanned="3" table:number-rows-spanned="1">
            <text:p>644.3124</text:p>
          </table:table-cell>
          <table:covered-table-cell table:style-name="ce8"/>
          <table:covered-table-cell table:style-name="ce9"/>
          <table:table-cell table:style-name="ce7" table:formula="of:=343.9161 - 3" office:value-type="float" office:value="340.9161" calcext:value-type="float" table:number-columns-spanned="3" table:number-rows-spanned="1">
            <text:p>340.91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49.5632 - 4" office:value-type="float" office:value="645.5632" calcext:value-type="float" table:number-columns-spanned="3" table:number-rows-spanned="1">
            <text:p>645.5632</text:p>
          </table:table-cell>
          <table:covered-table-cell table:style-name="ce8"/>
          <table:covered-table-cell table:style-name="ce9"/>
          <table:table-cell table:style-name="ce7" table:formula="of:=343.4703 - 3" office:value-type="float" office:value="340.4703" calcext:value-type="float" table:number-columns-spanned="3" table:number-rows-spanned="1">
            <text:p>340.47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0.1186 - 2" office:value-type="float" office:value="648.1186" calcext:value-type="float" table:number-columns-spanned="3" table:number-rows-spanned="1">
            <text:p>648.1186</text:p>
          </table:table-cell>
          <table:covered-table-cell table:style-name="ce8"/>
          <table:covered-table-cell table:style-name="ce9"/>
          <table:table-cell table:style-name="ce7" table:formula="of:=344.8985 - 3" office:value-type="float" office:value="341.8985" calcext:value-type="float" table:number-columns-spanned="3" table:number-rows-spanned="1">
            <text:p>341.89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0.3434 - 1" office:value-type="float" office:value="649.3434" calcext:value-type="float" table:number-columns-spanned="3" table:number-rows-spanned="1">
            <text:p>649.3434</text:p>
          </table:table-cell>
          <table:covered-table-cell table:style-name="ce8"/>
          <table:covered-table-cell table:style-name="ce9"/>
          <table:table-cell table:style-name="ce7" table:formula="of:=346.6995 - 3" office:value-type="float" office:value="343.6995" calcext:value-type="float" table:number-columns-spanned="3" table:number-rows-spanned="1">
            <text:p>343.69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0.5602 - 1" office:value-type="float" office:value="649.5602" calcext:value-type="float" table:number-columns-spanned="3" table:number-rows-spanned="1">
            <text:p>649.5602</text:p>
          </table:table-cell>
          <table:covered-table-cell table:style-name="ce8"/>
          <table:covered-table-cell table:style-name="ce9"/>
          <table:table-cell table:style-name="ce7" table:formula="of:=345.4994 - 3" office:value-type="float" office:value="342.4994" calcext:value-type="float" table:number-columns-spanned="3" table:number-rows-spanned="1">
            <text:p>342.49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0.5836 - 3" office:value-type="float" office:value="647.5836" calcext:value-type="float" table:number-columns-spanned="3" table:number-rows-spanned="1">
            <text:p>647.5836</text:p>
          </table:table-cell>
          <table:covered-table-cell table:style-name="ce8"/>
          <table:covered-table-cell table:style-name="ce9"/>
          <table:table-cell table:style-name="ce7" table:formula="of:=346.227 - 3" office:value-type="float" office:value="343.227" calcext:value-type="float" table:number-columns-spanned="3" table:number-rows-spanned="1">
            <text:p>343.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1.307 - 2" office:value-type="float" office:value="649.307" calcext:value-type="float" table:number-columns-spanned="3" table:number-rows-spanned="1">
            <text:p>649.307</text:p>
          </table:table-cell>
          <table:covered-table-cell table:style-name="ce8"/>
          <table:covered-table-cell table:style-name="ce9"/>
          <table:table-cell table:style-name="ce7" table:formula="of:=347.6685 - 3" office:value-type="float" office:value="344.6685" calcext:value-type="float" table:number-columns-spanned="3" table:number-rows-spanned="1">
            <text:p>344.66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1.642 - 5" office:value-type="float" office:value="646.642" calcext:value-type="float" table:number-columns-spanned="3" table:number-rows-spanned="1">
            <text:p>646.642</text:p>
          </table:table-cell>
          <table:covered-table-cell table:style-name="ce8"/>
          <table:covered-table-cell table:style-name="ce9"/>
          <table:table-cell table:style-name="ce7" table:formula="of:=347.0873 - 3" office:value-type="float" office:value="344.0873" calcext:value-type="float" table:number-columns-spanned="3" table:number-rows-spanned="1">
            <text:p>344.08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2.3037 - 1" office:value-type="float" office:value="651.3037" calcext:value-type="float" table:number-columns-spanned="3" table:number-rows-spanned="1">
            <text:p>651.3037</text:p>
          </table:table-cell>
          <table:covered-table-cell table:style-name="ce8"/>
          <table:covered-table-cell table:style-name="ce9"/>
          <table:table-cell table:style-name="ce7" table:formula="of:=348.9413 - 3" office:value-type="float" office:value="345.9413" calcext:value-type="float" table:number-columns-spanned="3" table:number-rows-spanned="1">
            <text:p>345.94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2.6757 - 2" office:value-type="float" office:value="650.6757" calcext:value-type="float" table:number-columns-spanned="3" table:number-rows-spanned="1">
            <text:p>650.6757</text:p>
          </table:table-cell>
          <table:covered-table-cell table:style-name="ce8"/>
          <table:covered-table-cell table:style-name="ce9"/>
          <table:table-cell table:style-name="ce7" table:formula="of:=349.0401 - 3" office:value-type="float" office:value="346.0401" calcext:value-type="float" table:number-columns-spanned="3" table:number-rows-spanned="1">
            <text:p>346.0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2.6927 - 1" office:value-type="float" office:value="651.6927" calcext:value-type="float" table:number-columns-spanned="3" table:number-rows-spanned="1">
            <text:p>651.6927</text:p>
          </table:table-cell>
          <table:covered-table-cell table:style-name="ce8"/>
          <table:covered-table-cell table:style-name="ce9"/>
          <table:table-cell table:style-name="ce7" table:formula="of:=350.3107 - 3" office:value-type="float" office:value="347.3107" calcext:value-type="float" table:number-columns-spanned="3" table:number-rows-spanned="1">
            <text:p>347.31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3.5787 - 3" office:value-type="float" office:value="650.5787" calcext:value-type="float" table:number-columns-spanned="3" table:number-rows-spanned="1">
            <text:p>650.5787</text:p>
          </table:table-cell>
          <table:covered-table-cell table:style-name="ce8"/>
          <table:covered-table-cell table:style-name="ce9"/>
          <table:table-cell table:style-name="ce7" table:formula="of:=348.6695 - 3" office:value-type="float" office:value="345.6695" calcext:value-type="float" table:number-columns-spanned="3" table:number-rows-spanned="1">
            <text:p>345.6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3.7335 - 1" office:value-type="float" office:value="652.7335" calcext:value-type="float" table:number-columns-spanned="3" table:number-rows-spanned="1">
            <text:p>652.7335</text:p>
          </table:table-cell>
          <table:covered-table-cell table:style-name="ce8"/>
          <table:covered-table-cell table:style-name="ce9"/>
          <table:table-cell table:style-name="ce7" table:formula="of:=349.3557 - 3" office:value-type="float" office:value="346.3557" calcext:value-type="float" table:number-columns-spanned="3" table:number-rows-spanned="1">
            <text:p>346.35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4.3039 - 2" office:value-type="float" office:value="652.3039" calcext:value-type="float" table:number-columns-spanned="3" table:number-rows-spanned="1">
            <text:p>652.3039</text:p>
          </table:table-cell>
          <table:covered-table-cell table:style-name="ce8"/>
          <table:covered-table-cell table:style-name="ce9"/>
          <table:table-cell table:style-name="ce7" table:formula="of:=350.081 - 3" office:value-type="float" office:value="347.081" calcext:value-type="float" table:number-columns-spanned="3" table:number-rows-spanned="1">
            <text:p>347.0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4.342 - 4" office:value-type="float" office:value="650.342" calcext:value-type="float" table:number-columns-spanned="3" table:number-rows-spanned="1">
            <text:p>650.342</text:p>
          </table:table-cell>
          <table:covered-table-cell table:style-name="ce8"/>
          <table:covered-table-cell table:style-name="ce9"/>
          <table:table-cell table:style-name="ce7" table:formula="of:=351.1611 - 3" office:value-type="float" office:value="348.1611" calcext:value-type="float" table:number-columns-spanned="3" table:number-rows-spanned="1">
            <text:p>348.16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4.3486 - 4" office:value-type="float" office:value="650.3486" calcext:value-type="float" table:number-columns-spanned="3" table:number-rows-spanned="1">
            <text:p>650.3486</text:p>
          </table:table-cell>
          <table:covered-table-cell table:style-name="ce8"/>
          <table:covered-table-cell table:style-name="ce9"/>
          <table:table-cell table:style-name="ce7" table:formula="of:=352.7716 - 3" office:value-type="float" office:value="349.7716" calcext:value-type="float" table:number-columns-spanned="3" table:number-rows-spanned="1">
            <text:p>349.77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4.6342 - 1" office:value-type="float" office:value="653.6342" calcext:value-type="float" table:number-columns-spanned="3" table:number-rows-spanned="1">
            <text:p>653.6342</text:p>
          </table:table-cell>
          <table:covered-table-cell table:style-name="ce8"/>
          <table:covered-table-cell table:style-name="ce9"/>
          <table:table-cell table:style-name="ce7" table:formula="of:=352.9794 - 3" office:value-type="float" office:value="349.9794" calcext:value-type="float" table:number-columns-spanned="3" table:number-rows-spanned="1">
            <text:p>349.97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5.6924 - 3" office:value-type="float" office:value="652.6924" calcext:value-type="float" table:number-columns-spanned="3" table:number-rows-spanned="1">
            <text:p>652.6924</text:p>
          </table:table-cell>
          <table:covered-table-cell table:style-name="ce8"/>
          <table:covered-table-cell table:style-name="ce9"/>
          <table:table-cell table:style-name="ce7" table:formula="of:=352.7132 - 3" office:value-type="float" office:value="349.7132" calcext:value-type="float" table:number-columns-spanned="3" table:number-rows-spanned="1">
            <text:p>349.71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6.3351 - 2" office:value-type="float" office:value="654.3351" calcext:value-type="float" table:number-columns-spanned="3" table:number-rows-spanned="1">
            <text:p>654.3351</text:p>
          </table:table-cell>
          <table:covered-table-cell table:style-name="ce8"/>
          <table:covered-table-cell table:style-name="ce9"/>
          <table:table-cell table:style-name="ce7" table:formula="of:=353.402 - 3" office:value-type="float" office:value="350.402" calcext:value-type="float" table:number-columns-spanned="3" table:number-rows-spanned="1">
            <text:p>350.4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6.6326 - 2" office:value-type="float" office:value="654.6326" calcext:value-type="float" table:number-columns-spanned="3" table:number-rows-spanned="1">
            <text:p>654.6326</text:p>
          </table:table-cell>
          <table:covered-table-cell table:style-name="ce8"/>
          <table:covered-table-cell table:style-name="ce9"/>
          <table:table-cell table:style-name="ce7" table:formula="of:=354.8671 - 3" office:value-type="float" office:value="351.8671" calcext:value-type="float" table:number-columns-spanned="3" table:number-rows-spanned="1">
            <text:p>351.86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7.3344 - 1" office:value-type="float" office:value="656.3344" calcext:value-type="float" table:number-columns-spanned="3" table:number-rows-spanned="1">
            <text:p>656.3344</text:p>
          </table:table-cell>
          <table:covered-table-cell table:style-name="ce8"/>
          <table:covered-table-cell table:style-name="ce9"/>
          <table:table-cell table:style-name="ce7" table:formula="of:=355.0368 - 3" office:value-type="float" office:value="352.0368" calcext:value-type="float" table:number-columns-spanned="3" table:number-rows-spanned="1">
            <text:p>352.03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7.6899 - 1" office:value-type="float" office:value="656.6899" calcext:value-type="float" table:number-columns-spanned="3" table:number-rows-spanned="1">
            <text:p>656.6899</text:p>
          </table:table-cell>
          <table:covered-table-cell table:style-name="ce8"/>
          <table:covered-table-cell table:style-name="ce9"/>
          <table:table-cell table:style-name="ce7" table:formula="of:=354.2229 - 3" office:value-type="float" office:value="351.2229" calcext:value-type="float" table:number-columns-spanned="3" table:number-rows-spanned="1">
            <text:p>351.22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8.3024 - 4" office:value-type="float" office:value="654.3024" calcext:value-type="float" table:number-columns-spanned="3" table:number-rows-spanned="1">
            <text:p>654.3024</text:p>
          </table:table-cell>
          <table:covered-table-cell table:style-name="ce8"/>
          <table:covered-table-cell table:style-name="ce9"/>
          <table:table-cell table:style-name="ce7" table:formula="of:=356.3742 - 3" office:value-type="float" office:value="353.3742" calcext:value-type="float" table:number-columns-spanned="3" table:number-rows-spanned="1">
            <text:p>353.37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8.5679 - 4" office:value-type="float" office:value="654.5679" calcext:value-type="float" table:number-columns-spanned="3" table:number-rows-spanned="1">
            <text:p>654.5679</text:p>
          </table:table-cell>
          <table:covered-table-cell table:style-name="ce8"/>
          <table:covered-table-cell table:style-name="ce9"/>
          <table:table-cell table:style-name="ce7" table:formula="of:=355.7092 - 3" office:value-type="float" office:value="352.7092" calcext:value-type="float" table:number-columns-spanned="3" table:number-rows-spanned="1">
            <text:p>352.70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58.7335 - 5" office:value-type="float" office:value="653.7335" calcext:value-type="float" table:number-columns-spanned="3" table:number-rows-spanned="1">
            <text:p>653.7335</text:p>
          </table:table-cell>
          <table:covered-table-cell table:style-name="ce8"/>
          <table:covered-table-cell table:style-name="ce9"/>
          <table:table-cell table:style-name="ce7" table:formula="of:=356.3987 - 3" office:value-type="float" office:value="353.3987" calcext:value-type="float" table:number-columns-spanned="3" table:number-rows-spanned="1">
            <text:p>353.39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0.3352 - 3" office:value-type="float" office:value="657.3352" calcext:value-type="float" table:number-columns-spanned="3" table:number-rows-spanned="1">
            <text:p>657.3352</text:p>
          </table:table-cell>
          <table:covered-table-cell table:style-name="ce8"/>
          <table:covered-table-cell table:style-name="ce9"/>
          <table:table-cell table:style-name="ce7" table:formula="of:=356.2369 - 3" office:value-type="float" office:value="353.2369" calcext:value-type="float" table:number-columns-spanned="3" table:number-rows-spanned="1">
            <text:p>353.23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0.6893 - 5" office:value-type="float" office:value="655.6893" calcext:value-type="float" table:number-columns-spanned="3" table:number-rows-spanned="1">
            <text:p>655.6893</text:p>
          </table:table-cell>
          <table:covered-table-cell table:style-name="ce8"/>
          <table:covered-table-cell table:style-name="ce9"/>
          <table:table-cell table:style-name="ce7" table:formula="of:=357.2131 - 3" office:value-type="float" office:value="354.2131" calcext:value-type="float" table:number-columns-spanned="3" table:number-rows-spanned="1">
            <text:p>354.21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1.7424 - 3" office:value-type="float" office:value="658.7424" calcext:value-type="float" table:number-columns-spanned="3" table:number-rows-spanned="1">
            <text:p>658.7424</text:p>
          </table:table-cell>
          <table:covered-table-cell table:style-name="ce8"/>
          <table:covered-table-cell table:style-name="ce9"/>
          <table:table-cell table:style-name="ce7" table:formula="of:=358.2041 - 3" office:value-type="float" office:value="355.2041" calcext:value-type="float" table:number-columns-spanned="3" table:number-rows-spanned="1">
            <text:p>355.20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2.983 - 5" office:value-type="float" office:value="657.983" calcext:value-type="float" table:number-columns-spanned="3" table:number-rows-spanned="1">
            <text:p>657.983</text:p>
          </table:table-cell>
          <table:covered-table-cell table:style-name="ce8"/>
          <table:covered-table-cell table:style-name="ce9"/>
          <table:table-cell table:style-name="ce7" table:formula="of:=358.4161 - 3" office:value-type="float" office:value="355.4161" calcext:value-type="float" table:number-columns-spanned="3" table:number-rows-spanned="1">
            <text:p>355.41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3.2981 - 5" office:value-type="float" office:value="658.2981" calcext:value-type="float" table:number-columns-spanned="3" table:number-rows-spanned="1">
            <text:p>658.2981</text:p>
          </table:table-cell>
          <table:covered-table-cell table:style-name="ce8"/>
          <table:covered-table-cell table:style-name="ce9"/>
          <table:table-cell table:style-name="ce7" table:formula="of:=358.8799 - 3" office:value-type="float" office:value="355.8799" calcext:value-type="float" table:number-columns-spanned="3" table:number-rows-spanned="1">
            <text:p>355.8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3.8547 - 2" office:value-type="float" office:value="661.8547" calcext:value-type="float" table:number-columns-spanned="3" table:number-rows-spanned="1">
            <text:p>661.8547</text:p>
          </table:table-cell>
          <table:covered-table-cell table:style-name="ce8"/>
          <table:covered-table-cell table:style-name="ce9"/>
          <table:table-cell table:style-name="ce7" table:formula="of:=359.3961 - 3" office:value-type="float" office:value="356.3961" calcext:value-type="float" table:number-columns-spanned="3" table:number-rows-spanned="1">
            <text:p>356.39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4.0163 - 5" office:value-type="float" office:value="659.0163" calcext:value-type="float" table:number-columns-spanned="3" table:number-rows-spanned="1">
            <text:p>659.0163</text:p>
          </table:table-cell>
          <table:covered-table-cell table:style-name="ce8"/>
          <table:covered-table-cell table:style-name="ce9"/>
          <table:table-cell table:style-name="ce7" table:formula="of:=360.5649 - 3" office:value-type="float" office:value="357.5649" calcext:value-type="float" table:number-columns-spanned="3" table:number-rows-spanned="1">
            <text:p>357.56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4.351 - 1" office:value-type="float" office:value="663.351" calcext:value-type="float" table:number-columns-spanned="3" table:number-rows-spanned="1">
            <text:p>663.351</text:p>
          </table:table-cell>
          <table:covered-table-cell table:style-name="ce8"/>
          <table:covered-table-cell table:style-name="ce9"/>
          <table:table-cell table:style-name="ce7" table:formula="of:=360.21 - 3" office:value-type="float" office:value="357.21" calcext:value-type="float" table:number-columns-spanned="3" table:number-rows-spanned="1">
            <text:p>357.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5.6212 - 5" office:value-type="float" office:value="660.6212" calcext:value-type="float" table:number-columns-spanned="3" table:number-rows-spanned="1">
            <text:p>660.6212</text:p>
          </table:table-cell>
          <table:covered-table-cell table:style-name="ce8"/>
          <table:covered-table-cell table:style-name="ce9"/>
          <table:table-cell table:style-name="ce7" table:formula="of:=360.3074 - 3" office:value-type="float" office:value="357.3074" calcext:value-type="float" table:number-columns-spanned="3" table:number-rows-spanned="1">
            <text:p>357.30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5.6846 - 5" office:value-type="float" office:value="660.6846" calcext:value-type="float" table:number-columns-spanned="3" table:number-rows-spanned="1">
            <text:p>660.6846</text:p>
          </table:table-cell>
          <table:covered-table-cell table:style-name="ce8"/>
          <table:covered-table-cell table:style-name="ce9"/>
          <table:table-cell table:style-name="ce7" table:formula="of:=362.4913 - 3" office:value-type="float" office:value="359.4913" calcext:value-type="float" table:number-columns-spanned="3" table:number-rows-spanned="1">
            <text:p>359.49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5.9674 - 2" office:value-type="float" office:value="663.9674" calcext:value-type="float" table:number-columns-spanned="3" table:number-rows-spanned="1">
            <text:p>663.9674</text:p>
          </table:table-cell>
          <table:covered-table-cell table:style-name="ce8"/>
          <table:covered-table-cell table:style-name="ce9"/>
          <table:table-cell table:style-name="ce7" table:formula="of:=360.6552 - 3" office:value-type="float" office:value="357.6552" calcext:value-type="float" table:number-columns-spanned="3" table:number-rows-spanned="1">
            <text:p>357.65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7.0128 - 3" office:value-type="float" office:value="664.0128" calcext:value-type="float" table:number-columns-spanned="3" table:number-rows-spanned="1">
            <text:p>664.0128</text:p>
          </table:table-cell>
          <table:covered-table-cell table:style-name="ce8"/>
          <table:covered-table-cell table:style-name="ce9"/>
          <table:table-cell table:style-name="ce7" table:formula="of:=362.1627 - 3" office:value-type="float" office:value="359.1627" calcext:value-type="float" table:number-columns-spanned="3" table:number-rows-spanned="1">
            <text:p>359.16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7.2075 - 4" office:value-type="float" office:value="663.2075" calcext:value-type="float" table:number-columns-spanned="3" table:number-rows-spanned="1">
            <text:p>663.2075</text:p>
          </table:table-cell>
          <table:covered-table-cell table:style-name="ce8"/>
          <table:covered-table-cell table:style-name="ce9"/>
          <table:table-cell table:style-name="ce7" table:formula="of:=363.5653 - 3" office:value-type="float" office:value="360.5653" calcext:value-type="float" table:number-columns-spanned="3" table:number-rows-spanned="1">
            <text:p>360.56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7.3506 - 3" office:value-type="float" office:value="664.3506" calcext:value-type="float" table:number-columns-spanned="3" table:number-rows-spanned="1">
            <text:p>664.3506</text:p>
          </table:table-cell>
          <table:covered-table-cell table:style-name="ce8"/>
          <table:covered-table-cell table:style-name="ce9"/>
          <table:table-cell table:style-name="ce7" table:formula="of:=364.6452 - 3" office:value-type="float" office:value="361.6452" calcext:value-type="float" table:number-columns-spanned="3" table:number-rows-spanned="1">
            <text:p>361.64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8.2607 - 1" office:value-type="float" office:value="667.2607" calcext:value-type="float" table:number-columns-spanned="3" table:number-rows-spanned="1">
            <text:p>667.2607</text:p>
          </table:table-cell>
          <table:covered-table-cell table:style-name="ce8"/>
          <table:covered-table-cell table:style-name="ce9"/>
          <table:table-cell table:style-name="ce7" table:formula="of:=364.7193 - 3" office:value-type="float" office:value="361.7193" calcext:value-type="float" table:number-columns-spanned="3" table:number-rows-spanned="1">
            <text:p>361.71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9.261 - 1" office:value-type="float" office:value="668.261" calcext:value-type="float" table:number-columns-spanned="3" table:number-rows-spanned="1">
            <text:p>668.261</text:p>
          </table:table-cell>
          <table:covered-table-cell table:style-name="ce8"/>
          <table:covered-table-cell table:style-name="ce9"/>
          <table:table-cell table:style-name="ce7" table:formula="of:=364.8735 - 3" office:value-type="float" office:value="361.8735" calcext:value-type="float" table:number-columns-spanned="3" table:number-rows-spanned="1">
            <text:p>361.87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9.3481 - 2" office:value-type="float" office:value="667.3481" calcext:value-type="float" table:number-columns-spanned="3" table:number-rows-spanned="1">
            <text:p>667.3481</text:p>
          </table:table-cell>
          <table:covered-table-cell table:style-name="ce8"/>
          <table:covered-table-cell table:style-name="ce9"/>
          <table:table-cell table:style-name="ce7" table:formula="of:=364.1399 - 3" office:value-type="float" office:value="361.1399" calcext:value-type="float" table:number-columns-spanned="3" table:number-rows-spanned="1">
            <text:p>361.13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69.6173 - 4" office:value-type="float" office:value="665.6173" calcext:value-type="float" table:number-columns-spanned="3" table:number-rows-spanned="1">
            <text:p>665.6173</text:p>
          </table:table-cell>
          <table:covered-table-cell table:style-name="ce8"/>
          <table:covered-table-cell table:style-name="ce9"/>
          <table:table-cell table:style-name="ce7" table:formula="of:=365.8365 - 3" office:value-type="float" office:value="362.8365" calcext:value-type="float" table:number-columns-spanned="3" table:number-rows-spanned="1">
            <text:p>362.8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0.1848 - 3" office:value-type="float" office:value="667.1848" calcext:value-type="float" table:number-columns-spanned="3" table:number-rows-spanned="1">
            <text:p>667.1848</text:p>
          </table:table-cell>
          <table:covered-table-cell table:style-name="ce8"/>
          <table:covered-table-cell table:style-name="ce9"/>
          <table:table-cell table:style-name="ce7" table:formula="of:=365.3764 - 3" office:value-type="float" office:value="362.3764" calcext:value-type="float" table:number-columns-spanned="3" table:number-rows-spanned="1">
            <text:p>362.3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0.2623 - 1" office:value-type="float" office:value="669.2623" calcext:value-type="float" table:number-columns-spanned="3" table:number-rows-spanned="1">
            <text:p>669.2623</text:p>
          </table:table-cell>
          <table:covered-table-cell table:style-name="ce8"/>
          <table:covered-table-cell table:style-name="ce9"/>
          <table:table-cell table:style-name="ce7" table:formula="of:=366.4561 - 3" office:value-type="float" office:value="363.4561" calcext:value-type="float" table:number-columns-spanned="3" table:number-rows-spanned="1">
            <text:p>363.45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0.6709 - 1" office:value-type="float" office:value="669.6709" calcext:value-type="float" table:number-columns-spanned="3" table:number-rows-spanned="1">
            <text:p>669.6709</text:p>
          </table:table-cell>
          <table:covered-table-cell table:style-name="ce8"/>
          <table:covered-table-cell table:style-name="ce9"/>
          <table:table-cell table:style-name="ce7" table:formula="of:=366.5297 - 3" office:value-type="float" office:value="363.5297" calcext:value-type="float" table:number-columns-spanned="3" table:number-rows-spanned="1">
            <text:p>363.52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0.9662 - 5" office:value-type="float" office:value="665.9662" calcext:value-type="float" table:number-columns-spanned="3" table:number-rows-spanned="1">
            <text:p>665.9662</text:p>
          </table:table-cell>
          <table:covered-table-cell table:style-name="ce8"/>
          <table:covered-table-cell table:style-name="ce9"/>
          <table:table-cell table:style-name="ce7" table:formula="of:=367.1255 - 3" office:value-type="float" office:value="364.1255" calcext:value-type="float" table:number-columns-spanned="3" table:number-rows-spanned="1">
            <text:p>364.12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1.2574 - 5" office:value-type="float" office:value="666.2574" calcext:value-type="float" table:number-columns-spanned="3" table:number-rows-spanned="1">
            <text:p>666.2574</text:p>
          </table:table-cell>
          <table:covered-table-cell table:style-name="ce8"/>
          <table:covered-table-cell table:style-name="ce9"/>
          <table:table-cell table:style-name="ce7" table:formula="of:=367.1006 - 3" office:value-type="float" office:value="364.1006" calcext:value-type="float" table:number-columns-spanned="3" table:number-rows-spanned="1">
            <text:p>364.10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2.0187 - 1" office:value-type="float" office:value="671.0187" calcext:value-type="float" table:number-columns-spanned="3" table:number-rows-spanned="1">
            <text:p>671.0187</text:p>
          </table:table-cell>
          <table:covered-table-cell table:style-name="ce8"/>
          <table:covered-table-cell table:style-name="ce9"/>
          <table:table-cell table:style-name="ce7" table:formula="of:=367.6491 - 3" office:value-type="float" office:value="364.6491" calcext:value-type="float" table:number-columns-spanned="3" table:number-rows-spanned="1">
            <text:p>364.64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2.182 - 2" office:value-type="float" office:value="670.182" calcext:value-type="float" table:number-columns-spanned="3" table:number-rows-spanned="1">
            <text:p>670.182</text:p>
          </table:table-cell>
          <table:covered-table-cell table:style-name="ce8"/>
          <table:covered-table-cell table:style-name="ce9"/>
          <table:table-cell table:style-name="ce7" table:formula="of:=368.5443 - 3" office:value-type="float" office:value="365.5443" calcext:value-type="float" table:number-columns-spanned="3" table:number-rows-spanned="1">
            <text:p>365.54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3.2612 - 3" office:value-type="float" office:value="670.2612" calcext:value-type="float" table:number-columns-spanned="3" table:number-rows-spanned="1">
            <text:p>670.2612</text:p>
          </table:table-cell>
          <table:covered-table-cell table:style-name="ce8"/>
          <table:covered-table-cell table:style-name="ce9"/>
          <table:table-cell table:style-name="ce7" table:formula="of:=369.501 - 3" office:value-type="float" office:value="366.501" calcext:value-type="float" table:number-columns-spanned="3" table:number-rows-spanned="1">
            <text:p>366.5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3.582 - 4" office:value-type="float" office:value="669.582" calcext:value-type="float" table:number-columns-spanned="3" table:number-rows-spanned="1">
            <text:p>669.582</text:p>
          </table:table-cell>
          <table:covered-table-cell table:style-name="ce8"/>
          <table:covered-table-cell table:style-name="ce9"/>
          <table:table-cell table:style-name="ce7" table:formula="of:=371.3869 - 3" office:value-type="float" office:value="368.3869" calcext:value-type="float" table:number-columns-spanned="3" table:number-rows-spanned="1">
            <text:p>368.3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4.9082 - 4" office:value-type="float" office:value="670.9082" calcext:value-type="float" table:number-columns-spanned="3" table:number-rows-spanned="1">
            <text:p>670.9082</text:p>
          </table:table-cell>
          <table:covered-table-cell table:style-name="ce8"/>
          <table:covered-table-cell table:style-name="ce9"/>
          <table:table-cell table:style-name="ce7" table:formula="of:=370.1164 - 3" office:value-type="float" office:value="367.1164" calcext:value-type="float" table:number-columns-spanned="3" table:number-rows-spanned="1">
            <text:p>367.11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5.0188 - 3" office:value-type="float" office:value="672.0188" calcext:value-type="float" table:number-columns-spanned="3" table:number-rows-spanned="1">
            <text:p>672.0188</text:p>
          </table:table-cell>
          <table:covered-table-cell table:style-name="ce8"/>
          <table:covered-table-cell table:style-name="ce9"/>
          <table:table-cell table:style-name="ce7" table:formula="of:=371.4302 - 3" office:value-type="float" office:value="368.4302" calcext:value-type="float" table:number-columns-spanned="3" table:number-rows-spanned="1">
            <text:p>368.43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5.4827 - 4" office:value-type="float" office:value="671.4827" calcext:value-type="float" table:number-columns-spanned="3" table:number-rows-spanned="1">
            <text:p>671.4827</text:p>
          </table:table-cell>
          <table:covered-table-cell table:style-name="ce8"/>
          <table:covered-table-cell table:style-name="ce9"/>
          <table:table-cell table:style-name="ce7" table:formula="of:=370.6418 - 3" office:value-type="float" office:value="367.6418" calcext:value-type="float" table:number-columns-spanned="3" table:number-rows-spanned="1">
            <text:p>367.64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5.6949 - 2" office:value-type="float" office:value="673.6949" calcext:value-type="float" table:number-columns-spanned="3" table:number-rows-spanned="1">
            <text:p>673.6949</text:p>
          </table:table-cell>
          <table:covered-table-cell table:style-name="ce8"/>
          <table:covered-table-cell table:style-name="ce9"/>
          <table:table-cell table:style-name="ce7" table:formula="of:=372.9062 - 3" office:value-type="float" office:value="369.9062" calcext:value-type="float" table:number-columns-spanned="3" table:number-rows-spanned="1">
            <text:p>369.90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6.4139 - 4" office:value-type="float" office:value="672.4139" calcext:value-type="float" table:number-columns-spanned="3" table:number-rows-spanned="1">
            <text:p>672.4139</text:p>
          </table:table-cell>
          <table:covered-table-cell table:style-name="ce8"/>
          <table:covered-table-cell table:style-name="ce9"/>
          <table:table-cell table:style-name="ce7" table:formula="of:=373.8886 - 3" office:value-type="float" office:value="370.8886" calcext:value-type="float" table:number-columns-spanned="3" table:number-rows-spanned="1">
            <text:p>370.88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7.0171 - 2" office:value-type="float" office:value="675.0171" calcext:value-type="float" table:number-columns-spanned="3" table:number-rows-spanned="1">
            <text:p>675.0171</text:p>
          </table:table-cell>
          <table:covered-table-cell table:style-name="ce8"/>
          <table:covered-table-cell table:style-name="ce9"/>
          <table:table-cell table:style-name="ce7" table:formula="of:=372.7833 - 3" office:value-type="float" office:value="369.7833" calcext:value-type="float" table:number-columns-spanned="3" table:number-rows-spanned="1">
            <text:p>369.78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7.4109 - 1" office:value-type="float" office:value="676.4109" calcext:value-type="float" table:number-columns-spanned="3" table:number-rows-spanned="1">
            <text:p>676.4109</text:p>
          </table:table-cell>
          <table:covered-table-cell table:style-name="ce8"/>
          <table:covered-table-cell table:style-name="ce9"/>
          <table:table-cell table:style-name="ce7" table:formula="of:=374.6513 - 3" office:value-type="float" office:value="371.6513" calcext:value-type="float" table:number-columns-spanned="3" table:number-rows-spanned="1">
            <text:p>371.65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8.2587 - 5" office:value-type="float" office:value="673.2587" calcext:value-type="float" table:number-columns-spanned="3" table:number-rows-spanned="1">
            <text:p>673.2587</text:p>
          </table:table-cell>
          <table:covered-table-cell table:style-name="ce8"/>
          <table:covered-table-cell table:style-name="ce9"/>
          <table:table-cell table:style-name="ce7" table:formula="of:=373.4517 - 3" office:value-type="float" office:value="370.4517" calcext:value-type="float" table:number-columns-spanned="3" table:number-rows-spanned="1">
            <text:p>370.45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8.8667 - 3" office:value-type="float" office:value="675.8667" calcext:value-type="float" table:number-columns-spanned="3" table:number-rows-spanned="1">
            <text:p>675.8667</text:p>
          </table:table-cell>
          <table:covered-table-cell table:style-name="ce8"/>
          <table:covered-table-cell table:style-name="ce9"/>
          <table:table-cell table:style-name="ce7" table:formula="of:=375.4104 - 3" office:value-type="float" office:value="372.4104" calcext:value-type="float" table:number-columns-spanned="3" table:number-rows-spanned="1">
            <text:p>372.41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79.1303 - 2" office:value-type="float" office:value="677.1303" calcext:value-type="float" table:number-columns-spanned="3" table:number-rows-spanned="1">
            <text:p>677.1303</text:p>
          </table:table-cell>
          <table:covered-table-cell table:style-name="ce8"/>
          <table:covered-table-cell table:style-name="ce9"/>
          <table:table-cell table:style-name="ce7" table:formula="of:=375.6233 - 3" office:value-type="float" office:value="372.6233" calcext:value-type="float" table:number-columns-spanned="3" table:number-rows-spanned="1">
            <text:p>372.6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0.1953 - 5" office:value-type="float" office:value="675.1953" calcext:value-type="float" table:number-columns-spanned="3" table:number-rows-spanned="1">
            <text:p>675.1953</text:p>
          </table:table-cell>
          <table:covered-table-cell table:style-name="ce8"/>
          <table:covered-table-cell table:style-name="ce9"/>
          <table:table-cell table:style-name="ce7" table:formula="of:=376.8866 - 3" office:value-type="float" office:value="373.8866" calcext:value-type="float" table:number-columns-spanned="3" table:number-rows-spanned="1">
            <text:p>373.88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0.7691 - 5" office:value-type="float" office:value="675.7691" calcext:value-type="float" table:number-columns-spanned="3" table:number-rows-spanned="1">
            <text:p>675.7691</text:p>
          </table:table-cell>
          <table:covered-table-cell table:style-name="ce8"/>
          <table:covered-table-cell table:style-name="ce9"/>
          <table:table-cell table:style-name="ce7" table:formula="of:=376.7019 - 3" office:value-type="float" office:value="373.7019" calcext:value-type="float" table:number-columns-spanned="3" table:number-rows-spanned="1">
            <text:p>373.70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1.19 - 1" office:value-type="float" office:value="680.19" calcext:value-type="float" table:number-columns-spanned="3" table:number-rows-spanned="1">
            <text:p>680.19</text:p>
          </table:table-cell>
          <table:covered-table-cell table:style-name="ce8"/>
          <table:covered-table-cell table:style-name="ce9"/>
          <table:table-cell table:style-name="ce7" table:formula="of:=375.9598 - 3" office:value-type="float" office:value="372.9598" calcext:value-type="float" table:number-columns-spanned="3" table:number-rows-spanned="1">
            <text:p>372.95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2.4111 - 5" office:value-type="float" office:value="677.4111" calcext:value-type="float" table:number-columns-spanned="3" table:number-rows-spanned="1">
            <text:p>677.4111</text:p>
          </table:table-cell>
          <table:covered-table-cell table:style-name="ce8"/>
          <table:covered-table-cell table:style-name="ce9"/>
          <table:table-cell table:style-name="ce7" table:formula="of:=377.5377 - 3" office:value-type="float" office:value="374.5377" calcext:value-type="float" table:number-columns-spanned="3" table:number-rows-spanned="1">
            <text:p>374.53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2.4936 - 4" office:value-type="float" office:value="678.4936" calcext:value-type="float" table:number-columns-spanned="3" table:number-rows-spanned="1">
            <text:p>678.4936</text:p>
          </table:table-cell>
          <table:covered-table-cell table:style-name="ce8"/>
          <table:covered-table-cell table:style-name="ce9"/>
          <table:table-cell table:style-name="ce7" table:formula="of:=376.783 - 3" office:value-type="float" office:value="373.783" calcext:value-type="float" table:number-columns-spanned="3" table:number-rows-spanned="1">
            <text:p>373.7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2.865 - 4" office:value-type="float" office:value="678.865" calcext:value-type="float" table:number-columns-spanned="3" table:number-rows-spanned="1">
            <text:p>678.865</text:p>
          </table:table-cell>
          <table:covered-table-cell table:style-name="ce8"/>
          <table:covered-table-cell table:style-name="ce9"/>
          <table:table-cell table:style-name="ce7" table:formula="of:=377.6873 - 3" office:value-type="float" office:value="374.6873" calcext:value-type="float" table:number-columns-spanned="3" table:number-rows-spanned="1">
            <text:p>374.68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3.1294 - 4" office:value-type="float" office:value="679.1294" calcext:value-type="float" table:number-columns-spanned="3" table:number-rows-spanned="1">
            <text:p>679.1294</text:p>
          </table:table-cell>
          <table:covered-table-cell table:style-name="ce8"/>
          <table:covered-table-cell table:style-name="ce9"/>
          <table:table-cell table:style-name="ce7" table:formula="of:=378.0299 - 3" office:value-type="float" office:value="375.0299" calcext:value-type="float" table:number-columns-spanned="3" table:number-rows-spanned="1">
            <text:p>375.02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3.3081 - 2" office:value-type="float" office:value="681.3081" calcext:value-type="float" table:number-columns-spanned="3" table:number-rows-spanned="1">
            <text:p>681.3081</text:p>
          </table:table-cell>
          <table:covered-table-cell table:style-name="ce8"/>
          <table:covered-table-cell table:style-name="ce9"/>
          <table:table-cell table:style-name="ce7" table:formula="of:=378.7531 - 3" office:value-type="float" office:value="375.7531" calcext:value-type="float" table:number-columns-spanned="3" table:number-rows-spanned="1">
            <text:p>375.75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3.5484 - 1" office:value-type="float" office:value="682.5484" calcext:value-type="float" table:number-columns-spanned="3" table:number-rows-spanned="1">
            <text:p>682.5484</text:p>
          </table:table-cell>
          <table:covered-table-cell table:style-name="ce8"/>
          <table:covered-table-cell table:style-name="ce9"/>
          <table:table-cell table:style-name="ce7" table:formula="of:=380.991 - 3" office:value-type="float" office:value="377.991" calcext:value-type="float" table:number-columns-spanned="3" table:number-rows-spanned="1">
            <text:p>377.9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4.9747 - 2" office:value-type="float" office:value="682.9747" calcext:value-type="float" table:number-columns-spanned="3" table:number-rows-spanned="1">
            <text:p>682.9747</text:p>
          </table:table-cell>
          <table:covered-table-cell table:style-name="ce8"/>
          <table:covered-table-cell table:style-name="ce9"/>
          <table:table-cell table:style-name="ce7" table:formula="of:=380.5354 - 3" office:value-type="float" office:value="377.5354" calcext:value-type="float" table:number-columns-spanned="3" table:number-rows-spanned="1">
            <text:p>377.53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5.0013 - 4" office:value-type="float" office:value="681.0013" calcext:value-type="float" table:number-columns-spanned="3" table:number-rows-spanned="1">
            <text:p>681.0013</text:p>
          </table:table-cell>
          <table:covered-table-cell table:style-name="ce8"/>
          <table:covered-table-cell table:style-name="ce9"/>
          <table:table-cell table:style-name="ce7" table:formula="of:=379.4947 - 3" office:value-type="float" office:value="376.4947" calcext:value-type="float" table:number-columns-spanned="3" table:number-rows-spanned="1">
            <text:p>376.49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5.3063 - 2" office:value-type="float" office:value="683.3063" calcext:value-type="float" table:number-columns-spanned="3" table:number-rows-spanned="1">
            <text:p>683.3063</text:p>
          </table:table-cell>
          <table:covered-table-cell table:style-name="ce8"/>
          <table:covered-table-cell table:style-name="ce9"/>
          <table:table-cell table:style-name="ce7" table:formula="of:=380.678 - 3" office:value-type="float" office:value="377.678" calcext:value-type="float" table:number-columns-spanned="3" table:number-rows-spanned="1">
            <text:p>377.6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6.0314 - 1" office:value-type="float" office:value="685.0314" calcext:value-type="float" table:number-columns-spanned="3" table:number-rows-spanned="1">
            <text:p>685.0314</text:p>
          </table:table-cell>
          <table:covered-table-cell table:style-name="ce8"/>
          <table:covered-table-cell table:style-name="ce9"/>
          <table:table-cell table:style-name="ce7" table:formula="of:=382.8841 - 3" office:value-type="float" office:value="379.8841" calcext:value-type="float" table:number-columns-spanned="3" table:number-rows-spanned="1">
            <text:p>379.88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6.6404 - 4" office:value-type="float" office:value="682.6404" calcext:value-type="float" table:number-columns-spanned="3" table:number-rows-spanned="1">
            <text:p>682.6404</text:p>
          </table:table-cell>
          <table:covered-table-cell table:style-name="ce8"/>
          <table:covered-table-cell table:style-name="ce9"/>
          <table:table-cell table:style-name="ce7" table:formula="of:=383.5013 - 3" office:value-type="float" office:value="380.5013" calcext:value-type="float" table:number-columns-spanned="3" table:number-rows-spanned="1">
            <text:p>380.50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7.0896 - 1" office:value-type="float" office:value="686.0896" calcext:value-type="float" table:number-columns-spanned="3" table:number-rows-spanned="1">
            <text:p>686.0896</text:p>
          </table:table-cell>
          <table:covered-table-cell table:style-name="ce8"/>
          <table:covered-table-cell table:style-name="ce9"/>
          <table:table-cell table:style-name="ce7" table:formula="of:=382.7584 - 3" office:value-type="float" office:value="379.7584" calcext:value-type="float" table:number-columns-spanned="3" table:number-rows-spanned="1">
            <text:p>379.7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7.6349 - 1" office:value-type="float" office:value="686.6349" calcext:value-type="float" table:number-columns-spanned="3" table:number-rows-spanned="1">
            <text:p>686.6349</text:p>
          </table:table-cell>
          <table:covered-table-cell table:style-name="ce8"/>
          <table:covered-table-cell table:style-name="ce9"/>
          <table:table-cell table:style-name="ce7" table:formula="of:=383.4777 - 3" office:value-type="float" office:value="380.4777" calcext:value-type="float" table:number-columns-spanned="3" table:number-rows-spanned="1">
            <text:p>380.47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7.7817 - 4" office:value-type="float" office:value="683.7817" calcext:value-type="float" table:number-columns-spanned="3" table:number-rows-spanned="1">
            <text:p>683.7817</text:p>
          </table:table-cell>
          <table:covered-table-cell table:style-name="ce8"/>
          <table:covered-table-cell table:style-name="ce9"/>
          <table:table-cell table:style-name="ce7" table:formula="of:=384.5294 - 3" office:value-type="float" office:value="381.5294" calcext:value-type="float" table:number-columns-spanned="3" table:number-rows-spanned="1">
            <text:p>381.52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8.126 - 5" office:value-type="float" office:value="683.126" calcext:value-type="float" table:number-columns-spanned="3" table:number-rows-spanned="1">
            <text:p>683.126</text:p>
          </table:table-cell>
          <table:covered-table-cell table:style-name="ce8"/>
          <table:covered-table-cell table:style-name="ce9"/>
          <table:table-cell table:style-name="ce7" table:formula="of:=385.4963 - 3" office:value-type="float" office:value="382.4963" calcext:value-type="float" table:number-columns-spanned="3" table:number-rows-spanned="1">
            <text:p>382.49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8.7775 - 1" office:value-type="float" office:value="687.7775" calcext:value-type="float" table:number-columns-spanned="3" table:number-rows-spanned="1">
            <text:p>687.7775</text:p>
          </table:table-cell>
          <table:covered-table-cell table:style-name="ce8"/>
          <table:covered-table-cell table:style-name="ce9"/>
          <table:table-cell table:style-name="ce7" table:formula="of:=384.6435 - 3" office:value-type="float" office:value="381.6435" calcext:value-type="float" table:number-columns-spanned="3" table:number-rows-spanned="1">
            <text:p>381.64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9.3053 - 4" office:value-type="float" office:value="685.3053" calcext:value-type="float" table:number-columns-spanned="3" table:number-rows-spanned="1">
            <text:p>685.3053</text:p>
          </table:table-cell>
          <table:covered-table-cell table:style-name="ce8"/>
          <table:covered-table-cell table:style-name="ce9"/>
          <table:table-cell table:style-name="ce7" table:formula="of:=384.4785 - 3" office:value-type="float" office:value="381.4785" calcext:value-type="float" table:number-columns-spanned="3" table:number-rows-spanned="1">
            <text:p>381.47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89.9964 - 5" office:value-type="float" office:value="684.9964" calcext:value-type="float" table:number-columns-spanned="3" table:number-rows-spanned="1">
            <text:p>684.9964</text:p>
          </table:table-cell>
          <table:covered-table-cell table:style-name="ce8"/>
          <table:covered-table-cell table:style-name="ce9"/>
          <table:table-cell table:style-name="ce7" table:formula="of:=385.4965 - 3" office:value-type="float" office:value="382.4965" calcext:value-type="float" table:number-columns-spanned="3" table:number-rows-spanned="1">
            <text:p>382.49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0.245 - 2" office:value-type="float" office:value="688.245" calcext:value-type="float" table:number-columns-spanned="3" table:number-rows-spanned="1">
            <text:p>688.245</text:p>
          </table:table-cell>
          <table:covered-table-cell table:style-name="ce8"/>
          <table:covered-table-cell table:style-name="ce9"/>
          <table:table-cell table:style-name="ce7" table:formula="of:=385.9194 - 3" office:value-type="float" office:value="382.9194" calcext:value-type="float" table:number-columns-spanned="3" table:number-rows-spanned="1">
            <text:p>382.9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0.3661 - 1" office:value-type="float" office:value="689.3661" calcext:value-type="float" table:number-columns-spanned="3" table:number-rows-spanned="1">
            <text:p>689.3661</text:p>
          </table:table-cell>
          <table:covered-table-cell table:style-name="ce8"/>
          <table:covered-table-cell table:style-name="ce9"/>
          <table:table-cell table:style-name="ce7" table:formula="of:=386.8684 - 3" office:value-type="float" office:value="383.8684" calcext:value-type="float" table:number-columns-spanned="3" table:number-rows-spanned="1">
            <text:p>383.86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0.6355 - 3" office:value-type="float" office:value="687.6355" calcext:value-type="float" table:number-columns-spanned="3" table:number-rows-spanned="1">
            <text:p>687.6355</text:p>
          </table:table-cell>
          <table:covered-table-cell table:style-name="ce8"/>
          <table:covered-table-cell table:style-name="ce9"/>
          <table:table-cell table:style-name="ce7" table:formula="of:=386.8165 - 3" office:value-type="float" office:value="383.8165" calcext:value-type="float" table:number-columns-spanned="3" table:number-rows-spanned="1">
            <text:p>383.81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1.3023 - 1" office:value-type="float" office:value="690.3023" calcext:value-type="float" table:number-columns-spanned="3" table:number-rows-spanned="1">
            <text:p>690.3023</text:p>
          </table:table-cell>
          <table:covered-table-cell table:style-name="ce8"/>
          <table:covered-table-cell table:style-name="ce9"/>
          <table:table-cell table:style-name="ce7" table:formula="of:=388.5777 - 3" office:value-type="float" office:value="385.5777" calcext:value-type="float" table:number-columns-spanned="3" table:number-rows-spanned="1">
            <text:p>385.57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1.7782 - 3" office:value-type="float" office:value="688.7782" calcext:value-type="float" table:number-columns-spanned="3" table:number-rows-spanned="1">
            <text:p>688.7782</text:p>
          </table:table-cell>
          <table:covered-table-cell table:style-name="ce8"/>
          <table:covered-table-cell table:style-name="ce9"/>
          <table:table-cell table:style-name="ce7" table:formula="of:=388.0581 - 3" office:value-type="float" office:value="385.0581" calcext:value-type="float" table:number-columns-spanned="3" table:number-rows-spanned="1">
            <text:p>385.05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2.0903 - 5" office:value-type="float" office:value="687.0903" calcext:value-type="float" table:number-columns-spanned="3" table:number-rows-spanned="1">
            <text:p>687.0903</text:p>
          </table:table-cell>
          <table:covered-table-cell table:style-name="ce8"/>
          <table:covered-table-cell table:style-name="ce9"/>
          <table:table-cell table:style-name="ce7" table:formula="of:=389.8648 - 3" office:value-type="float" office:value="386.8648" calcext:value-type="float" table:number-columns-spanned="3" table:number-rows-spanned="1">
            <text:p>386.86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2.1096 - 2" office:value-type="float" office:value="690.1096" calcext:value-type="float" table:number-columns-spanned="3" table:number-rows-spanned="1">
            <text:p>690.1096</text:p>
          </table:table-cell>
          <table:covered-table-cell table:style-name="ce8"/>
          <table:covered-table-cell table:style-name="ce9"/>
          <table:table-cell table:style-name="ce7" table:formula="of:=390.0287 - 3" office:value-type="float" office:value="387.0287" calcext:value-type="float" table:number-columns-spanned="3" table:number-rows-spanned="1">
            <text:p>387.02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2.748 - 2" office:value-type="float" office:value="690.748" calcext:value-type="float" table:number-columns-spanned="3" table:number-rows-spanned="1">
            <text:p>690.748</text:p>
          </table:table-cell>
          <table:covered-table-cell table:style-name="ce8"/>
          <table:covered-table-cell table:style-name="ce9"/>
          <table:table-cell table:style-name="ce7" table:formula="of:=389.0718 - 3" office:value-type="float" office:value="386.0718" calcext:value-type="float" table:number-columns-spanned="3" table:number-rows-spanned="1">
            <text:p>386.0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3.7458 - 1" office:value-type="float" office:value="692.7458" calcext:value-type="float" table:number-columns-spanned="3" table:number-rows-spanned="1">
            <text:p>692.7458</text:p>
          </table:table-cell>
          <table:covered-table-cell table:style-name="ce8"/>
          <table:covered-table-cell table:style-name="ce9"/>
          <table:table-cell table:style-name="ce7" table:formula="of:=391.6563 - 3" office:value-type="float" office:value="388.6563" calcext:value-type="float" table:number-columns-spanned="3" table:number-rows-spanned="1">
            <text:p>388.65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4.366 - 4" office:value-type="float" office:value="690.366" calcext:value-type="float" table:number-columns-spanned="3" table:number-rows-spanned="1">
            <text:p>690.366</text:p>
          </table:table-cell>
          <table:covered-table-cell table:style-name="ce8"/>
          <table:covered-table-cell table:style-name="ce9"/>
          <table:table-cell table:style-name="ce7" table:formula="of:=392.0474 - 3" office:value-type="float" office:value="389.0474" calcext:value-type="float" table:number-columns-spanned="3" table:number-rows-spanned="1">
            <text:p>389.04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6.3022 - 5" office:value-type="float" office:value="691.3022" calcext:value-type="float" table:number-columns-spanned="3" table:number-rows-spanned="1">
            <text:p>691.3022</text:p>
          </table:table-cell>
          <table:covered-table-cell table:style-name="ce8"/>
          <table:covered-table-cell table:style-name="ce9"/>
          <table:table-cell table:style-name="ce7" table:formula="of:=392.1836 - 3" office:value-type="float" office:value="389.1836" calcext:value-type="float" table:number-columns-spanned="3" table:number-rows-spanned="1">
            <text:p>389.18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6.4816 - 2" office:value-type="float" office:value="694.4816" calcext:value-type="float" table:number-columns-spanned="3" table:number-rows-spanned="1">
            <text:p>694.4816</text:p>
          </table:table-cell>
          <table:covered-table-cell table:style-name="ce8"/>
          <table:covered-table-cell table:style-name="ce9"/>
          <table:table-cell table:style-name="ce7" table:formula="of:=392.0594 - 3" office:value-type="float" office:value="389.0594" calcext:value-type="float" table:number-columns-spanned="3" table:number-rows-spanned="1">
            <text:p>389.05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6.7752 - 5" office:value-type="float" office:value="691.7752" calcext:value-type="float" table:number-columns-spanned="3" table:number-rows-spanned="1">
            <text:p>691.7752</text:p>
          </table:table-cell>
          <table:covered-table-cell table:style-name="ce8"/>
          <table:covered-table-cell table:style-name="ce9"/>
          <table:table-cell table:style-name="ce7" table:formula="of:=393.5099 - 3" office:value-type="float" office:value="390.5099" calcext:value-type="float" table:number-columns-spanned="3" table:number-rows-spanned="1">
            <text:p>390.5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7.0833 - 5" office:value-type="float" office:value="692.0833" calcext:value-type="float" table:number-columns-spanned="3" table:number-rows-spanned="1">
            <text:p>692.0833</text:p>
          </table:table-cell>
          <table:covered-table-cell table:style-name="ce8"/>
          <table:covered-table-cell table:style-name="ce9"/>
          <table:table-cell table:style-name="ce7" table:formula="of:=393.192 - 3" office:value-type="float" office:value="390.192" calcext:value-type="float" table:number-columns-spanned="3" table:number-rows-spanned="1">
            <text:p>390.1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7.4023 - 5" office:value-type="float" office:value="692.4023" calcext:value-type="float" table:number-columns-spanned="3" table:number-rows-spanned="1">
            <text:p>692.4023</text:p>
          </table:table-cell>
          <table:covered-table-cell table:style-name="ce8"/>
          <table:covered-table-cell table:style-name="ce9"/>
          <table:table-cell table:style-name="ce7" table:formula="of:=392.9642 - 3" office:value-type="float" office:value="389.9642" calcext:value-type="float" table:number-columns-spanned="3" table:number-rows-spanned="1">
            <text:p>389.96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7.9806 - 4" office:value-type="float" office:value="693.9806" calcext:value-type="float" table:number-columns-spanned="3" table:number-rows-spanned="1">
            <text:p>693.9806</text:p>
          </table:table-cell>
          <table:covered-table-cell table:style-name="ce8"/>
          <table:covered-table-cell table:style-name="ce9"/>
          <table:table-cell table:style-name="ce7" table:formula="of:=395.5227 - 3" office:value-type="float" office:value="392.5227" calcext:value-type="float" table:number-columns-spanned="3" table:number-rows-spanned="1">
            <text:p>392.5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8.5975 - 2" office:value-type="float" office:value="696.5975" calcext:value-type="float" table:number-columns-spanned="3" table:number-rows-spanned="1">
            <text:p>696.5975</text:p>
          </table:table-cell>
          <table:covered-table-cell table:style-name="ce8"/>
          <table:covered-table-cell table:style-name="ce9"/>
          <table:table-cell table:style-name="ce7" table:formula="of:=395.3521 - 3" office:value-type="float" office:value="392.3521" calcext:value-type="float" table:number-columns-spanned="3" table:number-rows-spanned="1">
            <text:p>392.35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9.0346 - 1" office:value-type="float" office:value="698.0346" calcext:value-type="float" table:number-columns-spanned="3" table:number-rows-spanned="1">
            <text:p>698.0346</text:p>
          </table:table-cell>
          <table:covered-table-cell table:style-name="ce8"/>
          <table:covered-table-cell table:style-name="ce9"/>
          <table:table-cell table:style-name="ce7" table:formula="of:=396.0308 - 3" office:value-type="float" office:value="393.0308" calcext:value-type="float" table:number-columns-spanned="3" table:number-rows-spanned="1">
            <text:p>393.03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9.0793 - 2" office:value-type="float" office:value="697.0793" calcext:value-type="float" table:number-columns-spanned="3" table:number-rows-spanned="1">
            <text:p>697.0793</text:p>
          </table:table-cell>
          <table:covered-table-cell table:style-name="ce8"/>
          <table:covered-table-cell table:style-name="ce9"/>
          <table:table-cell table:style-name="ce7" table:formula="of:=396.186 - 3" office:value-type="float" office:value="393.186" calcext:value-type="float" table:number-columns-spanned="3" table:number-rows-spanned="1">
            <text:p>393.1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699.7717 - 3" office:value-type="float" office:value="696.7717" calcext:value-type="float" table:number-columns-spanned="3" table:number-rows-spanned="1">
            <text:p>696.7717</text:p>
          </table:table-cell>
          <table:covered-table-cell table:style-name="ce8"/>
          <table:covered-table-cell table:style-name="ce9"/>
          <table:table-cell table:style-name="ce7" table:formula="of:=396.6782 - 3" office:value-type="float" office:value="393.6782" calcext:value-type="float" table:number-columns-spanned="3" table:number-rows-spanned="1">
            <text:p>393.6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1.0773 - 2" office:value-type="float" office:value="699.0773" calcext:value-type="float" table:number-columns-spanned="3" table:number-rows-spanned="1">
            <text:p>699.0773</text:p>
          </table:table-cell>
          <table:covered-table-cell table:style-name="ce8"/>
          <table:covered-table-cell table:style-name="ce9"/>
          <table:table-cell table:style-name="ce7" table:formula="of:=395.9524 - 3" office:value-type="float" office:value="392.9524" calcext:value-type="float" table:number-columns-spanned="3" table:number-rows-spanned="1">
            <text:p>392.95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1.2994 - 5" office:value-type="float" office:value="696.2994" calcext:value-type="float" table:number-columns-spanned="3" table:number-rows-spanned="1">
            <text:p>696.2994</text:p>
          </table:table-cell>
          <table:covered-table-cell table:style-name="ce8"/>
          <table:covered-table-cell table:style-name="ce9"/>
          <table:table-cell table:style-name="ce7" table:formula="of:=396.7605 - 3" office:value-type="float" office:value="393.7605" calcext:value-type="float" table:number-columns-spanned="3" table:number-rows-spanned="1">
            <text:p>393.76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2.3986 - 5" office:value-type="float" office:value="697.3986" calcext:value-type="float" table:number-columns-spanned="3" table:number-rows-spanned="1">
            <text:p>697.3986</text:p>
          </table:table-cell>
          <table:covered-table-cell table:style-name="ce8"/>
          <table:covered-table-cell table:style-name="ce9"/>
          <table:table-cell table:style-name="ce7" table:formula="of:=397.3702 - 3" office:value-type="float" office:value="394.3702" calcext:value-type="float" table:number-columns-spanned="3" table:number-rows-spanned="1">
            <text:p>394.37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2.5958 - 4" office:value-type="float" office:value="698.5958" calcext:value-type="float" table:number-columns-spanned="3" table:number-rows-spanned="1">
            <text:p>698.5958</text:p>
          </table:table-cell>
          <table:covered-table-cell table:style-name="ce8"/>
          <table:covered-table-cell table:style-name="ce9"/>
          <table:table-cell table:style-name="ce7" table:formula="of:=399.507 - 3" office:value-type="float" office:value="396.507" calcext:value-type="float" table:number-columns-spanned="3" table:number-rows-spanned="1">
            <text:p>396.5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4 - 4" office:value-type="float" office:value="700" calcext:value-type="float" table:number-columns-spanned="3" table:number-rows-spanned="1">
            <text:p>700</text:p>
          </table:table-cell>
          <table:covered-table-cell table:style-name="ce8"/>
          <table:covered-table-cell table:style-name="ce9"/>
          <table:table-cell table:style-name="ce7" table:formula="of:=399.1858 - 3" office:value-type="float" office:value="396.1858" calcext:value-type="float" table:number-columns-spanned="3" table:number-rows-spanned="1">
            <text:p>396.18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4.0352 - 5" office:value-type="float" office:value="699.0352" calcext:value-type="float" table:number-columns-spanned="3" table:number-rows-spanned="1">
            <text:p>699.0352</text:p>
          </table:table-cell>
          <table:covered-table-cell table:style-name="ce8"/>
          <table:covered-table-cell table:style-name="ce9"/>
          <table:table-cell table:style-name="ce7" table:formula="of:=399.3657 - 3" office:value-type="float" office:value="396.3657" calcext:value-type="float" table:number-columns-spanned="3" table:number-rows-spanned="1">
            <text:p>396.36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4.4689 - 3" office:value-type="float" office:value="701.4689" calcext:value-type="float" table:number-columns-spanned="3" table:number-rows-spanned="1">
            <text:p>701.4689</text:p>
          </table:table-cell>
          <table:covered-table-cell table:style-name="ce8"/>
          <table:covered-table-cell table:style-name="ce9"/>
          <table:table-cell table:style-name="ce7" table:formula="of:=398.781 - 3" office:value-type="float" office:value="395.781" calcext:value-type="float" table:number-columns-spanned="3" table:number-rows-spanned="1">
            <text:p>395.7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4.7101 - 2" office:value-type="float" office:value="702.7101" calcext:value-type="float" table:number-columns-spanned="3" table:number-rows-spanned="1">
            <text:p>702.7101</text:p>
          </table:table-cell>
          <table:covered-table-cell table:style-name="ce8"/>
          <table:covered-table-cell table:style-name="ce9"/>
          <table:table-cell table:style-name="ce7" table:formula="of:=399.7499 - 3" office:value-type="float" office:value="396.7499" calcext:value-type="float" table:number-columns-spanned="3" table:number-rows-spanned="1">
            <text:p>396.74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5.0781 - 4" office:value-type="float" office:value="701.0781" calcext:value-type="float" table:number-columns-spanned="3" table:number-rows-spanned="1">
            <text:p>701.0781</text:p>
          </table:table-cell>
          <table:covered-table-cell table:style-name="ce8"/>
          <table:covered-table-cell table:style-name="ce9"/>
          <table:table-cell table:style-name="ce7" table:formula="of:=401.1721 - 3" office:value-type="float" office:value="398.1721" calcext:value-type="float" table:number-columns-spanned="3" table:number-rows-spanned="1">
            <text:p>398.17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6.0304 - 2" office:value-type="float" office:value="704.0304" calcext:value-type="float" table:number-columns-spanned="3" table:number-rows-spanned="1">
            <text:p>704.0304</text:p>
          </table:table-cell>
          <table:covered-table-cell table:style-name="ce8"/>
          <table:covered-table-cell table:style-name="ce9"/>
          <table:table-cell table:style-name="ce7" table:formula="of:=402.1981 - 3" office:value-type="float" office:value="399.1981" calcext:value-type="float" table:number-columns-spanned="3" table:number-rows-spanned="1">
            <text:p>399.19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6.4672 - 2" office:value-type="float" office:value="704.4672" calcext:value-type="float" table:number-columns-spanned="3" table:number-rows-spanned="1">
            <text:p>704.4672</text:p>
          </table:table-cell>
          <table:covered-table-cell table:style-name="ce8"/>
          <table:covered-table-cell table:style-name="ce9"/>
          <table:table-cell table:style-name="ce7" table:formula="of:=401.0481 - 3" office:value-type="float" office:value="398.0481" calcext:value-type="float" table:number-columns-spanned="3" table:number-rows-spanned="1">
            <text:p>398.04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6.6259 - 4" office:value-type="float" office:value="702.6259" calcext:value-type="float" table:number-columns-spanned="3" table:number-rows-spanned="1">
            <text:p>702.6259</text:p>
          </table:table-cell>
          <table:covered-table-cell table:style-name="ce8"/>
          <table:covered-table-cell table:style-name="ce9"/>
          <table:table-cell table:style-name="ce7" table:formula="of:=401.0903 - 3" office:value-type="float" office:value="398.0903" calcext:value-type="float" table:number-columns-spanned="3" table:number-rows-spanned="1">
            <text:p>398.09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6.7087 - 2" office:value-type="float" office:value="704.7087" calcext:value-type="float" table:number-columns-spanned="3" table:number-rows-spanned="1">
            <text:p>704.7087</text:p>
          </table:table-cell>
          <table:covered-table-cell table:style-name="ce8"/>
          <table:covered-table-cell table:style-name="ce9"/>
          <table:table-cell table:style-name="ce7" table:formula="of:=402.1048 - 3" office:value-type="float" office:value="399.1048" calcext:value-type="float" table:number-columns-spanned="3" table:number-rows-spanned="1">
            <text:p>399.1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7.7069 - 1" office:value-type="float" office:value="706.7069" calcext:value-type="float" table:number-columns-spanned="3" table:number-rows-spanned="1">
            <text:p>706.7069</text:p>
          </table:table-cell>
          <table:covered-table-cell table:style-name="ce8"/>
          <table:covered-table-cell table:style-name="ce9"/>
          <table:table-cell table:style-name="ce7" table:formula="of:=404.5938 - 3" office:value-type="float" office:value="401.5938" calcext:value-type="float" table:number-columns-spanned="3" table:number-rows-spanned="1">
            <text:p>401.59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8.5832 - 2" office:value-type="float" office:value="706.5832" calcext:value-type="float" table:number-columns-spanned="3" table:number-rows-spanned="1">
            <text:p>706.5832</text:p>
          </table:table-cell>
          <table:covered-table-cell table:style-name="ce8"/>
          <table:covered-table-cell table:style-name="ce9"/>
          <table:table-cell table:style-name="ce7" table:formula="of:=404.9994 - 3" office:value-type="float" office:value="401.9994" calcext:value-type="float" table:number-columns-spanned="3" table:number-rows-spanned="1">
            <text:p>401.99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8.6205 - 2" office:value-type="float" office:value="706.6205" calcext:value-type="float" table:number-columns-spanned="3" table:number-rows-spanned="1">
            <text:p>706.6205</text:p>
          </table:table-cell>
          <table:covered-table-cell table:style-name="ce8"/>
          <table:covered-table-cell table:style-name="ce9"/>
          <table:table-cell table:style-name="ce7" table:formula="of:=405.3639 - 3" office:value-type="float" office:value="402.3639" calcext:value-type="float" table:number-columns-spanned="3" table:number-rows-spanned="1">
            <text:p>402.36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8.7081 - 1" office:value-type="float" office:value="707.7081" calcext:value-type="float" table:number-columns-spanned="3" table:number-rows-spanned="1">
            <text:p>707.7081</text:p>
          </table:table-cell>
          <table:covered-table-cell table:style-name="ce8"/>
          <table:covered-table-cell table:style-name="ce9"/>
          <table:table-cell table:style-name="ce7" table:formula="of:=404.5332 - 3" office:value-type="float" office:value="401.5332" calcext:value-type="float" table:number-columns-spanned="3" table:number-rows-spanned="1">
            <text:p>401.53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09.2896 - 5" office:value-type="float" office:value="704.2896" calcext:value-type="float" table:number-columns-spanned="3" table:number-rows-spanned="1">
            <text:p>704.2896</text:p>
          </table:table-cell>
          <table:covered-table-cell table:style-name="ce8"/>
          <table:covered-table-cell table:style-name="ce9"/>
          <table:table-cell table:style-name="ce7" table:formula="of:=404.2312 - 3" office:value-type="float" office:value="401.2312" calcext:value-type="float" table:number-columns-spanned="3" table:number-rows-spanned="1">
            <text:p>401.23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0.029 - 4" office:value-type="float" office:value="706.029" calcext:value-type="float" table:number-columns-spanned="3" table:number-rows-spanned="1">
            <text:p>706.029</text:p>
          </table:table-cell>
          <table:covered-table-cell table:style-name="ce8"/>
          <table:covered-table-cell table:style-name="ce9"/>
          <table:table-cell table:style-name="ce7" table:formula="of:=406.746 - 3" office:value-type="float" office:value="403.746" calcext:value-type="float" table:number-columns-spanned="3" table:number-rows-spanned="1">
            <text:p>403.7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0.0731 - 5" office:value-type="float" office:value="705.0731" calcext:value-type="float" table:number-columns-spanned="3" table:number-rows-spanned="1">
            <text:p>705.0731</text:p>
          </table:table-cell>
          <table:covered-table-cell table:style-name="ce8"/>
          <table:covered-table-cell table:style-name="ce9"/>
          <table:table-cell table:style-name="ce7" table:formula="of:=406.8944 - 3" office:value-type="float" office:value="403.8944" calcext:value-type="float" table:number-columns-spanned="3" table:number-rows-spanned="1">
            <text:p>403.8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0.5821 - 2" office:value-type="float" office:value="708.5821" calcext:value-type="float" table:number-columns-spanned="3" table:number-rows-spanned="1">
            <text:p>708.5821</text:p>
          </table:table-cell>
          <table:covered-table-cell table:style-name="ce8"/>
          <table:covered-table-cell table:style-name="ce9"/>
          <table:table-cell table:style-name="ce7" table:formula="of:=406.6796 - 3" office:value-type="float" office:value="403.6796" calcext:value-type="float" table:number-columns-spanned="3" table:number-rows-spanned="1">
            <text:p>403.6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0.7326 - 2" office:value-type="float" office:value="708.7326" calcext:value-type="float" table:number-columns-spanned="3" table:number-rows-spanned="1">
            <text:p>708.7326</text:p>
          </table:table-cell>
          <table:covered-table-cell table:style-name="ce8"/>
          <table:covered-table-cell table:style-name="ce9"/>
          <table:table-cell table:style-name="ce7" table:formula="of:=407.3621 - 3" office:value-type="float" office:value="404.3621" calcext:value-type="float" table:number-columns-spanned="3" table:number-rows-spanned="1">
            <text:p>404.36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0.8251 - 2" office:value-type="float" office:value="708.8251" calcext:value-type="float" table:number-columns-spanned="3" table:number-rows-spanned="1">
            <text:p>708.8251</text:p>
          </table:table-cell>
          <table:covered-table-cell table:style-name="ce8"/>
          <table:covered-table-cell table:style-name="ce9"/>
          <table:table-cell table:style-name="ce7" table:formula="of:=408.5193 - 3" office:value-type="float" office:value="405.5193" calcext:value-type="float" table:number-columns-spanned="3" table:number-rows-spanned="1">
            <text:p>405.51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1.5793 - 1" office:value-type="float" office:value="710.5793" calcext:value-type="float" table:number-columns-spanned="3" table:number-rows-spanned="1">
            <text:p>710.5793</text:p>
          </table:table-cell>
          <table:covered-table-cell table:style-name="ce8"/>
          <table:covered-table-cell table:style-name="ce9"/>
          <table:table-cell table:style-name="ce7" table:formula="of:=407.6966 - 3" office:value-type="float" office:value="404.6966" calcext:value-type="float" table:number-columns-spanned="3" table:number-rows-spanned="1">
            <text:p>404.69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1.8827 - 1" office:value-type="float" office:value="710.8827" calcext:value-type="float" table:number-columns-spanned="3" table:number-rows-spanned="1">
            <text:p>710.8827</text:p>
          </table:table-cell>
          <table:covered-table-cell table:style-name="ce8"/>
          <table:covered-table-cell table:style-name="ce9"/>
          <table:table-cell table:style-name="ce7" table:formula="of:=410.3566 - 3" office:value-type="float" office:value="407.3566" calcext:value-type="float" table:number-columns-spanned="3" table:number-rows-spanned="1">
            <text:p>407.35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2.8535 - 2" office:value-type="float" office:value="710.8535" calcext:value-type="float" table:number-columns-spanned="3" table:number-rows-spanned="1">
            <text:p>710.8535</text:p>
          </table:table-cell>
          <table:covered-table-cell table:style-name="ce8"/>
          <table:covered-table-cell table:style-name="ce9"/>
          <table:table-cell table:style-name="ce7" table:formula="of:=409.8914 - 3" office:value-type="float" office:value="406.8914" calcext:value-type="float" table:number-columns-spanned="3" table:number-rows-spanned="1">
            <text:p>406.89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2.949 - 1" office:value-type="float" office:value="711.949" calcext:value-type="float" table:number-columns-spanned="3" table:number-rows-spanned="1">
            <text:p>711.949</text:p>
          </table:table-cell>
          <table:covered-table-cell table:style-name="ce8"/>
          <table:covered-table-cell table:style-name="ce9"/>
          <table:table-cell table:style-name="ce7" table:formula="of:=409.841 - 3" office:value-type="float" office:value="406.841" calcext:value-type="float" table:number-columns-spanned="3" table:number-rows-spanned="1">
            <text:p>406.8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3.2464 - 3" office:value-type="float" office:value="710.2464" calcext:value-type="float" table:number-columns-spanned="3" table:number-rows-spanned="1">
            <text:p>710.2464</text:p>
          </table:table-cell>
          <table:covered-table-cell table:style-name="ce8"/>
          <table:covered-table-cell table:style-name="ce9"/>
          <table:table-cell table:style-name="ce7" table:formula="of:=412.1064 - 3" office:value-type="float" office:value="409.1064" calcext:value-type="float" table:number-columns-spanned="3" table:number-rows-spanned="1">
            <text:p>409.10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4.024 - 4" office:value-type="float" office:value="710.024" calcext:value-type="float" table:number-columns-spanned="3" table:number-rows-spanned="1">
            <text:p>710.024</text:p>
          </table:table-cell>
          <table:covered-table-cell table:style-name="ce8"/>
          <table:covered-table-cell table:style-name="ce9"/>
          <table:table-cell table:style-name="ce7" table:formula="of:=411.5143 - 3" office:value-type="float" office:value="408.5143" calcext:value-type="float" table:number-columns-spanned="3" table:number-rows-spanned="1">
            <text:p>408.51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4.2811 - 5" office:value-type="float" office:value="709.2811" calcext:value-type="float" table:number-columns-spanned="3" table:number-rows-spanned="1">
            <text:p>709.2811</text:p>
          </table:table-cell>
          <table:covered-table-cell table:style-name="ce8"/>
          <table:covered-table-cell table:style-name="ce9"/>
          <table:table-cell table:style-name="ce7" table:formula="of:=410.686 - 3" office:value-type="float" office:value="407.686" calcext:value-type="float" table:number-columns-spanned="3" table:number-rows-spanned="1">
            <text:p>407.6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5.5786 - 4" office:value-type="float" office:value="711.5786" calcext:value-type="float" table:number-columns-spanned="3" table:number-rows-spanned="1">
            <text:p>711.5786</text:p>
          </table:table-cell>
          <table:covered-table-cell table:style-name="ce8"/>
          <table:covered-table-cell table:style-name="ce9"/>
          <table:table-cell table:style-name="ce7" table:formula="of:=411.4129 - 3" office:value-type="float" office:value="408.4129" calcext:value-type="float" table:number-columns-spanned="3" table:number-rows-spanned="1">
            <text:p>408.41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6.1246 - 3" office:value-type="float" office:value="713.1246" calcext:value-type="float" table:number-columns-spanned="3" table:number-rows-spanned="1">
            <text:p>713.1246</text:p>
          </table:table-cell>
          <table:covered-table-cell table:style-name="ce8"/>
          <table:covered-table-cell table:style-name="ce9"/>
          <table:table-cell table:style-name="ce7" table:formula="of:=411.7844 - 3" office:value-type="float" office:value="408.7844" calcext:value-type="float" table:number-columns-spanned="3" table:number-rows-spanned="1">
            <text:p>408.78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6.2739 - 2" office:value-type="float" office:value="714.2739" calcext:value-type="float" table:number-columns-spanned="3" table:number-rows-spanned="1">
            <text:p>714.2739</text:p>
          </table:table-cell>
          <table:covered-table-cell table:style-name="ce8"/>
          <table:covered-table-cell table:style-name="ce9"/>
          <table:table-cell table:style-name="ce7" table:formula="of:=414.0122 - 3" office:value-type="float" office:value="411.0122" calcext:value-type="float" table:number-columns-spanned="3" table:number-rows-spanned="1">
            <text:p>411.01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7.0852 - 4" office:value-type="float" office:value="713.0852" calcext:value-type="float" table:number-columns-spanned="3" table:number-rows-spanned="1">
            <text:p>713.0852</text:p>
          </table:table-cell>
          <table:covered-table-cell table:style-name="ce8"/>
          <table:covered-table-cell table:style-name="ce9"/>
          <table:table-cell table:style-name="ce7" table:formula="of:=413.5214 - 3" office:value-type="float" office:value="410.5214" calcext:value-type="float" table:number-columns-spanned="3" table:number-rows-spanned="1">
            <text:p>410.52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7.2421 - 4" office:value-type="float" office:value="713.2421" calcext:value-type="float" table:number-columns-spanned="3" table:number-rows-spanned="1">
            <text:p>713.2421</text:p>
          </table:table-cell>
          <table:covered-table-cell table:style-name="ce8"/>
          <table:covered-table-cell table:style-name="ce9"/>
          <table:table-cell table:style-name="ce7" table:formula="of:=413.6711 - 3" office:value-type="float" office:value="410.6711" calcext:value-type="float" table:number-columns-spanned="3" table:number-rows-spanned="1">
            <text:p>410.67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8.2483 - 4" office:value-type="float" office:value="714.2483" calcext:value-type="float" table:number-columns-spanned="3" table:number-rows-spanned="1">
            <text:p>714.2483</text:p>
          </table:table-cell>
          <table:covered-table-cell table:style-name="ce8"/>
          <table:covered-table-cell table:style-name="ce9"/>
          <table:table-cell table:style-name="ce7" table:formula="of:=415.1851 - 3" office:value-type="float" office:value="412.1851" calcext:value-type="float" table:number-columns-spanned="3" table:number-rows-spanned="1">
            <text:p>412.18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8.2736 - 2" office:value-type="float" office:value="716.2736" calcext:value-type="float" table:number-columns-spanned="3" table:number-rows-spanned="1">
            <text:p>716.2736</text:p>
          </table:table-cell>
          <table:covered-table-cell table:style-name="ce8"/>
          <table:covered-table-cell table:style-name="ce9"/>
          <table:table-cell table:style-name="ce7" table:formula="of:=414.5826 - 3" office:value-type="float" office:value="411.5826" calcext:value-type="float" table:number-columns-spanned="3" table:number-rows-spanned="1">
            <text:p>411.58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19.3549 - 2" office:value-type="float" office:value="717.3549" calcext:value-type="float" table:number-columns-spanned="3" table:number-rows-spanned="1">
            <text:p>717.3549</text:p>
          </table:table-cell>
          <table:covered-table-cell table:style-name="ce8"/>
          <table:covered-table-cell table:style-name="ce9"/>
          <table:table-cell table:style-name="ce7" table:formula="of:=417.2346 - 3" office:value-type="float" office:value="414.2346" calcext:value-type="float" table:number-columns-spanned="3" table:number-rows-spanned="1">
            <text:p>414.23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0.3601 - 4" office:value-type="float" office:value="716.3601" calcext:value-type="float" table:number-columns-spanned="3" table:number-rows-spanned="1">
            <text:p>716.3601</text:p>
          </table:table-cell>
          <table:covered-table-cell table:style-name="ce8"/>
          <table:covered-table-cell table:style-name="ce9"/>
          <table:table-cell table:style-name="ce7" table:formula="of:=417.6127 - 3" office:value-type="float" office:value="414.6127" calcext:value-type="float" table:number-columns-spanned="3" table:number-rows-spanned="1">
            <text:p>414.61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0.4144 - 1" office:value-type="float" office:value="719.4144" calcext:value-type="float" table:number-columns-spanned="3" table:number-rows-spanned="1">
            <text:p>719.4144</text:p>
          </table:table-cell>
          <table:covered-table-cell table:style-name="ce8"/>
          <table:covered-table-cell table:style-name="ce9"/>
          <table:table-cell table:style-name="ce7" table:formula="of:=416.6657 - 3" office:value-type="float" office:value="413.6657" calcext:value-type="float" table:number-columns-spanned="3" table:number-rows-spanned="1">
            <text:p>413.66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0.5755 - 5" office:value-type="float" office:value="715.5755" calcext:value-type="float" table:number-columns-spanned="3" table:number-rows-spanned="1">
            <text:p>715.5755</text:p>
          </table:table-cell>
          <table:covered-table-cell table:style-name="ce8"/>
          <table:covered-table-cell table:style-name="ce9"/>
          <table:table-cell table:style-name="ce7" table:formula="of:=418.1833 - 3" office:value-type="float" office:value="415.1833" calcext:value-type="float" table:number-columns-spanned="3" table:number-rows-spanned="1">
            <text:p>415.18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1.0808 - 4" office:value-type="float" office:value="717.0808" calcext:value-type="float" table:number-columns-spanned="3" table:number-rows-spanned="1">
            <text:p>717.0808</text:p>
          </table:table-cell>
          <table:covered-table-cell table:style-name="ce8"/>
          <table:covered-table-cell table:style-name="ce9"/>
          <table:table-cell table:style-name="ce7" table:formula="of:=418.5825 - 3" office:value-type="float" office:value="415.5825" calcext:value-type="float" table:number-columns-spanned="3" table:number-rows-spanned="1">
            <text:p>415.5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1.2725 - 3" office:value-type="float" office:value="718.2725" calcext:value-type="float" table:number-columns-spanned="3" table:number-rows-spanned="1">
            <text:p>718.2725</text:p>
          </table:table-cell>
          <table:covered-table-cell table:style-name="ce8"/>
          <table:covered-table-cell table:style-name="ce9"/>
          <table:table-cell table:style-name="ce7" table:formula="of:=417.7466 - 3" office:value-type="float" office:value="414.7466" calcext:value-type="float" table:number-columns-spanned="3" table:number-rows-spanned="1">
            <text:p>414.74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1.3567 - 1" office:value-type="float" office:value="720.3567" calcext:value-type="float" table:number-columns-spanned="3" table:number-rows-spanned="1">
            <text:p>720.3567</text:p>
          </table:table-cell>
          <table:covered-table-cell table:style-name="ce8"/>
          <table:covered-table-cell table:style-name="ce9"/>
          <table:table-cell table:style-name="ce7" table:formula="of:=418.21 - 3" office:value-type="float" office:value="415.21" calcext:value-type="float" table:number-columns-spanned="3" table:number-rows-spanned="1">
            <text:p>415.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2.2451 - 4" office:value-type="float" office:value="718.2451" calcext:value-type="float" table:number-columns-spanned="3" table:number-rows-spanned="1">
            <text:p>718.2451</text:p>
          </table:table-cell>
          <table:covered-table-cell table:style-name="ce8"/>
          <table:covered-table-cell table:style-name="ce9"/>
          <table:table-cell table:style-name="ce7" table:formula="of:=420.3452 - 3" office:value-type="float" office:value="417.3452" calcext:value-type="float" table:number-columns-spanned="3" table:number-rows-spanned="1">
            <text:p>417.34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3.4147 - 3" office:value-type="float" office:value="720.4147" calcext:value-type="float" table:number-columns-spanned="3" table:number-rows-spanned="1">
            <text:p>720.4147</text:p>
          </table:table-cell>
          <table:covered-table-cell table:style-name="ce8"/>
          <table:covered-table-cell table:style-name="ce9"/>
          <table:table-cell table:style-name="ce7" table:formula="of:=419.6543 - 3" office:value-type="float" office:value="416.6543" calcext:value-type="float" table:number-columns-spanned="3" table:number-rows-spanned="1">
            <text:p>416.65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4.0766 - 3" office:value-type="float" office:value="721.0766" calcext:value-type="float" table:number-columns-spanned="3" table:number-rows-spanned="1">
            <text:p>721.0766</text:p>
          </table:table-cell>
          <table:covered-table-cell table:style-name="ce8"/>
          <table:covered-table-cell table:style-name="ce9"/>
          <table:table-cell table:style-name="ce7" table:formula="of:=419.6584 - 3" office:value-type="float" office:value="416.6584" calcext:value-type="float" table:number-columns-spanned="3" table:number-rows-spanned="1">
            <text:p>416.6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4.3549 - 3" office:value-type="float" office:value="721.3549" calcext:value-type="float" table:number-columns-spanned="3" table:number-rows-spanned="1">
            <text:p>721.3549</text:p>
          </table:table-cell>
          <table:covered-table-cell table:style-name="ce8"/>
          <table:covered-table-cell table:style-name="ce9"/>
          <table:table-cell table:style-name="ce7" table:formula="of:=421.6464 - 3" office:value-type="float" office:value="418.6464" calcext:value-type="float" table:number-columns-spanned="3" table:number-rows-spanned="1">
            <text:p>418.64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4.442 - 3" office:value-type="float" office:value="721.442" calcext:value-type="float" table:number-columns-spanned="3" table:number-rows-spanned="1">
            <text:p>721.442</text:p>
          </table:table-cell>
          <table:covered-table-cell table:style-name="ce8"/>
          <table:covered-table-cell table:style-name="ce9"/>
          <table:table-cell table:style-name="ce7" table:formula="of:=421.9196 - 3" office:value-type="float" office:value="418.9196" calcext:value-type="float" table:number-columns-spanned="3" table:number-rows-spanned="1">
            <text:p>418.91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4.4693 - 1" office:value-type="float" office:value="723.4693" calcext:value-type="float" table:number-columns-spanned="3" table:number-rows-spanned="1">
            <text:p>723.4693</text:p>
          </table:table-cell>
          <table:covered-table-cell table:style-name="ce8"/>
          <table:covered-table-cell table:style-name="ce9"/>
          <table:table-cell table:style-name="ce7" table:formula="of:=421.3633 - 3" office:value-type="float" office:value="418.3633" calcext:value-type="float" table:number-columns-spanned="3" table:number-rows-spanned="1">
            <text:p>418.3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5.1321 - 1" office:value-type="float" office:value="724.1321" calcext:value-type="float" table:number-columns-spanned="3" table:number-rows-spanned="1">
            <text:p>724.1321</text:p>
          </table:table-cell>
          <table:covered-table-cell table:style-name="ce8"/>
          <table:covered-table-cell table:style-name="ce9"/>
          <table:table-cell table:style-name="ce7" table:formula="of:=422.4868 - 3" office:value-type="float" office:value="419.4868" calcext:value-type="float" table:number-columns-spanned="3" table:number-rows-spanned="1">
            <text:p>419.48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5.498 - 1" office:value-type="float" office:value="724.498" calcext:value-type="float" table:number-columns-spanned="3" table:number-rows-spanned="1">
            <text:p>724.498</text:p>
          </table:table-cell>
          <table:covered-table-cell table:style-name="ce8"/>
          <table:covered-table-cell table:style-name="ce9"/>
          <table:table-cell table:style-name="ce7" table:formula="of:=422.6484 - 3" office:value-type="float" office:value="419.6484" calcext:value-type="float" table:number-columns-spanned="3" table:number-rows-spanned="1">
            <text:p>419.64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5.5266 - 1" office:value-type="float" office:value="724.5266" calcext:value-type="float" table:number-columns-spanned="3" table:number-rows-spanned="1">
            <text:p>724.5266</text:p>
          </table:table-cell>
          <table:covered-table-cell table:style-name="ce8"/>
          <table:covered-table-cell table:style-name="ce9"/>
          <table:table-cell table:style-name="ce7" table:formula="of:=422.8135 - 3" office:value-type="float" office:value="419.8135" calcext:value-type="float" table:number-columns-spanned="3" table:number-rows-spanned="1">
            <text:p>419.81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5.8616 - 5" office:value-type="float" office:value="720.8616" calcext:value-type="float" table:number-columns-spanned="3" table:number-rows-spanned="1">
            <text:p>720.8616</text:p>
          </table:table-cell>
          <table:covered-table-cell table:style-name="ce8"/>
          <table:covered-table-cell table:style-name="ce9"/>
          <table:table-cell table:style-name="ce7" table:formula="of:=424.3607 - 3" office:value-type="float" office:value="421.3607" calcext:value-type="float" table:number-columns-spanned="3" table:number-rows-spanned="1">
            <text:p>421.36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6.1313 - 1" office:value-type="float" office:value="725.1313" calcext:value-type="float" table:number-columns-spanned="3" table:number-rows-spanned="1">
            <text:p>725.1313</text:p>
          </table:table-cell>
          <table:covered-table-cell table:style-name="ce8"/>
          <table:covered-table-cell table:style-name="ce9"/>
          <table:table-cell table:style-name="ce7" table:formula="of:=423.6827 - 3" office:value-type="float" office:value="420.6827" calcext:value-type="float" table:number-columns-spanned="3" table:number-rows-spanned="1">
            <text:p>420.68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6.4668 - 2" office:value-type="float" office:value="724.4668" calcext:value-type="float" table:number-columns-spanned="3" table:number-rows-spanned="1">
            <text:p>724.4668</text:p>
          </table:table-cell>
          <table:covered-table-cell table:style-name="ce8"/>
          <table:covered-table-cell table:style-name="ce9"/>
          <table:table-cell table:style-name="ce7" table:formula="of:=425.3798 - 3" office:value-type="float" office:value="422.3798" calcext:value-type="float" table:number-columns-spanned="3" table:number-rows-spanned="1">
            <text:p>422.37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6.4716 - 4" office:value-type="float" office:value="722.4716" calcext:value-type="float" table:number-columns-spanned="3" table:number-rows-spanned="1">
            <text:p>722.4716</text:p>
          </table:table-cell>
          <table:covered-table-cell table:style-name="ce8"/>
          <table:covered-table-cell table:style-name="ce9"/>
          <table:table-cell table:style-name="ce7" table:formula="of:=426.567 - 3" office:value-type="float" office:value="423.567" calcext:value-type="float" table:number-columns-spanned="3" table:number-rows-spanned="1">
            <text:p>423.5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6.9098 - 1" office:value-type="float" office:value="725.9098" calcext:value-type="float" table:number-columns-spanned="3" table:number-rows-spanned="1">
            <text:p>725.9098</text:p>
          </table:table-cell>
          <table:covered-table-cell table:style-name="ce8"/>
          <table:covered-table-cell table:style-name="ce9"/>
          <table:table-cell table:style-name="ce7" table:formula="of:=425.8004 - 3" office:value-type="float" office:value="422.8004" calcext:value-type="float" table:number-columns-spanned="3" table:number-rows-spanned="1">
            <text:p>422.80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8.245 - 2" office:value-type="float" office:value="726.245" calcext:value-type="float" table:number-columns-spanned="3" table:number-rows-spanned="1">
            <text:p>726.245</text:p>
          </table:table-cell>
          <table:covered-table-cell table:style-name="ce8"/>
          <table:covered-table-cell table:style-name="ce9"/>
          <table:table-cell table:style-name="ce7" table:formula="of:=427.6105 - 3" office:value-type="float" office:value="424.6105" calcext:value-type="float" table:number-columns-spanned="3" table:number-rows-spanned="1">
            <text:p>424.61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8.4632 - 2" office:value-type="float" office:value="726.4632" calcext:value-type="float" table:number-columns-spanned="3" table:number-rows-spanned="1">
            <text:p>726.4632</text:p>
          </table:table-cell>
          <table:covered-table-cell table:style-name="ce8"/>
          <table:covered-table-cell table:style-name="ce9"/>
          <table:table-cell table:style-name="ce7" table:formula="of:=426.9191 - 3" office:value-type="float" office:value="423.9191" calcext:value-type="float" table:number-columns-spanned="3" table:number-rows-spanned="1">
            <text:p>423.91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8.6979 - 3" office:value-type="float" office:value="725.6979" calcext:value-type="float" table:number-columns-spanned="3" table:number-rows-spanned="1">
            <text:p>725.6979</text:p>
          </table:table-cell>
          <table:covered-table-cell table:style-name="ce8"/>
          <table:covered-table-cell table:style-name="ce9"/>
          <table:table-cell table:style-name="ce7" table:formula="of:=428.083 - 3" office:value-type="float" office:value="425.083" calcext:value-type="float" table:number-columns-spanned="3" table:number-rows-spanned="1">
            <text:p>425.0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29.6942 - 1" office:value-type="float" office:value="728.6942" calcext:value-type="float" table:number-columns-spanned="3" table:number-rows-spanned="1">
            <text:p>728.6942</text:p>
          </table:table-cell>
          <table:covered-table-cell table:style-name="ce8"/>
          <table:covered-table-cell table:style-name="ce9"/>
          <table:table-cell table:style-name="ce7" table:formula="of:=429.5639 - 3" office:value-type="float" office:value="426.5639" calcext:value-type="float" table:number-columns-spanned="3" table:number-rows-spanned="1">
            <text:p>426.56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0838 - 3" office:value-type="float" office:value="727.0838" calcext:value-type="float" table:number-columns-spanned="3" table:number-rows-spanned="1">
            <text:p>727.0838</text:p>
          </table:table-cell>
          <table:covered-table-cell table:style-name="ce8"/>
          <table:covered-table-cell table:style-name="ce9"/>
          <table:table-cell table:style-name="ce7" table:formula="of:=429.8342 - 3" office:value-type="float" office:value="426.8342" calcext:value-type="float" table:number-columns-spanned="3" table:number-rows-spanned="1">
            <text:p>426.83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2442 - 2" office:value-type="float" office:value="728.2442" calcext:value-type="float" table:number-columns-spanned="3" table:number-rows-spanned="1">
            <text:p>728.2442</text:p>
          </table:table-cell>
          <table:covered-table-cell table:style-name="ce8"/>
          <table:covered-table-cell table:style-name="ce9"/>
          <table:table-cell table:style-name="ce7" table:formula="of:=429.8397 - 3" office:value-type="float" office:value="426.8397" calcext:value-type="float" table:number-columns-spanned="3" table:number-rows-spanned="1">
            <text:p>426.83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5778 - 2" office:value-type="float" office:value="728.5778" calcext:value-type="float" table:number-columns-spanned="3" table:number-rows-spanned="1">
            <text:p>728.5778</text:p>
          </table:table-cell>
          <table:covered-table-cell table:style-name="ce8"/>
          <table:covered-table-cell table:style-name="ce9"/>
          <table:table-cell table:style-name="ce7" table:formula="of:=428.9633 - 3" office:value-type="float" office:value="425.9633" calcext:value-type="float" table:number-columns-spanned="3" table:number-rows-spanned="1">
            <text:p>425.9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6979 - 4" office:value-type="float" office:value="726.6979" calcext:value-type="float" table:number-columns-spanned="3" table:number-rows-spanned="1">
            <text:p>726.6979</text:p>
          </table:table-cell>
          <table:covered-table-cell table:style-name="ce8"/>
          <table:covered-table-cell table:style-name="ce9"/>
          <table:table-cell table:style-name="ce7" table:formula="of:=430.5306 - 3" office:value-type="float" office:value="427.5306" calcext:value-type="float" table:number-columns-spanned="3" table:number-rows-spanned="1">
            <text:p>427.53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6952 - 1" office:value-type="float" office:value="729.6952" calcext:value-type="float" table:number-columns-spanned="3" table:number-rows-spanned="1">
            <text:p>729.6952</text:p>
          </table:table-cell>
          <table:covered-table-cell table:style-name="ce8"/>
          <table:covered-table-cell table:style-name="ce9"/>
          <table:table-cell table:style-name="ce7" table:formula="of:=429.8722 - 3" office:value-type="float" office:value="426.8722" calcext:value-type="float" table:number-columns-spanned="3" table:number-rows-spanned="1">
            <text:p>426.87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0.7863 - 5" office:value-type="float" office:value="725.7863" calcext:value-type="float" table:number-columns-spanned="3" table:number-rows-spanned="1">
            <text:p>725.7863</text:p>
          </table:table-cell>
          <table:covered-table-cell table:style-name="ce8"/>
          <table:covered-table-cell table:style-name="ce9"/>
          <table:table-cell table:style-name="ce7" table:formula="of:=430.6748 - 3" office:value-type="float" office:value="427.6748" calcext:value-type="float" table:number-columns-spanned="3" table:number-rows-spanned="1">
            <text:p>427.67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1.7764 - 1" office:value-type="float" office:value="730.7764" calcext:value-type="float" table:number-columns-spanned="3" table:number-rows-spanned="1">
            <text:p>730.7764</text:p>
          </table:table-cell>
          <table:covered-table-cell table:style-name="ce8"/>
          <table:covered-table-cell table:style-name="ce9"/>
          <table:table-cell table:style-name="ce7" table:formula="of:=433.4325 - 3" office:value-type="float" office:value="430.4325" calcext:value-type="float" table:number-columns-spanned="3" table:number-rows-spanned="1">
            <text:p>430.43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2.1971 - 2" office:value-type="float" office:value="730.1971" calcext:value-type="float" table:number-columns-spanned="3" table:number-rows-spanned="1">
            <text:p>730.1971</text:p>
          </table:table-cell>
          <table:covered-table-cell table:style-name="ce8"/>
          <table:covered-table-cell table:style-name="ce9"/>
          <table:table-cell table:style-name="ce7" table:formula="of:=433.5245 - 3" office:value-type="float" office:value="430.5245" calcext:value-type="float" table:number-columns-spanned="3" table:number-rows-spanned="1">
            <text:p>430.52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2.6934 - 2" office:value-type="float" office:value="730.6934" calcext:value-type="float" table:number-columns-spanned="3" table:number-rows-spanned="1">
            <text:p>730.6934</text:p>
          </table:table-cell>
          <table:covered-table-cell table:style-name="ce8"/>
          <table:covered-table-cell table:style-name="ce9"/>
          <table:table-cell table:style-name="ce7" table:formula="of:=431.97 - 3" office:value-type="float" office:value="428.97" calcext:value-type="float" table:number-columns-spanned="3" table:number-rows-spanned="1">
            <text:p>428.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3.4154 - 3" office:value-type="float" office:value="730.4154" calcext:value-type="float" table:number-columns-spanned="3" table:number-rows-spanned="1">
            <text:p>730.4154</text:p>
          </table:table-cell>
          <table:covered-table-cell table:style-name="ce8"/>
          <table:covered-table-cell table:style-name="ce9"/>
          <table:table-cell table:style-name="ce7" table:formula="of:=434.1309 - 3" office:value-type="float" office:value="431.1309" calcext:value-type="float" table:number-columns-spanned="3" table:number-rows-spanned="1">
            <text:p>431.13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4.3095 - 2" office:value-type="float" office:value="732.3095" calcext:value-type="float" table:number-columns-spanned="3" table:number-rows-spanned="1">
            <text:p>732.3095</text:p>
          </table:table-cell>
          <table:covered-table-cell table:style-name="ce8"/>
          <table:covered-table-cell table:style-name="ce9"/>
          <table:table-cell table:style-name="ce7" table:formula="of:=433.2071 - 3" office:value-type="float" office:value="430.2071" calcext:value-type="float" table:number-columns-spanned="3" table:number-rows-spanned="1">
            <text:p>430.20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3095 - 1" office:value-type="float" office:value="734.3095" calcext:value-type="float" table:number-columns-spanned="3" table:number-rows-spanned="1">
            <text:p>734.3095</text:p>
          </table:table-cell>
          <table:covered-table-cell table:style-name="ce8"/>
          <table:covered-table-cell table:style-name="ce9"/>
          <table:table-cell table:style-name="ce7" table:formula="of:=434.8839 - 3" office:value-type="float" office:value="431.8839" calcext:value-type="float" table:number-columns-spanned="3" table:number-rows-spanned="1">
            <text:p>431.8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4117 - 2" office:value-type="float" office:value="733.4117" calcext:value-type="float" table:number-columns-spanned="3" table:number-rows-spanned="1">
            <text:p>733.4117</text:p>
          </table:table-cell>
          <table:covered-table-cell table:style-name="ce8"/>
          <table:covered-table-cell table:style-name="ce9"/>
          <table:table-cell table:style-name="ce7" table:formula="of:=435.7519 - 3" office:value-type="float" office:value="432.7519" calcext:value-type="float" table:number-columns-spanned="3" table:number-rows-spanned="1">
            <text:p>432.75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6929 - 5" office:value-type="float" office:value="730.6929" calcext:value-type="float" table:number-columns-spanned="3" table:number-rows-spanned="1">
            <text:p>730.6929</text:p>
          </table:table-cell>
          <table:covered-table-cell table:style-name="ce8"/>
          <table:covered-table-cell table:style-name="ce9"/>
          <table:table-cell table:style-name="ce7" table:formula="of:=434.8162 - 3" office:value-type="float" office:value="431.8162" calcext:value-type="float" table:number-columns-spanned="3" table:number-rows-spanned="1">
            <text:p>431.81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7777 - 4" office:value-type="float" office:value="731.7777" calcext:value-type="float" table:number-columns-spanned="3" table:number-rows-spanned="1">
            <text:p>731.7777</text:p>
          </table:table-cell>
          <table:covered-table-cell table:style-name="ce8"/>
          <table:covered-table-cell table:style-name="ce9"/>
          <table:table-cell table:style-name="ce7" table:formula="of:=436.0012 - 3" office:value-type="float" office:value="433.0012" calcext:value-type="float" table:number-columns-spanned="3" table:number-rows-spanned="1">
            <text:p>433.00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8697 - 5" office:value-type="float" office:value="730.8697" calcext:value-type="float" table:number-columns-spanned="3" table:number-rows-spanned="1">
            <text:p>730.8697</text:p>
          </table:table-cell>
          <table:covered-table-cell table:style-name="ce8"/>
          <table:covered-table-cell table:style-name="ce9"/>
          <table:table-cell table:style-name="ce7" table:formula="of:=436.68 - 3" office:value-type="float" office:value="433.68" calcext:value-type="float" table:number-columns-spanned="3" table:number-rows-spanned="1">
            <text:p>433.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5.8754 - 3" office:value-type="float" office:value="732.8754" calcext:value-type="float" table:number-columns-spanned="3" table:number-rows-spanned="1">
            <text:p>732.8754</text:p>
          </table:table-cell>
          <table:covered-table-cell table:style-name="ce8"/>
          <table:covered-table-cell table:style-name="ce9"/>
          <table:table-cell table:style-name="ce7" table:formula="of:=437.7645 - 3" office:value-type="float" office:value="434.7645" calcext:value-type="float" table:number-columns-spanned="3" table:number-rows-spanned="1">
            <text:p>434.76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6.3108 - 1" office:value-type="float" office:value="735.3108" calcext:value-type="float" table:number-columns-spanned="3" table:number-rows-spanned="1">
            <text:p>735.3108</text:p>
          </table:table-cell>
          <table:covered-table-cell table:style-name="ce8"/>
          <table:covered-table-cell table:style-name="ce9"/>
          <table:table-cell table:style-name="ce7" table:formula="of:=438.8404 - 3" office:value-type="float" office:value="435.8404" calcext:value-type="float" table:number-columns-spanned="3" table:number-rows-spanned="1">
            <text:p>435.84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6.7468 - 1" office:value-type="float" office:value="735.7468" calcext:value-type="float" table:number-columns-spanned="3" table:number-rows-spanned="1">
            <text:p>735.7468</text:p>
          </table:table-cell>
          <table:covered-table-cell table:style-name="ce8"/>
          <table:covered-table-cell table:style-name="ce9"/>
          <table:table-cell table:style-name="ce7" table:formula="of:=439.7843 - 3" office:value-type="float" office:value="436.7843" calcext:value-type="float" table:number-columns-spanned="3" table:number-rows-spanned="1">
            <text:p>436.78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7.3078 - 1" office:value-type="float" office:value="736.3078" calcext:value-type="float" table:number-columns-spanned="3" table:number-rows-spanned="1">
            <text:p>736.3078</text:p>
          </table:table-cell>
          <table:covered-table-cell table:style-name="ce8"/>
          <table:covered-table-cell table:style-name="ce9"/>
          <table:table-cell table:style-name="ce7" table:formula="of:=437.9363 - 3" office:value-type="float" office:value="434.9363" calcext:value-type="float" table:number-columns-spanned="3" table:number-rows-spanned="1">
            <text:p>434.93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7.4112 - 2" office:value-type="float" office:value="735.4112" calcext:value-type="float" table:number-columns-spanned="3" table:number-rows-spanned="1">
            <text:p>735.4112</text:p>
          </table:table-cell>
          <table:covered-table-cell table:style-name="ce8"/>
          <table:covered-table-cell table:style-name="ce9"/>
          <table:table-cell table:style-name="ce7" table:formula="of:=439.5239 - 3" office:value-type="float" office:value="436.5239" calcext:value-type="float" table:number-columns-spanned="3" table:number-rows-spanned="1">
            <text:p>436.52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7.7453 - 1" office:value-type="float" office:value="736.7453" calcext:value-type="float" table:number-columns-spanned="3" table:number-rows-spanned="1">
            <text:p>736.7453</text:p>
          </table:table-cell>
          <table:covered-table-cell table:style-name="ce8"/>
          <table:covered-table-cell table:style-name="ce9"/>
          <table:table-cell table:style-name="ce7" table:formula="of:=438.0931 - 3" office:value-type="float" office:value="435.0931" calcext:value-type="float" table:number-columns-spanned="3" table:number-rows-spanned="1">
            <text:p>435.09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7.9773 - 2" office:value-type="float" office:value="735.9773" calcext:value-type="float" table:number-columns-spanned="3" table:number-rows-spanned="1">
            <text:p>735.9773</text:p>
          </table:table-cell>
          <table:covered-table-cell table:style-name="ce8"/>
          <table:covered-table-cell table:style-name="ce9"/>
          <table:table-cell table:style-name="ce7" table:formula="of:=440.3489 - 3" office:value-type="float" office:value="437.3489" calcext:value-type="float" table:number-columns-spanned="3" table:number-rows-spanned="1">
            <text:p>437.34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8.3086 - 1" office:value-type="float" office:value="737.3086" calcext:value-type="float" table:number-columns-spanned="3" table:number-rows-spanned="1">
            <text:p>737.3086</text:p>
          </table:table-cell>
          <table:covered-table-cell table:style-name="ce8"/>
          <table:covered-table-cell table:style-name="ce9"/>
          <table:table-cell table:style-name="ce7" table:formula="of:=441.0451 - 3" office:value-type="float" office:value="438.0451" calcext:value-type="float" table:number-columns-spanned="3" table:number-rows-spanned="1">
            <text:p>438.04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9.0447 - 3" office:value-type="float" office:value="736.0447" calcext:value-type="float" table:number-columns-spanned="3" table:number-rows-spanned="1">
            <text:p>736.0447</text:p>
          </table:table-cell>
          <table:covered-table-cell table:style-name="ce8"/>
          <table:covered-table-cell table:style-name="ce9"/>
          <table:table-cell table:style-name="ce7" table:formula="of:=442.9453 - 3" office:value-type="float" office:value="439.9453" calcext:value-type="float" table:number-columns-spanned="3" table:number-rows-spanned="1">
            <text:p>439.94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9.3653 - 1" office:value-type="float" office:value="738.3653" calcext:value-type="float" table:number-columns-spanned="3" table:number-rows-spanned="1">
            <text:p>738.3653</text:p>
          </table:table-cell>
          <table:covered-table-cell table:style-name="ce8"/>
          <table:covered-table-cell table:style-name="ce9"/>
          <table:table-cell table:style-name="ce7" table:formula="of:=441.0048 - 3" office:value-type="float" office:value="438.0048" calcext:value-type="float" table:number-columns-spanned="3" table:number-rows-spanned="1">
            <text:p>438.0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39.9742 - 2" office:value-type="float" office:value="737.9742" calcext:value-type="float" table:number-columns-spanned="3" table:number-rows-spanned="1">
            <text:p>737.9742</text:p>
          </table:table-cell>
          <table:covered-table-cell table:style-name="ce8"/>
          <table:covered-table-cell table:style-name="ce9"/>
          <table:table-cell table:style-name="ce7" table:formula="of:=442.1593 - 3" office:value-type="float" office:value="439.1593" calcext:value-type="float" table:number-columns-spanned="3" table:number-rows-spanned="1">
            <text:p>439.15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0.4071 - 3" office:value-type="float" office:value="737.4071" calcext:value-type="float" table:number-columns-spanned="3" table:number-rows-spanned="1">
            <text:p>737.4071</text:p>
          </table:table-cell>
          <table:covered-table-cell table:style-name="ce8"/>
          <table:covered-table-cell table:style-name="ce9"/>
          <table:table-cell table:style-name="ce7" table:formula="of:=442.6706 - 3" office:value-type="float" office:value="439.6706" calcext:value-type="float" table:number-columns-spanned="3" table:number-rows-spanned="1">
            <text:p>439.6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1.0298 - 1" office:value-type="float" office:value="740.0298" calcext:value-type="float" table:number-columns-spanned="3" table:number-rows-spanned="1">
            <text:p>740.0298</text:p>
          </table:table-cell>
          <table:covered-table-cell table:style-name="ce8"/>
          <table:covered-table-cell table:style-name="ce9"/>
          <table:table-cell table:style-name="ce7" table:formula="of:=442.4179 - 3" office:value-type="float" office:value="439.4179" calcext:value-type="float" table:number-columns-spanned="3" table:number-rows-spanned="1">
            <text:p>439.41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1.0625 - 5" office:value-type="float" office:value="736.0625" calcext:value-type="float" table:number-columns-spanned="3" table:number-rows-spanned="1">
            <text:p>736.0625</text:p>
          </table:table-cell>
          <table:covered-table-cell table:style-name="ce8"/>
          <table:covered-table-cell table:style-name="ce9"/>
          <table:table-cell table:style-name="ce7" table:formula="of:=443.9962 - 3" office:value-type="float" office:value="440.9962" calcext:value-type="float" table:number-columns-spanned="3" table:number-rows-spanned="1">
            <text:p>440.99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1.9756 - 4" office:value-type="float" office:value="737.9756" calcext:value-type="float" table:number-columns-spanned="3" table:number-rows-spanned="1">
            <text:p>737.9756</text:p>
          </table:table-cell>
          <table:covered-table-cell table:style-name="ce8"/>
          <table:covered-table-cell table:style-name="ce9"/>
          <table:table-cell table:style-name="ce7" table:formula="of:=444.0662 - 3" office:value-type="float" office:value="441.0662" calcext:value-type="float" table:number-columns-spanned="3" table:number-rows-spanned="1">
            <text:p>441.06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2.3653 - 3" office:value-type="float" office:value="739.3653" calcext:value-type="float" table:number-columns-spanned="3" table:number-rows-spanned="1">
            <text:p>739.3653</text:p>
          </table:table-cell>
          <table:covered-table-cell table:style-name="ce8"/>
          <table:covered-table-cell table:style-name="ce9"/>
          <table:table-cell table:style-name="ce7" table:formula="of:=445.8494 - 3" office:value-type="float" office:value="442.8494" calcext:value-type="float" table:number-columns-spanned="3" table:number-rows-spanned="1">
            <text:p>442.84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3.0271 - 1" office:value-type="float" office:value="742.0271" calcext:value-type="float" table:number-columns-spanned="3" table:number-rows-spanned="1">
            <text:p>742.0271</text:p>
          </table:table-cell>
          <table:covered-table-cell table:style-name="ce8"/>
          <table:covered-table-cell table:style-name="ce9"/>
          <table:table-cell table:style-name="ce7" table:formula="of:=446.1253 - 3" office:value-type="float" office:value="443.1253" calcext:value-type="float" table:number-columns-spanned="3" table:number-rows-spanned="1">
            <text:p>443.12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3.0406 - 4" office:value-type="float" office:value="739.0406" calcext:value-type="float" table:number-columns-spanned="3" table:number-rows-spanned="1">
            <text:p>739.0406</text:p>
          </table:table-cell>
          <table:covered-table-cell table:style-name="ce8"/>
          <table:covered-table-cell table:style-name="ce9"/>
          <table:table-cell table:style-name="ce7" table:formula="of:=444.2477 - 3" office:value-type="float" office:value="441.2477" calcext:value-type="float" table:number-columns-spanned="3" table:number-rows-spanned="1">
            <text:p>441.24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4.6318 - 4" office:value-type="float" office:value="740.6318" calcext:value-type="float" table:number-columns-spanned="3" table:number-rows-spanned="1">
            <text:p>740.6318</text:p>
          </table:table-cell>
          <table:covered-table-cell table:style-name="ce8"/>
          <table:covered-table-cell table:style-name="ce9"/>
          <table:table-cell table:style-name="ce7" table:formula="of:=447.365 - 3" office:value-type="float" office:value="444.365" calcext:value-type="float" table:number-columns-spanned="3" table:number-rows-spanned="1">
            <text:p>444.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5.0272 - 2" office:value-type="float" office:value="743.0272" calcext:value-type="float" table:number-columns-spanned="3" table:number-rows-spanned="1">
            <text:p>743.0272</text:p>
          </table:table-cell>
          <table:covered-table-cell table:style-name="ce8"/>
          <table:covered-table-cell table:style-name="ce9"/>
          <table:table-cell table:style-name="ce7" table:formula="of:=445.9473 - 3" office:value-type="float" office:value="442.9473" calcext:value-type="float" table:number-columns-spanned="3" table:number-rows-spanned="1">
            <text:p>442.9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5.149 - 2" office:value-type="float" office:value="743.149" calcext:value-type="float" table:number-columns-spanned="3" table:number-rows-spanned="1">
            <text:p>743.149</text:p>
          </table:table-cell>
          <table:covered-table-cell table:style-name="ce8"/>
          <table:covered-table-cell table:style-name="ce9"/>
          <table:table-cell table:style-name="ce7" table:formula="of:=448.6796 - 3" office:value-type="float" office:value="445.6796" calcext:value-type="float" table:number-columns-spanned="3" table:number-rows-spanned="1">
            <text:p>445.6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6.0529 - 5" office:value-type="float" office:value="741.0529" calcext:value-type="float" table:number-columns-spanned="3" table:number-rows-spanned="1">
            <text:p>741.0529</text:p>
          </table:table-cell>
          <table:covered-table-cell table:style-name="ce8"/>
          <table:covered-table-cell table:style-name="ce9"/>
          <table:table-cell table:style-name="ce7" table:formula="of:=447.3515 - 3" office:value-type="float" office:value="444.3515" calcext:value-type="float" table:number-columns-spanned="3" table:number-rows-spanned="1">
            <text:p>444.35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6.1488 - 1" office:value-type="float" office:value="745.1488" calcext:value-type="float" table:number-columns-spanned="3" table:number-rows-spanned="1">
            <text:p>745.1488</text:p>
          </table:table-cell>
          <table:covered-table-cell table:style-name="ce8"/>
          <table:covered-table-cell table:style-name="ce9"/>
          <table:table-cell table:style-name="ce7" table:formula="of:=447.3971 - 3" office:value-type="float" office:value="444.3971" calcext:value-type="float" table:number-columns-spanned="3" table:number-rows-spanned="1">
            <text:p>444.39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6.3213 - 5" office:value-type="float" office:value="741.3213" calcext:value-type="float" table:number-columns-spanned="3" table:number-rows-spanned="1">
            <text:p>741.3213</text:p>
          </table:table-cell>
          <table:covered-table-cell table:style-name="ce8"/>
          <table:covered-table-cell table:style-name="ce9"/>
          <table:table-cell table:style-name="ce7" table:formula="of:=447.8779 - 3" office:value-type="float" office:value="444.8779" calcext:value-type="float" table:number-columns-spanned="3" table:number-rows-spanned="1">
            <text:p>444.87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7.2058 - 1" office:value-type="float" office:value="746.2058" calcext:value-type="float" table:number-columns-spanned="3" table:number-rows-spanned="1">
            <text:p>746.2058</text:p>
          </table:table-cell>
          <table:covered-table-cell table:style-name="ce8"/>
          <table:covered-table-cell table:style-name="ce9"/>
          <table:table-cell table:style-name="ce7" table:formula="of:=449.5327 - 3" office:value-type="float" office:value="446.5327" calcext:value-type="float" table:number-columns-spanned="3" table:number-rows-spanned="1">
            <text:p>446.53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7.315 - 1" office:value-type="float" office:value="746.315" calcext:value-type="float" table:number-columns-spanned="3" table:number-rows-spanned="1">
            <text:p>746.315</text:p>
          </table:table-cell>
          <table:covered-table-cell table:style-name="ce8"/>
          <table:covered-table-cell table:style-name="ce9"/>
          <table:table-cell table:style-name="ce7" table:formula="of:=448.9356 - 3" office:value-type="float" office:value="445.9356" calcext:value-type="float" table:number-columns-spanned="3" table:number-rows-spanned="1">
            <text:p>445.93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7.3624 - 5" office:value-type="float" office:value="742.3624" calcext:value-type="float" table:number-columns-spanned="3" table:number-rows-spanned="1">
            <text:p>742.3624</text:p>
          </table:table-cell>
          <table:covered-table-cell table:style-name="ce8"/>
          <table:covered-table-cell table:style-name="ce9"/>
          <table:table-cell table:style-name="ce7" table:formula="of:=451.3124 - 3" office:value-type="float" office:value="448.3124" calcext:value-type="float" table:number-columns-spanned="3" table:number-rows-spanned="1">
            <text:p>448.31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8.0489 - 2" office:value-type="float" office:value="746.0489" calcext:value-type="float" table:number-columns-spanned="3" table:number-rows-spanned="1">
            <text:p>746.0489</text:p>
          </table:table-cell>
          <table:covered-table-cell table:style-name="ce8"/>
          <table:covered-table-cell table:style-name="ce9"/>
          <table:table-cell table:style-name="ce7" table:formula="of:=450.871 - 3" office:value-type="float" office:value="447.871" calcext:value-type="float" table:number-columns-spanned="3" table:number-rows-spanned="1">
            <text:p>447.8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8.6283 - 4" office:value-type="float" office:value="744.6283" calcext:value-type="float" table:number-columns-spanned="3" table:number-rows-spanned="1">
            <text:p>744.6283</text:p>
          </table:table-cell>
          <table:covered-table-cell table:style-name="ce8"/>
          <table:covered-table-cell table:style-name="ce9"/>
          <table:table-cell table:style-name="ce7" table:formula="of:=450.5553 - 3" office:value-type="float" office:value="447.5553" calcext:value-type="float" table:number-columns-spanned="3" table:number-rows-spanned="1">
            <text:p>447.55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49.2549 - 4" office:value-type="float" office:value="745.2549" calcext:value-type="float" table:number-columns-spanned="3" table:number-rows-spanned="1">
            <text:p>745.2549</text:p>
          </table:table-cell>
          <table:covered-table-cell table:style-name="ce8"/>
          <table:covered-table-cell table:style-name="ce9"/>
          <table:table-cell table:style-name="ce7" table:formula="of:=452.2084 - 3" office:value-type="float" office:value="449.2084" calcext:value-type="float" table:number-columns-spanned="3" table:number-rows-spanned="1">
            <text:p>449.20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0.1601 - 2" office:value-type="float" office:value="748.1601" calcext:value-type="float" table:number-columns-spanned="3" table:number-rows-spanned="1">
            <text:p>748.1601</text:p>
          </table:table-cell>
          <table:covered-table-cell table:style-name="ce8"/>
          <table:covered-table-cell table:style-name="ce9"/>
          <table:table-cell table:style-name="ce7" table:formula="of:=451.4495 - 3" office:value-type="float" office:value="448.4495" calcext:value-type="float" table:number-columns-spanned="3" table:number-rows-spanned="1">
            <text:p>448.4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1.3617 - 2" office:value-type="float" office:value="749.3617" calcext:value-type="float" table:number-columns-spanned="3" table:number-rows-spanned="1">
            <text:p>749.3617</text:p>
          </table:table-cell>
          <table:covered-table-cell table:style-name="ce8"/>
          <table:covered-table-cell table:style-name="ce9"/>
          <table:table-cell table:style-name="ce7" table:formula="of:=451.9215 - 3" office:value-type="float" office:value="448.9215" calcext:value-type="float" table:number-columns-spanned="3" table:number-rows-spanned="1">
            <text:p>448.92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1.541 - 4" office:value-type="float" office:value="747.541" calcext:value-type="float" table:number-columns-spanned="3" table:number-rows-spanned="1">
            <text:p>747.541</text:p>
          </table:table-cell>
          <table:covered-table-cell table:style-name="ce8"/>
          <table:covered-table-cell table:style-name="ce9"/>
          <table:table-cell table:style-name="ce7" table:formula="of:=453.3635 - 3" office:value-type="float" office:value="450.3635" calcext:value-type="float" table:number-columns-spanned="3" table:number-rows-spanned="1">
            <text:p>450.36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2.4956 - 5" office:value-type="float" office:value="747.4956" calcext:value-type="float" table:number-columns-spanned="3" table:number-rows-spanned="1">
            <text:p>747.4956</text:p>
          </table:table-cell>
          <table:covered-table-cell table:style-name="ce8"/>
          <table:covered-table-cell table:style-name="ce9"/>
          <table:table-cell table:style-name="ce7" table:formula="of:=453.3835 - 3" office:value-type="float" office:value="450.3835" calcext:value-type="float" table:number-columns-spanned="3" table:number-rows-spanned="1">
            <text:p>450.38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2.6442 - 5" office:value-type="float" office:value="747.6442" calcext:value-type="float" table:number-columns-spanned="3" table:number-rows-spanned="1">
            <text:p>747.6442</text:p>
          </table:table-cell>
          <table:covered-table-cell table:style-name="ce8"/>
          <table:covered-table-cell table:style-name="ce9"/>
          <table:table-cell table:style-name="ce7" table:formula="of:=455.674 - 3" office:value-type="float" office:value="452.674" calcext:value-type="float" table:number-columns-spanned="3" table:number-rows-spanned="1">
            <text:p>452.6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3.6226 - 5" office:value-type="float" office:value="748.6226" calcext:value-type="float" table:number-columns-spanned="3" table:number-rows-spanned="1">
            <text:p>748.6226</text:p>
          </table:table-cell>
          <table:covered-table-cell table:style-name="ce8"/>
          <table:covered-table-cell table:style-name="ce9"/>
          <table:table-cell table:style-name="ce7" table:formula="of:=453.735 - 3" office:value-type="float" office:value="450.735" calcext:value-type="float" table:number-columns-spanned="3" table:number-rows-spanned="1">
            <text:p>450.7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4.3897 - 4" office:value-type="float" office:value="750.3897" calcext:value-type="float" table:number-columns-spanned="3" table:number-rows-spanned="1">
            <text:p>750.3897</text:p>
          </table:table-cell>
          <table:covered-table-cell table:style-name="ce8"/>
          <table:covered-table-cell table:style-name="ce9"/>
          <table:table-cell table:style-name="ce7" table:formula="of:=454.4426 - 3" office:value-type="float" office:value="451.4426" calcext:value-type="float" table:number-columns-spanned="3" table:number-rows-spanned="1">
            <text:p>451.44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4.6047 - 2" office:value-type="float" office:value="752.6047" calcext:value-type="float" table:number-columns-spanned="3" table:number-rows-spanned="1">
            <text:p>752.6047</text:p>
          </table:table-cell>
          <table:covered-table-cell table:style-name="ce8"/>
          <table:covered-table-cell table:style-name="ce9"/>
          <table:table-cell table:style-name="ce7" table:formula="of:=456.707 - 3" office:value-type="float" office:value="453.707" calcext:value-type="float" table:number-columns-spanned="3" table:number-rows-spanned="1">
            <text:p>453.7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5.3619 - 4" office:value-type="float" office:value="751.3619" calcext:value-type="float" table:number-columns-spanned="3" table:number-rows-spanned="1">
            <text:p>751.3619</text:p>
          </table:table-cell>
          <table:covered-table-cell table:style-name="ce8"/>
          <table:covered-table-cell table:style-name="ce9"/>
          <table:table-cell table:style-name="ce7" table:formula="of:=458.4645 - 3" office:value-type="float" office:value="455.4645" calcext:value-type="float" table:number-columns-spanned="3" table:number-rows-spanned="1">
            <text:p>455.46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5.7686 - 4" office:value-type="float" office:value="751.7686" calcext:value-type="float" table:number-columns-spanned="3" table:number-rows-spanned="1">
            <text:p>751.7686</text:p>
          </table:table-cell>
          <table:covered-table-cell table:style-name="ce8"/>
          <table:covered-table-cell table:style-name="ce9"/>
          <table:table-cell table:style-name="ce7" table:formula="of:=458.6088 - 3" office:value-type="float" office:value="455.6088" calcext:value-type="float" table:number-columns-spanned="3" table:number-rows-spanned="1">
            <text:p>455.60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5.8142 - 3" office:value-type="float" office:value="752.8142" calcext:value-type="float" table:number-columns-spanned="3" table:number-rows-spanned="1">
            <text:p>752.8142</text:p>
          </table:table-cell>
          <table:covered-table-cell table:style-name="ce8"/>
          <table:covered-table-cell table:style-name="ce9"/>
          <table:table-cell table:style-name="ce7" table:formula="of:=456.5414 - 3" office:value-type="float" office:value="453.5414" calcext:value-type="float" table:number-columns-spanned="3" table:number-rows-spanned="1">
            <text:p>453.54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6.7193 - 2" office:value-type="float" office:value="754.7193" calcext:value-type="float" table:number-columns-spanned="3" table:number-rows-spanned="1">
            <text:p>754.7193</text:p>
          </table:table-cell>
          <table:covered-table-cell table:style-name="ce8"/>
          <table:covered-table-cell table:style-name="ce9"/>
          <table:table-cell table:style-name="ce7" table:formula="of:=456.8915 - 3" office:value-type="float" office:value="453.8915" calcext:value-type="float" table:number-columns-spanned="3" table:number-rows-spanned="1">
            <text:p>453.89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6.765 - 1" office:value-type="float" office:value="755.765" calcext:value-type="float" table:number-columns-spanned="3" table:number-rows-spanned="1">
            <text:p>755.765</text:p>
          </table:table-cell>
          <table:covered-table-cell table:style-name="ce8"/>
          <table:covered-table-cell table:style-name="ce9"/>
          <table:table-cell table:style-name="ce7" table:formula="of:=459.7442 - 3" office:value-type="float" office:value="456.7442" calcext:value-type="float" table:number-columns-spanned="3" table:number-rows-spanned="1">
            <text:p>456.74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7.5612 - 3" office:value-type="float" office:value="754.5612" calcext:value-type="float" table:number-columns-spanned="3" table:number-rows-spanned="1">
            <text:p>754.5612</text:p>
          </table:table-cell>
          <table:covered-table-cell table:style-name="ce8"/>
          <table:covered-table-cell table:style-name="ce9"/>
          <table:table-cell table:style-name="ce7" table:formula="of:=458.2348 - 3" office:value-type="float" office:value="455.2348" calcext:value-type="float" table:number-columns-spanned="3" table:number-rows-spanned="1">
            <text:p>455.23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8.5577 - 1" office:value-type="float" office:value="757.5577" calcext:value-type="float" table:number-columns-spanned="3" table:number-rows-spanned="1">
            <text:p>757.5577</text:p>
          </table:table-cell>
          <table:covered-table-cell table:style-name="ce8"/>
          <table:covered-table-cell table:style-name="ce9"/>
          <table:table-cell table:style-name="ce7" table:formula="of:=461.3542 - 3" office:value-type="float" office:value="458.3542" calcext:value-type="float" table:number-columns-spanned="3" table:number-rows-spanned="1">
            <text:p>458.35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8.9047 - 5" office:value-type="float" office:value="753.9047" calcext:value-type="float" table:number-columns-spanned="3" table:number-rows-spanned="1">
            <text:p>753.9047</text:p>
          </table:table-cell>
          <table:covered-table-cell table:style-name="ce8"/>
          <table:covered-table-cell table:style-name="ce9"/>
          <table:table-cell table:style-name="ce7" table:formula="of:=459.689 - 3" office:value-type="float" office:value="456.689" calcext:value-type="float" table:number-columns-spanned="3" table:number-rows-spanned="1">
            <text:p>456.6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59.9575 - 1" office:value-type="float" office:value="758.9575" calcext:value-type="float" table:number-columns-spanned="3" table:number-rows-spanned="1">
            <text:p>758.9575</text:p>
          </table:table-cell>
          <table:covered-table-cell table:style-name="ce8"/>
          <table:covered-table-cell table:style-name="ce9"/>
          <table:table-cell table:style-name="ce7" table:formula="of:=459.6864 - 3" office:value-type="float" office:value="456.6864" calcext:value-type="float" table:number-columns-spanned="3" table:number-rows-spanned="1">
            <text:p>456.68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0.0423 - 4" office:value-type="float" office:value="756.0423" calcext:value-type="float" table:number-columns-spanned="3" table:number-rows-spanned="1">
            <text:p>756.0423</text:p>
          </table:table-cell>
          <table:covered-table-cell table:style-name="ce8"/>
          <table:covered-table-cell table:style-name="ce9"/>
          <table:table-cell table:style-name="ce7" table:formula="of:=461.7144 - 3" office:value-type="float" office:value="458.7144" calcext:value-type="float" table:number-columns-spanned="3" table:number-rows-spanned="1">
            <text:p>458.71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0.6451 - 5" office:value-type="float" office:value="755.6451" calcext:value-type="float" table:number-columns-spanned="3" table:number-rows-spanned="1">
            <text:p>755.6451</text:p>
          </table:table-cell>
          <table:covered-table-cell table:style-name="ce8"/>
          <table:covered-table-cell table:style-name="ce9"/>
          <table:table-cell table:style-name="ce7" table:formula="of:=462.676 - 3" office:value-type="float" office:value="459.676" calcext:value-type="float" table:number-columns-spanned="3" table:number-rows-spanned="1">
            <text:p>459.6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0.6742 - 2" office:value-type="float" office:value="758.6742" calcext:value-type="float" table:number-columns-spanned="3" table:number-rows-spanned="1">
            <text:p>758.6742</text:p>
          </table:table-cell>
          <table:covered-table-cell table:style-name="ce8"/>
          <table:covered-table-cell table:style-name="ce9"/>
          <table:table-cell table:style-name="ce7" table:formula="of:=463.3501 - 3" office:value-type="float" office:value="460.3501" calcext:value-type="float" table:number-columns-spanned="3" table:number-rows-spanned="1">
            <text:p>460.35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0.9941 - 4" office:value-type="float" office:value="756.9941" calcext:value-type="float" table:number-columns-spanned="3" table:number-rows-spanned="1">
            <text:p>756.9941</text:p>
          </table:table-cell>
          <table:covered-table-cell table:style-name="ce8"/>
          <table:covered-table-cell table:style-name="ce9"/>
          <table:table-cell table:style-name="ce7" table:formula="of:=464.3513 - 3" office:value-type="float" office:value="461.3513" calcext:value-type="float" table:number-columns-spanned="3" table:number-rows-spanned="1">
            <text:p>461.35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1.7184 - 5" office:value-type="float" office:value="756.7184" calcext:value-type="float" table:number-columns-spanned="3" table:number-rows-spanned="1">
            <text:p>756.7184</text:p>
          </table:table-cell>
          <table:covered-table-cell table:style-name="ce8"/>
          <table:covered-table-cell table:style-name="ce9"/>
          <table:table-cell table:style-name="ce7" table:formula="of:=463.9559 - 3" office:value-type="float" office:value="460.9559" calcext:value-type="float" table:number-columns-spanned="3" table:number-rows-spanned="1">
            <text:p>460.95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3.2119 - 3" office:value-type="float" office:value="760.2119" calcext:value-type="float" table:number-columns-spanned="3" table:number-rows-spanned="1">
            <text:p>760.2119</text:p>
          </table:table-cell>
          <table:covered-table-cell table:style-name="ce8"/>
          <table:covered-table-cell table:style-name="ce9"/>
          <table:table-cell table:style-name="ce7" table:formula="of:=462.8796 - 3" office:value-type="float" office:value="459.8796" calcext:value-type="float" table:number-columns-spanned="3" table:number-rows-spanned="1">
            <text:p>459.8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3.9588 - 4" office:value-type="float" office:value="759.9588" calcext:value-type="float" table:number-columns-spanned="3" table:number-rows-spanned="1">
            <text:p>759.9588</text:p>
          </table:table-cell>
          <table:covered-table-cell table:style-name="ce8"/>
          <table:covered-table-cell table:style-name="ce9"/>
          <table:table-cell table:style-name="ce7" table:formula="of:=465.1436 - 3" office:value-type="float" office:value="462.1436" calcext:value-type="float" table:number-columns-spanned="3" table:number-rows-spanned="1">
            <text:p>462.14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4.6721 - 4" office:value-type="float" office:value="760.6721" calcext:value-type="float" table:number-columns-spanned="3" table:number-rows-spanned="1">
            <text:p>760.6721</text:p>
          </table:table-cell>
          <table:covered-table-cell table:style-name="ce8"/>
          <table:covered-table-cell table:style-name="ce9"/>
          <table:table-cell table:style-name="ce7" table:formula="of:=464.6799 - 3" office:value-type="float" office:value="461.6799" calcext:value-type="float" table:number-columns-spanned="3" table:number-rows-spanned="1">
            <text:p>461.6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4.9899 - 4" office:value-type="float" office:value="760.9899" calcext:value-type="float" table:number-columns-spanned="3" table:number-rows-spanned="1">
            <text:p>760.9899</text:p>
          </table:table-cell>
          <table:covered-table-cell table:style-name="ce8"/>
          <table:covered-table-cell table:style-name="ce9"/>
          <table:table-cell table:style-name="ce7" table:formula="of:=464.5365 - 3" office:value-type="float" office:value="461.5365" calcext:value-type="float" table:number-columns-spanned="3" table:number-rows-spanned="1">
            <text:p>461.5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5.6398 - 5" office:value-type="float" office:value="760.6398" calcext:value-type="float" table:number-columns-spanned="3" table:number-rows-spanned="1">
            <text:p>760.6398</text:p>
          </table:table-cell>
          <table:covered-table-cell table:style-name="ce8"/>
          <table:covered-table-cell table:style-name="ce9"/>
          <table:table-cell table:style-name="ce7" table:formula="of:=465.8245 - 3" office:value-type="float" office:value="462.8245" calcext:value-type="float" table:number-columns-spanned="3" table:number-rows-spanned="1">
            <text:p>462.82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6.2101 - 3" office:value-type="float" office:value="763.2101" calcext:value-type="float" table:number-columns-spanned="3" table:number-rows-spanned="1">
            <text:p>763.2101</text:p>
          </table:table-cell>
          <table:covered-table-cell table:style-name="ce8"/>
          <table:covered-table-cell table:style-name="ce9"/>
          <table:table-cell table:style-name="ce7" table:formula="of:=467.5209 - 3" office:value-type="float" office:value="464.5209" calcext:value-type="float" table:number-columns-spanned="3" table:number-rows-spanned="1">
            <text:p>464.5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7.0018 - 5" office:value-type="float" office:value="762.0018" calcext:value-type="float" table:number-columns-spanned="3" table:number-rows-spanned="1">
            <text:p>762.0018</text:p>
          </table:table-cell>
          <table:covered-table-cell table:style-name="ce8"/>
          <table:covered-table-cell table:style-name="ce9"/>
          <table:table-cell table:style-name="ce7" table:formula="of:=466.1006 - 3" office:value-type="float" office:value="463.1006" calcext:value-type="float" table:number-columns-spanned="3" table:number-rows-spanned="1">
            <text:p>463.10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7.1027 - 2" office:value-type="float" office:value="765.1027" calcext:value-type="float" table:number-columns-spanned="3" table:number-rows-spanned="1">
            <text:p>765.1027</text:p>
          </table:table-cell>
          <table:covered-table-cell table:style-name="ce8"/>
          <table:covered-table-cell table:style-name="ce9"/>
          <table:table-cell table:style-name="ce7" table:formula="of:=468.3112 - 3" office:value-type="float" office:value="465.3112" calcext:value-type="float" table:number-columns-spanned="3" table:number-rows-spanned="1">
            <text:p>465.3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7.6359 - 2" office:value-type="float" office:value="765.6359" calcext:value-type="float" table:number-columns-spanned="3" table:number-rows-spanned="1">
            <text:p>765.6359</text:p>
          </table:table-cell>
          <table:covered-table-cell table:style-name="ce8"/>
          <table:covered-table-cell table:style-name="ce9"/>
          <table:table-cell table:style-name="ce7" table:formula="of:=467.8509 - 3" office:value-type="float" office:value="464.8509" calcext:value-type="float" table:number-columns-spanned="3" table:number-rows-spanned="1">
            <text:p>464.85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7.8422 - 3" office:value-type="float" office:value="764.8422" calcext:value-type="float" table:number-columns-spanned="3" table:number-rows-spanned="1">
            <text:p>764.8422</text:p>
          </table:table-cell>
          <table:covered-table-cell table:style-name="ce8"/>
          <table:covered-table-cell table:style-name="ce9"/>
          <table:table-cell table:style-name="ce7" table:formula="of:=467.7089 - 3" office:value-type="float" office:value="464.7089" calcext:value-type="float" table:number-columns-spanned="3" table:number-rows-spanned="1">
            <text:p>464.7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8.6914 - 1" office:value-type="float" office:value="767.6914" calcext:value-type="float" table:number-columns-spanned="3" table:number-rows-spanned="1">
            <text:p>767.6914</text:p>
          </table:table-cell>
          <table:covered-table-cell table:style-name="ce8"/>
          <table:covered-table-cell table:style-name="ce9"/>
          <table:table-cell table:style-name="ce7" table:formula="of:=470.7375 - 3" office:value-type="float" office:value="467.7375" calcext:value-type="float" table:number-columns-spanned="3" table:number-rows-spanned="1">
            <text:p>467.7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9.1128 - 2" office:value-type="float" office:value="767.1128" calcext:value-type="float" table:number-columns-spanned="3" table:number-rows-spanned="1">
            <text:p>767.1128</text:p>
          </table:table-cell>
          <table:covered-table-cell table:style-name="ce8"/>
          <table:covered-table-cell table:style-name="ce9"/>
          <table:table-cell table:style-name="ce7" table:formula="of:=470.7 - 3" office:value-type="float" office:value="467.7" calcext:value-type="float" table:number-columns-spanned="3" table:number-rows-spanned="1">
            <text:p>467.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9.2449 - 5" office:value-type="float" office:value="764.2449" calcext:value-type="float" table:number-columns-spanned="3" table:number-rows-spanned="1">
            <text:p>764.2449</text:p>
          </table:table-cell>
          <table:covered-table-cell table:style-name="ce8"/>
          <table:covered-table-cell table:style-name="ce9"/>
          <table:table-cell table:style-name="ce7" table:formula="of:=469.1648 - 3" office:value-type="float" office:value="466.1648" calcext:value-type="float" table:number-columns-spanned="3" table:number-rows-spanned="1">
            <text:p>466.16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9.6919 - 1" office:value-type="float" office:value="768.6919" calcext:value-type="float" table:number-columns-spanned="3" table:number-rows-spanned="1">
            <text:p>768.6919</text:p>
          </table:table-cell>
          <table:covered-table-cell table:style-name="ce8"/>
          <table:covered-table-cell table:style-name="ce9"/>
          <table:table-cell table:style-name="ce7" table:formula="of:=469.1725 - 3" office:value-type="float" office:value="466.1725" calcext:value-type="float" table:number-columns-spanned="3" table:number-rows-spanned="1">
            <text:p>466.17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69.8387 - 2" office:value-type="float" office:value="767.8387" calcext:value-type="float" table:number-columns-spanned="3" table:number-rows-spanned="1">
            <text:p>767.8387</text:p>
          </table:table-cell>
          <table:covered-table-cell table:style-name="ce8"/>
          <table:covered-table-cell table:style-name="ce9"/>
          <table:table-cell table:style-name="ce7" table:formula="of:=469.7123 - 3" office:value-type="float" office:value="466.7123" calcext:value-type="float" table:number-columns-spanned="3" table:number-rows-spanned="1">
            <text:p>466.71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0.4393 - 4" office:value-type="float" office:value="766.4393" calcext:value-type="float" table:number-columns-spanned="3" table:number-rows-spanned="1">
            <text:p>766.4393</text:p>
          </table:table-cell>
          <table:covered-table-cell table:style-name="ce8"/>
          <table:covered-table-cell table:style-name="ce9"/>
          <table:table-cell table:style-name="ce7" table:formula="of:=471.8348 - 3" office:value-type="float" office:value="468.8348" calcext:value-type="float" table:number-columns-spanned="3" table:number-rows-spanned="1">
            <text:p>468.83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1.6918 - 2" office:value-type="float" office:value="769.6918" calcext:value-type="float" table:number-columns-spanned="3" table:number-rows-spanned="1">
            <text:p>769.6918</text:p>
          </table:table-cell>
          <table:covered-table-cell table:style-name="ce8"/>
          <table:covered-table-cell table:style-name="ce9"/>
          <table:table-cell table:style-name="ce7" table:formula="of:=472.286 - 3" office:value-type="float" office:value="469.286" calcext:value-type="float" table:number-columns-spanned="3" table:number-rows-spanned="1">
            <text:p>469.2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2.1019 - 5" office:value-type="float" office:value="767.1019" calcext:value-type="float" table:number-columns-spanned="3" table:number-rows-spanned="1">
            <text:p>767.1019</text:p>
          </table:table-cell>
          <table:covered-table-cell table:style-name="ce8"/>
          <table:covered-table-cell table:style-name="ce9"/>
          <table:table-cell table:style-name="ce7" table:formula="of:=473.8388 - 3" office:value-type="float" office:value="470.8388" calcext:value-type="float" table:number-columns-spanned="3" table:number-rows-spanned="1">
            <text:p>470.83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2.1108 - 3" office:value-type="float" office:value="769.1108" calcext:value-type="float" table:number-columns-spanned="3" table:number-rows-spanned="1">
            <text:p>769.1108</text:p>
          </table:table-cell>
          <table:covered-table-cell table:style-name="ce8"/>
          <table:covered-table-cell table:style-name="ce9"/>
          <table:table-cell table:style-name="ce7" table:formula="of:=473.3004 - 3" office:value-type="float" office:value="470.3004" calcext:value-type="float" table:number-columns-spanned="3" table:number-rows-spanned="1">
            <text:p>470.30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3.2388 - 4" office:value-type="float" office:value="769.2388" calcext:value-type="float" table:number-columns-spanned="3" table:number-rows-spanned="1">
            <text:p>769.2388</text:p>
          </table:table-cell>
          <table:covered-table-cell table:style-name="ce8"/>
          <table:covered-table-cell table:style-name="ce9"/>
          <table:table-cell table:style-name="ce7" table:formula="of:=473.3001 - 3" office:value-type="float" office:value="470.3001" calcext:value-type="float" table:number-columns-spanned="3" table:number-rows-spanned="1">
            <text:p>470.30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4.0694 - 4" office:value-type="float" office:value="770.0694" calcext:value-type="float" table:number-columns-spanned="3" table:number-rows-spanned="1">
            <text:p>770.0694</text:p>
          </table:table-cell>
          <table:covered-table-cell table:style-name="ce8"/>
          <table:covered-table-cell table:style-name="ce9"/>
          <table:table-cell table:style-name="ce7" table:formula="of:=474.4159 - 3" office:value-type="float" office:value="471.4159" calcext:value-type="float" table:number-columns-spanned="3" table:number-rows-spanned="1">
            <text:p>471.41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4.2219 - 2" office:value-type="float" office:value="772.2219" calcext:value-type="float" table:number-columns-spanned="3" table:number-rows-spanned="1">
            <text:p>772.2219</text:p>
          </table:table-cell>
          <table:covered-table-cell table:style-name="ce8"/>
          <table:covered-table-cell table:style-name="ce9"/>
          <table:table-cell table:style-name="ce7" table:formula="of:=473.685 - 3" office:value-type="float" office:value="470.685" calcext:value-type="float" table:number-columns-spanned="3" table:number-rows-spanned="1">
            <text:p>470.6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5.266 - 3" office:value-type="float" office:value="772.266" calcext:value-type="float" table:number-columns-spanned="3" table:number-rows-spanned="1">
            <text:p>772.266</text:p>
          </table:table-cell>
          <table:covered-table-cell table:style-name="ce8"/>
          <table:covered-table-cell table:style-name="ce9"/>
          <table:table-cell table:style-name="ce7" table:formula="of:=476.8659 - 3" office:value-type="float" office:value="473.8659" calcext:value-type="float" table:number-columns-spanned="3" table:number-rows-spanned="1">
            <text:p>473.86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5.7236 - 5" office:value-type="float" office:value="770.7236" calcext:value-type="float" table:number-columns-spanned="3" table:number-rows-spanned="1">
            <text:p>770.7236</text:p>
          </table:table-cell>
          <table:covered-table-cell table:style-name="ce8"/>
          <table:covered-table-cell table:style-name="ce9"/>
          <table:table-cell table:style-name="ce7" table:formula="of:=475.1425 - 3" office:value-type="float" office:value="472.1425" calcext:value-type="float" table:number-columns-spanned="3" table:number-rows-spanned="1">
            <text:p>472.14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5.9244 - 4" office:value-type="float" office:value="771.9244" calcext:value-type="float" table:number-columns-spanned="3" table:number-rows-spanned="1">
            <text:p>771.9244</text:p>
          </table:table-cell>
          <table:covered-table-cell table:style-name="ce8"/>
          <table:covered-table-cell table:style-name="ce9"/>
          <table:table-cell table:style-name="ce7" table:formula="of:=475.9706 - 3" office:value-type="float" office:value="472.9706" calcext:value-type="float" table:number-columns-spanned="3" table:number-rows-spanned="1">
            <text:p>472.9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6.9208 - 1" office:value-type="float" office:value="775.9208" calcext:value-type="float" table:number-columns-spanned="3" table:number-rows-spanned="1">
            <text:p>775.9208</text:p>
          </table:table-cell>
          <table:covered-table-cell table:style-name="ce8"/>
          <table:covered-table-cell table:style-name="ce9"/>
          <table:table-cell table:style-name="ce7" table:formula="of:=476.4603 - 3" office:value-type="float" office:value="473.4603" calcext:value-type="float" table:number-columns-spanned="3" table:number-rows-spanned="1">
            <text:p>473.46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7.2215 - 3" office:value-type="float" office:value="774.2215" calcext:value-type="float" table:number-columns-spanned="3" table:number-rows-spanned="1">
            <text:p>774.2215</text:p>
          </table:table-cell>
          <table:covered-table-cell table:style-name="ce8"/>
          <table:covered-table-cell table:style-name="ce9"/>
          <table:table-cell table:style-name="ce7" table:formula="of:=476.035 - 3" office:value-type="float" office:value="473.035" calcext:value-type="float" table:number-columns-spanned="3" table:number-rows-spanned="1">
            <text:p>473.0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7.2643 - 2" office:value-type="float" office:value="775.2643" calcext:value-type="float" table:number-columns-spanned="3" table:number-rows-spanned="1">
            <text:p>775.2643</text:p>
          </table:table-cell>
          <table:covered-table-cell table:style-name="ce8"/>
          <table:covered-table-cell table:style-name="ce9"/>
          <table:table-cell table:style-name="ce7" table:formula="of:=477.9918 - 3" office:value-type="float" office:value="474.9918" calcext:value-type="float" table:number-columns-spanned="3" table:number-rows-spanned="1">
            <text:p>474.99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7.8354 - 2" office:value-type="float" office:value="775.8354" calcext:value-type="float" table:number-columns-spanned="3" table:number-rows-spanned="1">
            <text:p>775.8354</text:p>
          </table:table-cell>
          <table:covered-table-cell table:style-name="ce8"/>
          <table:covered-table-cell table:style-name="ce9"/>
          <table:table-cell table:style-name="ce7" table:formula="of:=479.285 - 3" office:value-type="float" office:value="476.285" calcext:value-type="float" table:number-columns-spanned="3" table:number-rows-spanned="1">
            <text:p>476.2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7.9222 - 1" office:value-type="float" office:value="776.9222" calcext:value-type="float" table:number-columns-spanned="3" table:number-rows-spanned="1">
            <text:p>776.9222</text:p>
          </table:table-cell>
          <table:covered-table-cell table:style-name="ce8"/>
          <table:covered-table-cell table:style-name="ce9"/>
          <table:table-cell table:style-name="ce7" table:formula="of:=479.4534 - 3" office:value-type="float" office:value="476.4534" calcext:value-type="float" table:number-columns-spanned="3" table:number-rows-spanned="1">
            <text:p>476.45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8.5224 - 5" office:value-type="float" office:value="773.5224" calcext:value-type="float" table:number-columns-spanned="3" table:number-rows-spanned="1">
            <text:p>773.5224</text:p>
          </table:table-cell>
          <table:covered-table-cell table:style-name="ce8"/>
          <table:covered-table-cell table:style-name="ce9"/>
          <table:table-cell table:style-name="ce7" table:formula="of:=480.3466 - 3" office:value-type="float" office:value="477.3466" calcext:value-type="float" table:number-columns-spanned="3" table:number-rows-spanned="1">
            <text:p>477.34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8.9774 - 1" office:value-type="float" office:value="777.9774" calcext:value-type="float" table:number-columns-spanned="3" table:number-rows-spanned="1">
            <text:p>777.9774</text:p>
          </table:table-cell>
          <table:covered-table-cell table:style-name="ce8"/>
          <table:covered-table-cell table:style-name="ce9"/>
          <table:table-cell table:style-name="ce7" table:formula="of:=478.3022 - 3" office:value-type="float" office:value="475.3022" calcext:value-type="float" table:number-columns-spanned="3" table:number-rows-spanned="1">
            <text:p>475.30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9.2622 - 2" office:value-type="float" office:value="777.2622" calcext:value-type="float" table:number-columns-spanned="3" table:number-rows-spanned="1">
            <text:p>777.2622</text:p>
          </table:table-cell>
          <table:covered-table-cell table:style-name="ce8"/>
          <table:covered-table-cell table:style-name="ce9"/>
          <table:table-cell table:style-name="ce7" table:formula="of:=479.0156 - 3" office:value-type="float" office:value="476.0156" calcext:value-type="float" table:number-columns-spanned="3" table:number-rows-spanned="1">
            <text:p>476.01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79.358 - 5" office:value-type="float" office:value="774.358" calcext:value-type="float" table:number-columns-spanned="3" table:number-rows-spanned="1">
            <text:p>774.358</text:p>
          </table:table-cell>
          <table:covered-table-cell table:style-name="ce8"/>
          <table:covered-table-cell table:style-name="ce9"/>
          <table:table-cell table:style-name="ce7" table:formula="of:=480.986 - 3" office:value-type="float" office:value="477.986" calcext:value-type="float" table:number-columns-spanned="3" table:number-rows-spanned="1">
            <text:p>477.9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0.9781 - 2" office:value-type="float" office:value="778.9781" calcext:value-type="float" table:number-columns-spanned="3" table:number-rows-spanned="1">
            <text:p>778.9781</text:p>
          </table:table-cell>
          <table:covered-table-cell table:style-name="ce8"/>
          <table:covered-table-cell table:style-name="ce9"/>
          <table:table-cell table:style-name="ce7" table:formula="of:=481.2984 - 3" office:value-type="float" office:value="478.2984" calcext:value-type="float" table:number-columns-spanned="3" table:number-rows-spanned="1">
            <text:p>478.29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1.2607 - 2" office:value-type="float" office:value="779.2607" calcext:value-type="float" table:number-columns-spanned="3" table:number-rows-spanned="1">
            <text:p>779.2607</text:p>
          </table:table-cell>
          <table:covered-table-cell table:style-name="ce8"/>
          <table:covered-table-cell table:style-name="ce9"/>
          <table:table-cell table:style-name="ce7" table:formula="of:=483.4958 - 3" office:value-type="float" office:value="480.4958" calcext:value-type="float" table:number-columns-spanned="3" table:number-rows-spanned="1">
            <text:p>480.49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1.4492 - 4" office:value-type="float" office:value="777.4492" calcext:value-type="float" table:number-columns-spanned="3" table:number-rows-spanned="1">
            <text:p>777.4492</text:p>
          </table:table-cell>
          <table:covered-table-cell table:style-name="ce8"/>
          <table:covered-table-cell table:style-name="ce9"/>
          <table:table-cell table:style-name="ce7" table:formula="of:=483.2063 - 3" office:value-type="float" office:value="480.2063" calcext:value-type="float" table:number-columns-spanned="3" table:number-rows-spanned="1">
            <text:p>480.20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2.0629 - 4" office:value-type="float" office:value="778.0629" calcext:value-type="float" table:number-columns-spanned="3" table:number-rows-spanned="1">
            <text:p>778.0629</text:p>
          </table:table-cell>
          <table:covered-table-cell table:style-name="ce8"/>
          <table:covered-table-cell table:style-name="ce9"/>
          <table:table-cell table:style-name="ce7" table:formula="of:=481.4641 - 3" office:value-type="float" office:value="478.4641" calcext:value-type="float" table:number-columns-spanned="3" table:number-rows-spanned="1">
            <text:p>478.46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2.7473 - 4" office:value-type="float" office:value="778.7473" calcext:value-type="float" table:number-columns-spanned="3" table:number-rows-spanned="1">
            <text:p>778.7473</text:p>
          </table:table-cell>
          <table:covered-table-cell table:style-name="ce8"/>
          <table:covered-table-cell table:style-name="ce9"/>
          <table:table-cell table:style-name="ce7" table:formula="of:=483.34 - 3" office:value-type="float" office:value="480.34" calcext:value-type="float" table:number-columns-spanned="3" table:number-rows-spanned="1">
            <text:p>480.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3.559 - 2" office:value-type="float" office:value="781.559" calcext:value-type="float" table:number-columns-spanned="3" table:number-rows-spanned="1">
            <text:p>781.559</text:p>
          </table:table-cell>
          <table:covered-table-cell table:style-name="ce8"/>
          <table:covered-table-cell table:style-name="ce9"/>
          <table:table-cell table:style-name="ce7" table:formula="of:=485.2983 - 3" office:value-type="float" office:value="482.2983" calcext:value-type="float" table:number-columns-spanned="3" table:number-rows-spanned="1">
            <text:p>482.29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3.5821 - 4" office:value-type="float" office:value="779.5821" calcext:value-type="float" table:number-columns-spanned="3" table:number-rows-spanned="1">
            <text:p>779.5821</text:p>
          </table:table-cell>
          <table:covered-table-cell table:style-name="ce8"/>
          <table:covered-table-cell table:style-name="ce9"/>
          <table:table-cell table:style-name="ce7" table:formula="of:=484.2823 - 3" office:value-type="float" office:value="481.2823" calcext:value-type="float" table:number-columns-spanned="3" table:number-rows-spanned="1">
            <text:p>481.28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4.6165 - 1" office:value-type="float" office:value="783.6165" calcext:value-type="float" table:number-columns-spanned="3" table:number-rows-spanned="1">
            <text:p>783.6165</text:p>
          </table:table-cell>
          <table:covered-table-cell table:style-name="ce8"/>
          <table:covered-table-cell table:style-name="ce9"/>
          <table:table-cell table:style-name="ce7" table:formula="of:=484.4446 - 3" office:value-type="float" office:value="481.4446" calcext:value-type="float" table:number-columns-spanned="3" table:number-rows-spanned="1">
            <text:p>481.44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5.9137 - 3" office:value-type="float" office:value="782.9137" calcext:value-type="float" table:number-columns-spanned="3" table:number-rows-spanned="1">
            <text:p>782.9137</text:p>
          </table:table-cell>
          <table:covered-table-cell table:style-name="ce8"/>
          <table:covered-table-cell table:style-name="ce9"/>
          <table:table-cell table:style-name="ce7" table:formula="of:=485.7347 - 3" office:value-type="float" office:value="482.7347" calcext:value-type="float" table:number-columns-spanned="3" table:number-rows-spanned="1">
            <text:p>482.73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5.9781 - 5" office:value-type="float" office:value="780.9781" calcext:value-type="float" table:number-columns-spanned="3" table:number-rows-spanned="1">
            <text:p>780.9781</text:p>
          </table:table-cell>
          <table:covered-table-cell table:style-name="ce8"/>
          <table:covered-table-cell table:style-name="ce9"/>
          <table:table-cell table:style-name="ce7" table:formula="of:=484.8272 - 3" office:value-type="float" office:value="481.8272" calcext:value-type="float" table:number-columns-spanned="3" table:number-rows-spanned="1">
            <text:p>481.82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6.5481 - 5" office:value-type="float" office:value="781.5481" calcext:value-type="float" table:number-columns-spanned="3" table:number-rows-spanned="1">
            <text:p>781.5481</text:p>
          </table:table-cell>
          <table:covered-table-cell table:style-name="ce8"/>
          <table:covered-table-cell table:style-name="ce9"/>
          <table:table-cell table:style-name="ce7" table:formula="of:=486.6267 - 3" office:value-type="float" office:value="483.6267" calcext:value-type="float" table:number-columns-spanned="3" table:number-rows-spanned="1">
            <text:p>483.62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6.7334 - 2" office:value-type="float" office:value="784.7334" calcext:value-type="float" table:number-columns-spanned="3" table:number-rows-spanned="1">
            <text:p>784.7334</text:p>
          </table:table-cell>
          <table:covered-table-cell table:style-name="ce8"/>
          <table:covered-table-cell table:style-name="ce9"/>
          <table:table-cell table:style-name="ce7" table:formula="of:=485.9671 - 3" office:value-type="float" office:value="482.9671" calcext:value-type="float" table:number-columns-spanned="3" table:number-rows-spanned="1">
            <text:p>482.96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7.3465 - 5" office:value-type="float" office:value="782.3465" calcext:value-type="float" table:number-columns-spanned="3" table:number-rows-spanned="1">
            <text:p>782.3465</text:p>
          </table:table-cell>
          <table:covered-table-cell table:style-name="ce8"/>
          <table:covered-table-cell table:style-name="ce9"/>
          <table:table-cell table:style-name="ce7" table:formula="of:=487.4939 - 3" office:value-type="float" office:value="484.4939" calcext:value-type="float" table:number-columns-spanned="3" table:number-rows-spanned="1">
            <text:p>484.49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7.5792 - 4" office:value-type="float" office:value="783.5792" calcext:value-type="float" table:number-columns-spanned="3" table:number-rows-spanned="1">
            <text:p>783.5792</text:p>
          </table:table-cell>
          <table:covered-table-cell table:style-name="ce8"/>
          <table:covered-table-cell table:style-name="ce9"/>
          <table:table-cell table:style-name="ce7" table:formula="of:=489.6612 - 3" office:value-type="float" office:value="486.6612" calcext:value-type="float" table:number-columns-spanned="3" table:number-rows-spanned="1">
            <text:p>486.66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89.0847 - 3" office:value-type="float" office:value="786.0847" calcext:value-type="float" table:number-columns-spanned="3" table:number-rows-spanned="1">
            <text:p>786.0847</text:p>
          </table:table-cell>
          <table:covered-table-cell table:style-name="ce8"/>
          <table:covered-table-cell table:style-name="ce9"/>
          <table:table-cell table:style-name="ce7" table:formula="of:=488.9206 - 3" office:value-type="float" office:value="485.9206" calcext:value-type="float" table:number-columns-spanned="3" table:number-rows-spanned="1">
            <text:p>485.92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0.9736 - 5" office:value-type="float" office:value="785.9736" calcext:value-type="float" table:number-columns-spanned="3" table:number-rows-spanned="1">
            <text:p>785.9736</text:p>
          </table:table-cell>
          <table:covered-table-cell table:style-name="ce8"/>
          <table:covered-table-cell table:style-name="ce9"/>
          <table:table-cell table:style-name="ce7" table:formula="of:=487.5971 - 3" office:value-type="float" office:value="484.5971" calcext:value-type="float" table:number-columns-spanned="3" table:number-rows-spanned="1">
            <text:p>484.59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1.1959 - 2" office:value-type="float" office:value="789.1959" calcext:value-type="float" table:number-columns-spanned="3" table:number-rows-spanned="1">
            <text:p>789.1959</text:p>
          </table:table-cell>
          <table:covered-table-cell table:style-name="ce8"/>
          <table:covered-table-cell table:style-name="ce9"/>
          <table:table-cell table:style-name="ce7" table:formula="of:=489.0695 - 3" office:value-type="float" office:value="486.0695" calcext:value-type="float" table:number-columns-spanned="3" table:number-rows-spanned="1">
            <text:p>486.0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1.732 - 5" office:value-type="float" office:value="786.732" calcext:value-type="float" table:number-columns-spanned="3" table:number-rows-spanned="1">
            <text:p>786.732</text:p>
          </table:table-cell>
          <table:covered-table-cell table:style-name="ce8"/>
          <table:covered-table-cell table:style-name="ce9"/>
          <table:table-cell table:style-name="ce7" table:formula="of:=489.3846 - 3" office:value-type="float" office:value="486.3846" calcext:value-type="float" table:number-columns-spanned="3" table:number-rows-spanned="1">
            <text:p>486.38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1.8328 - 5" office:value-type="float" office:value="786.8328" calcext:value-type="float" table:number-columns-spanned="3" table:number-rows-spanned="1">
            <text:p>786.8328</text:p>
          </table:table-cell>
          <table:covered-table-cell table:style-name="ce8"/>
          <table:covered-table-cell table:style-name="ce9"/>
          <table:table-cell table:style-name="ce7" table:formula="of:=491.567 - 3" office:value-type="float" office:value="488.567" calcext:value-type="float" table:number-columns-spanned="3" table:number-rows-spanned="1">
            <text:p>488.5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2.3421 - 5" office:value-type="float" office:value="787.3421" calcext:value-type="float" table:number-columns-spanned="3" table:number-rows-spanned="1">
            <text:p>787.3421</text:p>
          </table:table-cell>
          <table:covered-table-cell table:style-name="ce8"/>
          <table:covered-table-cell table:style-name="ce9"/>
          <table:table-cell table:style-name="ce7" table:formula="of:=490.6869 - 3" office:value-type="float" office:value="487.6869" calcext:value-type="float" table:number-columns-spanned="3" table:number-rows-spanned="1">
            <text:p>487.6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2.576 - 5" office:value-type="float" office:value="787.576" calcext:value-type="float" table:number-columns-spanned="3" table:number-rows-spanned="1">
            <text:p>787.576</text:p>
          </table:table-cell>
          <table:covered-table-cell table:style-name="ce8"/>
          <table:covered-table-cell table:style-name="ce9"/>
          <table:table-cell table:style-name="ce7" table:formula="of:=490.5905 - 3" office:value-type="float" office:value="487.5905" calcext:value-type="float" table:number-columns-spanned="3" table:number-rows-spanned="1">
            <text:p>487.59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2.9713 - 2" office:value-type="float" office:value="790.9713" calcext:value-type="float" table:number-columns-spanned="3" table:number-rows-spanned="1">
            <text:p>790.9713</text:p>
          </table:table-cell>
          <table:covered-table-cell table:style-name="ce8"/>
          <table:covered-table-cell table:style-name="ce9"/>
          <table:table-cell table:style-name="ce7" table:formula="of:=490.7586 - 3" office:value-type="float" office:value="487.7586" calcext:value-type="float" table:number-columns-spanned="3" table:number-rows-spanned="1">
            <text:p>487.75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4.3718 - 3" office:value-type="float" office:value="791.3718" calcext:value-type="float" table:number-columns-spanned="3" table:number-rows-spanned="1">
            <text:p>791.3718</text:p>
          </table:table-cell>
          <table:covered-table-cell table:style-name="ce8"/>
          <table:covered-table-cell table:style-name="ce9"/>
          <table:table-cell table:style-name="ce7" table:formula="of:=492.4989 - 3" office:value-type="float" office:value="489.4989" calcext:value-type="float" table:number-columns-spanned="3" table:number-rows-spanned="1">
            <text:p>489.49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5.7295 - 4" office:value-type="float" office:value="791.7295" calcext:value-type="float" table:number-columns-spanned="3" table:number-rows-spanned="1">
            <text:p>791.7295</text:p>
          </table:table-cell>
          <table:covered-table-cell table:style-name="ce8"/>
          <table:covered-table-cell table:style-name="ce9"/>
          <table:table-cell table:style-name="ce7" table:formula="of:=492.8861 - 3" office:value-type="float" office:value="489.8861" calcext:value-type="float" table:number-columns-spanned="3" table:number-rows-spanned="1">
            <text:p>489.8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5.749 - 3" office:value-type="float" office:value="792.749" calcext:value-type="float" table:number-columns-spanned="3" table:number-rows-spanned="1">
            <text:p>792.749</text:p>
          </table:table-cell>
          <table:covered-table-cell table:style-name="ce8"/>
          <table:covered-table-cell table:style-name="ce9"/>
          <table:table-cell table:style-name="ce7" table:formula="of:=494.5955 - 3" office:value-type="float" office:value="491.5955" calcext:value-type="float" table:number-columns-spanned="3" table:number-rows-spanned="1">
            <text:p>491.59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6.064 - 4" office:value-type="float" office:value="792.064" calcext:value-type="float" table:number-columns-spanned="3" table:number-rows-spanned="1">
            <text:p>792.064</text:p>
          </table:table-cell>
          <table:covered-table-cell table:style-name="ce8"/>
          <table:covered-table-cell table:style-name="ce9"/>
          <table:table-cell table:style-name="ce7" table:formula="of:=495.3665 - 3" office:value-type="float" office:value="492.3665" calcext:value-type="float" table:number-columns-spanned="3" table:number-rows-spanned="1">
            <text:p>492.36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7.3387 - 5" office:value-type="float" office:value="792.3387" calcext:value-type="float" table:number-columns-spanned="3" table:number-rows-spanned="1">
            <text:p>792.3387</text:p>
          </table:table-cell>
          <table:covered-table-cell table:style-name="ce8"/>
          <table:covered-table-cell table:style-name="ce9"/>
          <table:table-cell table:style-name="ce7" table:formula="of:=495.1636 - 3" office:value-type="float" office:value="492.1636" calcext:value-type="float" table:number-columns-spanned="3" table:number-rows-spanned="1">
            <text:p>492.16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8.0608 - 2" office:value-type="float" office:value="796.0608" calcext:value-type="float" table:number-columns-spanned="3" table:number-rows-spanned="1">
            <text:p>796.0608</text:p>
          </table:table-cell>
          <table:covered-table-cell table:style-name="ce8"/>
          <table:covered-table-cell table:style-name="ce9"/>
          <table:table-cell table:style-name="ce7" table:formula="of:=494.9375 - 3" office:value-type="float" office:value="491.9375" calcext:value-type="float" table:number-columns-spanned="3" table:number-rows-spanned="1">
            <text:p>491.9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8.2611 - 5" office:value-type="float" office:value="793.2611" calcext:value-type="float" table:number-columns-spanned="3" table:number-rows-spanned="1">
            <text:p>793.2611</text:p>
          </table:table-cell>
          <table:covered-table-cell table:style-name="ce8"/>
          <table:covered-table-cell table:style-name="ce9"/>
          <table:table-cell table:style-name="ce7" table:formula="of:=495.6604 - 3" office:value-type="float" office:value="492.6604" calcext:value-type="float" table:number-columns-spanned="3" table:number-rows-spanned="1">
            <text:p>492.66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8.6015 - 4" office:value-type="float" office:value="794.6015" calcext:value-type="float" table:number-columns-spanned="3" table:number-rows-spanned="1">
            <text:p>794.6015</text:p>
          </table:table-cell>
          <table:covered-table-cell table:style-name="ce8"/>
          <table:covered-table-cell table:style-name="ce9"/>
          <table:table-cell table:style-name="ce7" table:formula="of:=496.4687 - 3" office:value-type="float" office:value="493.4687" calcext:value-type="float" table:number-columns-spanned="3" table:number-rows-spanned="1">
            <text:p>493.46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9.7269 - 4" office:value-type="float" office:value="795.7269" calcext:value-type="float" table:number-columns-spanned="3" table:number-rows-spanned="1">
            <text:p>795.7269</text:p>
          </table:table-cell>
          <table:covered-table-cell table:style-name="ce8"/>
          <table:covered-table-cell table:style-name="ce9"/>
          <table:table-cell table:style-name="ce7" table:formula="of:=498.1911 - 3" office:value-type="float" office:value="495.1911" calcext:value-type="float" table:number-columns-spanned="3" table:number-rows-spanned="1">
            <text:p>495.19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799.7479 - 4" office:value-type="float" office:value="795.7479" calcext:value-type="float" table:number-columns-spanned="3" table:number-rows-spanned="1">
            <text:p>795.7479</text:p>
          </table:table-cell>
          <table:covered-table-cell table:style-name="ce8"/>
          <table:covered-table-cell table:style-name="ce9"/>
          <table:table-cell table:style-name="ce7" table:formula="of:=498.5332 - 3" office:value-type="float" office:value="495.5332" calcext:value-type="float" table:number-columns-spanned="3" table:number-rows-spanned="1">
            <text:p>495.53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0.3355 - 3" office:value-type="float" office:value="797.3355" calcext:value-type="float" table:number-columns-spanned="3" table:number-rows-spanned="1">
            <text:p>797.3355</text:p>
          </table:table-cell>
          <table:covered-table-cell table:style-name="ce8"/>
          <table:covered-table-cell table:style-name="ce9"/>
          <table:table-cell table:style-name="ce7" table:formula="of:=497.0396 - 3" office:value-type="float" office:value="494.0396" calcext:value-type="float" table:number-columns-spanned="3" table:number-rows-spanned="1">
            <text:p>494.03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0.7814 - 1" office:value-type="float" office:value="799.7814" calcext:value-type="float" table:number-columns-spanned="3" table:number-rows-spanned="1">
            <text:p>799.7814</text:p>
          </table:table-cell>
          <table:covered-table-cell table:style-name="ce8"/>
          <table:covered-table-cell table:style-name="ce9"/>
          <table:table-cell table:style-name="ce7" table:formula="of:=497.9367 - 3" office:value-type="float" office:value="494.9367" calcext:value-type="float" table:number-columns-spanned="3" table:number-rows-spanned="1">
            <text:p>494.93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1.7813 - 1" office:value-type="float" office:value="800.7813" calcext:value-type="float" table:number-columns-spanned="3" table:number-rows-spanned="1">
            <text:p>800.7813</text:p>
          </table:table-cell>
          <table:covered-table-cell table:style-name="ce8"/>
          <table:covered-table-cell table:style-name="ce9"/>
          <table:table-cell table:style-name="ce7" table:formula="of:=498.8251 - 3" office:value-type="float" office:value="495.8251" calcext:value-type="float" table:number-columns-spanned="3" table:number-rows-spanned="1">
            <text:p>495.82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2.0613 - 4" office:value-type="float" office:value="798.0613" calcext:value-type="float" table:number-columns-spanned="3" table:number-rows-spanned="1">
            <text:p>798.0613</text:p>
          </table:table-cell>
          <table:covered-table-cell table:style-name="ce8"/>
          <table:covered-table-cell table:style-name="ce9"/>
          <table:table-cell table:style-name="ce7" table:formula="of:=498.5726 - 3" office:value-type="float" office:value="495.5726" calcext:value-type="float" table:number-columns-spanned="3" table:number-rows-spanned="1">
            <text:p>495.57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2.4884 - 4" office:value-type="float" office:value="798.4884" calcext:value-type="float" table:number-columns-spanned="3" table:number-rows-spanned="1">
            <text:p>798.4884</text:p>
          </table:table-cell>
          <table:covered-table-cell table:style-name="ce8"/>
          <table:covered-table-cell table:style-name="ce9"/>
          <table:table-cell table:style-name="ce7" table:formula="of:=500.579 - 3" office:value-type="float" office:value="497.579" calcext:value-type="float" table:number-columns-spanned="3" table:number-rows-spanned="1">
            <text:p>497.5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2.5983 - 4" office:value-type="float" office:value="798.5983" calcext:value-type="float" table:number-columns-spanned="3" table:number-rows-spanned="1">
            <text:p>798.5983</text:p>
          </table:table-cell>
          <table:covered-table-cell table:style-name="ce8"/>
          <table:covered-table-cell table:style-name="ce9"/>
          <table:table-cell table:style-name="ce7" table:formula="of:=500.922 - 3" office:value-type="float" office:value="497.922" calcext:value-type="float" table:number-columns-spanned="3" table:number-rows-spanned="1">
            <text:p>497.9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3.0575 - 1" office:value-type="float" office:value="802.0575" calcext:value-type="float" table:number-columns-spanned="3" table:number-rows-spanned="1">
            <text:p>802.0575</text:p>
          </table:table-cell>
          <table:covered-table-cell table:style-name="ce8"/>
          <table:covered-table-cell table:style-name="ce9"/>
          <table:table-cell table:style-name="ce7" table:formula="of:=501.9988 - 3" office:value-type="float" office:value="498.9988" calcext:value-type="float" table:number-columns-spanned="3" table:number-rows-spanned="1">
            <text:p>498.99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3.7446 - 4" office:value-type="float" office:value="799.7446" calcext:value-type="float" table:number-columns-spanned="3" table:number-rows-spanned="1">
            <text:p>799.7446</text:p>
          </table:table-cell>
          <table:covered-table-cell table:style-name="ce8"/>
          <table:covered-table-cell table:style-name="ce9"/>
          <table:table-cell table:style-name="ce7" table:formula="of:=500.9259 - 3" office:value-type="float" office:value="497.9259" calcext:value-type="float" table:number-columns-spanned="3" table:number-rows-spanned="1">
            <text:p>497.9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4.0568 - 1" office:value-type="float" office:value="803.0568" calcext:value-type="float" table:number-columns-spanned="3" table:number-rows-spanned="1">
            <text:p>803.0568</text:p>
          </table:table-cell>
          <table:covered-table-cell table:style-name="ce8"/>
          <table:covered-table-cell table:style-name="ce9"/>
          <table:table-cell table:style-name="ce7" table:formula="of:=501.9889 - 3" office:value-type="float" office:value="498.9889" calcext:value-type="float" table:number-columns-spanned="3" table:number-rows-spanned="1">
            <text:p>498.98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4.3328 - 4" office:value-type="float" office:value="800.3328" calcext:value-type="float" table:number-columns-spanned="3" table:number-rows-spanned="1">
            <text:p>800.3328</text:p>
          </table:table-cell>
          <table:covered-table-cell table:style-name="ce8"/>
          <table:covered-table-cell table:style-name="ce9"/>
          <table:table-cell table:style-name="ce7" table:formula="of:=501.5769 - 3" office:value-type="float" office:value="498.5769" calcext:value-type="float" table:number-columns-spanned="3" table:number-rows-spanned="1">
            <text:p>498.57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5.0577 - 1" office:value-type="float" office:value="804.0577" calcext:value-type="float" table:number-columns-spanned="3" table:number-rows-spanned="1">
            <text:p>804.0577</text:p>
          </table:table-cell>
          <table:covered-table-cell table:style-name="ce8"/>
          <table:covered-table-cell table:style-name="ce9"/>
          <table:table-cell table:style-name="ce7" table:formula="of:=503.1931 - 3" office:value-type="float" office:value="500.1931" calcext:value-type="float" table:number-columns-spanned="3" table:number-rows-spanned="1">
            <text:p>500.19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5.5948 - 3" office:value-type="float" office:value="802.5948" calcext:value-type="float" table:number-columns-spanned="3" table:number-rows-spanned="1">
            <text:p>802.5948</text:p>
          </table:table-cell>
          <table:covered-table-cell table:style-name="ce8"/>
          <table:covered-table-cell table:style-name="ce9"/>
          <table:table-cell table:style-name="ce7" table:formula="of:=504.5265 - 3" office:value-type="float" office:value="501.5265" calcext:value-type="float" table:number-columns-spanned="3" table:number-rows-spanned="1">
            <text:p>501.52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6.716 - 4" office:value-type="float" office:value="802.716" calcext:value-type="float" table:number-columns-spanned="3" table:number-rows-spanned="1">
            <text:p>802.716</text:p>
          </table:table-cell>
          <table:covered-table-cell table:style-name="ce8"/>
          <table:covered-table-cell table:style-name="ce9"/>
          <table:table-cell table:style-name="ce7" table:formula="of:=503.9148 - 3" office:value-type="float" office:value="500.9148" calcext:value-type="float" table:number-columns-spanned="3" table:number-rows-spanned="1">
            <text:p>500.91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6.7826 - 5" office:value-type="float" office:value="801.7826" calcext:value-type="float" table:number-columns-spanned="3" table:number-rows-spanned="1">
            <text:p>801.7826</text:p>
          </table:table-cell>
          <table:covered-table-cell table:style-name="ce8"/>
          <table:covered-table-cell table:style-name="ce9"/>
          <table:table-cell table:style-name="ce7" table:formula="of:=504.0944 - 3" office:value-type="float" office:value="501.0944" calcext:value-type="float" table:number-columns-spanned="3" table:number-rows-spanned="1">
            <text:p>501.0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6.9123 - 3" office:value-type="float" office:value="803.9123" calcext:value-type="float" table:number-columns-spanned="3" table:number-rows-spanned="1">
            <text:p>803.9123</text:p>
          </table:table-cell>
          <table:covered-table-cell table:style-name="ce8"/>
          <table:covered-table-cell table:style-name="ce9"/>
          <table:table-cell table:style-name="ce7" table:formula="of:=505.1513 - 3" office:value-type="float" office:value="502.1513" calcext:value-type="float" table:number-columns-spanned="3" table:number-rows-spanned="1">
            <text:p>502.15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7.7121 - 1" office:value-type="float" office:value="806.7121" calcext:value-type="float" table:number-columns-spanned="3" table:number-rows-spanned="1">
            <text:p>806.7121</text:p>
          </table:table-cell>
          <table:covered-table-cell table:style-name="ce8"/>
          <table:covered-table-cell table:style-name="ce9"/>
          <table:table-cell table:style-name="ce7" table:formula="of:=505.4457 - 3" office:value-type="float" office:value="502.4457" calcext:value-type="float" table:number-columns-spanned="3" table:number-rows-spanned="1">
            <text:p>502.44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8.0579 - 3" office:value-type="float" office:value="805.0579" calcext:value-type="float" table:number-columns-spanned="3" table:number-rows-spanned="1">
            <text:p>805.0579</text:p>
          </table:table-cell>
          <table:covered-table-cell table:style-name="ce8"/>
          <table:covered-table-cell table:style-name="ce9"/>
          <table:table-cell table:style-name="ce7" table:formula="of:=506.5672 - 3" office:value-type="float" office:value="503.5672" calcext:value-type="float" table:number-columns-spanned="3" table:number-rows-spanned="1">
            <text:p>503.56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8.5558 - 4" office:value-type="float" office:value="804.5558" calcext:value-type="float" table:number-columns-spanned="3" table:number-rows-spanned="1">
            <text:p>804.5558</text:p>
          </table:table-cell>
          <table:covered-table-cell table:style-name="ce8"/>
          <table:covered-table-cell table:style-name="ce9"/>
          <table:table-cell table:style-name="ce7" table:formula="of:=507.0782 - 3" office:value-type="float" office:value="504.0782" calcext:value-type="float" table:number-columns-spanned="3" table:number-rows-spanned="1">
            <text:p>504.0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8.7636 - 3" office:value-type="float" office:value="805.7636" calcext:value-type="float" table:number-columns-spanned="3" table:number-rows-spanned="1">
            <text:p>805.7636</text:p>
          </table:table-cell>
          <table:covered-table-cell table:style-name="ce8"/>
          <table:covered-table-cell table:style-name="ce9"/>
          <table:table-cell table:style-name="ce7" table:formula="of:=507.0821 - 3" office:value-type="float" office:value="504.0821" calcext:value-type="float" table:number-columns-spanned="3" table:number-rows-spanned="1">
            <text:p>504.08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8.9091 - 2" office:value-type="float" office:value="806.9091" calcext:value-type="float" table:number-columns-spanned="3" table:number-rows-spanned="1">
            <text:p>806.9091</text:p>
          </table:table-cell>
          <table:covered-table-cell table:style-name="ce8"/>
          <table:covered-table-cell table:style-name="ce9"/>
          <table:table-cell table:style-name="ce7" table:formula="of:=507.2656 - 3" office:value-type="float" office:value="504.2656" calcext:value-type="float" table:number-columns-spanned="3" table:number-rows-spanned="1">
            <text:p>504.2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09.8224 - 1" office:value-type="float" office:value="808.8224" calcext:value-type="float" table:number-columns-spanned="3" table:number-rows-spanned="1">
            <text:p>808.8224</text:p>
          </table:table-cell>
          <table:covered-table-cell table:style-name="ce8"/>
          <table:covered-table-cell table:style-name="ce9"/>
          <table:table-cell table:style-name="ce7" table:formula="of:=509.4977 - 3" office:value-type="float" office:value="506.4977" calcext:value-type="float" table:number-columns-spanned="3" table:number-rows-spanned="1">
            <text:p>506.4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0.6711 - 2" office:value-type="float" office:value="808.6711" calcext:value-type="float" table:number-columns-spanned="3" table:number-rows-spanned="1">
            <text:p>808.6711</text:p>
          </table:table-cell>
          <table:covered-table-cell table:style-name="ce8"/>
          <table:covered-table-cell table:style-name="ce9"/>
          <table:table-cell table:style-name="ce7" table:formula="of:=508.6147 - 3" office:value-type="float" office:value="505.6147" calcext:value-type="float" table:number-columns-spanned="3" table:number-rows-spanned="1">
            <text:p>505.6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1.7121 - 4" office:value-type="float" office:value="807.7121" calcext:value-type="float" table:number-columns-spanned="3" table:number-rows-spanned="1">
            <text:p>807.7121</text:p>
          </table:table-cell>
          <table:covered-table-cell table:style-name="ce8"/>
          <table:covered-table-cell table:style-name="ce9"/>
          <table:table-cell table:style-name="ce7" table:formula="of:=510.8385 - 3" office:value-type="float" office:value="507.8385" calcext:value-type="float" table:number-columns-spanned="3" table:number-rows-spanned="1">
            <text:p>507.83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1.9382 - 2" office:value-type="float" office:value="809.9382" calcext:value-type="float" table:number-columns-spanned="3" table:number-rows-spanned="1">
            <text:p>809.9382</text:p>
          </table:table-cell>
          <table:covered-table-cell table:style-name="ce8"/>
          <table:covered-table-cell table:style-name="ce9"/>
          <table:table-cell table:style-name="ce7" table:formula="of:=510.0707 - 3" office:value-type="float" office:value="507.0707" calcext:value-type="float" table:number-columns-spanned="3" table:number-rows-spanned="1">
            <text:p>507.07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2.0558 - 4" office:value-type="float" office:value="808.0558" calcext:value-type="float" table:number-columns-spanned="3" table:number-rows-spanned="1">
            <text:p>808.0558</text:p>
          </table:table-cell>
          <table:covered-table-cell table:style-name="ce8"/>
          <table:covered-table-cell table:style-name="ce9"/>
          <table:table-cell table:style-name="ce7" table:formula="of:=510.8705 - 3" office:value-type="float" office:value="507.8705" calcext:value-type="float" table:number-columns-spanned="3" table:number-rows-spanned="1">
            <text:p>507.87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2.0641 - 5" office:value-type="float" office:value="807.0641" calcext:value-type="float" table:number-columns-spanned="3" table:number-rows-spanned="1">
            <text:p>807.0641</text:p>
          </table:table-cell>
          <table:covered-table-cell table:style-name="ce8"/>
          <table:covered-table-cell table:style-name="ce9"/>
          <table:table-cell table:style-name="ce7" table:formula="of:=511.0559 - 3" office:value-type="float" office:value="508.0559" calcext:value-type="float" table:number-columns-spanned="3" table:number-rows-spanned="1">
            <text:p>508.05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3.7087 - 2" office:value-type="float" office:value="811.7087" calcext:value-type="float" table:number-columns-spanned="3" table:number-rows-spanned="1">
            <text:p>811.7087</text:p>
          </table:table-cell>
          <table:covered-table-cell table:style-name="ce8"/>
          <table:covered-table-cell table:style-name="ce9"/>
          <table:table-cell table:style-name="ce7" table:formula="of:=512.4356 - 3" office:value-type="float" office:value="509.4356" calcext:value-type="float" table:number-columns-spanned="3" table:number-rows-spanned="1">
            <text:p>509.43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3.9073 - 5" office:value-type="float" office:value="808.9073" calcext:value-type="float" table:number-columns-spanned="3" table:number-rows-spanned="1">
            <text:p>808.9073</text:p>
          </table:table-cell>
          <table:covered-table-cell table:style-name="ce8"/>
          <table:covered-table-cell table:style-name="ce9"/>
          <table:table-cell table:style-name="ce7" table:formula="of:=511.6032 - 3" office:value-type="float" office:value="508.6032" calcext:value-type="float" table:number-columns-spanned="3" table:number-rows-spanned="1">
            <text:p>508.60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4.0568 - 2" office:value-type="float" office:value="812.0568" calcext:value-type="float" table:number-columns-spanned="3" table:number-rows-spanned="1">
            <text:p>812.0568</text:p>
          </table:table-cell>
          <table:covered-table-cell table:style-name="ce8"/>
          <table:covered-table-cell table:style-name="ce9"/>
          <table:table-cell table:style-name="ce7" table:formula="of:=513.9577 - 3" office:value-type="float" office:value="510.9577" calcext:value-type="float" table:number-columns-spanned="3" table:number-rows-spanned="1">
            <text:p>510.95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5.1092 - 3" office:value-type="float" office:value="812.1092" calcext:value-type="float" table:number-columns-spanned="3" table:number-rows-spanned="1">
            <text:p>812.1092</text:p>
          </table:table-cell>
          <table:covered-table-cell table:style-name="ce8"/>
          <table:covered-table-cell table:style-name="ce9"/>
          <table:table-cell table:style-name="ce7" table:formula="of:=513.6847 - 3" office:value-type="float" office:value="510.6847" calcext:value-type="float" table:number-columns-spanned="3" table:number-rows-spanned="1">
            <text:p>510.6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5.67 - 5" office:value-type="float" office:value="810.67" calcext:value-type="float" table:number-columns-spanned="3" table:number-rows-spanned="1">
            <text:p>810.67</text:p>
          </table:table-cell>
          <table:covered-table-cell table:style-name="ce8"/>
          <table:covered-table-cell table:style-name="ce9"/>
          <table:table-cell table:style-name="ce7" table:formula="of:=513.4182 - 3" office:value-type="float" office:value="510.4182" calcext:value-type="float" table:number-columns-spanned="3" table:number-rows-spanned="1">
            <text:p>510.41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6.2793 - 4" office:value-type="float" office:value="812.2793" calcext:value-type="float" table:number-columns-spanned="3" table:number-rows-spanned="1">
            <text:p>812.2793</text:p>
          </table:table-cell>
          <table:covered-table-cell table:style-name="ce8"/>
          <table:covered-table-cell table:style-name="ce9"/>
          <table:table-cell table:style-name="ce7" table:formula="of:=513.8294 - 3" office:value-type="float" office:value="510.8294" calcext:value-type="float" table:number-columns-spanned="3" table:number-rows-spanned="1">
            <text:p>510.82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7.7826 - 2" office:value-type="float" office:value="815.7826" calcext:value-type="float" table:number-columns-spanned="3" table:number-rows-spanned="1">
            <text:p>815.7826</text:p>
          </table:table-cell>
          <table:covered-table-cell table:style-name="ce8"/>
          <table:covered-table-cell table:style-name="ce9"/>
          <table:table-cell table:style-name="ce7" table:formula="of:=515.1114 - 3" office:value-type="float" office:value="512.1114" calcext:value-type="float" table:number-columns-spanned="3" table:number-rows-spanned="1">
            <text:p>512.11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8.285 - 4" office:value-type="float" office:value="814.285" calcext:value-type="float" table:number-columns-spanned="3" table:number-rows-spanned="1">
            <text:p>814.285</text:p>
          </table:table-cell>
          <table:covered-table-cell table:style-name="ce8"/>
          <table:covered-table-cell table:style-name="ce9"/>
          <table:table-cell table:style-name="ce7" table:formula="of:=515.2249 - 3" office:value-type="float" office:value="512.2249" calcext:value-type="float" table:number-columns-spanned="3" table:number-rows-spanned="1">
            <text:p>512.22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8.3929 - 2" office:value-type="float" office:value="816.3929" calcext:value-type="float" table:number-columns-spanned="3" table:number-rows-spanned="1">
            <text:p>816.3929</text:p>
          </table:table-cell>
          <table:covered-table-cell table:style-name="ce8"/>
          <table:covered-table-cell table:style-name="ce9"/>
          <table:table-cell table:style-name="ce7" table:formula="of:=516.9695 - 3" office:value-type="float" office:value="513.9695" calcext:value-type="float" table:number-columns-spanned="3" table:number-rows-spanned="1">
            <text:p>513.9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8.7079 - 5" office:value-type="float" office:value="813.7079" calcext:value-type="float" table:number-columns-spanned="3" table:number-rows-spanned="1">
            <text:p>813.7079</text:p>
          </table:table-cell>
          <table:covered-table-cell table:style-name="ce8"/>
          <table:covered-table-cell table:style-name="ce9"/>
          <table:table-cell table:style-name="ce7" table:formula="of:=517.0088 - 3" office:value-type="float" office:value="514.0088" calcext:value-type="float" table:number-columns-spanned="3" table:number-rows-spanned="1">
            <text:p>514.00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8.7827 - 1" office:value-type="float" office:value="817.7827" calcext:value-type="float" table:number-columns-spanned="3" table:number-rows-spanned="1">
            <text:p>817.7827</text:p>
          </table:table-cell>
          <table:covered-table-cell table:style-name="ce8"/>
          <table:covered-table-cell table:style-name="ce9"/>
          <table:table-cell table:style-name="ce7" table:formula="of:=516.5814 - 3" office:value-type="float" office:value="513.5814" calcext:value-type="float" table:number-columns-spanned="3" table:number-rows-spanned="1">
            <text:p>513.58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9.1072 - 4" office:value-type="float" office:value="815.1072" calcext:value-type="float" table:number-columns-spanned="3" table:number-rows-spanned="1">
            <text:p>815.1072</text:p>
          </table:table-cell>
          <table:covered-table-cell table:style-name="ce8"/>
          <table:covered-table-cell table:style-name="ce9"/>
          <table:table-cell table:style-name="ce7" table:formula="of:=516.7632 - 3" office:value-type="float" office:value="513.7632" calcext:value-type="float" table:number-columns-spanned="3" table:number-rows-spanned="1">
            <text:p>513.76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19.1915 - 5" office:value-type="float" office:value="814.1915" calcext:value-type="float" table:number-columns-spanned="3" table:number-rows-spanned="1">
            <text:p>814.1915</text:p>
          </table:table-cell>
          <table:covered-table-cell table:style-name="ce8"/>
          <table:covered-table-cell table:style-name="ce9"/>
          <table:table-cell table:style-name="ce7" table:formula="of:=517.1646 - 3" office:value-type="float" office:value="514.1646" calcext:value-type="float" table:number-columns-spanned="3" table:number-rows-spanned="1">
            <text:p>514.16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0.7032 - 2" office:value-type="float" office:value="818.7032" calcext:value-type="float" table:number-columns-spanned="3" table:number-rows-spanned="1">
            <text:p>818.7032</text:p>
          </table:table-cell>
          <table:covered-table-cell table:style-name="ce8"/>
          <table:covered-table-cell table:style-name="ce9"/>
          <table:table-cell table:style-name="ce7" table:formula="of:=517.2852 - 3" office:value-type="float" office:value="514.2852" calcext:value-type="float" table:number-columns-spanned="3" table:number-rows-spanned="1">
            <text:p>514.28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1.2181 - 2" office:value-type="float" office:value="819.2181" calcext:value-type="float" table:number-columns-spanned="3" table:number-rows-spanned="1">
            <text:p>819.2181</text:p>
          </table:table-cell>
          <table:covered-table-cell table:style-name="ce8"/>
          <table:covered-table-cell table:style-name="ce9"/>
          <table:table-cell table:style-name="ce7" table:formula="of:=519.519 - 3" office:value-type="float" office:value="516.519" calcext:value-type="float" table:number-columns-spanned="3" table:number-rows-spanned="1">
            <text:p>516.5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2.2182 - 1" office:value-type="float" office:value="821.2182" calcext:value-type="float" table:number-columns-spanned="3" table:number-rows-spanned="1">
            <text:p>821.2182</text:p>
          </table:table-cell>
          <table:covered-table-cell table:style-name="ce8"/>
          <table:covered-table-cell table:style-name="ce9"/>
          <table:table-cell table:style-name="ce7" table:formula="of:=519.0458 - 3" office:value-type="float" office:value="516.0458" calcext:value-type="float" table:number-columns-spanned="3" table:number-rows-spanned="1">
            <text:p>516.04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2.2833 - 4" office:value-type="float" office:value="818.2833" calcext:value-type="float" table:number-columns-spanned="3" table:number-rows-spanned="1">
            <text:p>818.2833</text:p>
          </table:table-cell>
          <table:covered-table-cell table:style-name="ce8"/>
          <table:covered-table-cell table:style-name="ce9"/>
          <table:table-cell table:style-name="ce7" table:formula="of:=520.3858 - 3" office:value-type="float" office:value="517.3858" calcext:value-type="float" table:number-columns-spanned="3" table:number-rows-spanned="1">
            <text:p>517.38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3.0134 - 4" office:value-type="float" office:value="819.0134" calcext:value-type="float" table:number-columns-spanned="3" table:number-rows-spanned="1">
            <text:p>819.0134</text:p>
          </table:table-cell>
          <table:covered-table-cell table:style-name="ce8"/>
          <table:covered-table-cell table:style-name="ce9"/>
          <table:table-cell table:style-name="ce7" table:formula="of:=520.7233 - 3" office:value-type="float" office:value="517.7233" calcext:value-type="float" table:number-columns-spanned="3" table:number-rows-spanned="1">
            <text:p>517.7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3.3929 - 5" office:value-type="float" office:value="818.3929" calcext:value-type="float" table:number-columns-spanned="3" table:number-rows-spanned="1">
            <text:p>818.3929</text:p>
          </table:table-cell>
          <table:covered-table-cell table:style-name="ce8"/>
          <table:covered-table-cell table:style-name="ce9"/>
          <table:table-cell table:style-name="ce7" table:formula="of:=520.4675 - 3" office:value-type="float" office:value="517.4675" calcext:value-type="float" table:number-columns-spanned="3" table:number-rows-spanned="1">
            <text:p>517.46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3.4173 - 4" office:value-type="float" office:value="819.4173" calcext:value-type="float" table:number-columns-spanned="3" table:number-rows-spanned="1">
            <text:p>819.4173</text:p>
          </table:table-cell>
          <table:covered-table-cell table:style-name="ce8"/>
          <table:covered-table-cell table:style-name="ce9"/>
          <table:table-cell table:style-name="ce7" table:formula="of:=521.3905 - 3" office:value-type="float" office:value="518.3905" calcext:value-type="float" table:number-columns-spanned="3" table:number-rows-spanned="1">
            <text:p>518.39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4.7025 - 4" office:value-type="float" office:value="820.7025" calcext:value-type="float" table:number-columns-spanned="3" table:number-rows-spanned="1">
            <text:p>820.7025</text:p>
          </table:table-cell>
          <table:covered-table-cell table:style-name="ce8"/>
          <table:covered-table-cell table:style-name="ce9"/>
          <table:table-cell table:style-name="ce7" table:formula="of:=522.0529 - 3" office:value-type="float" office:value="519.0529" calcext:value-type="float" table:number-columns-spanned="3" table:number-rows-spanned="1">
            <text:p>519.05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5.2788 - 3" office:value-type="float" office:value="822.2788" calcext:value-type="float" table:number-columns-spanned="3" table:number-rows-spanned="1">
            <text:p>822.2788</text:p>
          </table:table-cell>
          <table:covered-table-cell table:style-name="ce8"/>
          <table:covered-table-cell table:style-name="ce9"/>
          <table:table-cell table:style-name="ce7" table:formula="of:=522.8503 - 3" office:value-type="float" office:value="519.8503" calcext:value-type="float" table:number-columns-spanned="3" table:number-rows-spanned="1">
            <text:p>519.85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5.4139 - 2" office:value-type="float" office:value="823.4139" calcext:value-type="float" table:number-columns-spanned="3" table:number-rows-spanned="1">
            <text:p>823.4139</text:p>
          </table:table-cell>
          <table:covered-table-cell table:style-name="ce8"/>
          <table:covered-table-cell table:style-name="ce9"/>
          <table:table-cell table:style-name="ce7" table:formula="of:=522.7455 - 3" office:value-type="float" office:value="519.7455" calcext:value-type="float" table:number-columns-spanned="3" table:number-rows-spanned="1">
            <text:p>519.74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6.2196 - 4" office:value-type="float" office:value="822.2196" calcext:value-type="float" table:number-columns-spanned="3" table:number-rows-spanned="1">
            <text:p>822.2196</text:p>
          </table:table-cell>
          <table:covered-table-cell table:style-name="ce8"/>
          <table:covered-table-cell table:style-name="ce9"/>
          <table:table-cell table:style-name="ce7" table:formula="of:=523.899 - 3" office:value-type="float" office:value="520.899" calcext:value-type="float" table:number-columns-spanned="3" table:number-rows-spanned="1">
            <text:p>520.8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6.2771 - 1" office:value-type="float" office:value="825.2771" calcext:value-type="float" table:number-columns-spanned="3" table:number-rows-spanned="1">
            <text:p>825.2771</text:p>
          </table:table-cell>
          <table:covered-table-cell table:style-name="ce8"/>
          <table:covered-table-cell table:style-name="ce9"/>
          <table:table-cell table:style-name="ce7" table:formula="of:=523.4617 - 3" office:value-type="float" office:value="520.4617" calcext:value-type="float" table:number-columns-spanned="3" table:number-rows-spanned="1">
            <text:p>520.46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7.3875 - 4" office:value-type="float" office:value="823.3875" calcext:value-type="float" table:number-columns-spanned="3" table:number-rows-spanned="1">
            <text:p>823.3875</text:p>
          </table:table-cell>
          <table:covered-table-cell table:style-name="ce8"/>
          <table:covered-table-cell table:style-name="ce9"/>
          <table:table-cell table:style-name="ce7" table:formula="of:=524.3876 - 3" office:value-type="float" office:value="521.3876" calcext:value-type="float" table:number-columns-spanned="3" table:number-rows-spanned="1">
            <text:p>521.38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8.2909 - 5" office:value-type="float" office:value="823.2909" calcext:value-type="float" table:number-columns-spanned="3" table:number-rows-spanned="1">
            <text:p>823.2909</text:p>
          </table:table-cell>
          <table:covered-table-cell table:style-name="ce8"/>
          <table:covered-table-cell table:style-name="ce9"/>
          <table:table-cell table:style-name="ce7" table:formula="of:=525.2065 - 3" office:value-type="float" office:value="522.2065" calcext:value-type="float" table:number-columns-spanned="3" table:number-rows-spanned="1">
            <text:p>522.20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8.4398 - 1" office:value-type="float" office:value="827.4398" calcext:value-type="float" table:number-columns-spanned="3" table:number-rows-spanned="1">
            <text:p>827.4398</text:p>
          </table:table-cell>
          <table:covered-table-cell table:style-name="ce8"/>
          <table:covered-table-cell table:style-name="ce9"/>
          <table:table-cell table:style-name="ce7" table:formula="of:=524.4658 - 3" office:value-type="float" office:value="521.4658" calcext:value-type="float" table:number-columns-spanned="3" table:number-rows-spanned="1">
            <text:p>521.46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8.5873 - 3" office:value-type="float" office:value="825.5873" calcext:value-type="float" table:number-columns-spanned="3" table:number-rows-spanned="1">
            <text:p>825.5873</text:p>
          </table:table-cell>
          <table:covered-table-cell table:style-name="ce8"/>
          <table:covered-table-cell table:style-name="ce9"/>
          <table:table-cell table:style-name="ce7" table:formula="of:=527.1322 - 3" office:value-type="float" office:value="524.1322" calcext:value-type="float" table:number-columns-spanned="3" table:number-rows-spanned="1">
            <text:p>524.13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8.6994 - 4" office:value-type="float" office:value="824.6994" calcext:value-type="float" table:number-columns-spanned="3" table:number-rows-spanned="1">
            <text:p>824.6994</text:p>
          </table:table-cell>
          <table:covered-table-cell table:style-name="ce8"/>
          <table:covered-table-cell table:style-name="ce9"/>
          <table:table-cell table:style-name="ce7" table:formula="of:=526.8977 - 3" office:value-type="float" office:value="523.8977" calcext:value-type="float" table:number-columns-spanned="3" table:number-rows-spanned="1">
            <text:p>523.8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29.5844 - 1" office:value-type="float" office:value="828.5844" calcext:value-type="float" table:number-columns-spanned="3" table:number-rows-spanned="1">
            <text:p>828.5844</text:p>
          </table:table-cell>
          <table:covered-table-cell table:style-name="ce8"/>
          <table:covered-table-cell table:style-name="ce9"/>
          <table:table-cell table:style-name="ce7" table:formula="of:=526.6197 - 3" office:value-type="float" office:value="523.6197" calcext:value-type="float" table:number-columns-spanned="3" table:number-rows-spanned="1">
            <text:p>523.61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0.2763 - 4" office:value-type="float" office:value="826.2763" calcext:value-type="float" table:number-columns-spanned="3" table:number-rows-spanned="1">
            <text:p>826.2763</text:p>
          </table:table-cell>
          <table:covered-table-cell table:style-name="ce8"/>
          <table:covered-table-cell table:style-name="ce9"/>
          <table:table-cell table:style-name="ce7" table:formula="of:=527.9524 - 3" office:value-type="float" office:value="524.9524" calcext:value-type="float" table:number-columns-spanned="3" table:number-rows-spanned="1">
            <text:p>524.95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0.3991 - 2" office:value-type="float" office:value="828.3991" calcext:value-type="float" table:number-columns-spanned="3" table:number-rows-spanned="1">
            <text:p>828.3991</text:p>
          </table:table-cell>
          <table:covered-table-cell table:style-name="ce8"/>
          <table:covered-table-cell table:style-name="ce9"/>
          <table:table-cell table:style-name="ce7" table:formula="of:=528.8455 - 3" office:value-type="float" office:value="525.8455" calcext:value-type="float" table:number-columns-spanned="3" table:number-rows-spanned="1">
            <text:p>525.84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1.2156 - 5" office:value-type="float" office:value="826.2156" calcext:value-type="float" table:number-columns-spanned="3" table:number-rows-spanned="1">
            <text:p>826.2156</text:p>
          </table:table-cell>
          <table:covered-table-cell table:style-name="ce8"/>
          <table:covered-table-cell table:style-name="ce9"/>
          <table:table-cell table:style-name="ce7" table:formula="of:=529.3613 - 3" office:value-type="float" office:value="526.3613" calcext:value-type="float" table:number-columns-spanned="3" table:number-rows-spanned="1">
            <text:p>526.36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1.6151 - 3" office:value-type="float" office:value="828.6151" calcext:value-type="float" table:number-columns-spanned="3" table:number-rows-spanned="1">
            <text:p>828.6151</text:p>
          </table:table-cell>
          <table:covered-table-cell table:style-name="ce8"/>
          <table:covered-table-cell table:style-name="ce9"/>
          <table:table-cell table:style-name="ce7" table:formula="of:=530.2193 - 3" office:value-type="float" office:value="527.2193" calcext:value-type="float" table:number-columns-spanned="3" table:number-rows-spanned="1">
            <text:p>527.21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1.8664 - 3" office:value-type="float" office:value="828.8664" calcext:value-type="float" table:number-columns-spanned="3" table:number-rows-spanned="1">
            <text:p>828.8664</text:p>
          </table:table-cell>
          <table:covered-table-cell table:style-name="ce8"/>
          <table:covered-table-cell table:style-name="ce9"/>
          <table:table-cell table:style-name="ce7" table:formula="of:=529.7185 - 3" office:value-type="float" office:value="526.7185" calcext:value-type="float" table:number-columns-spanned="3" table:number-rows-spanned="1">
            <text:p>526.71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3.4437 - 3" office:value-type="float" office:value="830.4437" calcext:value-type="float" table:number-columns-spanned="3" table:number-rows-spanned="1">
            <text:p>830.4437</text:p>
          </table:table-cell>
          <table:covered-table-cell table:style-name="ce8"/>
          <table:covered-table-cell table:style-name="ce9"/>
          <table:table-cell table:style-name="ce7" table:formula="of:=529.6145 - 3" office:value-type="float" office:value="526.6145" calcext:value-type="float" table:number-columns-spanned="3" table:number-rows-spanned="1">
            <text:p>526.61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3.5853 - 4" office:value-type="float" office:value="829.5853" calcext:value-type="float" table:number-columns-spanned="3" table:number-rows-spanned="1">
            <text:p>829.5853</text:p>
          </table:table-cell>
          <table:covered-table-cell table:style-name="ce8"/>
          <table:covered-table-cell table:style-name="ce9"/>
          <table:table-cell table:style-name="ce7" table:formula="of:=530.5542 - 3" office:value-type="float" office:value="527.5542" calcext:value-type="float" table:number-columns-spanned="3" table:number-rows-spanned="1">
            <text:p>527.55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4.382 - 3" office:value-type="float" office:value="831.382" calcext:value-type="float" table:number-columns-spanned="3" table:number-rows-spanned="1">
            <text:p>831.382</text:p>
          </table:table-cell>
          <table:covered-table-cell table:style-name="ce8"/>
          <table:covered-table-cell table:style-name="ce9"/>
          <table:table-cell table:style-name="ce7" table:formula="of:=531.8411 - 3" office:value-type="float" office:value="528.8411" calcext:value-type="float" table:number-columns-spanned="3" table:number-rows-spanned="1">
            <text:p>528.84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4.3966 - 4" office:value-type="float" office:value="830.3966" calcext:value-type="float" table:number-columns-spanned="3" table:number-rows-spanned="1">
            <text:p>830.3966</text:p>
          </table:table-cell>
          <table:covered-table-cell table:style-name="ce8"/>
          <table:covered-table-cell table:style-name="ce9"/>
          <table:table-cell table:style-name="ce7" table:formula="of:=532.3593 - 3" office:value-type="float" office:value="529.3593" calcext:value-type="float" table:number-columns-spanned="3" table:number-rows-spanned="1">
            <text:p>529.35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4.6395 - 1" office:value-type="float" office:value="833.6395" calcext:value-type="float" table:number-columns-spanned="3" table:number-rows-spanned="1">
            <text:p>833.6395</text:p>
          </table:table-cell>
          <table:covered-table-cell table:style-name="ce8"/>
          <table:covered-table-cell table:style-name="ce9"/>
          <table:table-cell table:style-name="ce7" table:formula="of:=532.5541 - 3" office:value-type="float" office:value="529.5541" calcext:value-type="float" table:number-columns-spanned="3" table:number-rows-spanned="1">
            <text:p>529.55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5.6122 - 4" office:value-type="float" office:value="831.6122" calcext:value-type="float" table:number-columns-spanned="3" table:number-rows-spanned="1">
            <text:p>831.6122</text:p>
          </table:table-cell>
          <table:covered-table-cell table:style-name="ce8"/>
          <table:covered-table-cell table:style-name="ce9"/>
          <table:table-cell table:style-name="ce7" table:formula="of:=532.2278 - 3" office:value-type="float" office:value="529.2278" calcext:value-type="float" table:number-columns-spanned="3" table:number-rows-spanned="1">
            <text:p>529.22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7.1504 - 5" office:value-type="float" office:value="832.1504" calcext:value-type="float" table:number-columns-spanned="3" table:number-rows-spanned="1">
            <text:p>832.1504</text:p>
          </table:table-cell>
          <table:covered-table-cell table:style-name="ce8"/>
          <table:covered-table-cell table:style-name="ce9"/>
          <table:table-cell table:style-name="ce7" table:formula="of:=533.4294 - 3" office:value-type="float" office:value="530.4294" calcext:value-type="float" table:number-columns-spanned="3" table:number-rows-spanned="1">
            <text:p>530.42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7.5475 - 3" office:value-type="float" office:value="834.5475" calcext:value-type="float" table:number-columns-spanned="3" table:number-rows-spanned="1">
            <text:p>834.5475</text:p>
          </table:table-cell>
          <table:covered-table-cell table:style-name="ce8"/>
          <table:covered-table-cell table:style-name="ce9"/>
          <table:table-cell table:style-name="ce7" table:formula="of:=533.0633 - 3" office:value-type="float" office:value="530.0633" calcext:value-type="float" table:number-columns-spanned="3" table:number-rows-spanned="1">
            <text:p>530.0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7.6725 - 4" office:value-type="float" office:value="833.6725" calcext:value-type="float" table:number-columns-spanned="3" table:number-rows-spanned="1">
            <text:p>833.6725</text:p>
          </table:table-cell>
          <table:covered-table-cell table:style-name="ce8"/>
          <table:covered-table-cell table:style-name="ce9"/>
          <table:table-cell table:style-name="ce7" table:formula="of:=533.9444 - 3" office:value-type="float" office:value="530.9444" calcext:value-type="float" table:number-columns-spanned="3" table:number-rows-spanned="1">
            <text:p>530.94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7.8114 - 3" office:value-type="float" office:value="834.8114" calcext:value-type="float" table:number-columns-spanned="3" table:number-rows-spanned="1">
            <text:p>834.8114</text:p>
          </table:table-cell>
          <table:covered-table-cell table:style-name="ce8"/>
          <table:covered-table-cell table:style-name="ce9"/>
          <table:table-cell table:style-name="ce7" table:formula="of:=534.3577 - 3" office:value-type="float" office:value="531.3577" calcext:value-type="float" table:number-columns-spanned="3" table:number-rows-spanned="1">
            <text:p>531.35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8.78 - 3" office:value-type="float" office:value="835.78" calcext:value-type="float" table:number-columns-spanned="3" table:number-rows-spanned="1">
            <text:p>835.78</text:p>
          </table:table-cell>
          <table:covered-table-cell table:style-name="ce8"/>
          <table:covered-table-cell table:style-name="ce9"/>
          <table:table-cell table:style-name="ce7" table:formula="of:=534.8912 - 3" office:value-type="float" office:value="531.8912" calcext:value-type="float" table:number-columns-spanned="3" table:number-rows-spanned="1">
            <text:p>531.89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39.6811 - 5" office:value-type="float" office:value="834.6811" calcext:value-type="float" table:number-columns-spanned="3" table:number-rows-spanned="1">
            <text:p>834.6811</text:p>
          </table:table-cell>
          <table:covered-table-cell table:style-name="ce8"/>
          <table:covered-table-cell table:style-name="ce9"/>
          <table:table-cell table:style-name="ce7" table:formula="of:=535.882 - 3" office:value-type="float" office:value="532.882" calcext:value-type="float" table:number-columns-spanned="3" table:number-rows-spanned="1">
            <text:p>532.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0.6683 - 3" office:value-type="float" office:value="837.6683" calcext:value-type="float" table:number-columns-spanned="3" table:number-rows-spanned="1">
            <text:p>837.6683</text:p>
          </table:table-cell>
          <table:covered-table-cell table:style-name="ce8"/>
          <table:covered-table-cell table:style-name="ce9"/>
          <table:table-cell table:style-name="ce7" table:formula="of:=535.7645 - 3" office:value-type="float" office:value="532.7645" calcext:value-type="float" table:number-columns-spanned="3" table:number-rows-spanned="1">
            <text:p>532.76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0.8956 - 2" office:value-type="float" office:value="838.8956" calcext:value-type="float" table:number-columns-spanned="3" table:number-rows-spanned="1">
            <text:p>838.8956</text:p>
          </table:table-cell>
          <table:covered-table-cell table:style-name="ce8"/>
          <table:covered-table-cell table:style-name="ce9"/>
          <table:table-cell table:style-name="ce7" table:formula="of:=536.053 - 3" office:value-type="float" office:value="533.053" calcext:value-type="float" table:number-columns-spanned="3" table:number-rows-spanned="1">
            <text:p>533.0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1.8095 - 4" office:value-type="float" office:value="837.8095" calcext:value-type="float" table:number-columns-spanned="3" table:number-rows-spanned="1">
            <text:p>837.8095</text:p>
          </table:table-cell>
          <table:covered-table-cell table:style-name="ce8"/>
          <table:covered-table-cell table:style-name="ce9"/>
          <table:table-cell table:style-name="ce7" table:formula="of:=537.8329 - 3" office:value-type="float" office:value="534.8329" calcext:value-type="float" table:number-columns-spanned="3" table:number-rows-spanned="1">
            <text:p>534.83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2.1472 - 5" office:value-type="float" office:value="837.1472" calcext:value-type="float" table:number-columns-spanned="3" table:number-rows-spanned="1">
            <text:p>837.1472</text:p>
          </table:table-cell>
          <table:covered-table-cell table:style-name="ce8"/>
          <table:covered-table-cell table:style-name="ce9"/>
          <table:table-cell table:style-name="ce7" table:formula="of:=538.6571 - 3" office:value-type="float" office:value="535.6571" calcext:value-type="float" table:number-columns-spanned="3" table:number-rows-spanned="1">
            <text:p>535.65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2.8262 - 5" office:value-type="float" office:value="837.8262" calcext:value-type="float" table:number-columns-spanned="3" table:number-rows-spanned="1">
            <text:p>837.8262</text:p>
          </table:table-cell>
          <table:covered-table-cell table:style-name="ce8"/>
          <table:covered-table-cell table:style-name="ce9"/>
          <table:table-cell table:style-name="ce7" table:formula="of:=537.3863 - 3" office:value-type="float" office:value="534.3863" calcext:value-type="float" table:number-columns-spanned="3" table:number-rows-spanned="1">
            <text:p>534.38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4.0708 - 3" office:value-type="float" office:value="841.0708" calcext:value-type="float" table:number-columns-spanned="3" table:number-rows-spanned="1">
            <text:p>841.0708</text:p>
          </table:table-cell>
          <table:covered-table-cell table:style-name="ce8"/>
          <table:covered-table-cell table:style-name="ce9"/>
          <table:table-cell table:style-name="ce7" table:formula="of:=538.8783 - 3" office:value-type="float" office:value="535.8783" calcext:value-type="float" table:number-columns-spanned="3" table:number-rows-spanned="1">
            <text:p>535.87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4.9384 - 2" office:value-type="float" office:value="842.9384" calcext:value-type="float" table:number-columns-spanned="3" table:number-rows-spanned="1">
            <text:p>842.9384</text:p>
          </table:table-cell>
          <table:covered-table-cell table:style-name="ce8"/>
          <table:covered-table-cell table:style-name="ce9"/>
          <table:table-cell table:style-name="ce7" table:formula="of:=539.941 - 3" office:value-type="float" office:value="536.941" calcext:value-type="float" table:number-columns-spanned="3" table:number-rows-spanned="1">
            <text:p>536.9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4.9654 - 5" office:value-type="float" office:value="839.9654" calcext:value-type="float" table:number-columns-spanned="3" table:number-rows-spanned="1">
            <text:p>839.9654</text:p>
          </table:table-cell>
          <table:covered-table-cell table:style-name="ce8"/>
          <table:covered-table-cell table:style-name="ce9"/>
          <table:table-cell table:style-name="ce7" table:formula="of:=538.1473 - 3" office:value-type="float" office:value="535.1473" calcext:value-type="float" table:number-columns-spanned="3" table:number-rows-spanned="1">
            <text:p>535.1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5.6674 - 5" office:value-type="float" office:value="840.6674" calcext:value-type="float" table:number-columns-spanned="3" table:number-rows-spanned="1">
            <text:p>840.6674</text:p>
          </table:table-cell>
          <table:covered-table-cell table:style-name="ce8"/>
          <table:covered-table-cell table:style-name="ce9"/>
          <table:table-cell table:style-name="ce7" table:formula="of:=540.3252 - 3" office:value-type="float" office:value="537.3252" calcext:value-type="float" table:number-columns-spanned="3" table:number-rows-spanned="1">
            <text:p>537.32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5.8074 - 4" office:value-type="float" office:value="841.8074" calcext:value-type="float" table:number-columns-spanned="3" table:number-rows-spanned="1">
            <text:p>841.8074</text:p>
          </table:table-cell>
          <table:covered-table-cell table:style-name="ce8"/>
          <table:covered-table-cell table:style-name="ce9"/>
          <table:table-cell table:style-name="ce7" table:formula="of:=541.5318 - 3" office:value-type="float" office:value="538.5318" calcext:value-type="float" table:number-columns-spanned="3" table:number-rows-spanned="1">
            <text:p>538.5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6.3722 - 4" office:value-type="float" office:value="842.3722" calcext:value-type="float" table:number-columns-spanned="3" table:number-rows-spanned="1">
            <text:p>842.3722</text:p>
          </table:table-cell>
          <table:covered-table-cell table:style-name="ce8"/>
          <table:covered-table-cell table:style-name="ce9"/>
          <table:table-cell table:style-name="ce7" table:formula="of:=541.1996 - 3" office:value-type="float" office:value="538.1996" calcext:value-type="float" table:number-columns-spanned="3" table:number-rows-spanned="1">
            <text:p>538.19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6.939 - 2" office:value-type="float" office:value="844.939" calcext:value-type="float" table:number-columns-spanned="3" table:number-rows-spanned="1">
            <text:p>844.939</text:p>
          </table:table-cell>
          <table:covered-table-cell table:style-name="ce8"/>
          <table:covered-table-cell table:style-name="ce9"/>
          <table:table-cell table:style-name="ce7" table:formula="of:=541.2132 - 3" office:value-type="float" office:value="538.2132" calcext:value-type="float" table:number-columns-spanned="3" table:number-rows-spanned="1">
            <text:p>538.21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8.6635 - 3" office:value-type="float" office:value="845.6635" calcext:value-type="float" table:number-columns-spanned="3" table:number-rows-spanned="1">
            <text:p>845.6635</text:p>
          </table:table-cell>
          <table:covered-table-cell table:style-name="ce8"/>
          <table:covered-table-cell table:style-name="ce9"/>
          <table:table-cell table:style-name="ce7" table:formula="of:=542.4944 - 3" office:value-type="float" office:value="539.4944" calcext:value-type="float" table:number-columns-spanned="3" table:number-rows-spanned="1">
            <text:p>539.4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8.8044 - 3" office:value-type="float" office:value="845.8044" calcext:value-type="float" table:number-columns-spanned="3" table:number-rows-spanned="1">
            <text:p>845.8044</text:p>
          </table:table-cell>
          <table:covered-table-cell table:style-name="ce8"/>
          <table:covered-table-cell table:style-name="ce9"/>
          <table:table-cell table:style-name="ce7" table:formula="of:=543.0617 - 3" office:value-type="float" office:value="540.0617" calcext:value-type="float" table:number-columns-spanned="3" table:number-rows-spanned="1">
            <text:p>540.06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9.3589 - 5" office:value-type="float" office:value="844.3589" calcext:value-type="float" table:number-columns-spanned="3" table:number-rows-spanned="1">
            <text:p>844.3589</text:p>
          </table:table-cell>
          <table:covered-table-cell table:style-name="ce8"/>
          <table:covered-table-cell table:style-name="ce9"/>
          <table:table-cell table:style-name="ce7" table:formula="of:=544.3438 - 3" office:value-type="float" office:value="541.3438" calcext:value-type="float" table:number-columns-spanned="3" table:number-rows-spanned="1">
            <text:p>541.34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9.3692 - 3" office:value-type="float" office:value="846.3692" calcext:value-type="float" table:number-columns-spanned="3" table:number-rows-spanned="1">
            <text:p>846.3692</text:p>
          </table:table-cell>
          <table:covered-table-cell table:style-name="ce8"/>
          <table:covered-table-cell table:style-name="ce9"/>
          <table:table-cell table:style-name="ce7" table:formula="of:=543.3316 - 3" office:value-type="float" office:value="540.3316" calcext:value-type="float" table:number-columns-spanned="3" table:number-rows-spanned="1">
            <text:p>540.33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49.803 - 1" office:value-type="float" office:value="848.803" calcext:value-type="float" table:number-columns-spanned="3" table:number-rows-spanned="1">
            <text:p>848.803</text:p>
          </table:table-cell>
          <table:covered-table-cell table:style-name="ce8"/>
          <table:covered-table-cell table:style-name="ce9"/>
          <table:table-cell table:style-name="ce7" table:formula="of:=545.52 - 3" office:value-type="float" office:value="542.52" calcext:value-type="float" table:number-columns-spanned="3" table:number-rows-spanned="1">
            <text:p>542.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0.2476 - 5" office:value-type="float" office:value="845.2476" calcext:value-type="float" table:number-columns-spanned="3" table:number-rows-spanned="1">
            <text:p>845.2476</text:p>
          </table:table-cell>
          <table:covered-table-cell table:style-name="ce8"/>
          <table:covered-table-cell table:style-name="ce9"/>
          <table:table-cell table:style-name="ce7" table:formula="of:=544.0321 - 3" office:value-type="float" office:value="541.0321" calcext:value-type="float" table:number-columns-spanned="3" table:number-rows-spanned="1">
            <text:p>541.0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0.7756 - 2" office:value-type="float" office:value="848.7756" calcext:value-type="float" table:number-columns-spanned="3" table:number-rows-spanned="1">
            <text:p>848.7756</text:p>
          </table:table-cell>
          <table:covered-table-cell table:style-name="ce8"/>
          <table:covered-table-cell table:style-name="ce9"/>
          <table:table-cell table:style-name="ce7" table:formula="of:=544.4373 - 3" office:value-type="float" office:value="541.4373" calcext:value-type="float" table:number-columns-spanned="3" table:number-rows-spanned="1">
            <text:p>541.43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0.9376 - 4" office:value-type="float" office:value="846.9376" calcext:value-type="float" table:number-columns-spanned="3" table:number-rows-spanned="1">
            <text:p>846.9376</text:p>
          </table:table-cell>
          <table:covered-table-cell table:style-name="ce8"/>
          <table:covered-table-cell table:style-name="ce9"/>
          <table:table-cell table:style-name="ce7" table:formula="of:=545.0853 - 3" office:value-type="float" office:value="542.0853" calcext:value-type="float" table:number-columns-spanned="3" table:number-rows-spanned="1">
            <text:p>542.08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1.3001 - 1" office:value-type="float" office:value="850.3001" calcext:value-type="float" table:number-columns-spanned="3" table:number-rows-spanned="1">
            <text:p>850.3001</text:p>
          </table:table-cell>
          <table:covered-table-cell table:style-name="ce8"/>
          <table:covered-table-cell table:style-name="ce9"/>
          <table:table-cell table:style-name="ce7" table:formula="of:=545.7264 - 3" office:value-type="float" office:value="542.7264" calcext:value-type="float" table:number-columns-spanned="3" table:number-rows-spanned="1">
            <text:p>542.72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1.9177 - 2" office:value-type="float" office:value="849.9177" calcext:value-type="float" table:number-columns-spanned="3" table:number-rows-spanned="1">
            <text:p>849.9177</text:p>
          </table:table-cell>
          <table:covered-table-cell table:style-name="ce8"/>
          <table:covered-table-cell table:style-name="ce9"/>
          <table:table-cell table:style-name="ce7" table:formula="of:=546.3244 - 3" office:value-type="float" office:value="543.3244" calcext:value-type="float" table:number-columns-spanned="3" table:number-rows-spanned="1">
            <text:p>543.32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3.3673 - 4" office:value-type="float" office:value="849.3673" calcext:value-type="float" table:number-columns-spanned="3" table:number-rows-spanned="1">
            <text:p>849.3673</text:p>
          </table:table-cell>
          <table:covered-table-cell table:style-name="ce8"/>
          <table:covered-table-cell table:style-name="ce9"/>
          <table:table-cell table:style-name="ce7" table:formula="of:=547.0165 - 3" office:value-type="float" office:value="544.0165" calcext:value-type="float" table:number-columns-spanned="3" table:number-rows-spanned="1">
            <text:p>544.01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3.5842 - 4" office:value-type="float" office:value="849.5842" calcext:value-type="float" table:number-columns-spanned="3" table:number-rows-spanned="1">
            <text:p>849.5842</text:p>
          </table:table-cell>
          <table:covered-table-cell table:style-name="ce8"/>
          <table:covered-table-cell table:style-name="ce9"/>
          <table:table-cell table:style-name="ce7" table:formula="of:=547.3727 - 3" office:value-type="float" office:value="544.3727" calcext:value-type="float" table:number-columns-spanned="3" table:number-rows-spanned="1">
            <text:p>544.37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4.4743 - 3" office:value-type="float" office:value="851.4743" calcext:value-type="float" table:number-columns-spanned="3" table:number-rows-spanned="1">
            <text:p>851.4743</text:p>
          </table:table-cell>
          <table:covered-table-cell table:style-name="ce8"/>
          <table:covered-table-cell table:style-name="ce9"/>
          <table:table-cell table:style-name="ce7" table:formula="of:=548.7088 - 3" office:value-type="float" office:value="545.7088" calcext:value-type="float" table:number-columns-spanned="3" table:number-rows-spanned="1">
            <text:p>545.70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4.9162 - 3" office:value-type="float" office:value="851.9162" calcext:value-type="float" table:number-columns-spanned="3" table:number-rows-spanned="1">
            <text:p>851.9162</text:p>
          </table:table-cell>
          <table:covered-table-cell table:style-name="ce8"/>
          <table:covered-table-cell table:style-name="ce9"/>
          <table:table-cell table:style-name="ce7" table:formula="of:=548.2476 - 3" office:value-type="float" office:value="545.2476" calcext:value-type="float" table:number-columns-spanned="3" table:number-rows-spanned="1">
            <text:p>545.24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5.5334 - 1" office:value-type="float" office:value="854.5334" calcext:value-type="float" table:number-columns-spanned="3" table:number-rows-spanned="1">
            <text:p>854.5334</text:p>
          </table:table-cell>
          <table:covered-table-cell table:style-name="ce8"/>
          <table:covered-table-cell table:style-name="ce9"/>
          <table:table-cell table:style-name="ce7" table:formula="of:=549.3018 - 3" office:value-type="float" office:value="546.3018" calcext:value-type="float" table:number-columns-spanned="3" table:number-rows-spanned="1">
            <text:p>546.30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5.5791 - 2" office:value-type="float" office:value="853.5791" calcext:value-type="float" table:number-columns-spanned="3" table:number-rows-spanned="1">
            <text:p>853.5791</text:p>
          </table:table-cell>
          <table:covered-table-cell table:style-name="ce8"/>
          <table:covered-table-cell table:style-name="ce9"/>
          <table:table-cell table:style-name="ce7" table:formula="of:=549.3123 - 3" office:value-type="float" office:value="546.3123" calcext:value-type="float" table:number-columns-spanned="3" table:number-rows-spanned="1">
            <text:p>546.31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5.9337 - 5" office:value-type="float" office:value="850.9337" calcext:value-type="float" table:number-columns-spanned="3" table:number-rows-spanned="1">
            <text:p>850.9337</text:p>
          </table:table-cell>
          <table:covered-table-cell table:style-name="ce8"/>
          <table:covered-table-cell table:style-name="ce9"/>
          <table:table-cell table:style-name="ce7" table:formula="of:=550.35 - 3" office:value-type="float" office:value="547.35" calcext:value-type="float" table:number-columns-spanned="3" table:number-rows-spanned="1">
            <text:p>547.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6.0699 - 5" office:value-type="float" office:value="851.0699" calcext:value-type="float" table:number-columns-spanned="3" table:number-rows-spanned="1">
            <text:p>851.0699</text:p>
          </table:table-cell>
          <table:covered-table-cell table:style-name="ce8"/>
          <table:covered-table-cell table:style-name="ce9"/>
          <table:table-cell table:style-name="ce7" table:formula="of:=551.9201 - 3" office:value-type="float" office:value="548.9201" calcext:value-type="float" table:number-columns-spanned="3" table:number-rows-spanned="1">
            <text:p>548.92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6.591 - 1" office:value-type="float" office:value="855.591" calcext:value-type="float" table:number-columns-spanned="3" table:number-rows-spanned="1">
            <text:p>855.591</text:p>
          </table:table-cell>
          <table:covered-table-cell table:style-name="ce8"/>
          <table:covered-table-cell table:style-name="ce9"/>
          <table:table-cell table:style-name="ce7" table:formula="of:=551.0074 - 3" office:value-type="float" office:value="548.0074" calcext:value-type="float" table:number-columns-spanned="3" table:number-rows-spanned="1">
            <text:p>548.00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6.9148 - 2" office:value-type="float" office:value="854.9148" calcext:value-type="float" table:number-columns-spanned="3" table:number-rows-spanned="1">
            <text:p>854.9148</text:p>
          </table:table-cell>
          <table:covered-table-cell table:style-name="ce8"/>
          <table:covered-table-cell table:style-name="ce9"/>
          <table:table-cell table:style-name="ce7" table:formula="of:=551.4012 - 3" office:value-type="float" office:value="548.4012" calcext:value-type="float" table:number-columns-spanned="3" table:number-rows-spanned="1">
            <text:p>548.40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7.6923 - 2" office:value-type="float" office:value="855.6923" calcext:value-type="float" table:number-columns-spanned="3" table:number-rows-spanned="1">
            <text:p>855.6923</text:p>
          </table:table-cell>
          <table:covered-table-cell table:style-name="ce8"/>
          <table:covered-table-cell table:style-name="ce9"/>
          <table:table-cell table:style-name="ce7" table:formula="of:=552.8548 - 3" office:value-type="float" office:value="549.8548" calcext:value-type="float" table:number-columns-spanned="3" table:number-rows-spanned="1">
            <text:p>549.85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7.9284 - 2" office:value-type="float" office:value="855.9284" calcext:value-type="float" table:number-columns-spanned="3" table:number-rows-spanned="1">
            <text:p>855.9284</text:p>
          </table:table-cell>
          <table:covered-table-cell table:style-name="ce8"/>
          <table:covered-table-cell table:style-name="ce9"/>
          <table:table-cell table:style-name="ce7" table:formula="of:=553.1653 - 3" office:value-type="float" office:value="550.1653" calcext:value-type="float" table:number-columns-spanned="3" table:number-rows-spanned="1">
            <text:p>550.16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8.6539 - 5" office:value-type="float" office:value="853.6539" calcext:value-type="float" table:number-columns-spanned="3" table:number-rows-spanned="1">
            <text:p>853.6539</text:p>
          </table:table-cell>
          <table:covered-table-cell table:style-name="ce8"/>
          <table:covered-table-cell table:style-name="ce9"/>
          <table:table-cell table:style-name="ce7" table:formula="of:=554.7422 - 3" office:value-type="float" office:value="551.7422" calcext:value-type="float" table:number-columns-spanned="3" table:number-rows-spanned="1">
            <text:p>551.74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9.6526 - 1" office:value-type="float" office:value="858.6526" calcext:value-type="float" table:number-columns-spanned="3" table:number-rows-spanned="1">
            <text:p>858.6526</text:p>
          </table:table-cell>
          <table:covered-table-cell table:style-name="ce8"/>
          <table:covered-table-cell table:style-name="ce9"/>
          <table:table-cell table:style-name="ce7" table:formula="of:=553.6824 - 3" office:value-type="float" office:value="550.6824" calcext:value-type="float" table:number-columns-spanned="3" table:number-rows-spanned="1">
            <text:p>550.68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59.9125 - 3" office:value-type="float" office:value="856.9125" calcext:value-type="float" table:number-columns-spanned="3" table:number-rows-spanned="1">
            <text:p>856.9125</text:p>
          </table:table-cell>
          <table:covered-table-cell table:style-name="ce8"/>
          <table:covered-table-cell table:style-name="ce9"/>
          <table:table-cell table:style-name="ce7" table:formula="of:=555.0562 - 3" office:value-type="float" office:value="552.0562" calcext:value-type="float" table:number-columns-spanned="3" table:number-rows-spanned="1">
            <text:p>552.0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0.59 - 4" office:value-type="float" office:value="856.59" calcext:value-type="float" table:number-columns-spanned="3" table:number-rows-spanned="1">
            <text:p>856.59</text:p>
          </table:table-cell>
          <table:covered-table-cell table:style-name="ce8"/>
          <table:covered-table-cell table:style-name="ce9"/>
          <table:table-cell table:style-name="ce7" table:formula="of:=554.3867 - 3" office:value-type="float" office:value="551.3867" calcext:value-type="float" table:number-columns-spanned="3" table:number-rows-spanned="1">
            <text:p>551.38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1.0636 - 5" office:value-type="float" office:value="856.0636" calcext:value-type="float" table:number-columns-spanned="3" table:number-rows-spanned="1">
            <text:p>856.0636</text:p>
          </table:table-cell>
          <table:covered-table-cell table:style-name="ce8"/>
          <table:covered-table-cell table:style-name="ce9"/>
          <table:table-cell table:style-name="ce7" table:formula="of:=555.4588 - 3" office:value-type="float" office:value="552.4588" calcext:value-type="float" table:number-columns-spanned="3" table:number-rows-spanned="1">
            <text:p>552.45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2.6899 - 5" office:value-type="float" office:value="857.6899" calcext:value-type="float" table:number-columns-spanned="3" table:number-rows-spanned="1">
            <text:p>857.6899</text:p>
          </table:table-cell>
          <table:covered-table-cell table:style-name="ce8"/>
          <table:covered-table-cell table:style-name="ce9"/>
          <table:table-cell table:style-name="ce7" table:formula="of:=556.9978 - 3" office:value-type="float" office:value="553.9978" calcext:value-type="float" table:number-columns-spanned="3" table:number-rows-spanned="1">
            <text:p>553.99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2.9101 - 3" office:value-type="float" office:value="859.9101" calcext:value-type="float" table:number-columns-spanned="3" table:number-rows-spanned="1">
            <text:p>859.9101</text:p>
          </table:table-cell>
          <table:covered-table-cell table:style-name="ce8"/>
          <table:covered-table-cell table:style-name="ce9"/>
          <table:table-cell table:style-name="ce7" table:formula="of:=556.4936 - 3" office:value-type="float" office:value="553.4936" calcext:value-type="float" table:number-columns-spanned="3" table:number-rows-spanned="1">
            <text:p>553.4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2.9252 - 5" office:value-type="float" office:value="857.9252" calcext:value-type="float" table:number-columns-spanned="3" table:number-rows-spanned="1">
            <text:p>857.9252</text:p>
          </table:table-cell>
          <table:covered-table-cell table:style-name="ce8"/>
          <table:covered-table-cell table:style-name="ce9"/>
          <table:table-cell table:style-name="ce7" table:formula="of:=556.8469 - 3" office:value-type="float" office:value="553.8469" calcext:value-type="float" table:number-columns-spanned="3" table:number-rows-spanned="1">
            <text:p>553.84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3.0579 - 2" office:value-type="float" office:value="861.0579" calcext:value-type="float" table:number-columns-spanned="3" table:number-rows-spanned="1">
            <text:p>861.0579</text:p>
          </table:table-cell>
          <table:covered-table-cell table:style-name="ce8"/>
          <table:covered-table-cell table:style-name="ce9"/>
          <table:table-cell table:style-name="ce7" table:formula="of:=558.2377 - 3" office:value-type="float" office:value="555.2377" calcext:value-type="float" table:number-columns-spanned="3" table:number-rows-spanned="1">
            <text:p>555.23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3.7443 - 1" office:value-type="float" office:value="862.7443" calcext:value-type="float" table:number-columns-spanned="3" table:number-rows-spanned="1">
            <text:p>862.7443</text:p>
          </table:table-cell>
          <table:covered-table-cell table:style-name="ce8"/>
          <table:covered-table-cell table:style-name="ce9"/>
          <table:table-cell table:style-name="ce7" table:formula="of:=557.3833 - 3" office:value-type="float" office:value="554.3833" calcext:value-type="float" table:number-columns-spanned="3" table:number-rows-spanned="1">
            <text:p>554.38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3.8874 - 4" office:value-type="float" office:value="859.8874" calcext:value-type="float" table:number-columns-spanned="3" table:number-rows-spanned="1">
            <text:p>859.8874</text:p>
          </table:table-cell>
          <table:covered-table-cell table:style-name="ce8"/>
          <table:covered-table-cell table:style-name="ce9"/>
          <table:table-cell table:style-name="ce7" table:formula="of:=558.6125 - 3" office:value-type="float" office:value="555.6125" calcext:value-type="float" table:number-columns-spanned="3" table:number-rows-spanned="1">
            <text:p>555.61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3.909 - 1" office:value-type="float" office:value="862.909" calcext:value-type="float" table:number-columns-spanned="3" table:number-rows-spanned="1">
            <text:p>862.909</text:p>
          </table:table-cell>
          <table:covered-table-cell table:style-name="ce8"/>
          <table:covered-table-cell table:style-name="ce9"/>
          <table:table-cell table:style-name="ce7" table:formula="of:=559.3301 - 3" office:value-type="float" office:value="556.3301" calcext:value-type="float" table:number-columns-spanned="3" table:number-rows-spanned="1">
            <text:p>556.33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4.1141 - 1" office:value-type="float" office:value="863.1141" calcext:value-type="float" table:number-columns-spanned="3" table:number-rows-spanned="1">
            <text:p>863.1141</text:p>
          </table:table-cell>
          <table:covered-table-cell table:style-name="ce8"/>
          <table:covered-table-cell table:style-name="ce9"/>
          <table:table-cell table:style-name="ce7" table:formula="of:=560.3703 - 3" office:value-type="float" office:value="557.3703" calcext:value-type="float" table:number-columns-spanned="3" table:number-rows-spanned="1">
            <text:p>557.37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4.9386 - 1" office:value-type="float" office:value="863.9386" calcext:value-type="float" table:number-columns-spanned="3" table:number-rows-spanned="1">
            <text:p>863.9386</text:p>
          </table:table-cell>
          <table:covered-table-cell table:style-name="ce8"/>
          <table:covered-table-cell table:style-name="ce9"/>
          <table:table-cell table:style-name="ce7" table:formula="of:=560.0122 - 3" office:value-type="float" office:value="557.0122" calcext:value-type="float" table:number-columns-spanned="3" table:number-rows-spanned="1">
            <text:p>557.01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5.0345 - 2" office:value-type="float" office:value="863.0345" calcext:value-type="float" table:number-columns-spanned="3" table:number-rows-spanned="1">
            <text:p>863.0345</text:p>
          </table:table-cell>
          <table:covered-table-cell table:style-name="ce8"/>
          <table:covered-table-cell table:style-name="ce9"/>
          <table:table-cell table:style-name="ce7" table:formula="of:=560.1459 - 3" office:value-type="float" office:value="557.1459" calcext:value-type="float" table:number-columns-spanned="3" table:number-rows-spanned="1">
            <text:p>557.14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5.5855 - 5" office:value-type="float" office:value="860.5855" calcext:value-type="float" table:number-columns-spanned="3" table:number-rows-spanned="1">
            <text:p>860.5855</text:p>
          </table:table-cell>
          <table:covered-table-cell table:style-name="ce8"/>
          <table:covered-table-cell table:style-name="ce9"/>
          <table:table-cell table:style-name="ce7" table:formula="of:=559.9665 - 3" office:value-type="float" office:value="556.9665" calcext:value-type="float" table:number-columns-spanned="3" table:number-rows-spanned="1">
            <text:p>556.96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7.0307 - 2" office:value-type="float" office:value="865.0307" calcext:value-type="float" table:number-columns-spanned="3" table:number-rows-spanned="1">
            <text:p>865.0307</text:p>
          </table:table-cell>
          <table:covered-table-cell table:style-name="ce8"/>
          <table:covered-table-cell table:style-name="ce9"/>
          <table:table-cell table:style-name="ce7" table:formula="of:=562.8772 - 3" office:value-type="float" office:value="559.8772" calcext:value-type="float" table:number-columns-spanned="3" table:number-rows-spanned="1">
            <text:p>559.87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7.0811 - 3" office:value-type="float" office:value="864.0811" calcext:value-type="float" table:number-columns-spanned="3" table:number-rows-spanned="1">
            <text:p>864.0811</text:p>
          </table:table-cell>
          <table:covered-table-cell table:style-name="ce8"/>
          <table:covered-table-cell table:style-name="ce9"/>
          <table:table-cell table:style-name="ce7" table:formula="of:=561.7763 - 3" office:value-type="float" office:value="558.7763" calcext:value-type="float" table:number-columns-spanned="3" table:number-rows-spanned="1">
            <text:p>558.77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7.2834 - 3" office:value-type="float" office:value="864.2834" calcext:value-type="float" table:number-columns-spanned="3" table:number-rows-spanned="1">
            <text:p>864.2834</text:p>
          </table:table-cell>
          <table:covered-table-cell table:style-name="ce8"/>
          <table:covered-table-cell table:style-name="ce9"/>
          <table:table-cell table:style-name="ce7" table:formula="of:=563.5384 - 3" office:value-type="float" office:value="560.5384" calcext:value-type="float" table:number-columns-spanned="3" table:number-rows-spanned="1">
            <text:p>560.53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7.743 - 4" office:value-type="float" office:value="863.743" calcext:value-type="float" table:number-columns-spanned="3" table:number-rows-spanned="1">
            <text:p>863.743</text:p>
          </table:table-cell>
          <table:covered-table-cell table:style-name="ce8"/>
          <table:covered-table-cell table:style-name="ce9"/>
          <table:table-cell table:style-name="ce7" table:formula="of:=564.2247 - 3" office:value-type="float" office:value="561.2247" calcext:value-type="float" table:number-columns-spanned="3" table:number-rows-spanned="1">
            <text:p>561.22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8.9383 - 4" office:value-type="float" office:value="864.9383" calcext:value-type="float" table:number-columns-spanned="3" table:number-rows-spanned="1">
            <text:p>864.9383</text:p>
          </table:table-cell>
          <table:covered-table-cell table:style-name="ce8"/>
          <table:covered-table-cell table:style-name="ce9"/>
          <table:table-cell table:style-name="ce7" table:formula="of:=563.1716 - 3" office:value-type="float" office:value="560.1716" calcext:value-type="float" table:number-columns-spanned="3" table:number-rows-spanned="1">
            <text:p>560.17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9.0787 - 2" office:value-type="float" office:value="867.0787" calcext:value-type="float" table:number-columns-spanned="3" table:number-rows-spanned="1">
            <text:p>867.0787</text:p>
          </table:table-cell>
          <table:covered-table-cell table:style-name="ce8"/>
          <table:covered-table-cell table:style-name="ce9"/>
          <table:table-cell table:style-name="ce7" table:formula="of:=564.4277 - 3" office:value-type="float" office:value="561.4277" calcext:value-type="float" table:number-columns-spanned="3" table:number-rows-spanned="1">
            <text:p>561.42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9.1454 - 2" office:value-type="float" office:value="867.1454" calcext:value-type="float" table:number-columns-spanned="3" table:number-rows-spanned="1">
            <text:p>867.1454</text:p>
          </table:table-cell>
          <table:covered-table-cell table:style-name="ce8"/>
          <table:covered-table-cell table:style-name="ce9"/>
          <table:table-cell table:style-name="ce7" table:formula="of:=564.7683 - 3" office:value-type="float" office:value="561.7683" calcext:value-type="float" table:number-columns-spanned="3" table:number-rows-spanned="1">
            <text:p>561.76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9.5784 - 4" office:value-type="float" office:value="865.5784" calcext:value-type="float" table:number-columns-spanned="3" table:number-rows-spanned="1">
            <text:p>865.5784</text:p>
          </table:table-cell>
          <table:covered-table-cell table:style-name="ce8"/>
          <table:covered-table-cell table:style-name="ce9"/>
          <table:table-cell table:style-name="ce7" table:formula="of:=566.142 - 3" office:value-type="float" office:value="563.142" calcext:value-type="float" table:number-columns-spanned="3" table:number-rows-spanned="1">
            <text:p>563.1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69.7371 - 2" office:value-type="float" office:value="867.7371" calcext:value-type="float" table:number-columns-spanned="3" table:number-rows-spanned="1">
            <text:p>867.7371</text:p>
          </table:table-cell>
          <table:covered-table-cell table:style-name="ce8"/>
          <table:covered-table-cell table:style-name="ce9"/>
          <table:table-cell table:style-name="ce7" table:formula="of:=565.4738 - 3" office:value-type="float" office:value="562.4738" calcext:value-type="float" table:number-columns-spanned="3" table:number-rows-spanned="1">
            <text:p>562.47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0.4542 - 3" office:value-type="float" office:value="867.4542" calcext:value-type="float" table:number-columns-spanned="3" table:number-rows-spanned="1">
            <text:p>867.4542</text:p>
          </table:table-cell>
          <table:covered-table-cell table:style-name="ce8"/>
          <table:covered-table-cell table:style-name="ce9"/>
          <table:table-cell table:style-name="ce7" table:formula="of:=567.226 - 3" office:value-type="float" office:value="564.226" calcext:value-type="float" table:number-columns-spanned="3" table:number-rows-spanned="1">
            <text:p>564.2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0.9357 - 2" office:value-type="float" office:value="868.9357" calcext:value-type="float" table:number-columns-spanned="3" table:number-rows-spanned="1">
            <text:p>868.9357</text:p>
          </table:table-cell>
          <table:covered-table-cell table:style-name="ce8"/>
          <table:covered-table-cell table:style-name="ce9"/>
          <table:table-cell table:style-name="ce7" table:formula="of:=567.0562 - 3" office:value-type="float" office:value="564.0562" calcext:value-type="float" table:number-columns-spanned="3" table:number-rows-spanned="1">
            <text:p>564.0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1.5082 - 1" office:value-type="float" office:value="870.5082" calcext:value-type="float" table:number-columns-spanned="3" table:number-rows-spanned="1">
            <text:p>870.5082</text:p>
          </table:table-cell>
          <table:covered-table-cell table:style-name="ce8"/>
          <table:covered-table-cell table:style-name="ce9"/>
          <table:table-cell table:style-name="ce7" table:formula="of:=567.4248 - 3" office:value-type="float" office:value="564.4248" calcext:value-type="float" table:number-columns-spanned="3" table:number-rows-spanned="1">
            <text:p>564.42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2.0775 - 3" office:value-type="float" office:value="869.0775" calcext:value-type="float" table:number-columns-spanned="3" table:number-rows-spanned="1">
            <text:p>869.0775</text:p>
          </table:table-cell>
          <table:covered-table-cell table:style-name="ce8"/>
          <table:covered-table-cell table:style-name="ce9"/>
          <table:table-cell table:style-name="ce7" table:formula="of:=567.9374 - 3" office:value-type="float" office:value="564.9374" calcext:value-type="float" table:number-columns-spanned="3" table:number-rows-spanned="1">
            <text:p>564.93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2.1426 - 3" office:value-type="float" office:value="869.1426" calcext:value-type="float" table:number-columns-spanned="3" table:number-rows-spanned="1">
            <text:p>869.1426</text:p>
          </table:table-cell>
          <table:covered-table-cell table:style-name="ce8"/>
          <table:covered-table-cell table:style-name="ce9"/>
          <table:table-cell table:style-name="ce7" table:formula="of:=567.8913 - 3" office:value-type="float" office:value="564.8913" calcext:value-type="float" table:number-columns-spanned="3" table:number-rows-spanned="1">
            <text:p>564.89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3.5741 - 4" office:value-type="float" office:value="869.5741" calcext:value-type="float" table:number-columns-spanned="3" table:number-rows-spanned="1">
            <text:p>869.5741</text:p>
          </table:table-cell>
          <table:covered-table-cell table:style-name="ce8"/>
          <table:covered-table-cell table:style-name="ce9"/>
          <table:table-cell table:style-name="ce7" table:formula="of:=568.9884 - 3" office:value-type="float" office:value="565.9884" calcext:value-type="float" table:number-columns-spanned="3" table:number-rows-spanned="1">
            <text:p>565.98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4.1046 - 3" office:value-type="float" office:value="871.1046" calcext:value-type="float" table:number-columns-spanned="3" table:number-rows-spanned="1">
            <text:p>871.1046</text:p>
          </table:table-cell>
          <table:covered-table-cell table:style-name="ce8"/>
          <table:covered-table-cell table:style-name="ce9"/>
          <table:table-cell table:style-name="ce7" table:formula="of:=570.0281 - 3" office:value-type="float" office:value="567.0281" calcext:value-type="float" table:number-columns-spanned="3" table:number-rows-spanned="1">
            <text:p>567.02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5.0198 - 5" office:value-type="float" office:value="870.0198" calcext:value-type="float" table:number-columns-spanned="3" table:number-rows-spanned="1">
            <text:p>870.0198</text:p>
          </table:table-cell>
          <table:covered-table-cell table:style-name="ce8"/>
          <table:covered-table-cell table:style-name="ce9"/>
          <table:table-cell table:style-name="ce7" table:formula="of:=569.33 - 3" office:value-type="float" office:value="566.33" calcext:value-type="float" table:number-columns-spanned="3" table:number-rows-spanned="1">
            <text:p>566.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5.2445 - 3" office:value-type="float" office:value="872.2445" calcext:value-type="float" table:number-columns-spanned="3" table:number-rows-spanned="1">
            <text:p>872.2445</text:p>
          </table:table-cell>
          <table:covered-table-cell table:style-name="ce8"/>
          <table:covered-table-cell table:style-name="ce9"/>
          <table:table-cell table:style-name="ce7" table:formula="of:=570.974 - 3" office:value-type="float" office:value="567.974" calcext:value-type="float" table:number-columns-spanned="3" table:number-rows-spanned="1">
            <text:p>567.9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5.7384 - 4" office:value-type="float" office:value="871.7384" calcext:value-type="float" table:number-columns-spanned="3" table:number-rows-spanned="1">
            <text:p>871.7384</text:p>
          </table:table-cell>
          <table:covered-table-cell table:style-name="ce8"/>
          <table:covered-table-cell table:style-name="ce9"/>
          <table:table-cell table:style-name="ce7" table:formula="of:=571.6559 - 3" office:value-type="float" office:value="568.6559" calcext:value-type="float" table:number-columns-spanned="3" table:number-rows-spanned="1">
            <text:p>568.65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6.2167 - 2" office:value-type="float" office:value="874.2167" calcext:value-type="float" table:number-columns-spanned="3" table:number-rows-spanned="1">
            <text:p>874.2167</text:p>
          </table:table-cell>
          <table:covered-table-cell table:style-name="ce8"/>
          <table:covered-table-cell table:style-name="ce9"/>
          <table:table-cell table:style-name="ce7" table:formula="of:=571.665 - 3" office:value-type="float" office:value="568.665" calcext:value-type="float" table:number-columns-spanned="3" table:number-rows-spanned="1">
            <text:p>568.6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7.4254 - 5" office:value-type="float" office:value="872.4254" calcext:value-type="float" table:number-columns-spanned="3" table:number-rows-spanned="1">
            <text:p>872.4254</text:p>
          </table:table-cell>
          <table:covered-table-cell table:style-name="ce8"/>
          <table:covered-table-cell table:style-name="ce9"/>
          <table:table-cell table:style-name="ce7" table:formula="of:=573.618 - 3" office:value-type="float" office:value="570.618" calcext:value-type="float" table:number-columns-spanned="3" table:number-rows-spanned="1">
            <text:p>570.6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8.2154 - 2" office:value-type="float" office:value="876.2154" calcext:value-type="float" table:number-columns-spanned="3" table:number-rows-spanned="1">
            <text:p>876.2154</text:p>
          </table:table-cell>
          <table:covered-table-cell table:style-name="ce8"/>
          <table:covered-table-cell table:style-name="ce9"/>
          <table:table-cell table:style-name="ce7" table:formula="of:=573.0517 - 3" office:value-type="float" office:value="570.0517" calcext:value-type="float" table:number-columns-spanned="3" table:number-rows-spanned="1">
            <text:p>570.05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8.4127 - 3" office:value-type="float" office:value="875.4127" calcext:value-type="float" table:number-columns-spanned="3" table:number-rows-spanned="1">
            <text:p>875.4127</text:p>
          </table:table-cell>
          <table:covered-table-cell table:style-name="ce8"/>
          <table:covered-table-cell table:style-name="ce9"/>
          <table:table-cell table:style-name="ce7" table:formula="of:=572.4707 - 3" office:value-type="float" office:value="569.4707" calcext:value-type="float" table:number-columns-spanned="3" table:number-rows-spanned="1">
            <text:p>569.47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8.4791 - 1" office:value-type="float" office:value="877.4791" calcext:value-type="float" table:number-columns-spanned="3" table:number-rows-spanned="1">
            <text:p>877.4791</text:p>
          </table:table-cell>
          <table:covered-table-cell table:style-name="ce8"/>
          <table:covered-table-cell table:style-name="ce9"/>
          <table:table-cell table:style-name="ce7" table:formula="of:=573.598 - 3" office:value-type="float" office:value="570.598" calcext:value-type="float" table:number-columns-spanned="3" table:number-rows-spanned="1">
            <text:p>570.5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8.5707 - 5" office:value-type="float" office:value="873.5707" calcext:value-type="float" table:number-columns-spanned="3" table:number-rows-spanned="1">
            <text:p>873.5707</text:p>
          </table:table-cell>
          <table:covered-table-cell table:style-name="ce8"/>
          <table:covered-table-cell table:style-name="ce9"/>
          <table:table-cell table:style-name="ce7" table:formula="of:=573.9268 - 3" office:value-type="float" office:value="570.9268" calcext:value-type="float" table:number-columns-spanned="3" table:number-rows-spanned="1">
            <text:p>570.92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79.2745 - 1" office:value-type="float" office:value="878.2745" calcext:value-type="float" table:number-columns-spanned="3" table:number-rows-spanned="1">
            <text:p>878.2745</text:p>
          </table:table-cell>
          <table:covered-table-cell table:style-name="ce8"/>
          <table:covered-table-cell table:style-name="ce9"/>
          <table:table-cell table:style-name="ce7" table:formula="of:=574.6632 - 3" office:value-type="float" office:value="571.6632" calcext:value-type="float" table:number-columns-spanned="3" table:number-rows-spanned="1">
            <text:p>571.66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0.0163 - 5" office:value-type="float" office:value="875.0163" calcext:value-type="float" table:number-columns-spanned="3" table:number-rows-spanned="1">
            <text:p>875.0163</text:p>
          </table:table-cell>
          <table:covered-table-cell table:style-name="ce8"/>
          <table:covered-table-cell table:style-name="ce9"/>
          <table:table-cell table:style-name="ce7" table:formula="of:=574.7929 - 3" office:value-type="float" office:value="571.7929" calcext:value-type="float" table:number-columns-spanned="3" table:number-rows-spanned="1">
            <text:p>571.79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0.7353 - 5" office:value-type="float" office:value="875.7353" calcext:value-type="float" table:number-columns-spanned="3" table:number-rows-spanned="1">
            <text:p>875.7353</text:p>
          </table:table-cell>
          <table:covered-table-cell table:style-name="ce8"/>
          <table:covered-table-cell table:style-name="ce9"/>
          <table:table-cell table:style-name="ce7" table:formula="of:=574.6666 - 3" office:value-type="float" office:value="571.6666" calcext:value-type="float" table:number-columns-spanned="3" table:number-rows-spanned="1">
            <text:p>571.6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1.5821 - 3" office:value-type="float" office:value="878.5821" calcext:value-type="float" table:number-columns-spanned="3" table:number-rows-spanned="1">
            <text:p>878.5821</text:p>
          </table:table-cell>
          <table:covered-table-cell table:style-name="ce8"/>
          <table:covered-table-cell table:style-name="ce9"/>
          <table:table-cell table:style-name="ce7" table:formula="of:=576.7898 - 3" office:value-type="float" office:value="573.7898" calcext:value-type="float" table:number-columns-spanned="3" table:number-rows-spanned="1">
            <text:p>573.78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2.7933 - 4" office:value-type="float" office:value="878.7933" calcext:value-type="float" table:number-columns-spanned="3" table:number-rows-spanned="1">
            <text:p>878.7933</text:p>
          </table:table-cell>
          <table:covered-table-cell table:style-name="ce8"/>
          <table:covered-table-cell table:style-name="ce9"/>
          <table:table-cell table:style-name="ce7" table:formula="of:=576.0412 - 3" office:value-type="float" office:value="573.0412" calcext:value-type="float" table:number-columns-spanned="3" table:number-rows-spanned="1">
            <text:p>573.04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3.4786 - 5" office:value-type="float" office:value="878.4786" calcext:value-type="float" table:number-columns-spanned="3" table:number-rows-spanned="1">
            <text:p>878.4786</text:p>
          </table:table-cell>
          <table:covered-table-cell table:style-name="ce8"/>
          <table:covered-table-cell table:style-name="ce9"/>
          <table:table-cell table:style-name="ce7" table:formula="of:=577.6617 - 3" office:value-type="float" office:value="574.6617" calcext:value-type="float" table:number-columns-spanned="3" table:number-rows-spanned="1">
            <text:p>574.66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3.51 - 4" office:value-type="float" office:value="879.51" calcext:value-type="float" table:number-columns-spanned="3" table:number-rows-spanned="1">
            <text:p>879.51</text:p>
          </table:table-cell>
          <table:covered-table-cell table:style-name="ce8"/>
          <table:covered-table-cell table:style-name="ce9"/>
          <table:table-cell table:style-name="ce7" table:formula="of:=577.5788 - 3" office:value-type="float" office:value="574.5788" calcext:value-type="float" table:number-columns-spanned="3" table:number-rows-spanned="1">
            <text:p>574.57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3.6944 - 2" office:value-type="float" office:value="881.6944" calcext:value-type="float" table:number-columns-spanned="3" table:number-rows-spanned="1">
            <text:p>881.6944</text:p>
          </table:table-cell>
          <table:covered-table-cell table:style-name="ce8"/>
          <table:covered-table-cell table:style-name="ce9"/>
          <table:table-cell table:style-name="ce7" table:formula="of:=578.486 - 3" office:value-type="float" office:value="575.486" calcext:value-type="float" table:number-columns-spanned="3" table:number-rows-spanned="1">
            <text:p>575.4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4.2413 - 4" office:value-type="float" office:value="880.2413" calcext:value-type="float" table:number-columns-spanned="3" table:number-rows-spanned="1">
            <text:p>880.2413</text:p>
          </table:table-cell>
          <table:covered-table-cell table:style-name="ce8"/>
          <table:covered-table-cell table:style-name="ce9"/>
          <table:table-cell table:style-name="ce7" table:formula="of:=578.4863 - 3" office:value-type="float" office:value="575.4863" calcext:value-type="float" table:number-columns-spanned="3" table:number-rows-spanned="1">
            <text:p>575.48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4.5626 - 1" office:value-type="float" office:value="883.5626" calcext:value-type="float" table:number-columns-spanned="3" table:number-rows-spanned="1">
            <text:p>883.5626</text:p>
          </table:table-cell>
          <table:covered-table-cell table:style-name="ce8"/>
          <table:covered-table-cell table:style-name="ce9"/>
          <table:table-cell table:style-name="ce7" table:formula="of:=579.3654 - 3" office:value-type="float" office:value="576.3654" calcext:value-type="float" table:number-columns-spanned="3" table:number-rows-spanned="1">
            <text:p>576.36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4.7306 - 4" office:value-type="float" office:value="880.7306" calcext:value-type="float" table:number-columns-spanned="3" table:number-rows-spanned="1">
            <text:p>880.7306</text:p>
          </table:table-cell>
          <table:covered-table-cell table:style-name="ce8"/>
          <table:covered-table-cell table:style-name="ce9"/>
          <table:table-cell table:style-name="ce7" table:formula="of:=579.9404 - 3" office:value-type="float" office:value="576.9404" calcext:value-type="float" table:number-columns-spanned="3" table:number-rows-spanned="1">
            <text:p>576.94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5.4749 - 2" office:value-type="float" office:value="883.4749" calcext:value-type="float" table:number-columns-spanned="3" table:number-rows-spanned="1">
            <text:p>883.4749</text:p>
          </table:table-cell>
          <table:covered-table-cell table:style-name="ce8"/>
          <table:covered-table-cell table:style-name="ce9"/>
          <table:table-cell table:style-name="ce7" table:formula="of:=580.0844 - 3" office:value-type="float" office:value="577.0844" calcext:value-type="float" table:number-columns-spanned="3" table:number-rows-spanned="1">
            <text:p>577.08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5.7825 - 1" office:value-type="float" office:value="884.7825" calcext:value-type="float" table:number-columns-spanned="3" table:number-rows-spanned="1">
            <text:p>884.7825</text:p>
          </table:table-cell>
          <table:covered-table-cell table:style-name="ce8"/>
          <table:covered-table-cell table:style-name="ce9"/>
          <table:table-cell table:style-name="ce7" table:formula="of:=580.0973 - 3" office:value-type="float" office:value="577.0973" calcext:value-type="float" table:number-columns-spanned="3" table:number-rows-spanned="1">
            <text:p>577.09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7.2382 - 3" office:value-type="float" office:value="884.2382" calcext:value-type="float" table:number-columns-spanned="3" table:number-rows-spanned="1">
            <text:p>884.2382</text:p>
          </table:table-cell>
          <table:covered-table-cell table:style-name="ce8"/>
          <table:covered-table-cell table:style-name="ce9"/>
          <table:table-cell table:style-name="ce7" table:formula="of:=582.2147 - 3" office:value-type="float" office:value="579.2147" calcext:value-type="float" table:number-columns-spanned="3" table:number-rows-spanned="1">
            <text:p>579.2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7.7916 - 5" office:value-type="float" office:value="882.7916" calcext:value-type="float" table:number-columns-spanned="3" table:number-rows-spanned="1">
            <text:p>882.7916</text:p>
          </table:table-cell>
          <table:covered-table-cell table:style-name="ce8"/>
          <table:covered-table-cell table:style-name="ce9"/>
          <table:table-cell table:style-name="ce7" table:formula="of:=582.9326 - 3" office:value-type="float" office:value="579.9326" calcext:value-type="float" table:number-columns-spanned="3" table:number-rows-spanned="1">
            <text:p>579.93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8.4725 - 3" office:value-type="float" office:value="885.4725" calcext:value-type="float" table:number-columns-spanned="3" table:number-rows-spanned="1">
            <text:p>885.4725</text:p>
          </table:table-cell>
          <table:covered-table-cell table:style-name="ce8"/>
          <table:covered-table-cell table:style-name="ce9"/>
          <table:table-cell table:style-name="ce7" table:formula="of:=581.6578 - 3" office:value-type="float" office:value="578.6578" calcext:value-type="float" table:number-columns-spanned="3" table:number-rows-spanned="1">
            <text:p>578.65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8.7828 - 3" office:value-type="float" office:value="885.7828" calcext:value-type="float" table:number-columns-spanned="3" table:number-rows-spanned="1">
            <text:p>885.7828</text:p>
          </table:table-cell>
          <table:covered-table-cell table:style-name="ce8"/>
          <table:covered-table-cell table:style-name="ce9"/>
          <table:table-cell table:style-name="ce7" table:formula="of:=583.1175 - 3" office:value-type="float" office:value="580.1175" calcext:value-type="float" table:number-columns-spanned="3" table:number-rows-spanned="1">
            <text:p>580.11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8.9776 - 5" office:value-type="float" office:value="883.9776" calcext:value-type="float" table:number-columns-spanned="3" table:number-rows-spanned="1">
            <text:p>883.9776</text:p>
          </table:table-cell>
          <table:covered-table-cell table:style-name="ce8"/>
          <table:covered-table-cell table:style-name="ce9"/>
          <table:table-cell table:style-name="ce7" table:formula="of:=584.2034 - 3" office:value-type="float" office:value="581.2034" calcext:value-type="float" table:number-columns-spanned="3" table:number-rows-spanned="1">
            <text:p>581.20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89.8522 - 5" office:value-type="float" office:value="884.8522" calcext:value-type="float" table:number-columns-spanned="3" table:number-rows-spanned="1">
            <text:p>884.8522</text:p>
          </table:table-cell>
          <table:covered-table-cell table:style-name="ce8"/>
          <table:covered-table-cell table:style-name="ce9"/>
          <table:table-cell table:style-name="ce7" table:formula="of:=582.5982 - 3" office:value-type="float" office:value="579.5982" calcext:value-type="float" table:number-columns-spanned="3" table:number-rows-spanned="1">
            <text:p>579.59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0.4154 - 3" office:value-type="float" office:value="887.4154" calcext:value-type="float" table:number-columns-spanned="3" table:number-rows-spanned="1">
            <text:p>887.4154</text:p>
          </table:table-cell>
          <table:covered-table-cell table:style-name="ce8"/>
          <table:covered-table-cell table:style-name="ce9"/>
          <table:table-cell table:style-name="ce7" table:formula="of:=585.2119 - 3" office:value-type="float" office:value="582.2119" calcext:value-type="float" table:number-columns-spanned="3" table:number-rows-spanned="1">
            <text:p>582.21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0.9631 - 3" office:value-type="float" office:value="887.9631" calcext:value-type="float" table:number-columns-spanned="3" table:number-rows-spanned="1">
            <text:p>887.9631</text:p>
          </table:table-cell>
          <table:covered-table-cell table:style-name="ce8"/>
          <table:covered-table-cell table:style-name="ce9"/>
          <table:table-cell table:style-name="ce7" table:formula="of:=585.1296 - 3" office:value-type="float" office:value="582.1296" calcext:value-type="float" table:number-columns-spanned="3" table:number-rows-spanned="1">
            <text:p>582.12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1.0886 - 2" office:value-type="float" office:value="889.0886" calcext:value-type="float" table:number-columns-spanned="3" table:number-rows-spanned="1">
            <text:p>889.0886</text:p>
          </table:table-cell>
          <table:covered-table-cell table:style-name="ce8"/>
          <table:covered-table-cell table:style-name="ce9"/>
          <table:table-cell table:style-name="ce7" table:formula="of:=584.6482 - 3" office:value-type="float" office:value="581.6482" calcext:value-type="float" table:number-columns-spanned="3" table:number-rows-spanned="1">
            <text:p>581.64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1.8473 - 2" office:value-type="float" office:value="889.8473" calcext:value-type="float" table:number-columns-spanned="3" table:number-rows-spanned="1">
            <text:p>889.8473</text:p>
          </table:table-cell>
          <table:covered-table-cell table:style-name="ce8"/>
          <table:covered-table-cell table:style-name="ce9"/>
          <table:table-cell table:style-name="ce7" table:formula="of:=585.3681 - 3" office:value-type="float" office:value="582.3681" calcext:value-type="float" table:number-columns-spanned="3" table:number-rows-spanned="1">
            <text:p>582.36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1.9606 - 1" office:value-type="float" office:value="890.9606" calcext:value-type="float" table:number-columns-spanned="3" table:number-rows-spanned="1">
            <text:p>890.9606</text:p>
          </table:table-cell>
          <table:covered-table-cell table:style-name="ce8"/>
          <table:covered-table-cell table:style-name="ce9"/>
          <table:table-cell table:style-name="ce7" table:formula="of:=587.7072 - 3" office:value-type="float" office:value="584.7072" calcext:value-type="float" table:number-columns-spanned="3" table:number-rows-spanned="1">
            <text:p>584.70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2.5256 - 2" office:value-type="float" office:value="890.5256" calcext:value-type="float" table:number-columns-spanned="3" table:number-rows-spanned="1">
            <text:p>890.5256</text:p>
          </table:table-cell>
          <table:covered-table-cell table:style-name="ce8"/>
          <table:covered-table-cell table:style-name="ce9"/>
          <table:table-cell table:style-name="ce7" table:formula="of:=585.7768 - 3" office:value-type="float" office:value="582.7768" calcext:value-type="float" table:number-columns-spanned="3" table:number-rows-spanned="1">
            <text:p>582.77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2.846 - 1" office:value-type="float" office:value="891.846" calcext:value-type="float" table:number-columns-spanned="3" table:number-rows-spanned="1">
            <text:p>891.846</text:p>
          </table:table-cell>
          <table:covered-table-cell table:style-name="ce8"/>
          <table:covered-table-cell table:style-name="ce9"/>
          <table:table-cell table:style-name="ce7" table:formula="of:=587.631 - 3" office:value-type="float" office:value="584.631" calcext:value-type="float" table:number-columns-spanned="3" table:number-rows-spanned="1">
            <text:p>584.6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3.4717 - 5" office:value-type="float" office:value="888.4717" calcext:value-type="float" table:number-columns-spanned="3" table:number-rows-spanned="1">
            <text:p>888.4717</text:p>
          </table:table-cell>
          <table:covered-table-cell table:style-name="ce8"/>
          <table:covered-table-cell table:style-name="ce9"/>
          <table:table-cell table:style-name="ce7" table:formula="of:=587.6427 - 3" office:value-type="float" office:value="584.6427" calcext:value-type="float" table:number-columns-spanned="3" table:number-rows-spanned="1">
            <text:p>584.64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4.0708 - 5" office:value-type="float" office:value="889.0708" calcext:value-type="float" table:number-columns-spanned="3" table:number-rows-spanned="1">
            <text:p>889.0708</text:p>
          </table:table-cell>
          <table:covered-table-cell table:style-name="ce8"/>
          <table:covered-table-cell table:style-name="ce9"/>
          <table:table-cell table:style-name="ce7" table:formula="of:=589.1068 - 3" office:value-type="float" office:value="586.1068" calcext:value-type="float" table:number-columns-spanned="3" table:number-rows-spanned="1">
            <text:p>586.10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4.0745 - 2" office:value-type="float" office:value="892.0745" calcext:value-type="float" table:number-columns-spanned="3" table:number-rows-spanned="1">
            <text:p>892.0745</text:p>
          </table:table-cell>
          <table:covered-table-cell table:style-name="ce8"/>
          <table:covered-table-cell table:style-name="ce9"/>
          <table:table-cell table:style-name="ce7" table:formula="of:=589.6667 - 3" office:value-type="float" office:value="586.6667" calcext:value-type="float" table:number-columns-spanned="3" table:number-rows-spanned="1">
            <text:p>586.66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5.5779 - 2" office:value-type="float" office:value="893.5779" calcext:value-type="float" table:number-columns-spanned="3" table:number-rows-spanned="1">
            <text:p>893.5779</text:p>
          </table:table-cell>
          <table:covered-table-cell table:style-name="ce8"/>
          <table:covered-table-cell table:style-name="ce9"/>
          <table:table-cell table:style-name="ce7" table:formula="of:=589.2454 - 3" office:value-type="float" office:value="586.2454" calcext:value-type="float" table:number-columns-spanned="3" table:number-rows-spanned="1">
            <text:p>586.24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6.3756 - 5" office:value-type="float" office:value="891.3756" calcext:value-type="float" table:number-columns-spanned="3" table:number-rows-spanned="1">
            <text:p>891.3756</text:p>
          </table:table-cell>
          <table:covered-table-cell table:style-name="ce8"/>
          <table:covered-table-cell table:style-name="ce9"/>
          <table:table-cell table:style-name="ce7" table:formula="of:=590.1567 - 3" office:value-type="float" office:value="587.1567" calcext:value-type="float" table:number-columns-spanned="3" table:number-rows-spanned="1">
            <text:p>587.15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6.5234 - 4" office:value-type="float" office:value="892.5234" calcext:value-type="float" table:number-columns-spanned="3" table:number-rows-spanned="1">
            <text:p>892.5234</text:p>
          </table:table-cell>
          <table:covered-table-cell table:style-name="ce8"/>
          <table:covered-table-cell table:style-name="ce9"/>
          <table:table-cell table:style-name="ce7" table:formula="of:=592.2032 - 3" office:value-type="float" office:value="589.2032" calcext:value-type="float" table:number-columns-spanned="3" table:number-rows-spanned="1">
            <text:p>589.20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6.8455 - 4" office:value-type="float" office:value="892.8455" calcext:value-type="float" table:number-columns-spanned="3" table:number-rows-spanned="1">
            <text:p>892.8455</text:p>
          </table:table-cell>
          <table:covered-table-cell table:style-name="ce8"/>
          <table:covered-table-cell table:style-name="ce9"/>
          <table:table-cell table:style-name="ce7" table:formula="of:=590.7967 - 3" office:value-type="float" office:value="587.7967" calcext:value-type="float" table:number-columns-spanned="3" table:number-rows-spanned="1">
            <text:p>587.7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7.5196 - 1" office:value-type="float" office:value="896.5196" calcext:value-type="float" table:number-columns-spanned="3" table:number-rows-spanned="1">
            <text:p>896.5196</text:p>
          </table:table-cell>
          <table:covered-table-cell table:style-name="ce8"/>
          <table:covered-table-cell table:style-name="ce9"/>
          <table:table-cell table:style-name="ce7" table:formula="of:=590.809 - 3" office:value-type="float" office:value="587.809" calcext:value-type="float" table:number-columns-spanned="3" table:number-rows-spanned="1">
            <text:p>587.8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7.5778 - 2" office:value-type="float" office:value="895.5778" calcext:value-type="float" table:number-columns-spanned="3" table:number-rows-spanned="1">
            <text:p>895.5778</text:p>
          </table:table-cell>
          <table:covered-table-cell table:style-name="ce8"/>
          <table:covered-table-cell table:style-name="ce9"/>
          <table:table-cell table:style-name="ce7" table:formula="of:=591.2426 - 3" office:value-type="float" office:value="588.2426" calcext:value-type="float" table:number-columns-spanned="3" table:number-rows-spanned="1">
            <text:p>588.24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8.0642 - 4" office:value-type="float" office:value="894.0642" calcext:value-type="float" table:number-columns-spanned="3" table:number-rows-spanned="1">
            <text:p>894.0642</text:p>
          </table:table-cell>
          <table:covered-table-cell table:style-name="ce8"/>
          <table:covered-table-cell table:style-name="ce9"/>
          <table:table-cell table:style-name="ce7" table:formula="of:=593.8322 - 3" office:value-type="float" office:value="590.8322" calcext:value-type="float" table:number-columns-spanned="3" table:number-rows-spanned="1">
            <text:p>590.83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8.5753 - 1" office:value-type="float" office:value="897.5753" calcext:value-type="float" table:number-columns-spanned="3" table:number-rows-spanned="1">
            <text:p>897.5753</text:p>
          </table:table-cell>
          <table:covered-table-cell table:style-name="ce8"/>
          <table:covered-table-cell table:style-name="ce9"/>
          <table:table-cell table:style-name="ce7" table:formula="of:=593.4467 - 3" office:value-type="float" office:value="590.4467" calcext:value-type="float" table:number-columns-spanned="3" table:number-rows-spanned="1">
            <text:p>590.44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9.0725 - 5" office:value-type="float" office:value="894.0725" calcext:value-type="float" table:number-columns-spanned="3" table:number-rows-spanned="1">
            <text:p>894.0725</text:p>
          </table:table-cell>
          <table:covered-table-cell table:style-name="ce8"/>
          <table:covered-table-cell table:style-name="ce9"/>
          <table:table-cell table:style-name="ce7" table:formula="of:=594.5438 - 3" office:value-type="float" office:value="591.5438" calcext:value-type="float" table:number-columns-spanned="3" table:number-rows-spanned="1">
            <text:p>591.54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899.6339 - 1" office:value-type="float" office:value="898.6339" calcext:value-type="float" table:number-columns-spanned="3" table:number-rows-spanned="1">
            <text:p>898.6339</text:p>
          </table:table-cell>
          <table:covered-table-cell table:style-name="ce8"/>
          <table:covered-table-cell table:style-name="ce9"/>
          <table:table-cell table:style-name="ce7" table:formula="of:=593.9359 - 3" office:value-type="float" office:value="590.9359" calcext:value-type="float" table:number-columns-spanned="3" table:number-rows-spanned="1">
            <text:p>590.93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0.5976 - 4" office:value-type="float" office:value="896.5976" calcext:value-type="float" table:number-columns-spanned="3" table:number-rows-spanned="1">
            <text:p>896.5976</text:p>
          </table:table-cell>
          <table:covered-table-cell table:style-name="ce8"/>
          <table:covered-table-cell table:style-name="ce9"/>
          <table:table-cell table:style-name="ce7" table:formula="of:=594.7334 - 3" office:value-type="float" office:value="591.7334" calcext:value-type="float" table:number-columns-spanned="3" table:number-rows-spanned="1">
            <text:p>591.73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0.6904 - 3" office:value-type="float" office:value="897.6904" calcext:value-type="float" table:number-columns-spanned="3" table:number-rows-spanned="1">
            <text:p>897.6904</text:p>
          </table:table-cell>
          <table:covered-table-cell table:style-name="ce8"/>
          <table:covered-table-cell table:style-name="ce9"/>
          <table:table-cell table:style-name="ce7" table:formula="of:=595.4475 - 3" office:value-type="float" office:value="592.4475" calcext:value-type="float" table:number-columns-spanned="3" table:number-rows-spanned="1">
            <text:p>592.44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1.2281 - 3" office:value-type="float" office:value="898.2281" calcext:value-type="float" table:number-columns-spanned="3" table:number-rows-spanned="1">
            <text:p>898.2281</text:p>
          </table:table-cell>
          <table:covered-table-cell table:style-name="ce8"/>
          <table:covered-table-cell table:style-name="ce9"/>
          <table:table-cell table:style-name="ce7" table:formula="of:=595.3861 - 3" office:value-type="float" office:value="592.3861" calcext:value-type="float" table:number-columns-spanned="3" table:number-rows-spanned="1">
            <text:p>592.3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1.6866 - 1" office:value-type="float" office:value="900.6866" calcext:value-type="float" table:number-columns-spanned="3" table:number-rows-spanned="1">
            <text:p>900.6866</text:p>
          </table:table-cell>
          <table:covered-table-cell table:style-name="ce8"/>
          <table:covered-table-cell table:style-name="ce9"/>
          <table:table-cell table:style-name="ce7" table:formula="of:=595.4043 - 3" office:value-type="float" office:value="592.4043" calcext:value-type="float" table:number-columns-spanned="3" table:number-rows-spanned="1">
            <text:p>592.40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1.8419 - 5" office:value-type="float" office:value="896.8419" calcext:value-type="float" table:number-columns-spanned="3" table:number-rows-spanned="1">
            <text:p>896.8419</text:p>
          </table:table-cell>
          <table:covered-table-cell table:style-name="ce8"/>
          <table:covered-table-cell table:style-name="ce9"/>
          <table:table-cell table:style-name="ce7" table:formula="of:=596.9527 - 3" office:value-type="float" office:value="593.9527" calcext:value-type="float" table:number-columns-spanned="3" table:number-rows-spanned="1">
            <text:p>593.95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2.8042 - 3" office:value-type="float" office:value="899.8042" calcext:value-type="float" table:number-columns-spanned="3" table:number-rows-spanned="1">
            <text:p>899.8042</text:p>
          </table:table-cell>
          <table:covered-table-cell table:style-name="ce8"/>
          <table:covered-table-cell table:style-name="ce9"/>
          <table:table-cell table:style-name="ce7" table:formula="of:=598.2609 - 3" office:value-type="float" office:value="595.2609" calcext:value-type="float" table:number-columns-spanned="3" table:number-rows-spanned="1">
            <text:p>595.26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3.0668 - 4" office:value-type="float" office:value="899.0668" calcext:value-type="float" table:number-columns-spanned="3" table:number-rows-spanned="1">
            <text:p>899.0668</text:p>
          </table:table-cell>
          <table:covered-table-cell table:style-name="ce8"/>
          <table:covered-table-cell table:style-name="ce9"/>
          <table:table-cell table:style-name="ce7" table:formula="of:=597.1384 - 3" office:value-type="float" office:value="594.1384" calcext:value-type="float" table:number-columns-spanned="3" table:number-rows-spanned="1">
            <text:p>594.13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3.6868 - 2" office:value-type="float" office:value="901.6868" calcext:value-type="float" table:number-columns-spanned="3" table:number-rows-spanned="1">
            <text:p>901.6868</text:p>
          </table:table-cell>
          <table:covered-table-cell table:style-name="ce8"/>
          <table:covered-table-cell table:style-name="ce9"/>
          <table:table-cell table:style-name="ce7" table:formula="of:=597.4334 - 3" office:value-type="float" office:value="594.4334" calcext:value-type="float" table:number-columns-spanned="3" table:number-rows-spanned="1">
            <text:p>594.43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4.8227 - 4" office:value-type="float" office:value="900.8227" calcext:value-type="float" table:number-columns-spanned="3" table:number-rows-spanned="1">
            <text:p>900.8227</text:p>
          </table:table-cell>
          <table:covered-table-cell table:style-name="ce8"/>
          <table:covered-table-cell table:style-name="ce9"/>
          <table:table-cell table:style-name="ce7" table:formula="of:=599.5411 - 3" office:value-type="float" office:value="596.5411" calcext:value-type="float" table:number-columns-spanned="3" table:number-rows-spanned="1">
            <text:p>596.54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5.0074 - 3" office:value-type="float" office:value="902.0074" calcext:value-type="float" table:number-columns-spanned="3" table:number-rows-spanned="1">
            <text:p>902.0074</text:p>
          </table:table-cell>
          <table:covered-table-cell table:style-name="ce8"/>
          <table:covered-table-cell table:style-name="ce9"/>
          <table:table-cell table:style-name="ce7" table:formula="of:=598.967 - 3" office:value-type="float" office:value="595.967" calcext:value-type="float" table:number-columns-spanned="3" table:number-rows-spanned="1">
            <text:p>595.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5.8181 - 1" office:value-type="float" office:value="904.8181" calcext:value-type="float" table:number-columns-spanned="3" table:number-rows-spanned="1">
            <text:p>904.8181</text:p>
          </table:table-cell>
          <table:covered-table-cell table:style-name="ce8"/>
          <table:covered-table-cell table:style-name="ce9"/>
          <table:table-cell table:style-name="ce7" table:formula="of:=600.7159 - 3" office:value-type="float" office:value="597.7159" calcext:value-type="float" table:number-columns-spanned="3" table:number-rows-spanned="1">
            <text:p>597.71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6.2252 - 5" office:value-type="float" office:value="901.2252" calcext:value-type="float" table:number-columns-spanned="3" table:number-rows-spanned="1">
            <text:p>901.2252</text:p>
          </table:table-cell>
          <table:covered-table-cell table:style-name="ce8"/>
          <table:covered-table-cell table:style-name="ce9"/>
          <table:table-cell table:style-name="ce7" table:formula="of:=600.2702 - 3" office:value-type="float" office:value="597.2702" calcext:value-type="float" table:number-columns-spanned="3" table:number-rows-spanned="1">
            <text:p>597.27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7.0056 - 2" office:value-type="float" office:value="905.0056" calcext:value-type="float" table:number-columns-spanned="3" table:number-rows-spanned="1">
            <text:p>905.0056</text:p>
          </table:table-cell>
          <table:covered-table-cell table:style-name="ce8"/>
          <table:covered-table-cell table:style-name="ce9"/>
          <table:table-cell table:style-name="ce7" table:formula="of:=599.9019 - 3" office:value-type="float" office:value="596.9019" calcext:value-type="float" table:number-columns-spanned="3" table:number-rows-spanned="1">
            <text:p>596.90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7.0625 - 4" office:value-type="float" office:value="903.0625" calcext:value-type="float" table:number-columns-spanned="3" table:number-rows-spanned="1">
            <text:p>903.0625</text:p>
          </table:table-cell>
          <table:covered-table-cell table:style-name="ce8"/>
          <table:covered-table-cell table:style-name="ce9"/>
          <table:table-cell table:style-name="ce7" table:formula="of:=601.0135 - 3" office:value-type="float" office:value="598.0135" calcext:value-type="float" table:number-columns-spanned="3" table:number-rows-spanned="1">
            <text:p>598.01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7.2201 - 1" office:value-type="float" office:value="906.2201" calcext:value-type="float" table:number-columns-spanned="3" table:number-rows-spanned="1">
            <text:p>906.2201</text:p>
          </table:table-cell>
          <table:covered-table-cell table:style-name="ce8"/>
          <table:covered-table-cell table:style-name="ce9"/>
          <table:table-cell table:style-name="ce7" table:formula="of:=601.9547 - 3" office:value-type="float" office:value="598.9547" calcext:value-type="float" table:number-columns-spanned="3" table:number-rows-spanned="1">
            <text:p>598.95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7.8013 - 5" office:value-type="float" office:value="902.8013" calcext:value-type="float" table:number-columns-spanned="3" table:number-rows-spanned="1">
            <text:p>902.8013</text:p>
          </table:table-cell>
          <table:covered-table-cell table:style-name="ce8"/>
          <table:covered-table-cell table:style-name="ce9"/>
          <table:table-cell table:style-name="ce7" table:formula="of:=602.7263 - 3" office:value-type="float" office:value="599.7263" calcext:value-type="float" table:number-columns-spanned="3" table:number-rows-spanned="1">
            <text:p>599.72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7.925 - 4" office:value-type="float" office:value="903.925" calcext:value-type="float" table:number-columns-spanned="3" table:number-rows-spanned="1">
            <text:p>903.925</text:p>
          </table:table-cell>
          <table:covered-table-cell table:style-name="ce8"/>
          <table:covered-table-cell table:style-name="ce9"/>
          <table:table-cell table:style-name="ce7" table:formula="of:=603.8818 - 3" office:value-type="float" office:value="600.8818" calcext:value-type="float" table:number-columns-spanned="3" table:number-rows-spanned="1">
            <text:p>600.88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8.9959 - 3" office:value-type="float" office:value="905.9959" calcext:value-type="float" table:number-columns-spanned="3" table:number-rows-spanned="1">
            <text:p>905.9959</text:p>
          </table:table-cell>
          <table:covered-table-cell table:style-name="ce8"/>
          <table:covered-table-cell table:style-name="ce9"/>
          <table:table-cell table:style-name="ce7" table:formula="of:=603.2944 - 3" office:value-type="float" office:value="600.2944" calcext:value-type="float" table:number-columns-spanned="3" table:number-rows-spanned="1">
            <text:p>600.2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09.1701 - 2" office:value-type="float" office:value="907.1701" calcext:value-type="float" table:number-columns-spanned="3" table:number-rows-spanned="1">
            <text:p>907.1701</text:p>
          </table:table-cell>
          <table:covered-table-cell table:style-name="ce8"/>
          <table:covered-table-cell table:style-name="ce9"/>
          <table:table-cell table:style-name="ce7" table:formula="of:=603.5265 - 3" office:value-type="float" office:value="600.5265" calcext:value-type="float" table:number-columns-spanned="3" table:number-rows-spanned="1">
            <text:p>600.52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0.0491 - 1" office:value-type="float" office:value="909.0491" calcext:value-type="float" table:number-columns-spanned="3" table:number-rows-spanned="1">
            <text:p>909.0491</text:p>
          </table:table-cell>
          <table:covered-table-cell table:style-name="ce8"/>
          <table:covered-table-cell table:style-name="ce9"/>
          <table:table-cell table:style-name="ce7" table:formula="of:=603.7989 - 3" office:value-type="float" office:value="600.7989" calcext:value-type="float" table:number-columns-spanned="3" table:number-rows-spanned="1">
            <text:p>600.79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0.1739 - 3" office:value-type="float" office:value="907.1739" calcext:value-type="float" table:number-columns-spanned="3" table:number-rows-spanned="1">
            <text:p>907.1739</text:p>
          </table:table-cell>
          <table:covered-table-cell table:style-name="ce8"/>
          <table:covered-table-cell table:style-name="ce9"/>
          <table:table-cell table:style-name="ce7" table:formula="of:=605.3103 - 3" office:value-type="float" office:value="602.3103" calcext:value-type="float" table:number-columns-spanned="3" table:number-rows-spanned="1">
            <text:p>602.31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0.2194 - 3" office:value-type="float" office:value="907.2194" calcext:value-type="float" table:number-columns-spanned="3" table:number-rows-spanned="1">
            <text:p>907.2194</text:p>
          </table:table-cell>
          <table:covered-table-cell table:style-name="ce8"/>
          <table:covered-table-cell table:style-name="ce9"/>
          <table:table-cell table:style-name="ce7" table:formula="of:=605.3319 - 3" office:value-type="float" office:value="602.3319" calcext:value-type="float" table:number-columns-spanned="3" table:number-rows-spanned="1">
            <text:p>602.33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1.273 - 1" office:value-type="float" office:value="910.273" calcext:value-type="float" table:number-columns-spanned="3" table:number-rows-spanned="1">
            <text:p>910.273</text:p>
          </table:table-cell>
          <table:covered-table-cell table:style-name="ce8"/>
          <table:covered-table-cell table:style-name="ce9"/>
          <table:table-cell table:style-name="ce7" table:formula="of:=606.2004 - 3" office:value-type="float" office:value="603.2004" calcext:value-type="float" table:number-columns-spanned="3" table:number-rows-spanned="1">
            <text:p>603.20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1.2818 - 2" office:value-type="float" office:value="909.2818" calcext:value-type="float" table:number-columns-spanned="3" table:number-rows-spanned="1">
            <text:p>909.2818</text:p>
          </table:table-cell>
          <table:covered-table-cell table:style-name="ce8"/>
          <table:covered-table-cell table:style-name="ce9"/>
          <table:table-cell table:style-name="ce7" table:formula="of:=606.2854 - 3" office:value-type="float" office:value="603.2854" calcext:value-type="float" table:number-columns-spanned="3" table:number-rows-spanned="1">
            <text:p>603.28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2.1487 - 4" office:value-type="float" office:value="908.1487" calcext:value-type="float" table:number-columns-spanned="3" table:number-rows-spanned="1">
            <text:p>908.1487</text:p>
          </table:table-cell>
          <table:covered-table-cell table:style-name="ce8"/>
          <table:covered-table-cell table:style-name="ce9"/>
          <table:table-cell table:style-name="ce7" table:formula="of:=607.7825 - 3" office:value-type="float" office:value="604.7825" calcext:value-type="float" table:number-columns-spanned="3" table:number-rows-spanned="1">
            <text:p>604.7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2.1697 - 2" office:value-type="float" office:value="910.1697" calcext:value-type="float" table:number-columns-spanned="3" table:number-rows-spanned="1">
            <text:p>910.1697</text:p>
          </table:table-cell>
          <table:covered-table-cell table:style-name="ce8"/>
          <table:covered-table-cell table:style-name="ce9"/>
          <table:table-cell table:style-name="ce7" table:formula="of:=606.8026 - 3" office:value-type="float" office:value="603.8026" calcext:value-type="float" table:number-columns-spanned="3" table:number-rows-spanned="1">
            <text:p>603.8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3.0818 - 5" office:value-type="float" office:value="908.0818" calcext:value-type="float" table:number-columns-spanned="3" table:number-rows-spanned="1">
            <text:p>908.0818</text:p>
          </table:table-cell>
          <table:covered-table-cell table:style-name="ce8"/>
          <table:covered-table-cell table:style-name="ce9"/>
          <table:table-cell table:style-name="ce7" table:formula="of:=607.5417 - 3" office:value-type="float" office:value="604.5417" calcext:value-type="float" table:number-columns-spanned="3" table:number-rows-spanned="1">
            <text:p>604.54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3.2745 - 2" office:value-type="float" office:value="911.2745" calcext:value-type="float" table:number-columns-spanned="3" table:number-rows-spanned="1">
            <text:p>911.2745</text:p>
          </table:table-cell>
          <table:covered-table-cell table:style-name="ce8"/>
          <table:covered-table-cell table:style-name="ce9"/>
          <table:table-cell table:style-name="ce7" table:formula="of:=608.4844 - 3" office:value-type="float" office:value="605.4844" calcext:value-type="float" table:number-columns-spanned="3" table:number-rows-spanned="1">
            <text:p>605.48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4.1337 - 1" office:value-type="float" office:value="913.1337" calcext:value-type="float" table:number-columns-spanned="3" table:number-rows-spanned="1">
            <text:p>913.1337</text:p>
          </table:table-cell>
          <table:covered-table-cell table:style-name="ce8"/>
          <table:covered-table-cell table:style-name="ce9"/>
          <table:table-cell table:style-name="ce7" table:formula="of:=609.2594 - 3" office:value-type="float" office:value="606.2594" calcext:value-type="float" table:number-columns-spanned="3" table:number-rows-spanned="1">
            <text:p>606.25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4.2613 - 2" office:value-type="float" office:value="912.2613" calcext:value-type="float" table:number-columns-spanned="3" table:number-rows-spanned="1">
            <text:p>912.2613</text:p>
          </table:table-cell>
          <table:covered-table-cell table:style-name="ce8"/>
          <table:covered-table-cell table:style-name="ce9"/>
          <table:table-cell table:style-name="ce7" table:formula="of:=609.454 - 3" office:value-type="float" office:value="606.454" calcext:value-type="float" table:number-columns-spanned="3" table:number-rows-spanned="1">
            <text:p>606.4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4.2811 - 4" office:value-type="float" office:value="910.2811" calcext:value-type="float" table:number-columns-spanned="3" table:number-rows-spanned="1">
            <text:p>910.2811</text:p>
          </table:table-cell>
          <table:covered-table-cell table:style-name="ce8"/>
          <table:covered-table-cell table:style-name="ce9"/>
          <table:table-cell table:style-name="ce7" table:formula="of:=609.5885 - 3" office:value-type="float" office:value="606.5885" calcext:value-type="float" table:number-columns-spanned="3" table:number-rows-spanned="1">
            <text:p>606.58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4.2821 - 3" office:value-type="float" office:value="911.2821" calcext:value-type="float" table:number-columns-spanned="3" table:number-rows-spanned="1">
            <text:p>911.2821</text:p>
          </table:table-cell>
          <table:covered-table-cell table:style-name="ce8"/>
          <table:covered-table-cell table:style-name="ce9"/>
          <table:table-cell table:style-name="ce7" table:formula="of:=611.3594 - 3" office:value-type="float" office:value="608.3594" calcext:value-type="float" table:number-columns-spanned="3" table:number-rows-spanned="1">
            <text:p>608.35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4.3313 - 1" office:value-type="float" office:value="913.3313" calcext:value-type="float" table:number-columns-spanned="3" table:number-rows-spanned="1">
            <text:p>913.3313</text:p>
          </table:table-cell>
          <table:covered-table-cell table:style-name="ce8"/>
          <table:covered-table-cell table:style-name="ce9"/>
          <table:table-cell table:style-name="ce7" table:formula="of:=610.6861 - 3" office:value-type="float" office:value="607.6861" calcext:value-type="float" table:number-columns-spanned="3" table:number-rows-spanned="1">
            <text:p>607.6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6.1678 - 4" office:value-type="float" office:value="912.1678" calcext:value-type="float" table:number-columns-spanned="3" table:number-rows-spanned="1">
            <text:p>912.1678</text:p>
          </table:table-cell>
          <table:covered-table-cell table:style-name="ce8"/>
          <table:covered-table-cell table:style-name="ce9"/>
          <table:table-cell table:style-name="ce7" table:formula="of:=610.7112 - 3" office:value-type="float" office:value="607.7112" calcext:value-type="float" table:number-columns-spanned="3" table:number-rows-spanned="1">
            <text:p>607.7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6.3925 - 2" office:value-type="float" office:value="914.3925" calcext:value-type="float" table:number-columns-spanned="3" table:number-rows-spanned="1">
            <text:p>914.3925</text:p>
          </table:table-cell>
          <table:covered-table-cell table:style-name="ce8"/>
          <table:covered-table-cell table:style-name="ce9"/>
          <table:table-cell table:style-name="ce7" table:formula="of:=612.101 - 3" office:value-type="float" office:value="609.101" calcext:value-type="float" table:number-columns-spanned="3" table:number-rows-spanned="1">
            <text:p>609.1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7.1638 - 1" office:value-type="float" office:value="916.1638" calcext:value-type="float" table:number-columns-spanned="3" table:number-rows-spanned="1">
            <text:p>916.1638</text:p>
          </table:table-cell>
          <table:covered-table-cell table:style-name="ce8"/>
          <table:covered-table-cell table:style-name="ce9"/>
          <table:table-cell table:style-name="ce7" table:formula="of:=613.4352 - 3" office:value-type="float" office:value="610.4352" calcext:value-type="float" table:number-columns-spanned="3" table:number-rows-spanned="1">
            <text:p>610.43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7.4301 - 3" office:value-type="float" office:value="914.4301" calcext:value-type="float" table:number-columns-spanned="3" table:number-rows-spanned="1">
            <text:p>914.4301</text:p>
          </table:table-cell>
          <table:covered-table-cell table:style-name="ce8"/>
          <table:covered-table-cell table:style-name="ce9"/>
          <table:table-cell table:style-name="ce7" table:formula="of:=612.7641 - 3" office:value-type="float" office:value="609.7641" calcext:value-type="float" table:number-columns-spanned="3" table:number-rows-spanned="1">
            <text:p>609.76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7.45 - 1" office:value-type="float" office:value="916.45" calcext:value-type="float" table:number-columns-spanned="3" table:number-rows-spanned="1">
            <text:p>916.45</text:p>
          </table:table-cell>
          <table:covered-table-cell table:style-name="ce8"/>
          <table:covered-table-cell table:style-name="ce9"/>
          <table:table-cell table:style-name="ce7" table:formula="of:=613.9499 - 3" office:value-type="float" office:value="610.9499" calcext:value-type="float" table:number-columns-spanned="3" table:number-rows-spanned="1">
            <text:p>610.94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8.4496 - 1" office:value-type="float" office:value="917.4496" calcext:value-type="float" table:number-columns-spanned="3" table:number-rows-spanned="1">
            <text:p>917.4496</text:p>
          </table:table-cell>
          <table:covered-table-cell table:style-name="ce8"/>
          <table:covered-table-cell table:style-name="ce9"/>
          <table:table-cell table:style-name="ce7" table:formula="of:=614.4737 - 3" office:value-type="float" office:value="611.4737" calcext:value-type="float" table:number-columns-spanned="3" table:number-rows-spanned="1">
            <text:p>611.47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9.2747 - 5" office:value-type="float" office:value="914.2747" calcext:value-type="float" table:number-columns-spanned="3" table:number-rows-spanned="1">
            <text:p>914.2747</text:p>
          </table:table-cell>
          <table:covered-table-cell table:style-name="ce8"/>
          <table:covered-table-cell table:style-name="ce9"/>
          <table:table-cell table:style-name="ce7" table:formula="of:=613.6953 - 3" office:value-type="float" office:value="610.6953" calcext:value-type="float" table:number-columns-spanned="3" table:number-rows-spanned="1">
            <text:p>610.69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9.3291 - 5" office:value-type="float" office:value="914.3291" calcext:value-type="float" table:number-columns-spanned="3" table:number-rows-spanned="1">
            <text:p>914.3291</text:p>
          </table:table-cell>
          <table:covered-table-cell table:style-name="ce8"/>
          <table:covered-table-cell table:style-name="ce9"/>
          <table:table-cell table:style-name="ce7" table:formula="of:=616.8083 - 3" office:value-type="float" office:value="613.8083" calcext:value-type="float" table:number-columns-spanned="3" table:number-rows-spanned="1">
            <text:p>613.80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9.4185 - 5" office:value-type="float" office:value="914.4185" calcext:value-type="float" table:number-columns-spanned="3" table:number-rows-spanned="1">
            <text:p>914.4185</text:p>
          </table:table-cell>
          <table:covered-table-cell table:style-name="ce8"/>
          <table:covered-table-cell table:style-name="ce9"/>
          <table:table-cell table:style-name="ce7" table:formula="of:=615.7516 - 3" office:value-type="float" office:value="612.7516" calcext:value-type="float" table:number-columns-spanned="3" table:number-rows-spanned="1">
            <text:p>612.75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19.4269 - 2" office:value-type="float" office:value="917.4269" calcext:value-type="float" table:number-columns-spanned="3" table:number-rows-spanned="1">
            <text:p>917.4269</text:p>
          </table:table-cell>
          <table:covered-table-cell table:style-name="ce8"/>
          <table:covered-table-cell table:style-name="ce9"/>
          <table:table-cell table:style-name="ce7" table:formula="of:=615.7968 - 3" office:value-type="float" office:value="612.7968" calcext:value-type="float" table:number-columns-spanned="3" table:number-rows-spanned="1">
            <text:p>612.79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1.6219 - 3" office:value-type="float" office:value="918.6219" calcext:value-type="float" table:number-columns-spanned="3" table:number-rows-spanned="1">
            <text:p>918.6219</text:p>
          </table:table-cell>
          <table:covered-table-cell table:style-name="ce8"/>
          <table:covered-table-cell table:style-name="ce9"/>
          <table:table-cell table:style-name="ce7" table:formula="of:=615.8264 - 3" office:value-type="float" office:value="612.8264" calcext:value-type="float" table:number-columns-spanned="3" table:number-rows-spanned="1">
            <text:p>612.82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2.4526 - 5" office:value-type="float" office:value="917.4526" calcext:value-type="float" table:number-columns-spanned="3" table:number-rows-spanned="1">
            <text:p>917.4526</text:p>
          </table:table-cell>
          <table:covered-table-cell table:style-name="ce8"/>
          <table:covered-table-cell table:style-name="ce9"/>
          <table:table-cell table:style-name="ce7" table:formula="of:=618.2583 - 3" office:value-type="float" office:value="615.2583" calcext:value-type="float" table:number-columns-spanned="3" table:number-rows-spanned="1">
            <text:p>615.25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3.325 - 4" office:value-type="float" office:value="919.325" calcext:value-type="float" table:number-columns-spanned="3" table:number-rows-spanned="1">
            <text:p>919.325</text:p>
          </table:table-cell>
          <table:covered-table-cell table:style-name="ce8"/>
          <table:covered-table-cell table:style-name="ce9"/>
          <table:table-cell table:style-name="ce7" table:formula="of:=616.8575 - 3" office:value-type="float" office:value="613.8575" calcext:value-type="float" table:number-columns-spanned="3" table:number-rows-spanned="1">
            <text:p>613.85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3.4981 - 4" office:value-type="float" office:value="919.4981" calcext:value-type="float" table:number-columns-spanned="3" table:number-rows-spanned="1">
            <text:p>919.4981</text:p>
          </table:table-cell>
          <table:covered-table-cell table:style-name="ce8"/>
          <table:covered-table-cell table:style-name="ce9"/>
          <table:table-cell table:style-name="ce7" table:formula="of:=619.3982 - 3" office:value-type="float" office:value="616.3982" calcext:value-type="float" table:number-columns-spanned="3" table:number-rows-spanned="1">
            <text:p>616.39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4.4108 - 5" office:value-type="float" office:value="919.4108" calcext:value-type="float" table:number-columns-spanned="3" table:number-rows-spanned="1">
            <text:p>919.4108</text:p>
          </table:table-cell>
          <table:covered-table-cell table:style-name="ce8"/>
          <table:covered-table-cell table:style-name="ce9"/>
          <table:table-cell table:style-name="ce7" table:formula="of:=618.4425 - 3" office:value-type="float" office:value="615.4425" calcext:value-type="float" table:number-columns-spanned="3" table:number-rows-spanned="1">
            <text:p>615.44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4.7095 - 5" office:value-type="float" office:value="919.7095" calcext:value-type="float" table:number-columns-spanned="3" table:number-rows-spanned="1">
            <text:p>919.7095</text:p>
          </table:table-cell>
          <table:covered-table-cell table:style-name="ce8"/>
          <table:covered-table-cell table:style-name="ce9"/>
          <table:table-cell table:style-name="ce7" table:formula="of:=618.7887 - 3" office:value-type="float" office:value="615.7887" calcext:value-type="float" table:number-columns-spanned="3" table:number-rows-spanned="1">
            <text:p>615.7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4.7943 - 3" office:value-type="float" office:value="921.7943" calcext:value-type="float" table:number-columns-spanned="3" table:number-rows-spanned="1">
            <text:p>921.7943</text:p>
          </table:table-cell>
          <table:covered-table-cell table:style-name="ce8"/>
          <table:covered-table-cell table:style-name="ce9"/>
          <table:table-cell table:style-name="ce7" table:formula="of:=620.5271 - 3" office:value-type="float" office:value="617.5271" calcext:value-type="float" table:number-columns-spanned="3" table:number-rows-spanned="1">
            <text:p>617.52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5.4372 - 2" office:value-type="float" office:value="923.4372" calcext:value-type="float" table:number-columns-spanned="3" table:number-rows-spanned="1">
            <text:p>923.4372</text:p>
          </table:table-cell>
          <table:covered-table-cell table:style-name="ce8"/>
          <table:covered-table-cell table:style-name="ce9"/>
          <table:table-cell table:style-name="ce7" table:formula="of:=619.8434 - 3" office:value-type="float" office:value="616.8434" calcext:value-type="float" table:number-columns-spanned="3" table:number-rows-spanned="1">
            <text:p>616.84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5.6103 - 2" office:value-type="float" office:value="923.6103" calcext:value-type="float" table:number-columns-spanned="3" table:number-rows-spanned="1">
            <text:p>923.6103</text:p>
          </table:table-cell>
          <table:covered-table-cell table:style-name="ce8"/>
          <table:covered-table-cell table:style-name="ce9"/>
          <table:table-cell table:style-name="ce7" table:formula="of:=620.8704 - 3" office:value-type="float" office:value="617.8704" calcext:value-type="float" table:number-columns-spanned="3" table:number-rows-spanned="1">
            <text:p>617.87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5.7073 - 1" office:value-type="float" office:value="924.7073" calcext:value-type="float" table:number-columns-spanned="3" table:number-rows-spanned="1">
            <text:p>924.7073</text:p>
          </table:table-cell>
          <table:covered-table-cell table:style-name="ce8"/>
          <table:covered-table-cell table:style-name="ce9"/>
          <table:table-cell table:style-name="ce7" table:formula="of:=621.5744 - 3" office:value-type="float" office:value="618.5744" calcext:value-type="float" table:number-columns-spanned="3" table:number-rows-spanned="1">
            <text:p>618.57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7.4085 - 3" office:value-type="float" office:value="924.4085" calcext:value-type="float" table:number-columns-spanned="3" table:number-rows-spanned="1">
            <text:p>924.4085</text:p>
          </table:table-cell>
          <table:covered-table-cell table:style-name="ce8"/>
          <table:covered-table-cell table:style-name="ce9"/>
          <table:table-cell table:style-name="ce7" table:formula="of:=621.7387 - 3" office:value-type="float" office:value="618.7387" calcext:value-type="float" table:number-columns-spanned="3" table:number-rows-spanned="1">
            <text:p>618.73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7.4356 - 2" office:value-type="float" office:value="925.4356" calcext:value-type="float" table:number-columns-spanned="3" table:number-rows-spanned="1">
            <text:p>925.4356</text:p>
          </table:table-cell>
          <table:covered-table-cell table:style-name="ce8"/>
          <table:covered-table-cell table:style-name="ce9"/>
          <table:table-cell table:style-name="ce7" table:formula="of:=621.7765 - 3" office:value-type="float" office:value="618.7765" calcext:value-type="float" table:number-columns-spanned="3" table:number-rows-spanned="1">
            <text:p>618.77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7.4479 - 5" office:value-type="float" office:value="922.4479" calcext:value-type="float" table:number-columns-spanned="3" table:number-rows-spanned="1">
            <text:p>922.4479</text:p>
          </table:table-cell>
          <table:covered-table-cell table:style-name="ce8"/>
          <table:covered-table-cell table:style-name="ce9"/>
          <table:table-cell table:style-name="ce7" table:formula="of:=624.8002 - 4" office:value-type="float" office:value="620.8002" calcext:value-type="float" table:number-columns-spanned="3" table:number-rows-spanned="1">
            <text:p>620.80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7.7232 - 2" office:value-type="float" office:value="925.7232" calcext:value-type="float" table:number-columns-spanned="3" table:number-rows-spanned="1">
            <text:p>925.7232</text:p>
          </table:table-cell>
          <table:covered-table-cell table:style-name="ce8"/>
          <table:covered-table-cell table:style-name="ce9"/>
          <table:table-cell table:style-name="ce7" table:formula="of:=623.8401 - 4" office:value-type="float" office:value="619.8401" calcext:value-type="float" table:number-columns-spanned="3" table:number-rows-spanned="1">
            <text:p>619.8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7.9632 - 3" office:value-type="float" office:value="924.9632" calcext:value-type="float" table:number-columns-spanned="3" table:number-rows-spanned="1">
            <text:p>924.9632</text:p>
          </table:table-cell>
          <table:covered-table-cell table:style-name="ce8"/>
          <table:covered-table-cell table:style-name="ce9"/>
          <table:table-cell table:style-name="ce7" table:formula="of:=624.003 - 4" office:value-type="float" office:value="620.003" calcext:value-type="float" table:number-columns-spanned="3" table:number-rows-spanned="1">
            <text:p>620.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8.7062 - 3" office:value-type="float" office:value="925.7062" calcext:value-type="float" table:number-columns-spanned="3" table:number-rows-spanned="1">
            <text:p>925.7062</text:p>
          </table:table-cell>
          <table:covered-table-cell table:style-name="ce8"/>
          <table:covered-table-cell table:style-name="ce9"/>
          <table:table-cell table:style-name="ce7" table:formula="of:=625.3204 - 4" office:value-type="float" office:value="621.3204" calcext:value-type="float" table:number-columns-spanned="3" table:number-rows-spanned="1">
            <text:p>621.32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9.5479 - 2" office:value-type="float" office:value="927.5479" calcext:value-type="float" table:number-columns-spanned="3" table:number-rows-spanned="1">
            <text:p>927.5479</text:p>
          </table:table-cell>
          <table:covered-table-cell table:style-name="ce8"/>
          <table:covered-table-cell table:style-name="ce9"/>
          <table:table-cell table:style-name="ce7" table:formula="of:=626.227 - 4" office:value-type="float" office:value="622.227" calcext:value-type="float" table:number-columns-spanned="3" table:number-rows-spanned="1">
            <text:p>622.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29.7215 - 2" office:value-type="float" office:value="927.7215" calcext:value-type="float" table:number-columns-spanned="3" table:number-rows-spanned="1">
            <text:p>927.7215</text:p>
          </table:table-cell>
          <table:covered-table-cell table:style-name="ce8"/>
          <table:covered-table-cell table:style-name="ce9"/>
          <table:table-cell table:style-name="ce7" table:formula="of:=626.2332 - 4" office:value-type="float" office:value="622.2332" calcext:value-type="float" table:number-columns-spanned="3" table:number-rows-spanned="1">
            <text:p>622.23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0.7039 - 2" office:value-type="float" office:value="928.7039" calcext:value-type="float" table:number-columns-spanned="3" table:number-rows-spanned="1">
            <text:p>928.7039</text:p>
          </table:table-cell>
          <table:covered-table-cell table:style-name="ce8"/>
          <table:covered-table-cell table:style-name="ce9"/>
          <table:table-cell table:style-name="ce7" table:formula="of:=627.8878 - 4" office:value-type="float" office:value="623.8878" calcext:value-type="float" table:number-columns-spanned="3" table:number-rows-spanned="1">
            <text:p>623.88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1.4416 - 4" office:value-type="float" office:value="927.4416" calcext:value-type="float" table:number-columns-spanned="3" table:number-rows-spanned="1">
            <text:p>927.4416</text:p>
          </table:table-cell>
          <table:covered-table-cell table:style-name="ce8"/>
          <table:covered-table-cell table:style-name="ce9"/>
          <table:table-cell table:style-name="ce7" table:formula="of:=628.2207 - 4" office:value-type="float" office:value="624.2207" calcext:value-type="float" table:number-columns-spanned="3" table:number-rows-spanned="1">
            <text:p>624.22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1.6594 - 2" office:value-type="float" office:value="929.6594" calcext:value-type="float" table:number-columns-spanned="3" table:number-rows-spanned="1">
            <text:p>929.6594</text:p>
          </table:table-cell>
          <table:covered-table-cell table:style-name="ce8"/>
          <table:covered-table-cell table:style-name="ce9"/>
          <table:table-cell table:style-name="ce7" table:formula="of:=627.9986 - 4" office:value-type="float" office:value="623.9986" calcext:value-type="float" table:number-columns-spanned="3" table:number-rows-spanned="1">
            <text:p>623.99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1.7034 - 1" office:value-type="float" office:value="930.7034" calcext:value-type="float" table:number-columns-spanned="3" table:number-rows-spanned="1">
            <text:p>930.7034</text:p>
          </table:table-cell>
          <table:covered-table-cell table:style-name="ce8"/>
          <table:covered-table-cell table:style-name="ce9"/>
          <table:table-cell table:style-name="ce7" table:formula="of:=629.6194 - 4" office:value-type="float" office:value="625.6194" calcext:value-type="float" table:number-columns-spanned="3" table:number-rows-spanned="1">
            <text:p>625.6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2.6927 - 5" office:value-type="float" office:value="927.6927" calcext:value-type="float" table:number-columns-spanned="3" table:number-rows-spanned="1">
            <text:p>927.6927</text:p>
          </table:table-cell>
          <table:covered-table-cell table:style-name="ce8"/>
          <table:covered-table-cell table:style-name="ce9"/>
          <table:table-cell table:style-name="ce7" table:formula="of:=630.3796 - 4" office:value-type="float" office:value="626.3796" calcext:value-type="float" table:number-columns-spanned="3" table:number-rows-spanned="1">
            <text:p>626.3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2.7155 - 1" office:value-type="float" office:value="931.7155" calcext:value-type="float" table:number-columns-spanned="3" table:number-rows-spanned="1">
            <text:p>931.7155</text:p>
          </table:table-cell>
          <table:covered-table-cell table:style-name="ce8"/>
          <table:covered-table-cell table:style-name="ce9"/>
          <table:table-cell table:style-name="ce7" table:formula="of:=629.5454 - 4" office:value-type="float" office:value="625.5454" calcext:value-type="float" table:number-columns-spanned="3" table:number-rows-spanned="1">
            <text:p>625.54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3.2459 - 5" office:value-type="float" office:value="928.2459" calcext:value-type="float" table:number-columns-spanned="3" table:number-rows-spanned="1">
            <text:p>928.2459</text:p>
          </table:table-cell>
          <table:covered-table-cell table:style-name="ce8"/>
          <table:covered-table-cell table:style-name="ce9"/>
          <table:table-cell table:style-name="ce7" table:formula="of:=631.5781 - 4" office:value-type="float" office:value="627.5781" calcext:value-type="float" table:number-columns-spanned="3" table:number-rows-spanned="1">
            <text:p>627.57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3.7153 - 1" office:value-type="float" office:value="932.7153" calcext:value-type="float" table:number-columns-spanned="3" table:number-rows-spanned="1">
            <text:p>932.7153</text:p>
          </table:table-cell>
          <table:covered-table-cell table:style-name="ce8"/>
          <table:covered-table-cell table:style-name="ce9"/>
          <table:table-cell table:style-name="ce7" table:formula="of:=631.3702 - 4" office:value-type="float" office:value="627.3702" calcext:value-type="float" table:number-columns-spanned="3" table:number-rows-spanned="1">
            <text:p>627.37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5.0046 - 5" office:value-type="float" office:value="930.0046" calcext:value-type="float" table:number-columns-spanned="3" table:number-rows-spanned="1">
            <text:p>930.0046</text:p>
          </table:table-cell>
          <table:covered-table-cell table:style-name="ce8"/>
          <table:covered-table-cell table:style-name="ce9"/>
          <table:table-cell table:style-name="ce7" table:formula="of:=633.0875 - 4" office:value-type="float" office:value="629.0875" calcext:value-type="float" table:number-columns-spanned="3" table:number-rows-spanned="1">
            <text:p>629.08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5.686 - 3" office:value-type="float" office:value="932.686" calcext:value-type="float" table:number-columns-spanned="3" table:number-rows-spanned="1">
            <text:p>932.686</text:p>
          </table:table-cell>
          <table:covered-table-cell table:style-name="ce8"/>
          <table:covered-table-cell table:style-name="ce9"/>
          <table:table-cell table:style-name="ce7" table:formula="of:=633.5592 - 4" office:value-type="float" office:value="629.5592" calcext:value-type="float" table:number-columns-spanned="3" table:number-rows-spanned="1">
            <text:p>629.55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5.7025 - 4" office:value-type="float" office:value="931.7025" calcext:value-type="float" table:number-columns-spanned="3" table:number-rows-spanned="1">
            <text:p>931.7025</text:p>
          </table:table-cell>
          <table:covered-table-cell table:style-name="ce8"/>
          <table:covered-table-cell table:style-name="ce9"/>
          <table:table-cell table:style-name="ce7" table:formula="of:=635.2233 - 4" office:value-type="float" office:value="631.2233" calcext:value-type="float" table:number-columns-spanned="3" table:number-rows-spanned="1">
            <text:p>631.2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6.4157 - 3" office:value-type="float" office:value="933.4157" calcext:value-type="float" table:number-columns-spanned="3" table:number-rows-spanned="1">
            <text:p>933.4157</text:p>
          </table:table-cell>
          <table:covered-table-cell table:style-name="ce8"/>
          <table:covered-table-cell table:style-name="ce9"/>
          <table:table-cell table:style-name="ce7" table:formula="of:=634.7402 - 4" office:value-type="float" office:value="630.7402" calcext:value-type="float" table:number-columns-spanned="3" table:number-rows-spanned="1">
            <text:p>630.74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6.7262 - 5" office:value-type="float" office:value="931.7262" calcext:value-type="float" table:number-columns-spanned="3" table:number-rows-spanned="1">
            <text:p>931.7262</text:p>
          </table:table-cell>
          <table:covered-table-cell table:style-name="ce8"/>
          <table:covered-table-cell table:style-name="ce9"/>
          <table:table-cell table:style-name="ce7" table:formula="of:=636.6903 - 4" office:value-type="float" office:value="632.6903" calcext:value-type="float" table:number-columns-spanned="3" table:number-rows-spanned="1">
            <text:p>632.69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6.8867 - 3" office:value-type="float" office:value="933.8867" calcext:value-type="float" table:number-columns-spanned="3" table:number-rows-spanned="1">
            <text:p>933.8867</text:p>
          </table:table-cell>
          <table:covered-table-cell table:style-name="ce8"/>
          <table:covered-table-cell table:style-name="ce9"/>
          <table:table-cell table:style-name="ce7" table:formula="of:=637.4058 - 4" office:value-type="float" office:value="633.4058" calcext:value-type="float" table:number-columns-spanned="3" table:number-rows-spanned="1">
            <text:p>633.40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37.1146 - 2" office:value-type="float" office:value="935.1146" calcext:value-type="float" table:number-columns-spanned="3" table:number-rows-spanned="1">
            <text:p>935.1146</text:p>
          </table:table-cell>
          <table:covered-table-cell table:style-name="ce8"/>
          <table:covered-table-cell table:style-name="ce9"/>
          <table:table-cell table:style-name="ce7" table:formula="of:=636.0715 - 4" office:value-type="float" office:value="632.0715" calcext:value-type="float" table:number-columns-spanned="3" table:number-rows-spanned="1">
            <text:p>632.07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0.6986 - 5" office:value-type="float" office:value="935.6986" calcext:value-type="float" table:number-columns-spanned="3" table:number-rows-spanned="1">
            <text:p>935.6986</text:p>
          </table:table-cell>
          <table:covered-table-cell table:style-name="ce8"/>
          <table:covered-table-cell table:style-name="ce9"/>
          <table:table-cell table:style-name="ce7" table:formula="of:=639.4001 - 4" office:value-type="float" office:value="635.4001" calcext:value-type="float" table:number-columns-spanned="3" table:number-rows-spanned="1">
            <text:p>635.40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0.8841 - 4" office:value-type="float" office:value="936.8841" calcext:value-type="float" table:number-columns-spanned="3" table:number-rows-spanned="1">
            <text:p>936.8841</text:p>
          </table:table-cell>
          <table:covered-table-cell table:style-name="ce8"/>
          <table:covered-table-cell table:style-name="ce9"/>
          <table:table-cell table:style-name="ce7" table:formula="of:=639.5859 - 4" office:value-type="float" office:value="635.5859" calcext:value-type="float" table:number-columns-spanned="3" table:number-rows-spanned="1">
            <text:p>635.58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0.9733 - 5" office:value-type="float" office:value="935.9733" calcext:value-type="float" table:number-columns-spanned="3" table:number-rows-spanned="1">
            <text:p>935.9733</text:p>
          </table:table-cell>
          <table:covered-table-cell table:style-name="ce8"/>
          <table:covered-table-cell table:style-name="ce9"/>
          <table:table-cell table:style-name="ce7" table:formula="of:=638.2973 - 4" office:value-type="float" office:value="634.2973" calcext:value-type="float" table:number-columns-spanned="3" table:number-rows-spanned="1">
            <text:p>634.29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1.4135 - 5" office:value-type="float" office:value="936.4135" calcext:value-type="float" table:number-columns-spanned="3" table:number-rows-spanned="1">
            <text:p>936.4135</text:p>
          </table:table-cell>
          <table:covered-table-cell table:style-name="ce8"/>
          <table:covered-table-cell table:style-name="ce9"/>
          <table:table-cell table:style-name="ce7" table:formula="of:=640.6148 - 4" office:value-type="float" office:value="636.6148" calcext:value-type="float" table:number-columns-spanned="3" table:number-rows-spanned="1">
            <text:p>636.61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1.884 - 1" office:value-type="float" office:value="940.884" calcext:value-type="float" table:number-columns-spanned="3" table:number-rows-spanned="1">
            <text:p>940.884</text:p>
          </table:table-cell>
          <table:covered-table-cell table:style-name="ce8"/>
          <table:covered-table-cell table:style-name="ce9"/>
          <table:table-cell table:style-name="ce7" table:formula="of:=640.085 - 4" office:value-type="float" office:value="636.085" calcext:value-type="float" table:number-columns-spanned="3" table:number-rows-spanned="1">
            <text:p>636.0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2.0129 - 5" office:value-type="float" office:value="937.0129" calcext:value-type="float" table:number-columns-spanned="3" table:number-rows-spanned="1">
            <text:p>937.0129</text:p>
          </table:table-cell>
          <table:covered-table-cell table:style-name="ce8"/>
          <table:covered-table-cell table:style-name="ce9"/>
          <table:table-cell table:style-name="ce7" table:formula="of:=640.0458 - 4" office:value-type="float" office:value="636.0458" calcext:value-type="float" table:number-columns-spanned="3" table:number-rows-spanned="1">
            <text:p>636.04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2.1122 - 5" office:value-type="float" office:value="937.1122" calcext:value-type="float" table:number-columns-spanned="3" table:number-rows-spanned="1">
            <text:p>937.1122</text:p>
          </table:table-cell>
          <table:covered-table-cell table:style-name="ce8"/>
          <table:covered-table-cell table:style-name="ce9"/>
          <table:table-cell table:style-name="ce7" table:formula="of:=643.0812 - 4" office:value-type="float" office:value="639.0812" calcext:value-type="float" table:number-columns-spanned="3" table:number-rows-spanned="1">
            <text:p>639.08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2.6972 - 2" office:value-type="float" office:value="940.6972" calcext:value-type="float" table:number-columns-spanned="3" table:number-rows-spanned="1">
            <text:p>940.6972</text:p>
          </table:table-cell>
          <table:covered-table-cell table:style-name="ce8"/>
          <table:covered-table-cell table:style-name="ce9"/>
          <table:table-cell table:style-name="ce7" table:formula="of:=642.7508 - 4" office:value-type="float" office:value="638.7508" calcext:value-type="float" table:number-columns-spanned="3" table:number-rows-spanned="1">
            <text:p>638.75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3.6937 - 1" office:value-type="float" office:value="942.6937" calcext:value-type="float" table:number-columns-spanned="3" table:number-rows-spanned="1">
            <text:p>942.6937</text:p>
          </table:table-cell>
          <table:covered-table-cell table:style-name="ce8"/>
          <table:covered-table-cell table:style-name="ce9"/>
          <table:table-cell table:style-name="ce7" table:formula="of:=643.3683 - 4" office:value-type="float" office:value="639.3683" calcext:value-type="float" table:number-columns-spanned="3" table:number-rows-spanned="1">
            <text:p>639.36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3.9692 - 3" office:value-type="float" office:value="940.9692" calcext:value-type="float" table:number-columns-spanned="3" table:number-rows-spanned="1">
            <text:p>940.9692</text:p>
          </table:table-cell>
          <table:covered-table-cell table:style-name="ce8"/>
          <table:covered-table-cell table:style-name="ce9"/>
          <table:table-cell table:style-name="ce7" table:formula="of:=645.1011 - 4" office:value-type="float" office:value="641.1011" calcext:value-type="float" table:number-columns-spanned="3" table:number-rows-spanned="1">
            <text:p>641.10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4.1087 - 2" office:value-type="float" office:value="942.1087" calcext:value-type="float" table:number-columns-spanned="3" table:number-rows-spanned="1">
            <text:p>942.1087</text:p>
          </table:table-cell>
          <table:covered-table-cell table:style-name="ce8"/>
          <table:covered-table-cell table:style-name="ce9"/>
          <table:table-cell table:style-name="ce7" table:formula="of:=645.6012 - 4" office:value-type="float" office:value="641.6012" calcext:value-type="float" table:number-columns-spanned="3" table:number-rows-spanned="1">
            <text:p>641.60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4.582 - 3" office:value-type="float" office:value="941.582" calcext:value-type="float" table:number-columns-spanned="3" table:number-rows-spanned="1">
            <text:p>941.582</text:p>
          </table:table-cell>
          <table:covered-table-cell table:style-name="ce8"/>
          <table:covered-table-cell table:style-name="ce9"/>
          <table:table-cell table:style-name="ce7" table:formula="of:=644.4709 - 4" office:value-type="float" office:value="640.4709" calcext:value-type="float" table:number-columns-spanned="3" table:number-rows-spanned="1">
            <text:p>640.47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5.0557 - 3" office:value-type="float" office:value="942.0557" calcext:value-type="float" table:number-columns-spanned="3" table:number-rows-spanned="1">
            <text:p>942.0557</text:p>
          </table:table-cell>
          <table:covered-table-cell table:style-name="ce8"/>
          <table:covered-table-cell table:style-name="ce9"/>
          <table:table-cell table:style-name="ce7" table:formula="of:=646.0456 - 4" office:value-type="float" office:value="642.0456" calcext:value-type="float" table:number-columns-spanned="3" table:number-rows-spanned="1">
            <text:p>642.04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5.6339 - 1" office:value-type="float" office:value="944.6339" calcext:value-type="float" table:number-columns-spanned="3" table:number-rows-spanned="1">
            <text:p>944.6339</text:p>
          </table:table-cell>
          <table:covered-table-cell table:style-name="ce8"/>
          <table:covered-table-cell table:style-name="ce9"/>
          <table:table-cell table:style-name="ce7" table:formula="of:=646.2442 - 4" office:value-type="float" office:value="642.2442" calcext:value-type="float" table:number-columns-spanned="3" table:number-rows-spanned="1">
            <text:p>642.24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6.2213 - 2" office:value-type="float" office:value="944.2213" calcext:value-type="float" table:number-columns-spanned="3" table:number-rows-spanned="1">
            <text:p>944.2213</text:p>
          </table:table-cell>
          <table:covered-table-cell table:style-name="ce8"/>
          <table:covered-table-cell table:style-name="ce9"/>
          <table:table-cell table:style-name="ce7" table:formula="of:=647.2672 - 4" office:value-type="float" office:value="643.2672" calcext:value-type="float" table:number-columns-spanned="3" table:number-rows-spanned="1">
            <text:p>643.26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6.2398 - 4" office:value-type="float" office:value="942.2398" calcext:value-type="float" table:number-columns-spanned="3" table:number-rows-spanned="1">
            <text:p>942.2398</text:p>
          </table:table-cell>
          <table:covered-table-cell table:style-name="ce8"/>
          <table:covered-table-cell table:style-name="ce9"/>
          <table:table-cell table:style-name="ce7" table:formula="of:=648.1487 - 4" office:value-type="float" office:value="644.1487" calcext:value-type="float" table:number-columns-spanned="3" table:number-rows-spanned="1">
            <text:p>644.14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6.8646 - 3" office:value-type="float" office:value="943.8646" calcext:value-type="float" table:number-columns-spanned="3" table:number-rows-spanned="1">
            <text:p>943.8646</text:p>
          </table:table-cell>
          <table:covered-table-cell table:style-name="ce8"/>
          <table:covered-table-cell table:style-name="ce9"/>
          <table:table-cell table:style-name="ce7" table:formula="of:=649.3061 - 4" office:value-type="float" office:value="645.3061" calcext:value-type="float" table:number-columns-spanned="3" table:number-rows-spanned="1">
            <text:p>645.30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8.1907 - 4" office:value-type="float" office:value="944.1907" calcext:value-type="float" table:number-columns-spanned="3" table:number-rows-spanned="1">
            <text:p>944.1907</text:p>
          </table:table-cell>
          <table:covered-table-cell table:style-name="ce8"/>
          <table:covered-table-cell table:style-name="ce9"/>
          <table:table-cell table:style-name="ce7" table:formula="of:=647.9349 - 4" office:value-type="float" office:value="643.9349" calcext:value-type="float" table:number-columns-spanned="3" table:number-rows-spanned="1">
            <text:p>643.93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8.3466 - 2" office:value-type="float" office:value="946.3466" calcext:value-type="float" table:number-columns-spanned="3" table:number-rows-spanned="1">
            <text:p>946.3466</text:p>
          </table:table-cell>
          <table:covered-table-cell table:style-name="ce8"/>
          <table:covered-table-cell table:style-name="ce9"/>
          <table:table-cell table:style-name="ce7" table:formula="of:=650.0391 - 4" office:value-type="float" office:value="646.0391" calcext:value-type="float" table:number-columns-spanned="3" table:number-rows-spanned="1">
            <text:p>646.03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8.8606 - 2" office:value-type="float" office:value="946.8606" calcext:value-type="float" table:number-columns-spanned="3" table:number-rows-spanned="1">
            <text:p>946.8606</text:p>
          </table:table-cell>
          <table:covered-table-cell table:style-name="ce8"/>
          <table:covered-table-cell table:style-name="ce9"/>
          <table:table-cell table:style-name="ce7" table:formula="of:=650.4641 - 4" office:value-type="float" office:value="646.4641" calcext:value-type="float" table:number-columns-spanned="3" table:number-rows-spanned="1">
            <text:p>646.46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49.0516 - 4" office:value-type="float" office:value="945.0516" calcext:value-type="float" table:number-columns-spanned="3" table:number-rows-spanned="1">
            <text:p>945.0516</text:p>
          </table:table-cell>
          <table:covered-table-cell table:style-name="ce8"/>
          <table:covered-table-cell table:style-name="ce9"/>
          <table:table-cell table:style-name="ce7" table:formula="of:=652.375 - 4" office:value-type="float" office:value="648.375" calcext:value-type="float" table:number-columns-spanned="3" table:number-rows-spanned="1">
            <text:p>648.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0.1043 - 1" office:value-type="float" office:value="949.1043" calcext:value-type="float" table:number-columns-spanned="3" table:number-rows-spanned="1">
            <text:p>949.1043</text:p>
          </table:table-cell>
          <table:covered-table-cell table:style-name="ce8"/>
          <table:covered-table-cell table:style-name="ce9"/>
          <table:table-cell table:style-name="ce7" table:formula="of:=653.3041 - 4" office:value-type="float" office:value="649.3041" calcext:value-type="float" table:number-columns-spanned="3" table:number-rows-spanned="1">
            <text:p>649.30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0.3464 - 2" office:value-type="float" office:value="948.3464" calcext:value-type="float" table:number-columns-spanned="3" table:number-rows-spanned="1">
            <text:p>948.3464</text:p>
          </table:table-cell>
          <table:covered-table-cell table:style-name="ce8"/>
          <table:covered-table-cell table:style-name="ce9"/>
          <table:table-cell table:style-name="ce7" table:formula="of:=651.8546 - 4" office:value-type="float" office:value="647.8546" calcext:value-type="float" table:number-columns-spanned="3" table:number-rows-spanned="1">
            <text:p>647.85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0.9212 - 5" office:value-type="float" office:value="945.9212" calcext:value-type="float" table:number-columns-spanned="3" table:number-rows-spanned="1">
            <text:p>945.9212</text:p>
          </table:table-cell>
          <table:covered-table-cell table:style-name="ce8"/>
          <table:covered-table-cell table:style-name="ce9"/>
          <table:table-cell table:style-name="ce7" table:formula="of:=653.831 - 4" office:value-type="float" office:value="649.831" calcext:value-type="float" table:number-columns-spanned="3" table:number-rows-spanned="1">
            <text:p>649.8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1.2203 - 5" office:value-type="float" office:value="946.2203" calcext:value-type="float" table:number-columns-spanned="3" table:number-rows-spanned="1">
            <text:p>946.2203</text:p>
          </table:table-cell>
          <table:covered-table-cell table:style-name="ce8"/>
          <table:covered-table-cell table:style-name="ce9"/>
          <table:table-cell table:style-name="ce7" table:formula="of:=655.1335 - 4" office:value-type="float" office:value="651.1335" calcext:value-type="float" table:number-columns-spanned="3" table:number-rows-spanned="1">
            <text:p>651.1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1.3597 - 3" office:value-type="float" office:value="948.3597" calcext:value-type="float" table:number-columns-spanned="3" table:number-rows-spanned="1">
            <text:p>948.3597</text:p>
          </table:table-cell>
          <table:covered-table-cell table:style-name="ce8"/>
          <table:covered-table-cell table:style-name="ce9"/>
          <table:table-cell table:style-name="ce7" table:formula="of:=654.9731 - 4" office:value-type="float" office:value="650.9731" calcext:value-type="float" table:number-columns-spanned="3" table:number-rows-spanned="1">
            <text:p>650.97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1.8601 - 3" office:value-type="float" office:value="948.8601" calcext:value-type="float" table:number-columns-spanned="3" table:number-rows-spanned="1">
            <text:p>948.8601</text:p>
          </table:table-cell>
          <table:covered-table-cell table:style-name="ce8"/>
          <table:covered-table-cell table:style-name="ce9"/>
          <table:table-cell table:style-name="ce7" table:formula="of:=654.3488 - 4" office:value-type="float" office:value="650.3488" calcext:value-type="float" table:number-columns-spanned="3" table:number-rows-spanned="1">
            <text:p>650.34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2.9156 - 2" office:value-type="float" office:value="950.9156" calcext:value-type="float" table:number-columns-spanned="3" table:number-rows-spanned="1">
            <text:p>950.9156</text:p>
          </table:table-cell>
          <table:covered-table-cell table:style-name="ce8"/>
          <table:covered-table-cell table:style-name="ce9"/>
          <table:table-cell table:style-name="ce7" table:formula="of:=656.1456 - 4" office:value-type="float" office:value="652.1456" calcext:value-type="float" table:number-columns-spanned="3" table:number-rows-spanned="1">
            <text:p>652.14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3.1054 - 3" office:value-type="float" office:value="950.1054" calcext:value-type="float" table:number-columns-spanned="3" table:number-rows-spanned="1">
            <text:p>950.1054</text:p>
          </table:table-cell>
          <table:covered-table-cell table:style-name="ce8"/>
          <table:covered-table-cell table:style-name="ce9"/>
          <table:table-cell table:style-name="ce7" table:formula="of:=656.5283 - 4" office:value-type="float" office:value="652.5283" calcext:value-type="float" table:number-columns-spanned="3" table:number-rows-spanned="1">
            <text:p>652.52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3.3554 - 2" office:value-type="float" office:value="951.3554" calcext:value-type="float" table:number-columns-spanned="3" table:number-rows-spanned="1">
            <text:p>951.3554</text:p>
          </table:table-cell>
          <table:covered-table-cell table:style-name="ce8"/>
          <table:covered-table-cell table:style-name="ce9"/>
          <table:table-cell table:style-name="ce7" table:formula="of:=657.5469 - 4" office:value-type="float" office:value="653.5469" calcext:value-type="float" table:number-columns-spanned="3" table:number-rows-spanned="1">
            <text:p>653.54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3.9704 - 2" office:value-type="float" office:value="951.9704" calcext:value-type="float" table:number-columns-spanned="3" table:number-rows-spanned="1">
            <text:p>951.9704</text:p>
          </table:table-cell>
          <table:covered-table-cell table:style-name="ce8"/>
          <table:covered-table-cell table:style-name="ce9"/>
          <table:table-cell table:style-name="ce7" table:formula="of:=658.2554 - 4" office:value-type="float" office:value="654.2554" calcext:value-type="float" table:number-columns-spanned="3" table:number-rows-spanned="1">
            <text:p>654.25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4.3455 - 4" office:value-type="float" office:value="950.3455" calcext:value-type="float" table:number-columns-spanned="3" table:number-rows-spanned="1">
            <text:p>950.3455</text:p>
          </table:table-cell>
          <table:covered-table-cell table:style-name="ce8"/>
          <table:covered-table-cell table:style-name="ce9"/>
          <table:table-cell table:style-name="ce7" table:formula="of:=659.2131 - 4" office:value-type="float" office:value="655.2131" calcext:value-type="float" table:number-columns-spanned="3" table:number-rows-spanned="1">
            <text:p>655.21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5.4453 - 4" office:value-type="float" office:value="951.4453" calcext:value-type="float" table:number-columns-spanned="3" table:number-rows-spanned="1">
            <text:p>951.4453</text:p>
          </table:table-cell>
          <table:covered-table-cell table:style-name="ce8"/>
          <table:covered-table-cell table:style-name="ce9"/>
          <table:table-cell table:style-name="ce7" table:formula="of:=660.4851 - 4" office:value-type="float" office:value="656.4851" calcext:value-type="float" table:number-columns-spanned="3" table:number-rows-spanned="1">
            <text:p>656.48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6.1023 - 3" office:value-type="float" office:value="953.1023" calcext:value-type="float" table:number-columns-spanned="3" table:number-rows-spanned="1">
            <text:p>953.1023</text:p>
          </table:table-cell>
          <table:covered-table-cell table:style-name="ce8"/>
          <table:covered-table-cell table:style-name="ce9"/>
          <table:table-cell table:style-name="ce7" table:formula="of:=660.7452 - 4" office:value-type="float" office:value="656.7452" calcext:value-type="float" table:number-columns-spanned="3" table:number-rows-spanned="1">
            <text:p>656.74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7.1455 - 3" office:value-type="float" office:value="954.1455" calcext:value-type="float" table:number-columns-spanned="3" table:number-rows-spanned="1">
            <text:p>954.1455</text:p>
          </table:table-cell>
          <table:covered-table-cell table:style-name="ce8"/>
          <table:covered-table-cell table:style-name="ce9"/>
          <table:table-cell table:style-name="ce7" table:formula="of:=662.0402 - 4" office:value-type="float" office:value="658.0402" calcext:value-type="float" table:number-columns-spanned="3" table:number-rows-spanned="1">
            <text:p>658.04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7.3544 - 4" office:value-type="float" office:value="953.3544" calcext:value-type="float" table:number-columns-spanned="3" table:number-rows-spanned="1">
            <text:p>953.3544</text:p>
          </table:table-cell>
          <table:covered-table-cell table:style-name="ce8"/>
          <table:covered-table-cell table:style-name="ce9"/>
          <table:table-cell table:style-name="ce7" table:formula="of:=662.0621 - 4" office:value-type="float" office:value="658.0621" calcext:value-type="float" table:number-columns-spanned="3" table:number-rows-spanned="1">
            <text:p>658.06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7.5127 - 3" office:value-type="float" office:value="954.5127" calcext:value-type="float" table:number-columns-spanned="3" table:number-rows-spanned="1">
            <text:p>954.5127</text:p>
          </table:table-cell>
          <table:covered-table-cell table:style-name="ce8"/>
          <table:covered-table-cell table:style-name="ce9"/>
          <table:table-cell table:style-name="ce7" table:formula="of:=663.7699 - 4" office:value-type="float" office:value="659.7699" calcext:value-type="float" table:number-columns-spanned="3" table:number-rows-spanned="1">
            <text:p>659.76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7.9146 - 5" office:value-type="float" office:value="952.9146" calcext:value-type="float" table:number-columns-spanned="3" table:number-rows-spanned="1">
            <text:p>952.9146</text:p>
          </table:table-cell>
          <table:covered-table-cell table:style-name="ce8"/>
          <table:covered-table-cell table:style-name="ce9"/>
          <table:table-cell table:style-name="ce7" table:formula="of:=663.7132 - 4" office:value-type="float" office:value="659.7132" calcext:value-type="float" table:number-columns-spanned="3" table:number-rows-spanned="1">
            <text:p>659.71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8.5109 - 1" office:value-type="float" office:value="957.5109" calcext:value-type="float" table:number-columns-spanned="3" table:number-rows-spanned="1">
            <text:p>957.5109</text:p>
          </table:table-cell>
          <table:covered-table-cell table:style-name="ce8"/>
          <table:covered-table-cell table:style-name="ce9"/>
          <table:table-cell table:style-name="ce7" table:formula="of:=663.8098 - 4" office:value-type="float" office:value="659.8098" calcext:value-type="float" table:number-columns-spanned="3" table:number-rows-spanned="1">
            <text:p>659.80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9.1007 - 3" office:value-type="float" office:value="956.1007" calcext:value-type="float" table:number-columns-spanned="3" table:number-rows-spanned="1">
            <text:p>956.1007</text:p>
          </table:table-cell>
          <table:covered-table-cell table:style-name="ce8"/>
          <table:covered-table-cell table:style-name="ce9"/>
          <table:table-cell table:style-name="ce7" table:formula="of:=663.7934 - 4" office:value-type="float" office:value="659.7934" calcext:value-type="float" table:number-columns-spanned="3" table:number-rows-spanned="1">
            <text:p>659.79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9.4416 - 4" office:value-type="float" office:value="955.4416" calcext:value-type="float" table:number-columns-spanned="3" table:number-rows-spanned="1">
            <text:p>955.4416</text:p>
          </table:table-cell>
          <table:covered-table-cell table:style-name="ce8"/>
          <table:covered-table-cell table:style-name="ce9"/>
          <table:table-cell table:style-name="ce7" table:formula="of:=664.442 - 4" office:value-type="float" office:value="660.442" calcext:value-type="float" table:number-columns-spanned="3" table:number-rows-spanned="1">
            <text:p>660.4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59.9094 - 2" office:value-type="float" office:value="957.9094" calcext:value-type="float" table:number-columns-spanned="3" table:number-rows-spanned="1">
            <text:p>957.9094</text:p>
          </table:table-cell>
          <table:covered-table-cell table:style-name="ce8"/>
          <table:covered-table-cell table:style-name="ce9"/>
          <table:table-cell table:style-name="ce7" table:formula="of:=664.8887 - 4" office:value-type="float" office:value="660.8887" calcext:value-type="float" table:number-columns-spanned="3" table:number-rows-spanned="1">
            <text:p>660.8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0.4375 - 1" office:value-type="float" office:value="959.4375" calcext:value-type="float" table:number-columns-spanned="3" table:number-rows-spanned="1">
            <text:p>959.4375</text:p>
          </table:table-cell>
          <table:covered-table-cell table:style-name="ce8"/>
          <table:covered-table-cell table:style-name="ce9"/>
          <table:table-cell table:style-name="ce7" table:formula="of:=667.97 - 4" office:value-type="float" office:value="663.97" calcext:value-type="float" table:number-columns-spanned="3" table:number-rows-spanned="1">
            <text:p>663.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0.523 - 3" office:value-type="float" office:value="957.523" calcext:value-type="float" table:number-columns-spanned="3" table:number-rows-spanned="1">
            <text:p>957.523</text:p>
          </table:table-cell>
          <table:covered-table-cell table:style-name="ce8"/>
          <table:covered-table-cell table:style-name="ce9"/>
          <table:table-cell table:style-name="ce7" table:formula="of:=667.9171 - 4" office:value-type="float" office:value="663.9171" calcext:value-type="float" table:number-columns-spanned="3" table:number-rows-spanned="1">
            <text:p>663.91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2.428 - 5" office:value-type="float" office:value="957.428" calcext:value-type="float" table:number-columns-spanned="3" table:number-rows-spanned="1">
            <text:p>957.428</text:p>
          </table:table-cell>
          <table:covered-table-cell table:style-name="ce8"/>
          <table:covered-table-cell table:style-name="ce9"/>
          <table:table-cell table:style-name="ce7" table:formula="of:=668.8224 - 4" office:value-type="float" office:value="664.8224" calcext:value-type="float" table:number-columns-spanned="3" table:number-rows-spanned="1">
            <text:p>664.82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2.5491 - 2" office:value-type="float" office:value="960.5491" calcext:value-type="float" table:number-columns-spanned="3" table:number-rows-spanned="1">
            <text:p>960.5491</text:p>
          </table:table-cell>
          <table:covered-table-cell table:style-name="ce8"/>
          <table:covered-table-cell table:style-name="ce9"/>
          <table:table-cell table:style-name="ce7" table:formula="of:=668.5049 - 4" office:value-type="float" office:value="664.5049" calcext:value-type="float" table:number-columns-spanned="3" table:number-rows-spanned="1">
            <text:p>664.50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2.7385 - 4" office:value-type="float" office:value="958.7385" calcext:value-type="float" table:number-columns-spanned="3" table:number-rows-spanned="1">
            <text:p>958.7385</text:p>
          </table:table-cell>
          <table:covered-table-cell table:style-name="ce8"/>
          <table:covered-table-cell table:style-name="ce9"/>
          <table:table-cell table:style-name="ce7" table:formula="of:=669.7847 - 4" office:value-type="float" office:value="665.7847" calcext:value-type="float" table:number-columns-spanned="3" table:number-rows-spanned="1">
            <text:p>665.7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3.3217 - 4" office:value-type="float" office:value="959.3217" calcext:value-type="float" table:number-columns-spanned="3" table:number-rows-spanned="1">
            <text:p>959.3217</text:p>
          </table:table-cell>
          <table:covered-table-cell table:style-name="ce8"/>
          <table:covered-table-cell table:style-name="ce9"/>
          <table:table-cell table:style-name="ce7" table:formula="of:=669.3636 - 4" office:value-type="float" office:value="665.3636" calcext:value-type="float" table:number-columns-spanned="3" table:number-rows-spanned="1">
            <text:p>665.36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3.5189 - 3" office:value-type="float" office:value="960.5189" calcext:value-type="float" table:number-columns-spanned="3" table:number-rows-spanned="1">
            <text:p>960.5189</text:p>
          </table:table-cell>
          <table:covered-table-cell table:style-name="ce8"/>
          <table:covered-table-cell table:style-name="ce9"/>
          <table:table-cell table:style-name="ce7" table:formula="of:=669.8785 - 4" office:value-type="float" office:value="665.8785" calcext:value-type="float" table:number-columns-spanned="3" table:number-rows-spanned="1">
            <text:p>665.87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4.1344 - 4" office:value-type="float" office:value="960.1344" calcext:value-type="float" table:number-columns-spanned="3" table:number-rows-spanned="1">
            <text:p>960.1344</text:p>
          </table:table-cell>
          <table:covered-table-cell table:style-name="ce8"/>
          <table:covered-table-cell table:style-name="ce9"/>
          <table:table-cell table:style-name="ce7" table:formula="of:=671.1704 - 4" office:value-type="float" office:value="667.1704" calcext:value-type="float" table:number-columns-spanned="3" table:number-rows-spanned="1">
            <text:p>667.17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4.8486 - 2" office:value-type="float" office:value="962.8486" calcext:value-type="float" table:number-columns-spanned="3" table:number-rows-spanned="1">
            <text:p>962.8486</text:p>
          </table:table-cell>
          <table:covered-table-cell table:style-name="ce8"/>
          <table:covered-table-cell table:style-name="ce9"/>
          <table:table-cell table:style-name="ce7" table:formula="of:=672.9908 - 4" office:value-type="float" office:value="668.9908" calcext:value-type="float" table:number-columns-spanned="3" table:number-rows-spanned="1">
            <text:p>668.99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5.1307 - 1" office:value-type="float" office:value="964.1307" calcext:value-type="float" table:number-columns-spanned="3" table:number-rows-spanned="1">
            <text:p>964.1307</text:p>
          </table:table-cell>
          <table:covered-table-cell table:style-name="ce8"/>
          <table:covered-table-cell table:style-name="ce9"/>
          <table:table-cell table:style-name="ce7" table:formula="of:=673.6873 - 4" office:value-type="float" office:value="669.6873" calcext:value-type="float" table:number-columns-spanned="3" table:number-rows-spanned="1">
            <text:p>669.68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6.7753 - 4" office:value-type="float" office:value="962.7753" calcext:value-type="float" table:number-columns-spanned="3" table:number-rows-spanned="1">
            <text:p>962.7753</text:p>
          </table:table-cell>
          <table:covered-table-cell table:style-name="ce8"/>
          <table:covered-table-cell table:style-name="ce9"/>
          <table:table-cell table:style-name="ce7" table:formula="of:=673.0794 - 4" office:value-type="float" office:value="669.0794" calcext:value-type="float" table:number-columns-spanned="3" table:number-rows-spanned="1">
            <text:p>669.07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7.3178 - 4" office:value-type="float" office:value="963.3178" calcext:value-type="float" table:number-columns-spanned="3" table:number-rows-spanned="1">
            <text:p>963.3178</text:p>
          </table:table-cell>
          <table:covered-table-cell table:style-name="ce8"/>
          <table:covered-table-cell table:style-name="ce9"/>
          <table:table-cell table:style-name="ce7" table:formula="of:=674.0885 - 4" office:value-type="float" office:value="670.0885" calcext:value-type="float" table:number-columns-spanned="3" table:number-rows-spanned="1">
            <text:p>670.08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7.7086 - 5" office:value-type="float" office:value="962.7086" calcext:value-type="float" table:number-columns-spanned="3" table:number-rows-spanned="1">
            <text:p>962.7086</text:p>
          </table:table-cell>
          <table:covered-table-cell table:style-name="ce8"/>
          <table:covered-table-cell table:style-name="ce9"/>
          <table:table-cell table:style-name="ce7" table:formula="of:=675.8568 - 4" office:value-type="float" office:value="671.8568" calcext:value-type="float" table:number-columns-spanned="3" table:number-rows-spanned="1">
            <text:p>671.85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7.847 - 3" office:value-type="float" office:value="964.847" calcext:value-type="float" table:number-columns-spanned="3" table:number-rows-spanned="1">
            <text:p>964.847</text:p>
          </table:table-cell>
          <table:covered-table-cell table:style-name="ce8"/>
          <table:covered-table-cell table:style-name="ce9"/>
          <table:table-cell table:style-name="ce7" table:formula="of:=675.0967 - 4" office:value-type="float" office:value="671.0967" calcext:value-type="float" table:number-columns-spanned="3" table:number-rows-spanned="1">
            <text:p>671.0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8.3152 - 1" office:value-type="float" office:value="967.3152" calcext:value-type="float" table:number-columns-spanned="3" table:number-rows-spanned="1">
            <text:p>967.3152</text:p>
          </table:table-cell>
          <table:covered-table-cell table:style-name="ce8"/>
          <table:covered-table-cell table:style-name="ce9"/>
          <table:table-cell table:style-name="ce7" table:formula="of:=676.6322 - 4" office:value-type="float" office:value="672.6322" calcext:value-type="float" table:number-columns-spanned="3" table:number-rows-spanned="1">
            <text:p>672.63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8.7031 - 1" office:value-type="float" office:value="967.7031" calcext:value-type="float" table:number-columns-spanned="3" table:number-rows-spanned="1">
            <text:p>967.7031</text:p>
          </table:table-cell>
          <table:covered-table-cell table:style-name="ce8"/>
          <table:covered-table-cell table:style-name="ce9"/>
          <table:table-cell table:style-name="ce7" table:formula="of:=676.5889 - 4" office:value-type="float" office:value="672.5889" calcext:value-type="float" table:number-columns-spanned="3" table:number-rows-spanned="1">
            <text:p>672.58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68.8042 - 5" office:value-type="float" office:value="963.8042" calcext:value-type="float" table:number-columns-spanned="3" table:number-rows-spanned="1">
            <text:p>963.8042</text:p>
          </table:table-cell>
          <table:covered-table-cell table:style-name="ce8"/>
          <table:covered-table-cell table:style-name="ce9"/>
          <table:table-cell table:style-name="ce7" table:formula="of:=676.7344 - 4" office:value-type="float" office:value="672.7344" calcext:value-type="float" table:number-columns-spanned="3" table:number-rows-spanned="1">
            <text:p>672.73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0.418 - 5" office:value-type="float" office:value="965.418" calcext:value-type="float" table:number-columns-spanned="3" table:number-rows-spanned="1">
            <text:p>965.418</text:p>
          </table:table-cell>
          <table:covered-table-cell table:style-name="ce8"/>
          <table:covered-table-cell table:style-name="ce9"/>
          <table:table-cell table:style-name="ce7" table:formula="of:=677.7802 - 4" office:value-type="float" office:value="673.7802" calcext:value-type="float" table:number-columns-spanned="3" table:number-rows-spanned="1">
            <text:p>673.78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1.0179 - 3" office:value-type="float" office:value="968.0179" calcext:value-type="float" table:number-columns-spanned="3" table:number-rows-spanned="1">
            <text:p>968.0179</text:p>
          </table:table-cell>
          <table:covered-table-cell table:style-name="ce8"/>
          <table:covered-table-cell table:style-name="ce9"/>
          <table:table-cell table:style-name="ce7" table:formula="of:=679.4902 - 4" office:value-type="float" office:value="675.4902" calcext:value-type="float" table:number-columns-spanned="3" table:number-rows-spanned="1">
            <text:p>675.4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1.7988 - 3" office:value-type="float" office:value="968.7988" calcext:value-type="float" table:number-columns-spanned="3" table:number-rows-spanned="1">
            <text:p>968.7988</text:p>
          </table:table-cell>
          <table:covered-table-cell table:style-name="ce8"/>
          <table:covered-table-cell table:style-name="ce9"/>
          <table:table-cell table:style-name="ce7" table:formula="of:=679.1197 - 4" office:value-type="float" office:value="675.1197" calcext:value-type="float" table:number-columns-spanned="3" table:number-rows-spanned="1">
            <text:p>675.11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2.0596 - 5" office:value-type="float" office:value="967.0596" calcext:value-type="float" table:number-columns-spanned="3" table:number-rows-spanned="1">
            <text:p>967.0596</text:p>
          </table:table-cell>
          <table:covered-table-cell table:style-name="ce8"/>
          <table:covered-table-cell table:style-name="ce9"/>
          <table:table-cell table:style-name="ce7" table:formula="of:=679.3014 - 4" office:value-type="float" office:value="675.3014" calcext:value-type="float" table:number-columns-spanned="3" table:number-rows-spanned="1">
            <text:p>675.30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3.5982 - 5" office:value-type="float" office:value="968.5982" calcext:value-type="float" table:number-columns-spanned="3" table:number-rows-spanned="1">
            <text:p>968.5982</text:p>
          </table:table-cell>
          <table:covered-table-cell table:style-name="ce8"/>
          <table:covered-table-cell table:style-name="ce9"/>
          <table:table-cell table:style-name="ce7" table:formula="of:=680.6656 - 4" office:value-type="float" office:value="676.6656" calcext:value-type="float" table:number-columns-spanned="3" table:number-rows-spanned="1">
            <text:p>676.6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3.7028 - 5" office:value-type="float" office:value="968.7028" calcext:value-type="float" table:number-columns-spanned="3" table:number-rows-spanned="1">
            <text:p>968.7028</text:p>
          </table:table-cell>
          <table:covered-table-cell table:style-name="ce8"/>
          <table:covered-table-cell table:style-name="ce9"/>
          <table:table-cell table:style-name="ce7" table:formula="of:=681.8423 - 4" office:value-type="float" office:value="677.8423" calcext:value-type="float" table:number-columns-spanned="3" table:number-rows-spanned="1">
            <text:p>677.84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4.4142 - 4" office:value-type="float" office:value="970.4142" calcext:value-type="float" table:number-columns-spanned="3" table:number-rows-spanned="1">
            <text:p>970.4142</text:p>
          </table:table-cell>
          <table:covered-table-cell table:style-name="ce8"/>
          <table:covered-table-cell table:style-name="ce9"/>
          <table:table-cell table:style-name="ce7" table:formula="of:=682.2663 - 4" office:value-type="float" office:value="678.2663" calcext:value-type="float" table:number-columns-spanned="3" table:number-rows-spanned="1">
            <text:p>678.26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5.0166 - 4" office:value-type="float" office:value="971.0166" calcext:value-type="float" table:number-columns-spanned="3" table:number-rows-spanned="1">
            <text:p>971.0166</text:p>
          </table:table-cell>
          <table:covered-table-cell table:style-name="ce8"/>
          <table:covered-table-cell table:style-name="ce9"/>
          <table:table-cell table:style-name="ce7" table:formula="of:=682.9208 - 4" office:value-type="float" office:value="678.9208" calcext:value-type="float" table:number-columns-spanned="3" table:number-rows-spanned="1">
            <text:p>678.9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6.0268 - 4" office:value-type="float" office:value="972.0268" calcext:value-type="float" table:number-columns-spanned="3" table:number-rows-spanned="1">
            <text:p>972.0268</text:p>
          </table:table-cell>
          <table:covered-table-cell table:style-name="ce8"/>
          <table:covered-table-cell table:style-name="ce9"/>
          <table:table-cell table:style-name="ce7" table:formula="of:=683.5869 - 4" office:value-type="float" office:value="679.5869" calcext:value-type="float" table:number-columns-spanned="3" table:number-rows-spanned="1">
            <text:p>679.5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6.595 - 3" office:value-type="float" office:value="973.595" calcext:value-type="float" table:number-columns-spanned="3" table:number-rows-spanned="1">
            <text:p>973.595</text:p>
          </table:table-cell>
          <table:covered-table-cell table:style-name="ce8"/>
          <table:covered-table-cell table:style-name="ce9"/>
          <table:table-cell table:style-name="ce7" table:formula="of:=684.687 - 4" office:value-type="float" office:value="680.687" calcext:value-type="float" table:number-columns-spanned="3" table:number-rows-spanned="1">
            <text:p>680.6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6.8696 - 3" office:value-type="float" office:value="973.8696" calcext:value-type="float" table:number-columns-spanned="3" table:number-rows-spanned="1">
            <text:p>973.8696</text:p>
          </table:table-cell>
          <table:covered-table-cell table:style-name="ce8"/>
          <table:covered-table-cell table:style-name="ce9"/>
          <table:table-cell table:style-name="ce7" table:formula="of:=685.6562 - 4" office:value-type="float" office:value="681.6562" calcext:value-type="float" table:number-columns-spanned="3" table:number-rows-spanned="1">
            <text:p>681.6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7.0544 - 5" office:value-type="float" office:value="972.0544" calcext:value-type="float" table:number-columns-spanned="3" table:number-rows-spanned="1">
            <text:p>972.0544</text:p>
          </table:table-cell>
          <table:covered-table-cell table:style-name="ce8"/>
          <table:covered-table-cell table:style-name="ce9"/>
          <table:table-cell table:style-name="ce7" table:formula="of:=684.5963 - 4" office:value-type="float" office:value="680.5963" calcext:value-type="float" table:number-columns-spanned="3" table:number-rows-spanned="1">
            <text:p>680.59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7.6507 - 1" office:value-type="float" office:value="976.6507" calcext:value-type="float" table:number-columns-spanned="3" table:number-rows-spanned="1">
            <text:p>976.6507</text:p>
          </table:table-cell>
          <table:covered-table-cell table:style-name="ce8"/>
          <table:covered-table-cell table:style-name="ce9"/>
          <table:table-cell table:style-name="ce7" table:formula="of:=685.4395 - 4" office:value-type="float" office:value="681.4395" calcext:value-type="float" table:number-columns-spanned="3" table:number-rows-spanned="1">
            <text:p>681.43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9.0244 - 3" office:value-type="float" office:value="976.0244" calcext:value-type="float" table:number-columns-spanned="3" table:number-rows-spanned="1">
            <text:p>976.0244</text:p>
          </table:table-cell>
          <table:covered-table-cell table:style-name="ce8"/>
          <table:covered-table-cell table:style-name="ce9"/>
          <table:table-cell table:style-name="ce7" table:formula="of:=688.4446 - 4" office:value-type="float" office:value="684.4446" calcext:value-type="float" table:number-columns-spanned="3" table:number-rows-spanned="1">
            <text:p>684.44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9.2408 - 4" office:value-type="float" office:value="975.2408" calcext:value-type="float" table:number-columns-spanned="3" table:number-rows-spanned="1">
            <text:p>975.2408</text:p>
          </table:table-cell>
          <table:covered-table-cell table:style-name="ce8"/>
          <table:covered-table-cell table:style-name="ce9"/>
          <table:table-cell table:style-name="ce7" table:formula="of:=687.3509 - 4" office:value-type="float" office:value="683.3509" calcext:value-type="float" table:number-columns-spanned="3" table:number-rows-spanned="1">
            <text:p>683.35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9.6972 - 5" office:value-type="float" office:value="974.6972" calcext:value-type="float" table:number-columns-spanned="3" table:number-rows-spanned="1">
            <text:p>974.6972</text:p>
          </table:table-cell>
          <table:covered-table-cell table:style-name="ce8"/>
          <table:covered-table-cell table:style-name="ce9"/>
          <table:table-cell table:style-name="ce7" table:formula="of:=689.3574 - 4" office:value-type="float" office:value="685.3574" calcext:value-type="float" table:number-columns-spanned="3" table:number-rows-spanned="1">
            <text:p>685.35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79.7653 - 2" office:value-type="float" office:value="977.7653" calcext:value-type="float" table:number-columns-spanned="3" table:number-rows-spanned="1">
            <text:p>977.7653</text:p>
          </table:table-cell>
          <table:covered-table-cell table:style-name="ce8"/>
          <table:covered-table-cell table:style-name="ce9"/>
          <table:table-cell table:style-name="ce7" table:formula="of:=689.7348 - 4" office:value-type="float" office:value="685.7348" calcext:value-type="float" table:number-columns-spanned="3" table:number-rows-spanned="1">
            <text:p>685.73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0.0418 - 3" office:value-type="float" office:value="977.0418" calcext:value-type="float" table:number-columns-spanned="3" table:number-rows-spanned="1">
            <text:p>977.0418</text:p>
          </table:table-cell>
          <table:covered-table-cell table:style-name="ce8"/>
          <table:covered-table-cell table:style-name="ce9"/>
          <table:table-cell table:style-name="ce7" table:formula="of:=689.5646 - 4" office:value-type="float" office:value="685.5646" calcext:value-type="float" table:number-columns-spanned="3" table:number-rows-spanned="1">
            <text:p>685.56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0.2233 - 3" office:value-type="float" office:value="977.2233" calcext:value-type="float" table:number-columns-spanned="3" table:number-rows-spanned="1">
            <text:p>977.2233</text:p>
          </table:table-cell>
          <table:covered-table-cell table:style-name="ce8"/>
          <table:covered-table-cell table:style-name="ce9"/>
          <table:table-cell table:style-name="ce7" table:formula="of:=689.1133 - 4" office:value-type="float" office:value="685.1133" calcext:value-type="float" table:number-columns-spanned="3" table:number-rows-spanned="1">
            <text:p>685.11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0.2376 - 1" office:value-type="float" office:value="979.2376" calcext:value-type="float" table:number-columns-spanned="3" table:number-rows-spanned="1">
            <text:p>979.2376</text:p>
          </table:table-cell>
          <table:covered-table-cell table:style-name="ce8"/>
          <table:covered-table-cell table:style-name="ce9"/>
          <table:table-cell table:style-name="ce7" table:formula="of:=692.5632 - 4" office:value-type="float" office:value="688.5632" calcext:value-type="float" table:number-columns-spanned="3" table:number-rows-spanned="1">
            <text:p>688.56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1.6925 - 2" office:value-type="float" office:value="979.6925" calcext:value-type="float" table:number-columns-spanned="3" table:number-rows-spanned="1">
            <text:p>979.6925</text:p>
          </table:table-cell>
          <table:covered-table-cell table:style-name="ce8"/>
          <table:covered-table-cell table:style-name="ce9"/>
          <table:table-cell table:style-name="ce7" table:formula="of:=692.7286 - 4" office:value-type="float" office:value="688.7286" calcext:value-type="float" table:number-columns-spanned="3" table:number-rows-spanned="1">
            <text:p>688.72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1.7641 - 2" office:value-type="float" office:value="979.7641" calcext:value-type="float" table:number-columns-spanned="3" table:number-rows-spanned="1">
            <text:p>979.7641</text:p>
          </table:table-cell>
          <table:covered-table-cell table:style-name="ce8"/>
          <table:covered-table-cell table:style-name="ce9"/>
          <table:table-cell table:style-name="ce7" table:formula="of:=692.0313 - 4" office:value-type="float" office:value="688.0313" calcext:value-type="float" table:number-columns-spanned="3" table:number-rows-spanned="1">
            <text:p>688.03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2.0223 - 3" office:value-type="float" office:value="979.0223" calcext:value-type="float" table:number-columns-spanned="3" table:number-rows-spanned="1">
            <text:p>979.0223</text:p>
          </table:table-cell>
          <table:covered-table-cell table:style-name="ce8"/>
          <table:covered-table-cell table:style-name="ce9"/>
          <table:table-cell table:style-name="ce7" table:formula="of:=694.818 - 4" office:value-type="float" office:value="690.818" calcext:value-type="float" table:number-columns-spanned="3" table:number-rows-spanned="1">
            <text:p>690.8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2.2357 - 2" office:value-type="float" office:value="980.2357" calcext:value-type="float" table:number-columns-spanned="3" table:number-rows-spanned="1">
            <text:p>980.2357</text:p>
          </table:table-cell>
          <table:covered-table-cell table:style-name="ce8"/>
          <table:covered-table-cell table:style-name="ce9"/>
          <table:table-cell table:style-name="ce7" table:formula="of:=694.5087 - 4" office:value-type="float" office:value="690.5087" calcext:value-type="float" table:number-columns-spanned="3" table:number-rows-spanned="1">
            <text:p>690.50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2.8194 - 1" office:value-type="float" office:value="981.8194" calcext:value-type="float" table:number-columns-spanned="3" table:number-rows-spanned="1">
            <text:p>981.8194</text:p>
          </table:table-cell>
          <table:covered-table-cell table:style-name="ce8"/>
          <table:covered-table-cell table:style-name="ce9"/>
          <table:table-cell table:style-name="ce7" table:formula="of:=694.7372 - 4" office:value-type="float" office:value="690.7372" calcext:value-type="float" table:number-columns-spanned="3" table:number-rows-spanned="1">
            <text:p>690.73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3.8051 - 2" office:value-type="float" office:value="981.8051" calcext:value-type="float" table:number-columns-spanned="3" table:number-rows-spanned="1">
            <text:p>981.8051</text:p>
          </table:table-cell>
          <table:covered-table-cell table:style-name="ce8"/>
          <table:covered-table-cell table:style-name="ce9"/>
          <table:table-cell table:style-name="ce7" table:formula="of:=696.4612 - 4" office:value-type="float" office:value="692.4612" calcext:value-type="float" table:number-columns-spanned="3" table:number-rows-spanned="1">
            <text:p>692.46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3.8188 - 1" office:value-type="float" office:value="982.8188" calcext:value-type="float" table:number-columns-spanned="3" table:number-rows-spanned="1">
            <text:p>982.8188</text:p>
          </table:table-cell>
          <table:covered-table-cell table:style-name="ce8"/>
          <table:covered-table-cell table:style-name="ce9"/>
          <table:table-cell table:style-name="ce7" table:formula="of:=695.9753 - 4" office:value-type="float" office:value="691.9753" calcext:value-type="float" table:number-columns-spanned="3" table:number-rows-spanned="1">
            <text:p>691.97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5.3249 - 5" office:value-type="float" office:value="980.3249" calcext:value-type="float" table:number-columns-spanned="3" table:number-rows-spanned="1">
            <text:p>980.3249</text:p>
          </table:table-cell>
          <table:covered-table-cell table:style-name="ce8"/>
          <table:covered-table-cell table:style-name="ce9"/>
          <table:table-cell table:style-name="ce7" table:formula="of:=697.4486 - 4" office:value-type="float" office:value="693.4486" calcext:value-type="float" table:number-columns-spanned="3" table:number-rows-spanned="1">
            <text:p>693.44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5.5041 - 5" office:value-type="float" office:value="980.5041" calcext:value-type="float" table:number-columns-spanned="3" table:number-rows-spanned="1">
            <text:p>980.5041</text:p>
          </table:table-cell>
          <table:covered-table-cell table:style-name="ce8"/>
          <table:covered-table-cell table:style-name="ce9"/>
          <table:table-cell table:style-name="ce7" table:formula="of:=697.3108 - 4" office:value-type="float" office:value="693.3108" calcext:value-type="float" table:number-columns-spanned="3" table:number-rows-spanned="1">
            <text:p>693.31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7.3015 - 5" office:value-type="float" office:value="982.3015" calcext:value-type="float" table:number-columns-spanned="3" table:number-rows-spanned="1">
            <text:p>982.3015</text:p>
          </table:table-cell>
          <table:covered-table-cell table:style-name="ce8"/>
          <table:covered-table-cell table:style-name="ce9"/>
          <table:table-cell table:style-name="ce7" table:formula="of:=698.8893 - 4" office:value-type="float" office:value="694.8893" calcext:value-type="float" table:number-columns-spanned="3" table:number-rows-spanned="1">
            <text:p>694.88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7.5233 - 5" office:value-type="float" office:value="982.5233" calcext:value-type="float" table:number-columns-spanned="3" table:number-rows-spanned="1">
            <text:p>982.5233</text:p>
          </table:table-cell>
          <table:covered-table-cell table:style-name="ce8"/>
          <table:covered-table-cell table:style-name="ce9"/>
          <table:table-cell table:style-name="ce7" table:formula="of:=698.7726 - 4" office:value-type="float" office:value="694.7726" calcext:value-type="float" table:number-columns-spanned="3" table:number-rows-spanned="1">
            <text:p>694.77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8.0294 - 4" office:value-type="float" office:value="984.0294" calcext:value-type="float" table:number-columns-spanned="3" table:number-rows-spanned="1">
            <text:p>984.0294</text:p>
          </table:table-cell>
          <table:covered-table-cell table:style-name="ce8"/>
          <table:covered-table-cell table:style-name="ce9"/>
          <table:table-cell table:style-name="ce7" table:formula="of:=698.5947 - 4" office:value-type="float" office:value="694.5947" calcext:value-type="float" table:number-columns-spanned="3" table:number-rows-spanned="1">
            <text:p>694.59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8.0471 - 4" office:value-type="float" office:value="984.0471" calcext:value-type="float" table:number-columns-spanned="3" table:number-rows-spanned="1">
            <text:p>984.0471</text:p>
          </table:table-cell>
          <table:covered-table-cell table:style-name="ce8"/>
          <table:covered-table-cell table:style-name="ce9"/>
          <table:table-cell table:style-name="ce7" table:formula="of:=701.1756 - 4" office:value-type="float" office:value="697.1756" calcext:value-type="float" table:number-columns-spanned="3" table:number-rows-spanned="1">
            <text:p>697.17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8.4902 - 3" office:value-type="float" office:value="985.4902" calcext:value-type="float" table:number-columns-spanned="3" table:number-rows-spanned="1">
            <text:p>985.4902</text:p>
          </table:table-cell>
          <table:covered-table-cell table:style-name="ce8"/>
          <table:covered-table-cell table:style-name="ce9"/>
          <table:table-cell table:style-name="ce7" table:formula="of:=700.4679 - 4" office:value-type="float" office:value="696.4679" calcext:value-type="float" table:number-columns-spanned="3" table:number-rows-spanned="1">
            <text:p>696.46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8.5196 - 1" office:value-type="float" office:value="987.5196" calcext:value-type="float" table:number-columns-spanned="3" table:number-rows-spanned="1">
            <text:p>987.5196</text:p>
          </table:table-cell>
          <table:covered-table-cell table:style-name="ce8"/>
          <table:covered-table-cell table:style-name="ce9"/>
          <table:table-cell table:style-name="ce7" table:formula="of:=701.2459 - 4" office:value-type="float" office:value="697.2459" calcext:value-type="float" table:number-columns-spanned="3" table:number-rows-spanned="1">
            <text:p>697.24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9.1009 - 1" office:value-type="float" office:value="988.1009" calcext:value-type="float" table:number-columns-spanned="3" table:number-rows-spanned="1">
            <text:p>988.1009</text:p>
          </table:table-cell>
          <table:covered-table-cell table:style-name="ce8"/>
          <table:covered-table-cell table:style-name="ce9"/>
          <table:table-cell table:style-name="ce7" table:formula="of:=703.126 - 4" office:value-type="float" office:value="699.126" calcext:value-type="float" table:number-columns-spanned="3" table:number-rows-spanned="1">
            <text:p>699.1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9.5434 - 1" office:value-type="float" office:value="988.5434" calcext:value-type="float" table:number-columns-spanned="3" table:number-rows-spanned="1">
            <text:p>988.5434</text:p>
          </table:table-cell>
          <table:covered-table-cell table:style-name="ce8"/>
          <table:covered-table-cell table:style-name="ce9"/>
          <table:table-cell table:style-name="ce7" table:formula="of:=701.5728 - 4" office:value-type="float" office:value="697.5728" calcext:value-type="float" table:number-columns-spanned="3" table:number-rows-spanned="1">
            <text:p>697.57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89.7252 - 4" office:value-type="float" office:value="985.7252" calcext:value-type="float" table:number-columns-spanned="3" table:number-rows-spanned="1">
            <text:p>985.7252</text:p>
          </table:table-cell>
          <table:covered-table-cell table:style-name="ce8"/>
          <table:covered-table-cell table:style-name="ce9"/>
          <table:table-cell table:style-name="ce7" table:formula="of:=704.2394 - 4" office:value-type="float" office:value="700.2394" calcext:value-type="float" table:number-columns-spanned="3" table:number-rows-spanned="1">
            <text:p>700.23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0.0999 - 1" office:value-type="float" office:value="989.0999" calcext:value-type="float" table:number-columns-spanned="3" table:number-rows-spanned="1">
            <text:p>989.0999</text:p>
          </table:table-cell>
          <table:covered-table-cell table:style-name="ce8"/>
          <table:covered-table-cell table:style-name="ce9"/>
          <table:table-cell table:style-name="ce7" table:formula="of:=704.4939 - 4" office:value-type="float" office:value="700.4939" calcext:value-type="float" table:number-columns-spanned="3" table:number-rows-spanned="1">
            <text:p>700.49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1.196 - 3" office:value-type="float" office:value="988.196" calcext:value-type="float" table:number-columns-spanned="3" table:number-rows-spanned="1">
            <text:p>988.196</text:p>
          </table:table-cell>
          <table:covered-table-cell table:style-name="ce8"/>
          <table:covered-table-cell table:style-name="ce9"/>
          <table:table-cell table:style-name="ce7" table:formula="of:=705.5799 - 4" office:value-type="float" office:value="701.5799" calcext:value-type="float" table:number-columns-spanned="3" table:number-rows-spanned="1">
            <text:p>701.5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1.5174 - 3" office:value-type="float" office:value="988.5174" calcext:value-type="float" table:number-columns-spanned="3" table:number-rows-spanned="1">
            <text:p>988.5174</text:p>
          </table:table-cell>
          <table:covered-table-cell table:style-name="ce8"/>
          <table:covered-table-cell table:style-name="ce9"/>
          <table:table-cell table:style-name="ce7" table:formula="of:=705.5185 - 4" office:value-type="float" office:value="701.5185" calcext:value-type="float" table:number-columns-spanned="3" table:number-rows-spanned="1">
            <text:p>701.51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1.5227 - 4" office:value-type="float" office:value="987.5227" calcext:value-type="float" table:number-columns-spanned="3" table:number-rows-spanned="1">
            <text:p>987.5227</text:p>
          </table:table-cell>
          <table:covered-table-cell table:style-name="ce8"/>
          <table:covered-table-cell table:style-name="ce9"/>
          <table:table-cell table:style-name="ce7" table:formula="of:=706.5043 - 4" office:value-type="float" office:value="702.5043" calcext:value-type="float" table:number-columns-spanned="3" table:number-rows-spanned="1">
            <text:p>702.50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1.5426 - 2" office:value-type="float" office:value="989.5426" calcext:value-type="float" table:number-columns-spanned="3" table:number-rows-spanned="1">
            <text:p>989.5426</text:p>
          </table:table-cell>
          <table:covered-table-cell table:style-name="ce8"/>
          <table:covered-table-cell table:style-name="ce9"/>
          <table:table-cell table:style-name="ce7" table:formula="of:=706.3194 - 4" office:value-type="float" office:value="702.3194" calcext:value-type="float" table:number-columns-spanned="3" table:number-rows-spanned="1">
            <text:p>702.3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2.2488 - 1" office:value-type="float" office:value="991.2488" calcext:value-type="float" table:number-columns-spanned="3" table:number-rows-spanned="1">
            <text:p>991.2488</text:p>
          </table:table-cell>
          <table:covered-table-cell table:style-name="ce8"/>
          <table:covered-table-cell table:style-name="ce9"/>
          <table:table-cell table:style-name="ce7" table:formula="of:=707.9707 - 4" office:value-type="float" office:value="703.9707" calcext:value-type="float" table:number-columns-spanned="3" table:number-rows-spanned="1">
            <text:p>703.97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2.5966 - 1" office:value-type="float" office:value="991.5966" calcext:value-type="float" table:number-columns-spanned="3" table:number-rows-spanned="1">
            <text:p>991.5966</text:p>
          </table:table-cell>
          <table:covered-table-cell table:style-name="ce8"/>
          <table:covered-table-cell table:style-name="ce9"/>
          <table:table-cell table:style-name="ce7" table:formula="of:=708.4586 - 4" office:value-type="float" office:value="704.4586" calcext:value-type="float" table:number-columns-spanned="3" table:number-rows-spanned="1">
            <text:p>704.45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3.6359 - 2" office:value-type="float" office:value="991.6359" calcext:value-type="float" table:number-columns-spanned="3" table:number-rows-spanned="1">
            <text:p>991.6359</text:p>
          </table:table-cell>
          <table:covered-table-cell table:style-name="ce8"/>
          <table:covered-table-cell table:style-name="ce9"/>
          <table:table-cell table:style-name="ce7" table:formula="of:=710.0474 - 4" office:value-type="float" office:value="706.0474" calcext:value-type="float" table:number-columns-spanned="3" table:number-rows-spanned="1">
            <text:p>706.04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3.7198 - 4" office:value-type="float" office:value="989.7198" calcext:value-type="float" table:number-columns-spanned="3" table:number-rows-spanned="1">
            <text:p>989.7198</text:p>
          </table:table-cell>
          <table:covered-table-cell table:style-name="ce8"/>
          <table:covered-table-cell table:style-name="ce9"/>
          <table:table-cell table:style-name="ce7" table:formula="of:=711.3026 - 4" office:value-type="float" office:value="707.3026" calcext:value-type="float" table:number-columns-spanned="3" table:number-rows-spanned="1">
            <text:p>707.3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5.0996 - 5" office:value-type="float" office:value="990.0996" calcext:value-type="float" table:number-columns-spanned="3" table:number-rows-spanned="1">
            <text:p>990.0996</text:p>
          </table:table-cell>
          <table:covered-table-cell table:style-name="ce8"/>
          <table:covered-table-cell table:style-name="ce9"/>
          <table:table-cell table:style-name="ce7" table:formula="of:=709.7194 - 4" office:value-type="float" office:value="705.7194" calcext:value-type="float" table:number-columns-spanned="3" table:number-rows-spanned="1">
            <text:p>705.7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5.2482 - 3" office:value-type="float" office:value="992.2482" calcext:value-type="float" table:number-columns-spanned="3" table:number-rows-spanned="1">
            <text:p>992.2482</text:p>
          </table:table-cell>
          <table:covered-table-cell table:style-name="ce8"/>
          <table:covered-table-cell table:style-name="ce9"/>
          <table:table-cell table:style-name="ce7" table:formula="of:=711.6793 - 4" office:value-type="float" office:value="707.6793" calcext:value-type="float" table:number-columns-spanned="3" table:number-rows-spanned="1">
            <text:p>707.67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5.5972 - 3" office:value-type="float" office:value="992.5972" calcext:value-type="float" table:number-columns-spanned="3" table:number-rows-spanned="1">
            <text:p>992.5972</text:p>
          </table:table-cell>
          <table:covered-table-cell table:style-name="ce8"/>
          <table:covered-table-cell table:style-name="ce9"/>
          <table:table-cell table:style-name="ce7" table:formula="of:=711.5414 - 4" office:value-type="float" office:value="707.5414" calcext:value-type="float" table:number-columns-spanned="3" table:number-rows-spanned="1">
            <text:p>707.54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5.6349 - 2" office:value-type="float" office:value="993.6349" calcext:value-type="float" table:number-columns-spanned="3" table:number-rows-spanned="1">
            <text:p>993.6349</text:p>
          </table:table-cell>
          <table:covered-table-cell table:style-name="ce8"/>
          <table:covered-table-cell table:style-name="ce9"/>
          <table:table-cell table:style-name="ce7" table:formula="of:=713.3892 - 4" office:value-type="float" office:value="709.3892" calcext:value-type="float" table:number-columns-spanned="3" table:number-rows-spanned="1">
            <text:p>709.38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5.7411 - 4" office:value-type="float" office:value="991.7411" calcext:value-type="float" table:number-columns-spanned="3" table:number-rows-spanned="1">
            <text:p>991.7411</text:p>
          </table:table-cell>
          <table:covered-table-cell table:style-name="ce8"/>
          <table:covered-table-cell table:style-name="ce9"/>
          <table:table-cell table:style-name="ce7" table:formula="of:=712.8929 - 4" office:value-type="float" office:value="708.8929" calcext:value-type="float" table:number-columns-spanned="3" table:number-rows-spanned="1">
            <text:p>708.89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6.5956 - 1" office:value-type="float" office:value="995.5956" calcext:value-type="float" table:number-columns-spanned="3" table:number-rows-spanned="1">
            <text:p>995.5956</text:p>
          </table:table-cell>
          <table:covered-table-cell table:style-name="ce8"/>
          <table:covered-table-cell table:style-name="ce9"/>
          <table:table-cell table:style-name="ce7" table:formula="of:=714.718 - 4" office:value-type="float" office:value="710.718" calcext:value-type="float" table:number-columns-spanned="3" table:number-rows-spanned="1">
            <text:p>710.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6.7346 - 1" office:value-type="float" office:value="995.7346" calcext:value-type="float" table:number-columns-spanned="3" table:number-rows-spanned="1">
            <text:p>995.7346</text:p>
          </table:table-cell>
          <table:covered-table-cell table:style-name="ce8"/>
          <table:covered-table-cell table:style-name="ce9"/>
          <table:table-cell table:style-name="ce7" table:formula="of:=713.9546 - 4" office:value-type="float" office:value="709.9546" calcext:value-type="float" table:number-columns-spanned="3" table:number-rows-spanned="1">
            <text:p>709.95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6.8947 - 3" office:value-type="float" office:value="993.8947" calcext:value-type="float" table:number-columns-spanned="3" table:number-rows-spanned="1">
            <text:p>993.8947</text:p>
          </table:table-cell>
          <table:covered-table-cell table:style-name="ce8"/>
          <table:covered-table-cell table:style-name="ce9"/>
          <table:table-cell table:style-name="ce7" table:formula="of:=714.0391 - 4" office:value-type="float" office:value="710.0391" calcext:value-type="float" table:number-columns-spanned="3" table:number-rows-spanned="1">
            <text:p>710.03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7.6331 - 2" office:value-type="float" office:value="995.6331" calcext:value-type="float" table:number-columns-spanned="3" table:number-rows-spanned="1">
            <text:p>995.6331</text:p>
          </table:table-cell>
          <table:covered-table-cell table:style-name="ce8"/>
          <table:covered-table-cell table:style-name="ce9"/>
          <table:table-cell table:style-name="ce7" table:formula="of:=716.0221 - 4" office:value-type="float" office:value="712.0221" calcext:value-type="float" table:number-columns-spanned="3" table:number-rows-spanned="1">
            <text:p>712.02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9.2464 - 4" office:value-type="float" office:value="995.2464" calcext:value-type="float" table:number-columns-spanned="3" table:number-rows-spanned="1">
            <text:p>995.2464</text:p>
          </table:table-cell>
          <table:covered-table-cell table:style-name="ce8"/>
          <table:covered-table-cell table:style-name="ce9"/>
          <table:table-cell table:style-name="ce7" table:formula="of:=716.4562 - 4" office:value-type="float" office:value="712.4562" calcext:value-type="float" table:number-columns-spanned="3" table:number-rows-spanned="1">
            <text:p>712.4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9.3269 - 4" office:value-type="float" office:value="995.3269" calcext:value-type="float" table:number-columns-spanned="3" table:number-rows-spanned="1">
            <text:p>995.3269</text:p>
          </table:table-cell>
          <table:covered-table-cell table:style-name="ce8"/>
          <table:covered-table-cell table:style-name="ce9"/>
          <table:table-cell table:style-name="ce7" table:formula="of:=718.4398 - 4" office:value-type="float" office:value="714.4398" calcext:value-type="float" table:number-columns-spanned="3" table:number-rows-spanned="1">
            <text:p>714.43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9.5953 - 3" office:value-type="float" office:value="996.5953" calcext:value-type="float" table:number-columns-spanned="3" table:number-rows-spanned="1">
            <text:p>996.5953</text:p>
          </table:table-cell>
          <table:covered-table-cell table:style-name="ce8"/>
          <table:covered-table-cell table:style-name="ce9"/>
          <table:table-cell table:style-name="ce7" table:formula="of:=717.785 - 4" office:value-type="float" office:value="713.785" calcext:value-type="float" table:number-columns-spanned="3" table:number-rows-spanned="1">
            <text:p>713.7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999.9062 - 3" office:value-type="float" office:value="996.9062" calcext:value-type="float" table:number-columns-spanned="3" table:number-rows-spanned="1">
            <text:p>996.9062</text:p>
          </table:table-cell>
          <table:covered-table-cell table:style-name="ce8"/>
          <table:covered-table-cell table:style-name="ce9"/>
          <table:table-cell table:style-name="ce7" table:formula="of:=717.9423 - 4" office:value-type="float" office:value="713.9423" calcext:value-type="float" table:number-columns-spanned="3" table:number-rows-spanned="1">
            <text:p>713.94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0.3786 - 1" office:value-type="float" office:value="999.3786" calcext:value-type="float" table:number-columns-spanned="3" table:number-rows-spanned="1">
            <text:p>999.3786</text:p>
          </table:table-cell>
          <table:covered-table-cell table:style-name="ce8"/>
          <table:covered-table-cell table:style-name="ce9"/>
          <table:table-cell table:style-name="ce7" table:formula="of:=720.1405 - 4" office:value-type="float" office:value="716.1405" calcext:value-type="float" table:number-columns-spanned="3" table:number-rows-spanned="1">
            <text:p>716.14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1.1206 - 4" office:value-type="float" office:value="997.1206" calcext:value-type="float" table:number-columns-spanned="3" table:number-rows-spanned="1">
            <text:p>997.1206</text:p>
          </table:table-cell>
          <table:covered-table-cell table:style-name="ce8"/>
          <table:covered-table-cell table:style-name="ce9"/>
          <table:table-cell table:style-name="ce7" table:formula="of:=719.7517 - 4" office:value-type="float" office:value="715.7517" calcext:value-type="float" table:number-columns-spanned="3" table:number-rows-spanned="1">
            <text:p>715.75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1.2434 - 2" office:value-type="float" office:value="999.2434" calcext:value-type="float" table:number-columns-spanned="3" table:number-rows-spanned="1">
            <text:p>999.2434</text:p>
          </table:table-cell>
          <table:covered-table-cell table:style-name="ce8"/>
          <table:covered-table-cell table:style-name="ce9"/>
          <table:table-cell table:style-name="ce7" table:formula="of:=720.7181 - 4" office:value-type="float" office:value="716.7181" calcext:value-type="float" table:number-columns-spanned="3" table:number-rows-spanned="1">
            <text:p>716.71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1.7047 - 2" office:value-type="float" office:value="999.7047" calcext:value-type="float" table:number-columns-spanned="3" table:number-rows-spanned="1">
            <text:p>999.7047</text:p>
          </table:table-cell>
          <table:covered-table-cell table:style-name="ce8"/>
          <table:covered-table-cell table:style-name="ce9"/>
          <table:table-cell table:style-name="ce7" table:formula="of:=722.1758 - 4" office:value-type="float" office:value="718.1758" calcext:value-type="float" table:number-columns-spanned="3" table:number-rows-spanned="1">
            <text:p>718.17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2.9203 - 5" office:value-type="float" office:value="997.9203" calcext:value-type="float" table:number-columns-spanned="3" table:number-rows-spanned="1">
            <text:p>997.9203</text:p>
          </table:table-cell>
          <table:covered-table-cell table:style-name="ce8"/>
          <table:covered-table-cell table:style-name="ce9"/>
          <table:table-cell table:style-name="ce7" table:formula="of:=721.775 - 4" office:value-type="float" office:value="717.775" calcext:value-type="float" table:number-columns-spanned="3" table:number-rows-spanned="1">
            <text:p>717.7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3.073 - 3" office:value-type="float" office:value="1000.073" calcext:value-type="float" table:number-columns-spanned="3" table:number-rows-spanned="1">
            <text:p>1000.073</text:p>
          </table:table-cell>
          <table:covered-table-cell table:style-name="ce8"/>
          <table:covered-table-cell table:style-name="ce9"/>
          <table:table-cell table:style-name="ce7" table:formula="of:=721.9799 - 4" office:value-type="float" office:value="717.9799" calcext:value-type="float" table:number-columns-spanned="3" table:number-rows-spanned="1">
            <text:p>717.97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3.7026 - 2" office:value-type="float" office:value="1001.7026" calcext:value-type="float" table:number-columns-spanned="3" table:number-rows-spanned="1">
            <text:p>1001.7026</text:p>
          </table:table-cell>
          <table:covered-table-cell table:style-name="ce8"/>
          <table:covered-table-cell table:style-name="ce9"/>
          <table:table-cell table:style-name="ce7" table:formula="of:=722.7741 - 4" office:value-type="float" office:value="718.7741" calcext:value-type="float" table:number-columns-spanned="3" table:number-rows-spanned="1">
            <text:p>718.77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5.4692 - 4" office:value-type="float" office:value="1001.4692" calcext:value-type="float" table:number-columns-spanned="3" table:number-rows-spanned="1">
            <text:p>1001.4692</text:p>
          </table:table-cell>
          <table:covered-table-cell table:style-name="ce8"/>
          <table:covered-table-cell table:style-name="ce9"/>
          <table:table-cell table:style-name="ce7" table:formula="of:=723.737 - 4" office:value-type="float" office:value="719.737" calcext:value-type="float" table:number-columns-spanned="3" table:number-rows-spanned="1">
            <text:p>719.7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5.6608 - 5" office:value-type="float" office:value="1000.6608" calcext:value-type="float" table:number-columns-spanned="3" table:number-rows-spanned="1">
            <text:p>1000.6608</text:p>
          </table:table-cell>
          <table:covered-table-cell table:style-name="ce8"/>
          <table:covered-table-cell table:style-name="ce9"/>
          <table:table-cell table:style-name="ce7" table:formula="of:=725.6078 - 4" office:value-type="float" office:value="721.6078" calcext:value-type="float" table:number-columns-spanned="3" table:number-rows-spanned="1">
            <text:p>721.60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6.117 - 5" office:value-type="float" office:value="1001.117" calcext:value-type="float" table:number-columns-spanned="3" table:number-rows-spanned="1">
            <text:p>1001.117</text:p>
          </table:table-cell>
          <table:covered-table-cell table:style-name="ce8"/>
          <table:covered-table-cell table:style-name="ce9"/>
          <table:table-cell table:style-name="ce7" table:formula="of:=725.323 - 4" office:value-type="float" office:value="721.323" calcext:value-type="float" table:number-columns-spanned="3" table:number-rows-spanned="1">
            <text:p>721.3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6.702 - 3" office:value-type="float" office:value="1003.702" calcext:value-type="float" table:number-columns-spanned="3" table:number-rows-spanned="1">
            <text:p>1003.702</text:p>
          </table:table-cell>
          <table:covered-table-cell table:style-name="ce8"/>
          <table:covered-table-cell table:style-name="ce9"/>
          <table:table-cell table:style-name="ce7" table:formula="of:=727.8742 - 4" office:value-type="float" office:value="723.8742" calcext:value-type="float" table:number-columns-spanned="3" table:number-rows-spanned="1">
            <text:p>723.87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6.9152 - 4" office:value-type="float" office:value="1002.9152" calcext:value-type="float" table:number-columns-spanned="3" table:number-rows-spanned="1">
            <text:p>1002.9152</text:p>
          </table:table-cell>
          <table:covered-table-cell table:style-name="ce8"/>
          <table:covered-table-cell table:style-name="ce9"/>
          <table:table-cell table:style-name="ce7" table:formula="of:=726.4682 - 4" office:value-type="float" office:value="722.4682" calcext:value-type="float" table:number-columns-spanned="3" table:number-rows-spanned="1">
            <text:p>722.46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7.1702 - 1" office:value-type="float" office:value="1006.1702" calcext:value-type="float" table:number-columns-spanned="3" table:number-rows-spanned="1">
            <text:p>1006.1702</text:p>
          </table:table-cell>
          <table:covered-table-cell table:style-name="ce8"/>
          <table:covered-table-cell table:style-name="ce9"/>
          <table:table-cell table:style-name="ce7" table:formula="of:=728.1447 - 4" office:value-type="float" office:value="724.1447" calcext:value-type="float" table:number-columns-spanned="3" table:number-rows-spanned="1">
            <text:p>724.14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8.0697 - 5" office:value-type="float" office:value="1003.0697" calcext:value-type="float" table:number-columns-spanned="3" table:number-rows-spanned="1">
            <text:p>1003.0697</text:p>
          </table:table-cell>
          <table:covered-table-cell table:style-name="ce8"/>
          <table:covered-table-cell table:style-name="ce9"/>
          <table:table-cell table:style-name="ce7" table:formula="of:=729.0268 - 4" office:value-type="float" office:value="725.0268" calcext:value-type="float" table:number-columns-spanned="3" table:number-rows-spanned="1">
            <text:p>725.02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8.6557 - 3" office:value-type="float" office:value="1005.6557" calcext:value-type="float" table:number-columns-spanned="3" table:number-rows-spanned="1">
            <text:p>1005.6557</text:p>
          </table:table-cell>
          <table:covered-table-cell table:style-name="ce8"/>
          <table:covered-table-cell table:style-name="ce9"/>
          <table:table-cell table:style-name="ce7" table:formula="of:=730.0712 - 4" office:value-type="float" office:value="726.0712" calcext:value-type="float" table:number-columns-spanned="3" table:number-rows-spanned="1">
            <text:p>726.07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9.0646 - 1" office:value-type="float" office:value="1008.0646" calcext:value-type="float" table:number-columns-spanned="3" table:number-rows-spanned="1">
            <text:p>1008.0646</text:p>
          </table:table-cell>
          <table:covered-table-cell table:style-name="ce8"/>
          <table:covered-table-cell table:style-name="ce9"/>
          <table:table-cell table:style-name="ce7" table:formula="of:=729.3145 - 4" office:value-type="float" office:value="725.3145" calcext:value-type="float" table:number-columns-spanned="3" table:number-rows-spanned="1">
            <text:p>725.31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9.6934 - 4" office:value-type="float" office:value="1005.6934" calcext:value-type="float" table:number-columns-spanned="3" table:number-rows-spanned="1">
            <text:p>1005.6934</text:p>
          </table:table-cell>
          <table:covered-table-cell table:style-name="ce8"/>
          <table:covered-table-cell table:style-name="ce9"/>
          <table:table-cell table:style-name="ce7" table:formula="of:=729.5714 - 4" office:value-type="float" office:value="725.5714" calcext:value-type="float" table:number-columns-spanned="3" table:number-rows-spanned="1">
            <text:p>725.5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09.8713 - 3" office:value-type="float" office:value="1006.8713" calcext:value-type="float" table:number-columns-spanned="3" table:number-rows-spanned="1">
            <text:p>1006.8713</text:p>
          </table:table-cell>
          <table:covered-table-cell table:style-name="ce8"/>
          <table:covered-table-cell table:style-name="ce9"/>
          <table:table-cell table:style-name="ce7" table:formula="of:=730.1365 - 4" office:value-type="float" office:value="726.1365" calcext:value-type="float" table:number-columns-spanned="3" table:number-rows-spanned="1">
            <text:p>726.13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0.9113 - 4" office:value-type="float" office:value="1006.9113" calcext:value-type="float" table:number-columns-spanned="3" table:number-rows-spanned="1">
            <text:p>1006.9113</text:p>
          </table:table-cell>
          <table:covered-table-cell table:style-name="ce8"/>
          <table:covered-table-cell table:style-name="ce9"/>
          <table:table-cell table:style-name="ce7" table:formula="of:=731.95 - 4" office:value-type="float" office:value="727.95" calcext:value-type="float" table:number-columns-spanned="3" table:number-rows-spanned="1">
            <text:p>727.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1.0652 - 2" office:value-type="float" office:value="1009.0652" calcext:value-type="float" table:number-columns-spanned="3" table:number-rows-spanned="1">
            <text:p>1009.0652</text:p>
          </table:table-cell>
          <table:covered-table-cell table:style-name="ce8"/>
          <table:covered-table-cell table:style-name="ce9"/>
          <table:table-cell table:style-name="ce7" table:formula="of:=731.7102 - 4" office:value-type="float" office:value="727.7102" calcext:value-type="float" table:number-columns-spanned="3" table:number-rows-spanned="1">
            <text:p>727.71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1.8035 - 2" office:value-type="float" office:value="1009.8035" calcext:value-type="float" table:number-columns-spanned="3" table:number-rows-spanned="1">
            <text:p>1009.8035</text:p>
          </table:table-cell>
          <table:covered-table-cell table:style-name="ce8"/>
          <table:covered-table-cell table:style-name="ce9"/>
          <table:table-cell table:style-name="ce7" table:formula="of:=734.0681 - 4" office:value-type="float" office:value="730.0681" calcext:value-type="float" table:number-columns-spanned="3" table:number-rows-spanned="1">
            <text:p>730.06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1.8676 - 2" office:value-type="float" office:value="1009.8676" calcext:value-type="float" table:number-columns-spanned="3" table:number-rows-spanned="1">
            <text:p>1009.8676</text:p>
          </table:table-cell>
          <table:covered-table-cell table:style-name="ce8"/>
          <table:covered-table-cell table:style-name="ce9"/>
          <table:table-cell table:style-name="ce7" table:formula="of:=733.3603 - 4" office:value-type="float" office:value="729.3603" calcext:value-type="float" table:number-columns-spanned="3" table:number-rows-spanned="1">
            <text:p>729.36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2.4537 - 5" office:value-type="float" office:value="1007.4537" calcext:value-type="float" table:number-columns-spanned="3" table:number-rows-spanned="1">
            <text:p>1007.4537</text:p>
          </table:table-cell>
          <table:covered-table-cell table:style-name="ce8"/>
          <table:covered-table-cell table:style-name="ce9"/>
          <table:table-cell table:style-name="ce7" table:formula="of:=733.9188 - 4" office:value-type="float" office:value="729.9188" calcext:value-type="float" table:number-columns-spanned="3" table:number-rows-spanned="1">
            <text:p>729.91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2.9079 - 2" office:value-type="float" office:value="1010.9079" calcext:value-type="float" table:number-columns-spanned="3" table:number-rows-spanned="1">
            <text:p>1010.9079</text:p>
          </table:table-cell>
          <table:covered-table-cell table:style-name="ce8"/>
          <table:covered-table-cell table:style-name="ce9"/>
          <table:table-cell table:style-name="ce7" table:formula="of:=736.0287 - 4" office:value-type="float" office:value="732.0287" calcext:value-type="float" table:number-columns-spanned="3" table:number-rows-spanned="1">
            <text:p>732.02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3.6529 - 5" office:value-type="float" office:value="1008.6529" calcext:value-type="float" table:number-columns-spanned="3" table:number-rows-spanned="1">
            <text:p>1008.6529</text:p>
          </table:table-cell>
          <table:covered-table-cell table:style-name="ce8"/>
          <table:covered-table-cell table:style-name="ce9"/>
          <table:table-cell table:style-name="ce7" table:formula="of:=735.1776 - 4" office:value-type="float" office:value="731.1776" calcext:value-type="float" table:number-columns-spanned="3" table:number-rows-spanned="1">
            <text:p>731.17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4.4478 - 2" office:value-type="float" office:value="1012.4478" calcext:value-type="float" table:number-columns-spanned="3" table:number-rows-spanned="1">
            <text:p>1012.4478</text:p>
          </table:table-cell>
          <table:covered-table-cell table:style-name="ce8"/>
          <table:covered-table-cell table:style-name="ce9"/>
          <table:table-cell table:style-name="ce7" table:formula="of:=736.0463 - 4" office:value-type="float" office:value="732.0463" calcext:value-type="float" table:number-columns-spanned="3" table:number-rows-spanned="1">
            <text:p>732.04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4.7043 - 1" office:value-type="float" office:value="1013.7043" calcext:value-type="float" table:number-columns-spanned="3" table:number-rows-spanned="1">
            <text:p>1013.7043</text:p>
          </table:table-cell>
          <table:covered-table-cell table:style-name="ce8"/>
          <table:covered-table-cell table:style-name="ce9"/>
          <table:table-cell table:style-name="ce7" table:formula="of:=738.2962 - 4" office:value-type="float" office:value="734.2962" calcext:value-type="float" table:number-columns-spanned="3" table:number-rows-spanned="1">
            <text:p>734.29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4.8019 - 3" office:value-type="float" office:value="1011.8019" calcext:value-type="float" table:number-columns-spanned="3" table:number-rows-spanned="1">
            <text:p>1011.8019</text:p>
          </table:table-cell>
          <table:covered-table-cell table:style-name="ce8"/>
          <table:covered-table-cell table:style-name="ce9"/>
          <table:table-cell table:style-name="ce7" table:formula="of:=737.3839 - 4" office:value-type="float" office:value="733.3839" calcext:value-type="float" table:number-columns-spanned="3" table:number-rows-spanned="1">
            <text:p>733.3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5.4475 - 1" office:value-type="float" office:value="1014.4475" calcext:value-type="float" table:number-columns-spanned="3" table:number-rows-spanned="1">
            <text:p>1014.4475</text:p>
          </table:table-cell>
          <table:covered-table-cell table:style-name="ce8"/>
          <table:covered-table-cell table:style-name="ce9"/>
          <table:table-cell table:style-name="ce7" table:formula="of:=739.8922 - 4" office:value-type="float" office:value="735.8922" calcext:value-type="float" table:number-columns-spanned="3" table:number-rows-spanned="1">
            <text:p>735.89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5.7624 - 1" office:value-type="float" office:value="1014.7624" calcext:value-type="float" table:number-columns-spanned="3" table:number-rows-spanned="1">
            <text:p>1014.7624</text:p>
          </table:table-cell>
          <table:covered-table-cell table:style-name="ce8"/>
          <table:covered-table-cell table:style-name="ce9"/>
          <table:table-cell table:style-name="ce7" table:formula="of:=740.0136 - 4" office:value-type="float" office:value="736.0136" calcext:value-type="float" table:number-columns-spanned="3" table:number-rows-spanned="1">
            <text:p>736.01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6.3504 - 5" office:value-type="float" office:value="1011.3504" calcext:value-type="float" table:number-columns-spanned="3" table:number-rows-spanned="1">
            <text:p>1011.3504</text:p>
          </table:table-cell>
          <table:covered-table-cell table:style-name="ce8"/>
          <table:covered-table-cell table:style-name="ce9"/>
          <table:table-cell table:style-name="ce7" table:formula="of:=739.1634 - 4" office:value-type="float" office:value="735.1634" calcext:value-type="float" table:number-columns-spanned="3" table:number-rows-spanned="1">
            <text:p>735.16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6.4472 - 1" office:value-type="float" office:value="1015.4472" calcext:value-type="float" table:number-columns-spanned="3" table:number-rows-spanned="1">
            <text:p>1015.4472</text:p>
          </table:table-cell>
          <table:covered-table-cell table:style-name="ce8"/>
          <table:covered-table-cell table:style-name="ce9"/>
          <table:table-cell table:style-name="ce7" table:formula="of:=741.5902 - 4" office:value-type="float" office:value="737.5902" calcext:value-type="float" table:number-columns-spanned="3" table:number-rows-spanned="1">
            <text:p>737.5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6.8665 - 5" office:value-type="float" office:value="1011.8665" calcext:value-type="float" table:number-columns-spanned="3" table:number-rows-spanned="1">
            <text:p>1011.8665</text:p>
          </table:table-cell>
          <table:covered-table-cell table:style-name="ce8"/>
          <table:covered-table-cell table:style-name="ce9"/>
          <table:table-cell table:style-name="ce7" table:formula="of:=742.3445 - 4" office:value-type="float" office:value="738.3445" calcext:value-type="float" table:number-columns-spanned="3" table:number-rows-spanned="1">
            <text:p>738.34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6.9056 - 4" office:value-type="float" office:value="1012.9056" calcext:value-type="float" table:number-columns-spanned="3" table:number-rows-spanned="1">
            <text:p>1012.9056</text:p>
          </table:table-cell>
          <table:covered-table-cell table:style-name="ce8"/>
          <table:covered-table-cell table:style-name="ce9"/>
          <table:table-cell table:style-name="ce7" table:formula="of:=741.5026 - 4" office:value-type="float" office:value="737.5026" calcext:value-type="float" table:number-columns-spanned="3" table:number-rows-spanned="1">
            <text:p>737.5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6.9107 - 2" office:value-type="float" office:value="1014.9107" calcext:value-type="float" table:number-columns-spanned="3" table:number-rows-spanned="1">
            <text:p>1014.9107</text:p>
          </table:table-cell>
          <table:covered-table-cell table:style-name="ce8"/>
          <table:covered-table-cell table:style-name="ce9"/>
          <table:table-cell table:style-name="ce7" table:formula="of:=742.9633 - 4" office:value-type="float" office:value="738.9633" calcext:value-type="float" table:number-columns-spanned="3" table:number-rows-spanned="1">
            <text:p>738.9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7.4475 - 1" office:value-type="float" office:value="1016.4475" calcext:value-type="float" table:number-columns-spanned="3" table:number-rows-spanned="1">
            <text:p>1016.4475</text:p>
          </table:table-cell>
          <table:covered-table-cell table:style-name="ce8"/>
          <table:covered-table-cell table:style-name="ce9"/>
          <table:table-cell table:style-name="ce7" table:formula="of:=744.028 - 4" office:value-type="float" office:value="740.028" calcext:value-type="float" table:number-columns-spanned="3" table:number-rows-spanned="1">
            <text:p>740.0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8.5014 - 1" office:value-type="float" office:value="1017.5014" calcext:value-type="float" table:number-columns-spanned="3" table:number-rows-spanned="1">
            <text:p>1017.5014</text:p>
          </table:table-cell>
          <table:covered-table-cell table:style-name="ce8"/>
          <table:covered-table-cell table:style-name="ce9"/>
          <table:table-cell table:style-name="ce7" table:formula="of:=743.0374 - 4" office:value-type="float" office:value="739.0374" calcext:value-type="float" table:number-columns-spanned="3" table:number-rows-spanned="1">
            <text:p>739.03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9.5021 - 1" office:value-type="float" office:value="1018.5021" calcext:value-type="float" table:number-columns-spanned="3" table:number-rows-spanned="1">
            <text:p>1018.5021</text:p>
          </table:table-cell>
          <table:covered-table-cell table:style-name="ce8"/>
          <table:covered-table-cell table:style-name="ce9"/>
          <table:table-cell table:style-name="ce7" table:formula="of:=744.3643 - 4" office:value-type="float" office:value="740.3643" calcext:value-type="float" table:number-columns-spanned="3" table:number-rows-spanned="1">
            <text:p>740.36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9.8602 - 3" office:value-type="float" office:value="1016.8602" calcext:value-type="float" table:number-columns-spanned="3" table:number-rows-spanned="1">
            <text:p>1016.8602</text:p>
          </table:table-cell>
          <table:covered-table-cell table:style-name="ce8"/>
          <table:covered-table-cell table:style-name="ce9"/>
          <table:table-cell table:style-name="ce7" table:formula="of:=745.0615 - 4" office:value-type="float" office:value="741.0615" calcext:value-type="float" table:number-columns-spanned="3" table:number-rows-spanned="1">
            <text:p>741.06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19.9887 - 4" office:value-type="float" office:value="1015.9887" calcext:value-type="float" table:number-columns-spanned="3" table:number-rows-spanned="1">
            <text:p>1015.9887</text:p>
          </table:table-cell>
          <table:covered-table-cell table:style-name="ce8"/>
          <table:covered-table-cell table:style-name="ce9"/>
          <table:table-cell table:style-name="ce7" table:formula="of:=745.1579 - 4" office:value-type="float" office:value="741.1579" calcext:value-type="float" table:number-columns-spanned="3" table:number-rows-spanned="1">
            <text:p>741.15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0.0686 - 3" office:value-type="float" office:value="1017.0686" calcext:value-type="float" table:number-columns-spanned="3" table:number-rows-spanned="1">
            <text:p>1017.0686</text:p>
          </table:table-cell>
          <table:covered-table-cell table:style-name="ce8"/>
          <table:covered-table-cell table:style-name="ce9"/>
          <table:table-cell table:style-name="ce7" table:formula="of:=746.3147 - 4" office:value-type="float" office:value="742.3147" calcext:value-type="float" table:number-columns-spanned="3" table:number-rows-spanned="1">
            <text:p>742.3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0.0756 - 3" office:value-type="float" office:value="1017.0756" calcext:value-type="float" table:number-columns-spanned="3" table:number-rows-spanned="1">
            <text:p>1017.0756</text:p>
          </table:table-cell>
          <table:covered-table-cell table:style-name="ce8"/>
          <table:covered-table-cell table:style-name="ce9"/>
          <table:table-cell table:style-name="ce7" table:formula="of:=747.2004 - 4" office:value-type="float" office:value="743.2004" calcext:value-type="float" table:number-columns-spanned="3" table:number-rows-spanned="1">
            <text:p>743.20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0.3441 - 4" office:value-type="float" office:value="1016.3441" calcext:value-type="float" table:number-columns-spanned="3" table:number-rows-spanned="1">
            <text:p>1016.3441</text:p>
          </table:table-cell>
          <table:covered-table-cell table:style-name="ce8"/>
          <table:covered-table-cell table:style-name="ce9"/>
          <table:table-cell table:style-name="ce7" table:formula="of:=747.6872 - 4" office:value-type="float" office:value="743.6872" calcext:value-type="float" table:number-columns-spanned="3" table:number-rows-spanned="1">
            <text:p>743.68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0.5597 - 1" office:value-type="float" office:value="1019.5597" calcext:value-type="float" table:number-columns-spanned="3" table:number-rows-spanned="1">
            <text:p>1019.5597</text:p>
          </table:table-cell>
          <table:covered-table-cell table:style-name="ce8"/>
          <table:covered-table-cell table:style-name="ce9"/>
          <table:table-cell table:style-name="ce7" table:formula="of:=749.4198 - 4" office:value-type="float" office:value="745.4198" calcext:value-type="float" table:number-columns-spanned="3" table:number-rows-spanned="1">
            <text:p>745.41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1.1209 - 1" office:value-type="float" office:value="1020.1209" calcext:value-type="float" table:number-columns-spanned="3" table:number-rows-spanned="1">
            <text:p>1020.1209</text:p>
          </table:table-cell>
          <table:covered-table-cell table:style-name="ce8"/>
          <table:covered-table-cell table:style-name="ce9"/>
          <table:table-cell table:style-name="ce7" table:formula="of:=749.9693 - 4" office:value-type="float" office:value="745.9693" calcext:value-type="float" table:number-columns-spanned="3" table:number-rows-spanned="1">
            <text:p>745.96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2.1201 - 1" office:value-type="float" office:value="1021.1201" calcext:value-type="float" table:number-columns-spanned="3" table:number-rows-spanned="1">
            <text:p>1021.1201</text:p>
          </table:table-cell>
          <table:covered-table-cell table:style-name="ce8"/>
          <table:covered-table-cell table:style-name="ce9"/>
          <table:table-cell table:style-name="ce7" table:formula="of:=751.2664 - 4" office:value-type="float" office:value="747.2664" calcext:value-type="float" table:number-columns-spanned="3" table:number-rows-spanned="1">
            <text:p>747.26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2.1864 - 2" office:value-type="float" office:value="1020.1864" calcext:value-type="float" table:number-columns-spanned="3" table:number-rows-spanned="1">
            <text:p>1020.1864</text:p>
          </table:table-cell>
          <table:covered-table-cell table:style-name="ce8"/>
          <table:covered-table-cell table:style-name="ce9"/>
          <table:table-cell table:style-name="ce7" table:formula="of:=752.0295 - 4" office:value-type="float" office:value="748.0295" calcext:value-type="float" table:number-columns-spanned="3" table:number-rows-spanned="1">
            <text:p>748.02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3.2423 - 1" office:value-type="float" office:value="1022.2423" calcext:value-type="float" table:number-columns-spanned="3" table:number-rows-spanned="1">
            <text:p>1022.2423</text:p>
          </table:table-cell>
          <table:covered-table-cell table:style-name="ce8"/>
          <table:covered-table-cell table:style-name="ce9"/>
          <table:table-cell table:style-name="ce7" table:formula="of:=751.3644 - 4" office:value-type="float" office:value="747.3644" calcext:value-type="float" table:number-columns-spanned="3" table:number-rows-spanned="1">
            <text:p>747.3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3.5569 - 3" office:value-type="float" office:value="1020.5569" calcext:value-type="float" table:number-columns-spanned="3" table:number-rows-spanned="1">
            <text:p>1020.5569</text:p>
          </table:table-cell>
          <table:covered-table-cell table:style-name="ce8"/>
          <table:covered-table-cell table:style-name="ce9"/>
          <table:table-cell table:style-name="ce7" table:formula="of:=752.4796 - 4" office:value-type="float" office:value="748.4796" calcext:value-type="float" table:number-columns-spanned="3" table:number-rows-spanned="1">
            <text:p>748.4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4.2115 - 4" office:value-type="float" office:value="1020.2115" calcext:value-type="float" table:number-columns-spanned="3" table:number-rows-spanned="1">
            <text:p>1020.2115</text:p>
          </table:table-cell>
          <table:covered-table-cell table:style-name="ce8"/>
          <table:covered-table-cell table:style-name="ce9"/>
          <table:table-cell table:style-name="ce7" table:formula="of:=752.3383 - 4" office:value-type="float" office:value="748.3383" calcext:value-type="float" table:number-columns-spanned="3" table:number-rows-spanned="1">
            <text:p>748.33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4.8578 - 5" office:value-type="float" office:value="1019.8578" calcext:value-type="float" table:number-columns-spanned="3" table:number-rows-spanned="1">
            <text:p>1019.8578</text:p>
          </table:table-cell>
          <table:covered-table-cell table:style-name="ce8"/>
          <table:covered-table-cell table:style-name="ce9"/>
          <table:table-cell table:style-name="ce7" table:formula="of:=755.2274 - 4" office:value-type="float" office:value="751.2274" calcext:value-type="float" table:number-columns-spanned="3" table:number-rows-spanned="1">
            <text:p>751.22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5.2923 - 3" office:value-type="float" office:value="1022.2923" calcext:value-type="float" table:number-columns-spanned="3" table:number-rows-spanned="1">
            <text:p>1022.2923</text:p>
          </table:table-cell>
          <table:covered-table-cell table:style-name="ce8"/>
          <table:covered-table-cell table:style-name="ce9"/>
          <table:table-cell table:style-name="ce7" table:formula="of:=755.1112 - 4" office:value-type="float" office:value="751.1112" calcext:value-type="float" table:number-columns-spanned="3" table:number-rows-spanned="1">
            <text:p>751.1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5.3365 - 5" office:value-type="float" office:value="1020.3365" calcext:value-type="float" table:number-columns-spanned="3" table:number-rows-spanned="1">
            <text:p>1020.3365</text:p>
          </table:table-cell>
          <table:covered-table-cell table:style-name="ce8"/>
          <table:covered-table-cell table:style-name="ce9"/>
          <table:table-cell table:style-name="ce7" table:formula="of:=755.1324 - 4" office:value-type="float" office:value="751.1324" calcext:value-type="float" table:number-columns-spanned="3" table:number-rows-spanned="1">
            <text:p>751.1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5.5553 - 2" office:value-type="float" office:value="1023.5553" calcext:value-type="float" table:number-columns-spanned="3" table:number-rows-spanned="1">
            <text:p>1023.5553</text:p>
          </table:table-cell>
          <table:covered-table-cell table:style-name="ce8"/>
          <table:covered-table-cell table:style-name="ce9"/>
          <table:table-cell table:style-name="ce7" table:formula="of:=755.8498 - 4" office:value-type="float" office:value="751.8498" calcext:value-type="float" table:number-columns-spanned="3" table:number-rows-spanned="1">
            <text:p>751.8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5.9071 - 1" office:value-type="float" office:value="1024.9071" calcext:value-type="float" table:number-columns-spanned="3" table:number-rows-spanned="1">
            <text:p>1024.9071</text:p>
          </table:table-cell>
          <table:covered-table-cell table:style-name="ce8"/>
          <table:covered-table-cell table:style-name="ce9"/>
          <table:table-cell table:style-name="ce7" table:formula="of:=755.6727 - 4" office:value-type="float" office:value="751.6727" calcext:value-type="float" table:number-columns-spanned="3" table:number-rows-spanned="1">
            <text:p>751.67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6.2064 - 2" office:value-type="float" office:value="1024.2064" calcext:value-type="float" table:number-columns-spanned="3" table:number-rows-spanned="1">
            <text:p>1024.2064</text:p>
          </table:table-cell>
          <table:covered-table-cell table:style-name="ce8"/>
          <table:covered-table-cell table:style-name="ce9"/>
          <table:table-cell table:style-name="ce7" table:formula="of:=757.2473 - 4" office:value-type="float" office:value="753.2473" calcext:value-type="float" table:number-columns-spanned="3" table:number-rows-spanned="1">
            <text:p>753.2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7.2899 - 2" office:value-type="float" office:value="1025.2899" calcext:value-type="float" table:number-columns-spanned="3" table:number-rows-spanned="1">
            <text:p>1025.2899</text:p>
          </table:table-cell>
          <table:covered-table-cell table:style-name="ce8"/>
          <table:covered-table-cell table:style-name="ce9"/>
          <table:table-cell table:style-name="ce7" table:formula="of:=757.9005 - 4" office:value-type="float" office:value="753.9005" calcext:value-type="float" table:number-columns-spanned="3" table:number-rows-spanned="1">
            <text:p>753.90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7.4729 - 4" office:value-type="float" office:value="1023.4729" calcext:value-type="float" table:number-columns-spanned="3" table:number-rows-spanned="1">
            <text:p>1023.4729</text:p>
          </table:table-cell>
          <table:covered-table-cell table:style-name="ce8"/>
          <table:covered-table-cell table:style-name="ce9"/>
          <table:table-cell table:style-name="ce7" table:formula="of:=757.3666 - 4" office:value-type="float" office:value="753.3666" calcext:value-type="float" table:number-columns-spanned="3" table:number-rows-spanned="1">
            <text:p>753.3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7.5537 - 2" office:value-type="float" office:value="1025.5537" calcext:value-type="float" table:number-columns-spanned="3" table:number-rows-spanned="1">
            <text:p>1025.5537</text:p>
          </table:table-cell>
          <table:covered-table-cell table:style-name="ce8"/>
          <table:covered-table-cell table:style-name="ce9"/>
          <table:table-cell table:style-name="ce7" table:formula="of:=758.5205 - 4" office:value-type="float" office:value="754.5205" calcext:value-type="float" table:number-columns-spanned="3" table:number-rows-spanned="1">
            <text:p>754.52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8.2039 - 2" office:value-type="float" office:value="1026.2039" calcext:value-type="float" table:number-columns-spanned="3" table:number-rows-spanned="1">
            <text:p>1026.2039</text:p>
          </table:table-cell>
          <table:covered-table-cell table:style-name="ce8"/>
          <table:covered-table-cell table:style-name="ce9"/>
          <table:table-cell table:style-name="ce7" table:formula="of:=758.3109 - 4" office:value-type="float" office:value="754.3109" calcext:value-type="float" table:number-columns-spanned="3" table:number-rows-spanned="1">
            <text:p>754.31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8.552 - 1" office:value-type="float" office:value="1027.552" calcext:value-type="float" table:number-columns-spanned="3" table:number-rows-spanned="1">
            <text:p>1027.552</text:p>
          </table:table-cell>
          <table:covered-table-cell table:style-name="ce8"/>
          <table:covered-table-cell table:style-name="ce9"/>
          <table:table-cell table:style-name="ce7" table:formula="of:=761.2641 - 4" office:value-type="float" office:value="757.2641" calcext:value-type="float" table:number-columns-spanned="3" table:number-rows-spanned="1">
            <text:p>757.26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9.401 - 2" office:value-type="float" office:value="1027.401" calcext:value-type="float" table:number-columns-spanned="3" table:number-rows-spanned="1">
            <text:p>1027.401</text:p>
          </table:table-cell>
          <table:covered-table-cell table:style-name="ce8"/>
          <table:covered-table-cell table:style-name="ce9"/>
          <table:table-cell table:style-name="ce7" table:formula="of:=761.0076 - 4" office:value-type="float" office:value="757.0076" calcext:value-type="float" table:number-columns-spanned="3" table:number-rows-spanned="1">
            <text:p>757.00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29.9062 - 4" office:value-type="float" office:value="1025.9062" calcext:value-type="float" table:number-columns-spanned="3" table:number-rows-spanned="1">
            <text:p>1025.9062</text:p>
          </table:table-cell>
          <table:covered-table-cell table:style-name="ce8"/>
          <table:covered-table-cell table:style-name="ce9"/>
          <table:table-cell table:style-name="ce7" table:formula="of:=762.6101 - 4" office:value-type="float" office:value="758.6101" calcext:value-type="float" table:number-columns-spanned="3" table:number-rows-spanned="1">
            <text:p>758.61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0.3169 - 2" office:value-type="float" office:value="1028.3169" calcext:value-type="float" table:number-columns-spanned="3" table:number-rows-spanned="1">
            <text:p>1028.3169</text:p>
          </table:table-cell>
          <table:covered-table-cell table:style-name="ce8"/>
          <table:covered-table-cell table:style-name="ce9"/>
          <table:table-cell table:style-name="ce7" table:formula="of:=761.677 - 4" office:value-type="float" office:value="757.677" calcext:value-type="float" table:number-columns-spanned="3" table:number-rows-spanned="1">
            <text:p>757.6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0.3304 - 5" office:value-type="float" office:value="1025.3304" calcext:value-type="float" table:number-columns-spanned="3" table:number-rows-spanned="1">
            <text:p>1025.3304</text:p>
          </table:table-cell>
          <table:covered-table-cell table:style-name="ce8"/>
          <table:covered-table-cell table:style-name="ce9"/>
          <table:table-cell table:style-name="ce7" table:formula="of:=764.4618 - 4" office:value-type="float" office:value="760.4618" calcext:value-type="float" table:number-columns-spanned="3" table:number-rows-spanned="1">
            <text:p>760.46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1.399 - 2" office:value-type="float" office:value="1029.399" calcext:value-type="float" table:number-columns-spanned="3" table:number-rows-spanned="1">
            <text:p>1029.399</text:p>
          </table:table-cell>
          <table:covered-table-cell table:style-name="ce8"/>
          <table:covered-table-cell table:style-name="ce9"/>
          <table:table-cell table:style-name="ce7" table:formula="of:=764.4218 - 4" office:value-type="float" office:value="760.4218" calcext:value-type="float" table:number-columns-spanned="3" table:number-rows-spanned="1">
            <text:p>760.42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2.439 - 2" office:value-type="float" office:value="1030.439" calcext:value-type="float" table:number-columns-spanned="3" table:number-rows-spanned="1">
            <text:p>1030.439</text:p>
          </table:table-cell>
          <table:covered-table-cell table:style-name="ce8"/>
          <table:covered-table-cell table:style-name="ce9"/>
          <table:table-cell table:style-name="ce7" table:formula="of:=764.3847 - 4" office:value-type="float" office:value="760.3847" calcext:value-type="float" table:number-columns-spanned="3" table:number-rows-spanned="1">
            <text:p>760.3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2.4674 - 5" office:value-type="float" office:value="1027.4674" calcext:value-type="float" table:number-columns-spanned="3" table:number-rows-spanned="1">
            <text:p>1027.4674</text:p>
          </table:table-cell>
          <table:covered-table-cell table:style-name="ce8"/>
          <table:covered-table-cell table:style-name="ce9"/>
          <table:table-cell table:style-name="ce7" table:formula="of:=765.2476 - 4" office:value-type="float" office:value="761.2476" calcext:value-type="float" table:number-columns-spanned="3" table:number-rows-spanned="1">
            <text:p>761.24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2.5527 - 4" office:value-type="float" office:value="1028.5527" calcext:value-type="float" table:number-columns-spanned="3" table:number-rows-spanned="1">
            <text:p>1028.5527</text:p>
          </table:table-cell>
          <table:covered-table-cell table:style-name="ce8"/>
          <table:covered-table-cell table:style-name="ce9"/>
          <table:table-cell table:style-name="ce7" table:formula="of:=765.922 - 4" office:value-type="float" office:value="761.922" calcext:value-type="float" table:number-columns-spanned="3" table:number-rows-spanned="1">
            <text:p>761.9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3.316 - 3" office:value-type="float" office:value="1030.316" calcext:value-type="float" table:number-columns-spanned="3" table:number-rows-spanned="1">
            <text:p>1030.316</text:p>
          </table:table-cell>
          <table:covered-table-cell table:style-name="ce8"/>
          <table:covered-table-cell table:style-name="ce9"/>
          <table:table-cell table:style-name="ce7" table:formula="of:=766.86 - 4" office:value-type="float" office:value="762.86" calcext:value-type="float" table:number-columns-spanned="3" table:number-rows-spanned="1">
            <text:p>762.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4.9021 - 5" office:value-type="float" office:value="1029.9021" calcext:value-type="float" table:number-columns-spanned="3" table:number-rows-spanned="1">
            <text:p>1029.9021</text:p>
          </table:table-cell>
          <table:covered-table-cell table:style-name="ce8"/>
          <table:covered-table-cell table:style-name="ce9"/>
          <table:table-cell table:style-name="ce7" table:formula="of:=767.9368 - 4" office:value-type="float" office:value="763.9368" calcext:value-type="float" table:number-columns-spanned="3" table:number-rows-spanned="1">
            <text:p>763.93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5.3133 - 2" office:value-type="float" office:value="1033.3133" calcext:value-type="float" table:number-columns-spanned="3" table:number-rows-spanned="1">
            <text:p>1033.3133</text:p>
          </table:table-cell>
          <table:covered-table-cell table:style-name="ce8"/>
          <table:covered-table-cell table:style-name="ce9"/>
          <table:table-cell table:style-name="ce7" table:formula="of:=768.4724 - 4" office:value-type="float" office:value="764.4724" calcext:value-type="float" table:number-columns-spanned="3" table:number-rows-spanned="1">
            <text:p>764.47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5.633 - 3" office:value-type="float" office:value="1032.633" calcext:value-type="float" table:number-columns-spanned="3" table:number-rows-spanned="1">
            <text:p>1032.633</text:p>
          </table:table-cell>
          <table:covered-table-cell table:style-name="ce8"/>
          <table:covered-table-cell table:style-name="ce9"/>
          <table:table-cell table:style-name="ce7" table:formula="of:=769.4824 - 4" office:value-type="float" office:value="765.4824" calcext:value-type="float" table:number-columns-spanned="3" table:number-rows-spanned="1">
            <text:p>765.48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5.7207 - 3" office:value-type="float" office:value="1032.7207" calcext:value-type="float" table:number-columns-spanned="3" table:number-rows-spanned="1">
            <text:p>1032.7207</text:p>
          </table:table-cell>
          <table:covered-table-cell table:style-name="ce8"/>
          <table:covered-table-cell table:style-name="ce9"/>
          <table:table-cell table:style-name="ce7" table:formula="of:=769.2543 - 4" office:value-type="float" office:value="765.2543" calcext:value-type="float" table:number-columns-spanned="3" table:number-rows-spanned="1">
            <text:p>765.25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6.3977 - 5" office:value-type="float" office:value="1031.3977" calcext:value-type="float" table:number-columns-spanned="3" table:number-rows-spanned="1">
            <text:p>1031.3977</text:p>
          </table:table-cell>
          <table:covered-table-cell table:style-name="ce8"/>
          <table:covered-table-cell table:style-name="ce9"/>
          <table:table-cell table:style-name="ce7" table:formula="of:=770.9317 - 4" office:value-type="float" office:value="766.9317" calcext:value-type="float" table:number-columns-spanned="3" table:number-rows-spanned="1">
            <text:p>766.93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6.6896 - 1" office:value-type="float" office:value="1035.6896" calcext:value-type="float" table:number-columns-spanned="3" table:number-rows-spanned="1">
            <text:p>1035.6896</text:p>
          </table:table-cell>
          <table:covered-table-cell table:style-name="ce8"/>
          <table:covered-table-cell table:style-name="ce9"/>
          <table:table-cell table:style-name="ce7" table:formula="of:=770.3501 - 4" office:value-type="float" office:value="766.3501" calcext:value-type="float" table:number-columns-spanned="3" table:number-rows-spanned="1">
            <text:p>766.35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7.7288 - 5" office:value-type="float" office:value="1032.7288" calcext:value-type="float" table:number-columns-spanned="3" table:number-rows-spanned="1">
            <text:p>1032.7288</text:p>
          </table:table-cell>
          <table:covered-table-cell table:style-name="ce8"/>
          <table:covered-table-cell table:style-name="ce9"/>
          <table:table-cell table:style-name="ce7" table:formula="of:=771.8037 - 4" office:value-type="float" office:value="767.8037" calcext:value-type="float" table:number-columns-spanned="3" table:number-rows-spanned="1">
            <text:p>767.8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8.6893 - 2" office:value-type="float" office:value="1036.6893" calcext:value-type="float" table:number-columns-spanned="3" table:number-rows-spanned="1">
            <text:p>1036.6893</text:p>
          </table:table-cell>
          <table:covered-table-cell table:style-name="ce8"/>
          <table:covered-table-cell table:style-name="ce9"/>
          <table:table-cell table:style-name="ce7" table:formula="of:=772.4175 - 4" office:value-type="float" office:value="768.4175" calcext:value-type="float" table:number-columns-spanned="3" table:number-rows-spanned="1">
            <text:p>768.41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8.8984 - 4" office:value-type="float" office:value="1034.8984" calcext:value-type="float" table:number-columns-spanned="3" table:number-rows-spanned="1">
            <text:p>1034.8984</text:p>
          </table:table-cell>
          <table:covered-table-cell table:style-name="ce8"/>
          <table:covered-table-cell table:style-name="ce9"/>
          <table:table-cell table:style-name="ce7" table:formula="of:=773.2151 - 4" office:value-type="float" office:value="769.2151" calcext:value-type="float" table:number-columns-spanned="3" table:number-rows-spanned="1">
            <text:p>769.21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9.5438 - 4" office:value-type="float" office:value="1035.5438" calcext:value-type="float" table:number-columns-spanned="3" table:number-rows-spanned="1">
            <text:p>1035.5438</text:p>
          </table:table-cell>
          <table:covered-table-cell table:style-name="ce8"/>
          <table:covered-table-cell table:style-name="ce9"/>
          <table:table-cell table:style-name="ce7" table:formula="of:=773.969 - 4" office:value-type="float" office:value="769.969" calcext:value-type="float" table:number-columns-spanned="3" table:number-rows-spanned="1">
            <text:p>769.9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9.9511 - 4" office:value-type="float" office:value="1035.9511" calcext:value-type="float" table:number-columns-spanned="3" table:number-rows-spanned="1">
            <text:p>1035.9511</text:p>
          </table:table-cell>
          <table:covered-table-cell table:style-name="ce8"/>
          <table:covered-table-cell table:style-name="ce9"/>
          <table:table-cell table:style-name="ce7" table:formula="of:=773.8273 - 4" office:value-type="float" office:value="769.8273" calcext:value-type="float" table:number-columns-spanned="3" table:number-rows-spanned="1">
            <text:p>769.82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39.9512 - 1" office:value-type="float" office:value="1038.9512" calcext:value-type="float" table:number-columns-spanned="3" table:number-rows-spanned="1">
            <text:p>1038.9512</text:p>
          </table:table-cell>
          <table:covered-table-cell table:style-name="ce8"/>
          <table:covered-table-cell table:style-name="ce9"/>
          <table:table-cell table:style-name="ce7" table:formula="of:=774.863 - 4" office:value-type="float" office:value="770.863" calcext:value-type="float" table:number-columns-spanned="3" table:number-rows-spanned="1">
            <text:p>770.8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0.3925 - 4" office:value-type="float" office:value="1036.3925" calcext:value-type="float" table:number-columns-spanned="3" table:number-rows-spanned="1">
            <text:p>1036.3925</text:p>
          </table:table-cell>
          <table:covered-table-cell table:style-name="ce8"/>
          <table:covered-table-cell table:style-name="ce9"/>
          <table:table-cell table:style-name="ce7" table:formula="of:=776.3079 - 4" office:value-type="float" office:value="772.3079" calcext:value-type="float" table:number-columns-spanned="3" table:number-rows-spanned="1">
            <text:p>772.30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0.6898 - 2" office:value-type="float" office:value="1038.6898" calcext:value-type="float" table:number-columns-spanned="3" table:number-rows-spanned="1">
            <text:p>1038.6898</text:p>
          </table:table-cell>
          <table:covered-table-cell table:style-name="ce8"/>
          <table:covered-table-cell table:style-name="ce9"/>
          <table:table-cell table:style-name="ce7" table:formula="of:=776.7782 - 4" office:value-type="float" office:value="772.7782" calcext:value-type="float" table:number-columns-spanned="3" table:number-rows-spanned="1">
            <text:p>772.7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1.6525 - 2" office:value-type="float" office:value="1039.6525" calcext:value-type="float" table:number-columns-spanned="3" table:number-rows-spanned="1">
            <text:p>1039.6525</text:p>
          </table:table-cell>
          <table:covered-table-cell table:style-name="ce8"/>
          <table:covered-table-cell table:style-name="ce9"/>
          <table:table-cell table:style-name="ce7" table:formula="of:=776.5407 - 4" office:value-type="float" office:value="772.5407" calcext:value-type="float" table:number-columns-spanned="3" table:number-rows-spanned="1">
            <text:p>772.5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2.064 - 2" office:value-type="float" office:value="1040.064" calcext:value-type="float" table:number-columns-spanned="3" table:number-rows-spanned="1">
            <text:p>1040.064</text:p>
          </table:table-cell>
          <table:covered-table-cell table:style-name="ce8"/>
          <table:covered-table-cell table:style-name="ce9"/>
          <table:table-cell table:style-name="ce7" table:formula="of:=777.9113 - 4" office:value-type="float" office:value="773.9113" calcext:value-type="float" table:number-columns-spanned="3" table:number-rows-spanned="1">
            <text:p>773.91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2.6874 - 2" office:value-type="float" office:value="1040.6874" calcext:value-type="float" table:number-columns-spanned="3" table:number-rows-spanned="1">
            <text:p>1040.6874</text:p>
          </table:table-cell>
          <table:covered-table-cell table:style-name="ce8"/>
          <table:covered-table-cell table:style-name="ce9"/>
          <table:table-cell table:style-name="ce7" table:formula="of:=777.9273 - 4" office:value-type="float" office:value="773.9273" calcext:value-type="float" table:number-columns-spanned="3" table:number-rows-spanned="1">
            <text:p>773.92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2.7229 - 5" office:value-type="float" office:value="1037.7229" calcext:value-type="float" table:number-columns-spanned="3" table:number-rows-spanned="1">
            <text:p>1037.7229</text:p>
          </table:table-cell>
          <table:covered-table-cell table:style-name="ce8"/>
          <table:covered-table-cell table:style-name="ce9"/>
          <table:table-cell table:style-name="ce7" table:formula="of:=779.3495 - 4" office:value-type="float" office:value="775.3495" calcext:value-type="float" table:number-columns-spanned="3" table:number-rows-spanned="1">
            <text:p>775.3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3.0622 - 1" office:value-type="float" office:value="1042.0622" calcext:value-type="float" table:number-columns-spanned="3" table:number-rows-spanned="1">
            <text:p>1042.0622</text:p>
          </table:table-cell>
          <table:covered-table-cell table:style-name="ce8"/>
          <table:covered-table-cell table:style-name="ce9"/>
          <table:table-cell table:style-name="ce7" table:formula="of:=779.5775 - 4" office:value-type="float" office:value="775.5775" calcext:value-type="float" table:number-columns-spanned="3" table:number-rows-spanned="1">
            <text:p>775.57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3.5555 - 3" office:value-type="float" office:value="1040.5555" calcext:value-type="float" table:number-columns-spanned="3" table:number-rows-spanned="1">
            <text:p>1040.5555</text:p>
          </table:table-cell>
          <table:covered-table-cell table:style-name="ce8"/>
          <table:covered-table-cell table:style-name="ce9"/>
          <table:table-cell table:style-name="ce7" table:formula="of:=779.3913 - 4" office:value-type="float" office:value="775.3913" calcext:value-type="float" table:number-columns-spanned="3" table:number-rows-spanned="1">
            <text:p>775.39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3.7728 - 1" office:value-type="float" office:value="1042.7728" calcext:value-type="float" table:number-columns-spanned="3" table:number-rows-spanned="1">
            <text:p>1042.7728</text:p>
          </table:table-cell>
          <table:covered-table-cell table:style-name="ce8"/>
          <table:covered-table-cell table:style-name="ce9"/>
          <table:table-cell table:style-name="ce7" table:formula="of:=780.6694 - 4" office:value-type="float" office:value="776.6694" calcext:value-type="float" table:number-columns-spanned="3" table:number-rows-spanned="1">
            <text:p>776.66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4.1831 - 4" office:value-type="float" office:value="1040.1831" calcext:value-type="float" table:number-columns-spanned="3" table:number-rows-spanned="1">
            <text:p>1040.1831</text:p>
          </table:table-cell>
          <table:covered-table-cell table:style-name="ce8"/>
          <table:covered-table-cell table:style-name="ce9"/>
          <table:table-cell table:style-name="ce7" table:formula="of:=781.4223 - 4" office:value-type="float" office:value="777.4223" calcext:value-type="float" table:number-columns-spanned="3" table:number-rows-spanned="1">
            <text:p>777.42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4.8026 - 2" office:value-type="float" office:value="1042.8026" calcext:value-type="float" table:number-columns-spanned="3" table:number-rows-spanned="1">
            <text:p>1042.8026</text:p>
          </table:table-cell>
          <table:covered-table-cell table:style-name="ce8"/>
          <table:covered-table-cell table:style-name="ce9"/>
          <table:table-cell table:style-name="ce7" table:formula="of:=782.1179 - 4" office:value-type="float" office:value="778.1179" calcext:value-type="float" table:number-columns-spanned="3" table:number-rows-spanned="1">
            <text:p>778.11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5.1761 - 2" office:value-type="float" office:value="1043.1761" calcext:value-type="float" table:number-columns-spanned="3" table:number-rows-spanned="1">
            <text:p>1043.1761</text:p>
          </table:table-cell>
          <table:covered-table-cell table:style-name="ce8"/>
          <table:covered-table-cell table:style-name="ce9"/>
          <table:table-cell table:style-name="ce7" table:formula="of:=782.5106 - 4" office:value-type="float" office:value="778.5106" calcext:value-type="float" table:number-columns-spanned="3" table:number-rows-spanned="1">
            <text:p>778.51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5.6674 - 2" office:value-type="float" office:value="1043.6674" calcext:value-type="float" table:number-columns-spanned="3" table:number-rows-spanned="1">
            <text:p>1043.6674</text:p>
          </table:table-cell>
          <table:covered-table-cell table:style-name="ce8"/>
          <table:covered-table-cell table:style-name="ce9"/>
          <table:table-cell table:style-name="ce7" table:formula="of:=782.8709 - 4" office:value-type="float" office:value="778.8709" calcext:value-type="float" table:number-columns-spanned="3" table:number-rows-spanned="1">
            <text:p>778.87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5.8783 - 4" office:value-type="float" office:value="1041.8783" calcext:value-type="float" table:number-columns-spanned="3" table:number-rows-spanned="1">
            <text:p>1041.8783</text:p>
          </table:table-cell>
          <table:covered-table-cell table:style-name="ce8"/>
          <table:covered-table-cell table:style-name="ce9"/>
          <table:table-cell table:style-name="ce7" table:formula="of:=784.8995 - 4" office:value-type="float" office:value="780.8995" calcext:value-type="float" table:number-columns-spanned="3" table:number-rows-spanned="1">
            <text:p>780.89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8.1744 - 3" office:value-type="float" office:value="1045.1744" calcext:value-type="float" table:number-columns-spanned="3" table:number-rows-spanned="1">
            <text:p>1045.1744</text:p>
          </table:table-cell>
          <table:covered-table-cell table:style-name="ce8"/>
          <table:covered-table-cell table:style-name="ce9"/>
          <table:table-cell table:style-name="ce7" table:formula="of:=785.7838 - 4" office:value-type="float" office:value="781.7838" calcext:value-type="float" table:number-columns-spanned="3" table:number-rows-spanned="1">
            <text:p>781.78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8.4042 - 4" office:value-type="float" office:value="1044.4042" calcext:value-type="float" table:number-columns-spanned="3" table:number-rows-spanned="1">
            <text:p>1044.4042</text:p>
          </table:table-cell>
          <table:covered-table-cell table:style-name="ce8"/>
          <table:covered-table-cell table:style-name="ce9"/>
          <table:table-cell table:style-name="ce7" table:formula="of:=785.4127 - 4" office:value-type="float" office:value="781.4127" calcext:value-type="float" table:number-columns-spanned="3" table:number-rows-spanned="1">
            <text:p>781.41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8.7727 - 5" office:value-type="float" office:value="1043.7727" calcext:value-type="float" table:number-columns-spanned="3" table:number-rows-spanned="1">
            <text:p>1043.7727</text:p>
          </table:table-cell>
          <table:covered-table-cell table:style-name="ce8"/>
          <table:covered-table-cell table:style-name="ce9"/>
          <table:table-cell table:style-name="ce7" table:formula="of:=787.1479 - 4" office:value-type="float" office:value="783.1479" calcext:value-type="float" table:number-columns-spanned="3" table:number-rows-spanned="1">
            <text:p>783.14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8.8718 - 3" office:value-type="float" office:value="1045.8718" calcext:value-type="float" table:number-columns-spanned="3" table:number-rows-spanned="1">
            <text:p>1045.8718</text:p>
          </table:table-cell>
          <table:covered-table-cell table:style-name="ce8"/>
          <table:covered-table-cell table:style-name="ce9"/>
          <table:table-cell table:style-name="ce7" table:formula="of:=787.6424 - 4" office:value-type="float" office:value="783.6424" calcext:value-type="float" table:number-columns-spanned="3" table:number-rows-spanned="1">
            <text:p>783.64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9.0278 - 4" office:value-type="float" office:value="1045.0278" calcext:value-type="float" table:number-columns-spanned="3" table:number-rows-spanned="1">
            <text:p>1045.0278</text:p>
          </table:table-cell>
          <table:covered-table-cell table:style-name="ce8"/>
          <table:covered-table-cell table:style-name="ce9"/>
          <table:table-cell table:style-name="ce7" table:formula="of:=787.09 - 4" office:value-type="float" office:value="783.09" calcext:value-type="float" table:number-columns-spanned="3" table:number-rows-spanned="1">
            <text:p>783.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9.1742 - 1" office:value-type="float" office:value="1048.1742" calcext:value-type="float" table:number-columns-spanned="3" table:number-rows-spanned="1">
            <text:p>1048.1742</text:p>
          </table:table-cell>
          <table:covered-table-cell table:style-name="ce8"/>
          <table:covered-table-cell table:style-name="ce9"/>
          <table:table-cell table:style-name="ce7" table:formula="of:=788.5839 - 4" office:value-type="float" office:value="784.5839" calcext:value-type="float" table:number-columns-spanned="3" table:number-rows-spanned="1">
            <text:p>784.5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9.4586 - 1" office:value-type="float" office:value="1048.4586" calcext:value-type="float" table:number-columns-spanned="3" table:number-rows-spanned="1">
            <text:p>1048.4586</text:p>
          </table:table-cell>
          <table:covered-table-cell table:style-name="ce8"/>
          <table:covered-table-cell table:style-name="ce9"/>
          <table:table-cell table:style-name="ce7" table:formula="of:=790.0917 - 4" office:value-type="float" office:value="786.0917" calcext:value-type="float" table:number-columns-spanned="3" table:number-rows-spanned="1">
            <text:p>786.09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49.6655 - 4" office:value-type="float" office:value="1045.6655" calcext:value-type="float" table:number-columns-spanned="3" table:number-rows-spanned="1">
            <text:p>1045.6655</text:p>
          </table:table-cell>
          <table:covered-table-cell table:style-name="ce8"/>
          <table:covered-table-cell table:style-name="ce9"/>
          <table:table-cell table:style-name="ce7" table:formula="of:=789.2584 - 4" office:value-type="float" office:value="785.2584" calcext:value-type="float" table:number-columns-spanned="3" table:number-rows-spanned="1">
            <text:p>785.2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0.717 - 1" office:value-type="float" office:value="1049.717" calcext:value-type="float" table:number-columns-spanned="3" table:number-rows-spanned="1">
            <text:p>1049.717</text:p>
          </table:table-cell>
          <table:covered-table-cell table:style-name="ce8"/>
          <table:covered-table-cell table:style-name="ce9"/>
          <table:table-cell table:style-name="ce7" table:formula="of:=789.9574 - 4" office:value-type="float" office:value="785.9574" calcext:value-type="float" table:number-columns-spanned="3" table:number-rows-spanned="1">
            <text:p>785.95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0.8829 - 2" office:value-type="float" office:value="1048.8829" calcext:value-type="float" table:number-columns-spanned="3" table:number-rows-spanned="1">
            <text:p>1048.8829</text:p>
          </table:table-cell>
          <table:covered-table-cell table:style-name="ce8"/>
          <table:covered-table-cell table:style-name="ce9"/>
          <table:table-cell table:style-name="ce7" table:formula="of:=790.9718 - 4" office:value-type="float" office:value="786.9718" calcext:value-type="float" table:number-columns-spanned="3" table:number-rows-spanned="1">
            <text:p>786.9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1.4564 - 2" office:value-type="float" office:value="1049.4564" calcext:value-type="float" table:number-columns-spanned="3" table:number-rows-spanned="1">
            <text:p>1049.4564</text:p>
          </table:table-cell>
          <table:covered-table-cell table:style-name="ce8"/>
          <table:covered-table-cell table:style-name="ce9"/>
          <table:table-cell table:style-name="ce7" table:formula="of:=792.8092 - 4" office:value-type="float" office:value="788.8092" calcext:value-type="float" table:number-columns-spanned="3" table:number-rows-spanned="1">
            <text:p>788.80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1.8707 - 3" office:value-type="float" office:value="1048.8707" calcext:value-type="float" table:number-columns-spanned="3" table:number-rows-spanned="1">
            <text:p>1048.8707</text:p>
          </table:table-cell>
          <table:covered-table-cell table:style-name="ce8"/>
          <table:covered-table-cell table:style-name="ce9"/>
          <table:table-cell table:style-name="ce7" table:formula="of:=791.3616 - 4" office:value-type="float" office:value="787.3616" calcext:value-type="float" table:number-columns-spanned="3" table:number-rows-spanned="1">
            <text:p>787.36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2.1724 - 3" office:value-type="float" office:value="1049.1724" calcext:value-type="float" table:number-columns-spanned="3" table:number-rows-spanned="1">
            <text:p>1049.1724</text:p>
          </table:table-cell>
          <table:covered-table-cell table:style-name="ce8"/>
          <table:covered-table-cell table:style-name="ce9"/>
          <table:table-cell table:style-name="ce7" table:formula="of:=793.3486 - 4" office:value-type="float" office:value="789.3486" calcext:value-type="float" table:number-columns-spanned="3" table:number-rows-spanned="1">
            <text:p>789.34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2.4554 - 1" office:value-type="float" office:value="1051.4554" calcext:value-type="float" table:number-columns-spanned="3" table:number-rows-spanned="1">
            <text:p>1051.4554</text:p>
          </table:table-cell>
          <table:covered-table-cell table:style-name="ce8"/>
          <table:covered-table-cell table:style-name="ce9"/>
          <table:table-cell table:style-name="ce7" table:formula="of:=794.9979 - 4" office:value-type="float" office:value="790.9979" calcext:value-type="float" table:number-columns-spanned="3" table:number-rows-spanned="1">
            <text:p>790.99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2.8664 - 1" office:value-type="float" office:value="1051.8664" calcext:value-type="float" table:number-columns-spanned="3" table:number-rows-spanned="1">
            <text:p>1051.8664</text:p>
          </table:table-cell>
          <table:covered-table-cell table:style-name="ce8"/>
          <table:covered-table-cell table:style-name="ce9"/>
          <table:table-cell table:style-name="ce7" table:formula="of:=795.1413 - 4" office:value-type="float" office:value="791.1413" calcext:value-type="float" table:number-columns-spanned="3" table:number-rows-spanned="1">
            <text:p>791.14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4.0237 - 5" office:value-type="float" office:value="1049.0237" calcext:value-type="float" table:number-columns-spanned="3" table:number-rows-spanned="1">
            <text:p>1049.0237</text:p>
          </table:table-cell>
          <table:covered-table-cell table:style-name="ce8"/>
          <table:covered-table-cell table:style-name="ce9"/>
          <table:table-cell table:style-name="ce7" table:formula="of:=795.5615 - 4" office:value-type="float" office:value="791.5615" calcext:value-type="float" table:number-columns-spanned="3" table:number-rows-spanned="1">
            <text:p>791.56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5.0747 - 1" office:value-type="float" office:value="1054.0747" calcext:value-type="float" table:number-columns-spanned="3" table:number-rows-spanned="1">
            <text:p>1054.0747</text:p>
          </table:table-cell>
          <table:covered-table-cell table:style-name="ce8"/>
          <table:covered-table-cell table:style-name="ce9"/>
          <table:table-cell table:style-name="ce7" table:formula="of:=796.405 - 4" office:value-type="float" office:value="792.405" calcext:value-type="float" table:number-columns-spanned="3" table:number-rows-spanned="1">
            <text:p>792.4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5.169 - 3" office:value-type="float" office:value="1052.169" calcext:value-type="float" table:number-columns-spanned="3" table:number-rows-spanned="1">
            <text:p>1052.169</text:p>
          </table:table-cell>
          <table:covered-table-cell table:style-name="ce8"/>
          <table:covered-table-cell table:style-name="ce9"/>
          <table:table-cell table:style-name="ce7" table:formula="of:=796.5111 - 4" office:value-type="float" office:value="792.5111" calcext:value-type="float" table:number-columns-spanned="3" table:number-rows-spanned="1">
            <text:p>792.51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5.8795 - 5" office:value-type="float" office:value="1050.8795" calcext:value-type="float" table:number-columns-spanned="3" table:number-rows-spanned="1">
            <text:p>1050.8795</text:p>
          </table:table-cell>
          <table:covered-table-cell table:style-name="ce8"/>
          <table:covered-table-cell table:style-name="ce9"/>
          <table:table-cell table:style-name="ce7" table:formula="of:=797.9259 - 4" office:value-type="float" office:value="793.9259" calcext:value-type="float" table:number-columns-spanned="3" table:number-rows-spanned="1">
            <text:p>793.9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6.0047 - 5" office:value-type="float" office:value="1051.0047" calcext:value-type="float" table:number-columns-spanned="3" table:number-rows-spanned="1">
            <text:p>1051.0047</text:p>
          </table:table-cell>
          <table:covered-table-cell table:style-name="ce8"/>
          <table:covered-table-cell table:style-name="ce9"/>
          <table:table-cell table:style-name="ce7" table:formula="of:=798.0089 - 4" office:value-type="float" office:value="794.0089" calcext:value-type="float" table:number-columns-spanned="3" table:number-rows-spanned="1">
            <text:p>794.0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6.2235 - 1" office:value-type="float" office:value="1055.2235" calcext:value-type="float" table:number-columns-spanned="3" table:number-rows-spanned="1">
            <text:p>1055.2235</text:p>
          </table:table-cell>
          <table:covered-table-cell table:style-name="ce8"/>
          <table:covered-table-cell table:style-name="ce9"/>
          <table:table-cell table:style-name="ce7" table:formula="of:=799.3339 - 4" office:value-type="float" office:value="795.3339" calcext:value-type="float" table:number-columns-spanned="3" table:number-rows-spanned="1">
            <text:p>795.33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6.6817 - 4" office:value-type="float" office:value="1052.6817" calcext:value-type="float" table:number-columns-spanned="3" table:number-rows-spanned="1">
            <text:p>1052.6817</text:p>
          </table:table-cell>
          <table:covered-table-cell table:style-name="ce8"/>
          <table:covered-table-cell table:style-name="ce9"/>
          <table:table-cell table:style-name="ce7" table:formula="of:=799.1832 - 4" office:value-type="float" office:value="795.1832" calcext:value-type="float" table:number-columns-spanned="3" table:number-rows-spanned="1">
            <text:p>795.18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7.8662 - 5" office:value-type="float" office:value="1052.8662" calcext:value-type="float" table:number-columns-spanned="3" table:number-rows-spanned="1">
            <text:p>1052.8662</text:p>
          </table:table-cell>
          <table:covered-table-cell table:style-name="ce8"/>
          <table:covered-table-cell table:style-name="ce9"/>
          <table:table-cell table:style-name="ce7" table:formula="of:=800.5858 - 4" office:value-type="float" office:value="796.5858" calcext:value-type="float" table:number-columns-spanned="3" table:number-rows-spanned="1">
            <text:p>796.58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7.9865 - 2" office:value-type="float" office:value="1055.9865" calcext:value-type="float" table:number-columns-spanned="3" table:number-rows-spanned="1">
            <text:p>1055.9865</text:p>
          </table:table-cell>
          <table:covered-table-cell table:style-name="ce8"/>
          <table:covered-table-cell table:style-name="ce9"/>
          <table:table-cell table:style-name="ce7" table:formula="of:=800.5435 - 4" office:value-type="float" office:value="796.5435" calcext:value-type="float" table:number-columns-spanned="3" table:number-rows-spanned="1">
            <text:p>796.54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8.862 - 1" office:value-type="float" office:value="1057.862" calcext:value-type="float" table:number-columns-spanned="3" table:number-rows-spanned="1">
            <text:p>1057.862</text:p>
          </table:table-cell>
          <table:covered-table-cell table:style-name="ce8"/>
          <table:covered-table-cell table:style-name="ce9"/>
          <table:table-cell table:style-name="ce7" table:formula="of:=802.4314 - 4" office:value-type="float" office:value="798.4314" calcext:value-type="float" table:number-columns-spanned="3" table:number-rows-spanned="1">
            <text:p>798.43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9.3046 - 4" office:value-type="float" office:value="1055.3046" calcext:value-type="float" table:number-columns-spanned="3" table:number-rows-spanned="1">
            <text:p>1055.3046</text:p>
          </table:table-cell>
          <table:covered-table-cell table:style-name="ce8"/>
          <table:covered-table-cell table:style-name="ce9"/>
          <table:table-cell table:style-name="ce7" table:formula="of:=803.6794 - 4" office:value-type="float" office:value="799.6794" calcext:value-type="float" table:number-columns-spanned="3" table:number-rows-spanned="1">
            <text:p>799.67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59.9981 - 4" office:value-type="float" office:value="1055.9981" calcext:value-type="float" table:number-columns-spanned="3" table:number-rows-spanned="1">
            <text:p>1055.9981</text:p>
          </table:table-cell>
          <table:covered-table-cell table:style-name="ce8"/>
          <table:covered-table-cell table:style-name="ce9"/>
          <table:table-cell table:style-name="ce7" table:formula="of:=803.5647 - 4" office:value-type="float" office:value="799.5647" calcext:value-type="float" table:number-columns-spanned="3" table:number-rows-spanned="1">
            <text:p>799.5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0.2996 - 1" office:value-type="float" office:value="1059.2996" calcext:value-type="float" table:number-columns-spanned="3" table:number-rows-spanned="1">
            <text:p>1059.2996</text:p>
          </table:table-cell>
          <table:covered-table-cell table:style-name="ce8"/>
          <table:covered-table-cell table:style-name="ce9"/>
          <table:table-cell table:style-name="ce7" table:formula="of:=802.9307 - 4" office:value-type="float" office:value="798.9307" calcext:value-type="float" table:number-columns-spanned="3" table:number-rows-spanned="1">
            <text:p>798.93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0.4498 - 4" office:value-type="float" office:value="1056.4498" calcext:value-type="float" table:number-columns-spanned="3" table:number-rows-spanned="1">
            <text:p>1056.4498</text:p>
          </table:table-cell>
          <table:covered-table-cell table:style-name="ce8"/>
          <table:covered-table-cell table:style-name="ce9"/>
          <table:table-cell table:style-name="ce7" table:formula="of:=804.5072 - 4" office:value-type="float" office:value="800.5072" calcext:value-type="float" table:number-columns-spanned="3" table:number-rows-spanned="1">
            <text:p>800.50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0.9846 - 3" office:value-type="float" office:value="1057.9846" calcext:value-type="float" table:number-columns-spanned="3" table:number-rows-spanned="1">
            <text:p>1057.9846</text:p>
          </table:table-cell>
          <table:covered-table-cell table:style-name="ce8"/>
          <table:covered-table-cell table:style-name="ce9"/>
          <table:table-cell table:style-name="ce7" table:formula="of:=804.0782 - 4" office:value-type="float" office:value="800.0782" calcext:value-type="float" table:number-columns-spanned="3" table:number-rows-spanned="1">
            <text:p>800.0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1.3553 - 1" office:value-type="float" office:value="1060.3553" calcext:value-type="float" table:number-columns-spanned="3" table:number-rows-spanned="1">
            <text:p>1060.3553</text:p>
          </table:table-cell>
          <table:covered-table-cell table:style-name="ce8"/>
          <table:covered-table-cell table:style-name="ce9"/>
          <table:table-cell table:style-name="ce7" table:formula="of:=806.8695 - 4" office:value-type="float" office:value="802.8695" calcext:value-type="float" table:number-columns-spanned="3" table:number-rows-spanned="1">
            <text:p>802.86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1.9601 - 5" office:value-type="float" office:value="1056.9601" calcext:value-type="float" table:number-columns-spanned="3" table:number-rows-spanned="1">
            <text:p>1056.9601</text:p>
          </table:table-cell>
          <table:covered-table-cell table:style-name="ce8"/>
          <table:covered-table-cell table:style-name="ce9"/>
          <table:table-cell table:style-name="ce7" table:formula="of:=807.3795 - 4" office:value-type="float" office:value="803.3795" calcext:value-type="float" table:number-columns-spanned="3" table:number-rows-spanned="1">
            <text:p>803.37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3.0888 - 4" office:value-type="float" office:value="1059.0888" calcext:value-type="float" table:number-columns-spanned="3" table:number-rows-spanned="1">
            <text:p>1059.0888</text:p>
          </table:table-cell>
          <table:covered-table-cell table:style-name="ce8"/>
          <table:covered-table-cell table:style-name="ce9"/>
          <table:table-cell table:style-name="ce7" table:formula="of:=807.8057 - 4" office:value-type="float" office:value="803.8057" calcext:value-type="float" table:number-columns-spanned="3" table:number-rows-spanned="1">
            <text:p>803.80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4.07 - 2" office:value-type="float" office:value="1062.07" calcext:value-type="float" table:number-columns-spanned="3" table:number-rows-spanned="1">
            <text:p>1062.07</text:p>
          </table:table-cell>
          <table:covered-table-cell table:style-name="ce8"/>
          <table:covered-table-cell table:style-name="ce9"/>
          <table:table-cell table:style-name="ce7" table:formula="of:=809.0054 - 4" office:value-type="float" office:value="805.0054" calcext:value-type="float" table:number-columns-spanned="3" table:number-rows-spanned="1">
            <text:p>805.00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4.2219 - 4" office:value-type="float" office:value="1060.2219" calcext:value-type="float" table:number-columns-spanned="3" table:number-rows-spanned="1">
            <text:p>1060.2219</text:p>
          </table:table-cell>
          <table:covered-table-cell table:style-name="ce8"/>
          <table:covered-table-cell table:style-name="ce9"/>
          <table:table-cell table:style-name="ce7" table:formula="of:=808.9415 - 4" office:value-type="float" office:value="804.9415" calcext:value-type="float" table:number-columns-spanned="3" table:number-rows-spanned="1">
            <text:p>804.94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5.2116 - 4" office:value-type="float" office:value="1061.2116" calcext:value-type="float" table:number-columns-spanned="3" table:number-rows-spanned="1">
            <text:p>1061.2116</text:p>
          </table:table-cell>
          <table:covered-table-cell table:style-name="ce8"/>
          <table:covered-table-cell table:style-name="ce9"/>
          <table:table-cell table:style-name="ce7" table:formula="of:=808.6997 - 4" office:value-type="float" office:value="804.6997" calcext:value-type="float" table:number-columns-spanned="3" table:number-rows-spanned="1">
            <text:p>804.69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5.2176 - 1" office:value-type="float" office:value="1064.2176" calcext:value-type="float" table:number-columns-spanned="3" table:number-rows-spanned="1">
            <text:p>1064.2176</text:p>
          </table:table-cell>
          <table:covered-table-cell table:style-name="ce8"/>
          <table:covered-table-cell table:style-name="ce9"/>
          <table:table-cell table:style-name="ce7" table:formula="of:=811.1934 - 4" office:value-type="float" office:value="807.1934" calcext:value-type="float" table:number-columns-spanned="3" table:number-rows-spanned="1">
            <text:p>807.19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5.3547 - 4" office:value-type="float" office:value="1061.3547" calcext:value-type="float" table:number-columns-spanned="3" table:number-rows-spanned="1">
            <text:p>1061.3547</text:p>
          </table:table-cell>
          <table:covered-table-cell table:style-name="ce8"/>
          <table:covered-table-cell table:style-name="ce9"/>
          <table:table-cell table:style-name="ce7" table:formula="of:=811.6491 - 4" office:value-type="float" office:value="807.6491" calcext:value-type="float" table:number-columns-spanned="3" table:number-rows-spanned="1">
            <text:p>807.64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5.7317 - 5" office:value-type="float" office:value="1060.7317" calcext:value-type="float" table:number-columns-spanned="3" table:number-rows-spanned="1">
            <text:p>1060.7317</text:p>
          </table:table-cell>
          <table:covered-table-cell table:style-name="ce8"/>
          <table:covered-table-cell table:style-name="ce9"/>
          <table:table-cell table:style-name="ce7" table:formula="of:=810.5002 - 4" office:value-type="float" office:value="806.5002" calcext:value-type="float" table:number-columns-spanned="3" table:number-rows-spanned="1">
            <text:p>806.50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6.0706 - 2" office:value-type="float" office:value="1064.0706" calcext:value-type="float" table:number-columns-spanned="3" table:number-rows-spanned="1">
            <text:p>1064.0706</text:p>
          </table:table-cell>
          <table:covered-table-cell table:style-name="ce8"/>
          <table:covered-table-cell table:style-name="ce9"/>
          <table:table-cell table:style-name="ce7" table:formula="of:=812.6789 - 4" office:value-type="float" office:value="808.6789" calcext:value-type="float" table:number-columns-spanned="3" table:number-rows-spanned="1">
            <text:p>808.67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6.3518 - 1" office:value-type="float" office:value="1065.3518" calcext:value-type="float" table:number-columns-spanned="3" table:number-rows-spanned="1">
            <text:p>1065.3518</text:p>
          </table:table-cell>
          <table:covered-table-cell table:style-name="ce8"/>
          <table:covered-table-cell table:style-name="ce9"/>
          <table:table-cell table:style-name="ce7" table:formula="of:=812.3179 - 4" office:value-type="float" office:value="808.3179" calcext:value-type="float" table:number-columns-spanned="3" table:number-rows-spanned="1">
            <text:p>808.31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7.0847 - 4" office:value-type="float" office:value="1063.0847" calcext:value-type="float" table:number-columns-spanned="3" table:number-rows-spanned="1">
            <text:p>1063.0847</text:p>
          </table:table-cell>
          <table:covered-table-cell table:style-name="ce8"/>
          <table:covered-table-cell table:style-name="ce9"/>
          <table:table-cell table:style-name="ce7" table:formula="of:=813.0814 - 4" office:value-type="float" office:value="809.0814" calcext:value-type="float" table:number-columns-spanned="3" table:number-rows-spanned="1">
            <text:p>809.08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7.1258 - 1" office:value-type="float" office:value="1066.1258" calcext:value-type="float" table:number-columns-spanned="3" table:number-rows-spanned="1">
            <text:p>1066.1258</text:p>
          </table:table-cell>
          <table:covered-table-cell table:style-name="ce8"/>
          <table:covered-table-cell table:style-name="ce9"/>
          <table:table-cell table:style-name="ce7" table:formula="of:=814.6505 - 4" office:value-type="float" office:value="810.6505" calcext:value-type="float" table:number-columns-spanned="3" table:number-rows-spanned="1">
            <text:p>810.65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7.3304 - 2" office:value-type="float" office:value="1065.3304" calcext:value-type="float" table:number-columns-spanned="3" table:number-rows-spanned="1">
            <text:p>1065.3304</text:p>
          </table:table-cell>
          <table:covered-table-cell table:style-name="ce8"/>
          <table:covered-table-cell table:style-name="ce9"/>
          <table:table-cell table:style-name="ce7" table:formula="of:=814.4665 - 4" office:value-type="float" office:value="810.4665" calcext:value-type="float" table:number-columns-spanned="3" table:number-rows-spanned="1">
            <text:p>810.46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7.3509 - 1" office:value-type="float" office:value="1066.3509" calcext:value-type="float" table:number-columns-spanned="3" table:number-rows-spanned="1">
            <text:p>1066.3509</text:p>
          </table:table-cell>
          <table:covered-table-cell table:style-name="ce8"/>
          <table:covered-table-cell table:style-name="ce9"/>
          <table:table-cell table:style-name="ce7" table:formula="of:=816.2975 - 4" office:value-type="float" office:value="812.2975" calcext:value-type="float" table:number-columns-spanned="3" table:number-rows-spanned="1">
            <text:p>812.29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69.239 - 2" office:value-type="float" office:value="1067.239" calcext:value-type="float" table:number-columns-spanned="3" table:number-rows-spanned="1">
            <text:p>1067.239</text:p>
          </table:table-cell>
          <table:covered-table-cell table:style-name="ce8"/>
          <table:covered-table-cell table:style-name="ce9"/>
          <table:table-cell table:style-name="ce7" table:formula="of:=817.2702 - 4" office:value-type="float" office:value="813.2702" calcext:value-type="float" table:number-columns-spanned="3" table:number-rows-spanned="1">
            <text:p>813.27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0.2091 - 5" office:value-type="float" office:value="1065.2091" calcext:value-type="float" table:number-columns-spanned="3" table:number-rows-spanned="1">
            <text:p>1065.2091</text:p>
          </table:table-cell>
          <table:covered-table-cell table:style-name="ce8"/>
          <table:covered-table-cell table:style-name="ce9"/>
          <table:table-cell table:style-name="ce7" table:formula="of:=818.0186 - 4" office:value-type="float" office:value="814.0186" calcext:value-type="float" table:number-columns-spanned="3" table:number-rows-spanned="1">
            <text:p>814.01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0.2506 - 3" office:value-type="float" office:value="1067.2506" calcext:value-type="float" table:number-columns-spanned="3" table:number-rows-spanned="1">
            <text:p>1067.2506</text:p>
          </table:table-cell>
          <table:covered-table-cell table:style-name="ce8"/>
          <table:covered-table-cell table:style-name="ce9"/>
          <table:table-cell table:style-name="ce7" table:formula="of:=817.8757 - 4" office:value-type="float" office:value="813.8757" calcext:value-type="float" table:number-columns-spanned="3" table:number-rows-spanned="1">
            <text:p>813.87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0.2962 - 1" office:value-type="float" office:value="1069.2962" calcext:value-type="float" table:number-columns-spanned="3" table:number-rows-spanned="1">
            <text:p>1069.2962</text:p>
          </table:table-cell>
          <table:covered-table-cell table:style-name="ce8"/>
          <table:covered-table-cell table:style-name="ce9"/>
          <table:table-cell table:style-name="ce7" table:formula="of:=817.5604 - 4" office:value-type="float" office:value="813.5604" calcext:value-type="float" table:number-columns-spanned="3" table:number-rows-spanned="1">
            <text:p>813.56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0.7265 - 5" office:value-type="float" office:value="1065.7265" calcext:value-type="float" table:number-columns-spanned="3" table:number-rows-spanned="1">
            <text:p>1065.7265</text:p>
          </table:table-cell>
          <table:covered-table-cell table:style-name="ce8"/>
          <table:covered-table-cell table:style-name="ce9"/>
          <table:table-cell table:style-name="ce7" table:formula="of:=820.1268 - 4" office:value-type="float" office:value="816.1268" calcext:value-type="float" table:number-columns-spanned="3" table:number-rows-spanned="1">
            <text:p>816.12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1.26 - 1" office:value-type="float" office:value="1070.26" calcext:value-type="float" table:number-columns-spanned="3" table:number-rows-spanned="1">
            <text:p>1070.26</text:p>
          </table:table-cell>
          <table:covered-table-cell table:style-name="ce8"/>
          <table:covered-table-cell table:style-name="ce9"/>
          <table:table-cell table:style-name="ce7" table:formula="of:=818.7213 - 4" office:value-type="float" office:value="814.7213" calcext:value-type="float" table:number-columns-spanned="3" table:number-rows-spanned="1">
            <text:p>814.72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1.3268 - 4" office:value-type="float" office:value="1067.3268" calcext:value-type="float" table:number-columns-spanned="3" table:number-rows-spanned="1">
            <text:p>1067.3268</text:p>
          </table:table-cell>
          <table:covered-table-cell table:style-name="ce8"/>
          <table:covered-table-cell table:style-name="ce9"/>
          <table:table-cell table:style-name="ce7" table:formula="of:=820.7342 - 4" office:value-type="float" office:value="816.7342" calcext:value-type="float" table:number-columns-spanned="3" table:number-rows-spanned="1">
            <text:p>816.73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2.3492 - 5" office:value-type="float" office:value="1067.3492" calcext:value-type="float" table:number-columns-spanned="3" table:number-rows-spanned="1">
            <text:p>1067.3492</text:p>
          </table:table-cell>
          <table:covered-table-cell table:style-name="ce8"/>
          <table:covered-table-cell table:style-name="ce9"/>
          <table:table-cell table:style-name="ce7" table:formula="of:=820.9498 - 4" office:value-type="float" office:value="816.9498" calcext:value-type="float" table:number-columns-spanned="3" table:number-rows-spanned="1">
            <text:p>816.9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2.4109 - 2" office:value-type="float" office:value="1070.4109" calcext:value-type="float" table:number-columns-spanned="3" table:number-rows-spanned="1">
            <text:p>1070.4109</text:p>
          </table:table-cell>
          <table:covered-table-cell table:style-name="ce8"/>
          <table:covered-table-cell table:style-name="ce9"/>
          <table:table-cell table:style-name="ce7" table:formula="of:=822.0374 - 4" office:value-type="float" office:value="818.0374" calcext:value-type="float" table:number-columns-spanned="3" table:number-rows-spanned="1">
            <text:p>818.03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4.7202 - 4" office:value-type="float" office:value="1070.7202" calcext:value-type="float" table:number-columns-spanned="3" table:number-rows-spanned="1">
            <text:p>1070.7202</text:p>
          </table:table-cell>
          <table:covered-table-cell table:style-name="ce8"/>
          <table:covered-table-cell table:style-name="ce9"/>
          <table:table-cell table:style-name="ce7" table:formula="of:=822.7705 - 4" office:value-type="float" office:value="818.7705" calcext:value-type="float" table:number-columns-spanned="3" table:number-rows-spanned="1">
            <text:p>818.77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5.2591 - 4" office:value-type="float" office:value="1071.2591" calcext:value-type="float" table:number-columns-spanned="3" table:number-rows-spanned="1">
            <text:p>1071.2591</text:p>
          </table:table-cell>
          <table:covered-table-cell table:style-name="ce8"/>
          <table:covered-table-cell table:style-name="ce9"/>
          <table:table-cell table:style-name="ce7" table:formula="of:=822.7199 - 4" office:value-type="float" office:value="818.7199" calcext:value-type="float" table:number-columns-spanned="3" table:number-rows-spanned="1">
            <text:p>818.71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5.4091 - 3" office:value-type="float" office:value="1072.4091" calcext:value-type="float" table:number-columns-spanned="3" table:number-rows-spanned="1">
            <text:p>1072.4091</text:p>
          </table:table-cell>
          <table:covered-table-cell table:style-name="ce8"/>
          <table:covered-table-cell table:style-name="ce9"/>
          <table:table-cell table:style-name="ce7" table:formula="of:=824.8639 - 4" office:value-type="float" office:value="820.8639" calcext:value-type="float" table:number-columns-spanned="3" table:number-rows-spanned="1">
            <text:p>820.86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5.5361 - 5" office:value-type="float" office:value="1070.5361" calcext:value-type="float" table:number-columns-spanned="3" table:number-rows-spanned="1">
            <text:p>1070.5361</text:p>
          </table:table-cell>
          <table:covered-table-cell table:style-name="ce8"/>
          <table:covered-table-cell table:style-name="ce9"/>
          <table:table-cell table:style-name="ce7" table:formula="of:=823.8563 - 4" office:value-type="float" office:value="819.8563" calcext:value-type="float" table:number-columns-spanned="3" table:number-rows-spanned="1">
            <text:p>819.85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6.5754 - 4" office:value-type="float" office:value="1072.5754" calcext:value-type="float" table:number-columns-spanned="3" table:number-rows-spanned="1">
            <text:p>1072.5754</text:p>
          </table:table-cell>
          <table:covered-table-cell table:style-name="ce8"/>
          <table:covered-table-cell table:style-name="ce9"/>
          <table:table-cell table:style-name="ce7" table:formula="of:=823.8445 - 4" office:value-type="float" office:value="819.8445" calcext:value-type="float" table:number-columns-spanned="3" table:number-rows-spanned="1">
            <text:p>819.84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6.6108 - 5" office:value-type="float" office:value="1071.6108" calcext:value-type="float" table:number-columns-spanned="3" table:number-rows-spanned="1">
            <text:p>1071.6108</text:p>
          </table:table-cell>
          <table:covered-table-cell table:style-name="ce8"/>
          <table:covered-table-cell table:style-name="ce9"/>
          <table:table-cell table:style-name="ce7" table:formula="of:=826.4553 - 4" office:value-type="float" office:value="822.4553" calcext:value-type="float" table:number-columns-spanned="3" table:number-rows-spanned="1">
            <text:p>822.45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7.2637 - 2" office:value-type="float" office:value="1075.2637" calcext:value-type="float" table:number-columns-spanned="3" table:number-rows-spanned="1">
            <text:p>1075.2637</text:p>
          </table:table-cell>
          <table:covered-table-cell table:style-name="ce8"/>
          <table:covered-table-cell table:style-name="ce9"/>
          <table:table-cell table:style-name="ce7" table:formula="of:=826.2915 - 4" office:value-type="float" office:value="822.2915" calcext:value-type="float" table:number-columns-spanned="3" table:number-rows-spanned="1">
            <text:p>822.29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8.2617 - 1" office:value-type="float" office:value="1077.2617" calcext:value-type="float" table:number-columns-spanned="3" table:number-rows-spanned="1">
            <text:p>1077.2617</text:p>
          </table:table-cell>
          <table:covered-table-cell table:style-name="ce8"/>
          <table:covered-table-cell table:style-name="ce9"/>
          <table:table-cell table:style-name="ce7" table:formula="of:=827.3575 - 4" office:value-type="float" office:value="823.3575" calcext:value-type="float" table:number-columns-spanned="3" table:number-rows-spanned="1">
            <text:p>823.35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8.607 - 2" office:value-type="float" office:value="1076.607" calcext:value-type="float" table:number-columns-spanned="3" table:number-rows-spanned="1">
            <text:p>1076.607</text:p>
          </table:table-cell>
          <table:covered-table-cell table:style-name="ce8"/>
          <table:covered-table-cell table:style-name="ce9"/>
          <table:table-cell table:style-name="ce7" table:formula="of:=827.18 - 4" office:value-type="float" office:value="823.18" calcext:value-type="float" table:number-columns-spanned="3" table:number-rows-spanned="1">
            <text:p>823.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8.7184 - 4" office:value-type="float" office:value="1074.7184" calcext:value-type="float" table:number-columns-spanned="3" table:number-rows-spanned="1">
            <text:p>1074.7184</text:p>
          </table:table-cell>
          <table:covered-table-cell table:style-name="ce8"/>
          <table:covered-table-cell table:style-name="ce9"/>
          <table:table-cell table:style-name="ce7" table:formula="of:=828.677 - 4" office:value-type="float" office:value="824.677" calcext:value-type="float" table:number-columns-spanned="3" table:number-rows-spanned="1">
            <text:p>824.6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79.5727 - 3" office:value-type="float" office:value="1076.5727" calcext:value-type="float" table:number-columns-spanned="3" table:number-rows-spanned="1">
            <text:p>1076.5727</text:p>
          </table:table-cell>
          <table:covered-table-cell table:style-name="ce8"/>
          <table:covered-table-cell table:style-name="ce9"/>
          <table:table-cell table:style-name="ce7" table:formula="of:=829.4335 - 4" office:value-type="float" office:value="825.4335" calcext:value-type="float" table:number-columns-spanned="3" table:number-rows-spanned="1">
            <text:p>825.4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0.6973 - 5" office:value-type="float" office:value="1075.6973" calcext:value-type="float" table:number-columns-spanned="3" table:number-rows-spanned="1">
            <text:p>1075.6973</text:p>
          </table:table-cell>
          <table:covered-table-cell table:style-name="ce8"/>
          <table:covered-table-cell table:style-name="ce9"/>
          <table:table-cell table:style-name="ce7" table:formula="of:=830.1111 - 4" office:value-type="float" office:value="826.1111" calcext:value-type="float" table:number-columns-spanned="3" table:number-rows-spanned="1">
            <text:p>826.11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0.8128 - 5" office:value-type="float" office:value="1075.8128" calcext:value-type="float" table:number-columns-spanned="3" table:number-rows-spanned="1">
            <text:p>1075.8128</text:p>
          </table:table-cell>
          <table:covered-table-cell table:style-name="ce8"/>
          <table:covered-table-cell table:style-name="ce9"/>
          <table:table-cell table:style-name="ce7" table:formula="of:=831.3346 - 4" office:value-type="float" office:value="827.3346" calcext:value-type="float" table:number-columns-spanned="3" table:number-rows-spanned="1">
            <text:p>827.33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1.8082 - 1" office:value-type="float" office:value="1080.8082" calcext:value-type="float" table:number-columns-spanned="3" table:number-rows-spanned="1">
            <text:p>1080.8082</text:p>
          </table:table-cell>
          <table:covered-table-cell table:style-name="ce8"/>
          <table:covered-table-cell table:style-name="ce9"/>
          <table:table-cell table:style-name="ce7" table:formula="of:=832.2545 - 4" office:value-type="float" office:value="828.2545" calcext:value-type="float" table:number-columns-spanned="3" table:number-rows-spanned="1">
            <text:p>828.25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2.4928 - 4" office:value-type="float" office:value="1078.4928" calcext:value-type="float" table:number-columns-spanned="3" table:number-rows-spanned="1">
            <text:p>1078.4928</text:p>
          </table:table-cell>
          <table:covered-table-cell table:style-name="ce8"/>
          <table:covered-table-cell table:style-name="ce9"/>
          <table:table-cell table:style-name="ce7" table:formula="of:=831.3866 - 4" office:value-type="float" office:value="827.3866" calcext:value-type="float" table:number-columns-spanned="3" table:number-rows-spanned="1">
            <text:p>827.38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3.607 - 5" office:value-type="float" office:value="1078.607" calcext:value-type="float" table:number-columns-spanned="3" table:number-rows-spanned="1">
            <text:p>1078.607</text:p>
          </table:table-cell>
          <table:covered-table-cell table:style-name="ce8"/>
          <table:covered-table-cell table:style-name="ce9"/>
          <table:table-cell table:style-name="ce7" table:formula="of:=833.5064 - 4" office:value-type="float" office:value="829.5064" calcext:value-type="float" table:number-columns-spanned="3" table:number-rows-spanned="1">
            <text:p>829.50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3.9278 - 2" office:value-type="float" office:value="1081.9278" calcext:value-type="float" table:number-columns-spanned="3" table:number-rows-spanned="1">
            <text:p>1081.9278</text:p>
          </table:table-cell>
          <table:covered-table-cell table:style-name="ce8"/>
          <table:covered-table-cell table:style-name="ce9"/>
          <table:table-cell table:style-name="ce7" table:formula="of:=832.3222 - 4" office:value-type="float" office:value="828.3222" calcext:value-type="float" table:number-columns-spanned="3" table:number-rows-spanned="1">
            <text:p>828.32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4.0015 - 5" office:value-type="float" office:value="1079.0015" calcext:value-type="float" table:number-columns-spanned="3" table:number-rows-spanned="1">
            <text:p>1079.0015</text:p>
          </table:table-cell>
          <table:covered-table-cell table:style-name="ce8"/>
          <table:covered-table-cell table:style-name="ce9"/>
          <table:table-cell table:style-name="ce7" table:formula="of:=832.7124 - 4" office:value-type="float" office:value="828.7124" calcext:value-type="float" table:number-columns-spanned="3" table:number-rows-spanned="1">
            <text:p>828.71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4.8583 - 5" office:value-type="float" office:value="1079.8583" calcext:value-type="float" table:number-columns-spanned="3" table:number-rows-spanned="1">
            <text:p>1079.8583</text:p>
          </table:table-cell>
          <table:covered-table-cell table:style-name="ce8"/>
          <table:covered-table-cell table:style-name="ce9"/>
          <table:table-cell table:style-name="ce7" table:formula="of:=835.8373 - 4" office:value-type="float" office:value="831.8373" calcext:value-type="float" table:number-columns-spanned="3" table:number-rows-spanned="1">
            <text:p>831.83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4.9236 - 4" office:value-type="float" office:value="1080.9236" calcext:value-type="float" table:number-columns-spanned="3" table:number-rows-spanned="1">
            <text:p>1080.9236</text:p>
          </table:table-cell>
          <table:covered-table-cell table:style-name="ce8"/>
          <table:covered-table-cell table:style-name="ce9"/>
          <table:table-cell table:style-name="ce7" table:formula="of:=836.0142 - 4" office:value-type="float" office:value="832.0142" calcext:value-type="float" table:number-columns-spanned="3" table:number-rows-spanned="1">
            <text:p>832.01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5.6644 - 3" office:value-type="float" office:value="1082.6644" calcext:value-type="float" table:number-columns-spanned="3" table:number-rows-spanned="1">
            <text:p>1082.6644</text:p>
          </table:table-cell>
          <table:covered-table-cell table:style-name="ce8"/>
          <table:covered-table-cell table:style-name="ce9"/>
          <table:table-cell table:style-name="ce7" table:formula="of:=835.6204 - 4" office:value-type="float" office:value="831.6204" calcext:value-type="float" table:number-columns-spanned="3" table:number-rows-spanned="1">
            <text:p>831.62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6.7765 - 3" office:value-type="float" office:value="1083.7765" calcext:value-type="float" table:number-columns-spanned="3" table:number-rows-spanned="1">
            <text:p>1083.7765</text:p>
          </table:table-cell>
          <table:covered-table-cell table:style-name="ce8"/>
          <table:covered-table-cell table:style-name="ce9"/>
          <table:table-cell table:style-name="ce7" table:formula="of:=836.9225 - 4" office:value-type="float" office:value="832.9225" calcext:value-type="float" table:number-columns-spanned="3" table:number-rows-spanned="1">
            <text:p>832.92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6.8544 - 2" office:value-type="float" office:value="1084.8544" calcext:value-type="float" table:number-columns-spanned="3" table:number-rows-spanned="1">
            <text:p>1084.8544</text:p>
          </table:table-cell>
          <table:covered-table-cell table:style-name="ce8"/>
          <table:covered-table-cell table:style-name="ce9"/>
          <table:table-cell table:style-name="ce7" table:formula="of:=837.0837 - 4" office:value-type="float" office:value="833.0837" calcext:value-type="float" table:number-columns-spanned="3" table:number-rows-spanned="1">
            <text:p>833.08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8.1573 - 4" office:value-type="float" office:value="1084.1573" calcext:value-type="float" table:number-columns-spanned="3" table:number-rows-spanned="1">
            <text:p>1084.1573</text:p>
          </table:table-cell>
          <table:covered-table-cell table:style-name="ce8"/>
          <table:covered-table-cell table:style-name="ce9"/>
          <table:table-cell table:style-name="ce7" table:formula="of:=836.9272 - 4" office:value-type="float" office:value="832.9272" calcext:value-type="float" table:number-columns-spanned="3" table:number-rows-spanned="1">
            <text:p>832.92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8.9192 - 4" office:value-type="float" office:value="1084.9192" calcext:value-type="float" table:number-columns-spanned="3" table:number-rows-spanned="1">
            <text:p>1084.9192</text:p>
          </table:table-cell>
          <table:covered-table-cell table:style-name="ce8"/>
          <table:covered-table-cell table:style-name="ce9"/>
          <table:table-cell table:style-name="ce7" table:formula="of:=839.7243 - 4" office:value-type="float" office:value="835.7243" calcext:value-type="float" table:number-columns-spanned="3" table:number-rows-spanned="1">
            <text:p>835.72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8.9974 - 5" office:value-type="float" office:value="1083.9974" calcext:value-type="float" table:number-columns-spanned="3" table:number-rows-spanned="1">
            <text:p>1083.9974</text:p>
          </table:table-cell>
          <table:covered-table-cell table:style-name="ce8"/>
          <table:covered-table-cell table:style-name="ce9"/>
          <table:table-cell table:style-name="ce7" table:formula="of:=838.8755 - 4" office:value-type="float" office:value="834.8755" calcext:value-type="float" table:number-columns-spanned="3" table:number-rows-spanned="1">
            <text:p>834.87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9.154 - 1" office:value-type="float" office:value="1088.154" calcext:value-type="float" table:number-columns-spanned="3" table:number-rows-spanned="1">
            <text:p>1088.154</text:p>
          </table:table-cell>
          <table:covered-table-cell table:style-name="ce8"/>
          <table:covered-table-cell table:style-name="ce9"/>
          <table:table-cell table:style-name="ce7" table:formula="of:=840.7302 - 4" office:value-type="float" office:value="836.7302" calcext:value-type="float" table:number-columns-spanned="3" table:number-rows-spanned="1">
            <text:p>836.73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9.8532 - 3" office:value-type="float" office:value="1086.8532" calcext:value-type="float" table:number-columns-spanned="3" table:number-rows-spanned="1">
            <text:p>1086.8532</text:p>
          </table:table-cell>
          <table:covered-table-cell table:style-name="ce8"/>
          <table:covered-table-cell table:style-name="ce9"/>
          <table:table-cell table:style-name="ce7" table:formula="of:=840.5843 - 4" office:value-type="float" office:value="836.5843" calcext:value-type="float" table:number-columns-spanned="3" table:number-rows-spanned="1">
            <text:p>836.58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89.9934 - 1" office:value-type="float" office:value="1088.9934" calcext:value-type="float" table:number-columns-spanned="3" table:number-rows-spanned="1">
            <text:p>1088.9934</text:p>
          </table:table-cell>
          <table:covered-table-cell table:style-name="ce8"/>
          <table:covered-table-cell table:style-name="ce9"/>
          <table:table-cell table:style-name="ce7" table:formula="of:=840.5422 - 4" office:value-type="float" office:value="836.5422" calcext:value-type="float" table:number-columns-spanned="3" table:number-rows-spanned="1">
            <text:p>836.54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0.2109 - 1" office:value-type="float" office:value="1089.2109" calcext:value-type="float" table:number-columns-spanned="3" table:number-rows-spanned="1">
            <text:p>1089.2109</text:p>
          </table:table-cell>
          <table:covered-table-cell table:style-name="ce8"/>
          <table:covered-table-cell table:style-name="ce9"/>
          <table:table-cell table:style-name="ce7" table:formula="of:=840.8883 - 4" office:value-type="float" office:value="836.8883" calcext:value-type="float" table:number-columns-spanned="3" table:number-rows-spanned="1">
            <text:p>836.88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0.662 - 5" office:value-type="float" office:value="1085.662" calcext:value-type="float" table:number-columns-spanned="3" table:number-rows-spanned="1">
            <text:p>1085.662</text:p>
          </table:table-cell>
          <table:covered-table-cell table:style-name="ce8"/>
          <table:covered-table-cell table:style-name="ce9"/>
          <table:table-cell table:style-name="ce7" table:formula="of:=843.8119 - 4" office:value-type="float" office:value="839.8119" calcext:value-type="float" table:number-columns-spanned="3" table:number-rows-spanned="1">
            <text:p>839.81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1.0063 - 4" office:value-type="float" office:value="1087.0063" calcext:value-type="float" table:number-columns-spanned="3" table:number-rows-spanned="1">
            <text:p>1087.0063</text:p>
          </table:table-cell>
          <table:covered-table-cell table:style-name="ce8"/>
          <table:covered-table-cell table:style-name="ce9"/>
          <table:table-cell table:style-name="ce7" table:formula="of:=844.2569 - 4" office:value-type="float" office:value="840.2569" calcext:value-type="float" table:number-columns-spanned="3" table:number-rows-spanned="1">
            <text:p>840.25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1.0327 - 2" office:value-type="float" office:value="1089.0327" calcext:value-type="float" table:number-columns-spanned="3" table:number-rows-spanned="1">
            <text:p>1089.0327</text:p>
          </table:table-cell>
          <table:covered-table-cell table:style-name="ce8"/>
          <table:covered-table-cell table:style-name="ce9"/>
          <table:table-cell table:style-name="ce7" table:formula="of:=845.048 - 4" office:value-type="float" office:value="841.048" calcext:value-type="float" table:number-columns-spanned="3" table:number-rows-spanned="1">
            <text:p>841.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2.0289 - 1" office:value-type="float" office:value="1091.0289" calcext:value-type="float" table:number-columns-spanned="3" table:number-rows-spanned="1">
            <text:p>1091.0289</text:p>
          </table:table-cell>
          <table:covered-table-cell table:style-name="ce8"/>
          <table:covered-table-cell table:style-name="ce9"/>
          <table:table-cell table:style-name="ce7" table:formula="of:=845.5369 - 4" office:value-type="float" office:value="841.5369" calcext:value-type="float" table:number-columns-spanned="3" table:number-rows-spanned="1">
            <text:p>841.53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2.058 - 1" office:value-type="float" office:value="1091.058" calcext:value-type="float" table:number-columns-spanned="3" table:number-rows-spanned="1">
            <text:p>1091.058</text:p>
          </table:table-cell>
          <table:covered-table-cell table:style-name="ce8"/>
          <table:covered-table-cell table:style-name="ce9"/>
          <table:table-cell table:style-name="ce7" table:formula="of:=845.2209 - 4" office:value-type="float" office:value="841.2209" calcext:value-type="float" table:number-columns-spanned="3" table:number-rows-spanned="1">
            <text:p>841.2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3.0236 - 3" office:value-type="float" office:value="1090.0236" calcext:value-type="float" table:number-columns-spanned="3" table:number-rows-spanned="1">
            <text:p>1090.0236</text:p>
          </table:table-cell>
          <table:covered-table-cell table:style-name="ce8"/>
          <table:covered-table-cell table:style-name="ce9"/>
          <table:table-cell table:style-name="ce7" table:formula="of:=845.9647 - 4" office:value-type="float" office:value="841.9647" calcext:value-type="float" table:number-columns-spanned="3" table:number-rows-spanned="1">
            <text:p>841.9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3.0575 - 1" office:value-type="float" office:value="1092.0575" calcext:value-type="float" table:number-columns-spanned="3" table:number-rows-spanned="1">
            <text:p>1092.0575</text:p>
          </table:table-cell>
          <table:covered-table-cell table:style-name="ce8"/>
          <table:covered-table-cell table:style-name="ce9"/>
          <table:table-cell table:style-name="ce7" table:formula="of:=847.3862 - 4" office:value-type="float" office:value="843.3862" calcext:value-type="float" table:number-columns-spanned="3" table:number-rows-spanned="1">
            <text:p>843.38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3.2105 - 3" office:value-type="float" office:value="1090.2105" calcext:value-type="float" table:number-columns-spanned="3" table:number-rows-spanned="1">
            <text:p>1090.2105</text:p>
          </table:table-cell>
          <table:covered-table-cell table:style-name="ce8"/>
          <table:covered-table-cell table:style-name="ce9"/>
          <table:table-cell table:style-name="ce7" table:formula="of:=848.0501 - 4" office:value-type="float" office:value="844.0501" calcext:value-type="float" table:number-columns-spanned="3" table:number-rows-spanned="1">
            <text:p>844.05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4.2641 - 1" office:value-type="float" office:value="1093.2641" calcext:value-type="float" table:number-columns-spanned="3" table:number-rows-spanned="1">
            <text:p>1093.2641</text:p>
          </table:table-cell>
          <table:covered-table-cell table:style-name="ce8"/>
          <table:covered-table-cell table:style-name="ce9"/>
          <table:table-cell table:style-name="ce7" table:formula="of:=849.7112 - 4" office:value-type="float" office:value="845.7112" calcext:value-type="float" table:number-columns-spanned="3" table:number-rows-spanned="1">
            <text:p>845.71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4.9929 - 5" office:value-type="float" office:value="1089.9929" calcext:value-type="float" table:number-columns-spanned="3" table:number-rows-spanned="1">
            <text:p>1089.9929</text:p>
          </table:table-cell>
          <table:covered-table-cell table:style-name="ce8"/>
          <table:covered-table-cell table:style-name="ce9"/>
          <table:table-cell table:style-name="ce7" table:formula="of:=849.8791 - 4" office:value-type="float" office:value="845.8791" calcext:value-type="float" table:number-columns-spanned="3" table:number-rows-spanned="1">
            <text:p>845.87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5.0581 - 2" office:value-type="float" office:value="1093.0581" calcext:value-type="float" table:number-columns-spanned="3" table:number-rows-spanned="1">
            <text:p>1093.0581</text:p>
          </table:table-cell>
          <table:covered-table-cell table:style-name="ce8"/>
          <table:covered-table-cell table:style-name="ce9"/>
          <table:table-cell table:style-name="ce7" table:formula="of:=849.134 - 4" office:value-type="float" office:value="845.134" calcext:value-type="float" table:number-columns-spanned="3" table:number-rows-spanned="1">
            <text:p>845.1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5.948 - 5" office:value-type="float" office:value="1090.948" calcext:value-type="float" table:number-columns-spanned="3" table:number-rows-spanned="1">
            <text:p>1090.948</text:p>
          </table:table-cell>
          <table:covered-table-cell table:style-name="ce8"/>
          <table:covered-table-cell table:style-name="ce9"/>
          <table:table-cell table:style-name="ce7" table:formula="of:=851.0493 - 4" office:value-type="float" office:value="847.0493" calcext:value-type="float" table:number-columns-spanned="3" table:number-rows-spanned="1">
            <text:p>847.04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6.0299 - 4" office:value-type="float" office:value="1092.0299" calcext:value-type="float" table:number-columns-spanned="3" table:number-rows-spanned="1">
            <text:p>1092.0299</text:p>
          </table:table-cell>
          <table:covered-table-cell table:style-name="ce8"/>
          <table:covered-table-cell table:style-name="ce9"/>
          <table:table-cell table:style-name="ce7" table:formula="of:=850.5258 - 4" office:value-type="float" office:value="846.5258" calcext:value-type="float" table:number-columns-spanned="3" table:number-rows-spanned="1">
            <text:p>846.52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6.265 - 2" office:value-type="float" office:value="1094.265" calcext:value-type="float" table:number-columns-spanned="3" table:number-rows-spanned="1">
            <text:p>1094.265</text:p>
          </table:table-cell>
          <table:covered-table-cell table:style-name="ce8"/>
          <table:covered-table-cell table:style-name="ce9"/>
          <table:table-cell table:style-name="ce7" table:formula="of:=852.3788 - 4" office:value-type="float" office:value="848.3788" calcext:value-type="float" table:number-columns-spanned="3" table:number-rows-spanned="1">
            <text:p>848.37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7.025 - 1" office:value-type="float" office:value="1096.025" calcext:value-type="float" table:number-columns-spanned="3" table:number-rows-spanned="1">
            <text:p>1096.025</text:p>
          </table:table-cell>
          <table:covered-table-cell table:style-name="ce8"/>
          <table:covered-table-cell table:style-name="ce9"/>
          <table:table-cell table:style-name="ce7" table:formula="of:=852.747 - 4" office:value-type="float" office:value="848.747" calcext:value-type="float" table:number-columns-spanned="3" table:number-rows-spanned="1">
            <text:p>848.7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8.0192 - 5" office:value-type="float" office:value="1093.0192" calcext:value-type="float" table:number-columns-spanned="3" table:number-rows-spanned="1">
            <text:p>1093.0192</text:p>
          </table:table-cell>
          <table:covered-table-cell table:style-name="ce8"/>
          <table:covered-table-cell table:style-name="ce9"/>
          <table:table-cell table:style-name="ce7" table:formula="of:=852.462 - 4" office:value-type="float" office:value="848.462" calcext:value-type="float" table:number-columns-spanned="3" table:number-rows-spanned="1">
            <text:p>848.4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8.0567 - 3" office:value-type="float" office:value="1095.0567" calcext:value-type="float" table:number-columns-spanned="3" table:number-rows-spanned="1">
            <text:p>1095.0567</text:p>
          </table:table-cell>
          <table:covered-table-cell table:style-name="ce8"/>
          <table:covered-table-cell table:style-name="ce9"/>
          <table:table-cell table:style-name="ce7" table:formula="of:=854.0532 - 4" office:value-type="float" office:value="850.0532" calcext:value-type="float" table:number-columns-spanned="3" table:number-rows-spanned="1">
            <text:p>850.05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9.0141 - 1" office:value-type="float" office:value="1098.0141" calcext:value-type="float" table:number-columns-spanned="3" table:number-rows-spanned="1">
            <text:p>1098.0141</text:p>
          </table:table-cell>
          <table:covered-table-cell table:style-name="ce8"/>
          <table:covered-table-cell table:style-name="ce9"/>
          <table:table-cell table:style-name="ce7" table:formula="of:=854.4469 - 4" office:value-type="float" office:value="850.4469" calcext:value-type="float" table:number-columns-spanned="3" table:number-rows-spanned="1">
            <text:p>850.44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9.0539 - 1" office:value-type="float" office:value="1098.0539" calcext:value-type="float" table:number-columns-spanned="3" table:number-rows-spanned="1">
            <text:p>1098.0539</text:p>
          </table:table-cell>
          <table:covered-table-cell table:style-name="ce8"/>
          <table:covered-table-cell table:style-name="ce9"/>
          <table:table-cell table:style-name="ce7" table:formula="of:=856.6118 - 4" office:value-type="float" office:value="852.6118" calcext:value-type="float" table:number-columns-spanned="3" table:number-rows-spanned="1">
            <text:p>852.61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099.2171 - 4" office:value-type="float" office:value="1095.2171" calcext:value-type="float" table:number-columns-spanned="3" table:number-rows-spanned="1">
            <text:p>1095.2171</text:p>
          </table:table-cell>
          <table:covered-table-cell table:style-name="ce8"/>
          <table:covered-table-cell table:style-name="ce9"/>
          <table:table-cell table:style-name="ce7" table:formula="of:=857.2397 - 4" office:value-type="float" office:value="853.2397" calcext:value-type="float" table:number-columns-spanned="3" table:number-rows-spanned="1">
            <text:p>853.23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0.2695 - 1" office:value-type="float" office:value="1099.2695" calcext:value-type="float" table:number-columns-spanned="3" table:number-rows-spanned="1">
            <text:p>1099.2695</text:p>
          </table:table-cell>
          <table:covered-table-cell table:style-name="ce8"/>
          <table:covered-table-cell table:style-name="ce9"/>
          <table:table-cell table:style-name="ce7" table:formula="of:=856.7081 - 4" office:value-type="float" office:value="852.7081" calcext:value-type="float" table:number-columns-spanned="3" table:number-rows-spanned="1">
            <text:p>852.70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1.2298 - 5" office:value-type="float" office:value="1096.2298" calcext:value-type="float" table:number-columns-spanned="3" table:number-rows-spanned="1">
            <text:p>1096.2298</text:p>
          </table:table-cell>
          <table:covered-table-cell table:style-name="ce8"/>
          <table:covered-table-cell table:style-name="ce9"/>
          <table:table-cell table:style-name="ce7" table:formula="of:=856.5651 - 4" office:value-type="float" office:value="852.5651" calcext:value-type="float" table:number-columns-spanned="3" table:number-rows-spanned="1">
            <text:p>852.56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1.2553 - 4" office:value-type="float" office:value="1097.2553" calcext:value-type="float" table:number-columns-spanned="3" table:number-rows-spanned="1">
            <text:p>1097.2553</text:p>
          </table:table-cell>
          <table:covered-table-cell table:style-name="ce8"/>
          <table:covered-table-cell table:style-name="ce9"/>
          <table:table-cell table:style-name="ce7" table:formula="of:=856.7872 - 4" office:value-type="float" office:value="852.7872" calcext:value-type="float" table:number-columns-spanned="3" table:number-rows-spanned="1">
            <text:p>852.78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1.2631 - 5" office:value-type="float" office:value="1096.2631" calcext:value-type="float" table:number-columns-spanned="3" table:number-rows-spanned="1">
            <text:p>1096.2631</text:p>
          </table:table-cell>
          <table:covered-table-cell table:style-name="ce8"/>
          <table:covered-table-cell table:style-name="ce9"/>
          <table:table-cell table:style-name="ce7" table:formula="of:=859.7756 - 4" office:value-type="float" office:value="855.7756" calcext:value-type="float" table:number-columns-spanned="3" table:number-rows-spanned="1">
            <text:p>855.77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2.0144 - 3" office:value-type="float" office:value="1099.0144" calcext:value-type="float" table:number-columns-spanned="3" table:number-rows-spanned="1">
            <text:p>1099.0144</text:p>
          </table:table-cell>
          <table:covered-table-cell table:style-name="ce8"/>
          <table:covered-table-cell table:style-name="ce9"/>
          <table:table-cell table:style-name="ce7" table:formula="of:=861.0763 - 4" office:value-type="float" office:value="857.0763" calcext:value-type="float" table:number-columns-spanned="3" table:number-rows-spanned="1">
            <text:p>857.07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2.2273 - 3" office:value-type="float" office:value="1099.2273" calcext:value-type="float" table:number-columns-spanned="3" table:number-rows-spanned="1">
            <text:p>1099.2273</text:p>
          </table:table-cell>
          <table:covered-table-cell table:style-name="ce8"/>
          <table:covered-table-cell table:style-name="ce9"/>
          <table:table-cell table:style-name="ce7" table:formula="of:=860.5069 - 4" office:value-type="float" office:value="856.5069" calcext:value-type="float" table:number-columns-spanned="3" table:number-rows-spanned="1">
            <text:p>856.50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2.2708 - 2" office:value-type="float" office:value="1100.2708" calcext:value-type="float" table:number-columns-spanned="3" table:number-rows-spanned="1">
            <text:p>1100.2708</text:p>
          </table:table-cell>
          <table:covered-table-cell table:style-name="ce8"/>
          <table:covered-table-cell table:style-name="ce9"/>
          <table:table-cell table:style-name="ce7" table:formula="of:=860.0267 - 4" office:value-type="float" office:value="856.0267" calcext:value-type="float" table:number-columns-spanned="3" table:number-rows-spanned="1">
            <text:p>856.02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2.284 - 1" office:value-type="float" office:value="1101.284" calcext:value-type="float" table:number-columns-spanned="3" table:number-rows-spanned="1">
            <text:p>1101.284</text:p>
          </table:table-cell>
          <table:covered-table-cell table:style-name="ce8"/>
          <table:covered-table-cell table:style-name="ce9"/>
          <table:table-cell table:style-name="ce7" table:formula="of:=862.4193 - 4" office:value-type="float" office:value="858.4193" calcext:value-type="float" table:number-columns-spanned="3" table:number-rows-spanned="1">
            <text:p>858.41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3.2837 - 1" office:value-type="float" office:value="1102.2837" calcext:value-type="float" table:number-columns-spanned="3" table:number-rows-spanned="1">
            <text:p>1102.2837</text:p>
          </table:table-cell>
          <table:covered-table-cell table:style-name="ce8"/>
          <table:covered-table-cell table:style-name="ce9"/>
          <table:table-cell table:style-name="ce7" table:formula="of:=862.7017 - 4" office:value-type="float" office:value="858.7017" calcext:value-type="float" table:number-columns-spanned="3" table:number-rows-spanned="1">
            <text:p>858.70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4.1266 - 2" office:value-type="float" office:value="1102.1266" calcext:value-type="float" table:number-columns-spanned="3" table:number-rows-spanned="1">
            <text:p>1102.1266</text:p>
          </table:table-cell>
          <table:covered-table-cell table:style-name="ce8"/>
          <table:covered-table-cell table:style-name="ce9"/>
          <table:table-cell table:style-name="ce7" table:formula="of:=862.9988 - 4" office:value-type="float" office:value="858.9988" calcext:value-type="float" table:number-columns-spanned="3" table:number-rows-spanned="1">
            <text:p>858.99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4.2512 - 3" office:value-type="float" office:value="1101.2512" calcext:value-type="float" table:number-columns-spanned="3" table:number-rows-spanned="1">
            <text:p>1101.2512</text:p>
          </table:table-cell>
          <table:covered-table-cell table:style-name="ce8"/>
          <table:covered-table-cell table:style-name="ce9"/>
          <table:table-cell table:style-name="ce7" table:formula="of:=863.0007 - 4" office:value-type="float" office:value="859.0007" calcext:value-type="float" table:number-columns-spanned="3" table:number-rows-spanned="1">
            <text:p>859.00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6.2678 - 4" office:value-type="float" office:value="1102.2678" calcext:value-type="float" table:number-columns-spanned="3" table:number-rows-spanned="1">
            <text:p>1102.2678</text:p>
          </table:table-cell>
          <table:covered-table-cell table:style-name="ce8"/>
          <table:covered-table-cell table:style-name="ce9"/>
          <table:table-cell table:style-name="ce7" table:formula="of:=864.5123 - 4" office:value-type="float" office:value="860.5123" calcext:value-type="float" table:number-columns-spanned="3" table:number-rows-spanned="1">
            <text:p>860.51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6.3615 - 2" office:value-type="float" office:value="1104.3615" calcext:value-type="float" table:number-columns-spanned="3" table:number-rows-spanned="1">
            <text:p>1104.3615</text:p>
          </table:table-cell>
          <table:covered-table-cell table:style-name="ce8"/>
          <table:covered-table-cell table:style-name="ce9"/>
          <table:table-cell table:style-name="ce7" table:formula="of:=865.2514 - 4" office:value-type="float" office:value="861.2514" calcext:value-type="float" table:number-columns-spanned="3" table:number-rows-spanned="1">
            <text:p>861.25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6.4569 - 3" office:value-type="float" office:value="1103.4569" calcext:value-type="float" table:number-columns-spanned="3" table:number-rows-spanned="1">
            <text:p>1103.4569</text:p>
          </table:table-cell>
          <table:covered-table-cell table:style-name="ce8"/>
          <table:covered-table-cell table:style-name="ce9"/>
          <table:table-cell table:style-name="ce7" table:formula="of:=866.1375 - 4" office:value-type="float" office:value="862.1375" calcext:value-type="float" table:number-columns-spanned="3" table:number-rows-spanned="1">
            <text:p>862.1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6.5525 - 5" office:value-type="float" office:value="1101.5525" calcext:value-type="float" table:number-columns-spanned="3" table:number-rows-spanned="1">
            <text:p>1101.5525</text:p>
          </table:table-cell>
          <table:covered-table-cell table:style-name="ce8"/>
          <table:covered-table-cell table:style-name="ce9"/>
          <table:table-cell table:style-name="ce7" table:formula="of:=864.8536 - 4" office:value-type="float" office:value="860.8536" calcext:value-type="float" table:number-columns-spanned="3" table:number-rows-spanned="1">
            <text:p>860.85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7.2811 - 5" office:value-type="float" office:value="1102.2811" calcext:value-type="float" table:number-columns-spanned="3" table:number-rows-spanned="1">
            <text:p>1102.2811</text:p>
          </table:table-cell>
          <table:covered-table-cell table:style-name="ce8"/>
          <table:covered-table-cell table:style-name="ce9"/>
          <table:table-cell table:style-name="ce7" table:formula="of:=865.9584 - 4" office:value-type="float" office:value="861.9584" calcext:value-type="float" table:number-columns-spanned="3" table:number-rows-spanned="1">
            <text:p>861.9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8.3553 - 4" office:value-type="float" office:value="1104.3553" calcext:value-type="float" table:number-columns-spanned="3" table:number-rows-spanned="1">
            <text:p>1104.3553</text:p>
          </table:table-cell>
          <table:covered-table-cell table:style-name="ce8"/>
          <table:covered-table-cell table:style-name="ce9"/>
          <table:table-cell table:style-name="ce7" table:formula="of:=867.0091 - 4" office:value-type="float" office:value="863.0091" calcext:value-type="float" table:number-columns-spanned="3" table:number-rows-spanned="1">
            <text:p>863.00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8.3617 - 2" office:value-type="float" office:value="1106.3617" calcext:value-type="float" table:number-columns-spanned="3" table:number-rows-spanned="1">
            <text:p>1106.3617</text:p>
          </table:table-cell>
          <table:covered-table-cell table:style-name="ce8"/>
          <table:covered-table-cell table:style-name="ce9"/>
          <table:table-cell table:style-name="ce7" table:formula="of:=869.2949 - 4" office:value-type="float" office:value="865.2949" calcext:value-type="float" table:number-columns-spanned="3" table:number-rows-spanned="1">
            <text:p>865.29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9.2769 - 2" office:value-type="float" office:value="1107.2769" calcext:value-type="float" table:number-columns-spanned="3" table:number-rows-spanned="1">
            <text:p>1107.2769</text:p>
          </table:table-cell>
          <table:covered-table-cell table:style-name="ce8"/>
          <table:covered-table-cell table:style-name="ce9"/>
          <table:table-cell table:style-name="ce7" table:formula="of:=868.0082 - 4" office:value-type="float" office:value="864.0082" calcext:value-type="float" table:number-columns-spanned="3" table:number-rows-spanned="1">
            <text:p>864.00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9.6279 - 3" office:value-type="float" office:value="1106.6279" calcext:value-type="float" table:number-columns-spanned="3" table:number-rows-spanned="1">
            <text:p>1106.6279</text:p>
          </table:table-cell>
          <table:covered-table-cell table:style-name="ce8"/>
          <table:covered-table-cell table:style-name="ce9"/>
          <table:table-cell table:style-name="ce7" table:formula="of:=869.7936 - 4" office:value-type="float" office:value="865.7936" calcext:value-type="float" table:number-columns-spanned="3" table:number-rows-spanned="1">
            <text:p>865.7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09.7204 - 3" office:value-type="float" office:value="1106.7204" calcext:value-type="float" table:number-columns-spanned="3" table:number-rows-spanned="1">
            <text:p>1106.7204</text:p>
          </table:table-cell>
          <table:covered-table-cell table:style-name="ce8"/>
          <table:covered-table-cell table:style-name="ce9"/>
          <table:table-cell table:style-name="ce7" table:formula="of:=870.6981 - 4" office:value-type="float" office:value="866.6981" calcext:value-type="float" table:number-columns-spanned="3" table:number-rows-spanned="1">
            <text:p>866.69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0.336 - 1" office:value-type="float" office:value="1109.336" calcext:value-type="float" table:number-columns-spanned="3" table:number-rows-spanned="1">
            <text:p>1109.336</text:p>
          </table:table-cell>
          <table:covered-table-cell table:style-name="ce8"/>
          <table:covered-table-cell table:style-name="ce9"/>
          <table:table-cell table:style-name="ce7" table:formula="of:=870.522 - 4" office:value-type="float" office:value="866.522" calcext:value-type="float" table:number-columns-spanned="3" table:number-rows-spanned="1">
            <text:p>866.5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0.3596 - 2" office:value-type="float" office:value="1108.3596" calcext:value-type="float" table:number-columns-spanned="3" table:number-rows-spanned="1">
            <text:p>1108.3596</text:p>
          </table:table-cell>
          <table:covered-table-cell table:style-name="ce8"/>
          <table:covered-table-cell table:style-name="ce9"/>
          <table:table-cell table:style-name="ce7" table:formula="of:=871.8344 - 4" office:value-type="float" office:value="867.8344" calcext:value-type="float" table:number-columns-spanned="3" table:number-rows-spanned="1">
            <text:p>867.83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1.5488 - 5" office:value-type="float" office:value="1106.5488" calcext:value-type="float" table:number-columns-spanned="3" table:number-rows-spanned="1">
            <text:p>1106.5488</text:p>
          </table:table-cell>
          <table:covered-table-cell table:style-name="ce8"/>
          <table:covered-table-cell table:style-name="ce9"/>
          <table:table-cell table:style-name="ce7" table:formula="of:=871.4472 - 4" office:value-type="float" office:value="867.4472" calcext:value-type="float" table:number-columns-spanned="3" table:number-rows-spanned="1">
            <text:p>867.44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2.7983 - 3" office:value-type="float" office:value="1109.7983" calcext:value-type="float" table:number-columns-spanned="3" table:number-rows-spanned="1">
            <text:p>1109.7983</text:p>
          </table:table-cell>
          <table:covered-table-cell table:style-name="ce8"/>
          <table:covered-table-cell table:style-name="ce9"/>
          <table:table-cell table:style-name="ce7" table:formula="of:=873.4952 - 4" office:value-type="float" office:value="869.4952" calcext:value-type="float" table:number-columns-spanned="3" table:number-rows-spanned="1">
            <text:p>869.49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3.3524 - 5" office:value-type="float" office:value="1108.3524" calcext:value-type="float" table:number-columns-spanned="3" table:number-rows-spanned="1">
            <text:p>1108.3524</text:p>
          </table:table-cell>
          <table:covered-table-cell table:style-name="ce8"/>
          <table:covered-table-cell table:style-name="ce9"/>
          <table:table-cell table:style-name="ce7" table:formula="of:=873.0494 - 4" office:value-type="float" office:value="869.0494" calcext:value-type="float" table:number-columns-spanned="3" table:number-rows-spanned="1">
            <text:p>869.04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3.3572 - 3" office:value-type="float" office:value="1110.3572" calcext:value-type="float" table:number-columns-spanned="3" table:number-rows-spanned="1">
            <text:p>1110.3572</text:p>
          </table:table-cell>
          <table:covered-table-cell table:style-name="ce8"/>
          <table:covered-table-cell table:style-name="ce9"/>
          <table:table-cell table:style-name="ce7" table:formula="of:=873.116 - 4" office:value-type="float" office:value="869.116" calcext:value-type="float" table:number-columns-spanned="3" table:number-rows-spanned="1">
            <text:p>869.1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3.7968 - 1" office:value-type="float" office:value="1112.7968" calcext:value-type="float" table:number-columns-spanned="3" table:number-rows-spanned="1">
            <text:p>1112.7968</text:p>
          </table:table-cell>
          <table:covered-table-cell table:style-name="ce8"/>
          <table:covered-table-cell table:style-name="ce9"/>
          <table:table-cell table:style-name="ce7" table:formula="of:=874.0349 - 4" office:value-type="float" office:value="870.0349" calcext:value-type="float" table:number-columns-spanned="3" table:number-rows-spanned="1">
            <text:p>870.03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4.3354 - 4" office:value-type="float" office:value="1110.3354" calcext:value-type="float" table:number-columns-spanned="3" table:number-rows-spanned="1">
            <text:p>1110.3354</text:p>
          </table:table-cell>
          <table:covered-table-cell table:style-name="ce8"/>
          <table:covered-table-cell table:style-name="ce9"/>
          <table:table-cell table:style-name="ce7" table:formula="of:=875.4525 - 4" office:value-type="float" office:value="871.4525" calcext:value-type="float" table:number-columns-spanned="3" table:number-rows-spanned="1">
            <text:p>871.45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4.7182 - 5" office:value-type="float" office:value="1109.7182" calcext:value-type="float" table:number-columns-spanned="3" table:number-rows-spanned="1">
            <text:p>1109.7182</text:p>
          </table:table-cell>
          <table:covered-table-cell table:style-name="ce8"/>
          <table:covered-table-cell table:style-name="ce9"/>
          <table:table-cell table:style-name="ce7" table:formula="of:=875.4823 - 4" office:value-type="float" office:value="871.4823" calcext:value-type="float" table:number-columns-spanned="3" table:number-rows-spanned="1">
            <text:p>871.48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5.772 - 4" office:value-type="float" office:value="1111.772" calcext:value-type="float" table:number-columns-spanned="3" table:number-rows-spanned="1">
            <text:p>1111.772</text:p>
          </table:table-cell>
          <table:covered-table-cell table:style-name="ce8"/>
          <table:covered-table-cell table:style-name="ce9"/>
          <table:table-cell table:style-name="ce7" table:formula="of:=876.6674 - 4" office:value-type="float" office:value="872.6674" calcext:value-type="float" table:number-columns-spanned="3" table:number-rows-spanned="1">
            <text:p>872.66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6.5211 - 3" office:value-type="float" office:value="1113.5211" calcext:value-type="float" table:number-columns-spanned="3" table:number-rows-spanned="1">
            <text:p>1113.5211</text:p>
          </table:table-cell>
          <table:covered-table-cell table:style-name="ce8"/>
          <table:covered-table-cell table:style-name="ce9"/>
          <table:table-cell table:style-name="ce7" table:formula="of:=876.8551 - 4" office:value-type="float" office:value="872.8551" calcext:value-type="float" table:number-columns-spanned="3" table:number-rows-spanned="1">
            <text:p>872.85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7.7968 - 4" office:value-type="float" office:value="1113.7968" calcext:value-type="float" table:number-columns-spanned="3" table:number-rows-spanned="1">
            <text:p>1113.7968</text:p>
          </table:table-cell>
          <table:covered-table-cell table:style-name="ce8"/>
          <table:covered-table-cell table:style-name="ce9"/>
          <table:table-cell table:style-name="ce7" table:formula="of:=879.1717 - 4" office:value-type="float" office:value="875.1717" calcext:value-type="float" table:number-columns-spanned="3" table:number-rows-spanned="1">
            <text:p>875.17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8.3561 - 5" office:value-type="float" office:value="1113.3561" calcext:value-type="float" table:number-columns-spanned="3" table:number-rows-spanned="1">
            <text:p>1113.3561</text:p>
          </table:table-cell>
          <table:covered-table-cell table:style-name="ce8"/>
          <table:covered-table-cell table:style-name="ce9"/>
          <table:table-cell table:style-name="ce7" table:formula="of:=878.1788 - 4" office:value-type="float" office:value="874.1788" calcext:value-type="float" table:number-columns-spanned="3" table:number-rows-spanned="1">
            <text:p>874.17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8.7687 - 3" office:value-type="float" office:value="1115.7687" calcext:value-type="float" table:number-columns-spanned="3" table:number-rows-spanned="1">
            <text:p>1115.7687</text:p>
          </table:table-cell>
          <table:covered-table-cell table:style-name="ce8"/>
          <table:covered-table-cell table:style-name="ce9"/>
          <table:table-cell table:style-name="ce7" table:formula="of:=880.4138 - 4" office:value-type="float" office:value="876.4138" calcext:value-type="float" table:number-columns-spanned="3" table:number-rows-spanned="1">
            <text:p>876.41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9.3322 - 5" office:value-type="float" office:value="1114.3322" calcext:value-type="float" table:number-columns-spanned="3" table:number-rows-spanned="1">
            <text:p>1114.3322</text:p>
          </table:table-cell>
          <table:covered-table-cell table:style-name="ce8"/>
          <table:covered-table-cell table:style-name="ce9"/>
          <table:table-cell table:style-name="ce7" table:formula="of:=880.7585 - 4" office:value-type="float" office:value="876.7585" calcext:value-type="float" table:number-columns-spanned="3" table:number-rows-spanned="1">
            <text:p>876.75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9.3527 - 1" office:value-type="float" office:value="1118.3527" calcext:value-type="float" table:number-columns-spanned="3" table:number-rows-spanned="1">
            <text:p>1118.3527</text:p>
          </table:table-cell>
          <table:covered-table-cell table:style-name="ce8"/>
          <table:covered-table-cell table:style-name="ce9"/>
          <table:table-cell table:style-name="ce7" table:formula="of:=881.1718 - 4" office:value-type="float" office:value="877.1718" calcext:value-type="float" table:number-columns-spanned="3" table:number-rows-spanned="1">
            <text:p>877.17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19.7679 - 1" office:value-type="float" office:value="1118.7679" calcext:value-type="float" table:number-columns-spanned="3" table:number-rows-spanned="1">
            <text:p>1118.7679</text:p>
          </table:table-cell>
          <table:covered-table-cell table:style-name="ce8"/>
          <table:covered-table-cell table:style-name="ce9"/>
          <table:table-cell table:style-name="ce7" table:formula="of:=881.0647 - 4" office:value-type="float" office:value="877.0647" calcext:value-type="float" table:number-columns-spanned="3" table:number-rows-spanned="1">
            <text:p>877.06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0.0025 - 5" office:value-type="float" office:value="1115.0025" calcext:value-type="float" table:number-columns-spanned="3" table:number-rows-spanned="1">
            <text:p>1115.0025</text:p>
          </table:table-cell>
          <table:covered-table-cell table:style-name="ce8"/>
          <table:covered-table-cell table:style-name="ce9"/>
          <table:table-cell table:style-name="ce7" table:formula="of:=882.305 - 4" office:value-type="float" office:value="878.305" calcext:value-type="float" table:number-columns-spanned="3" table:number-rows-spanned="1">
            <text:p>878.3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0.3859 - 1" office:value-type="float" office:value="1119.3859" calcext:value-type="float" table:number-columns-spanned="3" table:number-rows-spanned="1">
            <text:p>1119.3859</text:p>
          </table:table-cell>
          <table:covered-table-cell table:style-name="ce8"/>
          <table:covered-table-cell table:style-name="ce9"/>
          <table:table-cell table:style-name="ce7" table:formula="of:=882.9771 - 4" office:value-type="float" office:value="878.9771" calcext:value-type="float" table:number-columns-spanned="3" table:number-rows-spanned="1">
            <text:p>878.97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0.7479 - 4" office:value-type="float" office:value="1116.7479" calcext:value-type="float" table:number-columns-spanned="3" table:number-rows-spanned="1">
            <text:p>1116.7479</text:p>
          </table:table-cell>
          <table:covered-table-cell table:style-name="ce8"/>
          <table:covered-table-cell table:style-name="ce9"/>
          <table:table-cell table:style-name="ce7" table:formula="of:=884.7623 - 4" office:value-type="float" office:value="880.7623" calcext:value-type="float" table:number-columns-spanned="3" table:number-rows-spanned="1">
            <text:p>880.76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1.4659 - 2" office:value-type="float" office:value="1119.4659" calcext:value-type="float" table:number-columns-spanned="3" table:number-rows-spanned="1">
            <text:p>1119.4659</text:p>
          </table:table-cell>
          <table:covered-table-cell table:style-name="ce8"/>
          <table:covered-table-cell table:style-name="ce9"/>
          <table:table-cell table:style-name="ce7" table:formula="of:=884.4625 - 4" office:value-type="float" office:value="880.4625" calcext:value-type="float" table:number-columns-spanned="3" table:number-rows-spanned="1">
            <text:p>880.46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1.795 - 4" office:value-type="float" office:value="1117.795" calcext:value-type="float" table:number-columns-spanned="3" table:number-rows-spanned="1">
            <text:p>1117.795</text:p>
          </table:table-cell>
          <table:covered-table-cell table:style-name="ce8"/>
          <table:covered-table-cell table:style-name="ce9"/>
          <table:table-cell table:style-name="ce7" table:formula="of:=885.9911 - 4" office:value-type="float" office:value="881.9911" calcext:value-type="float" table:number-columns-spanned="3" table:number-rows-spanned="1">
            <text:p>881.99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1.9975 - 2" office:value-type="float" office:value="1119.9975" calcext:value-type="float" table:number-columns-spanned="3" table:number-rows-spanned="1">
            <text:p>1119.9975</text:p>
          </table:table-cell>
          <table:covered-table-cell table:style-name="ce8"/>
          <table:covered-table-cell table:style-name="ce9"/>
          <table:table-cell table:style-name="ce7" table:formula="of:=887.0261 - 4" office:value-type="float" office:value="883.0261" calcext:value-type="float" table:number-columns-spanned="3" table:number-rows-spanned="1">
            <text:p>883.02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2.8588 - 2" office:value-type="float" office:value="1120.8588" calcext:value-type="float" table:number-columns-spanned="3" table:number-rows-spanned="1">
            <text:p>1120.8588</text:p>
          </table:table-cell>
          <table:covered-table-cell table:style-name="ce8"/>
          <table:covered-table-cell table:style-name="ce9"/>
          <table:table-cell table:style-name="ce7" table:formula="of:=887.0648 - 4" office:value-type="float" office:value="883.0648" calcext:value-type="float" table:number-columns-spanned="3" table:number-rows-spanned="1">
            <text:p>883.06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3.996 - 2" office:value-type="float" office:value="1121.996" calcext:value-type="float" table:number-columns-spanned="3" table:number-rows-spanned="1">
            <text:p>1121.996</text:p>
          </table:table-cell>
          <table:covered-table-cell table:style-name="ce8"/>
          <table:covered-table-cell table:style-name="ce9"/>
          <table:table-cell table:style-name="ce7" table:formula="of:=888.5875 - 4" office:value-type="float" office:value="884.5875" calcext:value-type="float" table:number-columns-spanned="3" table:number-rows-spanned="1">
            <text:p>884.58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4.0023 - 4" office:value-type="float" office:value="1120.0023" calcext:value-type="float" table:number-columns-spanned="3" table:number-rows-spanned="1">
            <text:p>1120.0023</text:p>
          </table:table-cell>
          <table:covered-table-cell table:style-name="ce8"/>
          <table:covered-table-cell table:style-name="ce9"/>
          <table:table-cell table:style-name="ce7" table:formula="of:=888.7494 - 4" office:value-type="float" office:value="884.7494" calcext:value-type="float" table:number-columns-spanned="3" table:number-rows-spanned="1">
            <text:p>884.74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4.4642 - 3" office:value-type="float" office:value="1121.4642" calcext:value-type="float" table:number-columns-spanned="3" table:number-rows-spanned="1">
            <text:p>1121.4642</text:p>
          </table:table-cell>
          <table:covered-table-cell table:style-name="ce8"/>
          <table:covered-table-cell table:style-name="ce9"/>
          <table:table-cell table:style-name="ce7" table:formula="of:=888.6996 - 4" office:value-type="float" office:value="884.6996" calcext:value-type="float" table:number-columns-spanned="3" table:number-rows-spanned="1">
            <text:p>884.69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4.79 - 3" office:value-type="float" office:value="1121.79" calcext:value-type="float" table:number-columns-spanned="3" table:number-rows-spanned="1">
            <text:p>1121.79</text:p>
          </table:table-cell>
          <table:covered-table-cell table:style-name="ce8"/>
          <table:covered-table-cell table:style-name="ce9"/>
          <table:table-cell table:style-name="ce7" table:formula="of:=888.6588 - 4" office:value-type="float" office:value="884.6588" calcext:value-type="float" table:number-columns-spanned="3" table:number-rows-spanned="1">
            <text:p>884.65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4.8575 - 2" office:value-type="float" office:value="1122.8575" calcext:value-type="float" table:number-columns-spanned="3" table:number-rows-spanned="1">
            <text:p>1122.8575</text:p>
          </table:table-cell>
          <table:covered-table-cell table:style-name="ce8"/>
          <table:covered-table-cell table:style-name="ce9"/>
          <table:table-cell table:style-name="ce7" table:formula="of:=890.616 - 4" office:value-type="float" office:value="886.616" calcext:value-type="float" table:number-columns-spanned="3" table:number-rows-spanned="1">
            <text:p>886.6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5.6737 - 5" office:value-type="float" office:value="1120.6737" calcext:value-type="float" table:number-columns-spanned="3" table:number-rows-spanned="1">
            <text:p>1120.6737</text:p>
          </table:table-cell>
          <table:covered-table-cell table:style-name="ce8"/>
          <table:covered-table-cell table:style-name="ce9"/>
          <table:table-cell table:style-name="ce7" table:formula="of:=890.793 - 4" office:value-type="float" office:value="886.793" calcext:value-type="float" table:number-columns-spanned="3" table:number-rows-spanned="1">
            <text:p>886.7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5.8452 - 1" office:value-type="float" office:value="1124.8452" calcext:value-type="float" table:number-columns-spanned="3" table:number-rows-spanned="1">
            <text:p>1124.8452</text:p>
          </table:table-cell>
          <table:covered-table-cell table:style-name="ce8"/>
          <table:covered-table-cell table:style-name="ce9"/>
          <table:table-cell table:style-name="ce7" table:formula="of:=892.6903 - 4" office:value-type="float" office:value="888.6903" calcext:value-type="float" table:number-columns-spanned="3" table:number-rows-spanned="1">
            <text:p>888.69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5.9975 - 2" office:value-type="float" office:value="1123.9975" calcext:value-type="float" table:number-columns-spanned="3" table:number-rows-spanned="1">
            <text:p>1123.9975</text:p>
          </table:table-cell>
          <table:covered-table-cell table:style-name="ce8"/>
          <table:covered-table-cell table:style-name="ce9"/>
          <table:table-cell table:style-name="ce7" table:formula="of:=892.7584 - 4" office:value-type="float" office:value="888.7584" calcext:value-type="float" table:number-columns-spanned="3" table:number-rows-spanned="1">
            <text:p>888.7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7.0558 - 1" office:value-type="float" office:value="1126.0558" calcext:value-type="float" table:number-columns-spanned="3" table:number-rows-spanned="1">
            <text:p>1126.0558</text:p>
          </table:table-cell>
          <table:covered-table-cell table:style-name="ce8"/>
          <table:covered-table-cell table:style-name="ce9"/>
          <table:table-cell table:style-name="ce7" table:formula="of:=893.3428 - 4" office:value-type="float" office:value="889.3428" calcext:value-type="float" table:number-columns-spanned="3" table:number-rows-spanned="1">
            <text:p>889.34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7.4619 - 3" office:value-type="float" office:value="1124.4619" calcext:value-type="float" table:number-columns-spanned="3" table:number-rows-spanned="1">
            <text:p>1124.4619</text:p>
          </table:table-cell>
          <table:covered-table-cell table:style-name="ce8"/>
          <table:covered-table-cell table:style-name="ce9"/>
          <table:table-cell table:style-name="ce7" table:formula="of:=893.9318 - 4" office:value-type="float" office:value="889.9318" calcext:value-type="float" table:number-columns-spanned="3" table:number-rows-spanned="1">
            <text:p>889.9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8.2302 - 4" office:value-type="float" office:value="1124.2302" calcext:value-type="float" table:number-columns-spanned="3" table:number-rows-spanned="1">
            <text:p>1124.2302</text:p>
          </table:table-cell>
          <table:covered-table-cell table:style-name="ce8"/>
          <table:covered-table-cell table:style-name="ce9"/>
          <table:table-cell table:style-name="ce7" table:formula="of:=895.0936 - 4" office:value-type="float" office:value="891.0936" calcext:value-type="float" table:number-columns-spanned="3" table:number-rows-spanned="1">
            <text:p>891.0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9.0215 - 3" office:value-type="float" office:value="1126.0215" calcext:value-type="float" table:number-columns-spanned="3" table:number-rows-spanned="1">
            <text:p>1126.0215</text:p>
          </table:table-cell>
          <table:covered-table-cell table:style-name="ce8"/>
          <table:covered-table-cell table:style-name="ce9"/>
          <table:table-cell table:style-name="ce7" table:formula="of:=895.8024 - 4" office:value-type="float" office:value="891.8024" calcext:value-type="float" table:number-columns-spanned="3" table:number-rows-spanned="1">
            <text:p>891.80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9.0869 - 4" office:value-type="float" office:value="1125.0869" calcext:value-type="float" table:number-columns-spanned="3" table:number-rows-spanned="1">
            <text:p>1125.0869</text:p>
          </table:table-cell>
          <table:covered-table-cell table:style-name="ce8"/>
          <table:covered-table-cell table:style-name="ce9"/>
          <table:table-cell table:style-name="ce7" table:formula="of:=896.9468 - 4" office:value-type="float" office:value="892.9468" calcext:value-type="float" table:number-columns-spanned="3" table:number-rows-spanned="1">
            <text:p>892.94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9.5761 - 2" office:value-type="float" office:value="1127.5761" calcext:value-type="float" table:number-columns-spanned="3" table:number-rows-spanned="1">
            <text:p>1127.5761</text:p>
          </table:table-cell>
          <table:covered-table-cell table:style-name="ce8"/>
          <table:covered-table-cell table:style-name="ce9"/>
          <table:table-cell table:style-name="ce7" table:formula="of:=895.8356 - 4" office:value-type="float" office:value="891.8356" calcext:value-type="float" table:number-columns-spanned="3" table:number-rows-spanned="1">
            <text:p>891.83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29.6677 - 4" office:value-type="float" office:value="1125.6677" calcext:value-type="float" table:number-columns-spanned="3" table:number-rows-spanned="1">
            <text:p>1125.6677</text:p>
          </table:table-cell>
          <table:covered-table-cell table:style-name="ce8"/>
          <table:covered-table-cell table:style-name="ce9"/>
          <table:table-cell table:style-name="ce7" table:formula="of:=897.1042 - 4" office:value-type="float" office:value="893.1042" calcext:value-type="float" table:number-columns-spanned="3" table:number-rows-spanned="1">
            <text:p>893.10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0.057 - 3" office:value-type="float" office:value="1127.057" calcext:value-type="float" table:number-columns-spanned="3" table:number-rows-spanned="1">
            <text:p>1127.057</text:p>
          </table:table-cell>
          <table:covered-table-cell table:style-name="ce8"/>
          <table:covered-table-cell table:style-name="ce9"/>
          <table:table-cell table:style-name="ce7" table:formula="of:=897.1708 - 4" office:value-type="float" office:value="893.1708" calcext:value-type="float" table:number-columns-spanned="3" table:number-rows-spanned="1">
            <text:p>893.17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1.0828 - 2" office:value-type="float" office:value="1129.0828" calcext:value-type="float" table:number-columns-spanned="3" table:number-rows-spanned="1">
            <text:p>1129.0828</text:p>
          </table:table-cell>
          <table:covered-table-cell table:style-name="ce8"/>
          <table:covered-table-cell table:style-name="ce9"/>
          <table:table-cell table:style-name="ce7" table:formula="of:=898.6862 - 4" office:value-type="float" office:value="894.6862" calcext:value-type="float" table:number-columns-spanned="3" table:number-rows-spanned="1">
            <text:p>894.68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2.4604 - 4" office:value-type="float" office:value="1128.4604" calcext:value-type="float" table:number-columns-spanned="3" table:number-rows-spanned="1">
            <text:p>1128.4604</text:p>
          </table:table-cell>
          <table:covered-table-cell table:style-name="ce8"/>
          <table:covered-table-cell table:style-name="ce9"/>
          <table:table-cell table:style-name="ce7" table:formula="of:=899.194 - 4" office:value-type="float" office:value="895.194" calcext:value-type="float" table:number-columns-spanned="3" table:number-rows-spanned="1">
            <text:p>895.1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2.7509 - 3" office:value-type="float" office:value="1129.7509" calcext:value-type="float" table:number-columns-spanned="3" table:number-rows-spanned="1">
            <text:p>1129.7509</text:p>
          </table:table-cell>
          <table:covered-table-cell table:style-name="ce8"/>
          <table:covered-table-cell table:style-name="ce9"/>
          <table:table-cell table:style-name="ce7" table:formula="of:=899.1811 - 4" office:value-type="float" office:value="895.1811" calcext:value-type="float" table:number-columns-spanned="3" table:number-rows-spanned="1">
            <text:p>895.18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3.0196 - 4" office:value-type="float" office:value="1129.0196" calcext:value-type="float" table:number-columns-spanned="3" table:number-rows-spanned="1">
            <text:p>1129.0196</text:p>
          </table:table-cell>
          <table:covered-table-cell table:style-name="ce8"/>
          <table:covered-table-cell table:style-name="ce9"/>
          <table:table-cell table:style-name="ce7" table:formula="of:=901.8037 - 4" office:value-type="float" office:value="897.8037" calcext:value-type="float" table:number-columns-spanned="3" table:number-rows-spanned="1">
            <text:p>897.8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3.663 - 4" office:value-type="float" office:value="1129.663" calcext:value-type="float" table:number-columns-spanned="3" table:number-rows-spanned="1">
            <text:p>1129.663</text:p>
          </table:table-cell>
          <table:covered-table-cell table:style-name="ce8"/>
          <table:covered-table-cell table:style-name="ce9"/>
          <table:table-cell table:style-name="ce7" table:formula="of:=902.1582 - 4" office:value-type="float" office:value="898.1582" calcext:value-type="float" table:number-columns-spanned="3" table:number-rows-spanned="1">
            <text:p>898.15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4.0539 - 4" office:value-type="float" office:value="1130.0539" calcext:value-type="float" table:number-columns-spanned="3" table:number-rows-spanned="1">
            <text:p>1130.0539</text:p>
          </table:table-cell>
          <table:covered-table-cell table:style-name="ce8"/>
          <table:covered-table-cell table:style-name="ce9"/>
          <table:table-cell table:style-name="ce7" table:formula="of:=901.1174 - 4" office:value-type="float" office:value="897.1174" calcext:value-type="float" table:number-columns-spanned="3" table:number-rows-spanned="1">
            <text:p>897.11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4.0799 - 1" office:value-type="float" office:value="1133.0799" calcext:value-type="float" table:number-columns-spanned="3" table:number-rows-spanned="1">
            <text:p>1133.0799</text:p>
          </table:table-cell>
          <table:covered-table-cell table:style-name="ce8"/>
          <table:covered-table-cell table:style-name="ce9"/>
          <table:table-cell table:style-name="ce7" table:formula="of:=903.3683 - 4" office:value-type="float" office:value="899.3683" calcext:value-type="float" table:number-columns-spanned="3" table:number-rows-spanned="1">
            <text:p>899.36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4.7218 - 1" office:value-type="float" office:value="1133.7218" calcext:value-type="float" table:number-columns-spanned="3" table:number-rows-spanned="1">
            <text:p>1133.7218</text:p>
          </table:table-cell>
          <table:covered-table-cell table:style-name="ce8"/>
          <table:covered-table-cell table:style-name="ce9"/>
          <table:table-cell table:style-name="ce7" table:formula="of:=904.329 - 4" office:value-type="float" office:value="900.329" calcext:value-type="float" table:number-columns-spanned="3" table:number-rows-spanned="1">
            <text:p>900.3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5.0815 - 4" office:value-type="float" office:value="1131.0815" calcext:value-type="float" table:number-columns-spanned="3" table:number-rows-spanned="1">
            <text:p>1131.0815</text:p>
          </table:table-cell>
          <table:covered-table-cell table:style-name="ce8"/>
          <table:covered-table-cell table:style-name="ce9"/>
          <table:table-cell table:style-name="ce7" table:formula="of:=904.1011 - 4" office:value-type="float" office:value="900.1011" calcext:value-type="float" table:number-columns-spanned="3" table:number-rows-spanned="1">
            <text:p>900.10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5.11 - 1" office:value-type="float" office:value="1134.11" calcext:value-type="float" table:number-columns-spanned="3" table:number-rows-spanned="1">
            <text:p>1134.11</text:p>
          </table:table-cell>
          <table:covered-table-cell table:style-name="ce8"/>
          <table:covered-table-cell table:style-name="ce9"/>
          <table:table-cell table:style-name="ce7" table:formula="of:=904.0017 - 4" office:value-type="float" office:value="900.0017" calcext:value-type="float" table:number-columns-spanned="3" table:number-rows-spanned="1">
            <text:p>900.00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5.4572 - 3" office:value-type="float" office:value="1132.4572" calcext:value-type="float" table:number-columns-spanned="3" table:number-rows-spanned="1">
            <text:p>1132.4572</text:p>
          </table:table-cell>
          <table:covered-table-cell table:style-name="ce8"/>
          <table:covered-table-cell table:style-name="ce9"/>
          <table:table-cell table:style-name="ce7" table:formula="of:=905.5044 - 4" office:value-type="float" office:value="901.5044" calcext:value-type="float" table:number-columns-spanned="3" table:number-rows-spanned="1">
            <text:p>901.5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5.7494 - 3" office:value-type="float" office:value="1132.7494" calcext:value-type="float" table:number-columns-spanned="3" table:number-rows-spanned="1">
            <text:p>1132.7494</text:p>
          </table:table-cell>
          <table:covered-table-cell table:style-name="ce8"/>
          <table:covered-table-cell table:style-name="ce9"/>
          <table:table-cell table:style-name="ce7" table:formula="of:=907.2086 - 4" office:value-type="float" office:value="903.2086" calcext:value-type="float" table:number-columns-spanned="3" table:number-rows-spanned="1">
            <text:p>903.20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7.5732 - 2" office:value-type="float" office:value="1135.5732" calcext:value-type="float" table:number-columns-spanned="3" table:number-rows-spanned="1">
            <text:p>1135.5732</text:p>
          </table:table-cell>
          <table:covered-table-cell table:style-name="ce8"/>
          <table:covered-table-cell table:style-name="ce9"/>
          <table:table-cell table:style-name="ce7" table:formula="of:=907.8159 - 4" office:value-type="float" office:value="903.8159" calcext:value-type="float" table:number-columns-spanned="3" table:number-rows-spanned="1">
            <text:p>903.81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8.3212 - 4" office:value-type="float" office:value="1134.3212" calcext:value-type="float" table:number-columns-spanned="3" table:number-rows-spanned="1">
            <text:p>1134.3212</text:p>
          </table:table-cell>
          <table:covered-table-cell table:style-name="ce8"/>
          <table:covered-table-cell table:style-name="ce9"/>
          <table:table-cell table:style-name="ce7" table:formula="of:=908.2614 - 4" office:value-type="float" office:value="904.2614" calcext:value-type="float" table:number-columns-spanned="3" table:number-rows-spanned="1">
            <text:p>904.26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8.5734 - 1" office:value-type="float" office:value="1137.5734" calcext:value-type="float" table:number-columns-spanned="3" table:number-rows-spanned="1">
            <text:p>1137.5734</text:p>
          </table:table-cell>
          <table:covered-table-cell table:style-name="ce8"/>
          <table:covered-table-cell table:style-name="ce9"/>
          <table:table-cell table:style-name="ce7" table:formula="of:=908.6929 - 4" office:value-type="float" office:value="904.6929" calcext:value-type="float" table:number-columns-spanned="3" table:number-rows-spanned="1">
            <text:p>904.69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8.9342 - 3" office:value-type="float" office:value="1135.9342" calcext:value-type="float" table:number-columns-spanned="3" table:number-rows-spanned="1">
            <text:p>1135.9342</text:p>
          </table:table-cell>
          <table:covered-table-cell table:style-name="ce8"/>
          <table:covered-table-cell table:style-name="ce9"/>
          <table:table-cell table:style-name="ce7" table:formula="of:=909.2791 - 4" office:value-type="float" office:value="905.2791" calcext:value-type="float" table:number-columns-spanned="3" table:number-rows-spanned="1">
            <text:p>905.27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38.9644 - 4" office:value-type="float" office:value="1134.9644" calcext:value-type="float" table:number-columns-spanned="3" table:number-rows-spanned="1">
            <text:p>1134.9644</text:p>
          </table:table-cell>
          <table:covered-table-cell table:style-name="ce8"/>
          <table:covered-table-cell table:style-name="ce9"/>
          <table:table-cell table:style-name="ce7" table:formula="of:=909.551 - 4" office:value-type="float" office:value="905.551" calcext:value-type="float" table:number-columns-spanned="3" table:number-rows-spanned="1">
            <text:p>905.5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0.0778 - 5" office:value-type="float" office:value="1135.0778" calcext:value-type="float" table:number-columns-spanned="3" table:number-rows-spanned="1">
            <text:p>1135.0778</text:p>
          </table:table-cell>
          <table:covered-table-cell table:style-name="ce8"/>
          <table:covered-table-cell table:style-name="ce9"/>
          <table:table-cell table:style-name="ce7" table:formula="of:=909.8149 - 4" office:value-type="float" office:value="905.8149" calcext:value-type="float" table:number-columns-spanned="3" table:number-rows-spanned="1">
            <text:p>905.81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0.1092 - 5" office:value-type="float" office:value="1135.1092" calcext:value-type="float" table:number-columns-spanned="3" table:number-rows-spanned="1">
            <text:p>1135.1092</text:p>
          </table:table-cell>
          <table:covered-table-cell table:style-name="ce8"/>
          <table:covered-table-cell table:style-name="ce9"/>
          <table:table-cell table:style-name="ce7" table:formula="of:=911.2824 - 4" office:value-type="float" office:value="907.2824" calcext:value-type="float" table:number-columns-spanned="3" table:number-rows-spanned="1">
            <text:p>907.28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1.0729 - 1" office:value-type="float" office:value="1140.0729" calcext:value-type="float" table:number-columns-spanned="3" table:number-rows-spanned="1">
            <text:p>1140.0729</text:p>
          </table:table-cell>
          <table:covered-table-cell table:style-name="ce8"/>
          <table:covered-table-cell table:style-name="ce9"/>
          <table:table-cell table:style-name="ce7" table:formula="of:=911.6382 - 4" office:value-type="float" office:value="907.6382" calcext:value-type="float" table:number-columns-spanned="3" table:number-rows-spanned="1">
            <text:p>907.63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1.3182 - 3" office:value-type="float" office:value="1138.3182" calcext:value-type="float" table:number-columns-spanned="3" table:number-rows-spanned="1">
            <text:p>1138.3182</text:p>
          </table:table-cell>
          <table:covered-table-cell table:style-name="ce8"/>
          <table:covered-table-cell table:style-name="ce9"/>
          <table:table-cell table:style-name="ce7" table:formula="of:=913.7884 - 4" office:value-type="float" office:value="909.7884" calcext:value-type="float" table:number-columns-spanned="3" table:number-rows-spanned="1">
            <text:p>909.78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1.9334 - 3" office:value-type="float" office:value="1138.9334" calcext:value-type="float" table:number-columns-spanned="3" table:number-rows-spanned="1">
            <text:p>1138.9334</text:p>
          </table:table-cell>
          <table:covered-table-cell table:style-name="ce8"/>
          <table:covered-table-cell table:style-name="ce9"/>
          <table:table-cell table:style-name="ce7" table:formula="of:=912.4372 - 4" office:value-type="float" office:value="908.4372" calcext:value-type="float" table:number-columns-spanned="3" table:number-rows-spanned="1">
            <text:p>908.43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2.1043 - 2" office:value-type="float" office:value="1140.1043" calcext:value-type="float" table:number-columns-spanned="3" table:number-rows-spanned="1">
            <text:p>1140.1043</text:p>
          </table:table-cell>
          <table:covered-table-cell table:style-name="ce8"/>
          <table:covered-table-cell table:style-name="ce9"/>
          <table:table-cell table:style-name="ce7" table:formula="of:=914.6315 - 4" office:value-type="float" office:value="910.6315" calcext:value-type="float" table:number-columns-spanned="3" table:number-rows-spanned="1">
            <text:p>910.63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3.8611 - 5" office:value-type="float" office:value="1138.8611" calcext:value-type="float" table:number-columns-spanned="3" table:number-rows-spanned="1">
            <text:p>1138.8611</text:p>
          </table:table-cell>
          <table:covered-table-cell table:style-name="ce8"/>
          <table:covered-table-cell table:style-name="ce9"/>
          <table:table-cell table:style-name="ce7" table:formula="of:=914.8913 - 4" office:value-type="float" office:value="910.8913" calcext:value-type="float" table:number-columns-spanned="3" table:number-rows-spanned="1">
            <text:p>910.89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3.9596 - 5" office:value-type="float" office:value="1138.9596" calcext:value-type="float" table:number-columns-spanned="3" table:number-rows-spanned="1">
            <text:p>1138.9596</text:p>
          </table:table-cell>
          <table:covered-table-cell table:style-name="ce8"/>
          <table:covered-table-cell table:style-name="ce9"/>
          <table:table-cell table:style-name="ce7" table:formula="of:=915.6023 - 4" office:value-type="float" office:value="911.6023" calcext:value-type="float" table:number-columns-spanned="3" table:number-rows-spanned="1">
            <text:p>911.60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4.2447 - 3" office:value-type="float" office:value="1141.2447" calcext:value-type="float" table:number-columns-spanned="3" table:number-rows-spanned="1">
            <text:p>1141.2447</text:p>
          </table:table-cell>
          <table:covered-table-cell table:style-name="ce8"/>
          <table:covered-table-cell table:style-name="ce9"/>
          <table:table-cell table:style-name="ce7" table:formula="of:=914.8032 - 4" office:value-type="float" office:value="910.8032" calcext:value-type="float" table:number-columns-spanned="3" table:number-rows-spanned="1">
            <text:p>910.80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4.3146 - 3" office:value-type="float" office:value="1141.3146" calcext:value-type="float" table:number-columns-spanned="3" table:number-rows-spanned="1">
            <text:p>1141.3146</text:p>
          </table:table-cell>
          <table:covered-table-cell table:style-name="ce8"/>
          <table:covered-table-cell table:style-name="ce9"/>
          <table:table-cell table:style-name="ce7" table:formula="of:=918.1739 - 4" office:value-type="float" office:value="914.1739" calcext:value-type="float" table:number-columns-spanned="3" table:number-rows-spanned="1">
            <text:p>914.17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4.8564 - 1" office:value-type="float" office:value="1143.8564" calcext:value-type="float" table:number-columns-spanned="3" table:number-rows-spanned="1">
            <text:p>1143.8564</text:p>
          </table:table-cell>
          <table:covered-table-cell table:style-name="ce8"/>
          <table:covered-table-cell table:style-name="ce9"/>
          <table:table-cell table:style-name="ce7" table:formula="of:=918.1284 - 4" office:value-type="float" office:value="914.1284" calcext:value-type="float" table:number-columns-spanned="3" table:number-rows-spanned="1">
            <text:p>914.12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4.9559 - 1" office:value-type="float" office:value="1143.9559" calcext:value-type="float" table:number-columns-spanned="3" table:number-rows-spanned="1">
            <text:p>1143.9559</text:p>
          </table:table-cell>
          <table:covered-table-cell table:style-name="ce8"/>
          <table:covered-table-cell table:style-name="ce9"/>
          <table:table-cell table:style-name="ce7" table:formula="of:=917.7429 - 4" office:value-type="float" office:value="913.7429" calcext:value-type="float" table:number-columns-spanned="3" table:number-rows-spanned="1">
            <text:p>913.74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5.2734 - 3" office:value-type="float" office:value="1142.2734" calcext:value-type="float" table:number-columns-spanned="3" table:number-rows-spanned="1">
            <text:p>1142.2734</text:p>
          </table:table-cell>
          <table:covered-table-cell table:style-name="ce8"/>
          <table:covered-table-cell table:style-name="ce9"/>
          <table:table-cell table:style-name="ce7" table:formula="of:=919.599 - 4" office:value-type="float" office:value="915.599" calcext:value-type="float" table:number-columns-spanned="3" table:number-rows-spanned="1">
            <text:p>915.5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6.855 - 2" office:value-type="float" office:value="1144.855" calcext:value-type="float" table:number-columns-spanned="3" table:number-rows-spanned="1">
            <text:p>1144.855</text:p>
          </table:table-cell>
          <table:covered-table-cell table:style-name="ce8"/>
          <table:covered-table-cell table:style-name="ce9"/>
          <table:table-cell table:style-name="ce7" table:formula="of:=920.0789 - 4" office:value-type="float" office:value="916.0789" calcext:value-type="float" table:number-columns-spanned="3" table:number-rows-spanned="1">
            <text:p>916.07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7.2146 - 5" office:value-type="float" office:value="1142.2146" calcext:value-type="float" table:number-columns-spanned="3" table:number-rows-spanned="1">
            <text:p>1142.2146</text:p>
          </table:table-cell>
          <table:covered-table-cell table:style-name="ce8"/>
          <table:covered-table-cell table:style-name="ce9"/>
          <table:table-cell table:style-name="ce7" table:formula="of:=920.247 - 4" office:value-type="float" office:value="916.247" calcext:value-type="float" table:number-columns-spanned="3" table:number-rows-spanned="1">
            <text:p>916.2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8.2422 - 4" office:value-type="float" office:value="1144.2422" calcext:value-type="float" table:number-columns-spanned="3" table:number-rows-spanned="1">
            <text:p>1144.2422</text:p>
          </table:table-cell>
          <table:covered-table-cell table:style-name="ce8"/>
          <table:covered-table-cell table:style-name="ce9"/>
          <table:table-cell table:style-name="ce7" table:formula="of:=922.0972 - 4" office:value-type="float" office:value="918.0972" calcext:value-type="float" table:number-columns-spanned="3" table:number-rows-spanned="1">
            <text:p>918.09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8.3114 - 4" office:value-type="float" office:value="1144.3114" calcext:value-type="float" table:number-columns-spanned="3" table:number-rows-spanned="1">
            <text:p>1144.3114</text:p>
          </table:table-cell>
          <table:covered-table-cell table:style-name="ce8"/>
          <table:covered-table-cell table:style-name="ce9"/>
          <table:table-cell table:style-name="ce7" table:formula="of:=922.1885 - 4" office:value-type="float" office:value="918.1885" calcext:value-type="float" table:number-columns-spanned="3" table:number-rows-spanned="1">
            <text:p>918.18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8.8546 - 2" office:value-type="float" office:value="1146.8546" calcext:value-type="float" table:number-columns-spanned="3" table:number-rows-spanned="1">
            <text:p>1146.8546</text:p>
          </table:table-cell>
          <table:covered-table-cell table:style-name="ce8"/>
          <table:covered-table-cell table:style-name="ce9"/>
          <table:table-cell table:style-name="ce7" table:formula="of:=922.5993 - 4" office:value-type="float" office:value="918.5993" calcext:value-type="float" table:number-columns-spanned="3" table:number-rows-spanned="1">
            <text:p>918.59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9.1829 - 4" office:value-type="float" office:value="1145.1829" calcext:value-type="float" table:number-columns-spanned="3" table:number-rows-spanned="1">
            <text:p>1145.1829</text:p>
          </table:table-cell>
          <table:covered-table-cell table:style-name="ce8"/>
          <table:covered-table-cell table:style-name="ce9"/>
          <table:table-cell table:style-name="ce7" table:formula="of:=922.7024 - 4" office:value-type="float" office:value="918.7024" calcext:value-type="float" table:number-columns-spanned="3" table:number-rows-spanned="1">
            <text:p>918.70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9.3083 - 1" office:value-type="float" office:value="1148.3083" calcext:value-type="float" table:number-columns-spanned="3" table:number-rows-spanned="1">
            <text:p>1148.3083</text:p>
          </table:table-cell>
          <table:covered-table-cell table:style-name="ce8"/>
          <table:covered-table-cell table:style-name="ce9"/>
          <table:table-cell table:style-name="ce7" table:formula="of:=922.133 - 4" office:value-type="float" office:value="918.133" calcext:value-type="float" table:number-columns-spanned="3" table:number-rows-spanned="1">
            <text:p>918.1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49.5022 - 4" office:value-type="float" office:value="1145.5022" calcext:value-type="float" table:number-columns-spanned="3" table:number-rows-spanned="1">
            <text:p>1145.5022</text:p>
          </table:table-cell>
          <table:covered-table-cell table:style-name="ce8"/>
          <table:covered-table-cell table:style-name="ce9"/>
          <table:table-cell table:style-name="ce7" table:formula="of:=924.4969 - 4" office:value-type="float" office:value="920.4969" calcext:value-type="float" table:number-columns-spanned="3" table:number-rows-spanned="1">
            <text:p>920.49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0.2387 - 2" office:value-type="float" office:value="1148.2387" calcext:value-type="float" table:number-columns-spanned="3" table:number-rows-spanned="1">
            <text:p>1148.2387</text:p>
          </table:table-cell>
          <table:covered-table-cell table:style-name="ce8"/>
          <table:covered-table-cell table:style-name="ce9"/>
          <table:table-cell table:style-name="ce7" table:formula="of:=926.1386 - 4" office:value-type="float" office:value="922.1386" calcext:value-type="float" table:number-columns-spanned="3" table:number-rows-spanned="1">
            <text:p>922.13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1.8536 - 3" office:value-type="float" office:value="1148.8536" calcext:value-type="float" table:number-columns-spanned="3" table:number-rows-spanned="1">
            <text:p>1148.8536</text:p>
          </table:table-cell>
          <table:covered-table-cell table:style-name="ce8"/>
          <table:covered-table-cell table:style-name="ce9"/>
          <table:table-cell table:style-name="ce7" table:formula="of:=924.9273 - 4" office:value-type="float" office:value="920.9273" calcext:value-type="float" table:number-columns-spanned="3" table:number-rows-spanned="1">
            <text:p>920.92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2.1794 - 3" office:value-type="float" office:value="1149.1794" calcext:value-type="float" table:number-columns-spanned="3" table:number-rows-spanned="1">
            <text:p>1149.1794</text:p>
          </table:table-cell>
          <table:covered-table-cell table:style-name="ce8"/>
          <table:covered-table-cell table:style-name="ce9"/>
          <table:table-cell table:style-name="ce7" table:formula="of:=925.9019 - 4" office:value-type="float" office:value="921.9019" calcext:value-type="float" table:number-columns-spanned="3" table:number-rows-spanned="1">
            <text:p>921.90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2.4983 - 3" office:value-type="float" office:value="1149.4983" calcext:value-type="float" table:number-columns-spanned="3" table:number-rows-spanned="1">
            <text:p>1149.4983</text:p>
          </table:table-cell>
          <table:covered-table-cell table:style-name="ce8"/>
          <table:covered-table-cell table:style-name="ce9"/>
          <table:table-cell table:style-name="ce7" table:formula="of:=926.1422 - 4" office:value-type="float" office:value="922.1422" calcext:value-type="float" table:number-columns-spanned="3" table:number-rows-spanned="1">
            <text:p>922.14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2.5035 - 5" office:value-type="float" office:value="1147.5035" calcext:value-type="float" table:number-columns-spanned="3" table:number-rows-spanned="1">
            <text:p>1147.5035</text:p>
          </table:table-cell>
          <table:covered-table-cell table:style-name="ce8"/>
          <table:covered-table-cell table:style-name="ce9"/>
          <table:table-cell table:style-name="ce7" table:formula="of:=928.2211 - 4" office:value-type="float" office:value="924.2211" calcext:value-type="float" table:number-columns-spanned="3" table:number-rows-spanned="1">
            <text:p>924.22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3.8515 - 2" office:value-type="float" office:value="1151.8515" calcext:value-type="float" table:number-columns-spanned="3" table:number-rows-spanned="1">
            <text:p>1151.8515</text:p>
          </table:table-cell>
          <table:covered-table-cell table:style-name="ce8"/>
          <table:covered-table-cell table:style-name="ce9"/>
          <table:table-cell table:style-name="ce7" table:formula="of:=926.8217 - 4" office:value-type="float" office:value="922.8217" calcext:value-type="float" table:number-columns-spanned="3" table:number-rows-spanned="1">
            <text:p>922.82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4.2364 - 4" office:value-type="float" office:value="1150.2364" calcext:value-type="float" table:number-columns-spanned="3" table:number-rows-spanned="1">
            <text:p>1150.2364</text:p>
          </table:table-cell>
          <table:covered-table-cell table:style-name="ce8"/>
          <table:covered-table-cell table:style-name="ce9"/>
          <table:table-cell table:style-name="ce7" table:formula="of:=929.2825 - 4" office:value-type="float" office:value="925.2825" calcext:value-type="float" table:number-columns-spanned="3" table:number-rows-spanned="1">
            <text:p>925.28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4.3076 - 5" office:value-type="float" office:value="1149.3076" calcext:value-type="float" table:number-columns-spanned="3" table:number-rows-spanned="1">
            <text:p>1149.3076</text:p>
          </table:table-cell>
          <table:covered-table-cell table:style-name="ce8"/>
          <table:covered-table-cell table:style-name="ce9"/>
          <table:table-cell table:style-name="ce7" table:formula="of:=929.9336 - 4" office:value-type="float" office:value="925.9336" calcext:value-type="float" table:number-columns-spanned="3" table:number-rows-spanned="1">
            <text:p>925.93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4.4974 - 2" office:value-type="float" office:value="1152.4974" calcext:value-type="float" table:number-columns-spanned="3" table:number-rows-spanned="1">
            <text:p>1152.4974</text:p>
          </table:table-cell>
          <table:covered-table-cell table:style-name="ce8"/>
          <table:covered-table-cell table:style-name="ce9"/>
          <table:table-cell table:style-name="ce7" table:formula="of:=931.6341 - 4" office:value-type="float" office:value="927.6341" calcext:value-type="float" table:number-columns-spanned="3" table:number-rows-spanned="1">
            <text:p>927.63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5.2336 - 1" office:value-type="float" office:value="1154.2336" calcext:value-type="float" table:number-columns-spanned="3" table:number-rows-spanned="1">
            <text:p>1154.2336</text:p>
          </table:table-cell>
          <table:covered-table-cell table:style-name="ce8"/>
          <table:covered-table-cell table:style-name="ce9"/>
          <table:table-cell table:style-name="ce7" table:formula="of:=931.5596 - 4" office:value-type="float" office:value="927.5596" calcext:value-type="float" table:number-columns-spanned="3" table:number-rows-spanned="1">
            <text:p>927.55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6.1778 - 4" office:value-type="float" office:value="1152.1778" calcext:value-type="float" table:number-columns-spanned="3" table:number-rows-spanned="1">
            <text:p>1152.1778</text:p>
          </table:table-cell>
          <table:covered-table-cell table:style-name="ce8"/>
          <table:covered-table-cell table:style-name="ce9"/>
          <table:table-cell table:style-name="ce7" table:formula="of:=931.0749 - 4" office:value-type="float" office:value="927.0749" calcext:value-type="float" table:number-columns-spanned="3" table:number-rows-spanned="1">
            <text:p>927.07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6.8504 - 3" office:value-type="float" office:value="1153.8504" calcext:value-type="float" table:number-columns-spanned="3" table:number-rows-spanned="1">
            <text:p>1153.8504</text:p>
          </table:table-cell>
          <table:covered-table-cell table:style-name="ce8"/>
          <table:covered-table-cell table:style-name="ce9"/>
          <table:table-cell table:style-name="ce7" table:formula="of:=931.5475 - 4" office:value-type="float" office:value="927.5475" calcext:value-type="float" table:number-columns-spanned="3" table:number-rows-spanned="1">
            <text:p>927.54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7.4976 - 5" office:value-type="float" office:value="1152.4976" calcext:value-type="float" table:number-columns-spanned="3" table:number-rows-spanned="1">
            <text:p>1152.4976</text:p>
          </table:table-cell>
          <table:covered-table-cell table:style-name="ce8"/>
          <table:covered-table-cell table:style-name="ce9"/>
          <table:table-cell table:style-name="ce7" table:formula="of:=933.5125 - 4" office:value-type="float" office:value="929.5125" calcext:value-type="float" table:number-columns-spanned="3" table:number-rows-spanned="1">
            <text:p>929.51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7.904 - 1" office:value-type="float" office:value="1156.904" calcext:value-type="float" table:number-columns-spanned="3" table:number-rows-spanned="1">
            <text:p>1156.904</text:p>
          </table:table-cell>
          <table:covered-table-cell table:style-name="ce8"/>
          <table:covered-table-cell table:style-name="ce9"/>
          <table:table-cell table:style-name="ce7" table:formula="of:=934.1553 - 4" office:value-type="float" office:value="930.1553" calcext:value-type="float" table:number-columns-spanned="3" table:number-rows-spanned="1">
            <text:p>930.15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8.2336 - 3" office:value-type="float" office:value="1155.2336" calcext:value-type="float" table:number-columns-spanned="3" table:number-rows-spanned="1">
            <text:p>1155.2336</text:p>
          </table:table-cell>
          <table:covered-table-cell table:style-name="ce8"/>
          <table:covered-table-cell table:style-name="ce9"/>
          <table:table-cell table:style-name="ce7" table:formula="of:=933.9857 - 4" office:value-type="float" office:value="929.9857" calcext:value-type="float" table:number-columns-spanned="3" table:number-rows-spanned="1">
            <text:p>929.98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8.7214 - 4" office:value-type="float" office:value="1154.7214" calcext:value-type="float" table:number-columns-spanned="3" table:number-rows-spanned="1">
            <text:p>1154.7214</text:p>
          </table:table-cell>
          <table:covered-table-cell table:style-name="ce8"/>
          <table:covered-table-cell table:style-name="ce9"/>
          <table:table-cell table:style-name="ce7" table:formula="of:=935.654 - 4" office:value-type="float" office:value="931.654" calcext:value-type="float" table:number-columns-spanned="3" table:number-rows-spanned="1">
            <text:p>931.6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9.1742 - 3" office:value-type="float" office:value="1156.1742" calcext:value-type="float" table:number-columns-spanned="3" table:number-rows-spanned="1">
            <text:p>1156.1742</text:p>
          </table:table-cell>
          <table:covered-table-cell table:style-name="ce8"/>
          <table:covered-table-cell table:style-name="ce9"/>
          <table:table-cell table:style-name="ce7" table:formula="of:=935.9498 - 4" office:value-type="float" office:value="931.9498" calcext:value-type="float" table:number-columns-spanned="3" table:number-rows-spanned="1">
            <text:p>931.9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9.5942 - 5" office:value-type="float" office:value="1154.5942" calcext:value-type="float" table:number-columns-spanned="3" table:number-rows-spanned="1">
            <text:p>1154.5942</text:p>
          </table:table-cell>
          <table:covered-table-cell table:style-name="ce8"/>
          <table:covered-table-cell table:style-name="ce9"/>
          <table:table-cell table:style-name="ce7" table:formula="of:=935.0694 - 4" office:value-type="float" office:value="931.0694" calcext:value-type="float" table:number-columns-spanned="3" table:number-rows-spanned="1">
            <text:p>931.06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9.6098 - 2" office:value-type="float" office:value="1157.6098" calcext:value-type="float" table:number-columns-spanned="3" table:number-rows-spanned="1">
            <text:p>1157.6098</text:p>
          </table:table-cell>
          <table:covered-table-cell table:style-name="ce8"/>
          <table:covered-table-cell table:style-name="ce9"/>
          <table:table-cell table:style-name="ce7" table:formula="of:=937.5401 - 4" office:value-type="float" office:value="933.5401" calcext:value-type="float" table:number-columns-spanned="3" table:number-rows-spanned="1">
            <text:p>933.5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59.9045 - 2" office:value-type="float" office:value="1157.9045" calcext:value-type="float" table:number-columns-spanned="3" table:number-rows-spanned="1">
            <text:p>1157.9045</text:p>
          </table:table-cell>
          <table:covered-table-cell table:style-name="ce8"/>
          <table:covered-table-cell table:style-name="ce9"/>
          <table:table-cell table:style-name="ce7" table:formula="of:=938.1447 - 4" office:value-type="float" office:value="934.1447" calcext:value-type="float" table:number-columns-spanned="3" table:number-rows-spanned="1">
            <text:p>934.14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0.2319 - 2" office:value-type="float" office:value="1158.2319" calcext:value-type="float" table:number-columns-spanned="3" table:number-rows-spanned="1">
            <text:p>1158.2319</text:p>
          </table:table-cell>
          <table:covered-table-cell table:style-name="ce8"/>
          <table:covered-table-cell table:style-name="ce9"/>
          <table:table-cell table:style-name="ce7" table:formula="of:=939.1596 - 4" office:value-type="float" office:value="935.1596" calcext:value-type="float" table:number-columns-spanned="3" table:number-rows-spanned="1">
            <text:p>935.15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1.1719 - 2" office:value-type="float" office:value="1159.1719" calcext:value-type="float" table:number-columns-spanned="3" table:number-rows-spanned="1">
            <text:p>1159.1719</text:p>
          </table:table-cell>
          <table:covered-table-cell table:style-name="ce8"/>
          <table:covered-table-cell table:style-name="ce9"/>
          <table:table-cell table:style-name="ce7" table:formula="of:=939.1251 - 4" office:value-type="float" office:value="935.1251" calcext:value-type="float" table:number-columns-spanned="3" table:number-rows-spanned="1">
            <text:p>935.12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1.2858 - 1" office:value-type="float" office:value="1160.2858" calcext:value-type="float" table:number-columns-spanned="3" table:number-rows-spanned="1">
            <text:p>1160.2858</text:p>
          </table:table-cell>
          <table:covered-table-cell table:style-name="ce8"/>
          <table:covered-table-cell table:style-name="ce9"/>
          <table:table-cell table:style-name="ce7" table:formula="of:=940.2874 - 4" office:value-type="float" office:value="936.2874" calcext:value-type="float" table:number-columns-spanned="3" table:number-rows-spanned="1">
            <text:p>936.28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2.7624 - 3" office:value-type="float" office:value="1159.7624" calcext:value-type="float" table:number-columns-spanned="3" table:number-rows-spanned="1">
            <text:p>1159.7624</text:p>
          </table:table-cell>
          <table:covered-table-cell table:style-name="ce8"/>
          <table:covered-table-cell table:style-name="ce9"/>
          <table:table-cell table:style-name="ce7" table:formula="of:=941.0284 - 4" office:value-type="float" office:value="937.0284" calcext:value-type="float" table:number-columns-spanned="3" table:number-rows-spanned="1">
            <text:p>937.02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3.0717 - 3" office:value-type="float" office:value="1160.0717" calcext:value-type="float" table:number-columns-spanned="3" table:number-rows-spanned="1">
            <text:p>1160.0717</text:p>
          </table:table-cell>
          <table:covered-table-cell table:style-name="ce8"/>
          <table:covered-table-cell table:style-name="ce9"/>
          <table:table-cell table:style-name="ce7" table:formula="of:=943.0186 - 4" office:value-type="float" office:value="939.0186" calcext:value-type="float" table:number-columns-spanned="3" table:number-rows-spanned="1">
            <text:p>939.01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3.2863 - 2" office:value-type="float" office:value="1161.2863" calcext:value-type="float" table:number-columns-spanned="3" table:number-rows-spanned="1">
            <text:p>1161.2863</text:p>
          </table:table-cell>
          <table:covered-table-cell table:style-name="ce8"/>
          <table:covered-table-cell table:style-name="ce9"/>
          <table:table-cell table:style-name="ce7" table:formula="of:=942.1367 - 4" office:value-type="float" office:value="938.1367" calcext:value-type="float" table:number-columns-spanned="3" table:number-rows-spanned="1">
            <text:p>938.13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3.6069 - 4" office:value-type="float" office:value="1159.6069" calcext:value-type="float" table:number-columns-spanned="3" table:number-rows-spanned="1">
            <text:p>1159.6069</text:p>
          </table:table-cell>
          <table:covered-table-cell table:style-name="ce8"/>
          <table:covered-table-cell table:style-name="ce9"/>
          <table:table-cell table:style-name="ce7" table:formula="of:=942.1306 - 4" office:value-type="float" office:value="938.1306" calcext:value-type="float" table:number-columns-spanned="3" table:number-rows-spanned="1">
            <text:p>938.13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4.0046 - 5" office:value-type="float" office:value="1159.0046" calcext:value-type="float" table:number-columns-spanned="3" table:number-rows-spanned="1">
            <text:p>1159.0046</text:p>
          </table:table-cell>
          <table:covered-table-cell table:style-name="ce8"/>
          <table:covered-table-cell table:style-name="ce9"/>
          <table:table-cell table:style-name="ce7" table:formula="of:=943.2113 - 4" office:value-type="float" office:value="939.2113" calcext:value-type="float" table:number-columns-spanned="3" table:number-rows-spanned="1">
            <text:p>939.21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4.6608 - 1" office:value-type="float" office:value="1163.6608" calcext:value-type="float" table:number-columns-spanned="3" table:number-rows-spanned="1">
            <text:p>1163.6608</text:p>
          </table:table-cell>
          <table:covered-table-cell table:style-name="ce8"/>
          <table:covered-table-cell table:style-name="ce9"/>
          <table:table-cell table:style-name="ce7" table:formula="of:=943.8436 - 4" office:value-type="float" office:value="939.8436" calcext:value-type="float" table:number-columns-spanned="3" table:number-rows-spanned="1">
            <text:p>939.84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5.0697 - 2" office:value-type="float" office:value="1163.0697" calcext:value-type="float" table:number-columns-spanned="3" table:number-rows-spanned="1">
            <text:p>1163.0697</text:p>
          </table:table-cell>
          <table:covered-table-cell table:style-name="ce8"/>
          <table:covered-table-cell table:style-name="ce9"/>
          <table:table-cell table:style-name="ce7" table:formula="of:=944.2547 - 4" office:value-type="float" office:value="940.2547" calcext:value-type="float" table:number-columns-spanned="3" table:number-rows-spanned="1">
            <text:p>940.25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5.4031 - 4" office:value-type="float" office:value="1161.4031" calcext:value-type="float" table:number-columns-spanned="3" table:number-rows-spanned="1">
            <text:p>1161.4031</text:p>
          </table:table-cell>
          <table:covered-table-cell table:style-name="ce8"/>
          <table:covered-table-cell table:style-name="ce9"/>
          <table:table-cell table:style-name="ce7" table:formula="of:=945.9882 - 4" office:value-type="float" office:value="941.9882" calcext:value-type="float" table:number-columns-spanned="3" table:number-rows-spanned="1">
            <text:p>941.9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5.661 - 1" office:value-type="float" office:value="1164.661" calcext:value-type="float" table:number-columns-spanned="3" table:number-rows-spanned="1">
            <text:p>1164.661</text:p>
          </table:table-cell>
          <table:covered-table-cell table:style-name="ce8"/>
          <table:covered-table-cell table:style-name="ce9"/>
          <table:table-cell table:style-name="ce7" table:formula="of:=947.1949 - 4" office:value-type="float" office:value="943.1949" calcext:value-type="float" table:number-columns-spanned="3" table:number-rows-spanned="1">
            <text:p>943.19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6.1248 - 2" office:value-type="float" office:value="1164.1248" calcext:value-type="float" table:number-columns-spanned="3" table:number-rows-spanned="1">
            <text:p>1164.1248</text:p>
          </table:table-cell>
          <table:covered-table-cell table:style-name="ce8"/>
          <table:covered-table-cell table:style-name="ce9"/>
          <table:table-cell table:style-name="ce7" table:formula="of:=946.8803 - 4" office:value-type="float" office:value="942.8803" calcext:value-type="float" table:number-columns-spanned="3" table:number-rows-spanned="1">
            <text:p>942.88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7.1901 - 2" office:value-type="float" office:value="1165.1901" calcext:value-type="float" table:number-columns-spanned="3" table:number-rows-spanned="1">
            <text:p>1165.1901</text:p>
          </table:table-cell>
          <table:covered-table-cell table:style-name="ce8"/>
          <table:covered-table-cell table:style-name="ce9"/>
          <table:table-cell table:style-name="ce7" table:formula="of:=948.1626 - 4" office:value-type="float" office:value="944.1626" calcext:value-type="float" table:number-columns-spanned="3" table:number-rows-spanned="1">
            <text:p>944.16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7.5134 - 2" office:value-type="float" office:value="1165.5134" calcext:value-type="float" table:number-columns-spanned="3" table:number-rows-spanned="1">
            <text:p>1165.5134</text:p>
          </table:table-cell>
          <table:covered-table-cell table:style-name="ce8"/>
          <table:covered-table-cell table:style-name="ce9"/>
          <table:table-cell table:style-name="ce7" table:formula="of:=948.0019 - 4" office:value-type="float" office:value="944.0019" calcext:value-type="float" table:number-columns-spanned="3" table:number-rows-spanned="1">
            <text:p>944.00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7.7595 - 5" office:value-type="float" office:value="1162.7595" calcext:value-type="float" table:number-columns-spanned="3" table:number-rows-spanned="1">
            <text:p>1162.7595</text:p>
          </table:table-cell>
          <table:covered-table-cell table:style-name="ce8"/>
          <table:covered-table-cell table:style-name="ce9"/>
          <table:table-cell table:style-name="ce7" table:formula="of:=949.4977 - 4" office:value-type="float" office:value="945.4977" calcext:value-type="float" table:number-columns-spanned="3" table:number-rows-spanned="1">
            <text:p>945.4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8.1894 - 1" office:value-type="float" office:value="1167.1894" calcext:value-type="float" table:number-columns-spanned="3" table:number-rows-spanned="1">
            <text:p>1167.1894</text:p>
          </table:table-cell>
          <table:covered-table-cell table:style-name="ce8"/>
          <table:covered-table-cell table:style-name="ce9"/>
          <table:table-cell table:style-name="ce7" table:formula="of:=950.3114 - 4" office:value-type="float" office:value="946.3114" calcext:value-type="float" table:number-columns-spanned="3" table:number-rows-spanned="1">
            <text:p>946.31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8.2862 - 5" office:value-type="float" office:value="1163.2862" calcext:value-type="float" table:number-columns-spanned="3" table:number-rows-spanned="1">
            <text:p>1163.2862</text:p>
          </table:table-cell>
          <table:covered-table-cell table:style-name="ce8"/>
          <table:covered-table-cell table:style-name="ce9"/>
          <table:table-cell table:style-name="ce7" table:formula="of:=951.0227 - 4" office:value-type="float" office:value="947.0227" calcext:value-type="float" table:number-columns-spanned="3" table:number-rows-spanned="1">
            <text:p>947.0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9.6266 - 2" office:value-type="float" office:value="1167.6266" calcext:value-type="float" table:number-columns-spanned="3" table:number-rows-spanned="1">
            <text:p>1167.6266</text:p>
          </table:table-cell>
          <table:covered-table-cell table:style-name="ce8"/>
          <table:covered-table-cell table:style-name="ce9"/>
          <table:table-cell table:style-name="ce7" table:formula="of:=950.8722 - 4" office:value-type="float" office:value="946.8722" calcext:value-type="float" table:number-columns-spanned="3" table:number-rows-spanned="1">
            <text:p>946.87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69.8913 - 4" office:value-type="float" office:value="1165.8913" calcext:value-type="float" table:number-columns-spanned="3" table:number-rows-spanned="1">
            <text:p>1165.8913</text:p>
          </table:table-cell>
          <table:covered-table-cell table:style-name="ce8"/>
          <table:covered-table-cell table:style-name="ce9"/>
          <table:table-cell table:style-name="ce7" table:formula="of:=951.6321 - 4" office:value-type="float" office:value="947.6321" calcext:value-type="float" table:number-columns-spanned="3" table:number-rows-spanned="1">
            <text:p>947.6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0.3062 - 2" office:value-type="float" office:value="1168.3062" calcext:value-type="float" table:number-columns-spanned="3" table:number-rows-spanned="1">
            <text:p>1168.3062</text:p>
          </table:table-cell>
          <table:covered-table-cell table:style-name="ce8"/>
          <table:covered-table-cell table:style-name="ce9"/>
          <table:table-cell table:style-name="ce7" table:formula="of:=951.4914 - 4" office:value-type="float" office:value="947.4914" calcext:value-type="float" table:number-columns-spanned="3" table:number-rows-spanned="1">
            <text:p>947.49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0.3649 - 4" office:value-type="float" office:value="1166.3649" calcext:value-type="float" table:number-columns-spanned="3" table:number-rows-spanned="1">
            <text:p>1166.3649</text:p>
          </table:table-cell>
          <table:covered-table-cell table:style-name="ce8"/>
          <table:covered-table-cell table:style-name="ce9"/>
          <table:table-cell table:style-name="ce7" table:formula="of:=952.0231 - 4" office:value-type="float" office:value="948.0231" calcext:value-type="float" table:number-columns-spanned="3" table:number-rows-spanned="1">
            <text:p>948.0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0.8877 - 1" office:value-type="float" office:value="1169.8877" calcext:value-type="float" table:number-columns-spanned="3" table:number-rows-spanned="1">
            <text:p>1169.8877</text:p>
          </table:table-cell>
          <table:covered-table-cell table:style-name="ce8"/>
          <table:covered-table-cell table:style-name="ce9"/>
          <table:table-cell table:style-name="ce7" table:formula="of:=954.3174 - 4" office:value-type="float" office:value="950.3174" calcext:value-type="float" table:number-columns-spanned="3" table:number-rows-spanned="1">
            <text:p>950.31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0.9244 - 3" office:value-type="float" office:value="1167.9244" calcext:value-type="float" table:number-columns-spanned="3" table:number-rows-spanned="1">
            <text:p>1167.9244</text:p>
          </table:table-cell>
          <table:covered-table-cell table:style-name="ce8"/>
          <table:covered-table-cell table:style-name="ce9"/>
          <table:table-cell table:style-name="ce7" table:formula="of:=955.6923 - 4" office:value-type="float" office:value="951.6923" calcext:value-type="float" table:number-columns-spanned="3" table:number-rows-spanned="1">
            <text:p>951.69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1.2792 - 3" office:value-type="float" office:value="1168.2792" calcext:value-type="float" table:number-columns-spanned="3" table:number-rows-spanned="1">
            <text:p>1168.2792</text:p>
          </table:table-cell>
          <table:covered-table-cell table:style-name="ce8"/>
          <table:covered-table-cell table:style-name="ce9"/>
          <table:table-cell table:style-name="ce7" table:formula="of:=956.2119 - 4" office:value-type="float" office:value="952.2119" calcext:value-type="float" table:number-columns-spanned="3" table:number-rows-spanned="1">
            <text:p>952.21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1.945 - 1" office:value-type="float" office:value="1170.945" calcext:value-type="float" table:number-columns-spanned="3" table:number-rows-spanned="1">
            <text:p>1170.945</text:p>
          </table:table-cell>
          <table:covered-table-cell table:style-name="ce8"/>
          <table:covered-table-cell table:style-name="ce9"/>
          <table:table-cell table:style-name="ce7" table:formula="of:=955.1039 - 4" office:value-type="float" office:value="951.1039" calcext:value-type="float" table:number-columns-spanned="3" table:number-rows-spanned="1">
            <text:p>951.10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2.3343 - 1" office:value-type="float" office:value="1171.3343" calcext:value-type="float" table:number-columns-spanned="3" table:number-rows-spanned="1">
            <text:p>1171.3343</text:p>
          </table:table-cell>
          <table:covered-table-cell table:style-name="ce8"/>
          <table:covered-table-cell table:style-name="ce9"/>
          <table:table-cell table:style-name="ce7" table:formula="of:=956.3849 - 4" office:value-type="float" office:value="952.3849" calcext:value-type="float" table:number-columns-spanned="3" table:number-rows-spanned="1">
            <text:p>952.38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2.4206 - 2" office:value-type="float" office:value="1170.4206" calcext:value-type="float" table:number-columns-spanned="3" table:number-rows-spanned="1">
            <text:p>1170.4206</text:p>
          </table:table-cell>
          <table:covered-table-cell table:style-name="ce8"/>
          <table:covered-table-cell table:style-name="ce9"/>
          <table:table-cell table:style-name="ce7" table:formula="of:=956.2636 - 4" office:value-type="float" office:value="952.2636" calcext:value-type="float" table:number-columns-spanned="3" table:number-rows-spanned="1">
            <text:p>952.26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2.6258 - 3" office:value-type="float" office:value="1169.6258" calcext:value-type="float" table:number-columns-spanned="3" table:number-rows-spanned="1">
            <text:p>1169.6258</text:p>
          </table:table-cell>
          <table:covered-table-cell table:style-name="ce8"/>
          <table:covered-table-cell table:style-name="ce9"/>
          <table:table-cell table:style-name="ce7" table:formula="of:=958.8714 - 4" office:value-type="float" office:value="954.8714" calcext:value-type="float" table:number-columns-spanned="3" table:number-rows-spanned="1">
            <text:p>954.8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4.0613 - 2" office:value-type="float" office:value="1172.0613" calcext:value-type="float" table:number-columns-spanned="3" table:number-rows-spanned="1">
            <text:p>1172.0613</text:p>
          </table:table-cell>
          <table:covered-table-cell table:style-name="ce8"/>
          <table:covered-table-cell table:style-name="ce9"/>
          <table:table-cell table:style-name="ce7" table:formula="of:=959.2427 - 4" office:value-type="float" office:value="955.2427" calcext:value-type="float" table:number-columns-spanned="3" table:number-rows-spanned="1">
            <text:p>955.24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4.0916 - 3" office:value-type="float" office:value="1171.0916" calcext:value-type="float" table:number-columns-spanned="3" table:number-rows-spanned="1">
            <text:p>1171.0916</text:p>
          </table:table-cell>
          <table:covered-table-cell table:style-name="ce8"/>
          <table:covered-table-cell table:style-name="ce9"/>
          <table:table-cell table:style-name="ce7" table:formula="of:=959.3145 - 4" office:value-type="float" office:value="955.3145" calcext:value-type="float" table:number-columns-spanned="3" table:number-rows-spanned="1">
            <text:p>955.31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4.5317 - 2" office:value-type="float" office:value="1172.5317" calcext:value-type="float" table:number-columns-spanned="3" table:number-rows-spanned="1">
            <text:p>1172.5317</text:p>
          </table:table-cell>
          <table:covered-table-cell table:style-name="ce8"/>
          <table:covered-table-cell table:style-name="ce9"/>
          <table:table-cell table:style-name="ce7" table:formula="of:=960.1907 - 4" office:value-type="float" office:value="956.1907" calcext:value-type="float" table:number-columns-spanned="3" table:number-rows-spanned="1">
            <text:p>956.19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5.3348 - 3" office:value-type="float" office:value="1172.3348" calcext:value-type="float" table:number-columns-spanned="3" table:number-rows-spanned="1">
            <text:p>1172.3348</text:p>
          </table:table-cell>
          <table:covered-table-cell table:style-name="ce8"/>
          <table:covered-table-cell table:style-name="ce9"/>
          <table:table-cell table:style-name="ce7" table:formula="of:=961.2786 - 4" office:value-type="float" office:value="957.2786" calcext:value-type="float" table:number-columns-spanned="3" table:number-rows-spanned="1">
            <text:p>957.27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5.3604 - 5" office:value-type="float" office:value="1170.3604" calcext:value-type="float" table:number-columns-spanned="3" table:number-rows-spanned="1">
            <text:p>1170.3604</text:p>
          </table:table-cell>
          <table:covered-table-cell table:style-name="ce8"/>
          <table:covered-table-cell table:style-name="ce9"/>
          <table:table-cell table:style-name="ce7" table:formula="of:=960.9106 - 4" office:value-type="float" office:value="956.9106" calcext:value-type="float" table:number-columns-spanned="3" table:number-rows-spanned="1">
            <text:p>956.91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5.7941 - 3" office:value-type="float" office:value="1172.7941" calcext:value-type="float" table:number-columns-spanned="3" table:number-rows-spanned="1">
            <text:p>1172.7941</text:p>
          </table:table-cell>
          <table:covered-table-cell table:style-name="ce8"/>
          <table:covered-table-cell table:style-name="ce9"/>
          <table:table-cell table:style-name="ce7" table:formula="of:=963.2951 - 4" office:value-type="float" office:value="959.2951" calcext:value-type="float" table:number-columns-spanned="3" table:number-rows-spanned="1">
            <text:p>959.29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6.1782 - 2" office:value-type="float" office:value="1174.1782" calcext:value-type="float" table:number-columns-spanned="3" table:number-rows-spanned="1">
            <text:p>1174.1782</text:p>
          </table:table-cell>
          <table:covered-table-cell table:style-name="ce8"/>
          <table:covered-table-cell table:style-name="ce9"/>
          <table:table-cell table:style-name="ce7" table:formula="of:=962.5521 - 4" office:value-type="float" office:value="958.5521" calcext:value-type="float" table:number-columns-spanned="3" table:number-rows-spanned="1">
            <text:p>958.55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7.3538 - 2" office:value-type="float" office:value="1175.3538" calcext:value-type="float" table:number-columns-spanned="3" table:number-rows-spanned="1">
            <text:p>1175.3538</text:p>
          </table:table-cell>
          <table:covered-table-cell table:style-name="ce8"/>
          <table:covered-table-cell table:style-name="ce9"/>
          <table:table-cell table:style-name="ce7" table:formula="of:=964.3534 - 4" office:value-type="float" office:value="960.3534" calcext:value-type="float" table:number-columns-spanned="3" table:number-rows-spanned="1">
            <text:p>960.35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8.32 - 4" office:value-type="float" office:value="1174.32" calcext:value-type="float" table:number-columns-spanned="3" table:number-rows-spanned="1">
            <text:p>1174.32</text:p>
          </table:table-cell>
          <table:covered-table-cell table:style-name="ce8"/>
          <table:covered-table-cell table:style-name="ce9"/>
          <table:table-cell table:style-name="ce7" table:formula="of:=964.4209 - 4" office:value-type="float" office:value="960.4209" calcext:value-type="float" table:number-columns-spanned="3" table:number-rows-spanned="1">
            <text:p>960.4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9.3326 - 4" office:value-type="float" office:value="1175.3326" calcext:value-type="float" table:number-columns-spanned="3" table:number-rows-spanned="1">
            <text:p>1175.3326</text:p>
          </table:table-cell>
          <table:covered-table-cell table:style-name="ce8"/>
          <table:covered-table-cell table:style-name="ce9"/>
          <table:table-cell table:style-name="ce7" table:formula="of:=963.0584 - 4" office:value-type="float" office:value="959.0584" calcext:value-type="float" table:number-columns-spanned="3" table:number-rows-spanned="1">
            <text:p>959.0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79.822 - 5" office:value-type="float" office:value="1174.822" calcext:value-type="float" table:number-columns-spanned="3" table:number-rows-spanned="1">
            <text:p>1174.822</text:p>
          </table:table-cell>
          <table:covered-table-cell table:style-name="ce8"/>
          <table:covered-table-cell table:style-name="ce9"/>
          <table:table-cell table:style-name="ce7" table:formula="of:=964.2666 - 4" office:value-type="float" office:value="960.2666" calcext:value-type="float" table:number-columns-spanned="3" table:number-rows-spanned="1">
            <text:p>960.2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0.3297 - 1" office:value-type="float" office:value="1179.3297" calcext:value-type="float" table:number-columns-spanned="3" table:number-rows-spanned="1">
            <text:p>1179.3297</text:p>
          </table:table-cell>
          <table:covered-table-cell table:style-name="ce8"/>
          <table:covered-table-cell table:style-name="ce9"/>
          <table:table-cell table:style-name="ce7" table:formula="of:=966.0208 - 4" office:value-type="float" office:value="962.0208" calcext:value-type="float" table:number-columns-spanned="3" table:number-rows-spanned="1">
            <text:p>962.0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1.0812 - 5" office:value-type="float" office:value="1176.0812" calcext:value-type="float" table:number-columns-spanned="3" table:number-rows-spanned="1">
            <text:p>1176.0812</text:p>
          </table:table-cell>
          <table:covered-table-cell table:style-name="ce8"/>
          <table:covered-table-cell table:style-name="ce9"/>
          <table:table-cell table:style-name="ce7" table:formula="of:=966.6461 - 4" office:value-type="float" office:value="962.6461" calcext:value-type="float" table:number-columns-spanned="3" table:number-rows-spanned="1">
            <text:p>962.64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1.1759 - 5" office:value-type="float" office:value="1176.1759" calcext:value-type="float" table:number-columns-spanned="3" table:number-rows-spanned="1">
            <text:p>1176.1759</text:p>
          </table:table-cell>
          <table:covered-table-cell table:style-name="ce8"/>
          <table:covered-table-cell table:style-name="ce9"/>
          <table:table-cell table:style-name="ce7" table:formula="of:=967.53 - 4" office:value-type="float" office:value="963.53" calcext:value-type="float" table:number-columns-spanned="3" table:number-rows-spanned="1">
            <text:p>963.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1.3535 - 4" office:value-type="float" office:value="1177.3535" calcext:value-type="float" table:number-columns-spanned="3" table:number-rows-spanned="1">
            <text:p>1177.3535</text:p>
          </table:table-cell>
          <table:covered-table-cell table:style-name="ce8"/>
          <table:covered-table-cell table:style-name="ce9"/>
          <table:table-cell table:style-name="ce7" table:formula="of:=967.7201 - 4" office:value-type="float" office:value="963.7201" calcext:value-type="float" table:number-columns-spanned="3" table:number-rows-spanned="1">
            <text:p>963.72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1.4879 - 3" office:value-type="float" office:value="1178.4879" calcext:value-type="float" table:number-columns-spanned="3" table:number-rows-spanned="1">
            <text:p>1178.4879</text:p>
          </table:table-cell>
          <table:covered-table-cell table:style-name="ce8"/>
          <table:covered-table-cell table:style-name="ce9"/>
          <table:table-cell table:style-name="ce7" table:formula="of:=968.9388 - 4" office:value-type="float" office:value="964.9388" calcext:value-type="float" table:number-columns-spanned="3" table:number-rows-spanned="1">
            <text:p>964.93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3.1938 - 2" office:value-type="float" office:value="1181.1938" calcext:value-type="float" table:number-columns-spanned="3" table:number-rows-spanned="1">
            <text:p>1181.1938</text:p>
          </table:table-cell>
          <table:covered-table-cell table:style-name="ce8"/>
          <table:covered-table-cell table:style-name="ce9"/>
          <table:table-cell table:style-name="ce7" table:formula="of:=970.7668 - 4" office:value-type="float" office:value="966.7668" calcext:value-type="float" table:number-columns-spanned="3" table:number-rows-spanned="1">
            <text:p>966.76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3.3303 - 3" office:value-type="float" office:value="1180.3303" calcext:value-type="float" table:number-columns-spanned="3" table:number-rows-spanned="1">
            <text:p>1180.3303</text:p>
          </table:table-cell>
          <table:covered-table-cell table:style-name="ce8"/>
          <table:covered-table-cell table:style-name="ce9"/>
          <table:table-cell table:style-name="ce7" table:formula="of:=971.5609 - 4" office:value-type="float" office:value="967.5609" calcext:value-type="float" table:number-columns-spanned="3" table:number-rows-spanned="1">
            <text:p>967.56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3.4643 - 2" office:value-type="float" office:value="1181.4643" calcext:value-type="float" table:number-columns-spanned="3" table:number-rows-spanned="1">
            <text:p>1181.4643</text:p>
          </table:table-cell>
          <table:covered-table-cell table:style-name="ce8"/>
          <table:covered-table-cell table:style-name="ce9"/>
          <table:table-cell table:style-name="ce7" table:formula="of:=970.3944 - 4" office:value-type="float" office:value="966.3944" calcext:value-type="float" table:number-columns-spanned="3" table:number-rows-spanned="1">
            <text:p>966.3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4.0493 - 4" office:value-type="float" office:value="1180.0493" calcext:value-type="float" table:number-columns-spanned="3" table:number-rows-spanned="1">
            <text:p>1180.0493</text:p>
          </table:table-cell>
          <table:covered-table-cell table:style-name="ce8"/>
          <table:covered-table-cell table:style-name="ce9"/>
          <table:table-cell table:style-name="ce7" table:formula="of:=971.9573 - 4" office:value-type="float" office:value="967.9573" calcext:value-type="float" table:number-columns-spanned="3" table:number-rows-spanned="1">
            <text:p>967.95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4.3465 - 3" office:value-type="float" office:value="1181.3465" calcext:value-type="float" table:number-columns-spanned="3" table:number-rows-spanned="1">
            <text:p>1181.3465</text:p>
          </table:table-cell>
          <table:covered-table-cell table:style-name="ce8"/>
          <table:covered-table-cell table:style-name="ce9"/>
          <table:table-cell table:style-name="ce7" table:formula="of:=971.4178 - 4" office:value-type="float" office:value="967.4178" calcext:value-type="float" table:number-columns-spanned="3" table:number-rows-spanned="1">
            <text:p>967.41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5.0449 - 1" office:value-type="float" office:value="1184.0449" calcext:value-type="float" table:number-columns-spanned="3" table:number-rows-spanned="1">
            <text:p>1184.0449</text:p>
          </table:table-cell>
          <table:covered-table-cell table:style-name="ce8"/>
          <table:covered-table-cell table:style-name="ce9"/>
          <table:table-cell table:style-name="ce7" table:formula="of:=973.2021 - 4" office:value-type="float" office:value="969.2021" calcext:value-type="float" table:number-columns-spanned="3" table:number-rows-spanned="1">
            <text:p>969.20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5.1931 - 2" office:value-type="float" office:value="1183.1931" calcext:value-type="float" table:number-columns-spanned="3" table:number-rows-spanned="1">
            <text:p>1183.1931</text:p>
          </table:table-cell>
          <table:covered-table-cell table:style-name="ce8"/>
          <table:covered-table-cell table:style-name="ce9"/>
          <table:table-cell table:style-name="ce7" table:formula="of:=972.9982 - 4" office:value-type="float" office:value="968.9982" calcext:value-type="float" table:number-columns-spanned="3" table:number-rows-spanned="1">
            <text:p>968.99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5.3435 - 1" office:value-type="float" office:value="1184.3435" calcext:value-type="float" table:number-columns-spanned="3" table:number-rows-spanned="1">
            <text:p>1184.3435</text:p>
          </table:table-cell>
          <table:covered-table-cell table:style-name="ce8"/>
          <table:covered-table-cell table:style-name="ce9"/>
          <table:table-cell table:style-name="ce7" table:formula="of:=975.4114 - 4" office:value-type="float" office:value="971.4114" calcext:value-type="float" table:number-columns-spanned="3" table:number-rows-spanned="1">
            <text:p>971.41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6.3278 - 3" office:value-type="float" office:value="1183.3278" calcext:value-type="float" table:number-columns-spanned="3" table:number-rows-spanned="1">
            <text:p>1183.3278</text:p>
          </table:table-cell>
          <table:covered-table-cell table:style-name="ce8"/>
          <table:covered-table-cell table:style-name="ce9"/>
          <table:table-cell table:style-name="ce7" table:formula="of:=974.9838 - 4" office:value-type="float" office:value="970.9838" calcext:value-type="float" table:number-columns-spanned="3" table:number-rows-spanned="1">
            <text:p>970.98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6.4847 - 5" office:value-type="float" office:value="1181.4847" calcext:value-type="float" table:number-columns-spanned="3" table:number-rows-spanned="1">
            <text:p>1181.4847</text:p>
          </table:table-cell>
          <table:covered-table-cell table:style-name="ce8"/>
          <table:covered-table-cell table:style-name="ce9"/>
          <table:table-cell table:style-name="ce7" table:formula="of:=976.2192 - 4" office:value-type="float" office:value="972.2192" calcext:value-type="float" table:number-columns-spanned="3" table:number-rows-spanned="1">
            <text:p>972.21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7.3056 - 2" office:value-type="float" office:value="1185.3056" calcext:value-type="float" table:number-columns-spanned="3" table:number-rows-spanned="1">
            <text:p>1185.3056</text:p>
          </table:table-cell>
          <table:covered-table-cell table:style-name="ce8"/>
          <table:covered-table-cell table:style-name="ce9"/>
          <table:table-cell table:style-name="ce7" table:formula="of:=975.6993 - 4" office:value-type="float" office:value="971.6993" calcext:value-type="float" table:number-columns-spanned="3" table:number-rows-spanned="1">
            <text:p>971.69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8.3624 - 1" office:value-type="float" office:value="1187.3624" calcext:value-type="float" table:number-columns-spanned="3" table:number-rows-spanned="1">
            <text:p>1187.3624</text:p>
          </table:table-cell>
          <table:covered-table-cell table:style-name="ce8"/>
          <table:covered-table-cell table:style-name="ce9"/>
          <table:table-cell table:style-name="ce7" table:formula="of:=976.8336 - 4" office:value-type="float" office:value="972.8336" calcext:value-type="float" table:number-columns-spanned="3" table:number-rows-spanned="1">
            <text:p>972.83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8.44 - 2" office:value-type="float" office:value="1186.44" calcext:value-type="float" table:number-columns-spanned="3" table:number-rows-spanned="1">
            <text:p>1186.44</text:p>
          </table:table-cell>
          <table:covered-table-cell table:style-name="ce8"/>
          <table:covered-table-cell table:style-name="ce9"/>
          <table:table-cell table:style-name="ce7" table:formula="of:=978.4172 - 4" office:value-type="float" office:value="974.4172" calcext:value-type="float" table:number-columns-spanned="3" table:number-rows-spanned="1">
            <text:p>974.41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8.4632 - 5" office:value-type="float" office:value="1183.4632" calcext:value-type="float" table:number-columns-spanned="3" table:number-rows-spanned="1">
            <text:p>1183.4632</text:p>
          </table:table-cell>
          <table:covered-table-cell table:style-name="ce8"/>
          <table:covered-table-cell table:style-name="ce9"/>
          <table:table-cell table:style-name="ce7" table:formula="of:=979.9164 - 4" office:value-type="float" office:value="975.9164" calcext:value-type="float" table:number-columns-spanned="3" table:number-rows-spanned="1">
            <text:p>975.91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8.5149 - 3" office:value-type="float" office:value="1185.5149" calcext:value-type="float" table:number-columns-spanned="3" table:number-rows-spanned="1">
            <text:p>1185.5149</text:p>
          </table:table-cell>
          <table:covered-table-cell table:style-name="ce8"/>
          <table:covered-table-cell table:style-name="ce9"/>
          <table:table-cell table:style-name="ce7" table:formula="of:=979.2938 - 4" office:value-type="float" office:value="975.2938" calcext:value-type="float" table:number-columns-spanned="3" table:number-rows-spanned="1">
            <text:p>975.29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9.2738 - 4" office:value-type="float" office:value="1185.2738" calcext:value-type="float" table:number-columns-spanned="3" table:number-rows-spanned="1">
            <text:p>1185.2738</text:p>
          </table:table-cell>
          <table:covered-table-cell table:style-name="ce8"/>
          <table:covered-table-cell table:style-name="ce9"/>
          <table:table-cell table:style-name="ce7" table:formula="of:=979.6903 - 4" office:value-type="float" office:value="975.6903" calcext:value-type="float" table:number-columns-spanned="3" table:number-rows-spanned="1">
            <text:p>975.69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89.4387 - 1" office:value-type="float" office:value="1188.4387" calcext:value-type="float" table:number-columns-spanned="3" table:number-rows-spanned="1">
            <text:p>1188.4387</text:p>
          </table:table-cell>
          <table:covered-table-cell table:style-name="ce8"/>
          <table:covered-table-cell table:style-name="ce9"/>
          <table:table-cell table:style-name="ce7" table:formula="of:=980.8074 - 4" office:value-type="float" office:value="976.8074" calcext:value-type="float" table:number-columns-spanned="3" table:number-rows-spanned="1">
            <text:p>976.80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0.3254 - 1" office:value-type="float" office:value="1189.3254" calcext:value-type="float" table:number-columns-spanned="3" table:number-rows-spanned="1">
            <text:p>1189.3254</text:p>
          </table:table-cell>
          <table:covered-table-cell table:style-name="ce8"/>
          <table:covered-table-cell table:style-name="ce9"/>
          <table:table-cell table:style-name="ce7" table:formula="of:=980.2023 - 4" office:value-type="float" office:value="976.2023" calcext:value-type="float" table:number-columns-spanned="3" table:number-rows-spanned="1">
            <text:p>976.20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0.4566 - 2" office:value-type="float" office:value="1188.4566" calcext:value-type="float" table:number-columns-spanned="3" table:number-rows-spanned="1">
            <text:p>1188.4566</text:p>
          </table:table-cell>
          <table:covered-table-cell table:style-name="ce8"/>
          <table:covered-table-cell table:style-name="ce9"/>
          <table:table-cell table:style-name="ce7" table:formula="of:=981.8053 - 4" office:value-type="float" office:value="977.8053" calcext:value-type="float" table:number-columns-spanned="3" table:number-rows-spanned="1">
            <text:p>977.80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0.518 - 2" office:value-type="float" office:value="1188.518" calcext:value-type="float" table:number-columns-spanned="3" table:number-rows-spanned="1">
            <text:p>1188.518</text:p>
          </table:table-cell>
          <table:covered-table-cell table:style-name="ce8"/>
          <table:covered-table-cell table:style-name="ce9"/>
          <table:table-cell table:style-name="ce7" table:formula="of:=982.963 - 4" office:value-type="float" office:value="978.963" calcext:value-type="float" table:number-columns-spanned="3" table:number-rows-spanned="1">
            <text:p>978.9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0.7082 - 4" office:value-type="float" office:value="1186.7082" calcext:value-type="float" table:number-columns-spanned="3" table:number-rows-spanned="1">
            <text:p>1186.7082</text:p>
          </table:table-cell>
          <table:covered-table-cell table:style-name="ce8"/>
          <table:covered-table-cell table:style-name="ce9"/>
          <table:table-cell table:style-name="ce7" table:formula="of:=984.6998 - 4" office:value-type="float" office:value="980.6998" calcext:value-type="float" table:number-columns-spanned="3" table:number-rows-spanned="1">
            <text:p>980.69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1.5322 - 3" office:value-type="float" office:value="1188.5322" calcext:value-type="float" table:number-columns-spanned="3" table:number-rows-spanned="1">
            <text:p>1188.5322</text:p>
          </table:table-cell>
          <table:covered-table-cell table:style-name="ce8"/>
          <table:covered-table-cell table:style-name="ce9"/>
          <table:table-cell table:style-name="ce7" table:formula="of:=984.9609 - 4" office:value-type="float" office:value="980.9609" calcext:value-type="float" table:number-columns-spanned="3" table:number-rows-spanned="1">
            <text:p>980.96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2.6319 - 2" office:value-type="float" office:value="1190.6319" calcext:value-type="float" table:number-columns-spanned="3" table:number-rows-spanned="1">
            <text:p>1190.6319</text:p>
          </table:table-cell>
          <table:covered-table-cell table:style-name="ce8"/>
          <table:covered-table-cell table:style-name="ce9"/>
          <table:table-cell table:style-name="ce7" table:formula="of:=984.6764 - 4" office:value-type="float" office:value="980.6764" calcext:value-type="float" table:number-columns-spanned="3" table:number-rows-spanned="1">
            <text:p>980.6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4.4553 - 4" office:value-type="float" office:value="1190.4553" calcext:value-type="float" table:number-columns-spanned="3" table:number-rows-spanned="1">
            <text:p>1190.4553</text:p>
          </table:table-cell>
          <table:covered-table-cell table:style-name="ce8"/>
          <table:covered-table-cell table:style-name="ce9"/>
          <table:table-cell table:style-name="ce7" table:formula="of:=984.3275 - 4" office:value-type="float" office:value="980.3275" calcext:value-type="float" table:number-columns-spanned="3" table:number-rows-spanned="1">
            <text:p>980.32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4.6989 - 3" office:value-type="float" office:value="1191.6989" calcext:value-type="float" table:number-columns-spanned="3" table:number-rows-spanned="1">
            <text:p>1191.6989</text:p>
          </table:table-cell>
          <table:covered-table-cell table:style-name="ce8"/>
          <table:covered-table-cell table:style-name="ce9"/>
          <table:table-cell table:style-name="ce7" table:formula="of:=986.4958 - 4" office:value-type="float" office:value="982.4958" calcext:value-type="float" table:number-columns-spanned="3" table:number-rows-spanned="1">
            <text:p>982.49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4.7264 - 5" office:value-type="float" office:value="1189.7264" calcext:value-type="float" table:number-columns-spanned="3" table:number-rows-spanned="1">
            <text:p>1189.7264</text:p>
          </table:table-cell>
          <table:covered-table-cell table:style-name="ce8"/>
          <table:covered-table-cell table:style-name="ce9"/>
          <table:table-cell table:style-name="ce7" table:formula="of:=987.1749 - 4" office:value-type="float" office:value="983.1749" calcext:value-type="float" table:number-columns-spanned="3" table:number-rows-spanned="1">
            <text:p>983.17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5.326 - 5" office:value-type="float" office:value="1190.326" calcext:value-type="float" table:number-columns-spanned="3" table:number-rows-spanned="1">
            <text:p>1190.326</text:p>
          </table:table-cell>
          <table:covered-table-cell table:style-name="ce8"/>
          <table:covered-table-cell table:style-name="ce9"/>
          <table:table-cell table:style-name="ce7" table:formula="of:=988.8852 - 4" office:value-type="float" office:value="984.8852" calcext:value-type="float" table:number-columns-spanned="3" table:number-rows-spanned="1">
            <text:p>984.88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5.7018 - 5" office:value-type="float" office:value="1190.7018" calcext:value-type="float" table:number-columns-spanned="3" table:number-rows-spanned="1">
            <text:p>1190.7018</text:p>
          </table:table-cell>
          <table:covered-table-cell table:style-name="ce8"/>
          <table:covered-table-cell table:style-name="ce9"/>
          <table:table-cell table:style-name="ce7" table:formula="of:=987.3986 - 4" office:value-type="float" office:value="983.3986" calcext:value-type="float" table:number-columns-spanned="3" table:number-rows-spanned="1">
            <text:p>983.39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6.4536 - 2" office:value-type="float" office:value="1194.4536" calcext:value-type="float" table:number-columns-spanned="3" table:number-rows-spanned="1">
            <text:p>1194.4536</text:p>
          </table:table-cell>
          <table:covered-table-cell table:style-name="ce8"/>
          <table:covered-table-cell table:style-name="ce9"/>
          <table:table-cell table:style-name="ce7" table:formula="of:=987.9342 - 4" office:value-type="float" office:value="983.9342" calcext:value-type="float" table:number-columns-spanned="3" table:number-rows-spanned="1">
            <text:p>983.93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6.6319 - 4" office:value-type="float" office:value="1192.6319" calcext:value-type="float" table:number-columns-spanned="3" table:number-rows-spanned="1">
            <text:p>1192.6319</text:p>
          </table:table-cell>
          <table:covered-table-cell table:style-name="ce8"/>
          <table:covered-table-cell table:style-name="ce9"/>
          <table:table-cell table:style-name="ce7" table:formula="of:=989.6563 - 4" office:value-type="float" office:value="985.6563" calcext:value-type="float" table:number-columns-spanned="3" table:number-rows-spanned="1">
            <text:p>985.65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7.873 - 3" office:value-type="float" office:value="1194.873" calcext:value-type="float" table:number-columns-spanned="3" table:number-rows-spanned="1">
            <text:p>1194.873</text:p>
          </table:table-cell>
          <table:covered-table-cell table:style-name="ce8"/>
          <table:covered-table-cell table:style-name="ce9"/>
          <table:table-cell table:style-name="ce7" table:formula="of:=990.5042 - 4" office:value-type="float" office:value="986.5042" calcext:value-type="float" table:number-columns-spanned="3" table:number-rows-spanned="1">
            <text:p>986.50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7.897 - 3" office:value-type="float" office:value="1194.897" calcext:value-type="float" table:number-columns-spanned="3" table:number-rows-spanned="1">
            <text:p>1194.897</text:p>
          </table:table-cell>
          <table:covered-table-cell table:style-name="ce8"/>
          <table:covered-table-cell table:style-name="ce9"/>
          <table:table-cell table:style-name="ce7" table:formula="of:=991.3905 - 4" office:value-type="float" office:value="987.3905" calcext:value-type="float" table:number-columns-spanned="3" table:number-rows-spanned="1">
            <text:p>987.39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8.5692 - 2" office:value-type="float" office:value="1196.5692" calcext:value-type="float" table:number-columns-spanned="3" table:number-rows-spanned="1">
            <text:p>1196.5692</text:p>
          </table:table-cell>
          <table:covered-table-cell table:style-name="ce8"/>
          <table:covered-table-cell table:style-name="ce9"/>
          <table:table-cell table:style-name="ce7" table:formula="of:=991.7078 - 4" office:value-type="float" office:value="987.7078" calcext:value-type="float" table:number-columns-spanned="3" table:number-rows-spanned="1">
            <text:p>987.70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8.7485 - 2" office:value-type="float" office:value="1196.7485" calcext:value-type="float" table:number-columns-spanned="3" table:number-rows-spanned="1">
            <text:p>1196.7485</text:p>
          </table:table-cell>
          <table:covered-table-cell table:style-name="ce8"/>
          <table:covered-table-cell table:style-name="ce9"/>
          <table:table-cell table:style-name="ce7" table:formula="of:=992.0985 - 4" office:value-type="float" office:value="988.0985" calcext:value-type="float" table:number-columns-spanned="3" table:number-rows-spanned="1">
            <text:p>988.09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8.8709 - 1" office:value-type="float" office:value="1197.8709" calcext:value-type="float" table:number-columns-spanned="3" table:number-rows-spanned="1">
            <text:p>1197.8709</text:p>
          </table:table-cell>
          <table:covered-table-cell table:style-name="ce8"/>
          <table:covered-table-cell table:style-name="ce9"/>
          <table:table-cell table:style-name="ce7" table:formula="of:=993.2761 - 4" office:value-type="float" office:value="989.2761" calcext:value-type="float" table:number-columns-spanned="3" table:number-rows-spanned="1">
            <text:p>989.27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8.9537 - 1" office:value-type="float" office:value="1197.9537" calcext:value-type="float" table:number-columns-spanned="3" table:number-rows-spanned="1">
            <text:p>1197.9537</text:p>
          </table:table-cell>
          <table:covered-table-cell table:style-name="ce8"/>
          <table:covered-table-cell table:style-name="ce9"/>
          <table:table-cell table:style-name="ce7" table:formula="of:=992.7585 - 4" office:value-type="float" office:value="988.7585" calcext:value-type="float" table:number-columns-spanned="3" table:number-rows-spanned="1">
            <text:p>988.75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9.3215 - 4" office:value-type="float" office:value="1195.3215" calcext:value-type="float" table:number-columns-spanned="3" table:number-rows-spanned="1">
            <text:p>1195.3215</text:p>
          </table:table-cell>
          <table:covered-table-cell table:style-name="ce8"/>
          <table:covered-table-cell table:style-name="ce9"/>
          <table:table-cell table:style-name="ce7" table:formula="of:=995.403 - 4" office:value-type="float" office:value="991.403" calcext:value-type="float" table:number-columns-spanned="3" table:number-rows-spanned="1">
            <text:p>991.4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199.6984 - 4" office:value-type="float" office:value="1195.6984" calcext:value-type="float" table:number-columns-spanned="3" table:number-rows-spanned="1">
            <text:p>1195.6984</text:p>
          </table:table-cell>
          <table:covered-table-cell table:style-name="ce8"/>
          <table:covered-table-cell table:style-name="ce9"/>
          <table:table-cell table:style-name="ce7" table:formula="of:=995.3815 - 4" office:value-type="float" office:value="991.3815" calcext:value-type="float" table:number-columns-spanned="3" table:number-rows-spanned="1">
            <text:p>991.38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0.5679 - 2" office:value-type="float" office:value="1198.5679" calcext:value-type="float" table:number-columns-spanned="3" table:number-rows-spanned="1">
            <text:p>1198.5679</text:p>
          </table:table-cell>
          <table:covered-table-cell table:style-name="ce8"/>
          <table:covered-table-cell table:style-name="ce9"/>
          <table:table-cell table:style-name="ce7" table:formula="of:=995.6971 - 4" office:value-type="float" office:value="991.6971" calcext:value-type="float" table:number-columns-spanned="3" table:number-rows-spanned="1">
            <text:p>991.69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0.9885 - 2" office:value-type="float" office:value="1198.9885" calcext:value-type="float" table:number-columns-spanned="3" table:number-rows-spanned="1">
            <text:p>1198.9885</text:p>
          </table:table-cell>
          <table:covered-table-cell table:style-name="ce8"/>
          <table:covered-table-cell table:style-name="ce9"/>
          <table:table-cell table:style-name="ce7" table:formula="of:=995.3448 - 4" office:value-type="float" office:value="991.3448" calcext:value-type="float" table:number-columns-spanned="3" table:number-rows-spanned="1">
            <text:p>991.34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1.7481 - 3" office:value-type="float" office:value="1198.7481" calcext:value-type="float" table:number-columns-spanned="3" table:number-rows-spanned="1">
            <text:p>1198.7481</text:p>
          </table:table-cell>
          <table:covered-table-cell table:style-name="ce8"/>
          <table:covered-table-cell table:style-name="ce9"/>
          <table:table-cell table:style-name="ce7" table:formula="of:=997.506 - 4" office:value-type="float" office:value="993.506" calcext:value-type="float" table:number-columns-spanned="3" table:number-rows-spanned="1">
            <text:p>993.5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3.186 - 4" office:value-type="float" office:value="1199.186" calcext:value-type="float" table:number-columns-spanned="3" table:number-rows-spanned="1">
            <text:p>1199.186</text:p>
          </table:table-cell>
          <table:covered-table-cell table:style-name="ce8"/>
          <table:covered-table-cell table:style-name="ce9"/>
          <table:table-cell table:style-name="ce7" table:formula="of:=996.7412 - 4" office:value-type="float" office:value="992.7412" calcext:value-type="float" table:number-columns-spanned="3" table:number-rows-spanned="1">
            <text:p>992.74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3.8604 - 2" office:value-type="float" office:value="1201.8604" calcext:value-type="float" table:number-columns-spanned="3" table:number-rows-spanned="1">
            <text:p>1201.8604</text:p>
          </table:table-cell>
          <table:covered-table-cell table:style-name="ce8"/>
          <table:covered-table-cell table:style-name="ce9"/>
          <table:table-cell table:style-name="ce7" table:formula="of:=997.7008 - 4" office:value-type="float" office:value="993.7008" calcext:value-type="float" table:number-columns-spanned="3" table:number-rows-spanned="1">
            <text:p>993.70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3.9265 - 4" office:value-type="float" office:value="1199.9265" calcext:value-type="float" table:number-columns-spanned="3" table:number-rows-spanned="1">
            <text:p>1199.9265</text:p>
          </table:table-cell>
          <table:covered-table-cell table:style-name="ce8"/>
          <table:covered-table-cell table:style-name="ce9"/>
          <table:table-cell table:style-name="ce7" table:formula="of:=999.6037 - 4" office:value-type="float" office:value="995.6037" calcext:value-type="float" table:number-columns-spanned="3" table:number-rows-spanned="1">
            <text:p>995.6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4.6101 - 5" office:value-type="float" office:value="1199.6101" calcext:value-type="float" table:number-columns-spanned="3" table:number-rows-spanned="1">
            <text:p>1199.6101</text:p>
          </table:table-cell>
          <table:covered-table-cell table:style-name="ce8"/>
          <table:covered-table-cell table:style-name="ce9"/>
          <table:table-cell table:style-name="ce7" table:formula="of:=1001.2569 - 4" office:value-type="float" office:value="997.2569" calcext:value-type="float" table:number-columns-spanned="3" table:number-rows-spanned="1">
            <text:p>997.25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4.9871 - 4" office:value-type="float" office:value="1200.9871" calcext:value-type="float" table:number-columns-spanned="3" table:number-rows-spanned="1">
            <text:p>1200.9871</text:p>
          </table:table-cell>
          <table:covered-table-cell table:style-name="ce8"/>
          <table:covered-table-cell table:style-name="ce9"/>
          <table:table-cell table:style-name="ce7" table:formula="of:=1000.0784 - 4" office:value-type="float" office:value="996.0784" calcext:value-type="float" table:number-columns-spanned="3" table:number-rows-spanned="1">
            <text:p>996.07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5.8575 - 5" office:value-type="float" office:value="1200.8575" calcext:value-type="float" table:number-columns-spanned="3" table:number-rows-spanned="1">
            <text:p>1200.8575</text:p>
          </table:table-cell>
          <table:covered-table-cell table:style-name="ce8"/>
          <table:covered-table-cell table:style-name="ce9"/>
          <table:table-cell table:style-name="ce7" table:formula="of:=1000.359 - 4" office:value-type="float" office:value="996.359" calcext:value-type="float" table:number-columns-spanned="3" table:number-rows-spanned="1">
            <text:p>996.3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6.0424 - 1" office:value-type="float" office:value="1205.0424" calcext:value-type="float" table:number-columns-spanned="3" table:number-rows-spanned="1">
            <text:p>1205.0424</text:p>
          </table:table-cell>
          <table:covered-table-cell table:style-name="ce8"/>
          <table:covered-table-cell table:style-name="ce9"/>
          <table:table-cell table:style-name="ce7" table:formula="of:=1002.1157 - 4" office:value-type="float" office:value="998.1157" calcext:value-type="float" table:number-columns-spanned="3" table:number-rows-spanned="1">
            <text:p>998.11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7.4167 - 4" office:value-type="float" office:value="1203.4167" calcext:value-type="float" table:number-columns-spanned="3" table:number-rows-spanned="1">
            <text:p>1203.4167</text:p>
          </table:table-cell>
          <table:covered-table-cell table:style-name="ce8"/>
          <table:covered-table-cell table:style-name="ce9"/>
          <table:table-cell table:style-name="ce7" table:formula="of:=1002.1923 - 4" office:value-type="float" office:value="998.1923" calcext:value-type="float" table:number-columns-spanned="3" table:number-rows-spanned="1">
            <text:p>998.19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7.8537 - 2" office:value-type="float" office:value="1205.8537" calcext:value-type="float" table:number-columns-spanned="3" table:number-rows-spanned="1">
            <text:p>1205.8537</text:p>
          </table:table-cell>
          <table:covered-table-cell table:style-name="ce8"/>
          <table:covered-table-cell table:style-name="ce9"/>
          <table:table-cell table:style-name="ce7" table:formula="of:=1003.7719 - 4" office:value-type="float" office:value="999.7719" calcext:value-type="float" table:number-columns-spanned="3" table:number-rows-spanned="1">
            <text:p>999.77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8.1575 - 2" office:value-type="float" office:value="1206.1575" calcext:value-type="float" table:number-columns-spanned="3" table:number-rows-spanned="1">
            <text:p>1206.1575</text:p>
          </table:table-cell>
          <table:covered-table-cell table:style-name="ce8"/>
          <table:covered-table-cell table:style-name="ce9"/>
          <table:table-cell table:style-name="ce7" table:formula="of:=1005.2567 - 4" office:value-type="float" office:value="1001.2567" calcext:value-type="float" table:number-columns-spanned="3" table:number-rows-spanned="1">
            <text:p>1001.25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8.4721 - 1" office:value-type="float" office:value="1207.4721" calcext:value-type="float" table:number-columns-spanned="3" table:number-rows-spanned="1">
            <text:p>1207.4721</text:p>
          </table:table-cell>
          <table:covered-table-cell table:style-name="ce8"/>
          <table:covered-table-cell table:style-name="ce9"/>
          <table:table-cell table:style-name="ce7" table:formula="of:=1005.0532 - 4" office:value-type="float" office:value="1001.0532" calcext:value-type="float" table:number-columns-spanned="3" table:number-rows-spanned="1">
            <text:p>1001.05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8.8535 - 1" office:value-type="float" office:value="1207.8535" calcext:value-type="float" table:number-columns-spanned="3" table:number-rows-spanned="1">
            <text:p>1207.8535</text:p>
          </table:table-cell>
          <table:covered-table-cell table:style-name="ce8"/>
          <table:covered-table-cell table:style-name="ce9"/>
          <table:table-cell table:style-name="ce7" table:formula="of:=1004.9725 - 4" office:value-type="float" office:value="1000.9725" calcext:value-type="float" table:number-columns-spanned="3" table:number-rows-spanned="1">
            <text:p>1000.97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9.1471 - 5" office:value-type="float" office:value="1204.1471" calcext:value-type="float" table:number-columns-spanned="3" table:number-rows-spanned="1">
            <text:p>1204.1471</text:p>
          </table:table-cell>
          <table:covered-table-cell table:style-name="ce8"/>
          <table:covered-table-cell table:style-name="ce9"/>
          <table:table-cell table:style-name="ce7" table:formula="of:=1006.3433 - 4" office:value-type="float" office:value="1002.3433" calcext:value-type="float" table:number-columns-spanned="3" table:number-rows-spanned="1">
            <text:p>1002.34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9.157 - 1" office:value-type="float" office:value="1208.157" calcext:value-type="float" table:number-columns-spanned="3" table:number-rows-spanned="1">
            <text:p>1208.157</text:p>
          </table:table-cell>
          <table:covered-table-cell table:style-name="ce8"/>
          <table:covered-table-cell table:style-name="ce9"/>
          <table:table-cell table:style-name="ce7" table:formula="of:=1006.1761 - 4" office:value-type="float" office:value="1002.1761" calcext:value-type="float" table:number-columns-spanned="3" table:number-rows-spanned="1">
            <text:p>1002.17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9.2128 - 5" office:value-type="float" office:value="1204.2128" calcext:value-type="float" table:number-columns-spanned="3" table:number-rows-spanned="1">
            <text:p>1204.2128</text:p>
          </table:table-cell>
          <table:covered-table-cell table:style-name="ce8"/>
          <table:covered-table-cell table:style-name="ce9"/>
          <table:table-cell table:style-name="ce7" table:formula="of:=1008.5755 - 4" office:value-type="float" office:value="1004.5755" calcext:value-type="float" table:number-columns-spanned="3" table:number-rows-spanned="1">
            <text:p>1004.57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9.4719 - 1" office:value-type="float" office:value="1208.4719" calcext:value-type="float" table:number-columns-spanned="3" table:number-rows-spanned="1">
            <text:p>1208.4719</text:p>
          </table:table-cell>
          <table:covered-table-cell table:style-name="ce8"/>
          <table:covered-table-cell table:style-name="ce9"/>
          <table:table-cell table:style-name="ce7" table:formula="of:=1008.4591 - 4" office:value-type="float" office:value="1004.4591" calcext:value-type="float" table:number-columns-spanned="3" table:number-rows-spanned="1">
            <text:p>1004.45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09.6062 - 5" office:value-type="float" office:value="1204.6062" calcext:value-type="float" table:number-columns-spanned="3" table:number-rows-spanned="1">
            <text:p>1204.6062</text:p>
          </table:table-cell>
          <table:covered-table-cell table:style-name="ce8"/>
          <table:covered-table-cell table:style-name="ce9"/>
          <table:table-cell table:style-name="ce7" table:formula="of:=1008.2773 - 4" office:value-type="float" office:value="1004.2773" calcext:value-type="float" table:number-columns-spanned="3" table:number-rows-spanned="1">
            <text:p>1004.27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1.2053 - 2" office:value-type="float" office:value="1209.2053" calcext:value-type="float" table:number-columns-spanned="3" table:number-rows-spanned="1">
            <text:p>1209.2053</text:p>
          </table:table-cell>
          <table:covered-table-cell table:style-name="ce8"/>
          <table:covered-table-cell table:style-name="ce9"/>
          <table:table-cell table:style-name="ce7" table:formula="of:=1009.5626 - 4" office:value-type="float" office:value="1005.5626" calcext:value-type="float" table:number-columns-spanned="3" table:number-rows-spanned="1">
            <text:p>1005.56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1.4701 - 2" office:value-type="float" office:value="1209.4701" calcext:value-type="float" table:number-columns-spanned="3" table:number-rows-spanned="1">
            <text:p>1209.4701</text:p>
          </table:table-cell>
          <table:covered-table-cell table:style-name="ce8"/>
          <table:covered-table-cell table:style-name="ce9"/>
          <table:table-cell table:style-name="ce7" table:formula="of:=1010.8257 - 4" office:value-type="float" office:value="1006.8257" calcext:value-type="float" table:number-columns-spanned="3" table:number-rows-spanned="1">
            <text:p>1006.82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2.1409 - 3" office:value-type="float" office:value="1209.1409" calcext:value-type="float" table:number-columns-spanned="3" table:number-rows-spanned="1">
            <text:p>1209.1409</text:p>
          </table:table-cell>
          <table:covered-table-cell table:style-name="ce8"/>
          <table:covered-table-cell table:style-name="ce9"/>
          <table:table-cell table:style-name="ce7" table:formula="of:=1010.4836 - 4" office:value-type="float" office:value="1006.4836" calcext:value-type="float" table:number-columns-spanned="3" table:number-rows-spanned="1">
            <text:p>1006.48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2.205 - 1" office:value-type="float" office:value="1211.205" calcext:value-type="float" table:number-columns-spanned="3" table:number-rows-spanned="1">
            <text:p>1211.205</text:p>
          </table:table-cell>
          <table:covered-table-cell table:style-name="ce8"/>
          <table:covered-table-cell table:style-name="ce9"/>
          <table:table-cell table:style-name="ce7" table:formula="of:=1011.3973 - 4" office:value-type="float" office:value="1007.3973" calcext:value-type="float" table:number-columns-spanned="3" table:number-rows-spanned="1">
            <text:p>1007.39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3.0793 - 4" office:value-type="float" office:value="1209.0793" calcext:value-type="float" table:number-columns-spanned="3" table:number-rows-spanned="1">
            <text:p>1209.0793</text:p>
          </table:table-cell>
          <table:covered-table-cell table:style-name="ce8"/>
          <table:covered-table-cell table:style-name="ce9"/>
          <table:table-cell table:style-name="ce7" table:formula="of:=1013.0568 - 4" office:value-type="float" office:value="1009.0568" calcext:value-type="float" table:number-columns-spanned="3" table:number-rows-spanned="1">
            <text:p>1009.05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3.1553 - 4" office:value-type="float" office:value="1209.1553" calcext:value-type="float" table:number-columns-spanned="3" table:number-rows-spanned="1">
            <text:p>1209.1553</text:p>
          </table:table-cell>
          <table:covered-table-cell table:style-name="ce8"/>
          <table:covered-table-cell table:style-name="ce9"/>
          <table:table-cell table:style-name="ce7" table:formula="of:=1013.8255 - 4" office:value-type="float" office:value="1009.8255" calcext:value-type="float" table:number-columns-spanned="3" table:number-rows-spanned="1">
            <text:p>1009.82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3.47 - 2" office:value-type="float" office:value="1211.47" calcext:value-type="float" table:number-columns-spanned="3" table:number-rows-spanned="1">
            <text:p>1211.47</text:p>
          </table:table-cell>
          <table:covered-table-cell table:style-name="ce8"/>
          <table:covered-table-cell table:style-name="ce9"/>
          <table:table-cell table:style-name="ce7" table:formula="of:=1012.8857 - 4" office:value-type="float" office:value="1008.8857" calcext:value-type="float" table:number-columns-spanned="3" table:number-rows-spanned="1">
            <text:p>1008.88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4.2084 - 1" office:value-type="float" office:value="1213.2084" calcext:value-type="float" table:number-columns-spanned="3" table:number-rows-spanned="1">
            <text:p>1213.2084</text:p>
          </table:table-cell>
          <table:covered-table-cell table:style-name="ce8"/>
          <table:covered-table-cell table:style-name="ce9"/>
          <table:table-cell table:style-name="ce7" table:formula="of:=1014.9592 - 4" office:value-type="float" office:value="1010.9592" calcext:value-type="float" table:number-columns-spanned="3" table:number-rows-spanned="1">
            <text:p>1010.95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4.5985 - 5" office:value-type="float" office:value="1209.5985" calcext:value-type="float" table:number-columns-spanned="3" table:number-rows-spanned="1">
            <text:p>1209.5985</text:p>
          </table:table-cell>
          <table:covered-table-cell table:style-name="ce8"/>
          <table:covered-table-cell table:style-name="ce9"/>
          <table:table-cell table:style-name="ce7" table:formula="of:=1015.5702 - 4" office:value-type="float" office:value="1011.5702" calcext:value-type="float" table:number-columns-spanned="3" table:number-rows-spanned="1">
            <text:p>1011.57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6.246 - 3" office:value-type="float" office:value="1213.246" calcext:value-type="float" table:number-columns-spanned="3" table:number-rows-spanned="1">
            <text:p>1213.246</text:p>
          </table:table-cell>
          <table:covered-table-cell table:style-name="ce8"/>
          <table:covered-table-cell table:style-name="ce9"/>
          <table:table-cell table:style-name="ce7" table:formula="of:=1016.8645 - 4" office:value-type="float" office:value="1012.8645" calcext:value-type="float" table:number-columns-spanned="3" table:number-rows-spanned="1">
            <text:p>1012.86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6.4321 - 4" office:value-type="float" office:value="1212.4321" calcext:value-type="float" table:number-columns-spanned="3" table:number-rows-spanned="1">
            <text:p>1212.4321</text:p>
          </table:table-cell>
          <table:covered-table-cell table:style-name="ce8"/>
          <table:covered-table-cell table:style-name="ce9"/>
          <table:table-cell table:style-name="ce7" table:formula="of:=1015.6954 - 4" office:value-type="float" office:value="1011.6954" calcext:value-type="float" table:number-columns-spanned="3" table:number-rows-spanned="1">
            <text:p>1011.69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6.5937 - 2" office:value-type="float" office:value="1214.5937" calcext:value-type="float" table:number-columns-spanned="3" table:number-rows-spanned="1">
            <text:p>1214.5937</text:p>
          </table:table-cell>
          <table:covered-table-cell table:style-name="ce8"/>
          <table:covered-table-cell table:style-name="ce9"/>
          <table:table-cell table:style-name="ce7" table:formula="of:=1017.0747 - 4" office:value-type="float" office:value="1013.0747" calcext:value-type="float" table:number-columns-spanned="3" table:number-rows-spanned="1">
            <text:p>1013.07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7.4268 - 5" office:value-type="float" office:value="1212.4268" calcext:value-type="float" table:number-columns-spanned="3" table:number-rows-spanned="1">
            <text:p>1212.4268</text:p>
          </table:table-cell>
          <table:covered-table-cell table:style-name="ce8"/>
          <table:covered-table-cell table:style-name="ce9"/>
          <table:table-cell table:style-name="ce7" table:formula="of:=1016.7583 - 4" office:value-type="float" office:value="1012.7583" calcext:value-type="float" table:number-columns-spanned="3" table:number-rows-spanned="1">
            <text:p>1012.75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8.4682 - 5" office:value-type="float" office:value="1213.4682" calcext:value-type="float" table:number-columns-spanned="3" table:number-rows-spanned="1">
            <text:p>1213.4682</text:p>
          </table:table-cell>
          <table:covered-table-cell table:style-name="ce8"/>
          <table:covered-table-cell table:style-name="ce9"/>
          <table:table-cell table:style-name="ce7" table:formula="of:=1018.164 - 4" office:value-type="float" office:value="1014.164" calcext:value-type="float" table:number-columns-spanned="3" table:number-rows-spanned="1">
            <text:p>1014.1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8.5935 - 2" office:value-type="float" office:value="1216.5935" calcext:value-type="float" table:number-columns-spanned="3" table:number-rows-spanned="1">
            <text:p>1216.5935</text:p>
          </table:table-cell>
          <table:covered-table-cell table:style-name="ce8"/>
          <table:covered-table-cell table:style-name="ce9"/>
          <table:table-cell table:style-name="ce7" table:formula="of:=1017.9485 - 4" office:value-type="float" office:value="1013.9485" calcext:value-type="float" table:number-columns-spanned="3" table:number-rows-spanned="1">
            <text:p>1013.94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9.4144 - 3" office:value-type="float" office:value="1216.4144" calcext:value-type="float" table:number-columns-spanned="3" table:number-rows-spanned="1">
            <text:p>1216.4144</text:p>
          </table:table-cell>
          <table:covered-table-cell table:style-name="ce8"/>
          <table:covered-table-cell table:style-name="ce9"/>
          <table:table-cell table:style-name="ce7" table:formula="of:=1020.7874 - 4" office:value-type="float" office:value="1016.7874" calcext:value-type="float" table:number-columns-spanned="3" table:number-rows-spanned="1">
            <text:p>1016.78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9.429 - 3" office:value-type="float" office:value="1216.429" calcext:value-type="float" table:number-columns-spanned="3" table:number-rows-spanned="1">
            <text:p>1216.429</text:p>
          </table:table-cell>
          <table:covered-table-cell table:style-name="ce8"/>
          <table:covered-table-cell table:style-name="ce9"/>
          <table:table-cell table:style-name="ce7" table:formula="of:=1020.2327 - 4" office:value-type="float" office:value="1016.2327" calcext:value-type="float" table:number-columns-spanned="3" table:number-rows-spanned="1">
            <text:p>1016.23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9.4649 - 1" office:value-type="float" office:value="1218.4649" calcext:value-type="float" table:number-columns-spanned="3" table:number-rows-spanned="1">
            <text:p>1218.4649</text:p>
          </table:table-cell>
          <table:covered-table-cell table:style-name="ce8"/>
          <table:covered-table-cell table:style-name="ce9"/>
          <table:table-cell table:style-name="ce7" table:formula="of:=1021.5147 - 4" office:value-type="float" office:value="1017.5147" calcext:value-type="float" table:number-columns-spanned="3" table:number-rows-spanned="1">
            <text:p>1017.51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19.4954 - 5" office:value-type="float" office:value="1214.4954" calcext:value-type="float" table:number-columns-spanned="3" table:number-rows-spanned="1">
            <text:p>1214.4954</text:p>
          </table:table-cell>
          <table:covered-table-cell table:style-name="ce8"/>
          <table:covered-table-cell table:style-name="ce9"/>
          <table:table-cell table:style-name="ce7" table:formula="of:=1020.746 - 4" office:value-type="float" office:value="1016.746" calcext:value-type="float" table:number-columns-spanned="3" table:number-rows-spanned="1">
            <text:p>1016.7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1.7652 - 3" office:value-type="float" office:value="1218.7652" calcext:value-type="float" table:number-columns-spanned="3" table:number-rows-spanned="1">
            <text:p>1218.7652</text:p>
          </table:table-cell>
          <table:covered-table-cell table:style-name="ce8"/>
          <table:covered-table-cell table:style-name="ce9"/>
          <table:table-cell table:style-name="ce7" table:formula="of:=1022.8246 - 4" office:value-type="float" office:value="1018.8246" calcext:value-type="float" table:number-columns-spanned="3" table:number-rows-spanned="1">
            <text:p>1018.82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2.4885 - 3" office:value-type="float" office:value="1219.4885" calcext:value-type="float" table:number-columns-spanned="3" table:number-rows-spanned="1">
            <text:p>1219.4885</text:p>
          </table:table-cell>
          <table:covered-table-cell table:style-name="ce8"/>
          <table:covered-table-cell table:style-name="ce9"/>
          <table:table-cell table:style-name="ce7" table:formula="of:=1022.4894 - 4" office:value-type="float" office:value="1018.4894" calcext:value-type="float" table:number-columns-spanned="3" table:number-rows-spanned="1">
            <text:p>1018.48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2.7054 - 5" office:value-type="float" office:value="1217.7054" calcext:value-type="float" table:number-columns-spanned="3" table:number-rows-spanned="1">
            <text:p>1217.7054</text:p>
          </table:table-cell>
          <table:covered-table-cell table:style-name="ce8"/>
          <table:covered-table-cell table:style-name="ce9"/>
          <table:table-cell table:style-name="ce7" table:formula="of:=1023.5562 - 4" office:value-type="float" office:value="1019.5562" calcext:value-type="float" table:number-columns-spanned="3" table:number-rows-spanned="1">
            <text:p>1019.5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4.4892 - 2" office:value-type="float" office:value="1222.4892" calcext:value-type="float" table:number-columns-spanned="3" table:number-rows-spanned="1">
            <text:p>1222.4892</text:p>
          </table:table-cell>
          <table:covered-table-cell table:style-name="ce8"/>
          <table:covered-table-cell table:style-name="ce9"/>
          <table:table-cell table:style-name="ce7" table:formula="of:=1025.6429 - 4" office:value-type="float" office:value="1021.6429" calcext:value-type="float" table:number-columns-spanned="3" table:number-rows-spanned="1">
            <text:p>1021.64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4.7049 - 5" office:value-type="float" office:value="1219.7049" calcext:value-type="float" table:number-columns-spanned="3" table:number-rows-spanned="1">
            <text:p>1219.7049</text:p>
          </table:table-cell>
          <table:covered-table-cell table:style-name="ce8"/>
          <table:covered-table-cell table:style-name="ce9"/>
          <table:table-cell table:style-name="ce7" table:formula="of:=1026.0448 - 4" office:value-type="float" office:value="1022.0448" calcext:value-type="float" table:number-columns-spanned="3" table:number-rows-spanned="1">
            <text:p>1022.04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4.7169 - 5" office:value-type="float" office:value="1219.7169" calcext:value-type="float" table:number-columns-spanned="3" table:number-rows-spanned="1">
            <text:p>1219.7169</text:p>
          </table:table-cell>
          <table:covered-table-cell table:style-name="ce8"/>
          <table:covered-table-cell table:style-name="ce9"/>
          <table:table-cell table:style-name="ce7" table:formula="of:=1025.39 - 4" office:value-type="float" office:value="1021.39" calcext:value-type="float" table:number-columns-spanned="3" table:number-rows-spanned="1">
            <text:p>1021.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4.7602 - 5" office:value-type="float" office:value="1219.7602" calcext:value-type="float" table:number-columns-spanned="3" table:number-rows-spanned="1">
            <text:p>1219.7602</text:p>
          </table:table-cell>
          <table:covered-table-cell table:style-name="ce8"/>
          <table:covered-table-cell table:style-name="ce9"/>
          <table:table-cell table:style-name="ce7" table:formula="of:=1025.5767 - 4" office:value-type="float" office:value="1021.5767" calcext:value-type="float" table:number-columns-spanned="3" table:number-rows-spanned="1">
            <text:p>1021.57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6 - 4" office:value-type="float" office:value="1222" calcext:value-type="float" table:number-columns-spanned="3" table:number-rows-spanned="1">
            <text:p>1222</text:p>
          </table:table-cell>
          <table:covered-table-cell table:style-name="ce8"/>
          <table:covered-table-cell table:style-name="ce9"/>
          <table:table-cell table:style-name="ce7" table:formula="of:=1028.2295 - 4" office:value-type="float" office:value="1024.2295" calcext:value-type="float" table:number-columns-spanned="3" table:number-rows-spanned="1">
            <text:p>1024.22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6.9364 - 4" office:value-type="float" office:value="1222.9364" calcext:value-type="float" table:number-columns-spanned="3" table:number-rows-spanned="1">
            <text:p>1222.9364</text:p>
          </table:table-cell>
          <table:covered-table-cell table:style-name="ce8"/>
          <table:covered-table-cell table:style-name="ce9"/>
          <table:table-cell table:style-name="ce7" table:formula="of:=1028.8808 - 4" office:value-type="float" office:value="1024.8808" calcext:value-type="float" table:number-columns-spanned="3" table:number-rows-spanned="1">
            <text:p>1024.88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8.7009 - 4" office:value-type="float" office:value="1224.7009" calcext:value-type="float" table:number-columns-spanned="3" table:number-rows-spanned="1">
            <text:p>1224.7009</text:p>
          </table:table-cell>
          <table:covered-table-cell table:style-name="ce8"/>
          <table:covered-table-cell table:style-name="ce9"/>
          <table:table-cell table:style-name="ce7" table:formula="of:=1029.6498 - 4" office:value-type="float" office:value="1025.6498" calcext:value-type="float" table:number-columns-spanned="3" table:number-rows-spanned="1">
            <text:p>1025.64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9.17 - 3" office:value-type="float" office:value="1226.17" calcext:value-type="float" table:number-columns-spanned="3" table:number-rows-spanned="1">
            <text:p>1226.17</text:p>
          </table:table-cell>
          <table:covered-table-cell table:style-name="ce8"/>
          <table:covered-table-cell table:style-name="ce9"/>
          <table:table-cell table:style-name="ce7" table:formula="of:=1028.7225 - 4" office:value-type="float" office:value="1024.7225" calcext:value-type="float" table:number-columns-spanned="3" table:number-rows-spanned="1">
            <text:p>1024.72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9.7131 - 5" office:value-type="float" office:value="1224.7131" calcext:value-type="float" table:number-columns-spanned="3" table:number-rows-spanned="1">
            <text:p>1224.7131</text:p>
          </table:table-cell>
          <table:covered-table-cell table:style-name="ce8"/>
          <table:covered-table-cell table:style-name="ce9"/>
          <table:table-cell table:style-name="ce7" table:formula="of:=1028.4392 - 4" office:value-type="float" office:value="1024.4392" calcext:value-type="float" table:number-columns-spanned="3" table:number-rows-spanned="1">
            <text:p>1024.43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9.7562 - 5" office:value-type="float" office:value="1224.7562" calcext:value-type="float" table:number-columns-spanned="3" table:number-rows-spanned="1">
            <text:p>1224.7562</text:p>
          </table:table-cell>
          <table:covered-table-cell table:style-name="ce8"/>
          <table:covered-table-cell table:style-name="ce9"/>
          <table:table-cell table:style-name="ce7" table:formula="of:=1029.1443 - 4" office:value-type="float" office:value="1025.1443" calcext:value-type="float" table:number-columns-spanned="3" table:number-rows-spanned="1">
            <text:p>1025.14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29.7789 - 5" office:value-type="float" office:value="1224.7789" calcext:value-type="float" table:number-columns-spanned="3" table:number-rows-spanned="1">
            <text:p>1224.7789</text:p>
          </table:table-cell>
          <table:covered-table-cell table:style-name="ce8"/>
          <table:covered-table-cell table:style-name="ce9"/>
          <table:table-cell table:style-name="ce7" table:formula="of:=1032.3342 - 4" office:value-type="float" office:value="1028.3342" calcext:value-type="float" table:number-columns-spanned="3" table:number-rows-spanned="1">
            <text:p>1028.33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0.6989 - 2" office:value-type="float" office:value="1228.6989" calcext:value-type="float" table:number-columns-spanned="3" table:number-rows-spanned="1">
            <text:p>1228.6989</text:p>
          </table:table-cell>
          <table:covered-table-cell table:style-name="ce8"/>
          <table:covered-table-cell table:style-name="ce9"/>
          <table:table-cell table:style-name="ce7" table:formula="of:=1033.4335 - 4" office:value-type="float" office:value="1029.4335" calcext:value-type="float" table:number-columns-spanned="3" table:number-rows-spanned="1">
            <text:p>1029.43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0.7732 - 1" office:value-type="float" office:value="1229.7732" calcext:value-type="float" table:number-columns-spanned="3" table:number-rows-spanned="1">
            <text:p>1229.7732</text:p>
          </table:table-cell>
          <table:covered-table-cell table:style-name="ce8"/>
          <table:covered-table-cell table:style-name="ce9"/>
          <table:table-cell table:style-name="ce7" table:formula="of:=1034.6473 - 5" office:value-type="float" office:value="1029.6473" calcext:value-type="float" table:number-columns-spanned="3" table:number-rows-spanned="1">
            <text:p>1029.6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1.6969 - 1" office:value-type="float" office:value="1230.6969" calcext:value-type="float" table:number-columns-spanned="3" table:number-rows-spanned="1">
            <text:p>1230.6969</text:p>
          </table:table-cell>
          <table:covered-table-cell table:style-name="ce8"/>
          <table:covered-table-cell table:style-name="ce9"/>
          <table:table-cell table:style-name="ce7" table:formula="of:=1035.5315 - 5" office:value-type="float" office:value="1030.5315" calcext:value-type="float" table:number-columns-spanned="3" table:number-rows-spanned="1">
            <text:p>1030.53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1.7109 - 2" office:value-type="float" office:value="1229.7109" calcext:value-type="float" table:number-columns-spanned="3" table:number-rows-spanned="1">
            <text:p>1229.7109</text:p>
          </table:table-cell>
          <table:covered-table-cell table:style-name="ce8"/>
          <table:covered-table-cell table:style-name="ce9"/>
          <table:table-cell table:style-name="ce7" table:formula="of:=1033.8692 - 5" office:value-type="float" office:value="1028.8692" calcext:value-type="float" table:number-columns-spanned="3" table:number-rows-spanned="1">
            <text:p>1028.86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2.1697 - 3" office:value-type="float" office:value="1229.1697" calcext:value-type="float" table:number-columns-spanned="3" table:number-rows-spanned="1">
            <text:p>1229.1697</text:p>
          </table:table-cell>
          <table:covered-table-cell table:style-name="ce8"/>
          <table:covered-table-cell table:style-name="ce9"/>
          <table:table-cell table:style-name="ce7" table:formula="of:=1036.25 - 5" office:value-type="float" office:value="1031.25" calcext:value-type="float" table:number-columns-spanned="3" table:number-rows-spanned="1">
            <text:p>1031.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2.2226 - 5" office:value-type="float" office:value="1227.2226" calcext:value-type="float" table:number-columns-spanned="3" table:number-rows-spanned="1">
            <text:p>1227.2226</text:p>
          </table:table-cell>
          <table:covered-table-cell table:style-name="ce8"/>
          <table:covered-table-cell table:style-name="ce9"/>
          <table:table-cell table:style-name="ce7" table:formula="of:=1037.1572 - 5" office:value-type="float" office:value="1032.1572" calcext:value-type="float" table:number-columns-spanned="3" table:number-rows-spanned="1">
            <text:p>1032.15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2.7077 - 1" office:value-type="float" office:value="1231.7077" calcext:value-type="float" table:number-columns-spanned="3" table:number-rows-spanned="1">
            <text:p>1231.7077</text:p>
          </table:table-cell>
          <table:covered-table-cell table:style-name="ce8"/>
          <table:covered-table-cell table:style-name="ce9"/>
          <table:table-cell table:style-name="ce7" table:formula="of:=1037.6706 - 5" office:value-type="float" office:value="1032.6706" calcext:value-type="float" table:number-columns-spanned="3" table:number-rows-spanned="1">
            <text:p>1032.6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3.9454 - 3" office:value-type="float" office:value="1230.9454" calcext:value-type="float" table:number-columns-spanned="3" table:number-rows-spanned="1">
            <text:p>1230.9454</text:p>
          </table:table-cell>
          <table:covered-table-cell table:style-name="ce8"/>
          <table:covered-table-cell table:style-name="ce9"/>
          <table:table-cell table:style-name="ce7" table:formula="of:=1039.4563 - 5" office:value-type="float" office:value="1034.4563" calcext:value-type="float" table:number-columns-spanned="3" table:number-rows-spanned="1">
            <text:p>1034.45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3.9823 - 4" office:value-type="float" office:value="1229.9823" calcext:value-type="float" table:number-columns-spanned="3" table:number-rows-spanned="1">
            <text:p>1229.9823</text:p>
          </table:table-cell>
          <table:covered-table-cell table:style-name="ce8"/>
          <table:covered-table-cell table:style-name="ce9"/>
          <table:table-cell table:style-name="ce7" table:formula="of:=1038.8765 - 5" office:value-type="float" office:value="1033.8765" calcext:value-type="float" table:number-columns-spanned="3" table:number-rows-spanned="1">
            <text:p>1033.87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4.7076 - 2" office:value-type="float" office:value="1232.7076" calcext:value-type="float" table:number-columns-spanned="3" table:number-rows-spanned="1">
            <text:p>1232.7076</text:p>
          </table:table-cell>
          <table:covered-table-cell table:style-name="ce8"/>
          <table:covered-table-cell table:style-name="ce9"/>
          <table:table-cell table:style-name="ce7" table:formula="of:=1038.2824 - 5" office:value-type="float" office:value="1033.2824" calcext:value-type="float" table:number-columns-spanned="3" table:number-rows-spanned="1">
            <text:p>1033.28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5.7659 - 1" office:value-type="float" office:value="1234.7659" calcext:value-type="float" table:number-columns-spanned="3" table:number-rows-spanned="1">
            <text:p>1234.7659</text:p>
          </table:table-cell>
          <table:covered-table-cell table:style-name="ce8"/>
          <table:covered-table-cell table:style-name="ce9"/>
          <table:table-cell table:style-name="ce7" table:formula="of:=1040.8027 - 5" office:value-type="float" office:value="1035.8027" calcext:value-type="float" table:number-columns-spanned="3" table:number-rows-spanned="1">
            <text:p>1035.80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6.0626 - 2" office:value-type="float" office:value="1234.0626" calcext:value-type="float" table:number-columns-spanned="3" table:number-rows-spanned="1">
            <text:p>1234.0626</text:p>
          </table:table-cell>
          <table:covered-table-cell table:style-name="ce8"/>
          <table:covered-table-cell table:style-name="ce9"/>
          <table:table-cell table:style-name="ce7" table:formula="of:=1042.877 - 5" office:value-type="float" office:value="1037.877" calcext:value-type="float" table:number-columns-spanned="3" table:number-rows-spanned="1">
            <text:p>1037.8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6.216 - 4" office:value-type="float" office:value="1232.216" calcext:value-type="float" table:number-columns-spanned="3" table:number-rows-spanned="1">
            <text:p>1232.216</text:p>
          </table:table-cell>
          <table:covered-table-cell table:style-name="ce8"/>
          <table:covered-table-cell table:style-name="ce9"/>
          <table:table-cell table:style-name="ce7" table:formula="of:=1042.9253 - 5" office:value-type="float" office:value="1037.9253" calcext:value-type="float" table:number-columns-spanned="3" table:number-rows-spanned="1">
            <text:p>1037.92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6.6975 - 5" office:value-type="float" office:value="1231.6975" calcext:value-type="float" table:number-columns-spanned="3" table:number-rows-spanned="1">
            <text:p>1231.6975</text:p>
          </table:table-cell>
          <table:covered-table-cell table:style-name="ce8"/>
          <table:covered-table-cell table:style-name="ce9"/>
          <table:table-cell table:style-name="ce7" table:formula="of:=1045.4214 - 5" office:value-type="float" office:value="1040.4214" calcext:value-type="float" table:number-columns-spanned="3" table:number-rows-spanned="1">
            <text:p>1040.42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6.9759 - 3" office:value-type="float" office:value="1233.9759" calcext:value-type="float" table:number-columns-spanned="3" table:number-rows-spanned="1">
            <text:p>1233.9759</text:p>
          </table:table-cell>
          <table:covered-table-cell table:style-name="ce8"/>
          <table:covered-table-cell table:style-name="ce9"/>
          <table:table-cell table:style-name="ce7" table:formula="of:=1044.8877 - 5" office:value-type="float" office:value="1039.8877" calcext:value-type="float" table:number-columns-spanned="3" table:number-rows-spanned="1">
            <text:p>1039.88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7.1651 - 5" office:value-type="float" office:value="1232.1651" calcext:value-type="float" table:number-columns-spanned="3" table:number-rows-spanned="1">
            <text:p>1232.1651</text:p>
          </table:table-cell>
          <table:covered-table-cell table:style-name="ce8"/>
          <table:covered-table-cell table:style-name="ce9"/>
          <table:table-cell table:style-name="ce7" table:formula="of:=1043.7198 - 5" office:value-type="float" office:value="1038.7198" calcext:value-type="float" table:number-columns-spanned="3" table:number-rows-spanned="1">
            <text:p>1038.71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8.7672 - 3" office:value-type="float" office:value="1235.7672" calcext:value-type="float" table:number-columns-spanned="3" table:number-rows-spanned="1">
            <text:p>1235.7672</text:p>
          </table:table-cell>
          <table:covered-table-cell table:style-name="ce8"/>
          <table:covered-table-cell table:style-name="ce9"/>
          <table:table-cell table:style-name="ce7" table:formula="of:=1046.623 - 5" office:value-type="float" office:value="1041.623" calcext:value-type="float" table:number-columns-spanned="3" table:number-rows-spanned="1">
            <text:p>1041.6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9.2378 - 3" office:value-type="float" office:value="1236.2378" calcext:value-type="float" table:number-columns-spanned="3" table:number-rows-spanned="1">
            <text:p>1236.2378</text:p>
          </table:table-cell>
          <table:covered-table-cell table:style-name="ce8"/>
          <table:covered-table-cell table:style-name="ce9"/>
          <table:table-cell table:style-name="ce7" table:formula="of:=1046.0379 - 5" office:value-type="float" office:value="1041.0379" calcext:value-type="float" table:number-columns-spanned="3" table:number-rows-spanned="1">
            <text:p>1041.03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9.3876 - 3" office:value-type="float" office:value="1236.3876" calcext:value-type="float" table:number-columns-spanned="3" table:number-rows-spanned="1">
            <text:p>1236.3876</text:p>
          </table:table-cell>
          <table:covered-table-cell table:style-name="ce8"/>
          <table:covered-table-cell table:style-name="ce9"/>
          <table:table-cell table:style-name="ce7" table:formula="of:=1047.6764 - 5" office:value-type="float" office:value="1042.6764" calcext:value-type="float" table:number-columns-spanned="3" table:number-rows-spanned="1">
            <text:p>1042.6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39.6913 - 3" office:value-type="float" office:value="1236.6913" calcext:value-type="float" table:number-columns-spanned="3" table:number-rows-spanned="1">
            <text:p>1236.6913</text:p>
          </table:table-cell>
          <table:covered-table-cell table:style-name="ce8"/>
          <table:covered-table-cell table:style-name="ce9"/>
          <table:table-cell table:style-name="ce7" table:formula="of:=1049.602 - 5" office:value-type="float" office:value="1044.602" calcext:value-type="float" table:number-columns-spanned="3" table:number-rows-spanned="1">
            <text:p>1044.6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0.1586 - 3" office:value-type="float" office:value="1237.1586" calcext:value-type="float" table:number-columns-spanned="3" table:number-rows-spanned="1">
            <text:p>1237.1586</text:p>
          </table:table-cell>
          <table:covered-table-cell table:style-name="ce8"/>
          <table:covered-table-cell table:style-name="ce9"/>
          <table:table-cell table:style-name="ce7" table:formula="of:=1050.9088 - 5" office:value-type="float" office:value="1045.9088" calcext:value-type="float" table:number-columns-spanned="3" table:number-rows-spanned="1">
            <text:p>1045.90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0.3849 - 1" office:value-type="float" office:value="1239.3849" calcext:value-type="float" table:number-columns-spanned="3" table:number-rows-spanned="1">
            <text:p>1239.3849</text:p>
          </table:table-cell>
          <table:covered-table-cell table:style-name="ce8"/>
          <table:covered-table-cell table:style-name="ce9"/>
          <table:table-cell table:style-name="ce7" table:formula="of:=1050.0625 - 5" office:value-type="float" office:value="1045.0625" calcext:value-type="float" table:number-columns-spanned="3" table:number-rows-spanned="1">
            <text:p>1045.06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1.2026 - 4" office:value-type="float" office:value="1237.2026" calcext:value-type="float" table:number-columns-spanned="3" table:number-rows-spanned="1">
            <text:p>1237.2026</text:p>
          </table:table-cell>
          <table:covered-table-cell table:style-name="ce8"/>
          <table:covered-table-cell table:style-name="ce9"/>
          <table:table-cell table:style-name="ce7" table:formula="of:=1050.6884 - 5" office:value-type="float" office:value="1045.6884" calcext:value-type="float" table:number-columns-spanned="3" table:number-rows-spanned="1">
            <text:p>1045.68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1.4418 - 1" office:value-type="float" office:value="1240.4418" calcext:value-type="float" table:number-columns-spanned="3" table:number-rows-spanned="1">
            <text:p>1240.4418</text:p>
          </table:table-cell>
          <table:covered-table-cell table:style-name="ce8"/>
          <table:covered-table-cell table:style-name="ce9"/>
          <table:table-cell table:style-name="ce7" table:formula="of:=1053.2175 - 5" office:value-type="float" office:value="1048.2175" calcext:value-type="float" table:number-columns-spanned="3" table:number-rows-spanned="1">
            <text:p>1048.21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1.8041 - 2" office:value-type="float" office:value="1239.8041" calcext:value-type="float" table:number-columns-spanned="3" table:number-rows-spanned="1">
            <text:p>1239.8041</text:p>
          </table:table-cell>
          <table:covered-table-cell table:style-name="ce8"/>
          <table:covered-table-cell table:style-name="ce9"/>
          <table:table-cell table:style-name="ce7" table:formula="of:=1053.3751 - 5" office:value-type="float" office:value="1048.3751" calcext:value-type="float" table:number-columns-spanned="3" table:number-rows-spanned="1">
            <text:p>1048.37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2.4991 - 1" office:value-type="float" office:value="1241.4991" calcext:value-type="float" table:number-columns-spanned="3" table:number-rows-spanned="1">
            <text:p>1241.4991</text:p>
          </table:table-cell>
          <table:covered-table-cell table:style-name="ce8"/>
          <table:covered-table-cell table:style-name="ce9"/>
          <table:table-cell table:style-name="ce7" table:formula="of:=1054.3722 - 5" office:value-type="float" office:value="1049.3722" calcext:value-type="float" table:number-columns-spanned="3" table:number-rows-spanned="1">
            <text:p>1049.37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2.7646 - 4" office:value-type="float" office:value="1238.7646" calcext:value-type="float" table:number-columns-spanned="3" table:number-rows-spanned="1">
            <text:p>1238.7646</text:p>
          </table:table-cell>
          <table:covered-table-cell table:style-name="ce8"/>
          <table:covered-table-cell table:style-name="ce9"/>
          <table:table-cell table:style-name="ce7" table:formula="of:=1054.8809 - 5" office:value-type="float" office:value="1049.8809" calcext:value-type="float" table:number-columns-spanned="3" table:number-rows-spanned="1">
            <text:p>1049.88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3.2355 - 4" office:value-type="float" office:value="1239.2355" calcext:value-type="float" table:number-columns-spanned="3" table:number-rows-spanned="1">
            <text:p>1239.2355</text:p>
          </table:table-cell>
          <table:covered-table-cell table:style-name="ce8"/>
          <table:covered-table-cell table:style-name="ce9"/>
          <table:table-cell table:style-name="ce7" table:formula="of:=1054.7302 - 5" office:value-type="float" office:value="1049.7302" calcext:value-type="float" table:number-columns-spanned="3" table:number-rows-spanned="1">
            <text:p>1049.73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3.7588 - 1" office:value-type="float" office:value="1242.7588" calcext:value-type="float" table:number-columns-spanned="3" table:number-rows-spanned="1">
            <text:p>1242.7588</text:p>
          </table:table-cell>
          <table:covered-table-cell table:style-name="ce8"/>
          <table:covered-table-cell table:style-name="ce9"/>
          <table:table-cell table:style-name="ce7" table:formula="of:=1055.4975 - 5" office:value-type="float" office:value="1050.4975" calcext:value-type="float" table:number-columns-spanned="3" table:number-rows-spanned="1">
            <text:p>1050.49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4.1984 - 3" office:value-type="float" office:value="1241.1984" calcext:value-type="float" table:number-columns-spanned="3" table:number-rows-spanned="1">
            <text:p>1241.1984</text:p>
          </table:table-cell>
          <table:covered-table-cell table:style-name="ce8"/>
          <table:covered-table-cell table:style-name="ce9"/>
          <table:table-cell table:style-name="ce7" table:formula="of:=1057.2542 - 5" office:value-type="float" office:value="1052.2542" calcext:value-type="float" table:number-columns-spanned="3" table:number-rows-spanned="1">
            <text:p>1052.25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4.2295 - 1" office:value-type="float" office:value="1243.2295" calcext:value-type="float" table:number-columns-spanned="3" table:number-rows-spanned="1">
            <text:p>1243.2295</text:p>
          </table:table-cell>
          <table:covered-table-cell table:style-name="ce8"/>
          <table:covered-table-cell table:style-name="ce9"/>
          <table:table-cell table:style-name="ce7" table:formula="of:=1058.5562 - 5" office:value-type="float" office:value="1053.5562" calcext:value-type="float" table:number-columns-spanned="3" table:number-rows-spanned="1">
            <text:p>1053.5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4.971 - 3" office:value-type="float" office:value="1241.971" calcext:value-type="float" table:number-columns-spanned="3" table:number-rows-spanned="1">
            <text:p>1241.971</text:p>
          </table:table-cell>
          <table:covered-table-cell table:style-name="ce8"/>
          <table:covered-table-cell table:style-name="ce9"/>
          <table:table-cell table:style-name="ce7" table:formula="of:=1060.3224 - 5" office:value-type="float" office:value="1055.3224" calcext:value-type="float" table:number-columns-spanned="3" table:number-rows-spanned="1">
            <text:p>1055.32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5.2292 - 1" office:value-type="float" office:value="1244.2292" calcext:value-type="float" table:number-columns-spanned="3" table:number-rows-spanned="1">
            <text:p>1244.2292</text:p>
          </table:table-cell>
          <table:covered-table-cell table:style-name="ce8"/>
          <table:covered-table-cell table:style-name="ce9"/>
          <table:table-cell table:style-name="ce7" table:formula="of:=1059.7597 - 5" office:value-type="float" office:value="1054.7597" calcext:value-type="float" table:number-columns-spanned="3" table:number-rows-spanned="1">
            <text:p>1054.75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5.4394 - 5" office:value-type="float" office:value="1240.4394" calcext:value-type="float" table:number-columns-spanned="3" table:number-rows-spanned="1">
            <text:p>1240.4394</text:p>
          </table:table-cell>
          <table:covered-table-cell table:style-name="ce8"/>
          <table:covered-table-cell table:style-name="ce9"/>
          <table:table-cell table:style-name="ce7" table:formula="of:=1060.598 - 5" office:value-type="float" office:value="1055.598" calcext:value-type="float" table:number-columns-spanned="3" table:number-rows-spanned="1">
            <text:p>1055.5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6.3085 - 2" office:value-type="float" office:value="1244.3085" calcext:value-type="float" table:number-columns-spanned="3" table:number-rows-spanned="1">
            <text:p>1244.3085</text:p>
          </table:table-cell>
          <table:covered-table-cell table:style-name="ce8"/>
          <table:covered-table-cell table:style-name="ce9"/>
          <table:table-cell table:style-name="ce7" table:formula="of:=1060.9684 - 5" office:value-type="float" office:value="1055.9684" calcext:value-type="float" table:number-columns-spanned="3" table:number-rows-spanned="1">
            <text:p>1055.96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6.488 - 1" office:value-type="float" office:value="1245.488" calcext:value-type="float" table:number-columns-spanned="3" table:number-rows-spanned="1">
            <text:p>1245.488</text:p>
          </table:table-cell>
          <table:covered-table-cell table:style-name="ce8"/>
          <table:covered-table-cell table:style-name="ce9"/>
          <table:table-cell table:style-name="ce7" table:formula="of:=1062.5977 - 5" office:value-type="float" office:value="1057.5977" calcext:value-type="float" table:number-columns-spanned="3" table:number-rows-spanned="1">
            <text:p>1057.5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6.7232 - 4" office:value-type="float" office:value="1242.7232" calcext:value-type="float" table:number-columns-spanned="3" table:number-rows-spanned="1">
            <text:p>1242.7232</text:p>
          </table:table-cell>
          <table:covered-table-cell table:style-name="ce8"/>
          <table:covered-table-cell table:style-name="ce9"/>
          <table:table-cell table:style-name="ce7" table:formula="of:=1063.2839 - 5" office:value-type="float" office:value="1058.2839" calcext:value-type="float" table:number-columns-spanned="3" table:number-rows-spanned="1">
            <text:p>1058.2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7.9679 - 3" office:value-type="float" office:value="1244.9679" calcext:value-type="float" table:number-columns-spanned="3" table:number-rows-spanned="1">
            <text:p>1244.9679</text:p>
          </table:table-cell>
          <table:covered-table-cell table:style-name="ce8"/>
          <table:covered-table-cell table:style-name="ce9"/>
          <table:table-cell table:style-name="ce7" table:formula="of:=1064.2144 - 5" office:value-type="float" office:value="1059.2144" calcext:value-type="float" table:number-columns-spanned="3" table:number-rows-spanned="1">
            <text:p>1059.21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8.3981 - 3" office:value-type="float" office:value="1245.3981" calcext:value-type="float" table:number-columns-spanned="3" table:number-rows-spanned="1">
            <text:p>1245.3981</text:p>
          </table:table-cell>
          <table:covered-table-cell table:style-name="ce8"/>
          <table:covered-table-cell table:style-name="ce9"/>
          <table:table-cell table:style-name="ce7" table:formula="of:=1066.4349 - 5" office:value-type="float" office:value="1061.4349" calcext:value-type="float" table:number-columns-spanned="3" table:number-rows-spanned="1">
            <text:p>1061.43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9.0225 - 1" office:value-type="float" office:value="1248.0225" calcext:value-type="float" table:number-columns-spanned="3" table:number-rows-spanned="1">
            <text:p>1248.0225</text:p>
          </table:table-cell>
          <table:covered-table-cell table:style-name="ce8"/>
          <table:covered-table-cell table:style-name="ce9"/>
          <table:table-cell table:style-name="ce7" table:formula="of:=1065.2771 - 5" office:value-type="float" office:value="1060.2771" calcext:value-type="float" table:number-columns-spanned="3" table:number-rows-spanned="1">
            <text:p>1060.27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9.0401 - 5" office:value-type="float" office:value="1244.0401" calcext:value-type="float" table:number-columns-spanned="3" table:number-rows-spanned="1">
            <text:p>1244.0401</text:p>
          </table:table-cell>
          <table:covered-table-cell table:style-name="ce8"/>
          <table:covered-table-cell table:style-name="ce9"/>
          <table:table-cell table:style-name="ce7" table:formula="of:=1065.7672 - 5" office:value-type="float" office:value="1060.7672" calcext:value-type="float" table:number-columns-spanned="3" table:number-rows-spanned="1">
            <text:p>1060.76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49.4882 - 3" office:value-type="float" office:value="1246.4882" calcext:value-type="float" table:number-columns-spanned="3" table:number-rows-spanned="1">
            <text:p>1246.4882</text:p>
          </table:table-cell>
          <table:covered-table-cell table:style-name="ce8"/>
          <table:covered-table-cell table:style-name="ce9"/>
          <table:table-cell table:style-name="ce7" table:formula="of:=1066.5611 - 5" office:value-type="float" office:value="1061.5611" calcext:value-type="float" table:number-columns-spanned="3" table:number-rows-spanned="1">
            <text:p>1061.56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0.5336 - 4" office:value-type="float" office:value="1246.5336" calcext:value-type="float" table:number-columns-spanned="3" table:number-rows-spanned="1">
            <text:p>1246.5336</text:p>
          </table:table-cell>
          <table:covered-table-cell table:style-name="ce8"/>
          <table:covered-table-cell table:style-name="ce9"/>
          <table:table-cell table:style-name="ce7" table:formula="of:=1067.602 - 5" office:value-type="float" office:value="1062.602" calcext:value-type="float" table:number-columns-spanned="3" table:number-rows-spanned="1">
            <text:p>1062.6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1.6003 - 2" office:value-type="float" office:value="1249.6003" calcext:value-type="float" table:number-columns-spanned="3" table:number-rows-spanned="1">
            <text:p>1249.6003</text:p>
          </table:table-cell>
          <table:covered-table-cell table:style-name="ce8"/>
          <table:covered-table-cell table:style-name="ce9"/>
          <table:table-cell table:style-name="ce7" table:formula="of:=1070.28 - 5" office:value-type="float" office:value="1065.28" calcext:value-type="float" table:number-columns-spanned="3" table:number-rows-spanned="1">
            <text:p>1065.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2.0033 - 5" office:value-type="float" office:value="1247.0033" calcext:value-type="float" table:number-columns-spanned="3" table:number-rows-spanned="1">
            <text:p>1247.0033</text:p>
          </table:table-cell>
          <table:covered-table-cell table:style-name="ce8"/>
          <table:covered-table-cell table:style-name="ce9"/>
          <table:table-cell table:style-name="ce7" table:formula="of:=1070.622 - 5" office:value-type="float" office:value="1065.622" calcext:value-type="float" table:number-columns-spanned="3" table:number-rows-spanned="1">
            <text:p>1065.6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2.1943 - 3" office:value-type="float" office:value="1249.1943" calcext:value-type="float" table:number-columns-spanned="3" table:number-rows-spanned="1">
            <text:p>1249.1943</text:p>
          </table:table-cell>
          <table:covered-table-cell table:style-name="ce8"/>
          <table:covered-table-cell table:style-name="ce9"/>
          <table:table-cell table:style-name="ce7" table:formula="of:=1070.4584 - 5" office:value-type="float" office:value="1065.4584" calcext:value-type="float" table:number-columns-spanned="3" table:number-rows-spanned="1">
            <text:p>1065.45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2.6578 - 1" office:value-type="float" office:value="1251.6578" calcext:value-type="float" table:number-columns-spanned="3" table:number-rows-spanned="1">
            <text:p>1251.6578</text:p>
          </table:table-cell>
          <table:covered-table-cell table:style-name="ce8"/>
          <table:covered-table-cell table:style-name="ce9"/>
          <table:table-cell table:style-name="ce7" table:formula="of:=1071.2061 - 5" office:value-type="float" office:value="1066.2061" calcext:value-type="float" table:number-columns-spanned="3" table:number-rows-spanned="1">
            <text:p>1066.20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3.192 - 1" office:value-type="float" office:value="1252.192" calcext:value-type="float" table:number-columns-spanned="3" table:number-rows-spanned="1">
            <text:p>1252.192</text:p>
          </table:table-cell>
          <table:covered-table-cell table:style-name="ce8"/>
          <table:covered-table-cell table:style-name="ce9"/>
          <table:table-cell table:style-name="ce7" table:formula="of:=1073.2048 - 5" office:value-type="float" office:value="1068.2048" calcext:value-type="float" table:number-columns-spanned="3" table:number-rows-spanned="1">
            <text:p>1068.2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3.6808 - 5" office:value-type="float" office:value="1248.6808" calcext:value-type="float" table:number-columns-spanned="3" table:number-rows-spanned="1">
            <text:p>1248.6808</text:p>
          </table:table-cell>
          <table:covered-table-cell table:style-name="ce8"/>
          <table:covered-table-cell table:style-name="ce9"/>
          <table:table-cell table:style-name="ce7" table:formula="of:=1072.4634 - 5" office:value-type="float" office:value="1067.4634" calcext:value-type="float" table:number-columns-spanned="3" table:number-rows-spanned="1">
            <text:p>1067.46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4.1155 - 2" office:value-type="float" office:value="1252.1155" calcext:value-type="float" table:number-columns-spanned="3" table:number-rows-spanned="1">
            <text:p>1252.1155</text:p>
          </table:table-cell>
          <table:covered-table-cell table:style-name="ce8"/>
          <table:covered-table-cell table:style-name="ce9"/>
          <table:table-cell table:style-name="ce7" table:formula="of:=1076.1417 - 5" office:value-type="float" office:value="1071.1417" calcext:value-type="float" table:number-columns-spanned="3" table:number-rows-spanned="1">
            <text:p>1071.14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4.3208 - 5" office:value-type="float" office:value="1249.3208" calcext:value-type="float" table:number-columns-spanned="3" table:number-rows-spanned="1">
            <text:p>1249.3208</text:p>
          </table:table-cell>
          <table:covered-table-cell table:style-name="ce8"/>
          <table:covered-table-cell table:style-name="ce9"/>
          <table:table-cell table:style-name="ce7" table:formula="of:=1076.1224 - 5" office:value-type="float" office:value="1071.1224" calcext:value-type="float" table:number-columns-spanned="3" table:number-rows-spanned="1">
            <text:p>1071.12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4.5298 - 4" office:value-type="float" office:value="1250.5298" calcext:value-type="float" table:number-columns-spanned="3" table:number-rows-spanned="1">
            <text:p>1250.5298</text:p>
          </table:table-cell>
          <table:covered-table-cell table:style-name="ce8"/>
          <table:covered-table-cell table:style-name="ce9"/>
          <table:table-cell table:style-name="ce7" table:formula="of:=1076.0403 - 5" office:value-type="float" office:value="1071.0403" calcext:value-type="float" table:number-columns-spanned="3" table:number-rows-spanned="1">
            <text:p>1071.04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5.1138 - 1" office:value-type="float" office:value="1254.1138" calcext:value-type="float" table:number-columns-spanned="3" table:number-rows-spanned="1">
            <text:p>1254.1138</text:p>
          </table:table-cell>
          <table:covered-table-cell table:style-name="ce8"/>
          <table:covered-table-cell table:style-name="ce9"/>
          <table:table-cell table:style-name="ce7" table:formula="of:=1076.1099 - 5" office:value-type="float" office:value="1071.1099" calcext:value-type="float" table:number-columns-spanned="3" table:number-rows-spanned="1">
            <text:p>1071.1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5.3156 - 1" office:value-type="float" office:value="1254.3156" calcext:value-type="float" table:number-columns-spanned="3" table:number-rows-spanned="1">
            <text:p>1254.3156</text:p>
          </table:table-cell>
          <table:covered-table-cell table:style-name="ce8"/>
          <table:covered-table-cell table:style-name="ce9"/>
          <table:table-cell table:style-name="ce7" table:formula="of:=1078.508 - 5" office:value-type="float" office:value="1073.508" calcext:value-type="float" table:number-columns-spanned="3" table:number-rows-spanned="1">
            <text:p>1073.5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6.6394 - 2" office:value-type="float" office:value="1254.6394" calcext:value-type="float" table:number-columns-spanned="3" table:number-rows-spanned="1">
            <text:p>1254.6394</text:p>
          </table:table-cell>
          <table:covered-table-cell table:style-name="ce8"/>
          <table:covered-table-cell table:style-name="ce9"/>
          <table:table-cell table:style-name="ce7" table:formula="of:=1079.6353 - 5" office:value-type="float" office:value="1074.6353" calcext:value-type="float" table:number-columns-spanned="3" table:number-rows-spanned="1">
            <text:p>1074.63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6.6752 - 3" office:value-type="float" office:value="1253.6752" calcext:value-type="float" table:number-columns-spanned="3" table:number-rows-spanned="1">
            <text:p>1253.6752</text:p>
          </table:table-cell>
          <table:covered-table-cell table:style-name="ce8"/>
          <table:covered-table-cell table:style-name="ce9"/>
          <table:table-cell table:style-name="ce7" table:formula="of:=1080.7546 - 5" office:value-type="float" office:value="1075.7546" calcext:value-type="float" table:number-columns-spanned="3" table:number-rows-spanned="1">
            <text:p>1075.75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7.1135 - 2" office:value-type="float" office:value="1255.1135" calcext:value-type="float" table:number-columns-spanned="3" table:number-rows-spanned="1">
            <text:p>1255.1135</text:p>
          </table:table-cell>
          <table:covered-table-cell table:style-name="ce8"/>
          <table:covered-table-cell table:style-name="ce9"/>
          <table:table-cell table:style-name="ce7" table:formula="of:=1080.4356 - 5" office:value-type="float" office:value="1075.4356" calcext:value-type="float" table:number-columns-spanned="3" table:number-rows-spanned="1">
            <text:p>1075.43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7.4226 - 4" office:value-type="float" office:value="1253.4226" calcext:value-type="float" table:number-columns-spanned="3" table:number-rows-spanned="1">
            <text:p>1253.4226</text:p>
          </table:table-cell>
          <table:covered-table-cell table:style-name="ce8"/>
          <table:covered-table-cell table:style-name="ce9"/>
          <table:table-cell table:style-name="ce7" table:formula="of:=1080.5504 - 5" office:value-type="float" office:value="1075.5504" calcext:value-type="float" table:number-columns-spanned="3" table:number-rows-spanned="1">
            <text:p>1075.55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7.6395 - 1" office:value-type="float" office:value="1256.6395" calcext:value-type="float" table:number-columns-spanned="3" table:number-rows-spanned="1">
            <text:p>1256.6395</text:p>
          </table:table-cell>
          <table:covered-table-cell table:style-name="ce8"/>
          <table:covered-table-cell table:style-name="ce9"/>
          <table:table-cell table:style-name="ce7" table:formula="of:=1081.424 - 5" office:value-type="float" office:value="1076.424" calcext:value-type="float" table:number-columns-spanned="3" table:number-rows-spanned="1">
            <text:p>1076.4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7.672 - 1" office:value-type="float" office:value="1256.672" calcext:value-type="float" table:number-columns-spanned="3" table:number-rows-spanned="1">
            <text:p>1256.672</text:p>
          </table:table-cell>
          <table:covered-table-cell table:style-name="ce8"/>
          <table:covered-table-cell table:style-name="ce9"/>
          <table:table-cell table:style-name="ce7" table:formula="of:=1082.8058 - 5" office:value-type="float" office:value="1077.8058" calcext:value-type="float" table:number-columns-spanned="3" table:number-rows-spanned="1">
            <text:p>1077.80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7.9446 - 5" office:value-type="float" office:value="1252.9446" calcext:value-type="float" table:number-columns-spanned="3" table:number-rows-spanned="1">
            <text:p>1252.9446</text:p>
          </table:table-cell>
          <table:covered-table-cell table:style-name="ce8"/>
          <table:covered-table-cell table:style-name="ce9"/>
          <table:table-cell table:style-name="ce7" table:formula="of:=1084.8035 - 5" office:value-type="float" office:value="1079.8035" calcext:value-type="float" table:number-columns-spanned="3" table:number-rows-spanned="1">
            <text:p>1079.80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58.3153 - 3" office:value-type="float" office:value="1255.3153" calcext:value-type="float" table:number-columns-spanned="3" table:number-rows-spanned="1">
            <text:p>1255.3153</text:p>
          </table:table-cell>
          <table:covered-table-cell table:style-name="ce8"/>
          <table:covered-table-cell table:style-name="ce9"/>
          <table:table-cell table:style-name="ce7" table:formula="of:=1085.1793 - 5" office:value-type="float" office:value="1080.1793" calcext:value-type="float" table:number-columns-spanned="3" table:number-rows-spanned="1">
            <text:p>1080.17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0.8444 - 3" office:value-type="float" office:value="1257.8444" calcext:value-type="float" table:number-columns-spanned="3" table:number-rows-spanned="1">
            <text:p>1257.8444</text:p>
          </table:table-cell>
          <table:covered-table-cell table:style-name="ce8"/>
          <table:covered-table-cell table:style-name="ce9"/>
          <table:table-cell table:style-name="ce7" table:formula="of:=1086.4795 - 5" office:value-type="float" office:value="1081.4795" calcext:value-type="float" table:number-columns-spanned="3" table:number-rows-spanned="1">
            <text:p>1081.47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1.4884 - 3" office:value-type="float" office:value="1258.4884" calcext:value-type="float" table:number-columns-spanned="3" table:number-rows-spanned="1">
            <text:p>1258.4884</text:p>
          </table:table-cell>
          <table:covered-table-cell table:style-name="ce8"/>
          <table:covered-table-cell table:style-name="ce9"/>
          <table:table-cell table:style-name="ce7" table:formula="of:=1086.7071 - 5" office:value-type="float" office:value="1081.7071" calcext:value-type="float" table:number-columns-spanned="3" table:number-rows-spanned="1">
            <text:p>1081.70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2.1123 - 5" office:value-type="float" office:value="1257.1123" calcext:value-type="float" table:number-columns-spanned="3" table:number-rows-spanned="1">
            <text:p>1257.1123</text:p>
          </table:table-cell>
          <table:covered-table-cell table:style-name="ce8"/>
          <table:covered-table-cell table:style-name="ce9"/>
          <table:table-cell table:style-name="ce7" table:formula="of:=1088.0314 - 5" office:value-type="float" office:value="1083.0314" calcext:value-type="float" table:number-columns-spanned="3" table:number-rows-spanned="1">
            <text:p>1083.03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2.6387 - 5" office:value-type="float" office:value="1257.6387" calcext:value-type="float" table:number-columns-spanned="3" table:number-rows-spanned="1">
            <text:p>1257.6387</text:p>
          </table:table-cell>
          <table:covered-table-cell table:style-name="ce8"/>
          <table:covered-table-cell table:style-name="ce9"/>
          <table:table-cell table:style-name="ce7" table:formula="of:=1088.0591 - 5" office:value-type="float" office:value="1083.0591" calcext:value-type="float" table:number-columns-spanned="3" table:number-rows-spanned="1">
            <text:p>1083.05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2.7069 - 5" office:value-type="float" office:value="1257.7069" calcext:value-type="float" table:number-columns-spanned="3" table:number-rows-spanned="1">
            <text:p>1257.7069</text:p>
          </table:table-cell>
          <table:covered-table-cell table:style-name="ce8"/>
          <table:covered-table-cell table:style-name="ce9"/>
          <table:table-cell table:style-name="ce7" table:formula="of:=1088.2889 - 5" office:value-type="float" office:value="1083.2889" calcext:value-type="float" table:number-columns-spanned="3" table:number-rows-spanned="1">
            <text:p>1083.28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3.2262 - 5" office:value-type="float" office:value="1258.2262" calcext:value-type="float" table:number-columns-spanned="3" table:number-rows-spanned="1">
            <text:p>1258.2262</text:p>
          </table:table-cell>
          <table:covered-table-cell table:style-name="ce8"/>
          <table:covered-table-cell table:style-name="ce9"/>
          <table:table-cell table:style-name="ce7" table:formula="of:=1090.8597 - 5" office:value-type="float" office:value="1085.8597" calcext:value-type="float" table:number-columns-spanned="3" table:number-rows-spanned="1">
            <text:p>1085.85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4.0194 - 3" office:value-type="float" office:value="1261.0194" calcext:value-type="float" table:number-columns-spanned="3" table:number-rows-spanned="1">
            <text:p>1261.0194</text:p>
          </table:table-cell>
          <table:covered-table-cell table:style-name="ce8"/>
          <table:covered-table-cell table:style-name="ce9"/>
          <table:table-cell table:style-name="ce7" table:formula="of:=1091.6842 - 5" office:value-type="float" office:value="1086.6842" calcext:value-type="float" table:number-columns-spanned="3" table:number-rows-spanned="1">
            <text:p>1086.68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4.2812 - 1" office:value-type="float" office:value="1263.2812" calcext:value-type="float" table:number-columns-spanned="3" table:number-rows-spanned="1">
            <text:p>1263.2812</text:p>
          </table:table-cell>
          <table:covered-table-cell table:style-name="ce8"/>
          <table:covered-table-cell table:style-name="ce9"/>
          <table:table-cell table:style-name="ce7" table:formula="of:=1091.7116 - 5" office:value-type="float" office:value="1086.7116" calcext:value-type="float" table:number-columns-spanned="3" table:number-rows-spanned="1">
            <text:p>1086.71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4.6359 - 2" office:value-type="float" office:value="1262.6359" calcext:value-type="float" table:number-columns-spanned="3" table:number-rows-spanned="1">
            <text:p>1262.6359</text:p>
          </table:table-cell>
          <table:covered-table-cell table:style-name="ce8"/>
          <table:covered-table-cell table:style-name="ce9"/>
          <table:table-cell table:style-name="ce7" table:formula="of:=1091.3691 - 5" office:value-type="float" office:value="1086.3691" calcext:value-type="float" table:number-columns-spanned="3" table:number-rows-spanned="1">
            <text:p>1086.36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4.8192 - 2" office:value-type="float" office:value="1262.8192" calcext:value-type="float" table:number-columns-spanned="3" table:number-rows-spanned="1">
            <text:p>1262.8192</text:p>
          </table:table-cell>
          <table:covered-table-cell table:style-name="ce8"/>
          <table:covered-table-cell table:style-name="ce9"/>
          <table:table-cell table:style-name="ce7" table:formula="of:=1094.4227 - 5" office:value-type="float" office:value="1089.4227" calcext:value-type="float" table:number-columns-spanned="3" table:number-rows-spanned="1">
            <text:p>1089.42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6.1086 - 4" office:value-type="float" office:value="1262.1086" calcext:value-type="float" table:number-columns-spanned="3" table:number-rows-spanned="1">
            <text:p>1262.1086</text:p>
          </table:table-cell>
          <table:covered-table-cell table:style-name="ce8"/>
          <table:covered-table-cell table:style-name="ce9"/>
          <table:table-cell table:style-name="ce7" table:formula="of:=1095.1764 - 5" office:value-type="float" office:value="1090.1764" calcext:value-type="float" table:number-columns-spanned="3" table:number-rows-spanned="1">
            <text:p>1090.17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6.7777 - 5" office:value-type="float" office:value="1261.7777" calcext:value-type="float" table:number-columns-spanned="3" table:number-rows-spanned="1">
            <text:p>1261.7777</text:p>
          </table:table-cell>
          <table:covered-table-cell table:style-name="ce8"/>
          <table:covered-table-cell table:style-name="ce9"/>
          <table:table-cell table:style-name="ce7" table:formula="of:=1094.2836 - 5" office:value-type="float" office:value="1089.2836" calcext:value-type="float" table:number-columns-spanned="3" table:number-rows-spanned="1">
            <text:p>1089.28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7.8176 - 3" office:value-type="float" office:value="1264.8176" calcext:value-type="float" table:number-columns-spanned="3" table:number-rows-spanned="1">
            <text:p>1264.8176</text:p>
          </table:table-cell>
          <table:covered-table-cell table:style-name="ce8"/>
          <table:covered-table-cell table:style-name="ce9"/>
          <table:table-cell table:style-name="ce7" table:formula="of:=1096.4095 - 5" office:value-type="float" office:value="1091.4095" calcext:value-type="float" table:number-columns-spanned="3" table:number-rows-spanned="1">
            <text:p>1091.40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8.2198 - 2" office:value-type="float" office:value="1266.2198" calcext:value-type="float" table:number-columns-spanned="3" table:number-rows-spanned="1">
            <text:p>1266.2198</text:p>
          </table:table-cell>
          <table:covered-table-cell table:style-name="ce8"/>
          <table:covered-table-cell table:style-name="ce9"/>
          <table:table-cell table:style-name="ce7" table:formula="of:=1095.9944 - 5" office:value-type="float" office:value="1090.9944" calcext:value-type="float" table:number-columns-spanned="3" table:number-rows-spanned="1">
            <text:p>1090.99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8.867 - 4" office:value-type="float" office:value="1264.867" calcext:value-type="float" table:number-columns-spanned="3" table:number-rows-spanned="1">
            <text:p>1264.867</text:p>
          </table:table-cell>
          <table:covered-table-cell table:style-name="ce8"/>
          <table:covered-table-cell table:style-name="ce9"/>
          <table:table-cell table:style-name="ce7" table:formula="of:=1095.8777 - 5" office:value-type="float" office:value="1090.8777" calcext:value-type="float" table:number-columns-spanned="3" table:number-rows-spanned="1">
            <text:p>1090.87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9.3004 - 5" office:value-type="float" office:value="1264.3004" calcext:value-type="float" table:number-columns-spanned="3" table:number-rows-spanned="1">
            <text:p>1264.3004</text:p>
          </table:table-cell>
          <table:covered-table-cell table:style-name="ce8"/>
          <table:covered-table-cell table:style-name="ce9"/>
          <table:table-cell table:style-name="ce7" table:formula="of:=1098.8589 - 5" office:value-type="float" office:value="1093.8589" calcext:value-type="float" table:number-columns-spanned="3" table:number-rows-spanned="1">
            <text:p>1093.85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9.5698 - 5" office:value-type="float" office:value="1264.5698" calcext:value-type="float" table:number-columns-spanned="3" table:number-rows-spanned="1">
            <text:p>1264.5698</text:p>
          </table:table-cell>
          <table:covered-table-cell table:style-name="ce8"/>
          <table:covered-table-cell table:style-name="ce9"/>
          <table:table-cell table:style-name="ce7" table:formula="of:=1099.2775 - 5" office:value-type="float" office:value="1094.2775" calcext:value-type="float" table:number-columns-spanned="3" table:number-rows-spanned="1">
            <text:p>1094.27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69.9312 - 2" office:value-type="float" office:value="1267.9312" calcext:value-type="float" table:number-columns-spanned="3" table:number-rows-spanned="1">
            <text:p>1267.9312</text:p>
          </table:table-cell>
          <table:covered-table-cell table:style-name="ce8"/>
          <table:covered-table-cell table:style-name="ce9"/>
          <table:table-cell table:style-name="ce7" table:formula="of:=1099.8217 - 5" office:value-type="float" office:value="1094.8217" calcext:value-type="float" table:number-columns-spanned="3" table:number-rows-spanned="1">
            <text:p>1094.82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0.3342 - 2" office:value-type="float" office:value="1268.3342" calcext:value-type="float" table:number-columns-spanned="3" table:number-rows-spanned="1">
            <text:p>1268.3342</text:p>
          </table:table-cell>
          <table:covered-table-cell table:style-name="ce8"/>
          <table:covered-table-cell table:style-name="ce9"/>
          <table:table-cell table:style-name="ce7" table:formula="of:=1101.4058 - 5" office:value-type="float" office:value="1096.4058" calcext:value-type="float" table:number-columns-spanned="3" table:number-rows-spanned="1">
            <text:p>1096.40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0.5649 - 1" office:value-type="float" office:value="1269.5649" calcext:value-type="float" table:number-columns-spanned="3" table:number-rows-spanned="1">
            <text:p>1269.5649</text:p>
          </table:table-cell>
          <table:covered-table-cell table:style-name="ce8"/>
          <table:covered-table-cell table:style-name="ce9"/>
          <table:table-cell table:style-name="ce7" table:formula="of:=1102.0134 - 5" office:value-type="float" office:value="1097.0134" calcext:value-type="float" table:number-columns-spanned="3" table:number-rows-spanned="1">
            <text:p>1097.01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0.7725 - 4" office:value-type="float" office:value="1266.7725" calcext:value-type="float" table:number-columns-spanned="3" table:number-rows-spanned="1">
            <text:p>1266.7725</text:p>
          </table:table-cell>
          <table:covered-table-cell table:style-name="ce8"/>
          <table:covered-table-cell table:style-name="ce9"/>
          <table:table-cell table:style-name="ce7" table:formula="of:=1102.0708 - 5" office:value-type="float" office:value="1097.0708" calcext:value-type="float" table:number-columns-spanned="3" table:number-rows-spanned="1">
            <text:p>1097.07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1.6214 - 1" office:value-type="float" office:value="1270.6214" calcext:value-type="float" table:number-columns-spanned="3" table:number-rows-spanned="1">
            <text:p>1270.6214</text:p>
          </table:table-cell>
          <table:covered-table-cell table:style-name="ce8"/>
          <table:covered-table-cell table:style-name="ce9"/>
          <table:table-cell table:style-name="ce7" table:formula="of:=1103.0996 - 5" office:value-type="float" office:value="1098.0996" calcext:value-type="float" table:number-columns-spanned="3" table:number-rows-spanned="1">
            <text:p>1098.09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1.8648 - 3" office:value-type="float" office:value="1268.8648" calcext:value-type="float" table:number-columns-spanned="3" table:number-rows-spanned="1">
            <text:p>1268.8648</text:p>
          </table:table-cell>
          <table:covered-table-cell table:style-name="ce8"/>
          <table:covered-table-cell table:style-name="ce9"/>
          <table:table-cell table:style-name="ce7" table:formula="of:=1105.5347 - 5" office:value-type="float" office:value="1100.5347" calcext:value-type="float" table:number-columns-spanned="3" table:number-rows-spanned="1">
            <text:p>1100.53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2.6221 - 1" office:value-type="float" office:value="1271.6221" calcext:value-type="float" table:number-columns-spanned="3" table:number-rows-spanned="1">
            <text:p>1271.6221</text:p>
          </table:table-cell>
          <table:covered-table-cell table:style-name="ce8"/>
          <table:covered-table-cell table:style-name="ce9"/>
          <table:table-cell table:style-name="ce7" table:formula="of:=1104.2397 - 5" office:value-type="float" office:value="1099.2397" calcext:value-type="float" table:number-columns-spanned="3" table:number-rows-spanned="1">
            <text:p>1099.23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2.7674 - 2" office:value-type="float" office:value="1270.7674" calcext:value-type="float" table:number-columns-spanned="3" table:number-rows-spanned="1">
            <text:p>1270.7674</text:p>
          </table:table-cell>
          <table:covered-table-cell table:style-name="ce8"/>
          <table:covered-table-cell table:style-name="ce9"/>
          <table:table-cell table:style-name="ce7" table:formula="of:=1106.6899 - 5" office:value-type="float" office:value="1101.6899" calcext:value-type="float" table:number-columns-spanned="3" table:number-rows-spanned="1">
            <text:p>1101.68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2.9179 - 1" office:value-type="float" office:value="1271.9179" calcext:value-type="float" table:number-columns-spanned="3" table:number-rows-spanned="1">
            <text:p>1271.9179</text:p>
          </table:table-cell>
          <table:covered-table-cell table:style-name="ce8"/>
          <table:covered-table-cell table:style-name="ce9"/>
          <table:table-cell table:style-name="ce7" table:formula="of:=1105.6501 - 5" office:value-type="float" office:value="1100.6501" calcext:value-type="float" table:number-columns-spanned="3" table:number-rows-spanned="1">
            <text:p>1100.65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3.5041 - 3" office:value-type="float" office:value="1270.5041" calcext:value-type="float" table:number-columns-spanned="3" table:number-rows-spanned="1">
            <text:p>1270.5041</text:p>
          </table:table-cell>
          <table:covered-table-cell table:style-name="ce8"/>
          <table:covered-table-cell table:style-name="ce9"/>
          <table:table-cell table:style-name="ce7" table:formula="of:=1108.2964 - 5" office:value-type="float" office:value="1103.2964" calcext:value-type="float" table:number-columns-spanned="3" table:number-rows-spanned="1">
            <text:p>1103.29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4.585 - 5" office:value-type="float" office:value="1269.585" calcext:value-type="float" table:number-columns-spanned="3" table:number-rows-spanned="1">
            <text:p>1269.585</text:p>
          </table:table-cell>
          <table:covered-table-cell table:style-name="ce8"/>
          <table:covered-table-cell table:style-name="ce9"/>
          <table:table-cell table:style-name="ce7" table:formula="of:=1109.0151 - 5" office:value-type="float" office:value="1104.0151" calcext:value-type="float" table:number-columns-spanned="3" table:number-rows-spanned="1">
            <text:p>1104.01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5.2184 - 5" office:value-type="float" office:value="1270.2184" calcext:value-type="float" table:number-columns-spanned="3" table:number-rows-spanned="1">
            <text:p>1270.2184</text:p>
          </table:table-cell>
          <table:covered-table-cell table:style-name="ce8"/>
          <table:covered-table-cell table:style-name="ce9"/>
          <table:table-cell table:style-name="ce7" table:formula="of:=1109.6207 - 5" office:value-type="float" office:value="1104.6207" calcext:value-type="float" table:number-columns-spanned="3" table:number-rows-spanned="1">
            <text:p>1104.62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6.5004 - 3" office:value-type="float" office:value="1273.5004" calcext:value-type="float" table:number-columns-spanned="3" table:number-rows-spanned="1">
            <text:p>1273.5004</text:p>
          </table:table-cell>
          <table:covered-table-cell table:style-name="ce8"/>
          <table:covered-table-cell table:style-name="ce9"/>
          <table:table-cell table:style-name="ce7" table:formula="of:=1111.4121 - 5" office:value-type="float" office:value="1106.4121" calcext:value-type="float" table:number-columns-spanned="3" table:number-rows-spanned="1">
            <text:p>1106.41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6.6916 - 2" office:value-type="float" office:value="1274.6916" calcext:value-type="float" table:number-columns-spanned="3" table:number-rows-spanned="1">
            <text:p>1274.6916</text:p>
          </table:table-cell>
          <table:covered-table-cell table:style-name="ce8"/>
          <table:covered-table-cell table:style-name="ce9"/>
          <table:table-cell table:style-name="ce7" table:formula="of:=1111.5815 - 5" office:value-type="float" office:value="1106.5815" calcext:value-type="float" table:number-columns-spanned="3" table:number-rows-spanned="1">
            <text:p>1106.58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7.7664 - 5" office:value-type="float" office:value="1272.7664" calcext:value-type="float" table:number-columns-spanned="3" table:number-rows-spanned="1">
            <text:p>1272.7664</text:p>
          </table:table-cell>
          <table:covered-table-cell table:style-name="ce8"/>
          <table:covered-table-cell table:style-name="ce9"/>
          <table:table-cell table:style-name="ce7" table:formula="of:=1112.8833 - 5" office:value-type="float" office:value="1107.8833" calcext:value-type="float" table:number-columns-spanned="3" table:number-rows-spanned="1">
            <text:p>1107.88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7.9103 - 5" office:value-type="float" office:value="1272.9103" calcext:value-type="float" table:number-columns-spanned="3" table:number-rows-spanned="1">
            <text:p>1272.9103</text:p>
          </table:table-cell>
          <table:covered-table-cell table:style-name="ce8"/>
          <table:covered-table-cell table:style-name="ce9"/>
          <table:table-cell table:style-name="ce7" table:formula="of:=1113.221 - 5" office:value-type="float" office:value="1108.221" calcext:value-type="float" table:number-columns-spanned="3" table:number-rows-spanned="1">
            <text:p>1108.2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7.9173 - 5" office:value-type="float" office:value="1272.9173" calcext:value-type="float" table:number-columns-spanned="3" table:number-rows-spanned="1">
            <text:p>1272.9173</text:p>
          </table:table-cell>
          <table:covered-table-cell table:style-name="ce8"/>
          <table:covered-table-cell table:style-name="ce9"/>
          <table:table-cell table:style-name="ce7" table:formula="of:=1113.9387 - 5" office:value-type="float" office:value="1108.9387" calcext:value-type="float" table:number-columns-spanned="3" table:number-rows-spanned="1">
            <text:p>1108.93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8.9127 - 1" office:value-type="float" office:value="1277.9127" calcext:value-type="float" table:number-columns-spanned="3" table:number-rows-spanned="1">
            <text:p>1277.9127</text:p>
          </table:table-cell>
          <table:covered-table-cell table:style-name="ce8"/>
          <table:covered-table-cell table:style-name="ce9"/>
          <table:table-cell table:style-name="ce7" table:formula="of:=1114.1122 - 5" office:value-type="float" office:value="1109.1122" calcext:value-type="float" table:number-columns-spanned="3" table:number-rows-spanned="1">
            <text:p>1109.11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9.5002 - 3" office:value-type="float" office:value="1276.5002" calcext:value-type="float" table:number-columns-spanned="3" table:number-rows-spanned="1">
            <text:p>1276.5002</text:p>
          </table:table-cell>
          <table:covered-table-cell table:style-name="ce8"/>
          <table:covered-table-cell table:style-name="ce9"/>
          <table:table-cell table:style-name="ce7" table:formula="of:=1115.9389 - 5" office:value-type="float" office:value="1110.9389" calcext:value-type="float" table:number-columns-spanned="3" table:number-rows-spanned="1">
            <text:p>1110.93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79.9051 - 2" office:value-type="float" office:value="1277.9051" calcext:value-type="float" table:number-columns-spanned="3" table:number-rows-spanned="1">
            <text:p>1277.9051</text:p>
          </table:table-cell>
          <table:covered-table-cell table:style-name="ce8"/>
          <table:covered-table-cell table:style-name="ce9"/>
          <table:table-cell table:style-name="ce7" table:formula="of:=1115.8547 - 5" office:value-type="float" office:value="1110.8547" calcext:value-type="float" table:number-columns-spanned="3" table:number-rows-spanned="1">
            <text:p>1110.85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0.2122 - 5" office:value-type="float" office:value="1275.2122" calcext:value-type="float" table:number-columns-spanned="3" table:number-rows-spanned="1">
            <text:p>1275.2122</text:p>
          </table:table-cell>
          <table:covered-table-cell table:style-name="ce8"/>
          <table:covered-table-cell table:style-name="ce9"/>
          <table:table-cell table:style-name="ce7" table:formula="of:=1115.6922 - 5" office:value-type="float" office:value="1110.6922" calcext:value-type="float" table:number-columns-spanned="3" table:number-rows-spanned="1">
            <text:p>1110.69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0.9339 - 4" office:value-type="float" office:value="1276.9339" calcext:value-type="float" table:number-columns-spanned="3" table:number-rows-spanned="1">
            <text:p>1276.9339</text:p>
          </table:table-cell>
          <table:covered-table-cell table:style-name="ce8"/>
          <table:covered-table-cell table:style-name="ce9"/>
          <table:table-cell table:style-name="ce7" table:formula="of:=1117.0096 - 5" office:value-type="float" office:value="1112.0096" calcext:value-type="float" table:number-columns-spanned="3" table:number-rows-spanned="1">
            <text:p>1112.00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2.0077 - 4" office:value-type="float" office:value="1278.0077" calcext:value-type="float" table:number-columns-spanned="3" table:number-rows-spanned="1">
            <text:p>1278.0077</text:p>
          </table:table-cell>
          <table:covered-table-cell table:style-name="ce8"/>
          <table:covered-table-cell table:style-name="ce9"/>
          <table:table-cell table:style-name="ce7" table:formula="of:=1120.1093 - 5" office:value-type="float" office:value="1115.1093" calcext:value-type="float" table:number-columns-spanned="3" table:number-rows-spanned="1">
            <text:p>1115.10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2.0319 - 2" office:value-type="float" office:value="1280.0319" calcext:value-type="float" table:number-columns-spanned="3" table:number-rows-spanned="1">
            <text:p>1280.0319</text:p>
          </table:table-cell>
          <table:covered-table-cell table:style-name="ce8"/>
          <table:covered-table-cell table:style-name="ce9"/>
          <table:table-cell table:style-name="ce7" table:formula="of:=1118.6561 - 5" office:value-type="float" office:value="1113.6561" calcext:value-type="float" table:number-columns-spanned="3" table:number-rows-spanned="1">
            <text:p>1113.65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2.9138 - 4" office:value-type="float" office:value="1278.9138" calcext:value-type="float" table:number-columns-spanned="3" table:number-rows-spanned="1">
            <text:p>1278.9138</text:p>
          </table:table-cell>
          <table:covered-table-cell table:style-name="ce8"/>
          <table:covered-table-cell table:style-name="ce9"/>
          <table:table-cell table:style-name="ce7" table:formula="of:=1121.2685 - 5" office:value-type="float" office:value="1116.2685" calcext:value-type="float" table:number-columns-spanned="3" table:number-rows-spanned="1">
            <text:p>1116.26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3.3955 - 3" office:value-type="float" office:value="1280.3955" calcext:value-type="float" table:number-columns-spanned="3" table:number-rows-spanned="1">
            <text:p>1280.3955</text:p>
          </table:table-cell>
          <table:covered-table-cell table:style-name="ce8"/>
          <table:covered-table-cell table:style-name="ce9"/>
          <table:table-cell table:style-name="ce7" table:formula="of:=1121.6343 - 5" office:value-type="float" office:value="1116.6343" calcext:value-type="float" table:number-columns-spanned="3" table:number-rows-spanned="1">
            <text:p>1116.63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3.4977 - 4" office:value-type="float" office:value="1279.4977" calcext:value-type="float" table:number-columns-spanned="3" table:number-rows-spanned="1">
            <text:p>1279.4977</text:p>
          </table:table-cell>
          <table:covered-table-cell table:style-name="ce8"/>
          <table:covered-table-cell table:style-name="ce9"/>
          <table:table-cell table:style-name="ce7" table:formula="of:=1122.3346 - 5" office:value-type="float" office:value="1117.3346" calcext:value-type="float" table:number-columns-spanned="3" table:number-rows-spanned="1">
            <text:p>1117.33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4.1023 - 3" office:value-type="float" office:value="1281.1023" calcext:value-type="float" table:number-columns-spanned="3" table:number-rows-spanned="1">
            <text:p>1281.1023</text:p>
          </table:table-cell>
          <table:covered-table-cell table:style-name="ce8"/>
          <table:covered-table-cell table:style-name="ce9"/>
          <table:table-cell table:style-name="ce7" table:formula="of:=1123.8472 - 5" office:value-type="float" office:value="1118.8472" calcext:value-type="float" table:number-columns-spanned="3" table:number-rows-spanned="1">
            <text:p>1118.84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5.2024 - 3" office:value-type="float" office:value="1282.2024" calcext:value-type="float" table:number-columns-spanned="3" table:number-rows-spanned="1">
            <text:p>1282.2024</text:p>
          </table:table-cell>
          <table:covered-table-cell table:style-name="ce8"/>
          <table:covered-table-cell table:style-name="ce9"/>
          <table:table-cell table:style-name="ce7" table:formula="of:=1125.3154 - 5" office:value-type="float" office:value="1120.3154" calcext:value-type="float" table:number-columns-spanned="3" table:number-rows-spanned="1">
            <text:p>1120.31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5.9101 - 3" office:value-type="float" office:value="1282.9101" calcext:value-type="float" table:number-columns-spanned="3" table:number-rows-spanned="1">
            <text:p>1282.9101</text:p>
          </table:table-cell>
          <table:covered-table-cell table:style-name="ce8"/>
          <table:covered-table-cell table:style-name="ce9"/>
          <table:table-cell table:style-name="ce7" table:formula="of:=1124.4528 - 5" office:value-type="float" office:value="1119.4528" calcext:value-type="float" table:number-columns-spanned="3" table:number-rows-spanned="1">
            <text:p>1119.45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6.4929 - 3" office:value-type="float" office:value="1283.4929" calcext:value-type="float" table:number-columns-spanned="3" table:number-rows-spanned="1">
            <text:p>1283.4929</text:p>
          </table:table-cell>
          <table:covered-table-cell table:style-name="ce8"/>
          <table:covered-table-cell table:style-name="ce9"/>
          <table:table-cell table:style-name="ce7" table:formula="of:=1127.418 - 5" office:value-type="float" office:value="1122.418" calcext:value-type="float" table:number-columns-spanned="3" table:number-rows-spanned="1">
            <text:p>1122.4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6.5659 - 3" office:value-type="float" office:value="1283.5659" calcext:value-type="float" table:number-columns-spanned="3" table:number-rows-spanned="1">
            <text:p>1283.5659</text:p>
          </table:table-cell>
          <table:covered-table-cell table:style-name="ce8"/>
          <table:covered-table-cell table:style-name="ce9"/>
          <table:table-cell table:style-name="ce7" table:formula="of:=1127.3407 - 5" office:value-type="float" office:value="1122.3407" calcext:value-type="float" table:number-columns-spanned="3" table:number-rows-spanned="1">
            <text:p>1122.3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7.29 - 5" office:value-type="float" office:value="1282.29" calcext:value-type="float" table:number-columns-spanned="3" table:number-rows-spanned="1">
            <text:p>1282.29</text:p>
          </table:table-cell>
          <table:covered-table-cell table:style-name="ce8"/>
          <table:covered-table-cell table:style-name="ce9"/>
          <table:table-cell table:style-name="ce7" table:formula="of:=1128.1886 - 5" office:value-type="float" office:value="1123.1886" calcext:value-type="float" table:number-columns-spanned="3" table:number-rows-spanned="1">
            <text:p>1123.18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7.3118 - 2" office:value-type="float" office:value="1285.3118" calcext:value-type="float" table:number-columns-spanned="3" table:number-rows-spanned="1">
            <text:p>1285.3118</text:p>
          </table:table-cell>
          <table:covered-table-cell table:style-name="ce8"/>
          <table:covered-table-cell table:style-name="ce9"/>
          <table:table-cell table:style-name="ce7" table:formula="of:=1127.237 - 5" office:value-type="float" office:value="1122.237" calcext:value-type="float" table:number-columns-spanned="3" table:number-rows-spanned="1">
            <text:p>1122.2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8.1 - 4" office:value-type="float" office:value="1284.1" calcext:value-type="float" table:number-columns-spanned="3" table:number-rows-spanned="1">
            <text:p>1284.1</text:p>
          </table:table-cell>
          <table:covered-table-cell table:style-name="ce8"/>
          <table:covered-table-cell table:style-name="ce9"/>
          <table:table-cell table:style-name="ce7" table:formula="of:=1128.0269 - 5" office:value-type="float" office:value="1123.0269" calcext:value-type="float" table:number-columns-spanned="3" table:number-rows-spanned="1">
            <text:p>1123.02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8.2841 - 1" office:value-type="float" office:value="1287.2841" calcext:value-type="float" table:number-columns-spanned="3" table:number-rows-spanned="1">
            <text:p>1287.2841</text:p>
          </table:table-cell>
          <table:covered-table-cell table:style-name="ce8"/>
          <table:covered-table-cell table:style-name="ce9"/>
          <table:table-cell table:style-name="ce7" table:formula="of:=1129.42 - 5" office:value-type="float" office:value="1124.42" calcext:value-type="float" table:number-columns-spanned="3" table:number-rows-spanned="1">
            <text:p>1124.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9.1537 - 1" office:value-type="float" office:value="1288.1537" calcext:value-type="float" table:number-columns-spanned="3" table:number-rows-spanned="1">
            <text:p>1288.1537</text:p>
          </table:table-cell>
          <table:covered-table-cell table:style-name="ce8"/>
          <table:covered-table-cell table:style-name="ce9"/>
          <table:table-cell table:style-name="ce7" table:formula="of:=1131.4144 - 5" office:value-type="float" office:value="1126.4144" calcext:value-type="float" table:number-columns-spanned="3" table:number-rows-spanned="1">
            <text:p>1126.41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89.5635 - 3" office:value-type="float" office:value="1286.5635" calcext:value-type="float" table:number-columns-spanned="3" table:number-rows-spanned="1">
            <text:p>1286.5635</text:p>
          </table:table-cell>
          <table:covered-table-cell table:style-name="ce8"/>
          <table:covered-table-cell table:style-name="ce9"/>
          <table:table-cell table:style-name="ce7" table:formula="of:=1131.7436 - 5" office:value-type="float" office:value="1126.7436" calcext:value-type="float" table:number-columns-spanned="3" table:number-rows-spanned="1">
            <text:p>1126.74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1.1924 - 5" office:value-type="float" office:value="1286.1924" calcext:value-type="float" table:number-columns-spanned="3" table:number-rows-spanned="1">
            <text:p>1286.1924</text:p>
          </table:table-cell>
          <table:covered-table-cell table:style-name="ce8"/>
          <table:covered-table-cell table:style-name="ce9"/>
          <table:table-cell table:style-name="ce7" table:formula="of:=1131.3099 - 5" office:value-type="float" office:value="1126.3099" calcext:value-type="float" table:number-columns-spanned="3" table:number-rows-spanned="1">
            <text:p>1126.3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1.5363 - 4" office:value-type="float" office:value="1287.5363" calcext:value-type="float" table:number-columns-spanned="3" table:number-rows-spanned="1">
            <text:p>1287.5363</text:p>
          </table:table-cell>
          <table:covered-table-cell table:style-name="ce8"/>
          <table:covered-table-cell table:style-name="ce9"/>
          <table:table-cell table:style-name="ce7" table:formula="of:=1132.3925 - 5" office:value-type="float" office:value="1127.3925" calcext:value-type="float" table:number-columns-spanned="3" table:number-rows-spanned="1">
            <text:p>1127.39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1.7803 - 5" office:value-type="float" office:value="1286.7803" calcext:value-type="float" table:number-columns-spanned="3" table:number-rows-spanned="1">
            <text:p>1286.7803</text:p>
          </table:table-cell>
          <table:covered-table-cell table:style-name="ce8"/>
          <table:covered-table-cell table:style-name="ce9"/>
          <table:table-cell table:style-name="ce7" table:formula="of:=1135.0914 - 5" office:value-type="float" office:value="1130.0914" calcext:value-type="float" table:number-columns-spanned="3" table:number-rows-spanned="1">
            <text:p>1130.09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2.1882 - 1" office:value-type="float" office:value="1291.1882" calcext:value-type="float" table:number-columns-spanned="3" table:number-rows-spanned="1">
            <text:p>1291.1882</text:p>
          </table:table-cell>
          <table:covered-table-cell table:style-name="ce8"/>
          <table:covered-table-cell table:style-name="ce9"/>
          <table:table-cell table:style-name="ce7" table:formula="of:=1135.6177 - 5" office:value-type="float" office:value="1130.6177" calcext:value-type="float" table:number-columns-spanned="3" table:number-rows-spanned="1">
            <text:p>1130.61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2.2834 - 4" office:value-type="float" office:value="1288.2834" calcext:value-type="float" table:number-columns-spanned="3" table:number-rows-spanned="1">
            <text:p>1288.2834</text:p>
          </table:table-cell>
          <table:covered-table-cell table:style-name="ce8"/>
          <table:covered-table-cell table:style-name="ce9"/>
          <table:table-cell table:style-name="ce7" table:formula="of:=1136.8854 - 5" office:value-type="float" office:value="1131.8854" calcext:value-type="float" table:number-columns-spanned="3" table:number-rows-spanned="1">
            <text:p>1131.88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2.5937 - 1" office:value-type="float" office:value="1291.5937" calcext:value-type="float" table:number-columns-spanned="3" table:number-rows-spanned="1">
            <text:p>1291.5937</text:p>
          </table:table-cell>
          <table:covered-table-cell table:style-name="ce8"/>
          <table:covered-table-cell table:style-name="ce9"/>
          <table:table-cell table:style-name="ce7" table:formula="of:=1136.0404 - 5" office:value-type="float" office:value="1131.0404" calcext:value-type="float" table:number-columns-spanned="3" table:number-rows-spanned="1">
            <text:p>1131.04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2.8332 - 1" office:value-type="float" office:value="1291.8332" calcext:value-type="float" table:number-columns-spanned="3" table:number-rows-spanned="1">
            <text:p>1291.8332</text:p>
          </table:table-cell>
          <table:covered-table-cell table:style-name="ce8"/>
          <table:covered-table-cell table:style-name="ce9"/>
          <table:table-cell table:style-name="ce7" table:formula="of:=1138.2642 - 5" office:value-type="float" office:value="1133.2642" calcext:value-type="float" table:number-columns-spanned="3" table:number-rows-spanned="1">
            <text:p>1133.26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3.1538 - 4" office:value-type="float" office:value="1289.1538" calcext:value-type="float" table:number-columns-spanned="3" table:number-rows-spanned="1">
            <text:p>1289.1538</text:p>
          </table:table-cell>
          <table:covered-table-cell table:style-name="ce8"/>
          <table:covered-table-cell table:style-name="ce9"/>
          <table:table-cell table:style-name="ce7" table:formula="of:=1137.3407 - 5" office:value-type="float" office:value="1132.3407" calcext:value-type="float" table:number-columns-spanned="3" table:number-rows-spanned="1">
            <text:p>1132.34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4.3024 - 2" office:value-type="float" office:value="1292.3024" calcext:value-type="float" table:number-columns-spanned="3" table:number-rows-spanned="1">
            <text:p>1292.3024</text:p>
          </table:table-cell>
          <table:covered-table-cell table:style-name="ce8"/>
          <table:covered-table-cell table:style-name="ce9"/>
          <table:table-cell table:style-name="ce7" table:formula="of:=1138.3901 - 5" office:value-type="float" office:value="1133.3901" calcext:value-type="float" table:number-columns-spanned="3" table:number-rows-spanned="1">
            <text:p>1133.39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4.5608 - 5" office:value-type="float" office:value="1289.5608" calcext:value-type="float" table:number-columns-spanned="3" table:number-rows-spanned="1">
            <text:p>1289.5608</text:p>
          </table:table-cell>
          <table:covered-table-cell table:style-name="ce8"/>
          <table:covered-table-cell table:style-name="ce9"/>
          <table:table-cell table:style-name="ce7" table:formula="of:=1140.7064 - 5" office:value-type="float" office:value="1135.7064" calcext:value-type="float" table:number-columns-spanned="3" table:number-rows-spanned="1">
            <text:p>1135.70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5.7623 - 3" office:value-type="float" office:value="1292.7623" calcext:value-type="float" table:number-columns-spanned="3" table:number-rows-spanned="1">
            <text:p>1292.7623</text:p>
          </table:table-cell>
          <table:covered-table-cell table:style-name="ce8"/>
          <table:covered-table-cell table:style-name="ce9"/>
          <table:table-cell table:style-name="ce7" table:formula="of:=1142.5706 - 5" office:value-type="float" office:value="1137.5706" calcext:value-type="float" table:number-columns-spanned="3" table:number-rows-spanned="1">
            <text:p>1137.5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6.32 - 3" office:value-type="float" office:value="1293.32" calcext:value-type="float" table:number-columns-spanned="3" table:number-rows-spanned="1">
            <text:p>1293.32</text:p>
          </table:table-cell>
          <table:covered-table-cell table:style-name="ce8"/>
          <table:covered-table-cell table:style-name="ce9"/>
          <table:table-cell table:style-name="ce7" table:formula="of:=1143.2258 - 5" office:value-type="float" office:value="1138.2258" calcext:value-type="float" table:number-columns-spanned="3" table:number-rows-spanned="1">
            <text:p>1138.22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3001 - 3" office:value-type="float" office:value="1294.3001" calcext:value-type="float" table:number-columns-spanned="3" table:number-rows-spanned="1">
            <text:p>1294.3001</text:p>
          </table:table-cell>
          <table:covered-table-cell table:style-name="ce8"/>
          <table:covered-table-cell table:style-name="ce9"/>
          <table:table-cell table:style-name="ce7" table:formula="of:=1142.7853 - 5" office:value-type="float" office:value="1137.7853" calcext:value-type="float" table:number-columns-spanned="3" table:number-rows-spanned="1">
            <text:p>1137.78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3187 - 1" office:value-type="float" office:value="1296.3187" calcext:value-type="float" table:number-columns-spanned="3" table:number-rows-spanned="1">
            <text:p>1296.3187</text:p>
          </table:table-cell>
          <table:covered-table-cell table:style-name="ce8"/>
          <table:covered-table-cell table:style-name="ce9"/>
          <table:table-cell table:style-name="ce7" table:formula="of:=1144.0267 - 5" office:value-type="float" office:value="1139.0267" calcext:value-type="float" table:number-columns-spanned="3" table:number-rows-spanned="1">
            <text:p>1139.02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5552 - 3" office:value-type="float" office:value="1294.5552" calcext:value-type="float" table:number-columns-spanned="3" table:number-rows-spanned="1">
            <text:p>1294.5552</text:p>
          </table:table-cell>
          <table:covered-table-cell table:style-name="ce8"/>
          <table:covered-table-cell table:style-name="ce9"/>
          <table:table-cell table:style-name="ce7" table:formula="of:=1145.5626 - 5" office:value-type="float" office:value="1140.5626" calcext:value-type="float" table:number-columns-spanned="3" table:number-rows-spanned="1">
            <text:p>1140.56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5666 - 5" office:value-type="float" office:value="1292.5666" calcext:value-type="float" table:number-columns-spanned="3" table:number-rows-spanned="1">
            <text:p>1292.5666</text:p>
          </table:table-cell>
          <table:covered-table-cell table:style-name="ce8"/>
          <table:covered-table-cell table:style-name="ce9"/>
          <table:table-cell table:style-name="ce7" table:formula="of:=1144.9524 - 5" office:value-type="float" office:value="1139.9524" calcext:value-type="float" table:number-columns-spanned="3" table:number-rows-spanned="1">
            <text:p>1139.95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8327 - 5" office:value-type="float" office:value="1292.8327" calcext:value-type="float" table:number-columns-spanned="3" table:number-rows-spanned="1">
            <text:p>1292.8327</text:p>
          </table:table-cell>
          <table:covered-table-cell table:style-name="ce8"/>
          <table:covered-table-cell table:style-name="ce9"/>
          <table:table-cell table:style-name="ce7" table:formula="of:=1148.1839 - 5" office:value-type="float" office:value="1143.1839" calcext:value-type="float" table:number-columns-spanned="3" table:number-rows-spanned="1">
            <text:p>1143.18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297.8757 - 2" office:value-type="float" office:value="1295.8757" calcext:value-type="float" table:number-columns-spanned="3" table:number-rows-spanned="1">
            <text:p>1295.8757</text:p>
          </table:table-cell>
          <table:covered-table-cell table:style-name="ce8"/>
          <table:covered-table-cell table:style-name="ce9"/>
          <table:table-cell table:style-name="ce7" table:formula="of:=1147.0515 - 5" office:value-type="float" office:value="1142.0515" calcext:value-type="float" table:number-columns-spanned="3" table:number-rows-spanned="1">
            <text:p>1142.05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0.3189 - 3" office:value-type="float" office:value="1297.3189" calcext:value-type="float" table:number-columns-spanned="3" table:number-rows-spanned="1">
            <text:p>1297.3189</text:p>
          </table:table-cell>
          <table:covered-table-cell table:style-name="ce8"/>
          <table:covered-table-cell table:style-name="ce9"/>
          <table:table-cell table:style-name="ce7" table:formula="of:=1147.59 - 5" office:value-type="float" office:value="1142.59" calcext:value-type="float" table:number-columns-spanned="3" table:number-rows-spanned="1">
            <text:p>1142.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0.4699 - 3" office:value-type="float" office:value="1297.4699" calcext:value-type="float" table:number-columns-spanned="3" table:number-rows-spanned="1">
            <text:p>1297.4699</text:p>
          </table:table-cell>
          <table:covered-table-cell table:style-name="ce8"/>
          <table:covered-table-cell table:style-name="ce9"/>
          <table:table-cell table:style-name="ce7" table:formula="of:=1149.3329 - 5" office:value-type="float" office:value="1144.3329" calcext:value-type="float" table:number-columns-spanned="3" table:number-rows-spanned="1">
            <text:p>1144.33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0.5532 - 3" office:value-type="float" office:value="1297.5532" calcext:value-type="float" table:number-columns-spanned="3" table:number-rows-spanned="1">
            <text:p>1297.5532</text:p>
          </table:table-cell>
          <table:covered-table-cell table:style-name="ce8"/>
          <table:covered-table-cell table:style-name="ce9"/>
          <table:table-cell table:style-name="ce7" table:formula="of:=1149.4626 - 5" office:value-type="float" office:value="1144.4626" calcext:value-type="float" table:number-columns-spanned="3" table:number-rows-spanned="1">
            <text:p>1144.46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1.4666 - 1" office:value-type="float" office:value="1300.4666" calcext:value-type="float" table:number-columns-spanned="3" table:number-rows-spanned="1">
            <text:p>1300.4666</text:p>
          </table:table-cell>
          <table:covered-table-cell table:style-name="ce8"/>
          <table:covered-table-cell table:style-name="ce9"/>
          <table:table-cell table:style-name="ce7" table:formula="of:=1150.624 - 5" office:value-type="float" office:value="1145.624" calcext:value-type="float" table:number-columns-spanned="3" table:number-rows-spanned="1">
            <text:p>1145.6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1.8722 - 4" office:value-type="float" office:value="1297.8722" calcext:value-type="float" table:number-columns-spanned="3" table:number-rows-spanned="1">
            <text:p>1297.8722</text:p>
          </table:table-cell>
          <table:covered-table-cell table:style-name="ce8"/>
          <table:covered-table-cell table:style-name="ce9"/>
          <table:table-cell table:style-name="ce7" table:formula="of:=1151.5478 - 5" office:value-type="float" office:value="1146.5478" calcext:value-type="float" table:number-columns-spanned="3" table:number-rows-spanned="1">
            <text:p>1146.54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2.431 - 2" office:value-type="float" office:value="1300.431" calcext:value-type="float" table:number-columns-spanned="3" table:number-rows-spanned="1">
            <text:p>1300.431</text:p>
          </table:table-cell>
          <table:covered-table-cell table:style-name="ce8"/>
          <table:covered-table-cell table:style-name="ce9"/>
          <table:table-cell table:style-name="ce7" table:formula="of:=1151.0612 - 5" office:value-type="float" office:value="1146.0612" calcext:value-type="float" table:number-columns-spanned="3" table:number-rows-spanned="1">
            <text:p>1146.06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2.5505 - 2" office:value-type="float" office:value="1300.5505" calcext:value-type="float" table:number-columns-spanned="3" table:number-rows-spanned="1">
            <text:p>1300.5505</text:p>
          </table:table-cell>
          <table:covered-table-cell table:style-name="ce8"/>
          <table:covered-table-cell table:style-name="ce9"/>
          <table:table-cell table:style-name="ce7" table:formula="of:=1152.6761 - 5" office:value-type="float" office:value="1147.6761" calcext:value-type="float" table:number-columns-spanned="3" table:number-rows-spanned="1">
            <text:p>1147.67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2.8271 - 5" office:value-type="float" office:value="1297.8271" calcext:value-type="float" table:number-columns-spanned="3" table:number-rows-spanned="1">
            <text:p>1297.8271</text:p>
          </table:table-cell>
          <table:covered-table-cell table:style-name="ce8"/>
          <table:covered-table-cell table:style-name="ce9"/>
          <table:table-cell table:style-name="ce7" table:formula="of:=1154.0029 - 5" office:value-type="float" office:value="1149.0029" calcext:value-type="float" table:number-columns-spanned="3" table:number-rows-spanned="1">
            <text:p>1149.00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2.8457 - 5" office:value-type="float" office:value="1297.8457" calcext:value-type="float" table:number-columns-spanned="3" table:number-rows-spanned="1">
            <text:p>1297.8457</text:p>
          </table:table-cell>
          <table:covered-table-cell table:style-name="ce8"/>
          <table:covered-table-cell table:style-name="ce9"/>
          <table:table-cell table:style-name="ce7" table:formula="of:=1153.7204 - 5" office:value-type="float" office:value="1148.7204" calcext:value-type="float" table:number-columns-spanned="3" table:number-rows-spanned="1">
            <text:p>1148.72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2.9279 - 1" office:value-type="float" office:value="1301.9279" calcext:value-type="float" table:number-columns-spanned="3" table:number-rows-spanned="1">
            <text:p>1301.9279</text:p>
          </table:table-cell>
          <table:covered-table-cell table:style-name="ce8"/>
          <table:covered-table-cell table:style-name="ce9"/>
          <table:table-cell table:style-name="ce7" table:formula="of:=1156.2763 - 5" office:value-type="float" office:value="1151.2763" calcext:value-type="float" table:number-columns-spanned="3" table:number-rows-spanned="1">
            <text:p>1151.27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3.4858 - 1" office:value-type="float" office:value="1302.4858" calcext:value-type="float" table:number-columns-spanned="3" table:number-rows-spanned="1">
            <text:p>1302.4858</text:p>
          </table:table-cell>
          <table:covered-table-cell table:style-name="ce8"/>
          <table:covered-table-cell table:style-name="ce9"/>
          <table:table-cell table:style-name="ce7" table:formula="of:=1158.2827 - 5" office:value-type="float" office:value="1153.2827" calcext:value-type="float" table:number-columns-spanned="3" table:number-rows-spanned="1">
            <text:p>1153.28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3.8223 - 1" office:value-type="float" office:value="1302.8223" calcext:value-type="float" table:number-columns-spanned="3" table:number-rows-spanned="1">
            <text:p>1302.8223</text:p>
          </table:table-cell>
          <table:covered-table-cell table:style-name="ce8"/>
          <table:covered-table-cell table:style-name="ce9"/>
          <table:table-cell table:style-name="ce7" table:formula="of:=1157.4358 - 5" office:value-type="float" office:value="1152.4358" calcext:value-type="float" table:number-columns-spanned="3" table:number-rows-spanned="1">
            <text:p>1152.43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5.6994 - 4" office:value-type="float" office:value="1301.6994" calcext:value-type="float" table:number-columns-spanned="3" table:number-rows-spanned="1">
            <text:p>1301.6994</text:p>
          </table:table-cell>
          <table:covered-table-cell table:style-name="ce8"/>
          <table:covered-table-cell table:style-name="ce9"/>
          <table:table-cell table:style-name="ce7" table:formula="of:=1159.1408 - 5" office:value-type="float" office:value="1154.1408" calcext:value-type="float" table:number-columns-spanned="3" table:number-rows-spanned="1">
            <text:p>1154.14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6.6648 - 3" office:value-type="float" office:value="1303.6648" calcext:value-type="float" table:number-columns-spanned="3" table:number-rows-spanned="1">
            <text:p>1303.6648</text:p>
          </table:table-cell>
          <table:covered-table-cell table:style-name="ce8"/>
          <table:covered-table-cell table:style-name="ce9"/>
          <table:table-cell table:style-name="ce7" table:formula="of:=1158.6893 - 5" office:value-type="float" office:value="1153.6893" calcext:value-type="float" table:number-columns-spanned="3" table:number-rows-spanned="1">
            <text:p>1153.68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6.8216 - 3" office:value-type="float" office:value="1303.8216" calcext:value-type="float" table:number-columns-spanned="3" table:number-rows-spanned="1">
            <text:p>1303.8216</text:p>
          </table:table-cell>
          <table:covered-table-cell table:style-name="ce8"/>
          <table:covered-table-cell table:style-name="ce9"/>
          <table:table-cell table:style-name="ce7" table:formula="of:=1160.6956 - 5" office:value-type="float" office:value="1155.6956" calcext:value-type="float" table:number-columns-spanned="3" table:number-rows-spanned="1">
            <text:p>1155.69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7.5495 - 5" office:value-type="float" office:value="1302.5495" calcext:value-type="float" table:number-columns-spanned="3" table:number-rows-spanned="1">
            <text:p>1302.5495</text:p>
          </table:table-cell>
          <table:covered-table-cell table:style-name="ce8"/>
          <table:covered-table-cell table:style-name="ce9"/>
          <table:table-cell table:style-name="ce7" table:formula="of:=1161.6936 - 5" office:value-type="float" office:value="1156.6936" calcext:value-type="float" table:number-columns-spanned="3" table:number-rows-spanned="1">
            <text:p>1156.6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7.8391 - 5" office:value-type="float" office:value="1302.8391" calcext:value-type="float" table:number-columns-spanned="3" table:number-rows-spanned="1">
            <text:p>1302.8391</text:p>
          </table:table-cell>
          <table:covered-table-cell table:style-name="ce8"/>
          <table:covered-table-cell table:style-name="ce9"/>
          <table:table-cell table:style-name="ce7" table:formula="of:=1163.5448 - 5" office:value-type="float" office:value="1158.5448" calcext:value-type="float" table:number-columns-spanned="3" table:number-rows-spanned="1">
            <text:p>1158.54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7.9262 - 5" office:value-type="float" office:value="1302.9262" calcext:value-type="float" table:number-columns-spanned="3" table:number-rows-spanned="1">
            <text:p>1302.9262</text:p>
          </table:table-cell>
          <table:covered-table-cell table:style-name="ce8"/>
          <table:covered-table-cell table:style-name="ce9"/>
          <table:table-cell table:style-name="ce7" table:formula="of:=1161.5488 - 5" office:value-type="float" office:value="1156.5488" calcext:value-type="float" table:number-columns-spanned="3" table:number-rows-spanned="1">
            <text:p>1156.54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09.9295 - 4" office:value-type="float" office:value="1305.9295" calcext:value-type="float" table:number-columns-spanned="3" table:number-rows-spanned="1">
            <text:p>1305.9295</text:p>
          </table:table-cell>
          <table:covered-table-cell table:style-name="ce8"/>
          <table:covered-table-cell table:style-name="ce9"/>
          <table:table-cell table:style-name="ce7" table:formula="of:=1161.9477 - 5" office:value-type="float" office:value="1156.9477" calcext:value-type="float" table:number-columns-spanned="3" table:number-rows-spanned="1">
            <text:p>1156.94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0.0358 - 2" office:value-type="float" office:value="1308.0358" calcext:value-type="float" table:number-columns-spanned="3" table:number-rows-spanned="1">
            <text:p>1308.0358</text:p>
          </table:table-cell>
          <table:covered-table-cell table:style-name="ce8"/>
          <table:covered-table-cell table:style-name="ce9"/>
          <table:table-cell table:style-name="ce7" table:formula="of:=1164.6272 - 5" office:value-type="float" office:value="1159.6272" calcext:value-type="float" table:number-columns-spanned="3" table:number-rows-spanned="1">
            <text:p>1159.62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0.8218 - 4" office:value-type="float" office:value="1306.8218" calcext:value-type="float" table:number-columns-spanned="3" table:number-rows-spanned="1">
            <text:p>1306.8218</text:p>
          </table:table-cell>
          <table:covered-table-cell table:style-name="ce8"/>
          <table:covered-table-cell table:style-name="ce9"/>
          <table:table-cell table:style-name="ce7" table:formula="of:=1164.3757 - 5" office:value-type="float" office:value="1159.3757" calcext:value-type="float" table:number-columns-spanned="3" table:number-rows-spanned="1">
            <text:p>1159.37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0.9847 - 1" office:value-type="float" office:value="1309.9847" calcext:value-type="float" table:number-columns-spanned="3" table:number-rows-spanned="1">
            <text:p>1309.9847</text:p>
          </table:table-cell>
          <table:covered-table-cell table:style-name="ce8"/>
          <table:covered-table-cell table:style-name="ce9"/>
          <table:table-cell table:style-name="ce7" table:formula="of:=1164.9171 - 5" office:value-type="float" office:value="1159.9171" calcext:value-type="float" table:number-columns-spanned="3" table:number-rows-spanned="1">
            <text:p>1159.91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1.6648 - 5" office:value-type="float" office:value="1306.6648" calcext:value-type="float" table:number-columns-spanned="3" table:number-rows-spanned="1">
            <text:p>1306.6648</text:p>
          </table:table-cell>
          <table:covered-table-cell table:style-name="ce8"/>
          <table:covered-table-cell table:style-name="ce9"/>
          <table:table-cell table:style-name="ce7" table:formula="of:=1166.7266 - 5" office:value-type="float" office:value="1161.7266" calcext:value-type="float" table:number-columns-spanned="3" table:number-rows-spanned="1">
            <text:p>1161.72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1.7733 - 4" office:value-type="float" office:value="1307.7733" calcext:value-type="float" table:number-columns-spanned="3" table:number-rows-spanned="1">
            <text:p>1307.7733</text:p>
          </table:table-cell>
          <table:covered-table-cell table:style-name="ce8"/>
          <table:covered-table-cell table:style-name="ce9"/>
          <table:table-cell table:style-name="ce7" table:formula="of:=1168.1656 - 5" office:value-type="float" office:value="1163.1656" calcext:value-type="float" table:number-columns-spanned="3" table:number-rows-spanned="1">
            <text:p>1163.1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3.1212 - 5" office:value-type="float" office:value="1308.1212" calcext:value-type="float" table:number-columns-spanned="3" table:number-rows-spanned="1">
            <text:p>1308.1212</text:p>
          </table:table-cell>
          <table:covered-table-cell table:style-name="ce8"/>
          <table:covered-table-cell table:style-name="ce9"/>
          <table:table-cell table:style-name="ce7" table:formula="of:=1169.0322 - 5" office:value-type="float" office:value="1164.0322" calcext:value-type="float" table:number-columns-spanned="3" table:number-rows-spanned="1">
            <text:p>1164.03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3.2063 - 3" office:value-type="float" office:value="1310.2063" calcext:value-type="float" table:number-columns-spanned="3" table:number-rows-spanned="1">
            <text:p>1310.2063</text:p>
          </table:table-cell>
          <table:covered-table-cell table:style-name="ce8"/>
          <table:covered-table-cell table:style-name="ce9"/>
          <table:table-cell table:style-name="ce7" table:formula="of:=1168.6299 - 5" office:value-type="float" office:value="1163.6299" calcext:value-type="float" table:number-columns-spanned="3" table:number-rows-spanned="1">
            <text:p>1163.62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4.1748 - 1" office:value-type="float" office:value="1313.1748" calcext:value-type="float" table:number-columns-spanned="3" table:number-rows-spanned="1">
            <text:p>1313.1748</text:p>
          </table:table-cell>
          <table:covered-table-cell table:style-name="ce8"/>
          <table:covered-table-cell table:style-name="ce9"/>
          <table:table-cell table:style-name="ce7" table:formula="of:=1169.489 - 5" office:value-type="float" office:value="1164.489" calcext:value-type="float" table:number-columns-spanned="3" table:number-rows-spanned="1">
            <text:p>1164.4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5.203 - 2" office:value-type="float" office:value="1313.203" calcext:value-type="float" table:number-columns-spanned="3" table:number-rows-spanned="1">
            <text:p>1313.203</text:p>
          </table:table-cell>
          <table:covered-table-cell table:style-name="ce8"/>
          <table:covered-table-cell table:style-name="ce9"/>
          <table:table-cell table:style-name="ce7" table:formula="of:=1170.2044 - 5" office:value-type="float" office:value="1165.2044" calcext:value-type="float" table:number-columns-spanned="3" table:number-rows-spanned="1">
            <text:p>1165.2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5.2135 - 4" office:value-type="float" office:value="1311.2135" calcext:value-type="float" table:number-columns-spanned="3" table:number-rows-spanned="1">
            <text:p>1311.2135</text:p>
          </table:table-cell>
          <table:covered-table-cell table:style-name="ce8"/>
          <table:covered-table-cell table:style-name="ce9"/>
          <table:table-cell table:style-name="ce7" table:formula="of:=1173.3644 - 5" office:value-type="float" office:value="1168.3644" calcext:value-type="float" table:number-columns-spanned="3" table:number-rows-spanned="1">
            <text:p>1168.3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5.997 - 4" office:value-type="float" office:value="1311.997" calcext:value-type="float" table:number-columns-spanned="3" table:number-rows-spanned="1">
            <text:p>1311.997</text:p>
          </table:table-cell>
          <table:covered-table-cell table:style-name="ce8"/>
          <table:covered-table-cell table:style-name="ce9"/>
          <table:table-cell table:style-name="ce7" table:formula="of:=1172.7514 - 5" office:value-type="float" office:value="1167.7514" calcext:value-type="float" table:number-columns-spanned="3" table:number-rows-spanned="1">
            <text:p>1167.75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6.1045 - 5" office:value-type="float" office:value="1311.1045" calcext:value-type="float" table:number-columns-spanned="3" table:number-rows-spanned="1">
            <text:p>1311.1045</text:p>
          </table:table-cell>
          <table:covered-table-cell table:style-name="ce8"/>
          <table:covered-table-cell table:style-name="ce9"/>
          <table:table-cell table:style-name="ce7" table:formula="of:=1172.098 - 5" office:value-type="float" office:value="1167.098" calcext:value-type="float" table:number-columns-spanned="3" table:number-rows-spanned="1">
            <text:p>1167.0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6.66 - 5" office:value-type="float" office:value="1311.66" calcext:value-type="float" table:number-columns-spanned="3" table:number-rows-spanned="1">
            <text:p>1311.66</text:p>
          </table:table-cell>
          <table:covered-table-cell table:style-name="ce8"/>
          <table:covered-table-cell table:style-name="ce9"/>
          <table:table-cell table:style-name="ce7" table:formula="of:=1174.1579 - 5" office:value-type="float" office:value="1169.1579" calcext:value-type="float" table:number-columns-spanned="3" table:number-rows-spanned="1">
            <text:p>1169.15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7.2035 - 2" office:value-type="float" office:value="1315.2035" calcext:value-type="float" table:number-columns-spanned="3" table:number-rows-spanned="1">
            <text:p>1315.2035</text:p>
          </table:table-cell>
          <table:covered-table-cell table:style-name="ce8"/>
          <table:covered-table-cell table:style-name="ce9"/>
          <table:table-cell table:style-name="ce7" table:formula="of:=1173.9524 - 5" office:value-type="float" office:value="1168.9524" calcext:value-type="float" table:number-columns-spanned="3" table:number-rows-spanned="1">
            <text:p>1168.95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9.3172 - 2" office:value-type="float" office:value="1317.3172" calcext:value-type="float" table:number-columns-spanned="3" table:number-rows-spanned="1">
            <text:p>1317.3172</text:p>
          </table:table-cell>
          <table:covered-table-cell table:style-name="ce8"/>
          <table:covered-table-cell table:style-name="ce9"/>
          <table:table-cell table:style-name="ce7" table:formula="of:=1176.2279 - 5" office:value-type="float" office:value="1171.2279" calcext:value-type="float" table:number-columns-spanned="3" table:number-rows-spanned="1">
            <text:p>1171.22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9.4379 - 4" office:value-type="float" office:value="1315.4379" calcext:value-type="float" table:number-columns-spanned="3" table:number-rows-spanned="1">
            <text:p>1315.4379</text:p>
          </table:table-cell>
          <table:covered-table-cell table:style-name="ce8"/>
          <table:covered-table-cell table:style-name="ce9"/>
          <table:table-cell table:style-name="ce7" table:formula="of:=1177.6915 - 5" office:value-type="float" office:value="1172.6915" calcext:value-type="float" table:number-columns-spanned="3" table:number-rows-spanned="1">
            <text:p>1172.69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9.463 - 5" office:value-type="float" office:value="1314.463" calcext:value-type="float" table:number-columns-spanned="3" table:number-rows-spanned="1">
            <text:p>1314.463</text:p>
          </table:table-cell>
          <table:covered-table-cell table:style-name="ce8"/>
          <table:covered-table-cell table:style-name="ce9"/>
          <table:table-cell table:style-name="ce7" table:formula="of:=1177.9773 - 5" office:value-type="float" office:value="1172.9773" calcext:value-type="float" table:number-columns-spanned="3" table:number-rows-spanned="1">
            <text:p>1172.97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19.9937 - 4" office:value-type="float" office:value="1315.9937" calcext:value-type="float" table:number-columns-spanned="3" table:number-rows-spanned="1">
            <text:p>1315.9937</text:p>
          </table:table-cell>
          <table:covered-table-cell table:style-name="ce8"/>
          <table:covered-table-cell table:style-name="ce9"/>
          <table:table-cell table:style-name="ce7" table:formula="of:=1179.2202 - 5" office:value-type="float" office:value="1174.2202" calcext:value-type="float" table:number-columns-spanned="3" table:number-rows-spanned="1">
            <text:p>1174.22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0.0979 - 4" office:value-type="float" office:value="1316.0979" calcext:value-type="float" table:number-columns-spanned="3" table:number-rows-spanned="1">
            <text:p>1316.0979</text:p>
          </table:table-cell>
          <table:covered-table-cell table:style-name="ce8"/>
          <table:covered-table-cell table:style-name="ce9"/>
          <table:table-cell table:style-name="ce7" table:formula="of:=1180.531 - 5" office:value-type="float" office:value="1175.531" calcext:value-type="float" table:number-columns-spanned="3" table:number-rows-spanned="1">
            <text:p>1175.5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0.9895 - 1" office:value-type="float" office:value="1319.9895" calcext:value-type="float" table:number-columns-spanned="3" table:number-rows-spanned="1">
            <text:p>1319.9895</text:p>
          </table:table-cell>
          <table:covered-table-cell table:style-name="ce8"/>
          <table:covered-table-cell table:style-name="ce9"/>
          <table:table-cell table:style-name="ce7" table:formula="of:=1179.919 - 5" office:value-type="float" office:value="1174.919" calcext:value-type="float" table:number-columns-spanned="3" table:number-rows-spanned="1">
            <text:p>1174.9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1.0934 - 1" office:value-type="float" office:value="1320.0934" calcext:value-type="float" table:number-columns-spanned="3" table:number-rows-spanned="1">
            <text:p>1320.0934</text:p>
          </table:table-cell>
          <table:covered-table-cell table:style-name="ce8"/>
          <table:covered-table-cell table:style-name="ce9"/>
          <table:table-cell table:style-name="ce7" table:formula="of:=1180.6706 - 5" office:value-type="float" office:value="1175.6706" calcext:value-type="float" table:number-columns-spanned="3" table:number-rows-spanned="1">
            <text:p>1175.6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1.5509 - 2" office:value-type="float" office:value="1319.5509" calcext:value-type="float" table:number-columns-spanned="3" table:number-rows-spanned="1">
            <text:p>1319.5509</text:p>
          </table:table-cell>
          <table:covered-table-cell table:style-name="ce8"/>
          <table:covered-table-cell table:style-name="ce9"/>
          <table:table-cell table:style-name="ce7" table:formula="of:=1183.0144 - 5" office:value-type="float" office:value="1178.0144" calcext:value-type="float" table:number-columns-spanned="3" table:number-rows-spanned="1">
            <text:p>1178.01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1.6541 - 5" office:value-type="float" office:value="1316.6541" calcext:value-type="float" table:number-columns-spanned="3" table:number-rows-spanned="1">
            <text:p>1316.6541</text:p>
          </table:table-cell>
          <table:covered-table-cell table:style-name="ce8"/>
          <table:covered-table-cell table:style-name="ce9"/>
          <table:table-cell table:style-name="ce7" table:formula="of:=1182.3969 - 5" office:value-type="float" office:value="1177.3969" calcext:value-type="float" table:number-columns-spanned="3" table:number-rows-spanned="1">
            <text:p>1177.39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2.5477 - 1" office:value-type="float" office:value="1321.5477" calcext:value-type="float" table:number-columns-spanned="3" table:number-rows-spanned="1">
            <text:p>1321.5477</text:p>
          </table:table-cell>
          <table:covered-table-cell table:style-name="ce8"/>
          <table:covered-table-cell table:style-name="ce9"/>
          <table:table-cell table:style-name="ce7" table:formula="of:=1182.5967 - 5" office:value-type="float" office:value="1177.5967" calcext:value-type="float" table:number-columns-spanned="3" table:number-rows-spanned="1">
            <text:p>1177.59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2.9901 - 2" office:value-type="float" office:value="1320.9901" calcext:value-type="float" table:number-columns-spanned="3" table:number-rows-spanned="1">
            <text:p>1320.9901</text:p>
          </table:table-cell>
          <table:covered-table-cell table:style-name="ce8"/>
          <table:covered-table-cell table:style-name="ce9"/>
          <table:table-cell table:style-name="ce7" table:formula="of:=1185.3375 - 5" office:value-type="float" office:value="1180.3375" calcext:value-type="float" table:number-columns-spanned="3" table:number-rows-spanned="1">
            <text:p>1180.3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3.0932 - 2" office:value-type="float" office:value="1321.0932" calcext:value-type="float" table:number-columns-spanned="3" table:number-rows-spanned="1">
            <text:p>1321.0932</text:p>
          </table:table-cell>
          <table:covered-table-cell table:style-name="ce8"/>
          <table:covered-table-cell table:style-name="ce9"/>
          <table:table-cell table:style-name="ce7" table:formula="of:=1184.9643 - 5" office:value-type="float" office:value="1179.9643" calcext:value-type="float" table:number-columns-spanned="3" table:number-rows-spanned="1">
            <text:p>1179.96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4.3185 - 5" office:value-type="float" office:value="1319.3185" calcext:value-type="float" table:number-columns-spanned="3" table:number-rows-spanned="1">
            <text:p>1319.3185</text:p>
          </table:table-cell>
          <table:covered-table-cell table:style-name="ce8"/>
          <table:covered-table-cell table:style-name="ce9"/>
          <table:table-cell table:style-name="ce7" table:formula="of:=1186.8089 - 5" office:value-type="float" office:value="1181.8089" calcext:value-type="float" table:number-columns-spanned="3" table:number-rows-spanned="1">
            <text:p>1181.8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4.4563 - 5" office:value-type="float" office:value="1319.4563" calcext:value-type="float" table:number-columns-spanned="3" table:number-rows-spanned="1">
            <text:p>1319.4563</text:p>
          </table:table-cell>
          <table:covered-table-cell table:style-name="ce8"/>
          <table:covered-table-cell table:style-name="ce9"/>
          <table:table-cell table:style-name="ce7" table:formula="of:=1189.338 - 5" office:value-type="float" office:value="1184.338" calcext:value-type="float" table:number-columns-spanned="3" table:number-rows-spanned="1">
            <text:p>1184.3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6.5618 - 2" office:value-type="float" office:value="1324.5618" calcext:value-type="float" table:number-columns-spanned="3" table:number-rows-spanned="1">
            <text:p>1324.5618</text:p>
          </table:table-cell>
          <table:covered-table-cell table:style-name="ce8"/>
          <table:covered-table-cell table:style-name="ce9"/>
          <table:table-cell table:style-name="ce7" table:formula="of:=1187.808 - 5" office:value-type="float" office:value="1182.808" calcext:value-type="float" table:number-columns-spanned="3" table:number-rows-spanned="1">
            <text:p>1182.8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6.6467 - 5" office:value-type="float" office:value="1321.6467" calcext:value-type="float" table:number-columns-spanned="3" table:number-rows-spanned="1">
            <text:p>1321.6467</text:p>
          </table:table-cell>
          <table:covered-table-cell table:style-name="ce8"/>
          <table:covered-table-cell table:style-name="ce9"/>
          <table:table-cell table:style-name="ce7" table:formula="of:=1189.4364 - 5" office:value-type="float" office:value="1184.4364" calcext:value-type="float" table:number-columns-spanned="3" table:number-rows-spanned="1">
            <text:p>1184.43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7.0902 - 4" office:value-type="float" office:value="1323.0902" calcext:value-type="float" table:number-columns-spanned="3" table:number-rows-spanned="1">
            <text:p>1323.0902</text:p>
          </table:table-cell>
          <table:covered-table-cell table:style-name="ce8"/>
          <table:covered-table-cell table:style-name="ce9"/>
          <table:table-cell table:style-name="ce7" table:formula="of:=1189.7554 - 5" office:value-type="float" office:value="1184.7554" calcext:value-type="float" table:number-columns-spanned="3" table:number-rows-spanned="1">
            <text:p>1184.75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7.8352 - 5" office:value-type="float" office:value="1322.8352" calcext:value-type="float" table:number-columns-spanned="3" table:number-rows-spanned="1">
            <text:p>1322.8352</text:p>
          </table:table-cell>
          <table:covered-table-cell table:style-name="ce8"/>
          <table:covered-table-cell table:style-name="ce9"/>
          <table:table-cell table:style-name="ce7" table:formula="of:=1191.5193 - 5" office:value-type="float" office:value="1186.5193" calcext:value-type="float" table:number-columns-spanned="3" table:number-rows-spanned="1">
            <text:p>1186.51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8.2753 - 5" office:value-type="float" office:value="1323.2753" calcext:value-type="float" table:number-columns-spanned="3" table:number-rows-spanned="1">
            <text:p>1323.2753</text:p>
          </table:table-cell>
          <table:covered-table-cell table:style-name="ce8"/>
          <table:covered-table-cell table:style-name="ce9"/>
          <table:table-cell table:style-name="ce7" table:formula="of:=1190.9828 - 5" office:value-type="float" office:value="1185.9828" calcext:value-type="float" table:number-columns-spanned="3" table:number-rows-spanned="1">
            <text:p>1185.98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8.539 - 4" office:value-type="float" office:value="1324.539" calcext:value-type="float" table:number-columns-spanned="3" table:number-rows-spanned="1">
            <text:p>1324.539</text:p>
          </table:table-cell>
          <table:covered-table-cell table:style-name="ce8"/>
          <table:covered-table-cell table:style-name="ce9"/>
          <table:table-cell table:style-name="ce7" table:formula="of:=1193.6644 - 5" office:value-type="float" office:value="1188.6644" calcext:value-type="float" table:number-columns-spanned="3" table:number-rows-spanned="1">
            <text:p>1188.6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8.8869 - 1" office:value-type="float" office:value="1327.8869" calcext:value-type="float" table:number-columns-spanned="3" table:number-rows-spanned="1">
            <text:p>1327.8869</text:p>
          </table:table-cell>
          <table:covered-table-cell table:style-name="ce8"/>
          <table:covered-table-cell table:style-name="ce9"/>
          <table:table-cell table:style-name="ce7" table:formula="of:=1192.6749 - 5" office:value-type="float" office:value="1187.6749" calcext:value-type="float" table:number-columns-spanned="3" table:number-rows-spanned="1">
            <text:p>1187.67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9.0876 - 2" office:value-type="float" office:value="1327.0876" calcext:value-type="float" table:number-columns-spanned="3" table:number-rows-spanned="1">
            <text:p>1327.0876</text:p>
          </table:table-cell>
          <table:covered-table-cell table:style-name="ce8"/>
          <table:covered-table-cell table:style-name="ce9"/>
          <table:table-cell table:style-name="ce7" table:formula="of:=1193.26 - 5" office:value-type="float" office:value="1188.26" calcext:value-type="float" table:number-columns-spanned="3" table:number-rows-spanned="1">
            <text:p>1188.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29.593 - 1" office:value-type="float" office:value="1328.593" calcext:value-type="float" table:number-columns-spanned="3" table:number-rows-spanned="1">
            <text:p>1328.593</text:p>
          </table:table-cell>
          <table:covered-table-cell table:style-name="ce8"/>
          <table:covered-table-cell table:style-name="ce9"/>
          <table:table-cell table:style-name="ce7" table:formula="of:=1195.1423 - 5" office:value-type="float" office:value="1190.1423" calcext:value-type="float" table:number-columns-spanned="3" table:number-rows-spanned="1">
            <text:p>1190.14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0.0861 - 1" office:value-type="float" office:value="1329.0861" calcext:value-type="float" table:number-columns-spanned="3" table:number-rows-spanned="1">
            <text:p>1329.0861</text:p>
          </table:table-cell>
          <table:covered-table-cell table:style-name="ce8"/>
          <table:covered-table-cell table:style-name="ce9"/>
          <table:table-cell table:style-name="ce7" table:formula="of:=1196.1027 - 5" office:value-type="float" office:value="1191.1027" calcext:value-type="float" table:number-columns-spanned="3" table:number-rows-spanned="1">
            <text:p>1191.10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0.8868 - 2" office:value-type="float" office:value="1328.8868" calcext:value-type="float" table:number-columns-spanned="3" table:number-rows-spanned="1">
            <text:p>1328.8868</text:p>
          </table:table-cell>
          <table:covered-table-cell table:style-name="ce8"/>
          <table:covered-table-cell table:style-name="ce9"/>
          <table:table-cell table:style-name="ce7" table:formula="of:=1195.6037 - 5" office:value-type="float" office:value="1190.6037" calcext:value-type="float" table:number-columns-spanned="3" table:number-rows-spanned="1">
            <text:p>1190.6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1.563 - 5" office:value-type="float" office:value="1326.563" calcext:value-type="float" table:number-columns-spanned="3" table:number-rows-spanned="1">
            <text:p>1326.563</text:p>
          </table:table-cell>
          <table:covered-table-cell table:style-name="ce8"/>
          <table:covered-table-cell table:style-name="ce9"/>
          <table:table-cell table:style-name="ce7" table:formula="of:=1199.7843 - 5" office:value-type="float" office:value="1194.7843" calcext:value-type="float" table:number-columns-spanned="3" table:number-rows-spanned="1">
            <text:p>1194.78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1.7085 - 2" office:value-type="float" office:value="1329.7085" calcext:value-type="float" table:number-columns-spanned="3" table:number-rows-spanned="1">
            <text:p>1329.7085</text:p>
          </table:table-cell>
          <table:covered-table-cell table:style-name="ce8"/>
          <table:covered-table-cell table:style-name="ce9"/>
          <table:table-cell table:style-name="ce7" table:formula="of:=1198.469 - 5" office:value-type="float" office:value="1193.469" calcext:value-type="float" table:number-columns-spanned="3" table:number-rows-spanned="1">
            <text:p>1193.4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1.9272 - 5" office:value-type="float" office:value="1326.9272" calcext:value-type="float" table:number-columns-spanned="3" table:number-rows-spanned="1">
            <text:p>1326.9272</text:p>
          </table:table-cell>
          <table:covered-table-cell table:style-name="ce8"/>
          <table:covered-table-cell table:style-name="ce9"/>
          <table:table-cell table:style-name="ce7" table:formula="of:=1198.0663 - 5" office:value-type="float" office:value="1193.0663" calcext:value-type="float" table:number-columns-spanned="3" table:number-rows-spanned="1">
            <text:p>1193.06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3.27 - 5" office:value-type="float" office:value="1328.27" calcext:value-type="float" table:number-columns-spanned="3" table:number-rows-spanned="1">
            <text:p>1328.27</text:p>
          </table:table-cell>
          <table:covered-table-cell table:style-name="ce8"/>
          <table:covered-table-cell table:style-name="ce9"/>
          <table:table-cell table:style-name="ce7" table:formula="of:=1199.8643 - 5" office:value-type="float" office:value="1194.8643" calcext:value-type="float" table:number-columns-spanned="3" table:number-rows-spanned="1">
            <text:p>1194.86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3.5554 - 2" office:value-type="float" office:value="1331.5554" calcext:value-type="float" table:number-columns-spanned="3" table:number-rows-spanned="1">
            <text:p>1331.5554</text:p>
          </table:table-cell>
          <table:covered-table-cell table:style-name="ce8"/>
          <table:covered-table-cell table:style-name="ce9"/>
          <table:table-cell table:style-name="ce7" table:formula="of:=1201.0817 - 5" office:value-type="float" office:value="1196.0817" calcext:value-type="float" table:number-columns-spanned="3" table:number-rows-spanned="1">
            <text:p>1196.08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3.885 - 3" office:value-type="float" office:value="1330.885" calcext:value-type="float" table:number-columns-spanned="3" table:number-rows-spanned="1">
            <text:p>1330.885</text:p>
          </table:table-cell>
          <table:covered-table-cell table:style-name="ce8"/>
          <table:covered-table-cell table:style-name="ce9"/>
          <table:table-cell table:style-name="ce7" table:formula="of:=1200.5775 - 5" office:value-type="float" office:value="1195.5775" calcext:value-type="float" table:number-columns-spanned="3" table:number-rows-spanned="1">
            <text:p>1195.57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4.3203 - 1" office:value-type="float" office:value="1333.3203" calcext:value-type="float" table:number-columns-spanned="3" table:number-rows-spanned="1">
            <text:p>1333.3203</text:p>
          </table:table-cell>
          <table:covered-table-cell table:style-name="ce8"/>
          <table:covered-table-cell table:style-name="ce9"/>
          <table:table-cell table:style-name="ce7" table:formula="of:=1204.1083 - 5" office:value-type="float" office:value="1199.1083" calcext:value-type="float" table:number-columns-spanned="3" table:number-rows-spanned="1">
            <text:p>1199.10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4.8796 - 3" office:value-type="float" office:value="1331.8796" calcext:value-type="float" table:number-columns-spanned="3" table:number-rows-spanned="1">
            <text:p>1331.8796</text:p>
          </table:table-cell>
          <table:covered-table-cell table:style-name="ce8"/>
          <table:covered-table-cell table:style-name="ce9"/>
          <table:table-cell table:style-name="ce7" table:formula="of:=1204.8295 - 5" office:value-type="float" office:value="1199.8295" calcext:value-type="float" table:number-columns-spanned="3" table:number-rows-spanned="1">
            <text:p>1199.82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4.9406 - 1" office:value-type="float" office:value="1333.9406" calcext:value-type="float" table:number-columns-spanned="3" table:number-rows-spanned="1">
            <text:p>1333.9406</text:p>
          </table:table-cell>
          <table:covered-table-cell table:style-name="ce8"/>
          <table:covered-table-cell table:style-name="ce9"/>
          <table:table-cell table:style-name="ce7" table:formula="of:=1205.1167 - 5" office:value-type="float" office:value="1200.1167" calcext:value-type="float" table:number-columns-spanned="3" table:number-rows-spanned="1">
            <text:p>1200.11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5.0857 - 5" office:value-type="float" office:value="1330.0857" calcext:value-type="float" table:number-columns-spanned="3" table:number-rows-spanned="1">
            <text:p>1330.0857</text:p>
          </table:table-cell>
          <table:covered-table-cell table:style-name="ce8"/>
          <table:covered-table-cell table:style-name="ce9"/>
          <table:table-cell table:style-name="ce7" table:formula="of:=1204.3434 - 5" office:value-type="float" office:value="1199.3434" calcext:value-type="float" table:number-columns-spanned="3" table:number-rows-spanned="1">
            <text:p>1199.34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5.935 - 1" office:value-type="float" office:value="1334.935" calcext:value-type="float" table:number-columns-spanned="3" table:number-rows-spanned="1">
            <text:p>1334.935</text:p>
          </table:table-cell>
          <table:covered-table-cell table:style-name="ce8"/>
          <table:covered-table-cell table:style-name="ce9"/>
          <table:table-cell table:style-name="ce7" table:formula="of:=1206.3618 - 5" office:value-type="float" office:value="1201.3618" calcext:value-type="float" table:number-columns-spanned="3" table:number-rows-spanned="1">
            <text:p>1201.36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6.1357 - 1" office:value-type="float" office:value="1335.1357" calcext:value-type="float" table:number-columns-spanned="3" table:number-rows-spanned="1">
            <text:p>1335.1357</text:p>
          </table:table-cell>
          <table:covered-table-cell table:style-name="ce8"/>
          <table:covered-table-cell table:style-name="ce9"/>
          <table:table-cell table:style-name="ce7" table:formula="of:=1206.5891 - 5" office:value-type="float" office:value="1201.5891" calcext:value-type="float" table:number-columns-spanned="3" table:number-rows-spanned="1">
            <text:p>1201.58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6.4354 - 2" office:value-type="float" office:value="1334.4354" calcext:value-type="float" table:number-columns-spanned="3" table:number-rows-spanned="1">
            <text:p>1334.4354</text:p>
          </table:table-cell>
          <table:covered-table-cell table:style-name="ce8"/>
          <table:covered-table-cell table:style-name="ce9"/>
          <table:table-cell table:style-name="ce7" table:formula="of:=1208.1219 - 5" office:value-type="float" office:value="1203.1219" calcext:value-type="float" table:number-columns-spanned="3" table:number-rows-spanned="1">
            <text:p>1203.12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6.9192 - 5" office:value-type="float" office:value="1331.9192" calcext:value-type="float" table:number-columns-spanned="3" table:number-rows-spanned="1">
            <text:p>1331.9192</text:p>
          </table:table-cell>
          <table:covered-table-cell table:style-name="ce8"/>
          <table:covered-table-cell table:style-name="ce9"/>
          <table:table-cell table:style-name="ce7" table:formula="of:=1209.301 - 5" office:value-type="float" office:value="1204.301" calcext:value-type="float" table:number-columns-spanned="3" table:number-rows-spanned="1">
            <text:p>1204.3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7.0544 - 2" office:value-type="float" office:value="1335.0544" calcext:value-type="float" table:number-columns-spanned="3" table:number-rows-spanned="1">
            <text:p>1335.0544</text:p>
          </table:table-cell>
          <table:covered-table-cell table:style-name="ce8"/>
          <table:covered-table-cell table:style-name="ce9"/>
          <table:table-cell table:style-name="ce7" table:formula="of:=1210.1049 - 5" office:value-type="float" office:value="1205.1049" calcext:value-type="float" table:number-columns-spanned="3" table:number-rows-spanned="1">
            <text:p>1205.10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7.1936 - 1" office:value-type="float" office:value="1336.1936" calcext:value-type="float" table:number-columns-spanned="3" table:number-rows-spanned="1">
            <text:p>1336.1936</text:p>
          </table:table-cell>
          <table:covered-table-cell table:style-name="ce8"/>
          <table:covered-table-cell table:style-name="ce9"/>
          <table:table-cell table:style-name="ce7" table:formula="of:=1209.6562 - 5" office:value-type="float" office:value="1204.6562" calcext:value-type="float" table:number-columns-spanned="3" table:number-rows-spanned="1">
            <text:p>1204.65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7.7836 - 4" office:value-type="float" office:value="1333.7836" calcext:value-type="float" table:number-columns-spanned="3" table:number-rows-spanned="1">
            <text:p>1333.7836</text:p>
          </table:table-cell>
          <table:covered-table-cell table:style-name="ce8"/>
          <table:covered-table-cell table:style-name="ce9"/>
          <table:table-cell table:style-name="ce7" table:formula="of:=1210.9034 - 5" office:value-type="float" office:value="1205.9034" calcext:value-type="float" table:number-columns-spanned="3" table:number-rows-spanned="1">
            <text:p>1205.90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38.9341 - 3" office:value-type="float" office:value="1335.9341" calcext:value-type="float" table:number-columns-spanned="3" table:number-rows-spanned="1">
            <text:p>1335.9341</text:p>
          </table:table-cell>
          <table:covered-table-cell table:style-name="ce8"/>
          <table:covered-table-cell table:style-name="ce9"/>
          <table:table-cell table:style-name="ce7" table:formula="of:=1211.6561 - 5" office:value-type="float" office:value="1206.6561" calcext:value-type="float" table:number-columns-spanned="3" table:number-rows-spanned="1">
            <text:p>1206.65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0.2261 - 3" office:value-type="float" office:value="1337.2261" calcext:value-type="float" table:number-columns-spanned="3" table:number-rows-spanned="1">
            <text:p>1337.2261</text:p>
          </table:table-cell>
          <table:covered-table-cell table:style-name="ce8"/>
          <table:covered-table-cell table:style-name="ce9"/>
          <table:table-cell table:style-name="ce7" table:formula="of:=1215.0804 - 5" office:value-type="float" office:value="1210.0804" calcext:value-type="float" table:number-columns-spanned="3" table:number-rows-spanned="1">
            <text:p>1210.08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0.3671 - 3" office:value-type="float" office:value="1337.3671" calcext:value-type="float" table:number-columns-spanned="3" table:number-rows-spanned="1">
            <text:p>1337.3671</text:p>
          </table:table-cell>
          <table:covered-table-cell table:style-name="ce8"/>
          <table:covered-table-cell table:style-name="ce9"/>
          <table:table-cell table:style-name="ce7" table:formula="of:=1213.5026 - 5" office:value-type="float" office:value="1208.5026" calcext:value-type="float" table:number-columns-spanned="3" table:number-rows-spanned="1">
            <text:p>1208.50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0.4319 - 4" office:value-type="float" office:value="1336.4319" calcext:value-type="float" table:number-columns-spanned="3" table:number-rows-spanned="1">
            <text:p>1336.4319</text:p>
          </table:table-cell>
          <table:covered-table-cell table:style-name="ce8"/>
          <table:covered-table-cell table:style-name="ce9"/>
          <table:table-cell table:style-name="ce7" table:formula="of:=1213.7671 - 5" office:value-type="float" office:value="1208.7671" calcext:value-type="float" table:number-columns-spanned="3" table:number-rows-spanned="1">
            <text:p>1208.767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1.2813 - 1" office:value-type="float" office:value="1340.2813" calcext:value-type="float" table:number-columns-spanned="3" table:number-rows-spanned="1">
            <text:p>1340.2813</text:p>
          </table:table-cell>
          <table:covered-table-cell table:style-name="ce8"/>
          <table:covered-table-cell table:style-name="ce9"/>
          <table:table-cell table:style-name="ce7" table:formula="of:=1214.506 - 5" office:value-type="float" office:value="1209.506" calcext:value-type="float" table:number-columns-spanned="3" table:number-rows-spanned="1">
            <text:p>1209.5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2.2019 - 5" office:value-type="float" office:value="1337.2019" calcext:value-type="float" table:number-columns-spanned="3" table:number-rows-spanned="1">
            <text:p>1337.2019</text:p>
          </table:table-cell>
          <table:covered-table-cell table:style-name="ce8"/>
          <table:covered-table-cell table:style-name="ce9"/>
          <table:table-cell table:style-name="ce7" table:formula="of:=1216.4375 - 5" office:value-type="float" office:value="1211.4375" calcext:value-type="float" table:number-columns-spanned="3" table:number-rows-spanned="1">
            <text:p>1211.43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2.7752 - 5" office:value-type="float" office:value="1337.7752" calcext:value-type="float" table:number-columns-spanned="3" table:number-rows-spanned="1">
            <text:p>1337.7752</text:p>
          </table:table-cell>
          <table:covered-table-cell table:style-name="ce8"/>
          <table:covered-table-cell table:style-name="ce9"/>
          <table:table-cell table:style-name="ce7" table:formula="of:=1218.1002 - 5" office:value-type="float" office:value="1213.1002" calcext:value-type="float" table:number-columns-spanned="3" table:number-rows-spanned="1">
            <text:p>1213.10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3.1606 - 4" office:value-type="float" office:value="1339.1606" calcext:value-type="float" table:number-columns-spanned="3" table:number-rows-spanned="1">
            <text:p>1339.1606</text:p>
          </table:table-cell>
          <table:covered-table-cell table:style-name="ce8"/>
          <table:covered-table-cell table:style-name="ce9"/>
          <table:table-cell table:style-name="ce7" table:formula="of:=1219.6953 - 5" office:value-type="float" office:value="1214.6953" calcext:value-type="float" table:number-columns-spanned="3" table:number-rows-spanned="1">
            <text:p>1214.69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4.2807 - 3" office:value-type="float" office:value="1341.2807" calcext:value-type="float" table:number-columns-spanned="3" table:number-rows-spanned="1">
            <text:p>1341.2807</text:p>
          </table:table-cell>
          <table:covered-table-cell table:style-name="ce8"/>
          <table:covered-table-cell table:style-name="ce9"/>
          <table:table-cell table:style-name="ce7" table:formula="of:=1219.0473 - 5" office:value-type="float" office:value="1214.0473" calcext:value-type="float" table:number-columns-spanned="3" table:number-rows-spanned="1">
            <text:p>1214.0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4.5955 - 4" office:value-type="float" office:value="1340.5955" calcext:value-type="float" table:number-columns-spanned="3" table:number-rows-spanned="1">
            <text:p>1340.5955</text:p>
          </table:table-cell>
          <table:covered-table-cell table:style-name="ce8"/>
          <table:covered-table-cell table:style-name="ce9"/>
          <table:table-cell table:style-name="ce7" table:formula="of:=1220.9706 - 5" office:value-type="float" office:value="1215.9706" calcext:value-type="float" table:number-columns-spanned="3" table:number-rows-spanned="1">
            <text:p>1215.97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5.4266 - 5" office:value-type="float" office:value="1340.4266" calcext:value-type="float" table:number-columns-spanned="3" table:number-rows-spanned="1">
            <text:p>1340.4266</text:p>
          </table:table-cell>
          <table:covered-table-cell table:style-name="ce8"/>
          <table:covered-table-cell table:style-name="ce9"/>
          <table:table-cell table:style-name="ce7" table:formula="of:=1219.89 - 5" office:value-type="float" office:value="1214.89" calcext:value-type="float" table:number-columns-spanned="3" table:number-rows-spanned="1">
            <text:p>1214.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6.7708 - 4" office:value-type="float" office:value="1342.7708" calcext:value-type="float" table:number-columns-spanned="3" table:number-rows-spanned="1">
            <text:p>1342.7708</text:p>
          </table:table-cell>
          <table:covered-table-cell table:style-name="ce8"/>
          <table:covered-table-cell table:style-name="ce9"/>
          <table:table-cell table:style-name="ce7" table:formula="of:=1223.7184 - 5" office:value-type="float" office:value="1218.7184" calcext:value-type="float" table:number-columns-spanned="3" table:number-rows-spanned="1">
            <text:p>1218.71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7.1565 - 4" office:value-type="float" office:value="1343.1565" calcext:value-type="float" table:number-columns-spanned="3" table:number-rows-spanned="1">
            <text:p>1343.1565</text:p>
          </table:table-cell>
          <table:covered-table-cell table:style-name="ce8"/>
          <table:covered-table-cell table:style-name="ce9"/>
          <table:table-cell table:style-name="ce7" table:formula="of:=1222.5474 - 5" office:value-type="float" office:value="1217.5474" calcext:value-type="float" table:number-columns-spanned="3" table:number-rows-spanned="1">
            <text:p>1217.54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7.4829 - 5" office:value-type="float" office:value="1342.4829" calcext:value-type="float" table:number-columns-spanned="3" table:number-rows-spanned="1">
            <text:p>1342.4829</text:p>
          </table:table-cell>
          <table:covered-table-cell table:style-name="ce8"/>
          <table:covered-table-cell table:style-name="ce9"/>
          <table:table-cell table:style-name="ce7" table:formula="of:=1225.6467 - 5" office:value-type="float" office:value="1220.6467" calcext:value-type="float" table:number-columns-spanned="3" table:number-rows-spanned="1">
            <text:p>1220.64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7.5911 - 3" office:value-type="float" office:value="1344.5911" calcext:value-type="float" table:number-columns-spanned="3" table:number-rows-spanned="1">
            <text:p>1344.5911</text:p>
          </table:table-cell>
          <table:covered-table-cell table:style-name="ce8"/>
          <table:covered-table-cell table:style-name="ce9"/>
          <table:table-cell table:style-name="ce7" table:formula="of:=1224.401 - 5" office:value-type="float" office:value="1219.401" calcext:value-type="float" table:number-columns-spanned="3" table:number-rows-spanned="1">
            <text:p>1219.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8.5092 - 4" office:value-type="float" office:value="1344.5092" calcext:value-type="float" table:number-columns-spanned="3" table:number-rows-spanned="1">
            <text:p>1344.5092</text:p>
          </table:table-cell>
          <table:covered-table-cell table:style-name="ce8"/>
          <table:covered-table-cell table:style-name="ce9"/>
          <table:table-cell table:style-name="ce7" table:formula="of:=1225.4084 - 5" office:value-type="float" office:value="1220.4084" calcext:value-type="float" table:number-columns-spanned="3" table:number-rows-spanned="1">
            <text:p>1220.40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9.4229 - 4" office:value-type="float" office:value="1345.4229" calcext:value-type="float" table:number-columns-spanned="3" table:number-rows-spanned="1">
            <text:p>1345.4229</text:p>
          </table:table-cell>
          <table:covered-table-cell table:style-name="ce8"/>
          <table:covered-table-cell table:style-name="ce9"/>
          <table:table-cell table:style-name="ce7" table:formula="of:=1225.1289 - 5" office:value-type="float" office:value="1220.1289" calcext:value-type="float" table:number-columns-spanned="3" table:number-rows-spanned="1">
            <text:p>1220.12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49.478 - 2" office:value-type="float" office:value="1347.478" calcext:value-type="float" table:number-columns-spanned="3" table:number-rows-spanned="1">
            <text:p>1347.478</text:p>
          </table:table-cell>
          <table:covered-table-cell table:style-name="ce8"/>
          <table:covered-table-cell table:style-name="ce9"/>
          <table:table-cell table:style-name="ce7" table:formula="of:=1228.0461 - 5" office:value-type="float" office:value="1223.0461" calcext:value-type="float" table:number-columns-spanned="3" table:number-rows-spanned="1">
            <text:p>1223.04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0.3264 - 3" office:value-type="float" office:value="1347.3264" calcext:value-type="float" table:number-columns-spanned="3" table:number-rows-spanned="1">
            <text:p>1347.3264</text:p>
          </table:table-cell>
          <table:covered-table-cell table:style-name="ce8"/>
          <table:covered-table-cell table:style-name="ce9"/>
          <table:table-cell table:style-name="ce7" table:formula="of:=1228.7644 - 5" office:value-type="float" office:value="1223.7644" calcext:value-type="float" table:number-columns-spanned="3" table:number-rows-spanned="1">
            <text:p>1223.76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0.7591 - 3" office:value-type="float" office:value="1347.7591" calcext:value-type="float" table:number-columns-spanned="3" table:number-rows-spanned="1">
            <text:p>1347.7591</text:p>
          </table:table-cell>
          <table:covered-table-cell table:style-name="ce8"/>
          <table:covered-table-cell table:style-name="ce9"/>
          <table:table-cell table:style-name="ce7" table:formula="of:=1230.36 - 5" office:value-type="float" office:value="1225.36" calcext:value-type="float" table:number-columns-spanned="3" table:number-rows-spanned="1">
            <text:p>1225.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1.6738 - 3" office:value-type="float" office:value="1348.6738" calcext:value-type="float" table:number-columns-spanned="3" table:number-rows-spanned="1">
            <text:p>1348.6738</text:p>
          </table:table-cell>
          <table:covered-table-cell table:style-name="ce8"/>
          <table:covered-table-cell table:style-name="ce9"/>
          <table:table-cell table:style-name="ce7" table:formula="of:=1229.1111 - 5" office:value-type="float" office:value="1224.1111" calcext:value-type="float" table:number-columns-spanned="3" table:number-rows-spanned="1">
            <text:p>1224.11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2.0533 - 5" office:value-type="float" office:value="1347.0533" calcext:value-type="float" table:number-columns-spanned="3" table:number-rows-spanned="1">
            <text:p>1347.0533</text:p>
          </table:table-cell>
          <table:covered-table-cell table:style-name="ce8"/>
          <table:covered-table-cell table:style-name="ce9"/>
          <table:table-cell table:style-name="ce7" table:formula="of:=1230.9857 - 5" office:value-type="float" office:value="1225.9857" calcext:value-type="float" table:number-columns-spanned="3" table:number-rows-spanned="1">
            <text:p>1225.98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3.4938 - 3" office:value-type="float" office:value="1350.4938" calcext:value-type="float" table:number-columns-spanned="3" table:number-rows-spanned="1">
            <text:p>1350.4938</text:p>
          </table:table-cell>
          <table:covered-table-cell table:style-name="ce8"/>
          <table:covered-table-cell table:style-name="ce9"/>
          <table:table-cell table:style-name="ce7" table:formula="of:=1230.986 - 5" office:value-type="float" office:value="1225.986" calcext:value-type="float" table:number-columns-spanned="3" table:number-rows-spanned="1">
            <text:p>1225.9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3.6469 - 4" office:value-type="float" office:value="1349.6469" calcext:value-type="float" table:number-columns-spanned="3" table:number-rows-spanned="1">
            <text:p>1349.6469</text:p>
          </table:table-cell>
          <table:covered-table-cell table:style-name="ce8"/>
          <table:covered-table-cell table:style-name="ce9"/>
          <table:table-cell table:style-name="ce7" table:formula="of:=1231.9208 - 5" office:value-type="float" office:value="1226.9208" calcext:value-type="float" table:number-columns-spanned="3" table:number-rows-spanned="1">
            <text:p>1226.9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3.9274 - 3" office:value-type="float" office:value="1350.9274" calcext:value-type="float" table:number-columns-spanned="3" table:number-rows-spanned="1">
            <text:p>1350.9274</text:p>
          </table:table-cell>
          <table:covered-table-cell table:style-name="ce8"/>
          <table:covered-table-cell table:style-name="ce9"/>
          <table:table-cell table:style-name="ce7" table:formula="of:=1233.3317 - 5" office:value-type="float" office:value="1228.3317" calcext:value-type="float" table:number-columns-spanned="3" table:number-rows-spanned="1">
            <text:p>1228.33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4.4759 - 5" office:value-type="float" office:value="1349.4759" calcext:value-type="float" table:number-columns-spanned="3" table:number-rows-spanned="1">
            <text:p>1349.4759</text:p>
          </table:table-cell>
          <table:covered-table-cell table:style-name="ce8"/>
          <table:covered-table-cell table:style-name="ce9"/>
          <table:table-cell table:style-name="ce7" table:formula="of:=1234.1386 - 5" office:value-type="float" office:value="1229.1386" calcext:value-type="float" table:number-columns-spanned="3" table:number-rows-spanned="1">
            <text:p>1229.13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4.6715 - 3" office:value-type="float" office:value="1351.6715" calcext:value-type="float" table:number-columns-spanned="3" table:number-rows-spanned="1">
            <text:p>1351.6715</text:p>
          </table:table-cell>
          <table:covered-table-cell table:style-name="ce8"/>
          <table:covered-table-cell table:style-name="ce9"/>
          <table:table-cell table:style-name="ce7" table:formula="of:=1235.5561 - 5" office:value-type="float" office:value="1230.5561" calcext:value-type="float" table:number-columns-spanned="3" table:number-rows-spanned="1">
            <text:p>1230.55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4.6993 - 1" office:value-type="float" office:value="1353.6993" calcext:value-type="float" table:number-columns-spanned="3" table:number-rows-spanned="1">
            <text:p>1353.6993</text:p>
          </table:table-cell>
          <table:covered-table-cell table:style-name="ce8"/>
          <table:covered-table-cell table:style-name="ce9"/>
          <table:table-cell table:style-name="ce7" table:formula="of:=1234.905 - 5" office:value-type="float" office:value="1229.905" calcext:value-type="float" table:number-columns-spanned="3" table:number-rows-spanned="1">
            <text:p>1229.9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5.0468 - 3" office:value-type="float" office:value="1352.0468" calcext:value-type="float" table:number-columns-spanned="3" table:number-rows-spanned="1">
            <text:p>1352.0468</text:p>
          </table:table-cell>
          <table:covered-table-cell table:style-name="ce8"/>
          <table:covered-table-cell table:style-name="ce9"/>
          <table:table-cell table:style-name="ce7" table:formula="of:=1236.0028 - 5" office:value-type="float" office:value="1231.0028" calcext:value-type="float" table:number-columns-spanned="3" table:number-rows-spanned="1">
            <text:p>1231.00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5.6685 - 1" office:value-type="float" office:value="1354.6685" calcext:value-type="float" table:number-columns-spanned="3" table:number-rows-spanned="1">
            <text:p>1354.6685</text:p>
          </table:table-cell>
          <table:covered-table-cell table:style-name="ce8"/>
          <table:covered-table-cell table:style-name="ce9"/>
          <table:table-cell table:style-name="ce7" table:formula="of:=1237.5041 - 5" office:value-type="float" office:value="1232.5041" calcext:value-type="float" table:number-columns-spanned="3" table:number-rows-spanned="1">
            <text:p>1232.50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6.5858 - 2" office:value-type="float" office:value="1354.5858" calcext:value-type="float" table:number-columns-spanned="3" table:number-rows-spanned="1">
            <text:p>1354.5858</text:p>
          </table:table-cell>
          <table:covered-table-cell table:style-name="ce8"/>
          <table:covered-table-cell table:style-name="ce9"/>
          <table:table-cell table:style-name="ce7" table:formula="of:=1238.3608 - 5" office:value-type="float" office:value="1233.3608" calcext:value-type="float" table:number-columns-spanned="3" table:number-rows-spanned="1">
            <text:p>1233.36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6.9253 - 3" office:value-type="float" office:value="1353.9253" calcext:value-type="float" table:number-columns-spanned="3" table:number-rows-spanned="1">
            <text:p>1353.9253</text:p>
          </table:table-cell>
          <table:covered-table-cell table:style-name="ce8"/>
          <table:covered-table-cell table:style-name="ce9"/>
          <table:table-cell table:style-name="ce7" table:formula="of:=1239.5845 - 5" office:value-type="float" office:value="1234.5845" calcext:value-type="float" table:number-columns-spanned="3" table:number-rows-spanned="1">
            <text:p>1234.58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7.0425 - 2" office:value-type="float" office:value="1355.0425" calcext:value-type="float" table:number-columns-spanned="3" table:number-rows-spanned="1">
            <text:p>1355.0425</text:p>
          </table:table-cell>
          <table:covered-table-cell table:style-name="ce8"/>
          <table:covered-table-cell table:style-name="ce9"/>
          <table:table-cell table:style-name="ce7" table:formula="of:=1241.022 - 5" office:value-type="float" office:value="1236.022" calcext:value-type="float" table:number-columns-spanned="3" table:number-rows-spanned="1">
            <text:p>1236.0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7.9216 - 1" office:value-type="float" office:value="1356.9216" calcext:value-type="float" table:number-columns-spanned="3" table:number-rows-spanned="1">
            <text:p>1356.9216</text:p>
          </table:table-cell>
          <table:covered-table-cell table:style-name="ce8"/>
          <table:covered-table-cell table:style-name="ce9"/>
          <table:table-cell table:style-name="ce7" table:formula="of:=1241.2247 - 5" office:value-type="float" office:value="1236.2247" calcext:value-type="float" table:number-columns-spanned="3" table:number-rows-spanned="1">
            <text:p>1236.22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8.4926 - 5" office:value-type="float" office:value="1353.4926" calcext:value-type="float" table:number-columns-spanned="3" table:number-rows-spanned="1">
            <text:p>1353.4926</text:p>
          </table:table-cell>
          <table:covered-table-cell table:style-name="ce8"/>
          <table:covered-table-cell table:style-name="ce9"/>
          <table:table-cell table:style-name="ce7" table:formula="of:=1241.5485 - 5" office:value-type="float" office:value="1236.5485" calcext:value-type="float" table:number-columns-spanned="3" table:number-rows-spanned="1">
            <text:p>1236.54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8.6975 - 4" office:value-type="float" office:value="1354.6975" calcext:value-type="float" table:number-columns-spanned="3" table:number-rows-spanned="1">
            <text:p>1354.6975</text:p>
          </table:table-cell>
          <table:covered-table-cell table:style-name="ce8"/>
          <table:covered-table-cell table:style-name="ce9"/>
          <table:table-cell table:style-name="ce7" table:formula="of:=1244.1865 - 5" office:value-type="float" office:value="1239.1865" calcext:value-type="float" table:number-columns-spanned="3" table:number-rows-spanned="1">
            <text:p>1239.18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9.6676 - 4" office:value-type="float" office:value="1355.6676" calcext:value-type="float" table:number-columns-spanned="3" table:number-rows-spanned="1">
            <text:p>1355.6676</text:p>
          </table:table-cell>
          <table:covered-table-cell table:style-name="ce8"/>
          <table:covered-table-cell table:style-name="ce9"/>
          <table:table-cell table:style-name="ce7" table:formula="of:=1243.6403 - 5" office:value-type="float" office:value="1238.6403" calcext:value-type="float" table:number-columns-spanned="3" table:number-rows-spanned="1">
            <text:p>1238.64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59.7547 - 3" office:value-type="float" office:value="1356.7547" calcext:value-type="float" table:number-columns-spanned="3" table:number-rows-spanned="1">
            <text:p>1356.7547</text:p>
          </table:table-cell>
          <table:covered-table-cell table:style-name="ce8"/>
          <table:covered-table-cell table:style-name="ce9"/>
          <table:table-cell table:style-name="ce7" table:formula="of:=1245.7016 - 5" office:value-type="float" office:value="1240.7016" calcext:value-type="float" table:number-columns-spanned="3" table:number-rows-spanned="1">
            <text:p>1240.701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1.0413 - 4" office:value-type="float" office:value="1357.0413" calcext:value-type="float" table:number-columns-spanned="3" table:number-rows-spanned="1">
            <text:p>1357.0413</text:p>
          </table:table-cell>
          <table:covered-table-cell table:style-name="ce8"/>
          <table:covered-table-cell table:style-name="ce9"/>
          <table:table-cell table:style-name="ce7" table:formula="of:=1244.1739 - 5" office:value-type="float" office:value="1239.1739" calcext:value-type="float" table:number-columns-spanned="3" table:number-rows-spanned="1">
            <text:p>1239.17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1.6933 - 3" office:value-type="float" office:value="1358.6933" calcext:value-type="float" table:number-columns-spanned="3" table:number-rows-spanned="1">
            <text:p>1358.6933</text:p>
          </table:table-cell>
          <table:covered-table-cell table:style-name="ce8"/>
          <table:covered-table-cell table:style-name="ce9"/>
          <table:table-cell table:style-name="ce7" table:formula="of:=1246.2699 - 5" office:value-type="float" office:value="1241.2699" calcext:value-type="float" table:number-columns-spanned="3" table:number-rows-spanned="1">
            <text:p>1241.26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2.6924 - 1" office:value-type="float" office:value="1361.6924" calcext:value-type="float" table:number-columns-spanned="3" table:number-rows-spanned="1">
            <text:p>1361.6924</text:p>
          </table:table-cell>
          <table:covered-table-cell table:style-name="ce8"/>
          <table:covered-table-cell table:style-name="ce9"/>
          <table:table-cell table:style-name="ce7" table:formula="of:=1246.8576 - 5" office:value-type="float" office:value="1241.8576" calcext:value-type="float" table:number-columns-spanned="3" table:number-rows-spanned="1">
            <text:p>1241.857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2.9222 - 5" office:value-type="float" office:value="1357.9222" calcext:value-type="float" table:number-columns-spanned="3" table:number-rows-spanned="1">
            <text:p>1357.9222</text:p>
          </table:table-cell>
          <table:covered-table-cell table:style-name="ce8"/>
          <table:covered-table-cell table:style-name="ce9"/>
          <table:table-cell table:style-name="ce7" table:formula="of:=1248.5038 - 5" office:value-type="float" office:value="1243.5038" calcext:value-type="float" table:number-columns-spanned="3" table:number-rows-spanned="1">
            <text:p>1243.50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3.4852 - 5" office:value-type="float" office:value="1358.4852" calcext:value-type="float" table:number-columns-spanned="3" table:number-rows-spanned="1">
            <text:p>1358.4852</text:p>
          </table:table-cell>
          <table:covered-table-cell table:style-name="ce8"/>
          <table:covered-table-cell table:style-name="ce9"/>
          <table:table-cell table:style-name="ce7" table:formula="of:=1248.0497 - 5" office:value-type="float" office:value="1243.0497" calcext:value-type="float" table:number-columns-spanned="3" table:number-rows-spanned="1">
            <text:p>1243.04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3.751 - 4" office:value-type="float" office:value="1359.751" calcext:value-type="float" table:number-columns-spanned="3" table:number-rows-spanned="1">
            <text:p>1359.751</text:p>
          </table:table-cell>
          <table:covered-table-cell table:style-name="ce8"/>
          <table:covered-table-cell table:style-name="ce9"/>
          <table:table-cell table:style-name="ce7" table:formula="of:=1251.1146 - 5" office:value-type="float" office:value="1246.1146" calcext:value-type="float" table:number-columns-spanned="3" table:number-rows-spanned="1">
            <text:p>1246.11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4.9549 - 5" office:value-type="float" office:value="1359.9549" calcext:value-type="float" table:number-columns-spanned="3" table:number-rows-spanned="1">
            <text:p>1359.9549</text:p>
          </table:table-cell>
          <table:covered-table-cell table:style-name="ce8"/>
          <table:covered-table-cell table:style-name="ce9"/>
          <table:table-cell table:style-name="ce7" table:formula="of:=1250.141 - 5" office:value-type="float" office:value="1245.141" calcext:value-type="float" table:number-columns-spanned="3" table:number-rows-spanned="1">
            <text:p>1245.1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6.009 - 1" office:value-type="float" office:value="1365.009" calcext:value-type="float" table:number-columns-spanned="3" table:number-rows-spanned="1">
            <text:p>1365.009</text:p>
          </table:table-cell>
          <table:covered-table-cell table:style-name="ce8"/>
          <table:covered-table-cell table:style-name="ce9"/>
          <table:table-cell table:style-name="ce7" table:formula="of:=1251.201 - 5" office:value-type="float" office:value="1246.201" calcext:value-type="float" table:number-columns-spanned="3" table:number-rows-spanned="1">
            <text:p>1246.2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6.0386 - 5" office:value-type="float" office:value="1361.0386" calcext:value-type="float" table:number-columns-spanned="3" table:number-rows-spanned="1">
            <text:p>1361.0386</text:p>
          </table:table-cell>
          <table:covered-table-cell table:style-name="ce8"/>
          <table:covered-table-cell table:style-name="ce9"/>
          <table:table-cell table:style-name="ce7" table:formula="of:=1251.2921 - 5" office:value-type="float" office:value="1246.2921" calcext:value-type="float" table:number-columns-spanned="3" table:number-rows-spanned="1">
            <text:p>1246.29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6.0908 - 3" office:value-type="float" office:value="1363.0908" calcext:value-type="float" table:number-columns-spanned="3" table:number-rows-spanned="1">
            <text:p>1363.0908</text:p>
          </table:table-cell>
          <table:covered-table-cell table:style-name="ce8"/>
          <table:covered-table-cell table:style-name="ce9"/>
          <table:table-cell table:style-name="ce7" table:formula="of:=1254.8925 - 5" office:value-type="float" office:value="1249.8925" calcext:value-type="float" table:number-columns-spanned="3" table:number-rows-spanned="1">
            <text:p>1249.89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6.6618 - 3" office:value-type="float" office:value="1363.6618" calcext:value-type="float" table:number-columns-spanned="3" table:number-rows-spanned="1">
            <text:p>1363.6618</text:p>
          </table:table-cell>
          <table:covered-table-cell table:style-name="ce8"/>
          <table:covered-table-cell table:style-name="ce9"/>
          <table:table-cell table:style-name="ce7" table:formula="of:=1254.0854 - 5" office:value-type="float" office:value="1249.0854" calcext:value-type="float" table:number-columns-spanned="3" table:number-rows-spanned="1">
            <text:p>1249.08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7.6937 - 5" office:value-type="float" office:value="1362.6937" calcext:value-type="float" table:number-columns-spanned="3" table:number-rows-spanned="1">
            <text:p>1362.6937</text:p>
          </table:table-cell>
          <table:covered-table-cell table:style-name="ce8"/>
          <table:covered-table-cell table:style-name="ce9"/>
          <table:table-cell table:style-name="ce7" table:formula="of:=1255.4281 - 5" office:value-type="float" office:value="1250.4281" calcext:value-type="float" table:number-columns-spanned="3" table:number-rows-spanned="1">
            <text:p>1250.42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7.7168 - 1" office:value-type="float" office:value="1366.7168" calcext:value-type="float" table:number-columns-spanned="3" table:number-rows-spanned="1">
            <text:p>1366.7168</text:p>
          </table:table-cell>
          <table:covered-table-cell table:style-name="ce8"/>
          <table:covered-table-cell table:style-name="ce9"/>
          <table:table-cell table:style-name="ce7" table:formula="of:=1254.8304 - 5" office:value-type="float" office:value="1249.8304" calcext:value-type="float" table:number-columns-spanned="3" table:number-rows-spanned="1">
            <text:p>1249.83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8.0346 - 2" office:value-type="float" office:value="1366.0346" calcext:value-type="float" table:number-columns-spanned="3" table:number-rows-spanned="1">
            <text:p>1366.0346</text:p>
          </table:table-cell>
          <table:covered-table-cell table:style-name="ce8"/>
          <table:covered-table-cell table:style-name="ce9"/>
          <table:table-cell table:style-name="ce7" table:formula="of:=1256.3511 - 5" office:value-type="float" office:value="1251.3511" calcext:value-type="float" table:number-columns-spanned="3" table:number-rows-spanned="1">
            <text:p>1251.35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8.717 - 1" office:value-type="float" office:value="1367.717" calcext:value-type="float" table:number-columns-spanned="3" table:number-rows-spanned="1">
            <text:p>1367.717</text:p>
          </table:table-cell>
          <table:covered-table-cell table:style-name="ce8"/>
          <table:covered-table-cell table:style-name="ce9"/>
          <table:table-cell table:style-name="ce7" table:formula="of:=1256.9925 - 5" office:value-type="float" office:value="1251.9925" calcext:value-type="float" table:number-columns-spanned="3" table:number-rows-spanned="1">
            <text:p>1251.99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8.7486 - 5" office:value-type="float" office:value="1363.7486" calcext:value-type="float" table:number-columns-spanned="3" table:number-rows-spanned="1">
            <text:p>1363.7486</text:p>
          </table:table-cell>
          <table:covered-table-cell table:style-name="ce8"/>
          <table:covered-table-cell table:style-name="ce9"/>
          <table:table-cell table:style-name="ce7" table:formula="of:=1259.2868 - 5" office:value-type="float" office:value="1254.2868" calcext:value-type="float" table:number-columns-spanned="3" table:number-rows-spanned="1">
            <text:p>1254.28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9.0333 - 1" office:value-type="float" office:value="1368.0333" calcext:value-type="float" table:number-columns-spanned="3" table:number-rows-spanned="1">
            <text:p>1368.0333</text:p>
          </table:table-cell>
          <table:covered-table-cell table:style-name="ce8"/>
          <table:covered-table-cell table:style-name="ce9"/>
          <table:table-cell table:style-name="ce7" table:formula="of:=1258.8628 - 5" office:value-type="float" office:value="1253.8628" calcext:value-type="float" table:number-columns-spanned="3" table:number-rows-spanned="1">
            <text:p>1253.86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9.1845 - 3" office:value-type="float" office:value="1366.1845" calcext:value-type="float" table:number-columns-spanned="3" table:number-rows-spanned="1">
            <text:p>1366.1845</text:p>
          </table:table-cell>
          <table:covered-table-cell table:style-name="ce8"/>
          <table:covered-table-cell table:style-name="ce9"/>
          <table:table-cell table:style-name="ce7" table:formula="of:=1259.2954 - 5" office:value-type="float" office:value="1254.2954" calcext:value-type="float" table:number-columns-spanned="3" table:number-rows-spanned="1">
            <text:p>1254.295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69.6888 - 2" office:value-type="float" office:value="1367.6888" calcext:value-type="float" table:number-columns-spanned="3" table:number-rows-spanned="1">
            <text:p>1367.6888</text:p>
          </table:table-cell>
          <table:covered-table-cell table:style-name="ce8"/>
          <table:covered-table-cell table:style-name="ce9"/>
          <table:table-cell table:style-name="ce7" table:formula="of:=1261.2514 - 5" office:value-type="float" office:value="1256.2514" calcext:value-type="float" table:number-columns-spanned="3" table:number-rows-spanned="1">
            <text:p>1256.25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0.0883 - 4" office:value-type="float" office:value="1366.0883" calcext:value-type="float" table:number-columns-spanned="3" table:number-rows-spanned="1">
            <text:p>1366.0883</text:p>
          </table:table-cell>
          <table:covered-table-cell table:style-name="ce8"/>
          <table:covered-table-cell table:style-name="ce9"/>
          <table:table-cell table:style-name="ce7" table:formula="of:=1260.4881 - 5" office:value-type="float" office:value="1255.4881" calcext:value-type="float" table:number-columns-spanned="3" table:number-rows-spanned="1">
            <text:p>1255.48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0.1791 - 1" office:value-type="float" office:value="1369.1791" calcext:value-type="float" table:number-columns-spanned="3" table:number-rows-spanned="1">
            <text:p>1369.1791</text:p>
          </table:table-cell>
          <table:covered-table-cell table:style-name="ce8"/>
          <table:covered-table-cell table:style-name="ce9"/>
          <table:table-cell table:style-name="ce7" table:formula="of:=1263.2602 - 5" office:value-type="float" office:value="1258.2602" calcext:value-type="float" table:number-columns-spanned="3" table:number-rows-spanned="1">
            <text:p>1258.26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2.2052 - 3" office:value-type="float" office:value="1369.2052" calcext:value-type="float" table:number-columns-spanned="3" table:number-rows-spanned="1">
            <text:p>1369.2052</text:p>
          </table:table-cell>
          <table:covered-table-cell table:style-name="ce8"/>
          <table:covered-table-cell table:style-name="ce9"/>
          <table:table-cell table:style-name="ce7" table:formula="of:=1263.5715 - 5" office:value-type="float" office:value="1258.5715" calcext:value-type="float" table:number-columns-spanned="3" table:number-rows-spanned="1">
            <text:p>1258.57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2.9714 - 4" office:value-type="float" office:value="1368.9714" calcext:value-type="float" table:number-columns-spanned="3" table:number-rows-spanned="1">
            <text:p>1368.9714</text:p>
          </table:table-cell>
          <table:covered-table-cell table:style-name="ce8"/>
          <table:covered-table-cell table:style-name="ce9"/>
          <table:table-cell table:style-name="ce7" table:formula="of:=1263.6405 - 5" office:value-type="float" office:value="1258.6405" calcext:value-type="float" table:number-columns-spanned="3" table:number-rows-spanned="1">
            <text:p>1258.640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4.0058 - 5" office:value-type="float" office:value="1369.0058" calcext:value-type="float" table:number-columns-spanned="3" table:number-rows-spanned="1">
            <text:p>1369.0058</text:p>
          </table:table-cell>
          <table:covered-table-cell table:style-name="ce8"/>
          <table:covered-table-cell table:style-name="ce9"/>
          <table:table-cell table:style-name="ce7" table:formula="of:=1264.5887 - 5" office:value-type="float" office:value="1259.5887" calcext:value-type="float" table:number-columns-spanned="3" table:number-rows-spanned="1">
            <text:p>1259.58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4.0314 - 1" office:value-type="float" office:value="1373.0314" calcext:value-type="float" table:number-columns-spanned="3" table:number-rows-spanned="1">
            <text:p>1373.0314</text:p>
          </table:table-cell>
          <table:covered-table-cell table:style-name="ce8"/>
          <table:covered-table-cell table:style-name="ce9"/>
          <table:table-cell table:style-name="ce7" table:formula="of:=1267.2043 - 5" office:value-type="float" office:value="1262.2043" calcext:value-type="float" table:number-columns-spanned="3" table:number-rows-spanned="1">
            <text:p>1262.20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4.411 - 4" office:value-type="float" office:value="1370.411" calcext:value-type="float" table:number-columns-spanned="3" table:number-rows-spanned="1">
            <text:p>1370.411</text:p>
          </table:table-cell>
          <table:covered-table-cell table:style-name="ce8"/>
          <table:covered-table-cell table:style-name="ce9"/>
          <table:table-cell table:style-name="ce7" table:formula="of:=1267.2237 - 5" office:value-type="float" office:value="1262.2237" calcext:value-type="float" table:number-columns-spanned="3" table:number-rows-spanned="1">
            <text:p>1262.22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4.9728 - 5" office:value-type="float" office:value="1369.9728" calcext:value-type="float" table:number-columns-spanned="3" table:number-rows-spanned="1">
            <text:p>1369.9728</text:p>
          </table:table-cell>
          <table:covered-table-cell table:style-name="ce8"/>
          <table:covered-table-cell table:style-name="ce9"/>
          <table:table-cell table:style-name="ce7" table:formula="of:=1266.2231 - 5" office:value-type="float" office:value="1261.2231" calcext:value-type="float" table:number-columns-spanned="3" table:number-rows-spanned="1">
            <text:p>1261.2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5.0895 - 1" office:value-type="float" office:value="1374.0895" calcext:value-type="float" table:number-columns-spanned="3" table:number-rows-spanned="1">
            <text:p>1374.0895</text:p>
          </table:table-cell>
          <table:covered-table-cell table:style-name="ce8"/>
          <table:covered-table-cell table:style-name="ce9"/>
          <table:table-cell table:style-name="ce7" table:formula="of:=1269.7613 - 5" office:value-type="float" office:value="1264.7613" calcext:value-type="float" table:number-columns-spanned="3" table:number-rows-spanned="1">
            <text:p>1264.76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5.3692 - 5" office:value-type="float" office:value="1370.3692" calcext:value-type="float" table:number-columns-spanned="3" table:number-rows-spanned="1">
            <text:p>1370.3692</text:p>
          </table:table-cell>
          <table:covered-table-cell table:style-name="ce8"/>
          <table:covered-table-cell table:style-name="ce9"/>
          <table:table-cell table:style-name="ce7" table:formula="of:=1270.1174 - 5" office:value-type="float" office:value="1265.1174" calcext:value-type="float" table:number-columns-spanned="3" table:number-rows-spanned="1">
            <text:p>1265.11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5.9692 - 1" office:value-type="float" office:value="1374.9692" calcext:value-type="float" table:number-columns-spanned="3" table:number-rows-spanned="1">
            <text:p>1374.9692</text:p>
          </table:table-cell>
          <table:covered-table-cell table:style-name="ce8"/>
          <table:covered-table-cell table:style-name="ce9"/>
          <table:table-cell table:style-name="ce7" table:formula="of:=1271.8089 - 5" office:value-type="float" office:value="1266.8089" calcext:value-type="float" table:number-columns-spanned="3" table:number-rows-spanned="1">
            <text:p>1266.808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6.2032 - 4" office:value-type="float" office:value="1372.2032" calcext:value-type="float" table:number-columns-spanned="3" table:number-rows-spanned="1">
            <text:p>1372.2032</text:p>
          </table:table-cell>
          <table:covered-table-cell table:style-name="ce8"/>
          <table:covered-table-cell table:style-name="ce9"/>
          <table:table-cell table:style-name="ce7" table:formula="of:=1272.0229 - 5" office:value-type="float" office:value="1267.0229" calcext:value-type="float" table:number-columns-spanned="3" table:number-rows-spanned="1">
            <text:p>1267.02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6.5252 - 2" office:value-type="float" office:value="1374.5252" calcext:value-type="float" table:number-columns-spanned="3" table:number-rows-spanned="1">
            <text:p>1374.5252</text:p>
          </table:table-cell>
          <table:covered-table-cell table:style-name="ce8"/>
          <table:covered-table-cell table:style-name="ce9"/>
          <table:table-cell table:style-name="ce7" table:formula="of:=1270.9977 - 5" office:value-type="float" office:value="1265.9977" calcext:value-type="float" table:number-columns-spanned="3" table:number-rows-spanned="1">
            <text:p>1265.99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7.3644 - 2" office:value-type="float" office:value="1375.3644" calcext:value-type="float" table:number-columns-spanned="3" table:number-rows-spanned="1">
            <text:p>1375.3644</text:p>
          </table:table-cell>
          <table:covered-table-cell table:style-name="ce8"/>
          <table:covered-table-cell table:style-name="ce9"/>
          <table:table-cell table:style-name="ce7" table:formula="of:=1271.9593 - 5" office:value-type="float" office:value="1266.9593" calcext:value-type="float" table:number-columns-spanned="3" table:number-rows-spanned="1">
            <text:p>1266.95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7.5799 - 1" office:value-type="float" office:value="1376.5799" calcext:value-type="float" table:number-columns-spanned="3" table:number-rows-spanned="1">
            <text:p>1376.5799</text:p>
          </table:table-cell>
          <table:covered-table-cell table:style-name="ce8"/>
          <table:covered-table-cell table:style-name="ce9"/>
          <table:table-cell table:style-name="ce7" table:formula="of:=1273.7381 - 5" office:value-type="float" office:value="1268.7381" calcext:value-type="float" table:number-columns-spanned="3" table:number-rows-spanned="1">
            <text:p>1268.73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8.1986 - 2" office:value-type="float" office:value="1376.1986" calcext:value-type="float" table:number-columns-spanned="3" table:number-rows-spanned="1">
            <text:p>1376.1986</text:p>
          </table:table-cell>
          <table:covered-table-cell table:style-name="ce8"/>
          <table:covered-table-cell table:style-name="ce9"/>
          <table:table-cell table:style-name="ce7" table:formula="of:=1275.0038 - 5" office:value-type="float" office:value="1270.0038" calcext:value-type="float" table:number-columns-spanned="3" table:number-rows-spanned="1">
            <text:p>1270.00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8.9686 - 3" office:value-type="float" office:value="1375.9686" calcext:value-type="float" table:number-columns-spanned="3" table:number-rows-spanned="1">
            <text:p>1375.9686</text:p>
          </table:table-cell>
          <table:covered-table-cell table:style-name="ce8"/>
          <table:covered-table-cell table:style-name="ce9"/>
          <table:table-cell table:style-name="ce7" table:formula="of:=1275.7919 - 5" office:value-type="float" office:value="1270.7919" calcext:value-type="float" table:number-columns-spanned="3" table:number-rows-spanned="1">
            <text:p>1270.79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9.2903 - 5" office:value-type="float" office:value="1374.2903" calcext:value-type="float" table:number-columns-spanned="3" table:number-rows-spanned="1">
            <text:p>1374.2903</text:p>
          </table:table-cell>
          <table:covered-table-cell table:style-name="ce8"/>
          <table:covered-table-cell table:style-name="ce9"/>
          <table:table-cell table:style-name="ce7" table:formula="of:=1275.5456 - 5" office:value-type="float" office:value="1270.5456" calcext:value-type="float" table:number-columns-spanned="3" table:number-rows-spanned="1">
            <text:p>1270.54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79.5805 - 2" office:value-type="float" office:value="1377.5805" calcext:value-type="float" table:number-columns-spanned="3" table:number-rows-spanned="1">
            <text:p>1377.5805</text:p>
          </table:table-cell>
          <table:covered-table-cell table:style-name="ce8"/>
          <table:covered-table-cell table:style-name="ce9"/>
          <table:table-cell table:style-name="ce7" table:formula="of:=1277.6103 - 5" office:value-type="float" office:value="1272.6103" calcext:value-type="float" table:number-columns-spanned="3" table:number-rows-spanned="1">
            <text:p>1272.61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0.3771 - 5" office:value-type="float" office:value="1375.3771" calcext:value-type="float" table:number-columns-spanned="3" table:number-rows-spanned="1">
            <text:p>1375.3771</text:p>
          </table:table-cell>
          <table:covered-table-cell table:style-name="ce8"/>
          <table:covered-table-cell table:style-name="ce9"/>
          <table:table-cell table:style-name="ce7" table:formula="of:=1278.1324 - 5" office:value-type="float" office:value="1273.1324" calcext:value-type="float" table:number-columns-spanned="3" table:number-rows-spanned="1">
            <text:p>1273.1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0.6368 - 1" office:value-type="float" office:value="1379.6368" calcext:value-type="float" table:number-columns-spanned="3" table:number-rows-spanned="1">
            <text:p>1379.6368</text:p>
          </table:table-cell>
          <table:covered-table-cell table:style-name="ce8"/>
          <table:covered-table-cell table:style-name="ce9"/>
          <table:table-cell table:style-name="ce7" table:formula="of:=1278.0401 - 5" office:value-type="float" office:value="1273.0401" calcext:value-type="float" table:number-columns-spanned="3" table:number-rows-spanned="1">
            <text:p>1273.040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0.9662 - 2" office:value-type="float" office:value="1378.9662" calcext:value-type="float" table:number-columns-spanned="3" table:number-rows-spanned="1">
            <text:p>1378.9662</text:p>
          </table:table-cell>
          <table:covered-table-cell table:style-name="ce8"/>
          <table:covered-table-cell table:style-name="ce9"/>
          <table:table-cell table:style-name="ce7" table:formula="of:=1280.7159 - 5" office:value-type="float" office:value="1275.7159" calcext:value-type="float" table:number-columns-spanned="3" table:number-rows-spanned="1">
            <text:p>1275.71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1.5945 - 4" office:value-type="float" office:value="1377.5945" calcext:value-type="float" table:number-columns-spanned="3" table:number-rows-spanned="1">
            <text:p>1377.5945</text:p>
          </table:table-cell>
          <table:covered-table-cell table:style-name="ce8"/>
          <table:covered-table-cell table:style-name="ce9"/>
          <table:table-cell table:style-name="ce7" table:formula="of:=1280.2994 - 5" office:value-type="float" office:value="1275.2994" calcext:value-type="float" table:number-columns-spanned="3" table:number-rows-spanned="1">
            <text:p>1275.29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1.6945 - 1" office:value-type="float" office:value="1380.6945" calcext:value-type="float" table:number-columns-spanned="3" table:number-rows-spanned="1">
            <text:p>1380.6945</text:p>
          </table:table-cell>
          <table:covered-table-cell table:style-name="ce8"/>
          <table:covered-table-cell table:style-name="ce9"/>
          <table:table-cell table:style-name="ce7" table:formula="of:=1280.937 - 5" office:value-type="float" office:value="1275.937" calcext:value-type="float" table:number-columns-spanned="3" table:number-rows-spanned="1">
            <text:p>1275.9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2.2828 - 3" office:value-type="float" office:value="1379.2828" calcext:value-type="float" table:number-columns-spanned="3" table:number-rows-spanned="1">
            <text:p>1379.2828</text:p>
          </table:table-cell>
          <table:covered-table-cell table:style-name="ce8"/>
          <table:covered-table-cell table:style-name="ce9"/>
          <table:table-cell table:style-name="ce7" table:formula="of:=1281.047 - 5" office:value-type="float" office:value="1276.047" calcext:value-type="float" table:number-columns-spanned="3" table:number-rows-spanned="1">
            <text:p>1276.0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2.3712 - 2" office:value-type="float" office:value="1380.3712" calcext:value-type="float" table:number-columns-spanned="3" table:number-rows-spanned="1">
            <text:p>1380.3712</text:p>
          </table:table-cell>
          <table:covered-table-cell table:style-name="ce8"/>
          <table:covered-table-cell table:style-name="ce9"/>
          <table:table-cell table:style-name="ce7" table:formula="of:=1282.8044 - 5" office:value-type="float" office:value="1277.8044" calcext:value-type="float" table:number-columns-spanned="3" table:number-rows-spanned="1">
            <text:p>1277.8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2.431 - 4" office:value-type="float" office:value="1378.431" calcext:value-type="float" table:number-columns-spanned="3" table:number-rows-spanned="1">
            <text:p>1378.431</text:p>
          </table:table-cell>
          <table:covered-table-cell table:style-name="ce8"/>
          <table:covered-table-cell table:style-name="ce9"/>
          <table:table-cell table:style-name="ce7" table:formula="of:=1283.3885 - 5" office:value-type="float" office:value="1278.3885" calcext:value-type="float" table:number-columns-spanned="3" table:number-rows-spanned="1">
            <text:p>1278.38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3.6948 - 2" office:value-type="float" office:value="1381.6948" calcext:value-type="float" table:number-columns-spanned="3" table:number-rows-spanned="1">
            <text:p>1381.6948</text:p>
          </table:table-cell>
          <table:covered-table-cell table:style-name="ce8"/>
          <table:covered-table-cell table:style-name="ce9"/>
          <table:table-cell table:style-name="ce7" table:formula="of:=1286.0206 - 5" office:value-type="float" office:value="1281.0206" calcext:value-type="float" table:number-columns-spanned="3" table:number-rows-spanned="1">
            <text:p>1281.02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4.3689 - 2" office:value-type="float" office:value="1382.3689" calcext:value-type="float" table:number-columns-spanned="3" table:number-rows-spanned="1">
            <text:p>1382.3689</text:p>
          </table:table-cell>
          <table:covered-table-cell table:style-name="ce8"/>
          <table:covered-table-cell table:style-name="ce9"/>
          <table:table-cell table:style-name="ce7" table:formula="of:=1285.8369 - 5" office:value-type="float" office:value="1280.8369" calcext:value-type="float" table:number-columns-spanned="3" table:number-rows-spanned="1">
            <text:p>1280.83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4.7614 - 3" office:value-type="float" office:value="1381.7614" calcext:value-type="float" table:number-columns-spanned="3" table:number-rows-spanned="1">
            <text:p>1381.7614</text:p>
          </table:table-cell>
          <table:covered-table-cell table:style-name="ce8"/>
          <table:covered-table-cell table:style-name="ce9"/>
          <table:table-cell table:style-name="ce7" table:formula="of:=1285.9343 - 5" office:value-type="float" office:value="1280.9343" calcext:value-type="float" table:number-columns-spanned="3" table:number-rows-spanned="1">
            <text:p>1280.93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4.965 - 4" office:value-type="float" office:value="1380.965" calcext:value-type="float" table:number-columns-spanned="3" table:number-rows-spanned="1">
            <text:p>1380.965</text:p>
          </table:table-cell>
          <table:covered-table-cell table:style-name="ce8"/>
          <table:covered-table-cell table:style-name="ce9"/>
          <table:table-cell table:style-name="ce7" table:formula="of:=1286.4413 - 5" office:value-type="float" office:value="1281.4413" calcext:value-type="float" table:number-columns-spanned="3" table:number-rows-spanned="1">
            <text:p>1281.44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5.5986 - 3" office:value-type="float" office:value="1382.5986" calcext:value-type="float" table:number-columns-spanned="3" table:number-rows-spanned="1">
            <text:p>1382.5986</text:p>
          </table:table-cell>
          <table:covered-table-cell table:style-name="ce8"/>
          <table:covered-table-cell table:style-name="ce9"/>
          <table:table-cell table:style-name="ce7" table:formula="of:=1287.4497 - 5" office:value-type="float" office:value="1282.4497" calcext:value-type="float" table:number-columns-spanned="3" table:number-rows-spanned="1">
            <text:p>1282.44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7.2799 - 5" office:value-type="float" office:value="1382.2799" calcext:value-type="float" table:number-columns-spanned="3" table:number-rows-spanned="1">
            <text:p>1382.2799</text:p>
          </table:table-cell>
          <table:covered-table-cell table:style-name="ce8"/>
          <table:covered-table-cell table:style-name="ce9"/>
          <table:table-cell table:style-name="ce7" table:formula="of:=1289.3326 - 5" office:value-type="float" office:value="1284.3326" calcext:value-type="float" table:number-columns-spanned="3" table:number-rows-spanned="1">
            <text:p>1284.33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7.3686 - 3" office:value-type="float" office:value="1384.3686" calcext:value-type="float" table:number-columns-spanned="3" table:number-rows-spanned="1">
            <text:p>1384.3686</text:p>
          </table:table-cell>
          <table:covered-table-cell table:style-name="ce8"/>
          <table:covered-table-cell table:style-name="ce9"/>
          <table:table-cell table:style-name="ce7" table:formula="of:=1290.0155 - 5" office:value-type="float" office:value="1285.0155" calcext:value-type="float" table:number-columns-spanned="3" table:number-rows-spanned="1">
            <text:p>1285.01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7.6941 - 4" office:value-type="float" office:value="1383.6941" calcext:value-type="float" table:number-columns-spanned="3" table:number-rows-spanned="1">
            <text:p>1383.6941</text:p>
          </table:table-cell>
          <table:covered-table-cell table:style-name="ce8"/>
          <table:covered-table-cell table:style-name="ce9"/>
          <table:table-cell table:style-name="ce7" table:formula="of:=1290.3619 - 5" office:value-type="float" office:value="1285.3619" calcext:value-type="float" table:number-columns-spanned="3" table:number-rows-spanned="1">
            <text:p>1285.36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7.7113 - 2" office:value-type="float" office:value="1385.7113" calcext:value-type="float" table:number-columns-spanned="3" table:number-rows-spanned="1">
            <text:p>1385.7113</text:p>
          </table:table-cell>
          <table:covered-table-cell table:style-name="ce8"/>
          <table:covered-table-cell table:style-name="ce9"/>
          <table:table-cell table:style-name="ce7" table:formula="of:=1291.8993 - 5" office:value-type="float" office:value="1286.8993" calcext:value-type="float" table:number-columns-spanned="3" table:number-rows-spanned="1">
            <text:p>1286.89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7.9299 - 3" office:value-type="float" office:value="1384.9299" calcext:value-type="float" table:number-columns-spanned="3" table:number-rows-spanned="1">
            <text:p>1384.9299</text:p>
          </table:table-cell>
          <table:covered-table-cell table:style-name="ce8"/>
          <table:covered-table-cell table:style-name="ce9"/>
          <table:table-cell table:style-name="ce7" table:formula="of:=1291.3587 - 5" office:value-type="float" office:value="1286.3587" calcext:value-type="float" table:number-columns-spanned="3" table:number-rows-spanned="1">
            <text:p>1286.35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8.1308 - 3" office:value-type="float" office:value="1385.1308" calcext:value-type="float" table:number-columns-spanned="3" table:number-rows-spanned="1">
            <text:p>1385.1308</text:p>
          </table:table-cell>
          <table:covered-table-cell table:style-name="ce8"/>
          <table:covered-table-cell table:style-name="ce9"/>
          <table:table-cell table:style-name="ce7" table:formula="of:=1294.6069 - 5" office:value-type="float" office:value="1289.6069" calcext:value-type="float" table:number-columns-spanned="3" table:number-rows-spanned="1">
            <text:p>1289.60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89.8237 - 2" office:value-type="float" office:value="1387.8237" calcext:value-type="float" table:number-columns-spanned="3" table:number-rows-spanned="1">
            <text:p>1387.8237</text:p>
          </table:table-cell>
          <table:covered-table-cell table:style-name="ce8"/>
          <table:covered-table-cell table:style-name="ce9"/>
          <table:table-cell table:style-name="ce7" table:formula="of:=1295.3952 - 5" office:value-type="float" office:value="1290.3952" calcext:value-type="float" table:number-columns-spanned="3" table:number-rows-spanned="1">
            <text:p>1290.39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0.4486 - 3" office:value-type="float" office:value="1387.4486" calcext:value-type="float" table:number-columns-spanned="3" table:number-rows-spanned="1">
            <text:p>1387.4486</text:p>
          </table:table-cell>
          <table:covered-table-cell table:style-name="ce8"/>
          <table:covered-table-cell table:style-name="ce9"/>
          <table:table-cell table:style-name="ce7" table:formula="of:=1294.5351 - 5" office:value-type="float" office:value="1289.5351" calcext:value-type="float" table:number-columns-spanned="3" table:number-rows-spanned="1">
            <text:p>1289.53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1.127 - 3" office:value-type="float" office:value="1388.127" calcext:value-type="float" table:number-columns-spanned="3" table:number-rows-spanned="1">
            <text:p>1388.127</text:p>
          </table:table-cell>
          <table:covered-table-cell table:style-name="ce8"/>
          <table:covered-table-cell table:style-name="ce9"/>
          <table:table-cell table:style-name="ce7" table:formula="of:=1295.8539 - 5" office:value-type="float" office:value="1290.8539" calcext:value-type="float" table:number-columns-spanned="3" table:number-rows-spanned="1">
            <text:p>1290.85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1.9378 - 2" office:value-type="float" office:value="1389.9378" calcext:value-type="float" table:number-columns-spanned="3" table:number-rows-spanned="1">
            <text:p>1389.9378</text:p>
          </table:table-cell>
          <table:covered-table-cell table:style-name="ce8"/>
          <table:covered-table-cell table:style-name="ce9"/>
          <table:table-cell table:style-name="ce7" table:formula="of:=1297.5045 - 5" office:value-type="float" office:value="1292.5045" calcext:value-type="float" table:number-columns-spanned="3" table:number-rows-spanned="1">
            <text:p>1292.50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2.3663 - 5" office:value-type="float" office:value="1387.3663" calcext:value-type="float" table:number-columns-spanned="3" table:number-rows-spanned="1">
            <text:p>1387.3663</text:p>
          </table:table-cell>
          <table:covered-table-cell table:style-name="ce8"/>
          <table:covered-table-cell table:style-name="ce9"/>
          <table:table-cell table:style-name="ce7" table:formula="of:=1298.6556 - 5" office:value-type="float" office:value="1293.6556" calcext:value-type="float" table:number-columns-spanned="3" table:number-rows-spanned="1">
            <text:p>1293.65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2.5575 - 2" office:value-type="float" office:value="1390.5575" calcext:value-type="float" table:number-columns-spanned="3" table:number-rows-spanned="1">
            <text:p>1390.5575</text:p>
          </table:table-cell>
          <table:covered-table-cell table:style-name="ce8"/>
          <table:covered-table-cell table:style-name="ce9"/>
          <table:table-cell table:style-name="ce7" table:formula="of:=1299.537 - 5" office:value-type="float" office:value="1294.537" calcext:value-type="float" table:number-columns-spanned="3" table:number-rows-spanned="1">
            <text:p>1294.5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2.6904 - 5" office:value-type="float" office:value="1387.6904" calcext:value-type="float" table:number-columns-spanned="3" table:number-rows-spanned="1">
            <text:p>1387.6904</text:p>
          </table:table-cell>
          <table:covered-table-cell table:style-name="ce8"/>
          <table:covered-table-cell table:style-name="ce9"/>
          <table:table-cell table:style-name="ce7" table:formula="of:=1300.4732 - 5" office:value-type="float" office:value="1295.4732" calcext:value-type="float" table:number-columns-spanned="3" table:number-rows-spanned="1">
            <text:p>1295.47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3.2115 - 5" office:value-type="float" office:value="1388.2115" calcext:value-type="float" table:number-columns-spanned="3" table:number-rows-spanned="1">
            <text:p>1388.2115</text:p>
          </table:table-cell>
          <table:covered-table-cell table:style-name="ce8"/>
          <table:covered-table-cell table:style-name="ce9"/>
          <table:table-cell table:style-name="ce7" table:formula="of:=1300.886 - 5" office:value-type="float" office:value="1295.886" calcext:value-type="float" table:number-columns-spanned="3" table:number-rows-spanned="1">
            <text:p>1295.88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3.9379 - 2" office:value-type="float" office:value="1391.9379" calcext:value-type="float" table:number-columns-spanned="3" table:number-rows-spanned="1">
            <text:p>1391.9379</text:p>
          </table:table-cell>
          <table:covered-table-cell table:style-name="ce8"/>
          <table:covered-table-cell table:style-name="ce9"/>
          <table:table-cell table:style-name="ce7" table:formula="of:=1301.8123 - 5" office:value-type="float" office:value="1296.8123" calcext:value-type="float" table:number-columns-spanned="3" table:number-rows-spanned="1">
            <text:p>1296.81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4.2646 - 1" office:value-type="float" office:value="1393.2646" calcext:value-type="float" table:number-columns-spanned="3" table:number-rows-spanned="1">
            <text:p>1393.2646</text:p>
          </table:table-cell>
          <table:covered-table-cell table:style-name="ce8"/>
          <table:covered-table-cell table:style-name="ce9"/>
          <table:table-cell table:style-name="ce7" table:formula="of:=1302.9773 - 5" office:value-type="float" office:value="1297.9773" calcext:value-type="float" table:number-columns-spanned="3" table:number-rows-spanned="1">
            <text:p>1297.97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5.1268 - 4" office:value-type="float" office:value="1391.1268" calcext:value-type="float" table:number-columns-spanned="3" table:number-rows-spanned="1">
            <text:p>1391.1268</text:p>
          </table:table-cell>
          <table:covered-table-cell table:style-name="ce8"/>
          <table:covered-table-cell table:style-name="ce9"/>
          <table:table-cell table:style-name="ce7" table:formula="of:=1302.338 - 5" office:value-type="float" office:value="1297.338" calcext:value-type="float" table:number-columns-spanned="3" table:number-rows-spanned="1">
            <text:p>1297.3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5.3613 - 3" office:value-type="float" office:value="1392.3613" calcext:value-type="float" table:number-columns-spanned="3" table:number-rows-spanned="1">
            <text:p>1392.3613</text:p>
          </table:table-cell>
          <table:covered-table-cell table:style-name="ce8"/>
          <table:covered-table-cell table:style-name="ce9"/>
          <table:table-cell table:style-name="ce7" table:formula="of:=1303.6467 - 5" office:value-type="float" office:value="1298.6467" calcext:value-type="float" table:number-columns-spanned="3" table:number-rows-spanned="1">
            <text:p>1298.64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5.7269 - 3" office:value-type="float" office:value="1392.7269" calcext:value-type="float" table:number-columns-spanned="3" table:number-rows-spanned="1">
            <text:p>1392.7269</text:p>
          </table:table-cell>
          <table:covered-table-cell table:style-name="ce8"/>
          <table:covered-table-cell table:style-name="ce9"/>
          <table:table-cell table:style-name="ce7" table:formula="of:=1305.3597 - 5" office:value-type="float" office:value="1300.3597" calcext:value-type="float" table:number-columns-spanned="3" table:number-rows-spanned="1">
            <text:p>1300.35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6.3579 - 1" office:value-type="float" office:value="1395.3579" calcext:value-type="float" table:number-columns-spanned="3" table:number-rows-spanned="1">
            <text:p>1395.3579</text:p>
          </table:table-cell>
          <table:covered-table-cell table:style-name="ce8"/>
          <table:covered-table-cell table:style-name="ce9"/>
          <table:table-cell table:style-name="ce7" table:formula="of:=1304.4614 - 5" office:value-type="float" office:value="1299.4614" calcext:value-type="float" table:number-columns-spanned="3" table:number-rows-spanned="1">
            <text:p>1299.46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6.6853 - 4" office:value-type="float" office:value="1392.6853" calcext:value-type="float" table:number-columns-spanned="3" table:number-rows-spanned="1">
            <text:p>1392.6853</text:p>
          </table:table-cell>
          <table:covered-table-cell table:style-name="ce8"/>
          <table:covered-table-cell table:style-name="ce9"/>
          <table:table-cell table:style-name="ce7" table:formula="of:=1305.7272 - 5" office:value-type="float" office:value="1300.7272" calcext:value-type="float" table:number-columns-spanned="3" table:number-rows-spanned="1">
            <text:p>1300.72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7.8368 - 2" office:value-type="float" office:value="1395.8368" calcext:value-type="float" table:number-columns-spanned="3" table:number-rows-spanned="1">
            <text:p>1395.8368</text:p>
          </table:table-cell>
          <table:covered-table-cell table:style-name="ce8"/>
          <table:covered-table-cell table:style-name="ce9"/>
          <table:table-cell table:style-name="ce7" table:formula="of:=1307.0252 - 5" office:value-type="float" office:value="1302.0252" calcext:value-type="float" table:number-columns-spanned="3" table:number-rows-spanned="1">
            <text:p>1302.02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9.2236 - 5" office:value-type="float" office:value="1394.2236" calcext:value-type="float" table:number-columns-spanned="3" table:number-rows-spanned="1">
            <text:p>1394.2236</text:p>
          </table:table-cell>
          <table:covered-table-cell table:style-name="ce8"/>
          <table:covered-table-cell table:style-name="ce9"/>
          <table:table-cell table:style-name="ce7" table:formula="of:=1308.2744 - 5" office:value-type="float" office:value="1303.2744" calcext:value-type="float" table:number-columns-spanned="3" table:number-rows-spanned="1">
            <text:p>1303.27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9.3585 - 3" office:value-type="float" office:value="1396.3585" calcext:value-type="float" table:number-columns-spanned="3" table:number-rows-spanned="1">
            <text:p>1396.3585</text:p>
          </table:table-cell>
          <table:covered-table-cell table:style-name="ce8"/>
          <table:covered-table-cell table:style-name="ce9"/>
          <table:table-cell table:style-name="ce7" table:formula="of:=1308.1612 - 5" office:value-type="float" office:value="1303.1612" calcext:value-type="float" table:number-columns-spanned="3" table:number-rows-spanned="1">
            <text:p>1303.16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9.5525 - 5" office:value-type="float" office:value="1394.5525" calcext:value-type="float" table:number-columns-spanned="3" table:number-rows-spanned="1">
            <text:p>1394.5525</text:p>
          </table:table-cell>
          <table:covered-table-cell table:style-name="ce8"/>
          <table:covered-table-cell table:style-name="ce9"/>
          <table:table-cell table:style-name="ce7" table:formula="of:=1309.921 - 5" office:value-type="float" office:value="1304.921" calcext:value-type="float" table:number-columns-spanned="3" table:number-rows-spanned="1">
            <text:p>1304.9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399.6817 - 3" office:value-type="float" office:value="1396.6817" calcext:value-type="float" table:number-columns-spanned="3" table:number-rows-spanned="1">
            <text:p>1396.6817</text:p>
          </table:table-cell>
          <table:covered-table-cell table:style-name="ce8"/>
          <table:covered-table-cell table:style-name="ce9"/>
          <table:table-cell table:style-name="ce7" table:formula="of:=1309.9388 - 5" office:value-type="float" office:value="1304.9388" calcext:value-type="float" table:number-columns-spanned="3" table:number-rows-spanned="1">
            <text:p>1304.93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0.1229 - 5" office:value-type="float" office:value="1395.1229" calcext:value-type="float" table:number-columns-spanned="3" table:number-rows-spanned="1">
            <text:p>1395.1229</text:p>
          </table:table-cell>
          <table:covered-table-cell table:style-name="ce8"/>
          <table:covered-table-cell table:style-name="ce9"/>
          <table:table-cell table:style-name="ce7" table:formula="of:=1312.3269 - 5" office:value-type="float" office:value="1307.3269" calcext:value-type="float" table:number-columns-spanned="3" table:number-rows-spanned="1">
            <text:p>1307.32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0.2199 - 1" office:value-type="float" office:value="1399.2199" calcext:value-type="float" table:number-columns-spanned="3" table:number-rows-spanned="1">
            <text:p>1399.2199</text:p>
          </table:table-cell>
          <table:covered-table-cell table:style-name="ce8"/>
          <table:covered-table-cell table:style-name="ce9"/>
          <table:table-cell table:style-name="ce7" table:formula="of:=1312.0861 - 5" office:value-type="float" office:value="1307.0861" calcext:value-type="float" table:number-columns-spanned="3" table:number-rows-spanned="1">
            <text:p>1307.0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2.5475 - 3" office:value-type="float" office:value="1399.5475" calcext:value-type="float" table:number-columns-spanned="3" table:number-rows-spanned="1">
            <text:p>1399.5475</text:p>
          </table:table-cell>
          <table:covered-table-cell table:style-name="ce8"/>
          <table:covered-table-cell table:style-name="ce9"/>
          <table:table-cell table:style-name="ce7" table:formula="of:=1312.6236 - 5" office:value-type="float" office:value="1307.6236" calcext:value-type="float" table:number-columns-spanned="3" table:number-rows-spanned="1">
            <text:p>1307.62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3.1189 - 5" office:value-type="float" office:value="1398.1189" calcext:value-type="float" table:number-columns-spanned="3" table:number-rows-spanned="1">
            <text:p>1398.1189</text:p>
          </table:table-cell>
          <table:covered-table-cell table:style-name="ce8"/>
          <table:covered-table-cell table:style-name="ce9"/>
          <table:table-cell table:style-name="ce7" table:formula="of:=1314.4174 - 5" office:value-type="float" office:value="1309.4174" calcext:value-type="float" table:number-columns-spanned="3" table:number-rows-spanned="1">
            <text:p>1309.417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3.2847 - 3" office:value-type="float" office:value="1400.2847" calcext:value-type="float" table:number-columns-spanned="3" table:number-rows-spanned="1">
            <text:p>1400.2847</text:p>
          </table:table-cell>
          <table:covered-table-cell table:style-name="ce8"/>
          <table:covered-table-cell table:style-name="ce9"/>
          <table:table-cell table:style-name="ce7" table:formula="of:=1313.8972 - 5" office:value-type="float" office:value="1308.8972" calcext:value-type="float" table:number-columns-spanned="3" table:number-rows-spanned="1">
            <text:p>1308.89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3.68 - 4" office:value-type="float" office:value="1399.68" calcext:value-type="float" table:number-columns-spanned="3" table:number-rows-spanned="1">
            <text:p>1399.68</text:p>
          </table:table-cell>
          <table:covered-table-cell table:style-name="ce8"/>
          <table:covered-table-cell table:style-name="ce9"/>
          <table:table-cell table:style-name="ce7" table:formula="of:=1316.0712 - 5" office:value-type="float" office:value="1311.0712" calcext:value-type="float" table:number-columns-spanned="3" table:number-rows-spanned="1">
            <text:p>1311.07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4.2838 - 1" office:value-type="float" office:value="1403.2838" calcext:value-type="float" table:number-columns-spanned="3" table:number-rows-spanned="1">
            <text:p>1403.2838</text:p>
          </table:table-cell>
          <table:covered-table-cell table:style-name="ce8"/>
          <table:covered-table-cell table:style-name="ce9"/>
          <table:table-cell table:style-name="ce7" table:formula="of:=1316.084 - 5" office:value-type="float" office:value="1311.084" calcext:value-type="float" table:number-columns-spanned="3" table:number-rows-spanned="1">
            <text:p>1311.0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4.4404 - 4" office:value-type="float" office:value="1400.4404" calcext:value-type="float" table:number-columns-spanned="3" table:number-rows-spanned="1">
            <text:p>1400.4404</text:p>
          </table:table-cell>
          <table:covered-table-cell table:style-name="ce8"/>
          <table:covered-table-cell table:style-name="ce9"/>
          <table:table-cell table:style-name="ce7" table:formula="of:=1317.8063 - 5" office:value-type="float" office:value="1312.8063" calcext:value-type="float" table:number-columns-spanned="3" table:number-rows-spanned="1">
            <text:p>1312.80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4.6367 - 5" office:value-type="float" office:value="1399.6367" calcext:value-type="float" table:number-columns-spanned="3" table:number-rows-spanned="1">
            <text:p>1399.6367</text:p>
          </table:table-cell>
          <table:covered-table-cell table:style-name="ce8"/>
          <table:covered-table-cell table:style-name="ce9"/>
          <table:table-cell table:style-name="ce7" table:formula="of:=1319.357 - 5" office:value-type="float" office:value="1314.357" calcext:value-type="float" table:number-columns-spanned="3" table:number-rows-spanned="1">
            <text:p>1314.3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5.2847 - 1" office:value-type="float" office:value="1404.2847" calcext:value-type="float" table:number-columns-spanned="3" table:number-rows-spanned="1">
            <text:p>1404.2847</text:p>
          </table:table-cell>
          <table:covered-table-cell table:style-name="ce8"/>
          <table:covered-table-cell table:style-name="ce9"/>
          <table:table-cell table:style-name="ce7" table:formula="of:=1318.9029 - 5" office:value-type="float" office:value="1313.9029" calcext:value-type="float" table:number-columns-spanned="3" table:number-rows-spanned="1">
            <text:p>1313.90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6.7466 - 2" office:value-type="float" office:value="1404.7466" calcext:value-type="float" table:number-columns-spanned="3" table:number-rows-spanned="1">
            <text:p>1404.7466</text:p>
          </table:table-cell>
          <table:covered-table-cell table:style-name="ce8"/>
          <table:covered-table-cell table:style-name="ce9"/>
          <table:table-cell table:style-name="ce7" table:formula="of:=1320.8509 - 5" office:value-type="float" office:value="1315.8509" calcext:value-type="float" table:number-columns-spanned="3" table:number-rows-spanned="1">
            <text:p>1315.85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7.2845 - 2" office:value-type="float" office:value="1405.2845" calcext:value-type="float" table:number-columns-spanned="3" table:number-rows-spanned="1">
            <text:p>1405.2845</text:p>
          </table:table-cell>
          <table:covered-table-cell table:style-name="ce8"/>
          <table:covered-table-cell table:style-name="ce9"/>
          <table:table-cell table:style-name="ce7" table:formula="of:=1321.3015 - 5" office:value-type="float" office:value="1316.3015" calcext:value-type="float" table:number-columns-spanned="3" table:number-rows-spanned="1">
            <text:p>1316.30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7.3445 - 4" office:value-type="float" office:value="1403.3445" calcext:value-type="float" table:number-columns-spanned="3" table:number-rows-spanned="1">
            <text:p>1403.3445</text:p>
          </table:table-cell>
          <table:covered-table-cell table:style-name="ce8"/>
          <table:covered-table-cell table:style-name="ce9"/>
          <table:table-cell table:style-name="ce7" table:formula="of:=1321.495 - 5" office:value-type="float" office:value="1316.495" calcext:value-type="float" table:number-columns-spanned="3" table:number-rows-spanned="1">
            <text:p>1316.4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7.8357 - 5" office:value-type="float" office:value="1402.8357" calcext:value-type="float" table:number-columns-spanned="3" table:number-rows-spanned="1">
            <text:p>1402.8357</text:p>
          </table:table-cell>
          <table:covered-table-cell table:style-name="ce8"/>
          <table:covered-table-cell table:style-name="ce9"/>
          <table:table-cell table:style-name="ce7" table:formula="of:=1322.8225 - 5" office:value-type="float" office:value="1317.8225" calcext:value-type="float" table:number-columns-spanned="3" table:number-rows-spanned="1">
            <text:p>1317.82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8.6776 - 5" office:value-type="float" office:value="1403.6776" calcext:value-type="float" table:number-columns-spanned="3" table:number-rows-spanned="1">
            <text:p>1403.6776</text:p>
          </table:table-cell>
          <table:covered-table-cell table:style-name="ce8"/>
          <table:covered-table-cell table:style-name="ce9"/>
          <table:table-cell table:style-name="ce7" table:formula="of:=1324.5282 - 5" office:value-type="float" office:value="1319.5282" calcext:value-type="float" table:number-columns-spanned="3" table:number-rows-spanned="1">
            <text:p>1319.52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9.673 - 1" office:value-type="float" office:value="1408.673" calcext:value-type="float" table:number-columns-spanned="3" table:number-rows-spanned="1">
            <text:p>1408.673</text:p>
          </table:table-cell>
          <table:covered-table-cell table:style-name="ce8"/>
          <table:covered-table-cell table:style-name="ce9"/>
          <table:table-cell table:style-name="ce7" table:formula="of:=1325.5512 - 5" office:value-type="float" office:value="1320.5512" calcext:value-type="float" table:number-columns-spanned="3" table:number-rows-spanned="1">
            <text:p>1320.55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9.7237 - 5" office:value-type="float" office:value="1404.7237" calcext:value-type="float" table:number-columns-spanned="3" table:number-rows-spanned="1">
            <text:p>1404.7237</text:p>
          </table:table-cell>
          <table:covered-table-cell table:style-name="ce8"/>
          <table:covered-table-cell table:style-name="ce9"/>
          <table:table-cell table:style-name="ce7" table:formula="of:=1325.464 - 5" office:value-type="float" office:value="1320.464" calcext:value-type="float" table:number-columns-spanned="3" table:number-rows-spanned="1">
            <text:p>1320.4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09.8295 - 2" office:value-type="float" office:value="1407.8295" calcext:value-type="float" table:number-columns-spanned="3" table:number-rows-spanned="1">
            <text:p>1407.8295</text:p>
          </table:table-cell>
          <table:covered-table-cell table:style-name="ce8"/>
          <table:covered-table-cell table:style-name="ce9"/>
          <table:table-cell table:style-name="ce7" table:formula="of:=1325.0404 - 5" office:value-type="float" office:value="1320.0404" calcext:value-type="float" table:number-columns-spanned="3" table:number-rows-spanned="1">
            <text:p>1320.04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0.2855 - 3" office:value-type="float" office:value="1407.2855" calcext:value-type="float" table:number-columns-spanned="3" table:number-rows-spanned="1">
            <text:p>1407.2855</text:p>
          </table:table-cell>
          <table:covered-table-cell table:style-name="ce8"/>
          <table:covered-table-cell table:style-name="ce9"/>
          <table:table-cell table:style-name="ce7" table:formula="of:=1327.298 - 5" office:value-type="float" office:value="1322.298" calcext:value-type="float" table:number-columns-spanned="3" table:number-rows-spanned="1">
            <text:p>1322.2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0.7325 - 1" office:value-type="float" office:value="1409.7325" calcext:value-type="float" table:number-columns-spanned="3" table:number-rows-spanned="1">
            <text:p>1409.7325</text:p>
          </table:table-cell>
          <table:covered-table-cell table:style-name="ce8"/>
          <table:covered-table-cell table:style-name="ce9"/>
          <table:table-cell table:style-name="ce7" table:formula="of:=1328.2059 - 5" office:value-type="float" office:value="1323.2059" calcext:value-type="float" table:number-columns-spanned="3" table:number-rows-spanned="1">
            <text:p>1323.20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0.7472 - 4" office:value-type="float" office:value="1406.7472" calcext:value-type="float" table:number-columns-spanned="3" table:number-rows-spanned="1">
            <text:p>1406.7472</text:p>
          </table:table-cell>
          <table:covered-table-cell table:style-name="ce8"/>
          <table:covered-table-cell table:style-name="ce9"/>
          <table:table-cell table:style-name="ce7" table:formula="of:=1329.0581 - 5" office:value-type="float" office:value="1324.0581" calcext:value-type="float" table:number-columns-spanned="3" table:number-rows-spanned="1">
            <text:p>1324.05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2.3397 - 5" office:value-type="float" office:value="1407.3397" calcext:value-type="float" table:number-columns-spanned="3" table:number-rows-spanned="1">
            <text:p>1407.3397</text:p>
          </table:table-cell>
          <table:covered-table-cell table:style-name="ce8"/>
          <table:covered-table-cell table:style-name="ce9"/>
          <table:table-cell table:style-name="ce7" table:formula="of:=1330.4124 - 5" office:value-type="float" office:value="1325.4124" calcext:value-type="float" table:number-columns-spanned="3" table:number-rows-spanned="1">
            <text:p>1325.41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2.7191 - 3" office:value-type="float" office:value="1409.7191" calcext:value-type="float" table:number-columns-spanned="3" table:number-rows-spanned="1">
            <text:p>1409.7191</text:p>
          </table:table-cell>
          <table:covered-table-cell table:style-name="ce8"/>
          <table:covered-table-cell table:style-name="ce9"/>
          <table:table-cell table:style-name="ce7" table:formula="of:=1329.806 - 5" office:value-type="float" office:value="1324.806" calcext:value-type="float" table:number-columns-spanned="3" table:number-rows-spanned="1">
            <text:p>1324.8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3.2824 - 3" office:value-type="float" office:value="1410.2824" calcext:value-type="float" table:number-columns-spanned="3" table:number-rows-spanned="1">
            <text:p>1410.2824</text:p>
          </table:table-cell>
          <table:covered-table-cell table:style-name="ce8"/>
          <table:covered-table-cell table:style-name="ce9"/>
          <table:table-cell table:style-name="ce7" table:formula="of:=1331.4081 - 5" office:value-type="float" office:value="1326.4081" calcext:value-type="float" table:number-columns-spanned="3" table:number-rows-spanned="1">
            <text:p>1326.40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3.7413 - 3" office:value-type="float" office:value="1410.7413" calcext:value-type="float" table:number-columns-spanned="3" table:number-rows-spanned="1">
            <text:p>1410.7413</text:p>
          </table:table-cell>
          <table:covered-table-cell table:style-name="ce8"/>
          <table:covered-table-cell table:style-name="ce9"/>
          <table:table-cell table:style-name="ce7" table:formula="of:=1333.0996 - 5" office:value-type="float" office:value="1328.0996" calcext:value-type="float" table:number-columns-spanned="3" table:number-rows-spanned="1">
            <text:p>1328.09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3.8281 - 4" office:value-type="float" office:value="1409.8281" calcext:value-type="float" table:number-columns-spanned="3" table:number-rows-spanned="1">
            <text:p>1409.8281</text:p>
          </table:table-cell>
          <table:covered-table-cell table:style-name="ce8"/>
          <table:covered-table-cell table:style-name="ce9"/>
          <table:table-cell table:style-name="ce7" table:formula="of:=1333.2569 - 5" office:value-type="float" office:value="1328.2569" calcext:value-type="float" table:number-columns-spanned="3" table:number-rows-spanned="1">
            <text:p>1328.25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4.7168 - 2" office:value-type="float" office:value="1412.7168" calcext:value-type="float" table:number-columns-spanned="3" table:number-rows-spanned="1">
            <text:p>1412.7168</text:p>
          </table:table-cell>
          <table:covered-table-cell table:style-name="ce8"/>
          <table:covered-table-cell table:style-name="ce9"/>
          <table:table-cell table:style-name="ce7" table:formula="of:=1333.9507 - 5" office:value-type="float" office:value="1328.9507" calcext:value-type="float" table:number-columns-spanned="3" table:number-rows-spanned="1">
            <text:p>1328.95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4.7317 - 4" office:value-type="float" office:value="1410.7317" calcext:value-type="float" table:number-columns-spanned="3" table:number-rows-spanned="1">
            <text:p>1410.7317</text:p>
          </table:table-cell>
          <table:covered-table-cell table:style-name="ce8"/>
          <table:covered-table-cell table:style-name="ce9"/>
          <table:table-cell table:style-name="ce7" table:formula="of:=1334.7022 - 5" office:value-type="float" office:value="1329.7022" calcext:value-type="float" table:number-columns-spanned="3" table:number-rows-spanned="1">
            <text:p>1329.70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5.3352 - 3" office:value-type="float" office:value="1412.3352" calcext:value-type="float" table:number-columns-spanned="3" table:number-rows-spanned="1">
            <text:p>1412.3352</text:p>
          </table:table-cell>
          <table:covered-table-cell table:style-name="ce8"/>
          <table:covered-table-cell table:style-name="ce9"/>
          <table:table-cell table:style-name="ce7" table:formula="of:=1335.6493 - 5" office:value-type="float" office:value="1330.6493" calcext:value-type="float" table:number-columns-spanned="3" table:number-rows-spanned="1">
            <text:p>1330.64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5.9367 - 2" office:value-type="float" office:value="1413.9367" calcext:value-type="float" table:number-columns-spanned="3" table:number-rows-spanned="1">
            <text:p>1413.9367</text:p>
          </table:table-cell>
          <table:covered-table-cell table:style-name="ce8"/>
          <table:covered-table-cell table:style-name="ce9"/>
          <table:table-cell table:style-name="ce7" table:formula="of:=1335.7687 - 5" office:value-type="float" office:value="1330.7687" calcext:value-type="float" table:number-columns-spanned="3" table:number-rows-spanned="1">
            <text:p>1330.76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6.332 - 1" office:value-type="float" office:value="1415.332" calcext:value-type="float" table:number-columns-spanned="3" table:number-rows-spanned="1">
            <text:p>1415.332</text:p>
          </table:table-cell>
          <table:covered-table-cell table:style-name="ce8"/>
          <table:covered-table-cell table:style-name="ce9"/>
          <table:table-cell table:style-name="ce7" table:formula="of:=1336.5208 - 5" office:value-type="float" office:value="1331.5208" calcext:value-type="float" table:number-columns-spanned="3" table:number-rows-spanned="1">
            <text:p>1331.5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6.9361 - 1" office:value-type="float" office:value="1415.9361" calcext:value-type="float" table:number-columns-spanned="3" table:number-rows-spanned="1">
            <text:p>1415.9361</text:p>
          </table:table-cell>
          <table:covered-table-cell table:style-name="ce8"/>
          <table:covered-table-cell table:style-name="ce9"/>
          <table:table-cell table:style-name="ce7" table:formula="of:=1339.003 - 5" office:value-type="float" office:value="1334.003" calcext:value-type="float" table:number-columns-spanned="3" table:number-rows-spanned="1">
            <text:p>1334.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7.3898 - 1" office:value-type="float" office:value="1416.3898" calcext:value-type="float" table:number-columns-spanned="3" table:number-rows-spanned="1">
            <text:p>1416.3898</text:p>
          </table:table-cell>
          <table:covered-table-cell table:style-name="ce8"/>
          <table:covered-table-cell table:style-name="ce9"/>
          <table:table-cell table:style-name="ce7" table:formula="of:=1338.0955 - 5" office:value-type="float" office:value="1333.0955" calcext:value-type="float" table:number-columns-spanned="3" table:number-rows-spanned="1">
            <text:p>1333.09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7.515 - 4" office:value-type="float" office:value="1413.515" calcext:value-type="float" table:number-columns-spanned="3" table:number-rows-spanned="1">
            <text:p>1413.515</text:p>
          </table:table-cell>
          <table:covered-table-cell table:style-name="ce8"/>
          <table:covered-table-cell table:style-name="ce9"/>
          <table:table-cell table:style-name="ce7" table:formula="of:=1339.4208 - 5" office:value-type="float" office:value="1334.4208" calcext:value-type="float" table:number-columns-spanned="3" table:number-rows-spanned="1">
            <text:p>1334.42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8.7463 - 5" office:value-type="float" office:value="1413.7463" calcext:value-type="float" table:number-columns-spanned="3" table:number-rows-spanned="1">
            <text:p>1413.7463</text:p>
          </table:table-cell>
          <table:covered-table-cell table:style-name="ce8"/>
          <table:covered-table-cell table:style-name="ce9"/>
          <table:table-cell table:style-name="ce7" table:formula="of:=1340.0829 - 5" office:value-type="float" office:value="1335.0829" calcext:value-type="float" table:number-columns-spanned="3" table:number-rows-spanned="1">
            <text:p>1335.08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8.9465 - 4" office:value-type="float" office:value="1414.9465" calcext:value-type="float" table:number-columns-spanned="3" table:number-rows-spanned="1">
            <text:p>1414.9465</text:p>
          </table:table-cell>
          <table:covered-table-cell table:style-name="ce8"/>
          <table:covered-table-cell table:style-name="ce9"/>
          <table:table-cell table:style-name="ce7" table:formula="of:=1342.0136 - 5" office:value-type="float" office:value="1337.0136" calcext:value-type="float" table:number-columns-spanned="3" table:number-rows-spanned="1">
            <text:p>1337.01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9.7276 - 5" office:value-type="float" office:value="1414.7276" calcext:value-type="float" table:number-columns-spanned="3" table:number-rows-spanned="1">
            <text:p>1414.7276</text:p>
          </table:table-cell>
          <table:covered-table-cell table:style-name="ce8"/>
          <table:covered-table-cell table:style-name="ce9"/>
          <table:table-cell table:style-name="ce7" table:formula="of:=1341.3073 - 5" office:value-type="float" office:value="1336.3073" calcext:value-type="float" table:number-columns-spanned="3" table:number-rows-spanned="1">
            <text:p>1336.30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19.7986 - 1" office:value-type="float" office:value="1418.7986" calcext:value-type="float" table:number-columns-spanned="3" table:number-rows-spanned="1">
            <text:p>1418.7986</text:p>
          </table:table-cell>
          <table:covered-table-cell table:style-name="ce8"/>
          <table:covered-table-cell table:style-name="ce9"/>
          <table:table-cell table:style-name="ce7" table:formula="of:=1344.7277 - 5" office:value-type="float" office:value="1339.7277" calcext:value-type="float" table:number-columns-spanned="3" table:number-rows-spanned="1">
            <text:p>1339.72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0.5098 - 3" office:value-type="float" office:value="1417.5098" calcext:value-type="float" table:number-columns-spanned="3" table:number-rows-spanned="1">
            <text:p>1417.5098</text:p>
          </table:table-cell>
          <table:covered-table-cell table:style-name="ce8"/>
          <table:covered-table-cell table:style-name="ce9"/>
          <table:table-cell table:style-name="ce7" table:formula="of:=1345.0441 - 5" office:value-type="float" office:value="1340.0441" calcext:value-type="float" table:number-columns-spanned="3" table:number-rows-spanned="1">
            <text:p>1340.04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1.1675 - 4" office:value-type="float" office:value="1417.1675" calcext:value-type="float" table:number-columns-spanned="3" table:number-rows-spanned="1">
            <text:p>1417.1675</text:p>
          </table:table-cell>
          <table:covered-table-cell table:style-name="ce8"/>
          <table:covered-table-cell table:style-name="ce9"/>
          <table:table-cell table:style-name="ce7" table:formula="of:=1345.5127 - 5" office:value-type="float" office:value="1340.5127" calcext:value-type="float" table:number-columns-spanned="3" table:number-rows-spanned="1">
            <text:p>1340.51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2.1635 - 1" office:value-type="float" office:value="1421.1635" calcext:value-type="float" table:number-columns-spanned="3" table:number-rows-spanned="1">
            <text:p>1421.1635</text:p>
          </table:table-cell>
          <table:covered-table-cell table:style-name="ce8"/>
          <table:covered-table-cell table:style-name="ce9"/>
          <table:table-cell table:style-name="ce7" table:formula="of:=1345.9302 - 5" office:value-type="float" office:value="1340.9302" calcext:value-type="float" table:number-columns-spanned="3" table:number-rows-spanned="1">
            <text:p>1340.93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2.6788 - 5" office:value-type="float" office:value="1417.6788" calcext:value-type="float" table:number-columns-spanned="3" table:number-rows-spanned="1">
            <text:p>1417.6788</text:p>
          </table:table-cell>
          <table:covered-table-cell table:style-name="ce8"/>
          <table:covered-table-cell table:style-name="ce9"/>
          <table:table-cell table:style-name="ce7" table:formula="of:=1346.1837 - 5" office:value-type="float" office:value="1341.1837" calcext:value-type="float" table:number-columns-spanned="3" table:number-rows-spanned="1">
            <text:p>1341.18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3.7986 - 4" office:value-type="float" office:value="1419.7986" calcext:value-type="float" table:number-columns-spanned="3" table:number-rows-spanned="1">
            <text:p>1419.7986</text:p>
          </table:table-cell>
          <table:covered-table-cell table:style-name="ce8"/>
          <table:covered-table-cell table:style-name="ce9"/>
          <table:table-cell table:style-name="ce7" table:formula="of:=1348.224 - 5" office:value-type="float" office:value="1343.224" calcext:value-type="float" table:number-columns-spanned="3" table:number-rows-spanned="1">
            <text:p>1343.2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4.2313 - 5" office:value-type="float" office:value="1419.2313" calcext:value-type="float" table:number-columns-spanned="3" table:number-rows-spanned="1">
            <text:p>1419.2313</text:p>
          </table:table-cell>
          <table:covered-table-cell table:style-name="ce8"/>
          <table:covered-table-cell table:style-name="ce9"/>
          <table:table-cell table:style-name="ce7" table:formula="of:=1348.8869 - 5" office:value-type="float" office:value="1343.8869" calcext:value-type="float" table:number-columns-spanned="3" table:number-rows-spanned="1">
            <text:p>1343.8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4.7233 - 5" office:value-type="float" office:value="1419.7233" calcext:value-type="float" table:number-columns-spanned="3" table:number-rows-spanned="1">
            <text:p>1419.7233</text:p>
          </table:table-cell>
          <table:covered-table-cell table:style-name="ce8"/>
          <table:covered-table-cell table:style-name="ce9"/>
          <table:table-cell table:style-name="ce7" table:formula="of:=1348.3117 - 5" office:value-type="float" office:value="1343.3117" calcext:value-type="float" table:number-columns-spanned="3" table:number-rows-spanned="1">
            <text:p>1343.31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5.5083 - 5" office:value-type="float" office:value="1420.5083" calcext:value-type="float" table:number-columns-spanned="3" table:number-rows-spanned="1">
            <text:p>1420.5083</text:p>
          </table:table-cell>
          <table:covered-table-cell table:style-name="ce8"/>
          <table:covered-table-cell table:style-name="ce9"/>
          <table:table-cell table:style-name="ce7" table:formula="of:=1349.4361 - 5" office:value-type="float" office:value="1344.4361" calcext:value-type="float" table:number-columns-spanned="3" table:number-rows-spanned="1">
            <text:p>1344.43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5.6742 - 3" office:value-type="float" office:value="1422.6742" calcext:value-type="float" table:number-columns-spanned="3" table:number-rows-spanned="1">
            <text:p>1422.6742</text:p>
          </table:table-cell>
          <table:covered-table-cell table:style-name="ce8"/>
          <table:covered-table-cell table:style-name="ce9"/>
          <table:table-cell table:style-name="ce7" table:formula="of:=1349.8299 - 5" office:value-type="float" office:value="1344.8299" calcext:value-type="float" table:number-columns-spanned="3" table:number-rows-spanned="1">
            <text:p>1344.82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5.7194 - 1" office:value-type="float" office:value="1424.7194" calcext:value-type="float" table:number-columns-spanned="3" table:number-rows-spanned="1">
            <text:p>1424.7194</text:p>
          </table:table-cell>
          <table:covered-table-cell table:style-name="ce8"/>
          <table:covered-table-cell table:style-name="ce9"/>
          <table:table-cell table:style-name="ce7" table:formula="of:=1351.1757 - 5" office:value-type="float" office:value="1346.1757" calcext:value-type="float" table:number-columns-spanned="3" table:number-rows-spanned="1">
            <text:p>1346.17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6.1648 - 4" office:value-type="float" office:value="1422.1648" calcext:value-type="float" table:number-columns-spanned="3" table:number-rows-spanned="1">
            <text:p>1422.1648</text:p>
          </table:table-cell>
          <table:covered-table-cell table:style-name="ce8"/>
          <table:covered-table-cell table:style-name="ce9"/>
          <table:table-cell table:style-name="ce7" table:formula="of:=1352.1613 - 5" office:value-type="float" office:value="1347.1613" calcext:value-type="float" table:number-columns-spanned="3" table:number-rows-spanned="1">
            <text:p>1347.16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7.3974 - 3" office:value-type="float" office:value="1424.3974" calcext:value-type="float" table:number-columns-spanned="3" table:number-rows-spanned="1">
            <text:p>1424.3974</text:p>
          </table:table-cell>
          <table:covered-table-cell table:style-name="ce8"/>
          <table:covered-table-cell table:style-name="ce9"/>
          <table:table-cell table:style-name="ce7" table:formula="of:=1352.7735 - 5" office:value-type="float" office:value="1347.7735" calcext:value-type="float" table:number-columns-spanned="3" table:number-rows-spanned="1">
            <text:p>1347.77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7.7969 - 4" office:value-type="float" office:value="1423.7969" calcext:value-type="float" table:number-columns-spanned="3" table:number-rows-spanned="1">
            <text:p>1423.7969</text:p>
          </table:table-cell>
          <table:covered-table-cell table:style-name="ce8"/>
          <table:covered-table-cell table:style-name="ce9"/>
          <table:table-cell table:style-name="ce7" table:formula="of:=1355.8255 - 5" office:value-type="float" office:value="1350.8255" calcext:value-type="float" table:number-columns-spanned="3" table:number-rows-spanned="1">
            <text:p>1350.82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9.736 - 4" office:value-type="float" office:value="1425.736" calcext:value-type="float" table:number-columns-spanned="3" table:number-rows-spanned="1">
            <text:p>1425.736</text:p>
          </table:table-cell>
          <table:covered-table-cell table:style-name="ce8"/>
          <table:covered-table-cell table:style-name="ce9"/>
          <table:table-cell table:style-name="ce7" table:formula="of:=1355.4231 - 5" office:value-type="float" office:value="1350.4231" calcext:value-type="float" table:number-columns-spanned="3" table:number-rows-spanned="1">
            <text:p>1350.4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29.9475 - 4" office:value-type="float" office:value="1425.9475" calcext:value-type="float" table:number-columns-spanned="3" table:number-rows-spanned="1">
            <text:p>1425.9475</text:p>
          </table:table-cell>
          <table:covered-table-cell table:style-name="ce8"/>
          <table:covered-table-cell table:style-name="ce9"/>
          <table:table-cell table:style-name="ce7" table:formula="of:=1356.6865 - 5" office:value-type="float" office:value="1351.6865" calcext:value-type="float" table:number-columns-spanned="3" table:number-rows-spanned="1">
            <text:p>1351.68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0.161 - 4" office:value-type="float" office:value="1426.161" calcext:value-type="float" table:number-columns-spanned="3" table:number-rows-spanned="1">
            <text:p>1426.161</text:p>
          </table:table-cell>
          <table:covered-table-cell table:style-name="ce8"/>
          <table:covered-table-cell table:style-name="ce9"/>
          <table:table-cell table:style-name="ce7" table:formula="of:=1357.9462 - 5" office:value-type="float" office:value="1352.9462" calcext:value-type="float" table:number-columns-spanned="3" table:number-rows-spanned="1">
            <text:p>1352.94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0.3951 - 3" office:value-type="float" office:value="1427.3951" calcext:value-type="float" table:number-columns-spanned="3" table:number-rows-spanned="1">
            <text:p>1427.3951</text:p>
          </table:table-cell>
          <table:covered-table-cell table:style-name="ce8"/>
          <table:covered-table-cell table:style-name="ce9"/>
          <table:table-cell table:style-name="ce7" table:formula="of:=1358.379 - 5" office:value-type="float" office:value="1353.379" calcext:value-type="float" table:number-columns-spanned="3" table:number-rows-spanned="1">
            <text:p>1353.3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0.6725 - 5" office:value-type="float" office:value="1425.6725" calcext:value-type="float" table:number-columns-spanned="3" table:number-rows-spanned="1">
            <text:p>1425.6725</text:p>
          </table:table-cell>
          <table:covered-table-cell table:style-name="ce8"/>
          <table:covered-table-cell table:style-name="ce9"/>
          <table:table-cell table:style-name="ce7" table:formula="of:=1360.1747 - 5" office:value-type="float" office:value="1355.1747" calcext:value-type="float" table:number-columns-spanned="3" table:number-rows-spanned="1">
            <text:p>1355.17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0.9454 - 1" office:value-type="float" office:value="1429.9454" calcext:value-type="float" table:number-columns-spanned="3" table:number-rows-spanned="1">
            <text:p>1429.9454</text:p>
          </table:table-cell>
          <table:covered-table-cell table:style-name="ce8"/>
          <table:covered-table-cell table:style-name="ce9"/>
          <table:table-cell table:style-name="ce7" table:formula="of:=1359.6983 - 5" office:value-type="float" office:value="1354.6983" calcext:value-type="float" table:number-columns-spanned="3" table:number-rows-spanned="1">
            <text:p>1354.69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2.0188 - 4" office:value-type="float" office:value="1428.0188" calcext:value-type="float" table:number-columns-spanned="3" table:number-rows-spanned="1">
            <text:p>1428.0188</text:p>
          </table:table-cell>
          <table:covered-table-cell table:style-name="ce8"/>
          <table:covered-table-cell table:style-name="ce9"/>
          <table:table-cell table:style-name="ce7" table:formula="of:=1359.5841 - 5" office:value-type="float" office:value="1354.5841" calcext:value-type="float" table:number-columns-spanned="3" table:number-rows-spanned="1">
            <text:p>1354.58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3.0157 - 1" office:value-type="float" office:value="1432.0157" calcext:value-type="float" table:number-columns-spanned="3" table:number-rows-spanned="1">
            <text:p>1432.0157</text:p>
          </table:table-cell>
          <table:covered-table-cell table:style-name="ce8"/>
          <table:covered-table-cell table:style-name="ce9"/>
          <table:table-cell table:style-name="ce7" table:formula="of:=1361.4534 - 5" office:value-type="float" office:value="1356.4534" calcext:value-type="float" table:number-columns-spanned="3" table:number-rows-spanned="1">
            <text:p>1356.45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3.3283 - 3" office:value-type="float" office:value="1430.3283" calcext:value-type="float" table:number-columns-spanned="3" table:number-rows-spanned="1">
            <text:p>1430.3283</text:p>
          </table:table-cell>
          <table:covered-table-cell table:style-name="ce8"/>
          <table:covered-table-cell table:style-name="ce9"/>
          <table:table-cell table:style-name="ce7" table:formula="of:=1362.723 - 5" office:value-type="float" office:value="1357.723" calcext:value-type="float" table:number-columns-spanned="3" table:number-rows-spanned="1">
            <text:p>1357.7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4.0166 - 1" office:value-type="float" office:value="1433.0166" calcext:value-type="float" table:number-columns-spanned="3" table:number-rows-spanned="1">
            <text:p>1433.0166</text:p>
          </table:table-cell>
          <table:covered-table-cell table:style-name="ce8"/>
          <table:covered-table-cell table:style-name="ce9"/>
          <table:table-cell table:style-name="ce7" table:formula="of:=1364.3519 - 5" office:value-type="float" office:value="1359.3519" calcext:value-type="float" table:number-columns-spanned="3" table:number-rows-spanned="1">
            <text:p>1359.35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4.6212 - 4" office:value-type="float" office:value="1430.6212" calcext:value-type="float" table:number-columns-spanned="3" table:number-rows-spanned="1">
            <text:p>1430.6212</text:p>
          </table:table-cell>
          <table:covered-table-cell table:style-name="ce8"/>
          <table:covered-table-cell table:style-name="ce9"/>
          <table:table-cell table:style-name="ce7" table:formula="of:=1363.9325 - 5" office:value-type="float" office:value="1358.9325" calcext:value-type="float" table:number-columns-spanned="3" table:number-rows-spanned="1">
            <text:p>1358.93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4.6674 - 4" office:value-type="float" office:value="1430.6674" calcext:value-type="float" table:number-columns-spanned="3" table:number-rows-spanned="1">
            <text:p>1430.6674</text:p>
          </table:table-cell>
          <table:covered-table-cell table:style-name="ce8"/>
          <table:covered-table-cell table:style-name="ce9"/>
          <table:table-cell table:style-name="ce7" table:formula="of:=1364.0555 - 5" office:value-type="float" office:value="1359.0555" calcext:value-type="float" table:number-columns-spanned="3" table:number-rows-spanned="1">
            <text:p>1359.05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5.0146 - 5" office:value-type="float" office:value="1430.0146" calcext:value-type="float" table:number-columns-spanned="3" table:number-rows-spanned="1">
            <text:p>1430.0146</text:p>
          </table:table-cell>
          <table:covered-table-cell table:style-name="ce8"/>
          <table:covered-table-cell table:style-name="ce9"/>
          <table:table-cell table:style-name="ce7" table:formula="of:=1365.0804 - 5" office:value-type="float" office:value="1360.0804" calcext:value-type="float" table:number-columns-spanned="3" table:number-rows-spanned="1">
            <text:p>1360.08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5.0171 - 1" office:value-type="float" office:value="1434.0171" calcext:value-type="float" table:number-columns-spanned="3" table:number-rows-spanned="1">
            <text:p>1434.0171</text:p>
          </table:table-cell>
          <table:covered-table-cell table:style-name="ce8"/>
          <table:covered-table-cell table:style-name="ce9"/>
          <table:table-cell table:style-name="ce7" table:formula="of:=1365.8744 - 5" office:value-type="float" office:value="1360.8744" calcext:value-type="float" table:number-columns-spanned="3" table:number-rows-spanned="1">
            <text:p>1360.87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5.1732 - 4" office:value-type="float" office:value="1431.1732" calcext:value-type="float" table:number-columns-spanned="3" table:number-rows-spanned="1">
            <text:p>1431.1732</text:p>
          </table:table-cell>
          <table:covered-table-cell table:style-name="ce8"/>
          <table:covered-table-cell table:style-name="ce9"/>
          <table:table-cell table:style-name="ce7" table:formula="of:=1366.367 - 5" office:value-type="float" office:value="1361.367" calcext:value-type="float" table:number-columns-spanned="3" table:number-rows-spanned="1">
            <text:p>1361.3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5.6643 - 1" office:value-type="float" office:value="1434.6643" calcext:value-type="float" table:number-columns-spanned="3" table:number-rows-spanned="1">
            <text:p>1434.6643</text:p>
          </table:table-cell>
          <table:covered-table-cell table:style-name="ce8"/>
          <table:covered-table-cell table:style-name="ce9"/>
          <table:table-cell table:style-name="ce7" table:formula="of:=1368.6037 - 5" office:value-type="float" office:value="1363.6037" calcext:value-type="float" table:number-columns-spanned="3" table:number-rows-spanned="1">
            <text:p>1363.60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7.7878 - 3" office:value-type="float" office:value="1434.7878" calcext:value-type="float" table:number-columns-spanned="3" table:number-rows-spanned="1">
            <text:p>1434.7878</text:p>
          </table:table-cell>
          <table:covered-table-cell table:style-name="ce8"/>
          <table:covered-table-cell table:style-name="ce9"/>
          <table:table-cell table:style-name="ce7" table:formula="of:=1369.2747 - 5" office:value-type="float" office:value="1364.2747" calcext:value-type="float" table:number-columns-spanned="3" table:number-rows-spanned="1">
            <text:p>1364.27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8.6106 - 5" office:value-type="float" office:value="1433.6106" calcext:value-type="float" table:number-columns-spanned="3" table:number-rows-spanned="1">
            <text:p>1433.6106</text:p>
          </table:table-cell>
          <table:covered-table-cell table:style-name="ce8"/>
          <table:covered-table-cell table:style-name="ce9"/>
          <table:table-cell table:style-name="ce7" table:formula="of:=1369.3281 - 5" office:value-type="float" office:value="1364.3281" calcext:value-type="float" table:number-columns-spanned="3" table:number-rows-spanned="1">
            <text:p>1364.32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8.8418 - 1" office:value-type="float" office:value="1437.8418" calcext:value-type="float" table:number-columns-spanned="3" table:number-rows-spanned="1">
            <text:p>1437.8418</text:p>
          </table:table-cell>
          <table:covered-table-cell table:style-name="ce8"/>
          <table:covered-table-cell table:style-name="ce9"/>
          <table:table-cell table:style-name="ce7" table:formula="of:=1370.8049 - 5" office:value-type="float" office:value="1365.8049" calcext:value-type="float" table:number-columns-spanned="3" table:number-rows-spanned="1">
            <text:p>1365.80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9.2424 - 4" office:value-type="float" office:value="1435.2424" calcext:value-type="float" table:number-columns-spanned="3" table:number-rows-spanned="1">
            <text:p>1435.2424</text:p>
          </table:table-cell>
          <table:covered-table-cell table:style-name="ce8"/>
          <table:covered-table-cell table:style-name="ce9"/>
          <table:table-cell table:style-name="ce7" table:formula="of:=1371.2715 - 5" office:value-type="float" office:value="1366.2715" calcext:value-type="float" table:number-columns-spanned="3" table:number-rows-spanned="1">
            <text:p>1366.27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39.6057 - 1" office:value-type="float" office:value="1438.6057" calcext:value-type="float" table:number-columns-spanned="3" table:number-rows-spanned="1">
            <text:p>1438.6057</text:p>
          </table:table-cell>
          <table:covered-table-cell table:style-name="ce8"/>
          <table:covered-table-cell table:style-name="ce9"/>
          <table:table-cell table:style-name="ce7" table:formula="of:=1371.8939 - 5" office:value-type="float" office:value="1366.8939" calcext:value-type="float" table:number-columns-spanned="3" table:number-rows-spanned="1">
            <text:p>1366.89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0.0076 - 5" office:value-type="float" office:value="1435.0076" calcext:value-type="float" table:number-columns-spanned="3" table:number-rows-spanned="1">
            <text:p>1435.0076</text:p>
          </table:table-cell>
          <table:covered-table-cell table:style-name="ce8"/>
          <table:covered-table-cell table:style-name="ce9"/>
          <table:table-cell table:style-name="ce7" table:formula="of:=1372.0861 - 5" office:value-type="float" office:value="1367.0861" calcext:value-type="float" table:number-columns-spanned="3" table:number-rows-spanned="1">
            <text:p>1367.086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0.2957 - 1" office:value-type="float" office:value="1439.2957" calcext:value-type="float" table:number-columns-spanned="3" table:number-rows-spanned="1">
            <text:p>1439.2957</text:p>
          </table:table-cell>
          <table:covered-table-cell table:style-name="ce8"/>
          <table:covered-table-cell table:style-name="ce9"/>
          <table:table-cell table:style-name="ce7" table:formula="of:=1374.4225 - 5" office:value-type="float" office:value="1369.4225" calcext:value-type="float" table:number-columns-spanned="3" table:number-rows-spanned="1">
            <text:p>1369.42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0.4534 - 5" office:value-type="float" office:value="1435.4534" calcext:value-type="float" table:number-columns-spanned="3" table:number-rows-spanned="1">
            <text:p>1435.4534</text:p>
          </table:table-cell>
          <table:covered-table-cell table:style-name="ce8"/>
          <table:covered-table-cell table:style-name="ce9"/>
          <table:table-cell table:style-name="ce7" table:formula="of:=1374.2693 - 5" office:value-type="float" office:value="1369.2693" calcext:value-type="float" table:number-columns-spanned="3" table:number-rows-spanned="1">
            <text:p>1369.26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0.605 - 1" office:value-type="float" office:value="1439.605" calcext:value-type="float" table:number-columns-spanned="3" table:number-rows-spanned="1">
            <text:p>1439.605</text:p>
          </table:table-cell>
          <table:covered-table-cell table:style-name="ce8"/>
          <table:covered-table-cell table:style-name="ce9"/>
          <table:table-cell table:style-name="ce7" table:formula="of:=1374.6228 - 5" office:value-type="float" office:value="1369.6228" calcext:value-type="float" table:number-columns-spanned="3" table:number-rows-spanned="1">
            <text:p>1369.62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0.6632 - 5" office:value-type="float" office:value="1435.6632" calcext:value-type="float" table:number-columns-spanned="3" table:number-rows-spanned="1">
            <text:p>1435.6632</text:p>
          </table:table-cell>
          <table:covered-table-cell table:style-name="ce8"/>
          <table:covered-table-cell table:style-name="ce9"/>
          <table:table-cell table:style-name="ce7" table:formula="of:=1377.1128 - 5" office:value-type="float" office:value="1372.1128" calcext:value-type="float" table:number-columns-spanned="3" table:number-rows-spanned="1">
            <text:p>1372.11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2.6577 - 2" office:value-type="float" office:value="1440.6577" calcext:value-type="float" table:number-columns-spanned="3" table:number-rows-spanned="1">
            <text:p>1440.6577</text:p>
          </table:table-cell>
          <table:covered-table-cell table:style-name="ce8"/>
          <table:covered-table-cell table:style-name="ce9"/>
          <table:table-cell table:style-name="ce7" table:formula="of:=1378.5029 - 5" office:value-type="float" office:value="1373.5029" calcext:value-type="float" table:number-columns-spanned="3" table:number-rows-spanned="1">
            <text:p>1373.50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2.8426 - 4" office:value-type="float" office:value="1438.8426" calcext:value-type="float" table:number-columns-spanned="3" table:number-rows-spanned="1">
            <text:p>1438.8426</text:p>
          </table:table-cell>
          <table:covered-table-cell table:style-name="ce8"/>
          <table:covered-table-cell table:style-name="ce9"/>
          <table:table-cell table:style-name="ce7" table:formula="of:=1378.6936 - 5" office:value-type="float" office:value="1373.6936" calcext:value-type="float" table:number-columns-spanned="3" table:number-rows-spanned="1">
            <text:p>1373.69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3.2952 - 3" office:value-type="float" office:value="1440.2952" calcext:value-type="float" table:number-columns-spanned="3" table:number-rows-spanned="1">
            <text:p>1440.2952</text:p>
          </table:table-cell>
          <table:covered-table-cell table:style-name="ce8"/>
          <table:covered-table-cell table:style-name="ce9"/>
          <table:table-cell table:style-name="ce7" table:formula="of:=1379.45 - 5" office:value-type="float" office:value="1374.45" calcext:value-type="float" table:number-columns-spanned="3" table:number-rows-spanned="1">
            <text:p>1374.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3.6185 - 3" office:value-type="float" office:value="1440.6185" calcext:value-type="float" table:number-columns-spanned="3" table:number-rows-spanned="1">
            <text:p>1440.6185</text:p>
          </table:table-cell>
          <table:covered-table-cell table:style-name="ce8"/>
          <table:covered-table-cell table:style-name="ce9"/>
          <table:table-cell table:style-name="ce7" table:formula="of:=1380.3868 - 5" office:value-type="float" office:value="1375.3868" calcext:value-type="float" table:number-columns-spanned="3" table:number-rows-spanned="1">
            <text:p>1375.386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3.7136 - 1" office:value-type="float" office:value="1442.7136" calcext:value-type="float" table:number-columns-spanned="3" table:number-rows-spanned="1">
            <text:p>1442.7136</text:p>
          </table:table-cell>
          <table:covered-table-cell table:style-name="ce8"/>
          <table:covered-table-cell table:style-name="ce9"/>
          <table:table-cell table:style-name="ce7" table:formula="of:=1380.3655 - 5" office:value-type="float" office:value="1375.3655" calcext:value-type="float" table:number-columns-spanned="3" table:number-rows-spanned="1">
            <text:p>1375.36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3.7749 - 3" office:value-type="float" office:value="1440.7749" calcext:value-type="float" table:number-columns-spanned="3" table:number-rows-spanned="1">
            <text:p>1440.7749</text:p>
          </table:table-cell>
          <table:covered-table-cell table:style-name="ce8"/>
          <table:covered-table-cell table:style-name="ce9"/>
          <table:table-cell table:style-name="ce7" table:formula="of:=1380.3441 - 5" office:value-type="float" office:value="1375.3441" calcext:value-type="float" table:number-columns-spanned="3" table:number-rows-spanned="1">
            <text:p>1375.34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4.0027 - 4" office:value-type="float" office:value="1440.0027" calcext:value-type="float" table:number-columns-spanned="3" table:number-rows-spanned="1">
            <text:p>1440.0027</text:p>
          </table:table-cell>
          <table:covered-table-cell table:style-name="ce8"/>
          <table:covered-table-cell table:style-name="ce9"/>
          <table:table-cell table:style-name="ce7" table:formula="of:=1381.6129 - 5" office:value-type="float" office:value="1376.6129" calcext:value-type="float" table:number-columns-spanned="3" table:number-rows-spanned="1">
            <text:p>1376.61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4.7126 - 1" office:value-type="float" office:value="1443.7126" calcext:value-type="float" table:number-columns-spanned="3" table:number-rows-spanned="1">
            <text:p>1443.7126</text:p>
          </table:table-cell>
          <table:covered-table-cell table:style-name="ce8"/>
          <table:covered-table-cell table:style-name="ce9"/>
          <table:table-cell table:style-name="ce7" table:formula="of:=1384.5099 - 5" office:value-type="float" office:value="1379.5099" calcext:value-type="float" table:number-columns-spanned="3" table:number-rows-spanned="1">
            <text:p>1379.5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4.9523 - 2" office:value-type="float" office:value="1442.9523" calcext:value-type="float" table:number-columns-spanned="3" table:number-rows-spanned="1">
            <text:p>1442.9523</text:p>
          </table:table-cell>
          <table:covered-table-cell table:style-name="ce8"/>
          <table:covered-table-cell table:style-name="ce9"/>
          <table:table-cell table:style-name="ce7" table:formula="of:=1384.5152 - 5" office:value-type="float" office:value="1379.5152" calcext:value-type="float" table:number-columns-spanned="3" table:number-rows-spanned="1">
            <text:p>1379.51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6.0054 - 1" office:value-type="float" office:value="1445.0054" calcext:value-type="float" table:number-columns-spanned="3" table:number-rows-spanned="1">
            <text:p>1445.0054</text:p>
          </table:table-cell>
          <table:covered-table-cell table:style-name="ce8"/>
          <table:covered-table-cell table:style-name="ce9"/>
          <table:table-cell table:style-name="ce7" table:formula="of:=1385.4834 - 5" office:value-type="float" office:value="1380.4834" calcext:value-type="float" table:number-columns-spanned="3" table:number-rows-spanned="1">
            <text:p>1380.483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7.169 - 3" office:value-type="float" office:value="1444.169" calcext:value-type="float" table:number-columns-spanned="3" table:number-rows-spanned="1">
            <text:p>1444.169</text:p>
          </table:table-cell>
          <table:covered-table-cell table:style-name="ce8"/>
          <table:covered-table-cell table:style-name="ce9"/>
          <table:table-cell table:style-name="ce7" table:formula="of:=1386.1746 - 5" office:value-type="float" office:value="1381.1746" calcext:value-type="float" table:number-columns-spanned="3" table:number-rows-spanned="1">
            <text:p>1381.17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7.2923 - 4" office:value-type="float" office:value="1443.2923" calcext:value-type="float" table:number-columns-spanned="3" table:number-rows-spanned="1">
            <text:p>1443.2923</text:p>
          </table:table-cell>
          <table:covered-table-cell table:style-name="ce8"/>
          <table:covered-table-cell table:style-name="ce9"/>
          <table:table-cell table:style-name="ce7" table:formula="of:=1385.7804 - 5" office:value-type="float" office:value="1380.7804" calcext:value-type="float" table:number-columns-spanned="3" table:number-rows-spanned="1">
            <text:p>1380.78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7.616 - 4" office:value-type="float" office:value="1443.616" calcext:value-type="float" table:number-columns-spanned="3" table:number-rows-spanned="1">
            <text:p>1443.616</text:p>
          </table:table-cell>
          <table:covered-table-cell table:style-name="ce8"/>
          <table:covered-table-cell table:style-name="ce9"/>
          <table:table-cell table:style-name="ce7" table:formula="of:=1388.8091 - 5" office:value-type="float" office:value="1383.8091" calcext:value-type="float" table:number-columns-spanned="3" table:number-rows-spanned="1">
            <text:p>1383.80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8.7716 - 5" office:value-type="float" office:value="1443.7716" calcext:value-type="float" table:number-columns-spanned="3" table:number-rows-spanned="1">
            <text:p>1443.7716</text:p>
          </table:table-cell>
          <table:covered-table-cell table:style-name="ce8"/>
          <table:covered-table-cell table:style-name="ce9"/>
          <table:table-cell table:style-name="ce7" table:formula="of:=1388.4814 - 5" office:value-type="float" office:value="1383.4814" calcext:value-type="float" table:number-columns-spanned="3" table:number-rows-spanned="1">
            <text:p>1383.48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9.0064 - 3" office:value-type="float" office:value="1446.0064" calcext:value-type="float" table:number-columns-spanned="3" table:number-rows-spanned="1">
            <text:p>1446.0064</text:p>
          </table:table-cell>
          <table:covered-table-cell table:style-name="ce8"/>
          <table:covered-table-cell table:style-name="ce9"/>
          <table:table-cell table:style-name="ce7" table:formula="of:=1390.5284 - 5" office:value-type="float" office:value="1385.5284" calcext:value-type="float" table:number-columns-spanned="3" table:number-rows-spanned="1">
            <text:p>1385.528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9.3984 - 2" office:value-type="float" office:value="1447.3984" calcext:value-type="float" table:number-columns-spanned="3" table:number-rows-spanned="1">
            <text:p>1447.3984</text:p>
          </table:table-cell>
          <table:covered-table-cell table:style-name="ce8"/>
          <table:covered-table-cell table:style-name="ce9"/>
          <table:table-cell table:style-name="ce7" table:formula="of:=1389.7182 - 5" office:value-type="float" office:value="1384.7182" calcext:value-type="float" table:number-columns-spanned="3" table:number-rows-spanned="1">
            <text:p>1384.71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9.7125 - 5" office:value-type="float" office:value="1444.7125" calcext:value-type="float" table:number-columns-spanned="3" table:number-rows-spanned="1">
            <text:p>1444.7125</text:p>
          </table:table-cell>
          <table:covered-table-cell table:style-name="ce8"/>
          <table:covered-table-cell table:style-name="ce9"/>
          <table:table-cell table:style-name="ce7" table:formula="of:=1391.4023 - 5" office:value-type="float" office:value="1386.4023" calcext:value-type="float" table:number-columns-spanned="3" table:number-rows-spanned="1">
            <text:p>1386.40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49.8251 - 1" office:value-type="float" office:value="1448.8251" calcext:value-type="float" table:number-columns-spanned="3" table:number-rows-spanned="1">
            <text:p>1448.8251</text:p>
          </table:table-cell>
          <table:covered-table-cell table:style-name="ce8"/>
          <table:covered-table-cell table:style-name="ce9"/>
          <table:table-cell table:style-name="ce7" table:formula="of:=1392.6364 - 5" office:value-type="float" office:value="1387.6364" calcext:value-type="float" table:number-columns-spanned="3" table:number-rows-spanned="1">
            <text:p>1387.63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0.8794 - 1" office:value-type="float" office:value="1449.8794" calcext:value-type="float" table:number-columns-spanned="3" table:number-rows-spanned="1">
            <text:p>1449.8794</text:p>
          </table:table-cell>
          <table:covered-table-cell table:style-name="ce8"/>
          <table:covered-table-cell table:style-name="ce9"/>
          <table:table-cell table:style-name="ce7" table:formula="of:=1393.714 - 5" office:value-type="float" office:value="1388.714" calcext:value-type="float" table:number-columns-spanned="3" table:number-rows-spanned="1">
            <text:p>1388.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1.6115 - 4" office:value-type="float" office:value="1447.6115" calcext:value-type="float" table:number-columns-spanned="3" table:number-rows-spanned="1">
            <text:p>1447.6115</text:p>
          </table:table-cell>
          <table:covered-table-cell table:style-name="ce8"/>
          <table:covered-table-cell table:style-name="ce9"/>
          <table:table-cell table:style-name="ce7" table:formula="of:=1395.2166 - 5" office:value-type="float" office:value="1390.2166" calcext:value-type="float" table:number-columns-spanned="3" table:number-rows-spanned="1">
            <text:p>1390.21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1.9367 - 1" office:value-type="float" office:value="1450.9367" calcext:value-type="float" table:number-columns-spanned="3" table:number-rows-spanned="1">
            <text:p>1450.9367</text:p>
          </table:table-cell>
          <table:covered-table-cell table:style-name="ce8"/>
          <table:covered-table-cell table:style-name="ce9"/>
          <table:table-cell table:style-name="ce7" table:formula="of:=1394.8344 - 5" office:value-type="float" office:value="1389.8344" calcext:value-type="float" table:number-columns-spanned="3" table:number-rows-spanned="1">
            <text:p>1389.83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2.1672 - 5" office:value-type="float" office:value="1447.1672" calcext:value-type="float" table:number-columns-spanned="3" table:number-rows-spanned="1">
            <text:p>1447.1672</text:p>
          </table:table-cell>
          <table:covered-table-cell table:style-name="ce8"/>
          <table:covered-table-cell table:style-name="ce9"/>
          <table:table-cell table:style-name="ce7" table:formula="of:=1395.608 - 5" office:value-type="float" office:value="1390.608" calcext:value-type="float" table:number-columns-spanned="3" table:number-rows-spanned="1">
            <text:p>1390.6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2.877 - 3" office:value-type="float" office:value="1449.877" calcext:value-type="float" table:number-columns-spanned="3" table:number-rows-spanned="1">
            <text:p>1449.877</text:p>
          </table:table-cell>
          <table:covered-table-cell table:style-name="ce8"/>
          <table:covered-table-cell table:style-name="ce9"/>
          <table:table-cell table:style-name="ce7" table:formula="of:=1397.3347 - 5" office:value-type="float" office:value="1392.3347" calcext:value-type="float" table:number-columns-spanned="3" table:number-rows-spanned="1">
            <text:p>1392.33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3.2308 - 4" office:value-type="float" office:value="1449.2308" calcext:value-type="float" table:number-columns-spanned="3" table:number-rows-spanned="1">
            <text:p>1449.2308</text:p>
          </table:table-cell>
          <table:covered-table-cell table:style-name="ce8"/>
          <table:covered-table-cell table:style-name="ce9"/>
          <table:table-cell table:style-name="ce7" table:formula="of:=1397.6633 - 5" office:value-type="float" office:value="1392.6633" calcext:value-type="float" table:number-columns-spanned="3" table:number-rows-spanned="1">
            <text:p>1392.6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4.3968 - 5" office:value-type="float" office:value="1449.3968" calcext:value-type="float" table:number-columns-spanned="3" table:number-rows-spanned="1">
            <text:p>1449.3968</text:p>
          </table:table-cell>
          <table:covered-table-cell table:style-name="ce8"/>
          <table:covered-table-cell table:style-name="ce9"/>
          <table:table-cell table:style-name="ce7" table:formula="of:=1398.3324 - 5" office:value-type="float" office:value="1393.3324" calcext:value-type="float" table:number-columns-spanned="3" table:number-rows-spanned="1">
            <text:p>1393.3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4.6078 - 3" office:value-type="float" office:value="1451.6078" calcext:value-type="float" table:number-columns-spanned="3" table:number-rows-spanned="1">
            <text:p>1451.6078</text:p>
          </table:table-cell>
          <table:covered-table-cell table:style-name="ce8"/>
          <table:covered-table-cell table:style-name="ce9"/>
          <table:table-cell table:style-name="ce7" table:formula="of:=1399.5383 - 5" office:value-type="float" office:value="1394.5383" calcext:value-type="float" table:number-columns-spanned="3" table:number-rows-spanned="1">
            <text:p>1394.53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6.1609 - 4" office:value-type="float" office:value="1452.1609" calcext:value-type="float" table:number-columns-spanned="3" table:number-rows-spanned="1">
            <text:p>1452.1609</text:p>
          </table:table-cell>
          <table:covered-table-cell table:style-name="ce8"/>
          <table:covered-table-cell table:style-name="ce9"/>
          <table:table-cell table:style-name="ce7" table:formula="of:=1399.7847 - 5" office:value-type="float" office:value="1394.7847" calcext:value-type="float" table:number-columns-spanned="3" table:number-rows-spanned="1">
            <text:p>1394.78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6.226 - 3" office:value-type="float" office:value="1453.226" calcext:value-type="float" table:number-columns-spanned="3" table:number-rows-spanned="1">
            <text:p>1453.226</text:p>
          </table:table-cell>
          <table:covered-table-cell table:style-name="ce8"/>
          <table:covered-table-cell table:style-name="ce9"/>
          <table:table-cell table:style-name="ce7" table:formula="of:=1399.7146 - 5" office:value-type="float" office:value="1394.7146" calcext:value-type="float" table:number-columns-spanned="3" table:number-rows-spanned="1">
            <text:p>1394.71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6.8745 - 4" office:value-type="float" office:value="1452.8745" calcext:value-type="float" table:number-columns-spanned="3" table:number-rows-spanned="1">
            <text:p>1452.8745</text:p>
          </table:table-cell>
          <table:covered-table-cell table:style-name="ce8"/>
          <table:covered-table-cell table:style-name="ce9"/>
          <table:table-cell table:style-name="ce7" table:formula="of:=1400.4546 - 5" office:value-type="float" office:value="1395.4546" calcext:value-type="float" table:number-columns-spanned="3" table:number-rows-spanned="1">
            <text:p>1395.45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7.1589 - 1" office:value-type="float" office:value="1456.1589" calcext:value-type="float" table:number-columns-spanned="3" table:number-rows-spanned="1">
            <text:p>1456.1589</text:p>
          </table:table-cell>
          <table:covered-table-cell table:style-name="ce8"/>
          <table:covered-table-cell table:style-name="ce9"/>
          <table:table-cell table:style-name="ce7" table:formula="of:=1401.1829 - 5" office:value-type="float" office:value="1396.1829" calcext:value-type="float" table:number-columns-spanned="3" table:number-rows-spanned="1">
            <text:p>1396.18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7.2246 - 5" office:value-type="float" office:value="1452.2246" calcext:value-type="float" table:number-columns-spanned="3" table:number-rows-spanned="1">
            <text:p>1452.2246</text:p>
          </table:table-cell>
          <table:covered-table-cell table:style-name="ce8"/>
          <table:covered-table-cell table:style-name="ce9"/>
          <table:table-cell table:style-name="ce7" table:formula="of:=1402.5237 - 5" office:value-type="float" office:value="1397.5237" calcext:value-type="float" table:number-columns-spanned="3" table:number-rows-spanned="1">
            <text:p>1397.52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7.6046 - 3" office:value-type="float" office:value="1454.6046" calcext:value-type="float" table:number-columns-spanned="3" table:number-rows-spanned="1">
            <text:p>1454.6046</text:p>
          </table:table-cell>
          <table:covered-table-cell table:style-name="ce8"/>
          <table:covered-table-cell table:style-name="ce9"/>
          <table:table-cell table:style-name="ce7" table:formula="of:=1403.273 - 5" office:value-type="float" office:value="1398.273" calcext:value-type="float" table:number-columns-spanned="3" table:number-rows-spanned="1">
            <text:p>1398.2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8.2147 - 1" office:value-type="float" office:value="1457.2147" calcext:value-type="float" table:number-columns-spanned="3" table:number-rows-spanned="1">
            <text:p>1457.2147</text:p>
          </table:table-cell>
          <table:covered-table-cell table:style-name="ce8"/>
          <table:covered-table-cell table:style-name="ce9"/>
          <table:table-cell table:style-name="ce7" table:formula="of:=1405.682 - 5" office:value-type="float" office:value="1400.682" calcext:value-type="float" table:number-columns-spanned="3" table:number-rows-spanned="1">
            <text:p>1400.6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8.602 - 1" office:value-type="float" office:value="1457.602" calcext:value-type="float" table:number-columns-spanned="3" table:number-rows-spanned="1">
            <text:p>1457.602</text:p>
          </table:table-cell>
          <table:covered-table-cell table:style-name="ce8"/>
          <table:covered-table-cell table:style-name="ce9"/>
          <table:table-cell table:style-name="ce7" table:formula="of:=1406.108 - 5" office:value-type="float" office:value="1401.108" calcext:value-type="float" table:number-columns-spanned="3" table:number-rows-spanned="1">
            <text:p>1401.1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59.3912 - 5" office:value-type="float" office:value="1454.3912" calcext:value-type="float" table:number-columns-spanned="3" table:number-rows-spanned="1">
            <text:p>1454.3912</text:p>
          </table:table-cell>
          <table:covered-table-cell table:style-name="ce8"/>
          <table:covered-table-cell table:style-name="ce9"/>
          <table:table-cell table:style-name="ce7" table:formula="of:=1407.6373 - 5" office:value-type="float" office:value="1402.6373" calcext:value-type="float" table:number-columns-spanned="3" table:number-rows-spanned="1">
            <text:p>1402.63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0.041 - 3" office:value-type="float" office:value="1457.041" calcext:value-type="float" table:number-columns-spanned="3" table:number-rows-spanned="1">
            <text:p>1457.041</text:p>
          </table:table-cell>
          <table:covered-table-cell table:style-name="ce8"/>
          <table:covered-table-cell table:style-name="ce9"/>
          <table:table-cell table:style-name="ce7" table:formula="of:=1407.0292 - 5" office:value-type="float" office:value="1402.0292" calcext:value-type="float" table:number-columns-spanned="3" table:number-rows-spanned="1">
            <text:p>1402.02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0.2143 - 2" office:value-type="float" office:value="1458.2143" calcext:value-type="float" table:number-columns-spanned="3" table:number-rows-spanned="1">
            <text:p>1458.2143</text:p>
          </table:table-cell>
          <table:covered-table-cell table:style-name="ce8"/>
          <table:covered-table-cell table:style-name="ce9"/>
          <table:table-cell table:style-name="ce7" table:formula="of:=1408.7319 - 5" office:value-type="float" office:value="1403.7319" calcext:value-type="float" table:number-columns-spanned="3" table:number-rows-spanned="1">
            <text:p>1403.73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0.3913 - 3" office:value-type="float" office:value="1457.3913" calcext:value-type="float" table:number-columns-spanned="3" table:number-rows-spanned="1">
            <text:p>1457.3913</text:p>
          </table:table-cell>
          <table:covered-table-cell table:style-name="ce8"/>
          <table:covered-table-cell table:style-name="ce9"/>
          <table:table-cell table:style-name="ce7" table:formula="of:=1408.2813 - 5" office:value-type="float" office:value="1403.2813" calcext:value-type="float" table:number-columns-spanned="3" table:number-rows-spanned="1">
            <text:p>1403.28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1.3853 - 2" office:value-type="float" office:value="1459.3853" calcext:value-type="float" table:number-columns-spanned="3" table:number-rows-spanned="1">
            <text:p>1459.3853</text:p>
          </table:table-cell>
          <table:covered-table-cell table:style-name="ce8"/>
          <table:covered-table-cell table:style-name="ce9"/>
          <table:table-cell table:style-name="ce7" table:formula="of:=1410.9436 - 5" office:value-type="float" office:value="1405.9436" calcext:value-type="float" table:number-columns-spanned="3" table:number-rows-spanned="1">
            <text:p>1405.94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1.5126 - 5" office:value-type="float" office:value="1456.5126" calcext:value-type="float" table:number-columns-spanned="3" table:number-rows-spanned="1">
            <text:p>1456.5126</text:p>
          </table:table-cell>
          <table:covered-table-cell table:style-name="ce8"/>
          <table:covered-table-cell table:style-name="ce9"/>
          <table:table-cell table:style-name="ce7" table:formula="of:=1412.0231 - 5" office:value-type="float" office:value="1407.0231" calcext:value-type="float" table:number-columns-spanned="3" table:number-rows-spanned="1">
            <text:p>1407.02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2.5008 - 2" office:value-type="float" office:value="1460.5008" calcext:value-type="float" table:number-columns-spanned="3" table:number-rows-spanned="1">
            <text:p>1460.5008</text:p>
          </table:table-cell>
          <table:covered-table-cell table:style-name="ce8"/>
          <table:covered-table-cell table:style-name="ce9"/>
          <table:table-cell table:style-name="ce7" table:formula="of:=1412.3848 - 5" office:value-type="float" office:value="1407.3848" calcext:value-type="float" table:number-columns-spanned="3" table:number-rows-spanned="1">
            <text:p>1407.38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2.561 - 1" office:value-type="float" office:value="1461.561" calcext:value-type="float" table:number-columns-spanned="3" table:number-rows-spanned="1">
            <text:p>1461.561</text:p>
          </table:table-cell>
          <table:covered-table-cell table:style-name="ce8"/>
          <table:covered-table-cell table:style-name="ce9"/>
          <table:table-cell table:style-name="ce7" table:formula="of:=1412.8196 - 5" office:value-type="float" office:value="1407.8196" calcext:value-type="float" table:number-columns-spanned="3" table:number-rows-spanned="1">
            <text:p>1407.81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2.8291 - 4" office:value-type="float" office:value="1458.8291" calcext:value-type="float" table:number-columns-spanned="3" table:number-rows-spanned="1">
            <text:p>1458.8291</text:p>
          </table:table-cell>
          <table:covered-table-cell table:style-name="ce8"/>
          <table:covered-table-cell table:style-name="ce9"/>
          <table:table-cell table:style-name="ce7" table:formula="of:=1412.8972 - 5" office:value-type="float" office:value="1407.8972" calcext:value-type="float" table:number-columns-spanned="3" table:number-rows-spanned="1">
            <text:p>1407.89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3.3845 - 3" office:value-type="float" office:value="1460.3845" calcext:value-type="float" table:number-columns-spanned="3" table:number-rows-spanned="1">
            <text:p>1460.3845</text:p>
          </table:table-cell>
          <table:covered-table-cell table:style-name="ce8"/>
          <table:covered-table-cell table:style-name="ce9"/>
          <table:table-cell table:style-name="ce7" table:formula="of:=1414.9693 - 5" office:value-type="float" office:value="1409.9693" calcext:value-type="float" table:number-columns-spanned="3" table:number-rows-spanned="1">
            <text:p>1409.96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4.5005 - 2" office:value-type="float" office:value="1462.5005" calcext:value-type="float" table:number-columns-spanned="3" table:number-rows-spanned="1">
            <text:p>1462.5005</text:p>
          </table:table-cell>
          <table:covered-table-cell table:style-name="ce8"/>
          <table:covered-table-cell table:style-name="ce9"/>
          <table:table-cell table:style-name="ce7" table:formula="of:=1415.5895 - 5" office:value-type="float" office:value="1410.5895" calcext:value-type="float" table:number-columns-spanned="3" table:number-rows-spanned="1">
            <text:p>1410.58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4.824 - 2" office:value-type="float" office:value="1462.824" calcext:value-type="float" table:number-columns-spanned="3" table:number-rows-spanned="1">
            <text:p>1462.824</text:p>
          </table:table-cell>
          <table:covered-table-cell table:style-name="ce8"/>
          <table:covered-table-cell table:style-name="ce9"/>
          <table:table-cell table:style-name="ce7" table:formula="of:=1415.2555 - 5" office:value-type="float" office:value="1410.2555" calcext:value-type="float" table:number-columns-spanned="3" table:number-rows-spanned="1">
            <text:p>1410.255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5.0376 - 5" office:value-type="float" office:value="1460.0376" calcext:value-type="float" table:number-columns-spanned="3" table:number-rows-spanned="1">
            <text:p>1460.0376</text:p>
          </table:table-cell>
          <table:covered-table-cell table:style-name="ce8"/>
          <table:covered-table-cell table:style-name="ce9"/>
          <table:table-cell table:style-name="ce7" table:formula="of:=1415.9714 - 5" office:value-type="float" office:value="1410.9714" calcext:value-type="float" table:number-columns-spanned="3" table:number-rows-spanned="1">
            <text:p>1410.9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5.8239 - 1" office:value-type="float" office:value="1464.8239" calcext:value-type="float" table:number-columns-spanned="3" table:number-rows-spanned="1">
            <text:p>1464.8239</text:p>
          </table:table-cell>
          <table:covered-table-cell table:style-name="ce8"/>
          <table:covered-table-cell table:style-name="ce9"/>
          <table:table-cell table:style-name="ce7" table:formula="of:=1417.4048 - 5" office:value-type="float" office:value="1412.4048" calcext:value-type="float" table:number-columns-spanned="3" table:number-rows-spanned="1">
            <text:p>1412.40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6.6752 - 5" office:value-type="float" office:value="1461.6752" calcext:value-type="float" table:number-columns-spanned="3" table:number-rows-spanned="1">
            <text:p>1461.6752</text:p>
          </table:table-cell>
          <table:covered-table-cell table:style-name="ce8"/>
          <table:covered-table-cell table:style-name="ce9"/>
          <table:table-cell table:style-name="ce7" table:formula="of:=1419.358 - 5" office:value-type="float" office:value="1414.358" calcext:value-type="float" table:number-columns-spanned="3" table:number-rows-spanned="1">
            <text:p>1414.3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7.6699 - 1" office:value-type="float" office:value="1466.6699" calcext:value-type="float" table:number-columns-spanned="3" table:number-rows-spanned="1">
            <text:p>1466.6699</text:p>
          </table:table-cell>
          <table:covered-table-cell table:style-name="ce8"/>
          <table:covered-table-cell table:style-name="ce9"/>
          <table:table-cell table:style-name="ce7" table:formula="of:=1419.9203 - 5" office:value-type="float" office:value="1414.9203" calcext:value-type="float" table:number-columns-spanned="3" table:number-rows-spanned="1">
            <text:p>1414.92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7.851 - 5" office:value-type="float" office:value="1462.851" calcext:value-type="float" table:number-columns-spanned="3" table:number-rows-spanned="1">
            <text:p>1462.851</text:p>
          </table:table-cell>
          <table:covered-table-cell table:style-name="ce8"/>
          <table:covered-table-cell table:style-name="ce9"/>
          <table:table-cell table:style-name="ce7" table:formula="of:=1420.883 - 5" office:value-type="float" office:value="1415.883" calcext:value-type="float" table:number-columns-spanned="3" table:number-rows-spanned="1">
            <text:p>1415.8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8.6715 - 5" office:value-type="float" office:value="1463.6715" calcext:value-type="float" table:number-columns-spanned="3" table:number-rows-spanned="1">
            <text:p>1463.6715</text:p>
          </table:table-cell>
          <table:covered-table-cell table:style-name="ce8"/>
          <table:covered-table-cell table:style-name="ce9"/>
          <table:table-cell table:style-name="ce7" table:formula="of:=1420.914 - 5" office:value-type="float" office:value="1415.914" calcext:value-type="float" table:number-columns-spanned="3" table:number-rows-spanned="1">
            <text:p>1415.9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9.4998 - 5" office:value-type="float" office:value="1464.4998" calcext:value-type="float" table:number-columns-spanned="3" table:number-rows-spanned="1">
            <text:p>1464.4998</text:p>
          </table:table-cell>
          <table:covered-table-cell table:style-name="ce8"/>
          <table:covered-table-cell table:style-name="ce9"/>
          <table:table-cell table:style-name="ce7" table:formula="of:=1421.7225 - 5" office:value-type="float" office:value="1416.7225" calcext:value-type="float" table:number-columns-spanned="3" table:number-rows-spanned="1">
            <text:p>1416.72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69.7866 - 2" office:value-type="float" office:value="1467.7866" calcext:value-type="float" table:number-columns-spanned="3" table:number-rows-spanned="1">
            <text:p>1467.7866</text:p>
          </table:table-cell>
          <table:covered-table-cell table:style-name="ce8"/>
          <table:covered-table-cell table:style-name="ce9"/>
          <table:table-cell table:style-name="ce7" table:formula="of:=1421.5796 - 5" office:value-type="float" office:value="1416.5796" calcext:value-type="float" table:number-columns-spanned="3" table:number-rows-spanned="1">
            <text:p>1416.579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0.3179 - 5" office:value-type="float" office:value="1465.3179" calcext:value-type="float" table:number-columns-spanned="3" table:number-rows-spanned="1">
            <text:p>1465.3179</text:p>
          </table:table-cell>
          <table:covered-table-cell table:style-name="ce8"/>
          <table:covered-table-cell table:style-name="ce9"/>
          <table:table-cell table:style-name="ce7" table:formula="of:=1424.7633 - 5" office:value-type="float" office:value="1419.7633" calcext:value-type="float" table:number-columns-spanned="3" table:number-rows-spanned="1">
            <text:p>1419.76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0.8459 - 3" office:value-type="float" office:value="1467.8459" calcext:value-type="float" table:number-columns-spanned="3" table:number-rows-spanned="1">
            <text:p>1467.8459</text:p>
          </table:table-cell>
          <table:covered-table-cell table:style-name="ce8"/>
          <table:covered-table-cell table:style-name="ce9"/>
          <table:table-cell table:style-name="ce7" table:formula="of:=1424.9035 - 5" office:value-type="float" office:value="1419.9035" calcext:value-type="float" table:number-columns-spanned="3" table:number-rows-spanned="1">
            <text:p>1419.90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1.1132 - 5" office:value-type="float" office:value="1466.1132" calcext:value-type="float" table:number-columns-spanned="3" table:number-rows-spanned="1">
            <text:p>1466.1132</text:p>
          </table:table-cell>
          <table:covered-table-cell table:style-name="ce8"/>
          <table:covered-table-cell table:style-name="ce9"/>
          <table:table-cell table:style-name="ce7" table:formula="of:=1425.1953 - 5" office:value-type="float" office:value="1420.1953" calcext:value-type="float" table:number-columns-spanned="3" table:number-rows-spanned="1">
            <text:p>1420.19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2.1083 - 1" office:value-type="float" office:value="1471.1083" calcext:value-type="float" table:number-columns-spanned="3" table:number-rows-spanned="1">
            <text:p>1471.1083</text:p>
          </table:table-cell>
          <table:covered-table-cell table:style-name="ce8"/>
          <table:covered-table-cell table:style-name="ce9"/>
          <table:table-cell table:style-name="ce7" table:formula="of:=1426.6978 - 5" office:value-type="float" office:value="1421.6978" calcext:value-type="float" table:number-columns-spanned="3" table:number-rows-spanned="1">
            <text:p>1421.69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3.1665 - 1" office:value-type="float" office:value="1472.1665" calcext:value-type="float" table:number-columns-spanned="3" table:number-rows-spanned="1">
            <text:p>1472.1665</text:p>
          </table:table-cell>
          <table:covered-table-cell table:style-name="ce8"/>
          <table:covered-table-cell table:style-name="ce9"/>
          <table:table-cell table:style-name="ce7" table:formula="of:=1427.7397 - 5" office:value-type="float" office:value="1422.7397" calcext:value-type="float" table:number-columns-spanned="3" table:number-rows-spanned="1">
            <text:p>1422.73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3.6676 - 5" office:value-type="float" office:value="1468.6676" calcext:value-type="float" table:number-columns-spanned="3" table:number-rows-spanned="1">
            <text:p>1468.6676</text:p>
          </table:table-cell>
          <table:covered-table-cell table:style-name="ce8"/>
          <table:covered-table-cell table:style-name="ce9"/>
          <table:table-cell table:style-name="ce7" table:formula="of:=1426.4678 - 5" office:value-type="float" office:value="1421.4678" calcext:value-type="float" table:number-columns-spanned="3" table:number-rows-spanned="1">
            <text:p>1421.46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4.0159 - 3" office:value-type="float" office:value="1471.0159" calcext:value-type="float" table:number-columns-spanned="3" table:number-rows-spanned="1">
            <text:p>1471.0159</text:p>
          </table:table-cell>
          <table:covered-table-cell table:style-name="ce8"/>
          <table:covered-table-cell table:style-name="ce9"/>
          <table:table-cell table:style-name="ce7" table:formula="of:=1429.451 - 5" office:value-type="float" office:value="1424.451" calcext:value-type="float" table:number-columns-spanned="3" table:number-rows-spanned="1">
            <text:p>1424.4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4.5428 - 4" office:value-type="float" office:value="1470.5428" calcext:value-type="float" table:number-columns-spanned="3" table:number-rows-spanned="1">
            <text:p>1470.5428</text:p>
          </table:table-cell>
          <table:covered-table-cell table:style-name="ce8"/>
          <table:covered-table-cell table:style-name="ce9"/>
          <table:table-cell table:style-name="ce7" table:formula="of:=1430.0956 - 5" office:value-type="float" office:value="1425.0956" calcext:value-type="float" table:number-columns-spanned="3" table:number-rows-spanned="1">
            <text:p>1425.09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4.786 - 5" office:value-type="float" office:value="1469.786" calcext:value-type="float" table:number-columns-spanned="3" table:number-rows-spanned="1">
            <text:p>1469.786</text:p>
          </table:table-cell>
          <table:covered-table-cell table:style-name="ce8"/>
          <table:covered-table-cell table:style-name="ce9"/>
          <table:table-cell table:style-name="ce7" table:formula="of:=1431.4926 - 5" office:value-type="float" office:value="1426.4926" calcext:value-type="float" table:number-columns-spanned="3" table:number-rows-spanned="1">
            <text:p>1426.492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5.0744 - 5" office:value-type="float" office:value="1470.0744" calcext:value-type="float" table:number-columns-spanned="3" table:number-rows-spanned="1">
            <text:p>1470.0744</text:p>
          </table:table-cell>
          <table:covered-table-cell table:style-name="ce8"/>
          <table:covered-table-cell table:style-name="ce9"/>
          <table:table-cell table:style-name="ce7" table:formula="of:=1430.8883 - 5" office:value-type="float" office:value="1425.8883" calcext:value-type="float" table:number-columns-spanned="3" table:number-rows-spanned="1">
            <text:p>1425.88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5.8465 - 1" office:value-type="float" office:value="1474.8465" calcext:value-type="float" table:number-columns-spanned="3" table:number-rows-spanned="1">
            <text:p>1474.8465</text:p>
          </table:table-cell>
          <table:covered-table-cell table:style-name="ce8"/>
          <table:covered-table-cell table:style-name="ce9"/>
          <table:table-cell table:style-name="ce7" table:formula="of:=1433.5463 - 5" office:value-type="float" office:value="1428.5463" calcext:value-type="float" table:number-columns-spanned="3" table:number-rows-spanned="1">
            <text:p>1428.546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6.1675 - 3" office:value-type="float" office:value="1473.1675" calcext:value-type="float" table:number-columns-spanned="3" table:number-rows-spanned="1">
            <text:p>1473.1675</text:p>
          </table:table-cell>
          <table:covered-table-cell table:style-name="ce8"/>
          <table:covered-table-cell table:style-name="ce9"/>
          <table:table-cell table:style-name="ce7" table:formula="of:=1432.7265 - 5" office:value-type="float" office:value="1427.7265" calcext:value-type="float" table:number-columns-spanned="3" table:number-rows-spanned="1">
            <text:p>1427.726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6.8466 - 1" office:value-type="float" office:value="1475.8466" calcext:value-type="float" table:number-columns-spanned="3" table:number-rows-spanned="1">
            <text:p>1475.8466</text:p>
          </table:table-cell>
          <table:covered-table-cell table:style-name="ce8"/>
          <table:covered-table-cell table:style-name="ce9"/>
          <table:table-cell table:style-name="ce7" table:formula="of:=1434.6947 - 5" office:value-type="float" office:value="1429.6947" calcext:value-type="float" table:number-columns-spanned="3" table:number-rows-spanned="1">
            <text:p>1429.694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7.0686 - 2" office:value-type="float" office:value="1475.0686" calcext:value-type="float" table:number-columns-spanned="3" table:number-rows-spanned="1">
            <text:p>1475.0686</text:p>
          </table:table-cell>
          <table:covered-table-cell table:style-name="ce8"/>
          <table:covered-table-cell table:style-name="ce9"/>
          <table:table-cell table:style-name="ce7" table:formula="of:=1435.0569 - 5" office:value-type="float" office:value="1430.0569" calcext:value-type="float" table:number-columns-spanned="3" table:number-rows-spanned="1">
            <text:p>1430.05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7.193 - 3" office:value-type="float" office:value="1474.193" calcext:value-type="float" table:number-columns-spanned="3" table:number-rows-spanned="1">
            <text:p>1474.193</text:p>
          </table:table-cell>
          <table:covered-table-cell table:style-name="ce8"/>
          <table:covered-table-cell table:style-name="ce9"/>
          <table:table-cell table:style-name="ce7" table:formula="of:=1437.3595 - 5" office:value-type="float" office:value="1432.3595" calcext:value-type="float" table:number-columns-spanned="3" table:number-rows-spanned="1">
            <text:p>1432.35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7.2205 - 1" office:value-type="float" office:value="1476.2205" calcext:value-type="float" table:number-columns-spanned="3" table:number-rows-spanned="1">
            <text:p>1476.2205</text:p>
          </table:table-cell>
          <table:covered-table-cell table:style-name="ce8"/>
          <table:covered-table-cell table:style-name="ce9"/>
          <table:table-cell table:style-name="ce7" table:formula="of:=1436.0517 - 5" office:value-type="float" office:value="1431.0517" calcext:value-type="float" table:number-columns-spanned="3" table:number-rows-spanned="1">
            <text:p>1431.05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7.6636 - 4" office:value-type="float" office:value="1473.6636" calcext:value-type="float" table:number-columns-spanned="3" table:number-rows-spanned="1">
            <text:p>1473.6636</text:p>
          </table:table-cell>
          <table:covered-table-cell table:style-name="ce8"/>
          <table:covered-table-cell table:style-name="ce9"/>
          <table:table-cell table:style-name="ce7" table:formula="of:=1438.7997 - 5" office:value-type="float" office:value="1433.7997" calcext:value-type="float" table:number-columns-spanned="3" table:number-rows-spanned="1">
            <text:p>1433.799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9.2191 - 2" office:value-type="float" office:value="1477.2191" calcext:value-type="float" table:number-columns-spanned="3" table:number-rows-spanned="1">
            <text:p>1477.2191</text:p>
          </table:table-cell>
          <table:covered-table-cell table:style-name="ce8"/>
          <table:covered-table-cell table:style-name="ce9"/>
          <table:table-cell table:style-name="ce7" table:formula="of:=1438.1106 - 5" office:value-type="float" office:value="1433.1106" calcext:value-type="float" table:number-columns-spanned="3" table:number-rows-spanned="1">
            <text:p>1433.11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79.8313 - 5" office:value-type="float" office:value="1474.8313" calcext:value-type="float" table:number-columns-spanned="3" table:number-rows-spanned="1">
            <text:p>1474.8313</text:p>
          </table:table-cell>
          <table:covered-table-cell table:style-name="ce8"/>
          <table:covered-table-cell table:style-name="ce9"/>
          <table:table-cell table:style-name="ce7" table:formula="of:=1440.2115 - 5" office:value-type="float" office:value="1435.2115" calcext:value-type="float" table:number-columns-spanned="3" table:number-rows-spanned="1">
            <text:p>1435.211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0.0202 - 3" office:value-type="float" office:value="1477.0202" calcext:value-type="float" table:number-columns-spanned="3" table:number-rows-spanned="1">
            <text:p>1477.0202</text:p>
          </table:table-cell>
          <table:covered-table-cell table:style-name="ce8"/>
          <table:covered-table-cell table:style-name="ce9"/>
          <table:table-cell table:style-name="ce7" table:formula="of:=1440.4287 - 5" office:value-type="float" office:value="1435.4287" calcext:value-type="float" table:number-columns-spanned="3" table:number-rows-spanned="1">
            <text:p>1435.428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0.6571 - 3" office:value-type="float" office:value="1477.6571" calcext:value-type="float" table:number-columns-spanned="3" table:number-rows-spanned="1">
            <text:p>1477.6571</text:p>
          </table:table-cell>
          <table:covered-table-cell table:style-name="ce8"/>
          <table:covered-table-cell table:style-name="ce9"/>
          <table:table-cell table:style-name="ce7" table:formula="of:=1442.3309 - 5" office:value-type="float" office:value="1437.3309" calcext:value-type="float" table:number-columns-spanned="3" table:number-rows-spanned="1">
            <text:p>1437.33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1.2195 - 2" office:value-type="float" office:value="1479.2195" calcext:value-type="float" table:number-columns-spanned="3" table:number-rows-spanned="1">
            <text:p>1479.2195</text:p>
          </table:table-cell>
          <table:covered-table-cell table:style-name="ce8"/>
          <table:covered-table-cell table:style-name="ce9"/>
          <table:table-cell table:style-name="ce7" table:formula="of:=1440.4244 - 5" office:value-type="float" office:value="1435.4244" calcext:value-type="float" table:number-columns-spanned="3" table:number-rows-spanned="1">
            <text:p>1435.42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1.2949 - 4" office:value-type="float" office:value="1477.2949" calcext:value-type="float" table:number-columns-spanned="3" table:number-rows-spanned="1">
            <text:p>1477.2949</text:p>
          </table:table-cell>
          <table:covered-table-cell table:style-name="ce8"/>
          <table:covered-table-cell table:style-name="ce9"/>
          <table:table-cell table:style-name="ce7" table:formula="of:=1442.3527 - 5" office:value-type="float" office:value="1437.3527" calcext:value-type="float" table:number-columns-spanned="3" table:number-rows-spanned="1">
            <text:p>1437.35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2.1886 - 5" office:value-type="float" office:value="1477.1886" calcext:value-type="float" table:number-columns-spanned="3" table:number-rows-spanned="1">
            <text:p>1477.1886</text:p>
          </table:table-cell>
          <table:covered-table-cell table:style-name="ce8"/>
          <table:covered-table-cell table:style-name="ce9"/>
          <table:table-cell table:style-name="ce7" table:formula="of:=1442.4472 - 5" office:value-type="float" office:value="1437.4472" calcext:value-type="float" table:number-columns-spanned="3" table:number-rows-spanned="1">
            <text:p>1437.447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3.1838 - 1" office:value-type="float" office:value="1482.1838" calcext:value-type="float" table:number-columns-spanned="3" table:number-rows-spanned="1">
            <text:p>1482.1838</text:p>
          </table:table-cell>
          <table:covered-table-cell table:style-name="ce8"/>
          <table:covered-table-cell table:style-name="ce9"/>
          <table:table-cell table:style-name="ce7" table:formula="of:=1445.1014 - 5" office:value-type="float" office:value="1440.1014" calcext:value-type="float" table:number-columns-spanned="3" table:number-rows-spanned="1">
            <text:p>1440.10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3.4044 - 2" office:value-type="float" office:value="1481.4044" calcext:value-type="float" table:number-columns-spanned="3" table:number-rows-spanned="1">
            <text:p>1481.4044</text:p>
          </table:table-cell>
          <table:covered-table-cell table:style-name="ce8"/>
          <table:covered-table-cell table:style-name="ce9"/>
          <table:table-cell table:style-name="ce7" table:formula="of:=1446.4622 - 5" office:value-type="float" office:value="1441.4622" calcext:value-type="float" table:number-columns-spanned="3" table:number-rows-spanned="1">
            <text:p>1441.462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3.8251 - 4" office:value-type="float" office:value="1479.8251" calcext:value-type="float" table:number-columns-spanned="3" table:number-rows-spanned="1">
            <text:p>1479.8251</text:p>
          </table:table-cell>
          <table:covered-table-cell table:style-name="ce8"/>
          <table:covered-table-cell table:style-name="ce9"/>
          <table:table-cell table:style-name="ce7" table:formula="of:=1445.6512 - 5" office:value-type="float" office:value="1440.6512" calcext:value-type="float" table:number-columns-spanned="3" table:number-rows-spanned="1">
            <text:p>1440.651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3.8315 - 3" office:value-type="float" office:value="1480.8315" calcext:value-type="float" table:number-columns-spanned="3" table:number-rows-spanned="1">
            <text:p>1480.8315</text:p>
          </table:table-cell>
          <table:covered-table-cell table:style-name="ce8"/>
          <table:covered-table-cell table:style-name="ce9"/>
          <table:table-cell table:style-name="ce7" table:formula="of:=1446.5385 - 5" office:value-type="float" office:value="1441.5385" calcext:value-type="float" table:number-columns-spanned="3" table:number-rows-spanned="1">
            <text:p>1441.53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4.2184 - 3" office:value-type="float" office:value="1481.2184" calcext:value-type="float" table:number-columns-spanned="3" table:number-rows-spanned="1">
            <text:p>1481.2184</text:p>
          </table:table-cell>
          <table:covered-table-cell table:style-name="ce8"/>
          <table:covered-table-cell table:style-name="ce9"/>
          <table:table-cell table:style-name="ce7" table:formula="of:=1447.5882 - 5" office:value-type="float" office:value="1442.5882" calcext:value-type="float" table:number-columns-spanned="3" table:number-rows-spanned="1">
            <text:p>1442.58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4.2474 - 4" office:value-type="float" office:value="1480.2474" calcext:value-type="float" table:number-columns-spanned="3" table:number-rows-spanned="1">
            <text:p>1480.2474</text:p>
          </table:table-cell>
          <table:covered-table-cell table:style-name="ce8"/>
          <table:covered-table-cell table:style-name="ce9"/>
          <table:table-cell table:style-name="ce7" table:formula="of:=1448.2077 - 5" office:value-type="float" office:value="1443.2077" calcext:value-type="float" table:number-columns-spanned="3" table:number-rows-spanned="1">
            <text:p>1443.207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4.8276 - 1" office:value-type="float" office:value="1483.8276" calcext:value-type="float" table:number-columns-spanned="3" table:number-rows-spanned="1">
            <text:p>1483.8276</text:p>
          </table:table-cell>
          <table:covered-table-cell table:style-name="ce8"/>
          <table:covered-table-cell table:style-name="ce9"/>
          <table:table-cell table:style-name="ce7" table:formula="of:=1450.0062 - 5" office:value-type="float" office:value="1445.0062" calcext:value-type="float" table:number-columns-spanned="3" table:number-rows-spanned="1">
            <text:p>1445.006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5.2155 - 1" office:value-type="float" office:value="1484.2155" calcext:value-type="float" table:number-columns-spanned="3" table:number-rows-spanned="1">
            <text:p>1484.2155</text:p>
          </table:table-cell>
          <table:covered-table-cell table:style-name="ce8"/>
          <table:covered-table-cell table:style-name="ce9"/>
          <table:table-cell table:style-name="ce7" table:formula="of:=1450.6198 - 5" office:value-type="float" office:value="1445.6198" calcext:value-type="float" table:number-columns-spanned="3" table:number-rows-spanned="1">
            <text:p>1445.61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6.1852 - 3" office:value-type="float" office:value="1483.1852" calcext:value-type="float" table:number-columns-spanned="3" table:number-rows-spanned="1">
            <text:p>1483.1852</text:p>
          </table:table-cell>
          <table:covered-table-cell table:style-name="ce8"/>
          <table:covered-table-cell table:style-name="ce9"/>
          <table:table-cell table:style-name="ce7" table:formula="of:=1452.1311 - 5" office:value-type="float" office:value="1447.1311" calcext:value-type="float" table:number-columns-spanned="3" table:number-rows-spanned="1">
            <text:p>1447.13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6.4036 - 3" office:value-type="float" office:value="1483.4036" calcext:value-type="float" table:number-columns-spanned="3" table:number-rows-spanned="1">
            <text:p>1483.4036</text:p>
          </table:table-cell>
          <table:covered-table-cell table:style-name="ce8"/>
          <table:covered-table-cell table:style-name="ce9"/>
          <table:table-cell table:style-name="ce7" table:formula="of:=1451.8099 - 5" office:value-type="float" office:value="1446.8099" calcext:value-type="float" table:number-columns-spanned="3" table:number-rows-spanned="1">
            <text:p>1446.8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7.1812 - 1" office:value-type="float" office:value="1486.1812" calcext:value-type="float" table:number-columns-spanned="3" table:number-rows-spanned="1">
            <text:p>1486.1812</text:p>
          </table:table-cell>
          <table:covered-table-cell table:style-name="ce8"/>
          <table:covered-table-cell table:style-name="ce9"/>
          <table:table-cell table:style-name="ce7" table:formula="of:=1452.9107 - 5" office:value-type="float" office:value="1447.9107" calcext:value-type="float" table:number-columns-spanned="3" table:number-rows-spanned="1">
            <text:p>1447.91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7.2416 - 3" office:value-type="float" office:value="1484.2416" calcext:value-type="float" table:number-columns-spanned="3" table:number-rows-spanned="1">
            <text:p>1484.2416</text:p>
          </table:table-cell>
          <table:covered-table-cell table:style-name="ce8"/>
          <table:covered-table-cell table:style-name="ce9"/>
          <table:table-cell table:style-name="ce7" table:formula="of:=1452.3975 - 5" office:value-type="float" office:value="1447.3975" calcext:value-type="float" table:number-columns-spanned="3" table:number-rows-spanned="1">
            <text:p>1447.39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7.3304 - 2" office:value-type="float" office:value="1485.3304" calcext:value-type="float" table:number-columns-spanned="3" table:number-rows-spanned="1">
            <text:p>1485.3304</text:p>
          </table:table-cell>
          <table:covered-table-cell table:style-name="ce8"/>
          <table:covered-table-cell table:style-name="ce9"/>
          <table:table-cell table:style-name="ce7" table:formula="of:=1454.9181 - 5" office:value-type="float" office:value="1449.9181" calcext:value-type="float" table:number-columns-spanned="3" table:number-rows-spanned="1">
            <text:p>1449.918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8.0483 - 4" office:value-type="float" office:value="1484.0483" calcext:value-type="float" table:number-columns-spanned="3" table:number-rows-spanned="1">
            <text:p>1484.0483</text:p>
          </table:table-cell>
          <table:covered-table-cell table:style-name="ce8"/>
          <table:covered-table-cell table:style-name="ce9"/>
          <table:table-cell table:style-name="ce7" table:formula="of:=1456.6044 - 5" office:value-type="float" office:value="1451.6044" calcext:value-type="float" table:number-columns-spanned="3" table:number-rows-spanned="1">
            <text:p>1451.6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8.3288 - 1" office:value-type="float" office:value="1487.3288" calcext:value-type="float" table:number-columns-spanned="3" table:number-rows-spanned="1">
            <text:p>1487.3288</text:p>
          </table:table-cell>
          <table:covered-table-cell table:style-name="ce8"/>
          <table:covered-table-cell table:style-name="ce9"/>
          <table:table-cell table:style-name="ce7" table:formula="of:=1456.8983 - 5" office:value-type="float" office:value="1451.8983" calcext:value-type="float" table:number-columns-spanned="3" table:number-rows-spanned="1">
            <text:p>1451.89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9.0578 - 4" office:value-type="float" office:value="1485.0578" calcext:value-type="float" table:number-columns-spanned="3" table:number-rows-spanned="1">
            <text:p>1485.0578</text:p>
          </table:table-cell>
          <table:covered-table-cell table:style-name="ce8"/>
          <table:covered-table-cell table:style-name="ce9"/>
          <table:table-cell table:style-name="ce7" table:formula="of:=1457.9044 - 5" office:value-type="float" office:value="1452.9044" calcext:value-type="float" table:number-columns-spanned="3" table:number-rows-spanned="1">
            <text:p>1452.90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89.2959 - 2" office:value-type="float" office:value="1487.2959" calcext:value-type="float" table:number-columns-spanned="3" table:number-rows-spanned="1">
            <text:p>1487.2959</text:p>
          </table:table-cell>
          <table:covered-table-cell table:style-name="ce8"/>
          <table:covered-table-cell table:style-name="ce9"/>
          <table:table-cell table:style-name="ce7" table:formula="of:=1457.9899 - 5" office:value-type="float" office:value="1452.9899" calcext:value-type="float" table:number-columns-spanned="3" table:number-rows-spanned="1">
            <text:p>1452.98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0.3516 - 1" office:value-type="float" office:value="1489.3516" calcext:value-type="float" table:number-columns-spanned="3" table:number-rows-spanned="1">
            <text:p>1489.3516</text:p>
          </table:table-cell>
          <table:covered-table-cell table:style-name="ce8"/>
          <table:covered-table-cell table:style-name="ce9"/>
          <table:table-cell table:style-name="ce7" table:formula="of:=1459.0569 - 5" office:value-type="float" office:value="1454.0569" calcext:value-type="float" table:number-columns-spanned="3" table:number-rows-spanned="1">
            <text:p>1454.05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0.6291 - 4" office:value-type="float" office:value="1486.6291" calcext:value-type="float" table:number-columns-spanned="3" table:number-rows-spanned="1">
            <text:p>1486.6291</text:p>
          </table:table-cell>
          <table:covered-table-cell table:style-name="ce8"/>
          <table:covered-table-cell table:style-name="ce9"/>
          <table:table-cell table:style-name="ce7" table:formula="of:=1459.4578 - 5" office:value-type="float" office:value="1454.4578" calcext:value-type="float" table:number-columns-spanned="3" table:number-rows-spanned="1">
            <text:p>1454.457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1.468 - 4" office:value-type="float" office:value="1487.468" calcext:value-type="float" table:number-columns-spanned="3" table:number-rows-spanned="1">
            <text:p>1487.468</text:p>
          </table:table-cell>
          <table:covered-table-cell table:style-name="ce8"/>
          <table:covered-table-cell table:style-name="ce9"/>
          <table:table-cell table:style-name="ce7" table:formula="of:=1462.0666 - 5" office:value-type="float" office:value="1457.0666" calcext:value-type="float" table:number-columns-spanned="3" table:number-rows-spanned="1">
            <text:p>1457.06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2.0534 - 3" office:value-type="float" office:value="1489.0534" calcext:value-type="float" table:number-columns-spanned="3" table:number-rows-spanned="1">
            <text:p>1489.0534</text:p>
          </table:table-cell>
          <table:covered-table-cell table:style-name="ce8"/>
          <table:covered-table-cell table:style-name="ce9"/>
          <table:table-cell table:style-name="ce7" table:formula="of:=1462.3233 - 5" office:value-type="float" office:value="1457.3233" calcext:value-type="float" table:number-columns-spanned="3" table:number-rows-spanned="1">
            <text:p>1457.323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2.329 - 4" office:value-type="float" office:value="1488.329" calcext:value-type="float" table:number-columns-spanned="3" table:number-rows-spanned="1">
            <text:p>1488.329</text:p>
          </table:table-cell>
          <table:covered-table-cell table:style-name="ce8"/>
          <table:covered-table-cell table:style-name="ce9"/>
          <table:table-cell table:style-name="ce7" table:formula="of:=1463.2531 - 5" office:value-type="float" office:value="1458.2531" calcext:value-type="float" table:number-columns-spanned="3" table:number-rows-spanned="1">
            <text:p>1458.25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3.0422 - 5" office:value-type="float" office:value="1488.0422" calcext:value-type="float" table:number-columns-spanned="3" table:number-rows-spanned="1">
            <text:p>1488.0422</text:p>
          </table:table-cell>
          <table:covered-table-cell table:style-name="ce8"/>
          <table:covered-table-cell table:style-name="ce9"/>
          <table:table-cell table:style-name="ce7" table:formula="of:=1462.09 - 5" office:value-type="float" office:value="1457.09" calcext:value-type="float" table:number-columns-spanned="3" table:number-rows-spanned="1">
            <text:p>1457.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3.7964 - 3" office:value-type="float" office:value="1490.7964" calcext:value-type="float" table:number-columns-spanned="3" table:number-rows-spanned="1">
            <text:p>1490.7964</text:p>
          </table:table-cell>
          <table:covered-table-cell table:style-name="ce8"/>
          <table:covered-table-cell table:style-name="ce9"/>
          <table:table-cell table:style-name="ce7" table:formula="of:=1463.0099 - 5" office:value-type="float" office:value="1458.0099" calcext:value-type="float" table:number-columns-spanned="3" table:number-rows-spanned="1">
            <text:p>1458.009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4.4638 - 3" office:value-type="float" office:value="1491.4638" calcext:value-type="float" table:number-columns-spanned="3" table:number-rows-spanned="1">
            <text:p>1491.4638</text:p>
          </table:table-cell>
          <table:covered-table-cell table:style-name="ce8"/>
          <table:covered-table-cell table:style-name="ce9"/>
          <table:table-cell table:style-name="ce7" table:formula="of:=1464.2544 - 5" office:value-type="float" office:value="1459.2544" calcext:value-type="float" table:number-columns-spanned="3" table:number-rows-spanned="1">
            <text:p>1459.254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4.8511 - 1" office:value-type="float" office:value="1493.8511" calcext:value-type="float" table:number-columns-spanned="3" table:number-rows-spanned="1">
            <text:p>1493.8511</text:p>
          </table:table-cell>
          <table:covered-table-cell table:style-name="ce8"/>
          <table:covered-table-cell table:style-name="ce9"/>
          <table:table-cell table:style-name="ce7" table:formula="of:=1465.782 - 5" office:value-type="float" office:value="1460.782" calcext:value-type="float" table:number-columns-spanned="3" table:number-rows-spanned="1">
            <text:p>1460.7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5.6405 - 5" office:value-type="float" office:value="1490.6405" calcext:value-type="float" table:number-columns-spanned="3" table:number-rows-spanned="1">
            <text:p>1490.6405</text:p>
          </table:table-cell>
          <table:covered-table-cell table:style-name="ce8"/>
          <table:covered-table-cell table:style-name="ce9"/>
          <table:table-cell table:style-name="ce7" table:formula="of:=1466.7229 - 5" office:value-type="float" office:value="1461.7229" calcext:value-type="float" table:number-columns-spanned="3" table:number-rows-spanned="1">
            <text:p>1461.72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6.0366 - 3" office:value-type="float" office:value="1493.0366" calcext:value-type="float" table:number-columns-spanned="3" table:number-rows-spanned="1">
            <text:p>1493.0366</text:p>
          </table:table-cell>
          <table:covered-table-cell table:style-name="ce8"/>
          <table:covered-table-cell table:style-name="ce9"/>
          <table:table-cell table:style-name="ce7" table:formula="of:=1467.5382 - 5" office:value-type="float" office:value="1462.5382" calcext:value-type="float" table:number-columns-spanned="3" table:number-rows-spanned="1">
            <text:p>1462.538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6.4613 - 2" office:value-type="float" office:value="1494.4613" calcext:value-type="float" table:number-columns-spanned="3" table:number-rows-spanned="1">
            <text:p>1494.4613</text:p>
          </table:table-cell>
          <table:covered-table-cell table:style-name="ce8"/>
          <table:covered-table-cell table:style-name="ce9"/>
          <table:table-cell table:style-name="ce7" table:formula="of:=1467.5304 - 5" office:value-type="float" office:value="1462.5304" calcext:value-type="float" table:number-columns-spanned="3" table:number-rows-spanned="1">
            <text:p>1462.53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7.0512 - 5" office:value-type="float" office:value="1492.0512" calcext:value-type="float" table:number-columns-spanned="3" table:number-rows-spanned="1">
            <text:p>1492.0512</text:p>
          </table:table-cell>
          <table:covered-table-cell table:style-name="ce8"/>
          <table:covered-table-cell table:style-name="ce9"/>
          <table:table-cell table:style-name="ce7" table:formula="of:=1469.5669 - 5" office:value-type="float" office:value="1464.5669" calcext:value-type="float" table:number-columns-spanned="3" table:number-rows-spanned="1">
            <text:p>1464.56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7.612 - 5" office:value-type="float" office:value="1492.612" calcext:value-type="float" table:number-columns-spanned="3" table:number-rows-spanned="1">
            <text:p>1492.612</text:p>
          </table:table-cell>
          <table:covered-table-cell table:style-name="ce8"/>
          <table:covered-table-cell table:style-name="ce9"/>
          <table:table-cell table:style-name="ce7" table:formula="of:=1469.2831 - 5" office:value-type="float" office:value="1464.2831" calcext:value-type="float" table:number-columns-spanned="3" table:number-rows-spanned="1">
            <text:p>1464.283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7.7481 - 2" office:value-type="float" office:value="1495.7481" calcext:value-type="float" table:number-columns-spanned="3" table:number-rows-spanned="1">
            <text:p>1495.7481</text:p>
          </table:table-cell>
          <table:covered-table-cell table:style-name="ce8"/>
          <table:covered-table-cell table:style-name="ce9"/>
          <table:table-cell table:style-name="ce7" table:formula="of:=1470.5388 - 5" office:value-type="float" office:value="1465.5388" calcext:value-type="float" table:number-columns-spanned="3" table:number-rows-spanned="1">
            <text:p>1465.538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8.0342 - 2" office:value-type="float" office:value="1496.0342" calcext:value-type="float" table:number-columns-spanned="3" table:number-rows-spanned="1">
            <text:p>1496.0342</text:p>
          </table:table-cell>
          <table:covered-table-cell table:style-name="ce8"/>
          <table:covered-table-cell table:style-name="ce9"/>
          <table:table-cell table:style-name="ce7" table:formula="of:=1470.9204 - 5" office:value-type="float" office:value="1465.9204" calcext:value-type="float" table:number-columns-spanned="3" table:number-rows-spanned="1">
            <text:p>1465.920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9.1582 - 2" office:value-type="float" office:value="1497.1582" calcext:value-type="float" table:number-columns-spanned="3" table:number-rows-spanned="1">
            <text:p>1497.1582</text:p>
          </table:table-cell>
          <table:covered-table-cell table:style-name="ce8"/>
          <table:covered-table-cell table:style-name="ce9"/>
          <table:table-cell table:style-name="ce7" table:formula="of:=1471.7324 - 5" office:value-type="float" office:value="1466.7324" calcext:value-type="float" table:number-columns-spanned="3" table:number-rows-spanned="1">
            <text:p>1466.73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9.7214 - 2" office:value-type="float" office:value="1497.7214" calcext:value-type="float" table:number-columns-spanned="3" table:number-rows-spanned="1">
            <text:p>1497.7214</text:p>
          </table:table-cell>
          <table:covered-table-cell table:style-name="ce8"/>
          <table:covered-table-cell table:style-name="ce9"/>
          <table:table-cell table:style-name="ce7" table:formula="of:=1474.0017 - 5" office:value-type="float" office:value="1469.0017" calcext:value-type="float" table:number-columns-spanned="3" table:number-rows-spanned="1">
            <text:p>1469.001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9.8512 - 5" office:value-type="float" office:value="1494.8512" calcext:value-type="float" table:number-columns-spanned="3" table:number-rows-spanned="1">
            <text:p>1494.8512</text:p>
          </table:table-cell>
          <table:covered-table-cell table:style-name="ce8"/>
          <table:covered-table-cell table:style-name="ce9"/>
          <table:table-cell table:style-name="ce7" table:formula="of:=1473.2964 - 5" office:value-type="float" office:value="1468.2964" calcext:value-type="float" table:number-columns-spanned="3" table:number-rows-spanned="1">
            <text:p>1468.29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499.8607 - 2" office:value-type="float" office:value="1497.8607" calcext:value-type="float" table:number-columns-spanned="3" table:number-rows-spanned="1">
            <text:p>1497.8607</text:p>
          </table:table-cell>
          <table:covered-table-cell table:style-name="ce8"/>
          <table:covered-table-cell table:style-name="ce9"/>
          <table:table-cell table:style-name="ce7" table:formula="of:=1476.1714 - 5" office:value-type="float" office:value="1471.1714" calcext:value-type="float" table:number-columns-spanned="3" table:number-rows-spanned="1">
            <text:p>1471.171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1.2035 - 3" office:value-type="float" office:value="1498.2035" calcext:value-type="float" table:number-columns-spanned="3" table:number-rows-spanned="1">
            <text:p>1498.2035</text:p>
          </table:table-cell>
          <table:covered-table-cell table:style-name="ce8"/>
          <table:covered-table-cell table:style-name="ce9"/>
          <table:table-cell table:style-name="ce7" table:formula="of:=1476.0521 - 5" office:value-type="float" office:value="1471.0521" calcext:value-type="float" table:number-columns-spanned="3" table:number-rows-spanned="1">
            <text:p>1471.05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1.2704 - 2" office:value-type="float" office:value="1499.2704" calcext:value-type="float" table:number-columns-spanned="3" table:number-rows-spanned="1">
            <text:p>1499.2704</text:p>
          </table:table-cell>
          <table:covered-table-cell table:style-name="ce8"/>
          <table:covered-table-cell table:style-name="ce9"/>
          <table:table-cell table:style-name="ce7" table:formula="of:=1477.7527 - 5" office:value-type="float" office:value="1472.7527" calcext:value-type="float" table:number-columns-spanned="3" table:number-rows-spanned="1">
            <text:p>1472.75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1.7465 - 5" office:value-type="float" office:value="1496.7465" calcext:value-type="float" table:number-columns-spanned="3" table:number-rows-spanned="1">
            <text:p>1496.7465</text:p>
          </table:table-cell>
          <table:covered-table-cell table:style-name="ce8"/>
          <table:covered-table-cell table:style-name="ce9"/>
          <table:table-cell table:style-name="ce7" table:formula="of:=1476.9869 - 5" office:value-type="float" office:value="1471.9869" calcext:value-type="float" table:number-columns-spanned="3" table:number-rows-spanned="1">
            <text:p>1471.986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3.0168 - 3" office:value-type="float" office:value="1500.0168" calcext:value-type="float" table:number-columns-spanned="3" table:number-rows-spanned="1">
            <text:p>1500.0168</text:p>
          </table:table-cell>
          <table:covered-table-cell table:style-name="ce8"/>
          <table:covered-table-cell table:style-name="ce9"/>
          <table:table-cell table:style-name="ce7" table:formula="of:=1478.3979 - 5" office:value-type="float" office:value="1473.3979" calcext:value-type="float" table:number-columns-spanned="3" table:number-rows-spanned="1">
            <text:p>1473.39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3.3159 - 2" office:value-type="float" office:value="1501.3159" calcext:value-type="float" table:number-columns-spanned="3" table:number-rows-spanned="1">
            <text:p>1501.3159</text:p>
          </table:table-cell>
          <table:covered-table-cell table:style-name="ce8"/>
          <table:covered-table-cell table:style-name="ce9"/>
          <table:table-cell table:style-name="ce7" table:formula="of:=1480.066 - 5" office:value-type="float" office:value="1475.066" calcext:value-type="float" table:number-columns-spanned="3" table:number-rows-spanned="1">
            <text:p>1475.0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3.7201 - 4" office:value-type="float" office:value="1499.7201" calcext:value-type="float" table:number-columns-spanned="3" table:number-rows-spanned="1">
            <text:p>1499.7201</text:p>
          </table:table-cell>
          <table:covered-table-cell table:style-name="ce8"/>
          <table:covered-table-cell table:style-name="ce9"/>
          <table:table-cell table:style-name="ce7" table:formula="of:=1480.1843 - 5" office:value-type="float" office:value="1475.1843" calcext:value-type="float" table:number-columns-spanned="3" table:number-rows-spanned="1">
            <text:p>1475.18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3.8586 - 4" office:value-type="float" office:value="1499.8586" calcext:value-type="float" table:number-columns-spanned="3" table:number-rows-spanned="1">
            <text:p>1499.8586</text:p>
          </table:table-cell>
          <table:covered-table-cell table:style-name="ce8"/>
          <table:covered-table-cell table:style-name="ce9"/>
          <table:table-cell table:style-name="ce7" table:formula="of:=1482.2323 - 5" office:value-type="float" office:value="1477.2323" calcext:value-type="float" table:number-columns-spanned="3" table:number-rows-spanned="1">
            <text:p>1477.23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4.9099 - 3" office:value-type="float" office:value="1501.9099" calcext:value-type="float" table:number-columns-spanned="3" table:number-rows-spanned="1">
            <text:p>1501.9099</text:p>
          </table:table-cell>
          <table:covered-table-cell table:style-name="ce8"/>
          <table:covered-table-cell table:style-name="ce9"/>
          <table:table-cell table:style-name="ce7" table:formula="of:=1481.5653 - 5" office:value-type="float" office:value="1476.5653" calcext:value-type="float" table:number-columns-spanned="3" table:number-rows-spanned="1">
            <text:p>1476.56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5.1304 - 2" office:value-type="float" office:value="1503.1304" calcext:value-type="float" table:number-columns-spanned="3" table:number-rows-spanned="1">
            <text:p>1503.1304</text:p>
          </table:table-cell>
          <table:covered-table-cell table:style-name="ce8"/>
          <table:covered-table-cell table:style-name="ce9"/>
          <table:table-cell table:style-name="ce7" table:formula="of:=1484.0275 - 5" office:value-type="float" office:value="1479.0275" calcext:value-type="float" table:number-columns-spanned="3" table:number-rows-spanned="1">
            <text:p>1479.02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5.269 - 4" office:value-type="float" office:value="1501.269" calcext:value-type="float" table:number-columns-spanned="3" table:number-rows-spanned="1">
            <text:p>1501.269</text:p>
          </table:table-cell>
          <table:covered-table-cell table:style-name="ce8"/>
          <table:covered-table-cell table:style-name="ce9"/>
          <table:table-cell table:style-name="ce7" table:formula="of:=1482.7209 - 5" office:value-type="float" office:value="1477.7209" calcext:value-type="float" table:number-columns-spanned="3" table:number-rows-spanned="1">
            <text:p>1477.72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5.4309 - 2" office:value-type="float" office:value="1503.4309" calcext:value-type="float" table:number-columns-spanned="3" table:number-rows-spanned="1">
            <text:p>1503.4309</text:p>
          </table:table-cell>
          <table:covered-table-cell table:style-name="ce8"/>
          <table:covered-table-cell table:style-name="ce9"/>
          <table:table-cell table:style-name="ce7" table:formula="of:=1484.9466 - 5" office:value-type="float" office:value="1479.9466" calcext:value-type="float" table:number-columns-spanned="3" table:number-rows-spanned="1">
            <text:p>1479.946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5.9703 - 2" office:value-type="float" office:value="1503.9703" calcext:value-type="float" table:number-columns-spanned="3" table:number-rows-spanned="1">
            <text:p>1503.9703</text:p>
          </table:table-cell>
          <table:covered-table-cell table:style-name="ce8"/>
          <table:covered-table-cell table:style-name="ce9"/>
          <table:table-cell table:style-name="ce7" table:formula="of:=1486.2443 - 5" office:value-type="float" office:value="1481.2443" calcext:value-type="float" table:number-columns-spanned="3" table:number-rows-spanned="1">
            <text:p>1481.244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7.3807 - 2" office:value-type="float" office:value="1505.3807" calcext:value-type="float" table:number-columns-spanned="3" table:number-rows-spanned="1">
            <text:p>1505.3807</text:p>
          </table:table-cell>
          <table:covered-table-cell table:style-name="ce8"/>
          <table:covered-table-cell table:style-name="ce9"/>
          <table:table-cell table:style-name="ce7" table:formula="of:=1487.0364 - 5" office:value-type="float" office:value="1482.0364" calcext:value-type="float" table:number-columns-spanned="3" table:number-rows-spanned="1">
            <text:p>1482.036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7.7159 - 4" office:value-type="float" office:value="1503.7159" calcext:value-type="float" table:number-columns-spanned="3" table:number-rows-spanned="1">
            <text:p>1503.7159</text:p>
          </table:table-cell>
          <table:covered-table-cell table:style-name="ce8"/>
          <table:covered-table-cell table:style-name="ce9"/>
          <table:table-cell table:style-name="ce7" table:formula="of:=1488.091 - 5" office:value-type="float" office:value="1483.091" calcext:value-type="float" table:number-columns-spanned="3" table:number-rows-spanned="1">
            <text:p>1483.0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9.1285 - 4" office:value-type="float" office:value="1505.1285" calcext:value-type="float" table:number-columns-spanned="3" table:number-rows-spanned="1">
            <text:p>1505.1285</text:p>
          </table:table-cell>
          <table:covered-table-cell table:style-name="ce8"/>
          <table:covered-table-cell table:style-name="ce9"/>
          <table:table-cell table:style-name="ce7" table:formula="of:=1488.5711 - 5" office:value-type="float" office:value="1483.5711" calcext:value-type="float" table:number-columns-spanned="3" table:number-rows-spanned="1">
            <text:p>1483.57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9.141 - 4" office:value-type="float" office:value="1505.141" calcext:value-type="float" table:number-columns-spanned="3" table:number-rows-spanned="1">
            <text:p>1505.141</text:p>
          </table:table-cell>
          <table:covered-table-cell table:style-name="ce8"/>
          <table:covered-table-cell table:style-name="ce9"/>
          <table:table-cell table:style-name="ce7" table:formula="of:=1488.7445 - 5" office:value-type="float" office:value="1483.7445" calcext:value-type="float" table:number-columns-spanned="3" table:number-rows-spanned="1">
            <text:p>1483.744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09.4967 - 2" office:value-type="float" office:value="1507.4967" calcext:value-type="float" table:number-columns-spanned="3" table:number-rows-spanned="1">
            <text:p>1507.4967</text:p>
          </table:table-cell>
          <table:covered-table-cell table:style-name="ce8"/>
          <table:covered-table-cell table:style-name="ce9"/>
          <table:table-cell table:style-name="ce7" table:formula="of:=1490.3285 - 5" office:value-type="float" office:value="1485.3285" calcext:value-type="float" table:number-columns-spanned="3" table:number-rows-spanned="1">
            <text:p>1485.32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0.1819 - 1" office:value-type="float" office:value="1509.1819" calcext:value-type="float" table:number-columns-spanned="3" table:number-rows-spanned="1">
            <text:p>1509.1819</text:p>
          </table:table-cell>
          <table:covered-table-cell table:style-name="ce8"/>
          <table:covered-table-cell table:style-name="ce9"/>
          <table:table-cell table:style-name="ce7" table:formula="of:=1490.6321 - 5" office:value-type="float" office:value="1485.6321" calcext:value-type="float" table:number-columns-spanned="3" table:number-rows-spanned="1">
            <text:p>1485.63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0.4275 - 5" office:value-type="float" office:value="1505.4275" calcext:value-type="float" table:number-columns-spanned="3" table:number-rows-spanned="1">
            <text:p>1505.4275</text:p>
          </table:table-cell>
          <table:covered-table-cell table:style-name="ce8"/>
          <table:covered-table-cell table:style-name="ce9"/>
          <table:table-cell table:style-name="ce7" table:formula="of:=1491.1479 - 5" office:value-type="float" office:value="1486.1479" calcext:value-type="float" table:number-columns-spanned="3" table:number-rows-spanned="1">
            <text:p>1486.147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0.5528 - 1" office:value-type="float" office:value="1509.5528" calcext:value-type="float" table:number-columns-spanned="3" table:number-rows-spanned="1">
            <text:p>1509.5528</text:p>
          </table:table-cell>
          <table:covered-table-cell table:style-name="ce8"/>
          <table:covered-table-cell table:style-name="ce9"/>
          <table:table-cell table:style-name="ce7" table:formula="of:=1492.607 - 5" office:value-type="float" office:value="1487.607" calcext:value-type="float" table:number-columns-spanned="3" table:number-rows-spanned="1">
            <text:p>1487.60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0.711 - 3" office:value-type="float" office:value="1507.711" calcext:value-type="float" table:number-columns-spanned="3" table:number-rows-spanned="1">
            <text:p>1507.711</text:p>
          </table:table-cell>
          <table:covered-table-cell table:style-name="ce8"/>
          <table:covered-table-cell table:style-name="ce9"/>
          <table:table-cell table:style-name="ce7" table:formula="of:=1492.6924 - 5" office:value-type="float" office:value="1487.6924" calcext:value-type="float" table:number-columns-spanned="3" table:number-rows-spanned="1">
            <text:p>1487.692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0.968 - 5" office:value-type="float" office:value="1505.968" calcext:value-type="float" table:number-columns-spanned="3" table:number-rows-spanned="1">
            <text:p>1505.968</text:p>
          </table:table-cell>
          <table:covered-table-cell table:style-name="ce8"/>
          <table:covered-table-cell table:style-name="ce9"/>
          <table:table-cell table:style-name="ce7" table:formula="of:=1494.0792 - 5" office:value-type="float" office:value="1489.0792" calcext:value-type="float" table:number-columns-spanned="3" table:number-rows-spanned="1">
            <text:p>1489.079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1.5524 - 1" office:value-type="float" office:value="1510.5524" calcext:value-type="float" table:number-columns-spanned="3" table:number-rows-spanned="1">
            <text:p>1510.5524</text:p>
          </table:table-cell>
          <table:covered-table-cell table:style-name="ce8"/>
          <table:covered-table-cell table:style-name="ce9"/>
          <table:table-cell table:style-name="ce7" table:formula="of:=1494.7032 - 5" office:value-type="float" office:value="1489.7032" calcext:value-type="float" table:number-columns-spanned="3" table:number-rows-spanned="1">
            <text:p>1489.703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3.4222 - 3" office:value-type="float" office:value="1510.4222" calcext:value-type="float" table:number-columns-spanned="3" table:number-rows-spanned="1">
            <text:p>1510.4222</text:p>
          </table:table-cell>
          <table:covered-table-cell table:style-name="ce8"/>
          <table:covered-table-cell table:style-name="ce9"/>
          <table:table-cell table:style-name="ce7" table:formula="of:=1495.0883 - 5" office:value-type="float" office:value="1490.0883" calcext:value-type="float" table:number-columns-spanned="3" table:number-rows-spanned="1">
            <text:p>1490.088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3.5518 - 2" office:value-type="float" office:value="1511.5518" calcext:value-type="float" table:number-columns-spanned="3" table:number-rows-spanned="1">
            <text:p>1511.5518</text:p>
          </table:table-cell>
          <table:covered-table-cell table:style-name="ce8"/>
          <table:covered-table-cell table:style-name="ce9"/>
          <table:table-cell table:style-name="ce7" table:formula="of:=1496.2928 - 5" office:value-type="float" office:value="1491.2928" calcext:value-type="float" table:number-columns-spanned="3" table:number-rows-spanned="1">
            <text:p>1491.29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4.1354 - 5" office:value-type="float" office:value="1509.1354" calcext:value-type="float" table:number-columns-spanned="3" table:number-rows-spanned="1">
            <text:p>1509.1354</text:p>
          </table:table-cell>
          <table:covered-table-cell table:style-name="ce8"/>
          <table:covered-table-cell table:style-name="ce9"/>
          <table:table-cell table:style-name="ce7" table:formula="of:=1497.475 - 5" office:value-type="float" office:value="1492.475" calcext:value-type="float" table:number-columns-spanned="3" table:number-rows-spanned="1">
            <text:p>1492.4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4.4116 - 4" office:value-type="float" office:value="1510.4116" calcext:value-type="float" table:number-columns-spanned="3" table:number-rows-spanned="1">
            <text:p>1510.4116</text:p>
          </table:table-cell>
          <table:covered-table-cell table:style-name="ce8"/>
          <table:covered-table-cell table:style-name="ce9"/>
          <table:table-cell table:style-name="ce7" table:formula="of:=1498.0094 - 5" office:value-type="float" office:value="1493.0094" calcext:value-type="float" table:number-columns-spanned="3" table:number-rows-spanned="1">
            <text:p>1493.0094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4.4763 - 1" office:value-type="float" office:value="1513.4763" calcext:value-type="float" table:number-columns-spanned="3" table:number-rows-spanned="1">
            <text:p>1513.4763</text:p>
          </table:table-cell>
          <table:covered-table-cell table:style-name="ce8"/>
          <table:covered-table-cell table:style-name="ce9"/>
          <table:table-cell table:style-name="ce7" table:formula="of:=1498.5956 - 5" office:value-type="float" office:value="1493.5956" calcext:value-type="float" table:number-columns-spanned="3" table:number-rows-spanned="1">
            <text:p>1493.59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5.1289 - 1" office:value-type="float" office:value="1514.1289" calcext:value-type="float" table:number-columns-spanned="3" table:number-rows-spanned="1">
            <text:p>1514.1289</text:p>
          </table:table-cell>
          <table:covered-table-cell table:style-name="ce8"/>
          <table:covered-table-cell table:style-name="ce9"/>
          <table:table-cell table:style-name="ce7" table:formula="of:=1499.6623 - 5" office:value-type="float" office:value="1494.6623" calcext:value-type="float" table:number-columns-spanned="3" table:number-rows-spanned="1">
            <text:p>1494.66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5.4064 - 1" office:value-type="float" office:value="1514.4064" calcext:value-type="float" table:number-columns-spanned="3" table:number-rows-spanned="1">
            <text:p>1514.4064</text:p>
          </table:table-cell>
          <table:covered-table-cell table:style-name="ce8"/>
          <table:covered-table-cell table:style-name="ce9"/>
          <table:table-cell table:style-name="ce7" table:formula="of:=1500.3735 - 5" office:value-type="float" office:value="1495.3735" calcext:value-type="float" table:number-columns-spanned="3" table:number-rows-spanned="1">
            <text:p>1495.37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5.552 - 2" office:value-type="float" office:value="1513.552" calcext:value-type="float" table:number-columns-spanned="3" table:number-rows-spanned="1">
            <text:p>1513.552</text:p>
          </table:table-cell>
          <table:covered-table-cell table:style-name="ce8"/>
          <table:covered-table-cell table:style-name="ce9"/>
          <table:table-cell table:style-name="ce7" table:formula="of:=1501.4349 - 5" office:value-type="float" office:value="1496.4349" calcext:value-type="float" table:number-columns-spanned="3" table:number-rows-spanned="1">
            <text:p>1496.434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5.9997 - 5" office:value-type="float" office:value="1510.9997" calcext:value-type="float" table:number-columns-spanned="3" table:number-rows-spanned="1">
            <text:p>1510.9997</text:p>
          </table:table-cell>
          <table:covered-table-cell table:style-name="ce8"/>
          <table:covered-table-cell table:style-name="ce9"/>
          <table:table-cell table:style-name="ce7" table:formula="of:=1502.4337 - 5" office:value-type="float" office:value="1497.4337" calcext:value-type="float" table:number-columns-spanned="3" table:number-rows-spanned="1">
            <text:p>1497.433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6.1282 - 1" office:value-type="float" office:value="1515.1282" calcext:value-type="float" table:number-columns-spanned="3" table:number-rows-spanned="1">
            <text:p>1515.1282</text:p>
          </table:table-cell>
          <table:covered-table-cell table:style-name="ce8"/>
          <table:covered-table-cell table:style-name="ce9"/>
          <table:table-cell table:style-name="ce7" table:formula="of:=1503.5239 - 5" office:value-type="float" office:value="1498.5239" calcext:value-type="float" table:number-columns-spanned="3" table:number-rows-spanned="1">
            <text:p>1498.523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6.2543 - 5" office:value-type="float" office:value="1511.2543" calcext:value-type="float" table:number-columns-spanned="3" table:number-rows-spanned="1">
            <text:p>1511.2543</text:p>
          </table:table-cell>
          <table:covered-table-cell table:style-name="ce8"/>
          <table:covered-table-cell table:style-name="ce9"/>
          <table:table-cell table:style-name="ce7" table:formula="of:=1504.7259 - 5" office:value-type="float" office:value="1499.7259" calcext:value-type="float" table:number-columns-spanned="3" table:number-rows-spanned="1">
            <text:p>1499.725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7.4748 - 3" office:value-type="float" office:value="1514.4748" calcext:value-type="float" table:number-columns-spanned="3" table:number-rows-spanned="1">
            <text:p>1514.4748</text:p>
          </table:table-cell>
          <table:covered-table-cell table:style-name="ce8"/>
          <table:covered-table-cell table:style-name="ce9"/>
          <table:table-cell table:style-name="ce7" table:formula="of:=1504.9853 - 5" office:value-type="float" office:value="1499.9853" calcext:value-type="float" table:number-columns-spanned="3" table:number-rows-spanned="1">
            <text:p>1499.98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7.5494 - 2" office:value-type="float" office:value="1515.5494" calcext:value-type="float" table:number-columns-spanned="3" table:number-rows-spanned="1">
            <text:p>1515.5494</text:p>
          </table:table-cell>
          <table:covered-table-cell table:style-name="ce8"/>
          <table:covered-table-cell table:style-name="ce9"/>
          <table:table-cell table:style-name="ce7" table:formula="of:=1507.3318 - 5" office:value-type="float" office:value="1502.3318" calcext:value-type="float" table:number-columns-spanned="3" table:number-rows-spanned="1">
            <text:p>1502.331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8.109 - 2" office:value-type="float" office:value="1516.109" calcext:value-type="float" table:number-columns-spanned="3" table:number-rows-spanned="1">
            <text:p>1516.109</text:p>
          </table:table-cell>
          <table:covered-table-cell table:style-name="ce8"/>
          <table:covered-table-cell table:style-name="ce9"/>
          <table:table-cell table:style-name="ce7" table:formula="of:=1506.5551 - 5" office:value-type="float" office:value="1501.5551" calcext:value-type="float" table:number-columns-spanned="3" table:number-rows-spanned="1">
            <text:p>1501.555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8.244 - 2" office:value-type="float" office:value="1516.244" calcext:value-type="float" table:number-columns-spanned="3" table:number-rows-spanned="1">
            <text:p>1516.244</text:p>
          </table:table-cell>
          <table:covered-table-cell table:style-name="ce8"/>
          <table:covered-table-cell table:style-name="ce9"/>
          <table:table-cell table:style-name="ce7" table:formula="of:=1508.575 - 5" office:value-type="float" office:value="1503.575" calcext:value-type="float" table:number-columns-spanned="3" table:number-rows-spanned="1">
            <text:p>1503.57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8.5798 - 3" office:value-type="float" office:value="1515.5798" calcext:value-type="float" table:number-columns-spanned="3" table:number-rows-spanned="1">
            <text:p>1515.5798</text:p>
          </table:table-cell>
          <table:covered-table-cell table:style-name="ce8"/>
          <table:covered-table-cell table:style-name="ce9"/>
          <table:table-cell table:style-name="ce7" table:formula="of:=1508.9353 - 5" office:value-type="float" office:value="1503.9353" calcext:value-type="float" table:number-columns-spanned="3" table:number-rows-spanned="1">
            <text:p>1503.935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9.1072 - 1" office:value-type="float" office:value="1518.1072" calcext:value-type="float" table:number-columns-spanned="3" table:number-rows-spanned="1">
            <text:p>1518.1072</text:p>
          </table:table-cell>
          <table:covered-table-cell table:style-name="ce8"/>
          <table:covered-table-cell table:style-name="ce9"/>
          <table:table-cell table:style-name="ce7" table:formula="of:=1510.013 - 5" office:value-type="float" office:value="1505.013" calcext:value-type="float" table:number-columns-spanned="3" table:number-rows-spanned="1">
            <text:p>1505.01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19.2466 - 3" office:value-type="float" office:value="1516.2466" calcext:value-type="float" table:number-columns-spanned="3" table:number-rows-spanned="1">
            <text:p>1516.2466</text:p>
          </table:table-cell>
          <table:covered-table-cell table:style-name="ce8"/>
          <table:covered-table-cell table:style-name="ce9"/>
          <table:table-cell table:style-name="ce7" table:formula="of:=1509.5093 - 5" office:value-type="float" office:value="1504.5093" calcext:value-type="float" table:number-columns-spanned="3" table:number-rows-spanned="1">
            <text:p>1504.509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0.3582 - 2" office:value-type="float" office:value="1518.3582" calcext:value-type="float" table:number-columns-spanned="3" table:number-rows-spanned="1">
            <text:p>1518.3582</text:p>
          </table:table-cell>
          <table:covered-table-cell table:style-name="ce8"/>
          <table:covered-table-cell table:style-name="ce9"/>
          <table:table-cell table:style-name="ce7" table:formula="of:=1511.2906 - 5" office:value-type="float" office:value="1506.2906" calcext:value-type="float" table:number-columns-spanned="3" table:number-rows-spanned="1">
            <text:p>1506.29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0.4712 - 3" office:value-type="float" office:value="1517.4712" calcext:value-type="float" table:number-columns-spanned="3" table:number-rows-spanned="1">
            <text:p>1517.4712</text:p>
          </table:table-cell>
          <table:covered-table-cell table:style-name="ce8"/>
          <table:covered-table-cell table:style-name="ce9"/>
          <table:table-cell table:style-name="ce7" table:formula="of:=1512.595 - 5" office:value-type="float" office:value="1507.595" calcext:value-type="float" table:number-columns-spanned="3" table:number-rows-spanned="1">
            <text:p>1507.5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0.5741 - 2" office:value-type="float" office:value="1518.5741" calcext:value-type="float" table:number-columns-spanned="3" table:number-rows-spanned="1">
            <text:p>1518.5741</text:p>
          </table:table-cell>
          <table:covered-table-cell table:style-name="ce8"/>
          <table:covered-table-cell table:style-name="ce9"/>
          <table:table-cell table:style-name="ce7" table:formula="of:=1513.8491 - 5" office:value-type="float" office:value="1508.8491" calcext:value-type="float" table:number-columns-spanned="3" table:number-rows-spanned="1">
            <text:p>1508.84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0.7188 - 3" office:value-type="float" office:value="1517.7188" calcext:value-type="float" table:number-columns-spanned="3" table:number-rows-spanned="1">
            <text:p>1517.7188</text:p>
          </table:table-cell>
          <table:covered-table-cell table:style-name="ce8"/>
          <table:covered-table-cell table:style-name="ce9"/>
          <table:table-cell table:style-name="ce7" table:formula="of:=1513.4241 - 5" office:value-type="float" office:value="1508.4241" calcext:value-type="float" table:number-columns-spanned="3" table:number-rows-spanned="1">
            <text:p>1508.424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1.107 - 2" office:value-type="float" office:value="1519.107" calcext:value-type="float" table:number-columns-spanned="3" table:number-rows-spanned="1">
            <text:p>1519.107</text:p>
          </table:table-cell>
          <table:covered-table-cell table:style-name="ce8"/>
          <table:covered-table-cell table:style-name="ce9"/>
          <table:table-cell table:style-name="ce7" table:formula="of:=1513.7435 - 5" office:value-type="float" office:value="1508.7435" calcext:value-type="float" table:number-columns-spanned="3" table:number-rows-spanned="1">
            <text:p>1508.743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1.357 - 1" office:value-type="float" office:value="1520.357" calcext:value-type="float" table:number-columns-spanned="3" table:number-rows-spanned="1">
            <text:p>1520.357</text:p>
          </table:table-cell>
          <table:covered-table-cell table:style-name="ce8"/>
          <table:covered-table-cell table:style-name="ce9"/>
          <table:table-cell table:style-name="ce7" table:formula="of:=1514.3698 - 5" office:value-type="float" office:value="1509.3698" calcext:value-type="float" table:number-columns-spanned="3" table:number-rows-spanned="1">
            <text:p>1509.36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2.3547 - 1" office:value-type="float" office:value="1521.3547" calcext:value-type="float" table:number-columns-spanned="3" table:number-rows-spanned="1">
            <text:p>1521.3547</text:p>
          </table:table-cell>
          <table:covered-table-cell table:style-name="ce8"/>
          <table:covered-table-cell table:style-name="ce9"/>
          <table:table-cell table:style-name="ce7" table:formula="of:=1515.2656 - 5" office:value-type="float" office:value="1510.2656" calcext:value-type="float" table:number-columns-spanned="3" table:number-rows-spanned="1">
            <text:p>1510.265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3.7134 - 3" office:value-type="float" office:value="1520.7134" calcext:value-type="float" table:number-columns-spanned="3" table:number-rows-spanned="1">
            <text:p>1520.7134</text:p>
          </table:table-cell>
          <table:covered-table-cell table:style-name="ce8"/>
          <table:covered-table-cell table:style-name="ce9"/>
          <table:table-cell table:style-name="ce7" table:formula="of:=1516.2423 - 5" office:value-type="float" office:value="1511.2423" calcext:value-type="float" table:number-columns-spanned="3" table:number-rows-spanned="1">
            <text:p>1511.242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4.356 - 2" office:value-type="float" office:value="1522.356" calcext:value-type="float" table:number-columns-spanned="3" table:number-rows-spanned="1">
            <text:p>1522.356</text:p>
          </table:table-cell>
          <table:covered-table-cell table:style-name="ce8"/>
          <table:covered-table-cell table:style-name="ce9"/>
          <table:table-cell table:style-name="ce7" table:formula="of:=1517.9708 - 5" office:value-type="float" office:value="1512.9708" calcext:value-type="float" table:number-columns-spanned="3" table:number-rows-spanned="1">
            <text:p>1512.97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4.4667 - 4" office:value-type="float" office:value="1520.4667" calcext:value-type="float" table:number-columns-spanned="3" table:number-rows-spanned="1">
            <text:p>1520.4667</text:p>
          </table:table-cell>
          <table:covered-table-cell table:style-name="ce8"/>
          <table:covered-table-cell table:style-name="ce9"/>
          <table:table-cell table:style-name="ce7" table:formula="of:=1519.8246 - 5" office:value-type="float" office:value="1514.8246" calcext:value-type="float" table:number-columns-spanned="3" table:number-rows-spanned="1">
            <text:p>1514.824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4.5347 - 5" office:value-type="float" office:value="1519.5347" calcext:value-type="float" table:number-columns-spanned="3" table:number-rows-spanned="1">
            <text:p>1519.5347</text:p>
          </table:table-cell>
          <table:covered-table-cell table:style-name="ce8"/>
          <table:covered-table-cell table:style-name="ce9"/>
          <table:table-cell table:style-name="ce7" table:formula="of:=1518.9106 - 5" office:value-type="float" office:value="1513.9106" calcext:value-type="float" table:number-columns-spanned="3" table:number-rows-spanned="1">
            <text:p>1513.91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5.5718 - 5" office:value-type="float" office:value="1520.5718" calcext:value-type="float" table:number-columns-spanned="3" table:number-rows-spanned="1">
            <text:p>1520.5718</text:p>
          </table:table-cell>
          <table:covered-table-cell table:style-name="ce8"/>
          <table:covered-table-cell table:style-name="ce9"/>
          <table:table-cell table:style-name="ce7" table:formula="of:=1520.2006 - 5" office:value-type="float" office:value="1515.2006" calcext:value-type="float" table:number-columns-spanned="3" table:number-rows-spanned="1">
            <text:p>1515.200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6.3929 - 5" office:value-type="float" office:value="1521.3929" calcext:value-type="float" table:number-columns-spanned="3" table:number-rows-spanned="1">
            <text:p>1521.3929</text:p>
          </table:table-cell>
          <table:covered-table-cell table:style-name="ce8"/>
          <table:covered-table-cell table:style-name="ce9"/>
          <table:table-cell table:style-name="ce7" table:formula="of:=1522.0148 - 5" office:value-type="float" office:value="1517.0148" calcext:value-type="float" table:number-columns-spanned="3" table:number-rows-spanned="1">
            <text:p>1517.014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6.7118 - 3" office:value-type="float" office:value="1523.7118" calcext:value-type="float" table:number-columns-spanned="3" table:number-rows-spanned="1">
            <text:p>1523.7118</text:p>
          </table:table-cell>
          <table:covered-table-cell table:style-name="ce8"/>
          <table:covered-table-cell table:style-name="ce9"/>
          <table:table-cell table:style-name="ce7" table:formula="of:=1522.8236 - 5" office:value-type="float" office:value="1517.8236" calcext:value-type="float" table:number-columns-spanned="3" table:number-rows-spanned="1">
            <text:p>1517.8236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7.4476 - 1" office:value-type="float" office:value="1526.4476" calcext:value-type="float" table:number-columns-spanned="3" table:number-rows-spanned="1">
            <text:p>1526.4476</text:p>
          </table:table-cell>
          <table:covered-table-cell table:style-name="ce8"/>
          <table:covered-table-cell table:style-name="ce9"/>
          <table:table-cell table:style-name="ce7" table:formula="of:=1521.8603 - 5" office:value-type="float" office:value="1516.8603" calcext:value-type="float" table:number-columns-spanned="3" table:number-rows-spanned="1">
            <text:p>1516.86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7.6358 - 3" office:value-type="float" office:value="1524.6358" calcext:value-type="float" table:number-columns-spanned="3" table:number-rows-spanned="1">
            <text:p>1524.6358</text:p>
          </table:table-cell>
          <table:covered-table-cell table:style-name="ce8"/>
          <table:covered-table-cell table:style-name="ce9"/>
          <table:table-cell table:style-name="ce7" table:formula="of:=1523.7519 - 5" office:value-type="float" office:value="1518.7519" calcext:value-type="float" table:number-columns-spanned="3" table:number-rows-spanned="1">
            <text:p>1518.751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7.768 - 1" office:value-type="float" office:value="1526.768" calcext:value-type="float" table:number-columns-spanned="3" table:number-rows-spanned="1">
            <text:p>1526.768</text:p>
          </table:table-cell>
          <table:covered-table-cell table:style-name="ce8"/>
          <table:covered-table-cell table:style-name="ce9"/>
          <table:table-cell table:style-name="ce7" table:formula="of:=1524.1721 - 5" office:value-type="float" office:value="1519.1721" calcext:value-type="float" table:number-columns-spanned="3" table:number-rows-spanned="1">
            <text:p>1519.17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8.5279 - 4" office:value-type="float" office:value="1524.5279" calcext:value-type="float" table:number-columns-spanned="3" table:number-rows-spanned="1">
            <text:p>1524.5279</text:p>
          </table:table-cell>
          <table:covered-table-cell table:style-name="ce8"/>
          <table:covered-table-cell table:style-name="ce9"/>
          <table:table-cell table:style-name="ce7" table:formula="of:=1525.238 - 5" office:value-type="float" office:value="1520.238" calcext:value-type="float" table:number-columns-spanned="3" table:number-rows-spanned="1">
            <text:p>1520.2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8.5665 - 3" office:value-type="float" office:value="1525.5665" calcext:value-type="float" table:number-columns-spanned="3" table:number-rows-spanned="1">
            <text:p>1525.5665</text:p>
          </table:table-cell>
          <table:covered-table-cell table:style-name="ce8"/>
          <table:covered-table-cell table:style-name="ce9"/>
          <table:table-cell table:style-name="ce7" table:formula="of:=1526.3938 - 5" office:value-type="float" office:value="1521.3938" calcext:value-type="float" table:number-columns-spanned="3" table:number-rows-spanned="1">
            <text:p>1521.393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29.6446 - 5" office:value-type="float" office:value="1524.6446" calcext:value-type="float" table:number-columns-spanned="3" table:number-rows-spanned="1">
            <text:p>1524.6446</text:p>
          </table:table-cell>
          <table:covered-table-cell table:style-name="ce8"/>
          <table:covered-table-cell table:style-name="ce9"/>
          <table:table-cell table:style-name="ce7" table:formula="of:=1527.4467 - 5" office:value-type="float" office:value="1522.4467" calcext:value-type="float" table:number-columns-spanned="3" table:number-rows-spanned="1">
            <text:p>1522.446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1.6815 - 4" office:value-type="float" office:value="1527.6815" calcext:value-type="float" table:number-columns-spanned="3" table:number-rows-spanned="1">
            <text:p>1527.6815</text:p>
          </table:table-cell>
          <table:covered-table-cell table:style-name="ce8"/>
          <table:covered-table-cell table:style-name="ce9"/>
          <table:table-cell table:style-name="ce7" table:formula="of:=1527.311 - 5" office:value-type="float" office:value="1522.311" calcext:value-type="float" table:number-columns-spanned="3" table:number-rows-spanned="1">
            <text:p>1522.31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1.8667 - 4" office:value-type="float" office:value="1527.8667" calcext:value-type="float" table:number-columns-spanned="3" table:number-rows-spanned="1">
            <text:p>1527.8667</text:p>
          </table:table-cell>
          <table:covered-table-cell table:style-name="ce8"/>
          <table:covered-table-cell table:style-name="ce9"/>
          <table:table-cell table:style-name="ce7" table:formula="of:=1529.1358 - 5" office:value-type="float" office:value="1524.1358" calcext:value-type="float" table:number-columns-spanned="3" table:number-rows-spanned="1">
            <text:p>1524.13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2.7679 - 5" office:value-type="float" office:value="1527.7679" calcext:value-type="float" table:number-columns-spanned="3" table:number-rows-spanned="1">
            <text:p>1527.7679</text:p>
          </table:table-cell>
          <table:covered-table-cell table:style-name="ce8"/>
          <table:covered-table-cell table:style-name="ce9"/>
          <table:table-cell table:style-name="ce7" table:formula="of:=1529.9902 - 5" office:value-type="float" office:value="1524.9902" calcext:value-type="float" table:number-columns-spanned="3" table:number-rows-spanned="1">
            <text:p>1524.990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3.5249 - 5" office:value-type="float" office:value="1528.5249" calcext:value-type="float" table:number-columns-spanned="3" table:number-rows-spanned="1">
            <text:p>1528.5249</text:p>
          </table:table-cell>
          <table:covered-table-cell table:style-name="ce8"/>
          <table:covered-table-cell table:style-name="ce9"/>
          <table:table-cell table:style-name="ce7" table:formula="of:=1529.7991 - 5" office:value-type="float" office:value="1524.7991" calcext:value-type="float" table:number-columns-spanned="3" table:number-rows-spanned="1">
            <text:p>1524.799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3.5633 - 5" office:value-type="float" office:value="1528.5633" calcext:value-type="float" table:number-columns-spanned="3" table:number-rows-spanned="1">
            <text:p>1528.5633</text:p>
          </table:table-cell>
          <table:covered-table-cell table:style-name="ce8"/>
          <table:covered-table-cell table:style-name="ce9"/>
          <table:table-cell table:style-name="ce7" table:formula="of:=1530.2952 - 5" office:value-type="float" office:value="1525.2952" calcext:value-type="float" table:number-columns-spanned="3" table:number-rows-spanned="1">
            <text:p>1525.29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4.6388 - 5" office:value-type="float" office:value="1529.6388" calcext:value-type="float" table:number-columns-spanned="3" table:number-rows-spanned="1">
            <text:p>1529.6388</text:p>
          </table:table-cell>
          <table:covered-table-cell table:style-name="ce8"/>
          <table:covered-table-cell table:style-name="ce9"/>
          <table:table-cell table:style-name="ce7" table:formula="of:=1533.0003 - 5" office:value-type="float" office:value="1528.0003" calcext:value-type="float" table:number-columns-spanned="3" table:number-rows-spanned="1">
            <text:p>1528.000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5.941 - 3" office:value-type="float" office:value="1532.941" calcext:value-type="float" table:number-columns-spanned="3" table:number-rows-spanned="1">
            <text:p>1532.941</text:p>
          </table:table-cell>
          <table:covered-table-cell table:style-name="ce8"/>
          <table:covered-table-cell table:style-name="ce9"/>
          <table:table-cell table:style-name="ce7" table:formula="of:=1532.6942 - 5" office:value-type="float" office:value="1527.6942" calcext:value-type="float" table:number-columns-spanned="3" table:number-rows-spanned="1">
            <text:p>1527.694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6.5226 - 3" office:value-type="float" office:value="1533.5226" calcext:value-type="float" table:number-columns-spanned="3" table:number-rows-spanned="1">
            <text:p>1533.5226</text:p>
          </table:table-cell>
          <table:covered-table-cell table:style-name="ce8"/>
          <table:covered-table-cell table:style-name="ce9"/>
          <table:table-cell table:style-name="ce7" table:formula="of:=1534.7052 - 5" office:value-type="float" office:value="1529.7052" calcext:value-type="float" table:number-columns-spanned="3" table:number-rows-spanned="1">
            <text:p>1529.7052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6.9703 - 5" office:value-type="float" office:value="1531.9703" calcext:value-type="float" table:number-columns-spanned="3" table:number-rows-spanned="1">
            <text:p>1531.9703</text:p>
          </table:table-cell>
          <table:covered-table-cell table:style-name="ce8"/>
          <table:covered-table-cell table:style-name="ce9"/>
          <table:table-cell table:style-name="ce7" table:formula="of:=1535.3721 - 5" office:value-type="float" office:value="1530.3721" calcext:value-type="float" table:number-columns-spanned="3" table:number-rows-spanned="1">
            <text:p>1530.3721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7.1566 - 5" office:value-type="float" office:value="1532.1566" calcext:value-type="float" table:number-columns-spanned="3" table:number-rows-spanned="1">
            <text:p>1532.1566</text:p>
          </table:table-cell>
          <table:covered-table-cell table:style-name="ce8"/>
          <table:covered-table-cell table:style-name="ce9"/>
          <table:table-cell table:style-name="ce7" table:formula="of:=1536.3428 - 5" office:value-type="float" office:value="1531.3428" calcext:value-type="float" table:number-columns-spanned="3" table:number-rows-spanned="1">
            <text:p>1531.342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7.9397 - 2" office:value-type="float" office:value="1535.9397" calcext:value-type="float" table:number-columns-spanned="3" table:number-rows-spanned="1">
            <text:p>1535.9397</text:p>
          </table:table-cell>
          <table:covered-table-cell table:style-name="ce8"/>
          <table:covered-table-cell table:style-name="ce9"/>
          <table:table-cell table:style-name="ce7" table:formula="of:=1536.4598 - 5" office:value-type="float" office:value="1531.4598" calcext:value-type="float" table:number-columns-spanned="3" table:number-rows-spanned="1">
            <text:p>1531.459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8.5608 - 5" office:value-type="float" office:value="1533.5608" calcext:value-type="float" table:number-columns-spanned="3" table:number-rows-spanned="1">
            <text:p>1533.5608</text:p>
          </table:table-cell>
          <table:covered-table-cell table:style-name="ce8"/>
          <table:covered-table-cell table:style-name="ce9"/>
          <table:table-cell table:style-name="ce7" table:formula="of:=1537.7473 - 5" office:value-type="float" office:value="1532.7473" calcext:value-type="float" table:number-columns-spanned="3" table:number-rows-spanned="1">
            <text:p>1532.7473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8.8664 - 4" office:value-type="float" office:value="1534.8664" calcext:value-type="float" table:number-columns-spanned="3" table:number-rows-spanned="1">
            <text:p>1534.8664</text:p>
          </table:table-cell>
          <table:covered-table-cell table:style-name="ce8"/>
          <table:covered-table-cell table:style-name="ce9"/>
          <table:table-cell table:style-name="ce7" table:formula="of:=1538.2557 - 5" office:value-type="float" office:value="1533.2557" calcext:value-type="float" table:number-columns-spanned="3" table:number-rows-spanned="1">
            <text:p>1533.255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9.5214 - 3" office:value-type="float" office:value="1536.5214" calcext:value-type="float" table:number-columns-spanned="3" table:number-rows-spanned="1">
            <text:p>1536.5214</text:p>
          </table:table-cell>
          <table:covered-table-cell table:style-name="ce8"/>
          <table:covered-table-cell table:style-name="ce9"/>
          <table:table-cell table:style-name="ce7" table:formula="of:=1538.4585 - 5" office:value-type="float" office:value="1533.4585" calcext:value-type="float" table:number-columns-spanned="3" table:number-rows-spanned="1">
            <text:p>1533.458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39.5571 - 1" office:value-type="float" office:value="1538.5571" calcext:value-type="float" table:number-columns-spanned="3" table:number-rows-spanned="1">
            <text:p>1538.5571</text:p>
          </table:table-cell>
          <table:covered-table-cell table:style-name="ce8"/>
          <table:covered-table-cell table:style-name="ce9"/>
          <table:table-cell table:style-name="ce7" table:formula="of:=1540.1525 - 5" office:value-type="float" office:value="1535.1525" calcext:value-type="float" table:number-columns-spanned="3" table:number-rows-spanned="1">
            <text:p>1535.152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0.3271 - 3" office:value-type="float" office:value="1537.3271" calcext:value-type="float" table:number-columns-spanned="3" table:number-rows-spanned="1">
            <text:p>1537.3271</text:p>
          </table:table-cell>
          <table:covered-table-cell table:style-name="ce8"/>
          <table:covered-table-cell table:style-name="ce9"/>
          <table:table-cell table:style-name="ce7" table:formula="of:=1540.2609 - 5" office:value-type="float" office:value="1535.2609" calcext:value-type="float" table:number-columns-spanned="3" table:number-rows-spanned="1">
            <text:p>1535.260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1.114 - 3" office:value-type="float" office:value="1538.114" calcext:value-type="float" table:number-columns-spanned="3" table:number-rows-spanned="1">
            <text:p>1538.114</text:p>
          </table:table-cell>
          <table:covered-table-cell table:style-name="ce8"/>
          <table:covered-table-cell table:style-name="ce9"/>
          <table:table-cell table:style-name="ce7" table:formula="of:=1541.3408 - 5" office:value-type="float" office:value="1536.3408" calcext:value-type="float" table:number-columns-spanned="3" table:number-rows-spanned="1">
            <text:p>1536.340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1.9658 - 5" office:value-type="float" office:value="1536.9658" calcext:value-type="float" table:number-columns-spanned="3" table:number-rows-spanned="1">
            <text:p>1536.9658</text:p>
          </table:table-cell>
          <table:covered-table-cell table:style-name="ce8"/>
          <table:covered-table-cell table:style-name="ce9"/>
          <table:table-cell table:style-name="ce7" table:formula="of:=1544.1558 - 5" office:value-type="float" office:value="1539.1558" calcext:value-type="float" table:number-columns-spanned="3" table:number-rows-spanned="1">
            <text:p>1539.1558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2.6931 - 3" office:value-type="float" office:value="1539.6931" calcext:value-type="float" table:number-columns-spanned="3" table:number-rows-spanned="1">
            <text:p>1539.6931</text:p>
          </table:table-cell>
          <table:covered-table-cell table:style-name="ce8"/>
          <table:covered-table-cell table:style-name="ce9"/>
          <table:table-cell table:style-name="ce7" table:formula="of:=1542.4295 - 5" office:value-type="float" office:value="1537.4295" calcext:value-type="float" table:number-columns-spanned="3" table:number-rows-spanned="1">
            <text:p>1537.4295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2.8628 - 4" office:value-type="float" office:value="1538.8628" calcext:value-type="float" table:number-columns-spanned="3" table:number-rows-spanned="1">
            <text:p>1538.8628</text:p>
          </table:table-cell>
          <table:covered-table-cell table:style-name="ce8"/>
          <table:covered-table-cell table:style-name="ce9"/>
          <table:table-cell table:style-name="ce7" table:formula="of:=1544.6927 - 5" office:value-type="float" office:value="1539.6927" calcext:value-type="float" table:number-columns-spanned="3" table:number-rows-spanned="1">
            <text:p>1539.6927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2">
          <table:table-cell table:number-columns-repeated="9"/>
          <table:table-cell table:style-name="ce7" table:formula="of:=1543.5565 - 4" office:value-type="float" office:value="1539.5565" calcext:value-type="float" table:number-columns-spanned="3" table:number-rows-spanned="1">
            <text:p>1539.5565</text:p>
          </table:table-cell>
          <table:covered-table-cell table:style-name="ce8"/>
          <table:covered-table-cell table:style-name="ce9"/>
          <table:table-cell table:style-name="ce7" table:formula="of:=1544.4429 - 5" office:value-type="float" office:value="1539.4429" calcext:value-type="float" table:number-columns-spanned="3" table:number-rows-spanned="1">
            <text:p>1539.4429</text:p>
          </table:table-cell>
          <table:covered-table-cell table:style-name="ce8"/>
          <table:covered-table-cell table:style-name="ce9"/>
          <table:table-cell table:number-columns-repeated="1009"/>
        </table:table-row>
        <table:table-row table:style-name="ro1" table:number-rows-repeated="1045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68" meta:object-count="0"/>
    <meta:generator>LibreOfficeDev/6.0.5.2$Linux_X86_64 LibreOffice_project/</meta:generator>
  </office:meta>
</office:document-meta>
</file>